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Pictures/10000000000002000000020008D6A01043175452.jpg" manifest:media-type="image/jpeg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000000002000000020008D6A01043175452.jpg" manifest:media-type="image/jpeg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10000000000002000000020008D6A01043175452.jpg" manifest:media-type="image/jpe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08D6A01043175452.jpg" manifest:media-type="image/jpe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90424_1556113044060_38.8" table:style-name="ta1">
        <table:shapes>
          <draw:frame draw:z-index="0" draw:style-name="gr1" draw:text-style-name="P1" svg:width="27.453cm" svg:height="17.728cm" svg:x="5.218cm" svg:y="3.117cm">
            <draw:object draw:notify-on-update-of-ranges="'20190424_1556113044060_38.8'.A2:'20190424_1556113044060_38.8'.A247 '20190424_1556113044060_38.8'.C1:'20190424_1556113044060_38.8'.C1 '20190424_1556113044060_38.8'.C1:'20190424_1556113044060_38.8'.C2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мВ)</text:p>
          </table:table-cell>
          <table:table-cell table:style-name="Default" office:value-type="string" calcext:value-type="string">
            <text:p>ln (V)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0185" calcext:value-type="float">
            <text:p>16,0185</text:p>
          </table:table-cell>
          <table:table-cell table:formula="of:=LN([.B2])" office:value-type="float" office:value="2.77374430429757" calcext:value-type="float">
            <text:p>2,77374430429757</text:p>
          </table:table-cell>
          <table:table-cell table:number-columns-repeated="1021"/>
        </table:table-row>
        <table:table-row table:style-name="ro1">
          <table:table-cell office:value-type="float" office:value="1.042" calcext:value-type="float">
            <text:p>1,042</text:p>
          </table:table-cell>
          <table:table-cell office:value-type="float" office:value="15.9465" calcext:value-type="float">
            <text:p>15,9465</text:p>
          </table:table-cell>
          <table:table-cell table:formula="of:=LN([.B3])" office:value-type="float" office:value="2.76923936941463" calcext:value-type="float">
            <text:p>2,76923936941463</text:p>
          </table:table-cell>
          <table:table-cell table:number-columns-repeated="1021"/>
        </table:table-row>
        <table:table-row table:style-name="ro1">
          <table:table-cell office:value-type="float" office:value="2.042" calcext:value-type="float">
            <text:p>2,042</text:p>
          </table:table-cell>
          <table:table-cell office:value-type="float" office:value="15.9297" calcext:value-type="float">
            <text:p>15,9297</text:p>
          </table:table-cell>
          <table:table-cell table:formula="of:=LN([.B4])" office:value-type="float" office:value="2.76818529135291" calcext:value-type="float">
            <text:p>2,76818529135291</text:p>
          </table:table-cell>
          <table:table-cell table:number-columns-repeated="1021"/>
        </table:table-row>
        <table:table-row table:style-name="ro1">
          <table:table-cell office:value-type="float" office:value="3.042" calcext:value-type="float">
            <text:p>3,042</text:p>
          </table:table-cell>
          <table:table-cell office:value-type="float" office:value="15.8627" calcext:value-type="float">
            <text:p>15,8627</text:p>
          </table:table-cell>
          <table:table-cell table:formula="of:=LN([.B5])" office:value-type="float" office:value="2.76397044131406" calcext:value-type="float">
            <text:p>2,76397044131406</text:p>
          </table:table-cell>
          <table:table-cell table:number-columns-repeated="1021"/>
        </table:table-row>
        <table:table-row table:style-name="ro1">
          <table:table-cell office:value-type="float" office:value="4.042" calcext:value-type="float">
            <text:p>4,042</text:p>
          </table:table-cell>
          <table:table-cell office:value-type="float" office:value="15.785" calcext:value-type="float">
            <text:p>15,785</text:p>
          </table:table-cell>
          <table:table-cell table:formula="of:=LN([.B6])" office:value-type="float" office:value="2.75906012200995" calcext:value-type="float">
            <text:p>2,75906012200995</text:p>
          </table:table-cell>
          <table:table-cell table:number-columns-repeated="1021"/>
        </table:table-row>
        <table:table-row table:style-name="ro1">
          <table:table-cell office:value-type="float" office:value="5.042" calcext:value-type="float">
            <text:p>5,042</text:p>
          </table:table-cell>
          <table:table-cell office:value-type="float" office:value="15.7512" calcext:value-type="float">
            <text:p>15,7512</text:p>
          </table:table-cell>
          <table:table-cell table:formula="of:=LN([.B7])" office:value-type="float" office:value="2.75691655284549" calcext:value-type="float">
            <text:p>2,75691655284549</text:p>
          </table:table-cell>
          <table:table-cell table:number-columns-repeated="1021"/>
        </table:table-row>
        <table:table-row table:style-name="ro1">
          <table:table-cell office:value-type="float" office:value="6.042" calcext:value-type="float">
            <text:p>6,042</text:p>
          </table:table-cell>
          <table:table-cell office:value-type="float" office:value="15.7219" calcext:value-type="float">
            <text:p>15,7219</text:p>
          </table:table-cell>
          <table:table-cell table:formula="of:=LN([.B8])" office:value-type="float" office:value="2.75505464483741" calcext:value-type="float">
            <text:p>2,75505464483741</text:p>
          </table:table-cell>
          <table:table-cell table:number-columns-repeated="1021"/>
        </table:table-row>
        <table:table-row table:style-name="ro1">
          <table:table-cell office:value-type="float" office:value="7.042" calcext:value-type="float">
            <text:p>7,042</text:p>
          </table:table-cell>
          <table:table-cell office:value-type="float" office:value="15.7473" calcext:value-type="float">
            <text:p>15,7473</text:p>
          </table:table-cell>
          <table:table-cell table:formula="of:=LN([.B9])" office:value-type="float" office:value="2.75666892200466" calcext:value-type="float">
            <text:p>2,75666892200466</text:p>
          </table:table-cell>
          <table:table-cell table:number-columns-repeated="1021"/>
        </table:table-row>
        <table:table-row table:style-name="ro1">
          <table:table-cell office:value-type="float" office:value="8.042" calcext:value-type="float">
            <text:p>8,042</text:p>
          </table:table-cell>
          <table:table-cell office:value-type="float" office:value="15.7264" calcext:value-type="float">
            <text:p>15,7264</text:p>
          </table:table-cell>
          <table:table-cell table:formula="of:=LN([.B10])" office:value-type="float" office:value="2.75534082883023" calcext:value-type="float">
            <text:p>2,75534082883023</text:p>
          </table:table-cell>
          <table:table-cell table:number-columns-repeated="1021"/>
        </table:table-row>
        <table:table-row table:style-name="ro1">
          <table:table-cell office:value-type="float" office:value="9.042" calcext:value-type="float">
            <text:p>9,042</text:p>
          </table:table-cell>
          <table:table-cell office:value-type="float" office:value="15.6179" calcext:value-type="float">
            <text:p>15,6179</text:p>
          </table:table-cell>
          <table:table-cell table:formula="of:=LN([.B11])" office:value-type="float" office:value="2.7484176923515" calcext:value-type="float">
            <text:p>2,7484176923515</text:p>
          </table:table-cell>
          <table:table-cell table:number-columns-repeated="1021"/>
        </table:table-row>
        <table:table-row table:style-name="ro1">
          <table:table-cell office:value-type="float" office:value="10.042" calcext:value-type="float">
            <text:p>10,042</text:p>
          </table:table-cell>
          <table:table-cell office:value-type="float" office:value="15.559" calcext:value-type="float">
            <text:p>15,559</text:p>
          </table:table-cell>
          <table:table-cell table:formula="of:=LN([.B12])" office:value-type="float" office:value="2.74463924933283" calcext:value-type="float">
            <text:p>2,74463924933283</text:p>
          </table:table-cell>
          <table:table-cell table:number-columns-repeated="1021"/>
        </table:table-row>
        <table:table-row table:style-name="ro1">
          <table:table-cell office:value-type="float" office:value="11.042" calcext:value-type="float">
            <text:p>11,042</text:p>
          </table:table-cell>
          <table:table-cell office:value-type="float" office:value="15.4926" calcext:value-type="float">
            <text:p>15,4926</text:p>
          </table:table-cell>
          <table:table-cell table:formula="of:=LN([.B13])" office:value-type="float" office:value="2.74036249056946" calcext:value-type="float">
            <text:p>2,74036249056946</text:p>
          </table:table-cell>
          <table:table-cell table:number-columns-repeated="1021"/>
        </table:table-row>
        <table:table-row table:style-name="ro1">
          <table:table-cell office:value-type="float" office:value="12.042" calcext:value-type="float">
            <text:p>12,042</text:p>
          </table:table-cell>
          <table:table-cell office:value-type="float" office:value="15.4047" calcext:value-type="float">
            <text:p>15,4047</text:p>
          </table:table-cell>
          <table:table-cell table:formula="of:=LN([.B14])" office:value-type="float" office:value="2.73467265766232" calcext:value-type="float">
            <text:p>2,73467265766232</text:p>
          </table:table-cell>
          <table:table-cell table:number-columns-repeated="1021"/>
        </table:table-row>
        <table:table-row table:style-name="ro1">
          <table:table-cell office:value-type="float" office:value="13.042" calcext:value-type="float">
            <text:p>13,042</text:p>
          </table:table-cell>
          <table:table-cell office:value-type="float" office:value="15.377" calcext:value-type="float">
            <text:p>15,377</text:p>
          </table:table-cell>
          <table:table-cell table:formula="of:=LN([.B15])" office:value-type="float" office:value="2.73287288653356" calcext:value-type="float">
            <text:p>2,73287288653356</text:p>
          </table:table-cell>
          <table:table-cell table:number-columns-repeated="1021"/>
        </table:table-row>
        <table:table-row table:style-name="ro1">
          <table:table-cell office:value-type="float" office:value="14.042" calcext:value-type="float">
            <text:p>14,042</text:p>
          </table:table-cell>
          <table:table-cell office:value-type="float" office:value="15.3306" calcext:value-type="float">
            <text:p>15,3306</text:p>
          </table:table-cell>
          <table:table-cell table:formula="of:=LN([.B16])" office:value-type="float" office:value="2.72985083106106" calcext:value-type="float">
            <text:p>2,72985083106106</text:p>
          </table:table-cell>
          <table:table-cell table:number-columns-repeated="1021"/>
        </table:table-row>
        <table:table-row table:style-name="ro1">
          <table:table-cell office:value-type="float" office:value="15.042" calcext:value-type="float">
            <text:p>15,042</text:p>
          </table:table-cell>
          <table:table-cell office:value-type="float" office:value="15.2911" calcext:value-type="float">
            <text:p>15,2911</text:p>
          </table:table-cell>
          <table:table-cell table:formula="of:=LN([.B17])" office:value-type="float" office:value="2.72727095979928" calcext:value-type="float">
            <text:p>2,72727095979928</text:p>
          </table:table-cell>
          <table:table-cell table:number-columns-repeated="1021"/>
        </table:table-row>
        <table:table-row table:style-name="ro1">
          <table:table-cell office:value-type="float" office:value="16.042" calcext:value-type="float">
            <text:p>16,042</text:p>
          </table:table-cell>
          <table:table-cell office:value-type="float" office:value="15.2986" calcext:value-type="float">
            <text:p>15,2986</text:p>
          </table:table-cell>
          <table:table-cell table:formula="of:=LN([.B18])" office:value-type="float" office:value="2.72776132094374" calcext:value-type="float">
            <text:p>2,72776132094374</text:p>
          </table:table-cell>
          <table:table-cell table:number-columns-repeated="1021"/>
        </table:table-row>
        <table:table-row table:style-name="ro1">
          <table:table-cell office:value-type="float" office:value="17.042" calcext:value-type="float">
            <text:p>17,042</text:p>
          </table:table-cell>
          <table:table-cell office:value-type="float" office:value="15.2038" calcext:value-type="float">
            <text:p>15,2038</text:p>
          </table:table-cell>
          <table:table-cell table:formula="of:=LN([.B19])" office:value-type="float" office:value="2.72154539660744" calcext:value-type="float">
            <text:p>2,72154539660744</text:p>
          </table:table-cell>
          <table:table-cell table:number-columns-repeated="1021"/>
        </table:table-row>
        <table:table-row table:style-name="ro1">
          <table:table-cell office:value-type="float" office:value="18.042" calcext:value-type="float">
            <text:p>18,042</text:p>
          </table:table-cell>
          <table:table-cell office:value-type="float" office:value="15.0732" calcext:value-type="float">
            <text:p>15,0732</text:p>
          </table:table-cell>
          <table:table-cell table:formula="of:=LN([.B20])" office:value-type="float" office:value="2.71291833249907" calcext:value-type="float">
            <text:p>2,71291833249907</text:p>
          </table:table-cell>
          <table:table-cell table:number-columns-repeated="1021"/>
        </table:table-row>
        <table:table-row table:style-name="ro1">
          <table:table-cell office:value-type="float" office:value="19.042" calcext:value-type="float">
            <text:p>19,042</text:p>
          </table:table-cell>
          <table:table-cell office:value-type="float" office:value="14.9904" calcext:value-type="float">
            <text:p>14,9904</text:p>
          </table:table-cell>
          <table:table-cell table:formula="of:=LN([.B21])" office:value-type="float" office:value="2.70740999621479" calcext:value-type="float">
            <text:p>2,70740999621479</text:p>
          </table:table-cell>
          <table:table-cell table:number-columns-repeated="1021"/>
        </table:table-row>
        <table:table-row table:style-name="ro1">
          <table:table-cell office:value-type="float" office:value="20.042" calcext:value-type="float">
            <text:p>20,042</text:p>
          </table:table-cell>
          <table:table-cell office:value-type="float" office:value="15.0034" calcext:value-type="float">
            <text:p>15,0034</text:p>
          </table:table-cell>
          <table:table-cell table:formula="of:=LN([.B22])" office:value-type="float" office:value="2.70827684208387" calcext:value-type="float">
            <text:p>2,70827684208387</text:p>
          </table:table-cell>
          <table:table-cell table:number-columns-repeated="1021"/>
        </table:table-row>
        <table:table-row table:style-name="ro1">
          <table:table-cell office:value-type="float" office:value="21.043" calcext:value-type="float">
            <text:p>21,043</text:p>
          </table:table-cell>
          <table:table-cell office:value-type="float" office:value="14.9028" calcext:value-type="float">
            <text:p>14,9028</text:p>
          </table:table-cell>
          <table:table-cell table:formula="of:=LN([.B23])" office:value-type="float" office:value="2.70154911475985" calcext:value-type="float">
            <text:p>2,70154911475985</text:p>
          </table:table-cell>
          <table:table-cell table:number-columns-repeated="1021"/>
        </table:table-row>
        <table:table-row table:style-name="ro1">
          <table:table-cell office:value-type="float" office:value="22.042" calcext:value-type="float">
            <text:p>22,042</text:p>
          </table:table-cell>
          <table:table-cell office:value-type="float" office:value="14.8716" calcext:value-type="float">
            <text:p>14,8716</text:p>
          </table:table-cell>
          <table:table-cell table:formula="of:=LN([.B24])" office:value-type="float" office:value="2.69945335387669" calcext:value-type="float">
            <text:p>2,69945335387669</text:p>
          </table:table-cell>
          <table:table-cell table:number-columns-repeated="1021"/>
        </table:table-row>
        <table:table-row table:style-name="ro1">
          <table:table-cell office:value-type="float" office:value="23.042" calcext:value-type="float">
            <text:p>23,042</text:p>
          </table:table-cell>
          <table:table-cell office:value-type="float" office:value="14.8863" calcext:value-type="float">
            <text:p>14,8863</text:p>
          </table:table-cell>
          <table:table-cell table:formula="of:=LN([.B25])" office:value-type="float" office:value="2.70044132689869" calcext:value-type="float">
            <text:p>2,70044132689869</text:p>
          </table:table-cell>
          <table:table-cell table:number-columns-repeated="1021"/>
        </table:table-row>
        <table:table-row table:style-name="ro1">
          <table:table-cell office:value-type="float" office:value="24.042" calcext:value-type="float">
            <text:p>24,042</text:p>
          </table:table-cell>
          <table:table-cell office:value-type="float" office:value="14.8755" calcext:value-type="float">
            <text:p>14,8755</text:p>
          </table:table-cell>
          <table:table-cell table:formula="of:=LN([.B26])" office:value-type="float" office:value="2.69971556431215" calcext:value-type="float">
            <text:p>2,69971556431215</text:p>
          </table:table-cell>
          <table:table-cell table:number-columns-repeated="1021"/>
        </table:table-row>
        <table:table-row table:style-name="ro1">
          <table:table-cell office:value-type="float" office:value="25.042" calcext:value-type="float">
            <text:p>25,042</text:p>
          </table:table-cell>
          <table:table-cell office:value-type="float" office:value="14.8831" calcext:value-type="float">
            <text:p>14,8831</text:p>
          </table:table-cell>
          <table:table-cell table:formula="of:=LN([.B27])" office:value-type="float" office:value="2.7002263410399" calcext:value-type="float">
            <text:p>2,7002263410399</text:p>
          </table:table-cell>
          <table:table-cell table:number-columns-repeated="1021"/>
        </table:table-row>
        <table:table-row table:style-name="ro1">
          <table:table-cell office:value-type="float" office:value="26.042" calcext:value-type="float">
            <text:p>26,042</text:p>
          </table:table-cell>
          <table:table-cell office:value-type="float" office:value="14.8179" calcext:value-type="float">
            <text:p>14,8179</text:p>
          </table:table-cell>
          <table:table-cell table:formula="of:=LN([.B28])" office:value-type="float" office:value="2.69583590942263" calcext:value-type="float">
            <text:p>2,69583590942263</text:p>
          </table:table-cell>
          <table:table-cell table:number-columns-repeated="1021"/>
        </table:table-row>
        <table:table-row table:style-name="ro1">
          <table:table-cell office:value-type="float" office:value="27.042" calcext:value-type="float">
            <text:p>27,042</text:p>
          </table:table-cell>
          <table:table-cell office:value-type="float" office:value="14.7051" calcext:value-type="float">
            <text:p>14,7051</text:p>
          </table:table-cell>
          <table:table-cell table:formula="of:=LN([.B29])" office:value-type="float" office:value="2.68819437239086" calcext:value-type="float">
            <text:p>2,68819437239086</text:p>
          </table:table-cell>
          <table:table-cell table:number-columns-repeated="1021"/>
        </table:table-row>
        <table:table-row table:style-name="ro1">
          <table:table-cell office:value-type="float" office:value="28.042" calcext:value-type="float">
            <text:p>28,042</text:p>
          </table:table-cell>
          <table:table-cell office:value-type="float" office:value="14.6263" calcext:value-type="float">
            <text:p>14,6263</text:p>
          </table:table-cell>
          <table:table-cell table:formula="of:=LN([.B30])" office:value-type="float" office:value="2.68282127805643" calcext:value-type="float">
            <text:p>2,68282127805643</text:p>
          </table:table-cell>
          <table:table-cell table:number-columns-repeated="1021"/>
        </table:table-row>
        <table:table-row table:style-name="ro1">
          <table:table-cell office:value-type="float" office:value="29.043" calcext:value-type="float">
            <text:p>29,043</text:p>
          </table:table-cell>
          <table:table-cell office:value-type="float" office:value="14.551" calcext:value-type="float">
            <text:p>14,551</text:p>
          </table:table-cell>
          <table:table-cell table:formula="of:=LN([.B31])" office:value-type="float" office:value="2.67765971977814" calcext:value-type="float">
            <text:p>2,67765971977814</text:p>
          </table:table-cell>
          <table:table-cell table:number-columns-repeated="1021"/>
        </table:table-row>
        <table:table-row table:style-name="ro1">
          <table:table-cell office:value-type="float" office:value="30.042" calcext:value-type="float">
            <text:p>30,042</text:p>
          </table:table-cell>
          <table:table-cell office:value-type="float" office:value="14.5192" calcext:value-type="float">
            <text:p>14,5192</text:p>
          </table:table-cell>
          <table:table-cell table:formula="of:=LN([.B32])" office:value-type="float" office:value="2.67547191146005" calcext:value-type="float">
            <text:p>2,67547191146005</text:p>
          </table:table-cell>
          <table:table-cell table:number-columns-repeated="1021"/>
        </table:table-row>
        <table:table-row table:style-name="ro1">
          <table:table-cell office:value-type="float" office:value="31.042" calcext:value-type="float">
            <text:p>31,042</text:p>
          </table:table-cell>
          <table:table-cell office:value-type="float" office:value="14.5125" calcext:value-type="float">
            <text:p>14,5125</text:p>
          </table:table-cell>
          <table:table-cell table:formula="of:=LN([.B33])" office:value-type="float" office:value="2.67501034702401" calcext:value-type="float">
            <text:p>2,67501034702401</text:p>
          </table:table-cell>
          <table:table-cell table:number-columns-repeated="1021"/>
        </table:table-row>
        <table:table-row table:style-name="ro1">
          <table:table-cell office:value-type="float" office:value="32.042" calcext:value-type="float">
            <text:p>32,042</text:p>
          </table:table-cell>
          <table:table-cell office:value-type="float" office:value="14.4981" calcext:value-type="float">
            <text:p>14,4981</text:p>
          </table:table-cell>
          <table:table-cell table:formula="of:=LN([.B34])" office:value-type="float" office:value="2.674017606358" calcext:value-type="float">
            <text:p>2,674017606358</text:p>
          </table:table-cell>
          <table:table-cell table:number-columns-repeated="1021"/>
        </table:table-row>
        <table:table-row table:style-name="ro1">
          <table:table-cell office:value-type="float" office:value="33.042" calcext:value-type="float">
            <text:p>33,042</text:p>
          </table:table-cell>
          <table:table-cell office:value-type="float" office:value="14.4846" calcext:value-type="float">
            <text:p>14,4846</text:p>
          </table:table-cell>
          <table:table-cell table:formula="of:=LN([.B35])" office:value-type="float" office:value="2.67308601606611" calcext:value-type="float">
            <text:p>2,67308601606611</text:p>
          </table:table-cell>
          <table:table-cell table:number-columns-repeated="1021"/>
        </table:table-row>
        <table:table-row table:style-name="ro1">
          <table:table-cell office:value-type="float" office:value="34.042" calcext:value-type="float">
            <text:p>34,042</text:p>
          </table:table-cell>
          <table:table-cell office:value-type="float" office:value="14.4796" calcext:value-type="float">
            <text:p>14,4796</text:p>
          </table:table-cell>
          <table:table-cell table:formula="of:=LN([.B36])" office:value-type="float" office:value="2.67274076226662" calcext:value-type="float">
            <text:p>2,67274076226662</text:p>
          </table:table-cell>
          <table:table-cell table:number-columns-repeated="1021"/>
        </table:table-row>
        <table:table-row table:style-name="ro1">
          <table:table-cell office:value-type="float" office:value="35.042" calcext:value-type="float">
            <text:p>35,042</text:p>
          </table:table-cell>
          <table:table-cell office:value-type="float" office:value="14.4391" calcext:value-type="float">
            <text:p>14,4391</text:p>
          </table:table-cell>
          <table:table-cell table:formula="of:=LN([.B37])" office:value-type="float" office:value="2.66993980465247" calcext:value-type="float">
            <text:p>2,66993980465247</text:p>
          </table:table-cell>
          <table:table-cell table:number-columns-repeated="1021"/>
        </table:table-row>
        <table:table-row table:style-name="ro1">
          <table:table-cell office:value-type="float" office:value="36.042" calcext:value-type="float">
            <text:p>36,042</text:p>
          </table:table-cell>
          <table:table-cell office:value-type="float" office:value="14.4175" calcext:value-type="float">
            <text:p>14,4175</text:p>
          </table:table-cell>
          <table:table-cell table:formula="of:=LN([.B38])" office:value-type="float" office:value="2.66844274650743" calcext:value-type="float">
            <text:p>2,66844274650743</text:p>
          </table:table-cell>
          <table:table-cell table:number-columns-repeated="1021"/>
        </table:table-row>
        <table:table-row table:style-name="ro1">
          <table:table-cell office:value-type="float" office:value="37.042" calcext:value-type="float">
            <text:p>37,042</text:p>
          </table:table-cell>
          <table:table-cell office:value-type="float" office:value="14.3803" calcext:value-type="float">
            <text:p>14,3803</text:p>
          </table:table-cell>
          <table:table-cell table:formula="of:=LN([.B39])" office:value-type="float" office:value="2.66585921438405" calcext:value-type="float">
            <text:p>2,66585921438405</text:p>
          </table:table-cell>
          <table:table-cell table:number-columns-repeated="1021"/>
        </table:table-row>
        <table:table-row table:style-name="ro1">
          <table:table-cell office:value-type="float" office:value="38.042" calcext:value-type="float">
            <text:p>38,042</text:p>
          </table:table-cell>
          <table:table-cell office:value-type="float" office:value="14.3206" calcext:value-type="float">
            <text:p>14,3206</text:p>
          </table:table-cell>
          <table:table-cell table:formula="of:=LN([.B40])" office:value-type="float" office:value="2.66169906009608" calcext:value-type="float">
            <text:p>2,66169906009608</text:p>
          </table:table-cell>
          <table:table-cell table:number-columns-repeated="1021"/>
        </table:table-row>
        <table:table-row table:style-name="ro1">
          <table:table-cell office:value-type="float" office:value="39.042" calcext:value-type="float">
            <text:p>39,042</text:p>
          </table:table-cell>
          <table:table-cell office:value-type="float" office:value="14.2528" calcext:value-type="float">
            <text:p>14,2528</text:p>
          </table:table-cell>
          <table:table-cell table:formula="of:=LN([.B41])" office:value-type="float" office:value="2.65695337864086" calcext:value-type="float">
            <text:p>2,65695337864086</text:p>
          </table:table-cell>
          <table:table-cell table:number-columns-repeated="1021"/>
        </table:table-row>
        <table:table-row table:style-name="ro1">
          <table:table-cell office:value-type="float" office:value="40.042" calcext:value-type="float">
            <text:p>40,042</text:p>
          </table:table-cell>
          <table:table-cell office:value-type="float" office:value="14.1638" calcext:value-type="float">
            <text:p>14,1638</text:p>
          </table:table-cell>
          <table:table-cell table:formula="of:=LN([.B42])" office:value-type="float" office:value="2.65068941384497" calcext:value-type="float">
            <text:p>2,65068941384497</text:p>
          </table:table-cell>
          <table:table-cell table:number-columns-repeated="1021"/>
        </table:table-row>
        <table:table-row table:style-name="ro1">
          <table:table-cell office:value-type="float" office:value="41.042" calcext:value-type="float">
            <text:p>41,042</text:p>
          </table:table-cell>
          <table:table-cell office:value-type="float" office:value="14.14" calcext:value-type="float">
            <text:p>14,14</text:p>
          </table:table-cell>
          <table:table-cell table:formula="of:=LN([.B43])" office:value-type="float" office:value="2.64900766046843" calcext:value-type="float">
            <text:p>2,64900766046843</text:p>
          </table:table-cell>
          <table:table-cell table:number-columns-repeated="1021"/>
        </table:table-row>
        <table:table-row table:style-name="ro1">
          <table:table-cell office:value-type="float" office:value="42.042" calcext:value-type="float">
            <text:p>42,042</text:p>
          </table:table-cell>
          <table:table-cell office:value-type="float" office:value="14.1322" calcext:value-type="float">
            <text:p>14,1322</text:p>
          </table:table-cell>
          <table:table-cell table:formula="of:=LN([.B44])" office:value-type="float" office:value="2.64845588167527" calcext:value-type="float">
            <text:p>2,64845588167527</text:p>
          </table:table-cell>
          <table:table-cell table:number-columns-repeated="1021"/>
        </table:table-row>
        <table:table-row table:style-name="ro1">
          <table:table-cell office:value-type="float" office:value="43.042" calcext:value-type="float">
            <text:p>43,042</text:p>
          </table:table-cell>
          <table:table-cell office:value-type="float" office:value="14.0639" calcext:value-type="float">
            <text:p>14,0639</text:p>
          </table:table-cell>
          <table:table-cell table:formula="of:=LN([.B45])" office:value-type="float" office:value="2.64361123056487" calcext:value-type="float">
            <text:p>2,64361123056487</text:p>
          </table:table-cell>
          <table:table-cell table:number-columns-repeated="1021"/>
        </table:table-row>
        <table:table-row table:style-name="ro1">
          <table:table-cell office:value-type="float" office:value="44.042" calcext:value-type="float">
            <text:p>44,042</text:p>
          </table:table-cell>
          <table:table-cell office:value-type="float" office:value="14.0339" calcext:value-type="float">
            <text:p>14,0339</text:p>
          </table:table-cell>
          <table:table-cell table:formula="of:=LN([.B46])" office:value-type="float" office:value="2.64147583125248" calcext:value-type="float">
            <text:p>2,64147583125248</text:p>
          </table:table-cell>
          <table:table-cell table:number-columns-repeated="1021"/>
        </table:table-row>
        <table:table-row table:style-name="ro1">
          <table:table-cell office:value-type="float" office:value="45.042" calcext:value-type="float">
            <text:p>45,042</text:p>
          </table:table-cell>
          <table:table-cell office:value-type="float" office:value="13.9929" calcext:value-type="float">
            <text:p>13,9929</text:p>
          </table:table-cell>
          <table:table-cell table:formula="of:=LN([.B47])" office:value-type="float" office:value="2.63855005811768" calcext:value-type="float">
            <text:p>2,63855005811768</text:p>
          </table:table-cell>
          <table:table-cell table:number-columns-repeated="1021"/>
        </table:table-row>
        <table:table-row table:style-name="ro1">
          <table:table-cell office:value-type="float" office:value="46.042" calcext:value-type="float">
            <text:p>46,042</text:p>
          </table:table-cell>
          <table:table-cell office:value-type="float" office:value="13.9436" calcext:value-type="float">
            <text:p>13,9436</text:p>
          </table:table-cell>
          <table:table-cell table:formula="of:=LN([.B48])" office:value-type="float" office:value="2.635020621633" calcext:value-type="float">
            <text:p>2,635020621633</text:p>
          </table:table-cell>
          <table:table-cell table:number-columns-repeated="1021"/>
        </table:table-row>
        <table:table-row table:style-name="ro1">
          <table:table-cell office:value-type="float" office:value="47.042" calcext:value-type="float">
            <text:p>47,042</text:p>
          </table:table-cell>
          <table:table-cell office:value-type="float" office:value="13.9615" calcext:value-type="float">
            <text:p>13,9615</text:p>
          </table:table-cell>
          <table:table-cell table:formula="of:=LN([.B49])" office:value-type="float" office:value="2.63630354141864" calcext:value-type="float">
            <text:p>2,63630354141864</text:p>
          </table:table-cell>
          <table:table-cell table:number-columns-repeated="1021"/>
        </table:table-row>
        <table:table-row table:style-name="ro1">
          <table:table-cell office:value-type="float" office:value="48.042" calcext:value-type="float">
            <text:p>48,042</text:p>
          </table:table-cell>
          <table:table-cell office:value-type="float" office:value="13.9367" calcext:value-type="float">
            <text:p>13,9367</text:p>
          </table:table-cell>
          <table:table-cell table:formula="of:=LN([.B50])" office:value-type="float" office:value="2.63452564846981" calcext:value-type="float">
            <text:p>2,63452564846981</text:p>
          </table:table-cell>
          <table:table-cell table:number-columns-repeated="1021"/>
        </table:table-row>
        <table:table-row table:style-name="ro1">
          <table:table-cell office:value-type="float" office:value="49.042" calcext:value-type="float">
            <text:p>49,042</text:p>
          </table:table-cell>
          <table:table-cell office:value-type="float" office:value="13.884" calcext:value-type="float">
            <text:p>13,884</text:p>
          </table:table-cell>
          <table:table-cell table:formula="of:=LN([.B51])" office:value-type="float" office:value="2.63073709799954" calcext:value-type="float">
            <text:p>2,63073709799954</text:p>
          </table:table-cell>
          <table:table-cell table:number-columns-repeated="1021"/>
        </table:table-row>
        <table:table-row table:style-name="ro1">
          <table:table-cell office:value-type="float" office:value="50.042" calcext:value-type="float">
            <text:p>50,042</text:p>
          </table:table-cell>
          <table:table-cell office:value-type="float" office:value="13.839" calcext:value-type="float">
            <text:p>13,839</text:p>
          </table:table-cell>
          <table:table-cell table:formula="of:=LN([.B52])" office:value-type="float" office:value="2.62749069324379" calcext:value-type="float">
            <text:p>2,62749069324379</text:p>
          </table:table-cell>
          <table:table-cell table:number-columns-repeated="1021"/>
        </table:table-row>
        <table:table-row table:style-name="ro1">
          <table:table-cell office:value-type="float" office:value="51.043" calcext:value-type="float">
            <text:p>51,043</text:p>
          </table:table-cell>
          <table:table-cell office:value-type="float" office:value="13.7993" calcext:value-type="float">
            <text:p>13,7993</text:p>
          </table:table-cell>
          <table:table-cell table:formula="of:=LN([.B53])" office:value-type="float" office:value="2.62461786623894" calcext:value-type="float">
            <text:p>2,62461786623894</text:p>
          </table:table-cell>
          <table:table-cell table:number-columns-repeated="1021"/>
        </table:table-row>
        <table:table-row table:style-name="ro1">
          <table:table-cell office:value-type="float" office:value="52.042" calcext:value-type="float">
            <text:p>52,042</text:p>
          </table:table-cell>
          <table:table-cell office:value-type="float" office:value="13.776" calcext:value-type="float">
            <text:p>13,776</text:p>
          </table:table-cell>
          <table:table-cell table:formula="of:=LN([.B54])" office:value-type="float" office:value="2.62292794768537" calcext:value-type="float">
            <text:p>2,62292794768537</text:p>
          </table:table-cell>
          <table:table-cell table:number-columns-repeated="1021"/>
        </table:table-row>
        <table:table-row table:style-name="ro1">
          <table:table-cell office:value-type="float" office:value="53.043" calcext:value-type="float">
            <text:p>53,043</text:p>
          </table:table-cell>
          <table:table-cell office:value-type="float" office:value="13.7653" calcext:value-type="float">
            <text:p>13,7653</text:p>
          </table:table-cell>
          <table:table-cell table:formula="of:=LN([.B55])" office:value-type="float" office:value="2.62215093276318" calcext:value-type="float">
            <text:p>2,62215093276318</text:p>
          </table:table-cell>
          <table:table-cell table:number-columns-repeated="1021"/>
        </table:table-row>
        <table:table-row table:style-name="ro1">
          <table:table-cell office:value-type="float" office:value="54.042" calcext:value-type="float">
            <text:p>54,042</text:p>
          </table:table-cell>
          <table:table-cell office:value-type="float" office:value="13.7004" calcext:value-type="float">
            <text:p>13,7004</text:p>
          </table:table-cell>
          <table:table-cell table:formula="of:=LN([.B56])" office:value-type="float" office:value="2.61742502948814" calcext:value-type="float">
            <text:p>2,61742502948814</text:p>
          </table:table-cell>
          <table:table-cell table:number-columns-repeated="1021"/>
        </table:table-row>
        <table:table-row table:style-name="ro1">
          <table:table-cell office:value-type="float" office:value="55.043" calcext:value-type="float">
            <text:p>55,043</text:p>
          </table:table-cell>
          <table:table-cell office:value-type="float" office:value="13.6637" calcext:value-type="float">
            <text:p>13,6637</text:p>
          </table:table-cell>
          <table:table-cell table:formula="of:=LN([.B57])" office:value-type="float" office:value="2.61474268130168" calcext:value-type="float">
            <text:p>2,61474268130168</text:p>
          </table:table-cell>
          <table:table-cell table:number-columns-repeated="1021"/>
        </table:table-row>
        <table:table-row table:style-name="ro1">
          <table:table-cell office:value-type="float" office:value="56.042" calcext:value-type="float">
            <text:p>56,042</text:p>
          </table:table-cell>
          <table:table-cell office:value-type="float" office:value="13.6243" calcext:value-type="float">
            <text:p>13,6243</text:p>
          </table:table-cell>
          <table:table-cell table:formula="of:=LN([.B58])" office:value-type="float" office:value="2.61185496308272" calcext:value-type="float">
            <text:p>2,61185496308272</text:p>
          </table:table-cell>
          <table:table-cell table:number-columns-repeated="1021"/>
        </table:table-row>
        <table:table-row table:style-name="ro1">
          <table:table-cell office:value-type="float" office:value="57.042" calcext:value-type="float">
            <text:p>57,042</text:p>
          </table:table-cell>
          <table:table-cell office:value-type="float" office:value="13.5598" calcext:value-type="float">
            <text:p>13,5598</text:p>
          </table:table-cell>
          <table:table-cell table:formula="of:=LN([.B59])" office:value-type="float" office:value="2.60710953314094" calcext:value-type="float">
            <text:p>2,60710953314094</text:p>
          </table:table-cell>
          <table:table-cell table:number-columns-repeated="1021"/>
        </table:table-row>
        <table:table-row table:style-name="ro1">
          <table:table-cell office:value-type="float" office:value="58.042" calcext:value-type="float">
            <text:p>58,042</text:p>
          </table:table-cell>
          <table:table-cell office:value-type="float" office:value="13.496" calcext:value-type="float">
            <text:p>13,496</text:p>
          </table:table-cell>
          <table:table-cell table:formula="of:=LN([.B60])" office:value-type="float" office:value="2.60239334524367" calcext:value-type="float">
            <text:p>2,60239334524367</text:p>
          </table:table-cell>
          <table:table-cell table:number-columns-repeated="1021"/>
        </table:table-row>
        <table:table-row table:style-name="ro1">
          <table:table-cell office:value-type="float" office:value="59.042" calcext:value-type="float">
            <text:p>59,042</text:p>
          </table:table-cell>
          <table:table-cell office:value-type="float" office:value="13.4951" calcext:value-type="float">
            <text:p>13,4951</text:p>
          </table:table-cell>
          <table:table-cell table:formula="of:=LN([.B61])" office:value-type="float" office:value="2.60232665659442" calcext:value-type="float">
            <text:p>2,60232665659442</text:p>
          </table:table-cell>
          <table:table-cell table:number-columns-repeated="1021"/>
        </table:table-row>
        <table:table-row table:style-name="ro1">
          <table:table-cell office:value-type="float" office:value="60.042" calcext:value-type="float">
            <text:p>60,042</text:p>
          </table:table-cell>
          <table:table-cell office:value-type="float" office:value="13.4543" calcext:value-type="float">
            <text:p>13,4543</text:p>
          </table:table-cell>
          <table:table-cell table:formula="of:=LN([.B62])" office:value-type="float" office:value="2.59929875755609" calcext:value-type="float">
            <text:p>2,59929875755609</text:p>
          </table:table-cell>
          <table:table-cell table:number-columns-repeated="1021"/>
        </table:table-row>
        <table:table-row table:style-name="ro1">
          <table:table-cell office:value-type="float" office:value="61.042" calcext:value-type="float">
            <text:p>61,042</text:p>
          </table:table-cell>
          <table:table-cell office:value-type="float" office:value="13.5036" calcext:value-type="float">
            <text:p>13,5036</text:p>
          </table:table-cell>
          <table:table-cell table:formula="of:=LN([.B63])" office:value-type="float" office:value="2.60295631656181" calcext:value-type="float">
            <text:p>2,60295631656181</text:p>
          </table:table-cell>
          <table:table-cell table:number-columns-repeated="1021"/>
        </table:table-row>
        <table:table-row table:style-name="ro1">
          <table:table-cell office:value-type="float" office:value="62.042" calcext:value-type="float">
            <text:p>62,042</text:p>
          </table:table-cell>
          <table:table-cell office:value-type="float" office:value="13.4237" calcext:value-type="float">
            <text:p>13,4237</text:p>
          </table:table-cell>
          <table:table-cell table:formula="of:=LN([.B64])" office:value-type="float" office:value="2.59702180144176" calcext:value-type="float">
            <text:p>2,59702180144176</text:p>
          </table:table-cell>
          <table:table-cell table:number-columns-repeated="1021"/>
        </table:table-row>
        <table:table-row table:style-name="ro1">
          <table:table-cell office:value-type="float" office:value="63.042" calcext:value-type="float">
            <text:p>63,042</text:p>
          </table:table-cell>
          <table:table-cell office:value-type="float" office:value="13.3928" calcext:value-type="float">
            <text:p>13,3928</text:p>
          </table:table-cell>
          <table:table-cell table:formula="of:=LN([.B65])" office:value-type="float" office:value="2.59471724911944" calcext:value-type="float">
            <text:p>2,59471724911944</text:p>
          </table:table-cell>
          <table:table-cell table:number-columns-repeated="1021"/>
        </table:table-row>
        <table:table-row table:style-name="ro1">
          <table:table-cell office:value-type="float" office:value="64.042" calcext:value-type="float">
            <text:p>64,042</text:p>
          </table:table-cell>
          <table:table-cell office:value-type="float" office:value="13.327" calcext:value-type="float">
            <text:p>13,327</text:p>
          </table:table-cell>
          <table:table-cell table:formula="of:=LN([.B66])" office:value-type="float" office:value="2.58979205259759" calcext:value-type="float">
            <text:p>2,58979205259759</text:p>
          </table:table-cell>
          <table:table-cell table:number-columns-repeated="1021"/>
        </table:table-row>
        <table:table-row table:style-name="ro1">
          <table:table-cell office:value-type="float" office:value="65.042" calcext:value-type="float">
            <text:p>65,042</text:p>
          </table:table-cell>
          <table:table-cell office:value-type="float" office:value="13.2738" calcext:value-type="float">
            <text:p>13,2738</text:p>
          </table:table-cell>
          <table:table-cell table:formula="of:=LN([.B67])" office:value-type="float" office:value="2.58579216756186" calcext:value-type="float">
            <text:p>2,58579216756186</text:p>
          </table:table-cell>
          <table:table-cell table:number-columns-repeated="1021"/>
        </table:table-row>
        <table:table-row table:style-name="ro1">
          <table:table-cell office:value-type="float" office:value="66.042" calcext:value-type="float">
            <text:p>66,042</text:p>
          </table:table-cell>
          <table:table-cell office:value-type="float" office:value="13.2616" calcext:value-type="float">
            <text:p>13,2616</text:p>
          </table:table-cell>
          <table:table-cell table:formula="of:=LN([.B68])" office:value-type="float" office:value="2.58487264112852" calcext:value-type="float">
            <text:p>2,58487264112852</text:p>
          </table:table-cell>
          <table:table-cell table:number-columns-repeated="1021"/>
        </table:table-row>
        <table:table-row table:style-name="ro1">
          <table:table-cell office:value-type="float" office:value="67.042" calcext:value-type="float">
            <text:p>67,042</text:p>
          </table:table-cell>
          <table:table-cell office:value-type="float" office:value="13.2077" calcext:value-type="float">
            <text:p>13,2077</text:p>
          </table:table-cell>
          <table:table-cell table:formula="of:=LN([.B69])" office:value-type="float" office:value="2.58079999285291" calcext:value-type="float">
            <text:p>2,58079999285291</text:p>
          </table:table-cell>
          <table:table-cell table:number-columns-repeated="1021"/>
        </table:table-row>
        <table:table-row table:style-name="ro1">
          <table:table-cell office:value-type="float" office:value="68.042" calcext:value-type="float">
            <text:p>68,042</text:p>
          </table:table-cell>
          <table:table-cell office:value-type="float" office:value="13.1275" calcext:value-type="float">
            <text:p>13,1275</text:p>
          </table:table-cell>
          <table:table-cell table:formula="of:=LN([.B70])" office:value-type="float" office:value="2.57470926652988" calcext:value-type="float">
            <text:p>2,57470926652988</text:p>
          </table:table-cell>
          <table:table-cell table:number-columns-repeated="1021"/>
        </table:table-row>
        <table:table-row table:style-name="ro1">
          <table:table-cell office:value-type="float" office:value="69.042" calcext:value-type="float">
            <text:p>69,042</text:p>
          </table:table-cell>
          <table:table-cell office:value-type="float" office:value="13.1028" calcext:value-type="float">
            <text:p>13,1028</text:p>
          </table:table-cell>
          <table:table-cell table:formula="of:=LN([.B71])" office:value-type="float" office:value="2.57282594782588" calcext:value-type="float">
            <text:p>2,57282594782588</text:p>
          </table:table-cell>
          <table:table-cell table:number-columns-repeated="1021"/>
        </table:table-row>
        <table:table-row table:style-name="ro1">
          <table:table-cell office:value-type="float" office:value="70.042" calcext:value-type="float">
            <text:p>70,042</text:p>
          </table:table-cell>
          <table:table-cell office:value-type="float" office:value="13.0641" calcext:value-type="float">
            <text:p>13,0641</text:p>
          </table:table-cell>
          <table:table-cell table:formula="of:=LN([.B72])" office:value-type="float" office:value="2.56986801026226" calcext:value-type="float">
            <text:p>2,56986801026226</text:p>
          </table:table-cell>
          <table:table-cell table:number-columns-repeated="1021"/>
        </table:table-row>
        <table:table-row table:style-name="ro1">
          <table:table-cell office:value-type="float" office:value="71.042" calcext:value-type="float">
            <text:p>71,042</text:p>
          </table:table-cell>
          <table:table-cell office:value-type="float" office:value="13.0272" calcext:value-type="float">
            <text:p>13,0272</text:p>
          </table:table-cell>
          <table:table-cell table:formula="of:=LN([.B73])" office:value-type="float" office:value="2.56703947932652" calcext:value-type="float">
            <text:p>2,56703947932652</text:p>
          </table:table-cell>
          <table:table-cell table:number-columns-repeated="1021"/>
        </table:table-row>
        <table:table-row table:style-name="ro1">
          <table:table-cell office:value-type="float" office:value="72.043" calcext:value-type="float">
            <text:p>72,043</text:p>
          </table:table-cell>
          <table:table-cell office:value-type="float" office:value="13.0135" calcext:value-type="float">
            <text:p>13,0135</text:p>
          </table:table-cell>
          <table:table-cell table:formula="of:=LN([.B74])" office:value-type="float" office:value="2.56598728017182" calcext:value-type="float">
            <text:p>2,56598728017182</text:p>
          </table:table-cell>
          <table:table-cell table:number-columns-repeated="1021"/>
        </table:table-row>
        <table:table-row table:style-name="ro1">
          <table:table-cell office:value-type="float" office:value="73.042" calcext:value-type="float">
            <text:p>73,042</text:p>
          </table:table-cell>
          <table:table-cell office:value-type="float" office:value="13.0075" calcext:value-type="float">
            <text:p>13,0075</text:p>
          </table:table-cell>
          <table:table-cell table:formula="of:=LN([.B75])" office:value-type="float" office:value="2.56552611418232" calcext:value-type="float">
            <text:p>2,56552611418232</text:p>
          </table:table-cell>
          <table:table-cell table:number-columns-repeated="1021"/>
        </table:table-row>
        <table:table-row table:style-name="ro1">
          <table:table-cell office:value-type="float" office:value="74.042" calcext:value-type="float">
            <text:p>74,042</text:p>
          </table:table-cell>
          <table:table-cell office:value-type="float" office:value="12.9832" calcext:value-type="float">
            <text:p>12,9832</text:p>
          </table:table-cell>
          <table:table-cell table:formula="of:=LN([.B76])" office:value-type="float" office:value="2.56365621401954" calcext:value-type="float">
            <text:p>2,56365621401954</text:p>
          </table:table-cell>
          <table:table-cell table:number-columns-repeated="1021"/>
        </table:table-row>
        <table:table-row table:style-name="ro1">
          <table:table-cell office:value-type="float" office:value="75.042" calcext:value-type="float">
            <text:p>75,042</text:p>
          </table:table-cell>
          <table:table-cell office:value-type="float" office:value="12.9454" calcext:value-type="float">
            <text:p>12,9454</text:p>
          </table:table-cell>
          <table:table-cell table:formula="of:=LN([.B77])" office:value-type="float" office:value="2.56074051268748" calcext:value-type="float">
            <text:p>2,56074051268748</text:p>
          </table:table-cell>
          <table:table-cell table:number-columns-repeated="1021"/>
        </table:table-row>
        <table:table-row table:style-name="ro1">
          <table:table-cell office:value-type="float" office:value="76.042" calcext:value-type="float">
            <text:p>76,042</text:p>
          </table:table-cell>
          <table:table-cell office:value-type="float" office:value="12.9583" calcext:value-type="float">
            <text:p>12,9583</text:p>
          </table:table-cell>
          <table:table-cell table:formula="of:=LN([.B78])" office:value-type="float" office:value="2.56173650948071" calcext:value-type="float">
            <text:p>2,56173650948071</text:p>
          </table:table-cell>
          <table:table-cell table:number-columns-repeated="1021"/>
        </table:table-row>
        <table:table-row table:style-name="ro1">
          <table:table-cell office:value-type="float" office:value="77.043" calcext:value-type="float">
            <text:p>77,043</text:p>
          </table:table-cell>
          <table:table-cell office:value-type="float" office:value="12.9586" calcext:value-type="float">
            <text:p>12,9586</text:p>
          </table:table-cell>
          <table:table-cell table:formula="of:=LN([.B79])" office:value-type="float" office:value="2.56175966039768" calcext:value-type="float">
            <text:p>2,56175966039768</text:p>
          </table:table-cell>
          <table:table-cell table:number-columns-repeated="1021"/>
        </table:table-row>
        <table:table-row table:style-name="ro1">
          <table:table-cell office:value-type="float" office:value="78.042" calcext:value-type="float">
            <text:p>78,042</text:p>
          </table:table-cell>
          <table:table-cell office:value-type="float" office:value="12.8986" calcext:value-type="float">
            <text:p>12,8986</text:p>
          </table:table-cell>
          <table:table-cell table:formula="of:=LN([.B80])" office:value-type="float" office:value="2.55711877834635" calcext:value-type="float">
            <text:p>2,55711877834635</text:p>
          </table:table-cell>
          <table:table-cell table:number-columns-repeated="1021"/>
        </table:table-row>
        <table:table-row table:style-name="ro1">
          <table:table-cell office:value-type="float" office:value="79.042" calcext:value-type="float">
            <text:p>79,042</text:p>
          </table:table-cell>
          <table:table-cell office:value-type="float" office:value="12.8296" calcext:value-type="float">
            <text:p>12,8296</text:p>
          </table:table-cell>
          <table:table-cell table:formula="of:=LN([.B81])" office:value-type="float" office:value="2.55175500121246" calcext:value-type="float">
            <text:p>2,55175500121246</text:p>
          </table:table-cell>
          <table:table-cell table:number-columns-repeated="1021"/>
        </table:table-row>
        <table:table-row table:style-name="ro1">
          <table:table-cell office:value-type="float" office:value="80.042" calcext:value-type="float">
            <text:p>80,042</text:p>
          </table:table-cell>
          <table:table-cell office:value-type="float" office:value="12.7641" calcext:value-type="float">
            <text:p>12,7641</text:p>
          </table:table-cell>
          <table:table-cell table:formula="of:=LN([.B82])" office:value-type="float" office:value="2.54663654291994" calcext:value-type="float">
            <text:p>2,54663654291994</text:p>
          </table:table-cell>
          <table:table-cell table:number-columns-repeated="1021"/>
        </table:table-row>
        <table:table-row table:style-name="ro1">
          <table:table-cell office:value-type="float" office:value="81.042" calcext:value-type="float">
            <text:p>81,042</text:p>
          </table:table-cell>
          <table:table-cell office:value-type="float" office:value="12.6772" calcext:value-type="float">
            <text:p>12,6772</text:p>
          </table:table-cell>
          <table:table-cell table:formula="of:=LN([.B83])" office:value-type="float" office:value="2.53980510443544" calcext:value-type="float">
            <text:p>2,53980510443544</text:p>
          </table:table-cell>
          <table:table-cell table:number-columns-repeated="1021"/>
        </table:table-row>
        <table:table-row table:style-name="ro1">
          <table:table-cell office:value-type="float" office:value="82.042" calcext:value-type="float">
            <text:p>82,042</text:p>
          </table:table-cell>
          <table:table-cell office:value-type="float" office:value="12.7136" calcext:value-type="float">
            <text:p>12,7136</text:p>
          </table:table-cell>
          <table:table-cell table:formula="of:=LN([.B84])" office:value-type="float" office:value="2.54267228663814" calcext:value-type="float">
            <text:p>2,54267228663814</text:p>
          </table:table-cell>
          <table:table-cell table:number-columns-repeated="1021"/>
        </table:table-row>
        <table:table-row table:style-name="ro1">
          <table:table-cell office:value-type="float" office:value="83.042" calcext:value-type="float">
            <text:p>83,042</text:p>
          </table:table-cell>
          <table:table-cell office:value-type="float" office:value="12.7293" calcext:value-type="float">
            <text:p>12,7293</text:p>
          </table:table-cell>
          <table:table-cell table:formula="of:=LN([.B85])" office:value-type="float" office:value="2.5439064228406" calcext:value-type="float">
            <text:p>2,5439064228406</text:p>
          </table:table-cell>
          <table:table-cell table:number-columns-repeated="1021"/>
        </table:table-row>
        <table:table-row table:style-name="ro1">
          <table:table-cell office:value-type="float" office:value="84.042" calcext:value-type="float">
            <text:p>84,042</text:p>
          </table:table-cell>
          <table:table-cell office:value-type="float" office:value="12.7393" calcext:value-type="float">
            <text:p>12,7393</text:p>
          </table:table-cell>
          <table:table-cell table:formula="of:=LN([.B86])" office:value-type="float" office:value="2.54469170357954" calcext:value-type="float">
            <text:p>2,54469170357954</text:p>
          </table:table-cell>
          <table:table-cell table:number-columns-repeated="1021"/>
        </table:table-row>
        <table:table-row table:style-name="ro1">
          <table:table-cell office:value-type="float" office:value="85.042" calcext:value-type="float">
            <text:p>85,042</text:p>
          </table:table-cell>
          <table:table-cell office:value-type="float" office:value="12.7241" calcext:value-type="float">
            <text:p>12,7241</text:p>
          </table:table-cell>
          <table:table-cell table:formula="of:=LN([.B87])" office:value-type="float" office:value="2.5434978330198" calcext:value-type="float">
            <text:p>2,5434978330198</text:p>
          </table:table-cell>
          <table:table-cell table:number-columns-repeated="1021"/>
        </table:table-row>
        <table:table-row table:style-name="ro1">
          <table:table-cell office:value-type="float" office:value="86.042" calcext:value-type="float">
            <text:p>86,042</text:p>
          </table:table-cell>
          <table:table-cell office:value-type="float" office:value="12.7252" calcext:value-type="float">
            <text:p>12,7252</text:p>
          </table:table-cell>
          <table:table-cell table:formula="of:=LN([.B88])" office:value-type="float" office:value="2.54358427940541" calcext:value-type="float">
            <text:p>2,54358427940541</text:p>
          </table:table-cell>
          <table:table-cell table:number-columns-repeated="1021"/>
        </table:table-row>
        <table:table-row table:style-name="ro1">
          <table:table-cell office:value-type="float" office:value="87.042" calcext:value-type="float">
            <text:p>87,042</text:p>
          </table:table-cell>
          <table:table-cell office:value-type="float" office:value="12.6399" calcext:value-type="float">
            <text:p>12,6399</text:p>
          </table:table-cell>
          <table:table-cell table:formula="of:=LN([.B89])" office:value-type="float" office:value="2.53685847729501" calcext:value-type="float">
            <text:p>2,53685847729501</text:p>
          </table:table-cell>
          <table:table-cell table:number-columns-repeated="1021"/>
        </table:table-row>
        <table:table-row table:style-name="ro1">
          <table:table-cell office:value-type="float" office:value="88.043" calcext:value-type="float">
            <text:p>88,043</text:p>
          </table:table-cell>
          <table:table-cell office:value-type="float" office:value="12.5652" calcext:value-type="float">
            <text:p>12,5652</text:p>
          </table:table-cell>
          <table:table-cell table:formula="of:=LN([.B90])" office:value-type="float" office:value="2.53093108809928" calcext:value-type="float">
            <text:p>2,53093108809928</text:p>
          </table:table-cell>
          <table:table-cell table:number-columns-repeated="1021"/>
        </table:table-row>
        <table:table-row table:style-name="ro1">
          <table:table-cell office:value-type="float" office:value="89.042" calcext:value-type="float">
            <text:p>89,042</text:p>
          </table:table-cell>
          <table:table-cell office:value-type="float" office:value="12.5455" calcext:value-type="float">
            <text:p>12,5455</text:p>
          </table:table-cell>
          <table:table-cell table:formula="of:=LN([.B91])" office:value-type="float" office:value="2.52936203554068" calcext:value-type="float">
            <text:p>2,52936203554068</text:p>
          </table:table-cell>
          <table:table-cell table:number-columns-repeated="1021"/>
        </table:table-row>
        <table:table-row table:style-name="ro1">
          <table:table-cell office:value-type="float" office:value="90.042" calcext:value-type="float">
            <text:p>90,042</text:p>
          </table:table-cell>
          <table:table-cell office:value-type="float" office:value="12.5021" calcext:value-type="float">
            <text:p>12,5021</text:p>
          </table:table-cell>
          <table:table-cell table:formula="of:=LN([.B92])" office:value-type="float" office:value="2.52589663019784" calcext:value-type="float">
            <text:p>2,52589663019784</text:p>
          </table:table-cell>
          <table:table-cell table:number-columns-repeated="1021"/>
        </table:table-row>
        <table:table-row table:style-name="ro1">
          <table:table-cell office:value-type="float" office:value="91.042" calcext:value-type="float">
            <text:p>91,042</text:p>
          </table:table-cell>
          <table:table-cell office:value-type="float" office:value="12.4467" calcext:value-type="float">
            <text:p>12,4467</text:p>
          </table:table-cell>
          <table:table-cell table:formula="of:=LN([.B93])" office:value-type="float" office:value="2.52145552753508" calcext:value-type="float">
            <text:p>2,52145552753508</text:p>
          </table:table-cell>
          <table:table-cell table:number-columns-repeated="1021"/>
        </table:table-row>
        <table:table-row table:style-name="ro1">
          <table:table-cell office:value-type="float" office:value="92.042" calcext:value-type="float">
            <text:p>92,042</text:p>
          </table:table-cell>
          <table:table-cell office:value-type="float" office:value="12.4072" calcext:value-type="float">
            <text:p>12,4072</text:p>
          </table:table-cell>
          <table:table-cell table:formula="of:=LN([.B94])" office:value-type="float" office:value="2.51827694926311" calcext:value-type="float">
            <text:p>2,51827694926311</text:p>
          </table:table-cell>
          <table:table-cell table:number-columns-repeated="1021"/>
        </table:table-row>
        <table:table-row table:style-name="ro1">
          <table:table-cell office:value-type="float" office:value="93.042" calcext:value-type="float">
            <text:p>93,042</text:p>
          </table:table-cell>
          <table:table-cell office:value-type="float" office:value="12.4189" calcext:value-type="float">
            <text:p>12,4189</text:p>
          </table:table-cell>
          <table:table-cell table:formula="of:=LN([.B95])" office:value-type="float" office:value="2.51921950575536" calcext:value-type="float">
            <text:p>2,51921950575536</text:p>
          </table:table-cell>
          <table:table-cell table:number-columns-repeated="1021"/>
        </table:table-row>
        <table:table-row table:style-name="ro1">
          <table:table-cell office:value-type="float" office:value="94.043" calcext:value-type="float">
            <text:p>94,043</text:p>
          </table:table-cell>
          <table:table-cell office:value-type="float" office:value="12.4611" calcext:value-type="float">
            <text:p>12,4611</text:p>
          </table:table-cell>
          <table:table-cell table:formula="of:=LN([.B96])" office:value-type="float" office:value="2.52261179196665" calcext:value-type="float">
            <text:p>2,52261179196665</text:p>
          </table:table-cell>
          <table:table-cell table:number-columns-repeated="1021"/>
        </table:table-row>
        <table:table-row table:style-name="ro1">
          <table:table-cell office:value-type="float" office:value="95.042" calcext:value-type="float">
            <text:p>95,042</text:p>
          </table:table-cell>
          <table:table-cell office:value-type="float" office:value="12.3895" calcext:value-type="float">
            <text:p>12,3895</text:p>
          </table:table-cell>
          <table:table-cell table:formula="of:=LN([.B97])" office:value-type="float" office:value="2.51684933970166" calcext:value-type="float">
            <text:p>2,51684933970166</text:p>
          </table:table-cell>
          <table:table-cell table:number-columns-repeated="1021"/>
        </table:table-row>
        <table:table-row table:style-name="ro1">
          <table:table-cell office:value-type="float" office:value="96.042" calcext:value-type="float">
            <text:p>96,042</text:p>
          </table:table-cell>
          <table:table-cell office:value-type="float" office:value="12.2969" calcext:value-type="float">
            <text:p>12,2969</text:p>
          </table:table-cell>
          <table:table-cell table:formula="of:=LN([.B98])" office:value-type="float" office:value="2.50934719809251" calcext:value-type="float">
            <text:p>2,50934719809251</text:p>
          </table:table-cell>
          <table:table-cell table:number-columns-repeated="1021"/>
        </table:table-row>
        <table:table-row table:style-name="ro1">
          <table:table-cell office:value-type="float" office:value="97.042" calcext:value-type="float">
            <text:p>97,042</text:p>
          </table:table-cell>
          <table:table-cell office:value-type="float" office:value="12.2369" calcext:value-type="float">
            <text:p>12,2369</text:p>
          </table:table-cell>
          <table:table-cell table:formula="of:=LN([.B99])" office:value-type="float" office:value="2.50445597703257" calcext:value-type="float">
            <text:p>2,50445597703257</text:p>
          </table:table-cell>
          <table:table-cell table:number-columns-repeated="1021"/>
        </table:table-row>
        <table:table-row table:style-name="ro1">
          <table:table-cell office:value-type="float" office:value="98.042" calcext:value-type="float">
            <text:p>98,042</text:p>
          </table:table-cell>
          <table:table-cell office:value-type="float" office:value="12.1393" calcext:value-type="float">
            <text:p>12,1393</text:p>
          </table:table-cell>
          <table:table-cell table:formula="of:=LN([.B100])" office:value-type="float" office:value="2.49644812334288" calcext:value-type="float">
            <text:p>2,49644812334288</text:p>
          </table:table-cell>
          <table:table-cell table:number-columns-repeated="1021"/>
        </table:table-row>
        <table:table-row table:style-name="ro1">
          <table:table-cell office:value-type="float" office:value="99.042" calcext:value-type="float">
            <text:p>99,042</text:p>
          </table:table-cell>
          <table:table-cell office:value-type="float" office:value="12.1123" calcext:value-type="float">
            <text:p>12,1123</text:p>
          </table:table-cell>
          <table:table-cell table:formula="of:=LN([.B101])" office:value-type="float" office:value="2.49422146521266" calcext:value-type="float">
            <text:p>2,49422146521266</text:p>
          </table:table-cell>
          <table:table-cell table:number-columns-repeated="1021"/>
        </table:table-row>
        <table:table-row table:style-name="ro1">
          <table:table-cell office:value-type="float" office:value="100.042" calcext:value-type="float">
            <text:p>100,042</text:p>
          </table:table-cell>
          <table:table-cell office:value-type="float" office:value="12.0521" calcext:value-type="float">
            <text:p>12,0521</text:p>
          </table:table-cell>
          <table:table-cell table:formula="of:=LN([.B102])" office:value-type="float" office:value="2.48923891861166" calcext:value-type="float">
            <text:p>2,48923891861166</text:p>
          </table:table-cell>
          <table:table-cell table:number-columns-repeated="1021"/>
        </table:table-row>
        <table:table-row table:style-name="ro1">
          <table:table-cell office:value-type="float" office:value="101.043" calcext:value-type="float">
            <text:p>101,043</text:p>
          </table:table-cell>
          <table:table-cell office:value-type="float" office:value="12.025" calcext:value-type="float">
            <text:p>12,025</text:p>
          </table:table-cell>
          <table:table-cell table:formula="of:=LN([.B103])" office:value-type="float" office:value="2.48698781599182" calcext:value-type="float">
            <text:p>2,48698781599182</text:p>
          </table:table-cell>
          <table:table-cell table:number-columns-repeated="1021"/>
        </table:table-row>
        <table:table-row table:style-name="ro1">
          <table:table-cell office:value-type="float" office:value="102.042" calcext:value-type="float">
            <text:p>102,042</text:p>
          </table:table-cell>
          <table:table-cell office:value-type="float" office:value="12.0209" calcext:value-type="float">
            <text:p>12,0209</text:p>
          </table:table-cell>
          <table:table-cell table:formula="of:=LN([.B104])" office:value-type="float" office:value="2.48664680151204" calcext:value-type="float">
            <text:p>2,48664680151204</text:p>
          </table:table-cell>
          <table:table-cell table:number-columns-repeated="1021"/>
        </table:table-row>
        <table:table-row table:style-name="ro1">
          <table:table-cell office:value-type="float" office:value="103.042" calcext:value-type="float">
            <text:p>103,042</text:p>
          </table:table-cell>
          <table:table-cell office:value-type="float" office:value="11.9621" calcext:value-type="float">
            <text:p>11,9621</text:p>
          </table:table-cell>
          <table:table-cell table:formula="of:=LN([.B105])" office:value-type="float" office:value="2.48174331839347" calcext:value-type="float">
            <text:p>2,48174331839347</text:p>
          </table:table-cell>
          <table:table-cell table:number-columns-repeated="1021"/>
        </table:table-row>
        <table:table-row table:style-name="ro1">
          <table:table-cell office:value-type="float" office:value="104.042" calcext:value-type="float">
            <text:p>104,042</text:p>
          </table:table-cell>
          <table:table-cell office:value-type="float" office:value="11.9208" calcext:value-type="float">
            <text:p>11,9208</text:p>
          </table:table-cell>
          <table:table-cell table:formula="of:=LN([.B106])" office:value-type="float" office:value="2.47828477347911" calcext:value-type="float">
            <text:p>2,47828477347911</text:p>
          </table:table-cell>
          <table:table-cell table:number-columns-repeated="1021"/>
        </table:table-row>
        <table:table-row table:style-name="ro1">
          <table:table-cell office:value-type="float" office:value="105.042" calcext:value-type="float">
            <text:p>105,042</text:p>
          </table:table-cell>
          <table:table-cell office:value-type="float" office:value="11.8936" calcext:value-type="float">
            <text:p>11,8936</text:p>
          </table:table-cell>
          <table:table-cell table:formula="of:=LN([.B107])" office:value-type="float" office:value="2.476000440317" calcext:value-type="float">
            <text:p>2,476000440317</text:p>
          </table:table-cell>
          <table:table-cell table:number-columns-repeated="1021"/>
        </table:table-row>
        <table:table-row table:style-name="ro1">
          <table:table-cell office:value-type="float" office:value="106.042" calcext:value-type="float">
            <text:p>106,042</text:p>
          </table:table-cell>
          <table:table-cell office:value-type="float" office:value="11.8162" calcext:value-type="float">
            <text:p>11,8162</text:p>
          </table:table-cell>
          <table:table-cell table:formula="of:=LN([.B108])" office:value-type="float" office:value="2.46947147128759" calcext:value-type="float">
            <text:p>2,46947147128759</text:p>
          </table:table-cell>
          <table:table-cell table:number-columns-repeated="1021"/>
        </table:table-row>
        <table:table-row table:style-name="ro1">
          <table:table-cell office:value-type="float" office:value="107.042" calcext:value-type="float">
            <text:p>107,042</text:p>
          </table:table-cell>
          <table:table-cell office:value-type="float" office:value="11.7945" calcext:value-type="float">
            <text:p>11,7945</text:p>
          </table:table-cell>
          <table:table-cell table:formula="of:=LN([.B109])" office:value-type="float" office:value="2.46763332111754" calcext:value-type="float">
            <text:p>2,46763332111754</text:p>
          </table:table-cell>
          <table:table-cell table:number-columns-repeated="1021"/>
        </table:table-row>
        <table:table-row table:style-name="ro1">
          <table:table-cell office:value-type="float" office:value="108.042" calcext:value-type="float">
            <text:p>108,042</text:p>
          </table:table-cell>
          <table:table-cell office:value-type="float" office:value="11.7823" calcext:value-type="float">
            <text:p>11,7823</text:p>
          </table:table-cell>
          <table:table-cell table:formula="of:=LN([.B110])" office:value-type="float" office:value="2.46659840534535" calcext:value-type="float">
            <text:p>2,46659840534535</text:p>
          </table:table-cell>
          <table:table-cell table:number-columns-repeated="1021"/>
        </table:table-row>
        <table:table-row table:style-name="ro1">
          <table:table-cell office:value-type="float" office:value="109.042" calcext:value-type="float">
            <text:p>109,042</text:p>
          </table:table-cell>
          <table:table-cell office:value-type="float" office:value="11.7268" calcext:value-type="float">
            <text:p>11,7268</text:p>
          </table:table-cell>
          <table:table-cell table:formula="of:=LN([.B111])" office:value-type="float" office:value="2.46187682067331" calcext:value-type="float">
            <text:p>2,46187682067331</text:p>
          </table:table-cell>
          <table:table-cell table:number-columns-repeated="1021"/>
        </table:table-row>
        <table:table-row table:style-name="ro1">
          <table:table-cell office:value-type="float" office:value="110.042" calcext:value-type="float">
            <text:p>110,042</text:p>
          </table:table-cell>
          <table:table-cell office:value-type="float" office:value="11.6884" calcext:value-type="float">
            <text:p>11,6884</text:p>
          </table:table-cell>
          <table:table-cell table:formula="of:=LN([.B112])" office:value-type="float" office:value="2.45859689699764" calcext:value-type="float">
            <text:p>2,45859689699764</text:p>
          </table:table-cell>
          <table:table-cell table:number-columns-repeated="1021"/>
        </table:table-row>
        <table:table-row table:style-name="ro1">
          <table:table-cell office:value-type="float" office:value="111.042" calcext:value-type="float">
            <text:p>111,042</text:p>
          </table:table-cell>
          <table:table-cell office:value-type="float" office:value="11.6963" calcext:value-type="float">
            <text:p>11,6963</text:p>
          </table:table-cell>
          <table:table-cell table:formula="of:=LN([.B113])" office:value-type="float" office:value="2.45927255247327" calcext:value-type="float">
            <text:p>2,45927255247327</text:p>
          </table:table-cell>
          <table:table-cell table:number-columns-repeated="1021"/>
        </table:table-row>
        <table:table-row table:style-name="ro1">
          <table:table-cell office:value-type="float" office:value="112.042" calcext:value-type="float">
            <text:p>112,042</text:p>
          </table:table-cell>
          <table:table-cell office:value-type="float" office:value="11.6336" calcext:value-type="float">
            <text:p>11,6336</text:p>
          </table:table-cell>
          <table:table-cell table:formula="of:=LN([.B114])" office:value-type="float" office:value="2.45389746291366" calcext:value-type="float">
            <text:p>2,45389746291366</text:p>
          </table:table-cell>
          <table:table-cell table:number-columns-repeated="1021"/>
        </table:table-row>
        <table:table-row table:style-name="ro1">
          <table:table-cell office:value-type="float" office:value="113.042" calcext:value-type="float">
            <text:p>113,042</text:p>
          </table:table-cell>
          <table:table-cell office:value-type="float" office:value="11.5868" calcext:value-type="float">
            <text:p>11,5868</text:p>
          </table:table-cell>
          <table:table-cell table:formula="of:=LN([.B115])" office:value-type="float" office:value="2.44986651914273" calcext:value-type="float">
            <text:p>2,44986651914273</text:p>
          </table:table-cell>
          <table:table-cell table:number-columns-repeated="1021"/>
        </table:table-row>
        <table:table-row table:style-name="ro1">
          <table:table-cell office:value-type="float" office:value="114.042" calcext:value-type="float">
            <text:p>114,042</text:p>
          </table:table-cell>
          <table:table-cell office:value-type="float" office:value="11.5836" calcext:value-type="float">
            <text:p>11,5836</text:p>
          </table:table-cell>
          <table:table-cell table:formula="of:=LN([.B116])" office:value-type="float" office:value="2.44959030466043" calcext:value-type="float">
            <text:p>2,44959030466043</text:p>
          </table:table-cell>
          <table:table-cell table:number-columns-repeated="1021"/>
        </table:table-row>
        <table:table-row table:style-name="ro1">
          <table:table-cell office:value-type="float" office:value="115.042" calcext:value-type="float">
            <text:p>115,042</text:p>
          </table:table-cell>
          <table:table-cell office:value-type="float" office:value="11.5582" calcext:value-type="float">
            <text:p>11,5582</text:p>
          </table:table-cell>
          <table:table-cell table:formula="of:=LN([.B117])" office:value-type="float" office:value="2.44739514177771" calcext:value-type="float">
            <text:p>2,44739514177771</text:p>
          </table:table-cell>
          <table:table-cell table:number-columns-repeated="1021"/>
        </table:table-row>
        <table:table-row table:style-name="ro1">
          <table:table-cell office:value-type="float" office:value="116.042" calcext:value-type="float">
            <text:p>116,042</text:p>
          </table:table-cell>
          <table:table-cell office:value-type="float" office:value="11.5511" calcext:value-type="float">
            <text:p>11,5511</text:p>
          </table:table-cell>
          <table:table-cell table:formula="of:=LN([.B118])" office:value-type="float" office:value="2.44678067052818" calcext:value-type="float">
            <text:p>2,44678067052818</text:p>
          </table:table-cell>
          <table:table-cell table:number-columns-repeated="1021"/>
        </table:table-row>
        <table:table-row table:style-name="ro1">
          <table:table-cell office:value-type="float" office:value="117.042" calcext:value-type="float">
            <text:p>117,042</text:p>
          </table:table-cell>
          <table:table-cell office:value-type="float" office:value="11.5782" calcext:value-type="float">
            <text:p>11,5782</text:p>
          </table:table-cell>
          <table:table-cell table:formula="of:=LN([.B119])" office:value-type="float" office:value="2.44912401964823" calcext:value-type="float">
            <text:p>2,44912401964823</text:p>
          </table:table-cell>
          <table:table-cell table:number-columns-repeated="1021"/>
        </table:table-row>
        <table:table-row table:style-name="ro1">
          <table:table-cell office:value-type="float" office:value="118.042" calcext:value-type="float">
            <text:p>118,042</text:p>
          </table:table-cell>
          <table:table-cell office:value-type="float" office:value="11.5678" calcext:value-type="float">
            <text:p>11,5678</text:p>
          </table:table-cell>
          <table:table-cell table:formula="of:=LN([.B120])" office:value-type="float" office:value="2.44822537619365" calcext:value-type="float">
            <text:p>2,44822537619365</text:p>
          </table:table-cell>
          <table:table-cell table:number-columns-repeated="1021"/>
        </table:table-row>
        <table:table-row table:style-name="ro1">
          <table:table-cell office:value-type="float" office:value="119.042" calcext:value-type="float">
            <text:p>119,042</text:p>
          </table:table-cell>
          <table:table-cell office:value-type="float" office:value="11.5081" calcext:value-type="float">
            <text:p>11,5081</text:p>
          </table:table-cell>
          <table:table-cell table:formula="of:=LN([.B121])" office:value-type="float" office:value="2.44305113525878" calcext:value-type="float">
            <text:p>2,44305113525878</text:p>
          </table:table-cell>
          <table:table-cell table:number-columns-repeated="1021"/>
        </table:table-row>
        <table:table-row table:style-name="ro1">
          <table:table-cell office:value-type="float" office:value="120.042" calcext:value-type="float">
            <text:p>120,042</text:p>
          </table:table-cell>
          <table:table-cell office:value-type="float" office:value="11.4418" calcext:value-type="float">
            <text:p>11,4418</text:p>
          </table:table-cell>
          <table:table-cell table:formula="of:=LN([.B122])" office:value-type="float" office:value="2.43727331623194" calcext:value-type="float">
            <text:p>2,43727331623194</text:p>
          </table:table-cell>
          <table:table-cell table:number-columns-repeated="1021"/>
        </table:table-row>
        <table:table-row table:style-name="ro1">
          <table:table-cell office:value-type="float" office:value="121.042" calcext:value-type="float">
            <text:p>121,042</text:p>
          </table:table-cell>
          <table:table-cell office:value-type="float" office:value="11.419" calcext:value-type="float">
            <text:p>11,419</text:p>
          </table:table-cell>
          <table:table-cell table:formula="of:=LN([.B123])" office:value-type="float" office:value="2.43527863471951" calcext:value-type="float">
            <text:p>2,43527863471951</text:p>
          </table:table-cell>
          <table:table-cell table:number-columns-repeated="1021"/>
        </table:table-row>
        <table:table-row table:style-name="ro1">
          <table:table-cell office:value-type="float" office:value="122.042" calcext:value-type="float">
            <text:p>122,042</text:p>
          </table:table-cell>
          <table:table-cell office:value-type="float" office:value="11.3738" calcext:value-type="float">
            <text:p>11,3738</text:p>
          </table:table-cell>
          <table:table-cell table:formula="of:=LN([.B124])" office:value-type="float" office:value="2.43131246476658" calcext:value-type="float">
            <text:p>2,43131246476658</text:p>
          </table:table-cell>
          <table:table-cell table:number-columns-repeated="1021"/>
        </table:table-row>
        <table:table-row table:style-name="ro1">
          <table:table-cell office:value-type="float" office:value="123.042" calcext:value-type="float">
            <text:p>123,042</text:p>
          </table:table-cell>
          <table:table-cell office:value-type="float" office:value="11.3248" calcext:value-type="float">
            <text:p>11,3248</text:p>
          </table:table-cell>
          <table:table-cell table:formula="of:=LN([.B125])" office:value-type="float" office:value="2.42699501116901" calcext:value-type="float">
            <text:p>2,42699501116901</text:p>
          </table:table-cell>
          <table:table-cell table:number-columns-repeated="1021"/>
        </table:table-row>
        <table:table-row table:style-name="ro1">
          <table:table-cell office:value-type="float" office:value="124.043" calcext:value-type="float">
            <text:p>124,043</text:p>
          </table:table-cell>
          <table:table-cell office:value-type="float" office:value="11.3376" calcext:value-type="float">
            <text:p>11,3376</text:p>
          </table:table-cell>
          <table:table-cell table:formula="of:=LN([.B126])" office:value-type="float" office:value="2.42812463568902" calcext:value-type="float">
            <text:p>2,42812463568902</text:p>
          </table:table-cell>
          <table:table-cell table:number-columns-repeated="1021"/>
        </table:table-row>
        <table:table-row table:style-name="ro1">
          <table:table-cell office:value-type="float" office:value="125.042" calcext:value-type="float">
            <text:p>125,042</text:p>
          </table:table-cell>
          <table:table-cell office:value-type="float" office:value="11.2992" calcext:value-type="float">
            <text:p>11,2992</text:p>
          </table:table-cell>
          <table:table-cell table:formula="of:=LN([.B127])" office:value-type="float" office:value="2.42473192675193" calcext:value-type="float">
            <text:p>2,42473192675193</text:p>
          </table:table-cell>
          <table:table-cell table:number-columns-repeated="1021"/>
        </table:table-row>
        <table:table-row table:style-name="ro1">
          <table:table-cell office:value-type="float" office:value="126.042" calcext:value-type="float">
            <text:p>126,042</text:p>
          </table:table-cell>
          <table:table-cell office:value-type="float" office:value="11.2765" calcext:value-type="float">
            <text:p>11,2765</text:p>
          </table:table-cell>
          <table:table-cell table:formula="of:=LN([.B128])" office:value-type="float" office:value="2.42272091423403" calcext:value-type="float">
            <text:p>2,42272091423403</text:p>
          </table:table-cell>
          <table:table-cell table:number-columns-repeated="1021"/>
        </table:table-row>
        <table:table-row table:style-name="ro1">
          <table:table-cell office:value-type="float" office:value="127.043" calcext:value-type="float">
            <text:p>127,043</text:p>
          </table:table-cell>
          <table:table-cell office:value-type="float" office:value="11.286" calcext:value-type="float">
            <text:p>11,286</text:p>
          </table:table-cell>
          <table:table-cell table:formula="of:=LN([.B129])" office:value-type="float" office:value="2.42356301954695" calcext:value-type="float">
            <text:p>2,42356301954695</text:p>
          </table:table-cell>
          <table:table-cell table:number-columns-repeated="1021"/>
        </table:table-row>
        <table:table-row table:style-name="ro1">
          <table:table-cell office:value-type="float" office:value="128.042" calcext:value-type="float">
            <text:p>128,042</text:p>
          </table:table-cell>
          <table:table-cell office:value-type="float" office:value="11.2568" calcext:value-type="float">
            <text:p>11,2568</text:p>
          </table:table-cell>
          <table:table-cell table:formula="of:=LN([.B130])" office:value-type="float" office:value="2.42097239049191" calcext:value-type="float">
            <text:p>2,42097239049191</text:p>
          </table:table-cell>
          <table:table-cell table:number-columns-repeated="1021"/>
        </table:table-row>
        <table:table-row table:style-name="ro1">
          <table:table-cell office:value-type="float" office:value="129.042" calcext:value-type="float">
            <text:p>129,042</text:p>
          </table:table-cell>
          <table:table-cell office:value-type="float" office:value="11.1754" calcext:value-type="float">
            <text:p>11,1754</text:p>
          </table:table-cell>
          <table:table-cell table:formula="of:=LN([.B131])" office:value-type="float" office:value="2.41371493404248" calcext:value-type="float">
            <text:p>2,41371493404248</text:p>
          </table:table-cell>
          <table:table-cell table:number-columns-repeated="1021"/>
        </table:table-row>
        <table:table-row table:style-name="ro1">
          <table:table-cell office:value-type="float" office:value="130.042" calcext:value-type="float">
            <text:p>130,042</text:p>
          </table:table-cell>
          <table:table-cell office:value-type="float" office:value="11.1336" calcext:value-type="float">
            <text:p>11,1336</text:p>
          </table:table-cell>
          <table:table-cell table:formula="of:=LN([.B132])" office:value-type="float" office:value="2.40996756312351" calcext:value-type="float">
            <text:p>2,40996756312351</text:p>
          </table:table-cell>
          <table:table-cell table:number-columns-repeated="1021"/>
        </table:table-row>
        <table:table-row table:style-name="ro1">
          <table:table-cell office:value-type="float" office:value="131.042" calcext:value-type="float">
            <text:p>131,042</text:p>
          </table:table-cell>
          <table:table-cell office:value-type="float" office:value="11.1155" calcext:value-type="float">
            <text:p>11,1155</text:p>
          </table:table-cell>
          <table:table-cell table:formula="of:=LN([.B133])" office:value-type="float" office:value="2.40834053065991" calcext:value-type="float">
            <text:p>2,40834053065991</text:p>
          </table:table-cell>
          <table:table-cell table:number-columns-repeated="1021"/>
        </table:table-row>
        <table:table-row table:style-name="ro1">
          <table:table-cell office:value-type="float" office:value="132.042" calcext:value-type="float">
            <text:p>132,042</text:p>
          </table:table-cell>
          <table:table-cell office:value-type="float" office:value="11.1477" calcext:value-type="float">
            <text:p>11,1477</text:p>
          </table:table-cell>
          <table:table-cell table:formula="of:=LN([.B134])" office:value-type="float" office:value="2.41123319860098" calcext:value-type="float">
            <text:p>2,41123319860098</text:p>
          </table:table-cell>
          <table:table-cell table:number-columns-repeated="1021"/>
        </table:table-row>
        <table:table-row table:style-name="ro1">
          <table:table-cell office:value-type="float" office:value="133.042" calcext:value-type="float">
            <text:p>133,042</text:p>
          </table:table-cell>
          <table:table-cell office:value-type="float" office:value="11.1657" calcext:value-type="float">
            <text:p>11,1657</text:p>
          </table:table-cell>
          <table:table-cell table:formula="of:=LN([.B135])" office:value-type="float" office:value="2.41284657925158" calcext:value-type="float">
            <text:p>2,41284657925158</text:p>
          </table:table-cell>
          <table:table-cell table:number-columns-repeated="1021"/>
        </table:table-row>
        <table:table-row table:style-name="ro1">
          <table:table-cell office:value-type="float" office:value="134.042" calcext:value-type="float">
            <text:p>134,042</text:p>
          </table:table-cell>
          <table:table-cell office:value-type="float" office:value="11.083" calcext:value-type="float">
            <text:p>11,083</text:p>
          </table:table-cell>
          <table:table-cell table:formula="of:=LN([.B136])" office:value-type="float" office:value="2.40541240279352" calcext:value-type="float">
            <text:p>2,40541240279352</text:p>
          </table:table-cell>
          <table:table-cell table:number-columns-repeated="1021"/>
        </table:table-row>
        <table:table-row table:style-name="ro1">
          <table:table-cell office:value-type="float" office:value="135.043" calcext:value-type="float">
            <text:p>135,043</text:p>
          </table:table-cell>
          <table:table-cell office:value-type="float" office:value="10.9635" calcext:value-type="float">
            <text:p>10,9635</text:p>
          </table:table-cell>
          <table:table-cell table:formula="of:=LN([.B137])" office:value-type="float" office:value="2.39457157360642" calcext:value-type="float">
            <text:p>2,39457157360642</text:p>
          </table:table-cell>
          <table:table-cell table:number-columns-repeated="1021"/>
        </table:table-row>
        <table:table-row table:style-name="ro1">
          <table:table-cell office:value-type="float" office:value="136.043" calcext:value-type="float">
            <text:p>136,043</text:p>
          </table:table-cell>
          <table:table-cell office:value-type="float" office:value="10.9165" calcext:value-type="float">
            <text:p>10,9165</text:p>
          </table:table-cell>
          <table:table-cell table:formula="of:=LN([.B138])" office:value-type="float" office:value="2.39027540612103" calcext:value-type="float">
            <text:p>2,39027540612103</text:p>
          </table:table-cell>
          <table:table-cell table:number-columns-repeated="1021"/>
        </table:table-row>
        <table:table-row table:style-name="ro1">
          <table:table-cell office:value-type="float" office:value="137.042" calcext:value-type="float">
            <text:p>137,042</text:p>
          </table:table-cell>
          <table:table-cell office:value-type="float" office:value="10.8188" calcext:value-type="float">
            <text:p>10,8188</text:p>
          </table:table-cell>
          <table:table-cell table:formula="of:=LN([.B139])" office:value-type="float" office:value="2.38128536153771" calcext:value-type="float">
            <text:p>2,38128536153771</text:p>
          </table:table-cell>
          <table:table-cell table:number-columns-repeated="1021"/>
        </table:table-row>
        <table:table-row table:style-name="ro1">
          <table:table-cell office:value-type="float" office:value="138.042" calcext:value-type="float">
            <text:p>138,042</text:p>
          </table:table-cell>
          <table:table-cell office:value-type="float" office:value="10.8084" calcext:value-type="float">
            <text:p>10,8084</text:p>
          </table:table-cell>
          <table:table-cell table:formula="of:=LN([.B140])" office:value-type="float" office:value="2.38032360959556" calcext:value-type="float">
            <text:p>2,38032360959556</text:p>
          </table:table-cell>
          <table:table-cell table:number-columns-repeated="1021"/>
        </table:table-row>
        <table:table-row table:style-name="ro1">
          <table:table-cell office:value-type="float" office:value="139.043" calcext:value-type="float">
            <text:p>139,043</text:p>
          </table:table-cell>
          <table:table-cell office:value-type="float" office:value="10.7518" calcext:value-type="float">
            <text:p>10,7518</text:p>
          </table:table-cell>
          <table:table-cell table:formula="of:=LN([.B141])" office:value-type="float" office:value="2.37507318241731" calcext:value-type="float">
            <text:p>2,37507318241731</text:p>
          </table:table-cell>
          <table:table-cell table:number-columns-repeated="1021"/>
        </table:table-row>
        <table:table-row table:style-name="ro1">
          <table:table-cell office:value-type="float" office:value="140.042" calcext:value-type="float">
            <text:p>140,042</text:p>
          </table:table-cell>
          <table:table-cell office:value-type="float" office:value="10.7606" calcext:value-type="float">
            <text:p>10,7606</text:p>
          </table:table-cell>
          <table:table-cell table:formula="of:=LN([.B142])" office:value-type="float" office:value="2.37589131526078" calcext:value-type="float">
            <text:p>2,37589131526078</text:p>
          </table:table-cell>
          <table:table-cell table:number-columns-repeated="1021"/>
        </table:table-row>
        <table:table-row table:style-name="ro1">
          <table:table-cell office:value-type="float" office:value="141.042" calcext:value-type="float">
            <text:p>141,042</text:p>
          </table:table-cell>
          <table:table-cell office:value-type="float" office:value="10.7518" calcext:value-type="float">
            <text:p>10,7518</text:p>
          </table:table-cell>
          <table:table-cell table:formula="of:=LN([.B143])" office:value-type="float" office:value="2.37507318241731" calcext:value-type="float">
            <text:p>2,37507318241731</text:p>
          </table:table-cell>
          <table:table-cell table:number-columns-repeated="1021"/>
        </table:table-row>
        <table:table-row table:style-name="ro1">
          <table:table-cell office:value-type="float" office:value="142.043" calcext:value-type="float">
            <text:p>142,043</text:p>
          </table:table-cell>
          <table:table-cell office:value-type="float" office:value="10.7684" calcext:value-type="float">
            <text:p>10,7684</text:p>
          </table:table-cell>
          <table:table-cell table:formula="of:=LN([.B144])" office:value-type="float" office:value="2.37661591931496" calcext:value-type="float">
            <text:p>2,37661591931496</text:p>
          </table:table-cell>
          <table:table-cell table:number-columns-repeated="1021"/>
        </table:table-row>
        <table:table-row table:style-name="ro1">
          <table:table-cell office:value-type="float" office:value="143.042" calcext:value-type="float">
            <text:p>143,042</text:p>
          </table:table-cell>
          <table:table-cell office:value-type="float" office:value="10.8193" calcext:value-type="float">
            <text:p>10,8193</text:p>
          </table:table-cell>
          <table:table-cell table:formula="of:=LN([.B145])" office:value-type="float" office:value="2.38133157631628" calcext:value-type="float">
            <text:p>2,38133157631628</text:p>
          </table:table-cell>
          <table:table-cell table:number-columns-repeated="1021"/>
        </table:table-row>
        <table:table-row table:style-name="ro1">
          <table:table-cell office:value-type="float" office:value="144.042" calcext:value-type="float">
            <text:p>144,042</text:p>
          </table:table-cell>
          <table:table-cell office:value-type="float" office:value="10.7716" calcext:value-type="float">
            <text:p>10,7716</text:p>
          </table:table-cell>
          <table:table-cell table:formula="of:=LN([.B146])" office:value-type="float" office:value="2.37691304095132" calcext:value-type="float">
            <text:p>2,37691304095132</text:p>
          </table:table-cell>
          <table:table-cell table:number-columns-repeated="1021"/>
        </table:table-row>
        <table:table-row table:style-name="ro1">
          <table:table-cell office:value-type="float" office:value="145.042" calcext:value-type="float">
            <text:p>145,042</text:p>
          </table:table-cell>
          <table:table-cell office:value-type="float" office:value="10.6947" calcext:value-type="float">
            <text:p>10,6947</text:p>
          </table:table-cell>
          <table:table-cell table:formula="of:=LN([.B147])" office:value-type="float" office:value="2.36974829165006" calcext:value-type="float">
            <text:p>2,36974829165006</text:p>
          </table:table-cell>
          <table:table-cell table:number-columns-repeated="1021"/>
        </table:table-row>
        <table:table-row table:style-name="ro1">
          <table:table-cell office:value-type="float" office:value="146.043" calcext:value-type="float">
            <text:p>146,043</text:p>
          </table:table-cell>
          <table:table-cell office:value-type="float" office:value="10.6497" calcext:value-type="float">
            <text:p>10,6497</text:p>
          </table:table-cell>
          <table:table-cell table:formula="of:=LN([.B148])" office:value-type="float" office:value="2.3655317227446" calcext:value-type="float">
            <text:p>2,3655317227446</text:p>
          </table:table-cell>
          <table:table-cell table:number-columns-repeated="1021"/>
        </table:table-row>
        <table:table-row table:style-name="ro1">
          <table:table-cell office:value-type="float" office:value="147.042" calcext:value-type="float">
            <text:p>147,042</text:p>
          </table:table-cell>
          <table:table-cell office:value-type="float" office:value="10.6623" calcext:value-type="float">
            <text:p>10,6623</text:p>
          </table:table-cell>
          <table:table-cell table:formula="of:=LN([.B149])" office:value-type="float" office:value="2.3667141553148" calcext:value-type="float">
            <text:p>2,3667141553148</text:p>
          </table:table-cell>
          <table:table-cell table:number-columns-repeated="1021"/>
        </table:table-row>
        <table:table-row table:style-name="ro1">
          <table:table-cell office:value-type="float" office:value="148.043" calcext:value-type="float">
            <text:p>148,043</text:p>
          </table:table-cell>
          <table:table-cell office:value-type="float" office:value="10.6282" calcext:value-type="float">
            <text:p>10,6282</text:p>
          </table:table-cell>
          <table:table-cell table:formula="of:=LN([.B150])" office:value-type="float" office:value="2.36351084593654" calcext:value-type="float">
            <text:p>2,36351084593654</text:p>
          </table:table-cell>
          <table:table-cell table:number-columns-repeated="1021"/>
        </table:table-row>
        <table:table-row table:style-name="ro1">
          <table:table-cell office:value-type="float" office:value="149.041" calcext:value-type="float">
            <text:p>149,041</text:p>
          </table:table-cell>
          <table:table-cell office:value-type="float" office:value="10.5748" calcext:value-type="float">
            <text:p>10,5748</text:p>
          </table:table-cell>
          <table:table-cell table:formula="of:=LN([.B151])" office:value-type="float" office:value="2.35847381222395" calcext:value-type="float">
            <text:p>2,35847381222395</text:p>
          </table:table-cell>
          <table:table-cell table:number-columns-repeated="1021"/>
        </table:table-row>
        <table:table-row table:style-name="ro1">
          <table:table-cell office:value-type="float" office:value="150.041" calcext:value-type="float">
            <text:p>150,041</text:p>
          </table:table-cell>
          <table:table-cell office:value-type="float" office:value="10.5539" calcext:value-type="float">
            <text:p>10,5539</text:p>
          </table:table-cell>
          <table:table-cell table:formula="of:=LN([.B152])" office:value-type="float" office:value="2.35649545985805" calcext:value-type="float">
            <text:p>2,35649545985805</text:p>
          </table:table-cell>
          <table:table-cell table:number-columns-repeated="1021"/>
        </table:table-row>
        <table:table-row table:style-name="ro1">
          <table:table-cell office:value-type="float" office:value="151.041" calcext:value-type="float">
            <text:p>151,041</text:p>
          </table:table-cell>
          <table:table-cell office:value-type="float" office:value="10.6052" calcext:value-type="float">
            <text:p>10,6052</text:p>
          </table:table-cell>
          <table:table-cell table:formula="of:=LN([.B153])" office:value-type="float" office:value="2.36134444686758" calcext:value-type="float">
            <text:p>2,36134444686758</text:p>
          </table:table-cell>
          <table:table-cell table:number-columns-repeated="1021"/>
        </table:table-row>
        <table:table-row table:style-name="ro1">
          <table:table-cell office:value-type="float" office:value="152.041" calcext:value-type="float">
            <text:p>152,041</text:p>
          </table:table-cell>
          <table:table-cell office:value-type="float" office:value="10.5784" calcext:value-type="float">
            <text:p>10,5784</text:p>
          </table:table-cell>
          <table:table-cell table:formula="of:=LN([.B154])" office:value-type="float" office:value="2.35881418626048" calcext:value-type="float">
            <text:p>2,35881418626048</text:p>
          </table:table-cell>
          <table:table-cell table:number-columns-repeated="1021"/>
        </table:table-row>
        <table:table-row table:style-name="ro1">
          <table:table-cell office:value-type="float" office:value="153.041" calcext:value-type="float">
            <text:p>153,041</text:p>
          </table:table-cell>
          <table:table-cell office:value-type="float" office:value="10.5312" calcext:value-type="float">
            <text:p>10,5312</text:p>
          </table:table-cell>
          <table:table-cell table:formula="of:=LN([.B155])" office:value-type="float" office:value="2.35434227976688" calcext:value-type="float">
            <text:p>2,35434227976688</text:p>
          </table:table-cell>
          <table:table-cell table:number-columns-repeated="1021"/>
        </table:table-row>
        <table:table-row table:style-name="ro1">
          <table:table-cell office:value-type="float" office:value="154.041" calcext:value-type="float">
            <text:p>154,041</text:p>
          </table:table-cell>
          <table:table-cell office:value-type="float" office:value="10.5052" calcext:value-type="float">
            <text:p>10,5052</text:p>
          </table:table-cell>
          <table:table-cell table:formula="of:=LN([.B156])" office:value-type="float" office:value="2.3518703726688" calcext:value-type="float">
            <text:p>2,3518703726688</text:p>
          </table:table-cell>
          <table:table-cell table:number-columns-repeated="1021"/>
        </table:table-row>
        <table:table-row table:style-name="ro1">
          <table:table-cell office:value-type="float" office:value="155.041" calcext:value-type="float">
            <text:p>155,041</text:p>
          </table:table-cell>
          <table:table-cell office:value-type="float" office:value="10.3673" calcext:value-type="float">
            <text:p>10,3673</text:p>
          </table:table-cell>
          <table:table-cell table:formula="of:=LN([.B157])" office:value-type="float" office:value="2.33865662189855" calcext:value-type="float">
            <text:p>2,33865662189855</text:p>
          </table:table-cell>
          <table:table-cell table:number-columns-repeated="1021"/>
        </table:table-row>
        <table:table-row table:style-name="ro1">
          <table:table-cell office:value-type="float" office:value="156.041" calcext:value-type="float">
            <text:p>156,041</text:p>
          </table:table-cell>
          <table:table-cell office:value-type="float" office:value="10.3061" calcext:value-type="float">
            <text:p>10,3061</text:p>
          </table:table-cell>
          <table:table-cell table:formula="of:=LN([.B158])" office:value-type="float" office:value="2.33273595294454" calcext:value-type="float">
            <text:p>2,33273595294454</text:p>
          </table:table-cell>
          <table:table-cell table:number-columns-repeated="1021"/>
        </table:table-row>
        <table:table-row table:style-name="ro1">
          <table:table-cell office:value-type="float" office:value="157.041" calcext:value-type="float">
            <text:p>157,041</text:p>
          </table:table-cell>
          <table:table-cell office:value-type="float" office:value="10.2003" calcext:value-type="float">
            <text:p>10,2003</text:p>
          </table:table-cell>
          <table:table-cell table:formula="of:=LN([.B159])" office:value-type="float" office:value="2.32241713162241" calcext:value-type="float">
            <text:p>2,32241713162241</text:p>
          </table:table-cell>
          <table:table-cell table:number-columns-repeated="1021"/>
        </table:table-row>
        <table:table-row table:style-name="ro1">
          <table:table-cell office:value-type="float" office:value="158.041" calcext:value-type="float">
            <text:p>158,041</text:p>
          </table:table-cell>
          <table:table-cell office:value-type="float" office:value="10.1566" calcext:value-type="float">
            <text:p>10,1566</text:p>
          </table:table-cell>
          <table:table-cell table:formula="of:=LN([.B160])" office:value-type="float" office:value="2.31812374047469" calcext:value-type="float">
            <text:p>2,31812374047469</text:p>
          </table:table-cell>
          <table:table-cell table:number-columns-repeated="1021"/>
        </table:table-row>
        <table:table-row table:style-name="ro1">
          <table:table-cell office:value-type="float" office:value="159.041" calcext:value-type="float">
            <text:p>159,041</text:p>
          </table:table-cell>
          <table:table-cell office:value-type="float" office:value="10.1466" calcext:value-type="float">
            <text:p>10,1466</text:p>
          </table:table-cell>
          <table:table-cell table:formula="of:=LN([.B161])" office:value-type="float" office:value="2.31713867400156" calcext:value-type="float">
            <text:p>2,31713867400156</text:p>
          </table:table-cell>
          <table:table-cell table:number-columns-repeated="1021"/>
        </table:table-row>
        <table:table-row table:style-name="ro1">
          <table:table-cell office:value-type="float" office:value="160.041" calcext:value-type="float">
            <text:p>160,041</text:p>
          </table:table-cell>
          <table:table-cell office:value-type="float" office:value="10.1287" calcext:value-type="float">
            <text:p>10,1287</text:p>
          </table:table-cell>
          <table:table-cell table:formula="of:=LN([.B162])" office:value-type="float" office:value="2.31537297833732" calcext:value-type="float">
            <text:p>2,31537297833732</text:p>
          </table:table-cell>
          <table:table-cell table:number-columns-repeated="1021"/>
        </table:table-row>
        <table:table-row table:style-name="ro1">
          <table:table-cell office:value-type="float" office:value="161.041" calcext:value-type="float">
            <text:p>161,041</text:p>
          </table:table-cell>
          <table:table-cell office:value-type="float" office:value="10.115" calcext:value-type="float">
            <text:p>10,115</text:p>
          </table:table-cell>
          <table:table-cell table:formula="of:=LN([.B163])" office:value-type="float" office:value="2.31401947061971" calcext:value-type="float">
            <text:p>2,31401947061971</text:p>
          </table:table-cell>
          <table:table-cell table:number-columns-repeated="1021"/>
        </table:table-row>
        <table:table-row table:style-name="ro1">
          <table:table-cell office:value-type="float" office:value="162.041" calcext:value-type="float">
            <text:p>162,041</text:p>
          </table:table-cell>
          <table:table-cell office:value-type="float" office:value="10.0891" calcext:value-type="float">
            <text:p>10,0891</text:p>
          </table:table-cell>
          <table:table-cell table:formula="of:=LN([.B164])" office:value-type="float" office:value="2.31145563316223" calcext:value-type="float">
            <text:p>2,31145563316223</text:p>
          </table:table-cell>
          <table:table-cell table:number-columns-repeated="1021"/>
        </table:table-row>
        <table:table-row table:style-name="ro1">
          <table:table-cell office:value-type="float" office:value="163.041" calcext:value-type="float">
            <text:p>163,041</text:p>
          </table:table-cell>
          <table:table-cell office:value-type="float" office:value="10.0509" calcext:value-type="float">
            <text:p>10,0509</text:p>
          </table:table-cell>
          <table:table-cell table:formula="of:=LN([.B165])" office:value-type="float" office:value="2.30766218273433" calcext:value-type="float">
            <text:p>2,30766218273433</text:p>
          </table:table-cell>
          <table:table-cell table:number-columns-repeated="1021"/>
        </table:table-row>
        <table:table-row table:style-name="ro1">
          <table:table-cell office:value-type="float" office:value="164.041" calcext:value-type="float">
            <text:p>164,041</text:p>
          </table:table-cell>
          <table:table-cell office:value-type="float" office:value="10.0059" calcext:value-type="float">
            <text:p>10,0059</text:p>
          </table:table-cell>
          <table:table-cell table:formula="of:=LN([.B166])" office:value-type="float" office:value="2.30317491901248" calcext:value-type="float">
            <text:p>2,30317491901248</text:p>
          </table:table-cell>
          <table:table-cell table:number-columns-repeated="1021"/>
        </table:table-row>
        <table:table-row table:style-name="ro1">
          <table:table-cell office:value-type="float" office:value="165.042" calcext:value-type="float">
            <text:p>165,042</text:p>
          </table:table-cell>
          <table:table-cell office:value-type="float" office:value="9.9447" calcext:value-type="float">
            <text:p>9,9447</text:p>
          </table:table-cell>
          <table:table-cell table:formula="of:=LN([.B167])" office:value-type="float" office:value="2.29703974593842" calcext:value-type="float">
            <text:p>2,29703974593842</text:p>
          </table:table-cell>
          <table:table-cell table:number-columns-repeated="1021"/>
        </table:table-row>
        <table:table-row table:style-name="ro1">
          <table:table-cell office:value-type="float" office:value="166.042" calcext:value-type="float">
            <text:p>166,042</text:p>
          </table:table-cell>
          <table:table-cell office:value-type="float" office:value="9.9395" calcext:value-type="float">
            <text:p>9,9395</text:p>
          </table:table-cell>
          <table:table-cell table:formula="of:=LN([.B168])" office:value-type="float" office:value="2.29651671759244" calcext:value-type="float">
            <text:p>2,29651671759244</text:p>
          </table:table-cell>
          <table:table-cell table:number-columns-repeated="1021"/>
        </table:table-row>
        <table:table-row table:style-name="ro1">
          <table:table-cell office:value-type="float" office:value="167.042" calcext:value-type="float">
            <text:p>167,042</text:p>
          </table:table-cell>
          <table:table-cell office:value-type="float" office:value="9.9614" calcext:value-type="float">
            <text:p>9,9614</text:p>
          </table:table-cell>
          <table:table-cell table:formula="of:=LN([.B169])" office:value-type="float" office:value="2.29871762396756" calcext:value-type="float">
            <text:p>2,29871762396756</text:p>
          </table:table-cell>
          <table:table-cell table:number-columns-repeated="1021"/>
        </table:table-row>
        <table:table-row table:style-name="ro1">
          <table:table-cell office:value-type="float" office:value="168.042" calcext:value-type="float">
            <text:p>168,042</text:p>
          </table:table-cell>
          <table:table-cell office:value-type="float" office:value="9.9056" calcext:value-type="float">
            <text:p>9,9056</text:p>
          </table:table-cell>
          <table:table-cell table:formula="of:=LN([.B170])" office:value-type="float" office:value="2.29310025378283" calcext:value-type="float">
            <text:p>2,29310025378283</text:p>
          </table:table-cell>
          <table:table-cell table:number-columns-repeated="1021"/>
        </table:table-row>
        <table:table-row table:style-name="ro1">
          <table:table-cell office:value-type="float" office:value="169.042" calcext:value-type="float">
            <text:p>169,042</text:p>
          </table:table-cell>
          <table:table-cell office:value-type="float" office:value="9.8756" calcext:value-type="float">
            <text:p>9,8756</text:p>
          </table:table-cell>
          <table:table-cell table:formula="of:=LN([.B171])" office:value-type="float" office:value="2.29006706843507" calcext:value-type="float">
            <text:p>2,29006706843507</text:p>
          </table:table-cell>
          <table:table-cell table:number-columns-repeated="1021"/>
        </table:table-row>
        <table:table-row table:style-name="ro1">
          <table:table-cell office:value-type="float" office:value="170.042" calcext:value-type="float">
            <text:p>170,042</text:p>
          </table:table-cell>
          <table:table-cell office:value-type="float" office:value="9.8212" calcext:value-type="float">
            <text:p>9,8212</text:p>
          </table:table-cell>
          <table:table-cell table:formula="of:=LN([.B172])" office:value-type="float" office:value="2.28454331449328" calcext:value-type="float">
            <text:p>2,28454331449328</text:p>
          </table:table-cell>
          <table:table-cell table:number-columns-repeated="1021"/>
        </table:table-row>
        <table:table-row table:style-name="ro1">
          <table:table-cell office:value-type="float" office:value="171.042" calcext:value-type="float">
            <text:p>171,042</text:p>
          </table:table-cell>
          <table:table-cell office:value-type="float" office:value="9.7703" calcext:value-type="float">
            <text:p>9,7703</text:p>
          </table:table-cell>
          <table:table-cell table:formula="of:=LN([.B173])" office:value-type="float" office:value="2.27934717182687" calcext:value-type="float">
            <text:p>2,27934717182687</text:p>
          </table:table-cell>
          <table:table-cell table:number-columns-repeated="1021"/>
        </table:table-row>
        <table:table-row table:style-name="ro1">
          <table:table-cell office:value-type="float" office:value="172.043" calcext:value-type="float">
            <text:p>172,043</text:p>
          </table:table-cell>
          <table:table-cell office:value-type="float" office:value="9.754" calcext:value-type="float">
            <text:p>9,754</text:p>
          </table:table-cell>
          <table:table-cell table:formula="of:=LN([.B174])" office:value-type="float" office:value="2.27767745728786" calcext:value-type="float">
            <text:p>2,27767745728786</text:p>
          </table:table-cell>
          <table:table-cell table:number-columns-repeated="1021"/>
        </table:table-row>
        <table:table-row table:style-name="ro1">
          <table:table-cell office:value-type="float" office:value="173.042" calcext:value-type="float">
            <text:p>173,042</text:p>
          </table:table-cell>
          <table:table-cell office:value-type="float" office:value="9.6626" calcext:value-type="float">
            <text:p>9,6626</text:p>
          </table:table-cell>
          <table:table-cell table:formula="of:=LN([.B175])" office:value-type="float" office:value="2.26826276314847" calcext:value-type="float">
            <text:p>2,26826276314847</text:p>
          </table:table-cell>
          <table:table-cell table:number-columns-repeated="1021"/>
        </table:table-row>
        <table:table-row table:style-name="ro1">
          <table:table-cell office:value-type="float" office:value="174.042" calcext:value-type="float">
            <text:p>174,042</text:p>
          </table:table-cell>
          <table:table-cell office:value-type="float" office:value="9.6402" calcext:value-type="float">
            <text:p>9,6402</text:p>
          </table:table-cell>
          <table:table-cell table:formula="of:=LN([.B176])" office:value-type="float" office:value="2.26594185529521" calcext:value-type="float">
            <text:p>2,26594185529521</text:p>
          </table:table-cell>
          <table:table-cell table:number-columns-repeated="1021"/>
        </table:table-row>
        <table:table-row table:style-name="ro1">
          <table:table-cell office:value-type="float" office:value="175.042" calcext:value-type="float">
            <text:p>175,042</text:p>
          </table:table-cell>
          <table:table-cell office:value-type="float" office:value="9.6328" calcext:value-type="float">
            <text:p>9,6328</text:p>
          </table:table-cell>
          <table:table-cell table:formula="of:=LN([.B177])" office:value-type="float" office:value="2.26517394159587" calcext:value-type="float">
            <text:p>2,26517394159587</text:p>
          </table:table-cell>
          <table:table-cell table:number-columns-repeated="1021"/>
        </table:table-row>
        <table:table-row table:style-name="ro1">
          <table:table-cell office:value-type="float" office:value="176.042" calcext:value-type="float">
            <text:p>176,042</text:p>
          </table:table-cell>
          <table:table-cell office:value-type="float" office:value="9.6129" calcext:value-type="float">
            <text:p>9,6129</text:p>
          </table:table-cell>
          <table:table-cell table:formula="of:=LN([.B178])" office:value-type="float" office:value="2.26310594644973" calcext:value-type="float">
            <text:p>2,26310594644973</text:p>
          </table:table-cell>
          <table:table-cell table:number-columns-repeated="1021"/>
        </table:table-row>
        <table:table-row table:style-name="ro1">
          <table:table-cell office:value-type="float" office:value="177.042" calcext:value-type="float">
            <text:p>177,042</text:p>
          </table:table-cell>
          <table:table-cell office:value-type="float" office:value="9.5883" calcext:value-type="float">
            <text:p>9,5883</text:p>
          </table:table-cell>
          <table:table-cell table:formula="of:=LN([.B179])" office:value-type="float" office:value="2.26054360519403" calcext:value-type="float">
            <text:p>2,26054360519403</text:p>
          </table:table-cell>
          <table:table-cell table:number-columns-repeated="1021"/>
        </table:table-row>
        <table:table-row table:style-name="ro1">
          <table:table-cell office:value-type="float" office:value="178.042" calcext:value-type="float">
            <text:p>178,042</text:p>
          </table:table-cell>
          <table:table-cell office:value-type="float" office:value="9.5733" calcext:value-type="float">
            <text:p>9,5733</text:p>
          </table:table-cell>
          <table:table-cell table:formula="of:=LN([.B180])" office:value-type="float" office:value="2.2589779736117" calcext:value-type="float">
            <text:p>2,2589779736117</text:p>
          </table:table-cell>
          <table:table-cell table:number-columns-repeated="1021"/>
        </table:table-row>
        <table:table-row table:style-name="ro1">
          <table:table-cell office:value-type="float" office:value="179.043" calcext:value-type="float">
            <text:p>179,043</text:p>
          </table:table-cell>
          <table:table-cell office:value-type="float" office:value="9.5814" calcext:value-type="float">
            <text:p>9,5814</text:p>
          </table:table-cell>
          <table:table-cell table:formula="of:=LN([.B181])" office:value-type="float" office:value="2.25982371909274" calcext:value-type="float">
            <text:p>2,25982371909274</text:p>
          </table:table-cell>
          <table:table-cell table:number-columns-repeated="1021"/>
        </table:table-row>
        <table:table-row table:style-name="ro1">
          <table:table-cell office:value-type="float" office:value="180.042" calcext:value-type="float">
            <text:p>180,042</text:p>
          </table:table-cell>
          <table:table-cell office:value-type="float" office:value="9.5834" calcext:value-type="float">
            <text:p>9,5834</text:p>
          </table:table-cell>
          <table:table-cell table:formula="of:=LN([.B182])" office:value-type="float" office:value="2.26003243507279" calcext:value-type="float">
            <text:p>2,26003243507279</text:p>
          </table:table-cell>
          <table:table-cell table:number-columns-repeated="1021"/>
        </table:table-row>
        <table:table-row table:style-name="ro1">
          <table:table-cell office:value-type="float" office:value="181.042" calcext:value-type="float">
            <text:p>181,042</text:p>
          </table:table-cell>
          <table:table-cell office:value-type="float" office:value="9.5393" calcext:value-type="float">
            <text:p>9,5393</text:p>
          </table:table-cell>
          <table:table-cell table:formula="of:=LN([.B183])" office:value-type="float" office:value="2.25542010750604" calcext:value-type="float">
            <text:p>2,25542010750604</text:p>
          </table:table-cell>
          <table:table-cell table:number-columns-repeated="1021"/>
        </table:table-row>
        <table:table-row table:style-name="ro1">
          <table:table-cell office:value-type="float" office:value="182.042" calcext:value-type="float">
            <text:p>182,042</text:p>
          </table:table-cell>
          <table:table-cell office:value-type="float" office:value="9.5064" calcext:value-type="float">
            <text:p>9,5064</text:p>
          </table:table-cell>
          <table:table-cell table:formula="of:=LN([.B184])" office:value-type="float" office:value="2.25196525599368" calcext:value-type="float">
            <text:p>2,25196525599368</text:p>
          </table:table-cell>
          <table:table-cell table:number-columns-repeated="1021"/>
        </table:table-row>
        <table:table-row table:style-name="ro1">
          <table:table-cell office:value-type="float" office:value="183.042" calcext:value-type="float">
            <text:p>183,042</text:p>
          </table:table-cell>
          <table:table-cell office:value-type="float" office:value="9.5165" calcext:value-type="float">
            <text:p>9,5165</text:p>
          </table:table-cell>
          <table:table-cell table:formula="of:=LN([.B185])" office:value-type="float" office:value="2.2530271341457" calcext:value-type="float">
            <text:p>2,2530271341457</text:p>
          </table:table-cell>
          <table:table-cell table:number-columns-repeated="1021"/>
        </table:table-row>
        <table:table-row table:style-name="ro1">
          <table:table-cell office:value-type="float" office:value="184.043" calcext:value-type="float">
            <text:p>184,043</text:p>
          </table:table-cell>
          <table:table-cell office:value-type="float" office:value="9.4628" calcext:value-type="float">
            <text:p>9,4628</text:p>
          </table:table-cell>
          <table:table-cell table:formula="of:=LN([.B186])" office:value-type="float" office:value="2.24736832235612" calcext:value-type="float">
            <text:p>2,24736832235612</text:p>
          </table:table-cell>
          <table:table-cell table:number-columns-repeated="1021"/>
        </table:table-row>
        <table:table-row table:style-name="ro1">
          <table:table-cell office:value-type="float" office:value="185.042" calcext:value-type="float">
            <text:p>185,042</text:p>
          </table:table-cell>
          <table:table-cell office:value-type="float" office:value="9.4404" calcext:value-type="float">
            <text:p>9,4404</text:p>
          </table:table-cell>
          <table:table-cell table:formula="of:=LN([.B187])" office:value-type="float" office:value="2.24499835214106" calcext:value-type="float">
            <text:p>2,24499835214106</text:p>
          </table:table-cell>
          <table:table-cell table:number-columns-repeated="1021"/>
        </table:table-row>
        <table:table-row table:style-name="ro1">
          <table:table-cell office:value-type="float" office:value="186.042" calcext:value-type="float">
            <text:p>186,042</text:p>
          </table:table-cell>
          <table:table-cell office:value-type="float" office:value="9.4071" calcext:value-type="float">
            <text:p>9,4071</text:p>
          </table:table-cell>
          <table:table-cell table:formula="of:=LN([.B188])" office:value-type="float" office:value="2.24146472331494" calcext:value-type="float">
            <text:p>2,24146472331494</text:p>
          </table:table-cell>
          <table:table-cell table:number-columns-repeated="1021"/>
        </table:table-row>
        <table:table-row table:style-name="ro1">
          <table:table-cell office:value-type="float" office:value="187.042" calcext:value-type="float">
            <text:p>187,042</text:p>
          </table:table-cell>
          <table:table-cell office:value-type="float" office:value="9.3687" calcext:value-type="float">
            <text:p>9,3687</text:p>
          </table:table-cell>
          <table:table-cell table:formula="of:=LN([.B189])" office:value-type="float" office:value="2.23737434596327" calcext:value-type="float">
            <text:p>2,23737434596327</text:p>
          </table:table-cell>
          <table:table-cell table:number-columns-repeated="1021"/>
        </table:table-row>
        <table:table-row table:style-name="ro1">
          <table:table-cell office:value-type="float" office:value="188.042" calcext:value-type="float">
            <text:p>188,042</text:p>
          </table:table-cell>
          <table:table-cell office:value-type="float" office:value="9.3583" calcext:value-type="float">
            <text:p>9,3583</text:p>
          </table:table-cell>
          <table:table-cell table:formula="of:=LN([.B190])" office:value-type="float" office:value="2.23626365006225" calcext:value-type="float">
            <text:p>2,23626365006225</text:p>
          </table:table-cell>
          <table:table-cell table:number-columns-repeated="1021"/>
        </table:table-row>
        <table:table-row table:style-name="ro1">
          <table:table-cell office:value-type="float" office:value="189.042" calcext:value-type="float">
            <text:p>189,042</text:p>
          </table:table-cell>
          <table:table-cell office:value-type="float" office:value="9.4278" calcext:value-type="float">
            <text:p>9,4278</text:p>
          </table:table-cell>
          <table:table-cell table:formula="of:=LN([.B191])" office:value-type="float" office:value="2.243662771442" calcext:value-type="float">
            <text:p>2,243662771442</text:p>
          </table:table-cell>
          <table:table-cell table:number-columns-repeated="1021"/>
        </table:table-row>
        <table:table-row table:style-name="ro1">
          <table:table-cell office:value-type="float" office:value="190.042" calcext:value-type="float">
            <text:p>190,042</text:p>
          </table:table-cell>
          <table:table-cell office:value-type="float" office:value="9.4086" calcext:value-type="float">
            <text:p>9,4086</text:p>
          </table:table-cell>
          <table:table-cell table:formula="of:=LN([.B192])" office:value-type="float" office:value="2.2416241646329" calcext:value-type="float">
            <text:p>2,2416241646329</text:p>
          </table:table-cell>
          <table:table-cell table:number-columns-repeated="1021"/>
        </table:table-row>
        <table:table-row table:style-name="ro1">
          <table:table-cell office:value-type="float" office:value="191.043" calcext:value-type="float">
            <text:p>191,043</text:p>
          </table:table-cell>
          <table:table-cell office:value-type="float" office:value="9.3376" calcext:value-type="float">
            <text:p>9,3376</text:p>
          </table:table-cell>
          <table:table-cell table:formula="of:=LN([.B193])" office:value-type="float" office:value="2.23404925990627" calcext:value-type="float">
            <text:p>2,23404925990627</text:p>
          </table:table-cell>
          <table:table-cell table:number-columns-repeated="1021"/>
        </table:table-row>
        <table:table-row table:style-name="ro1">
          <table:table-cell office:value-type="float" office:value="192.042" calcext:value-type="float">
            <text:p>192,042</text:p>
          </table:table-cell>
          <table:table-cell office:value-type="float" office:value="9.3331" calcext:value-type="float">
            <text:p>9,3331</text:p>
          </table:table-cell>
          <table:table-cell table:formula="of:=LN([.B194])" office:value-type="float" office:value="2.23356722119459" calcext:value-type="float">
            <text:p>2,23356722119459</text:p>
          </table:table-cell>
          <table:table-cell table:number-columns-repeated="1021"/>
        </table:table-row>
        <table:table-row table:style-name="ro1">
          <table:table-cell office:value-type="float" office:value="193.042" calcext:value-type="float">
            <text:p>193,042</text:p>
          </table:table-cell>
          <table:table-cell office:value-type="float" office:value="9.318" calcext:value-type="float">
            <text:p>9,318</text:p>
          </table:table-cell>
          <table:table-cell table:formula="of:=LN([.B195])" office:value-type="float" office:value="2.2319480133946" calcext:value-type="float">
            <text:p>2,2319480133946</text:p>
          </table:table-cell>
          <table:table-cell table:number-columns-repeated="1021"/>
        </table:table-row>
        <table:table-row table:style-name="ro1">
          <table:table-cell office:value-type="float" office:value="194.042" calcext:value-type="float">
            <text:p>194,042</text:p>
          </table:table-cell>
          <table:table-cell office:value-type="float" office:value="9.2919" calcext:value-type="float">
            <text:p>9,2919</text:p>
          </table:table-cell>
          <table:table-cell table:formula="of:=LN([.B196])" office:value-type="float" office:value="2.22914305290449" calcext:value-type="float">
            <text:p>2,22914305290449</text:p>
          </table:table-cell>
          <table:table-cell table:number-columns-repeated="1021"/>
        </table:table-row>
        <table:table-row table:style-name="ro1">
          <table:table-cell office:value-type="float" office:value="195.042" calcext:value-type="float">
            <text:p>195,042</text:p>
          </table:table-cell>
          <table:table-cell office:value-type="float" office:value="9.2624" calcext:value-type="float">
            <text:p>9,2624</text:p>
          </table:table-cell>
          <table:table-cell table:formula="of:=LN([.B197])" office:value-type="float" office:value="2.2259631943426" calcext:value-type="float">
            <text:p>2,2259631943426</text:p>
          </table:table-cell>
          <table:table-cell table:number-columns-repeated="1021"/>
        </table:table-row>
        <table:table-row table:style-name="ro1">
          <table:table-cell office:value-type="float" office:value="196.042" calcext:value-type="float">
            <text:p>196,042</text:p>
          </table:table-cell>
          <table:table-cell office:value-type="float" office:value="9.2035" calcext:value-type="float">
            <text:p>9,2035</text:p>
          </table:table-cell>
          <table:table-cell table:formula="of:=LN([.B198])" office:value-type="float" office:value="2.21958384649064" calcext:value-type="float">
            <text:p>2,21958384649064</text:p>
          </table:table-cell>
          <table:table-cell table:number-columns-repeated="1021"/>
        </table:table-row>
        <table:table-row table:style-name="ro1">
          <table:table-cell office:value-type="float" office:value="197.042" calcext:value-type="float">
            <text:p>197,042</text:p>
          </table:table-cell>
          <table:table-cell office:value-type="float" office:value="9.1592" calcext:value-type="float">
            <text:p>9,1592</text:p>
          </table:table-cell>
          <table:table-cell table:formula="of:=LN([.B199])" office:value-type="float" office:value="2.21475883862747" calcext:value-type="float">
            <text:p>2,21475883862747</text:p>
          </table:table-cell>
          <table:table-cell table:number-columns-repeated="1021"/>
        </table:table-row>
        <table:table-row table:style-name="ro1">
          <table:table-cell office:value-type="float" office:value="198.042" calcext:value-type="float">
            <text:p>198,042</text:p>
          </table:table-cell>
          <table:table-cell office:value-type="float" office:value="9.1462" calcext:value-type="float">
            <text:p>9,1462</text:p>
          </table:table-cell>
          <table:table-cell table:formula="of:=LN([.B200])" office:value-type="float" office:value="2.21333849247983" calcext:value-type="float">
            <text:p>2,21333849247983</text:p>
          </table:table-cell>
          <table:table-cell table:number-columns-repeated="1021"/>
        </table:table-row>
        <table:table-row table:style-name="ro1">
          <table:table-cell office:value-type="float" office:value="199.042" calcext:value-type="float">
            <text:p>199,042</text:p>
          </table:table-cell>
          <table:table-cell office:value-type="float" office:value="9.0698" calcext:value-type="float">
            <text:p>9,0698</text:p>
          </table:table-cell>
          <table:table-cell table:formula="of:=LN([.B201])" office:value-type="float" office:value="2.20495021316728" calcext:value-type="float">
            <text:p>2,20495021316728</text:p>
          </table:table-cell>
          <table:table-cell table:number-columns-repeated="1021"/>
        </table:table-row>
        <table:table-row table:style-name="ro1">
          <table:table-cell office:value-type="float" office:value="200.042" calcext:value-type="float">
            <text:p>200,042</text:p>
          </table:table-cell>
          <table:table-cell office:value-type="float" office:value="9.0282" calcext:value-type="float">
            <text:p>9,0282</text:p>
          </table:table-cell>
          <table:table-cell table:formula="of:=LN([.B202])" office:value-type="float" office:value="2.20035301201075" calcext:value-type="float">
            <text:p>2,20035301201075</text:p>
          </table:table-cell>
          <table:table-cell table:number-columns-repeated="1021"/>
        </table:table-row>
        <table:table-row table:style-name="ro1">
          <table:table-cell office:value-type="float" office:value="201.042" calcext:value-type="float">
            <text:p>201,042</text:p>
          </table:table-cell>
          <table:table-cell office:value-type="float" office:value="9.065" calcext:value-type="float">
            <text:p>9,065</text:p>
          </table:table-cell>
          <table:table-cell table:formula="of:=LN([.B203])" office:value-type="float" office:value="2.20442084420681" calcext:value-type="float">
            <text:p>2,20442084420681</text:p>
          </table:table-cell>
          <table:table-cell table:number-columns-repeated="1021"/>
        </table:table-row>
        <table:table-row table:style-name="ro1">
          <table:table-cell office:value-type="float" office:value="202.043" calcext:value-type="float">
            <text:p>202,043</text:p>
          </table:table-cell>
          <table:table-cell office:value-type="float" office:value="9.017" calcext:value-type="float">
            <text:p>9,017</text:p>
          </table:table-cell>
          <table:table-cell table:formula="of:=LN([.B204])" office:value-type="float" office:value="2.19911168451777" calcext:value-type="float">
            <text:p>2,19911168451777</text:p>
          </table:table-cell>
          <table:table-cell table:number-columns-repeated="1021"/>
        </table:table-row>
        <table:table-row table:style-name="ro1">
          <table:table-cell office:value-type="float" office:value="203.042" calcext:value-type="float">
            <text:p>203,042</text:p>
          </table:table-cell>
          <table:table-cell office:value-type="float" office:value="8.952" calcext:value-type="float">
            <text:p>8,952</text:p>
          </table:table-cell>
          <table:table-cell table:formula="of:=LN([.B205])" office:value-type="float" office:value="2.19187697100962" calcext:value-type="float">
            <text:p>2,19187697100962</text:p>
          </table:table-cell>
          <table:table-cell table:number-columns-repeated="1021"/>
        </table:table-row>
        <table:table-row table:style-name="ro1">
          <table:table-cell office:value-type="float" office:value="204.042" calcext:value-type="float">
            <text:p>204,042</text:p>
          </table:table-cell>
          <table:table-cell office:value-type="float" office:value="8.9677" calcext:value-type="float">
            <text:p>8,9677</text:p>
          </table:table-cell>
          <table:table-cell table:formula="of:=LN([.B206])" office:value-type="float" office:value="2.19362923293556" calcext:value-type="float">
            <text:p>2,19362923293556</text:p>
          </table:table-cell>
          <table:table-cell table:number-columns-repeated="1021"/>
        </table:table-row>
        <table:table-row table:style-name="ro1">
          <table:table-cell office:value-type="float" office:value="205.042" calcext:value-type="float">
            <text:p>205,042</text:p>
          </table:table-cell>
          <table:table-cell office:value-type="float" office:value="8.9536" calcext:value-type="float">
            <text:p>8,9536</text:p>
          </table:table-cell>
          <table:table-cell table:formula="of:=LN([.B207])" office:value-type="float" office:value="2.19205568604897" calcext:value-type="float">
            <text:p>2,19205568604897</text:p>
          </table:table-cell>
          <table:table-cell table:number-columns-repeated="1021"/>
        </table:table-row>
        <table:table-row table:style-name="ro1">
          <table:table-cell office:value-type="float" office:value="206.043" calcext:value-type="float">
            <text:p>206,043</text:p>
          </table:table-cell>
          <table:table-cell office:value-type="float" office:value="8.9494" calcext:value-type="float">
            <text:p>8,9494</text:p>
          </table:table-cell>
          <table:table-cell table:formula="of:=LN([.B208])" office:value-type="float" office:value="2.1915864909334" calcext:value-type="float">
            <text:p>2,1915864909334</text:p>
          </table:table-cell>
          <table:table-cell table:number-columns-repeated="1021"/>
        </table:table-row>
        <table:table-row table:style-name="ro1">
          <table:table-cell office:value-type="float" office:value="207.042" calcext:value-type="float">
            <text:p>207,042</text:p>
          </table:table-cell>
          <table:table-cell office:value-type="float" office:value="8.9536" calcext:value-type="float">
            <text:p>8,9536</text:p>
          </table:table-cell>
          <table:table-cell table:formula="of:=LN([.B209])" office:value-type="float" office:value="2.19205568604897" calcext:value-type="float">
            <text:p>2,19205568604897</text:p>
          </table:table-cell>
          <table:table-cell table:number-columns-repeated="1021"/>
        </table:table-row>
        <table:table-row table:style-name="ro1">
          <table:table-cell office:value-type="float" office:value="208.042" calcext:value-type="float">
            <text:p>208,042</text:p>
          </table:table-cell>
          <table:table-cell office:value-type="float" office:value="8.9082" calcext:value-type="float">
            <text:p>8,9082</text:p>
          </table:table-cell>
          <table:table-cell table:formula="of:=LN([.B210])" office:value-type="float" office:value="2.18697220087187" calcext:value-type="float">
            <text:p>2,18697220087187</text:p>
          </table:table-cell>
          <table:table-cell table:number-columns-repeated="1021"/>
        </table:table-row>
        <table:table-row table:style-name="ro1">
          <table:table-cell office:value-type="float" office:value="209.042" calcext:value-type="float">
            <text:p>209,042</text:p>
          </table:table-cell>
          <table:table-cell office:value-type="float" office:value="8.9092" calcext:value-type="float">
            <text:p>8,9092</text:p>
          </table:table-cell>
          <table:table-cell table:formula="of:=LN([.B211])" office:value-type="float" office:value="2.18708445069519" calcext:value-type="float">
            <text:p>2,18708445069519</text:p>
          </table:table-cell>
          <table:table-cell table:number-columns-repeated="1021"/>
        </table:table-row>
        <table:table-row table:style-name="ro1">
          <table:table-cell office:value-type="float" office:value="210.042" calcext:value-type="float">
            <text:p>210,042</text:p>
          </table:table-cell>
          <table:table-cell office:value-type="float" office:value="8.8196" calcext:value-type="float">
            <text:p>8,8196</text:p>
          </table:table-cell>
          <table:table-cell table:formula="of:=LN([.B212])" office:value-type="float" office:value="2.17697651751637" calcext:value-type="float">
            <text:p>2,17697651751637</text:p>
          </table:table-cell>
          <table:table-cell table:number-columns-repeated="1021"/>
        </table:table-row>
        <table:table-row table:style-name="ro1">
          <table:table-cell office:value-type="float" office:value="211.042" calcext:value-type="float">
            <text:p>211,042</text:p>
          </table:table-cell>
          <table:table-cell office:value-type="float" office:value="8.7172" calcext:value-type="float">
            <text:p>8,7172</text:p>
          </table:table-cell>
          <table:table-cell table:formula="of:=LN([.B213])" office:value-type="float" office:value="2.16529808543952" calcext:value-type="float">
            <text:p>2,16529808543952</text:p>
          </table:table-cell>
          <table:table-cell table:number-columns-repeated="1021"/>
        </table:table-row>
        <table:table-row table:style-name="ro1">
          <table:table-cell office:value-type="float" office:value="212.043" calcext:value-type="float">
            <text:p>212,043</text:p>
          </table:table-cell>
          <table:table-cell office:value-type="float" office:value="8.7112" calcext:value-type="float">
            <text:p>8,7112</text:p>
          </table:table-cell>
          <table:table-cell table:formula="of:=LN([.B214])" office:value-type="float" office:value="2.16460955404971" calcext:value-type="float">
            <text:p>2,16460955404971</text:p>
          </table:table-cell>
          <table:table-cell table:number-columns-repeated="1021"/>
        </table:table-row>
        <table:table-row table:style-name="ro1">
          <table:table-cell office:value-type="float" office:value="213.042" calcext:value-type="float">
            <text:p>213,042</text:p>
          </table:table-cell>
          <table:table-cell office:value-type="float" office:value="8.7146" calcext:value-type="float">
            <text:p>8,7146</text:p>
          </table:table-cell>
          <table:table-cell table:formula="of:=LN([.B215])" office:value-type="float" office:value="2.16499978004142" calcext:value-type="float">
            <text:p>2,16499978004142</text:p>
          </table:table-cell>
          <table:table-cell table:number-columns-repeated="1021"/>
        </table:table-row>
        <table:table-row table:style-name="ro1">
          <table:table-cell office:value-type="float" office:value="214.042" calcext:value-type="float">
            <text:p>214,042</text:p>
          </table:table-cell>
          <table:table-cell office:value-type="float" office:value="8.7042" calcext:value-type="float">
            <text:p>8,7042</text:p>
          </table:table-cell>
          <table:table-cell table:formula="of:=LN([.B216])" office:value-type="float" office:value="2.16380566779077" calcext:value-type="float">
            <text:p>2,16380566779077</text:p>
          </table:table-cell>
          <table:table-cell table:number-columns-repeated="1021"/>
        </table:table-row>
        <table:table-row table:style-name="ro1">
          <table:table-cell office:value-type="float" office:value="215.042" calcext:value-type="float">
            <text:p>215,042</text:p>
          </table:table-cell>
          <table:table-cell office:value-type="float" office:value="8.7458" calcext:value-type="float">
            <text:p>8,7458</text:p>
          </table:table-cell>
          <table:table-cell table:formula="of:=LN([.B217])" office:value-type="float" office:value="2.16857358513265" calcext:value-type="float">
            <text:p>2,16857358513265</text:p>
          </table:table-cell>
          <table:table-cell table:number-columns-repeated="1021"/>
        </table:table-row>
        <table:table-row table:style-name="ro1">
          <table:table-cell office:value-type="float" office:value="216.043" calcext:value-type="float">
            <text:p>216,043</text:p>
          </table:table-cell>
          <table:table-cell office:value-type="float" office:value="8.709" calcext:value-type="float">
            <text:p>8,709</text:p>
          </table:table-cell>
          <table:table-cell table:formula="of:=LN([.B218])" office:value-type="float" office:value="2.1643569737106" calcext:value-type="float">
            <text:p>2,1643569737106</text:p>
          </table:table-cell>
          <table:table-cell table:number-columns-repeated="1021"/>
        </table:table-row>
        <table:table-row table:style-name="ro1">
          <table:table-cell office:value-type="float" office:value="217.042" calcext:value-type="float">
            <text:p>217,042</text:p>
          </table:table-cell>
          <table:table-cell office:value-type="float" office:value="8.6854" calcext:value-type="float">
            <text:p>8,6854</text:p>
          </table:table-cell>
          <table:table-cell table:formula="of:=LN([.B219])" office:value-type="float" office:value="2.16164345505162" calcext:value-type="float">
            <text:p>2,16164345505162</text:p>
          </table:table-cell>
          <table:table-cell table:number-columns-repeated="1021"/>
        </table:table-row>
        <table:table-row table:style-name="ro1">
          <table:table-cell office:value-type="float" office:value="218.042" calcext:value-type="float">
            <text:p>218,042</text:p>
          </table:table-cell>
          <table:table-cell office:value-type="float" office:value="8.6637" calcext:value-type="float">
            <text:p>8,6637</text:p>
          </table:table-cell>
          <table:table-cell table:formula="of:=LN([.B220])" office:value-type="float" office:value="2.15914188306041" calcext:value-type="float">
            <text:p>2,15914188306041</text:p>
          </table:table-cell>
          <table:table-cell table:number-columns-repeated="1021"/>
        </table:table-row>
        <table:table-row table:style-name="ro1">
          <table:table-cell office:value-type="float" office:value="219.043" calcext:value-type="float">
            <text:p>219,043</text:p>
          </table:table-cell>
          <table:table-cell office:value-type="float" office:value="8.6619" calcext:value-type="float">
            <text:p>8,6619</text:p>
          </table:table-cell>
          <table:table-cell table:formula="of:=LN([.B221])" office:value-type="float" office:value="2.15893409804789" calcext:value-type="float">
            <text:p>2,15893409804789</text:p>
          </table:table-cell>
          <table:table-cell table:number-columns-repeated="1021"/>
        </table:table-row>
        <table:table-row table:style-name="ro1">
          <table:table-cell office:value-type="float" office:value="220.042" calcext:value-type="float">
            <text:p>220,042</text:p>
          </table:table-cell>
          <table:table-cell office:value-type="float" office:value="8.6613" calcext:value-type="float">
            <text:p>8,6613</text:p>
          </table:table-cell>
          <table:table-cell table:formula="of:=LN([.B222])" office:value-type="float" office:value="2.15886482678158" calcext:value-type="float">
            <text:p>2,15886482678158</text:p>
          </table:table-cell>
          <table:table-cell table:number-columns-repeated="1021"/>
        </table:table-row>
        <table:table-row table:style-name="ro1">
          <table:table-cell office:value-type="float" office:value="221.042" calcext:value-type="float">
            <text:p>221,042</text:p>
          </table:table-cell>
          <table:table-cell office:value-type="float" office:value="8.5612" calcext:value-type="float">
            <text:p>8,5612</text:p>
          </table:table-cell>
          <table:table-cell table:formula="of:=LN([.B223])" office:value-type="float" office:value="2.14724036724427" calcext:value-type="float">
            <text:p>2,14724036724427</text:p>
          </table:table-cell>
          <table:table-cell table:number-columns-repeated="1021"/>
        </table:table-row>
        <table:table-row table:style-name="ro1">
          <table:table-cell office:value-type="float" office:value="222.042" calcext:value-type="float">
            <text:p>222,042</text:p>
          </table:table-cell>
          <table:table-cell office:value-type="float" office:value="8.5094" calcext:value-type="float">
            <text:p>8,5094</text:p>
          </table:table-cell>
          <table:table-cell table:formula="of:=LN([.B224])" office:value-type="float" office:value="2.14117143481177" calcext:value-type="float">
            <text:p>2,14117143481177</text:p>
          </table:table-cell>
          <table:table-cell table:number-columns-repeated="1021"/>
        </table:table-row>
        <table:table-row table:style-name="ro1">
          <table:table-cell office:value-type="float" office:value="223.042" calcext:value-type="float">
            <text:p>223,042</text:p>
          </table:table-cell>
          <table:table-cell office:value-type="float" office:value="8.5393" calcext:value-type="float">
            <text:p>8,5393</text:p>
          </table:table-cell>
          <table:table-cell table:formula="of:=LN([.B225])" office:value-type="float" office:value="2.14467903722787" calcext:value-type="float">
            <text:p>2,14467903722787</text:p>
          </table:table-cell>
          <table:table-cell table:number-columns-repeated="1021"/>
        </table:table-row>
        <table:table-row table:style-name="ro1">
          <table:table-cell office:value-type="float" office:value="224.042" calcext:value-type="float">
            <text:p>224,042</text:p>
          </table:table-cell>
          <table:table-cell office:value-type="float" office:value="8.5206" calcext:value-type="float">
            <text:p>8,5206</text:p>
          </table:table-cell>
          <table:table-cell table:formula="of:=LN([.B226])" office:value-type="float" office:value="2.14248676089689" calcext:value-type="float">
            <text:p>2,14248676089689</text:p>
          </table:table-cell>
          <table:table-cell table:number-columns-repeated="1021"/>
        </table:table-row>
        <table:table-row table:style-name="ro1">
          <table:table-cell office:value-type="float" office:value="225.043" calcext:value-type="float">
            <text:p>225,043</text:p>
          </table:table-cell>
          <table:table-cell office:value-type="float" office:value="8.4563" calcext:value-type="float">
            <text:p>8,4563</text:p>
          </table:table-cell>
          <table:table-cell table:formula="of:=LN([.B227])" office:value-type="float" office:value="2.13491172570588" calcext:value-type="float">
            <text:p>2,13491172570588</text:p>
          </table:table-cell>
          <table:table-cell table:number-columns-repeated="1021"/>
        </table:table-row>
        <table:table-row table:style-name="ro1">
          <table:table-cell office:value-type="float" office:value="226.042" calcext:value-type="float">
            <text:p>226,042</text:p>
          </table:table-cell>
          <table:table-cell office:value-type="float" office:value="8.4854" calcext:value-type="float">
            <text:p>8,4854</text:p>
          </table:table-cell>
          <table:table-cell table:formula="of:=LN([.B228])" office:value-type="float" office:value="2.13834703959036" calcext:value-type="float">
            <text:p>2,13834703959036</text:p>
          </table:table-cell>
          <table:table-cell table:number-columns-repeated="1021"/>
        </table:table-row>
        <table:table-row table:style-name="ro1">
          <table:table-cell office:value-type="float" office:value="227.043" calcext:value-type="float">
            <text:p>227,043</text:p>
          </table:table-cell>
          <table:table-cell office:value-type="float" office:value="8.4463" calcext:value-type="float">
            <text:p>8,4463</text:p>
          </table:table-cell>
          <table:table-cell table:formula="of:=LN([.B229])" office:value-type="float" office:value="2.13372847565361" calcext:value-type="float">
            <text:p>2,13372847565361</text:p>
          </table:table-cell>
          <table:table-cell table:number-columns-repeated="1021"/>
        </table:table-row>
        <table:table-row table:style-name="ro1">
          <table:table-cell office:value-type="float" office:value="228.042" calcext:value-type="float">
            <text:p>228,042</text:p>
          </table:table-cell>
          <table:table-cell office:value-type="float" office:value="8.4291" calcext:value-type="float">
            <text:p>8,4291</text:p>
          </table:table-cell>
          <table:table-cell table:formula="of:=LN([.B230])" office:value-type="float" office:value="2.13169000474851" calcext:value-type="float">
            <text:p>2,13169000474851</text:p>
          </table:table-cell>
          <table:table-cell table:number-columns-repeated="1021"/>
        </table:table-row>
        <table:table-row table:style-name="ro1">
          <table:table-cell office:value-type="float" office:value="229.042" calcext:value-type="float">
            <text:p>229,042</text:p>
          </table:table-cell>
          <table:table-cell office:value-type="float" office:value="8.4009" calcext:value-type="float">
            <text:p>8,4009</text:p>
          </table:table-cell>
          <table:table-cell table:formula="of:=LN([.B231])" office:value-type="float" office:value="2.12833884296702" calcext:value-type="float">
            <text:p>2,12833884296702</text:p>
          </table:table-cell>
          <table:table-cell table:number-columns-repeated="1021"/>
        </table:table-row>
        <table:table-row table:style-name="ro1">
          <table:table-cell office:value-type="float" office:value="230.043" calcext:value-type="float">
            <text:p>230,043</text:p>
          </table:table-cell>
          <table:table-cell office:value-type="float" office:value="8.3127" calcext:value-type="float">
            <text:p>8,3127</text:p>
          </table:table-cell>
          <table:table-cell table:formula="of:=LN([.B232])" office:value-type="float" office:value="2.11778446584291" calcext:value-type="float">
            <text:p>2,11778446584291</text:p>
          </table:table-cell>
          <table:table-cell table:number-columns-repeated="1021"/>
        </table:table-row>
        <table:table-row table:style-name="ro1">
          <table:table-cell office:value-type="float" office:value="231.042" calcext:value-type="float">
            <text:p>231,042</text:p>
          </table:table-cell>
          <table:table-cell office:value-type="float" office:value="8.3279" calcext:value-type="float">
            <text:p>8,3279</text:p>
          </table:table-cell>
          <table:table-cell table:formula="of:=LN([.B233])" office:value-type="float" office:value="2.11961132355566" calcext:value-type="float">
            <text:p>2,11961132355566</text:p>
          </table:table-cell>
          <table:table-cell table:number-columns-repeated="1021"/>
        </table:table-row>
        <table:table-row table:style-name="ro1">
          <table:table-cell office:value-type="float" office:value="232.042" calcext:value-type="float">
            <text:p>232,042</text:p>
          </table:table-cell>
          <table:table-cell office:value-type="float" office:value="8.3427" calcext:value-type="float">
            <text:p>8,3427</text:p>
          </table:table-cell>
          <table:table-cell table:formula="of:=LN([.B234])" office:value-type="float" office:value="2.12138690498504" calcext:value-type="float">
            <text:p>2,12138690498504</text:p>
          </table:table-cell>
          <table:table-cell table:number-columns-repeated="1021"/>
        </table:table-row>
        <table:table-row table:style-name="ro1">
          <table:table-cell office:value-type="float" office:value="233.042" calcext:value-type="float">
            <text:p>233,042</text:p>
          </table:table-cell>
          <table:table-cell office:value-type="float" office:value="8.303" calcext:value-type="float">
            <text:p>8,303</text:p>
          </table:table-cell>
          <table:table-cell table:formula="of:=LN([.B235])" office:value-type="float" office:value="2.11661689527989" calcext:value-type="float">
            <text:p>2,11661689527989</text:p>
          </table:table-cell>
          <table:table-cell table:number-columns-repeated="1021"/>
        </table:table-row>
        <table:table-row table:style-name="ro1">
          <table:table-cell office:value-type="float" office:value="234.042" calcext:value-type="float">
            <text:p>234,042</text:p>
          </table:table-cell>
          <table:table-cell office:value-type="float" office:value="8.276" calcext:value-type="float">
            <text:p>8,276</text:p>
          </table:table-cell>
          <table:table-cell table:formula="of:=LN([.B236])" office:value-type="float" office:value="2.1133597598833" calcext:value-type="float">
            <text:p>2,1133597598833</text:p>
          </table:table-cell>
          <table:table-cell table:number-columns-repeated="1021"/>
        </table:table-row>
        <table:table-row table:style-name="ro1">
          <table:table-cell office:value-type="float" office:value="235.042" calcext:value-type="float">
            <text:p>235,042</text:p>
          </table:table-cell>
          <table:table-cell office:value-type="float" office:value="8.2062" calcext:value-type="float">
            <text:p>8,2062</text:p>
          </table:table-cell>
          <table:table-cell table:formula="of:=LN([.B237])" office:value-type="float" office:value="2.10488996613342" calcext:value-type="float">
            <text:p>2,10488996613342</text:p>
          </table:table-cell>
          <table:table-cell table:number-columns-repeated="1021"/>
        </table:table-row>
        <table:table-row table:style-name="ro1">
          <table:table-cell office:value-type="float" office:value="236.042" calcext:value-type="float">
            <text:p>236,042</text:p>
          </table:table-cell>
          <table:table-cell office:value-type="float" office:value="8.1701" calcext:value-type="float">
            <text:p>8,1701</text:p>
          </table:table-cell>
          <table:table-cell table:formula="of:=LN([.B238])" office:value-type="float" office:value="2.10048114869909" calcext:value-type="float">
            <text:p>2,10048114869909</text:p>
          </table:table-cell>
          <table:table-cell table:number-columns-repeated="1021"/>
        </table:table-row>
        <table:table-row table:style-name="ro1">
          <table:table-cell office:value-type="float" office:value="237.042" calcext:value-type="float">
            <text:p>237,042</text:p>
          </table:table-cell>
          <table:table-cell office:value-type="float" office:value="8.1946" calcext:value-type="float">
            <text:p>8,1946</text:p>
          </table:table-cell>
          <table:table-cell table:formula="of:=LN([.B239])" office:value-type="float" office:value="2.10347540075438" calcext:value-type="float">
            <text:p>2,10347540075438</text:p>
          </table:table-cell>
          <table:table-cell table:number-columns-repeated="1021"/>
        </table:table-row>
        <table:table-row table:style-name="ro1">
          <table:table-cell office:value-type="float" office:value="238.042" calcext:value-type="float">
            <text:p>238,042</text:p>
          </table:table-cell>
          <table:table-cell office:value-type="float" office:value="8.1491" calcext:value-type="float">
            <text:p>8,1491</text:p>
          </table:table-cell>
          <table:table-cell table:formula="of:=LN([.B240])" office:value-type="float" office:value="2.09790749170714" calcext:value-type="float">
            <text:p>2,09790749170714</text:p>
          </table:table-cell>
          <table:table-cell table:number-columns-repeated="1021"/>
        </table:table-row>
        <table:table-row table:style-name="ro1">
          <table:table-cell office:value-type="float" office:value="239.043" calcext:value-type="float">
            <text:p>239,043</text:p>
          </table:table-cell>
          <table:table-cell office:value-type="float" office:value="8.1468" calcext:value-type="float">
            <text:p>8,1468</text:p>
          </table:table-cell>
          <table:table-cell table:formula="of:=LN([.B241])" office:value-type="float" office:value="2.09762521211346" calcext:value-type="float">
            <text:p>2,09762521211346</text:p>
          </table:table-cell>
          <table:table-cell table:number-columns-repeated="1021"/>
        </table:table-row>
        <table:table-row table:style-name="ro1">
          <table:table-cell office:value-type="float" office:value="240.042" calcext:value-type="float">
            <text:p>240,042</text:p>
          </table:table-cell>
          <table:table-cell office:value-type="float" office:value="8.1112" calcext:value-type="float">
            <text:p>8,1112</text:p>
          </table:table-cell>
          <table:table-cell table:formula="of:=LN([.B242])" office:value-type="float" office:value="2.09324582265623" calcext:value-type="float">
            <text:p>2,09324582265623</text:p>
          </table:table-cell>
          <table:table-cell table:number-columns-repeated="1021"/>
        </table:table-row>
        <table:table-row table:style-name="ro1">
          <table:table-cell office:value-type="float" office:value="241.043" calcext:value-type="float">
            <text:p>241,043</text:p>
          </table:table-cell>
          <table:table-cell office:value-type="float" office:value="8.049" calcext:value-type="float">
            <text:p>8,049</text:p>
          </table:table-cell>
          <table:table-cell table:formula="of:=LN([.B243])" office:value-type="float" office:value="2.0855478601116" calcext:value-type="float">
            <text:p>2,0855478601116</text:p>
          </table:table-cell>
          <table:table-cell table:number-columns-repeated="1021"/>
        </table:table-row>
        <table:table-row table:style-name="ro1">
          <table:table-cell office:value-type="float" office:value="242.042" calcext:value-type="float">
            <text:p>242,042</text:p>
          </table:table-cell>
          <table:table-cell office:value-type="float" office:value="8.1661" calcext:value-type="float">
            <text:p>8,1661</text:p>
          </table:table-cell>
          <table:table-cell table:formula="of:=LN([.B244])" office:value-type="float" office:value="2.09999143872003" calcext:value-type="float">
            <text:p>2,09999143872003</text:p>
          </table:table-cell>
          <table:table-cell table:number-columns-repeated="1021"/>
        </table:table-row>
        <table:table-row table:style-name="ro1">
          <table:table-cell office:value-type="float" office:value="243.043" calcext:value-type="float">
            <text:p>243,043</text:p>
          </table:table-cell>
          <table:table-cell office:value-type="float" office:value="8.0757" calcext:value-type="float">
            <text:p>8,0757</text:p>
          </table:table-cell>
          <table:table-cell table:formula="of:=LN([.B245])" office:value-type="float" office:value="2.08885955265809" calcext:value-type="float">
            <text:p>2,08885955265809</text:p>
          </table:table-cell>
          <table:table-cell table:number-columns-repeated="1021"/>
        </table:table-row>
        <table:table-row table:style-name="ro1">
          <table:table-cell office:value-type="float" office:value="244.042" calcext:value-type="float">
            <text:p>244,042</text:p>
          </table:table-cell>
          <table:table-cell office:value-type="float" office:value="8.0218" calcext:value-type="float">
            <text:p>8,0218</text:p>
          </table:table-cell>
          <table:table-cell table:formula="of:=LN([.B246])" office:value-type="float" office:value="2.08216283559852" calcext:value-type="float">
            <text:p>2,08216283559852</text:p>
          </table:table-cell>
          <table:table-cell table:number-columns-repeated="1021"/>
        </table:table-row>
        <table:table-row table:style-name="ro1">
          <table:table-cell office:value-type="float" office:value="245.043" calcext:value-type="float">
            <text:p>245,043</text:p>
          </table:table-cell>
          <table:table-cell office:value-type="float" office:value="7.9213" calcext:value-type="float">
            <text:p>7,9213</text:p>
          </table:table-cell>
          <table:table-cell table:formula="of:=LN([.B247])" office:value-type="float" office:value="2.06955533377075" calcext:value-type="float">
            <text:p>2,06955533377075</text:p>
          </table:table-cell>
          <table:table-cell table:number-columns-repeated="1021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0424_1556114851746_83.5" table:style-name="ta1">
        <table:shapes>
          <draw:frame draw:z-index="0" draw:style-name="gr1" draw:text-style-name="P1" svg:width="27.453cm" svg:height="17.728cm" svg:x="4.942cm" svg:y="0.452cm">
            <draw:object draw:notify-on-update-of-ranges="'20190424_1556114851746_83.5'.A2:'20190424_1556114851746_83.5'.A546 '20190424_1556114851746_83.5'.C1:'20190424_1556114851746_83.5'.C1 '20190424_1556114851746_83.5'.C2:'20190424_1556114851746_83.5'.C5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 (с)</text:p>
          </table:table-cell>
          <table:table-cell office:value-type="string" calcext:value-type="string">
            <text:p>V (мВ)</text:p>
          </table:table-cell>
          <table:table-cell office:value-type="string" calcext:value-type="string">
            <text:p>ln(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568" calcext:value-type="float">
            <text:p>13,6568</text:p>
          </table:table-cell>
          <table:table-cell table:formula="of:=LN([.B2])" office:value-type="float" office:value="2.61423756608441" calcext:value-type="float">
            <text:p>2,61423756608441</text:p>
          </table:table-cell>
        </table:table-row>
        <table:table-row table:style-name="ro1">
          <table:table-cell office:value-type="float" office:value="0.966" calcext:value-type="float">
            <text:p>0,966</text:p>
          </table:table-cell>
          <table:table-cell office:value-type="float" office:value="13.6543" calcext:value-type="float">
            <text:p>13,6543</text:p>
          </table:table-cell>
          <table:table-cell table:formula="of:=LN([.B3])" office:value-type="float" office:value="2.61405449033814" calcext:value-type="float">
            <text:p>2,61405449033814</text:p>
          </table:table-cell>
        </table:table-row>
        <table:table-row table:style-name="ro1">
          <table:table-cell office:value-type="float" office:value="1.901" calcext:value-type="float">
            <text:p>1,901</text:p>
          </table:table-cell>
          <table:table-cell office:value-type="float" office:value="13.6173" calcext:value-type="float">
            <text:p>13,6173</text:p>
          </table:table-cell>
          <table:table-cell table:formula="of:=LN([.B4])" office:value-type="float" office:value="2.61134104318418" calcext:value-type="float">
            <text:p>2,61134104318418</text:p>
          </table:table-cell>
        </table:table-row>
        <table:table-row table:style-name="ro1">
          <table:table-cell office:value-type="float" office:value="2.867" calcext:value-type="float">
            <text:p>2,867</text:p>
          </table:table-cell>
          <table:table-cell office:value-type="float" office:value="13.6301" calcext:value-type="float">
            <text:p>13,6301</text:p>
          </table:table-cell>
          <table:table-cell table:formula="of:=LN([.B5])" office:value-type="float" office:value="2.61228058243868" calcext:value-type="float">
            <text:p>2,61228058243868</text:p>
          </table:table-cell>
        </table:table-row>
        <table:table-row table:style-name="ro1">
          <table:table-cell office:value-type="float" office:value="3.856" calcext:value-type="float">
            <text:p>3,856</text:p>
          </table:table-cell>
          <table:table-cell office:value-type="float" office:value="13.626" calcext:value-type="float">
            <text:p>13,626</text:p>
          </table:table-cell>
          <table:table-cell table:formula="of:=LN([.B6])" office:value-type="float" office:value="2.61197973235148" calcext:value-type="float">
            <text:p>2,61197973235148</text:p>
          </table:table-cell>
        </table:table-row>
        <table:table-row table:style-name="ro1">
          <table:table-cell office:value-type="float" office:value="4.857" calcext:value-type="float">
            <text:p>4,857</text:p>
          </table:table-cell>
          <table:table-cell office:value-type="float" office:value="13.5849" calcext:value-type="float">
            <text:p>13,5849</text:p>
          </table:table-cell>
          <table:table-cell table:formula="of:=LN([.B7])" office:value-type="float" office:value="2.60895888179123" calcext:value-type="float">
            <text:p>2,60895888179123</text:p>
          </table:table-cell>
        </table:table-row>
        <table:table-row table:style-name="ro1">
          <table:table-cell office:value-type="float" office:value="5.856" calcext:value-type="float">
            <text:p>5,856</text:p>
          </table:table-cell>
          <table:table-cell office:value-type="float" office:value="13.5563" calcext:value-type="float">
            <text:p>13,5563</text:p>
          </table:table-cell>
          <table:table-cell table:formula="of:=LN([.B8])" office:value-type="float" office:value="2.60685138392188" calcext:value-type="float">
            <text:p>2,60685138392188</text:p>
          </table:table-cell>
        </table:table-row>
        <table:table-row table:style-name="ro1">
          <table:table-cell office:value-type="float" office:value="6.856" calcext:value-type="float">
            <text:p>6,856</text:p>
          </table:table-cell>
          <table:table-cell office:value-type="float" office:value="13.5161" calcext:value-type="float">
            <text:p>13,5161</text:p>
          </table:table-cell>
          <table:table-cell table:formula="of:=LN([.B9])" office:value-type="float" office:value="2.60388156746332" calcext:value-type="float">
            <text:p>2,60388156746332</text:p>
          </table:table-cell>
        </table:table-row>
        <table:table-row table:style-name="ro1">
          <table:table-cell office:value-type="float" office:value="7.856" calcext:value-type="float">
            <text:p>7,856</text:p>
          </table:table-cell>
          <table:table-cell office:value-type="float" office:value="13.5326" calcext:value-type="float">
            <text:p>13,5326</text:p>
          </table:table-cell>
          <table:table-cell table:formula="of:=LN([.B10])" office:value-type="float" office:value="2.60510158927928" calcext:value-type="float">
            <text:p>2,60510158927928</text:p>
          </table:table-cell>
        </table:table-row>
        <table:table-row table:style-name="ro1">
          <table:table-cell office:value-type="float" office:value="8.856" calcext:value-type="float">
            <text:p>8,856</text:p>
          </table:table-cell>
          <table:table-cell office:value-type="float" office:value="13.4949" calcext:value-type="float">
            <text:p>13,4949</text:p>
          </table:table-cell>
          <table:table-cell table:formula="of:=LN([.B11])" office:value-type="float" office:value="2.6023118362906" calcext:value-type="float">
            <text:p>2,6023118362906</text:p>
          </table:table-cell>
        </table:table-row>
        <table:table-row table:style-name="ro1">
          <table:table-cell office:value-type="float" office:value="9.856" calcext:value-type="float">
            <text:p>9,856</text:p>
          </table:table-cell>
          <table:table-cell office:value-type="float" office:value="13.4994" calcext:value-type="float">
            <text:p>13,4994</text:p>
          </table:table-cell>
          <table:table-cell table:formula="of:=LN([.B12])" office:value-type="float" office:value="2.60264524001226" calcext:value-type="float">
            <text:p>2,60264524001226</text:p>
          </table:table-cell>
        </table:table-row>
        <table:table-row table:style-name="ro1">
          <table:table-cell office:value-type="float" office:value="10.856" calcext:value-type="float">
            <text:p>10,856</text:p>
          </table:table-cell>
          <table:table-cell office:value-type="float" office:value="13.537" calcext:value-type="float">
            <text:p>13,537</text:p>
          </table:table-cell>
          <table:table-cell table:formula="of:=LN([.B13])" office:value-type="float" office:value="2.60542667720365" calcext:value-type="float">
            <text:p>2,60542667720365</text:p>
          </table:table-cell>
        </table:table-row>
        <table:table-row table:style-name="ro1">
          <table:table-cell office:value-type="float" office:value="11.856" calcext:value-type="float">
            <text:p>11,856</text:p>
          </table:table-cell>
          <table:table-cell office:value-type="float" office:value="13.5527" calcext:value-type="float">
            <text:p>13,5527</text:p>
          </table:table-cell>
          <table:table-cell table:formula="of:=LN([.B14])" office:value-type="float" office:value="2.6065857894683" calcext:value-type="float">
            <text:p>2,6065857894683</text:p>
          </table:table-cell>
        </table:table-row>
        <table:table-row table:style-name="ro1">
          <table:table-cell office:value-type="float" office:value="12.856" calcext:value-type="float">
            <text:p>12,856</text:p>
          </table:table-cell>
          <table:table-cell office:value-type="float" office:value="13.5444" calcext:value-type="float">
            <text:p>13,5444</text:p>
          </table:table-cell>
          <table:table-cell table:formula="of:=LN([.B15])" office:value-type="float" office:value="2.60597317776744" calcext:value-type="float">
            <text:p>2,60597317776744</text:p>
          </table:table-cell>
        </table:table-row>
        <table:table-row table:style-name="ro1">
          <table:table-cell office:value-type="float" office:value="13.857" calcext:value-type="float">
            <text:p>13,857</text:p>
          </table:table-cell>
          <table:table-cell office:value-type="float" office:value="13.5102" calcext:value-type="float">
            <text:p>13,5102</text:p>
          </table:table-cell>
          <table:table-cell table:formula="of:=LN([.B16])" office:value-type="float" office:value="2.60344495571153" calcext:value-type="float">
            <text:p>2,60344495571153</text:p>
          </table:table-cell>
        </table:table-row>
        <table:table-row table:style-name="ro1">
          <table:table-cell office:value-type="float" office:value="14.856" calcext:value-type="float">
            <text:p>14,856</text:p>
          </table:table-cell>
          <table:table-cell office:value-type="float" office:value="13.5159" calcext:value-type="float">
            <text:p>13,5159</text:p>
          </table:table-cell>
          <table:table-cell table:formula="of:=LN([.B17])" office:value-type="float" office:value="2.60386677018602" calcext:value-type="float">
            <text:p>2,60386677018602</text:p>
          </table:table-cell>
        </table:table-row>
        <table:table-row table:style-name="ro1">
          <table:table-cell office:value-type="float" office:value="15.857" calcext:value-type="float">
            <text:p>15,857</text:p>
          </table:table-cell>
          <table:table-cell office:value-type="float" office:value="13.4944" calcext:value-type="float">
            <text:p>13,4944</text:p>
          </table:table-cell>
          <table:table-cell table:formula="of:=LN([.B18])" office:value-type="float" office:value="2.6022747845701" calcext:value-type="float">
            <text:p>2,6022747845701</text:p>
          </table:table-cell>
        </table:table-row>
        <table:table-row table:style-name="ro1">
          <table:table-cell office:value-type="float" office:value="16.856" calcext:value-type="float">
            <text:p>16,856</text:p>
          </table:table-cell>
          <table:table-cell office:value-type="float" office:value="13.4411" calcext:value-type="float">
            <text:p>13,4411</text:p>
          </table:table-cell>
          <table:table-cell table:formula="of:=LN([.B19])" office:value-type="float" office:value="2.59831717698396" calcext:value-type="float">
            <text:p>2,59831717698396</text:p>
          </table:table-cell>
        </table:table-row>
        <table:table-row table:style-name="ro1">
          <table:table-cell office:value-type="float" office:value="17.856" calcext:value-type="float">
            <text:p>17,856</text:p>
          </table:table-cell>
          <table:table-cell office:value-type="float" office:value="13.3617" calcext:value-type="float">
            <text:p>13,3617</text:p>
          </table:table-cell>
          <table:table-cell table:formula="of:=LN([.B20])" office:value-type="float" office:value="2.59239240552246" calcext:value-type="float">
            <text:p>2,59239240552246</text:p>
          </table:table-cell>
        </table:table-row>
        <table:table-row table:style-name="ro1">
          <table:table-cell office:value-type="float" office:value="18.856" calcext:value-type="float">
            <text:p>18,856</text:p>
          </table:table-cell>
          <table:table-cell office:value-type="float" office:value="13.3855" calcext:value-type="float">
            <text:p>13,3855</text:p>
          </table:table-cell>
          <table:table-cell table:formula="of:=LN([.B21])" office:value-type="float" office:value="2.59417203152304" calcext:value-type="float">
            <text:p>2,59417203152304</text:p>
          </table:table-cell>
        </table:table-row>
        <table:table-row table:style-name="ro1">
          <table:table-cell office:value-type="float" office:value="19.856" calcext:value-type="float">
            <text:p>19,856</text:p>
          </table:table-cell>
          <table:table-cell office:value-type="float" office:value="13.3653" calcext:value-type="float">
            <text:p>13,3653</text:p>
          </table:table-cell>
          <table:table-cell table:formula="of:=LN([.B22])" office:value-type="float" office:value="2.59266179602807" calcext:value-type="float">
            <text:p>2,59266179602807</text:p>
          </table:table-cell>
        </table:table-row>
        <table:table-row table:style-name="ro1">
          <table:table-cell office:value-type="float" office:value="20.856" calcext:value-type="float">
            <text:p>20,856</text:p>
          </table:table-cell>
          <table:table-cell office:value-type="float" office:value="13.3126" calcext:value-type="float">
            <text:p>13,3126</text:p>
          </table:table-cell>
          <table:table-cell table:formula="of:=LN([.B23])" office:value-type="float" office:value="2.58871095517852" calcext:value-type="float">
            <text:p>2,58871095517852</text:p>
          </table:table-cell>
        </table:table-row>
        <table:table-row table:style-name="ro1">
          <table:table-cell office:value-type="float" office:value="21.856" calcext:value-type="float">
            <text:p>21,856</text:p>
          </table:table-cell>
          <table:table-cell office:value-type="float" office:value="13.2752" calcext:value-type="float">
            <text:p>13,2752</text:p>
          </table:table-cell>
          <table:table-cell table:formula="of:=LN([.B24])" office:value-type="float" office:value="2.58589763292788" calcext:value-type="float">
            <text:p>2,58589763292788</text:p>
          </table:table-cell>
        </table:table-row>
        <table:table-row table:style-name="ro1">
          <table:table-cell office:value-type="float" office:value="22.856" calcext:value-type="float">
            <text:p>22,856</text:p>
          </table:table-cell>
          <table:table-cell office:value-type="float" office:value="13.3091" calcext:value-type="float">
            <text:p>13,3091</text:p>
          </table:table-cell>
          <table:table-cell table:formula="of:=LN([.B25])" office:value-type="float" office:value="2.58844801178872" calcext:value-type="float">
            <text:p>2,58844801178872</text:p>
          </table:table-cell>
        </table:table-row>
        <table:table-row table:style-name="ro1">
          <table:table-cell office:value-type="float" office:value="23.856" calcext:value-type="float">
            <text:p>23,856</text:p>
          </table:table-cell>
          <table:table-cell office:value-type="float" office:value="13.3308" calcext:value-type="float">
            <text:p>13,3308</text:p>
          </table:table-cell>
          <table:table-cell table:formula="of:=LN([.B26])" office:value-type="float" office:value="2.59007714739354" calcext:value-type="float">
            <text:p>2,59007714739354</text:p>
          </table:table-cell>
        </table:table-row>
        <table:table-row table:style-name="ro1">
          <table:table-cell office:value-type="float" office:value="24.856" calcext:value-type="float">
            <text:p>24,856</text:p>
          </table:table-cell>
          <table:table-cell office:value-type="float" office:value="13.3492" calcext:value-type="float">
            <text:p>13,3492</text:p>
          </table:table-cell>
          <table:table-cell table:formula="of:=LN([.B27])" office:value-type="float" office:value="2.59145645795705" calcext:value-type="float">
            <text:p>2,59145645795705</text:p>
          </table:table-cell>
        </table:table-row>
        <table:table-row table:style-name="ro1">
          <table:table-cell office:value-type="float" office:value="25.857" calcext:value-type="float">
            <text:p>25,857</text:p>
          </table:table-cell>
          <table:table-cell office:value-type="float" office:value="13.2808" calcext:value-type="float">
            <text:p>13,2808</text:p>
          </table:table-cell>
          <table:table-cell table:formula="of:=LN([.B28])" office:value-type="float" office:value="2.58631938319773" calcext:value-type="float">
            <text:p>2,58631938319773</text:p>
          </table:table-cell>
        </table:table-row>
        <table:table-row table:style-name="ro1">
          <table:table-cell office:value-type="float" office:value="26.857" calcext:value-type="float">
            <text:p>26,857</text:p>
          </table:table-cell>
          <table:table-cell office:value-type="float" office:value="13.2711" calcext:value-type="float">
            <text:p>13,2711</text:p>
          </table:table-cell>
          <table:table-cell table:formula="of:=LN([.B29])" office:value-type="float" office:value="2.58558873865391" calcext:value-type="float">
            <text:p>2,58558873865391</text:p>
          </table:table-cell>
        </table:table-row>
        <table:table-row table:style-name="ro1">
          <table:table-cell office:value-type="float" office:value="27.857" calcext:value-type="float">
            <text:p>27,857</text:p>
          </table:table-cell>
          <table:table-cell office:value-type="float" office:value="13.1899" calcext:value-type="float">
            <text:p>13,1899</text:p>
          </table:table-cell>
          <table:table-cell table:formula="of:=LN([.B30])" office:value-type="float" office:value="2.57945138519935" calcext:value-type="float">
            <text:p>2,57945138519935</text:p>
          </table:table-cell>
        </table:table-row>
        <table:table-row table:style-name="ro1">
          <table:table-cell office:value-type="float" office:value="28.857" calcext:value-type="float">
            <text:p>28,857</text:p>
          </table:table-cell>
          <table:table-cell office:value-type="float" office:value="13.1532" calcext:value-type="float">
            <text:p>13,1532</text:p>
          </table:table-cell>
          <table:table-cell table:formula="of:=LN([.B31])" office:value-type="float" office:value="2.57666507502754" calcext:value-type="float">
            <text:p>2,57666507502754</text:p>
          </table:table-cell>
        </table:table-row>
        <table:table-row table:style-name="ro1">
          <table:table-cell office:value-type="float" office:value="29.856" calcext:value-type="float">
            <text:p>29,856</text:p>
          </table:table-cell>
          <table:table-cell office:value-type="float" office:value="13.1457" calcext:value-type="float">
            <text:p>13,1457</text:p>
          </table:table-cell>
          <table:table-cell table:formula="of:=LN([.B32])" office:value-type="float" office:value="2.57609470895114" calcext:value-type="float">
            <text:p>2,57609470895114</text:p>
          </table:table-cell>
        </table:table-row>
        <table:table-row table:style-name="ro1">
          <table:table-cell office:value-type="float" office:value="30.856" calcext:value-type="float">
            <text:p>30,856</text:p>
          </table:table-cell>
          <table:table-cell office:value-type="float" office:value="13.1362" calcext:value-type="float">
            <text:p>13,1362</text:p>
          </table:table-cell>
          <table:table-cell table:formula="of:=LN([.B33])" office:value-type="float" office:value="2.57537177792913" calcext:value-type="float">
            <text:p>2,57537177792913</text:p>
          </table:table-cell>
        </table:table-row>
        <table:table-row table:style-name="ro1">
          <table:table-cell office:value-type="float" office:value="31.856" calcext:value-type="float">
            <text:p>31,856</text:p>
          </table:table-cell>
          <table:table-cell office:value-type="float" office:value="13.1546" calcext:value-type="float">
            <text:p>13,1546</text:p>
          </table:table-cell>
          <table:table-cell table:formula="of:=LN([.B34])" office:value-type="float" office:value="2.57677150734049" calcext:value-type="float">
            <text:p>2,57677150734049</text:p>
          </table:table-cell>
        </table:table-row>
        <table:table-row table:style-name="ro1">
          <table:table-cell office:value-type="float" office:value="32.856" calcext:value-type="float">
            <text:p>32,856</text:p>
          </table:table-cell>
          <table:table-cell office:value-type="float" office:value="13.1271" calcext:value-type="float">
            <text:p>13,1271</text:p>
          </table:table-cell>
          <table:table-cell table:formula="of:=LN([.B35])" office:value-type="float" office:value="2.57467879567905" calcext:value-type="float">
            <text:p>2,57467879567905</text:p>
          </table:table-cell>
        </table:table-row>
        <table:table-row table:style-name="ro1">
          <table:table-cell office:value-type="float" office:value="33.856" calcext:value-type="float">
            <text:p>33,856</text:p>
          </table:table-cell>
          <table:table-cell office:value-type="float" office:value="13.0421" calcext:value-type="float">
            <text:p>13,0421</text:p>
          </table:table-cell>
          <table:table-cell table:formula="of:=LN([.B36])" office:value-type="float" office:value="2.56818258647727" calcext:value-type="float">
            <text:p>2,56818258647727</text:p>
          </table:table-cell>
        </table:table-row>
        <table:table-row table:style-name="ro1">
          <table:table-cell office:value-type="float" office:value="34.856" calcext:value-type="float">
            <text:p>34,856</text:p>
          </table:table-cell>
          <table:table-cell office:value-type="float" office:value="12.9986" calcext:value-type="float">
            <text:p>12,9986</text:p>
          </table:table-cell>
          <table:table-cell table:formula="of:=LN([.B37])" office:value-type="float" office:value="2.56484165935461" calcext:value-type="float">
            <text:p>2,56484165935461</text:p>
          </table:table-cell>
        </table:table-row>
        <table:table-row table:style-name="ro1">
          <table:table-cell office:value-type="float" office:value="35.856" calcext:value-type="float">
            <text:p>35,856</text:p>
          </table:table-cell>
          <table:table-cell office:value-type="float" office:value="13.0011" calcext:value-type="float">
            <text:p>13,0011</text:p>
          </table:table-cell>
          <table:table-cell table:formula="of:=LN([.B38])" office:value-type="float" office:value="2.56503396926647" calcext:value-type="float">
            <text:p>2,56503396926647</text:p>
          </table:table-cell>
        </table:table-row>
        <table:table-row table:style-name="ro1">
          <table:table-cell office:value-type="float" office:value="36.856" calcext:value-type="float">
            <text:p>36,856</text:p>
          </table:table-cell>
          <table:table-cell office:value-type="float" office:value="12.9715" calcext:value-type="float">
            <text:p>12,9715</text:p>
          </table:table-cell>
          <table:table-cell table:formula="of:=LN([.B39])" office:value-type="float" office:value="2.5627546431447" calcext:value-type="float">
            <text:p>2,5627546431447</text:p>
          </table:table-cell>
        </table:table-row>
        <table:table-row table:style-name="ro1">
          <table:table-cell office:value-type="float" office:value="37.856" calcext:value-type="float">
            <text:p>37,856</text:p>
          </table:table-cell>
          <table:table-cell office:value-type="float" office:value="12.9648" calcext:value-type="float">
            <text:p>12,9648</text:p>
          </table:table-cell>
          <table:table-cell table:formula="of:=LN([.B40])" office:value-type="float" office:value="2.56223799272432" calcext:value-type="float">
            <text:p>2,56223799272432</text:p>
          </table:table-cell>
        </table:table-row>
        <table:table-row table:style-name="ro1">
          <table:table-cell office:value-type="float" office:value="38.856" calcext:value-type="float">
            <text:p>38,856</text:p>
          </table:table-cell>
          <table:table-cell office:value-type="float" office:value="12.9594" calcext:value-type="float">
            <text:p>12,9594</text:p>
          </table:table-cell>
          <table:table-cell table:formula="of:=LN([.B41])" office:value-type="float" office:value="2.56182139355613" calcext:value-type="float">
            <text:p>2,56182139355613</text:p>
          </table:table-cell>
        </table:table-row>
        <table:table-row table:style-name="ro1">
          <table:table-cell office:value-type="float" office:value="39.856" calcext:value-type="float">
            <text:p>39,856</text:p>
          </table:table-cell>
          <table:table-cell office:value-type="float" office:value="12.9523" calcext:value-type="float">
            <text:p>12,9523</text:p>
          </table:table-cell>
          <table:table-cell table:formula="of:=LN([.B42])" office:value-type="float" office:value="2.56127337855304" calcext:value-type="float">
            <text:p>2,56127337855304</text:p>
          </table:table-cell>
        </table:table-row>
        <table:table-row table:style-name="ro1">
          <table:table-cell office:value-type="float" office:value="40.856" calcext:value-type="float">
            <text:p>40,856</text:p>
          </table:table-cell>
          <table:table-cell office:value-type="float" office:value="12.9575" calcext:value-type="float">
            <text:p>12,9575</text:p>
          </table:table-cell>
          <table:table-cell table:formula="of:=LN([.B43])" office:value-type="float" office:value="2.56167477108172" calcext:value-type="float">
            <text:p>2,56167477108172</text:p>
          </table:table-cell>
        </table:table-row>
        <table:table-row table:style-name="ro1">
          <table:table-cell office:value-type="float" office:value="41.856" calcext:value-type="float">
            <text:p>41,856</text:p>
          </table:table-cell>
          <table:table-cell office:value-type="float" office:value="12.9295" calcext:value-type="float">
            <text:p>12,9295</text:p>
          </table:table-cell>
          <table:table-cell table:formula="of:=LN([.B44])" office:value-type="float" office:value="2.55951152227582" calcext:value-type="float">
            <text:p>2,55951152227582</text:p>
          </table:table-cell>
        </table:table-row>
        <table:table-row table:style-name="ro1">
          <table:table-cell office:value-type="float" office:value="42.856" calcext:value-type="float">
            <text:p>42,856</text:p>
          </table:table-cell>
          <table:table-cell office:value-type="float" office:value="12.9691" calcext:value-type="float">
            <text:p>12,9691</text:p>
          </table:table-cell>
          <table:table-cell table:formula="of:=LN([.B45])" office:value-type="float" office:value="2.56256960501861" calcext:value-type="float">
            <text:p>2,56256960501861</text:p>
          </table:table-cell>
        </table:table-row>
        <table:table-row table:style-name="ro1">
          <table:table-cell office:value-type="float" office:value="43.857" calcext:value-type="float">
            <text:p>43,857</text:p>
          </table:table-cell>
          <table:table-cell office:value-type="float" office:value="12.9295" calcext:value-type="float">
            <text:p>12,9295</text:p>
          </table:table-cell>
          <table:table-cell table:formula="of:=LN([.B46])" office:value-type="float" office:value="2.55951152227582" calcext:value-type="float">
            <text:p>2,55951152227582</text:p>
          </table:table-cell>
        </table:table-row>
        <table:table-row table:style-name="ro1">
          <table:table-cell office:value-type="float" office:value="44.857" calcext:value-type="float">
            <text:p>44,857</text:p>
          </table:table-cell>
          <table:table-cell office:value-type="float" office:value="12.9372" calcext:value-type="float">
            <text:p>12,9372</text:p>
          </table:table-cell>
          <table:table-cell table:formula="of:=LN([.B47])" office:value-type="float" office:value="2.56010688235094" calcext:value-type="float">
            <text:p>2,56010688235094</text:p>
          </table:table-cell>
        </table:table-row>
        <table:table-row table:style-name="ro1">
          <table:table-cell office:value-type="float" office:value="45.857" calcext:value-type="float">
            <text:p>45,857</text:p>
          </table:table-cell>
          <table:table-cell office:value-type="float" office:value="12.9181" calcext:value-type="float">
            <text:p>12,9181</text:p>
          </table:table-cell>
          <table:table-cell table:formula="of:=LN([.B48])" office:value-type="float" office:value="2.55862942871672" calcext:value-type="float">
            <text:p>2,55862942871672</text:p>
          </table:table-cell>
        </table:table-row>
        <table:table-row table:style-name="ro1">
          <table:table-cell office:value-type="float" office:value="46.857" calcext:value-type="float">
            <text:p>46,857</text:p>
          </table:table-cell>
          <table:table-cell office:value-type="float" office:value="12.8541" calcext:value-type="float">
            <text:p>12,8541</text:p>
          </table:table-cell>
          <table:table-cell table:formula="of:=LN([.B49])" office:value-type="float" office:value="2.55366282659831" calcext:value-type="float">
            <text:p>2,55366282659831</text:p>
          </table:table-cell>
        </table:table-row>
        <table:table-row table:style-name="ro1">
          <table:table-cell office:value-type="float" office:value="47.857" calcext:value-type="float">
            <text:p>47,857</text:p>
          </table:table-cell>
          <table:table-cell office:value-type="float" office:value="12.7952" calcext:value-type="float">
            <text:p>12,7952</text:p>
          </table:table-cell>
          <table:table-cell table:formula="of:=LN([.B50])" office:value-type="float" office:value="2.54907010059549" calcext:value-type="float">
            <text:p>2,54907010059549</text:p>
          </table:table-cell>
        </table:table-row>
        <table:table-row table:style-name="ro1">
          <table:table-cell office:value-type="float" office:value="48.857" calcext:value-type="float">
            <text:p>48,857</text:p>
          </table:table-cell>
          <table:table-cell office:value-type="float" office:value="12.7499" calcext:value-type="float">
            <text:p>12,7499</text:p>
          </table:table-cell>
          <table:table-cell table:formula="of:=LN([.B51])" office:value-type="float" office:value="2.54552342843642" calcext:value-type="float">
            <text:p>2,54552342843642</text:p>
          </table:table-cell>
        </table:table-row>
        <table:table-row table:style-name="ro1">
          <table:table-cell office:value-type="float" office:value="49.856" calcext:value-type="float">
            <text:p>49,856</text:p>
          </table:table-cell>
          <table:table-cell office:value-type="float" office:value="12.7678" calcext:value-type="float">
            <text:p>12,7678</text:p>
          </table:table-cell>
          <table:table-cell table:formula="of:=LN([.B52])" office:value-type="float" office:value="2.54692637642437" calcext:value-type="float">
            <text:p>2,54692637642437</text:p>
          </table:table-cell>
        </table:table-row>
        <table:table-row table:style-name="ro1">
          <table:table-cell office:value-type="float" office:value="50.857" calcext:value-type="float">
            <text:p>50,857</text:p>
          </table:table-cell>
          <table:table-cell office:value-type="float" office:value="12.7671" calcext:value-type="float">
            <text:p>12,7671</text:p>
          </table:table-cell>
          <table:table-cell table:formula="of:=LN([.B53])" office:value-type="float" office:value="2.5468715495012" calcext:value-type="float">
            <text:p>2,5468715495012</text:p>
          </table:table-cell>
        </table:table-row>
        <table:table-row table:style-name="ro1">
          <table:table-cell office:value-type="float" office:value="51.856" calcext:value-type="float">
            <text:p>51,856</text:p>
          </table:table-cell>
          <table:table-cell office:value-type="float" office:value="12.7768" calcext:value-type="float">
            <text:p>12,7768</text:p>
          </table:table-cell>
          <table:table-cell table:formula="of:=LN([.B54])" office:value-type="float" office:value="2.54763102635996" calcext:value-type="float">
            <text:p>2,54763102635996</text:p>
          </table:table-cell>
        </table:table-row>
        <table:table-row table:style-name="ro1">
          <table:table-cell office:value-type="float" office:value="52.856" calcext:value-type="float">
            <text:p>52,856</text:p>
          </table:table-cell>
          <table:table-cell office:value-type="float" office:value="12.7973" calcext:value-type="float">
            <text:p>12,7973</text:p>
          </table:table-cell>
          <table:table-cell table:formula="of:=LN([.B55])" office:value-type="float" office:value="2.54923421117513" calcext:value-type="float">
            <text:p>2,54923421117513</text:p>
          </table:table-cell>
        </table:table-row>
        <table:table-row table:style-name="ro1">
          <table:table-cell office:value-type="float" office:value="53.856" calcext:value-type="float">
            <text:p>53,856</text:p>
          </table:table-cell>
          <table:table-cell office:value-type="float" office:value="12.8117" calcext:value-type="float">
            <text:p>12,8117</text:p>
          </table:table-cell>
          <table:table-cell table:formula="of:=LN([.B56])" office:value-type="float" office:value="2.55035881592484" calcext:value-type="float">
            <text:p>2,55035881592484</text:p>
          </table:table-cell>
        </table:table-row>
        <table:table-row table:style-name="ro1">
          <table:table-cell office:value-type="float" office:value="54.856" calcext:value-type="float">
            <text:p>54,856</text:p>
          </table:table-cell>
          <table:table-cell office:value-type="float" office:value="12.7524" calcext:value-type="float">
            <text:p>12,7524</text:p>
          </table:table-cell>
          <table:table-cell table:formula="of:=LN([.B57])" office:value-type="float" office:value="2.54571948918451" calcext:value-type="float">
            <text:p>2,54571948918451</text:p>
          </table:table-cell>
        </table:table-row>
        <table:table-row table:style-name="ro1">
          <table:table-cell office:value-type="float" office:value="55.856" calcext:value-type="float">
            <text:p>55,856</text:p>
          </table:table-cell>
          <table:table-cell office:value-type="float" office:value="12.702" calcext:value-type="float">
            <text:p>12,702</text:p>
          </table:table-cell>
          <table:table-cell table:formula="of:=LN([.B58])" office:value-type="float" office:value="2.54175946138078" calcext:value-type="float">
            <text:p>2,54175946138078</text:p>
          </table:table-cell>
        </table:table-row>
        <table:table-row table:style-name="ro1">
          <table:table-cell office:value-type="float" office:value="56.856" calcext:value-type="float">
            <text:p>56,856</text:p>
          </table:table-cell>
          <table:table-cell office:value-type="float" office:value="12.6871" calcext:value-type="float">
            <text:p>12,6871</text:p>
          </table:table-cell>
          <table:table-cell table:formula="of:=LN([.B59])" office:value-type="float" office:value="2.54058572921142" calcext:value-type="float">
            <text:p>2,54058572921142</text:p>
          </table:table-cell>
        </table:table-row>
        <table:table-row table:style-name="ro1">
          <table:table-cell office:value-type="float" office:value="57.856" calcext:value-type="float">
            <text:p>57,856</text:p>
          </table:table-cell>
          <table:table-cell office:value-type="float" office:value="12.6881" calcext:value-type="float">
            <text:p>12,6881</text:p>
          </table:table-cell>
          <table:table-cell table:formula="of:=LN([.B60])" office:value-type="float" office:value="2.54066454632423" calcext:value-type="float">
            <text:p>2,54066454632423</text:p>
          </table:table-cell>
        </table:table-row>
        <table:table-row table:style-name="ro1">
          <table:table-cell office:value-type="float" office:value="58.857" calcext:value-type="float">
            <text:p>58,857</text:p>
          </table:table-cell>
          <table:table-cell office:value-type="float" office:value="12.7076" calcext:value-type="float">
            <text:p>12,7076</text:p>
          </table:table-cell>
          <table:table-cell table:formula="of:=LN([.B61])" office:value-type="float" office:value="2.54220023967644" calcext:value-type="float">
            <text:p>2,54220023967644</text:p>
          </table:table-cell>
        </table:table-row>
        <table:table-row table:style-name="ro1">
          <table:table-cell office:value-type="float" office:value="59.856" calcext:value-type="float">
            <text:p>59,856</text:p>
          </table:table-cell>
          <table:table-cell office:value-type="float" office:value="12.6912" calcext:value-type="float">
            <text:p>12,6912</text:p>
          </table:table-cell>
          <table:table-cell table:formula="of:=LN([.B62])" office:value-type="float" office:value="2.54090883990328" calcext:value-type="float">
            <text:p>2,54090883990328</text:p>
          </table:table-cell>
        </table:table-row>
        <table:table-row table:style-name="ro1">
          <table:table-cell office:value-type="float" office:value="60.856" calcext:value-type="float">
            <text:p>60,856</text:p>
          </table:table-cell>
          <table:table-cell office:value-type="float" office:value="12.6624" calcext:value-type="float">
            <text:p>12,6624</text:p>
          </table:table-cell>
          <table:table-cell table:formula="of:=LN([.B63])" office:value-type="float" office:value="2.53863697220897" calcext:value-type="float">
            <text:p>2,53863697220897</text:p>
          </table:table-cell>
        </table:table-row>
        <table:table-row table:style-name="ro1">
          <table:table-cell office:value-type="float" office:value="61.856" calcext:value-type="float">
            <text:p>61,856</text:p>
          </table:table-cell>
          <table:table-cell office:value-type="float" office:value="12.6416" calcext:value-type="float">
            <text:p>12,6416</text:p>
          </table:table-cell>
          <table:table-cell table:formula="of:=LN([.B64])" office:value-type="float" office:value="2.53699296298633" calcext:value-type="float">
            <text:p>2,53699296298633</text:p>
          </table:table-cell>
        </table:table-row>
        <table:table-row table:style-name="ro1">
          <table:table-cell office:value-type="float" office:value="62.856" calcext:value-type="float">
            <text:p>62,856</text:p>
          </table:table-cell>
          <table:table-cell office:value-type="float" office:value="12.6287" calcext:value-type="float">
            <text:p>12,6287</text:p>
          </table:table-cell>
          <table:table-cell table:formula="of:=LN([.B65])" office:value-type="float" office:value="2.53597200153193" calcext:value-type="float">
            <text:p>2,53597200153193</text:p>
          </table:table-cell>
        </table:table-row>
        <table:table-row table:style-name="ro1">
          <table:table-cell office:value-type="float" office:value="63.856" calcext:value-type="float">
            <text:p>63,856</text:p>
          </table:table-cell>
          <table:table-cell office:value-type="float" office:value="12.5964" calcext:value-type="float">
            <text:p>12,5964</text:p>
          </table:table-cell>
          <table:table-cell table:formula="of:=LN([.B66])" office:value-type="float" office:value="2.53341105884762" calcext:value-type="float">
            <text:p>2,53341105884762</text:p>
          </table:table-cell>
        </table:table-row>
        <table:table-row table:style-name="ro1">
          <table:table-cell office:value-type="float" office:value="64.857" calcext:value-type="float">
            <text:p>64,857</text:p>
          </table:table-cell>
          <table:table-cell office:value-type="float" office:value="12.5522" calcext:value-type="float">
            <text:p>12,5522</text:p>
          </table:table-cell>
          <table:table-cell table:formula="of:=LN([.B67])" office:value-type="float" office:value="2.52989594901953" calcext:value-type="float">
            <text:p>2,52989594901953</text:p>
          </table:table-cell>
        </table:table-row>
        <table:table-row table:style-name="ro1">
          <table:table-cell office:value-type="float" office:value="65.857" calcext:value-type="float">
            <text:p>65,857</text:p>
          </table:table-cell>
          <table:table-cell office:value-type="float" office:value="12.5121" calcext:value-type="float">
            <text:p>12,5121</text:p>
          </table:table-cell>
          <table:table-cell table:formula="of:=LN([.B68])" office:value-type="float" office:value="2.52669617609838" calcext:value-type="float">
            <text:p>2,52669617609838</text:p>
          </table:table-cell>
        </table:table-row>
        <table:table-row table:style-name="ro1">
          <table:table-cell office:value-type="float" office:value="66.856" calcext:value-type="float">
            <text:p>66,856</text:p>
          </table:table-cell>
          <table:table-cell office:value-type="float" office:value="12.4737" calcext:value-type="float">
            <text:p>12,4737</text:p>
          </table:table-cell>
          <table:table-cell table:formula="of:=LN([.B69])" office:value-type="float" office:value="2.52362242779067" calcext:value-type="float">
            <text:p>2,52362242779067</text:p>
          </table:table-cell>
        </table:table-row>
        <table:table-row table:style-name="ro1">
          <table:table-cell office:value-type="float" office:value="67.856" calcext:value-type="float">
            <text:p>67,856</text:p>
          </table:table-cell>
          <table:table-cell office:value-type="float" office:value="12.4614" calcext:value-type="float">
            <text:p>12,4614</text:p>
          </table:table-cell>
          <table:table-cell table:formula="of:=LN([.B70])" office:value-type="float" office:value="2.52263586659801" calcext:value-type="float">
            <text:p>2,52263586659801</text:p>
          </table:table-cell>
        </table:table-row>
        <table:table-row table:style-name="ro1">
          <table:table-cell office:value-type="float" office:value="68.856" calcext:value-type="float">
            <text:p>68,856</text:p>
          </table:table-cell>
          <table:table-cell office:value-type="float" office:value="12.4843" calcext:value-type="float">
            <text:p>12,4843</text:p>
          </table:table-cell>
          <table:table-cell table:formula="of:=LN([.B71])" office:value-type="float" office:value="2.52447185487917" calcext:value-type="float">
            <text:p>2,52447185487917</text:p>
          </table:table-cell>
        </table:table-row>
        <table:table-row table:style-name="ro1">
          <table:table-cell office:value-type="float" office:value="69.856" calcext:value-type="float">
            <text:p>69,856</text:p>
          </table:table-cell>
          <table:table-cell office:value-type="float" office:value="12.4681" calcext:value-type="float">
            <text:p>12,4681</text:p>
          </table:table-cell>
          <table:table-cell table:formula="of:=LN([.B72])" office:value-type="float" office:value="2.52317338240549" calcext:value-type="float">
            <text:p>2,52317338240549</text:p>
          </table:table-cell>
        </table:table-row>
        <table:table-row table:style-name="ro1">
          <table:table-cell office:value-type="float" office:value="70.856" calcext:value-type="float">
            <text:p>70,856</text:p>
          </table:table-cell>
          <table:table-cell office:value-type="float" office:value="12.4797" calcext:value-type="float">
            <text:p>12,4797</text:p>
          </table:table-cell>
          <table:table-cell table:formula="of:=LN([.B73])" office:value-type="float" office:value="2.52410332419081" calcext:value-type="float">
            <text:p>2,52410332419081</text:p>
          </table:table-cell>
        </table:table-row>
        <table:table-row table:style-name="ro1">
          <table:table-cell office:value-type="float" office:value="71.856" calcext:value-type="float">
            <text:p>71,856</text:p>
          </table:table-cell>
          <table:table-cell office:value-type="float" office:value="12.4637" calcext:value-type="float">
            <text:p>12,4637</text:p>
          </table:table-cell>
          <table:table-cell table:formula="of:=LN([.B74])" office:value-type="float" office:value="2.52282041951908" calcext:value-type="float">
            <text:p>2,52282041951908</text:p>
          </table:table-cell>
        </table:table-row>
        <table:table-row table:style-name="ro1">
          <table:table-cell office:value-type="float" office:value="72.856" calcext:value-type="float">
            <text:p>72,856</text:p>
          </table:table-cell>
          <table:table-cell office:value-type="float" office:value="12.4639" calcext:value-type="float">
            <text:p>12,4639</text:p>
          </table:table-cell>
          <table:table-cell table:formula="of:=LN([.B75])" office:value-type="float" office:value="2.52283646598966" calcext:value-type="float">
            <text:p>2,52283646598966</text:p>
          </table:table-cell>
        </table:table-row>
        <table:table-row table:style-name="ro1">
          <table:table-cell office:value-type="float" office:value="73.856" calcext:value-type="float">
            <text:p>73,856</text:p>
          </table:table-cell>
          <table:table-cell office:value-type="float" office:value="12.4447" calcext:value-type="float">
            <text:p>12,4447</text:p>
          </table:table-cell>
          <table:table-cell table:formula="of:=LN([.B76])" office:value-type="float" office:value="2.52129482946231" calcext:value-type="float">
            <text:p>2,52129482946231</text:p>
          </table:table-cell>
        </table:table-row>
        <table:table-row table:style-name="ro1">
          <table:table-cell office:value-type="float" office:value="74.856" calcext:value-type="float">
            <text:p>74,856</text:p>
          </table:table-cell>
          <table:table-cell office:value-type="float" office:value="12.4086" calcext:value-type="float">
            <text:p>12,4086</text:p>
          </table:table-cell>
          <table:table-cell table:formula="of:=LN([.B77])" office:value-type="float" office:value="2.51838978060455" calcext:value-type="float">
            <text:p>2,51838978060455</text:p>
          </table:table-cell>
        </table:table-row>
        <table:table-row table:style-name="ro1">
          <table:table-cell office:value-type="float" office:value="75.856" calcext:value-type="float">
            <text:p>75,856</text:p>
          </table:table-cell>
          <table:table-cell office:value-type="float" office:value="12.3672" calcext:value-type="float">
            <text:p>12,3672</text:p>
          </table:table-cell>
          <table:table-cell table:formula="of:=LN([.B78])" office:value-type="float" office:value="2.51504780669999" calcext:value-type="float">
            <text:p>2,51504780669999</text:p>
          </table:table-cell>
        </table:table-row>
        <table:table-row table:style-name="ro1">
          <table:table-cell office:value-type="float" office:value="76.856" calcext:value-type="float">
            <text:p>76,856</text:p>
          </table:table-cell>
          <table:table-cell office:value-type="float" office:value="12.3878" calcext:value-type="float">
            <text:p>12,3878</text:p>
          </table:table-cell>
          <table:table-cell table:formula="of:=LN([.B79])" office:value-type="float" office:value="2.51671211732451" calcext:value-type="float">
            <text:p>2,51671211732451</text:p>
          </table:table-cell>
        </table:table-row>
        <table:table-row table:style-name="ro1">
          <table:table-cell office:value-type="float" office:value="77.856" calcext:value-type="float">
            <text:p>77,856</text:p>
          </table:table-cell>
          <table:table-cell office:value-type="float" office:value="12.412" calcext:value-type="float">
            <text:p>12,412</text:p>
          </table:table-cell>
          <table:table-cell table:formula="of:=LN([.B80])" office:value-type="float" office:value="2.51866374658613" calcext:value-type="float">
            <text:p>2,51866374658613</text:p>
          </table:table-cell>
        </table:table-row>
        <table:table-row table:style-name="ro1">
          <table:table-cell office:value-type="float" office:value="78.856" calcext:value-type="float">
            <text:p>78,856</text:p>
          </table:table-cell>
          <table:table-cell office:value-type="float" office:value="12.3683" calcext:value-type="float">
            <text:p>12,3683</text:p>
          </table:table-cell>
          <table:table-cell table:formula="of:=LN([.B81])" office:value-type="float" office:value="2.51513674769578" calcext:value-type="float">
            <text:p>2,51513674769578</text:p>
          </table:table-cell>
        </table:table-row>
        <table:table-row table:style-name="ro1">
          <table:table-cell office:value-type="float" office:value="79.856" calcext:value-type="float">
            <text:p>79,856</text:p>
          </table:table-cell>
          <table:table-cell office:value-type="float" office:value="12.3646" calcext:value-type="float">
            <text:p>12,3646</text:p>
          </table:table-cell>
          <table:table-cell table:formula="of:=LN([.B82])" office:value-type="float" office:value="2.5148375510769" calcext:value-type="float">
            <text:p>2,5148375510769</text:p>
          </table:table-cell>
        </table:table-row>
        <table:table-row table:style-name="ro1">
          <table:table-cell office:value-type="float" office:value="80.856" calcext:value-type="float">
            <text:p>80,856</text:p>
          </table:table-cell>
          <table:table-cell office:value-type="float" office:value="12.3915" calcext:value-type="float">
            <text:p>12,3915</text:p>
          </table:table-cell>
          <table:table-cell table:formula="of:=LN([.B83])" office:value-type="float" office:value="2.51701075368853" calcext:value-type="float">
            <text:p>2,51701075368853</text:p>
          </table:table-cell>
        </table:table-row>
        <table:table-row table:style-name="ro1">
          <table:table-cell office:value-type="float" office:value="81.856" calcext:value-type="float">
            <text:p>81,856</text:p>
          </table:table-cell>
          <table:table-cell office:value-type="float" office:value="12.3442" calcext:value-type="float">
            <text:p>12,3442</text:p>
          </table:table-cell>
          <table:table-cell table:formula="of:=LN([.B84])" office:value-type="float" office:value="2.51318631713311" calcext:value-type="float">
            <text:p>2,51318631713311</text:p>
          </table:table-cell>
        </table:table-row>
        <table:table-row table:style-name="ro1">
          <table:table-cell office:value-type="float" office:value="82.856" calcext:value-type="float">
            <text:p>82,856</text:p>
          </table:table-cell>
          <table:table-cell office:value-type="float" office:value="12.3598" calcext:value-type="float">
            <text:p>12,3598</text:p>
          </table:table-cell>
          <table:table-cell table:formula="of:=LN([.B85])" office:value-type="float" office:value="2.51444927066885" calcext:value-type="float">
            <text:p>2,51444927066885</text:p>
          </table:table-cell>
        </table:table-row>
        <table:table-row table:style-name="ro1">
          <table:table-cell office:value-type="float" office:value="83.856" calcext:value-type="float">
            <text:p>83,856</text:p>
          </table:table-cell>
          <table:table-cell office:value-type="float" office:value="12.3502" calcext:value-type="float">
            <text:p>12,3502</text:p>
          </table:table-cell>
          <table:table-cell table:formula="of:=LN([.B86])" office:value-type="float" office:value="2.51367225727484" calcext:value-type="float">
            <text:p>2,51367225727484</text:p>
          </table:table-cell>
        </table:table-row>
        <table:table-row table:style-name="ro1">
          <table:table-cell office:value-type="float" office:value="84.856" calcext:value-type="float">
            <text:p>84,856</text:p>
          </table:table-cell>
          <table:table-cell office:value-type="float" office:value="12.3417" calcext:value-type="float">
            <text:p>12,3417</text:p>
          </table:table-cell>
          <table:table-cell table:formula="of:=LN([.B87])" office:value-type="float" office:value="2.51298377235989" calcext:value-type="float">
            <text:p>2,51298377235989</text:p>
          </table:table-cell>
        </table:table-row>
        <table:table-row table:style-name="ro1">
          <table:table-cell office:value-type="float" office:value="85.856" calcext:value-type="float">
            <text:p>85,856</text:p>
          </table:table-cell>
          <table:table-cell office:value-type="float" office:value="12.3212" calcext:value-type="float">
            <text:p>12,3212</text:p>
          </table:table-cell>
          <table:table-cell table:formula="of:=LN([.B88])" office:value-type="float" office:value="2.51132135595945" calcext:value-type="float">
            <text:p>2,51132135595945</text:p>
          </table:table-cell>
        </table:table-row>
        <table:table-row table:style-name="ro1">
          <table:table-cell office:value-type="float" office:value="86.856" calcext:value-type="float">
            <text:p>86,856</text:p>
          </table:table-cell>
          <table:table-cell office:value-type="float" office:value="12.2808" calcext:value-type="float">
            <text:p>12,2808</text:p>
          </table:table-cell>
          <table:table-cell table:formula="of:=LN([.B89])" office:value-type="float" office:value="2.50803706717685" calcext:value-type="float">
            <text:p>2,50803706717685</text:p>
          </table:table-cell>
        </table:table-row>
        <table:table-row table:style-name="ro1">
          <table:table-cell office:value-type="float" office:value="87.856" calcext:value-type="float">
            <text:p>87,856</text:p>
          </table:table-cell>
          <table:table-cell office:value-type="float" office:value="12.2849" calcext:value-type="float">
            <text:p>12,2849</text:p>
          </table:table-cell>
          <table:table-cell table:formula="of:=LN([.B90])" office:value-type="float" office:value="2.50837086593187" calcext:value-type="float">
            <text:p>2,50837086593187</text:p>
          </table:table-cell>
        </table:table-row>
        <table:table-row table:style-name="ro1">
          <table:table-cell office:value-type="float" office:value="88.856" calcext:value-type="float">
            <text:p>88,856</text:p>
          </table:table-cell>
          <table:table-cell office:value-type="float" office:value="12.2504" calcext:value-type="float">
            <text:p>12,2504</text:p>
          </table:table-cell>
          <table:table-cell table:formula="of:=LN([.B91])" office:value-type="float" office:value="2.50555858951886" calcext:value-type="float">
            <text:p>2,50555858951886</text:p>
          </table:table-cell>
        </table:table-row>
        <table:table-row table:style-name="ro1">
          <table:table-cell office:value-type="float" office:value="89.856" calcext:value-type="float">
            <text:p>89,856</text:p>
          </table:table-cell>
          <table:table-cell office:value-type="float" office:value="12.1549" calcext:value-type="float">
            <text:p>12,1549</text:p>
          </table:table-cell>
          <table:table-cell table:formula="of:=LN([.B92])" office:value-type="float" office:value="2.49773238066719" calcext:value-type="float">
            <text:p>2,49773238066719</text:p>
          </table:table-cell>
        </table:table-row>
        <table:table-row table:style-name="ro1">
          <table:table-cell office:value-type="float" office:value="90.857" calcext:value-type="float">
            <text:p>90,857</text:p>
          </table:table-cell>
          <table:table-cell office:value-type="float" office:value="12.1624" calcext:value-type="float">
            <text:p>12,1624</text:p>
          </table:table-cell>
          <table:table-cell table:formula="of:=LN([.B93])" office:value-type="float" office:value="2.49834922548449" calcext:value-type="float">
            <text:p>2,49834922548449</text:p>
          </table:table-cell>
        </table:table-row>
        <table:table-row table:style-name="ro1">
          <table:table-cell office:value-type="float" office:value="91.857" calcext:value-type="float">
            <text:p>91,857</text:p>
          </table:table-cell>
          <table:table-cell office:value-type="float" office:value="12.2194" calcext:value-type="float">
            <text:p>12,2194</text:p>
          </table:table-cell>
          <table:table-cell table:formula="of:=LN([.B94])" office:value-type="float" office:value="2.50302485270168" calcext:value-type="float">
            <text:p>2,50302485270168</text:p>
          </table:table-cell>
        </table:table-row>
        <table:table-row table:style-name="ro1">
          <table:table-cell office:value-type="float" office:value="92.857" calcext:value-type="float">
            <text:p>92,857</text:p>
          </table:table-cell>
          <table:table-cell office:value-type="float" office:value="12.2379" calcext:value-type="float">
            <text:p>12,2379</text:p>
          </table:table-cell>
          <table:table-cell table:formula="of:=LN([.B95])" office:value-type="float" office:value="2.50453769373715" calcext:value-type="float">
            <text:p>2,50453769373715</text:p>
          </table:table-cell>
        </table:table-row>
        <table:table-row table:style-name="ro1">
          <table:table-cell office:value-type="float" office:value="93.856" calcext:value-type="float">
            <text:p>93,856</text:p>
          </table:table-cell>
          <table:table-cell office:value-type="float" office:value="12.2038" calcext:value-type="float">
            <text:p>12,2038</text:p>
          </table:table-cell>
          <table:table-cell table:formula="of:=LN([.B96])" office:value-type="float" office:value="2.50174737865065" calcext:value-type="float">
            <text:p>2,50174737865065</text:p>
          </table:table-cell>
        </table:table-row>
        <table:table-row table:style-name="ro1">
          <table:table-cell office:value-type="float" office:value="94.856" calcext:value-type="float">
            <text:p>94,856</text:p>
          </table:table-cell>
          <table:table-cell office:value-type="float" office:value="12.2008" calcext:value-type="float">
            <text:p>12,2008</text:p>
          </table:table-cell>
          <table:table-cell table:formula="of:=LN([.B97])" office:value-type="float" office:value="2.50150152335984" calcext:value-type="float">
            <text:p>2,50150152335984</text:p>
          </table:table-cell>
        </table:table-row>
        <table:table-row table:style-name="ro1">
          <table:table-cell office:value-type="float" office:value="95.856" calcext:value-type="float">
            <text:p>95,856</text:p>
          </table:table-cell>
          <table:table-cell office:value-type="float" office:value="12.1907" calcext:value-type="float">
            <text:p>12,1907</text:p>
          </table:table-cell>
          <table:table-cell table:formula="of:=LN([.B98])" office:value-type="float" office:value="2.50067336596261" calcext:value-type="float">
            <text:p>2,50067336596261</text:p>
          </table:table-cell>
        </table:table-row>
        <table:table-row table:style-name="ro1">
          <table:table-cell office:value-type="float" office:value="96.856" calcext:value-type="float">
            <text:p>96,856</text:p>
          </table:table-cell>
          <table:table-cell office:value-type="float" office:value="12.1796" calcext:value-type="float">
            <text:p>12,1796</text:p>
          </table:table-cell>
          <table:table-cell table:formula="of:=LN([.B99])" office:value-type="float" office:value="2.49976242101999" calcext:value-type="float">
            <text:p>2,49976242101999</text:p>
          </table:table-cell>
        </table:table-row>
        <table:table-row table:style-name="ro1">
          <table:table-cell office:value-type="float" office:value="97.856" calcext:value-type="float">
            <text:p>97,856</text:p>
          </table:table-cell>
          <table:table-cell office:value-type="float" office:value="12.1561" calcext:value-type="float">
            <text:p>12,1561</text:p>
          </table:table-cell>
          <table:table-cell table:formula="of:=LN([.B100])" office:value-type="float" office:value="2.49783110141097" calcext:value-type="float">
            <text:p>2,49783110141097</text:p>
          </table:table-cell>
        </table:table-row>
        <table:table-row table:style-name="ro1">
          <table:table-cell office:value-type="float" office:value="98.856" calcext:value-type="float">
            <text:p>98,856</text:p>
          </table:table-cell>
          <table:table-cell office:value-type="float" office:value="12.1321" calcext:value-type="float">
            <text:p>12,1321</text:p>
          </table:table-cell>
          <table:table-cell table:formula="of:=LN([.B101])" office:value-type="float" office:value="2.49585483245639" calcext:value-type="float">
            <text:p>2,49585483245639</text:p>
          </table:table-cell>
        </table:table-row>
        <table:table-row table:style-name="ro1">
          <table:table-cell office:value-type="float" office:value="99.856" calcext:value-type="float">
            <text:p>99,856</text:p>
          </table:table-cell>
          <table:table-cell office:value-type="float" office:value="12.0607" calcext:value-type="float">
            <text:p>12,0607</text:p>
          </table:table-cell>
          <table:table-cell table:formula="of:=LN([.B102])" office:value-type="float" office:value="2.48995223273235" calcext:value-type="float">
            <text:p>2,48995223273235</text:p>
          </table:table-cell>
        </table:table-row>
        <table:table-row table:style-name="ro1">
          <table:table-cell office:value-type="float" office:value="100.856" calcext:value-type="float">
            <text:p>100,856</text:p>
          </table:table-cell>
          <table:table-cell office:value-type="float" office:value="12.0404" calcext:value-type="float">
            <text:p>12,0404</text:p>
          </table:table-cell>
          <table:table-cell table:formula="of:=LN([.B103])" office:value-type="float" office:value="2.48826766192018" calcext:value-type="float">
            <text:p>2,48826766192018</text:p>
          </table:table-cell>
        </table:table-row>
        <table:table-row table:style-name="ro1">
          <table:table-cell office:value-type="float" office:value="101.856" calcext:value-type="float">
            <text:p>101,856</text:p>
          </table:table-cell>
          <table:table-cell office:value-type="float" office:value="12.0863" calcext:value-type="float">
            <text:p>12,0863</text:p>
          </table:table-cell>
          <table:table-cell table:formula="of:=LN([.B104])" office:value-type="float" office:value="2.49207257973953" calcext:value-type="float">
            <text:p>2,49207257973953</text:p>
          </table:table-cell>
        </table:table-row>
        <table:table-row table:style-name="ro1">
          <table:table-cell office:value-type="float" office:value="102.856" calcext:value-type="float">
            <text:p>102,856</text:p>
          </table:table-cell>
          <table:table-cell office:value-type="float" office:value="12.1107" calcext:value-type="float">
            <text:p>12,1107</text:p>
          </table:table-cell>
          <table:table-cell table:formula="of:=LN([.B105])" office:value-type="float" office:value="2.49408935936265" calcext:value-type="float">
            <text:p>2,49408935936265</text:p>
          </table:table-cell>
        </table:table-row>
        <table:table-row table:style-name="ro1">
          <table:table-cell office:value-type="float" office:value="103.857" calcext:value-type="float">
            <text:p>103,857</text:p>
          </table:table-cell>
          <table:table-cell office:value-type="float" office:value="12.0644" calcext:value-type="float">
            <text:p>12,0644</text:p>
          </table:table-cell>
          <table:table-cell table:formula="of:=LN([.B106])" office:value-type="float" office:value="2.49025896721461" calcext:value-type="float">
            <text:p>2,49025896721461</text:p>
          </table:table-cell>
        </table:table-row>
        <table:table-row table:style-name="ro1">
          <table:table-cell office:value-type="float" office:value="104.856" calcext:value-type="float">
            <text:p>104,856</text:p>
          </table:table-cell>
          <table:table-cell office:value-type="float" office:value="12.0722" calcext:value-type="float">
            <text:p>12,0722</text:p>
          </table:table-cell>
          <table:table-cell table:formula="of:=LN([.B107])" office:value-type="float" office:value="2.4909052885914" calcext:value-type="float">
            <text:p>2,4909052885914</text:p>
          </table:table-cell>
        </table:table-row>
        <table:table-row table:style-name="ro1">
          <table:table-cell office:value-type="float" office:value="105.856" calcext:value-type="float">
            <text:p>105,856</text:p>
          </table:table-cell>
          <table:table-cell office:value-type="float" office:value="12.0021" calcext:value-type="float">
            <text:p>12,0021</text:p>
          </table:table-cell>
          <table:table-cell table:formula="of:=LN([.B108])" office:value-type="float" office:value="2.48508163447729" calcext:value-type="float">
            <text:p>2,48508163447729</text:p>
          </table:table-cell>
        </table:table-row>
        <table:table-row table:style-name="ro1">
          <table:table-cell office:value-type="float" office:value="106.856" calcext:value-type="float">
            <text:p>106,856</text:p>
          </table:table-cell>
          <table:table-cell office:value-type="float" office:value="11.961" calcext:value-type="float">
            <text:p>11,961</text:p>
          </table:table-cell>
          <table:table-cell table:formula="of:=LN([.B109])" office:value-type="float" office:value="2.48165135706733" calcext:value-type="float">
            <text:p>2,48165135706733</text:p>
          </table:table-cell>
        </table:table-row>
        <table:table-row table:style-name="ro1">
          <table:table-cell office:value-type="float" office:value="107.856" calcext:value-type="float">
            <text:p>107,856</text:p>
          </table:table-cell>
          <table:table-cell office:value-type="float" office:value="11.9545" calcext:value-type="float">
            <text:p>11,9545</text:p>
          </table:table-cell>
          <table:table-cell table:formula="of:=LN([.B110])" office:value-type="float" office:value="2.48110777653085" calcext:value-type="float">
            <text:p>2,48110777653085</text:p>
          </table:table-cell>
        </table:table-row>
        <table:table-row table:style-name="ro1">
          <table:table-cell office:value-type="float" office:value="108.857" calcext:value-type="float">
            <text:p>108,857</text:p>
          </table:table-cell>
          <table:table-cell office:value-type="float" office:value="11.9166" calcext:value-type="float">
            <text:p>11,9166</text:p>
          </table:table-cell>
          <table:table-cell table:formula="of:=LN([.B111])" office:value-type="float" office:value="2.47793238605066" calcext:value-type="float">
            <text:p>2,47793238605066</text:p>
          </table:table-cell>
        </table:table-row>
        <table:table-row table:style-name="ro1">
          <table:table-cell office:value-type="float" office:value="109.857" calcext:value-type="float">
            <text:p>109,857</text:p>
          </table:table-cell>
          <table:table-cell office:value-type="float" office:value="11.922" calcext:value-type="float">
            <text:p>11,922</text:p>
          </table:table-cell>
          <table:table-cell table:formula="of:=LN([.B112])" office:value-type="float" office:value="2.47838543279773" calcext:value-type="float">
            <text:p>2,47838543279773</text:p>
          </table:table-cell>
        </table:table-row>
        <table:table-row table:style-name="ro1">
          <table:table-cell office:value-type="float" office:value="110.856" calcext:value-type="float">
            <text:p>110,856</text:p>
          </table:table-cell>
          <table:table-cell office:value-type="float" office:value="11.8929" calcext:value-type="float">
            <text:p>11,8929</text:p>
          </table:table-cell>
          <table:table-cell table:formula="of:=LN([.B113])" office:value-type="float" office:value="2.47594158340235" calcext:value-type="float">
            <text:p>2,47594158340235</text:p>
          </table:table-cell>
        </table:table-row>
        <table:table-row table:style-name="ro1">
          <table:table-cell office:value-type="float" office:value="111.856" calcext:value-type="float">
            <text:p>111,856</text:p>
          </table:table-cell>
          <table:table-cell office:value-type="float" office:value="11.9131" calcext:value-type="float">
            <text:p>11,9131</text:p>
          </table:table-cell>
          <table:table-cell table:formula="of:=LN([.B114])" office:value-type="float" office:value="2.47763863497321" calcext:value-type="float">
            <text:p>2,47763863497321</text:p>
          </table:table-cell>
        </table:table-row>
        <table:table-row table:style-name="ro1">
          <table:table-cell office:value-type="float" office:value="112.856" calcext:value-type="float">
            <text:p>112,856</text:p>
          </table:table-cell>
          <table:table-cell office:value-type="float" office:value="11.8414" calcext:value-type="float">
            <text:p>11,8414</text:p>
          </table:table-cell>
          <table:table-cell table:formula="of:=LN([.B115])" office:value-type="float" office:value="2.47160186570892" calcext:value-type="float">
            <text:p>2,47160186570892</text:p>
          </table:table-cell>
        </table:table-row>
        <table:table-row table:style-name="ro1">
          <table:table-cell office:value-type="float" office:value="113.856" calcext:value-type="float">
            <text:p>113,856</text:p>
          </table:table-cell>
          <table:table-cell office:value-type="float" office:value="11.8076" calcext:value-type="float">
            <text:p>11,8076</text:p>
          </table:table-cell>
          <table:table-cell table:formula="of:=LN([.B116])" office:value-type="float" office:value="2.46874339194558" calcext:value-type="float">
            <text:p>2,46874339194558</text:p>
          </table:table-cell>
        </table:table-row>
        <table:table-row table:style-name="ro1">
          <table:table-cell office:value-type="float" office:value="114.856" calcext:value-type="float">
            <text:p>114,856</text:p>
          </table:table-cell>
          <table:table-cell office:value-type="float" office:value="11.8542" calcext:value-type="float">
            <text:p>11,8542</text:p>
          </table:table-cell>
          <table:table-cell table:formula="of:=LN([.B117])" office:value-type="float" office:value="2.47268223516528" calcext:value-type="float">
            <text:p>2,47268223516528</text:p>
          </table:table-cell>
        </table:table-row>
        <table:table-row table:style-name="ro1">
          <table:table-cell office:value-type="float" office:value="115.856" calcext:value-type="float">
            <text:p>115,856</text:p>
          </table:table-cell>
          <table:table-cell office:value-type="float" office:value="11.8233" calcext:value-type="float">
            <text:p>11,8233</text:p>
          </table:table-cell>
          <table:table-cell table:formula="of:=LN([.B118])" office:value-type="float" office:value="2.47007216082954" calcext:value-type="float">
            <text:p>2,47007216082954</text:p>
          </table:table-cell>
        </table:table-row>
        <table:table-row table:style-name="ro1">
          <table:table-cell office:value-type="float" office:value="116.856" calcext:value-type="float">
            <text:p>116,856</text:p>
          </table:table-cell>
          <table:table-cell office:value-type="float" office:value="11.8203" calcext:value-type="float">
            <text:p>11,8203</text:p>
          </table:table-cell>
          <table:table-cell table:formula="of:=LN([.B119])" office:value-type="float" office:value="2.46981839236653" calcext:value-type="float">
            <text:p>2,46981839236653</text:p>
          </table:table-cell>
        </table:table-row>
        <table:table-row table:style-name="ro1">
          <table:table-cell office:value-type="float" office:value="117.856" calcext:value-type="float">
            <text:p>117,856</text:p>
          </table:table-cell>
          <table:table-cell office:value-type="float" office:value="11.801" calcext:value-type="float">
            <text:p>11,801</text:p>
          </table:table-cell>
          <table:table-cell table:formula="of:=LN([.B120])" office:value-type="float" office:value="2.46818427364361" calcext:value-type="float">
            <text:p>2,46818427364361</text:p>
          </table:table-cell>
        </table:table-row>
        <table:table-row table:style-name="ro1">
          <table:table-cell office:value-type="float" office:value="118.856" calcext:value-type="float">
            <text:p>118,856</text:p>
          </table:table-cell>
          <table:table-cell office:value-type="float" office:value="11.7707" calcext:value-type="float">
            <text:p>11,7707</text:p>
          </table:table-cell>
          <table:table-cell table:formula="of:=LN([.B121])" office:value-type="float" office:value="2.46561339274077" calcext:value-type="float">
            <text:p>2,46561339274077</text:p>
          </table:table-cell>
        </table:table-row>
        <table:table-row table:style-name="ro1">
          <table:table-cell office:value-type="float" office:value="119.857" calcext:value-type="float">
            <text:p>119,857</text:p>
          </table:table-cell>
          <table:table-cell office:value-type="float" office:value="11.7477" calcext:value-type="float">
            <text:p>11,7477</text:p>
          </table:table-cell>
          <table:table-cell table:formula="of:=LN([.B122])" office:value-type="float" office:value="2.46365747674883" calcext:value-type="float">
            <text:p>2,46365747674883</text:p>
          </table:table-cell>
        </table:table-row>
        <table:table-row table:style-name="ro1">
          <table:table-cell office:value-type="float" office:value="120.857" calcext:value-type="float">
            <text:p>120,857</text:p>
          </table:table-cell>
          <table:table-cell office:value-type="float" office:value="11.7667" calcext:value-type="float">
            <text:p>11,7667</text:p>
          </table:table-cell>
          <table:table-cell table:formula="of:=LN([.B123])" office:value-type="float" office:value="2.46527350812832" calcext:value-type="float">
            <text:p>2,46527350812832</text:p>
          </table:table-cell>
        </table:table-row>
        <table:table-row table:style-name="ro1">
          <table:table-cell office:value-type="float" office:value="121.857" calcext:value-type="float">
            <text:p>121,857</text:p>
          </table:table-cell>
          <table:table-cell office:value-type="float" office:value="11.7583" calcext:value-type="float">
            <text:p>11,7583</text:p>
          </table:table-cell>
          <table:table-cell table:formula="of:=LN([.B124])" office:value-type="float" office:value="2.46455937419786" calcext:value-type="float">
            <text:p>2,46455937419786</text:p>
          </table:table-cell>
        </table:table-row>
        <table:table-row table:style-name="ro1">
          <table:table-cell office:value-type="float" office:value="122.857" calcext:value-type="float">
            <text:p>122,857</text:p>
          </table:table-cell>
          <table:table-cell office:value-type="float" office:value="11.7764" calcext:value-type="float">
            <text:p>11,7764</text:p>
          </table:table-cell>
          <table:table-cell table:formula="of:=LN([.B125])" office:value-type="float" office:value="2.46609752880095" calcext:value-type="float">
            <text:p>2,46609752880095</text:p>
          </table:table-cell>
        </table:table-row>
        <table:table-row table:style-name="ro1">
          <table:table-cell office:value-type="float" office:value="123.857" calcext:value-type="float">
            <text:p>123,857</text:p>
          </table:table-cell>
          <table:table-cell office:value-type="float" office:value="11.7392" calcext:value-type="float">
            <text:p>11,7392</text:p>
          </table:table-cell>
          <table:table-cell table:formula="of:=LN([.B126])" office:value-type="float" office:value="2.46293366897759" calcext:value-type="float">
            <text:p>2,46293366897759</text:p>
          </table:table-cell>
        </table:table-row>
        <table:table-row table:style-name="ro1">
          <table:table-cell office:value-type="float" office:value="124.856" calcext:value-type="float">
            <text:p>124,856</text:p>
          </table:table-cell>
          <table:table-cell office:value-type="float" office:value="11.7404" calcext:value-type="float">
            <text:p>11,7404</text:p>
          </table:table-cell>
          <table:table-cell table:formula="of:=LN([.B127])" office:value-type="float" office:value="2.46303588536978" calcext:value-type="float">
            <text:p>2,46303588536978</text:p>
          </table:table-cell>
        </table:table-row>
        <table:table-row table:style-name="ro1">
          <table:table-cell office:value-type="float" office:value="125.856" calcext:value-type="float">
            <text:p>125,856</text:p>
          </table:table-cell>
          <table:table-cell office:value-type="float" office:value="11.7128" calcext:value-type="float">
            <text:p>11,7128</text:p>
          </table:table-cell>
          <table:table-cell table:formula="of:=LN([.B128])" office:value-type="float" office:value="2.46068226089714" calcext:value-type="float">
            <text:p>2,46068226089714</text:p>
          </table:table-cell>
        </table:table-row>
        <table:table-row table:style-name="ro1">
          <table:table-cell office:value-type="float" office:value="126.856" calcext:value-type="float">
            <text:p>126,856</text:p>
          </table:table-cell>
          <table:table-cell office:value-type="float" office:value="11.6972" calcext:value-type="float">
            <text:p>11,6972</text:p>
          </table:table-cell>
          <table:table-cell table:formula="of:=LN([.B129])" office:value-type="float" office:value="2.45934949692369" calcext:value-type="float">
            <text:p>2,45934949692369</text:p>
          </table:table-cell>
        </table:table-row>
        <table:table-row table:style-name="ro1">
          <table:table-cell office:value-type="float" office:value="127.857" calcext:value-type="float">
            <text:p>127,857</text:p>
          </table:table-cell>
          <table:table-cell office:value-type="float" office:value="11.6764" calcext:value-type="float">
            <text:p>11,6764</text:p>
          </table:table-cell>
          <table:table-cell table:formula="of:=LN([.B130])" office:value-type="float" office:value="2.45756971071271" calcext:value-type="float">
            <text:p>2,45756971071271</text:p>
          </table:table-cell>
        </table:table-row>
        <table:table-row table:style-name="ro1">
          <table:table-cell office:value-type="float" office:value="128.857" calcext:value-type="float">
            <text:p>128,857</text:p>
          </table:table-cell>
          <table:table-cell office:value-type="float" office:value="11.7147" calcext:value-type="float">
            <text:p>11,7147</text:p>
          </table:table-cell>
          <table:table-cell table:formula="of:=LN([.B131])" office:value-type="float" office:value="2.46084446343724" calcext:value-type="float">
            <text:p>2,46084446343724</text:p>
          </table:table-cell>
        </table:table-row>
        <table:table-row table:style-name="ro1">
          <table:table-cell office:value-type="float" office:value="129.857" calcext:value-type="float">
            <text:p>129,857</text:p>
          </table:table-cell>
          <table:table-cell office:value-type="float" office:value="11.6815" calcext:value-type="float">
            <text:p>11,6815</text:p>
          </table:table-cell>
          <table:table-cell table:formula="of:=LN([.B132])" office:value-type="float" office:value="2.45800639381187" calcext:value-type="float">
            <text:p>2,45800639381187</text:p>
          </table:table-cell>
        </table:table-row>
        <table:table-row table:style-name="ro1">
          <table:table-cell office:value-type="float" office:value="130.857" calcext:value-type="float">
            <text:p>130,857</text:p>
          </table:table-cell>
          <table:table-cell office:value-type="float" office:value="11.6355" calcext:value-type="float">
            <text:p>11,6355</text:p>
          </table:table-cell>
          <table:table-cell table:formula="of:=LN([.B133])" office:value-type="float" office:value="2.4540607696169" calcext:value-type="float">
            <text:p>2,4540607696169</text:p>
          </table:table-cell>
        </table:table-row>
        <table:table-row table:style-name="ro1">
          <table:table-cell office:value-type="float" office:value="131.857" calcext:value-type="float">
            <text:p>131,857</text:p>
          </table:table-cell>
          <table:table-cell office:value-type="float" office:value="11.6079" calcext:value-type="float">
            <text:p>11,6079</text:p>
          </table:table-cell>
          <table:table-cell table:formula="of:=LN([.B134])" office:value-type="float" office:value="2.45168590079633" calcext:value-type="float">
            <text:p>2,45168590079633</text:p>
          </table:table-cell>
        </table:table-row>
        <table:table-row table:style-name="ro1">
          <table:table-cell office:value-type="float" office:value="132.857" calcext:value-type="float">
            <text:p>132,857</text:p>
          </table:table-cell>
          <table:table-cell office:value-type="float" office:value="11.5963" calcext:value-type="float">
            <text:p>11,5963</text:p>
          </table:table-cell>
          <table:table-cell table:formula="of:=LN([.B135])" office:value-type="float" office:value="2.45068608171476" calcext:value-type="float">
            <text:p>2,45068608171476</text:p>
          </table:table-cell>
        </table:table-row>
        <table:table-row table:style-name="ro1">
          <table:table-cell office:value-type="float" office:value="133.856" calcext:value-type="float">
            <text:p>133,856</text:p>
          </table:table-cell>
          <table:table-cell office:value-type="float" office:value="11.605" calcext:value-type="float">
            <text:p>11,605</text:p>
          </table:table-cell>
          <table:table-cell table:formula="of:=LN([.B136])" office:value-type="float" office:value="2.4514360397264" calcext:value-type="float">
            <text:p>2,4514360397264</text:p>
          </table:table-cell>
        </table:table-row>
        <table:table-row table:style-name="ro1">
          <table:table-cell office:value-type="float" office:value="134.856" calcext:value-type="float">
            <text:p>134,856</text:p>
          </table:table-cell>
          <table:table-cell office:value-type="float" office:value="11.5879" calcext:value-type="float">
            <text:p>11,5879</text:p>
          </table:table-cell>
          <table:table-cell table:formula="of:=LN([.B137])" office:value-type="float" office:value="2.44996145025302" calcext:value-type="float">
            <text:p>2,44996145025302</text:p>
          </table:table-cell>
        </table:table-row>
        <table:table-row table:style-name="ro1">
          <table:table-cell office:value-type="float" office:value="135.856" calcext:value-type="float">
            <text:p>135,856</text:p>
          </table:table-cell>
          <table:table-cell office:value-type="float" office:value="11.6003" calcext:value-type="float">
            <text:p>11,6003</text:p>
          </table:table-cell>
          <table:table-cell table:formula="of:=LN([.B138])" office:value-type="float" office:value="2.45103095984687" calcext:value-type="float">
            <text:p>2,45103095984687</text:p>
          </table:table-cell>
        </table:table-row>
        <table:table-row table:style-name="ro1">
          <table:table-cell office:value-type="float" office:value="136.856" calcext:value-type="float">
            <text:p>136,856</text:p>
          </table:table-cell>
          <table:table-cell office:value-type="float" office:value="11.5857" calcext:value-type="float">
            <text:p>11,5857</text:p>
          </table:table-cell>
          <table:table-cell table:formula="of:=LN([.B139])" office:value-type="float" office:value="2.44977157901967" calcext:value-type="float">
            <text:p>2,44977157901967</text:p>
          </table:table-cell>
        </table:table-row>
        <table:table-row table:style-name="ro1">
          <table:table-cell office:value-type="float" office:value="137.856" calcext:value-type="float">
            <text:p>137,856</text:p>
          </table:table-cell>
          <table:table-cell office:value-type="float" office:value="11.5349" calcext:value-type="float">
            <text:p>11,5349</text:p>
          </table:table-cell>
          <table:table-cell table:formula="of:=LN([.B140])" office:value-type="float" office:value="2.44537722232069" calcext:value-type="float">
            <text:p>2,44537722232069</text:p>
          </table:table-cell>
        </table:table-row>
        <table:table-row table:style-name="ro1">
          <table:table-cell office:value-type="float" office:value="138.856" calcext:value-type="float">
            <text:p>138,856</text:p>
          </table:table-cell>
          <table:table-cell office:value-type="float" office:value="11.4838" calcext:value-type="float">
            <text:p>11,4838</text:p>
          </table:table-cell>
          <table:table-cell table:formula="of:=LN([.B141])" office:value-type="float" office:value="2.44093734657251" calcext:value-type="float">
            <text:p>2,44093734657251</text:p>
          </table:table-cell>
        </table:table-row>
        <table:table-row table:style-name="ro1">
          <table:table-cell office:value-type="float" office:value="139.856" calcext:value-type="float">
            <text:p>139,856</text:p>
          </table:table-cell>
          <table:table-cell office:value-type="float" office:value="11.416" calcext:value-type="float">
            <text:p>11,416</text:p>
          </table:table-cell>
          <table:table-cell table:formula="of:=LN([.B142])" office:value-type="float" office:value="2.43501588017454" calcext:value-type="float">
            <text:p>2,43501588017454</text:p>
          </table:table-cell>
        </table:table-row>
        <table:table-row table:style-name="ro1">
          <table:table-cell office:value-type="float" office:value="140.857" calcext:value-type="float">
            <text:p>140,857</text:p>
          </table:table-cell>
          <table:table-cell office:value-type="float" office:value="11.3619" calcext:value-type="float">
            <text:p>11,3619</text:p>
          </table:table-cell>
          <table:table-cell table:formula="of:=LN([.B143])" office:value-type="float" office:value="2.43026565282882" calcext:value-type="float">
            <text:p>2,43026565282882</text:p>
          </table:table-cell>
        </table:table-row>
        <table:table-row table:style-name="ro1">
          <table:table-cell office:value-type="float" office:value="141.857" calcext:value-type="float">
            <text:p>141,857</text:p>
          </table:table-cell>
          <table:table-cell office:value-type="float" office:value="11.3355" calcext:value-type="float">
            <text:p>11,3355</text:p>
          </table:table-cell>
          <table:table-cell table:formula="of:=LN([.B144])" office:value-type="float" office:value="2.42793939414675" calcext:value-type="float">
            <text:p>2,42793939414675</text:p>
          </table:table-cell>
        </table:table-row>
        <table:table-row table:style-name="ro1">
          <table:table-cell office:value-type="float" office:value="142.856" calcext:value-type="float">
            <text:p>142,856</text:p>
          </table:table-cell>
          <table:table-cell office:value-type="float" office:value="11.3684" calcext:value-type="float">
            <text:p>11,3684</text:p>
          </table:table-cell>
          <table:table-cell table:formula="of:=LN([.B145])" office:value-type="float" office:value="2.43083757666416" calcext:value-type="float">
            <text:p>2,43083757666416</text:p>
          </table:table-cell>
        </table:table-row>
        <table:table-row table:style-name="ro1">
          <table:table-cell office:value-type="float" office:value="143.856" calcext:value-type="float">
            <text:p>143,856</text:p>
          </table:table-cell>
          <table:table-cell office:value-type="float" office:value="11.3866" calcext:value-type="float">
            <text:p>11,3866</text:p>
          </table:table-cell>
          <table:table-cell table:formula="of:=LN([.B146])" office:value-type="float" office:value="2.43243722543418" calcext:value-type="float">
            <text:p>2,43243722543418</text:p>
          </table:table-cell>
        </table:table-row>
        <table:table-row table:style-name="ro1">
          <table:table-cell office:value-type="float" office:value="144.856" calcext:value-type="float">
            <text:p>144,856</text:p>
          </table:table-cell>
          <table:table-cell office:value-type="float" office:value="11.3777" calcext:value-type="float">
            <text:p>11,3777</text:p>
          </table:table-cell>
          <table:table-cell table:formula="of:=LN([.B147])" office:value-type="float" office:value="2.43165529930832" calcext:value-type="float">
            <text:p>2,43165529930832</text:p>
          </table:table-cell>
        </table:table-row>
        <table:table-row table:style-name="ro1">
          <table:table-cell office:value-type="float" office:value="145.856" calcext:value-type="float">
            <text:p>145,856</text:p>
          </table:table-cell>
          <table:table-cell office:value-type="float" office:value="11.3479" calcext:value-type="float">
            <text:p>11,3479</text:p>
          </table:table-cell>
          <table:table-cell table:formula="of:=LN([.B148])" office:value-type="float" office:value="2.42903270478229" calcext:value-type="float">
            <text:p>2,42903270478229</text:p>
          </table:table-cell>
        </table:table-row>
        <table:table-row table:style-name="ro1">
          <table:table-cell office:value-type="float" office:value="146.856" calcext:value-type="float">
            <text:p>146,856</text:p>
          </table:table-cell>
          <table:table-cell office:value-type="float" office:value="11.3184" calcext:value-type="float">
            <text:p>11,3184</text:p>
          </table:table-cell>
          <table:table-cell table:formula="of:=LN([.B149])" office:value-type="float" office:value="2.42642972002902" calcext:value-type="float">
            <text:p>2,42642972002902</text:p>
          </table:table-cell>
        </table:table-row>
        <table:table-row table:style-name="ro1">
          <table:table-cell office:value-type="float" office:value="147.856" calcext:value-type="float">
            <text:p>147,856</text:p>
          </table:table-cell>
          <table:table-cell office:value-type="float" office:value="11.3161" calcext:value-type="float">
            <text:p>11,3161</text:p>
          </table:table-cell>
          <table:table-cell table:formula="of:=LN([.B150])" office:value-type="float" office:value="2.42622649044517" calcext:value-type="float">
            <text:p>2,42622649044517</text:p>
          </table:table-cell>
        </table:table-row>
        <table:table-row table:style-name="ro1">
          <table:table-cell office:value-type="float" office:value="148.856" calcext:value-type="float">
            <text:p>148,856</text:p>
          </table:table-cell>
          <table:table-cell office:value-type="float" office:value="11.3277" calcext:value-type="float">
            <text:p>11,3277</text:p>
          </table:table-cell>
          <table:table-cell table:formula="of:=LN([.B151])" office:value-type="float" office:value="2.42725105354983" calcext:value-type="float">
            <text:p>2,42725105354983</text:p>
          </table:table-cell>
        </table:table-row>
        <table:table-row table:style-name="ro1">
          <table:table-cell office:value-type="float" office:value="149.856" calcext:value-type="float">
            <text:p>149,856</text:p>
          </table:table-cell>
          <table:table-cell office:value-type="float" office:value="11.2742" calcext:value-type="float">
            <text:p>11,2742</text:p>
          </table:table-cell>
          <table:table-cell table:formula="of:=LN([.B152])" office:value-type="float" office:value="2.42251692943462" calcext:value-type="float">
            <text:p>2,42251692943462</text:p>
          </table:table-cell>
        </table:table-row>
        <table:table-row table:style-name="ro1">
          <table:table-cell office:value-type="float" office:value="150.856" calcext:value-type="float">
            <text:p>150,856</text:p>
          </table:table-cell>
          <table:table-cell office:value-type="float" office:value="11.2758" calcext:value-type="float">
            <text:p>11,2758</text:p>
          </table:table-cell>
          <table:table-cell table:formula="of:=LN([.B153])" office:value-type="float" office:value="2.42265883630847" calcext:value-type="float">
            <text:p>2,42265883630847</text:p>
          </table:table-cell>
        </table:table-row>
        <table:table-row table:style-name="ro1">
          <table:table-cell office:value-type="float" office:value="151.856" calcext:value-type="float">
            <text:p>151,856</text:p>
          </table:table-cell>
          <table:table-cell office:value-type="float" office:value="11.2412" calcext:value-type="float">
            <text:p>11,2412</text:p>
          </table:table-cell>
          <table:table-cell table:formula="of:=LN([.B154])" office:value-type="float" office:value="2.41958560033277" calcext:value-type="float">
            <text:p>2,41958560033277</text:p>
          </table:table-cell>
        </table:table-row>
        <table:table-row table:style-name="ro1">
          <table:table-cell office:value-type="float" office:value="152.857" calcext:value-type="float">
            <text:p>152,857</text:p>
          </table:table-cell>
          <table:table-cell office:value-type="float" office:value="11.2243" calcext:value-type="float">
            <text:p>11,2243</text:p>
          </table:table-cell>
          <table:table-cell table:formula="of:=LN([.B155])" office:value-type="float" office:value="2.41808107088202" calcext:value-type="float">
            <text:p>2,41808107088202</text:p>
          </table:table-cell>
        </table:table-row>
        <table:table-row table:style-name="ro1">
          <table:table-cell office:value-type="float" office:value="153.857" calcext:value-type="float">
            <text:p>153,857</text:p>
          </table:table-cell>
          <table:table-cell office:value-type="float" office:value="11.2267" calcext:value-type="float">
            <text:p>11,2267</text:p>
          </table:table-cell>
          <table:table-cell table:formula="of:=LN([.B156])" office:value-type="float" office:value="2.41829486982275" calcext:value-type="float">
            <text:p>2,41829486982275</text:p>
          </table:table-cell>
        </table:table-row>
        <table:table-row table:style-name="ro1">
          <table:table-cell office:value-type="float" office:value="154.857" calcext:value-type="float">
            <text:p>154,857</text:p>
          </table:table-cell>
          <table:table-cell office:value-type="float" office:value="11.2005" calcext:value-type="float">
            <text:p>11,2005</text:p>
          </table:table-cell>
          <table:table-cell table:formula="of:=LN([.B157])" office:value-type="float" office:value="2.41595842016173" calcext:value-type="float">
            <text:p>2,41595842016173</text:p>
          </table:table-cell>
        </table:table-row>
        <table:table-row table:style-name="ro1">
          <table:table-cell office:value-type="float" office:value="155.856" calcext:value-type="float">
            <text:p>155,856</text:p>
          </table:table-cell>
          <table:table-cell office:value-type="float" office:value="11.1654" calcext:value-type="float">
            <text:p>11,1654</text:p>
          </table:table-cell>
          <table:table-cell table:formula="of:=LN([.B158])" office:value-type="float" office:value="2.4128197108931" calcext:value-type="float">
            <text:p>2,4128197108931</text:p>
          </table:table-cell>
        </table:table-row>
        <table:table-row table:style-name="ro1">
          <table:table-cell office:value-type="float" office:value="156.856" calcext:value-type="float">
            <text:p>156,856</text:p>
          </table:table-cell>
          <table:table-cell office:value-type="float" office:value="11.1703" calcext:value-type="float">
            <text:p>11,1703</text:p>
          </table:table-cell>
          <table:table-cell table:formula="of:=LN([.B159])" office:value-type="float" office:value="2.41325847037488" calcext:value-type="float">
            <text:p>2,41325847037488</text:p>
          </table:table-cell>
        </table:table-row>
        <table:table-row table:style-name="ro1">
          <table:table-cell office:value-type="float" office:value="157.856" calcext:value-type="float">
            <text:p>157,856</text:p>
          </table:table-cell>
          <table:table-cell office:value-type="float" office:value="11.1198" calcext:value-type="float">
            <text:p>11,1198</text:p>
          </table:table-cell>
          <table:table-cell table:formula="of:=LN([.B160])" office:value-type="float" office:value="2.40872730304918" calcext:value-type="float">
            <text:p>2,40872730304918</text:p>
          </table:table-cell>
        </table:table-row>
        <table:table-row table:style-name="ro1">
          <table:table-cell office:value-type="float" office:value="158.856" calcext:value-type="float">
            <text:p>158,856</text:p>
          </table:table-cell>
          <table:table-cell office:value-type="float" office:value="11.0283" calcext:value-type="float">
            <text:p>11,0283</text:p>
          </table:table-cell>
          <table:table-cell table:formula="of:=LN([.B161])" office:value-type="float" office:value="2.40046469627359" calcext:value-type="float">
            <text:p>2,40046469627359</text:p>
          </table:table-cell>
        </table:table-row>
        <table:table-row table:style-name="ro1">
          <table:table-cell office:value-type="float" office:value="159.856" calcext:value-type="float">
            <text:p>159,856</text:p>
          </table:table-cell>
          <table:table-cell office:value-type="float" office:value="10.9949" calcext:value-type="float">
            <text:p>10,9949</text:p>
          </table:table-cell>
          <table:table-cell table:formula="of:=LN([.B162])" office:value-type="float" office:value="2.39743152892216" calcext:value-type="float">
            <text:p>2,39743152892216</text:p>
          </table:table-cell>
        </table:table-row>
        <table:table-row table:style-name="ro1">
          <table:table-cell office:value-type="float" office:value="160.856" calcext:value-type="float">
            <text:p>160,856</text:p>
          </table:table-cell>
          <table:table-cell office:value-type="float" office:value="11.0677" calcext:value-type="float">
            <text:p>11,0677</text:p>
          </table:table-cell>
          <table:table-cell table:formula="of:=LN([.B163])" office:value-type="float" office:value="2.40403095638928" calcext:value-type="float">
            <text:p>2,40403095638928</text:p>
          </table:table-cell>
        </table:table-row>
        <table:table-row table:style-name="ro1">
          <table:table-cell office:value-type="float" office:value="161.856" calcext:value-type="float">
            <text:p>161,856</text:p>
          </table:table-cell>
          <table:table-cell office:value-type="float" office:value="11.0674" calcext:value-type="float">
            <text:p>11,0674</text:p>
          </table:table-cell>
          <table:table-cell table:formula="of:=LN([.B164])" office:value-type="float" office:value="2.40400385011914" calcext:value-type="float">
            <text:p>2,40400385011914</text:p>
          </table:table-cell>
        </table:table-row>
        <table:table-row table:style-name="ro1">
          <table:table-cell office:value-type="float" office:value="162.857" calcext:value-type="float">
            <text:p>162,857</text:p>
          </table:table-cell>
          <table:table-cell office:value-type="float" office:value="11.0279" calcext:value-type="float">
            <text:p>11,0279</text:p>
          </table:table-cell>
          <table:table-cell table:formula="of:=LN([.B165])" office:value-type="float" office:value="2.40042842529309" calcext:value-type="float">
            <text:p>2,40042842529309</text:p>
          </table:table-cell>
        </table:table-row>
        <table:table-row table:style-name="ro1">
          <table:table-cell office:value-type="float" office:value="163.857" calcext:value-type="float">
            <text:p>163,857</text:p>
          </table:table-cell>
          <table:table-cell office:value-type="float" office:value="11.0214" calcext:value-type="float">
            <text:p>11,0214</text:p>
          </table:table-cell>
          <table:table-cell table:formula="of:=LN([.B166])" office:value-type="float" office:value="2.39983883739794" calcext:value-type="float">
            <text:p>2,39983883739794</text:p>
          </table:table-cell>
        </table:table-row>
        <table:table-row table:style-name="ro1">
          <table:table-cell office:value-type="float" office:value="164.856" calcext:value-type="float">
            <text:p>164,856</text:p>
          </table:table-cell>
          <table:table-cell office:value-type="float" office:value="11.0453" calcext:value-type="float">
            <text:p>11,0453</text:p>
          </table:table-cell>
          <table:table-cell table:formula="of:=LN([.B167])" office:value-type="float" office:value="2.4020049981148" calcext:value-type="float">
            <text:p>2,4020049981148</text:p>
          </table:table-cell>
        </table:table-row>
        <table:table-row table:style-name="ro1">
          <table:table-cell office:value-type="float" office:value="165.856" calcext:value-type="float">
            <text:p>165,856</text:p>
          </table:table-cell>
          <table:table-cell office:value-type="float" office:value="11.0523" calcext:value-type="float">
            <text:p>11,0523</text:p>
          </table:table-cell>
          <table:table-cell table:formula="of:=LN([.B168])" office:value-type="float" office:value="2.40263855110102" calcext:value-type="float">
            <text:p>2,40263855110102</text:p>
          </table:table-cell>
        </table:table-row>
        <table:table-row table:style-name="ro1">
          <table:table-cell office:value-type="float" office:value="166.856" calcext:value-type="float">
            <text:p>166,856</text:p>
          </table:table-cell>
          <table:table-cell office:value-type="float" office:value="11.0725" calcext:value-type="float">
            <text:p>11,0725</text:p>
          </table:table-cell>
          <table:table-cell table:formula="of:=LN([.B169])" office:value-type="float" office:value="2.40446455681522" calcext:value-type="float">
            <text:p>2,40446455681522</text:p>
          </table:table-cell>
        </table:table-row>
        <table:table-row table:style-name="ro1">
          <table:table-cell office:value-type="float" office:value="167.856" calcext:value-type="float">
            <text:p>167,856</text:p>
          </table:table-cell>
          <table:table-cell office:value-type="float" office:value="11.0246" calcext:value-type="float">
            <text:p>11,0246</text:p>
          </table:table-cell>
          <table:table-cell table:formula="of:=LN([.B170])" office:value-type="float" office:value="2.40012913949559" calcext:value-type="float">
            <text:p>2,40012913949559</text:p>
          </table:table-cell>
        </table:table-row>
        <table:table-row table:style-name="ro1">
          <table:table-cell office:value-type="float" office:value="168.856" calcext:value-type="float">
            <text:p>168,856</text:p>
          </table:table-cell>
          <table:table-cell office:value-type="float" office:value="10.9995" calcext:value-type="float">
            <text:p>10,9995</text:p>
          </table:table-cell>
          <table:table-cell table:formula="of:=LN([.B171])" office:value-type="float" office:value="2.39784981721983" calcext:value-type="float">
            <text:p>2,39784981721983</text:p>
          </table:table-cell>
        </table:table-row>
        <table:table-row table:style-name="ro1">
          <table:table-cell office:value-type="float" office:value="169.857" calcext:value-type="float">
            <text:p>169,857</text:p>
          </table:table-cell>
          <table:table-cell office:value-type="float" office:value="10.9029" calcext:value-type="float">
            <text:p>10,9029</text:p>
          </table:table-cell>
          <table:table-cell table:formula="of:=LN([.B172])" office:value-type="float" office:value="2.3890288088946" calcext:value-type="float">
            <text:p>2,3890288088946</text:p>
          </table:table-cell>
        </table:table-row>
        <table:table-row table:style-name="ro1">
          <table:table-cell office:value-type="float" office:value="170.856" calcext:value-type="float">
            <text:p>170,856</text:p>
          </table:table-cell>
          <table:table-cell office:value-type="float" office:value="10.8047" calcext:value-type="float">
            <text:p>10,8047</text:p>
          </table:table-cell>
          <table:table-cell table:formula="of:=LN([.B173])" office:value-type="float" office:value="2.37998122464975" calcext:value-type="float">
            <text:p>2,37998122464975</text:p>
          </table:table-cell>
        </table:table-row>
        <table:table-row table:style-name="ro1">
          <table:table-cell office:value-type="float" office:value="171.856" calcext:value-type="float">
            <text:p>171,856</text:p>
          </table:table-cell>
          <table:table-cell office:value-type="float" office:value="10.8337" calcext:value-type="float">
            <text:p>10,8337</text:p>
          </table:table-cell>
          <table:table-cell table:formula="of:=LN([.B174])" office:value-type="float" office:value="2.38266164624866" calcext:value-type="float">
            <text:p>2,38266164624866</text:p>
          </table:table-cell>
        </table:table-row>
        <table:table-row table:style-name="ro1">
          <table:table-cell office:value-type="float" office:value="172.856" calcext:value-type="float">
            <text:p>172,856</text:p>
          </table:table-cell>
          <table:table-cell office:value-type="float" office:value="10.8035" calcext:value-type="float">
            <text:p>10,8035</text:p>
          </table:table-cell>
          <table:table-cell table:formula="of:=LN([.B175])" office:value-type="float" office:value="2.37987015570359" calcext:value-type="float">
            <text:p>2,37987015570359</text:p>
          </table:table-cell>
        </table:table-row>
        <table:table-row table:style-name="ro1">
          <table:table-cell office:value-type="float" office:value="173.856" calcext:value-type="float">
            <text:p>173,856</text:p>
          </table:table-cell>
          <table:table-cell office:value-type="float" office:value="10.8312" calcext:value-type="float">
            <text:p>10,8312</text:p>
          </table:table-cell>
          <table:table-cell table:formula="of:=LN([.B176])" office:value-type="float" office:value="2.38243085819876" calcext:value-type="float">
            <text:p>2,38243085819876</text:p>
          </table:table-cell>
        </table:table-row>
        <table:table-row table:style-name="ro1">
          <table:table-cell office:value-type="float" office:value="174.856" calcext:value-type="float">
            <text:p>174,856</text:p>
          </table:table-cell>
          <table:table-cell office:value-type="float" office:value="10.8536" calcext:value-type="float">
            <text:p>10,8536</text:p>
          </table:table-cell>
          <table:table-cell table:formula="of:=LN([.B177])" office:value-type="float" office:value="2.38449682218896" calcext:value-type="float">
            <text:p>2,38449682218896</text:p>
          </table:table-cell>
        </table:table-row>
        <table:table-row table:style-name="ro1">
          <table:table-cell office:value-type="float" office:value="175.857" calcext:value-type="float">
            <text:p>175,857</text:p>
          </table:table-cell>
          <table:table-cell office:value-type="float" office:value="10.8189" calcext:value-type="float">
            <text:p>10,8189</text:p>
          </table:table-cell>
          <table:table-cell table:formula="of:=LN([.B178])" office:value-type="float" office:value="2.38129460466429" calcext:value-type="float">
            <text:p>2,38129460466429</text:p>
          </table:table-cell>
        </table:table-row>
        <table:table-row table:style-name="ro1">
          <table:table-cell office:value-type="float" office:value="176.857" calcext:value-type="float">
            <text:p>176,857</text:p>
          </table:table-cell>
          <table:table-cell office:value-type="float" office:value="10.8357" calcext:value-type="float">
            <text:p>10,8357</text:p>
          </table:table-cell>
          <table:table-cell table:formula="of:=LN([.B179])" office:value-type="float" office:value="2.3828462383468" calcext:value-type="float">
            <text:p>2,3828462383468</text:p>
          </table:table-cell>
        </table:table-row>
        <table:table-row table:style-name="ro1">
          <table:table-cell office:value-type="float" office:value="177.856" calcext:value-type="float">
            <text:p>177,856</text:p>
          </table:table-cell>
          <table:table-cell office:value-type="float" office:value="10.7908" calcext:value-type="float">
            <text:p>10,7908</text:p>
          </table:table-cell>
          <table:table-cell table:formula="of:=LN([.B180])" office:value-type="float" office:value="2.37869391924635" calcext:value-type="float">
            <text:p>2,37869391924635</text:p>
          </table:table-cell>
        </table:table-row>
        <table:table-row table:style-name="ro1">
          <table:table-cell office:value-type="float" office:value="178.856" calcext:value-type="float">
            <text:p>178,856</text:p>
          </table:table-cell>
          <table:table-cell office:value-type="float" office:value="10.7527" calcext:value-type="float">
            <text:p>10,7527</text:p>
          </table:table-cell>
          <table:table-cell table:formula="of:=LN([.B181])" office:value-type="float" office:value="2.37515688582828" calcext:value-type="float">
            <text:p>2,37515688582828</text:p>
          </table:table-cell>
        </table:table-row>
        <table:table-row table:style-name="ro1">
          <table:table-cell office:value-type="float" office:value="179.856" calcext:value-type="float">
            <text:p>179,856</text:p>
          </table:table-cell>
          <table:table-cell office:value-type="float" office:value="10.6703" calcext:value-type="float">
            <text:p>10,6703</text:p>
          </table:table-cell>
          <table:table-cell table:formula="of:=LN([.B182])" office:value-type="float" office:value="2.36746418113209" calcext:value-type="float">
            <text:p>2,36746418113209</text:p>
          </table:table-cell>
        </table:table-row>
        <table:table-row table:style-name="ro1">
          <table:table-cell office:value-type="float" office:value="180.856" calcext:value-type="float">
            <text:p>180,856</text:p>
          </table:table-cell>
          <table:table-cell office:value-type="float" office:value="10.7035" calcext:value-type="float">
            <text:p>10,7035</text:p>
          </table:table-cell>
          <table:table-cell table:formula="of:=LN([.B183])" office:value-type="float" office:value="2.37057079078514" calcext:value-type="float">
            <text:p>2,37057079078514</text:p>
          </table:table-cell>
        </table:table-row>
        <table:table-row table:style-name="ro1">
          <table:table-cell office:value-type="float" office:value="181.856" calcext:value-type="float">
            <text:p>181,856</text:p>
          </table:table-cell>
          <table:table-cell office:value-type="float" office:value="10.6723" calcext:value-type="float">
            <text:p>10,6723</text:p>
          </table:table-cell>
          <table:table-cell table:formula="of:=LN([.B184])" office:value-type="float" office:value="2.36765159972269" calcext:value-type="float">
            <text:p>2,36765159972269</text:p>
          </table:table-cell>
        </table:table-row>
        <table:table-row table:style-name="ro1">
          <table:table-cell office:value-type="float" office:value="182.856" calcext:value-type="float">
            <text:p>182,856</text:p>
          </table:table-cell>
          <table:table-cell office:value-type="float" office:value="10.6883" calcext:value-type="float">
            <text:p>10,6883</text:p>
          </table:table-cell>
          <table:table-cell table:formula="of:=LN([.B185])" office:value-type="float" office:value="2.36914968526264" calcext:value-type="float">
            <text:p>2,36914968526264</text:p>
          </table:table-cell>
        </table:table-row>
        <table:table-row table:style-name="ro1">
          <table:table-cell office:value-type="float" office:value="183.856" calcext:value-type="float">
            <text:p>183,856</text:p>
          </table:table-cell>
          <table:table-cell office:value-type="float" office:value="10.7068" calcext:value-type="float">
            <text:p>10,7068</text:p>
          </table:table-cell>
          <table:table-cell table:formula="of:=LN([.B186])" office:value-type="float" office:value="2.37087905363303" calcext:value-type="float">
            <text:p>2,37087905363303</text:p>
          </table:table-cell>
        </table:table-row>
        <table:table-row table:style-name="ro1">
          <table:table-cell office:value-type="float" office:value="184.856" calcext:value-type="float">
            <text:p>184,856</text:p>
          </table:table-cell>
          <table:table-cell office:value-type="float" office:value="10.6648" calcext:value-type="float">
            <text:p>10,6648</text:p>
          </table:table-cell>
          <table:table-cell table:formula="of:=LN([.B187])" office:value-type="float" office:value="2.36694859881733" calcext:value-type="float">
            <text:p>2,36694859881733</text:p>
          </table:table-cell>
        </table:table-row>
        <table:table-row table:style-name="ro1">
          <table:table-cell office:value-type="float" office:value="185.856" calcext:value-type="float">
            <text:p>185,856</text:p>
          </table:table-cell>
          <table:table-cell office:value-type="float" office:value="10.6497" calcext:value-type="float">
            <text:p>10,6497</text:p>
          </table:table-cell>
          <table:table-cell table:formula="of:=LN([.B188])" office:value-type="float" office:value="2.3655317227446" calcext:value-type="float">
            <text:p>2,3655317227446</text:p>
          </table:table-cell>
        </table:table-row>
        <table:table-row table:style-name="ro1">
          <table:table-cell office:value-type="float" office:value="186.856" calcext:value-type="float">
            <text:p>186,856</text:p>
          </table:table-cell>
          <table:table-cell office:value-type="float" office:value="10.6431" calcext:value-type="float">
            <text:p>10,6431</text:p>
          </table:table-cell>
          <table:table-cell table:formula="of:=LN([.B189])" office:value-type="float" office:value="2.3649117948618" calcext:value-type="float">
            <text:p>2,3649117948618</text:p>
          </table:table-cell>
        </table:table-row>
        <table:table-row table:style-name="ro1">
          <table:table-cell office:value-type="float" office:value="187.857" calcext:value-type="float">
            <text:p>187,857</text:p>
          </table:table-cell>
          <table:table-cell office:value-type="float" office:value="10.6593" calcext:value-type="float">
            <text:p>10,6593</text:p>
          </table:table-cell>
          <table:table-cell table:formula="of:=LN([.B190])" office:value-type="float" office:value="2.36643275054031" calcext:value-type="float">
            <text:p>2,36643275054031</text:p>
          </table:table-cell>
        </table:table-row>
        <table:table-row table:style-name="ro1">
          <table:table-cell office:value-type="float" office:value="188.856" calcext:value-type="float">
            <text:p>188,856</text:p>
          </table:table-cell>
          <table:table-cell office:value-type="float" office:value="10.6817" calcext:value-type="float">
            <text:p>10,6817</text:p>
          </table:table-cell>
          <table:table-cell table:formula="of:=LN([.B191])" office:value-type="float" office:value="2.36853199689485" calcext:value-type="float">
            <text:p>2,36853199689485</text:p>
          </table:table-cell>
        </table:table-row>
        <table:table-row table:style-name="ro1">
          <table:table-cell office:value-type="float" office:value="189.856" calcext:value-type="float">
            <text:p>189,856</text:p>
          </table:table-cell>
          <table:table-cell office:value-type="float" office:value="10.6289" calcext:value-type="float">
            <text:p>10,6289</text:p>
          </table:table-cell>
          <table:table-cell table:formula="of:=LN([.B192])" office:value-type="float" office:value="2.3635767062844" calcext:value-type="float">
            <text:p>2,3635767062844</text:p>
          </table:table-cell>
        </table:table-row>
        <table:table-row table:style-name="ro1">
          <table:table-cell office:value-type="float" office:value="190.856" calcext:value-type="float">
            <text:p>190,856</text:p>
          </table:table-cell>
          <table:table-cell office:value-type="float" office:value="10.6218" calcext:value-type="float">
            <text:p>10,6218</text:p>
          </table:table-cell>
          <table:table-cell table:formula="of:=LN([.B193])" office:value-type="float" office:value="2.36290849297715" calcext:value-type="float">
            <text:p>2,36290849297715</text:p>
          </table:table-cell>
        </table:table-row>
        <table:table-row table:style-name="ro1">
          <table:table-cell office:value-type="float" office:value="191.856" calcext:value-type="float">
            <text:p>191,856</text:p>
          </table:table-cell>
          <table:table-cell office:value-type="float" office:value="10.6358" calcext:value-type="float">
            <text:p>10,6358</text:p>
          </table:table-cell>
          <table:table-cell table:formula="of:=LN([.B194])" office:value-type="float" office:value="2.3642256691423" calcext:value-type="float">
            <text:p>2,3642256691423</text:p>
          </table:table-cell>
        </table:table-row>
        <table:table-row table:style-name="ro1">
          <table:table-cell office:value-type="float" office:value="192.857" calcext:value-type="float">
            <text:p>192,857</text:p>
          </table:table-cell>
          <table:table-cell office:value-type="float" office:value="10.6631" calcext:value-type="float">
            <text:p>10,6631</text:p>
          </table:table-cell>
          <table:table-cell table:formula="of:=LN([.B195])" office:value-type="float" office:value="2.36678918321583" calcext:value-type="float">
            <text:p>2,36678918321583</text:p>
          </table:table-cell>
        </table:table-row>
        <table:table-row table:style-name="ro1">
          <table:table-cell office:value-type="float" office:value="193.856" calcext:value-type="float">
            <text:p>193,856</text:p>
          </table:table-cell>
          <table:table-cell office:value-type="float" office:value="10.6503" calcext:value-type="float">
            <text:p>10,6503</text:p>
          </table:table-cell>
          <table:table-cell table:formula="of:=LN([.B196])" office:value-type="float" office:value="2.36558806077278" calcext:value-type="float">
            <text:p>2,36558806077278</text:p>
          </table:table-cell>
        </table:table-row>
        <table:table-row table:style-name="ro1">
          <table:table-cell office:value-type="float" office:value="194.856" calcext:value-type="float">
            <text:p>194,856</text:p>
          </table:table-cell>
          <table:table-cell office:value-type="float" office:value="10.6614" calcext:value-type="float">
            <text:p>10,6614</text:p>
          </table:table-cell>
          <table:table-cell table:formula="of:=LN([.B197])" office:value-type="float" office:value="2.36662974219695" calcext:value-type="float">
            <text:p>2,36662974219695</text:p>
          </table:table-cell>
        </table:table-row>
        <table:table-row table:style-name="ro1">
          <table:table-cell office:value-type="float" office:value="195.855" calcext:value-type="float">
            <text:p>195,855</text:p>
          </table:table-cell>
          <table:table-cell office:value-type="float" office:value="10.6027" calcext:value-type="float">
            <text:p>10,6027</text:p>
          </table:table-cell>
          <table:table-cell table:formula="of:=LN([.B198])" office:value-type="float" office:value="2.36110868566429" calcext:value-type="float">
            <text:p>2,36110868566429</text:p>
          </table:table-cell>
        </table:table-row>
        <table:table-row table:style-name="ro1">
          <table:table-cell office:value-type="float" office:value="196.856" calcext:value-type="float">
            <text:p>196,856</text:p>
          </table:table-cell>
          <table:table-cell office:value-type="float" office:value="10.6166" calcext:value-type="float">
            <text:p>10,6166</text:p>
          </table:table-cell>
          <table:table-cell table:formula="of:=LN([.B199])" office:value-type="float" office:value="2.3624188138955" calcext:value-type="float">
            <text:p>2,3624188138955</text:p>
          </table:table-cell>
        </table:table-row>
        <table:table-row table:style-name="ro1">
          <table:table-cell office:value-type="float" office:value="197.856" calcext:value-type="float">
            <text:p>197,856</text:p>
          </table:table-cell>
          <table:table-cell office:value-type="float" office:value="10.6541" calcext:value-type="float">
            <text:p>10,6541</text:p>
          </table:table-cell>
          <table:table-cell table:formula="of:=LN([.B200])" office:value-type="float" office:value="2.36594479459681" calcext:value-type="float">
            <text:p>2,36594479459681</text:p>
          </table:table-cell>
        </table:table-row>
        <table:table-row table:style-name="ro1">
          <table:table-cell office:value-type="float" office:value="198.856" calcext:value-type="float">
            <text:p>198,856</text:p>
          </table:table-cell>
          <table:table-cell office:value-type="float" office:value="10.6078" calcext:value-type="float">
            <text:p>10,6078</text:p>
          </table:table-cell>
          <table:table-cell table:formula="of:=LN([.B201])" office:value-type="float" office:value="2.36158957957045" calcext:value-type="float">
            <text:p>2,36158957957045</text:p>
          </table:table-cell>
        </table:table-row>
        <table:table-row table:style-name="ro1">
          <table:table-cell office:value-type="float" office:value="199.855" calcext:value-type="float">
            <text:p>199,855</text:p>
          </table:table-cell>
          <table:table-cell office:value-type="float" office:value="10.5353" calcext:value-type="float">
            <text:p>10,5353</text:p>
          </table:table-cell>
          <table:table-cell table:formula="of:=LN([.B202])" office:value-type="float" office:value="2.35473152335759" calcext:value-type="float">
            <text:p>2,35473152335759</text:p>
          </table:table-cell>
        </table:table-row>
        <table:table-row table:style-name="ro1">
          <table:table-cell office:value-type="float" office:value="200.855" calcext:value-type="float">
            <text:p>200,855</text:p>
          </table:table-cell>
          <table:table-cell office:value-type="float" office:value="10.506" calcext:value-type="float">
            <text:p>10,506</text:p>
          </table:table-cell>
          <table:table-cell table:formula="of:=LN([.B203])" office:value-type="float" office:value="2.35194652253177" calcext:value-type="float">
            <text:p>2,35194652253177</text:p>
          </table:table-cell>
        </table:table-row>
        <table:table-row table:style-name="ro1">
          <table:table-cell office:value-type="float" office:value="201.855" calcext:value-type="float">
            <text:p>201,855</text:p>
          </table:table-cell>
          <table:table-cell office:value-type="float" office:value="10.52" calcext:value-type="float">
            <text:p>10,52</text:p>
          </table:table-cell>
          <table:table-cell table:formula="of:=LN([.B204])" office:value-type="float" office:value="2.35327820730956" calcext:value-type="float">
            <text:p>2,35327820730956</text:p>
          </table:table-cell>
        </table:table-row>
        <table:table-row table:style-name="ro1">
          <table:table-cell office:value-type="float" office:value="202.855" calcext:value-type="float">
            <text:p>202,855</text:p>
          </table:table-cell>
          <table:table-cell office:value-type="float" office:value="10.4768" calcext:value-type="float">
            <text:p>10,4768</text:p>
          </table:table-cell>
          <table:table-cell table:formula="of:=LN([.B205])" office:value-type="float" office:value="2.34916328875462" calcext:value-type="float">
            <text:p>2,34916328875462</text:p>
          </table:table-cell>
        </table:table-row>
        <table:table-row table:style-name="ro1">
          <table:table-cell office:value-type="float" office:value="203.855" calcext:value-type="float">
            <text:p>203,855</text:p>
          </table:table-cell>
          <table:table-cell office:value-type="float" office:value="10.4381" calcext:value-type="float">
            <text:p>10,4381</text:p>
          </table:table-cell>
          <table:table-cell table:formula="of:=LN([.B206])" office:value-type="float" office:value="2.34546257355471" calcext:value-type="float">
            <text:p>2,34546257355471</text:p>
          </table:table-cell>
        </table:table-row>
        <table:table-row table:style-name="ro1">
          <table:table-cell office:value-type="float" office:value="204.855" calcext:value-type="float">
            <text:p>204,855</text:p>
          </table:table-cell>
          <table:table-cell office:value-type="float" office:value="10.4392" calcext:value-type="float">
            <text:p>10,4392</text:p>
          </table:table-cell>
          <table:table-cell table:formula="of:=LN([.B207])" office:value-type="float" office:value="2.3455679511659" calcext:value-type="float">
            <text:p>2,3455679511659</text:p>
          </table:table-cell>
        </table:table-row>
        <table:table-row table:style-name="ro1">
          <table:table-cell office:value-type="float" office:value="205.855" calcext:value-type="float">
            <text:p>205,855</text:p>
          </table:table-cell>
          <table:table-cell office:value-type="float" office:value="10.4412" calcext:value-type="float">
            <text:p>10,4412</text:p>
          </table:table-cell>
          <table:table-cell table:formula="of:=LN([.B208])" office:value-type="float" office:value="2.34575951837784" calcext:value-type="float">
            <text:p>2,34575951837784</text:p>
          </table:table-cell>
        </table:table-row>
        <table:table-row table:style-name="ro1">
          <table:table-cell office:value-type="float" office:value="206.855" calcext:value-type="float">
            <text:p>206,855</text:p>
          </table:table-cell>
          <table:table-cell office:value-type="float" office:value="10.4428" calcext:value-type="float">
            <text:p>10,4428</text:p>
          </table:table-cell>
          <table:table-cell table:formula="of:=LN([.B209])" office:value-type="float" office:value="2.34591274572922" calcext:value-type="float">
            <text:p>2,34591274572922</text:p>
          </table:table-cell>
        </table:table-row>
        <table:table-row table:style-name="ro1">
          <table:table-cell office:value-type="float" office:value="207.855" calcext:value-type="float">
            <text:p>207,855</text:p>
          </table:table-cell>
          <table:table-cell office:value-type="float" office:value="10.4493" calcext:value-type="float">
            <text:p>10,4493</text:p>
          </table:table-cell>
          <table:table-cell table:formula="of:=LN([.B210])" office:value-type="float" office:value="2.34653499052125" calcext:value-type="float">
            <text:p>2,34653499052125</text:p>
          </table:table-cell>
        </table:table-row>
        <table:table-row table:style-name="ro1">
          <table:table-cell office:value-type="float" office:value="208.855" calcext:value-type="float">
            <text:p>208,855</text:p>
          </table:table-cell>
          <table:table-cell office:value-type="float" office:value="10.4244" calcext:value-type="float">
            <text:p>10,4244</text:p>
          </table:table-cell>
          <table:table-cell table:formula="of:=LN([.B211])" office:value-type="float" office:value="2.34414921207174" calcext:value-type="float">
            <text:p>2,34414921207174</text:p>
          </table:table-cell>
        </table:table-row>
        <table:table-row table:style-name="ro1">
          <table:table-cell office:value-type="float" office:value="209.855" calcext:value-type="float">
            <text:p>209,855</text:p>
          </table:table-cell>
          <table:table-cell office:value-type="float" office:value="10.3765" calcext:value-type="float">
            <text:p>10,3765</text:p>
          </table:table-cell>
          <table:table-cell table:formula="of:=LN([.B212])" office:value-type="float" office:value="2.33954363397958" calcext:value-type="float">
            <text:p>2,33954363397958</text:p>
          </table:table-cell>
        </table:table-row>
        <table:table-row table:style-name="ro1">
          <table:table-cell office:value-type="float" office:value="210.855" calcext:value-type="float">
            <text:p>210,855</text:p>
          </table:table-cell>
          <table:table-cell office:value-type="float" office:value="10.3877" calcext:value-type="float">
            <text:p>10,3877</text:p>
          </table:table-cell>
          <table:table-cell table:formula="of:=LN([.B213])" office:value-type="float" office:value="2.34062241390716" calcext:value-type="float">
            <text:p>2,34062241390716</text:p>
          </table:table-cell>
        </table:table-row>
        <table:table-row table:style-name="ro1">
          <table:table-cell office:value-type="float" office:value="211.855" calcext:value-type="float">
            <text:p>211,855</text:p>
          </table:table-cell>
          <table:table-cell office:value-type="float" office:value="10.3682" calcext:value-type="float">
            <text:p>10,3682</text:p>
          </table:table-cell>
          <table:table-cell table:formula="of:=LN([.B214])" office:value-type="float" office:value="2.33874342954732" calcext:value-type="float">
            <text:p>2,33874342954732</text:p>
          </table:table-cell>
        </table:table-row>
        <table:table-row table:style-name="ro1">
          <table:table-cell office:value-type="float" office:value="212.855" calcext:value-type="float">
            <text:p>212,855</text:p>
          </table:table-cell>
          <table:table-cell office:value-type="float" office:value="10.3485" calcext:value-type="float">
            <text:p>10,3485</text:p>
          </table:table-cell>
          <table:table-cell table:formula="of:=LN([.B215])" office:value-type="float" office:value="2.33684158167214" calcext:value-type="float">
            <text:p>2,33684158167214</text:p>
          </table:table-cell>
        </table:table-row>
        <table:table-row table:style-name="ro1">
          <table:table-cell office:value-type="float" office:value="213.855" calcext:value-type="float">
            <text:p>213,855</text:p>
          </table:table-cell>
          <table:table-cell office:value-type="float" office:value="10.3484" calcext:value-type="float">
            <text:p>10,3484</text:p>
          </table:table-cell>
          <table:table-cell table:formula="of:=LN([.B216])" office:value-type="float" office:value="2.33683191838923" calcext:value-type="float">
            <text:p>2,33683191838923</text:p>
          </table:table-cell>
        </table:table-row>
        <table:table-row table:style-name="ro1">
          <table:table-cell office:value-type="float" office:value="214.855" calcext:value-type="float">
            <text:p>214,855</text:p>
          </table:table-cell>
          <table:table-cell office:value-type="float" office:value="10.263" calcext:value-type="float">
            <text:p>10,263</text:p>
          </table:table-cell>
          <table:table-cell table:formula="of:=LN([.B217])" office:value-type="float" office:value="2.32854519466358" calcext:value-type="float">
            <text:p>2,32854519466358</text:p>
          </table:table-cell>
        </table:table-row>
        <table:table-row table:style-name="ro1">
          <table:table-cell office:value-type="float" office:value="215.855" calcext:value-type="float">
            <text:p>215,855</text:p>
          </table:table-cell>
          <table:table-cell office:value-type="float" office:value="10.285" calcext:value-type="float">
            <text:p>10,285</text:p>
          </table:table-cell>
          <table:table-cell table:formula="of:=LN([.B218])" office:value-type="float" office:value="2.33068652310492" calcext:value-type="float">
            <text:p>2,33068652310492</text:p>
          </table:table-cell>
        </table:table-row>
        <table:table-row table:style-name="ro1">
          <table:table-cell office:value-type="float" office:value="216.855" calcext:value-type="float">
            <text:p>216,855</text:p>
          </table:table-cell>
          <table:table-cell office:value-type="float" office:value="10.2851" calcext:value-type="float">
            <text:p>10,2851</text:p>
          </table:table-cell>
          <table:table-cell table:formula="of:=LN([.B219])" office:value-type="float" office:value="2.33069624595508" calcext:value-type="float">
            <text:p>2,33069624595508</text:p>
          </table:table-cell>
        </table:table-row>
        <table:table-row table:style-name="ro1">
          <table:table-cell office:value-type="float" office:value="217.856" calcext:value-type="float">
            <text:p>217,856</text:p>
          </table:table-cell>
          <table:table-cell office:value-type="float" office:value="10.265" calcext:value-type="float">
            <text:p>10,265</text:p>
          </table:table-cell>
          <table:table-cell table:formula="of:=LN([.B220])" office:value-type="float" office:value="2.3287400504709" calcext:value-type="float">
            <text:p>2,3287400504709</text:p>
          </table:table-cell>
        </table:table-row>
        <table:table-row table:style-name="ro1">
          <table:table-cell office:value-type="float" office:value="218.855" calcext:value-type="float">
            <text:p>218,855</text:p>
          </table:table-cell>
          <table:table-cell office:value-type="float" office:value="10.232" calcext:value-type="float">
            <text:p>10,232</text:p>
          </table:table-cell>
          <table:table-cell table:formula="of:=LN([.B221])" office:value-type="float" office:value="2.32552006427654" calcext:value-type="float">
            <text:p>2,32552006427654</text:p>
          </table:table-cell>
        </table:table-row>
        <table:table-row table:style-name="ro1">
          <table:table-cell office:value-type="float" office:value="219.855" calcext:value-type="float">
            <text:p>219,855</text:p>
          </table:table-cell>
          <table:table-cell office:value-type="float" office:value="10.2225" calcext:value-type="float">
            <text:p>10,2225</text:p>
          </table:table-cell>
          <table:table-cell table:formula="of:=LN([.B222])" office:value-type="float" office:value="2.32459117325666" calcext:value-type="float">
            <text:p>2,32459117325666</text:p>
          </table:table-cell>
        </table:table-row>
        <table:table-row table:style-name="ro1">
          <table:table-cell office:value-type="float" office:value="220.855" calcext:value-type="float">
            <text:p>220,855</text:p>
          </table:table-cell>
          <table:table-cell office:value-type="float" office:value="10.2064" calcext:value-type="float">
            <text:p>10,2064</text:p>
          </table:table-cell>
          <table:table-cell table:formula="of:=LN([.B223])" office:value-type="float" office:value="2.32301497450555" calcext:value-type="float">
            <text:p>2,32301497450555</text:p>
          </table:table-cell>
        </table:table-row>
        <table:table-row table:style-name="ro1">
          <table:table-cell office:value-type="float" office:value="221.855" calcext:value-type="float">
            <text:p>221,855</text:p>
          </table:table-cell>
          <table:table-cell office:value-type="float" office:value="10.1855" calcext:value-type="float">
            <text:p>10,1855</text:p>
          </table:table-cell>
          <table:table-cell table:formula="of:=LN([.B224])" office:value-type="float" office:value="2.32096514027547" calcext:value-type="float">
            <text:p>2,32096514027547</text:p>
          </table:table-cell>
        </table:table-row>
        <table:table-row table:style-name="ro1">
          <table:table-cell office:value-type="float" office:value="222.855" calcext:value-type="float">
            <text:p>222,855</text:p>
          </table:table-cell>
          <table:table-cell office:value-type="float" office:value="10.1498" calcext:value-type="float">
            <text:p>10,1498</text:p>
          </table:table-cell>
          <table:table-cell table:formula="of:=LN([.B225])" office:value-type="float" office:value="2.31745400086016" calcext:value-type="float">
            <text:p>2,31745400086016</text:p>
          </table:table-cell>
        </table:table-row>
        <table:table-row table:style-name="ro1">
          <table:table-cell office:value-type="float" office:value="223.855" calcext:value-type="float">
            <text:p>223,855</text:p>
          </table:table-cell>
          <table:table-cell office:value-type="float" office:value="10.1714" calcext:value-type="float">
            <text:p>10,1714</text:p>
          </table:table-cell>
          <table:table-cell table:formula="of:=LN([.B226])" office:value-type="float" office:value="2.31957986036991" calcext:value-type="float">
            <text:p>2,31957986036991</text:p>
          </table:table-cell>
        </table:table-row>
        <table:table-row table:style-name="ro1">
          <table:table-cell office:value-type="float" office:value="224.855" calcext:value-type="float">
            <text:p>224,855</text:p>
          </table:table-cell>
          <table:table-cell office:value-type="float" office:value="10.1837" calcext:value-type="float">
            <text:p>10,1837</text:p>
          </table:table-cell>
          <table:table-cell table:formula="of:=LN([.B227])" office:value-type="float" office:value="2.32078840284792" calcext:value-type="float">
            <text:p>2,32078840284792</text:p>
          </table:table-cell>
        </table:table-row>
        <table:table-row table:style-name="ro1">
          <table:table-cell office:value-type="float" office:value="225.855" calcext:value-type="float">
            <text:p>225,855</text:p>
          </table:table-cell>
          <table:table-cell office:value-type="float" office:value="10.1443" calcext:value-type="float">
            <text:p>10,1443</text:p>
          </table:table-cell>
          <table:table-cell table:formula="of:=LN([.B228])" office:value-type="float" office:value="2.31691197139006" calcext:value-type="float">
            <text:p>2,31691197139006</text:p>
          </table:table-cell>
        </table:table-row>
        <table:table-row table:style-name="ro1">
          <table:table-cell office:value-type="float" office:value="226.855" calcext:value-type="float">
            <text:p>226,855</text:p>
          </table:table-cell>
          <table:table-cell office:value-type="float" office:value="10.0831" calcext:value-type="float">
            <text:p>10,0831</text:p>
          </table:table-cell>
          <table:table-cell table:formula="of:=LN([.B229])" office:value-type="float" office:value="2.31086075504513" calcext:value-type="float">
            <text:p>2,31086075504513</text:p>
          </table:table-cell>
        </table:table-row>
        <table:table-row table:style-name="ro1">
          <table:table-cell office:value-type="float" office:value="227.855" calcext:value-type="float">
            <text:p>227,855</text:p>
          </table:table-cell>
          <table:table-cell office:value-type="float" office:value="10.0445" calcext:value-type="float">
            <text:p>10,0445</text:p>
          </table:table-cell>
          <table:table-cell table:formula="of:=LN([.B230])" office:value-type="float" office:value="2.30702522102007" calcext:value-type="float">
            <text:p>2,30702522102007</text:p>
          </table:table-cell>
        </table:table-row>
        <table:table-row table:style-name="ro1">
          <table:table-cell office:value-type="float" office:value="228.855" calcext:value-type="float">
            <text:p>228,855</text:p>
          </table:table-cell>
          <table:table-cell office:value-type="float" office:value="10.0387" calcext:value-type="float">
            <text:p>10,0387</text:p>
          </table:table-cell>
          <table:table-cell table:formula="of:=LN([.B231])" office:value-type="float" office:value="2.30644762380834" calcext:value-type="float">
            <text:p>2,30644762380834</text:p>
          </table:table-cell>
        </table:table-row>
        <table:table-row table:style-name="ro1">
          <table:table-cell office:value-type="float" office:value="229.855" calcext:value-type="float">
            <text:p>229,855</text:p>
          </table:table-cell>
          <table:table-cell office:value-type="float" office:value="10.0567" calcext:value-type="float">
            <text:p>10,0567</text:p>
          </table:table-cell>
          <table:table-cell table:formula="of:=LN([.B232])" office:value-type="float" office:value="2.30823907904825" calcext:value-type="float">
            <text:p>2,30823907904825</text:p>
          </table:table-cell>
        </table:table-row>
        <table:table-row table:style-name="ro1">
          <table:table-cell office:value-type="float" office:value="230.855" calcext:value-type="float">
            <text:p>230,855</text:p>
          </table:table-cell>
          <table:table-cell office:value-type="float" office:value="10.0502" calcext:value-type="float">
            <text:p>10,0502</text:p>
          </table:table-cell>
          <table:table-cell table:formula="of:=LN([.B233])" office:value-type="float" office:value="2.30759253480459" calcext:value-type="float">
            <text:p>2,30759253480459</text:p>
          </table:table-cell>
        </table:table-row>
        <table:table-row table:style-name="ro1">
          <table:table-cell office:value-type="float" office:value="231.855" calcext:value-type="float">
            <text:p>231,855</text:p>
          </table:table-cell>
          <table:table-cell office:value-type="float" office:value="10.0228" calcext:value-type="float">
            <text:p>10,0228</text:p>
          </table:table-cell>
          <table:table-cell table:formula="of:=LN([.B234])" office:value-type="float" office:value="2.30486249773809" calcext:value-type="float">
            <text:p>2,30486249773809</text:p>
          </table:table-cell>
        </table:table-row>
        <table:table-row table:style-name="ro1">
          <table:table-cell office:value-type="float" office:value="232.856" calcext:value-type="float">
            <text:p>232,856</text:p>
          </table:table-cell>
          <table:table-cell office:value-type="float" office:value="9.961" calcext:value-type="float">
            <text:p>9,961</text:p>
          </table:table-cell>
          <table:table-cell table:formula="of:=LN([.B235])" office:value-type="float" office:value="2.29867746816303" calcext:value-type="float">
            <text:p>2,29867746816303</text:p>
          </table:table-cell>
        </table:table-row>
        <table:table-row table:style-name="ro1">
          <table:table-cell office:value-type="float" office:value="233.856" calcext:value-type="float">
            <text:p>233,856</text:p>
          </table:table-cell>
          <table:table-cell office:value-type="float" office:value="9.9545" calcext:value-type="float">
            <text:p>9,9545</text:p>
          </table:table-cell>
          <table:table-cell table:formula="of:=LN([.B236])" office:value-type="float" office:value="2.29802471023771" calcext:value-type="float">
            <text:p>2,29802471023771</text:p>
          </table:table-cell>
        </table:table-row>
        <table:table-row table:style-name="ro1">
          <table:table-cell office:value-type="float" office:value="234.856" calcext:value-type="float">
            <text:p>234,856</text:p>
          </table:table-cell>
          <table:table-cell office:value-type="float" office:value="9.9592" calcext:value-type="float">
            <text:p>9,9592</text:p>
          </table:table-cell>
          <table:table-cell table:formula="of:=LN([.B237])" office:value-type="float" office:value="2.29849674708544" calcext:value-type="float">
            <text:p>2,29849674708544</text:p>
          </table:table-cell>
        </table:table-row>
        <table:table-row table:style-name="ro1">
          <table:table-cell office:value-type="float" office:value="235.856" calcext:value-type="float">
            <text:p>235,856</text:p>
          </table:table-cell>
          <table:table-cell office:value-type="float" office:value="9.9305" calcext:value-type="float">
            <text:p>9,9305</text:p>
          </table:table-cell>
          <table:table-cell table:formula="of:=LN([.B238])" office:value-type="float" office:value="2.29561082925671" calcext:value-type="float">
            <text:p>2,29561082925671</text:p>
          </table:table-cell>
        </table:table-row>
        <table:table-row table:style-name="ro1">
          <table:table-cell office:value-type="float" office:value="236.857" calcext:value-type="float">
            <text:p>236,857</text:p>
          </table:table-cell>
          <table:table-cell office:value-type="float" office:value="9.9584" calcext:value-type="float">
            <text:p>9,9584</text:p>
          </table:table-cell>
          <table:table-cell table:formula="of:=LN([.B239])" office:value-type="float" office:value="2.29841641612183" calcext:value-type="float">
            <text:p>2,29841641612183</text:p>
          </table:table-cell>
        </table:table-row>
        <table:table-row table:style-name="ro1">
          <table:table-cell office:value-type="float" office:value="237.856" calcext:value-type="float">
            <text:p>237,856</text:p>
          </table:table-cell>
          <table:table-cell office:value-type="float" office:value="9.9792" calcext:value-type="float">
            <text:p>9,9792</text:p>
          </table:table-cell>
          <table:table-cell table:formula="of:=LN([.B240])" office:value-type="float" office:value="2.30050292678972" calcext:value-type="float">
            <text:p>2,30050292678972</text:p>
          </table:table-cell>
        </table:table-row>
        <table:table-row table:style-name="ro1">
          <table:table-cell office:value-type="float" office:value="238.856" calcext:value-type="float">
            <text:p>238,856</text:p>
          </table:table-cell>
          <table:table-cell office:value-type="float" office:value="9.9415" calcext:value-type="float">
            <text:p>9,9415</text:p>
          </table:table-cell>
          <table:table-cell table:formula="of:=LN([.B241])" office:value-type="float" office:value="2.296717914716" calcext:value-type="float">
            <text:p>2,296717914716</text:p>
          </table:table-cell>
        </table:table-row>
        <table:table-row table:style-name="ro1">
          <table:table-cell office:value-type="float" office:value="239.856" calcext:value-type="float">
            <text:p>239,856</text:p>
          </table:table-cell>
          <table:table-cell office:value-type="float" office:value="9.9304" calcext:value-type="float">
            <text:p>9,9304</text:p>
          </table:table-cell>
          <table:table-cell table:formula="of:=LN([.B242])" office:value-type="float" office:value="2.2956007592196" calcext:value-type="float">
            <text:p>2,2956007592196</text:p>
          </table:table-cell>
        </table:table-row>
        <table:table-row table:style-name="ro1">
          <table:table-cell office:value-type="float" office:value="240.856" calcext:value-type="float">
            <text:p>240,856</text:p>
          </table:table-cell>
          <table:table-cell office:value-type="float" office:value="9.8624" calcext:value-type="float">
            <text:p>9,8624</text:p>
          </table:table-cell>
          <table:table-cell table:formula="of:=LN([.B243])" office:value-type="float" office:value="2.2887295467036" calcext:value-type="float">
            <text:p>2,2887295467036</text:p>
          </table:table-cell>
        </table:table-row>
        <table:table-row table:style-name="ro1">
          <table:table-cell office:value-type="float" office:value="241.857" calcext:value-type="float">
            <text:p>241,857</text:p>
          </table:table-cell>
          <table:table-cell office:value-type="float" office:value="9.8436" calcext:value-type="float">
            <text:p>9,8436</text:p>
          </table:table-cell>
          <table:table-cell table:formula="of:=LN([.B244])" office:value-type="float" office:value="2.28682149781457" calcext:value-type="float">
            <text:p>2,28682149781457</text:p>
          </table:table-cell>
        </table:table-row>
        <table:table-row table:style-name="ro1">
          <table:table-cell office:value-type="float" office:value="242.856" calcext:value-type="float">
            <text:p>242,856</text:p>
          </table:table-cell>
          <table:table-cell office:value-type="float" office:value="9.7618" calcext:value-type="float">
            <text:p>9,7618</text:p>
          </table:table-cell>
          <table:table-cell table:formula="of:=LN([.B245])" office:value-type="float" office:value="2.27847680965008" calcext:value-type="float">
            <text:p>2,27847680965008</text:p>
          </table:table-cell>
        </table:table-row>
        <table:table-row table:style-name="ro1">
          <table:table-cell office:value-type="float" office:value="243.856" calcext:value-type="float">
            <text:p>243,856</text:p>
          </table:table-cell>
          <table:table-cell office:value-type="float" office:value="9.7754" calcext:value-type="float">
            <text:p>9,7754</text:p>
          </table:table-cell>
          <table:table-cell table:formula="of:=LN([.B246])" office:value-type="float" office:value="2.27986902575031" calcext:value-type="float">
            <text:p>2,27986902575031</text:p>
          </table:table-cell>
        </table:table-row>
        <table:table-row table:style-name="ro1">
          <table:table-cell office:value-type="float" office:value="244.856" calcext:value-type="float">
            <text:p>244,856</text:p>
          </table:table-cell>
          <table:table-cell office:value-type="float" office:value="9.7923" calcext:value-type="float">
            <text:p>9,7923</text:p>
          </table:table-cell>
          <table:table-cell table:formula="of:=LN([.B247])" office:value-type="float" office:value="2.28159636255556" calcext:value-type="float">
            <text:p>2,28159636255556</text:p>
          </table:table-cell>
        </table:table-row>
        <table:table-row table:style-name="ro1">
          <table:table-cell office:value-type="float" office:value="245.857" calcext:value-type="float">
            <text:p>245,857</text:p>
          </table:table-cell>
          <table:table-cell office:value-type="float" office:value="9.7853" calcext:value-type="float">
            <text:p>9,7853</text:p>
          </table:table-cell>
          <table:table-cell table:formula="of:=LN([.B248])" office:value-type="float" office:value="2.28088125955026" calcext:value-type="float">
            <text:p>2,28088125955026</text:p>
          </table:table-cell>
        </table:table-row>
        <table:table-row table:style-name="ro1">
          <table:table-cell office:value-type="float" office:value="246.856" calcext:value-type="float">
            <text:p>246,856</text:p>
          </table:table-cell>
          <table:table-cell office:value-type="float" office:value="9.7192" calcext:value-type="float">
            <text:p>9,7192</text:p>
          </table:table-cell>
          <table:table-cell table:formula="of:=LN([.B249])" office:value-type="float" office:value="2.2741033105584" calcext:value-type="float">
            <text:p>2,2741033105584</text:p>
          </table:table-cell>
        </table:table-row>
        <table:table-row table:style-name="ro1">
          <table:table-cell office:value-type="float" office:value="247.856" calcext:value-type="float">
            <text:p>247,856</text:p>
          </table:table-cell>
          <table:table-cell office:value-type="float" office:value="9.67" calcext:value-type="float">
            <text:p>9,67</text:p>
          </table:table-cell>
          <table:table-cell table:formula="of:=LN([.B250])" office:value-type="float" office:value="2.2690283094652" calcext:value-type="float">
            <text:p>2,2690283094652</text:p>
          </table:table-cell>
        </table:table-row>
        <table:table-row table:style-name="ro1">
          <table:table-cell office:value-type="float" office:value="248.856" calcext:value-type="float">
            <text:p>248,856</text:p>
          </table:table-cell>
          <table:table-cell office:value-type="float" office:value="9.6494" calcext:value-type="float">
            <text:p>9,6494</text:p>
          </table:table-cell>
          <table:table-cell table:formula="of:=LN([.B251])" office:value-type="float" office:value="2.26689573725207" calcext:value-type="float">
            <text:p>2,26689573725207</text:p>
          </table:table-cell>
        </table:table-row>
        <table:table-row table:style-name="ro1">
          <table:table-cell office:value-type="float" office:value="249.856" calcext:value-type="float">
            <text:p>249,856</text:p>
          </table:table-cell>
          <table:table-cell office:value-type="float" office:value="9.6645" calcext:value-type="float">
            <text:p>9,6645</text:p>
          </table:table-cell>
          <table:table-cell table:formula="of:=LN([.B252])" office:value-type="float" office:value="2.26845937826467" calcext:value-type="float">
            <text:p>2,26845937826467</text:p>
          </table:table-cell>
        </table:table-row>
        <table:table-row table:style-name="ro1">
          <table:table-cell office:value-type="float" office:value="250.856" calcext:value-type="float">
            <text:p>250,856</text:p>
          </table:table-cell>
          <table:table-cell office:value-type="float" office:value="9.6539" calcext:value-type="float">
            <text:p>9,6539</text:p>
          </table:table-cell>
          <table:table-cell table:formula="of:=LN([.B253])" office:value-type="float" office:value="2.26736197878399" calcext:value-type="float">
            <text:p>2,26736197878399</text:p>
          </table:table-cell>
        </table:table-row>
        <table:table-row table:style-name="ro1">
          <table:table-cell office:value-type="float" office:value="251.856" calcext:value-type="float">
            <text:p>251,856</text:p>
          </table:table-cell>
          <table:table-cell office:value-type="float" office:value="9.6432" calcext:value-type="float">
            <text:p>9,6432</text:p>
          </table:table-cell>
          <table:table-cell table:formula="of:=LN([.B254])" office:value-type="float" office:value="2.26625300374664" calcext:value-type="float">
            <text:p>2,26625300374664</text:p>
          </table:table-cell>
        </table:table-row>
        <table:table-row table:style-name="ro1">
          <table:table-cell office:value-type="float" office:value="252.856" calcext:value-type="float">
            <text:p>252,856</text:p>
          </table:table-cell>
          <table:table-cell office:value-type="float" office:value="9.6396" calcext:value-type="float">
            <text:p>9,6396</text:p>
          </table:table-cell>
          <table:table-cell table:formula="of:=LN([.B255])" office:value-type="float" office:value="2.26587961398563" calcext:value-type="float">
            <text:p>2,26587961398563</text:p>
          </table:table-cell>
        </table:table-row>
        <table:table-row table:style-name="ro1">
          <table:table-cell office:value-type="float" office:value="253.856" calcext:value-type="float">
            <text:p>253,856</text:p>
          </table:table-cell>
          <table:table-cell office:value-type="float" office:value="9.6046" calcext:value-type="float">
            <text:p>9,6046</text:p>
          </table:table-cell>
          <table:table-cell table:formula="of:=LN([.B256])" office:value-type="float" office:value="2.26224215037677" calcext:value-type="float">
            <text:p>2,26224215037677</text:p>
          </table:table-cell>
        </table:table-row>
        <table:table-row table:style-name="ro1">
          <table:table-cell office:value-type="float" office:value="254.856" calcext:value-type="float">
            <text:p>254,856</text:p>
          </table:table-cell>
          <table:table-cell office:value-type="float" office:value="9.5791" calcext:value-type="float">
            <text:p>9,5791</text:p>
          </table:table-cell>
          <table:table-cell table:formula="of:=LN([.B257])" office:value-type="float" office:value="2.25958364184934" calcext:value-type="float">
            <text:p>2,25958364184934</text:p>
          </table:table-cell>
        </table:table-row>
        <table:table-row table:style-name="ro1">
          <table:table-cell office:value-type="float" office:value="255.857" calcext:value-type="float">
            <text:p>255,857</text:p>
          </table:table-cell>
          <table:table-cell office:value-type="float" office:value="9.6014" calcext:value-type="float">
            <text:p>9,6014</text:p>
          </table:table-cell>
          <table:table-cell table:formula="of:=LN([.B258])" office:value-type="float" office:value="2.26190892117448" calcext:value-type="float">
            <text:p>2,26190892117448</text:p>
          </table:table-cell>
        </table:table-row>
        <table:table-row table:style-name="ro1">
          <table:table-cell office:value-type="float" office:value="256.856" calcext:value-type="float">
            <text:p>256,856</text:p>
          </table:table-cell>
          <table:table-cell office:value-type="float" office:value="9.5894" calcext:value-type="float">
            <text:p>9,5894</text:p>
          </table:table-cell>
          <table:table-cell table:formula="of:=LN([.B259])" office:value-type="float" office:value="2.26065832176601" calcext:value-type="float">
            <text:p>2,26065832176601</text:p>
          </table:table-cell>
        </table:table-row>
        <table:table-row table:style-name="ro1">
          <table:table-cell office:value-type="float" office:value="257.857" calcext:value-type="float">
            <text:p>257,857</text:p>
          </table:table-cell>
          <table:table-cell office:value-type="float" office:value="9.5929" calcext:value-type="float">
            <text:p>9,5929</text:p>
          </table:table-cell>
          <table:table-cell table:formula="of:=LN([.B260])" office:value-type="float" office:value="2.26102324151378" calcext:value-type="float">
            <text:p>2,26102324151378</text:p>
          </table:table-cell>
        </table:table-row>
        <table:table-row table:style-name="ro1">
          <table:table-cell office:value-type="float" office:value="258.856" calcext:value-type="float">
            <text:p>258,856</text:p>
          </table:table-cell>
          <table:table-cell office:value-type="float" office:value="9.5912" calcext:value-type="float">
            <text:p>9,5912</text:p>
          </table:table-cell>
          <table:table-cell table:formula="of:=LN([.B261])" office:value-type="float" office:value="2.26084601141131" calcext:value-type="float">
            <text:p>2,26084601141131</text:p>
          </table:table-cell>
        </table:table-row>
        <table:table-row table:style-name="ro1">
          <table:table-cell office:value-type="float" office:value="259.856" calcext:value-type="float">
            <text:p>259,856</text:p>
          </table:table-cell>
          <table:table-cell office:value-type="float" office:value="9.5843" calcext:value-type="float">
            <text:p>9,5843</text:p>
          </table:table-cell>
          <table:table-cell table:formula="of:=LN([.B262])" office:value-type="float" office:value="2.26012634305347" calcext:value-type="float">
            <text:p>2,26012634305347</text:p>
          </table:table-cell>
        </table:table-row>
        <table:table-row table:style-name="ro1">
          <table:table-cell office:value-type="float" office:value="260.858" calcext:value-type="float">
            <text:p>260,858</text:p>
          </table:table-cell>
          <table:table-cell office:value-type="float" office:value="9.5155" calcext:value-type="float">
            <text:p>9,5155</text:p>
          </table:table-cell>
          <table:table-cell table:formula="of:=LN([.B263])" office:value-type="float" office:value="2.25292204797494" calcext:value-type="float">
            <text:p>2,25292204797494</text:p>
          </table:table-cell>
        </table:table-row>
        <table:table-row table:style-name="ro1">
          <table:table-cell office:value-type="float" office:value="261.856" calcext:value-type="float">
            <text:p>261,856</text:p>
          </table:table-cell>
          <table:table-cell office:value-type="float" office:value="9.4912" calcext:value-type="float">
            <text:p>9,4912</text:p>
          </table:table-cell>
          <table:table-cell table:formula="of:=LN([.B264])" office:value-type="float" office:value="2.25036505352142" calcext:value-type="float">
            <text:p>2,25036505352142</text:p>
          </table:table-cell>
        </table:table-row>
        <table:table-row table:style-name="ro1">
          <table:table-cell office:value-type="float" office:value="262.856" calcext:value-type="float">
            <text:p>262,856</text:p>
          </table:table-cell>
          <table:table-cell office:value-type="float" office:value="9.4617" calcext:value-type="float">
            <text:p>9,4617</text:p>
          </table:table-cell>
          <table:table-cell table:formula="of:=LN([.B265])" office:value-type="float" office:value="2.24725207093587" calcext:value-type="float">
            <text:p>2,24725207093587</text:p>
          </table:table-cell>
        </table:table-row>
        <table:table-row table:style-name="ro1">
          <table:table-cell office:value-type="float" office:value="263.856" calcext:value-type="float">
            <text:p>263,856</text:p>
          </table:table-cell>
          <table:table-cell office:value-type="float" office:value="9.464" calcext:value-type="float">
            <text:p>9,464</text:p>
          </table:table-cell>
          <table:table-cell table:formula="of:=LN([.B266])" office:value-type="float" office:value="2.24749512667609" calcext:value-type="float">
            <text:p>2,24749512667609</text:p>
          </table:table-cell>
        </table:table-row>
        <table:table-row table:style-name="ro1">
          <table:table-cell office:value-type="float" office:value="264.856" calcext:value-type="float">
            <text:p>264,856</text:p>
          </table:table-cell>
          <table:table-cell office:value-type="float" office:value="9.495" calcext:value-type="float">
            <text:p>9,495</text:p>
          </table:table-cell>
          <table:table-cell table:formula="of:=LN([.B267])" office:value-type="float" office:value="2.25076534426425" calcext:value-type="float">
            <text:p>2,25076534426425</text:p>
          </table:table-cell>
        </table:table-row>
        <table:table-row table:style-name="ro1">
          <table:table-cell office:value-type="float" office:value="265.857" calcext:value-type="float">
            <text:p>265,857</text:p>
          </table:table-cell>
          <table:table-cell office:value-type="float" office:value="9.4768" calcext:value-type="float">
            <text:p>9,4768</text:p>
          </table:table-cell>
          <table:table-cell table:formula="of:=LN([.B268])" office:value-type="float" office:value="2.24884670654056" calcext:value-type="float">
            <text:p>2,24884670654056</text:p>
          </table:table-cell>
        </table:table-row>
        <table:table-row table:style-name="ro1">
          <table:table-cell office:value-type="float" office:value="266.856" calcext:value-type="float">
            <text:p>266,856</text:p>
          </table:table-cell>
          <table:table-cell office:value-type="float" office:value="9.4686" calcext:value-type="float">
            <text:p>9,4686</text:p>
          </table:table-cell>
          <table:table-cell table:formula="of:=LN([.B269])" office:value-type="float" office:value="2.247981061" calcext:value-type="float">
            <text:p>2,247981061</text:p>
          </table:table-cell>
        </table:table-row>
        <table:table-row table:style-name="ro1">
          <table:table-cell office:value-type="float" office:value="267.856" calcext:value-type="float">
            <text:p>267,856</text:p>
          </table:table-cell>
          <table:table-cell office:value-type="float" office:value="9.4902" calcext:value-type="float">
            <text:p>9,4902</text:p>
          </table:table-cell>
          <table:table-cell table:formula="of:=LN([.B270])" office:value-type="float" office:value="2.25025968721536" calcext:value-type="float">
            <text:p>2,25025968721536</text:p>
          </table:table-cell>
        </table:table-row>
        <table:table-row table:style-name="ro1">
          <table:table-cell office:value-type="float" office:value="268.856" calcext:value-type="float">
            <text:p>268,856</text:p>
          </table:table-cell>
          <table:table-cell office:value-type="float" office:value="9.5066" calcext:value-type="float">
            <text:p>9,5066</text:p>
          </table:table-cell>
          <table:table-cell table:formula="of:=LN([.B271])" office:value-type="float" office:value="2.25198629423068" calcext:value-type="float">
            <text:p>2,25198629423068</text:p>
          </table:table-cell>
        </table:table-row>
        <table:table-row table:style-name="ro1">
          <table:table-cell office:value-type="float" office:value="269.856" calcext:value-type="float">
            <text:p>269,856</text:p>
          </table:table-cell>
          <table:table-cell office:value-type="float" office:value="9.5054" calcext:value-type="float">
            <text:p>9,5054</text:p>
          </table:table-cell>
          <table:table-cell table:formula="of:=LN([.B272])" office:value-type="float" office:value="2.25186005816907" calcext:value-type="float">
            <text:p>2,25186005816907</text:p>
          </table:table-cell>
        </table:table-row>
        <table:table-row table:style-name="ro1">
          <table:table-cell office:value-type="float" office:value="270.856" calcext:value-type="float">
            <text:p>270,856</text:p>
          </table:table-cell>
          <table:table-cell office:value-type="float" office:value="9.4297" calcext:value-type="float">
            <text:p>9,4297</text:p>
          </table:table-cell>
          <table:table-cell table:formula="of:=LN([.B273])" office:value-type="float" office:value="2.2438642827777" calcext:value-type="float">
            <text:p>2,2438642827777</text:p>
          </table:table-cell>
        </table:table-row>
        <table:table-row table:style-name="ro1">
          <table:table-cell office:value-type="float" office:value="271.857" calcext:value-type="float">
            <text:p>271,857</text:p>
          </table:table-cell>
          <table:table-cell office:value-type="float" office:value="9.4344" calcext:value-type="float">
            <text:p>9,4344</text:p>
          </table:table-cell>
          <table:table-cell table:formula="of:=LN([.B274])" office:value-type="float" office:value="2.24436258379362" calcext:value-type="float">
            <text:p>2,24436258379362</text:p>
          </table:table-cell>
        </table:table-row>
        <table:table-row table:style-name="ro1">
          <table:table-cell office:value-type="float" office:value="272.856" calcext:value-type="float">
            <text:p>272,856</text:p>
          </table:table-cell>
          <table:table-cell office:value-type="float" office:value="9.3914" calcext:value-type="float">
            <text:p>9,3914</text:p>
          </table:table-cell>
          <table:table-cell table:formula="of:=LN([.B275])" office:value-type="float" office:value="2.23979437688833" calcext:value-type="float">
            <text:p>2,23979437688833</text:p>
          </table:table-cell>
        </table:table-row>
        <table:table-row table:style-name="ro1">
          <table:table-cell office:value-type="float" office:value="273.856" calcext:value-type="float">
            <text:p>273,856</text:p>
          </table:table-cell>
          <table:table-cell office:value-type="float" office:value="9.3221" calcext:value-type="float">
            <text:p>9,3221</text:p>
          </table:table-cell>
          <table:table-cell table:formula="of:=LN([.B276])" office:value-type="float" office:value="2.23238792520475" calcext:value-type="float">
            <text:p>2,23238792520475</text:p>
          </table:table-cell>
        </table:table-row>
        <table:table-row table:style-name="ro1">
          <table:table-cell office:value-type="float" office:value="274.856" calcext:value-type="float">
            <text:p>274,856</text:p>
          </table:table-cell>
          <table:table-cell office:value-type="float" office:value="9.3624" calcext:value-type="float">
            <text:p>9,3624</text:p>
          </table:table-cell>
          <table:table-cell table:formula="of:=LN([.B277])" office:value-type="float" office:value="2.23670166787842" calcext:value-type="float">
            <text:p>2,23670166787842</text:p>
          </table:table-cell>
        </table:table-row>
        <table:table-row table:style-name="ro1">
          <table:table-cell office:value-type="float" office:value="275.856" calcext:value-type="float">
            <text:p>275,856</text:p>
          </table:table-cell>
          <table:table-cell office:value-type="float" office:value="9.446" calcext:value-type="float">
            <text:p>9,446</text:p>
          </table:table-cell>
          <table:table-cell table:formula="of:=LN([.B278])" office:value-type="float" office:value="2.24559137147393" calcext:value-type="float">
            <text:p>2,24559137147393</text:p>
          </table:table-cell>
        </table:table-row>
        <table:table-row table:style-name="ro1">
          <table:table-cell office:value-type="float" office:value="276.856" calcext:value-type="float">
            <text:p>276,856</text:p>
          </table:table-cell>
          <table:table-cell office:value-type="float" office:value="9.5147" calcext:value-type="float">
            <text:p>9,5147</text:p>
          </table:table-cell>
          <table:table-cell table:formula="of:=LN([.B279])" office:value-type="float" office:value="2.25283797108658" calcext:value-type="float">
            <text:p>2,25283797108658</text:p>
          </table:table-cell>
        </table:table-row>
        <table:table-row table:style-name="ro1">
          <table:table-cell office:value-type="float" office:value="277.856" calcext:value-type="float">
            <text:p>277,856</text:p>
          </table:table-cell>
          <table:table-cell office:value-type="float" office:value="9.4984" calcext:value-type="float">
            <text:p>9,4984</text:p>
          </table:table-cell>
          <table:table-cell table:formula="of:=LN([.B280])" office:value-type="float" office:value="2.25112336336945" calcext:value-type="float">
            <text:p>2,25112336336945</text:p>
          </table:table-cell>
        </table:table-row>
        <table:table-row table:style-name="ro1">
          <table:table-cell office:value-type="float" office:value="278.857" calcext:value-type="float">
            <text:p>278,857</text:p>
          </table:table-cell>
          <table:table-cell office:value-type="float" office:value="9.4752" calcext:value-type="float">
            <text:p>9,4752</text:p>
          </table:table-cell>
          <table:table-cell table:formula="of:=LN([.B281])" office:value-type="float" office:value="2.24867785892513" calcext:value-type="float">
            <text:p>2,24867785892513</text:p>
          </table:table-cell>
        </table:table-row>
        <table:table-row table:style-name="ro1">
          <table:table-cell office:value-type="float" office:value="279.856" calcext:value-type="float">
            <text:p>279,856</text:p>
          </table:table-cell>
          <table:table-cell office:value-type="float" office:value="9.3866" calcext:value-type="float">
            <text:p>9,3866</text:p>
          </table:table-cell>
          <table:table-cell table:formula="of:=LN([.B282])" office:value-type="float" office:value="2.23928314032378" calcext:value-type="float">
            <text:p>2,23928314032378</text:p>
          </table:table-cell>
        </table:table-row>
        <table:table-row table:style-name="ro1">
          <table:table-cell office:value-type="float" office:value="280.856" calcext:value-type="float">
            <text:p>280,856</text:p>
          </table:table-cell>
          <table:table-cell office:value-type="float" office:value="9.368" calcext:value-type="float">
            <text:p>9,368</text:p>
          </table:table-cell>
          <table:table-cell table:formula="of:=LN([.B283])" office:value-type="float" office:value="2.23729962629542" calcext:value-type="float">
            <text:p>2,23729962629542</text:p>
          </table:table-cell>
        </table:table-row>
        <table:table-row table:style-name="ro1">
          <table:table-cell office:value-type="float" office:value="281.856" calcext:value-type="float">
            <text:p>281,856</text:p>
          </table:table-cell>
          <table:table-cell office:value-type="float" office:value="9.3549" calcext:value-type="float">
            <text:p>9,3549</text:p>
          </table:table-cell>
          <table:table-cell table:formula="of:=LN([.B284])" office:value-type="float" office:value="2.23590027019805" calcext:value-type="float">
            <text:p>2,23590027019805</text:p>
          </table:table-cell>
        </table:table-row>
        <table:table-row table:style-name="ro1">
          <table:table-cell office:value-type="float" office:value="282.856" calcext:value-type="float">
            <text:p>282,856</text:p>
          </table:table-cell>
          <table:table-cell office:value-type="float" office:value="9.3268" calcext:value-type="float">
            <text:p>9,3268</text:p>
          </table:table-cell>
          <table:table-cell table:formula="of:=LN([.B285])" office:value-type="float" office:value="2.2328919763927" calcext:value-type="float">
            <text:p>2,2328919763927</text:p>
          </table:table-cell>
        </table:table-row>
        <table:table-row table:style-name="ro1">
          <table:table-cell office:value-type="float" office:value="283.857" calcext:value-type="float">
            <text:p>283,857</text:p>
          </table:table-cell>
          <table:table-cell office:value-type="float" office:value="9.3006" calcext:value-type="float">
            <text:p>9,3006</text:p>
          </table:table-cell>
          <table:table-cell table:formula="of:=LN([.B286])" office:value-type="float" office:value="2.23007891420717" calcext:value-type="float">
            <text:p>2,23007891420717</text:p>
          </table:table-cell>
        </table:table-row>
        <table:table-row table:style-name="ro1">
          <table:table-cell office:value-type="float" office:value="284.856" calcext:value-type="float">
            <text:p>284,856</text:p>
          </table:table-cell>
          <table:table-cell office:value-type="float" office:value="9.2527" calcext:value-type="float">
            <text:p>9,2527</text:p>
          </table:table-cell>
          <table:table-cell table:formula="of:=LN([.B287])" office:value-type="float" office:value="2.22491540082408" calcext:value-type="float">
            <text:p>2,22491540082408</text:p>
          </table:table-cell>
        </table:table-row>
        <table:table-row table:style-name="ro1">
          <table:table-cell office:value-type="float" office:value="285.857" calcext:value-type="float">
            <text:p>285,857</text:p>
          </table:table-cell>
          <table:table-cell office:value-type="float" office:value="9.2499" calcext:value-type="float">
            <text:p>9,2499</text:p>
          </table:table-cell>
          <table:table-cell table:formula="of:=LN([.B288])" office:value-type="float" office:value="2.22461274065509" calcext:value-type="float">
            <text:p>2,22461274065509</text:p>
          </table:table-cell>
        </table:table-row>
        <table:table-row table:style-name="ro1">
          <table:table-cell office:value-type="float" office:value="286.856" calcext:value-type="float">
            <text:p>286,856</text:p>
          </table:table-cell>
          <table:table-cell office:value-type="float" office:value="9.2393" calcext:value-type="float">
            <text:p>9,2393</text:p>
          </table:table-cell>
          <table:table-cell table:formula="of:=LN([.B289])" office:value-type="float" office:value="2.22346612520808" calcext:value-type="float">
            <text:p>2,22346612520808</text:p>
          </table:table-cell>
        </table:table-row>
        <table:table-row table:style-name="ro1">
          <table:table-cell office:value-type="float" office:value="287.856" calcext:value-type="float">
            <text:p>287,856</text:p>
          </table:table-cell>
          <table:table-cell office:value-type="float" office:value="9.1833" calcext:value-type="float">
            <text:p>9,1833</text:p>
          </table:table-cell>
          <table:table-cell table:formula="of:=LN([.B290])" office:value-type="float" office:value="2.21738661716016" calcext:value-type="float">
            <text:p>2,21738661716016</text:p>
          </table:table-cell>
        </table:table-row>
        <table:table-row table:style-name="ro1">
          <table:table-cell office:value-type="float" office:value="288.857" calcext:value-type="float">
            <text:p>288,857</text:p>
          </table:table-cell>
          <table:table-cell office:value-type="float" office:value="9.1604" calcext:value-type="float">
            <text:p>9,1604</text:p>
          </table:table-cell>
          <table:table-cell table:formula="of:=LN([.B291])" office:value-type="float" office:value="2.21488984585488" calcext:value-type="float">
            <text:p>2,21488984585488</text:p>
          </table:table-cell>
        </table:table-row>
        <table:table-row table:style-name="ro1">
          <table:table-cell office:value-type="float" office:value="289.856" calcext:value-type="float">
            <text:p>289,856</text:p>
          </table:table-cell>
          <table:table-cell office:value-type="float" office:value="9.1597" calcext:value-type="float">
            <text:p>9,1597</text:p>
          </table:table-cell>
          <table:table-cell table:formula="of:=LN([.B292])" office:value-type="float" office:value="2.21481342705801" calcext:value-type="float">
            <text:p>2,21481342705801</text:p>
          </table:table-cell>
        </table:table-row>
        <table:table-row table:style-name="ro1">
          <table:table-cell office:value-type="float" office:value="290.857" calcext:value-type="float">
            <text:p>290,857</text:p>
          </table:table-cell>
          <table:table-cell office:value-type="float" office:value="9.215" calcext:value-type="float">
            <text:p>9,215</text:p>
          </table:table-cell>
          <table:table-cell table:formula="of:=LN([.B293])" office:value-type="float" office:value="2.22083259112179" calcext:value-type="float">
            <text:p>2,22083259112179</text:p>
          </table:table-cell>
        </table:table-row>
        <table:table-row table:style-name="ro1">
          <table:table-cell office:value-type="float" office:value="291.856" calcext:value-type="float">
            <text:p>291,856</text:p>
          </table:table-cell>
          <table:table-cell office:value-type="float" office:value="9.2262" calcext:value-type="float">
            <text:p>9,2262</text:p>
          </table:table-cell>
          <table:table-cell table:formula="of:=LN([.B294])" office:value-type="float" office:value="2.22204726276757" calcext:value-type="float">
            <text:p>2,22204726276757</text:p>
          </table:table-cell>
        </table:table-row>
        <table:table-row table:style-name="ro1">
          <table:table-cell office:value-type="float" office:value="292.856" calcext:value-type="float">
            <text:p>292,856</text:p>
          </table:table-cell>
          <table:table-cell office:value-type="float" office:value="9.2761" calcext:value-type="float">
            <text:p>9,2761</text:p>
          </table:table-cell>
          <table:table-cell table:formula="of:=LN([.B295])" office:value-type="float" office:value="2.22744119984402" calcext:value-type="float">
            <text:p>2,22744119984402</text:p>
          </table:table-cell>
        </table:table-row>
        <table:table-row table:style-name="ro1">
          <table:table-cell office:value-type="float" office:value="293.856" calcext:value-type="float">
            <text:p>293,856</text:p>
          </table:table-cell>
          <table:table-cell office:value-type="float" office:value="9.29" calcext:value-type="float">
            <text:p>9,29</text:p>
          </table:table-cell>
          <table:table-cell table:formula="of:=LN([.B296])" office:value-type="float" office:value="2.22893855282575" calcext:value-type="float">
            <text:p>2,22893855282575</text:p>
          </table:table-cell>
        </table:table-row>
        <table:table-row table:style-name="ro1">
          <table:table-cell office:value-type="float" office:value="294.856" calcext:value-type="float">
            <text:p>294,856</text:p>
          </table:table-cell>
          <table:table-cell office:value-type="float" office:value="9.2664" calcext:value-type="float">
            <text:p>9,2664</text:p>
          </table:table-cell>
          <table:table-cell table:formula="of:=LN([.B297])" office:value-type="float" office:value="2.226394954636" calcext:value-type="float">
            <text:p>2,226394954636</text:p>
          </table:table-cell>
        </table:table-row>
        <table:table-row table:style-name="ro1">
          <table:table-cell office:value-type="float" office:value="295.856" calcext:value-type="float">
            <text:p>295,856</text:p>
          </table:table-cell>
          <table:table-cell office:value-type="float" office:value="9.2342" calcext:value-type="float">
            <text:p>9,2342</text:p>
          </table:table-cell>
          <table:table-cell table:formula="of:=LN([.B298])" office:value-type="float" office:value="2.22291398293623" calcext:value-type="float">
            <text:p>2,22291398293623</text:p>
          </table:table-cell>
        </table:table-row>
        <table:table-row table:style-name="ro1">
          <table:table-cell office:value-type="float" office:value="296.857" calcext:value-type="float">
            <text:p>296,857</text:p>
          </table:table-cell>
          <table:table-cell office:value-type="float" office:value="9.2412" calcext:value-type="float">
            <text:p>9,2412</text:p>
          </table:table-cell>
          <table:table-cell table:formula="of:=LN([.B299])" office:value-type="float" office:value="2.22367174735107" calcext:value-type="float">
            <text:p>2,22367174735107</text:p>
          </table:table-cell>
        </table:table-row>
        <table:table-row table:style-name="ro1">
          <table:table-cell office:value-type="float" office:value="297.856" calcext:value-type="float">
            <text:p>297,856</text:p>
          </table:table-cell>
          <table:table-cell office:value-type="float" office:value="9.2767" calcext:value-type="float">
            <text:p>9,2767</text:p>
          </table:table-cell>
          <table:table-cell table:formula="of:=LN([.B300])" office:value-type="float" office:value="2.22750588010793" calcext:value-type="float">
            <text:p>2,22750588010793</text:p>
          </table:table-cell>
        </table:table-row>
        <table:table-row table:style-name="ro1">
          <table:table-cell office:value-type="float" office:value="298.856" calcext:value-type="float">
            <text:p>298,856</text:p>
          </table:table-cell>
          <table:table-cell office:value-type="float" office:value="9.2436" calcext:value-type="float">
            <text:p>9,2436</text:p>
          </table:table-cell>
          <table:table-cell table:formula="of:=LN([.B301])" office:value-type="float" office:value="2.22393142016478" calcext:value-type="float">
            <text:p>2,22393142016478</text:p>
          </table:table-cell>
        </table:table-row>
        <table:table-row table:style-name="ro1">
          <table:table-cell office:value-type="float" office:value="299.857" calcext:value-type="float">
            <text:p>299,857</text:p>
          </table:table-cell>
          <table:table-cell office:value-type="float" office:value="9.2471" calcext:value-type="float">
            <text:p>9,2471</text:p>
          </table:table-cell>
          <table:table-cell table:formula="of:=LN([.B302])" office:value-type="float" office:value="2.22430998885518" calcext:value-type="float">
            <text:p>2,22430998885518</text:p>
          </table:table-cell>
        </table:table-row>
        <table:table-row table:style-name="ro1">
          <table:table-cell office:value-type="float" office:value="300.856" calcext:value-type="float">
            <text:p>300,856</text:p>
          </table:table-cell>
          <table:table-cell office:value-type="float" office:value="9.277" calcext:value-type="float">
            <text:p>9,277</text:p>
          </table:table-cell>
          <table:table-cell table:formula="of:=LN([.B303])" office:value-type="float" office:value="2.22753821867113" calcext:value-type="float">
            <text:p>2,22753821867113</text:p>
          </table:table-cell>
        </table:table-row>
        <table:table-row table:style-name="ro1">
          <table:table-cell office:value-type="float" office:value="301.856" calcext:value-type="float">
            <text:p>301,856</text:p>
          </table:table-cell>
          <table:table-cell office:value-type="float" office:value="9.25" calcext:value-type="float">
            <text:p>9,25</text:p>
          </table:table-cell>
          <table:table-cell table:formula="of:=LN([.B304])" office:value-type="float" office:value="2.22462355152433" calcext:value-type="float">
            <text:p>2,22462355152433</text:p>
          </table:table-cell>
        </table:table-row>
        <table:table-row table:style-name="ro1">
          <table:table-cell office:value-type="float" office:value="302.856" calcext:value-type="float">
            <text:p>302,856</text:p>
          </table:table-cell>
          <table:table-cell office:value-type="float" office:value="9.1921" calcext:value-type="float">
            <text:p>9,1921</text:p>
          </table:table-cell>
          <table:table-cell table:formula="of:=LN([.B305])" office:value-type="float" office:value="2.21834441951252" calcext:value-type="float">
            <text:p>2,21834441951252</text:p>
          </table:table-cell>
        </table:table-row>
        <table:table-row table:style-name="ro1">
          <table:table-cell office:value-type="float" office:value="303.857" calcext:value-type="float">
            <text:p>303,857</text:p>
          </table:table-cell>
          <table:table-cell office:value-type="float" office:value="9.1126" calcext:value-type="float">
            <text:p>9,1126</text:p>
          </table:table-cell>
          <table:table-cell table:formula="of:=LN([.B306])" office:value-type="float" office:value="2.20965807121146" calcext:value-type="float">
            <text:p>2,20965807121146</text:p>
          </table:table-cell>
        </table:table-row>
        <table:table-row table:style-name="ro1">
          <table:table-cell office:value-type="float" office:value="304.856" calcext:value-type="float">
            <text:p>304,856</text:p>
          </table:table-cell>
          <table:table-cell office:value-type="float" office:value="9.0304" calcext:value-type="float">
            <text:p>9,0304</text:p>
          </table:table-cell>
          <table:table-cell table:formula="of:=LN([.B307])" office:value-type="float" office:value="2.2005966632363" calcext:value-type="float">
            <text:p>2,2005966632363</text:p>
          </table:table-cell>
        </table:table-row>
        <table:table-row table:style-name="ro1">
          <table:table-cell office:value-type="float" office:value="305.856" calcext:value-type="float">
            <text:p>305,856</text:p>
          </table:table-cell>
          <table:table-cell office:value-type="float" office:value="8.9299" calcext:value-type="float">
            <text:p>8,9299</text:p>
          </table:table-cell>
          <table:table-cell table:formula="of:=LN([.B308])" office:value-type="float" office:value="2.18940519661742" calcext:value-type="float">
            <text:p>2,18940519661742</text:p>
          </table:table-cell>
        </table:table-row>
        <table:table-row table:style-name="ro1">
          <table:table-cell office:value-type="float" office:value="306.856" calcext:value-type="float">
            <text:p>306,856</text:p>
          </table:table-cell>
          <table:table-cell office:value-type="float" office:value="8.9613" calcext:value-type="float">
            <text:p>8,9613</text:p>
          </table:table-cell>
          <table:table-cell table:formula="of:=LN([.B309])" office:value-type="float" office:value="2.19291530574812" calcext:value-type="float">
            <text:p>2,19291530574812</text:p>
          </table:table-cell>
        </table:table-row>
        <table:table-row table:style-name="ro1">
          <table:table-cell office:value-type="float" office:value="307.857" calcext:value-type="float">
            <text:p>307,857</text:p>
          </table:table-cell>
          <table:table-cell office:value-type="float" office:value="9.0275" calcext:value-type="float">
            <text:p>9,0275</text:p>
          </table:table-cell>
          <table:table-cell table:formula="of:=LN([.B310])" office:value-type="float" office:value="2.20027547416948" calcext:value-type="float">
            <text:p>2,20027547416948</text:p>
          </table:table-cell>
        </table:table-row>
        <table:table-row table:style-name="ro1">
          <table:table-cell office:value-type="float" office:value="308.856" calcext:value-type="float">
            <text:p>308,856</text:p>
          </table:table-cell>
          <table:table-cell office:value-type="float" office:value="9.0614" calcext:value-type="float">
            <text:p>9,0614</text:p>
          </table:table-cell>
          <table:table-cell table:formula="of:=LN([.B311])" office:value-type="float" office:value="2.20402363350338" calcext:value-type="float">
            <text:p>2,20402363350338</text:p>
          </table:table-cell>
        </table:table-row>
        <table:table-row table:style-name="ro1">
          <table:table-cell office:value-type="float" office:value="309.856" calcext:value-type="float">
            <text:p>309,856</text:p>
          </table:table-cell>
          <table:table-cell office:value-type="float" office:value="8.9576" calcext:value-type="float">
            <text:p>8,9576</text:p>
          </table:table-cell>
          <table:table-cell table:formula="of:=LN([.B312])" office:value-type="float" office:value="2.19250233396385" calcext:value-type="float">
            <text:p>2,19250233396385</text:p>
          </table:table-cell>
        </table:table-row>
        <table:table-row table:style-name="ro1">
          <table:table-cell office:value-type="float" office:value="310.856" calcext:value-type="float">
            <text:p>310,856</text:p>
          </table:table-cell>
          <table:table-cell office:value-type="float" office:value="8.8958" calcext:value-type="float">
            <text:p>8,8958</text:p>
          </table:table-cell>
          <table:table-cell table:formula="of:=LN([.B313])" office:value-type="float" office:value="2.18557925524111" calcext:value-type="float">
            <text:p>2,18557925524111</text:p>
          </table:table-cell>
        </table:table-row>
        <table:table-row table:style-name="ro1">
          <table:table-cell office:value-type="float" office:value="311.856" calcext:value-type="float">
            <text:p>311,856</text:p>
          </table:table-cell>
          <table:table-cell office:value-type="float" office:value="8.9417" calcext:value-type="float">
            <text:p>8,9417</text:p>
          </table:table-cell>
          <table:table-cell table:formula="of:=LN([.B314])" office:value-type="float" office:value="2.1907257277075" calcext:value-type="float">
            <text:p>2,1907257277075</text:p>
          </table:table-cell>
        </table:table-row>
        <table:table-row table:style-name="ro1">
          <table:table-cell office:value-type="float" office:value="312.857" calcext:value-type="float">
            <text:p>312,857</text:p>
          </table:table-cell>
          <table:table-cell office:value-type="float" office:value="8.939" calcext:value-type="float">
            <text:p>8,939</text:p>
          </table:table-cell>
          <table:table-cell table:formula="of:=LN([.B315])" office:value-type="float" office:value="2.19042372610572" calcext:value-type="float">
            <text:p>2,19042372610572</text:p>
          </table:table-cell>
        </table:table-row>
        <table:table-row table:style-name="ro1">
          <table:table-cell office:value-type="float" office:value="313.856" calcext:value-type="float">
            <text:p>313,856</text:p>
          </table:table-cell>
          <table:table-cell office:value-type="float" office:value="8.9593" calcext:value-type="float">
            <text:p>8,9593</text:p>
          </table:table-cell>
          <table:table-cell table:formula="of:=LN([.B316])" office:value-type="float" office:value="2.19269209893492" calcext:value-type="float">
            <text:p>2,19269209893492</text:p>
          </table:table-cell>
        </table:table-row>
        <table:table-row table:style-name="ro1">
          <table:table-cell office:value-type="float" office:value="314.857" calcext:value-type="float">
            <text:p>314,857</text:p>
          </table:table-cell>
          <table:table-cell office:value-type="float" office:value="8.8886" calcext:value-type="float">
            <text:p>8,8886</text:p>
          </table:table-cell>
          <table:table-cell table:formula="of:=LN([.B317])" office:value-type="float" office:value="2.18476955680953" calcext:value-type="float">
            <text:p>2,18476955680953</text:p>
          </table:table-cell>
        </table:table-row>
        <table:table-row table:style-name="ro1">
          <table:table-cell office:value-type="float" office:value="315.856" calcext:value-type="float">
            <text:p>315,856</text:p>
          </table:table-cell>
          <table:table-cell office:value-type="float" office:value="8.9028" calcext:value-type="float">
            <text:p>8,9028</text:p>
          </table:table-cell>
          <table:table-cell table:formula="of:=LN([.B318])" office:value-type="float" office:value="2.18636583400134" calcext:value-type="float">
            <text:p>2,18636583400134</text:p>
          </table:table-cell>
        </table:table-row>
        <table:table-row table:style-name="ro1">
          <table:table-cell office:value-type="float" office:value="316.856" calcext:value-type="float">
            <text:p>316,856</text:p>
          </table:table-cell>
          <table:table-cell office:value-type="float" office:value="8.9516" calcext:value-type="float">
            <text:p>8,9516</text:p>
          </table:table-cell>
          <table:table-cell table:formula="of:=LN([.B319])" office:value-type="float" office:value="2.19183228725886" calcext:value-type="float">
            <text:p>2,19183228725886</text:p>
          </table:table-cell>
        </table:table-row>
        <table:table-row table:style-name="ro1">
          <table:table-cell office:value-type="float" office:value="317.856" calcext:value-type="float">
            <text:p>317,856</text:p>
          </table:table-cell>
          <table:table-cell office:value-type="float" office:value="8.9574" calcext:value-type="float">
            <text:p>8,9574</text:p>
          </table:table-cell>
          <table:table-cell table:formula="of:=LN([.B320])" office:value-type="float" office:value="2.19248000630546" calcext:value-type="float">
            <text:p>2,19248000630546</text:p>
          </table:table-cell>
        </table:table-row>
        <table:table-row table:style-name="ro1">
          <table:table-cell office:value-type="float" office:value="318.856" calcext:value-type="float">
            <text:p>318,856</text:p>
          </table:table-cell>
          <table:table-cell office:value-type="float" office:value="8.923" calcext:value-type="float">
            <text:p>8,923</text:p>
          </table:table-cell>
          <table:table-cell table:formula="of:=LN([.B321])" office:value-type="float" office:value="2.18863221291801" calcext:value-type="float">
            <text:p>2,18863221291801</text:p>
          </table:table-cell>
        </table:table-row>
        <table:table-row table:style-name="ro1">
          <table:table-cell office:value-type="float" office:value="319.856" calcext:value-type="float">
            <text:p>319,856</text:p>
          </table:table-cell>
          <table:table-cell office:value-type="float" office:value="8.9127" calcext:value-type="float">
            <text:p>8,9127</text:p>
          </table:table-cell>
          <table:table-cell table:formula="of:=LN([.B322])" office:value-type="float" office:value="2.18747722588134" calcext:value-type="float">
            <text:p>2,18747722588134</text:p>
          </table:table-cell>
        </table:table-row>
        <table:table-row table:style-name="ro1">
          <table:table-cell office:value-type="float" office:value="320.856" calcext:value-type="float">
            <text:p>320,856</text:p>
          </table:table-cell>
          <table:table-cell office:value-type="float" office:value="8.9028" calcext:value-type="float">
            <text:p>8,9028</text:p>
          </table:table-cell>
          <table:table-cell table:formula="of:=LN([.B323])" office:value-type="float" office:value="2.18636583400134" calcext:value-type="float">
            <text:p>2,18636583400134</text:p>
          </table:table-cell>
        </table:table-row>
        <table:table-row table:style-name="ro1">
          <table:table-cell office:value-type="float" office:value="321.857" calcext:value-type="float">
            <text:p>321,857</text:p>
          </table:table-cell>
          <table:table-cell office:value-type="float" office:value="8.8804" calcext:value-type="float">
            <text:p>8,8804</text:p>
          </table:table-cell>
          <table:table-cell table:formula="of:=LN([.B324])" office:value-type="float" office:value="2.18384660103463" calcext:value-type="float">
            <text:p>2,18384660103463</text:p>
          </table:table-cell>
        </table:table-row>
        <table:table-row table:style-name="ro1">
          <table:table-cell office:value-type="float" office:value="322.856" calcext:value-type="float">
            <text:p>322,856</text:p>
          </table:table-cell>
          <table:table-cell office:value-type="float" office:value="8.9323" calcext:value-type="float">
            <text:p>8,9323</text:p>
          </table:table-cell>
          <table:table-cell table:formula="of:=LN([.B325])" office:value-type="float" office:value="2.18967392051643" calcext:value-type="float">
            <text:p>2,18967392051643</text:p>
          </table:table-cell>
        </table:table-row>
        <table:table-row table:style-name="ro1">
          <table:table-cell office:value-type="float" office:value="323.857" calcext:value-type="float">
            <text:p>323,857</text:p>
          </table:table-cell>
          <table:table-cell office:value-type="float" office:value="8.9548" calcext:value-type="float">
            <text:p>8,9548</text:p>
          </table:table-cell>
          <table:table-cell table:formula="of:=LN([.B326])" office:value-type="float" office:value="2.19218970137159" calcext:value-type="float">
            <text:p>2,19218970137159</text:p>
          </table:table-cell>
        </table:table-row>
        <table:table-row table:style-name="ro1">
          <table:table-cell office:value-type="float" office:value="324.856" calcext:value-type="float">
            <text:p>324,856</text:p>
          </table:table-cell>
          <table:table-cell office:value-type="float" office:value="8.9463" calcext:value-type="float">
            <text:p>8,9463</text:p>
          </table:table-cell>
          <table:table-cell table:formula="of:=LN([.B327])" office:value-type="float" office:value="2.19124003898896" calcext:value-type="float">
            <text:p>2,19124003898896</text:p>
          </table:table-cell>
        </table:table-row>
        <table:table-row table:style-name="ro1">
          <table:table-cell office:value-type="float" office:value="325.856" calcext:value-type="float">
            <text:p>325,856</text:p>
          </table:table-cell>
          <table:table-cell office:value-type="float" office:value="8.9172" calcext:value-type="float">
            <text:p>8,9172</text:p>
          </table:table-cell>
          <table:table-cell table:formula="of:=LN([.B328])" office:value-type="float" office:value="2.18798199596929" calcext:value-type="float">
            <text:p>2,18798199596929</text:p>
          </table:table-cell>
        </table:table-row>
        <table:table-row table:style-name="ro1">
          <table:table-cell office:value-type="float" office:value="326.856" calcext:value-type="float">
            <text:p>326,856</text:p>
          </table:table-cell>
          <table:table-cell office:value-type="float" office:value="8.8997" calcext:value-type="float">
            <text:p>8,8997</text:p>
          </table:table-cell>
          <table:table-cell table:formula="of:=LN([.B329])" office:value-type="float" office:value="2.1860175683048" calcext:value-type="float">
            <text:p>2,1860175683048</text:p>
          </table:table-cell>
        </table:table-row>
        <table:table-row table:style-name="ro1">
          <table:table-cell office:value-type="float" office:value="327.856" calcext:value-type="float">
            <text:p>327,856</text:p>
          </table:table-cell>
          <table:table-cell office:value-type="float" office:value="8.8116" calcext:value-type="float">
            <text:p>8,8116</text:p>
          </table:table-cell>
          <table:table-cell table:formula="of:=LN([.B330])" office:value-type="float" office:value="2.17606903526343" calcext:value-type="float">
            <text:p>2,17606903526343</text:p>
          </table:table-cell>
        </table:table-row>
        <table:table-row table:style-name="ro1">
          <table:table-cell office:value-type="float" office:value="328.857" calcext:value-type="float">
            <text:p>328,857</text:p>
          </table:table-cell>
          <table:table-cell office:value-type="float" office:value="8.7657" calcext:value-type="float">
            <text:p>8,7657</text:p>
          </table:table-cell>
          <table:table-cell table:formula="of:=LN([.B331])" office:value-type="float" office:value="2.17084637827615" calcext:value-type="float">
            <text:p>2,17084637827615</text:p>
          </table:table-cell>
        </table:table-row>
        <table:table-row table:style-name="ro1">
          <table:table-cell office:value-type="float" office:value="329.856" calcext:value-type="float">
            <text:p>329,856</text:p>
          </table:table-cell>
          <table:table-cell office:value-type="float" office:value="8.8195" calcext:value-type="float">
            <text:p>8,8195</text:p>
          </table:table-cell>
          <table:table-cell table:formula="of:=LN([.B332])" office:value-type="float" office:value="2.17696517906939" calcext:value-type="float">
            <text:p>2,17696517906939</text:p>
          </table:table-cell>
        </table:table-row>
        <table:table-row table:style-name="ro1">
          <table:table-cell office:value-type="float" office:value="330.856" calcext:value-type="float">
            <text:p>330,856</text:p>
          </table:table-cell>
          <table:table-cell office:value-type="float" office:value="8.7491" calcext:value-type="float">
            <text:p>8,7491</text:p>
          </table:table-cell>
          <table:table-cell table:formula="of:=LN([.B333])" office:value-type="float" office:value="2.16895083793651" calcext:value-type="float">
            <text:p>2,16895083793651</text:p>
          </table:table-cell>
        </table:table-row>
        <table:table-row table:style-name="ro1">
          <table:table-cell office:value-type="float" office:value="331.857" calcext:value-type="float">
            <text:p>331,857</text:p>
          </table:table-cell>
          <table:table-cell office:value-type="float" office:value="8.6592" calcext:value-type="float">
            <text:p>8,6592</text:p>
          </table:table-cell>
          <table:table-cell table:formula="of:=LN([.B334])" office:value-type="float" office:value="2.15862233955428" calcext:value-type="float">
            <text:p>2,15862233955428</text:p>
          </table:table-cell>
        </table:table-row>
        <table:table-row table:style-name="ro1">
          <table:table-cell office:value-type="float" office:value="332.856" calcext:value-type="float">
            <text:p>332,856</text:p>
          </table:table-cell>
          <table:table-cell office:value-type="float" office:value="8.6807" calcext:value-type="float">
            <text:p>8,6807</text:p>
          </table:table-cell>
          <table:table-cell table:formula="of:=LN([.B335])" office:value-type="float" office:value="2.1611021705819" calcext:value-type="float">
            <text:p>2,1611021705819</text:p>
          </table:table-cell>
        </table:table-row>
        <table:table-row table:style-name="ro1">
          <table:table-cell office:value-type="float" office:value="333.857" calcext:value-type="float">
            <text:p>333,857</text:p>
          </table:table-cell>
          <table:table-cell office:value-type="float" office:value="8.7234" calcext:value-type="float">
            <text:p>8,7234</text:p>
          </table:table-cell>
          <table:table-cell table:formula="of:=LN([.B336])" office:value-type="float" office:value="2.1660090701833" calcext:value-type="float">
            <text:p>2,1660090701833</text:p>
          </table:table-cell>
        </table:table-row>
        <table:table-row table:style-name="ro1">
          <table:table-cell office:value-type="float" office:value="334.856" calcext:value-type="float">
            <text:p>334,856</text:p>
          </table:table-cell>
          <table:table-cell office:value-type="float" office:value="8.7418" calcext:value-type="float">
            <text:p>8,7418</text:p>
          </table:table-cell>
          <table:table-cell table:formula="of:=LN([.B337])" office:value-type="float" office:value="2.16811611811948" calcext:value-type="float">
            <text:p>2,16811611811948</text:p>
          </table:table-cell>
        </table:table-row>
        <table:table-row table:style-name="ro1">
          <table:table-cell office:value-type="float" office:value="335.856" calcext:value-type="float">
            <text:p>335,856</text:p>
          </table:table-cell>
          <table:table-cell office:value-type="float" office:value="8.7301" calcext:value-type="float">
            <text:p>8,7301</text:p>
          </table:table-cell>
          <table:table-cell table:formula="of:=LN([.B338])" office:value-type="float" office:value="2.16677682453963" calcext:value-type="float">
            <text:p>2,16677682453963</text:p>
          </table:table-cell>
        </table:table-row>
        <table:table-row table:style-name="ro1">
          <table:table-cell office:value-type="float" office:value="336.856" calcext:value-type="float">
            <text:p>336,856</text:p>
          </table:table-cell>
          <table:table-cell office:value-type="float" office:value="8.7367" calcext:value-type="float">
            <text:p>8,7367</text:p>
          </table:table-cell>
          <table:table-cell table:formula="of:=LN([.B339])" office:value-type="float" office:value="2.16753254399758" calcext:value-type="float">
            <text:p>2,16753254399758</text:p>
          </table:table-cell>
        </table:table-row>
        <table:table-row table:style-name="ro1">
          <table:table-cell office:value-type="float" office:value="337.856" calcext:value-type="float">
            <text:p>337,856</text:p>
          </table:table-cell>
          <table:table-cell office:value-type="float" office:value="8.7195" calcext:value-type="float">
            <text:p>8,7195</text:p>
          </table:table-cell>
          <table:table-cell table:formula="of:=LN([.B340])" office:value-type="float" office:value="2.16556189682738" calcext:value-type="float">
            <text:p>2,16556189682738</text:p>
          </table:table-cell>
        </table:table-row>
        <table:table-row table:style-name="ro1">
          <table:table-cell office:value-type="float" office:value="338.856" calcext:value-type="float">
            <text:p>338,856</text:p>
          </table:table-cell>
          <table:table-cell office:value-type="float" office:value="8.7355" calcext:value-type="float">
            <text:p>8,7355</text:p>
          </table:table-cell>
          <table:table-cell table:formula="of:=LN([.B341])" office:value-type="float" office:value="2.16739518293236" calcext:value-type="float">
            <text:p>2,16739518293236</text:p>
          </table:table-cell>
        </table:table-row>
        <table:table-row table:style-name="ro1">
          <table:table-cell office:value-type="float" office:value="339.856" calcext:value-type="float">
            <text:p>339,856</text:p>
          </table:table-cell>
          <table:table-cell office:value-type="float" office:value="8.7117" calcext:value-type="float">
            <text:p>8,7117</text:p>
          </table:table-cell>
          <table:table-cell table:formula="of:=LN([.B342])" office:value-type="float" office:value="2.16466694977604" calcext:value-type="float">
            <text:p>2,16466694977604</text:p>
          </table:table-cell>
        </table:table-row>
        <table:table-row table:style-name="ro1">
          <table:table-cell office:value-type="float" office:value="340.856" calcext:value-type="float">
            <text:p>340,856</text:p>
          </table:table-cell>
          <table:table-cell office:value-type="float" office:value="8.6905" calcext:value-type="float">
            <text:p>8,6905</text:p>
          </table:table-cell>
          <table:table-cell table:formula="of:=LN([.B343])" office:value-type="float" office:value="2.1622304750214" calcext:value-type="float">
            <text:p>2,1622304750214</text:p>
          </table:table-cell>
        </table:table-row>
        <table:table-row table:style-name="ro1">
          <table:table-cell office:value-type="float" office:value="341.856" calcext:value-type="float">
            <text:p>341,856</text:p>
          </table:table-cell>
          <table:table-cell office:value-type="float" office:value="8.6778" calcext:value-type="float">
            <text:p>8,6778</text:p>
          </table:table-cell>
          <table:table-cell table:formula="of:=LN([.B344])" office:value-type="float" office:value="2.1607680403256" calcext:value-type="float">
            <text:p>2,1607680403256</text:p>
          </table:table-cell>
        </table:table-row>
        <table:table-row table:style-name="ro1">
          <table:table-cell office:value-type="float" office:value="342.856" calcext:value-type="float">
            <text:p>342,856</text:p>
          </table:table-cell>
          <table:table-cell office:value-type="float" office:value="8.6977" calcext:value-type="float">
            <text:p>8,6977</text:p>
          </table:table-cell>
          <table:table-cell table:formula="of:=LN([.B345])" office:value-type="float" office:value="2.16305862289311" calcext:value-type="float">
            <text:p>2,16305862289311</text:p>
          </table:table-cell>
        </table:table-row>
        <table:table-row table:style-name="ro1">
          <table:table-cell office:value-type="float" office:value="343.856" calcext:value-type="float">
            <text:p>343,856</text:p>
          </table:table-cell>
          <table:table-cell office:value-type="float" office:value="8.6521" calcext:value-type="float">
            <text:p>8,6521</text:p>
          </table:table-cell>
          <table:table-cell table:formula="of:=LN([.B346])" office:value-type="float" office:value="2.15780206604529" calcext:value-type="float">
            <text:p>2,15780206604529</text:p>
          </table:table-cell>
        </table:table-row>
        <table:table-row table:style-name="ro1">
          <table:table-cell office:value-type="float" office:value="344.857" calcext:value-type="float">
            <text:p>344,857</text:p>
          </table:table-cell>
          <table:table-cell office:value-type="float" office:value="8.6287" calcext:value-type="float">
            <text:p>8,6287</text:p>
          </table:table-cell>
          <table:table-cell table:formula="of:=LN([.B347])" office:value-type="float" office:value="2.15509385643669" calcext:value-type="float">
            <text:p>2,15509385643669</text:p>
          </table:table-cell>
        </table:table-row>
        <table:table-row table:style-name="ro1">
          <table:table-cell office:value-type="float" office:value="345.856" calcext:value-type="float">
            <text:p>345,856</text:p>
          </table:table-cell>
          <table:table-cell office:value-type="float" office:value="8.5927" calcext:value-type="float">
            <text:p>8,5927</text:p>
          </table:table-cell>
          <table:table-cell table:formula="of:=LN([.B348])" office:value-type="float" office:value="2.15091300558386" calcext:value-type="float">
            <text:p>2,15091300558386</text:p>
          </table:table-cell>
        </table:table-row>
        <table:table-row table:style-name="ro1">
          <table:table-cell office:value-type="float" office:value="346.857" calcext:value-type="float">
            <text:p>346,857</text:p>
          </table:table-cell>
          <table:table-cell office:value-type="float" office:value="8.5766" calcext:value-type="float">
            <text:p>8,5766</text:p>
          </table:table-cell>
          <table:table-cell table:formula="of:=LN([.B349])" office:value-type="float" office:value="2.14903756456774" calcext:value-type="float">
            <text:p>2,14903756456774</text:p>
          </table:table-cell>
        </table:table-row>
        <table:table-row table:style-name="ro1">
          <table:table-cell office:value-type="float" office:value="347.856" calcext:value-type="float">
            <text:p>347,856</text:p>
          </table:table-cell>
          <table:table-cell office:value-type="float" office:value="8.5529" calcext:value-type="float">
            <text:p>8,5529</text:p>
          </table:table-cell>
          <table:table-cell table:formula="of:=LN([.B350])" office:value-type="float" office:value="2.14627040672625" calcext:value-type="float">
            <text:p>2,14627040672625</text:p>
          </table:table-cell>
        </table:table-row>
        <table:table-row table:style-name="ro1">
          <table:table-cell office:value-type="float" office:value="348.857" calcext:value-type="float">
            <text:p>348,857</text:p>
          </table:table-cell>
          <table:table-cell office:value-type="float" office:value="8.5492" calcext:value-type="float">
            <text:p>8,5492</text:p>
          </table:table-cell>
          <table:table-cell table:formula="of:=LN([.B351])" office:value-type="float" office:value="2.14583771131952" calcext:value-type="float">
            <text:p>2,14583771131952</text:p>
          </table:table-cell>
        </table:table-row>
        <table:table-row table:style-name="ro1">
          <table:table-cell office:value-type="float" office:value="349.856" calcext:value-type="float">
            <text:p>349,856</text:p>
          </table:table-cell>
          <table:table-cell office:value-type="float" office:value="8.5229" calcext:value-type="float">
            <text:p>8,5229</text:p>
          </table:table-cell>
          <table:table-cell table:formula="of:=LN([.B352])" office:value-type="float" office:value="2.14275665851345" calcext:value-type="float">
            <text:p>2,14275665851345</text:p>
          </table:table-cell>
        </table:table-row>
        <table:table-row table:style-name="ro1">
          <table:table-cell office:value-type="float" office:value="350.856" calcext:value-type="float">
            <text:p>350,856</text:p>
          </table:table-cell>
          <table:table-cell office:value-type="float" office:value="8.539" calcext:value-type="float">
            <text:p>8,539</text:p>
          </table:table-cell>
          <table:table-cell table:formula="of:=LN([.B353])" office:value-type="float" office:value="2.14464390492547" calcext:value-type="float">
            <text:p>2,14464390492547</text:p>
          </table:table-cell>
        </table:table-row>
        <table:table-row table:style-name="ro1">
          <table:table-cell office:value-type="float" office:value="351.856" calcext:value-type="float">
            <text:p>351,856</text:p>
          </table:table-cell>
          <table:table-cell office:value-type="float" office:value="8.5613" calcext:value-type="float">
            <text:p>8,5613</text:p>
          </table:table-cell>
          <table:table-cell table:formula="of:=LN([.B354])" office:value-type="float" office:value="2.14725204778158" calcext:value-type="float">
            <text:p>2,14725204778158</text:p>
          </table:table-cell>
        </table:table-row>
        <table:table-row table:style-name="ro1">
          <table:table-cell office:value-type="float" office:value="352.856" calcext:value-type="float">
            <text:p>352,856</text:p>
          </table:table-cell>
          <table:table-cell office:value-type="float" office:value="8.5536" calcext:value-type="float">
            <text:p>8,5536</text:p>
          </table:table-cell>
          <table:table-cell table:formula="of:=LN([.B355])" office:value-type="float" office:value="2.14635224696246" calcext:value-type="float">
            <text:p>2,14635224696246</text:p>
          </table:table-cell>
        </table:table-row>
        <table:table-row table:style-name="ro1">
          <table:table-cell office:value-type="float" office:value="353.856" calcext:value-type="float">
            <text:p>353,856</text:p>
          </table:table-cell>
          <table:table-cell office:value-type="float" office:value="8.5248" calcext:value-type="float">
            <text:p>8,5248</text:p>
          </table:table-cell>
          <table:table-cell table:formula="of:=LN([.B356])" office:value-type="float" office:value="2.14297956248382" calcext:value-type="float">
            <text:p>2,14297956248382</text:p>
          </table:table-cell>
        </table:table-row>
        <table:table-row table:style-name="ro1">
          <table:table-cell office:value-type="float" office:value="354.857" calcext:value-type="float">
            <text:p>354,857</text:p>
          </table:table-cell>
          <table:table-cell office:value-type="float" office:value="8.5127" calcext:value-type="float">
            <text:p>8,5127</text:p>
          </table:table-cell>
          <table:table-cell table:formula="of:=LN([.B357])" office:value-type="float" office:value="2.14155916606013" calcext:value-type="float">
            <text:p>2,14155916606013</text:p>
          </table:table-cell>
        </table:table-row>
        <table:table-row table:style-name="ro1">
          <table:table-cell office:value-type="float" office:value="355.856" calcext:value-type="float">
            <text:p>355,856</text:p>
          </table:table-cell>
          <table:table-cell office:value-type="float" office:value="8.4803" calcext:value-type="float">
            <text:p>8,4803</text:p>
          </table:table-cell>
          <table:table-cell table:formula="of:=LN([.B358])" office:value-type="float" office:value="2.13774582653654" calcext:value-type="float">
            <text:p>2,13774582653654</text:p>
          </table:table-cell>
        </table:table-row>
        <table:table-row table:style-name="ro1">
          <table:table-cell office:value-type="float" office:value="356.856" calcext:value-type="float">
            <text:p>356,856</text:p>
          </table:table-cell>
          <table:table-cell office:value-type="float" office:value="8.4468" calcext:value-type="float">
            <text:p>8,4468</text:p>
          </table:table-cell>
          <table:table-cell table:formula="of:=LN([.B359])" office:value-type="float" office:value="2.13378767141995" calcext:value-type="float">
            <text:p>2,13378767141995</text:p>
          </table:table-cell>
        </table:table-row>
        <table:table-row table:style-name="ro1">
          <table:table-cell office:value-type="float" office:value="357.857" calcext:value-type="float">
            <text:p>357,857</text:p>
          </table:table-cell>
          <table:table-cell office:value-type="float" office:value="8.4757" calcext:value-type="float">
            <text:p>8,4757</text:p>
          </table:table-cell>
          <table:table-cell table:formula="of:=LN([.B360])" office:value-type="float" office:value="2.13720324572587" calcext:value-type="float">
            <text:p>2,13720324572587</text:p>
          </table:table-cell>
        </table:table-row>
        <table:table-row table:style-name="ro1">
          <table:table-cell office:value-type="float" office:value="358.856" calcext:value-type="float">
            <text:p>358,856</text:p>
          </table:table-cell>
          <table:table-cell office:value-type="float" office:value="8.5148" calcext:value-type="float">
            <text:p>8,5148</text:p>
          </table:table-cell>
          <table:table-cell table:formula="of:=LN([.B361])" office:value-type="float" office:value="2.14180582587639" calcext:value-type="float">
            <text:p>2,14180582587639</text:p>
          </table:table-cell>
        </table:table-row>
        <table:table-row table:style-name="ro1">
          <table:table-cell office:value-type="float" office:value="359.857" calcext:value-type="float">
            <text:p>359,857</text:p>
          </table:table-cell>
          <table:table-cell office:value-type="float" office:value="8.5349" calcext:value-type="float">
            <text:p>8,5349</text:p>
          </table:table-cell>
          <table:table-cell table:formula="of:=LN([.B362])" office:value-type="float" office:value="2.14416363971614" calcext:value-type="float">
            <text:p>2,14416363971614</text:p>
          </table:table-cell>
        </table:table-row>
        <table:table-row table:style-name="ro1">
          <table:table-cell office:value-type="float" office:value="360.856" calcext:value-type="float">
            <text:p>360,856</text:p>
          </table:table-cell>
          <table:table-cell office:value-type="float" office:value="8.5585" calcext:value-type="float">
            <text:p>8,5585</text:p>
          </table:table-cell>
          <table:table-cell table:formula="of:=LN([.B363])" office:value-type="float" office:value="2.14692494115358" calcext:value-type="float">
            <text:p>2,14692494115358</text:p>
          </table:table-cell>
        </table:table-row>
        <table:table-row table:style-name="ro1">
          <table:table-cell office:value-type="float" office:value="361.856" calcext:value-type="float">
            <text:p>361,856</text:p>
          </table:table-cell>
          <table:table-cell office:value-type="float" office:value="8.542" calcext:value-type="float">
            <text:p>8,542</text:p>
          </table:table-cell>
          <table:table-cell table:formula="of:=LN([.B364])" office:value-type="float" office:value="2.14499517241927" calcext:value-type="float">
            <text:p>2,14499517241927</text:p>
          </table:table-cell>
        </table:table-row>
        <table:table-row table:style-name="ro1">
          <table:table-cell office:value-type="float" office:value="362.856" calcext:value-type="float">
            <text:p>362,856</text:p>
          </table:table-cell>
          <table:table-cell office:value-type="float" office:value="8.5832" calcext:value-type="float">
            <text:p>8,5832</text:p>
          </table:table-cell>
          <table:table-cell table:formula="of:=LN([.B365])" office:value-type="float" office:value="2.1498068043404" calcext:value-type="float">
            <text:p>2,1498068043404</text:p>
          </table:table-cell>
        </table:table-row>
        <table:table-row table:style-name="ro1">
          <table:table-cell office:value-type="float" office:value="363.856" calcext:value-type="float">
            <text:p>363,856</text:p>
          </table:table-cell>
          <table:table-cell office:value-type="float" office:value="8.5081" calcext:value-type="float">
            <text:p>8,5081</text:p>
          </table:table-cell>
          <table:table-cell table:formula="of:=LN([.B366])" office:value-type="float" office:value="2.14101865091255" calcext:value-type="float">
            <text:p>2,14101865091255</text:p>
          </table:table-cell>
        </table:table-row>
        <table:table-row table:style-name="ro1">
          <table:table-cell office:value-type="float" office:value="364.856" calcext:value-type="float">
            <text:p>364,856</text:p>
          </table:table-cell>
          <table:table-cell office:value-type="float" office:value="8.4597" calcext:value-type="float">
            <text:p>8,4597</text:p>
          </table:table-cell>
          <table:table-cell table:formula="of:=LN([.B367])" office:value-type="float" office:value="2.13531371199647" calcext:value-type="float">
            <text:p>2,13531371199647</text:p>
          </table:table-cell>
        </table:table-row>
        <table:table-row table:style-name="ro1">
          <table:table-cell office:value-type="float" office:value="365.856" calcext:value-type="float">
            <text:p>365,856</text:p>
          </table:table-cell>
          <table:table-cell office:value-type="float" office:value="8.4177" calcext:value-type="float">
            <text:p>8,4177</text:p>
          </table:table-cell>
          <table:table-cell table:formula="of:=LN([.B368])" office:value-type="float" office:value="2.13033663179459" calcext:value-type="float">
            <text:p>2,13033663179459</text:p>
          </table:table-cell>
        </table:table-row>
        <table:table-row table:style-name="ro1">
          <table:table-cell office:value-type="float" office:value="366.856" calcext:value-type="float">
            <text:p>366,856</text:p>
          </table:table-cell>
          <table:table-cell office:value-type="float" office:value="8.4489" calcext:value-type="float">
            <text:p>8,4489</text:p>
          </table:table-cell>
          <table:table-cell table:formula="of:=LN([.B369])" office:value-type="float" office:value="2.13403625538046" calcext:value-type="float">
            <text:p>2,13403625538046</text:p>
          </table:table-cell>
        </table:table-row>
        <table:table-row table:style-name="ro1">
          <table:table-cell office:value-type="float" office:value="367.856" calcext:value-type="float">
            <text:p>367,856</text:p>
          </table:table-cell>
          <table:table-cell office:value-type="float" office:value="8.4741" calcext:value-type="float">
            <text:p>8,4741</text:p>
          </table:table-cell>
          <table:table-cell table:formula="of:=LN([.B370])" office:value-type="float" office:value="2.13701445293719" calcext:value-type="float">
            <text:p>2,13701445293719</text:p>
          </table:table-cell>
        </table:table-row>
        <table:table-row table:style-name="ro1">
          <table:table-cell office:value-type="float" office:value="368.856" calcext:value-type="float">
            <text:p>368,856</text:p>
          </table:table-cell>
          <table:table-cell office:value-type="float" office:value="8.4018" calcext:value-type="float">
            <text:p>8,4018</text:p>
          </table:table-cell>
          <table:table-cell table:formula="of:=LN([.B371])" office:value-type="float" office:value="2.12844596860765" calcext:value-type="float">
            <text:p>2,12844596860765</text:p>
          </table:table-cell>
        </table:table-row>
        <table:table-row table:style-name="ro1">
          <table:table-cell office:value-type="float" office:value="369.856" calcext:value-type="float">
            <text:p>369,856</text:p>
          </table:table-cell>
          <table:table-cell office:value-type="float" office:value="8.3555" calcext:value-type="float">
            <text:p>8,3555</text:p>
          </table:table-cell>
          <table:table-cell table:formula="of:=LN([.B372])" office:value-type="float" office:value="2.1229200046613" calcext:value-type="float">
            <text:p>2,1229200046613</text:p>
          </table:table-cell>
        </table:table-row>
        <table:table-row table:style-name="ro1">
          <table:table-cell office:value-type="float" office:value="370.856" calcext:value-type="float">
            <text:p>370,856</text:p>
          </table:table-cell>
          <table:table-cell office:value-type="float" office:value="8.4017" calcext:value-type="float">
            <text:p>8,4017</text:p>
          </table:table-cell>
          <table:table-cell table:formula="of:=LN([.B373])" office:value-type="float" office:value="2.12843406632539" calcext:value-type="float">
            <text:p>2,12843406632539</text:p>
          </table:table-cell>
        </table:table-row>
        <table:table-row table:style-name="ro1">
          <table:table-cell office:value-type="float" office:value="371.857" calcext:value-type="float">
            <text:p>371,857</text:p>
          </table:table-cell>
          <table:table-cell office:value-type="float" office:value="8.3896" calcext:value-type="float">
            <text:p>8,3896</text:p>
          </table:table-cell>
          <table:table-cell table:formula="of:=LN([.B374])" office:value-type="float" office:value="2.12699284353806" calcext:value-type="float">
            <text:p>2,12699284353806</text:p>
          </table:table-cell>
        </table:table-row>
        <table:table-row table:style-name="ro1">
          <table:table-cell office:value-type="float" office:value="372.856" calcext:value-type="float">
            <text:p>372,856</text:p>
          </table:table-cell>
          <table:table-cell office:value-type="float" office:value="8.3243" calcext:value-type="float">
            <text:p>8,3243</text:p>
          </table:table-cell>
          <table:table-cell table:formula="of:=LN([.B375])" office:value-type="float" office:value="2.11917894824716" calcext:value-type="float">
            <text:p>2,11917894824716</text:p>
          </table:table-cell>
        </table:table-row>
        <table:table-row table:style-name="ro1">
          <table:table-cell office:value-type="float" office:value="373.856" calcext:value-type="float">
            <text:p>373,856</text:p>
          </table:table-cell>
          <table:table-cell office:value-type="float" office:value="8.3482" calcext:value-type="float">
            <text:p>8,3482</text:p>
          </table:table-cell>
          <table:table-cell table:formula="of:=LN([.B376])" office:value-type="float" office:value="2.12204594676218" calcext:value-type="float">
            <text:p>2,12204594676218</text:p>
          </table:table-cell>
        </table:table-row>
        <table:table-row table:style-name="ro1">
          <table:table-cell office:value-type="float" office:value="374.856" calcext:value-type="float">
            <text:p>374,856</text:p>
          </table:table-cell>
          <table:table-cell office:value-type="float" office:value="8.3573" calcext:value-type="float">
            <text:p>8,3573</text:p>
          </table:table-cell>
          <table:table-cell table:formula="of:=LN([.B377])" office:value-type="float" office:value="2.12313540842452" calcext:value-type="float">
            <text:p>2,12313540842452</text:p>
          </table:table-cell>
        </table:table-row>
        <table:table-row table:style-name="ro1">
          <table:table-cell office:value-type="float" office:value="375.856" calcext:value-type="float">
            <text:p>375,856</text:p>
          </table:table-cell>
          <table:table-cell office:value-type="float" office:value="8.3709" calcext:value-type="float">
            <text:p>8,3709</text:p>
          </table:table-cell>
          <table:table-cell table:formula="of:=LN([.B378])" office:value-type="float" office:value="2.1247614056025" calcext:value-type="float">
            <text:p>2,1247614056025</text:p>
          </table:table-cell>
        </table:table-row>
        <table:table-row table:style-name="ro1">
          <table:table-cell office:value-type="float" office:value="376.856" calcext:value-type="float">
            <text:p>376,856</text:p>
          </table:table-cell>
          <table:table-cell office:value-type="float" office:value="8.3793" calcext:value-type="float">
            <text:p>8,3793</text:p>
          </table:table-cell>
          <table:table-cell table:formula="of:=LN([.B379])" office:value-type="float" office:value="2.12576437878541" calcext:value-type="float">
            <text:p>2,12576437878541</text:p>
          </table:table-cell>
        </table:table-row>
        <table:table-row table:style-name="ro1">
          <table:table-cell office:value-type="float" office:value="377.856" calcext:value-type="float">
            <text:p>377,856</text:p>
          </table:table-cell>
          <table:table-cell office:value-type="float" office:value="8.3394" calcext:value-type="float">
            <text:p>8,3394</text:p>
          </table:table-cell>
          <table:table-cell table:formula="of:=LN([.B380])" office:value-type="float" office:value="2.12099127133663" calcext:value-type="float">
            <text:p>2,12099127133663</text:p>
          </table:table-cell>
        </table:table-row>
        <table:table-row table:style-name="ro1">
          <table:table-cell office:value-type="float" office:value="378.856" calcext:value-type="float">
            <text:p>378,856</text:p>
          </table:table-cell>
          <table:table-cell office:value-type="float" office:value="8.3771" calcext:value-type="float">
            <text:p>8,3771</text:p>
          </table:table-cell>
          <table:table-cell table:formula="of:=LN([.B381])" office:value-type="float" office:value="2.1255017925482" calcext:value-type="float">
            <text:p>2,1255017925482</text:p>
          </table:table-cell>
        </table:table-row>
        <table:table-row table:style-name="ro1">
          <table:table-cell office:value-type="float" office:value="379.856" calcext:value-type="float">
            <text:p>379,856</text:p>
          </table:table-cell>
          <table:table-cell office:value-type="float" office:value="8.3616" calcext:value-type="float">
            <text:p>8,3616</text:p>
          </table:table-cell>
          <table:table-cell table:formula="of:=LN([.B382])" office:value-type="float" office:value="2.12364979634416" calcext:value-type="float">
            <text:p>2,12364979634416</text:p>
          </table:table-cell>
        </table:table-row>
        <table:table-row table:style-name="ro1">
          <table:table-cell office:value-type="float" office:value="380.856" calcext:value-type="float">
            <text:p>380,856</text:p>
          </table:table-cell>
          <table:table-cell office:value-type="float" office:value="8.2795" calcext:value-type="float">
            <text:p>8,2795</text:p>
          </table:table-cell>
          <table:table-cell table:formula="of:=LN([.B383])" office:value-type="float" office:value="2.1137825801004" calcext:value-type="float">
            <text:p>2,1137825801004</text:p>
          </table:table-cell>
        </table:table-row>
        <table:table-row table:style-name="ro1">
          <table:table-cell office:value-type="float" office:value="381.856" calcext:value-type="float">
            <text:p>381,856</text:p>
          </table:table-cell>
          <table:table-cell office:value-type="float" office:value="8.2564" calcext:value-type="float">
            <text:p>8,2564</text:p>
          </table:table-cell>
          <table:table-cell table:formula="of:=LN([.B384])" office:value-type="float" office:value="2.11098865717797" calcext:value-type="float">
            <text:p>2,11098865717797</text:p>
          </table:table-cell>
        </table:table-row>
        <table:table-row table:style-name="ro1">
          <table:table-cell office:value-type="float" office:value="382.856" calcext:value-type="float">
            <text:p>382,856</text:p>
          </table:table-cell>
          <table:table-cell office:value-type="float" office:value="8.2617" calcext:value-type="float">
            <text:p>8,2617</text:p>
          </table:table-cell>
          <table:table-cell table:formula="of:=LN([.B385])" office:value-type="float" office:value="2.11163037749469" calcext:value-type="float">
            <text:p>2,11163037749469</text:p>
          </table:table-cell>
        </table:table-row>
        <table:table-row table:style-name="ro1">
          <table:table-cell office:value-type="float" office:value="383.856" calcext:value-type="float">
            <text:p>383,856</text:p>
          </table:table-cell>
          <table:table-cell office:value-type="float" office:value="8.2823" calcext:value-type="float">
            <text:p>8,2823</text:p>
          </table:table-cell>
          <table:table-cell table:formula="of:=LN([.B386])" office:value-type="float" office:value="2.11412070760184" calcext:value-type="float">
            <text:p>2,11412070760184</text:p>
          </table:table-cell>
        </table:table-row>
        <table:table-row table:style-name="ro1">
          <table:table-cell office:value-type="float" office:value="384.856" calcext:value-type="float">
            <text:p>384,856</text:p>
          </table:table-cell>
          <table:table-cell office:value-type="float" office:value="8.2884" calcext:value-type="float">
            <text:p>8,2884</text:p>
          </table:table-cell>
          <table:table-cell table:formula="of:=LN([.B387])" office:value-type="float" office:value="2.11485694690079" calcext:value-type="float">
            <text:p>2,11485694690079</text:p>
          </table:table-cell>
        </table:table-row>
        <table:table-row table:style-name="ro1">
          <table:table-cell office:value-type="float" office:value="385.857" calcext:value-type="float">
            <text:p>385,857</text:p>
          </table:table-cell>
          <table:table-cell office:value-type="float" office:value="8.2697" calcext:value-type="float">
            <text:p>8,2697</text:p>
          </table:table-cell>
          <table:table-cell table:formula="of:=LN([.B388])" office:value-type="float" office:value="2.11259823268234" calcext:value-type="float">
            <text:p>2,11259823268234</text:p>
          </table:table-cell>
        </table:table-row>
        <table:table-row table:style-name="ro1">
          <table:table-cell office:value-type="float" office:value="386.856" calcext:value-type="float">
            <text:p>386,856</text:p>
          </table:table-cell>
          <table:table-cell office:value-type="float" office:value="8.2687" calcext:value-type="float">
            <text:p>8,2687</text:p>
          </table:table-cell>
          <table:table-cell table:formula="of:=LN([.B389])" office:value-type="float" office:value="2.11247730199966" calcext:value-type="float">
            <text:p>2,11247730199966</text:p>
          </table:table-cell>
        </table:table-row>
        <table:table-row table:style-name="ro1">
          <table:table-cell office:value-type="float" office:value="387.856" calcext:value-type="float">
            <text:p>387,856</text:p>
          </table:table-cell>
          <table:table-cell office:value-type="float" office:value="8.2825" calcext:value-type="float">
            <text:p>8,2825</text:p>
          </table:table-cell>
          <table:table-cell table:formula="of:=LN([.B390])" office:value-type="float" office:value="2.11414485519191" calcext:value-type="float">
            <text:p>2,11414485519191</text:p>
          </table:table-cell>
        </table:table-row>
        <table:table-row table:style-name="ro1">
          <table:table-cell office:value-type="float" office:value="388.856" calcext:value-type="float">
            <text:p>388,856</text:p>
          </table:table-cell>
          <table:table-cell office:value-type="float" office:value="8.2732" calcext:value-type="float">
            <text:p>8,2732</text:p>
          </table:table-cell>
          <table:table-cell table:formula="of:=LN([.B391])" office:value-type="float" office:value="2.11302137494303" calcext:value-type="float">
            <text:p>2,11302137494303</text:p>
          </table:table-cell>
        </table:table-row>
        <table:table-row table:style-name="ro1">
          <table:table-cell office:value-type="float" office:value="389.857" calcext:value-type="float">
            <text:p>389,857</text:p>
          </table:table-cell>
          <table:table-cell office:value-type="float" office:value="8.1493" calcext:value-type="float">
            <text:p>8,1493</text:p>
          </table:table-cell>
          <table:table-cell table:formula="of:=LN([.B392])" office:value-type="float" office:value="2.0979320339935" calcext:value-type="float">
            <text:p>2,0979320339935</text:p>
          </table:table-cell>
        </table:table-row>
        <table:table-row table:style-name="ro1">
          <table:table-cell office:value-type="float" office:value="390.856" calcext:value-type="float">
            <text:p>390,856</text:p>
          </table:table-cell>
          <table:table-cell office:value-type="float" office:value="8.0923" calcext:value-type="float">
            <text:p>8,0923</text:p>
          </table:table-cell>
          <table:table-cell table:formula="of:=LN([.B393])" office:value-type="float" office:value="2.09091299227128" calcext:value-type="float">
            <text:p>2,09091299227128</text:p>
          </table:table-cell>
        </table:table-row>
        <table:table-row table:style-name="ro1">
          <table:table-cell office:value-type="float" office:value="391.856" calcext:value-type="float">
            <text:p>391,856</text:p>
          </table:table-cell>
          <table:table-cell office:value-type="float" office:value="8.0856" calcext:value-type="float">
            <text:p>8,0856</text:p>
          </table:table-cell>
          <table:table-cell table:formula="of:=LN([.B394])" office:value-type="float" office:value="2.09008470177832" calcext:value-type="float">
            <text:p>2,09008470177832</text:p>
          </table:table-cell>
        </table:table-row>
        <table:table-row table:style-name="ro1">
          <table:table-cell office:value-type="float" office:value="392.857" calcext:value-type="float">
            <text:p>392,857</text:p>
          </table:table-cell>
          <table:table-cell office:value-type="float" office:value="8.121" calcext:value-type="float">
            <text:p>8,121</text:p>
          </table:table-cell>
          <table:table-cell table:formula="of:=LN([.B395])" office:value-type="float" office:value="2.09445329930027" calcext:value-type="float">
            <text:p>2,09445329930027</text:p>
          </table:table-cell>
        </table:table-row>
        <table:table-row table:style-name="ro1">
          <table:table-cell office:value-type="float" office:value="393.856" calcext:value-type="float">
            <text:p>393,856</text:p>
          </table:table-cell>
          <table:table-cell office:value-type="float" office:value="8.1619" calcext:value-type="float">
            <text:p>8,1619</text:p>
          </table:table-cell>
          <table:table-cell table:formula="of:=LN([.B396])" office:value-type="float" office:value="2.09947698500951" calcext:value-type="float">
            <text:p>2,09947698500951</text:p>
          </table:table-cell>
        </table:table-row>
        <table:table-row table:style-name="ro1">
          <table:table-cell office:value-type="float" office:value="394.856" calcext:value-type="float">
            <text:p>394,856</text:p>
          </table:table-cell>
          <table:table-cell office:value-type="float" office:value="8.2158" calcext:value-type="float">
            <text:p>8,2158</text:p>
          </table:table-cell>
          <table:table-cell table:formula="of:=LN([.B397])" office:value-type="float" office:value="2.10605912958411" calcext:value-type="float">
            <text:p>2,10605912958411</text:p>
          </table:table-cell>
        </table:table-row>
        <table:table-row table:style-name="ro1">
          <table:table-cell office:value-type="float" office:value="395.856" calcext:value-type="float">
            <text:p>395,856</text:p>
          </table:table-cell>
          <table:table-cell office:value-type="float" office:value="8.1606" calcext:value-type="float">
            <text:p>8,1606</text:p>
          </table:table-cell>
          <table:table-cell table:formula="of:=LN([.B398])" office:value-type="float" office:value="2.09931769568463" calcext:value-type="float">
            <text:p>2,09931769568463</text:p>
          </table:table-cell>
        </table:table-row>
        <table:table-row table:style-name="ro1">
          <table:table-cell office:value-type="float" office:value="396.857" calcext:value-type="float">
            <text:p>396,857</text:p>
          </table:table-cell>
          <table:table-cell office:value-type="float" office:value="8.1371" calcext:value-type="float">
            <text:p>8,1371</text:p>
          </table:table-cell>
          <table:table-cell table:formula="of:=LN([.B399])" office:value-type="float" office:value="2.0964338511806" calcext:value-type="float">
            <text:p>2,0964338511806</text:p>
          </table:table-cell>
        </table:table-row>
        <table:table-row table:style-name="ro1">
          <table:table-cell office:value-type="float" office:value="397.856" calcext:value-type="float">
            <text:p>397,856</text:p>
          </table:table-cell>
          <table:table-cell office:value-type="float" office:value="8.0778" calcext:value-type="float">
            <text:p>8,0778</text:p>
          </table:table-cell>
          <table:table-cell table:formula="of:=LN([.B400])" office:value-type="float" office:value="2.08911955823111" calcext:value-type="float">
            <text:p>2,08911955823111</text:p>
          </table:table-cell>
        </table:table-row>
        <table:table-row table:style-name="ro1">
          <table:table-cell office:value-type="float" office:value="398.856" calcext:value-type="float">
            <text:p>398,856</text:p>
          </table:table-cell>
          <table:table-cell office:value-type="float" office:value="8.0465" calcext:value-type="float">
            <text:p>8,0465</text:p>
          </table:table-cell>
          <table:table-cell table:formula="of:=LN([.B401])" office:value-type="float" office:value="2.08523721427641" calcext:value-type="float">
            <text:p>2,08523721427641</text:p>
          </table:table-cell>
        </table:table-row>
        <table:table-row table:style-name="ro1">
          <table:table-cell office:value-type="float" office:value="399.856" calcext:value-type="float">
            <text:p>399,856</text:p>
          </table:table-cell>
          <table:table-cell office:value-type="float" office:value="8.0615" calcext:value-type="float">
            <text:p>8,0615</text:p>
          </table:table-cell>
          <table:table-cell table:formula="of:=LN([.B402])" office:value-type="float" office:value="2.08709964342166" calcext:value-type="float">
            <text:p>2,08709964342166</text:p>
          </table:table-cell>
        </table:table-row>
        <table:table-row table:style-name="ro1">
          <table:table-cell office:value-type="float" office:value="400.857" calcext:value-type="float">
            <text:p>400,857</text:p>
          </table:table-cell>
          <table:table-cell office:value-type="float" office:value="8.0755" calcext:value-type="float">
            <text:p>8,0755</text:p>
          </table:table-cell>
          <table:table-cell table:formula="of:=LN([.B403])" office:value-type="float" office:value="2.08883478669643" calcext:value-type="float">
            <text:p>2,08883478669643</text:p>
          </table:table-cell>
        </table:table-row>
        <table:table-row table:style-name="ro1">
          <table:table-cell office:value-type="float" office:value="401.856" calcext:value-type="float">
            <text:p>401,856</text:p>
          </table:table-cell>
          <table:table-cell office:value-type="float" office:value="8.0702" calcext:value-type="float">
            <text:p>8,0702</text:p>
          </table:table-cell>
          <table:table-cell table:formula="of:=LN([.B404])" office:value-type="float" office:value="2.08817826512222" calcext:value-type="float">
            <text:p>2,08817826512222</text:p>
          </table:table-cell>
        </table:table-row>
        <table:table-row table:style-name="ro1">
          <table:table-cell office:value-type="float" office:value="402.857" calcext:value-type="float">
            <text:p>402,857</text:p>
          </table:table-cell>
          <table:table-cell office:value-type="float" office:value="8.109" calcext:value-type="float">
            <text:p>8,109</text:p>
          </table:table-cell>
          <table:table-cell table:formula="of:=LN([.B405])" office:value-type="float" office:value="2.09297455596242" calcext:value-type="float">
            <text:p>2,09297455596242</text:p>
          </table:table-cell>
        </table:table-row>
        <table:table-row table:style-name="ro1">
          <table:table-cell office:value-type="float" office:value="403.856" calcext:value-type="float">
            <text:p>403,856</text:p>
          </table:table-cell>
          <table:table-cell office:value-type="float" office:value="8.1033" calcext:value-type="float">
            <text:p>8,1033</text:p>
          </table:table-cell>
          <table:table-cell table:formula="of:=LN([.B406])" office:value-type="float" office:value="2.09227138611794" calcext:value-type="float">
            <text:p>2,09227138611794</text:p>
          </table:table-cell>
        </table:table-row>
        <table:table-row table:style-name="ro1">
          <table:table-cell office:value-type="float" office:value="404.856" calcext:value-type="float">
            <text:p>404,856</text:p>
          </table:table-cell>
          <table:table-cell office:value-type="float" office:value="8.1369" calcext:value-type="float">
            <text:p>8,1369</text:p>
          </table:table-cell>
          <table:table-cell table:formula="of:=LN([.B407])" office:value-type="float" office:value="2.0964092720974" calcext:value-type="float">
            <text:p>2,0964092720974</text:p>
          </table:table-cell>
        </table:table-row>
        <table:table-row table:style-name="ro1">
          <table:table-cell office:value-type="float" office:value="405.856" calcext:value-type="float">
            <text:p>405,856</text:p>
          </table:table-cell>
          <table:table-cell office:value-type="float" office:value="8.1664" calcext:value-type="float">
            <text:p>8,1664</text:p>
          </table:table-cell>
          <table:table-cell table:formula="of:=LN([.B408])" office:value-type="float" office:value="2.10002817528822" calcext:value-type="float">
            <text:p>2,10002817528822</text:p>
          </table:table-cell>
        </table:table-row>
        <table:table-row table:style-name="ro1">
          <table:table-cell office:value-type="float" office:value="406.856" calcext:value-type="float">
            <text:p>406,856</text:p>
          </table:table-cell>
          <table:table-cell office:value-type="float" office:value="8.1432" calcext:value-type="float">
            <text:p>8,1432</text:p>
          </table:table-cell>
          <table:table-cell table:formula="of:=LN([.B409])" office:value-type="float" office:value="2.09718322315599" calcext:value-type="float">
            <text:p>2,09718322315599</text:p>
          </table:table-cell>
        </table:table-row>
        <table:table-row table:style-name="ro1">
          <table:table-cell office:value-type="float" office:value="407.857" calcext:value-type="float">
            <text:p>407,857</text:p>
          </table:table-cell>
          <table:table-cell office:value-type="float" office:value="8.1626" calcext:value-type="float">
            <text:p>8,1626</text:p>
          </table:table-cell>
          <table:table-cell table:formula="of:=LN([.B410])" office:value-type="float" office:value="2.09956274567605" calcext:value-type="float">
            <text:p>2,09956274567605</text:p>
          </table:table-cell>
        </table:table-row>
        <table:table-row table:style-name="ro1">
          <table:table-cell office:value-type="float" office:value="408.856" calcext:value-type="float">
            <text:p>408,856</text:p>
          </table:table-cell>
          <table:table-cell office:value-type="float" office:value="8.1788" calcext:value-type="float">
            <text:p>8,1788</text:p>
          </table:table-cell>
          <table:table-cell table:formula="of:=LN([.B411])" office:value-type="float" office:value="2.10154544058676" calcext:value-type="float">
            <text:p>2,10154544058676</text:p>
          </table:table-cell>
        </table:table-row>
        <table:table-row table:style-name="ro1">
          <table:table-cell office:value-type="float" office:value="409.856" calcext:value-type="float">
            <text:p>409,856</text:p>
          </table:table-cell>
          <table:table-cell office:value-type="float" office:value="8.1409" calcext:value-type="float">
            <text:p>8,1409</text:p>
          </table:table-cell>
          <table:table-cell table:formula="of:=LN([.B412])" office:value-type="float" office:value="2.09690073901314" calcext:value-type="float">
            <text:p>2,09690073901314</text:p>
          </table:table-cell>
        </table:table-row>
        <table:table-row table:style-name="ro1">
          <table:table-cell office:value-type="float" office:value="410.856" calcext:value-type="float">
            <text:p>410,856</text:p>
          </table:table-cell>
          <table:table-cell office:value-type="float" office:value="8.0805" calcext:value-type="float">
            <text:p>8,0805</text:p>
          </table:table-cell>
          <table:table-cell table:formula="of:=LN([.B413])" office:value-type="float" office:value="2.08945375180656" calcext:value-type="float">
            <text:p>2,08945375180656</text:p>
          </table:table-cell>
        </table:table-row>
        <table:table-row table:style-name="ro1">
          <table:table-cell office:value-type="float" office:value="411.856" calcext:value-type="float">
            <text:p>411,856</text:p>
          </table:table-cell>
          <table:table-cell office:value-type="float" office:value="8.0456" calcext:value-type="float">
            <text:p>8,0456</text:p>
          </table:table-cell>
          <table:table-cell table:formula="of:=LN([.B414])" office:value-type="float" office:value="2.08512535814813" calcext:value-type="float">
            <text:p>2,08512535814813</text:p>
          </table:table-cell>
        </table:table-row>
        <table:table-row table:style-name="ro1">
          <table:table-cell office:value-type="float" office:value="412.857" calcext:value-type="float">
            <text:p>412,857</text:p>
          </table:table-cell>
          <table:table-cell office:value-type="float" office:value="8.0413" calcext:value-type="float">
            <text:p>8,0413</text:p>
          </table:table-cell>
          <table:table-cell table:formula="of:=LN([.B415])" office:value-type="float" office:value="2.0845907616625" calcext:value-type="float">
            <text:p>2,0845907616625</text:p>
          </table:table-cell>
        </table:table-row>
        <table:table-row table:style-name="ro1">
          <table:table-cell office:value-type="float" office:value="413.856" calcext:value-type="float">
            <text:p>413,856</text:p>
          </table:table-cell>
          <table:table-cell office:value-type="float" office:value="8.0033" calcext:value-type="float">
            <text:p>8,0033</text:p>
          </table:table-cell>
          <table:table-cell table:formula="of:=LN([.B416])" office:value-type="float" office:value="2.0798539566251" calcext:value-type="float">
            <text:p>2,0798539566251</text:p>
          </table:table-cell>
        </table:table-row>
        <table:table-row table:style-name="ro1">
          <table:table-cell office:value-type="float" office:value="414.857" calcext:value-type="float">
            <text:p>414,857</text:p>
          </table:table-cell>
          <table:table-cell office:value-type="float" office:value="7.9991" calcext:value-type="float">
            <text:p>7,9991</text:p>
          </table:table-cell>
          <table:table-cell table:formula="of:=LN([.B417])" office:value-type="float" office:value="2.07932903535124" calcext:value-type="float">
            <text:p>2,07932903535124</text:p>
          </table:table-cell>
        </table:table-row>
        <table:table-row table:style-name="ro1">
          <table:table-cell office:value-type="float" office:value="415.856" calcext:value-type="float">
            <text:p>415,856</text:p>
          </table:table-cell>
          <table:table-cell office:value-type="float" office:value="8.006" calcext:value-type="float">
            <text:p>8,006</text:p>
          </table:table-cell>
          <table:table-cell table:formula="of:=LN([.B418])" office:value-type="float" office:value="2.08019126057038" calcext:value-type="float">
            <text:p>2,08019126057038</text:p>
          </table:table-cell>
        </table:table-row>
        <table:table-row table:style-name="ro1">
          <table:table-cell office:value-type="float" office:value="416.857" calcext:value-type="float">
            <text:p>416,857</text:p>
          </table:table-cell>
          <table:table-cell office:value-type="float" office:value="8.0197" calcext:value-type="float">
            <text:p>8,0197</text:p>
          </table:table-cell>
          <table:table-cell table:formula="of:=LN([.B419])" office:value-type="float" office:value="2.08190101469499" calcext:value-type="float">
            <text:p>2,08190101469499</text:p>
          </table:table-cell>
        </table:table-row>
        <table:table-row table:style-name="ro1">
          <table:table-cell office:value-type="float" office:value="417.856" calcext:value-type="float">
            <text:p>417,856</text:p>
          </table:table-cell>
          <table:table-cell office:value-type="float" office:value="8.0076" calcext:value-type="float">
            <text:p>8,0076</text:p>
          </table:table-cell>
          <table:table-cell table:formula="of:=LN([.B420])" office:value-type="float" office:value="2.08039109071542" calcext:value-type="float">
            <text:p>2,08039109071542</text:p>
          </table:table-cell>
        </table:table-row>
        <table:table-row table:style-name="ro1">
          <table:table-cell office:value-type="float" office:value="418.856" calcext:value-type="float">
            <text:p>418,856</text:p>
          </table:table-cell>
          <table:table-cell office:value-type="float" office:value="8.0084" calcext:value-type="float">
            <text:p>8,0084</text:p>
          </table:table-cell>
          <table:table-cell table:formula="of:=LN([.B421])" office:value-type="float" office:value="2.08049099081541" calcext:value-type="float">
            <text:p>2,08049099081541</text:p>
          </table:table-cell>
        </table:table-row>
        <table:table-row table:style-name="ro1">
          <table:table-cell office:value-type="float" office:value="419.856" calcext:value-type="float">
            <text:p>419,856</text:p>
          </table:table-cell>
          <table:table-cell office:value-type="float" office:value="7.976" calcext:value-type="float">
            <text:p>7,976</text:p>
          </table:table-cell>
          <table:table-cell table:formula="of:=LN([.B422])" office:value-type="float" office:value="2.07643703265954" calcext:value-type="float">
            <text:p>2,07643703265954</text:p>
          </table:table-cell>
        </table:table-row>
        <table:table-row table:style-name="ro1">
          <table:table-cell office:value-type="float" office:value="420.856" calcext:value-type="float">
            <text:p>420,856</text:p>
          </table:table-cell>
          <table:table-cell office:value-type="float" office:value="7.9851" calcext:value-type="float">
            <text:p>7,9851</text:p>
          </table:table-cell>
          <table:table-cell table:formula="of:=LN([.B423])" office:value-type="float" office:value="2.07757730507009" calcext:value-type="float">
            <text:p>2,07757730507009</text:p>
          </table:table-cell>
        </table:table-row>
        <table:table-row table:style-name="ro1">
          <table:table-cell office:value-type="float" office:value="421.856" calcext:value-type="float">
            <text:p>421,856</text:p>
          </table:table-cell>
          <table:table-cell office:value-type="float" office:value="7.9471" calcext:value-type="float">
            <text:p>7,9471</text:p>
          </table:table-cell>
          <table:table-cell table:formula="of:=LN([.B424])" office:value-type="float" office:value="2.07280708224366" calcext:value-type="float">
            <text:p>2,07280708224366</text:p>
          </table:table-cell>
        </table:table-row>
        <table:table-row table:style-name="ro1">
          <table:table-cell office:value-type="float" office:value="422.857" calcext:value-type="float">
            <text:p>422,857</text:p>
          </table:table-cell>
          <table:table-cell office:value-type="float" office:value="7.9117" calcext:value-type="float">
            <text:p>7,9117</text:p>
          </table:table-cell>
          <table:table-cell table:formula="of:=LN([.B425])" office:value-type="float" office:value="2.06834267651357" calcext:value-type="float">
            <text:p>2,06834267651357</text:p>
          </table:table-cell>
        </table:table-row>
        <table:table-row table:style-name="ro1">
          <table:table-cell office:value-type="float" office:value="423.856" calcext:value-type="float">
            <text:p>423,856</text:p>
          </table:table-cell>
          <table:table-cell office:value-type="float" office:value="7.8999" calcext:value-type="float">
            <text:p>7,8999</text:p>
          </table:table-cell>
          <table:table-cell table:formula="of:=LN([.B426])" office:value-type="float" office:value="2.06685010116501" calcext:value-type="float">
            <text:p>2,06685010116501</text:p>
          </table:table-cell>
        </table:table-row>
        <table:table-row table:style-name="ro1">
          <table:table-cell office:value-type="float" office:value="424.856" calcext:value-type="float">
            <text:p>424,856</text:p>
          </table:table-cell>
          <table:table-cell office:value-type="float" office:value="7.872" calcext:value-type="float">
            <text:p>7,872</text:p>
          </table:table-cell>
          <table:table-cell table:formula="of:=LN([.B427])" office:value-type="float" office:value="2.06331215974995" calcext:value-type="float">
            <text:p>2,06331215974995</text:p>
          </table:table-cell>
        </table:table-row>
        <table:table-row table:style-name="ro1">
          <table:table-cell office:value-type="float" office:value="425.856" calcext:value-type="float">
            <text:p>425,856</text:p>
          </table:table-cell>
          <table:table-cell office:value-type="float" office:value="7.8974" calcext:value-type="float">
            <text:p>7,8974</text:p>
          </table:table-cell>
          <table:table-cell table:formula="of:=LN([.B428])" office:value-type="float" office:value="2.06653359137905" calcext:value-type="float">
            <text:p>2,06653359137905</text:p>
          </table:table-cell>
        </table:table-row>
        <table:table-row table:style-name="ro1">
          <table:table-cell office:value-type="float" office:value="426.857" calcext:value-type="float">
            <text:p>426,857</text:p>
          </table:table-cell>
          <table:table-cell office:value-type="float" office:value="7.8958" calcext:value-type="float">
            <text:p>7,8958</text:p>
          </table:table-cell>
          <table:table-cell table:formula="of:=LN([.B429])" office:value-type="float" office:value="2.06633097252974" calcext:value-type="float">
            <text:p>2,06633097252974</text:p>
          </table:table-cell>
        </table:table-row>
        <table:table-row table:style-name="ro1">
          <table:table-cell office:value-type="float" office:value="427.856" calcext:value-type="float">
            <text:p>427,856</text:p>
          </table:table-cell>
          <table:table-cell office:value-type="float" office:value="7.8558" calcext:value-type="float">
            <text:p>7,8558</text:p>
          </table:table-cell>
          <table:table-cell table:formula="of:=LN([.B430])" office:value-type="float" office:value="2.06125211247963" calcext:value-type="float">
            <text:p>2,06125211247963</text:p>
          </table:table-cell>
        </table:table-row>
        <table:table-row table:style-name="ro1">
          <table:table-cell office:value-type="float" office:value="428.856" calcext:value-type="float">
            <text:p>428,856</text:p>
          </table:table-cell>
          <table:table-cell office:value-type="float" office:value="7.8449" calcext:value-type="float">
            <text:p>7,8449</text:p>
          </table:table-cell>
          <table:table-cell table:formula="of:=LN([.B431])" office:value-type="float" office:value="2.05986363913116" calcext:value-type="float">
            <text:p>2,05986363913116</text:p>
          </table:table-cell>
        </table:table-row>
        <table:table-row table:style-name="ro1">
          <table:table-cell office:value-type="float" office:value="429.857" calcext:value-type="float">
            <text:p>429,857</text:p>
          </table:table-cell>
          <table:table-cell office:value-type="float" office:value="7.8793" calcext:value-type="float">
            <text:p>7,8793</text:p>
          </table:table-cell>
          <table:table-cell table:formula="of:=LN([.B432])" office:value-type="float" office:value="2.06423906743664" calcext:value-type="float">
            <text:p>2,06423906743664</text:p>
          </table:table-cell>
        </table:table-row>
        <table:table-row table:style-name="ro1">
          <table:table-cell office:value-type="float" office:value="430.856" calcext:value-type="float">
            <text:p>430,856</text:p>
          </table:table-cell>
          <table:table-cell office:value-type="float" office:value="7.9324" calcext:value-type="float">
            <text:p>7,9324</text:p>
          </table:table-cell>
          <table:table-cell table:formula="of:=LN([.B433])" office:value-type="float" office:value="2.07095563802954" calcext:value-type="float">
            <text:p>2,07095563802954</text:p>
          </table:table-cell>
        </table:table-row>
        <table:table-row table:style-name="ro1">
          <table:table-cell office:value-type="float" office:value="431.856" calcext:value-type="float">
            <text:p>431,856</text:p>
          </table:table-cell>
          <table:table-cell office:value-type="float" office:value="7.9256" calcext:value-type="float">
            <text:p>7,9256</text:p>
          </table:table-cell>
          <table:table-cell table:formula="of:=LN([.B434])" office:value-type="float" office:value="2.07009802667668" calcext:value-type="float">
            <text:p>2,07009802667668</text:p>
          </table:table-cell>
        </table:table-row>
        <table:table-row table:style-name="ro1">
          <table:table-cell office:value-type="float" office:value="432.856" calcext:value-type="float">
            <text:p>432,856</text:p>
          </table:table-cell>
          <table:table-cell office:value-type="float" office:value="7.8976" calcext:value-type="float">
            <text:p>7,8976</text:p>
          </table:table-cell>
          <table:table-cell table:formula="of:=LN([.B435])" office:value-type="float" office:value="2.06655891584882" calcext:value-type="float">
            <text:p>2,06655891584882</text:p>
          </table:table-cell>
        </table:table-row>
        <table:table-row table:style-name="ro1">
          <table:table-cell office:value-type="float" office:value="433.856" calcext:value-type="float">
            <text:p>433,856</text:p>
          </table:table-cell>
          <table:table-cell office:value-type="float" office:value="7.8245" calcext:value-type="float">
            <text:p>7,8245</text:p>
          </table:table-cell>
          <table:table-cell table:formula="of:=LN([.B436])" office:value-type="float" office:value="2.05725983662109" calcext:value-type="float">
            <text:p>2,05725983662109</text:p>
          </table:table-cell>
        </table:table-row>
        <table:table-row table:style-name="ro1">
          <table:table-cell office:value-type="float" office:value="434.856" calcext:value-type="float">
            <text:p>434,856</text:p>
          </table:table-cell>
          <table:table-cell office:value-type="float" office:value="7.7953" calcext:value-type="float">
            <text:p>7,7953</text:p>
          </table:table-cell>
          <table:table-cell table:formula="of:=LN([.B437])" office:value-type="float" office:value="2.05352098797827" calcext:value-type="float">
            <text:p>2,05352098797827</text:p>
          </table:table-cell>
        </table:table-row>
        <table:table-row table:style-name="ro1">
          <table:table-cell office:value-type="float" office:value="435.857" calcext:value-type="float">
            <text:p>435,857</text:p>
          </table:table-cell>
          <table:table-cell office:value-type="float" office:value="7.7892" calcext:value-type="float">
            <text:p>7,7892</text:p>
          </table:table-cell>
          <table:table-cell table:formula="of:=LN([.B438])" office:value-type="float" office:value="2.05273815884529" calcext:value-type="float">
            <text:p>2,05273815884529</text:p>
          </table:table-cell>
        </table:table-row>
        <table:table-row table:style-name="ro1">
          <table:table-cell office:value-type="float" office:value="436.856" calcext:value-type="float">
            <text:p>436,856</text:p>
          </table:table-cell>
          <table:table-cell office:value-type="float" office:value="7.7779" calcext:value-type="float">
            <text:p>7,7779</text:p>
          </table:table-cell>
          <table:table-cell table:formula="of:=LN([.B439])" office:value-type="float" office:value="2.05128637887539" calcext:value-type="float">
            <text:p>2,05128637887539</text:p>
          </table:table-cell>
        </table:table-row>
        <table:table-row table:style-name="ro1">
          <table:table-cell office:value-type="float" office:value="437.856" calcext:value-type="float">
            <text:p>437,856</text:p>
          </table:table-cell>
          <table:table-cell office:value-type="float" office:value="7.8292" calcext:value-type="float">
            <text:p>7,8292</text:p>
          </table:table-cell>
          <table:table-cell table:formula="of:=LN([.B440])" office:value-type="float" office:value="2.05786033364623" calcext:value-type="float">
            <text:p>2,05786033364623</text:p>
          </table:table-cell>
        </table:table-row>
        <table:table-row table:style-name="ro1">
          <table:table-cell office:value-type="float" office:value="438.856" calcext:value-type="float">
            <text:p>438,856</text:p>
          </table:table-cell>
          <table:table-cell office:value-type="float" office:value="7.8302" calcext:value-type="float">
            <text:p>7,8302</text:p>
          </table:table-cell>
          <table:table-cell table:formula="of:=LN([.B441])" office:value-type="float" office:value="2.05798805246066" calcext:value-type="float">
            <text:p>2,05798805246066</text:p>
          </table:table-cell>
        </table:table-row>
        <table:table-row table:style-name="ro1">
          <table:table-cell office:value-type="float" office:value="439.857" calcext:value-type="float">
            <text:p>439,857</text:p>
          </table:table-cell>
          <table:table-cell office:value-type="float" office:value="7.8146" calcext:value-type="float">
            <text:p>7,8146</text:p>
          </table:table-cell>
          <table:table-cell table:formula="of:=LN([.B442])" office:value-type="float" office:value="2.05599377894227" calcext:value-type="float">
            <text:p>2,05599377894227</text:p>
          </table:table-cell>
        </table:table-row>
        <table:table-row table:style-name="ro1">
          <table:table-cell office:value-type="float" office:value="440.856" calcext:value-type="float">
            <text:p>440,856</text:p>
          </table:table-cell>
          <table:table-cell office:value-type="float" office:value="7.7736" calcext:value-type="float">
            <text:p>7,7736</text:p>
          </table:table-cell>
          <table:table-cell table:formula="of:=LN([.B443])" office:value-type="float" office:value="2.05073337754309" calcext:value-type="float">
            <text:p>2,05073337754309</text:p>
          </table:table-cell>
        </table:table-row>
        <table:table-row table:style-name="ro1">
          <table:table-cell office:value-type="float" office:value="441.856" calcext:value-type="float">
            <text:p>441,856</text:p>
          </table:table-cell>
          <table:table-cell office:value-type="float" office:value="7.7651" calcext:value-type="float">
            <text:p>7,7651</text:p>
          </table:table-cell>
          <table:table-cell table:formula="of:=LN([.B444])" office:value-type="float" office:value="2.04963933481779" calcext:value-type="float">
            <text:p>2,04963933481779</text:p>
          </table:table-cell>
        </table:table-row>
        <table:table-row table:style-name="ro1">
          <table:table-cell office:value-type="float" office:value="442.856" calcext:value-type="float">
            <text:p>442,856</text:p>
          </table:table-cell>
          <table:table-cell office:value-type="float" office:value="7.7892" calcext:value-type="float">
            <text:p>7,7892</text:p>
          </table:table-cell>
          <table:table-cell table:formula="of:=LN([.B445])" office:value-type="float" office:value="2.05273815884529" calcext:value-type="float">
            <text:p>2,05273815884529</text:p>
          </table:table-cell>
        </table:table-row>
        <table:table-row table:style-name="ro1">
          <table:table-cell office:value-type="float" office:value="443.858" calcext:value-type="float">
            <text:p>443,858</text:p>
          </table:table-cell>
          <table:table-cell office:value-type="float" office:value="7.8242" calcext:value-type="float">
            <text:p>7,8242</text:p>
          </table:table-cell>
          <table:table-cell table:formula="of:=LN([.B446])" office:value-type="float" office:value="2.05722149477799" calcext:value-type="float">
            <text:p>2,05722149477799</text:p>
          </table:table-cell>
        </table:table-row>
        <table:table-row table:style-name="ro1">
          <table:table-cell office:value-type="float" office:value="444.856" calcext:value-type="float">
            <text:p>444,856</text:p>
          </table:table-cell>
          <table:table-cell office:value-type="float" office:value="7.8374" calcext:value-type="float">
            <text:p>7,8374</text:p>
          </table:table-cell>
          <table:table-cell table:formula="of:=LN([.B447])" office:value-type="float" office:value="2.05890714670699" calcext:value-type="float">
            <text:p>2,05890714670699</text:p>
          </table:table-cell>
        </table:table-row>
        <table:table-row table:style-name="ro1">
          <table:table-cell office:value-type="float" office:value="445.856" calcext:value-type="float">
            <text:p>445,856</text:p>
          </table:table-cell>
          <table:table-cell office:value-type="float" office:value="7.8178" calcext:value-type="float">
            <text:p>7,8178</text:p>
          </table:table-cell>
          <table:table-cell table:formula="of:=LN([.B448])" office:value-type="float" office:value="2.05640318505326" calcext:value-type="float">
            <text:p>2,05640318505326</text:p>
          </table:table-cell>
        </table:table-row>
        <table:table-row table:style-name="ro1">
          <table:table-cell office:value-type="float" office:value="446.856" calcext:value-type="float">
            <text:p>446,856</text:p>
          </table:table-cell>
          <table:table-cell office:value-type="float" office:value="7.8248" calcext:value-type="float">
            <text:p>7,8248</text:p>
          </table:table-cell>
          <table:table-cell table:formula="of:=LN([.B449])" office:value-type="float" office:value="2.05729817699415" calcext:value-type="float">
            <text:p>2,05729817699415</text:p>
          </table:table-cell>
        </table:table-row>
        <table:table-row table:style-name="ro1">
          <table:table-cell office:value-type="float" office:value="447.856" calcext:value-type="float">
            <text:p>447,856</text:p>
          </table:table-cell>
          <table:table-cell office:value-type="float" office:value="7.8293" calcext:value-type="float">
            <text:p>7,8293</text:p>
          </table:table-cell>
          <table:table-cell table:formula="of:=LN([.B450])" office:value-type="float" office:value="2.05787310626174" calcext:value-type="float">
            <text:p>2,05787310626174</text:p>
          </table:table-cell>
        </table:table-row>
        <table:table-row table:style-name="ro1">
          <table:table-cell office:value-type="float" office:value="448.856" calcext:value-type="float">
            <text:p>448,856</text:p>
          </table:table-cell>
          <table:table-cell office:value-type="float" office:value="7.8186" calcext:value-type="float">
            <text:p>7,8186</text:p>
          </table:table-cell>
          <table:table-cell table:formula="of:=LN([.B451])" office:value-type="float" office:value="2.05650551039678" calcext:value-type="float">
            <text:p>2,05650551039678</text:p>
          </table:table-cell>
        </table:table-row>
        <table:table-row table:style-name="ro1">
          <table:table-cell office:value-type="float" office:value="449.856" calcext:value-type="float">
            <text:p>449,856</text:p>
          </table:table-cell>
          <table:table-cell office:value-type="float" office:value="7.7945" calcext:value-type="float">
            <text:p>7,7945</text:p>
          </table:table-cell>
          <table:table-cell table:formula="of:=LN([.B452])" office:value-type="float" office:value="2.0534183567706" calcext:value-type="float">
            <text:p>2,0534183567706</text:p>
          </table:table-cell>
        </table:table-row>
        <table:table-row table:style-name="ro1">
          <table:table-cell office:value-type="float" office:value="450.857" calcext:value-type="float">
            <text:p>450,857</text:p>
          </table:table-cell>
          <table:table-cell office:value-type="float" office:value="7.7629" calcext:value-type="float">
            <text:p>7,7629</text:p>
          </table:table-cell>
          <table:table-cell table:formula="of:=LN([.B453])" office:value-type="float" office:value="2.04935597572264" calcext:value-type="float">
            <text:p>2,04935597572264</text:p>
          </table:table-cell>
        </table:table-row>
        <table:table-row table:style-name="ro1">
          <table:table-cell office:value-type="float" office:value="451.856" calcext:value-type="float">
            <text:p>451,856</text:p>
          </table:table-cell>
          <table:table-cell office:value-type="float" office:value="7.7316" calcext:value-type="float">
            <text:p>7,7316</text:p>
          </table:table-cell>
          <table:table-cell table:formula="of:=LN([.B454])" office:value-type="float" office:value="2.04531582695046" calcext:value-type="float">
            <text:p>2,04531582695046</text:p>
          </table:table-cell>
        </table:table-row>
        <table:table-row table:style-name="ro1">
          <table:table-cell office:value-type="float" office:value="452.856" calcext:value-type="float">
            <text:p>452,856</text:p>
          </table:table-cell>
          <table:table-cell office:value-type="float" office:value="7.7216" calcext:value-type="float">
            <text:p>7,7216</text:p>
          </table:table-cell>
          <table:table-cell table:formula="of:=LN([.B455])" office:value-type="float" office:value="2.04402159644858" calcext:value-type="float">
            <text:p>2,04402159644858</text:p>
          </table:table-cell>
        </table:table-row>
        <table:table-row table:style-name="ro1">
          <table:table-cell office:value-type="float" office:value="453.857" calcext:value-type="float">
            <text:p>453,857</text:p>
          </table:table-cell>
          <table:table-cell office:value-type="float" office:value="7.724" calcext:value-type="float">
            <text:p>7,724</text:p>
          </table:table-cell>
          <table:table-cell table:formula="of:=LN([.B456])" office:value-type="float" office:value="2.04433236456627" calcext:value-type="float">
            <text:p>2,04433236456627</text:p>
          </table:table-cell>
        </table:table-row>
        <table:table-row table:style-name="ro1">
          <table:table-cell office:value-type="float" office:value="454.856" calcext:value-type="float">
            <text:p>454,856</text:p>
          </table:table-cell>
          <table:table-cell office:value-type="float" office:value="7.6658" calcext:value-type="float">
            <text:p>7,6658</text:p>
          </table:table-cell>
          <table:table-cell table:formula="of:=LN([.B457])" office:value-type="float" office:value="2.03676887739288" calcext:value-type="float">
            <text:p>2,03676887739288</text:p>
          </table:table-cell>
        </table:table-row>
        <table:table-row table:style-name="ro1">
          <table:table-cell office:value-type="float" office:value="455.856" calcext:value-type="float">
            <text:p>455,856</text:p>
          </table:table-cell>
          <table:table-cell office:value-type="float" office:value="7.6964" calcext:value-type="float">
            <text:p>7,6964</text:p>
          </table:table-cell>
          <table:table-cell table:formula="of:=LN([.B458])" office:value-type="float" office:value="2.04075268706472" calcext:value-type="float">
            <text:p>2,04075268706472</text:p>
          </table:table-cell>
        </table:table-row>
        <table:table-row table:style-name="ro1">
          <table:table-cell office:value-type="float" office:value="456.857" calcext:value-type="float">
            <text:p>456,857</text:p>
          </table:table-cell>
          <table:table-cell office:value-type="float" office:value="7.6968" calcext:value-type="float">
            <text:p>7,6968</text:p>
          </table:table-cell>
          <table:table-cell table:formula="of:=LN([.B459])" office:value-type="float" office:value="2.04080465806492" calcext:value-type="float">
            <text:p>2,04080465806492</text:p>
          </table:table-cell>
        </table:table-row>
        <table:table-row table:style-name="ro1">
          <table:table-cell office:value-type="float" office:value="457.856" calcext:value-type="float">
            <text:p>457,856</text:p>
          </table:table-cell>
          <table:table-cell office:value-type="float" office:value="7.6385" calcext:value-type="float">
            <text:p>7,6385</text:p>
          </table:table-cell>
          <table:table-cell table:formula="of:=LN([.B460])" office:value-type="float" office:value="2.03320124882364" calcext:value-type="float">
            <text:p>2,03320124882364</text:p>
          </table:table-cell>
        </table:table-row>
        <table:table-row table:style-name="ro1">
          <table:table-cell office:value-type="float" office:value="458.856" calcext:value-type="float">
            <text:p>458,856</text:p>
          </table:table-cell>
          <table:table-cell office:value-type="float" office:value="7.5809" calcext:value-type="float">
            <text:p>7,5809</text:p>
          </table:table-cell>
          <table:table-cell table:formula="of:=LN([.B461])" office:value-type="float" office:value="2.02563192611525" calcext:value-type="float">
            <text:p>2,02563192611525</text:p>
          </table:table-cell>
        </table:table-row>
        <table:table-row table:style-name="ro1">
          <table:table-cell office:value-type="float" office:value="459.857" calcext:value-type="float">
            <text:p>459,857</text:p>
          </table:table-cell>
          <table:table-cell office:value-type="float" office:value="7.5774" calcext:value-type="float">
            <text:p>7,5774</text:p>
          </table:table-cell>
          <table:table-cell table:formula="of:=LN([.B462])" office:value-type="float" office:value="2.02517013289804" calcext:value-type="float">
            <text:p>2,02517013289804</text:p>
          </table:table-cell>
        </table:table-row>
        <table:table-row table:style-name="ro1">
          <table:table-cell office:value-type="float" office:value="460.856" calcext:value-type="float">
            <text:p>460,856</text:p>
          </table:table-cell>
          <table:table-cell office:value-type="float" office:value="7.5212" calcext:value-type="float">
            <text:p>7,5212</text:p>
          </table:table-cell>
          <table:table-cell table:formula="of:=LN([.B463])" office:value-type="float" office:value="2.01772569969918" calcext:value-type="float">
            <text:p>2,01772569969918</text:p>
          </table:table-cell>
        </table:table-row>
        <table:table-row table:style-name="ro1">
          <table:table-cell office:value-type="float" office:value="461.856" calcext:value-type="float">
            <text:p>461,856</text:p>
          </table:table-cell>
          <table:table-cell office:value-type="float" office:value="7.5344" calcext:value-type="float">
            <text:p>7,5344</text:p>
          </table:table-cell>
          <table:table-cell table:formula="of:=LN([.B464])" office:value-type="float" office:value="2.01947920050715" calcext:value-type="float">
            <text:p>2,01947920050715</text:p>
          </table:table-cell>
        </table:table-row>
        <table:table-row table:style-name="ro1">
          <table:table-cell office:value-type="float" office:value="462.856" calcext:value-type="float">
            <text:p>462,856</text:p>
          </table:table-cell>
          <table:table-cell office:value-type="float" office:value="7.5458" calcext:value-type="float">
            <text:p>7,5458</text:p>
          </table:table-cell>
          <table:table-cell table:formula="of:=LN([.B465])" office:value-type="float" office:value="2.02099111708274" calcext:value-type="float">
            <text:p>2,02099111708274</text:p>
          </table:table-cell>
        </table:table-row>
        <table:table-row table:style-name="ro1">
          <table:table-cell office:value-type="float" office:value="463.857" calcext:value-type="float">
            <text:p>463,857</text:p>
          </table:table-cell>
          <table:table-cell office:value-type="float" office:value="7.5305" calcext:value-type="float">
            <text:p>7,5305</text:p>
          </table:table-cell>
          <table:table-cell table:formula="of:=LN([.B466])" office:value-type="float" office:value="2.01896144066977" calcext:value-type="float">
            <text:p>2,01896144066977</text:p>
          </table:table-cell>
        </table:table-row>
        <table:table-row table:style-name="ro1">
          <table:table-cell office:value-type="float" office:value="464.856" calcext:value-type="float">
            <text:p>464,856</text:p>
          </table:table-cell>
          <table:table-cell office:value-type="float" office:value="7.4849" calcext:value-type="float">
            <text:p>7,4849</text:p>
          </table:table-cell>
          <table:table-cell table:formula="of:=LN([.B467])" office:value-type="float" office:value="2.01288765772891" calcext:value-type="float">
            <text:p>2,01288765772891</text:p>
          </table:table-cell>
        </table:table-row>
        <table:table-row table:style-name="ro1">
          <table:table-cell office:value-type="float" office:value="465.857" calcext:value-type="float">
            <text:p>465,857</text:p>
          </table:table-cell>
          <table:table-cell office:value-type="float" office:value="7.5227" calcext:value-type="float">
            <text:p>7,5227</text:p>
          </table:table-cell>
          <table:table-cell table:formula="of:=LN([.B468])" office:value-type="float" office:value="2.01792511607459" calcext:value-type="float">
            <text:p>2,01792511607459</text:p>
          </table:table-cell>
        </table:table-row>
        <table:table-row table:style-name="ro1">
          <table:table-cell office:value-type="float" office:value="466.856" calcext:value-type="float">
            <text:p>466,856</text:p>
          </table:table-cell>
          <table:table-cell office:value-type="float" office:value="7.5196" calcext:value-type="float">
            <text:p>7,5196</text:p>
          </table:table-cell>
          <table:table-cell table:formula="of:=LN([.B469])" office:value-type="float" office:value="2.01751294505767" calcext:value-type="float">
            <text:p>2,01751294505767</text:p>
          </table:table-cell>
        </table:table-row>
        <table:table-row table:style-name="ro1">
          <table:table-cell office:value-type="float" office:value="467.856" calcext:value-type="float">
            <text:p>467,856</text:p>
          </table:table-cell>
          <table:table-cell office:value-type="float" office:value="7.4984" calcext:value-type="float">
            <text:p>7,4984</text:p>
          </table:table-cell>
          <table:table-cell table:formula="of:=LN([.B470])" office:value-type="float" office:value="2.01468966445014" calcext:value-type="float">
            <text:p>2,01468966445014</text:p>
          </table:table-cell>
        </table:table-row>
        <table:table-row table:style-name="ro1">
          <table:table-cell office:value-type="float" office:value="468.856" calcext:value-type="float">
            <text:p>468,856</text:p>
          </table:table-cell>
          <table:table-cell office:value-type="float" office:value="7.4966" calcext:value-type="float">
            <text:p>7,4966</text:p>
          </table:table-cell>
          <table:table-cell table:formula="of:=LN([.B471])" office:value-type="float" office:value="2.01444958442231" calcext:value-type="float">
            <text:p>2,01444958442231</text:p>
          </table:table-cell>
        </table:table-row>
        <table:table-row table:style-name="ro1">
          <table:table-cell office:value-type="float" office:value="469.857" calcext:value-type="float">
            <text:p>469,857</text:p>
          </table:table-cell>
          <table:table-cell office:value-type="float" office:value="7.4899" calcext:value-type="float">
            <text:p>7,4899</text:p>
          </table:table-cell>
          <table:table-cell table:formula="of:=LN([.B472])" office:value-type="float" office:value="2.01355544630515" calcext:value-type="float">
            <text:p>2,01355544630515</text:p>
          </table:table-cell>
        </table:table-row>
        <table:table-row table:style-name="ro1">
          <table:table-cell office:value-type="float" office:value="470.856" calcext:value-type="float">
            <text:p>470,856</text:p>
          </table:table-cell>
          <table:table-cell office:value-type="float" office:value="7.5012" calcext:value-type="float">
            <text:p>7,5012</text:p>
          </table:table-cell>
          <table:table-cell table:formula="of:=LN([.B473])" office:value-type="float" office:value="2.01506300774363" calcext:value-type="float">
            <text:p>2,01506300774363</text:p>
          </table:table-cell>
        </table:table-row>
        <table:table-row table:style-name="ro1">
          <table:table-cell office:value-type="float" office:value="471.857" calcext:value-type="float">
            <text:p>471,857</text:p>
          </table:table-cell>
          <table:table-cell office:value-type="float" office:value="7.4615" calcext:value-type="float">
            <text:p>7,4615</text:p>
          </table:table-cell>
          <table:table-cell table:formula="of:=LN([.B474])" office:value-type="float" office:value="2.00975646638939" calcext:value-type="float">
            <text:p>2,00975646638939</text:p>
          </table:table-cell>
        </table:table-row>
        <table:table-row table:style-name="ro1">
          <table:table-cell office:value-type="float" office:value="472.856" calcext:value-type="float">
            <text:p>472,856</text:p>
          </table:table-cell>
          <table:table-cell office:value-type="float" office:value="7.4379" calcext:value-type="float">
            <text:p>7,4379</text:p>
          </table:table-cell>
          <table:table-cell table:formula="of:=LN([.B475])" office:value-type="float" office:value="2.00658855093818" calcext:value-type="float">
            <text:p>2,00658855093818</text:p>
          </table:table-cell>
        </table:table-row>
        <table:table-row table:style-name="ro1">
          <table:table-cell office:value-type="float" office:value="473.856" calcext:value-type="float">
            <text:p>473,856</text:p>
          </table:table-cell>
          <table:table-cell office:value-type="float" office:value="7.5205" calcext:value-type="float">
            <text:p>7,5205</text:p>
          </table:table-cell>
          <table:table-cell table:formula="of:=LN([.B476])" office:value-type="float" office:value="2.01763262511313" calcext:value-type="float">
            <text:p>2,01763262511313</text:p>
          </table:table-cell>
        </table:table-row>
        <table:table-row table:style-name="ro1">
          <table:table-cell office:value-type="float" office:value="474.856" calcext:value-type="float">
            <text:p>474,856</text:p>
          </table:table-cell>
          <table:table-cell office:value-type="float" office:value="7.5094" calcext:value-type="float">
            <text:p>7,5094</text:p>
          </table:table-cell>
          <table:table-cell table:formula="of:=LN([.B477])" office:value-type="float" office:value="2.01615556910902" calcext:value-type="float">
            <text:p>2,01615556910902</text:p>
          </table:table-cell>
        </table:table-row>
        <table:table-row table:style-name="ro1">
          <table:table-cell office:value-type="float" office:value="475.856" calcext:value-type="float">
            <text:p>475,856</text:p>
          </table:table-cell>
          <table:table-cell office:value-type="float" office:value="7.4774" calcext:value-type="float">
            <text:p>7,4774</text:p>
          </table:table-cell>
          <table:table-cell table:formula="of:=LN([.B478])" office:value-type="float" office:value="2.01188513797885" calcext:value-type="float">
            <text:p>2,01188513797885</text:p>
          </table:table-cell>
        </table:table-row>
        <table:table-row table:style-name="ro1">
          <table:table-cell office:value-type="float" office:value="476.857" calcext:value-type="float">
            <text:p>476,857</text:p>
          </table:table-cell>
          <table:table-cell office:value-type="float" office:value="7.49" calcext:value-type="float">
            <text:p>7,49</text:p>
          </table:table-cell>
          <table:table-cell table:formula="of:=LN([.B479])" office:value-type="float" office:value="2.01356879752913" calcext:value-type="float">
            <text:p>2,01356879752913</text:p>
          </table:table-cell>
        </table:table-row>
        <table:table-row table:style-name="ro1">
          <table:table-cell office:value-type="float" office:value="477.856" calcext:value-type="float">
            <text:p>477,856</text:p>
          </table:table-cell>
          <table:table-cell office:value-type="float" office:value="7.4605" calcext:value-type="float">
            <text:p>7,4605</text:p>
          </table:table-cell>
          <table:table-cell table:formula="of:=LN([.B480])" office:value-type="float" office:value="2.00962243609834" calcext:value-type="float">
            <text:p>2,00962243609834</text:p>
          </table:table-cell>
        </table:table-row>
        <table:table-row table:style-name="ro1">
          <table:table-cell office:value-type="float" office:value="478.856" calcext:value-type="float">
            <text:p>478,856</text:p>
          </table:table-cell>
          <table:table-cell office:value-type="float" office:value="7.455" calcext:value-type="float">
            <text:p>7,455</text:p>
          </table:table-cell>
          <table:table-cell table:formula="of:=LN([.B481])" office:value-type="float" office:value="2.0088849482167" calcext:value-type="float">
            <text:p>2,0088849482167</text:p>
          </table:table-cell>
        </table:table-row>
        <table:table-row table:style-name="ro1">
          <table:table-cell office:value-type="float" office:value="479.857" calcext:value-type="float">
            <text:p>479,857</text:p>
          </table:table-cell>
          <table:table-cell office:value-type="float" office:value="7.4177" calcext:value-type="float">
            <text:p>7,4177</text:p>
          </table:table-cell>
          <table:table-cell table:formula="of:=LN([.B482])" office:value-type="float" office:value="2.00386903608189" calcext:value-type="float">
            <text:p>2,00386903608189</text:p>
          </table:table-cell>
        </table:table-row>
        <table:table-row table:style-name="ro1">
          <table:table-cell office:value-type="float" office:value="480.856" calcext:value-type="float">
            <text:p>480,856</text:p>
          </table:table-cell>
          <table:table-cell office:value-type="float" office:value="7.3891" calcext:value-type="float">
            <text:p>7,3891</text:p>
          </table:table-cell>
          <table:table-cell table:formula="of:=LN([.B483])" office:value-type="float" office:value="2.000005941346" calcext:value-type="float">
            <text:p>2,000005941346</text:p>
          </table:table-cell>
        </table:table-row>
        <table:table-row table:style-name="ro1">
          <table:table-cell office:value-type="float" office:value="481.857" calcext:value-type="float">
            <text:p>481,857</text:p>
          </table:table-cell>
          <table:table-cell office:value-type="float" office:value="7.3556" calcext:value-type="float">
            <text:p>7,3556</text:p>
          </table:table-cell>
          <table:table-cell table:formula="of:=LN([.B484])" office:value-type="float" office:value="1.99546192788456" calcext:value-type="float">
            <text:p>1,99546192788456</text:p>
          </table:table-cell>
        </table:table-row>
        <table:table-row table:style-name="ro1">
          <table:table-cell office:value-type="float" office:value="482.856" calcext:value-type="float">
            <text:p>482,856</text:p>
          </table:table-cell>
          <table:table-cell office:value-type="float" office:value="7.2682" calcext:value-type="float">
            <text:p>7,2682</text:p>
          </table:table-cell>
          <table:table-cell table:formula="of:=LN([.B485])" office:value-type="float" office:value="1.98350866804194" calcext:value-type="float">
            <text:p>1,98350866804194</text:p>
          </table:table-cell>
        </table:table-row>
        <table:table-row table:style-name="ro1">
          <table:table-cell office:value-type="float" office:value="483.856" calcext:value-type="float">
            <text:p>483,856</text:p>
          </table:table-cell>
          <table:table-cell office:value-type="float" office:value="7.2616" calcext:value-type="float">
            <text:p>7,2616</text:p>
          </table:table-cell>
          <table:table-cell table:formula="of:=LN([.B486])" office:value-type="float" office:value="1.98260019023028" calcext:value-type="float">
            <text:p>1,98260019023028</text:p>
          </table:table-cell>
        </table:table-row>
        <table:table-row table:style-name="ro1">
          <table:table-cell office:value-type="float" office:value="484.856" calcext:value-type="float">
            <text:p>484,856</text:p>
          </table:table-cell>
          <table:table-cell office:value-type="float" office:value="7.2093" calcext:value-type="float">
            <text:p>7,2093</text:p>
          </table:table-cell>
          <table:table-cell table:formula="of:=LN([.B487])" office:value-type="float" office:value="1.97537185920493" calcext:value-type="float">
            <text:p>1,97537185920493</text:p>
          </table:table-cell>
        </table:table-row>
        <table:table-row table:style-name="ro1">
          <table:table-cell office:value-type="float" office:value="485.856" calcext:value-type="float">
            <text:p>485,856</text:p>
          </table:table-cell>
          <table:table-cell office:value-type="float" office:value="7.1981" calcext:value-type="float">
            <text:p>7,1981</text:p>
          </table:table-cell>
          <table:table-cell table:formula="of:=LN([.B488])" office:value-type="float" office:value="1.97381710230832" calcext:value-type="float">
            <text:p>1,97381710230832</text:p>
          </table:table-cell>
        </table:table-row>
        <table:table-row table:style-name="ro1">
          <table:table-cell office:value-type="float" office:value="486.856" calcext:value-type="float">
            <text:p>486,856</text:p>
          </table:table-cell>
          <table:table-cell office:value-type="float" office:value="7.1787" calcext:value-type="float">
            <text:p>7,1787</text:p>
          </table:table-cell>
          <table:table-cell table:formula="of:=LN([.B489])" office:value-type="float" office:value="1.97111830817124" calcext:value-type="float">
            <text:p>1,97111830817124</text:p>
          </table:table-cell>
        </table:table-row>
        <table:table-row table:style-name="ro1">
          <table:table-cell office:value-type="float" office:value="487.856" calcext:value-type="float">
            <text:p>487,856</text:p>
          </table:table-cell>
          <table:table-cell office:value-type="float" office:value="7.2999" calcext:value-type="float">
            <text:p>7,2999</text:p>
          </table:table-cell>
          <table:table-cell table:formula="of:=LN([.B490])" office:value-type="float" office:value="1.98786064943038" calcext:value-type="float">
            <text:p>1,98786064943038</text:p>
          </table:table-cell>
        </table:table-row>
        <table:table-row table:style-name="ro1">
          <table:table-cell office:value-type="float" office:value="488.856" calcext:value-type="float">
            <text:p>488,856</text:p>
          </table:table-cell>
          <table:table-cell office:value-type="float" office:value="7.3459" calcext:value-type="float">
            <text:p>7,3459</text:p>
          </table:table-cell>
          <table:table-cell table:formula="of:=LN([.B491])" office:value-type="float" office:value="1.99414233445429" calcext:value-type="float">
            <text:p>1,99414233445429</text:p>
          </table:table-cell>
        </table:table-row>
        <table:table-row table:style-name="ro1">
          <table:table-cell office:value-type="float" office:value="489.856" calcext:value-type="float">
            <text:p>489,856</text:p>
          </table:table-cell>
          <table:table-cell office:value-type="float" office:value="7.3734" calcext:value-type="float">
            <text:p>7,3734</text:p>
          </table:table-cell>
          <table:table-cell table:formula="of:=LN([.B492])" office:value-type="float" office:value="1.99787892953647" calcext:value-type="float">
            <text:p>1,99787892953647</text:p>
          </table:table-cell>
        </table:table-row>
        <table:table-row table:style-name="ro1">
          <table:table-cell office:value-type="float" office:value="490.856" calcext:value-type="float">
            <text:p>490,856</text:p>
          </table:table-cell>
          <table:table-cell office:value-type="float" office:value="7.3655" calcext:value-type="float">
            <text:p>7,3655</text:p>
          </table:table-cell>
          <table:table-cell table:formula="of:=LN([.B493])" office:value-type="float" office:value="1.99680693627286" calcext:value-type="float">
            <text:p>1,99680693627286</text:p>
          </table:table-cell>
        </table:table-row>
        <table:table-row table:style-name="ro1">
          <table:table-cell office:value-type="float" office:value="491.857" calcext:value-type="float">
            <text:p>491,857</text:p>
          </table:table-cell>
          <table:table-cell office:value-type="float" office:value="7.3392" calcext:value-type="float">
            <text:p>7,3392</text:p>
          </table:table-cell>
          <table:table-cell table:formula="of:=LN([.B494])" office:value-type="float" office:value="1.99322984486077" calcext:value-type="float">
            <text:p>1,99322984486077</text:p>
          </table:table-cell>
        </table:table-row>
        <table:table-row table:style-name="ro1">
          <table:table-cell office:value-type="float" office:value="492.856" calcext:value-type="float">
            <text:p>492,856</text:p>
          </table:table-cell>
          <table:table-cell office:value-type="float" office:value="7.3321" calcext:value-type="float">
            <text:p>7,3321</text:p>
          </table:table-cell>
          <table:table-cell table:formula="of:=LN([.B495])" office:value-type="float" office:value="1.99226196872788" calcext:value-type="float">
            <text:p>1,99226196872788</text:p>
          </table:table-cell>
        </table:table-row>
        <table:table-row table:style-name="ro1">
          <table:table-cell office:value-type="float" office:value="493.856" calcext:value-type="float">
            <text:p>493,856</text:p>
          </table:table-cell>
          <table:table-cell office:value-type="float" office:value="7.3113" calcext:value-type="float">
            <text:p>7,3113</text:p>
          </table:table-cell>
          <table:table-cell table:formula="of:=LN([.B496])" office:value-type="float" office:value="1.98942109652757" calcext:value-type="float">
            <text:p>1,98942109652757</text:p>
          </table:table-cell>
        </table:table-row>
        <table:table-row table:style-name="ro1">
          <table:table-cell office:value-type="float" office:value="494.856" calcext:value-type="float">
            <text:p>494,856</text:p>
          </table:table-cell>
          <table:table-cell office:value-type="float" office:value="7.3246" calcext:value-type="float">
            <text:p>7,3246</text:p>
          </table:table-cell>
          <table:table-cell table:formula="of:=LN([.B497])" office:value-type="float" office:value="1.99123854590355" calcext:value-type="float">
            <text:p>1,99123854590355</text:p>
          </table:table-cell>
        </table:table-row>
        <table:table-row table:style-name="ro1">
          <table:table-cell office:value-type="float" office:value="495.856" calcext:value-type="float">
            <text:p>495,856</text:p>
          </table:table-cell>
          <table:table-cell office:value-type="float" office:value="7.2691" calcext:value-type="float">
            <text:p>7,2691</text:p>
          </table:table-cell>
          <table:table-cell table:formula="of:=LN([.B498])" office:value-type="float" office:value="1.98363248745836" calcext:value-type="float">
            <text:p>1,98363248745836</text:p>
          </table:table-cell>
        </table:table-row>
        <table:table-row table:style-name="ro1">
          <table:table-cell office:value-type="float" office:value="496.856" calcext:value-type="float">
            <text:p>496,856</text:p>
          </table:table-cell>
          <table:table-cell office:value-type="float" office:value="7.2929" calcext:value-type="float">
            <text:p>7,2929</text:p>
          </table:table-cell>
          <table:table-cell table:formula="of:=LN([.B499])" office:value-type="float" office:value="1.98690127212967" calcext:value-type="float">
            <text:p>1,98690127212967</text:p>
          </table:table-cell>
        </table:table-row>
        <table:table-row table:style-name="ro1">
          <table:table-cell office:value-type="float" office:value="497.856" calcext:value-type="float">
            <text:p>497,856</text:p>
          </table:table-cell>
          <table:table-cell office:value-type="float" office:value="7.242" calcext:value-type="float">
            <text:p>7,242</text:p>
          </table:table-cell>
          <table:table-cell table:formula="of:=LN([.B500])" office:value-type="float" office:value="1.97989741134345" calcext:value-type="float">
            <text:p>1,97989741134345</text:p>
          </table:table-cell>
        </table:table-row>
        <table:table-row table:style-name="ro1">
          <table:table-cell office:value-type="float" office:value="498.856" calcext:value-type="float">
            <text:p>498,856</text:p>
          </table:table-cell>
          <table:table-cell office:value-type="float" office:value="7.2329" calcext:value-type="float">
            <text:p>7,2329</text:p>
          </table:table-cell>
          <table:table-cell table:formula="of:=LN([.B501])" office:value-type="float" office:value="1.97864006224966" calcext:value-type="float">
            <text:p>1,97864006224966</text:p>
          </table:table-cell>
        </table:table-row>
        <table:table-row table:style-name="ro1">
          <table:table-cell office:value-type="float" office:value="499.856" calcext:value-type="float">
            <text:p>499,856</text:p>
          </table:table-cell>
          <table:table-cell office:value-type="float" office:value="7.2334" calcext:value-type="float">
            <text:p>7,2334</text:p>
          </table:table-cell>
          <table:table-cell table:formula="of:=LN([.B502])" office:value-type="float" office:value="1.97870918842569" calcext:value-type="float">
            <text:p>1,97870918842569</text:p>
          </table:table-cell>
        </table:table-row>
        <table:table-row table:style-name="ro1">
          <table:table-cell office:value-type="float" office:value="500.856" calcext:value-type="float">
            <text:p>500,856</text:p>
          </table:table-cell>
          <table:table-cell office:value-type="float" office:value="7.2763" calcext:value-type="float">
            <text:p>7,2763</text:p>
          </table:table-cell>
          <table:table-cell table:formula="of:=LN([.B503])" office:value-type="float" office:value="1.98462249125173" calcext:value-type="float">
            <text:p>1,98462249125173</text:p>
          </table:table-cell>
        </table:table-row>
        <table:table-row table:style-name="ro1">
          <table:table-cell office:value-type="float" office:value="501.856" calcext:value-type="float">
            <text:p>501,856</text:p>
          </table:table-cell>
          <table:table-cell office:value-type="float" office:value="7.2661" calcext:value-type="float">
            <text:p>7,2661</text:p>
          </table:table-cell>
          <table:table-cell table:formula="of:=LN([.B504])" office:value-type="float" office:value="1.98321969643483" calcext:value-type="float">
            <text:p>1,98321969643483</text:p>
          </table:table-cell>
        </table:table-row>
        <table:table-row table:style-name="ro1">
          <table:table-cell office:value-type="float" office:value="502.856" calcext:value-type="float">
            <text:p>502,856</text:p>
          </table:table-cell>
          <table:table-cell office:value-type="float" office:value="7.2483" calcext:value-type="float">
            <text:p>7,2483</text:p>
          </table:table-cell>
          <table:table-cell table:formula="of:=LN([.B505])" office:value-type="float" office:value="1.98076695861258" calcext:value-type="float">
            <text:p>1,98076695861258</text:p>
          </table:table-cell>
        </table:table-row>
        <table:table-row table:style-name="ro1">
          <table:table-cell office:value-type="float" office:value="503.857" calcext:value-type="float">
            <text:p>503,857</text:p>
          </table:table-cell>
          <table:table-cell office:value-type="float" office:value="7.2067" calcext:value-type="float">
            <text:p>7,2067</text:p>
          </table:table-cell>
          <table:table-cell table:formula="of:=LN([.B506])" office:value-type="float" office:value="1.97501114887916" calcext:value-type="float">
            <text:p>1,97501114887916</text:p>
          </table:table-cell>
        </table:table-row>
        <table:table-row table:style-name="ro1">
          <table:table-cell office:value-type="float" office:value="504.856" calcext:value-type="float">
            <text:p>504,856</text:p>
          </table:table-cell>
          <table:table-cell office:value-type="float" office:value="7.2317" calcext:value-type="float">
            <text:p>7,2317</text:p>
          </table:table-cell>
          <table:table-cell table:formula="of:=LN([.B507])" office:value-type="float" office:value="1.97847413992858" calcext:value-type="float">
            <text:p>1,97847413992858</text:p>
          </table:table-cell>
        </table:table-row>
        <table:table-row table:style-name="ro1">
          <table:table-cell office:value-type="float" office:value="505.856" calcext:value-type="float">
            <text:p>505,856</text:p>
          </table:table-cell>
          <table:table-cell office:value-type="float" office:value="7.3145" calcext:value-type="float">
            <text:p>7,3145</text:p>
          </table:table-cell>
          <table:table-cell table:formula="of:=LN([.B508])" office:value-type="float" office:value="1.989858679436" calcext:value-type="float">
            <text:p>1,989858679436</text:p>
          </table:table-cell>
        </table:table-row>
        <table:table-row table:style-name="ro1">
          <table:table-cell office:value-type="float" office:value="506.856" calcext:value-type="float">
            <text:p>506,856</text:p>
          </table:table-cell>
          <table:table-cell office:value-type="float" office:value="7.3445" calcext:value-type="float">
            <text:p>7,3445</text:p>
          </table:table-cell>
          <table:table-cell table:formula="of:=LN([.B509])" office:value-type="float" office:value="1.99395173378933" calcext:value-type="float">
            <text:p>1,99395173378933</text:p>
          </table:table-cell>
        </table:table-row>
        <table:table-row table:style-name="ro1">
          <table:table-cell office:value-type="float" office:value="507.856" calcext:value-type="float">
            <text:p>507,856</text:p>
          </table:table-cell>
          <table:table-cell office:value-type="float" office:value="7.3425" calcext:value-type="float">
            <text:p>7,3425</text:p>
          </table:table-cell>
          <table:table-cell table:formula="of:=LN([.B510])" office:value-type="float" office:value="1.99367938409064" calcext:value-type="float">
            <text:p>1,99367938409064</text:p>
          </table:table-cell>
        </table:table-row>
        <table:table-row table:style-name="ro1">
          <table:table-cell office:value-type="float" office:value="508.856" calcext:value-type="float">
            <text:p>508,856</text:p>
          </table:table-cell>
          <table:table-cell office:value-type="float" office:value="7.3257" calcext:value-type="float">
            <text:p>7,3257</text:p>
          </table:table-cell>
          <table:table-cell table:formula="of:=LN([.B511])" office:value-type="float" office:value="1.9913887134772" calcext:value-type="float">
            <text:p>1,9913887134772</text:p>
          </table:table-cell>
        </table:table-row>
        <table:table-row table:style-name="ro1">
          <table:table-cell office:value-type="float" office:value="509.856" calcext:value-type="float">
            <text:p>509,856</text:p>
          </table:table-cell>
          <table:table-cell office:value-type="float" office:value="7.2053" calcext:value-type="float">
            <text:p>7,2053</text:p>
          </table:table-cell>
          <table:table-cell table:formula="of:=LN([.B512])" office:value-type="float" office:value="1.97481686633622" calcext:value-type="float">
            <text:p>1,97481686633622</text:p>
          </table:table-cell>
        </table:table-row>
        <table:table-row table:style-name="ro1">
          <table:table-cell office:value-type="float" office:value="510.857" calcext:value-type="float">
            <text:p>510,857</text:p>
          </table:table-cell>
          <table:table-cell office:value-type="float" office:value="7.1587" calcext:value-type="float">
            <text:p>7,1587</text:p>
          </table:table-cell>
          <table:table-cell table:formula="of:=LN([.B513])" office:value-type="float" office:value="1.96832840024196" calcext:value-type="float">
            <text:p>1,96832840024196</text:p>
          </table:table-cell>
        </table:table-row>
        <table:table-row table:style-name="ro1">
          <table:table-cell office:value-type="float" office:value="511.856" calcext:value-type="float">
            <text:p>511,856</text:p>
          </table:table-cell>
          <table:table-cell office:value-type="float" office:value="7.1071" calcext:value-type="float">
            <text:p>7,1071</text:p>
          </table:table-cell>
          <table:table-cell table:formula="of:=LN([.B514])" office:value-type="float" office:value="1.96109428438035" calcext:value-type="float">
            <text:p>1,96109428438035</text:p>
          </table:table-cell>
        </table:table-row>
        <table:table-row table:style-name="ro1">
          <table:table-cell office:value-type="float" office:value="512.857" calcext:value-type="float">
            <text:p>512,857</text:p>
          </table:table-cell>
          <table:table-cell office:value-type="float" office:value="7.0694" calcext:value-type="float">
            <text:p>7,0694</text:p>
          </table:table-cell>
          <table:table-cell table:formula="of:=LN([.B515])" office:value-type="float" office:value="1.95577561067777" calcext:value-type="float">
            <text:p>1,95577561067777</text:p>
          </table:table-cell>
        </table:table-row>
        <table:table-row table:style-name="ro1">
          <table:table-cell office:value-type="float" office:value="513.856" calcext:value-type="float">
            <text:p>513,856</text:p>
          </table:table-cell>
          <table:table-cell office:value-type="float" office:value="7.0417" calcext:value-type="float">
            <text:p>7,0417</text:p>
          </table:table-cell>
          <table:table-cell table:formula="of:=LN([.B516])" office:value-type="float" office:value="1.95184961829173" calcext:value-type="float">
            <text:p>1,95184961829173</text:p>
          </table:table-cell>
        </table:table-row>
        <table:table-row table:style-name="ro1">
          <table:table-cell office:value-type="float" office:value="514.856" calcext:value-type="float">
            <text:p>514,856</text:p>
          </table:table-cell>
          <table:table-cell office:value-type="float" office:value="7.0454" calcext:value-type="float">
            <text:p>7,0454</text:p>
          </table:table-cell>
          <table:table-cell table:formula="of:=LN([.B517])" office:value-type="float" office:value="1.95237492159548" calcext:value-type="float">
            <text:p>1,95237492159548</text:p>
          </table:table-cell>
        </table:table-row>
        <table:table-row table:style-name="ro1">
          <table:table-cell office:value-type="float" office:value="515.856" calcext:value-type="float">
            <text:p>515,856</text:p>
          </table:table-cell>
          <table:table-cell office:value-type="float" office:value="7.0719" calcext:value-type="float">
            <text:p>7,0719</text:p>
          </table:table-cell>
          <table:table-cell table:formula="of:=LN([.B518])" office:value-type="float" office:value="1.95612918496387" calcext:value-type="float">
            <text:p>1,95612918496387</text:p>
          </table:table-cell>
        </table:table-row>
        <table:table-row table:style-name="ro1">
          <table:table-cell office:value-type="float" office:value="516.857" calcext:value-type="float">
            <text:p>516,857</text:p>
          </table:table-cell>
          <table:table-cell office:value-type="float" office:value="7.0824" calcext:value-type="float">
            <text:p>7,0824</text:p>
          </table:table-cell>
          <table:table-cell table:formula="of:=LN([.B519])" office:value-type="float" office:value="1.9576128333147" calcext:value-type="float">
            <text:p>1,9576128333147</text:p>
          </table:table-cell>
        </table:table-row>
        <table:table-row table:style-name="ro1">
          <table:table-cell office:value-type="float" office:value="517.856" calcext:value-type="float">
            <text:p>517,856</text:p>
          </table:table-cell>
          <table:table-cell office:value-type="float" office:value="7.0627" calcext:value-type="float">
            <text:p>7,0627</text:p>
          </table:table-cell>
          <table:table-cell table:formula="of:=LN([.B520])" office:value-type="float" office:value="1.95482741465567" calcext:value-type="float">
            <text:p>1,95482741465567</text:p>
          </table:table-cell>
        </table:table-row>
        <table:table-row table:style-name="ro1">
          <table:table-cell office:value-type="float" office:value="518.856" calcext:value-type="float">
            <text:p>518,856</text:p>
          </table:table-cell>
          <table:table-cell office:value-type="float" office:value="7.0511" calcext:value-type="float">
            <text:p>7,0511</text:p>
          </table:table-cell>
          <table:table-cell table:formula="of:=LN([.B521])" office:value-type="float" office:value="1.95318363302181" calcext:value-type="float">
            <text:p>1,95318363302181</text:p>
          </table:table-cell>
        </table:table-row>
        <table:table-row table:style-name="ro1">
          <table:table-cell office:value-type="float" office:value="519.856" calcext:value-type="float">
            <text:p>519,856</text:p>
          </table:table-cell>
          <table:table-cell office:value-type="float" office:value="7.1002" calcext:value-type="float">
            <text:p>7,1002</text:p>
          </table:table-cell>
          <table:table-cell table:formula="of:=LN([.B522])" office:value-type="float" office:value="1.96012295266462" calcext:value-type="float">
            <text:p>1,96012295266462</text:p>
          </table:table-cell>
        </table:table-row>
        <table:table-row table:style-name="ro1">
          <table:table-cell office:value-type="float" office:value="520.857" calcext:value-type="float">
            <text:p>520,857</text:p>
          </table:table-cell>
          <table:table-cell office:value-type="float" office:value="7.1089" calcext:value-type="float">
            <text:p>7,1089</text:p>
          </table:table-cell>
          <table:table-cell table:formula="of:=LN([.B523])" office:value-type="float" office:value="1.96134752017237" calcext:value-type="float">
            <text:p>1,96134752017237</text:p>
          </table:table-cell>
        </table:table-row>
        <table:table-row table:style-name="ro1">
          <table:table-cell office:value-type="float" office:value="521.856" calcext:value-type="float">
            <text:p>521,856</text:p>
          </table:table-cell>
          <table:table-cell office:value-type="float" office:value="7.0946" calcext:value-type="float">
            <text:p>7,0946</text:p>
          </table:table-cell>
          <table:table-cell table:formula="of:=LN([.B524])" office:value-type="float" office:value="1.95933393129193" calcext:value-type="float">
            <text:p>1,95933393129193</text:p>
          </table:table-cell>
        </table:table-row>
        <table:table-row table:style-name="ro1">
          <table:table-cell office:value-type="float" office:value="522.857" calcext:value-type="float">
            <text:p>522,857</text:p>
          </table:table-cell>
          <table:table-cell office:value-type="float" office:value="7.0801" calcext:value-type="float">
            <text:p>7,0801</text:p>
          </table:table-cell>
          <table:table-cell table:formula="of:=LN([.B525])" office:value-type="float" office:value="1.95728803189967" calcext:value-type="float">
            <text:p>1,95728803189967</text:p>
          </table:table-cell>
        </table:table-row>
        <table:table-row table:style-name="ro1">
          <table:table-cell office:value-type="float" office:value="523.856" calcext:value-type="float">
            <text:p>523,856</text:p>
          </table:table-cell>
          <table:table-cell office:value-type="float" office:value="7.0925" calcext:value-type="float">
            <text:p>7,0925</text:p>
          </table:table-cell>
          <table:table-cell table:formula="of:=LN([.B526])" office:value-type="float" office:value="1.95903788770087" calcext:value-type="float">
            <text:p>1,95903788770087</text:p>
          </table:table-cell>
        </table:table-row>
        <table:table-row table:style-name="ro1">
          <table:table-cell office:value-type="float" office:value="524.856" calcext:value-type="float">
            <text:p>524,856</text:p>
          </table:table-cell>
          <table:table-cell office:value-type="float" office:value="7.1054" calcext:value-type="float">
            <text:p>7,1054</text:p>
          </table:table-cell>
          <table:table-cell table:formula="of:=LN([.B527])" office:value-type="float" office:value="1.96085505834579" calcext:value-type="float">
            <text:p>1,96085505834579</text:p>
          </table:table-cell>
        </table:table-row>
        <table:table-row table:style-name="ro1">
          <table:table-cell office:value-type="float" office:value="525.856" calcext:value-type="float">
            <text:p>525,856</text:p>
          </table:table-cell>
          <table:table-cell office:value-type="float" office:value="7.0771" calcext:value-type="float">
            <text:p>7,0771</text:p>
          </table:table-cell>
          <table:table-cell table:formula="of:=LN([.B528])" office:value-type="float" office:value="1.95686421927501" calcext:value-type="float">
            <text:p>1,95686421927501</text:p>
          </table:table-cell>
        </table:table-row>
        <table:table-row table:style-name="ro1">
          <table:table-cell office:value-type="float" office:value="526.856" calcext:value-type="float">
            <text:p>526,856</text:p>
          </table:table-cell>
          <table:table-cell office:value-type="float" office:value="7.0866" calcext:value-type="float">
            <text:p>7,0866</text:p>
          </table:table-cell>
          <table:table-cell table:formula="of:=LN([.B529])" office:value-type="float" office:value="1.95820567686372" calcext:value-type="float">
            <text:p>1,95820567686372</text:p>
          </table:table-cell>
        </table:table-row>
        <table:table-row table:style-name="ro1">
          <table:table-cell office:value-type="float" office:value="527.856" calcext:value-type="float">
            <text:p>527,856</text:p>
          </table:table-cell>
          <table:table-cell office:value-type="float" office:value="7.074" calcext:value-type="float">
            <text:p>7,074</text:p>
          </table:table-cell>
          <table:table-cell table:formula="of:=LN([.B530])" office:value-type="float" office:value="1.95642609078329" calcext:value-type="float">
            <text:p>1,95642609078329</text:p>
          </table:table-cell>
        </table:table-row>
        <table:table-row table:style-name="ro1">
          <table:table-cell office:value-type="float" office:value="528.856" calcext:value-type="float">
            <text:p>528,856</text:p>
          </table:table-cell>
          <table:table-cell office:value-type="float" office:value="7.0702" calcext:value-type="float">
            <text:p>7,0702</text:p>
          </table:table-cell>
          <table:table-cell table:formula="of:=LN([.B531])" office:value-type="float" office:value="1.95588876805151" calcext:value-type="float">
            <text:p>1,95588876805151</text:p>
          </table:table-cell>
        </table:table-row>
        <table:table-row table:style-name="ro1">
          <table:table-cell office:value-type="float" office:value="529.857" calcext:value-type="float">
            <text:p>529,857</text:p>
          </table:table-cell>
          <table:table-cell office:value-type="float" office:value="7.0551" calcext:value-type="float">
            <text:p>7,0551</text:p>
          </table:table-cell>
          <table:table-cell table:formula="of:=LN([.B532])" office:value-type="float" office:value="1.95375075954876" calcext:value-type="float">
            <text:p>1,95375075954876</text:p>
          </table:table-cell>
        </table:table-row>
        <table:table-row table:style-name="ro1">
          <table:table-cell office:value-type="float" office:value="530.856" calcext:value-type="float">
            <text:p>530,856</text:p>
          </table:table-cell>
          <table:table-cell office:value-type="float" office:value="7.0501" calcext:value-type="float">
            <text:p>7,0501</text:p>
          </table:table-cell>
          <table:table-cell table:formula="of:=LN([.B533])" office:value-type="float" office:value="1.95304180112074" calcext:value-type="float">
            <text:p>1,95304180112074</text:p>
          </table:table-cell>
        </table:table-row>
        <table:table-row table:style-name="ro1">
          <table:table-cell office:value-type="float" office:value="531.857" calcext:value-type="float">
            <text:p>531,857</text:p>
          </table:table-cell>
          <table:table-cell office:value-type="float" office:value="7.0134" calcext:value-type="float">
            <text:p>7,0134</text:p>
          </table:table-cell>
          <table:table-cell table:formula="of:=LN([.B534])" office:value-type="float" office:value="1.94782260485964" calcext:value-type="float">
            <text:p>1,94782260485964</text:p>
          </table:table-cell>
        </table:table-row>
        <table:table-row table:style-name="ro1">
          <table:table-cell office:value-type="float" office:value="532.856" calcext:value-type="float">
            <text:p>532,856</text:p>
          </table:table-cell>
          <table:table-cell office:value-type="float" office:value="7.008" calcext:value-type="float">
            <text:p>7,008</text:p>
          </table:table-cell>
          <table:table-cell table:formula="of:=LN([.B535])" office:value-type="float" office:value="1.94705235363409" calcext:value-type="float">
            <text:p>1,94705235363409</text:p>
          </table:table-cell>
        </table:table-row>
        <table:table-row table:style-name="ro1">
          <table:table-cell office:value-type="float" office:value="533.856" calcext:value-type="float">
            <text:p>533,856</text:p>
          </table:table-cell>
          <table:table-cell office:value-type="float" office:value="6.9545" calcext:value-type="float">
            <text:p>6,9545</text:p>
          </table:table-cell>
          <table:table-cell table:formula="of:=LN([.B536])" office:value-type="float" office:value="1.93938893206505" calcext:value-type="float">
            <text:p>1,93938893206505</text:p>
          </table:table-cell>
        </table:table-row>
        <table:table-row table:style-name="ro1">
          <table:table-cell office:value-type="float" office:value="534.856" calcext:value-type="float">
            <text:p>534,856</text:p>
          </table:table-cell>
          <table:table-cell office:value-type="float" office:value="6.9411" calcext:value-type="float">
            <text:p>6,9411</text:p>
          </table:table-cell>
          <table:table-cell table:formula="of:=LN([.B537])" office:value-type="float" office:value="1.93746026339961" calcext:value-type="float">
            <text:p>1,93746026339961</text:p>
          </table:table-cell>
        </table:table-row>
        <table:table-row table:style-name="ro1">
          <table:table-cell office:value-type="float" office:value="535.856" calcext:value-type="float">
            <text:p>535,856</text:p>
          </table:table-cell>
          <table:table-cell office:value-type="float" office:value="6.9347" calcext:value-type="float">
            <text:p>6,9347</text:p>
          </table:table-cell>
          <table:table-cell table:formula="of:=LN([.B538])" office:value-type="float" office:value="1.93653779399909" calcext:value-type="float">
            <text:p>1,93653779399909</text:p>
          </table:table-cell>
        </table:table-row>
        <table:table-row table:style-name="ro1">
          <table:table-cell office:value-type="float" office:value="536.856" calcext:value-type="float">
            <text:p>536,856</text:p>
          </table:table-cell>
          <table:table-cell office:value-type="float" office:value="7.024" calcext:value-type="float">
            <text:p>7,024</text:p>
          </table:table-cell>
          <table:table-cell table:formula="of:=LN([.B539])" office:value-type="float" office:value="1.94933285633282" calcext:value-type="float">
            <text:p>1,94933285633282</text:p>
          </table:table-cell>
        </table:table-row>
        <table:table-row table:style-name="ro1">
          <table:table-cell office:value-type="float" office:value="537.856" calcext:value-type="float">
            <text:p>537,856</text:p>
          </table:table-cell>
          <table:table-cell office:value-type="float" office:value="7.023" calcext:value-type="float">
            <text:p>7,023</text:p>
          </table:table-cell>
          <table:table-cell table:formula="of:=LN([.B540])" office:value-type="float" office:value="1.94919047717688" calcext:value-type="float">
            <text:p>1,94919047717688</text:p>
          </table:table-cell>
        </table:table-row>
        <table:table-row table:style-name="ro1">
          <table:table-cell office:value-type="float" office:value="538.856" calcext:value-type="float">
            <text:p>538,856</text:p>
          </table:table-cell>
          <table:table-cell office:value-type="float" office:value="7.0265" calcext:value-type="float">
            <text:p>7,0265</text:p>
          </table:table-cell>
          <table:table-cell table:formula="of:=LN([.B541])" office:value-type="float" office:value="1.94968871555866" calcext:value-type="float">
            <text:p>1,94968871555866</text:p>
          </table:table-cell>
        </table:table-row>
        <table:table-row table:style-name="ro1">
          <table:table-cell office:value-type="float" office:value="539.856" calcext:value-type="float">
            <text:p>539,856</text:p>
          </table:table-cell>
          <table:table-cell office:value-type="float" office:value="6.997" calcext:value-type="float">
            <text:p>6,997</text:p>
          </table:table-cell>
          <table:table-cell table:formula="of:=LN([.B542])" office:value-type="float" office:value="1.94548148576376" calcext:value-type="float">
            <text:p>1,94548148576376</text:p>
          </table:table-cell>
        </table:table-row>
        <table:table-row table:style-name="ro1">
          <table:table-cell office:value-type="float" office:value="540.856" calcext:value-type="float">
            <text:p>540,856</text:p>
          </table:table-cell>
          <table:table-cell office:value-type="float" office:value="6.9864" calcext:value-type="float">
            <text:p>6,9864</text:p>
          </table:table-cell>
          <table:table-cell table:formula="of:=LN([.B543])" office:value-type="float" office:value="1.94396540211739" calcext:value-type="float">
            <text:p>1,94396540211739</text:p>
          </table:table-cell>
        </table:table-row>
        <table:table-row table:style-name="ro1">
          <table:table-cell office:value-type="float" office:value="541.856" calcext:value-type="float">
            <text:p>541,856</text:p>
          </table:table-cell>
          <table:table-cell office:value-type="float" office:value="6.9393" calcext:value-type="float">
            <text:p>6,9393</text:p>
          </table:table-cell>
          <table:table-cell table:formula="of:=LN([.B544])" office:value-type="float" office:value="1.93720090487823" calcext:value-type="float">
            <text:p>1,93720090487823</text:p>
          </table:table-cell>
        </table:table-row>
        <table:table-row table:style-name="ro1">
          <table:table-cell office:value-type="float" office:value="542.856" calcext:value-type="float">
            <text:p>542,856</text:p>
          </table:table-cell>
          <table:table-cell office:value-type="float" office:value="6.8778" calcext:value-type="float">
            <text:p>6,8778</text:p>
          </table:table-cell>
          <table:table-cell table:formula="of:=LN([.B545])" office:value-type="float" office:value="1.92829883336688" calcext:value-type="float">
            <text:p>1,92829883336688</text:p>
          </table:table-cell>
        </table:table-row>
        <table:table-row table:style-name="ro1">
          <table:table-cell office:value-type="float" office:value="543.856" calcext:value-type="float">
            <text:p>543,856</text:p>
          </table:table-cell>
          <table:table-cell office:value-type="float" office:value="6.8446" calcext:value-type="float">
            <text:p>6,8446</text:p>
          </table:table-cell>
          <table:table-cell table:formula="of:=LN([.B546])" office:value-type="float" office:value="1.92346002021772" calcext:value-type="float">
            <text:p>1,92346002021772</text:p>
          </table:table-cell>
        </table:table-row>
      </table:table>
      <table:table table:name="20190424_1556116123189_121.3" table:style-name="ta1">
        <table:shapes>
          <draw:frame draw:z-index="0" draw:style-name="gr1" draw:text-style-name="P1" svg:width="27.453cm" svg:height="17.728cm" svg:x="5.346cm" svg:y="0.452cm">
            <draw:object draw:notify-on-update-of-ranges="'20190424_1556116123189_121.3'.A2:'20190424_1556116123189_121.3'.A787 '20190424_1556116123189_121.3'.C1:'20190424_1556116123189_121.3'.C1 '20190424_1556116123189_121.3'.C2:'20190424_1556116123189_121.3'.C78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 (с)</text:p>
          </table:table-cell>
          <table:table-cell office:value-type="string" calcext:value-type="string">
            <text:p>V (мВ)</text:p>
          </table:table-cell>
          <table:table-cell office:value-type="string" calcext:value-type="string">
            <text:p>ln(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854" calcext:value-type="float">
            <text:p>13,3854</text:p>
          </table:table-cell>
          <table:table-cell table:formula="of:=LN([.B2])" office:value-type="float" office:value="2.59416456072452" calcext:value-type="float">
            <text:p>2,59416456072452</text:p>
          </table:table-cell>
        </table:table-row>
        <table:table-row table:style-name="ro1">
          <table:table-cell office:value-type="float" office:value="0.965" calcext:value-type="float">
            <text:p>0,965</text:p>
          </table:table-cell>
          <table:table-cell office:value-type="float" office:value="13.3358" calcext:value-type="float">
            <text:p>13,3358</text:p>
          </table:table-cell>
          <table:table-cell table:formula="of:=LN([.B3])" office:value-type="float" office:value="2.59045214833544" calcext:value-type="float">
            <text:p>2,59045214833544</text:p>
          </table:table-cell>
        </table:table-row>
        <table:table-row table:style-name="ro1">
          <table:table-cell office:value-type="float" office:value="1.931" calcext:value-type="float">
            <text:p>1,931</text:p>
          </table:table-cell>
          <table:table-cell office:value-type="float" office:value="13.2911" calcext:value-type="float">
            <text:p>13,2911</text:p>
          </table:table-cell>
          <table:table-cell table:formula="of:=LN([.B4])" office:value-type="float" office:value="2.58709463829924" calcext:value-type="float">
            <text:p>2,58709463829924</text:p>
          </table:table-cell>
        </table:table-row>
        <table:table-row table:style-name="ro1">
          <table:table-cell office:value-type="float" office:value="2.913" calcext:value-type="float">
            <text:p>2,913</text:p>
          </table:table-cell>
          <table:table-cell office:value-type="float" office:value="13.2108" calcext:value-type="float">
            <text:p>13,2108</text:p>
          </table:table-cell>
          <table:table-cell table:formula="of:=LN([.B5])" office:value-type="float" office:value="2.58103467688222" calcext:value-type="float">
            <text:p>2,58103467688222</text:p>
          </table:table-cell>
        </table:table-row>
        <table:table-row table:style-name="ro1">
          <table:table-cell office:value-type="float" office:value="3.913" calcext:value-type="float">
            <text:p>3,913</text:p>
          </table:table-cell>
          <table:table-cell office:value-type="float" office:value="13.2405" calcext:value-type="float">
            <text:p>13,2405</text:p>
          </table:table-cell>
          <table:table-cell table:formula="of:=LN([.B6])" office:value-type="float" office:value="2.58328031414626" calcext:value-type="float">
            <text:p>2,58328031414626</text:p>
          </table:table-cell>
        </table:table-row>
        <table:table-row table:style-name="ro1">
          <table:table-cell office:value-type="float" office:value="4.913" calcext:value-type="float">
            <text:p>4,913</text:p>
          </table:table-cell>
          <table:table-cell office:value-type="float" office:value="13.2116" calcext:value-type="float">
            <text:p>13,2116</text:p>
          </table:table-cell>
          <table:table-cell table:formula="of:=LN([.B7])" office:value-type="float" office:value="2.58109523156312" calcext:value-type="float">
            <text:p>2,58109523156312</text:p>
          </table:table-cell>
        </table:table-row>
        <table:table-row table:style-name="ro1">
          <table:table-cell office:value-type="float" office:value="5.913" calcext:value-type="float">
            <text:p>5,913</text:p>
          </table:table-cell>
          <table:table-cell office:value-type="float" office:value="13.2065" calcext:value-type="float">
            <text:p>13,2065</text:p>
          </table:table-cell>
          <table:table-cell table:formula="of:=LN([.B8])" office:value-type="float" office:value="2.58070913263372" calcext:value-type="float">
            <text:p>2,58070913263372</text:p>
          </table:table-cell>
        </table:table-row>
        <table:table-row table:style-name="ro1">
          <table:table-cell office:value-type="float" office:value="6.913" calcext:value-type="float">
            <text:p>6,913</text:p>
          </table:table-cell>
          <table:table-cell office:value-type="float" office:value="13.1826" calcext:value-type="float">
            <text:p>13,1826</text:p>
          </table:table-cell>
          <table:table-cell table:formula="of:=LN([.B9])" office:value-type="float" office:value="2.57889777820824" calcext:value-type="float">
            <text:p>2,57889777820824</text:p>
          </table:table-cell>
        </table:table-row>
        <table:table-row table:style-name="ro1">
          <table:table-cell office:value-type="float" office:value="7.913" calcext:value-type="float">
            <text:p>7,913</text:p>
          </table:table-cell>
          <table:table-cell office:value-type="float" office:value="13.1448" calcext:value-type="float">
            <text:p>13,1448</text:p>
          </table:table-cell>
          <table:table-cell table:formula="of:=LN([.B10])" office:value-type="float" office:value="2.57602624315548" calcext:value-type="float">
            <text:p>2,57602624315548</text:p>
          </table:table-cell>
        </table:table-row>
        <table:table-row table:style-name="ro1">
          <table:table-cell office:value-type="float" office:value="8.913" calcext:value-type="float">
            <text:p>8,913</text:p>
          </table:table-cell>
          <table:table-cell office:value-type="float" office:value="13.1775" calcext:value-type="float">
            <text:p>13,1775</text:p>
          </table:table-cell>
          <table:table-cell table:formula="of:=LN([.B11])" office:value-type="float" office:value="2.57851082974722" calcext:value-type="float">
            <text:p>2,57851082974722</text:p>
          </table:table-cell>
        </table:table-row>
        <table:table-row table:style-name="ro1">
          <table:table-cell office:value-type="float" office:value="9.913" calcext:value-type="float">
            <text:p>9,913</text:p>
          </table:table-cell>
          <table:table-cell office:value-type="float" office:value="13.1191" calcext:value-type="float">
            <text:p>13,1191</text:p>
          </table:table-cell>
          <table:table-cell table:formula="of:=LN([.B12])" office:value-type="float" office:value="2.57406918360205" calcext:value-type="float">
            <text:p>2,57406918360205</text:p>
          </table:table-cell>
        </table:table-row>
        <table:table-row table:style-name="ro1">
          <table:table-cell office:value-type="float" office:value="10.913" calcext:value-type="float">
            <text:p>10,913</text:p>
          </table:table-cell>
          <table:table-cell office:value-type="float" office:value="13.1122" calcext:value-type="float">
            <text:p>13,1122</text:p>
          </table:table-cell>
          <table:table-cell table:formula="of:=LN([.B13])" office:value-type="float" office:value="2.57354309452837" calcext:value-type="float">
            <text:p>2,57354309452837</text:p>
          </table:table-cell>
        </table:table-row>
        <table:table-row table:style-name="ro1">
          <table:table-cell office:value-type="float" office:value="11.914" calcext:value-type="float">
            <text:p>11,914</text:p>
          </table:table-cell>
          <table:table-cell office:value-type="float" office:value="13.1628" calcext:value-type="float">
            <text:p>13,1628</text:p>
          </table:table-cell>
          <table:table-cell table:formula="of:=LN([.B14])" office:value-type="float" office:value="2.57739466922315" calcext:value-type="float">
            <text:p>2,57739466922315</text:p>
          </table:table-cell>
        </table:table-row>
        <table:table-row table:style-name="ro1">
          <table:table-cell office:value-type="float" office:value="12.913" calcext:value-type="float">
            <text:p>12,913</text:p>
          </table:table-cell>
          <table:table-cell office:value-type="float" office:value="13.1917" calcext:value-type="float">
            <text:p>13,1917</text:p>
          </table:table-cell>
          <table:table-cell table:formula="of:=LN([.B15])" office:value-type="float" office:value="2.57958784394353" calcext:value-type="float">
            <text:p>2,57958784394353</text:p>
          </table:table-cell>
        </table:table-row>
        <table:table-row table:style-name="ro1">
          <table:table-cell office:value-type="float" office:value="13.913" calcext:value-type="float">
            <text:p>13,913</text:p>
          </table:table-cell>
          <table:table-cell office:value-type="float" office:value="13.1825" calcext:value-type="float">
            <text:p>13,1825</text:p>
          </table:table-cell>
          <table:table-cell table:formula="of:=LN([.B16])" office:value-type="float" office:value="2.57889019242249" calcext:value-type="float">
            <text:p>2,57889019242249</text:p>
          </table:table-cell>
        </table:table-row>
        <table:table-row table:style-name="ro1">
          <table:table-cell office:value-type="float" office:value="14.913" calcext:value-type="float">
            <text:p>14,913</text:p>
          </table:table-cell>
          <table:table-cell office:value-type="float" office:value="13.1079" calcext:value-type="float">
            <text:p>13,1079</text:p>
          </table:table-cell>
          <table:table-cell table:formula="of:=LN([.B17])" office:value-type="float" office:value="2.57321510187857" calcext:value-type="float">
            <text:p>2,57321510187857</text:p>
          </table:table-cell>
        </table:table-row>
        <table:table-row table:style-name="ro1">
          <table:table-cell office:value-type="float" office:value="15.913" calcext:value-type="float">
            <text:p>15,913</text:p>
          </table:table-cell>
          <table:table-cell office:value-type="float" office:value="13.0846" calcext:value-type="float">
            <text:p>13,0846</text:p>
          </table:table-cell>
          <table:table-cell table:formula="of:=LN([.B18])" office:value-type="float" office:value="2.57143596616063" calcext:value-type="float">
            <text:p>2,57143596616063</text:p>
          </table:table-cell>
        </table:table-row>
        <table:table-row table:style-name="ro1">
          <table:table-cell office:value-type="float" office:value="16.913" calcext:value-type="float">
            <text:p>16,913</text:p>
          </table:table-cell>
          <table:table-cell office:value-type="float" office:value="13.0827" calcext:value-type="float">
            <text:p>13,0827</text:p>
          </table:table-cell>
          <table:table-cell table:formula="of:=LN([.B19])" office:value-type="float" office:value="2.57129074674531" calcext:value-type="float">
            <text:p>2,57129074674531</text:p>
          </table:table-cell>
        </table:table-row>
        <table:table-row table:style-name="ro1">
          <table:table-cell office:value-type="float" office:value="17.913" calcext:value-type="float">
            <text:p>17,913</text:p>
          </table:table-cell>
          <table:table-cell office:value-type="float" office:value="13.1425" calcext:value-type="float">
            <text:p>13,1425</text:p>
          </table:table-cell>
          <table:table-cell table:formula="of:=LN([.B20])" office:value-type="float" office:value="2.57585125371147" calcext:value-type="float">
            <text:p>2,57585125371147</text:p>
          </table:table-cell>
        </table:table-row>
        <table:table-row table:style-name="ro1">
          <table:table-cell office:value-type="float" office:value="18.913" calcext:value-type="float">
            <text:p>18,913</text:p>
          </table:table-cell>
          <table:table-cell office:value-type="float" office:value="13.1275" calcext:value-type="float">
            <text:p>13,1275</text:p>
          </table:table-cell>
          <table:table-cell table:formula="of:=LN([.B21])" office:value-type="float" office:value="2.57470926652988" calcext:value-type="float">
            <text:p>2,57470926652988</text:p>
          </table:table-cell>
        </table:table-row>
        <table:table-row table:style-name="ro1">
          <table:table-cell office:value-type="float" office:value="19.913" calcext:value-type="float">
            <text:p>19,913</text:p>
          </table:table-cell>
          <table:table-cell office:value-type="float" office:value="13.1108" calcext:value-type="float">
            <text:p>13,1108</text:p>
          </table:table-cell>
          <table:table-cell table:formula="of:=LN([.B22])" office:value-type="float" office:value="2.57343631803435" calcext:value-type="float">
            <text:p>2,57343631803435</text:p>
          </table:table-cell>
        </table:table-row>
        <table:table-row table:style-name="ro1">
          <table:table-cell office:value-type="float" office:value="20.913" calcext:value-type="float">
            <text:p>20,913</text:p>
          </table:table-cell>
          <table:table-cell office:value-type="float" office:value="13.0448" calcext:value-type="float">
            <text:p>13,0448</text:p>
          </table:table-cell>
          <table:table-cell table:formula="of:=LN([.B23])" office:value-type="float" office:value="2.56838958692651" calcext:value-type="float">
            <text:p>2,56838958692651</text:p>
          </table:table-cell>
        </table:table-row>
        <table:table-row table:style-name="ro1">
          <table:table-cell office:value-type="float" office:value="21.913" calcext:value-type="float">
            <text:p>21,913</text:p>
          </table:table-cell>
          <table:table-cell office:value-type="float" office:value="13.0468" calcext:value-type="float">
            <text:p>13,0468</text:p>
          </table:table-cell>
          <table:table-cell table:formula="of:=LN([.B24])" office:value-type="float" office:value="2.56854289297167" calcext:value-type="float">
            <text:p>2,56854289297167</text:p>
          </table:table-cell>
        </table:table-row>
        <table:table-row table:style-name="ro1">
          <table:table-cell office:value-type="float" office:value="22.914" calcext:value-type="float">
            <text:p>22,914</text:p>
          </table:table-cell>
          <table:table-cell office:value-type="float" office:value="13.0465" calcext:value-type="float">
            <text:p>13,0465</text:p>
          </table:table-cell>
          <table:table-cell table:formula="of:=LN([.B25])" office:value-type="float" office:value="2.56851989856314" calcext:value-type="float">
            <text:p>2,56851989856314</text:p>
          </table:table-cell>
        </table:table-row>
        <table:table-row table:style-name="ro1">
          <table:table-cell office:value-type="float" office:value="23.913" calcext:value-type="float">
            <text:p>23,913</text:p>
          </table:table-cell>
          <table:table-cell office:value-type="float" office:value="13.0846" calcext:value-type="float">
            <text:p>13,0846</text:p>
          </table:table-cell>
          <table:table-cell table:formula="of:=LN([.B26])" office:value-type="float" office:value="2.57143596616063" calcext:value-type="float">
            <text:p>2,57143596616063</text:p>
          </table:table-cell>
        </table:table-row>
        <table:table-row table:style-name="ro1">
          <table:table-cell office:value-type="float" office:value="24.914" calcext:value-type="float">
            <text:p>24,914</text:p>
          </table:table-cell>
          <table:table-cell office:value-type="float" office:value="13.0804" calcext:value-type="float">
            <text:p>13,0804</text:p>
          </table:table-cell>
          <table:table-cell table:formula="of:=LN([.B27])" office:value-type="float" office:value="2.57111492660122" calcext:value-type="float">
            <text:p>2,57111492660122</text:p>
          </table:table-cell>
        </table:table-row>
        <table:table-row table:style-name="ro1">
          <table:table-cell office:value-type="float" office:value="25.913" calcext:value-type="float">
            <text:p>25,913</text:p>
          </table:table-cell>
          <table:table-cell office:value-type="float" office:value="13.055" calcext:value-type="float">
            <text:p>13,055</text:p>
          </table:table-cell>
          <table:table-cell table:formula="of:=LN([.B28])" office:value-type="float" office:value="2.56917120215109" calcext:value-type="float">
            <text:p>2,56917120215109</text:p>
          </table:table-cell>
        </table:table-row>
        <table:table-row table:style-name="ro1">
          <table:table-cell office:value-type="float" office:value="26.913" calcext:value-type="float">
            <text:p>26,913</text:p>
          </table:table-cell>
          <table:table-cell office:value-type="float" office:value="13.1248" calcext:value-type="float">
            <text:p>13,1248</text:p>
          </table:table-cell>
          <table:table-cell table:formula="of:=LN([.B29])" office:value-type="float" office:value="2.57450357026635" calcext:value-type="float">
            <text:p>2,57450357026635</text:p>
          </table:table-cell>
        </table:table-row>
        <table:table-row table:style-name="ro1">
          <table:table-cell office:value-type="float" office:value="27.913" calcext:value-type="float">
            <text:p>27,913</text:p>
          </table:table-cell>
          <table:table-cell office:value-type="float" office:value="13.1054" calcext:value-type="float">
            <text:p>13,1054</text:p>
          </table:table-cell>
          <table:table-cell table:formula="of:=LN([.B30])" office:value-type="float" office:value="2.57302435901082" calcext:value-type="float">
            <text:p>2,57302435901082</text:p>
          </table:table-cell>
        </table:table-row>
        <table:table-row table:style-name="ro1">
          <table:table-cell office:value-type="float" office:value="28.913" calcext:value-type="float">
            <text:p>28,913</text:p>
          </table:table-cell>
          <table:table-cell office:value-type="float" office:value="13.0202" calcext:value-type="float">
            <text:p>13,0202</text:p>
          </table:table-cell>
          <table:table-cell table:formula="of:=LN([.B31])" office:value-type="float" office:value="2.56650199764555" calcext:value-type="float">
            <text:p>2,56650199764555</text:p>
          </table:table-cell>
        </table:table-row>
        <table:table-row table:style-name="ro1">
          <table:table-cell office:value-type="float" office:value="29.914" calcext:value-type="float">
            <text:p>29,914</text:p>
          </table:table-cell>
          <table:table-cell office:value-type="float" office:value="13.0379" calcext:value-type="float">
            <text:p>13,0379</text:p>
          </table:table-cell>
          <table:table-cell table:formula="of:=LN([.B32])" office:value-type="float" office:value="2.56786050058491" calcext:value-type="float">
            <text:p>2,56786050058491</text:p>
          </table:table-cell>
        </table:table-row>
        <table:table-row table:style-name="ro1">
          <table:table-cell office:value-type="float" office:value="30.913" calcext:value-type="float">
            <text:p>30,913</text:p>
          </table:table-cell>
          <table:table-cell office:value-type="float" office:value="12.9841" calcext:value-type="float">
            <text:p>12,9841</text:p>
          </table:table-cell>
          <table:table-cell table:formula="of:=LN([.B33])" office:value-type="float" office:value="2.56372553196945" calcext:value-type="float">
            <text:p>2,56372553196945</text:p>
          </table:table-cell>
        </table:table-row>
        <table:table-row table:style-name="ro1">
          <table:table-cell office:value-type="float" office:value="31.913" calcext:value-type="float">
            <text:p>31,913</text:p>
          </table:table-cell>
          <table:table-cell office:value-type="float" office:value="12.9699" calcext:value-type="float">
            <text:p>12,9699</text:p>
          </table:table-cell>
          <table:table-cell table:formula="of:=LN([.B34])" office:value-type="float" office:value="2.5626312881984" calcext:value-type="float">
            <text:p>2,5626312881984</text:p>
          </table:table-cell>
        </table:table-row>
        <table:table-row table:style-name="ro1">
          <table:table-cell office:value-type="float" office:value="32.913" calcext:value-type="float">
            <text:p>32,913</text:p>
          </table:table-cell>
          <table:table-cell office:value-type="float" office:value="13.0065" calcext:value-type="float">
            <text:p>13,0065</text:p>
          </table:table-cell>
          <table:table-cell table:formula="of:=LN([.B35])" office:value-type="float" office:value="2.56544923250319" calcext:value-type="float">
            <text:p>2,56544923250319</text:p>
          </table:table-cell>
        </table:table-row>
        <table:table-row table:style-name="ro1">
          <table:table-cell office:value-type="float" office:value="33.913" calcext:value-type="float">
            <text:p>33,913</text:p>
          </table:table-cell>
          <table:table-cell office:value-type="float" office:value="13.0425" calcext:value-type="float">
            <text:p>13,0425</text:p>
          </table:table-cell>
          <table:table-cell table:formula="of:=LN([.B36])" office:value-type="float" office:value="2.56821325591441" calcext:value-type="float">
            <text:p>2,56821325591441</text:p>
          </table:table-cell>
        </table:table-row>
        <table:table-row table:style-name="ro1">
          <table:table-cell office:value-type="float" office:value="34.914" calcext:value-type="float">
            <text:p>34,914</text:p>
          </table:table-cell>
          <table:table-cell office:value-type="float" office:value="13.0538" calcext:value-type="float">
            <text:p>13,0538</text:p>
          </table:table-cell>
          <table:table-cell table:formula="of:=LN([.B37])" office:value-type="float" office:value="2.56907927912124" calcext:value-type="float">
            <text:p>2,56907927912124</text:p>
          </table:table-cell>
        </table:table-row>
        <table:table-row table:style-name="ro1">
          <table:table-cell office:value-type="float" office:value="35.913" calcext:value-type="float">
            <text:p>35,913</text:p>
          </table:table-cell>
          <table:table-cell office:value-type="float" office:value="13.0685" calcext:value-type="float">
            <text:p>13,0685</text:p>
          </table:table-cell>
          <table:table-cell table:formula="of:=LN([.B38])" office:value-type="float" office:value="2.57020475440877" calcext:value-type="float">
            <text:p>2,57020475440877</text:p>
          </table:table-cell>
        </table:table-row>
        <table:table-row table:style-name="ro1">
          <table:table-cell office:value-type="float" office:value="36.913" calcext:value-type="float">
            <text:p>36,913</text:p>
          </table:table-cell>
          <table:table-cell office:value-type="float" office:value="13.0261" calcext:value-type="float">
            <text:p>13,0261</text:p>
          </table:table-cell>
          <table:table-cell table:formula="of:=LN([.B39])" office:value-type="float" office:value="2.56695503704853" calcext:value-type="float">
            <text:p>2,56695503704853</text:p>
          </table:table-cell>
        </table:table-row>
        <table:table-row table:style-name="ro1">
          <table:table-cell office:value-type="float" office:value="37.913" calcext:value-type="float">
            <text:p>37,913</text:p>
          </table:table-cell>
          <table:table-cell office:value-type="float" office:value="13.0078" calcext:value-type="float">
            <text:p>13,0078</text:p>
          </table:table-cell>
          <table:table-cell table:formula="of:=LN([.B40])" office:value-type="float" office:value="2.5655491775335" calcext:value-type="float">
            <text:p>2,5655491775335</text:p>
          </table:table-cell>
        </table:table-row>
        <table:table-row table:style-name="ro1">
          <table:table-cell office:value-type="float" office:value="38.913" calcext:value-type="float">
            <text:p>38,913</text:p>
          </table:table-cell>
          <table:table-cell office:value-type="float" office:value="13.0133" calcext:value-type="float">
            <text:p>13,0133</text:p>
          </table:table-cell>
          <table:table-cell table:formula="of:=LN([.B41])" office:value-type="float" office:value="2.56597191139809" calcext:value-type="float">
            <text:p>2,56597191139809</text:p>
          </table:table-cell>
        </table:table-row>
        <table:table-row table:style-name="ro1">
          <table:table-cell office:value-type="float" office:value="39.913" calcext:value-type="float">
            <text:p>39,913</text:p>
          </table:table-cell>
          <table:table-cell office:value-type="float" office:value="13.0565" calcext:value-type="float">
            <text:p>13,0565</text:p>
          </table:table-cell>
          <table:table-cell table:formula="of:=LN([.B42])" office:value-type="float" office:value="2.56928609405708" calcext:value-type="float">
            <text:p>2,56928609405708</text:p>
          </table:table-cell>
        </table:table-row>
        <table:table-row table:style-name="ro1">
          <table:table-cell office:value-type="float" office:value="40.913" calcext:value-type="float">
            <text:p>40,913</text:p>
          </table:table-cell>
          <table:table-cell office:value-type="float" office:value="13.0679" calcext:value-type="float">
            <text:p>13,0679</text:p>
          </table:table-cell>
          <table:table-cell table:formula="of:=LN([.B43])" office:value-type="float" office:value="2.57015884142917" calcext:value-type="float">
            <text:p>2,57015884142917</text:p>
          </table:table-cell>
        </table:table-row>
        <table:table-row table:style-name="ro1">
          <table:table-cell office:value-type="float" office:value="41.913" calcext:value-type="float">
            <text:p>41,913</text:p>
          </table:table-cell>
          <table:table-cell office:value-type="float" office:value="13.0489" calcext:value-type="float">
            <text:p>13,0489</text:p>
          </table:table-cell>
          <table:table-cell table:formula="of:=LN([.B44])" office:value-type="float" office:value="2.56870383902826" calcext:value-type="float">
            <text:p>2,56870383902826</text:p>
          </table:table-cell>
        </table:table-row>
        <table:table-row table:style-name="ro1">
          <table:table-cell office:value-type="float" office:value="42.913" calcext:value-type="float">
            <text:p>42,913</text:p>
          </table:table-cell>
          <table:table-cell office:value-type="float" office:value="12.8918" calcext:value-type="float">
            <text:p>12,8918</text:p>
          </table:table-cell>
          <table:table-cell table:formula="of:=LN([.B45])" office:value-type="float" office:value="2.55659145033611" calcext:value-type="float">
            <text:p>2,55659145033611</text:p>
          </table:table-cell>
        </table:table-row>
        <table:table-row table:style-name="ro1">
          <table:table-cell office:value-type="float" office:value="43.913" calcext:value-type="float">
            <text:p>43,913</text:p>
          </table:table-cell>
          <table:table-cell office:value-type="float" office:value="12.8536" calcext:value-type="float">
            <text:p>12,8536</text:p>
          </table:table-cell>
          <table:table-cell table:formula="of:=LN([.B46])" office:value-type="float" office:value="2.55362392774699" calcext:value-type="float">
            <text:p>2,55362392774699</text:p>
          </table:table-cell>
        </table:table-row>
        <table:table-row table:style-name="ro1">
          <table:table-cell office:value-type="float" office:value="44.913" calcext:value-type="float">
            <text:p>44,913</text:p>
          </table:table-cell>
          <table:table-cell office:value-type="float" office:value="12.8376" calcext:value-type="float">
            <text:p>12,8376</text:p>
          </table:table-cell>
          <table:table-cell table:formula="of:=LN([.B47])" office:value-type="float" office:value="2.55237836490301" calcext:value-type="float">
            <text:p>2,55237836490301</text:p>
          </table:table-cell>
        </table:table-row>
        <table:table-row table:style-name="ro1">
          <table:table-cell office:value-type="float" office:value="45.913" calcext:value-type="float">
            <text:p>45,913</text:p>
          </table:table-cell>
          <table:table-cell office:value-type="float" office:value="12.8433" calcext:value-type="float">
            <text:p>12,8433</text:p>
          </table:table-cell>
          <table:table-cell table:formula="of:=LN([.B48])" office:value-type="float" office:value="2.55282227458637" calcext:value-type="float">
            <text:p>2,55282227458637</text:p>
          </table:table-cell>
        </table:table-row>
        <table:table-row table:style-name="ro1">
          <table:table-cell office:value-type="float" office:value="46.913" calcext:value-type="float">
            <text:p>46,913</text:p>
          </table:table-cell>
          <table:table-cell office:value-type="float" office:value="12.8894" calcext:value-type="float">
            <text:p>12,8894</text:p>
          </table:table-cell>
          <table:table-cell table:formula="of:=LN([.B49])" office:value-type="float" office:value="2.55640526815631" calcext:value-type="float">
            <text:p>2,55640526815631</text:p>
          </table:table-cell>
        </table:table-row>
        <table:table-row table:style-name="ro1">
          <table:table-cell office:value-type="float" office:value="47.913" calcext:value-type="float">
            <text:p>47,913</text:p>
          </table:table-cell>
          <table:table-cell office:value-type="float" office:value="12.8857" calcext:value-type="float">
            <text:p>12,8857</text:p>
          </table:table-cell>
          <table:table-cell table:formula="of:=LN([.B50])" office:value-type="float" office:value="2.5561181693652" calcext:value-type="float">
            <text:p>2,5561181693652</text:p>
          </table:table-cell>
        </table:table-row>
        <table:table-row table:style-name="ro1">
          <table:table-cell office:value-type="float" office:value="48.913" calcext:value-type="float">
            <text:p>48,913</text:p>
          </table:table-cell>
          <table:table-cell office:value-type="float" office:value="12.801" calcext:value-type="float">
            <text:p>12,801</text:p>
          </table:table-cell>
          <table:table-cell table:formula="of:=LN([.B51])" office:value-type="float" office:value="2.54952329287397" calcext:value-type="float">
            <text:p>2,54952329287397</text:p>
          </table:table-cell>
        </table:table-row>
        <table:table-row table:style-name="ro1">
          <table:table-cell office:value-type="float" office:value="49.914" calcext:value-type="float">
            <text:p>49,914</text:p>
          </table:table-cell>
          <table:table-cell office:value-type="float" office:value="12.7805" calcext:value-type="float">
            <text:p>12,7805</text:p>
          </table:table-cell>
          <table:table-cell table:formula="of:=LN([.B52])" office:value-type="float" office:value="2.54792057181475" calcext:value-type="float">
            <text:p>2,54792057181475</text:p>
          </table:table-cell>
        </table:table-row>
        <table:table-row table:style-name="ro1">
          <table:table-cell office:value-type="float" office:value="50.913" calcext:value-type="float">
            <text:p>50,913</text:p>
          </table:table-cell>
          <table:table-cell office:value-type="float" office:value="12.7654" calcext:value-type="float">
            <text:p>12,7654</text:p>
          </table:table-cell>
          <table:table-cell table:formula="of:=LN([.B53])" office:value-type="float" office:value="2.546738385886" calcext:value-type="float">
            <text:p>2,546738385886</text:p>
          </table:table-cell>
        </table:table-row>
        <table:table-row table:style-name="ro1">
          <table:table-cell office:value-type="float" office:value="51.917" calcext:value-type="float">
            <text:p>51,917</text:p>
          </table:table-cell>
          <table:table-cell office:value-type="float" office:value="12.7331" calcext:value-type="float">
            <text:p>12,7331</text:p>
          </table:table-cell>
          <table:table-cell table:formula="of:=LN([.B54])" office:value-type="float" office:value="2.54420490216919" calcext:value-type="float">
            <text:p>2,54420490216919</text:p>
          </table:table-cell>
        </table:table-row>
        <table:table-row table:style-name="ro1">
          <table:table-cell office:value-type="float" office:value="52.913" calcext:value-type="float">
            <text:p>52,913</text:p>
          </table:table-cell>
          <table:table-cell office:value-type="float" office:value="12.7121" calcext:value-type="float">
            <text:p>12,7121</text:p>
          </table:table-cell>
          <table:table-cell table:formula="of:=LN([.B55])" office:value-type="float" office:value="2.54255429578623" calcext:value-type="float">
            <text:p>2,54255429578623</text:p>
          </table:table-cell>
        </table:table-row>
        <table:table-row table:style-name="ro1">
          <table:table-cell office:value-type="float" office:value="53.913" calcext:value-type="float">
            <text:p>53,913</text:p>
          </table:table-cell>
          <table:table-cell office:value-type="float" office:value="12.6626" calcext:value-type="float">
            <text:p>12,6626</text:p>
          </table:table-cell>
          <table:table-cell table:formula="of:=LN([.B56])" office:value-type="float" office:value="2.53865276687827" calcext:value-type="float">
            <text:p>2,53865276687827</text:p>
          </table:table-cell>
        </table:table-row>
        <table:table-row table:style-name="ro1">
          <table:table-cell office:value-type="float" office:value="54.913" calcext:value-type="float">
            <text:p>54,913</text:p>
          </table:table-cell>
          <table:table-cell office:value-type="float" office:value="12.7089" calcext:value-type="float">
            <text:p>12,7089</text:p>
          </table:table-cell>
          <table:table-cell table:formula="of:=LN([.B57])" office:value-type="float" office:value="2.54230253542929" calcext:value-type="float">
            <text:p>2,54230253542929</text:p>
          </table:table-cell>
        </table:table-row>
        <table:table-row table:style-name="ro1">
          <table:table-cell office:value-type="float" office:value="55.913" calcext:value-type="float">
            <text:p>55,913</text:p>
          </table:table-cell>
          <table:table-cell office:value-type="float" office:value="12.7621" calcext:value-type="float">
            <text:p>12,7621</text:p>
          </table:table-cell>
          <table:table-cell table:formula="of:=LN([.B58])" office:value-type="float" office:value="2.54647984117788" calcext:value-type="float">
            <text:p>2,54647984117788</text:p>
          </table:table-cell>
        </table:table-row>
        <table:table-row table:style-name="ro1">
          <table:table-cell office:value-type="float" office:value="56.913" calcext:value-type="float">
            <text:p>56,913</text:p>
          </table:table-cell>
          <table:table-cell office:value-type="float" office:value="12.7251" calcext:value-type="float">
            <text:p>12,7251</text:p>
          </table:table-cell>
          <table:table-cell table:formula="of:=LN([.B59])" office:value-type="float" office:value="2.54357642095188" calcext:value-type="float">
            <text:p>2,54357642095188</text:p>
          </table:table-cell>
        </table:table-row>
        <table:table-row table:style-name="ro1">
          <table:table-cell office:value-type="float" office:value="57.913" calcext:value-type="float">
            <text:p>57,913</text:p>
          </table:table-cell>
          <table:table-cell office:value-type="float" office:value="12.6843" calcext:value-type="float">
            <text:p>12,6843</text:p>
          </table:table-cell>
          <table:table-cell table:formula="of:=LN([.B60])" office:value-type="float" office:value="2.54036500824124" calcext:value-type="float">
            <text:p>2,54036500824124</text:p>
          </table:table-cell>
        </table:table-row>
        <table:table-row table:style-name="ro1">
          <table:table-cell office:value-type="float" office:value="58.914" calcext:value-type="float">
            <text:p>58,914</text:p>
          </table:table-cell>
          <table:table-cell office:value-type="float" office:value="12.6598" calcext:value-type="float">
            <text:p>12,6598</text:p>
          </table:table-cell>
          <table:table-cell table:formula="of:=LN([.B61])" office:value-type="float" office:value="2.53843161880293" calcext:value-type="float">
            <text:p>2,53843161880293</text:p>
          </table:table-cell>
        </table:table-row>
        <table:table-row table:style-name="ro1">
          <table:table-cell office:value-type="float" office:value="59.913" calcext:value-type="float">
            <text:p>59,913</text:p>
          </table:table-cell>
          <table:table-cell office:value-type="float" office:value="12.6643" calcext:value-type="float">
            <text:p>12,6643</text:p>
          </table:table-cell>
          <table:table-cell table:formula="of:=LN([.B62])" office:value-type="float" office:value="2.53878701149585" calcext:value-type="float">
            <text:p>2,53878701149585</text:p>
          </table:table-cell>
        </table:table-row>
        <table:table-row table:style-name="ro1">
          <table:table-cell office:value-type="float" office:value="60.913" calcext:value-type="float">
            <text:p>60,913</text:p>
          </table:table-cell>
          <table:table-cell office:value-type="float" office:value="12.6872" calcext:value-type="float">
            <text:p>12,6872</text:p>
          </table:table-cell>
          <table:table-cell table:formula="of:=LN([.B63])" office:value-type="float" office:value="2.54059361120225" calcext:value-type="float">
            <text:p>2,54059361120225</text:p>
          </table:table-cell>
        </table:table-row>
        <table:table-row table:style-name="ro1">
          <table:table-cell office:value-type="float" office:value="61.913" calcext:value-type="float">
            <text:p>61,913</text:p>
          </table:table-cell>
          <table:table-cell office:value-type="float" office:value="12.6701" calcext:value-type="float">
            <text:p>12,6701</text:p>
          </table:table-cell>
          <table:table-cell table:formula="of:=LN([.B64])" office:value-type="float" office:value="2.53924488696173" calcext:value-type="float">
            <text:p>2,53924488696173</text:p>
          </table:table-cell>
        </table:table-row>
        <table:table-row table:style-name="ro1">
          <table:table-cell office:value-type="float" office:value="62.913" calcext:value-type="float">
            <text:p>62,913</text:p>
          </table:table-cell>
          <table:table-cell office:value-type="float" office:value="12.6645" calcext:value-type="float">
            <text:p>12,6645</text:p>
          </table:table-cell>
          <table:table-cell table:formula="of:=LN([.B65])" office:value-type="float" office:value="2.53880280379553" calcext:value-type="float">
            <text:p>2,53880280379553</text:p>
          </table:table-cell>
        </table:table-row>
        <table:table-row table:style-name="ro1">
          <table:table-cell office:value-type="float" office:value="63.913" calcext:value-type="float">
            <text:p>63,913</text:p>
          </table:table-cell>
          <table:table-cell office:value-type="float" office:value="12.6325" calcext:value-type="float">
            <text:p>12,6325</text:p>
          </table:table-cell>
          <table:table-cell table:formula="of:=LN([.B66])" office:value-type="float" office:value="2.53627285818393" calcext:value-type="float">
            <text:p>2,53627285818393</text:p>
          </table:table-cell>
        </table:table-row>
        <table:table-row table:style-name="ro1">
          <table:table-cell office:value-type="float" office:value="64.914" calcext:value-type="float">
            <text:p>64,914</text:p>
          </table:table-cell>
          <table:table-cell office:value-type="float" office:value="12.6045" calcext:value-type="float">
            <text:p>12,6045</text:p>
          </table:table-cell>
          <table:table-cell table:formula="of:=LN([.B67])" office:value-type="float" office:value="2.53405389305425" calcext:value-type="float">
            <text:p>2,53405389305425</text:p>
          </table:table-cell>
        </table:table-row>
        <table:table-row table:style-name="ro1">
          <table:table-cell office:value-type="float" office:value="65.913" calcext:value-type="float">
            <text:p>65,913</text:p>
          </table:table-cell>
          <table:table-cell office:value-type="float" office:value="12.6097" calcext:value-type="float">
            <text:p>12,6097</text:p>
          </table:table-cell>
          <table:table-cell table:formula="of:=LN([.B68])" office:value-type="float" office:value="2.53446635905148" calcext:value-type="float">
            <text:p>2,53446635905148</text:p>
          </table:table-cell>
        </table:table-row>
        <table:table-row table:style-name="ro1">
          <table:table-cell office:value-type="float" office:value="66.913" calcext:value-type="float">
            <text:p>66,913</text:p>
          </table:table-cell>
          <table:table-cell office:value-type="float" office:value="12.6328" calcext:value-type="float">
            <text:p>12,6328</text:p>
          </table:table-cell>
          <table:table-cell table:formula="of:=LN([.B69])" office:value-type="float" office:value="2.5362966061703" calcext:value-type="float">
            <text:p>2,5362966061703</text:p>
          </table:table-cell>
        </table:table-row>
        <table:table-row table:style-name="ro1">
          <table:table-cell office:value-type="float" office:value="67.913" calcext:value-type="float">
            <text:p>67,913</text:p>
          </table:table-cell>
          <table:table-cell office:value-type="float" office:value="12.6169" calcext:value-type="float">
            <text:p>12,6169</text:p>
          </table:table-cell>
          <table:table-cell table:formula="of:=LN([.B70])" office:value-type="float" office:value="2.53503718509982" calcext:value-type="float">
            <text:p>2,53503718509982</text:p>
          </table:table-cell>
        </table:table-row>
        <table:table-row table:style-name="ro1">
          <table:table-cell office:value-type="float" office:value="68.913" calcext:value-type="float">
            <text:p>68,913</text:p>
          </table:table-cell>
          <table:table-cell office:value-type="float" office:value="12.6218" calcext:value-type="float">
            <text:p>12,6218</text:p>
          </table:table-cell>
          <table:table-cell table:formula="of:=LN([.B71])" office:value-type="float" office:value="2.53542547768712" calcext:value-type="float">
            <text:p>2,53542547768712</text:p>
          </table:table-cell>
        </table:table-row>
        <table:table-row table:style-name="ro1">
          <table:table-cell office:value-type="float" office:value="69.913" calcext:value-type="float">
            <text:p>69,913</text:p>
          </table:table-cell>
          <table:table-cell office:value-type="float" office:value="12.5831" calcext:value-type="float">
            <text:p>12,5831</text:p>
          </table:table-cell>
          <table:table-cell table:formula="of:=LN([.B72])" office:value-type="float" office:value="2.53235464380864" calcext:value-type="float">
            <text:p>2,53235464380864</text:p>
          </table:table-cell>
        </table:table-row>
        <table:table-row table:style-name="ro1">
          <table:table-cell office:value-type="float" office:value="70.914" calcext:value-type="float">
            <text:p>70,914</text:p>
          </table:table-cell>
          <table:table-cell office:value-type="float" office:value="12.5686" calcext:value-type="float">
            <text:p>12,5686</text:p>
          </table:table-cell>
          <table:table-cell table:formula="of:=LN([.B73])" office:value-type="float" office:value="2.5312016401066" calcext:value-type="float">
            <text:p>2,5312016401066</text:p>
          </table:table-cell>
        </table:table-row>
        <table:table-row table:style-name="ro1">
          <table:table-cell office:value-type="float" office:value="71.914" calcext:value-type="float">
            <text:p>71,914</text:p>
          </table:table-cell>
          <table:table-cell office:value-type="float" office:value="12.5558" calcext:value-type="float">
            <text:p>12,5558</text:p>
          </table:table-cell>
          <table:table-cell table:formula="of:=LN([.B74])" office:value-type="float" office:value="2.53018271021315" calcext:value-type="float">
            <text:p>2,53018271021315</text:p>
          </table:table-cell>
        </table:table-row>
        <table:table-row table:style-name="ro1">
          <table:table-cell office:value-type="float" office:value="72.913" calcext:value-type="float">
            <text:p>72,913</text:p>
          </table:table-cell>
          <table:table-cell office:value-type="float" office:value="12.5591" calcext:value-type="float">
            <text:p>12,5591</text:p>
          </table:table-cell>
          <table:table-cell table:formula="of:=LN([.B75])" office:value-type="float" office:value="2.53044550242168" calcext:value-type="float">
            <text:p>2,53044550242168</text:p>
          </table:table-cell>
        </table:table-row>
        <table:table-row table:style-name="ro1">
          <table:table-cell office:value-type="float" office:value="73.913" calcext:value-type="float">
            <text:p>73,913</text:p>
          </table:table-cell>
          <table:table-cell office:value-type="float" office:value="12.5691" calcext:value-type="float">
            <text:p>12,5691</text:p>
          </table:table-cell>
          <table:table-cell table:formula="of:=LN([.B76])" office:value-type="float" office:value="2.53124142099348" calcext:value-type="float">
            <text:p>2,53124142099348</text:p>
          </table:table-cell>
        </table:table-row>
        <table:table-row table:style-name="ro1">
          <table:table-cell office:value-type="float" office:value="74.913" calcext:value-type="float">
            <text:p>74,913</text:p>
          </table:table-cell>
          <table:table-cell office:value-type="float" office:value="12.5825" calcext:value-type="float">
            <text:p>12,5825</text:p>
          </table:table-cell>
          <table:table-cell table:formula="of:=LN([.B77])" office:value-type="float" office:value="2.53230695966838" calcext:value-type="float">
            <text:p>2,53230695966838</text:p>
          </table:table-cell>
        </table:table-row>
        <table:table-row table:style-name="ro1">
          <table:table-cell office:value-type="float" office:value="75.914" calcext:value-type="float">
            <text:p>75,914</text:p>
          </table:table-cell>
          <table:table-cell office:value-type="float" office:value="12.5381" calcext:value-type="float">
            <text:p>12,5381</text:p>
          </table:table-cell>
          <table:table-cell table:formula="of:=LN([.B78])" office:value-type="float" office:value="2.52877200857368" calcext:value-type="float">
            <text:p>2,52877200857368</text:p>
          </table:table-cell>
        </table:table-row>
        <table:table-row table:style-name="ro1">
          <table:table-cell office:value-type="float" office:value="76.913" calcext:value-type="float">
            <text:p>76,913</text:p>
          </table:table-cell>
          <table:table-cell office:value-type="float" office:value="12.5062" calcext:value-type="float">
            <text:p>12,5062</text:p>
          </table:table-cell>
          <table:table-cell table:formula="of:=LN([.B79])" office:value-type="float" office:value="2.52622452134091" calcext:value-type="float">
            <text:p>2,52622452134091</text:p>
          </table:table-cell>
        </table:table-row>
        <table:table-row table:style-name="ro1">
          <table:table-cell office:value-type="float" office:value="77.913" calcext:value-type="float">
            <text:p>77,913</text:p>
          </table:table-cell>
          <table:table-cell office:value-type="float" office:value="12.4939" calcext:value-type="float">
            <text:p>12,4939</text:p>
          </table:table-cell>
          <table:table-cell table:formula="of:=LN([.B80])" office:value-type="float" office:value="2.5252405251975" calcext:value-type="float">
            <text:p>2,5252405251975</text:p>
          </table:table-cell>
        </table:table-row>
        <table:table-row table:style-name="ro1">
          <table:table-cell office:value-type="float" office:value="78.913" calcext:value-type="float">
            <text:p>78,913</text:p>
          </table:table-cell>
          <table:table-cell office:value-type="float" office:value="12.4814" calcext:value-type="float">
            <text:p>12,4814</text:p>
          </table:table-cell>
          <table:table-cell table:formula="of:=LN([.B81])" office:value-type="float" office:value="2.52423953613681" calcext:value-type="float">
            <text:p>2,52423953613681</text:p>
          </table:table-cell>
        </table:table-row>
        <table:table-row table:style-name="ro1">
          <table:table-cell office:value-type="float" office:value="79.913" calcext:value-type="float">
            <text:p>79,913</text:p>
          </table:table-cell>
          <table:table-cell office:value-type="float" office:value="12.4826" calcext:value-type="float">
            <text:p>12,4826</text:p>
          </table:table-cell>
          <table:table-cell table:formula="of:=LN([.B82])" office:value-type="float" office:value="2.52433567457624" calcext:value-type="float">
            <text:p>2,52433567457624</text:p>
          </table:table-cell>
        </table:table-row>
        <table:table-row table:style-name="ro1">
          <table:table-cell office:value-type="float" office:value="80.914" calcext:value-type="float">
            <text:p>80,914</text:p>
          </table:table-cell>
          <table:table-cell office:value-type="float" office:value="12.4674" calcext:value-type="float">
            <text:p>12,4674</text:p>
          </table:table-cell>
          <table:table-cell table:formula="of:=LN([.B83])" office:value-type="float" office:value="2.52311723755175" calcext:value-type="float">
            <text:p>2,52311723755175</text:p>
          </table:table-cell>
        </table:table-row>
        <table:table-row table:style-name="ro1">
          <table:table-cell office:value-type="float" office:value="81.913" calcext:value-type="float">
            <text:p>81,913</text:p>
          </table:table-cell>
          <table:table-cell office:value-type="float" office:value="12.4618" calcext:value-type="float">
            <text:p>12,4618</text:p>
          </table:table-cell>
          <table:table-cell table:formula="of:=LN([.B84])" office:value-type="float" office:value="2.52266796520493" calcext:value-type="float">
            <text:p>2,52266796520493</text:p>
          </table:table-cell>
        </table:table-row>
        <table:table-row table:style-name="ro1">
          <table:table-cell office:value-type="float" office:value="82.913" calcext:value-type="float">
            <text:p>82,913</text:p>
          </table:table-cell>
          <table:table-cell office:value-type="float" office:value="12.464" calcext:value-type="float">
            <text:p>12,464</text:p>
          </table:table-cell>
          <table:table-cell table:formula="of:=LN([.B85])" office:value-type="float" office:value="2.52284448912839" calcext:value-type="float">
            <text:p>2,52284448912839</text:p>
          </table:table-cell>
        </table:table-row>
        <table:table-row table:style-name="ro1">
          <table:table-cell office:value-type="float" office:value="83.913" calcext:value-type="float">
            <text:p>83,913</text:p>
          </table:table-cell>
          <table:table-cell office:value-type="float" office:value="12.4654" calcext:value-type="float">
            <text:p>12,4654</text:p>
          </table:table-cell>
          <table:table-cell table:formula="of:=LN([.B86])" office:value-type="float" office:value="2.52295680631224" calcext:value-type="float">
            <text:p>2,52295680631224</text:p>
          </table:table-cell>
        </table:table-row>
        <table:table-row table:style-name="ro1">
          <table:table-cell office:value-type="float" office:value="84.913" calcext:value-type="float">
            <text:p>84,913</text:p>
          </table:table-cell>
          <table:table-cell office:value-type="float" office:value="12.4603" calcext:value-type="float">
            <text:p>12,4603</text:p>
          </table:table-cell>
          <table:table-cell table:formula="of:=LN([.B87])" office:value-type="float" office:value="2.52254759011601" calcext:value-type="float">
            <text:p>2,52254759011601</text:p>
          </table:table-cell>
        </table:table-row>
        <table:table-row table:style-name="ro1">
          <table:table-cell office:value-type="float" office:value="85.914" calcext:value-type="float">
            <text:p>85,914</text:p>
          </table:table-cell>
          <table:table-cell office:value-type="float" office:value="12.4585" calcext:value-type="float">
            <text:p>12,4585</text:p>
          </table:table-cell>
          <table:table-cell table:formula="of:=LN([.B88])" office:value-type="float" office:value="2.52240312087968" calcext:value-type="float">
            <text:p>2,52240312087968</text:p>
          </table:table-cell>
        </table:table-row>
        <table:table-row table:style-name="ro1">
          <table:table-cell office:value-type="float" office:value="86.913" calcext:value-type="float">
            <text:p>86,913</text:p>
          </table:table-cell>
          <table:table-cell office:value-type="float" office:value="12.4141" calcext:value-type="float">
            <text:p>12,4141</text:p>
          </table:table-cell>
          <table:table-cell table:formula="of:=LN([.B89])" office:value-type="float" office:value="2.51883292338031" calcext:value-type="float">
            <text:p>2,51883292338031</text:p>
          </table:table-cell>
        </table:table-row>
        <table:table-row table:style-name="ro1">
          <table:table-cell office:value-type="float" office:value="87.913" calcext:value-type="float">
            <text:p>87,913</text:p>
          </table:table-cell>
          <table:table-cell office:value-type="float" office:value="12.4191" calcext:value-type="float">
            <text:p>12,4191</text:p>
          </table:table-cell>
          <table:table-cell table:formula="of:=LN([.B90])" office:value-type="float" office:value="2.51923561011159" calcext:value-type="float">
            <text:p>2,51923561011159</text:p>
          </table:table-cell>
        </table:table-row>
        <table:table-row table:style-name="ro1">
          <table:table-cell office:value-type="float" office:value="88.913" calcext:value-type="float">
            <text:p>88,913</text:p>
          </table:table-cell>
          <table:table-cell office:value-type="float" office:value="12.4104" calcext:value-type="float">
            <text:p>12,4104</text:p>
          </table:table-cell>
          <table:table-cell table:formula="of:=LN([.B91])" office:value-type="float" office:value="2.51853483076798" calcext:value-type="float">
            <text:p>2,51853483076798</text:p>
          </table:table-cell>
        </table:table-row>
        <table:table-row table:style-name="ro1">
          <table:table-cell office:value-type="float" office:value="89.913" calcext:value-type="float">
            <text:p>89,913</text:p>
          </table:table-cell>
          <table:table-cell office:value-type="float" office:value="12.3959" calcext:value-type="float">
            <text:p>12,3959</text:p>
          </table:table-cell>
          <table:table-cell table:formula="of:=LN([.B92])" office:value-type="float" office:value="2.51736577277454" calcext:value-type="float">
            <text:p>2,51736577277454</text:p>
          </table:table-cell>
        </table:table-row>
        <table:table-row table:style-name="ro1">
          <table:table-cell office:value-type="float" office:value="90.914" calcext:value-type="float">
            <text:p>90,914</text:p>
          </table:table-cell>
          <table:table-cell office:value-type="float" office:value="12.3625" calcext:value-type="float">
            <text:p>12,3625</text:p>
          </table:table-cell>
          <table:table-cell table:formula="of:=LN([.B93])" office:value-type="float" office:value="2.51466769694883" calcext:value-type="float">
            <text:p>2,51466769694883</text:p>
          </table:table-cell>
        </table:table-row>
        <table:table-row table:style-name="ro1">
          <table:table-cell office:value-type="float" office:value="91.913" calcext:value-type="float">
            <text:p>91,913</text:p>
          </table:table-cell>
          <table:table-cell office:value-type="float" office:value="12.3562" calcext:value-type="float">
            <text:p>12,3562</text:p>
          </table:table-cell>
          <table:table-cell table:formula="of:=LN([.B94])" office:value-type="float" office:value="2.51415796139345" calcext:value-type="float">
            <text:p>2,51415796139345</text:p>
          </table:table-cell>
        </table:table-row>
        <table:table-row table:style-name="ro1">
          <table:table-cell office:value-type="float" office:value="92.913" calcext:value-type="float">
            <text:p>92,913</text:p>
          </table:table-cell>
          <table:table-cell office:value-type="float" office:value="12.2993" calcext:value-type="float">
            <text:p>12,2993</text:p>
          </table:table-cell>
          <table:table-cell table:formula="of:=LN([.B95])" office:value-type="float" office:value="2.5095423501898" calcext:value-type="float">
            <text:p>2,5095423501898</text:p>
          </table:table-cell>
        </table:table-row>
        <table:table-row table:style-name="ro1">
          <table:table-cell office:value-type="float" office:value="93.913" calcext:value-type="float">
            <text:p>93,913</text:p>
          </table:table-cell>
          <table:table-cell office:value-type="float" office:value="12.3232" calcext:value-type="float">
            <text:p>12,3232</text:p>
          </table:table-cell>
          <table:table-cell table:formula="of:=LN([.B96])" office:value-type="float" office:value="2.51148366463845" calcext:value-type="float">
            <text:p>2,51148366463845</text:p>
          </table:table-cell>
        </table:table-row>
        <table:table-row table:style-name="ro1">
          <table:table-cell office:value-type="float" office:value="94.913" calcext:value-type="float">
            <text:p>94,913</text:p>
          </table:table-cell>
          <table:table-cell office:value-type="float" office:value="12.3323" calcext:value-type="float">
            <text:p>12,3323</text:p>
          </table:table-cell>
          <table:table-cell table:formula="of:=LN([.B97])" office:value-type="float" office:value="2.51222183668227" calcext:value-type="float">
            <text:p>2,51222183668227</text:p>
          </table:table-cell>
        </table:table-row>
        <table:table-row table:style-name="ro1">
          <table:table-cell office:value-type="float" office:value="95.913" calcext:value-type="float">
            <text:p>95,913</text:p>
          </table:table-cell>
          <table:table-cell office:value-type="float" office:value="12.337" calcext:value-type="float">
            <text:p>12,337</text:p>
          </table:table-cell>
          <table:table-cell table:formula="of:=LN([.B98])" office:value-type="float" office:value="2.51260287708933" calcext:value-type="float">
            <text:p>2,51260287708933</text:p>
          </table:table-cell>
        </table:table-row>
        <table:table-row table:style-name="ro1">
          <table:table-cell office:value-type="float" office:value="96.913" calcext:value-type="float">
            <text:p>96,913</text:p>
          </table:table-cell>
          <table:table-cell office:value-type="float" office:value="12.3714" calcext:value-type="float">
            <text:p>12,3714</text:p>
          </table:table-cell>
          <table:table-cell table:formula="of:=LN([.B99])" office:value-type="float" office:value="2.51538735704159" calcext:value-type="float">
            <text:p>2,51538735704159</text:p>
          </table:table-cell>
        </table:table-row>
        <table:table-row table:style-name="ro1">
          <table:table-cell office:value-type="float" office:value="97.914" calcext:value-type="float">
            <text:p>97,914</text:p>
          </table:table-cell>
          <table:table-cell office:value-type="float" office:value="12.34" calcext:value-type="float">
            <text:p>12,34</text:p>
          </table:table-cell>
          <table:table-cell table:formula="of:=LN([.B100])" office:value-type="float" office:value="2.51284601847724" calcext:value-type="float">
            <text:p>2,51284601847724</text:p>
          </table:table-cell>
        </table:table-row>
        <table:table-row table:style-name="ro1">
          <table:table-cell office:value-type="float" office:value="98.913" calcext:value-type="float">
            <text:p>98,913</text:p>
          </table:table-cell>
          <table:table-cell office:value-type="float" office:value="12.2727" calcext:value-type="float">
            <text:p>12,2727</text:p>
          </table:table-cell>
          <table:table-cell table:formula="of:=LN([.B101])" office:value-type="float" office:value="2.50737728341537" calcext:value-type="float">
            <text:p>2,50737728341537</text:p>
          </table:table-cell>
        </table:table-row>
        <table:table-row table:style-name="ro1">
          <table:table-cell office:value-type="float" office:value="99.913" calcext:value-type="float">
            <text:p>99,913</text:p>
          </table:table-cell>
          <table:table-cell office:value-type="float" office:value="12.2174" calcext:value-type="float">
            <text:p>12,2174</text:p>
          </table:table-cell>
          <table:table-cell table:formula="of:=LN([.B102])" office:value-type="float" office:value="2.50286116514811" calcext:value-type="float">
            <text:p>2,50286116514811</text:p>
          </table:table-cell>
        </table:table-row>
        <table:table-row table:style-name="ro1">
          <table:table-cell office:value-type="float" office:value="100.913" calcext:value-type="float">
            <text:p>100,913</text:p>
          </table:table-cell>
          <table:table-cell office:value-type="float" office:value="12.2135" calcext:value-type="float">
            <text:p>12,2135</text:p>
          </table:table-cell>
          <table:table-cell table:formula="of:=LN([.B103])" office:value-type="float" office:value="2.50254189733292" calcext:value-type="float">
            <text:p>2,50254189733292</text:p>
          </table:table-cell>
        </table:table-row>
        <table:table-row table:style-name="ro1">
          <table:table-cell office:value-type="float" office:value="101.913" calcext:value-type="float">
            <text:p>101,913</text:p>
          </table:table-cell>
          <table:table-cell office:value-type="float" office:value="12.1806" calcext:value-type="float">
            <text:p>12,1806</text:p>
          </table:table-cell>
          <table:table-cell table:formula="of:=LN([.B104])" office:value-type="float" office:value="2.49984452215221" calcext:value-type="float">
            <text:p>2,49984452215221</text:p>
          </table:table-cell>
        </table:table-row>
        <table:table-row table:style-name="ro1">
          <table:table-cell office:value-type="float" office:value="102.913" calcext:value-type="float">
            <text:p>102,913</text:p>
          </table:table-cell>
          <table:table-cell office:value-type="float" office:value="12.1867" calcext:value-type="float">
            <text:p>12,1867</text:p>
          </table:table-cell>
          <table:table-cell table:formula="of:=LN([.B105])" office:value-type="float" office:value="2.50034519314386" calcext:value-type="float">
            <text:p>2,50034519314386</text:p>
          </table:table-cell>
        </table:table-row>
        <table:table-row table:style-name="ro1">
          <table:table-cell office:value-type="float" office:value="103.913" calcext:value-type="float">
            <text:p>103,913</text:p>
          </table:table-cell>
          <table:table-cell office:value-type="float" office:value="12.1904" calcext:value-type="float">
            <text:p>12,1904</text:p>
          </table:table-cell>
          <table:table-cell table:formula="of:=LN([.B106])" office:value-type="float" office:value="2.50064875673661" calcext:value-type="float">
            <text:p>2,50064875673661</text:p>
          </table:table-cell>
        </table:table-row>
        <table:table-row table:style-name="ro1">
          <table:table-cell office:value-type="float" office:value="104.913" calcext:value-type="float">
            <text:p>104,913</text:p>
          </table:table-cell>
          <table:table-cell office:value-type="float" office:value="12.1739" calcext:value-type="float">
            <text:p>12,1739</text:p>
          </table:table-cell>
          <table:table-cell table:formula="of:=LN([.B107])" office:value-type="float" office:value="2.49929431581095" calcext:value-type="float">
            <text:p>2,49929431581095</text:p>
          </table:table-cell>
        </table:table-row>
        <table:table-row table:style-name="ro1">
          <table:table-cell office:value-type="float" office:value="105.913" calcext:value-type="float">
            <text:p>105,913</text:p>
          </table:table-cell>
          <table:table-cell office:value-type="float" office:value="12.2475" calcext:value-type="float">
            <text:p>12,2475</text:p>
          </table:table-cell>
          <table:table-cell table:formula="of:=LN([.B108])" office:value-type="float" office:value="2.50532183453059" calcext:value-type="float">
            <text:p>2,50532183453059</text:p>
          </table:table-cell>
        </table:table-row>
        <table:table-row table:style-name="ro1">
          <table:table-cell office:value-type="float" office:value="106.913" calcext:value-type="float">
            <text:p>106,913</text:p>
          </table:table-cell>
          <table:table-cell office:value-type="float" office:value="12.1781" calcext:value-type="float">
            <text:p>12,1781</text:p>
          </table:table-cell>
          <table:table-cell table:formula="of:=LN([.B109])" office:value-type="float" office:value="2.49963925668165" calcext:value-type="float">
            <text:p>2,49963925668165</text:p>
          </table:table-cell>
        </table:table-row>
        <table:table-row table:style-name="ro1">
          <table:table-cell office:value-type="float" office:value="107.914" calcext:value-type="float">
            <text:p>107,914</text:p>
          </table:table-cell>
          <table:table-cell office:value-type="float" office:value="12.1164" calcext:value-type="float">
            <text:p>12,1164</text:p>
          </table:table-cell>
          <table:table-cell table:formula="of:=LN([.B110])" office:value-type="float" office:value="2.49455990681614" calcext:value-type="float">
            <text:p>2,49455990681614</text:p>
          </table:table-cell>
        </table:table-row>
        <table:table-row table:style-name="ro1">
          <table:table-cell office:value-type="float" office:value="108.913" calcext:value-type="float">
            <text:p>108,913</text:p>
          </table:table-cell>
          <table:table-cell office:value-type="float" office:value="12.0797" calcext:value-type="float">
            <text:p>12,0797</text:p>
          </table:table-cell>
          <table:table-cell table:formula="of:=LN([.B111])" office:value-type="float" office:value="2.4915263577612" calcext:value-type="float">
            <text:p>2,4915263577612</text:p>
          </table:table-cell>
        </table:table-row>
        <table:table-row table:style-name="ro1">
          <table:table-cell office:value-type="float" office:value="109.913" calcext:value-type="float">
            <text:p>109,913</text:p>
          </table:table-cell>
          <table:table-cell office:value-type="float" office:value="12.0847" calcext:value-type="float">
            <text:p>12,0847</text:p>
          </table:table-cell>
          <table:table-cell table:formula="of:=LN([.B112])" office:value-type="float" office:value="2.49194018968514" calcext:value-type="float">
            <text:p>2,49194018968514</text:p>
          </table:table-cell>
        </table:table-row>
        <table:table-row table:style-name="ro1">
          <table:table-cell office:value-type="float" office:value="110.913" calcext:value-type="float">
            <text:p>110,913</text:p>
          </table:table-cell>
          <table:table-cell office:value-type="float" office:value="12.1428" calcext:value-type="float">
            <text:p>12,1428</text:p>
          </table:table-cell>
          <table:table-cell table:formula="of:=LN([.B113])" office:value-type="float" office:value="2.49673640154158" calcext:value-type="float">
            <text:p>2,49673640154158</text:p>
          </table:table-cell>
        </table:table-row>
        <table:table-row table:style-name="ro1">
          <table:table-cell office:value-type="float" office:value="111.913" calcext:value-type="float">
            <text:p>111,913</text:p>
          </table:table-cell>
          <table:table-cell office:value-type="float" office:value="12.1582" calcext:value-type="float">
            <text:p>12,1582</text:p>
          </table:table-cell>
          <table:table-cell table:formula="of:=LN([.B114])" office:value-type="float" office:value="2.49800383926526" calcext:value-type="float">
            <text:p>2,49800383926526</text:p>
          </table:table-cell>
        </table:table-row>
        <table:table-row table:style-name="ro1">
          <table:table-cell office:value-type="float" office:value="112.914" calcext:value-type="float">
            <text:p>112,914</text:p>
          </table:table-cell>
          <table:table-cell office:value-type="float" office:value="12.1244" calcext:value-type="float">
            <text:p>12,1244</text:p>
          </table:table-cell>
          <table:table-cell table:formula="of:=LN([.B115])" office:value-type="float" office:value="2.49521995106306" calcext:value-type="float">
            <text:p>2,49521995106306</text:p>
          </table:table-cell>
        </table:table-row>
        <table:table-row table:style-name="ro1">
          <table:table-cell office:value-type="float" office:value="113.913" calcext:value-type="float">
            <text:p>113,913</text:p>
          </table:table-cell>
          <table:table-cell office:value-type="float" office:value="12.0902" calcext:value-type="float">
            <text:p>12,0902</text:p>
          </table:table-cell>
          <table:table-cell table:formula="of:=LN([.B116])" office:value-type="float" office:value="2.49239520708706" calcext:value-type="float">
            <text:p>2,49239520708706</text:p>
          </table:table-cell>
        </table:table-row>
        <table:table-row table:style-name="ro1">
          <table:table-cell office:value-type="float" office:value="114.913" calcext:value-type="float">
            <text:p>114,913</text:p>
          </table:table-cell>
          <table:table-cell office:value-type="float" office:value="12.0306" calcext:value-type="float">
            <text:p>12,0306</text:p>
          </table:table-cell>
          <table:table-cell table:formula="of:=LN([.B117])" office:value-type="float" office:value="2.48745340405458" calcext:value-type="float">
            <text:p>2,48745340405458</text:p>
          </table:table-cell>
        </table:table-row>
        <table:table-row table:style-name="ro1">
          <table:table-cell office:value-type="float" office:value="115.913" calcext:value-type="float">
            <text:p>115,913</text:p>
          </table:table-cell>
          <table:table-cell office:value-type="float" office:value="11.999" calcext:value-type="float">
            <text:p>11,999</text:p>
          </table:table-cell>
          <table:table-cell table:formula="of:=LN([.B118])" office:value-type="float" office:value="2.48482331298225" calcext:value-type="float">
            <text:p>2,48482331298225</text:p>
          </table:table-cell>
        </table:table-row>
        <table:table-row table:style-name="ro1">
          <table:table-cell office:value-type="float" office:value="116.913" calcext:value-type="float">
            <text:p>116,913</text:p>
          </table:table-cell>
          <table:table-cell office:value-type="float" office:value="12.018" calcext:value-type="float">
            <text:p>12,018</text:p>
          </table:table-cell>
          <table:table-cell table:formula="of:=LN([.B119])" office:value-type="float" office:value="2.48640552591174" calcext:value-type="float">
            <text:p>2,48640552591174</text:p>
          </table:table-cell>
        </table:table-row>
        <table:table-row table:style-name="ro1">
          <table:table-cell office:value-type="float" office:value="117.913" calcext:value-type="float">
            <text:p>117,913</text:p>
          </table:table-cell>
          <table:table-cell office:value-type="float" office:value="12.0436" calcext:value-type="float">
            <text:p>12,0436</text:p>
          </table:table-cell>
          <table:table-cell table:formula="of:=LN([.B120])" office:value-type="float" office:value="2.48853339851035" calcext:value-type="float">
            <text:p>2,48853339851035</text:p>
          </table:table-cell>
        </table:table-row>
        <table:table-row table:style-name="ro1">
          <table:table-cell office:value-type="float" office:value="118.914" calcext:value-type="float">
            <text:p>118,914</text:p>
          </table:table-cell>
          <table:table-cell office:value-type="float" office:value="12.0472" calcext:value-type="float">
            <text:p>12,0472</text:p>
          </table:table-cell>
          <table:table-cell table:formula="of:=LN([.B121])" office:value-type="float" office:value="2.48883226779047" calcext:value-type="float">
            <text:p>2,48883226779047</text:p>
          </table:table-cell>
        </table:table-row>
        <table:table-row table:style-name="ro1">
          <table:table-cell office:value-type="float" office:value="119.913" calcext:value-type="float">
            <text:p>119,913</text:p>
          </table:table-cell>
          <table:table-cell office:value-type="float" office:value="12.0034" calcext:value-type="float">
            <text:p>12,0034</text:p>
          </table:table-cell>
          <table:table-cell table:formula="of:=LN([.B122])" office:value-type="float" office:value="2.48518994299002" calcext:value-type="float">
            <text:p>2,48518994299002</text:p>
          </table:table-cell>
        </table:table-row>
        <table:table-row table:style-name="ro1">
          <table:table-cell office:value-type="float" office:value="120.913" calcext:value-type="float">
            <text:p>120,913</text:p>
          </table:table-cell>
          <table:table-cell office:value-type="float" office:value="12.0252" calcext:value-type="float">
            <text:p>12,0252</text:p>
          </table:table-cell>
          <table:table-cell table:formula="of:=LN([.B123])" office:value-type="float" office:value="2.48700444787015" calcext:value-type="float">
            <text:p>2,48700444787015</text:p>
          </table:table-cell>
        </table:table-row>
        <table:table-row table:style-name="ro1">
          <table:table-cell office:value-type="float" office:value="121.913" calcext:value-type="float">
            <text:p>121,913</text:p>
          </table:table-cell>
          <table:table-cell office:value-type="float" office:value="12.0298" calcext:value-type="float">
            <text:p>12,0298</text:p>
          </table:table-cell>
          <table:table-cell table:formula="of:=LN([.B124])" office:value-type="float" office:value="2.48738690474448" calcext:value-type="float">
            <text:p>2,48738690474448</text:p>
          </table:table-cell>
        </table:table-row>
        <table:table-row table:style-name="ro1">
          <table:table-cell office:value-type="float" office:value="122.913" calcext:value-type="float">
            <text:p>122,913</text:p>
          </table:table-cell>
          <table:table-cell office:value-type="float" office:value="11.994" calcext:value-type="float">
            <text:p>11,994</text:p>
          </table:table-cell>
          <table:table-cell table:formula="of:=LN([.B125])" office:value-type="float" office:value="2.48440652474632" calcext:value-type="float">
            <text:p>2,48440652474632</text:p>
          </table:table-cell>
        </table:table-row>
        <table:table-row table:style-name="ro1">
          <table:table-cell office:value-type="float" office:value="123.913" calcext:value-type="float">
            <text:p>123,913</text:p>
          </table:table-cell>
          <table:table-cell office:value-type="float" office:value="11.9957" calcext:value-type="float">
            <text:p>11,9957</text:p>
          </table:table-cell>
          <table:table-cell table:formula="of:=LN([.B126])" office:value-type="float" office:value="2.48454825223794" calcext:value-type="float">
            <text:p>2,48454825223794</text:p>
          </table:table-cell>
        </table:table-row>
        <table:table-row table:style-name="ro1">
          <table:table-cell office:value-type="float" office:value="124.914" calcext:value-type="float">
            <text:p>124,914</text:p>
          </table:table-cell>
          <table:table-cell office:value-type="float" office:value="12.0031" calcext:value-type="float">
            <text:p>12,0031</text:p>
          </table:table-cell>
          <table:table-cell table:formula="of:=LN([.B127])" office:value-type="float" office:value="2.48516494975902" calcext:value-type="float">
            <text:p>2,48516494975902</text:p>
          </table:table-cell>
        </table:table-row>
        <table:table-row table:style-name="ro1">
          <table:table-cell office:value-type="float" office:value="125.913" calcext:value-type="float">
            <text:p>125,913</text:p>
          </table:table-cell>
          <table:table-cell office:value-type="float" office:value="12.0062" calcext:value-type="float">
            <text:p>12,0062</text:p>
          </table:table-cell>
          <table:table-cell table:formula="of:=LN([.B128])" office:value-type="float" office:value="2.4854231830284" calcext:value-type="float">
            <text:p>2,4854231830284</text:p>
          </table:table-cell>
        </table:table-row>
        <table:table-row table:style-name="ro1">
          <table:table-cell office:value-type="float" office:value="126.913" calcext:value-type="float">
            <text:p>126,913</text:p>
          </table:table-cell>
          <table:table-cell office:value-type="float" office:value="11.9899" calcext:value-type="float">
            <text:p>11,9899</text:p>
          </table:table-cell>
          <table:table-cell table:formula="of:=LN([.B129])" office:value-type="float" office:value="2.48406462872107" calcext:value-type="float">
            <text:p>2,48406462872107</text:p>
          </table:table-cell>
        </table:table-row>
        <table:table-row table:style-name="ro1">
          <table:table-cell office:value-type="float" office:value="127.913" calcext:value-type="float">
            <text:p>127,913</text:p>
          </table:table-cell>
          <table:table-cell office:value-type="float" office:value="11.9961" calcext:value-type="float">
            <text:p>11,9961</text:p>
          </table:table-cell>
          <table:table-cell table:formula="of:=LN([.B130])" office:value-type="float" office:value="2.48458159696405" calcext:value-type="float">
            <text:p>2,48458159696405</text:p>
          </table:table-cell>
        </table:table-row>
        <table:table-row table:style-name="ro1">
          <table:table-cell office:value-type="float" office:value="128.913" calcext:value-type="float">
            <text:p>128,913</text:p>
          </table:table-cell>
          <table:table-cell office:value-type="float" office:value="12.0101" calcext:value-type="float">
            <text:p>12,0101</text:p>
          </table:table-cell>
          <table:table-cell table:formula="of:=LN([.B131])" office:value-type="float" office:value="2.4857479624519" calcext:value-type="float">
            <text:p>2,4857479624519</text:p>
          </table:table-cell>
        </table:table-row>
        <table:table-row table:style-name="ro1">
          <table:table-cell office:value-type="float" office:value="129.913" calcext:value-type="float">
            <text:p>129,913</text:p>
          </table:table-cell>
          <table:table-cell office:value-type="float" office:value="12.0027" calcext:value-type="float">
            <text:p>12,0027</text:p>
          </table:table-cell>
          <table:table-cell table:formula="of:=LN([.B132])" office:value-type="float" office:value="2.4851316244793" calcext:value-type="float">
            <text:p>2,4851316244793</text:p>
          </table:table-cell>
        </table:table-row>
        <table:table-row table:style-name="ro1">
          <table:table-cell office:value-type="float" office:value="130.914" calcext:value-type="float">
            <text:p>130,914</text:p>
          </table:table-cell>
          <table:table-cell office:value-type="float" office:value="11.9973" calcext:value-type="float">
            <text:p>11,9973</text:p>
          </table:table-cell>
          <table:table-cell table:formula="of:=LN([.B133])" office:value-type="float" office:value="2.4846816244717" calcext:value-type="float">
            <text:p>2,4846816244717</text:p>
          </table:table-cell>
        </table:table-row>
        <table:table-row table:style-name="ro1">
          <table:table-cell office:value-type="float" office:value="131.913" calcext:value-type="float">
            <text:p>131,913</text:p>
          </table:table-cell>
          <table:table-cell office:value-type="float" office:value="11.9431" calcext:value-type="float">
            <text:p>11,9431</text:p>
          </table:table-cell>
          <table:table-cell table:formula="of:=LN([.B134])" office:value-type="float" office:value="2.48015370575682" calcext:value-type="float">
            <text:p>2,48015370575682</text:p>
          </table:table-cell>
        </table:table-row>
        <table:table-row table:style-name="ro1">
          <table:table-cell office:value-type="float" office:value="132.913" calcext:value-type="float">
            <text:p>132,913</text:p>
          </table:table-cell>
          <table:table-cell office:value-type="float" office:value="11.9298" calcext:value-type="float">
            <text:p>11,9298</text:p>
          </table:table-cell>
          <table:table-cell table:formula="of:=LN([.B135])" office:value-type="float" office:value="2.47903947150995" calcext:value-type="float">
            <text:p>2,47903947150995</text:p>
          </table:table-cell>
        </table:table-row>
        <table:table-row table:style-name="ro1">
          <table:table-cell office:value-type="float" office:value="133.913" calcext:value-type="float">
            <text:p>133,913</text:p>
          </table:table-cell>
          <table:table-cell office:value-type="float" office:value="11.9366" calcext:value-type="float">
            <text:p>11,9366</text:p>
          </table:table-cell>
          <table:table-cell table:formula="of:=LN([.B136])" office:value-type="float" office:value="2.47960931029452" calcext:value-type="float">
            <text:p>2,47960931029452</text:p>
          </table:table-cell>
        </table:table-row>
        <table:table-row table:style-name="ro1">
          <table:table-cell office:value-type="float" office:value="134.913" calcext:value-type="float">
            <text:p>134,913</text:p>
          </table:table-cell>
          <table:table-cell office:value-type="float" office:value="11.9611" calcext:value-type="float">
            <text:p>11,9611</text:p>
          </table:table-cell>
          <table:table-cell table:formula="of:=LN([.B137])" office:value-type="float" office:value="2.48165971753735" calcext:value-type="float">
            <text:p>2,48165971753735</text:p>
          </table:table-cell>
        </table:table-row>
        <table:table-row table:style-name="ro1">
          <table:table-cell office:value-type="float" office:value="135.913" calcext:value-type="float">
            <text:p>135,913</text:p>
          </table:table-cell>
          <table:table-cell office:value-type="float" office:value="11.9302" calcext:value-type="float">
            <text:p>11,9302</text:p>
          </table:table-cell>
          <table:table-cell table:formula="of:=LN([.B138])" office:value-type="float" office:value="2.47907300042865" calcext:value-type="float">
            <text:p>2,47907300042865</text:p>
          </table:table-cell>
        </table:table-row>
        <table:table-row table:style-name="ro1">
          <table:table-cell office:value-type="float" office:value="136.914" calcext:value-type="float">
            <text:p>136,914</text:p>
          </table:table-cell>
          <table:table-cell office:value-type="float" office:value="11.9937" calcext:value-type="float">
            <text:p>11,9937</text:p>
          </table:table-cell>
          <table:table-cell table:formula="of:=LN([.B139])" office:value-type="float" office:value="2.48438151192725" calcext:value-type="float">
            <text:p>2,48438151192725</text:p>
          </table:table-cell>
        </table:table-row>
        <table:table-row table:style-name="ro1">
          <table:table-cell office:value-type="float" office:value="137.913" calcext:value-type="float">
            <text:p>137,913</text:p>
          </table:table-cell>
          <table:table-cell office:value-type="float" office:value="11.9504" calcext:value-type="float">
            <text:p>11,9504</text:p>
          </table:table-cell>
          <table:table-cell table:formula="of:=LN([.B140])" office:value-type="float" office:value="2.48076475062067" calcext:value-type="float">
            <text:p>2,48076475062067</text:p>
          </table:table-cell>
        </table:table-row>
        <table:table-row table:style-name="ro1">
          <table:table-cell office:value-type="float" office:value="138.913" calcext:value-type="float">
            <text:p>138,913</text:p>
          </table:table-cell>
          <table:table-cell office:value-type="float" office:value="11.9441" calcext:value-type="float">
            <text:p>11,9441</text:p>
          </table:table-cell>
          <table:table-cell table:formula="of:=LN([.B141])" office:value-type="float" office:value="2.4802374326064" calcext:value-type="float">
            <text:p>2,4802374326064</text:p>
          </table:table-cell>
        </table:table-row>
        <table:table-row table:style-name="ro1">
          <table:table-cell office:value-type="float" office:value="139.914" calcext:value-type="float">
            <text:p>139,914</text:p>
          </table:table-cell>
          <table:table-cell office:value-type="float" office:value="11.9226" calcext:value-type="float">
            <text:p>11,9226</text:p>
          </table:table-cell>
          <table:table-cell table:formula="of:=LN([.B142])" office:value-type="float" office:value="2.47843575865769" calcext:value-type="float">
            <text:p>2,47843575865769</text:p>
          </table:table-cell>
        </table:table-row>
        <table:table-row table:style-name="ro1">
          <table:table-cell office:value-type="float" office:value="140.913" calcext:value-type="float">
            <text:p>140,913</text:p>
          </table:table-cell>
          <table:table-cell office:value-type="float" office:value="11.8817" calcext:value-type="float">
            <text:p>11,8817</text:p>
          </table:table-cell>
          <table:table-cell table:formula="of:=LN([.B143])" office:value-type="float" office:value="2.47499940134011" calcext:value-type="float">
            <text:p>2,47499940134011</text:p>
          </table:table-cell>
        </table:table-row>
        <table:table-row table:style-name="ro1">
          <table:table-cell office:value-type="float" office:value="141.913" calcext:value-type="float">
            <text:p>141,913</text:p>
          </table:table-cell>
          <table:table-cell office:value-type="float" office:value="11.8023" calcext:value-type="float">
            <text:p>11,8023</text:p>
          </table:table-cell>
          <table:table-cell table:formula="of:=LN([.B144])" office:value-type="float" office:value="2.46829442773235" calcext:value-type="float">
            <text:p>2,46829442773235</text:p>
          </table:table-cell>
        </table:table-row>
        <table:table-row table:style-name="ro1">
          <table:table-cell office:value-type="float" office:value="142.913" calcext:value-type="float">
            <text:p>142,913</text:p>
          </table:table-cell>
          <table:table-cell office:value-type="float" office:value="11.7783" calcext:value-type="float">
            <text:p>11,7783</text:p>
          </table:table-cell>
          <table:table-cell table:formula="of:=LN([.B145])" office:value-type="float" office:value="2.46625885541552" calcext:value-type="float">
            <text:p>2,46625885541552</text:p>
          </table:table-cell>
        </table:table-row>
        <table:table-row table:style-name="ro1">
          <table:table-cell office:value-type="float" office:value="143.913" calcext:value-type="float">
            <text:p>143,913</text:p>
          </table:table-cell>
          <table:table-cell office:value-type="float" office:value="11.7958" calcext:value-type="float">
            <text:p>11,7958</text:p>
          </table:table-cell>
          <table:table-cell table:formula="of:=LN([.B146])" office:value-type="float" office:value="2.46774353590933" calcext:value-type="float">
            <text:p>2,46774353590933</text:p>
          </table:table-cell>
        </table:table-row>
        <table:table-row table:style-name="ro1">
          <table:table-cell office:value-type="float" office:value="144.913" calcext:value-type="float">
            <text:p>144,913</text:p>
          </table:table-cell>
          <table:table-cell office:value-type="float" office:value="11.8038" calcext:value-type="float">
            <text:p>11,8038</text:p>
          </table:table-cell>
          <table:table-cell table:formula="of:=LN([.B147])" office:value-type="float" office:value="2.46842151352814" calcext:value-type="float">
            <text:p>2,46842151352814</text:p>
          </table:table-cell>
        </table:table-row>
        <table:table-row table:style-name="ro1">
          <table:table-cell office:value-type="float" office:value="145.914" calcext:value-type="float">
            <text:p>145,914</text:p>
          </table:table-cell>
          <table:table-cell office:value-type="float" office:value="11.7729" calcext:value-type="float">
            <text:p>11,7729</text:p>
          </table:table-cell>
          <table:table-cell table:formula="of:=LN([.B148])" office:value-type="float" office:value="2.46580028004826" calcext:value-type="float">
            <text:p>2,46580028004826</text:p>
          </table:table-cell>
        </table:table-row>
        <table:table-row table:style-name="ro1">
          <table:table-cell office:value-type="float" office:value="146.913" calcext:value-type="float">
            <text:p>146,913</text:p>
          </table:table-cell>
          <table:table-cell office:value-type="float" office:value="11.74" calcext:value-type="float">
            <text:p>11,74</text:p>
          </table:table-cell>
          <table:table-cell table:formula="of:=LN([.B149])" office:value-type="float" office:value="2.46300181439995" calcext:value-type="float">
            <text:p>2,46300181439995</text:p>
          </table:table-cell>
        </table:table-row>
        <table:table-row table:style-name="ro1">
          <table:table-cell office:value-type="float" office:value="147.913" calcext:value-type="float">
            <text:p>147,913</text:p>
          </table:table-cell>
          <table:table-cell office:value-type="float" office:value="11.7443" calcext:value-type="float">
            <text:p>11,7443</text:p>
          </table:table-cell>
          <table:table-cell table:formula="of:=LN([.B150])" office:value-type="float" office:value="2.46336801650502" calcext:value-type="float">
            <text:p>2,46336801650502</text:p>
          </table:table-cell>
        </table:table-row>
        <table:table-row table:style-name="ro1">
          <table:table-cell office:value-type="float" office:value="148.913" calcext:value-type="float">
            <text:p>148,913</text:p>
          </table:table-cell>
          <table:table-cell office:value-type="float" office:value="11.7726" calcext:value-type="float">
            <text:p>11,7726</text:p>
          </table:table-cell>
          <table:table-cell table:formula="of:=LN([.B151])" office:value-type="float" office:value="2.46577479747197" calcext:value-type="float">
            <text:p>2,46577479747197</text:p>
          </table:table-cell>
        </table:table-row>
        <table:table-row table:style-name="ro1">
          <table:table-cell office:value-type="float" office:value="149.913" calcext:value-type="float">
            <text:p>149,913</text:p>
          </table:table-cell>
          <table:table-cell office:value-type="float" office:value="11.8335" calcext:value-type="float">
            <text:p>11,8335</text:p>
          </table:table-cell>
          <table:table-cell table:formula="of:=LN([.B152])" office:value-type="float" office:value="2.47093449222112" calcext:value-type="float">
            <text:p>2,47093449222112</text:p>
          </table:table-cell>
        </table:table-row>
        <table:table-row table:style-name="ro1">
          <table:table-cell office:value-type="float" office:value="150.913" calcext:value-type="float">
            <text:p>150,913</text:p>
          </table:table-cell>
          <table:table-cell office:value-type="float" office:value="11.8469" calcext:value-type="float">
            <text:p>11,8469</text:p>
          </table:table-cell>
          <table:table-cell table:formula="of:=LN([.B153])" office:value-type="float" office:value="2.47206622998148" calcext:value-type="float">
            <text:p>2,47206622998148</text:p>
          </table:table-cell>
        </table:table-row>
        <table:table-row table:style-name="ro1">
          <table:table-cell office:value-type="float" office:value="151.913" calcext:value-type="float">
            <text:p>151,913</text:p>
          </table:table-cell>
          <table:table-cell office:value-type="float" office:value="11.8678" calcext:value-type="float">
            <text:p>11,8678</text:p>
          </table:table-cell>
          <table:table-cell table:formula="of:=LN([.B154])" office:value-type="float" office:value="2.47382885024748" calcext:value-type="float">
            <text:p>2,47382885024748</text:p>
          </table:table-cell>
        </table:table-row>
        <table:table-row table:style-name="ro1">
          <table:table-cell office:value-type="float" office:value="152.913" calcext:value-type="float">
            <text:p>152,913</text:p>
          </table:table-cell>
          <table:table-cell office:value-type="float" office:value="11.7909" calcext:value-type="float">
            <text:p>11,7909</text:p>
          </table:table-cell>
          <table:table-cell table:formula="of:=LN([.B155])" office:value-type="float" office:value="2.46732804751371" calcext:value-type="float">
            <text:p>2,46732804751371</text:p>
          </table:table-cell>
        </table:table-row>
        <table:table-row table:style-name="ro1">
          <table:table-cell office:value-type="float" office:value="153.913" calcext:value-type="float">
            <text:p>153,913</text:p>
          </table:table-cell>
          <table:table-cell office:value-type="float" office:value="11.7876" calcext:value-type="float">
            <text:p>11,7876</text:p>
          </table:table-cell>
          <table:table-cell table:formula="of:=LN([.B156])" office:value-type="float" office:value="2.46704813148669" calcext:value-type="float">
            <text:p>2,46704813148669</text:p>
          </table:table-cell>
        </table:table-row>
        <table:table-row table:style-name="ro1">
          <table:table-cell office:value-type="float" office:value="154.913" calcext:value-type="float">
            <text:p>154,913</text:p>
          </table:table-cell>
          <table:table-cell office:value-type="float" office:value="11.7724" calcext:value-type="float">
            <text:p>11,7724</text:p>
          </table:table-cell>
          <table:table-cell table:formula="of:=LN([.B157])" office:value-type="float" office:value="2.46575780872702" calcext:value-type="float">
            <text:p>2,46575780872702</text:p>
          </table:table-cell>
        </table:table-row>
        <table:table-row table:style-name="ro1">
          <table:table-cell office:value-type="float" office:value="155.913" calcext:value-type="float">
            <text:p>155,913</text:p>
          </table:table-cell>
          <table:table-cell office:value-type="float" office:value="11.7344" calcext:value-type="float">
            <text:p>11,7344</text:p>
          </table:table-cell>
          <table:table-cell table:formula="of:=LN([.B158])" office:value-type="float" office:value="2.46252469889487" calcext:value-type="float">
            <text:p>2,46252469889487</text:p>
          </table:table-cell>
        </table:table-row>
        <table:table-row table:style-name="ro1">
          <table:table-cell office:value-type="float" office:value="156.914" calcext:value-type="float">
            <text:p>156,914</text:p>
          </table:table-cell>
          <table:table-cell office:value-type="float" office:value="11.6929" calcext:value-type="float">
            <text:p>11,6929</text:p>
          </table:table-cell>
          <table:table-cell table:formula="of:=LN([.B159])" office:value-type="float" office:value="2.45898181999641" calcext:value-type="float">
            <text:p>2,45898181999641</text:p>
          </table:table-cell>
        </table:table-row>
        <table:table-row table:style-name="ro1">
          <table:table-cell office:value-type="float" office:value="157.913" calcext:value-type="float">
            <text:p>157,913</text:p>
          </table:table-cell>
          <table:table-cell office:value-type="float" office:value="11.6737" calcext:value-type="float">
            <text:p>11,6737</text:p>
          </table:table-cell>
          <table:table-cell table:formula="of:=LN([.B160])" office:value-type="float" office:value="2.45733844831879" calcext:value-type="float">
            <text:p>2,45733844831879</text:p>
          </table:table-cell>
        </table:table-row>
        <table:table-row table:style-name="ro1">
          <table:table-cell office:value-type="float" office:value="158.913" calcext:value-type="float">
            <text:p>158,913</text:p>
          </table:table-cell>
          <table:table-cell office:value-type="float" office:value="11.71" calcext:value-type="float">
            <text:p>11,71</text:p>
          </table:table-cell>
          <table:table-cell table:formula="of:=LN([.B161])" office:value-type="float" office:value="2.46044317760963" calcext:value-type="float">
            <text:p>2,46044317760963</text:p>
          </table:table-cell>
        </table:table-row>
        <table:table-row table:style-name="ro1">
          <table:table-cell office:value-type="float" office:value="159.913" calcext:value-type="float">
            <text:p>159,913</text:p>
          </table:table-cell>
          <table:table-cell office:value-type="float" office:value="11.6684" calcext:value-type="float">
            <text:p>11,6684</text:p>
          </table:table-cell>
          <table:table-cell table:formula="of:=LN([.B162])" office:value-type="float" office:value="2.45688433321423" calcext:value-type="float">
            <text:p>2,45688433321423</text:p>
          </table:table-cell>
        </table:table-row>
        <table:table-row table:style-name="ro1">
          <table:table-cell office:value-type="float" office:value="160.913" calcext:value-type="float">
            <text:p>160,913</text:p>
          </table:table-cell>
          <table:table-cell office:value-type="float" office:value="11.6919" calcext:value-type="float">
            <text:p>11,6919</text:p>
          </table:table-cell>
          <table:table-cell table:formula="of:=LN([.B163])" office:value-type="float" office:value="2.45889629435577" calcext:value-type="float">
            <text:p>2,45889629435577</text:p>
          </table:table-cell>
        </table:table-row>
        <table:table-row table:style-name="ro1">
          <table:table-cell office:value-type="float" office:value="161.913" calcext:value-type="float">
            <text:p>161,913</text:p>
          </table:table-cell>
          <table:table-cell office:value-type="float" office:value="11.7125" calcext:value-type="float">
            <text:p>11,7125</text:p>
          </table:table-cell>
          <table:table-cell table:formula="of:=LN([.B164])" office:value-type="float" office:value="2.46065664756454" calcext:value-type="float">
            <text:p>2,46065664756454</text:p>
          </table:table-cell>
        </table:table-row>
        <table:table-row table:style-name="ro1">
          <table:table-cell office:value-type="float" office:value="162.913" calcext:value-type="float">
            <text:p>162,913</text:p>
          </table:table-cell>
          <table:table-cell office:value-type="float" office:value="11.6753" calcext:value-type="float">
            <text:p>11,6753</text:p>
          </table:table-cell>
          <table:table-cell table:formula="of:=LN([.B165])" office:value-type="float" office:value="2.4574754991563" calcext:value-type="float">
            <text:p>2,4574754991563</text:p>
          </table:table-cell>
        </table:table-row>
        <table:table-row table:style-name="ro1">
          <table:table-cell office:value-type="float" office:value="163.914" calcext:value-type="float">
            <text:p>163,914</text:p>
          </table:table-cell>
          <table:table-cell office:value-type="float" office:value="11.5947" calcext:value-type="float">
            <text:p>11,5947</text:p>
          </table:table-cell>
          <table:table-cell table:formula="of:=LN([.B166])" office:value-type="float" office:value="2.45054809715156" calcext:value-type="float">
            <text:p>2,45054809715156</text:p>
          </table:table-cell>
        </table:table-row>
        <table:table-row table:style-name="ro1">
          <table:table-cell office:value-type="float" office:value="164.913" calcext:value-type="float">
            <text:p>164,913</text:p>
          </table:table-cell>
          <table:table-cell office:value-type="float" office:value="11.5449" calcext:value-type="float">
            <text:p>11,5449</text:p>
          </table:table-cell>
          <table:table-cell table:formula="of:=LN([.B167])" office:value-type="float" office:value="2.44624378101061" calcext:value-type="float">
            <text:p>2,44624378101061</text:p>
          </table:table-cell>
        </table:table-row>
        <table:table-row table:style-name="ro1">
          <table:table-cell office:value-type="float" office:value="165.913" calcext:value-type="float">
            <text:p>165,913</text:p>
          </table:table-cell>
          <table:table-cell office:value-type="float" office:value="11.5226" calcext:value-type="float">
            <text:p>11,5226</text:p>
          </table:table-cell>
          <table:table-cell table:formula="of:=LN([.B168])" office:value-type="float" office:value="2.44431032424703" calcext:value-type="float">
            <text:p>2,44431032424703</text:p>
          </table:table-cell>
        </table:table-row>
        <table:table-row table:style-name="ro1">
          <table:table-cell office:value-type="float" office:value="166.913" calcext:value-type="float">
            <text:p>166,913</text:p>
          </table:table-cell>
          <table:table-cell office:value-type="float" office:value="11.4801" calcext:value-type="float">
            <text:p>11,4801</text:p>
          </table:table-cell>
          <table:table-cell table:formula="of:=LN([.B169])" office:value-type="float" office:value="2.44061510165488" calcext:value-type="float">
            <text:p>2,44061510165488</text:p>
          </table:table-cell>
        </table:table-row>
        <table:table-row table:style-name="ro1">
          <table:table-cell office:value-type="float" office:value="167.913" calcext:value-type="float">
            <text:p>167,913</text:p>
          </table:table-cell>
          <table:table-cell office:value-type="float" office:value="11.429" calcext:value-type="float">
            <text:p>11,429</text:p>
          </table:table-cell>
          <table:table-cell table:formula="of:=LN([.B170])" office:value-type="float" office:value="2.43615398491546" calcext:value-type="float">
            <text:p>2,43615398491546</text:p>
          </table:table-cell>
        </table:table-row>
        <table:table-row table:style-name="ro1">
          <table:table-cell office:value-type="float" office:value="168.914" calcext:value-type="float">
            <text:p>168,914</text:p>
          </table:table-cell>
          <table:table-cell office:value-type="float" office:value="11.4143" calcext:value-type="float">
            <text:p>11,4143</text:p>
          </table:table-cell>
          <table:table-cell table:formula="of:=LN([.B171])" office:value-type="float" office:value="2.43486695528059" calcext:value-type="float">
            <text:p>2,43486695528059</text:p>
          </table:table-cell>
        </table:table-row>
        <table:table-row table:style-name="ro1">
          <table:table-cell office:value-type="float" office:value="169.913" calcext:value-type="float">
            <text:p>169,913</text:p>
          </table:table-cell>
          <table:table-cell office:value-type="float" office:value="11.3839" calcext:value-type="float">
            <text:p>11,3839</text:p>
          </table:table-cell>
          <table:table-cell table:formula="of:=LN([.B172])" office:value-type="float" office:value="2.43220007649036" calcext:value-type="float">
            <text:p>2,43220007649036</text:p>
          </table:table-cell>
        </table:table-row>
        <table:table-row table:style-name="ro1">
          <table:table-cell office:value-type="float" office:value="170.913" calcext:value-type="float">
            <text:p>170,913</text:p>
          </table:table-cell>
          <table:table-cell office:value-type="float" office:value="11.3815" calcext:value-type="float">
            <text:p>11,3815</text:p>
          </table:table-cell>
          <table:table-cell table:formula="of:=LN([.B173])" office:value-type="float" office:value="2.43198923020531" calcext:value-type="float">
            <text:p>2,43198923020531</text:p>
          </table:table-cell>
        </table:table-row>
        <table:table-row table:style-name="ro1">
          <table:table-cell office:value-type="float" office:value="171.913" calcext:value-type="float">
            <text:p>171,913</text:p>
          </table:table-cell>
          <table:table-cell office:value-type="float" office:value="11.3867" calcext:value-type="float">
            <text:p>11,3867</text:p>
          </table:table-cell>
          <table:table-cell table:formula="of:=LN([.B174])" office:value-type="float" office:value="2.43244600764844" calcext:value-type="float">
            <text:p>2,43244600764844</text:p>
          </table:table-cell>
        </table:table-row>
        <table:table-row table:style-name="ro1">
          <table:table-cell office:value-type="float" office:value="172.914" calcext:value-type="float">
            <text:p>172,914</text:p>
          </table:table-cell>
          <table:table-cell office:value-type="float" office:value="11.4261" calcext:value-type="float">
            <text:p>11,4261</text:p>
          </table:table-cell>
          <table:table-cell table:formula="of:=LN([.B175])" office:value-type="float" office:value="2.43590021223317" calcext:value-type="float">
            <text:p>2,43590021223317</text:p>
          </table:table-cell>
        </table:table-row>
        <table:table-row table:style-name="ro1">
          <table:table-cell office:value-type="float" office:value="173.913" calcext:value-type="float">
            <text:p>173,913</text:p>
          </table:table-cell>
          <table:table-cell office:value-type="float" office:value="11.3888" calcext:value-type="float">
            <text:p>11,3888</text:p>
          </table:table-cell>
          <table:table-cell table:formula="of:=LN([.B176])" office:value-type="float" office:value="2.43263041633374" calcext:value-type="float">
            <text:p>2,43263041633374</text:p>
          </table:table-cell>
        </table:table-row>
        <table:table-row table:style-name="ro1">
          <table:table-cell office:value-type="float" office:value="174.913" calcext:value-type="float">
            <text:p>174,913</text:p>
          </table:table-cell>
          <table:table-cell office:value-type="float" office:value="11.3218" calcext:value-type="float">
            <text:p>11,3218</text:p>
          </table:table-cell>
          <table:table-cell table:formula="of:=LN([.B177])" office:value-type="float" office:value="2.4267300707349" calcext:value-type="float">
            <text:p>2,4267300707349</text:p>
          </table:table-cell>
        </table:table-row>
        <table:table-row table:style-name="ro1">
          <table:table-cell office:value-type="float" office:value="175.913" calcext:value-type="float">
            <text:p>175,913</text:p>
          </table:table-cell>
          <table:table-cell office:value-type="float" office:value="11.3495" calcext:value-type="float">
            <text:p>11,3495</text:p>
          </table:table-cell>
          <table:table-cell table:formula="of:=LN([.B178])" office:value-type="float" office:value="2.42917369009362" calcext:value-type="float">
            <text:p>2,42917369009362</text:p>
          </table:table-cell>
        </table:table-row>
        <table:table-row table:style-name="ro1">
          <table:table-cell office:value-type="float" office:value="176.914" calcext:value-type="float">
            <text:p>176,914</text:p>
          </table:table-cell>
          <table:table-cell office:value-type="float" office:value="11.3122" calcext:value-type="float">
            <text:p>11,3122</text:p>
          </table:table-cell>
          <table:table-cell table:formula="of:=LN([.B179])" office:value-type="float" office:value="2.42588178933738" calcext:value-type="float">
            <text:p>2,42588178933738</text:p>
          </table:table-cell>
        </table:table-row>
        <table:table-row table:style-name="ro1">
          <table:table-cell office:value-type="float" office:value="177.913" calcext:value-type="float">
            <text:p>177,913</text:p>
          </table:table-cell>
          <table:table-cell office:value-type="float" office:value="11.267" calcext:value-type="float">
            <text:p>11,267</text:p>
          </table:table-cell>
          <table:table-cell table:formula="of:=LN([.B180])" office:value-type="float" office:value="2.42187809918203" calcext:value-type="float">
            <text:p>2,42187809918203</text:p>
          </table:table-cell>
        </table:table-row>
        <table:table-row table:style-name="ro1">
          <table:table-cell office:value-type="float" office:value="178.913" calcext:value-type="float">
            <text:p>178,913</text:p>
          </table:table-cell>
          <table:table-cell office:value-type="float" office:value="11.2299" calcext:value-type="float">
            <text:p>11,2299</text:p>
          </table:table-cell>
          <table:table-cell table:formula="of:=LN([.B181])" office:value-type="float" office:value="2.4185798639912" calcext:value-type="float">
            <text:p>2,4185798639912</text:p>
          </table:table-cell>
        </table:table-row>
        <table:table-row table:style-name="ro1">
          <table:table-cell office:value-type="float" office:value="179.913" calcext:value-type="float">
            <text:p>179,913</text:p>
          </table:table-cell>
          <table:table-cell office:value-type="float" office:value="11.261" calcext:value-type="float">
            <text:p>11,261</text:p>
          </table:table-cell>
          <table:table-cell table:formula="of:=LN([.B182])" office:value-type="float" office:value="2.42134542871489" calcext:value-type="float">
            <text:p>2,42134542871489</text:p>
          </table:table-cell>
        </table:table-row>
        <table:table-row table:style-name="ro1">
          <table:table-cell office:value-type="float" office:value="180.913" calcext:value-type="float">
            <text:p>180,913</text:p>
          </table:table-cell>
          <table:table-cell office:value-type="float" office:value="11.2842" calcext:value-type="float">
            <text:p>11,2842</text:p>
          </table:table-cell>
          <table:table-cell table:formula="of:=LN([.B183])" office:value-type="float" office:value="2.42340351719395" calcext:value-type="float">
            <text:p>2,42340351719395</text:p>
          </table:table-cell>
        </table:table-row>
        <table:table-row table:style-name="ro1">
          <table:table-cell office:value-type="float" office:value="181.913" calcext:value-type="float">
            <text:p>181,913</text:p>
          </table:table-cell>
          <table:table-cell office:value-type="float" office:value="11.363" calcext:value-type="float">
            <text:p>11,363</text:p>
          </table:table-cell>
          <table:table-cell table:formula="of:=LN([.B184])" office:value-type="float" office:value="2.43036246293587" calcext:value-type="float">
            <text:p>2,43036246293587</text:p>
          </table:table-cell>
        </table:table-row>
        <table:table-row table:style-name="ro1">
          <table:table-cell office:value-type="float" office:value="182.913" calcext:value-type="float">
            <text:p>182,913</text:p>
          </table:table-cell>
          <table:table-cell office:value-type="float" office:value="11.2905" calcext:value-type="float">
            <text:p>11,2905</text:p>
          </table:table-cell>
          <table:table-cell table:formula="of:=LN([.B185])" office:value-type="float" office:value="2.42396166416056" calcext:value-type="float">
            <text:p>2,42396166416056</text:p>
          </table:table-cell>
        </table:table-row>
        <table:table-row table:style-name="ro1">
          <table:table-cell office:value-type="float" office:value="183.913" calcext:value-type="float">
            <text:p>183,913</text:p>
          </table:table-cell>
          <table:table-cell office:value-type="float" office:value="11.2638" calcext:value-type="float">
            <text:p>11,2638</text:p>
          </table:table-cell>
          <table:table-cell table:formula="of:=LN([.B186])" office:value-type="float" office:value="2.42159404357623" calcext:value-type="float">
            <text:p>2,42159404357623</text:p>
          </table:table-cell>
        </table:table-row>
        <table:table-row table:style-name="ro1">
          <table:table-cell office:value-type="float" office:value="184.913" calcext:value-type="float">
            <text:p>184,913</text:p>
          </table:table-cell>
          <table:table-cell office:value-type="float" office:value="11.2756" calcext:value-type="float">
            <text:p>11,2756</text:p>
          </table:table-cell>
          <table:table-cell table:formula="of:=LN([.B187])" office:value-type="float" office:value="2.42264109905048" calcext:value-type="float">
            <text:p>2,42264109905048</text:p>
          </table:table-cell>
        </table:table-row>
        <table:table-row table:style-name="ro1">
          <table:table-cell office:value-type="float" office:value="185.913" calcext:value-type="float">
            <text:p>185,913</text:p>
          </table:table-cell>
          <table:table-cell office:value-type="float" office:value="11.2652" calcext:value-type="float">
            <text:p>11,2652</text:p>
          </table:table-cell>
          <table:table-cell table:formula="of:=LN([.B188])" office:value-type="float" office:value="2.42171832783224" calcext:value-type="float">
            <text:p>2,42171832783224</text:p>
          </table:table-cell>
        </table:table-row>
        <table:table-row table:style-name="ro1">
          <table:table-cell office:value-type="float" office:value="186.913" calcext:value-type="float">
            <text:p>186,913</text:p>
          </table:table-cell>
          <table:table-cell office:value-type="float" office:value="11.2246" calcext:value-type="float">
            <text:p>11,2246</text:p>
          </table:table-cell>
          <table:table-cell table:formula="of:=LN([.B189])" office:value-type="float" office:value="2.41810779824951" calcext:value-type="float">
            <text:p>2,41810779824951</text:p>
          </table:table-cell>
        </table:table-row>
        <table:table-row table:style-name="ro1">
          <table:table-cell office:value-type="float" office:value="187.913" calcext:value-type="float">
            <text:p>187,913</text:p>
          </table:table-cell>
          <table:table-cell office:value-type="float" office:value="11.2474" calcext:value-type="float">
            <text:p>11,2474</text:p>
          </table:table-cell>
          <table:table-cell table:formula="of:=LN([.B190])" office:value-type="float" office:value="2.42013699082903" calcext:value-type="float">
            <text:p>2,42013699082903</text:p>
          </table:table-cell>
        </table:table-row>
        <table:table-row table:style-name="ro1">
          <table:table-cell office:value-type="float" office:value="188.913" calcext:value-type="float">
            <text:p>188,913</text:p>
          </table:table-cell>
          <table:table-cell office:value-type="float" office:value="11.2148" calcext:value-type="float">
            <text:p>11,2148</text:p>
          </table:table-cell>
          <table:table-cell table:formula="of:=LN([.B191])" office:value-type="float" office:value="2.41723433455413" calcext:value-type="float">
            <text:p>2,41723433455413</text:p>
          </table:table-cell>
        </table:table-row>
        <table:table-row table:style-name="ro1">
          <table:table-cell office:value-type="float" office:value="189.913" calcext:value-type="float">
            <text:p>189,913</text:p>
          </table:table-cell>
          <table:table-cell office:value-type="float" office:value="11.2152" calcext:value-type="float">
            <text:p>11,2152</text:p>
          </table:table-cell>
          <table:table-cell table:formula="of:=LN([.B192])" office:value-type="float" office:value="2.41727000107219" calcext:value-type="float">
            <text:p>2,41727000107219</text:p>
          </table:table-cell>
        </table:table-row>
        <table:table-row table:style-name="ro1">
          <table:table-cell office:value-type="float" office:value="190.913" calcext:value-type="float">
            <text:p>190,913</text:p>
          </table:table-cell>
          <table:table-cell office:value-type="float" office:value="11.2768" calcext:value-type="float">
            <text:p>11,2768</text:p>
          </table:table-cell>
          <table:table-cell table:formula="of:=LN([.B193])" office:value-type="float" office:value="2.42274751787961" calcext:value-type="float">
            <text:p>2,42274751787961</text:p>
          </table:table-cell>
        </table:table-row>
        <table:table-row table:style-name="ro1">
          <table:table-cell office:value-type="float" office:value="191.913" calcext:value-type="float">
            <text:p>191,913</text:p>
          </table:table-cell>
          <table:table-cell office:value-type="float" office:value="11.2073" calcext:value-type="float">
            <text:p>11,2073</text:p>
          </table:table-cell>
          <table:table-cell table:formula="of:=LN([.B194])" office:value-type="float" office:value="2.41656535169528" calcext:value-type="float">
            <text:p>2,41656535169528</text:p>
          </table:table-cell>
        </table:table-row>
        <table:table-row table:style-name="ro1">
          <table:table-cell office:value-type="float" office:value="192.913" calcext:value-type="float">
            <text:p>192,913</text:p>
          </table:table-cell>
          <table:table-cell office:value-type="float" office:value="11.1225" calcext:value-type="float">
            <text:p>11,1225</text:p>
          </table:table-cell>
          <table:table-cell table:formula="of:=LN([.B195])" office:value-type="float" office:value="2.40897008369806" calcext:value-type="float">
            <text:p>2,40897008369806</text:p>
          </table:table-cell>
        </table:table-row>
        <table:table-row table:style-name="ro1">
          <table:table-cell office:value-type="float" office:value="193.913" calcext:value-type="float">
            <text:p>193,913</text:p>
          </table:table-cell>
          <table:table-cell office:value-type="float" office:value="11.0968" calcext:value-type="float">
            <text:p>11,0968</text:p>
          </table:table-cell>
          <table:table-cell table:formula="of:=LN([.B196])" office:value-type="float" office:value="2.40665677846694" calcext:value-type="float">
            <text:p>2,40665677846694</text:p>
          </table:table-cell>
        </table:table-row>
        <table:table-row table:style-name="ro1">
          <table:table-cell office:value-type="float" office:value="194.913" calcext:value-type="float">
            <text:p>194,913</text:p>
          </table:table-cell>
          <table:table-cell office:value-type="float" office:value="11.0958" calcext:value-type="float">
            <text:p>11,0958</text:p>
          </table:table-cell>
          <table:table-cell table:formula="of:=LN([.B197])" office:value-type="float" office:value="2.40656665833675" calcext:value-type="float">
            <text:p>2,40656665833675</text:p>
          </table:table-cell>
        </table:table-row>
        <table:table-row table:style-name="ro1">
          <table:table-cell office:value-type="float" office:value="195.913" calcext:value-type="float">
            <text:p>195,913</text:p>
          </table:table-cell>
          <table:table-cell office:value-type="float" office:value="11.095" calcext:value-type="float">
            <text:p>11,095</text:p>
          </table:table-cell>
          <table:table-cell table:formula="of:=LN([.B198])" office:value-type="float" office:value="2.40649455638456" calcext:value-type="float">
            <text:p>2,40649455638456</text:p>
          </table:table-cell>
        </table:table-row>
        <table:table-row table:style-name="ro1">
          <table:table-cell office:value-type="float" office:value="196.913" calcext:value-type="float">
            <text:p>196,913</text:p>
          </table:table-cell>
          <table:table-cell office:value-type="float" office:value="11.1009" calcext:value-type="float">
            <text:p>11,1009</text:p>
          </table:table-cell>
          <table:table-cell table:formula="of:=LN([.B199])" office:value-type="float" office:value="2.40702618611248" calcext:value-type="float">
            <text:p>2,40702618611248</text:p>
          </table:table-cell>
        </table:table-row>
        <table:table-row table:style-name="ro1">
          <table:table-cell office:value-type="float" office:value="197.914" calcext:value-type="float">
            <text:p>197,914</text:p>
          </table:table-cell>
          <table:table-cell office:value-type="float" office:value="11.0988" calcext:value-type="float">
            <text:p>11,0988</text:p>
          </table:table-cell>
          <table:table-cell table:formula="of:=LN([.B200])" office:value-type="float" office:value="2.40683699436608" calcext:value-type="float">
            <text:p>2,40683699436608</text:p>
          </table:table-cell>
        </table:table-row>
        <table:table-row table:style-name="ro1">
          <table:table-cell office:value-type="float" office:value="198.914" calcext:value-type="float">
            <text:p>198,914</text:p>
          </table:table-cell>
          <table:table-cell office:value-type="float" office:value="11.103" calcext:value-type="float">
            <text:p>11,103</text:p>
          </table:table-cell>
          <table:table-cell table:formula="of:=LN([.B201])" office:value-type="float" office:value="2.40721534207213" calcext:value-type="float">
            <text:p>2,40721534207213</text:p>
          </table:table-cell>
        </table:table-row>
        <table:table-row table:style-name="ro1">
          <table:table-cell office:value-type="float" office:value="199.913" calcext:value-type="float">
            <text:p>199,913</text:p>
          </table:table-cell>
          <table:table-cell office:value-type="float" office:value="11.0692" calcext:value-type="float">
            <text:p>11,0692</text:p>
          </table:table-cell>
          <table:table-cell table:formula="of:=LN([.B202])" office:value-type="float" office:value="2.40416647671979" calcext:value-type="float">
            <text:p>2,40416647671979</text:p>
          </table:table-cell>
        </table:table-row>
        <table:table-row table:style-name="ro1">
          <table:table-cell office:value-type="float" office:value="200.913" calcext:value-type="float">
            <text:p>200,913</text:p>
          </table:table-cell>
          <table:table-cell office:value-type="float" office:value="11.0565" calcext:value-type="float">
            <text:p>11,0565</text:p>
          </table:table-cell>
          <table:table-cell table:formula="of:=LN([.B203])" office:value-type="float" office:value="2.40301849031532" calcext:value-type="float">
            <text:p>2,40301849031532</text:p>
          </table:table-cell>
        </table:table-row>
        <table:table-row table:style-name="ro1">
          <table:table-cell office:value-type="float" office:value="201.913" calcext:value-type="float">
            <text:p>201,913</text:p>
          </table:table-cell>
          <table:table-cell office:value-type="float" office:value="11.01" calcext:value-type="float">
            <text:p>11,01</text:p>
          </table:table-cell>
          <table:table-cell table:formula="of:=LN([.B204])" office:value-type="float" office:value="2.39880395073459" calcext:value-type="float">
            <text:p>2,39880395073459</text:p>
          </table:table-cell>
        </table:table-row>
        <table:table-row table:style-name="ro1">
          <table:table-cell office:value-type="float" office:value="202.913" calcext:value-type="float">
            <text:p>202,913</text:p>
          </table:table-cell>
          <table:table-cell office:value-type="float" office:value="11.0037" calcext:value-type="float">
            <text:p>11,0037</text:p>
          </table:table-cell>
          <table:table-cell table:formula="of:=LN([.B205])" office:value-type="float" office:value="2.39823157987717" calcext:value-type="float">
            <text:p>2,39823157987717</text:p>
          </table:table-cell>
        </table:table-row>
        <table:table-row table:style-name="ro1">
          <table:table-cell office:value-type="float" office:value="203.913" calcext:value-type="float">
            <text:p>203,913</text:p>
          </table:table-cell>
          <table:table-cell office:value-type="float" office:value="11.0294" calcext:value-type="float">
            <text:p>11,0294</text:p>
          </table:table-cell>
          <table:table-cell table:formula="of:=LN([.B206])" office:value-type="float" office:value="2.40056443468701" calcext:value-type="float">
            <text:p>2,40056443468701</text:p>
          </table:table-cell>
        </table:table-row>
        <table:table-row table:style-name="ro1">
          <table:table-cell office:value-type="float" office:value="204.913" calcext:value-type="float">
            <text:p>204,913</text:p>
          </table:table-cell>
          <table:table-cell office:value-type="float" office:value="11.105" calcext:value-type="float">
            <text:p>11,105</text:p>
          </table:table-cell>
          <table:table-cell table:formula="of:=LN([.B207])" office:value-type="float" office:value="2.40739545734639" calcext:value-type="float">
            <text:p>2,40739545734639</text:p>
          </table:table-cell>
        </table:table-row>
        <table:table-row table:style-name="ro1">
          <table:table-cell office:value-type="float" office:value="205.913" calcext:value-type="float">
            <text:p>205,913</text:p>
          </table:table-cell>
          <table:table-cell office:value-type="float" office:value="11.1328" calcext:value-type="float">
            <text:p>11,1328</text:p>
          </table:table-cell>
          <table:table-cell table:formula="of:=LN([.B208])" office:value-type="float" office:value="2.40989570597549" calcext:value-type="float">
            <text:p>2,40989570597549</text:p>
          </table:table-cell>
        </table:table-row>
        <table:table-row table:style-name="ro1">
          <table:table-cell office:value-type="float" office:value="206.914" calcext:value-type="float">
            <text:p>206,914</text:p>
          </table:table-cell>
          <table:table-cell office:value-type="float" office:value="11.1292" calcext:value-type="float">
            <text:p>11,1292</text:p>
          </table:table-cell>
          <table:table-cell table:formula="of:=LN([.B209])" office:value-type="float" office:value="2.40957228489639" calcext:value-type="float">
            <text:p>2,40957228489639</text:p>
          </table:table-cell>
        </table:table-row>
        <table:table-row table:style-name="ro1">
          <table:table-cell office:value-type="float" office:value="207.914" calcext:value-type="float">
            <text:p>207,914</text:p>
          </table:table-cell>
          <table:table-cell office:value-type="float" office:value="11.0717" calcext:value-type="float">
            <text:p>11,0717</text:p>
          </table:table-cell>
          <table:table-cell table:formula="of:=LN([.B210])" office:value-type="float" office:value="2.4043923031325" calcext:value-type="float">
            <text:p>2,4043923031325</text:p>
          </table:table-cell>
        </table:table-row>
        <table:table-row table:style-name="ro1">
          <table:table-cell office:value-type="float" office:value="208.914" calcext:value-type="float">
            <text:p>208,914</text:p>
          </table:table-cell>
          <table:table-cell office:value-type="float" office:value="11.0373" calcext:value-type="float">
            <text:p>11,0373</text:p>
          </table:table-cell>
          <table:table-cell table:formula="of:=LN([.B211])" office:value-type="float" office:value="2.40128044572061" calcext:value-type="float">
            <text:p>2,40128044572061</text:p>
          </table:table-cell>
        </table:table-row>
        <table:table-row table:style-name="ro1">
          <table:table-cell office:value-type="float" office:value="209.913" calcext:value-type="float">
            <text:p>209,913</text:p>
          </table:table-cell>
          <table:table-cell office:value-type="float" office:value="11.0417" calcext:value-type="float">
            <text:p>11,0417</text:p>
          </table:table-cell>
          <table:table-cell table:formula="of:=LN([.B212])" office:value-type="float" office:value="2.40167901450164" calcext:value-type="float">
            <text:p>2,40167901450164</text:p>
          </table:table-cell>
        </table:table-row>
        <table:table-row table:style-name="ro1">
          <table:table-cell office:value-type="float" office:value="210.913" calcext:value-type="float">
            <text:p>210,913</text:p>
          </table:table-cell>
          <table:table-cell office:value-type="float" office:value="11.0554" calcext:value-type="float">
            <text:p>11,0554</text:p>
          </table:table-cell>
          <table:table-cell table:formula="of:=LN([.B213])" office:value-type="float" office:value="2.40291899637758" calcext:value-type="float">
            <text:p>2,40291899637758</text:p>
          </table:table-cell>
        </table:table-row>
        <table:table-row table:style-name="ro1">
          <table:table-cell office:value-type="float" office:value="211.913" calcext:value-type="float">
            <text:p>211,913</text:p>
          </table:table-cell>
          <table:table-cell office:value-type="float" office:value="11.033" calcext:value-type="float">
            <text:p>11,033</text:p>
          </table:table-cell>
          <table:table-cell table:formula="of:=LN([.B214])" office:value-type="float" office:value="2.40089078177817" calcext:value-type="float">
            <text:p>2,40089078177817</text:p>
          </table:table-cell>
        </table:table-row>
        <table:table-row table:style-name="ro1">
          <table:table-cell office:value-type="float" office:value="212.913" calcext:value-type="float">
            <text:p>212,913</text:p>
          </table:table-cell>
          <table:table-cell office:value-type="float" office:value="10.9918" calcext:value-type="float">
            <text:p>10,9918</text:p>
          </table:table-cell>
          <table:table-cell table:formula="of:=LN([.B215])" office:value-type="float" office:value="2.39714954026352" calcext:value-type="float">
            <text:p>2,39714954026352</text:p>
          </table:table-cell>
        </table:table-row>
        <table:table-row table:style-name="ro1">
          <table:table-cell office:value-type="float" office:value="213.913" calcext:value-type="float">
            <text:p>213,913</text:p>
          </table:table-cell>
          <table:table-cell office:value-type="float" office:value="10.9871" calcext:value-type="float">
            <text:p>10,9871</text:p>
          </table:table-cell>
          <table:table-cell table:formula="of:=LN([.B216])" office:value-type="float" office:value="2.39672185734293" calcext:value-type="float">
            <text:p>2,39672185734293</text:p>
          </table:table-cell>
        </table:table-row>
        <table:table-row table:style-name="ro1">
          <table:table-cell office:value-type="float" office:value="214.913" calcext:value-type="float">
            <text:p>214,913</text:p>
          </table:table-cell>
          <table:table-cell office:value-type="float" office:value="11.0008" calcext:value-type="float">
            <text:p>11,0008</text:p>
          </table:table-cell>
          <table:table-cell table:formula="of:=LN([.B217])" office:value-type="float" office:value="2.3979679974266" calcext:value-type="float">
            <text:p>2,3979679974266</text:p>
          </table:table-cell>
        </table:table-row>
        <table:table-row table:style-name="ro1">
          <table:table-cell office:value-type="float" office:value="215.913" calcext:value-type="float">
            <text:p>215,913</text:p>
          </table:table-cell>
          <table:table-cell office:value-type="float" office:value="11.029" calcext:value-type="float">
            <text:p>11,029</text:p>
          </table:table-cell>
          <table:table-cell table:formula="of:=LN([.B218])" office:value-type="float" office:value="2.40052816732401" calcext:value-type="float">
            <text:p>2,40052816732401</text:p>
          </table:table-cell>
        </table:table-row>
        <table:table-row table:style-name="ro1">
          <table:table-cell office:value-type="float" office:value="216.913" calcext:value-type="float">
            <text:p>216,913</text:p>
          </table:table-cell>
          <table:table-cell office:value-type="float" office:value="11.0117" calcext:value-type="float">
            <text:p>11,0117</text:p>
          </table:table-cell>
          <table:table-cell table:formula="of:=LN([.B219])" office:value-type="float" office:value="2.39895834390163" calcext:value-type="float">
            <text:p>2,39895834390163</text:p>
          </table:table-cell>
        </table:table-row>
        <table:table-row table:style-name="ro1">
          <table:table-cell office:value-type="float" office:value="217.913" calcext:value-type="float">
            <text:p>217,913</text:p>
          </table:table-cell>
          <table:table-cell office:value-type="float" office:value="11.0254" calcext:value-type="float">
            <text:p>11,0254</text:p>
          </table:table-cell>
          <table:table-cell table:formula="of:=LN([.B220])" office:value-type="float" office:value="2.4002017018539" calcext:value-type="float">
            <text:p>2,4002017018539</text:p>
          </table:table-cell>
        </table:table-row>
        <table:table-row table:style-name="ro1">
          <table:table-cell office:value-type="float" office:value="218.914" calcext:value-type="float">
            <text:p>218,914</text:p>
          </table:table-cell>
          <table:table-cell office:value-type="float" office:value="10.9747" calcext:value-type="float">
            <text:p>10,9747</text:p>
          </table:table-cell>
          <table:table-cell table:formula="of:=LN([.B221])" office:value-type="float" office:value="2.39559262373569" calcext:value-type="float">
            <text:p>2,39559262373569</text:p>
          </table:table-cell>
        </table:table-row>
        <table:table-row table:style-name="ro1">
          <table:table-cell office:value-type="float" office:value="219.913" calcext:value-type="float">
            <text:p>219,913</text:p>
          </table:table-cell>
          <table:table-cell office:value-type="float" office:value="10.9689" calcext:value-type="float">
            <text:p>10,9689</text:p>
          </table:table-cell>
          <table:table-cell table:formula="of:=LN([.B222])" office:value-type="float" office:value="2.39506399578631" calcext:value-type="float">
            <text:p>2,39506399578631</text:p>
          </table:table-cell>
        </table:table-row>
        <table:table-row table:style-name="ro1">
          <table:table-cell office:value-type="float" office:value="220.913" calcext:value-type="float">
            <text:p>220,913</text:p>
          </table:table-cell>
          <table:table-cell office:value-type="float" office:value="10.951" calcext:value-type="float">
            <text:p>10,951</text:p>
          </table:table-cell>
          <table:table-cell table:formula="of:=LN([.B223])" office:value-type="float" office:value="2.39343077629362" calcext:value-type="float">
            <text:p>2,39343077629362</text:p>
          </table:table-cell>
        </table:table-row>
        <table:table-row table:style-name="ro1">
          <table:table-cell office:value-type="float" office:value="221.913" calcext:value-type="float">
            <text:p>221,913</text:p>
          </table:table-cell>
          <table:table-cell office:value-type="float" office:value="10.9534" calcext:value-type="float">
            <text:p>10,9534</text:p>
          </table:table-cell>
          <table:table-cell table:formula="of:=LN([.B224])" office:value-type="float" office:value="2.39364991034976" calcext:value-type="float">
            <text:p>2,39364991034976</text:p>
          </table:table-cell>
        </table:table-row>
        <table:table-row table:style-name="ro1">
          <table:table-cell office:value-type="float" office:value="222.913" calcext:value-type="float">
            <text:p>222,913</text:p>
          </table:table-cell>
          <table:table-cell office:value-type="float" office:value="10.9254" calcext:value-type="float">
            <text:p>10,9254</text:p>
          </table:table-cell>
          <table:table-cell table:formula="of:=LN([.B225])" office:value-type="float" office:value="2.39109035358372" calcext:value-type="float">
            <text:p>2,39109035358372</text:p>
          </table:table-cell>
        </table:table-row>
        <table:table-row table:style-name="ro1">
          <table:table-cell office:value-type="float" office:value="223.914" calcext:value-type="float">
            <text:p>223,914</text:p>
          </table:table-cell>
          <table:table-cell office:value-type="float" office:value="10.8897" calcext:value-type="float">
            <text:p>10,8897</text:p>
          </table:table-cell>
          <table:table-cell table:formula="of:=LN([.B226])" office:value-type="float" office:value="2.38781738835604" calcext:value-type="float">
            <text:p>2,38781738835604</text:p>
          </table:table-cell>
        </table:table-row>
        <table:table-row table:style-name="ro1">
          <table:table-cell office:value-type="float" office:value="224.914" calcext:value-type="float">
            <text:p>224,914</text:p>
          </table:table-cell>
          <table:table-cell office:value-type="float" office:value="10.8694" calcext:value-type="float">
            <text:p>10,8694</text:p>
          </table:table-cell>
          <table:table-cell table:formula="of:=LN([.B227])" office:value-type="float" office:value="2.38595150181758" calcext:value-type="float">
            <text:p>2,38595150181758</text:p>
          </table:table-cell>
        </table:table-row>
        <table:table-row table:style-name="ro1">
          <table:table-cell office:value-type="float" office:value="225.914" calcext:value-type="float">
            <text:p>225,914</text:p>
          </table:table-cell>
          <table:table-cell office:value-type="float" office:value="10.9016" calcext:value-type="float">
            <text:p>10,9016</text:p>
          </table:table-cell>
          <table:table-cell table:formula="of:=LN([.B228])" office:value-type="float" office:value="2.38890956745347" calcext:value-type="float">
            <text:p>2,38890956745347</text:p>
          </table:table-cell>
        </table:table-row>
        <table:table-row table:style-name="ro1">
          <table:table-cell office:value-type="float" office:value="226.914" calcext:value-type="float">
            <text:p>226,914</text:p>
          </table:table-cell>
          <table:table-cell office:value-type="float" office:value="10.8973" calcext:value-type="float">
            <text:p>10,8973</text:p>
          </table:table-cell>
          <table:table-cell table:formula="of:=LN([.B229])" office:value-type="float" office:value="2.38851505212878" calcext:value-type="float">
            <text:p>2,38851505212878</text:p>
          </table:table-cell>
        </table:table-row>
        <table:table-row table:style-name="ro1">
          <table:table-cell office:value-type="float" office:value="227.913" calcext:value-type="float">
            <text:p>227,913</text:p>
          </table:table-cell>
          <table:table-cell office:value-type="float" office:value="10.8799" calcext:value-type="float">
            <text:p>10,8799</text:p>
          </table:table-cell>
          <table:table-cell table:formula="of:=LN([.B230])" office:value-type="float" office:value="2.38691705020909" calcext:value-type="float">
            <text:p>2,38691705020909</text:p>
          </table:table-cell>
        </table:table-row>
        <table:table-row table:style-name="ro1">
          <table:table-cell office:value-type="float" office:value="228.913" calcext:value-type="float">
            <text:p>228,913</text:p>
          </table:table-cell>
          <table:table-cell office:value-type="float" office:value="10.8843" calcext:value-type="float">
            <text:p>10,8843</text:p>
          </table:table-cell>
          <table:table-cell table:formula="of:=LN([.B231])" office:value-type="float" office:value="2.38732138393695" calcext:value-type="float">
            <text:p>2,38732138393695</text:p>
          </table:table-cell>
        </table:table-row>
        <table:table-row table:style-name="ro1">
          <table:table-cell office:value-type="float" office:value="229.913" calcext:value-type="float">
            <text:p>229,913</text:p>
          </table:table-cell>
          <table:table-cell office:value-type="float" office:value="10.8688" calcext:value-type="float">
            <text:p>10,8688</text:p>
          </table:table-cell>
          <table:table-cell table:formula="of:=LN([.B232])" office:value-type="float" office:value="2.3858962994549" calcext:value-type="float">
            <text:p>2,3858962994549</text:p>
          </table:table-cell>
        </table:table-row>
        <table:table-row table:style-name="ro1">
          <table:table-cell office:value-type="float" office:value="230.913" calcext:value-type="float">
            <text:p>230,913</text:p>
          </table:table-cell>
          <table:table-cell office:value-type="float" office:value="10.852" calcext:value-type="float">
            <text:p>10,852</text:p>
          </table:table-cell>
          <table:table-cell table:formula="of:=LN([.B233])" office:value-type="float" office:value="2.38434939479669" calcext:value-type="float">
            <text:p>2,38434939479669</text:p>
          </table:table-cell>
        </table:table-row>
        <table:table-row table:style-name="ro1">
          <table:table-cell office:value-type="float" office:value="231.913" calcext:value-type="float">
            <text:p>231,913</text:p>
          </table:table-cell>
          <table:table-cell office:value-type="float" office:value="10.8669" calcext:value-type="float">
            <text:p>10,8669</text:p>
          </table:table-cell>
          <table:table-cell table:formula="of:=LN([.B234])" office:value-type="float" office:value="2.38572147186666" calcext:value-type="float">
            <text:p>2,38572147186666</text:p>
          </table:table-cell>
        </table:table-row>
        <table:table-row table:style-name="ro1">
          <table:table-cell office:value-type="float" office:value="232.913" calcext:value-type="float">
            <text:p>232,913</text:p>
          </table:table-cell>
          <table:table-cell office:value-type="float" office:value="10.8466" calcext:value-type="float">
            <text:p>10,8466</text:p>
          </table:table-cell>
          <table:table-cell table:formula="of:=LN([.B235])" office:value-type="float" office:value="2.38385166682239" calcext:value-type="float">
            <text:p>2,38385166682239</text:p>
          </table:table-cell>
        </table:table-row>
        <table:table-row table:style-name="ro1">
          <table:table-cell office:value-type="float" office:value="233.913" calcext:value-type="float">
            <text:p>233,913</text:p>
          </table:table-cell>
          <table:table-cell office:value-type="float" office:value="10.816" calcext:value-type="float">
            <text:p>10,816</text:p>
          </table:table-cell>
          <table:table-cell table:formula="of:=LN([.B236])" office:value-type="float" office:value="2.38102651930061" calcext:value-type="float">
            <text:p>2,38102651930061</text:p>
          </table:table-cell>
        </table:table-row>
        <table:table-row table:style-name="ro1">
          <table:table-cell office:value-type="float" office:value="234.913" calcext:value-type="float">
            <text:p>234,913</text:p>
          </table:table-cell>
          <table:table-cell office:value-type="float" office:value="10.7737" calcext:value-type="float">
            <text:p>10,7737</text:p>
          </table:table-cell>
          <table:table-cell table:formula="of:=LN([.B237])" office:value-type="float" office:value="2.37710797905908" calcext:value-type="float">
            <text:p>2,37710797905908</text:p>
          </table:table-cell>
        </table:table-row>
        <table:table-row table:style-name="ro1">
          <table:table-cell office:value-type="float" office:value="235.913" calcext:value-type="float">
            <text:p>235,913</text:p>
          </table:table-cell>
          <table:table-cell office:value-type="float" office:value="10.7376" calcext:value-type="float">
            <text:p>10,7376</text:p>
          </table:table-cell>
          <table:table-cell table:formula="of:=LN([.B238])" office:value-type="float" office:value="2.37375160042184" calcext:value-type="float">
            <text:p>2,37375160042184</text:p>
          </table:table-cell>
        </table:table-row>
        <table:table-row table:style-name="ro1">
          <table:table-cell office:value-type="float" office:value="236.913" calcext:value-type="float">
            <text:p>236,913</text:p>
          </table:table-cell>
          <table:table-cell office:value-type="float" office:value="10.6768" calcext:value-type="float">
            <text:p>10,6768</text:p>
          </table:table-cell>
          <table:table-cell table:formula="of:=LN([.B239])" office:value-type="float" office:value="2.3680731631672" calcext:value-type="float">
            <text:p>2,3680731631672</text:p>
          </table:table-cell>
        </table:table-row>
        <table:table-row table:style-name="ro1">
          <table:table-cell office:value-type="float" office:value="237.913" calcext:value-type="float">
            <text:p>237,913</text:p>
          </table:table-cell>
          <table:table-cell office:value-type="float" office:value="10.7102" calcext:value-type="float">
            <text:p>10,7102</text:p>
          </table:table-cell>
          <table:table-cell table:formula="of:=LN([.B240])" office:value-type="float" office:value="2.37119655842162" calcext:value-type="float">
            <text:p>2,37119655842162</text:p>
          </table:table-cell>
        </table:table-row>
        <table:table-row table:style-name="ro1">
          <table:table-cell office:value-type="float" office:value="238.913" calcext:value-type="float">
            <text:p>238,913</text:p>
          </table:table-cell>
          <table:table-cell office:value-type="float" office:value="10.7323" calcext:value-type="float">
            <text:p>10,7323</text:p>
          </table:table-cell>
          <table:table-cell table:formula="of:=LN([.B241])" office:value-type="float" office:value="2.37325788595576" calcext:value-type="float">
            <text:p>2,37325788595576</text:p>
          </table:table-cell>
        </table:table-row>
        <table:table-row table:style-name="ro1">
          <table:table-cell office:value-type="float" office:value="239.913" calcext:value-type="float">
            <text:p>239,913</text:p>
          </table:table-cell>
          <table:table-cell office:value-type="float" office:value="10.7743" calcext:value-type="float">
            <text:p>10,7743</text:p>
          </table:table-cell>
          <table:table-cell table:formula="of:=LN([.B242])" office:value-type="float" office:value="2.37716366868227" calcext:value-type="float">
            <text:p>2,37716366868227</text:p>
          </table:table-cell>
        </table:table-row>
        <table:table-row table:style-name="ro1">
          <table:table-cell office:value-type="float" office:value="240.914" calcext:value-type="float">
            <text:p>240,914</text:p>
          </table:table-cell>
          <table:table-cell office:value-type="float" office:value="10.7673" calcext:value-type="float">
            <text:p>10,7673</text:p>
          </table:table-cell>
          <table:table-cell table:formula="of:=LN([.B243])" office:value-type="float" office:value="2.37651376335988" calcext:value-type="float">
            <text:p>2,37651376335988</text:p>
          </table:table-cell>
        </table:table-row>
        <table:table-row table:style-name="ro1">
          <table:table-cell office:value-type="float" office:value="241.913" calcext:value-type="float">
            <text:p>241,913</text:p>
          </table:table-cell>
          <table:table-cell office:value-type="float" office:value="10.7321" calcext:value-type="float">
            <text:p>10,7321</text:p>
          </table:table-cell>
          <table:table-cell table:formula="of:=LN([.B244])" office:value-type="float" office:value="2.37323925044766" calcext:value-type="float">
            <text:p>2,37323925044766</text:p>
          </table:table-cell>
        </table:table-row>
        <table:table-row table:style-name="ro1">
          <table:table-cell office:value-type="float" office:value="242.913" calcext:value-type="float">
            <text:p>242,913</text:p>
          </table:table-cell>
          <table:table-cell office:value-type="float" office:value="10.7188" calcext:value-type="float">
            <text:p>10,7188</text:p>
          </table:table-cell>
          <table:table-cell table:formula="of:=LN([.B245])" office:value-type="float" office:value="2.37199920907837" calcext:value-type="float">
            <text:p>2,37199920907837</text:p>
          </table:table-cell>
        </table:table-row>
        <table:table-row table:style-name="ro1">
          <table:table-cell office:value-type="float" office:value="243.913" calcext:value-type="float">
            <text:p>243,913</text:p>
          </table:table-cell>
          <table:table-cell office:value-type="float" office:value="10.7559" calcext:value-type="float">
            <text:p>10,7559</text:p>
          </table:table-cell>
          <table:table-cell table:formula="of:=LN([.B246])" office:value-type="float" office:value="2.37545444122692" calcext:value-type="float">
            <text:p>2,37545444122692</text:p>
          </table:table-cell>
        </table:table-row>
        <table:table-row table:style-name="ro1">
          <table:table-cell office:value-type="float" office:value="244.913" calcext:value-type="float">
            <text:p>244,913</text:p>
          </table:table-cell>
          <table:table-cell office:value-type="float" office:value="10.7168" calcext:value-type="float">
            <text:p>10,7168</text:p>
          </table:table-cell>
          <table:table-cell table:formula="of:=LN([.B247])" office:value-type="float" office:value="2.37181260361775" calcext:value-type="float">
            <text:p>2,37181260361775</text:p>
          </table:table-cell>
        </table:table-row>
        <table:table-row table:style-name="ro1">
          <table:table-cell office:value-type="float" office:value="245.913" calcext:value-type="float">
            <text:p>245,913</text:p>
          </table:table-cell>
          <table:table-cell office:value-type="float" office:value="10.7042" calcext:value-type="float">
            <text:p>10,7042</text:p>
          </table:table-cell>
          <table:table-cell table:formula="of:=LN([.B248])" office:value-type="float" office:value="2.3706361878152" calcext:value-type="float">
            <text:p>2,3706361878152</text:p>
          </table:table-cell>
        </table:table-row>
        <table:table-row table:style-name="ro1">
          <table:table-cell office:value-type="float" office:value="246.913" calcext:value-type="float">
            <text:p>246,913</text:p>
          </table:table-cell>
          <table:table-cell office:value-type="float" office:value="10.6533" calcext:value-type="float">
            <text:p>10,6533</text:p>
          </table:table-cell>
          <table:table-cell table:formula="of:=LN([.B249])" office:value-type="float" office:value="2.36586970331393" calcext:value-type="float">
            <text:p>2,36586970331393</text:p>
          </table:table-cell>
        </table:table-row>
        <table:table-row table:style-name="ro1">
          <table:table-cell office:value-type="float" office:value="247.913" calcext:value-type="float">
            <text:p>247,913</text:p>
          </table:table-cell>
          <table:table-cell office:value-type="float" office:value="10.6508" calcext:value-type="float">
            <text:p>10,6508</text:p>
          </table:table-cell>
          <table:table-cell table:formula="of:=LN([.B250])" office:value-type="float" office:value="2.36563500670516" calcext:value-type="float">
            <text:p>2,36563500670516</text:p>
          </table:table-cell>
        </table:table-row>
        <table:table-row table:style-name="ro1">
          <table:table-cell office:value-type="float" office:value="248.913" calcext:value-type="float">
            <text:p>248,913</text:p>
          </table:table-cell>
          <table:table-cell office:value-type="float" office:value="10.6809" calcext:value-type="float">
            <text:p>10,6809</text:p>
          </table:table-cell>
          <table:table-cell table:formula="of:=LN([.B251])" office:value-type="float" office:value="2.36845709964448" calcext:value-type="float">
            <text:p>2,36845709964448</text:p>
          </table:table-cell>
        </table:table-row>
        <table:table-row table:style-name="ro1">
          <table:table-cell office:value-type="float" office:value="249.913" calcext:value-type="float">
            <text:p>249,913</text:p>
          </table:table-cell>
          <table:table-cell office:value-type="float" office:value="10.6847" calcext:value-type="float">
            <text:p>10,6847</text:p>
          </table:table-cell>
          <table:table-cell table:formula="of:=LN([.B252])" office:value-type="float" office:value="2.36881281163385" calcext:value-type="float">
            <text:p>2,36881281163385</text:p>
          </table:table-cell>
        </table:table-row>
        <table:table-row table:style-name="ro1">
          <table:table-cell office:value-type="float" office:value="250.913" calcext:value-type="float">
            <text:p>250,913</text:p>
          </table:table-cell>
          <table:table-cell office:value-type="float" office:value="10.6836" calcext:value-type="float">
            <text:p>10,6836</text:p>
          </table:table-cell>
          <table:table-cell table:formula="of:=LN([.B253])" office:value-type="float" office:value="2.36870985538549" calcext:value-type="float">
            <text:p>2,36870985538549</text:p>
          </table:table-cell>
        </table:table-row>
        <table:table-row table:style-name="ro1">
          <table:table-cell office:value-type="float" office:value="251.913" calcext:value-type="float">
            <text:p>251,913</text:p>
          </table:table-cell>
          <table:table-cell office:value-type="float" office:value="10.6827" calcext:value-type="float">
            <text:p>10,6827</text:p>
          </table:table-cell>
          <table:table-cell table:formula="of:=LN([.B254])" office:value-type="float" office:value="2.36862561057001" calcext:value-type="float">
            <text:p>2,36862561057001</text:p>
          </table:table-cell>
        </table:table-row>
        <table:table-row table:style-name="ro1">
          <table:table-cell office:value-type="float" office:value="252.914" calcext:value-type="float">
            <text:p>252,914</text:p>
          </table:table-cell>
          <table:table-cell office:value-type="float" office:value="10.6908" calcext:value-type="float">
            <text:p>10,6908</text:p>
          </table:table-cell>
          <table:table-cell table:formula="of:=LN([.B255])" office:value-type="float" office:value="2.36938355853246" calcext:value-type="float">
            <text:p>2,36938355853246</text:p>
          </table:table-cell>
        </table:table-row>
        <table:table-row table:style-name="ro1">
          <table:table-cell office:value-type="float" office:value="253.914" calcext:value-type="float">
            <text:p>253,914</text:p>
          </table:table-cell>
          <table:table-cell office:value-type="float" office:value="10.6536" calcext:value-type="float">
            <text:p>10,6536</text:p>
          </table:table-cell>
          <table:table-cell table:formula="of:=LN([.B256])" office:value-type="float" office:value="2.3658978632058" calcext:value-type="float">
            <text:p>2,3658978632058</text:p>
          </table:table-cell>
        </table:table-row>
        <table:table-row table:style-name="ro1">
          <table:table-cell office:value-type="float" office:value="254.913" calcext:value-type="float">
            <text:p>254,913</text:p>
          </table:table-cell>
          <table:table-cell office:value-type="float" office:value="10.6114" calcext:value-type="float">
            <text:p>10,6114</text:p>
          </table:table-cell>
          <table:table-cell table:formula="of:=LN([.B257])" office:value-type="float" office:value="2.36192889491076" calcext:value-type="float">
            <text:p>2,36192889491076</text:p>
          </table:table-cell>
        </table:table-row>
        <table:table-row table:style-name="ro1">
          <table:table-cell office:value-type="float" office:value="255.912" calcext:value-type="float">
            <text:p>255,912</text:p>
          </table:table-cell>
          <table:table-cell office:value-type="float" office:value="10.5872" calcext:value-type="float">
            <text:p>10,5872</text:p>
          </table:table-cell>
          <table:table-cell table:formula="of:=LN([.B258])" office:value-type="float" office:value="2.35964572427566" calcext:value-type="float">
            <text:p>2,35964572427566</text:p>
          </table:table-cell>
        </table:table-row>
        <table:table-row table:style-name="ro1">
          <table:table-cell office:value-type="float" office:value="256.912" calcext:value-type="float">
            <text:p>256,912</text:p>
          </table:table-cell>
          <table:table-cell office:value-type="float" office:value="10.5477" calcext:value-type="float">
            <text:p>10,5477</text:p>
          </table:table-cell>
          <table:table-cell table:formula="of:=LN([.B259])" office:value-type="float" office:value="2.35590782667588" calcext:value-type="float">
            <text:p>2,35590782667588</text:p>
          </table:table-cell>
        </table:table-row>
        <table:table-row table:style-name="ro1">
          <table:table-cell office:value-type="float" office:value="257.912" calcext:value-type="float">
            <text:p>257,912</text:p>
          </table:table-cell>
          <table:table-cell office:value-type="float" office:value="10.5138" calcext:value-type="float">
            <text:p>10,5138</text:p>
          </table:table-cell>
          <table:table-cell table:formula="of:=LN([.B260])" office:value-type="float" office:value="2.35268867996029" calcext:value-type="float">
            <text:p>2,35268867996029</text:p>
          </table:table-cell>
        </table:table-row>
        <table:table-row table:style-name="ro1">
          <table:table-cell office:value-type="float" office:value="258.912" calcext:value-type="float">
            <text:p>258,912</text:p>
          </table:table-cell>
          <table:table-cell office:value-type="float" office:value="10.5163" calcext:value-type="float">
            <text:p>10,5163</text:p>
          </table:table-cell>
          <table:table-cell table:formula="of:=LN([.B261])" office:value-type="float" office:value="2.35292643441812" calcext:value-type="float">
            <text:p>2,35292643441812</text:p>
          </table:table-cell>
        </table:table-row>
        <table:table-row table:style-name="ro1">
          <table:table-cell office:value-type="float" office:value="259.912" calcext:value-type="float">
            <text:p>259,912</text:p>
          </table:table-cell>
          <table:table-cell office:value-type="float" office:value="10.566" calcext:value-type="float">
            <text:p>10,566</text:p>
          </table:table-cell>
          <table:table-cell table:formula="of:=LN([.B262])" office:value-type="float" office:value="2.35764129874212" calcext:value-type="float">
            <text:p>2,35764129874212</text:p>
          </table:table-cell>
        </table:table-row>
        <table:table-row table:style-name="ro1">
          <table:table-cell office:value-type="float" office:value="260.912" calcext:value-type="float">
            <text:p>260,912</text:p>
          </table:table-cell>
          <table:table-cell office:value-type="float" office:value="10.5332" calcext:value-type="float">
            <text:p>10,5332</text:p>
          </table:table-cell>
          <table:table-cell table:formula="of:=LN([.B263])" office:value-type="float" office:value="2.35453217361679" calcext:value-type="float">
            <text:p>2,35453217361679</text:p>
          </table:table-cell>
        </table:table-row>
        <table:table-row table:style-name="ro1">
          <table:table-cell office:value-type="float" office:value="261.912" calcext:value-type="float">
            <text:p>261,912</text:p>
          </table:table-cell>
          <table:table-cell office:value-type="float" office:value="10.5749" calcext:value-type="float">
            <text:p>10,5749</text:p>
          </table:table-cell>
          <table:table-cell table:formula="of:=LN([.B264])" office:value-type="float" office:value="2.35848326862286" calcext:value-type="float">
            <text:p>2,35848326862286</text:p>
          </table:table-cell>
        </table:table-row>
        <table:table-row table:style-name="ro1">
          <table:table-cell office:value-type="float" office:value="262.912" calcext:value-type="float">
            <text:p>262,912</text:p>
          </table:table-cell>
          <table:table-cell office:value-type="float" office:value="10.5483" calcext:value-type="float">
            <text:p>10,5483</text:p>
          </table:table-cell>
          <table:table-cell table:formula="of:=LN([.B265])" office:value-type="float" office:value="2.35596470949728" calcext:value-type="float">
            <text:p>2,35596470949728</text:p>
          </table:table-cell>
        </table:table-row>
        <table:table-row table:style-name="ro1">
          <table:table-cell office:value-type="float" office:value="263.912" calcext:value-type="float">
            <text:p>263,912</text:p>
          </table:table-cell>
          <table:table-cell office:value-type="float" office:value="10.4986" calcext:value-type="float">
            <text:p>10,4986</text:p>
          </table:table-cell>
          <table:table-cell table:formula="of:=LN([.B266])" office:value-type="float" office:value="2.35124191494046" calcext:value-type="float">
            <text:p>2,35124191494046</text:p>
          </table:table-cell>
        </table:table-row>
        <table:table-row table:style-name="ro1">
          <table:table-cell office:value-type="float" office:value="264.912" calcext:value-type="float">
            <text:p>264,912</text:p>
          </table:table-cell>
          <table:table-cell office:value-type="float" office:value="10.5045" calcext:value-type="float">
            <text:p>10,5045</text:p>
          </table:table-cell>
          <table:table-cell table:formula="of:=LN([.B267])" office:value-type="float" office:value="2.35180373678154" calcext:value-type="float">
            <text:p>2,35180373678154</text:p>
          </table:table-cell>
        </table:table-row>
        <table:table-row table:style-name="ro1">
          <table:table-cell office:value-type="float" office:value="265.912" calcext:value-type="float">
            <text:p>265,912</text:p>
          </table:table-cell>
          <table:table-cell office:value-type="float" office:value="10.511" calcext:value-type="float">
            <text:p>10,511</text:p>
          </table:table-cell>
          <table:table-cell table:formula="of:=LN([.B268])" office:value-type="float" office:value="2.35242232784122" calcext:value-type="float">
            <text:p>2,35242232784122</text:p>
          </table:table-cell>
        </table:table-row>
        <table:table-row table:style-name="ro1">
          <table:table-cell office:value-type="float" office:value="266.912" calcext:value-type="float">
            <text:p>266,912</text:p>
          </table:table-cell>
          <table:table-cell office:value-type="float" office:value="10.5219" calcext:value-type="float">
            <text:p>10,5219</text:p>
          </table:table-cell>
          <table:table-cell table:formula="of:=LN([.B269])" office:value-type="float" office:value="2.35345879936686" calcext:value-type="float">
            <text:p>2,35345879936686</text:p>
          </table:table-cell>
        </table:table-row>
        <table:table-row table:style-name="ro1">
          <table:table-cell office:value-type="float" office:value="267.912" calcext:value-type="float">
            <text:p>267,912</text:p>
          </table:table-cell>
          <table:table-cell office:value-type="float" office:value="10.5702" calcext:value-type="float">
            <text:p>10,5702</text:p>
          </table:table-cell>
          <table:table-cell table:formula="of:=LN([.B270])" office:value-type="float" office:value="2.35803872117901" calcext:value-type="float">
            <text:p>2,35803872117901</text:p>
          </table:table-cell>
        </table:table-row>
        <table:table-row table:style-name="ro1">
          <table:table-cell office:value-type="float" office:value="268.912" calcext:value-type="float">
            <text:p>268,912</text:p>
          </table:table-cell>
          <table:table-cell office:value-type="float" office:value="10.586" calcext:value-type="float">
            <text:p>10,586</text:p>
          </table:table-cell>
          <table:table-cell table:formula="of:=LN([.B271])" office:value-type="float" office:value="2.3595323734358" calcext:value-type="float">
            <text:p>2,3595323734358</text:p>
          </table:table-cell>
        </table:table-row>
        <table:table-row table:style-name="ro1">
          <table:table-cell office:value-type="float" office:value="269.913" calcext:value-type="float">
            <text:p>269,913</text:p>
          </table:table-cell>
          <table:table-cell office:value-type="float" office:value="10.647" calcext:value-type="float">
            <text:p>10,647</text:p>
          </table:table-cell>
          <table:table-cell table:formula="of:=LN([.B272])" office:value-type="float" office:value="2.36527816233247" calcext:value-type="float">
            <text:p>2,36527816233247</text:p>
          </table:table-cell>
        </table:table-row>
        <table:table-row table:style-name="ro1">
          <table:table-cell office:value-type="float" office:value="270.913" calcext:value-type="float">
            <text:p>270,913</text:p>
          </table:table-cell>
          <table:table-cell office:value-type="float" office:value="10.6147" calcext:value-type="float">
            <text:p>10,6147</text:p>
          </table:table-cell>
          <table:table-cell table:formula="of:=LN([.B273])" office:value-type="float" office:value="2.3622398328623" calcext:value-type="float">
            <text:p>2,3622398328623</text:p>
          </table:table-cell>
        </table:table-row>
        <table:table-row table:style-name="ro1">
          <table:table-cell office:value-type="float" office:value="271.912" calcext:value-type="float">
            <text:p>271,912</text:p>
          </table:table-cell>
          <table:table-cell office:value-type="float" office:value="10.5818" calcext:value-type="float">
            <text:p>10,5818</text:p>
          </table:table-cell>
          <table:table-cell table:formula="of:=LN([.B274])" office:value-type="float" office:value="2.35913554428443" calcext:value-type="float">
            <text:p>2,35913554428443</text:p>
          </table:table-cell>
        </table:table-row>
        <table:table-row table:style-name="ro1">
          <table:table-cell office:value-type="float" office:value="272.912" calcext:value-type="float">
            <text:p>272,912</text:p>
          </table:table-cell>
          <table:table-cell office:value-type="float" office:value="10.5255" calcext:value-type="float">
            <text:p>10,5255</text:p>
          </table:table-cell>
          <table:table-cell table:formula="of:=LN([.B275])" office:value-type="float" office:value="2.35380088437832" calcext:value-type="float">
            <text:p>2,35380088437832</text:p>
          </table:table-cell>
        </table:table-row>
        <table:table-row table:style-name="ro1">
          <table:table-cell office:value-type="float" office:value="273.912" calcext:value-type="float">
            <text:p>273,912</text:p>
          </table:table-cell>
          <table:table-cell office:value-type="float" office:value="10.4897" calcext:value-type="float">
            <text:p>10,4897</text:p>
          </table:table-cell>
          <table:table-cell table:formula="of:=LN([.B276])" office:value-type="float" office:value="2.35039382333386" calcext:value-type="float">
            <text:p>2,35039382333386</text:p>
          </table:table-cell>
        </table:table-row>
        <table:table-row table:style-name="ro1">
          <table:table-cell office:value-type="float" office:value="274.912" calcext:value-type="float">
            <text:p>274,912</text:p>
          </table:table-cell>
          <table:table-cell office:value-type="float" office:value="10.4315" calcext:value-type="float">
            <text:p>10,4315</text:p>
          </table:table-cell>
          <table:table-cell table:formula="of:=LN([.B277])" office:value-type="float" office:value="2.34483007458779" calcext:value-type="float">
            <text:p>2,34483007458779</text:p>
          </table:table-cell>
        </table:table-row>
        <table:table-row table:style-name="ro1">
          <table:table-cell office:value-type="float" office:value="275.912" calcext:value-type="float">
            <text:p>275,912</text:p>
          </table:table-cell>
          <table:table-cell office:value-type="float" office:value="10.4763" calcext:value-type="float">
            <text:p>10,4763</text:p>
          </table:table-cell>
          <table:table-cell table:formula="of:=LN([.B278])" office:value-type="float" office:value="2.34911556311974" calcext:value-type="float">
            <text:p>2,34911556311974</text:p>
          </table:table-cell>
        </table:table-row>
        <table:table-row table:style-name="ro1">
          <table:table-cell office:value-type="float" office:value="276.912" calcext:value-type="float">
            <text:p>276,912</text:p>
          </table:table-cell>
          <table:table-cell office:value-type="float" office:value="10.4662" calcext:value-type="float">
            <text:p>10,4662</text:p>
          </table:table-cell>
          <table:table-cell table:formula="of:=LN([.B279])" office:value-type="float" office:value="2.34815101726485" calcext:value-type="float">
            <text:p>2,34815101726485</text:p>
          </table:table-cell>
        </table:table-row>
        <table:table-row table:style-name="ro1">
          <table:table-cell office:value-type="float" office:value="277.912" calcext:value-type="float">
            <text:p>277,912</text:p>
          </table:table-cell>
          <table:table-cell office:value-type="float" office:value="10.392" calcext:value-type="float">
            <text:p>10,392</text:p>
          </table:table-cell>
          <table:table-cell table:formula="of:=LN([.B280])" office:value-type="float" office:value="2.3410362793683" calcext:value-type="float">
            <text:p>2,3410362793683</text:p>
          </table:table-cell>
        </table:table-row>
        <table:table-row table:style-name="ro1">
          <table:table-cell office:value-type="float" office:value="278.912" calcext:value-type="float">
            <text:p>278,912</text:p>
          </table:table-cell>
          <table:table-cell office:value-type="float" office:value="10.3674" calcext:value-type="float">
            <text:p>10,3674</text:p>
          </table:table-cell>
          <table:table-cell table:formula="of:=LN([.B281])" office:value-type="float" office:value="2.33866626756499" calcext:value-type="float">
            <text:p>2,33866626756499</text:p>
          </table:table-cell>
        </table:table-row>
        <table:table-row table:style-name="ro1">
          <table:table-cell office:value-type="float" office:value="279.912" calcext:value-type="float">
            <text:p>279,912</text:p>
          </table:table-cell>
          <table:table-cell office:value-type="float" office:value="10.3552" calcext:value-type="float">
            <text:p>10,3552</text:p>
          </table:table-cell>
          <table:table-cell table:formula="of:=LN([.B282])" office:value-type="float" office:value="2.33748880900193" calcext:value-type="float">
            <text:p>2,33748880900193</text:p>
          </table:table-cell>
        </table:table-row>
        <table:table-row table:style-name="ro1">
          <table:table-cell office:value-type="float" office:value="280.912" calcext:value-type="float">
            <text:p>280,912</text:p>
          </table:table-cell>
          <table:table-cell office:value-type="float" office:value="10.3398" calcext:value-type="float">
            <text:p>10,3398</text:p>
          </table:table-cell>
          <table:table-cell table:formula="of:=LN([.B283])" office:value-type="float" office:value="2.33600052653345" calcext:value-type="float">
            <text:p>2,33600052653345</text:p>
          </table:table-cell>
        </table:table-row>
        <table:table-row table:style-name="ro1">
          <table:table-cell office:value-type="float" office:value="281.912" calcext:value-type="float">
            <text:p>281,912</text:p>
          </table:table-cell>
          <table:table-cell office:value-type="float" office:value="10.3048" calcext:value-type="float">
            <text:p>10,3048</text:p>
          </table:table-cell>
          <table:table-cell table:formula="of:=LN([.B284])" office:value-type="float" office:value="2.33260980609974" calcext:value-type="float">
            <text:p>2,33260980609974</text:p>
          </table:table-cell>
        </table:table-row>
        <table:table-row table:style-name="ro1">
          <table:table-cell office:value-type="float" office:value="282.912" calcext:value-type="float">
            <text:p>282,912</text:p>
          </table:table-cell>
          <table:table-cell office:value-type="float" office:value="10.2814" calcext:value-type="float">
            <text:p>10,2814</text:p>
          </table:table-cell>
          <table:table-cell table:formula="of:=LN([.B285])" office:value-type="float" office:value="2.33033643752487" calcext:value-type="float">
            <text:p>2,33033643752487</text:p>
          </table:table-cell>
        </table:table-row>
        <table:table-row table:style-name="ro1">
          <table:table-cell office:value-type="float" office:value="283.912" calcext:value-type="float">
            <text:p>283,912</text:p>
          </table:table-cell>
          <table:table-cell office:value-type="float" office:value="10.2516" calcext:value-type="float">
            <text:p>10,2516</text:p>
          </table:table-cell>
          <table:table-cell table:formula="of:=LN([.B286])" office:value-type="float" office:value="2.32743379096344" calcext:value-type="float">
            <text:p>2,32743379096344</text:p>
          </table:table-cell>
        </table:table-row>
        <table:table-row table:style-name="ro1">
          <table:table-cell office:value-type="float" office:value="284.912" calcext:value-type="float">
            <text:p>284,912</text:p>
          </table:table-cell>
          <table:table-cell office:value-type="float" office:value="10.2982" calcext:value-type="float">
            <text:p>10,2982</text:p>
          </table:table-cell>
          <table:table-cell table:formula="of:=LN([.B287])" office:value-type="float" office:value="2.3319691226822" calcext:value-type="float">
            <text:p>2,3319691226822</text:p>
          </table:table-cell>
        </table:table-row>
        <table:table-row table:style-name="ro1">
          <table:table-cell office:value-type="float" office:value="285.912" calcext:value-type="float">
            <text:p>285,912</text:p>
          </table:table-cell>
          <table:table-cell office:value-type="float" office:value="10.3373" calcext:value-type="float">
            <text:p>10,3373</text:p>
          </table:table-cell>
          <table:table-cell table:formula="of:=LN([.B288])" office:value-type="float" office:value="2.33575871312517" calcext:value-type="float">
            <text:p>2,33575871312517</text:p>
          </table:table-cell>
        </table:table-row>
        <table:table-row table:style-name="ro1">
          <table:table-cell office:value-type="float" office:value="286.912" calcext:value-type="float">
            <text:p>286,912</text:p>
          </table:table-cell>
          <table:table-cell office:value-type="float" office:value="10.3825" calcext:value-type="float">
            <text:p>10,3825</text:p>
          </table:table-cell>
          <table:table-cell table:formula="of:=LN([.B289])" office:value-type="float" office:value="2.34012169652277" calcext:value-type="float">
            <text:p>2,34012169652277</text:p>
          </table:table-cell>
        </table:table-row>
        <table:table-row table:style-name="ro1">
          <table:table-cell office:value-type="float" office:value="287.912" calcext:value-type="float">
            <text:p>287,912</text:p>
          </table:table-cell>
          <table:table-cell office:value-type="float" office:value="10.3786" calcext:value-type="float">
            <text:p>10,3786</text:p>
          </table:table-cell>
          <table:table-cell table:formula="of:=LN([.B290])" office:value-type="float" office:value="2.33974599388217" calcext:value-type="float">
            <text:p>2,33974599388217</text:p>
          </table:table-cell>
        </table:table-row>
        <table:table-row table:style-name="ro1">
          <table:table-cell office:value-type="float" office:value="288.912" calcext:value-type="float">
            <text:p>288,912</text:p>
          </table:table-cell>
          <table:table-cell office:value-type="float" office:value="10.36" calcext:value-type="float">
            <text:p>10,36</text:p>
          </table:table-cell>
          <table:table-cell table:formula="of:=LN([.B291])" office:value-type="float" office:value="2.33795223683134" calcext:value-type="float">
            <text:p>2,33795223683134</text:p>
          </table:table-cell>
        </table:table-row>
        <table:table-row table:style-name="ro1">
          <table:table-cell office:value-type="float" office:value="289.912" calcext:value-type="float">
            <text:p>289,912</text:p>
          </table:table-cell>
          <table:table-cell office:value-type="float" office:value="10.314" calcext:value-type="float">
            <text:p>10,314</text:p>
          </table:table-cell>
          <table:table-cell table:formula="of:=LN([.B292])" office:value-type="float" office:value="2.33350219562877" calcext:value-type="float">
            <text:p>2,33350219562877</text:p>
          </table:table-cell>
        </table:table-row>
        <table:table-row table:style-name="ro1">
          <table:table-cell office:value-type="float" office:value="290.912" calcext:value-type="float">
            <text:p>290,912</text:p>
          </table:table-cell>
          <table:table-cell office:value-type="float" office:value="10.3154" calcext:value-type="float">
            <text:p>10,3154</text:p>
          </table:table-cell>
          <table:table-cell table:formula="of:=LN([.B293])" office:value-type="float" office:value="2.33363792424929" calcext:value-type="float">
            <text:p>2,33363792424929</text:p>
          </table:table-cell>
        </table:table-row>
        <table:table-row table:style-name="ro1">
          <table:table-cell office:value-type="float" office:value="291.912" calcext:value-type="float">
            <text:p>291,912</text:p>
          </table:table-cell>
          <table:table-cell office:value-type="float" office:value="10.31" calcext:value-type="float">
            <text:p>10,31</text:p>
          </table:table-cell>
          <table:table-cell table:formula="of:=LN([.B294])" office:value-type="float" office:value="2.33311429802887" calcext:value-type="float">
            <text:p>2,33311429802887</text:p>
          </table:table-cell>
        </table:table-row>
        <table:table-row table:style-name="ro1">
          <table:table-cell office:value-type="float" office:value="292.912" calcext:value-type="float">
            <text:p>292,912</text:p>
          </table:table-cell>
          <table:table-cell office:value-type="float" office:value="10.3189" calcext:value-type="float">
            <text:p>10,3189</text:p>
          </table:table-cell>
          <table:table-cell table:formula="of:=LN([.B295])" office:value-type="float" office:value="2.3339771652251" calcext:value-type="float">
            <text:p>2,3339771652251</text:p>
          </table:table-cell>
        </table:table-row>
        <table:table-row table:style-name="ro1">
          <table:table-cell office:value-type="float" office:value="293.912" calcext:value-type="float">
            <text:p>293,912</text:p>
          </table:table-cell>
          <table:table-cell office:value-type="float" office:value="10.2703" calcext:value-type="float">
            <text:p>10,2703</text:p>
          </table:table-cell>
          <table:table-cell table:formula="of:=LN([.B296])" office:value-type="float" office:value="2.32925623480886" calcext:value-type="float">
            <text:p>2,32925623480886</text:p>
          </table:table-cell>
        </table:table-row>
        <table:table-row table:style-name="ro1">
          <table:table-cell office:value-type="float" office:value="294.912" calcext:value-type="float">
            <text:p>294,912</text:p>
          </table:table-cell>
          <table:table-cell office:value-type="float" office:value="10.2349" calcext:value-type="float">
            <text:p>10,2349</text:p>
          </table:table-cell>
          <table:table-cell table:formula="of:=LN([.B297])" office:value-type="float" office:value="2.32580344866982" calcext:value-type="float">
            <text:p>2,32580344866982</text:p>
          </table:table-cell>
        </table:table-row>
        <table:table-row table:style-name="ro1">
          <table:table-cell office:value-type="float" office:value="295.912" calcext:value-type="float">
            <text:p>295,912</text:p>
          </table:table-cell>
          <table:table-cell office:value-type="float" office:value="10.2439" calcext:value-type="float">
            <text:p>10,2439</text:p>
          </table:table-cell>
          <table:table-cell table:formula="of:=LN([.B298])" office:value-type="float" office:value="2.32668240647784" calcext:value-type="float">
            <text:p>2,32668240647784</text:p>
          </table:table-cell>
        </table:table-row>
        <table:table-row table:style-name="ro1">
          <table:table-cell office:value-type="float" office:value="296.912" calcext:value-type="float">
            <text:p>296,912</text:p>
          </table:table-cell>
          <table:table-cell office:value-type="float" office:value="10.2621" calcext:value-type="float">
            <text:p>10,2621</text:p>
          </table:table-cell>
          <table:table-cell table:formula="of:=LN([.B299])" office:value-type="float" office:value="2.32845749716144" calcext:value-type="float">
            <text:p>2,32845749716144</text:p>
          </table:table-cell>
        </table:table-row>
        <table:table-row table:style-name="ro1">
          <table:table-cell office:value-type="float" office:value="297.912" calcext:value-type="float">
            <text:p>297,912</text:p>
          </table:table-cell>
          <table:table-cell office:value-type="float" office:value="10.2971" calcext:value-type="float">
            <text:p>10,2971</text:p>
          </table:table-cell>
          <table:table-cell table:formula="of:=LN([.B300])" office:value-type="float" office:value="2.33186230219393" calcext:value-type="float">
            <text:p>2,33186230219393</text:p>
          </table:table-cell>
        </table:table-row>
        <table:table-row table:style-name="ro1">
          <table:table-cell office:value-type="float" office:value="298.912" calcext:value-type="float">
            <text:p>298,912</text:p>
          </table:table-cell>
          <table:table-cell office:value-type="float" office:value="10.2936" calcext:value-type="float">
            <text:p>10,2936</text:p>
          </table:table-cell>
          <table:table-cell table:formula="of:=LN([.B301])" office:value-type="float" office:value="2.33152234288864" calcext:value-type="float">
            <text:p>2,33152234288864</text:p>
          </table:table-cell>
        </table:table-row>
        <table:table-row table:style-name="ro1">
          <table:table-cell office:value-type="float" office:value="299.912" calcext:value-type="float">
            <text:p>299,912</text:p>
          </table:table-cell>
          <table:table-cell office:value-type="float" office:value="10.3309" calcext:value-type="float">
            <text:p>10,3309</text:p>
          </table:table-cell>
          <table:table-cell table:formula="of:=LN([.B302])" office:value-type="float" office:value="2.33513940421539" calcext:value-type="float">
            <text:p>2,33513940421539</text:p>
          </table:table-cell>
        </table:table-row>
        <table:table-row table:style-name="ro1">
          <table:table-cell office:value-type="float" office:value="300.912" calcext:value-type="float">
            <text:p>300,912</text:p>
          </table:table-cell>
          <table:table-cell office:value-type="float" office:value="10.2011" calcext:value-type="float">
            <text:p>10,2011</text:p>
          </table:table-cell>
          <table:table-cell table:formula="of:=LN([.B303])" office:value-type="float" office:value="2.32249555761283" calcext:value-type="float">
            <text:p>2,32249555761283</text:p>
          </table:table-cell>
        </table:table-row>
        <table:table-row table:style-name="ro1">
          <table:table-cell office:value-type="float" office:value="301.912" calcext:value-type="float">
            <text:p>301,912</text:p>
          </table:table-cell>
          <table:table-cell office:value-type="float" office:value="10.1635" calcext:value-type="float">
            <text:p>10,1635</text:p>
          </table:table-cell>
          <table:table-cell table:formula="of:=LN([.B304])" office:value-type="float" office:value="2.31880287101688" calcext:value-type="float">
            <text:p>2,31880287101688</text:p>
          </table:table-cell>
        </table:table-row>
        <table:table-row table:style-name="ro1">
          <table:table-cell office:value-type="float" office:value="302.912" calcext:value-type="float">
            <text:p>302,912</text:p>
          </table:table-cell>
          <table:table-cell office:value-type="float" office:value="10.1711" calcext:value-type="float">
            <text:p>10,1711</text:p>
          </table:table-cell>
          <table:table-cell table:formula="of:=LN([.B305])" office:value-type="float" office:value="2.31955036547006" calcext:value-type="float">
            <text:p>2,31955036547006</text:p>
          </table:table-cell>
        </table:table-row>
        <table:table-row table:style-name="ro1">
          <table:table-cell office:value-type="float" office:value="303.912" calcext:value-type="float">
            <text:p>303,912</text:p>
          </table:table-cell>
          <table:table-cell office:value-type="float" office:value="10.1168" calcext:value-type="float">
            <text:p>10,1168</text:p>
          </table:table-cell>
          <table:table-cell table:formula="of:=LN([.B306])" office:value-type="float" office:value="2.31419740832221" calcext:value-type="float">
            <text:p>2,31419740832221</text:p>
          </table:table-cell>
        </table:table-row>
        <table:table-row table:style-name="ro1">
          <table:table-cell office:value-type="float" office:value="304.912" calcext:value-type="float">
            <text:p>304,912</text:p>
          </table:table-cell>
          <table:table-cell office:value-type="float" office:value="10.1258" calcext:value-type="float">
            <text:p>10,1258</text:p>
          </table:table-cell>
          <table:table-cell table:formula="of:=LN([.B307])" office:value-type="float" office:value="2.31508662221697" calcext:value-type="float">
            <text:p>2,31508662221697</text:p>
          </table:table-cell>
        </table:table-row>
        <table:table-row table:style-name="ro1">
          <table:table-cell office:value-type="float" office:value="305.912" calcext:value-type="float">
            <text:p>305,912</text:p>
          </table:table-cell>
          <table:table-cell office:value-type="float" office:value="10.1136" calcext:value-type="float">
            <text:p>10,1136</text:p>
          </table:table-cell>
          <table:table-cell table:formula="of:=LN([.B308])" office:value-type="float" office:value="2.3138810527359" calcext:value-type="float">
            <text:p>2,3138810527359</text:p>
          </table:table-cell>
        </table:table-row>
        <table:table-row table:style-name="ro1">
          <table:table-cell office:value-type="float" office:value="306.912" calcext:value-type="float">
            <text:p>306,912</text:p>
          </table:table-cell>
          <table:table-cell office:value-type="float" office:value="10.0617" calcext:value-type="float">
            <text:p>10,0617</text:p>
          </table:table-cell>
          <table:table-cell table:formula="of:=LN([.B309])" office:value-type="float" office:value="2.30873613647855" calcext:value-type="float">
            <text:p>2,30873613647855</text:p>
          </table:table-cell>
        </table:table-row>
        <table:table-row table:style-name="ro1">
          <table:table-cell office:value-type="float" office:value="307.912" calcext:value-type="float">
            <text:p>307,912</text:p>
          </table:table-cell>
          <table:table-cell office:value-type="float" office:value="10.0832" calcext:value-type="float">
            <text:p>10,0832</text:p>
          </table:table-cell>
          <table:table-cell table:formula="of:=LN([.B310])" office:value-type="float" office:value="2.31087067258082" calcext:value-type="float">
            <text:p>2,31087067258082</text:p>
          </table:table-cell>
        </table:table-row>
        <table:table-row table:style-name="ro1">
          <table:table-cell office:value-type="float" office:value="308.913" calcext:value-type="float">
            <text:p>308,913</text:p>
          </table:table-cell>
          <table:table-cell office:value-type="float" office:value="10.0702" calcext:value-type="float">
            <text:p>10,0702</text:p>
          </table:table-cell>
          <table:table-cell table:formula="of:=LN([.B311])" office:value-type="float" office:value="2.30958056750643" calcext:value-type="float">
            <text:p>2,30958056750643</text:p>
          </table:table-cell>
        </table:table-row>
        <table:table-row table:style-name="ro1">
          <table:table-cell office:value-type="float" office:value="309.913" calcext:value-type="float">
            <text:p>309,913</text:p>
          </table:table-cell>
          <table:table-cell office:value-type="float" office:value="10.0468" calcext:value-type="float">
            <text:p>10,0468</text:p>
          </table:table-cell>
          <table:table-cell table:formula="of:=LN([.B312])" office:value-type="float" office:value="2.30725417584231" calcext:value-type="float">
            <text:p>2,30725417584231</text:p>
          </table:table-cell>
        </table:table-row>
        <table:table-row table:style-name="ro1">
          <table:table-cell office:value-type="float" office:value="310.913" calcext:value-type="float">
            <text:p>310,913</text:p>
          </table:table-cell>
          <table:table-cell office:value-type="float" office:value="10.0628" calcext:value-type="float">
            <text:p>10,0628</text:p>
          </table:table-cell>
          <table:table-cell table:formula="of:=LN([.B313])" office:value-type="float" office:value="2.30884545596486" calcext:value-type="float">
            <text:p>2,30884545596486</text:p>
          </table:table-cell>
        </table:table-row>
        <table:table-row table:style-name="ro1">
          <table:table-cell office:value-type="float" office:value="311.912" calcext:value-type="float">
            <text:p>311,912</text:p>
          </table:table-cell>
          <table:table-cell office:value-type="float" office:value="10.0726" calcext:value-type="float">
            <text:p>10,0726</text:p>
          </table:table-cell>
          <table:table-cell table:formula="of:=LN([.B314])" office:value-type="float" office:value="2.30981886605592" calcext:value-type="float">
            <text:p>2,30981886605592</text:p>
          </table:table-cell>
        </table:table-row>
        <table:table-row table:style-name="ro1">
          <table:table-cell office:value-type="float" office:value="312.912" calcext:value-type="float">
            <text:p>312,912</text:p>
          </table:table-cell>
          <table:table-cell office:value-type="float" office:value="10.0178" calcext:value-type="float">
            <text:p>10,0178</text:p>
          </table:table-cell>
          <table:table-cell table:formula="of:=LN([.B315])" office:value-type="float" office:value="2.30436351067146" calcext:value-type="float">
            <text:p>2,30436351067146</text:p>
          </table:table-cell>
        </table:table-row>
        <table:table-row table:style-name="ro1">
          <table:table-cell office:value-type="float" office:value="313.912" calcext:value-type="float">
            <text:p>313,912</text:p>
          </table:table-cell>
          <table:table-cell office:value-type="float" office:value="10.0359" calcext:value-type="float">
            <text:p>10,0359</text:p>
          </table:table-cell>
          <table:table-cell table:formula="of:=LN([.B316])" office:value-type="float" office:value="2.3061686643254" calcext:value-type="float">
            <text:p>2,3061686643254</text:p>
          </table:table-cell>
        </table:table-row>
        <table:table-row table:style-name="ro1">
          <table:table-cell office:value-type="float" office:value="314.912" calcext:value-type="float">
            <text:p>314,912</text:p>
          </table:table-cell>
          <table:table-cell office:value-type="float" office:value="10.0655" calcext:value-type="float">
            <text:p>10,0655</text:p>
          </table:table-cell>
          <table:table-cell table:formula="of:=LN([.B317])" office:value-type="float" office:value="2.30911373495675" calcext:value-type="float">
            <text:p>2,30911373495675</text:p>
          </table:table-cell>
        </table:table-row>
        <table:table-row table:style-name="ro1">
          <table:table-cell office:value-type="float" office:value="315.912" calcext:value-type="float">
            <text:p>315,912</text:p>
          </table:table-cell>
          <table:table-cell office:value-type="float" office:value="10.0648" calcext:value-type="float">
            <text:p>10,0648</text:p>
          </table:table-cell>
          <table:table-cell table:formula="of:=LN([.B318])" office:value-type="float" office:value="2.30904418805478" calcext:value-type="float">
            <text:p>2,30904418805478</text:p>
          </table:table-cell>
        </table:table-row>
        <table:table-row table:style-name="ro1">
          <table:table-cell office:value-type="float" office:value="316.912" calcext:value-type="float">
            <text:p>316,912</text:p>
          </table:table-cell>
          <table:table-cell office:value-type="float" office:value="10.0244" calcext:value-type="float">
            <text:p>10,0244</text:p>
          </table:table-cell>
          <table:table-cell table:formula="of:=LN([.B319])" office:value-type="float" office:value="2.30502212102746" calcext:value-type="float">
            <text:p>2,30502212102746</text:p>
          </table:table-cell>
        </table:table-row>
        <table:table-row table:style-name="ro1">
          <table:table-cell office:value-type="float" office:value="317.913" calcext:value-type="float">
            <text:p>317,913</text:p>
          </table:table-cell>
          <table:table-cell office:value-type="float" office:value="9.9802" calcext:value-type="float">
            <text:p>9,9802</text:p>
          </table:table-cell>
          <table:table-cell table:formula="of:=LN([.B320])" office:value-type="float" office:value="2.30060313020273" calcext:value-type="float">
            <text:p>2,30060313020273</text:p>
          </table:table-cell>
        </table:table-row>
        <table:table-row table:style-name="ro1">
          <table:table-cell office:value-type="float" office:value="318.912" calcext:value-type="float">
            <text:p>318,912</text:p>
          </table:table-cell>
          <table:table-cell office:value-type="float" office:value="10.0291" calcext:value-type="float">
            <text:p>10,0291</text:p>
          </table:table-cell>
          <table:table-cell table:formula="of:=LN([.B321])" office:value-type="float" office:value="2.30549086714022" calcext:value-type="float">
            <text:p>2,30549086714022</text:p>
          </table:table-cell>
        </table:table-row>
        <table:table-row table:style-name="ro1">
          <table:table-cell office:value-type="float" office:value="319.912" calcext:value-type="float">
            <text:p>319,912</text:p>
          </table:table-cell>
          <table:table-cell office:value-type="float" office:value="10.0725" calcext:value-type="float">
            <text:p>10,0725</text:p>
          </table:table-cell>
          <table:table-cell table:formula="of:=LN([.B322])" office:value-type="float" office:value="2.30980893808336" calcext:value-type="float">
            <text:p>2,30980893808336</text:p>
          </table:table-cell>
        </table:table-row>
        <table:table-row table:style-name="ro1">
          <table:table-cell office:value-type="float" office:value="320.912" calcext:value-type="float">
            <text:p>320,912</text:p>
          </table:table-cell>
          <table:table-cell office:value-type="float" office:value="10.0451" calcext:value-type="float">
            <text:p>10,0451</text:p>
          </table:table-cell>
          <table:table-cell table:formula="of:=LN([.B323])" office:value-type="float" office:value="2.30708495341894" calcext:value-type="float">
            <text:p>2,30708495341894</text:p>
          </table:table-cell>
        </table:table-row>
        <table:table-row table:style-name="ro1">
          <table:table-cell office:value-type="float" office:value="321.912" calcext:value-type="float">
            <text:p>321,912</text:p>
          </table:table-cell>
          <table:table-cell office:value-type="float" office:value="10.067" calcext:value-type="float">
            <text:p>10,067</text:p>
          </table:table-cell>
          <table:table-cell table:formula="of:=LN([.B324])" office:value-type="float" office:value="2.30926274774729" calcext:value-type="float">
            <text:p>2,30926274774729</text:p>
          </table:table-cell>
        </table:table-row>
        <table:table-row table:style-name="ro1">
          <table:table-cell office:value-type="float" office:value="322.912" calcext:value-type="float">
            <text:p>322,912</text:p>
          </table:table-cell>
          <table:table-cell office:value-type="float" office:value="10.0528" calcext:value-type="float">
            <text:p>10,0528</text:p>
          </table:table-cell>
          <table:table-cell table:formula="of:=LN([.B325])" office:value-type="float" office:value="2.30785120266655" calcext:value-type="float">
            <text:p>2,30785120266655</text:p>
          </table:table-cell>
        </table:table-row>
        <table:table-row table:style-name="ro1">
          <table:table-cell office:value-type="float" office:value="323.912" calcext:value-type="float">
            <text:p>323,912</text:p>
          </table:table-cell>
          <table:table-cell office:value-type="float" office:value="10.0308" calcext:value-type="float">
            <text:p>10,0308</text:p>
          </table:table-cell>
          <table:table-cell table:formula="of:=LN([.B326])" office:value-type="float" office:value="2.30566035951097" calcext:value-type="float">
            <text:p>2,30566035951097</text:p>
          </table:table-cell>
        </table:table-row>
        <table:table-row table:style-name="ro1">
          <table:table-cell office:value-type="float" office:value="324.912" calcext:value-type="float">
            <text:p>324,912</text:p>
          </table:table-cell>
          <table:table-cell office:value-type="float" office:value="10.0933" calcext:value-type="float">
            <text:p>10,0933</text:p>
          </table:table-cell>
          <table:table-cell table:formula="of:=LN([.B327])" office:value-type="float" office:value="2.31187183738578" calcext:value-type="float">
            <text:p>2,31187183738578</text:p>
          </table:table-cell>
        </table:table-row>
        <table:table-row table:style-name="ro1">
          <table:table-cell office:value-type="float" office:value="325.912" calcext:value-type="float">
            <text:p>325,912</text:p>
          </table:table-cell>
          <table:table-cell office:value-type="float" office:value="10.1475" calcext:value-type="float">
            <text:p>10,1475</text:p>
          </table:table-cell>
          <table:table-cell table:formula="of:=LN([.B328])" office:value-type="float" office:value="2.31722736973092" calcext:value-type="float">
            <text:p>2,31722736973092</text:p>
          </table:table-cell>
        </table:table-row>
        <table:table-row table:style-name="ro1">
          <table:table-cell office:value-type="float" office:value="326.912" calcext:value-type="float">
            <text:p>326,912</text:p>
          </table:table-cell>
          <table:table-cell office:value-type="float" office:value="10.1254" calcext:value-type="float">
            <text:p>10,1254</text:p>
          </table:table-cell>
          <table:table-cell table:formula="of:=LN([.B329])" office:value-type="float" office:value="2.31504711838509" calcext:value-type="float">
            <text:p>2,31504711838509</text:p>
          </table:table-cell>
        </table:table-row>
        <table:table-row table:style-name="ro1">
          <table:table-cell office:value-type="float" office:value="327.912" calcext:value-type="float">
            <text:p>327,912</text:p>
          </table:table-cell>
          <table:table-cell office:value-type="float" office:value="10.0973" calcext:value-type="float">
            <text:p>10,0973</text:p>
          </table:table-cell>
          <table:table-cell table:formula="of:=LN([.B330])" office:value-type="float" office:value="2.31226806137638" calcext:value-type="float">
            <text:p>2,31226806137638</text:p>
          </table:table-cell>
        </table:table-row>
        <table:table-row table:style-name="ro1">
          <table:table-cell office:value-type="float" office:value="328.913" calcext:value-type="float">
            <text:p>328,913</text:p>
          </table:table-cell>
          <table:table-cell office:value-type="float" office:value="10.0643" calcext:value-type="float">
            <text:p>10,0643</text:p>
          </table:table-cell>
          <table:table-cell table:formula="of:=LN([.B331])" office:value-type="float" office:value="2.30899450873478" calcext:value-type="float">
            <text:p>2,30899450873478</text:p>
          </table:table-cell>
        </table:table-row>
        <table:table-row table:style-name="ro1">
          <table:table-cell office:value-type="float" office:value="329.912" calcext:value-type="float">
            <text:p>329,912</text:p>
          </table:table-cell>
          <table:table-cell office:value-type="float" office:value="10.0644" calcext:value-type="float">
            <text:p>10,0644</text:p>
          </table:table-cell>
          <table:table-cell table:formula="of:=LN([.B332])" office:value-type="float" office:value="2.30900444479623" calcext:value-type="float">
            <text:p>2,30900444479623</text:p>
          </table:table-cell>
        </table:table-row>
        <table:table-row table:style-name="ro1">
          <table:table-cell office:value-type="float" office:value="330.912" calcext:value-type="float">
            <text:p>330,912</text:p>
          </table:table-cell>
          <table:table-cell office:value-type="float" office:value="10.0639" calcext:value-type="float">
            <text:p>10,0639</text:p>
          </table:table-cell>
          <table:table-cell table:formula="of:=LN([.B333])" office:value-type="float" office:value="2.30895476350172" calcext:value-type="float">
            <text:p>2,30895476350172</text:p>
          </table:table-cell>
        </table:table-row>
        <table:table-row table:style-name="ro1">
          <table:table-cell office:value-type="float" office:value="331.912" calcext:value-type="float">
            <text:p>331,912</text:p>
          </table:table-cell>
          <table:table-cell office:value-type="float" office:value="10.0938" calcext:value-type="float">
            <text:p>10,0938</text:p>
          </table:table-cell>
          <table:table-cell table:formula="of:=LN([.B334])" office:value-type="float" office:value="2.31192137397103" calcext:value-type="float">
            <text:p>2,31192137397103</text:p>
          </table:table-cell>
        </table:table-row>
        <table:table-row table:style-name="ro1">
          <table:table-cell office:value-type="float" office:value="332.912" calcext:value-type="float">
            <text:p>332,912</text:p>
          </table:table-cell>
          <table:table-cell office:value-type="float" office:value="10.03" calcext:value-type="float">
            <text:p>10,03</text:p>
          </table:table-cell>
          <table:table-cell table:formula="of:=LN([.B335])" office:value-type="float" office:value="2.30558060197384" calcext:value-type="float">
            <text:p>2,30558060197384</text:p>
          </table:table-cell>
        </table:table-row>
        <table:table-row table:style-name="ro1">
          <table:table-cell office:value-type="float" office:value="333.913" calcext:value-type="float">
            <text:p>333,913</text:p>
          </table:table-cell>
          <table:table-cell office:value-type="float" office:value="9.9949" calcext:value-type="float">
            <text:p>9,9949</text:p>
          </table:table-cell>
          <table:table-cell table:formula="of:=LN([.B336])" office:value-type="float" office:value="2.30207496289981" calcext:value-type="float">
            <text:p>2,30207496289981</text:p>
          </table:table-cell>
        </table:table-row>
        <table:table-row table:style-name="ro1">
          <table:table-cell office:value-type="float" office:value="334.914" calcext:value-type="float">
            <text:p>334,914</text:p>
          </table:table-cell>
          <table:table-cell office:value-type="float" office:value="9.9615" calcext:value-type="float">
            <text:p>9,9615</text:p>
          </table:table-cell>
          <table:table-cell table:formula="of:=LN([.B337])" office:value-type="float" office:value="2.29872766266674" calcext:value-type="float">
            <text:p>2,29872766266674</text:p>
          </table:table-cell>
        </table:table-row>
        <table:table-row table:style-name="ro1">
          <table:table-cell office:value-type="float" office:value="335.914" calcext:value-type="float">
            <text:p>335,914</text:p>
          </table:table-cell>
          <table:table-cell office:value-type="float" office:value="9.9275" calcext:value-type="float">
            <text:p>9,9275</text:p>
          </table:table-cell>
          <table:table-cell table:formula="of:=LN([.B338])" office:value-type="float" office:value="2.29530868402327" calcext:value-type="float">
            <text:p>2,29530868402327</text:p>
          </table:table-cell>
        </table:table-row>
        <table:table-row table:style-name="ro1">
          <table:table-cell office:value-type="float" office:value="336.913" calcext:value-type="float">
            <text:p>336,913</text:p>
          </table:table-cell>
          <table:table-cell office:value-type="float" office:value="9.9999" calcext:value-type="float">
            <text:p>9,9999</text:p>
          </table:table-cell>
          <table:table-cell table:formula="of:=LN([.B339])" office:value-type="float" office:value="2.30257509294405" calcext:value-type="float">
            <text:p>2,30257509294405</text:p>
          </table:table-cell>
        </table:table-row>
        <table:table-row table:style-name="ro1">
          <table:table-cell office:value-type="float" office:value="337.913" calcext:value-type="float">
            <text:p>337,913</text:p>
          </table:table-cell>
          <table:table-cell office:value-type="float" office:value="9.9794" calcext:value-type="float">
            <text:p>9,9794</text:p>
          </table:table-cell>
          <table:table-cell table:formula="of:=LN([.B340])" office:value-type="float" office:value="2.3005229682756" calcext:value-type="float">
            <text:p>2,3005229682756</text:p>
          </table:table-cell>
        </table:table-row>
        <table:table-row table:style-name="ro1">
          <table:table-cell office:value-type="float" office:value="338.913" calcext:value-type="float">
            <text:p>338,913</text:p>
          </table:table-cell>
          <table:table-cell office:value-type="float" office:value="9.915" calcext:value-type="float">
            <text:p>9,915</text:p>
          </table:table-cell>
          <table:table-cell table:formula="of:=LN([.B341])" office:value-type="float" office:value="2.29404876197176" calcext:value-type="float">
            <text:p>2,29404876197176</text:p>
          </table:table-cell>
        </table:table-row>
        <table:table-row table:style-name="ro1">
          <table:table-cell office:value-type="float" office:value="339.913" calcext:value-type="float">
            <text:p>339,913</text:p>
          </table:table-cell>
          <table:table-cell office:value-type="float" office:value="9.8964" calcext:value-type="float">
            <text:p>9,8964</text:p>
          </table:table-cell>
          <table:table-cell table:formula="of:=LN([.B342])" office:value-type="float" office:value="2.29217105464517" calcext:value-type="float">
            <text:p>2,29217105464517</text:p>
          </table:table-cell>
        </table:table-row>
        <table:table-row table:style-name="ro1">
          <table:table-cell office:value-type="float" office:value="340.913" calcext:value-type="float">
            <text:p>340,913</text:p>
          </table:table-cell>
          <table:table-cell office:value-type="float" office:value="9.9257" calcext:value-type="float">
            <text:p>9,9257</text:p>
          </table:table-cell>
          <table:table-cell table:formula="of:=LN([.B343])" office:value-type="float" office:value="2.29512735305346" calcext:value-type="float">
            <text:p>2,29512735305346</text:p>
          </table:table-cell>
        </table:table-row>
        <table:table-row table:style-name="ro1">
          <table:table-cell office:value-type="float" office:value="341.914" calcext:value-type="float">
            <text:p>341,914</text:p>
          </table:table-cell>
          <table:table-cell office:value-type="float" office:value="9.9668" calcext:value-type="float">
            <text:p>9,9668</text:p>
          </table:table-cell>
          <table:table-cell table:formula="of:=LN([.B344])" office:value-type="float" office:value="2.29925956956547" calcext:value-type="float">
            <text:p>2,29925956956547</text:p>
          </table:table-cell>
        </table:table-row>
        <table:table-row table:style-name="ro1">
          <table:table-cell office:value-type="float" office:value="342.914" calcext:value-type="float">
            <text:p>342,914</text:p>
          </table:table-cell>
          <table:table-cell office:value-type="float" office:value="9.9807" calcext:value-type="float">
            <text:p>9,9807</text:p>
          </table:table-cell>
          <table:table-cell table:formula="of:=LN([.B345])" office:value-type="float" office:value="2.30065322814422" calcext:value-type="float">
            <text:p>2,30065322814422</text:p>
          </table:table-cell>
        </table:table-row>
        <table:table-row table:style-name="ro1">
          <table:table-cell office:value-type="float" office:value="343.913" calcext:value-type="float">
            <text:p>343,913</text:p>
          </table:table-cell>
          <table:table-cell office:value-type="float" office:value="9.9262" calcext:value-type="float">
            <text:p>9,9262</text:p>
          </table:table-cell>
          <table:table-cell table:formula="of:=LN([.B346])" office:value-type="float" office:value="2.29517772606562" calcext:value-type="float">
            <text:p>2,29517772606562</text:p>
          </table:table-cell>
        </table:table-row>
        <table:table-row table:style-name="ro1">
          <table:table-cell office:value-type="float" office:value="344.913" calcext:value-type="float">
            <text:p>344,913</text:p>
          </table:table-cell>
          <table:table-cell office:value-type="float" office:value="9.9201" calcext:value-type="float">
            <text:p>9,9201</text:p>
          </table:table-cell>
          <table:table-cell table:formula="of:=LN([.B347])" office:value-type="float" office:value="2.29456300189113" calcext:value-type="float">
            <text:p>2,29456300189113</text:p>
          </table:table-cell>
        </table:table-row>
        <table:table-row table:style-name="ro1">
          <table:table-cell office:value-type="float" office:value="345.914" calcext:value-type="float">
            <text:p>345,914</text:p>
          </table:table-cell>
          <table:table-cell office:value-type="float" office:value="9.9409" calcext:value-type="float">
            <text:p>9,9409</text:p>
          </table:table-cell>
          <table:table-cell table:formula="of:=LN([.B348])" office:value-type="float" office:value="2.29665755982925" calcext:value-type="float">
            <text:p>2,29665755982925</text:p>
          </table:table-cell>
        </table:table-row>
        <table:table-row table:style-name="ro1">
          <table:table-cell office:value-type="float" office:value="346.914" calcext:value-type="float">
            <text:p>346,914</text:p>
          </table:table-cell>
          <table:table-cell office:value-type="float" office:value="9.9201" calcext:value-type="float">
            <text:p>9,9201</text:p>
          </table:table-cell>
          <table:table-cell table:formula="of:=LN([.B349])" office:value-type="float" office:value="2.29456300189113" calcext:value-type="float">
            <text:p>2,29456300189113</text:p>
          </table:table-cell>
        </table:table-row>
        <table:table-row table:style-name="ro1">
          <table:table-cell office:value-type="float" office:value="347.914" calcext:value-type="float">
            <text:p>347,914</text:p>
          </table:table-cell>
          <table:table-cell office:value-type="float" office:value="9.9315" calcext:value-type="float">
            <text:p>9,9315</text:p>
          </table:table-cell>
          <table:table-cell table:formula="of:=LN([.B350])" office:value-type="float" office:value="2.29571152405087" calcext:value-type="float">
            <text:p>2,29571152405087</text:p>
          </table:table-cell>
        </table:table-row>
        <table:table-row table:style-name="ro1">
          <table:table-cell office:value-type="float" office:value="348.913" calcext:value-type="float">
            <text:p>348,913</text:p>
          </table:table-cell>
          <table:table-cell office:value-type="float" office:value="9.8836" calcext:value-type="float">
            <text:p>9,8836</text:p>
          </table:table-cell>
          <table:table-cell table:formula="of:=LN([.B351])" office:value-type="float" office:value="2.29087681786188" calcext:value-type="float">
            <text:p>2,29087681786188</text:p>
          </table:table-cell>
        </table:table-row>
        <table:table-row table:style-name="ro1">
          <table:table-cell office:value-type="float" office:value="349.913" calcext:value-type="float">
            <text:p>349,913</text:p>
          </table:table-cell>
          <table:table-cell office:value-type="float" office:value="9.862" calcext:value-type="float">
            <text:p>9,862</text:p>
          </table:table-cell>
          <table:table-cell table:formula="of:=LN([.B352])" office:value-type="float" office:value="2.28868898780193" calcext:value-type="float">
            <text:p>2,28868898780193</text:p>
          </table:table-cell>
        </table:table-row>
        <table:table-row table:style-name="ro1">
          <table:table-cell office:value-type="float" office:value="350.913" calcext:value-type="float">
            <text:p>350,913</text:p>
          </table:table-cell>
          <table:table-cell office:value-type="float" office:value="9.8567" calcext:value-type="float">
            <text:p>9,8567</text:p>
          </table:table-cell>
          <table:table-cell table:formula="of:=LN([.B353])" office:value-type="float" office:value="2.28815142699644" calcext:value-type="float">
            <text:p>2,28815142699644</text:p>
          </table:table-cell>
        </table:table-row>
        <table:table-row table:style-name="ro1">
          <table:table-cell office:value-type="float" office:value="351.913" calcext:value-type="float">
            <text:p>351,913</text:p>
          </table:table-cell>
          <table:table-cell office:value-type="float" office:value="9.794" calcext:value-type="float">
            <text:p>9,794</text:p>
          </table:table-cell>
          <table:table-cell table:formula="of:=LN([.B354])" office:value-type="float" office:value="2.28176995328013" calcext:value-type="float">
            <text:p>2,28176995328013</text:p>
          </table:table-cell>
        </table:table-row>
        <table:table-row table:style-name="ro1">
          <table:table-cell office:value-type="float" office:value="352.913" calcext:value-type="float">
            <text:p>352,913</text:p>
          </table:table-cell>
          <table:table-cell office:value-type="float" office:value="9.8162" calcext:value-type="float">
            <text:p>9,8162</text:p>
          </table:table-cell>
          <table:table-cell table:formula="of:=LN([.B355])" office:value-type="float" office:value="2.28403408209917" calcext:value-type="float">
            <text:p>2,28403408209917</text:p>
          </table:table-cell>
        </table:table-row>
        <table:table-row table:style-name="ro1">
          <table:table-cell office:value-type="float" office:value="353.913" calcext:value-type="float">
            <text:p>353,913</text:p>
          </table:table-cell>
          <table:table-cell office:value-type="float" office:value="9.8186" calcext:value-type="float">
            <text:p>9,8186</text:p>
          </table:table-cell>
          <table:table-cell table:formula="of:=LN([.B356])" office:value-type="float" office:value="2.2842785460114" calcext:value-type="float">
            <text:p>2,2842785460114</text:p>
          </table:table-cell>
        </table:table-row>
        <table:table-row table:style-name="ro1">
          <table:table-cell office:value-type="float" office:value="354.913" calcext:value-type="float">
            <text:p>354,913</text:p>
          </table:table-cell>
          <table:table-cell office:value-type="float" office:value="9.8029" calcext:value-type="float">
            <text:p>9,8029</text:p>
          </table:table-cell>
          <table:table-cell table:formula="of:=LN([.B357])" office:value-type="float" office:value="2.28267826026867" calcext:value-type="float">
            <text:p>2,28267826026867</text:p>
          </table:table-cell>
        </table:table-row>
        <table:table-row table:style-name="ro1">
          <table:table-cell office:value-type="float" office:value="355.913" calcext:value-type="float">
            <text:p>355,913</text:p>
          </table:table-cell>
          <table:table-cell office:value-type="float" office:value="9.8431" calcext:value-type="float">
            <text:p>9,8431</text:p>
          </table:table-cell>
          <table:table-cell table:formula="of:=LN([.B358])" office:value-type="float" office:value="2.28677070209968" calcext:value-type="float">
            <text:p>2,28677070209968</text:p>
          </table:table-cell>
        </table:table-row>
        <table:table-row table:style-name="ro1">
          <table:table-cell office:value-type="float" office:value="356.913" calcext:value-type="float">
            <text:p>356,913</text:p>
          </table:table-cell>
          <table:table-cell office:value-type="float" office:value="9.7657" calcext:value-type="float">
            <text:p>9,7657</text:p>
          </table:table-cell>
          <table:table-cell table:formula="of:=LN([.B359])" office:value-type="float" office:value="2.27887624634724" calcext:value-type="float">
            <text:p>2,27887624634724</text:p>
          </table:table-cell>
        </table:table-row>
        <table:table-row table:style-name="ro1">
          <table:table-cell office:value-type="float" office:value="357.913" calcext:value-type="float">
            <text:p>357,913</text:p>
          </table:table-cell>
          <table:table-cell office:value-type="float" office:value="9.7908" calcext:value-type="float">
            <text:p>9,7908</text:p>
          </table:table-cell>
          <table:table-cell table:formula="of:=LN([.B360])" office:value-type="float" office:value="2.28144316924062" calcext:value-type="float">
            <text:p>2,28144316924062</text:p>
          </table:table-cell>
        </table:table-row>
        <table:table-row table:style-name="ro1">
          <table:table-cell office:value-type="float" office:value="358.913" calcext:value-type="float">
            <text:p>358,913</text:p>
          </table:table-cell>
          <table:table-cell office:value-type="float" office:value="9.7516" calcext:value-type="float">
            <text:p>9,7516</text:p>
          </table:table-cell>
          <table:table-cell table:formula="of:=LN([.B361])" office:value-type="float" office:value="2.27743137411051" calcext:value-type="float">
            <text:p>2,27743137411051</text:p>
          </table:table-cell>
        </table:table-row>
        <table:table-row table:style-name="ro1">
          <table:table-cell office:value-type="float" office:value="359.913" calcext:value-type="float">
            <text:p>359,913</text:p>
          </table:table-cell>
          <table:table-cell office:value-type="float" office:value="9.7054" calcext:value-type="float">
            <text:p>9,7054</text:p>
          </table:table-cell>
          <table:table-cell table:formula="of:=LN([.B362])" office:value-type="float" office:value="2.27268243163973" calcext:value-type="float">
            <text:p>2,27268243163973</text:p>
          </table:table-cell>
        </table:table-row>
        <table:table-row table:style-name="ro1">
          <table:table-cell office:value-type="float" office:value="360.913" calcext:value-type="float">
            <text:p>360,913</text:p>
          </table:table-cell>
          <table:table-cell office:value-type="float" office:value="9.6813" calcext:value-type="float">
            <text:p>9,6813</text:p>
          </table:table-cell>
          <table:table-cell table:formula="of:=LN([.B363])" office:value-type="float" office:value="2.27019618979204" calcext:value-type="float">
            <text:p>2,27019618979204</text:p>
          </table:table-cell>
        </table:table-row>
        <table:table-row table:style-name="ro1">
          <table:table-cell office:value-type="float" office:value="361.913" calcext:value-type="float">
            <text:p>361,913</text:p>
          </table:table-cell>
          <table:table-cell office:value-type="float" office:value="9.7382" calcext:value-type="float">
            <text:p>9,7382</text:p>
          </table:table-cell>
          <table:table-cell table:formula="of:=LN([.B364])" office:value-type="float" office:value="2.27605629564778" calcext:value-type="float">
            <text:p>2,27605629564778</text:p>
          </table:table-cell>
        </table:table-row>
        <table:table-row table:style-name="ro1">
          <table:table-cell office:value-type="float" office:value="362.913" calcext:value-type="float">
            <text:p>362,913</text:p>
          </table:table-cell>
          <table:table-cell office:value-type="float" office:value="9.7563" calcext:value-type="float">
            <text:p>9,7563</text:p>
          </table:table-cell>
          <table:table-cell table:formula="of:=LN([.B365])" office:value-type="float" office:value="2.2779132301884" calcext:value-type="float">
            <text:p>2,2779132301884</text:p>
          </table:table-cell>
        </table:table-row>
        <table:table-row table:style-name="ro1">
          <table:table-cell office:value-type="float" office:value="363.913" calcext:value-type="float">
            <text:p>363,913</text:p>
          </table:table-cell>
          <table:table-cell office:value-type="float" office:value="9.7476" calcext:value-type="float">
            <text:p>9,7476</text:p>
          </table:table-cell>
          <table:table-cell table:formula="of:=LN([.B366])" office:value-type="float" office:value="2.27702110086277" calcext:value-type="float">
            <text:p>2,27702110086277</text:p>
          </table:table-cell>
        </table:table-row>
        <table:table-row table:style-name="ro1">
          <table:table-cell office:value-type="float" office:value="364.914" calcext:value-type="float">
            <text:p>364,914</text:p>
          </table:table-cell>
          <table:table-cell office:value-type="float" office:value="9.6934" calcext:value-type="float">
            <text:p>9,6934</text:p>
          </table:table-cell>
          <table:table-cell table:formula="of:=LN([.B367])" office:value-type="float" office:value="2.27144524155265" calcext:value-type="float">
            <text:p>2,27144524155265</text:p>
          </table:table-cell>
        </table:table-row>
        <table:table-row table:style-name="ro1">
          <table:table-cell office:value-type="float" office:value="365.914" calcext:value-type="float">
            <text:p>365,914</text:p>
          </table:table-cell>
          <table:table-cell office:value-type="float" office:value="9.6975" calcext:value-type="float">
            <text:p>9,6975</text:p>
          </table:table-cell>
          <table:table-cell table:formula="of:=LN([.B368])" office:value-type="float" office:value="2.27186812033199" calcext:value-type="float">
            <text:p>2,27186812033199</text:p>
          </table:table-cell>
        </table:table-row>
        <table:table-row table:style-name="ro1">
          <table:table-cell office:value-type="float" office:value="366.914" calcext:value-type="float">
            <text:p>366,914</text:p>
          </table:table-cell>
          <table:table-cell office:value-type="float" office:value="9.6834" calcext:value-type="float">
            <text:p>9,6834</text:p>
          </table:table-cell>
          <table:table-cell table:formula="of:=LN([.B369])" office:value-type="float" office:value="2.27041307928769" calcext:value-type="float">
            <text:p>2,27041307928769</text:p>
          </table:table-cell>
        </table:table-row>
        <table:table-row table:style-name="ro1">
          <table:table-cell office:value-type="float" office:value="367.914" calcext:value-type="float">
            <text:p>367,914</text:p>
          </table:table-cell>
          <table:table-cell office:value-type="float" office:value="9.6676" calcext:value-type="float">
            <text:p>9,6676</text:p>
          </table:table-cell>
          <table:table-cell table:formula="of:=LN([.B370])" office:value-type="float" office:value="2.26878008838168" calcext:value-type="float">
            <text:p>2,26878008838168</text:p>
          </table:table-cell>
        </table:table-row>
        <table:table-row table:style-name="ro1">
          <table:table-cell office:value-type="float" office:value="368.914" calcext:value-type="float">
            <text:p>368,914</text:p>
          </table:table-cell>
          <table:table-cell office:value-type="float" office:value="9.6919" calcext:value-type="float">
            <text:p>9,6919</text:p>
          </table:table-cell>
          <table:table-cell table:formula="of:=LN([.B371])" office:value-type="float" office:value="2.27129048511318" calcext:value-type="float">
            <text:p>2,27129048511318</text:p>
          </table:table-cell>
        </table:table-row>
        <table:table-row table:style-name="ro1">
          <table:table-cell office:value-type="float" office:value="369.914" calcext:value-type="float">
            <text:p>369,914</text:p>
          </table:table-cell>
          <table:table-cell office:value-type="float" office:value="9.724" calcext:value-type="float">
            <text:p>9,724</text:p>
          </table:table-cell>
          <table:table-cell table:formula="of:=LN([.B372])" office:value-type="float" office:value="2.27459705645388" calcext:value-type="float">
            <text:p>2,27459705645388</text:p>
          </table:table-cell>
        </table:table-row>
        <table:table-row table:style-name="ro1">
          <table:table-cell office:value-type="float" office:value="370.914" calcext:value-type="float">
            <text:p>370,914</text:p>
          </table:table-cell>
          <table:table-cell office:value-type="float" office:value="9.6499" calcext:value-type="float">
            <text:p>9,6499</text:p>
          </table:table-cell>
          <table:table-cell table:formula="of:=LN([.B373])" office:value-type="float" office:value="2.2669475526029" calcext:value-type="float">
            <text:p>2,2669475526029</text:p>
          </table:table-cell>
        </table:table-row>
        <table:table-row table:style-name="ro1">
          <table:table-cell office:value-type="float" office:value="371.914" calcext:value-type="float">
            <text:p>371,914</text:p>
          </table:table-cell>
          <table:table-cell office:value-type="float" office:value="9.5994" calcext:value-type="float">
            <text:p>9,5994</text:p>
          </table:table-cell>
          <table:table-cell table:formula="of:=LN([.B374])" office:value-type="float" office:value="2.26170059652058" calcext:value-type="float">
            <text:p>2,26170059652058</text:p>
          </table:table-cell>
        </table:table-row>
        <table:table-row table:style-name="ro1">
          <table:table-cell office:value-type="float" office:value="372.913" calcext:value-type="float">
            <text:p>372,913</text:p>
          </table:table-cell>
          <table:table-cell office:value-type="float" office:value="9.6355" calcext:value-type="float">
            <text:p>9,6355</text:p>
          </table:table-cell>
          <table:table-cell table:formula="of:=LN([.B375])" office:value-type="float" office:value="2.26545419465584" calcext:value-type="float">
            <text:p>2,26545419465584</text:p>
          </table:table-cell>
        </table:table-row>
        <table:table-row table:style-name="ro1">
          <table:table-cell office:value-type="float" office:value="373.913" calcext:value-type="float">
            <text:p>373,913</text:p>
          </table:table-cell>
          <table:table-cell office:value-type="float" office:value="9.6285" calcext:value-type="float">
            <text:p>9,6285</text:p>
          </table:table-cell>
          <table:table-cell table:formula="of:=LN([.B376])" office:value-type="float" office:value="2.26472745043781" calcext:value-type="float">
            <text:p>2,26472745043781</text:p>
          </table:table-cell>
        </table:table-row>
        <table:table-row table:style-name="ro1">
          <table:table-cell office:value-type="float" office:value="374.913" calcext:value-type="float">
            <text:p>374,913</text:p>
          </table:table-cell>
          <table:table-cell office:value-type="float" office:value="9.6373" calcext:value-type="float">
            <text:p>9,6373</text:p>
          </table:table-cell>
          <table:table-cell table:formula="of:=LN([.B377])" office:value-type="float" office:value="2.26564098640434" calcext:value-type="float">
            <text:p>2,26564098640434</text:p>
          </table:table-cell>
        </table:table-row>
        <table:table-row table:style-name="ro1">
          <table:table-cell office:value-type="float" office:value="375.914" calcext:value-type="float">
            <text:p>375,914</text:p>
          </table:table-cell>
          <table:table-cell office:value-type="float" office:value="9.6224" calcext:value-type="float">
            <text:p>9,6224</text:p>
          </table:table-cell>
          <table:table-cell table:formula="of:=LN([.B378])" office:value-type="float" office:value="2.26409371381207" calcext:value-type="float">
            <text:p>2,26409371381207</text:p>
          </table:table-cell>
        </table:table-row>
        <table:table-row table:style-name="ro1">
          <table:table-cell office:value-type="float" office:value="376.913" calcext:value-type="float">
            <text:p>376,913</text:p>
          </table:table-cell>
          <table:table-cell office:value-type="float" office:value="9.5842" calcext:value-type="float">
            <text:p>9,5842</text:p>
          </table:table-cell>
          <table:table-cell table:formula="of:=LN([.B379])" office:value-type="float" office:value="2.26011590926888" calcext:value-type="float">
            <text:p>2,26011590926888</text:p>
          </table:table-cell>
        </table:table-row>
        <table:table-row table:style-name="ro1">
          <table:table-cell office:value-type="float" office:value="377.913" calcext:value-type="float">
            <text:p>377,913</text:p>
          </table:table-cell>
          <table:table-cell office:value-type="float" office:value="9.5634" calcext:value-type="float">
            <text:p>9,5634</text:p>
          </table:table-cell>
          <table:table-cell table:formula="of:=LN([.B380])" office:value-type="float" office:value="2.25794331237093" calcext:value-type="float">
            <text:p>2,25794331237093</text:p>
          </table:table-cell>
        </table:table-row>
        <table:table-row table:style-name="ro1">
          <table:table-cell office:value-type="float" office:value="378.913" calcext:value-type="float">
            <text:p>378,913</text:p>
          </table:table-cell>
          <table:table-cell office:value-type="float" office:value="9.5149" calcext:value-type="float">
            <text:p>9,5149</text:p>
          </table:table-cell>
          <table:table-cell table:formula="of:=LN([.B381])" office:value-type="float" office:value="2.25285899097139" calcext:value-type="float">
            <text:p>2,25285899097139</text:p>
          </table:table-cell>
        </table:table-row>
        <table:table-row table:style-name="ro1">
          <table:table-cell office:value-type="float" office:value="379.913" calcext:value-type="float">
            <text:p>379,913</text:p>
          </table:table-cell>
          <table:table-cell office:value-type="float" office:value="9.5084" calcext:value-type="float">
            <text:p>9,5084</text:p>
          </table:table-cell>
          <table:table-cell table:formula="of:=LN([.B382])" office:value-type="float" office:value="2.25217561844896" calcext:value-type="float">
            <text:p>2,25217561844896</text:p>
          </table:table-cell>
        </table:table-row>
        <table:table-row table:style-name="ro1">
          <table:table-cell office:value-type="float" office:value="380.913" calcext:value-type="float">
            <text:p>380,913</text:p>
          </table:table-cell>
          <table:table-cell office:value-type="float" office:value="9.5261" calcext:value-type="float">
            <text:p>9,5261</text:p>
          </table:table-cell>
          <table:table-cell table:formula="of:=LN([.B383])" office:value-type="float" office:value="2.25403539990912" calcext:value-type="float">
            <text:p>2,25403539990912</text:p>
          </table:table-cell>
        </table:table-row>
        <table:table-row table:style-name="ro1">
          <table:table-cell office:value-type="float" office:value="381.913" calcext:value-type="float">
            <text:p>381,913</text:p>
          </table:table-cell>
          <table:table-cell office:value-type="float" office:value="9.5734" calcext:value-type="float">
            <text:p>9,5734</text:p>
          </table:table-cell>
          <table:table-cell table:formula="of:=LN([.B384])" office:value-type="float" office:value="2.25898841927597" calcext:value-type="float">
            <text:p>2,25898841927597</text:p>
          </table:table-cell>
        </table:table-row>
        <table:table-row table:style-name="ro1">
          <table:table-cell office:value-type="float" office:value="382.913" calcext:value-type="float">
            <text:p>382,913</text:p>
          </table:table-cell>
          <table:table-cell office:value-type="float" office:value="9.566" calcext:value-type="float">
            <text:p>9,566</text:p>
          </table:table-cell>
          <table:table-cell table:formula="of:=LN([.B385])" office:value-type="float" office:value="2.25821514525811" calcext:value-type="float">
            <text:p>2,25821514525811</text:p>
          </table:table-cell>
        </table:table-row>
        <table:table-row table:style-name="ro1">
          <table:table-cell office:value-type="float" office:value="383.914" calcext:value-type="float">
            <text:p>383,914</text:p>
          </table:table-cell>
          <table:table-cell office:value-type="float" office:value="9.5986" calcext:value-type="float">
            <text:p>9,5986</text:p>
          </table:table-cell>
          <table:table-cell table:formula="of:=LN([.B386])" office:value-type="float" office:value="2.26161725450574" calcext:value-type="float">
            <text:p>2,26161725450574</text:p>
          </table:table-cell>
        </table:table-row>
        <table:table-row table:style-name="ro1">
          <table:table-cell office:value-type="float" office:value="384.914" calcext:value-type="float">
            <text:p>384,914</text:p>
          </table:table-cell>
          <table:table-cell office:value-type="float" office:value="9.5659" calcext:value-type="float">
            <text:p>9,5659</text:p>
          </table:table-cell>
          <table:table-cell table:formula="of:=LN([.B387])" office:value-type="float" office:value="2.25820469151331" calcext:value-type="float">
            <text:p>2,25820469151331</text:p>
          </table:table-cell>
        </table:table-row>
        <table:table-row table:style-name="ro1">
          <table:table-cell office:value-type="float" office:value="385.914" calcext:value-type="float">
            <text:p>385,914</text:p>
          </table:table-cell>
          <table:table-cell office:value-type="float" office:value="9.5576" calcext:value-type="float">
            <text:p>9,5576</text:p>
          </table:table-cell>
          <table:table-cell table:formula="of:=LN([.B388])" office:value-type="float" office:value="2.25733664952088" calcext:value-type="float">
            <text:p>2,25733664952088</text:p>
          </table:table-cell>
        </table:table-row>
        <table:table-row table:style-name="ro1">
          <table:table-cell office:value-type="float" office:value="386.913" calcext:value-type="float">
            <text:p>386,913</text:p>
          </table:table-cell>
          <table:table-cell office:value-type="float" office:value="9.4807" calcext:value-type="float">
            <text:p>9,4807</text:p>
          </table:table-cell>
          <table:table-cell table:formula="of:=LN([.B389])" office:value-type="float" office:value="2.24925815320336" calcext:value-type="float">
            <text:p>2,24925815320336</text:p>
          </table:table-cell>
        </table:table-row>
        <table:table-row table:style-name="ro1">
          <table:table-cell office:value-type="float" office:value="387.914" calcext:value-type="float">
            <text:p>387,914</text:p>
          </table:table-cell>
          <table:table-cell office:value-type="float" office:value="9.4796" calcext:value-type="float">
            <text:p>9,4796</text:p>
          </table:table-cell>
          <table:table-cell table:formula="of:=LN([.B390])" office:value-type="float" office:value="2.24914212128391" calcext:value-type="float">
            <text:p>2,24914212128391</text:p>
          </table:table-cell>
        </table:table-row>
        <table:table-row table:style-name="ro1">
          <table:table-cell office:value-type="float" office:value="388.914" calcext:value-type="float">
            <text:p>388,914</text:p>
          </table:table-cell>
          <table:table-cell office:value-type="float" office:value="9.4881" calcext:value-type="float">
            <text:p>9,4881</text:p>
          </table:table-cell>
          <table:table-cell table:formula="of:=LN([.B391])" office:value-type="float" office:value="2.25003838182883" calcext:value-type="float">
            <text:p>2,25003838182883</text:p>
          </table:table-cell>
        </table:table-row>
        <table:table-row table:style-name="ro1">
          <table:table-cell office:value-type="float" office:value="389.914" calcext:value-type="float">
            <text:p>389,914</text:p>
          </table:table-cell>
          <table:table-cell office:value-type="float" office:value="9.485" calcext:value-type="float">
            <text:p>9,485</text:p>
          </table:table-cell>
          <table:table-cell table:formula="of:=LN([.B392])" office:value-type="float" office:value="2.24971160338698" calcext:value-type="float">
            <text:p>2,24971160338698</text:p>
          </table:table-cell>
        </table:table-row>
        <table:table-row table:style-name="ro1">
          <table:table-cell office:value-type="float" office:value="390.914" calcext:value-type="float">
            <text:p>390,914</text:p>
          </table:table-cell>
          <table:table-cell office:value-type="float" office:value="9.4746" calcext:value-type="float">
            <text:p>9,4746</text:p>
          </table:table-cell>
          <table:table-cell table:formula="of:=LN([.B393])" office:value-type="float" office:value="2.24861453371852" calcext:value-type="float">
            <text:p>2,24861453371852</text:p>
          </table:table-cell>
        </table:table-row>
        <table:table-row table:style-name="ro1">
          <table:table-cell office:value-type="float" office:value="391.914" calcext:value-type="float">
            <text:p>391,914</text:p>
          </table:table-cell>
          <table:table-cell office:value-type="float" office:value="9.4464" calcext:value-type="float">
            <text:p>9,4464</text:p>
          </table:table-cell>
          <table:table-cell table:formula="of:=LN([.B394])" office:value-type="float" office:value="2.24563371654391" calcext:value-type="float">
            <text:p>2,24563371654391</text:p>
          </table:table-cell>
        </table:table-row>
        <table:table-row table:style-name="ro1">
          <table:table-cell office:value-type="float" office:value="392.914" calcext:value-type="float">
            <text:p>392,914</text:p>
          </table:table-cell>
          <table:table-cell office:value-type="float" office:value="9.436" calcext:value-type="float">
            <text:p>9,436</text:p>
          </table:table-cell>
          <table:table-cell table:formula="of:=LN([.B395])" office:value-type="float" office:value="2.24453216154543" calcext:value-type="float">
            <text:p>2,24453216154543</text:p>
          </table:table-cell>
        </table:table-row>
        <table:table-row table:style-name="ro1">
          <table:table-cell office:value-type="float" office:value="393.914" calcext:value-type="float">
            <text:p>393,914</text:p>
          </table:table-cell>
          <table:table-cell office:value-type="float" office:value="9.3818" calcext:value-type="float">
            <text:p>9,3818</text:p>
          </table:table-cell>
          <table:table-cell table:formula="of:=LN([.B396])" office:value-type="float" office:value="2.23877164226272" calcext:value-type="float">
            <text:p>2,23877164226272</text:p>
          </table:table-cell>
        </table:table-row>
        <table:table-row table:style-name="ro1">
          <table:table-cell office:value-type="float" office:value="394.913" calcext:value-type="float">
            <text:p>394,913</text:p>
          </table:table-cell>
          <table:table-cell office:value-type="float" office:value="9.4153" calcext:value-type="float">
            <text:p>9,4153</text:p>
          </table:table-cell>
          <table:table-cell table:formula="of:=LN([.B397])" office:value-type="float" office:value="2.2423360256482" calcext:value-type="float">
            <text:p>2,2423360256482</text:p>
          </table:table-cell>
        </table:table-row>
        <table:table-row table:style-name="ro1">
          <table:table-cell office:value-type="float" office:value="395.914" calcext:value-type="float">
            <text:p>395,914</text:p>
          </table:table-cell>
          <table:table-cell office:value-type="float" office:value="9.3873" calcext:value-type="float">
            <text:p>9,3873</text:p>
          </table:table-cell>
          <table:table-cell table:formula="of:=LN([.B398])" office:value-type="float" office:value="2.23935771193654" calcext:value-type="float">
            <text:p>2,23935771193654</text:p>
          </table:table-cell>
        </table:table-row>
        <table:table-row table:style-name="ro1">
          <table:table-cell office:value-type="float" office:value="396.914" calcext:value-type="float">
            <text:p>396,914</text:p>
          </table:table-cell>
          <table:table-cell office:value-type="float" office:value="9.3574" calcext:value-type="float">
            <text:p>9,3574</text:p>
          </table:table-cell>
          <table:table-cell table:formula="of:=LN([.B399])" office:value-type="float" office:value="2.23616747412433" calcext:value-type="float">
            <text:p>2,23616747412433</text:p>
          </table:table-cell>
        </table:table-row>
        <table:table-row table:style-name="ro1">
          <table:table-cell office:value-type="float" office:value="397.914" calcext:value-type="float">
            <text:p>397,914</text:p>
          </table:table-cell>
          <table:table-cell office:value-type="float" office:value="9.2941" calcext:value-type="float">
            <text:p>9,2941</text:p>
          </table:table-cell>
          <table:table-cell table:formula="of:=LN([.B400])" office:value-type="float" office:value="2.22937979023477" calcext:value-type="float">
            <text:p>2,22937979023477</text:p>
          </table:table-cell>
        </table:table-row>
        <table:table-row table:style-name="ro1">
          <table:table-cell office:value-type="float" office:value="398.913" calcext:value-type="float">
            <text:p>398,913</text:p>
          </table:table-cell>
          <table:table-cell office:value-type="float" office:value="9.3318" calcext:value-type="float">
            <text:p>9,3318</text:p>
          </table:table-cell>
          <table:table-cell table:formula="of:=LN([.B401])" office:value-type="float" office:value="2.23342792229643" calcext:value-type="float">
            <text:p>2,23342792229643</text:p>
          </table:table-cell>
        </table:table-row>
        <table:table-row table:style-name="ro1">
          <table:table-cell office:value-type="float" office:value="399.913" calcext:value-type="float">
            <text:p>399,913</text:p>
          </table:table-cell>
          <table:table-cell office:value-type="float" office:value="9.2683" calcext:value-type="float">
            <text:p>9,2683</text:p>
          </table:table-cell>
          <table:table-cell table:formula="of:=LN([.B402])" office:value-type="float" office:value="2.2265999754895" calcext:value-type="float">
            <text:p>2,2265999754895</text:p>
          </table:table-cell>
        </table:table-row>
        <table:table-row table:style-name="ro1">
          <table:table-cell office:value-type="float" office:value="400.913" calcext:value-type="float">
            <text:p>400,913</text:p>
          </table:table-cell>
          <table:table-cell office:value-type="float" office:value="9.3214" calcext:value-type="float">
            <text:p>9,3214</text:p>
          </table:table-cell>
          <table:table-cell table:formula="of:=LN([.B403])" office:value-type="float" office:value="2.23231283200869" calcext:value-type="float">
            <text:p>2,23231283200869</text:p>
          </table:table-cell>
        </table:table-row>
        <table:table-row table:style-name="ro1">
          <table:table-cell office:value-type="float" office:value="401.913" calcext:value-type="float">
            <text:p>401,913</text:p>
          </table:table-cell>
          <table:table-cell office:value-type="float" office:value="9.3153" calcext:value-type="float">
            <text:p>9,3153</text:p>
          </table:table-cell>
          <table:table-cell table:formula="of:=LN([.B404])" office:value-type="float" office:value="2.23165820965411" calcext:value-type="float">
            <text:p>2,23165820965411</text:p>
          </table:table-cell>
        </table:table-row>
        <table:table-row table:style-name="ro1">
          <table:table-cell office:value-type="float" office:value="402.913" calcext:value-type="float">
            <text:p>402,913</text:p>
          </table:table-cell>
          <table:table-cell office:value-type="float" office:value="9.2791" calcext:value-type="float">
            <text:p>9,2791</text:p>
          </table:table-cell>
          <table:table-cell table:formula="of:=LN([.B405])" office:value-type="float" office:value="2.22776455933636" calcext:value-type="float">
            <text:p>2,22776455933636</text:p>
          </table:table-cell>
        </table:table-row>
        <table:table-row table:style-name="ro1">
          <table:table-cell office:value-type="float" office:value="403.914" calcext:value-type="float">
            <text:p>403,914</text:p>
          </table:table-cell>
          <table:table-cell office:value-type="float" office:value="9.3285" calcext:value-type="float">
            <text:p>9,3285</text:p>
          </table:table-cell>
          <table:table-cell table:formula="of:=LN([.B406])" office:value-type="float" office:value="2.23307423022992" calcext:value-type="float">
            <text:p>2,23307423022992</text:p>
          </table:table-cell>
        </table:table-row>
        <table:table-row table:style-name="ro1">
          <table:table-cell office:value-type="float" office:value="404.914" calcext:value-type="float">
            <text:p>404,914</text:p>
          </table:table-cell>
          <table:table-cell office:value-type="float" office:value="9.3266" calcext:value-type="float">
            <text:p>9,3266</text:p>
          </table:table-cell>
          <table:table-cell table:formula="of:=LN([.B407])" office:value-type="float" office:value="2.23287053258085" calcext:value-type="float">
            <text:p>2,23287053258085</text:p>
          </table:table-cell>
        </table:table-row>
        <table:table-row table:style-name="ro1">
          <table:table-cell office:value-type="float" office:value="405.913" calcext:value-type="float">
            <text:p>405,913</text:p>
          </table:table-cell>
          <table:table-cell office:value-type="float" office:value="9.2832" calcext:value-type="float">
            <text:p>9,2832</text:p>
          </table:table-cell>
          <table:table-cell table:formula="of:=LN([.B408])" office:value-type="float" office:value="2.22820631494495" calcext:value-type="float">
            <text:p>2,22820631494495</text:p>
          </table:table-cell>
        </table:table-row>
        <table:table-row table:style-name="ro1">
          <table:table-cell office:value-type="float" office:value="406.913" calcext:value-type="float">
            <text:p>406,913</text:p>
          </table:table-cell>
          <table:table-cell office:value-type="float" office:value="9.2453" calcext:value-type="float">
            <text:p>9,2453</text:p>
          </table:table-cell>
          <table:table-cell table:formula="of:=LN([.B409])" office:value-type="float" office:value="2.22411531428556" calcext:value-type="float">
            <text:p>2,22411531428556</text:p>
          </table:table-cell>
        </table:table-row>
        <table:table-row table:style-name="ro1">
          <table:table-cell office:value-type="float" office:value="407.913" calcext:value-type="float">
            <text:p>407,913</text:p>
          </table:table-cell>
          <table:table-cell office:value-type="float" office:value="9.2536" calcext:value-type="float">
            <text:p>9,2536</text:p>
          </table:table-cell>
          <table:table-cell table:formula="of:=LN([.B410])" office:value-type="float" office:value="2.22501266499905" calcext:value-type="float">
            <text:p>2,22501266499905</text:p>
          </table:table-cell>
        </table:table-row>
        <table:table-row table:style-name="ro1">
          <table:table-cell office:value-type="float" office:value="408.913" calcext:value-type="float">
            <text:p>408,913</text:p>
          </table:table-cell>
          <table:table-cell office:value-type="float" office:value="9.2767" calcext:value-type="float">
            <text:p>9,2767</text:p>
          </table:table-cell>
          <table:table-cell table:formula="of:=LN([.B411])" office:value-type="float" office:value="2.22750588010793" calcext:value-type="float">
            <text:p>2,22750588010793</text:p>
          </table:table-cell>
        </table:table-row>
        <table:table-row table:style-name="ro1">
          <table:table-cell office:value-type="float" office:value="409.913" calcext:value-type="float">
            <text:p>409,913</text:p>
          </table:table-cell>
          <table:table-cell office:value-type="float" office:value="9.2667" calcext:value-type="float">
            <text:p>9,2667</text:p>
          </table:table-cell>
          <table:table-cell table:formula="of:=LN([.B412])" office:value-type="float" office:value="2.22642732914431" calcext:value-type="float">
            <text:p>2,22642732914431</text:p>
          </table:table-cell>
        </table:table-row>
        <table:table-row table:style-name="ro1">
          <table:table-cell office:value-type="float" office:value="410.913" calcext:value-type="float">
            <text:p>410,913</text:p>
          </table:table-cell>
          <table:table-cell office:value-type="float" office:value="9.2472" calcext:value-type="float">
            <text:p>9,2472</text:p>
          </table:table-cell>
          <table:table-cell table:formula="of:=LN([.B413])" office:value-type="float" office:value="2.22432080299792" calcext:value-type="float">
            <text:p>2,22432080299792</text:p>
          </table:table-cell>
        </table:table-row>
        <table:table-row table:style-name="ro1">
          <table:table-cell office:value-type="float" office:value="411.913" calcext:value-type="float">
            <text:p>411,913</text:p>
          </table:table-cell>
          <table:table-cell office:value-type="float" office:value="9.2555" calcext:value-type="float">
            <text:p>9,2555</text:p>
          </table:table-cell>
          <table:table-cell table:formula="of:=LN([.B414])" office:value-type="float" office:value="2.2252179694176" calcext:value-type="float">
            <text:p>2,2252179694176</text:p>
          </table:table-cell>
        </table:table-row>
        <table:table-row table:style-name="ro1">
          <table:table-cell office:value-type="float" office:value="412.913" calcext:value-type="float">
            <text:p>412,913</text:p>
          </table:table-cell>
          <table:table-cell office:value-type="float" office:value="9.2947" calcext:value-type="float">
            <text:p>9,2947</text:p>
          </table:table-cell>
          <table:table-cell table:formula="of:=LN([.B415])" office:value-type="float" office:value="2.22944434523565" calcext:value-type="float">
            <text:p>2,22944434523565</text:p>
          </table:table-cell>
        </table:table-row>
        <table:table-row table:style-name="ro1">
          <table:table-cell office:value-type="float" office:value="413.913" calcext:value-type="float">
            <text:p>413,913</text:p>
          </table:table-cell>
          <table:table-cell office:value-type="float" office:value="9.2682" calcext:value-type="float">
            <text:p>9,2682</text:p>
          </table:table-cell>
          <table:table-cell table:formula="of:=LN([.B416])" office:value-type="float" office:value="2.22658918596612" calcext:value-type="float">
            <text:p>2,22658918596612</text:p>
          </table:table-cell>
        </table:table-row>
        <table:table-row table:style-name="ro1">
          <table:table-cell office:value-type="float" office:value="414.914" calcext:value-type="float">
            <text:p>414,914</text:p>
          </table:table-cell>
          <table:table-cell office:value-type="float" office:value="9.2472" calcext:value-type="float">
            <text:p>9,2472</text:p>
          </table:table-cell>
          <table:table-cell table:formula="of:=LN([.B417])" office:value-type="float" office:value="2.22432080299792" calcext:value-type="float">
            <text:p>2,22432080299792</text:p>
          </table:table-cell>
        </table:table-row>
        <table:table-row table:style-name="ro1">
          <table:table-cell office:value-type="float" office:value="415.913" calcext:value-type="float">
            <text:p>415,913</text:p>
          </table:table-cell>
          <table:table-cell office:value-type="float" office:value="9.2453" calcext:value-type="float">
            <text:p>9,2453</text:p>
          </table:table-cell>
          <table:table-cell table:formula="of:=LN([.B418])" office:value-type="float" office:value="2.22411531428556" calcext:value-type="float">
            <text:p>2,22411531428556</text:p>
          </table:table-cell>
        </table:table-row>
        <table:table-row table:style-name="ro1">
          <table:table-cell office:value-type="float" office:value="416.913" calcext:value-type="float">
            <text:p>416,913</text:p>
          </table:table-cell>
          <table:table-cell office:value-type="float" office:value="9.2283" calcext:value-type="float">
            <text:p>9,2283</text:p>
          </table:table-cell>
          <table:table-cell table:formula="of:=LN([.B419])" office:value-type="float" office:value="2.222274849536" calcext:value-type="float">
            <text:p>2,222274849536</text:p>
          </table:table-cell>
        </table:table-row>
        <table:table-row table:style-name="ro1">
          <table:table-cell office:value-type="float" office:value="417.913" calcext:value-type="float">
            <text:p>417,913</text:p>
          </table:table-cell>
          <table:table-cell office:value-type="float" office:value="9.1723" calcext:value-type="float">
            <text:p>9,1723</text:p>
          </table:table-cell>
          <table:table-cell table:formula="of:=LN([.B420])" office:value-type="float" office:value="2.21618807270323" calcext:value-type="float">
            <text:p>2,21618807270323</text:p>
          </table:table-cell>
        </table:table-row>
        <table:table-row table:style-name="ro1">
          <table:table-cell office:value-type="float" office:value="418.913" calcext:value-type="float">
            <text:p>418,913</text:p>
          </table:table-cell>
          <table:table-cell office:value-type="float" office:value="9.174" calcext:value-type="float">
            <text:p>9,174</text:p>
          </table:table-cell>
          <table:table-cell table:formula="of:=LN([.B421])" office:value-type="float" office:value="2.21637339617498" calcext:value-type="float">
            <text:p>2,21637339617498</text:p>
          </table:table-cell>
        </table:table-row>
        <table:table-row table:style-name="ro1">
          <table:table-cell office:value-type="float" office:value="419.913" calcext:value-type="float">
            <text:p>419,913</text:p>
          </table:table-cell>
          <table:table-cell office:value-type="float" office:value="9.1774" calcext:value-type="float">
            <text:p>9,1774</text:p>
          </table:table-cell>
          <table:table-cell table:formula="of:=LN([.B422])" office:value-type="float" office:value="2.21674394011592" calcext:value-type="float">
            <text:p>2,21674394011592</text:p>
          </table:table-cell>
        </table:table-row>
        <table:table-row table:style-name="ro1">
          <table:table-cell office:value-type="float" office:value="420.913" calcext:value-type="float">
            <text:p>420,913</text:p>
          </table:table-cell>
          <table:table-cell office:value-type="float" office:value="9.2116" calcext:value-type="float">
            <text:p>9,2116</text:p>
          </table:table-cell>
          <table:table-cell table:formula="of:=LN([.B423])" office:value-type="float" office:value="2.22046355939172" calcext:value-type="float">
            <text:p>2,22046355939172</text:p>
          </table:table-cell>
        </table:table-row>
        <table:table-row table:style-name="ro1">
          <table:table-cell office:value-type="float" office:value="421.914" calcext:value-type="float">
            <text:p>421,914</text:p>
          </table:table-cell>
          <table:table-cell office:value-type="float" office:value="9.2154" calcext:value-type="float">
            <text:p>9,2154</text:p>
          </table:table-cell>
          <table:table-cell table:formula="of:=LN([.B424])" office:value-type="float" office:value="2.2208759976675" calcext:value-type="float">
            <text:p>2,2208759976675</text:p>
          </table:table-cell>
        </table:table-row>
        <table:table-row table:style-name="ro1">
          <table:table-cell office:value-type="float" office:value="422.914" calcext:value-type="float">
            <text:p>422,914</text:p>
          </table:table-cell>
          <table:table-cell office:value-type="float" office:value="9.1819" calcext:value-type="float">
            <text:p>9,1819</text:p>
          </table:table-cell>
          <table:table-cell table:formula="of:=LN([.B425])" office:value-type="float" office:value="2.21723415489428" calcext:value-type="float">
            <text:p>2,21723415489428</text:p>
          </table:table-cell>
        </table:table-row>
        <table:table-row table:style-name="ro1">
          <table:table-cell office:value-type="float" office:value="423.913" calcext:value-type="float">
            <text:p>423,913</text:p>
          </table:table-cell>
          <table:table-cell office:value-type="float" office:value="9.1758" calcext:value-type="float">
            <text:p>9,1758</text:p>
          </table:table-cell>
          <table:table-cell table:formula="of:=LN([.B426])" office:value-type="float" office:value="2.2165695836" calcext:value-type="float">
            <text:p>2,2165695836</text:p>
          </table:table-cell>
        </table:table-row>
        <table:table-row table:style-name="ro1">
          <table:table-cell office:value-type="float" office:value="424.913" calcext:value-type="float">
            <text:p>424,913</text:p>
          </table:table-cell>
          <table:table-cell office:value-type="float" office:value="9.156" calcext:value-type="float">
            <text:p>9,156</text:p>
          </table:table-cell>
          <table:table-cell table:formula="of:=LN([.B427])" office:value-type="float" office:value="2.21440940209032" calcext:value-type="float">
            <text:p>2,21440940209032</text:p>
          </table:table-cell>
        </table:table-row>
        <table:table-row table:style-name="ro1">
          <table:table-cell office:value-type="float" office:value="425.913" calcext:value-type="float">
            <text:p>425,913</text:p>
          </table:table-cell>
          <table:table-cell office:value-type="float" office:value="9.1672" calcext:value-type="float">
            <text:p>9,1672</text:p>
          </table:table-cell>
          <table:table-cell table:formula="of:=LN([.B428])" office:value-type="float" office:value="2.2156318961301" calcext:value-type="float">
            <text:p>2,2156318961301</text:p>
          </table:table-cell>
        </table:table-row>
        <table:table-row table:style-name="ro1">
          <table:table-cell office:value-type="float" office:value="426.913" calcext:value-type="float">
            <text:p>426,913</text:p>
          </table:table-cell>
          <table:table-cell office:value-type="float" office:value="9.1689" calcext:value-type="float">
            <text:p>9,1689</text:p>
          </table:table-cell>
          <table:table-cell table:formula="of:=LN([.B429])" office:value-type="float" office:value="2.21581732269353" calcext:value-type="float">
            <text:p>2,21581732269353</text:p>
          </table:table-cell>
        </table:table-row>
        <table:table-row table:style-name="ro1">
          <table:table-cell office:value-type="float" office:value="427.913" calcext:value-type="float">
            <text:p>427,913</text:p>
          </table:table-cell>
          <table:table-cell office:value-type="float" office:value="9.1961" calcext:value-type="float">
            <text:p>9,1961</text:p>
          </table:table-cell>
          <table:table-cell table:formula="of:=LN([.B430])" office:value-type="float" office:value="2.21877948113498" calcext:value-type="float">
            <text:p>2,21877948113498</text:p>
          </table:table-cell>
        </table:table-row>
        <table:table-row table:style-name="ro1">
          <table:table-cell office:value-type="float" office:value="428.913" calcext:value-type="float">
            <text:p>428,913</text:p>
          </table:table-cell>
          <table:table-cell office:value-type="float" office:value="9.1785" calcext:value-type="float">
            <text:p>9,1785</text:p>
          </table:table-cell>
          <table:table-cell table:formula="of:=LN([.B431])" office:value-type="float" office:value="2.21686379258857" calcext:value-type="float">
            <text:p>2,21686379258857</text:p>
          </table:table-cell>
        </table:table-row>
        <table:table-row table:style-name="ro1">
          <table:table-cell office:value-type="float" office:value="429.913" calcext:value-type="float">
            <text:p>429,913</text:p>
          </table:table-cell>
          <table:table-cell office:value-type="float" office:value="9.1661" calcext:value-type="float">
            <text:p>9,1661</text:p>
          </table:table-cell>
          <table:table-cell table:formula="of:=LN([.B432])" office:value-type="float" office:value="2.21551189591178" calcext:value-type="float">
            <text:p>2,21551189591178</text:p>
          </table:table-cell>
        </table:table-row>
        <table:table-row table:style-name="ro1">
          <table:table-cell office:value-type="float" office:value="430.913" calcext:value-type="float">
            <text:p>430,913</text:p>
          </table:table-cell>
          <table:table-cell office:value-type="float" office:value="9.103" calcext:value-type="float">
            <text:p>9,103</text:p>
          </table:table-cell>
          <table:table-cell table:formula="of:=LN([.B433])" office:value-type="float" office:value="2.20860402952315" calcext:value-type="float">
            <text:p>2,20860402952315</text:p>
          </table:table-cell>
        </table:table-row>
        <table:table-row table:style-name="ro1">
          <table:table-cell office:value-type="float" office:value="431.913" calcext:value-type="float">
            <text:p>431,913</text:p>
          </table:table-cell>
          <table:table-cell office:value-type="float" office:value="9.0573" calcext:value-type="float">
            <text:p>9,0573</text:p>
          </table:table-cell>
          <table:table-cell table:formula="of:=LN([.B434])" office:value-type="float" office:value="2.20357106239508" calcext:value-type="float">
            <text:p>2,20357106239508</text:p>
          </table:table-cell>
        </table:table-row>
        <table:table-row table:style-name="ro1">
          <table:table-cell office:value-type="float" office:value="432.914" calcext:value-type="float">
            <text:p>432,914</text:p>
          </table:table-cell>
          <table:table-cell office:value-type="float" office:value="8.9944" calcext:value-type="float">
            <text:p>8,9944</text:p>
          </table:table-cell>
          <table:table-cell table:formula="of:=LN([.B435])" office:value-type="float" office:value="2.19660216145341" calcext:value-type="float">
            <text:p>2,19660216145341</text:p>
          </table:table-cell>
        </table:table-row>
        <table:table-row table:style-name="ro1">
          <table:table-cell office:value-type="float" office:value="433.913" calcext:value-type="float">
            <text:p>433,913</text:p>
          </table:table-cell>
          <table:table-cell office:value-type="float" office:value="9.0032" calcext:value-type="float">
            <text:p>9,0032</text:p>
          </table:table-cell>
          <table:table-cell table:formula="of:=LN([.B436])" office:value-type="float" office:value="2.19758006969688" calcext:value-type="float">
            <text:p>2,19758006969688</text:p>
          </table:table-cell>
        </table:table-row>
        <table:table-row table:style-name="ro1">
          <table:table-cell office:value-type="float" office:value="434.913" calcext:value-type="float">
            <text:p>434,913</text:p>
          </table:table-cell>
          <table:table-cell office:value-type="float" office:value="9.0226" calcext:value-type="float">
            <text:p>9,0226</text:p>
          </table:table-cell>
          <table:table-cell table:formula="of:=LN([.B437])" office:value-type="float" office:value="2.19973254087599" calcext:value-type="float">
            <text:p>2,19973254087599</text:p>
          </table:table-cell>
        </table:table-row>
        <table:table-row table:style-name="ro1">
          <table:table-cell office:value-type="float" office:value="435.913" calcext:value-type="float">
            <text:p>435,913</text:p>
          </table:table-cell>
          <table:table-cell office:value-type="float" office:value="9.0139" calcext:value-type="float">
            <text:p>9,0139</text:p>
          </table:table-cell>
          <table:table-cell table:formula="of:=LN([.B438])" office:value-type="float" office:value="2.19876783035291" calcext:value-type="float">
            <text:p>2,19876783035291</text:p>
          </table:table-cell>
        </table:table-row>
        <table:table-row table:style-name="ro1">
          <table:table-cell office:value-type="float" office:value="436.913" calcext:value-type="float">
            <text:p>436,913</text:p>
          </table:table-cell>
          <table:table-cell office:value-type="float" office:value="9.073" calcext:value-type="float">
            <text:p>9,073</text:p>
          </table:table-cell>
          <table:table-cell table:formula="of:=LN([.B439])" office:value-type="float" office:value="2.20530297018749" calcext:value-type="float">
            <text:p>2,20530297018749</text:p>
          </table:table-cell>
        </table:table-row>
        <table:table-row table:style-name="ro1">
          <table:table-cell office:value-type="float" office:value="437.913" calcext:value-type="float">
            <text:p>437,913</text:p>
          </table:table-cell>
          <table:table-cell office:value-type="float" office:value="9.0585" calcext:value-type="float">
            <text:p>9,0585</text:p>
          </table:table-cell>
          <table:table-cell table:formula="of:=LN([.B440])" office:value-type="float" office:value="2.20370354343393" calcext:value-type="float">
            <text:p>2,20370354343393</text:p>
          </table:table-cell>
        </table:table-row>
        <table:table-row table:style-name="ro1">
          <table:table-cell office:value-type="float" office:value="438.914" calcext:value-type="float">
            <text:p>438,914</text:p>
          </table:table-cell>
          <table:table-cell office:value-type="float" office:value="9.0566" calcext:value-type="float">
            <text:p>9,0566</text:p>
          </table:table-cell>
          <table:table-cell table:formula="of:=LN([.B441])" office:value-type="float" office:value="2.20349377368306" calcext:value-type="float">
            <text:p>2,20349377368306</text:p>
          </table:table-cell>
        </table:table-row>
        <table:table-row table:style-name="ro1">
          <table:table-cell office:value-type="float" office:value="439.913" calcext:value-type="float">
            <text:p>439,913</text:p>
          </table:table-cell>
          <table:table-cell office:value-type="float" office:value="9.069" calcext:value-type="float">
            <text:p>9,069</text:p>
          </table:table-cell>
          <table:table-cell table:formula="of:=LN([.B442])" office:value-type="float" office:value="2.20486200446543" calcext:value-type="float">
            <text:p>2,20486200446543</text:p>
          </table:table-cell>
        </table:table-row>
        <table:table-row table:style-name="ro1">
          <table:table-cell office:value-type="float" office:value="440.913" calcext:value-type="float">
            <text:p>440,913</text:p>
          </table:table-cell>
          <table:table-cell office:value-type="float" office:value="9.0556" calcext:value-type="float">
            <text:p>9,0556</text:p>
          </table:table-cell>
          <table:table-cell table:formula="of:=LN([.B443])" office:value-type="float" office:value="2.20338335087401" calcext:value-type="float">
            <text:p>2,20338335087401</text:p>
          </table:table-cell>
        </table:table-row>
        <table:table-row table:style-name="ro1">
          <table:table-cell office:value-type="float" office:value="441.914" calcext:value-type="float">
            <text:p>441,914</text:p>
          </table:table-cell>
          <table:table-cell office:value-type="float" office:value="9.0134" calcext:value-type="float">
            <text:p>9,0134</text:p>
          </table:table-cell>
          <table:table-cell table:formula="of:=LN([.B444])" office:value-type="float" office:value="2.198712358929" calcext:value-type="float">
            <text:p>2,198712358929</text:p>
          </table:table-cell>
        </table:table-row>
        <table:table-row table:style-name="ro1">
          <table:table-cell office:value-type="float" office:value="442.913" calcext:value-type="float">
            <text:p>442,913</text:p>
          </table:table-cell>
          <table:table-cell office:value-type="float" office:value="8.9674" calcext:value-type="float">
            <text:p>8,9674</text:p>
          </table:table-cell>
          <table:table-cell table:formula="of:=LN([.B445])" office:value-type="float" office:value="2.19359577898214" calcext:value-type="float">
            <text:p>2,19359577898214</text:p>
          </table:table-cell>
        </table:table-row>
        <table:table-row table:style-name="ro1">
          <table:table-cell office:value-type="float" office:value="443.913" calcext:value-type="float">
            <text:p>443,913</text:p>
          </table:table-cell>
          <table:table-cell office:value-type="float" office:value="8.9493" calcext:value-type="float">
            <text:p>8,9493</text:p>
          </table:table-cell>
          <table:table-cell table:formula="of:=LN([.B446])" office:value-type="float" office:value="2.19157531693752" calcext:value-type="float">
            <text:p>2,19157531693752</text:p>
          </table:table-cell>
        </table:table-row>
        <table:table-row table:style-name="ro1">
          <table:table-cell office:value-type="float" office:value="444.913" calcext:value-type="float">
            <text:p>444,913</text:p>
          </table:table-cell>
          <table:table-cell office:value-type="float" office:value="8.936" calcext:value-type="float">
            <text:p>8,936</text:p>
          </table:table-cell>
          <table:table-cell table:formula="of:=LN([.B447])" office:value-type="float" office:value="2.1900880617669" calcext:value-type="float">
            <text:p>2,1900880617669</text:p>
          </table:table-cell>
        </table:table-row>
        <table:table-row table:style-name="ro1">
          <table:table-cell office:value-type="float" office:value="445.914" calcext:value-type="float">
            <text:p>445,914</text:p>
          </table:table-cell>
          <table:table-cell office:value-type="float" office:value="8.8837" calcext:value-type="float">
            <text:p>8,8837</text:p>
          </table:table-cell>
          <table:table-cell table:formula="of:=LN([.B448])" office:value-type="float" office:value="2.18421813688929" calcext:value-type="float">
            <text:p>2,18421813688929</text:p>
          </table:table-cell>
        </table:table-row>
        <table:table-row table:style-name="ro1">
          <table:table-cell office:value-type="float" office:value="446.913" calcext:value-type="float">
            <text:p>446,913</text:p>
          </table:table-cell>
          <table:table-cell office:value-type="float" office:value="8.8311" calcext:value-type="float">
            <text:p>8,8311</text:p>
          </table:table-cell>
          <table:table-cell table:formula="of:=LN([.B449])" office:value-type="float" office:value="2.17827958216845" calcext:value-type="float">
            <text:p>2,17827958216845</text:p>
          </table:table-cell>
        </table:table-row>
        <table:table-row table:style-name="ro1">
          <table:table-cell office:value-type="float" office:value="447.913" calcext:value-type="float">
            <text:p>447,913</text:p>
          </table:table-cell>
          <table:table-cell office:value-type="float" office:value="8.784" calcext:value-type="float">
            <text:p>8,784</text:p>
          </table:table-cell>
          <table:table-cell table:formula="of:=LN([.B450])" office:value-type="float" office:value="2.17293188476717" calcext:value-type="float">
            <text:p>2,17293188476717</text:p>
          </table:table-cell>
        </table:table-row>
        <table:table-row table:style-name="ro1">
          <table:table-cell office:value-type="float" office:value="448.913" calcext:value-type="float">
            <text:p>448,913</text:p>
          </table:table-cell>
          <table:table-cell office:value-type="float" office:value="8.8186" calcext:value-type="float">
            <text:p>8,8186</text:p>
          </table:table-cell>
          <table:table-cell table:formula="of:=LN([.B451])" office:value-type="float" office:value="2.176863127261" calcext:value-type="float">
            <text:p>2,176863127261</text:p>
          </table:table-cell>
        </table:table-row>
        <table:table-row table:style-name="ro1">
          <table:table-cell office:value-type="float" office:value="449.913" calcext:value-type="float">
            <text:p>449,913</text:p>
          </table:table-cell>
          <table:table-cell office:value-type="float" office:value="8.8711" calcext:value-type="float">
            <text:p>8,8711</text:p>
          </table:table-cell>
          <table:table-cell table:formula="of:=LN([.B452])" office:value-type="float" office:value="2.18279880216119" calcext:value-type="float">
            <text:p>2,18279880216119</text:p>
          </table:table-cell>
        </table:table-row>
        <table:table-row table:style-name="ro1">
          <table:table-cell office:value-type="float" office:value="450.913" calcext:value-type="float">
            <text:p>450,913</text:p>
          </table:table-cell>
          <table:table-cell office:value-type="float" office:value="8.8622" calcext:value-type="float">
            <text:p>8,8622</text:p>
          </table:table-cell>
          <table:table-cell table:formula="of:=LN([.B453])" office:value-type="float" office:value="2.18179504079165" calcext:value-type="float">
            <text:p>2,18179504079165</text:p>
          </table:table-cell>
        </table:table-row>
        <table:table-row table:style-name="ro1">
          <table:table-cell office:value-type="float" office:value="451.914" calcext:value-type="float">
            <text:p>451,914</text:p>
          </table:table-cell>
          <table:table-cell office:value-type="float" office:value="8.8025" calcext:value-type="float">
            <text:p>8,8025</text:p>
          </table:table-cell>
          <table:table-cell table:formula="of:=LN([.B454])" office:value-type="float" office:value="2.17503577204707" calcext:value-type="float">
            <text:p>2,17503577204707</text:p>
          </table:table-cell>
        </table:table-row>
        <table:table-row table:style-name="ro1">
          <table:table-cell office:value-type="float" office:value="452.913" calcext:value-type="float">
            <text:p>452,913</text:p>
          </table:table-cell>
          <table:table-cell office:value-type="float" office:value="8.7644" calcext:value-type="float">
            <text:p>8,7644</text:p>
          </table:table-cell>
          <table:table-cell table:formula="of:=LN([.B455])" office:value-type="float" office:value="2.17069806195139" calcext:value-type="float">
            <text:p>2,17069806195139</text:p>
          </table:table-cell>
        </table:table-row>
        <table:table-row table:style-name="ro1">
          <table:table-cell office:value-type="float" office:value="453.913" calcext:value-type="float">
            <text:p>453,913</text:p>
          </table:table-cell>
          <table:table-cell office:value-type="float" office:value="8.8232" calcext:value-type="float">
            <text:p>8,8232</text:p>
          </table:table-cell>
          <table:table-cell table:formula="of:=LN([.B456])" office:value-type="float" office:value="2.1773846160098" calcext:value-type="float">
            <text:p>2,1773846160098</text:p>
          </table:table-cell>
        </table:table-row>
        <table:table-row table:style-name="ro1">
          <table:table-cell office:value-type="float" office:value="454.913" calcext:value-type="float">
            <text:p>454,913</text:p>
          </table:table-cell>
          <table:table-cell office:value-type="float" office:value="8.8025" calcext:value-type="float">
            <text:p>8,8025</text:p>
          </table:table-cell>
          <table:table-cell table:formula="of:=LN([.B457])" office:value-type="float" office:value="2.17503577204707" calcext:value-type="float">
            <text:p>2,17503577204707</text:p>
          </table:table-cell>
        </table:table-row>
        <table:table-row table:style-name="ro1">
          <table:table-cell office:value-type="float" office:value="455.914" calcext:value-type="float">
            <text:p>455,914</text:p>
          </table:table-cell>
          <table:table-cell office:value-type="float" office:value="8.8399" calcext:value-type="float">
            <text:p>8,8399</text:p>
          </table:table-cell>
          <table:table-cell table:formula="of:=LN([.B458])" office:value-type="float" office:value="2.17927556436837" calcext:value-type="float">
            <text:p>2,17927556436837</text:p>
          </table:table-cell>
        </table:table-row>
        <table:table-row table:style-name="ro1">
          <table:table-cell office:value-type="float" office:value="456.913" calcext:value-type="float">
            <text:p>456,913</text:p>
          </table:table-cell>
          <table:table-cell office:value-type="float" office:value="8.8473" calcext:value-type="float">
            <text:p>8,8473</text:p>
          </table:table-cell>
          <table:table-cell table:formula="of:=LN([.B459])" office:value-type="float" office:value="2.18011232772626" calcext:value-type="float">
            <text:p>2,18011232772626</text:p>
          </table:table-cell>
        </table:table-row>
        <table:table-row table:style-name="ro1">
          <table:table-cell office:value-type="float" office:value="457.913" calcext:value-type="float">
            <text:p>457,913</text:p>
          </table:table-cell>
          <table:table-cell office:value-type="float" office:value="8.8293" calcext:value-type="float">
            <text:p>8,8293</text:p>
          </table:table-cell>
          <table:table-cell table:formula="of:=LN([.B460])" office:value-type="float" office:value="2.17807573627524" calcext:value-type="float">
            <text:p>2,17807573627524</text:p>
          </table:table-cell>
        </table:table-row>
        <table:table-row table:style-name="ro1">
          <table:table-cell office:value-type="float" office:value="458.913" calcext:value-type="float">
            <text:p>458,913</text:p>
          </table:table-cell>
          <table:table-cell office:value-type="float" office:value="8.8107" calcext:value-type="float">
            <text:p>8,8107</text:p>
          </table:table-cell>
          <table:table-cell table:formula="of:=LN([.B461])" office:value-type="float" office:value="2.17596689195628" calcext:value-type="float">
            <text:p>2,17596689195628</text:p>
          </table:table-cell>
        </table:table-row>
        <table:table-row table:style-name="ro1">
          <table:table-cell office:value-type="float" office:value="459.913" calcext:value-type="float">
            <text:p>459,913</text:p>
          </table:table-cell>
          <table:table-cell office:value-type="float" office:value="8.7799" calcext:value-type="float">
            <text:p>8,7799</text:p>
          </table:table-cell>
          <table:table-cell table:formula="of:=LN([.B462])" office:value-type="float" office:value="2.17246501806052" calcext:value-type="float">
            <text:p>2,17246501806052</text:p>
          </table:table-cell>
        </table:table-row>
        <table:table-row table:style-name="ro1">
          <table:table-cell office:value-type="float" office:value="460.913" calcext:value-type="float">
            <text:p>460,913</text:p>
          </table:table-cell>
          <table:table-cell office:value-type="float" office:value="8.7865" calcext:value-type="float">
            <text:p>8,7865</text:p>
          </table:table-cell>
          <table:table-cell table:formula="of:=LN([.B463])" office:value-type="float" office:value="2.17321645265276" calcext:value-type="float">
            <text:p>2,17321645265276</text:p>
          </table:table-cell>
        </table:table-row>
        <table:table-row table:style-name="ro1">
          <table:table-cell office:value-type="float" office:value="461.913" calcext:value-type="float">
            <text:p>461,913</text:p>
          </table:table-cell>
          <table:table-cell office:value-type="float" office:value="8.769" calcext:value-type="float">
            <text:p>8,769</text:p>
          </table:table-cell>
          <table:table-cell table:formula="of:=LN([.B464])" office:value-type="float" office:value="2.17122277479722" calcext:value-type="float">
            <text:p>2,17122277479722</text:p>
          </table:table-cell>
        </table:table-row>
        <table:table-row table:style-name="ro1">
          <table:table-cell office:value-type="float" office:value="462.913" calcext:value-type="float">
            <text:p>462,913</text:p>
          </table:table-cell>
          <table:table-cell office:value-type="float" office:value="8.7929" calcext:value-type="float">
            <text:p>8,7929</text:p>
          </table:table-cell>
          <table:table-cell table:formula="of:=LN([.B465])" office:value-type="float" office:value="2.17394457764938" calcext:value-type="float">
            <text:p>2,17394457764938</text:p>
          </table:table-cell>
        </table:table-row>
        <table:table-row table:style-name="ro1">
          <table:table-cell office:value-type="float" office:value="463.913" calcext:value-type="float">
            <text:p>463,913</text:p>
          </table:table-cell>
          <table:table-cell office:value-type="float" office:value="8.7352" calcext:value-type="float">
            <text:p>8,7352</text:p>
          </table:table-cell>
          <table:table-cell table:formula="of:=LN([.B466])" office:value-type="float" office:value="2.16736083971772" calcext:value-type="float">
            <text:p>2,16736083971772</text:p>
          </table:table-cell>
        </table:table-row>
        <table:table-row table:style-name="ro1">
          <table:table-cell office:value-type="float" office:value="464.913" calcext:value-type="float">
            <text:p>464,913</text:p>
          </table:table-cell>
          <table:table-cell office:value-type="float" office:value="8.7941" calcext:value-type="float">
            <text:p>8,7941</text:p>
          </table:table-cell>
          <table:table-cell table:formula="of:=LN([.B467])" office:value-type="float" office:value="2.17408104208355" calcext:value-type="float">
            <text:p>2,17408104208355</text:p>
          </table:table-cell>
        </table:table-row>
        <table:table-row table:style-name="ro1">
          <table:table-cell office:value-type="float" office:value="465.914" calcext:value-type="float">
            <text:p>465,914</text:p>
          </table:table-cell>
          <table:table-cell office:value-type="float" office:value="8.8664" calcext:value-type="float">
            <text:p>8,8664</text:p>
          </table:table-cell>
          <table:table-cell table:formula="of:=LN([.B468])" office:value-type="float" office:value="2.18226885147931" calcext:value-type="float">
            <text:p>2,18226885147931</text:p>
          </table:table-cell>
        </table:table-row>
        <table:table-row table:style-name="ro1">
          <table:table-cell office:value-type="float" office:value="466.914" calcext:value-type="float">
            <text:p>466,914</text:p>
          </table:table-cell>
          <table:table-cell office:value-type="float" office:value="8.8545" calcext:value-type="float">
            <text:p>8,8545</text:p>
          </table:table-cell>
          <table:table-cell table:formula="of:=LN([.B469])" office:value-type="float" office:value="2.18092580436672" calcext:value-type="float">
            <text:p>2,18092580436672</text:p>
          </table:table-cell>
        </table:table-row>
        <table:table-row table:style-name="ro1">
          <table:table-cell office:value-type="float" office:value="467.914" calcext:value-type="float">
            <text:p>467,914</text:p>
          </table:table-cell>
          <table:table-cell office:value-type="float" office:value="8.8438" calcext:value-type="float">
            <text:p>8,8438</text:p>
          </table:table-cell>
          <table:table-cell table:formula="of:=LN([.B470])" office:value-type="float" office:value="2.17971664853778" calcext:value-type="float">
            <text:p>2,17971664853778</text:p>
          </table:table-cell>
        </table:table-row>
        <table:table-row table:style-name="ro1">
          <table:table-cell office:value-type="float" office:value="468.914" calcext:value-type="float">
            <text:p>468,914</text:p>
          </table:table-cell>
          <table:table-cell office:value-type="float" office:value="8.8351" calcext:value-type="float">
            <text:p>8,8351</text:p>
          </table:table-cell>
          <table:table-cell table:formula="of:=LN([.B471])" office:value-type="float" office:value="2.17873242432673" calcext:value-type="float">
            <text:p>2,17873242432673</text:p>
          </table:table-cell>
        </table:table-row>
        <table:table-row table:style-name="ro1">
          <table:table-cell office:value-type="float" office:value="469.914" calcext:value-type="float">
            <text:p>469,914</text:p>
          </table:table-cell>
          <table:table-cell office:value-type="float" office:value="8.8121" calcext:value-type="float">
            <text:p>8,8121</text:p>
          </table:table-cell>
          <table:table-cell table:formula="of:=LN([.B472])" office:value-type="float" office:value="2.1761257770373" calcext:value-type="float">
            <text:p>2,1761257770373</text:p>
          </table:table-cell>
        </table:table-row>
        <table:table-row table:style-name="ro1">
          <table:table-cell office:value-type="float" office:value="470.914" calcext:value-type="float">
            <text:p>470,914</text:p>
          </table:table-cell>
          <table:table-cell office:value-type="float" office:value="8.8091" calcext:value-type="float">
            <text:p>8,8091</text:p>
          </table:table-cell>
          <table:table-cell table:formula="of:=LN([.B473])" office:value-type="float" office:value="2.17578527808956" calcext:value-type="float">
            <text:p>2,17578527808956</text:p>
          </table:table-cell>
        </table:table-row>
        <table:table-row table:style-name="ro1">
          <table:table-cell office:value-type="float" office:value="471.914" calcext:value-type="float">
            <text:p>471,914</text:p>
          </table:table-cell>
          <table:table-cell office:value-type="float" office:value="8.7947" calcext:value-type="float">
            <text:p>8,7947</text:p>
          </table:table-cell>
          <table:table-cell table:formula="of:=LN([.B474])" office:value-type="float" office:value="2.17414926731781" calcext:value-type="float">
            <text:p>2,17414926731781</text:p>
          </table:table-cell>
        </table:table-row>
        <table:table-row table:style-name="ro1">
          <table:table-cell office:value-type="float" office:value="472.913" calcext:value-type="float">
            <text:p>472,913</text:p>
          </table:table-cell>
          <table:table-cell office:value-type="float" office:value="8.8086" calcext:value-type="float">
            <text:p>8,8086</text:p>
          </table:table-cell>
          <table:table-cell table:formula="of:=LN([.B475])" office:value-type="float" office:value="2.17572851699133" calcext:value-type="float">
            <text:p>2,17572851699133</text:p>
          </table:table-cell>
        </table:table-row>
        <table:table-row table:style-name="ro1">
          <table:table-cell office:value-type="float" office:value="473.913" calcext:value-type="float">
            <text:p>473,913</text:p>
          </table:table-cell>
          <table:table-cell office:value-type="float" office:value="8.8351" calcext:value-type="float">
            <text:p>8,8351</text:p>
          </table:table-cell>
          <table:table-cell table:formula="of:=LN([.B476])" office:value-type="float" office:value="2.17873242432673" calcext:value-type="float">
            <text:p>2,17873242432673</text:p>
          </table:table-cell>
        </table:table-row>
        <table:table-row table:style-name="ro1">
          <table:table-cell office:value-type="float" office:value="474.913" calcext:value-type="float">
            <text:p>474,913</text:p>
          </table:table-cell>
          <table:table-cell office:value-type="float" office:value="8.8035" calcext:value-type="float">
            <text:p>8,8035</text:p>
          </table:table-cell>
          <table:table-cell table:formula="of:=LN([.B477])" office:value-type="float" office:value="2.17514936968436" calcext:value-type="float">
            <text:p>2,17514936968436</text:p>
          </table:table-cell>
        </table:table-row>
        <table:table-row table:style-name="ro1">
          <table:table-cell office:value-type="float" office:value="475.913" calcext:value-type="float">
            <text:p>475,913</text:p>
          </table:table-cell>
          <table:table-cell office:value-type="float" office:value="8.7742" calcext:value-type="float">
            <text:p>8,7742</text:p>
          </table:table-cell>
          <table:table-cell table:formula="of:=LN([.B478])" office:value-type="float" office:value="2.1718155971047" calcext:value-type="float">
            <text:p>2,1718155971047</text:p>
          </table:table-cell>
        </table:table-row>
        <table:table-row table:style-name="ro1">
          <table:table-cell office:value-type="float" office:value="476.914" calcext:value-type="float">
            <text:p>476,914</text:p>
          </table:table-cell>
          <table:table-cell office:value-type="float" office:value="8.7152" calcext:value-type="float">
            <text:p>8,7152</text:p>
          </table:table-cell>
          <table:table-cell table:formula="of:=LN([.B479])" office:value-type="float" office:value="2.16506862764727" calcext:value-type="float">
            <text:p>2,16506862764727</text:p>
          </table:table-cell>
        </table:table-row>
        <table:table-row table:style-name="ro1">
          <table:table-cell office:value-type="float" office:value="477.913" calcext:value-type="float">
            <text:p>477,913</text:p>
          </table:table-cell>
          <table:table-cell office:value-type="float" office:value="8.6694" calcext:value-type="float">
            <text:p>8,6694</text:p>
          </table:table-cell>
          <table:table-cell table:formula="of:=LN([.B480])" office:value-type="float" office:value="2.15979958424548" calcext:value-type="float">
            <text:p>2,15979958424548</text:p>
          </table:table-cell>
        </table:table-row>
        <table:table-row table:style-name="ro1">
          <table:table-cell office:value-type="float" office:value="478.913" calcext:value-type="float">
            <text:p>478,913</text:p>
          </table:table-cell>
          <table:table-cell office:value-type="float" office:value="8.7015" calcext:value-type="float">
            <text:p>8,7015</text:p>
          </table:table-cell>
          <table:table-cell table:formula="of:=LN([.B481])" office:value-type="float" office:value="2.16349542459209" calcext:value-type="float">
            <text:p>2,16349542459209</text:p>
          </table:table-cell>
        </table:table-row>
        <table:table-row table:style-name="ro1">
          <table:table-cell office:value-type="float" office:value="479.913" calcext:value-type="float">
            <text:p>479,913</text:p>
          </table:table-cell>
          <table:table-cell office:value-type="float" office:value="8.6418" calcext:value-type="float">
            <text:p>8,6418</text:p>
          </table:table-cell>
          <table:table-cell table:formula="of:=LN([.B482])" office:value-type="float" office:value="2.15661089445092" calcext:value-type="float">
            <text:p>2,15661089445092</text:p>
          </table:table-cell>
        </table:table-row>
        <table:table-row table:style-name="ro1">
          <table:table-cell office:value-type="float" office:value="480.914" calcext:value-type="float">
            <text:p>480,914</text:p>
          </table:table-cell>
          <table:table-cell office:value-type="float" office:value="8.6044" calcext:value-type="float">
            <text:p>8,6044</text:p>
          </table:table-cell>
          <table:table-cell table:formula="of:=LN([.B483])" office:value-type="float" office:value="2.15227370032951" calcext:value-type="float">
            <text:p>2,15227370032951</text:p>
          </table:table-cell>
        </table:table-row>
        <table:table-row table:style-name="ro1">
          <table:table-cell office:value-type="float" office:value="481.913" calcext:value-type="float">
            <text:p>481,913</text:p>
          </table:table-cell>
          <table:table-cell office:value-type="float" office:value="8.6736" calcext:value-type="float">
            <text:p>8,6736</text:p>
          </table:table-cell>
          <table:table-cell table:formula="of:=LN([.B484])" office:value-type="float" office:value="2.16028392952394" calcext:value-type="float">
            <text:p>2,16028392952394</text:p>
          </table:table-cell>
        </table:table-row>
        <table:table-row table:style-name="ro1">
          <table:table-cell office:value-type="float" office:value="482.913" calcext:value-type="float">
            <text:p>482,913</text:p>
          </table:table-cell>
          <table:table-cell office:value-type="float" office:value="8.7258" calcext:value-type="float">
            <text:p>8,7258</text:p>
          </table:table-cell>
          <table:table-cell table:formula="of:=LN([.B485])" office:value-type="float" office:value="2.16628415442958" calcext:value-type="float">
            <text:p>2,16628415442958</text:p>
          </table:table-cell>
        </table:table-row>
        <table:table-row table:style-name="ro1">
          <table:table-cell office:value-type="float" office:value="483.913" calcext:value-type="float">
            <text:p>483,913</text:p>
          </table:table-cell>
          <table:table-cell office:value-type="float" office:value="8.7155" calcext:value-type="float">
            <text:p>8,7155</text:p>
          </table:table-cell>
          <table:table-cell table:formula="of:=LN([.B486])" office:value-type="float" office:value="2.16510304967278" calcext:value-type="float">
            <text:p>2,16510304967278</text:p>
          </table:table-cell>
        </table:table-row>
        <table:table-row table:style-name="ro1">
          <table:table-cell office:value-type="float" office:value="484.913" calcext:value-type="float">
            <text:p>484,913</text:p>
          </table:table-cell>
          <table:table-cell office:value-type="float" office:value="8.6688" calcext:value-type="float">
            <text:p>8,6688</text:p>
          </table:table-cell>
          <table:table-cell table:formula="of:=LN([.B487])" office:value-type="float" office:value="2.15973037290864" calcext:value-type="float">
            <text:p>2,15973037290864</text:p>
          </table:table-cell>
        </table:table-row>
        <table:table-row table:style-name="ro1">
          <table:table-cell office:value-type="float" office:value="485.914" calcext:value-type="float">
            <text:p>485,914</text:p>
          </table:table-cell>
          <table:table-cell office:value-type="float" office:value="8.6228" calcext:value-type="float">
            <text:p>8,6228</text:p>
          </table:table-cell>
          <table:table-cell table:formula="of:=LN([.B488])" office:value-type="float" office:value="2.15440985791714" calcext:value-type="float">
            <text:p>2,15440985791714</text:p>
          </table:table-cell>
        </table:table-row>
        <table:table-row table:style-name="ro1">
          <table:table-cell office:value-type="float" office:value="486.913" calcext:value-type="float">
            <text:p>486,913</text:p>
          </table:table-cell>
          <table:table-cell office:value-type="float" office:value="8.6146" calcext:value-type="float">
            <text:p>8,6146</text:p>
          </table:table-cell>
          <table:table-cell table:formula="of:=LN([.B489])" office:value-type="float" office:value="2.15345843825773" calcext:value-type="float">
            <text:p>2,15345843825773</text:p>
          </table:table-cell>
        </table:table-row>
        <table:table-row table:style-name="ro1">
          <table:table-cell office:value-type="float" office:value="487.913" calcext:value-type="float">
            <text:p>487,913</text:p>
          </table:table-cell>
          <table:table-cell office:value-type="float" office:value="8.636" calcext:value-type="float">
            <text:p>8,636</text:p>
          </table:table-cell>
          <table:table-cell table:formula="of:=LN([.B490])" office:value-type="float" office:value="2.15593951265256" calcext:value-type="float">
            <text:p>2,15593951265256</text:p>
          </table:table-cell>
        </table:table-row>
        <table:table-row table:style-name="ro1">
          <table:table-cell office:value-type="float" office:value="488.913" calcext:value-type="float">
            <text:p>488,913</text:p>
          </table:table-cell>
          <table:table-cell office:value-type="float" office:value="8.6322" calcext:value-type="float">
            <text:p>8,6322</text:p>
          </table:table-cell>
          <table:table-cell table:formula="of:=LN([.B491])" office:value-type="float" office:value="2.15549939728891" calcext:value-type="float">
            <text:p>2,15549939728891</text:p>
          </table:table-cell>
        </table:table-row>
        <table:table-row table:style-name="ro1">
          <table:table-cell office:value-type="float" office:value="489.914" calcext:value-type="float">
            <text:p>489,914</text:p>
          </table:table-cell>
          <table:table-cell office:value-type="float" office:value="8.6353" calcext:value-type="float">
            <text:p>8,6353</text:p>
          </table:table-cell>
          <table:table-cell table:formula="of:=LN([.B492])" office:value-type="float" office:value="2.15585845332288" calcext:value-type="float">
            <text:p>2,15585845332288</text:p>
          </table:table-cell>
        </table:table-row>
        <table:table-row table:style-name="ro1">
          <table:table-cell office:value-type="float" office:value="490.914" calcext:value-type="float">
            <text:p>490,914</text:p>
          </table:table-cell>
          <table:table-cell office:value-type="float" office:value="8.593" calcext:value-type="float">
            <text:p>8,593</text:p>
          </table:table-cell>
          <table:table-cell table:formula="of:=LN([.B493])" office:value-type="float" office:value="2.15094791833109" calcext:value-type="float">
            <text:p>2,15094791833109</text:p>
          </table:table-cell>
        </table:table-row>
        <table:table-row table:style-name="ro1">
          <table:table-cell office:value-type="float" office:value="491.913" calcext:value-type="float">
            <text:p>491,913</text:p>
          </table:table-cell>
          <table:table-cell office:value-type="float" office:value="8.5664" calcext:value-type="float">
            <text:p>8,5664</text:p>
          </table:table-cell>
          <table:table-cell table:formula="of:=LN([.B494])" office:value-type="float" office:value="2.1478475743439" calcext:value-type="float">
            <text:p>2,1478475743439</text:p>
          </table:table-cell>
        </table:table-row>
        <table:table-row table:style-name="ro1">
          <table:table-cell office:value-type="float" office:value="492.913" calcext:value-type="float">
            <text:p>492,913</text:p>
          </table:table-cell>
          <table:table-cell office:value-type="float" office:value="8.6333" calcext:value-type="float">
            <text:p>8,6333</text:p>
          </table:table-cell>
          <table:table-cell table:formula="of:=LN([.B495])" office:value-type="float" office:value="2.15562681902607" calcext:value-type="float">
            <text:p>2,15562681902607</text:p>
          </table:table-cell>
        </table:table-row>
        <table:table-row table:style-name="ro1">
          <table:table-cell office:value-type="float" office:value="493.913" calcext:value-type="float">
            <text:p>493,913</text:p>
          </table:table-cell>
          <table:table-cell office:value-type="float" office:value="8.6223" calcext:value-type="float">
            <text:p>8,6223</text:p>
          </table:table-cell>
          <table:table-cell table:formula="of:=LN([.B496])" office:value-type="float" office:value="2.15435187043082" calcext:value-type="float">
            <text:p>2,15435187043082</text:p>
          </table:table-cell>
        </table:table-row>
        <table:table-row table:style-name="ro1">
          <table:table-cell office:value-type="float" office:value="494.913" calcext:value-type="float">
            <text:p>494,913</text:p>
          </table:table-cell>
          <table:table-cell office:value-type="float" office:value="8.5785" calcext:value-type="float">
            <text:p>8,5785</text:p>
          </table:table-cell>
          <table:table-cell table:formula="of:=LN([.B497])" office:value-type="float" office:value="2.14925907304134" calcext:value-type="float">
            <text:p>2,14925907304134</text:p>
          </table:table-cell>
        </table:table-row>
        <table:table-row table:style-name="ro1">
          <table:table-cell office:value-type="float" office:value="495.914" calcext:value-type="float">
            <text:p>495,914</text:p>
          </table:table-cell>
          <table:table-cell office:value-type="float" office:value="8.4932" calcext:value-type="float">
            <text:p>8,4932</text:p>
          </table:table-cell>
          <table:table-cell table:formula="of:=LN([.B498])" office:value-type="float" office:value="2.1392658433255" calcext:value-type="float">
            <text:p>2,1392658433255</text:p>
          </table:table-cell>
        </table:table-row>
        <table:table-row table:style-name="ro1">
          <table:table-cell office:value-type="float" office:value="496.913" calcext:value-type="float">
            <text:p>496,913</text:p>
          </table:table-cell>
          <table:table-cell office:value-type="float" office:value="8.5251" calcext:value-type="float">
            <text:p>8,5251</text:p>
          </table:table-cell>
          <table:table-cell table:formula="of:=LN([.B499])" office:value-type="float" office:value="2.14301475330606" calcext:value-type="float">
            <text:p>2,14301475330606</text:p>
          </table:table-cell>
        </table:table-row>
        <table:table-row table:style-name="ro1">
          <table:table-cell office:value-type="float" office:value="497.913" calcext:value-type="float">
            <text:p>497,913</text:p>
          </table:table-cell>
          <table:table-cell office:value-type="float" office:value="8.5561" calcext:value-type="float">
            <text:p>8,5561</text:p>
          </table:table-cell>
          <table:table-cell table:formula="of:=LN([.B500])" office:value-type="float" office:value="2.14664447885639" calcext:value-type="float">
            <text:p>2,14664447885639</text:p>
          </table:table-cell>
        </table:table-row>
        <table:table-row table:style-name="ro1">
          <table:table-cell office:value-type="float" office:value="498.913" calcext:value-type="float">
            <text:p>498,913</text:p>
          </table:table-cell>
          <table:table-cell office:value-type="float" office:value="8.5763" calcext:value-type="float">
            <text:p>8,5763</text:p>
          </table:table-cell>
          <table:table-cell table:formula="of:=LN([.B501])" office:value-type="float" office:value="2.1490025850599" calcext:value-type="float">
            <text:p>2,1490025850599</text:p>
          </table:table-cell>
        </table:table-row>
        <table:table-row table:style-name="ro1">
          <table:table-cell office:value-type="float" office:value="499.914" calcext:value-type="float">
            <text:p>499,914</text:p>
          </table:table-cell>
          <table:table-cell office:value-type="float" office:value="8.5119" calcext:value-type="float">
            <text:p>8,5119</text:p>
          </table:table-cell>
          <table:table-cell table:formula="of:=LN([.B502])" office:value-type="float" office:value="2.14146518440998" calcext:value-type="float">
            <text:p>2,14146518440998</text:p>
          </table:table-cell>
        </table:table-row>
        <table:table-row table:style-name="ro1">
          <table:table-cell office:value-type="float" office:value="500.913" calcext:value-type="float">
            <text:p>500,913</text:p>
          </table:table-cell>
          <table:table-cell office:value-type="float" office:value="8.5418" calcext:value-type="float">
            <text:p>8,5418</text:p>
          </table:table-cell>
          <table:table-cell table:formula="of:=LN([.B503])" office:value-type="float" office:value="2.14497175842473" calcext:value-type="float">
            <text:p>2,14497175842473</text:p>
          </table:table-cell>
        </table:table-row>
        <table:table-row table:style-name="ro1">
          <table:table-cell office:value-type="float" office:value="501.913" calcext:value-type="float">
            <text:p>501,913</text:p>
          </table:table-cell>
          <table:table-cell office:value-type="float" office:value="8.5633" calcext:value-type="float">
            <text:p>8,5633</text:p>
          </table:table-cell>
          <table:table-cell table:formula="of:=LN([.B504])" office:value-type="float" office:value="2.14748562988091" calcext:value-type="float">
            <text:p>2,14748562988091</text:p>
          </table:table-cell>
        </table:table-row>
        <table:table-row table:style-name="ro1">
          <table:table-cell office:value-type="float" office:value="502.913" calcext:value-type="float">
            <text:p>502,913</text:p>
          </table:table-cell>
          <table:table-cell office:value-type="float" office:value="8.5815" calcext:value-type="float">
            <text:p>8,5815</text:p>
          </table:table-cell>
          <table:table-cell table:formula="of:=LN([.B505])" office:value-type="float" office:value="2.14960872339456" calcext:value-type="float">
            <text:p>2,14960872339456</text:p>
          </table:table-cell>
        </table:table-row>
        <table:table-row table:style-name="ro1">
          <table:table-cell office:value-type="float" office:value="503.913" calcext:value-type="float">
            <text:p>503,913</text:p>
          </table:table-cell>
          <table:table-cell office:value-type="float" office:value="8.5249" calcext:value-type="float">
            <text:p>8,5249</text:p>
          </table:table-cell>
          <table:table-cell table:formula="of:=LN([.B506])" office:value-type="float" office:value="2.1429912928955" calcext:value-type="float">
            <text:p>2,1429912928955</text:p>
          </table:table-cell>
        </table:table-row>
        <table:table-row table:style-name="ro1">
          <table:table-cell office:value-type="float" office:value="504.914" calcext:value-type="float">
            <text:p>504,914</text:p>
          </table:table-cell>
          <table:table-cell office:value-type="float" office:value="8.5829" calcext:value-type="float">
            <text:p>8,5829</text:p>
          </table:table-cell>
          <table:table-cell table:formula="of:=LN([.B507])" office:value-type="float" office:value="2.14977185173031" calcext:value-type="float">
            <text:p>2,14977185173031</text:p>
          </table:table-cell>
        </table:table-row>
        <table:table-row table:style-name="ro1">
          <table:table-cell office:value-type="float" office:value="505.913" calcext:value-type="float">
            <text:p>505,913</text:p>
          </table:table-cell>
          <table:table-cell office:value-type="float" office:value="8.6699" calcext:value-type="float">
            <text:p>8,6699</text:p>
          </table:table-cell>
          <table:table-cell table:formula="of:=LN([.B508])" office:value-type="float" office:value="2.15985725670056" calcext:value-type="float">
            <text:p>2,15985725670056</text:p>
          </table:table-cell>
        </table:table-row>
        <table:table-row table:style-name="ro1">
          <table:table-cell office:value-type="float" office:value="506.913" calcext:value-type="float">
            <text:p>506,913</text:p>
          </table:table-cell>
          <table:table-cell office:value-type="float" office:value="8.6735" calcext:value-type="float">
            <text:p>8,6735</text:p>
          </table:table-cell>
          <table:table-cell table:formula="of:=LN([.B509])" office:value-type="float" office:value="2.16027240021933" calcext:value-type="float">
            <text:p>2,16027240021933</text:p>
          </table:table-cell>
        </table:table-row>
        <table:table-row table:style-name="ro1">
          <table:table-cell office:value-type="float" office:value="507.913" calcext:value-type="float">
            <text:p>507,913</text:p>
          </table:table-cell>
          <table:table-cell office:value-type="float" office:value="8.6556" calcext:value-type="float">
            <text:p>8,6556</text:p>
          </table:table-cell>
          <table:table-cell table:formula="of:=LN([.B510])" office:value-type="float" office:value="2.15820651031549" calcext:value-type="float">
            <text:p>2,15820651031549</text:p>
          </table:table-cell>
        </table:table-row>
        <table:table-row table:style-name="ro1">
          <table:table-cell office:value-type="float" office:value="508.913" calcext:value-type="float">
            <text:p>508,913</text:p>
          </table:table-cell>
          <table:table-cell office:value-type="float" office:value="8.6469" calcext:value-type="float">
            <text:p>8,6469</text:p>
          </table:table-cell>
          <table:table-cell table:formula="of:=LN([.B511])" office:value-type="float" office:value="2.1572008752069" calcext:value-type="float">
            <text:p>2,1572008752069</text:p>
          </table:table-cell>
        </table:table-row>
        <table:table-row table:style-name="ro1">
          <table:table-cell office:value-type="float" office:value="509.914" calcext:value-type="float">
            <text:p>509,914</text:p>
          </table:table-cell>
          <table:table-cell office:value-type="float" office:value="8.6168" calcext:value-type="float">
            <text:p>8,6168</text:p>
          </table:table-cell>
          <table:table-cell table:formula="of:=LN([.B512])" office:value-type="float" office:value="2.15371378605442" calcext:value-type="float">
            <text:p>2,15371378605442</text:p>
          </table:table-cell>
        </table:table-row>
        <table:table-row table:style-name="ro1">
          <table:table-cell office:value-type="float" office:value="510.913" calcext:value-type="float">
            <text:p>510,913</text:p>
          </table:table-cell>
          <table:table-cell office:value-type="float" office:value="8.5344" calcext:value-type="float">
            <text:p>8,5344</text:p>
          </table:table-cell>
          <table:table-cell table:formula="of:=LN([.B513])" office:value-type="float" office:value="2.14410505500556" calcext:value-type="float">
            <text:p>2,14410505500556</text:p>
          </table:table-cell>
        </table:table-row>
        <table:table-row table:style-name="ro1">
          <table:table-cell office:value-type="float" office:value="511.913" calcext:value-type="float">
            <text:p>511,913</text:p>
          </table:table-cell>
          <table:table-cell office:value-type="float" office:value="8.5261" calcext:value-type="float">
            <text:p>8,5261</text:p>
          </table:table-cell>
          <table:table-cell table:formula="of:=LN([.B514])" office:value-type="float" office:value="2.1431320471037" calcext:value-type="float">
            <text:p>2,1431320471037</text:p>
          </table:table-cell>
        </table:table-row>
        <table:table-row table:style-name="ro1">
          <table:table-cell office:value-type="float" office:value="512.913" calcext:value-type="float">
            <text:p>512,913</text:p>
          </table:table-cell>
          <table:table-cell office:value-type="float" office:value="8.5143" calcext:value-type="float">
            <text:p>8,5143</text:p>
          </table:table-cell>
          <table:table-cell table:formula="of:=LN([.B515])" office:value-type="float" office:value="2.14174710286693" calcext:value-type="float">
            <text:p>2,14174710286693</text:p>
          </table:table-cell>
        </table:table-row>
        <table:table-row table:style-name="ro1">
          <table:table-cell office:value-type="float" office:value="513.914" calcext:value-type="float">
            <text:p>513,914</text:p>
          </table:table-cell>
          <table:table-cell office:value-type="float" office:value="8.5555" calcext:value-type="float">
            <text:p>8,5555</text:p>
          </table:table-cell>
          <table:table-cell table:formula="of:=LN([.B516])" office:value-type="float" office:value="2.14657435098989" calcext:value-type="float">
            <text:p>2,14657435098989</text:p>
          </table:table-cell>
        </table:table-row>
        <table:table-row table:style-name="ro1">
          <table:table-cell office:value-type="float" office:value="514.913" calcext:value-type="float">
            <text:p>514,913</text:p>
          </table:table-cell>
          <table:table-cell office:value-type="float" office:value="8.5185" calcext:value-type="float">
            <text:p>8,5185</text:p>
          </table:table-cell>
          <table:table-cell table:formula="of:=LN([.B517])" office:value-type="float" office:value="2.14224026900346" calcext:value-type="float">
            <text:p>2,14224026900346</text:p>
          </table:table-cell>
        </table:table-row>
        <table:table-row table:style-name="ro1">
          <table:table-cell office:value-type="float" office:value="515.913" calcext:value-type="float">
            <text:p>515,913</text:p>
          </table:table-cell>
          <table:table-cell office:value-type="float" office:value="8.4847" calcext:value-type="float">
            <text:p>8,4847</text:p>
          </table:table-cell>
          <table:table-cell table:formula="of:=LN([.B518])" office:value-type="float" office:value="2.13826454154964" calcext:value-type="float">
            <text:p>2,13826454154964</text:p>
          </table:table-cell>
        </table:table-row>
        <table:table-row table:style-name="ro1">
          <table:table-cell office:value-type="float" office:value="516.914" calcext:value-type="float">
            <text:p>516,914</text:p>
          </table:table-cell>
          <table:table-cell office:value-type="float" office:value="8.5322" calcext:value-type="float">
            <text:p>8,5322</text:p>
          </table:table-cell>
          <table:table-cell table:formula="of:=LN([.B519])" office:value-type="float" office:value="2.14384724149705" calcext:value-type="float">
            <text:p>2,14384724149705</text:p>
          </table:table-cell>
        </table:table-row>
        <table:table-row table:style-name="ro1">
          <table:table-cell office:value-type="float" office:value="517.913" calcext:value-type="float">
            <text:p>517,913</text:p>
          </table:table-cell>
          <table:table-cell office:value-type="float" office:value="8.5698" calcext:value-type="float">
            <text:p>8,5698</text:p>
          </table:table-cell>
          <table:table-cell table:formula="of:=LN([.B520])" office:value-type="float" office:value="2.1482443951145" calcext:value-type="float">
            <text:p>2,1482443951145</text:p>
          </table:table-cell>
        </table:table-row>
        <table:table-row table:style-name="ro1">
          <table:table-cell office:value-type="float" office:value="518.913" calcext:value-type="float">
            <text:p>518,913</text:p>
          </table:table-cell>
          <table:table-cell office:value-type="float" office:value="8.515" calcext:value-type="float">
            <text:p>8,515</text:p>
          </table:table-cell>
          <table:table-cell table:formula="of:=LN([.B521])" office:value-type="float" office:value="2.14182931411465" calcext:value-type="float">
            <text:p>2,14182931411465</text:p>
          </table:table-cell>
        </table:table-row>
        <table:table-row table:style-name="ro1">
          <table:table-cell office:value-type="float" office:value="519.913" calcext:value-type="float">
            <text:p>519,913</text:p>
          </table:table-cell>
          <table:table-cell office:value-type="float" office:value="8.4859" calcext:value-type="float">
            <text:p>8,4859</text:p>
          </table:table-cell>
          <table:table-cell table:formula="of:=LN([.B522])" office:value-type="float" office:value="2.13840596259569" calcext:value-type="float">
            <text:p>2,13840596259569</text:p>
          </table:table-cell>
        </table:table-row>
        <table:table-row table:style-name="ro1">
          <table:table-cell office:value-type="float" office:value="520.913" calcext:value-type="float">
            <text:p>520,913</text:p>
          </table:table-cell>
          <table:table-cell office:value-type="float" office:value="8.5184" calcext:value-type="float">
            <text:p>8,5184</text:p>
          </table:table-cell>
          <table:table-cell table:formula="of:=LN([.B523])" office:value-type="float" office:value="2.1422285297786" calcext:value-type="float">
            <text:p>2,1422285297786</text:p>
          </table:table-cell>
        </table:table-row>
        <table:table-row table:style-name="ro1">
          <table:table-cell office:value-type="float" office:value="521.913" calcext:value-type="float">
            <text:p>521,913</text:p>
          </table:table-cell>
          <table:table-cell office:value-type="float" office:value="8.4771" calcext:value-type="float">
            <text:p>8,4771</text:p>
          </table:table-cell>
          <table:table-cell table:formula="of:=LN([.B524])" office:value-type="float" office:value="2.13736841018285" calcext:value-type="float">
            <text:p>2,13736841018285</text:p>
          </table:table-cell>
        </table:table-row>
        <table:table-row table:style-name="ro1">
          <table:table-cell office:value-type="float" office:value="522.914" calcext:value-type="float">
            <text:p>522,914</text:p>
          </table:table-cell>
          <table:table-cell office:value-type="float" office:value="8.5341" calcext:value-type="float">
            <text:p>8,5341</text:p>
          </table:table-cell>
          <table:table-cell table:formula="of:=LN([.B525])" office:value-type="float" office:value="2.1440699025317" calcext:value-type="float">
            <text:p>2,1440699025317</text:p>
          </table:table-cell>
        </table:table-row>
        <table:table-row table:style-name="ro1">
          <table:table-cell office:value-type="float" office:value="523.913" calcext:value-type="float">
            <text:p>523,913</text:p>
          </table:table-cell>
          <table:table-cell office:value-type="float" office:value="8.5058" calcext:value-type="float">
            <text:p>8,5058</text:p>
          </table:table-cell>
          <table:table-cell table:formula="of:=LN([.B526])" office:value-type="float" office:value="2.14074828374053" calcext:value-type="float">
            <text:p>2,14074828374053</text:p>
          </table:table-cell>
        </table:table-row>
        <table:table-row table:style-name="ro1">
          <table:table-cell office:value-type="float" office:value="524.913" calcext:value-type="float">
            <text:p>524,913</text:p>
          </table:table-cell>
          <table:table-cell office:value-type="float" office:value="8.4619" calcext:value-type="float">
            <text:p>8,4619</text:p>
          </table:table-cell>
          <table:table-cell table:formula="of:=LN([.B527])" office:value-type="float" office:value="2.13557373469082" calcext:value-type="float">
            <text:p>2,13557373469082</text:p>
          </table:table-cell>
        </table:table-row>
        <table:table-row table:style-name="ro1">
          <table:table-cell office:value-type="float" office:value="525.913" calcext:value-type="float">
            <text:p>525,913</text:p>
          </table:table-cell>
          <table:table-cell office:value-type="float" office:value="8.4384" calcext:value-type="float">
            <text:p>8,4384</text:p>
          </table:table-cell>
          <table:table-cell table:formula="of:=LN([.B528])" office:value-type="float" office:value="2.13279271717683" calcext:value-type="float">
            <text:p>2,13279271717683</text:p>
          </table:table-cell>
        </table:table-row>
        <table:table-row table:style-name="ro1">
          <table:table-cell office:value-type="float" office:value="526.914" calcext:value-type="float">
            <text:p>526,914</text:p>
          </table:table-cell>
          <table:table-cell office:value-type="float" office:value="8.4036" calcext:value-type="float">
            <text:p>8,4036</text:p>
          </table:table-cell>
          <table:table-cell table:formula="of:=LN([.B529])" office:value-type="float" office:value="2.12866018546734" calcext:value-type="float">
            <text:p>2,12866018546734</text:p>
          </table:table-cell>
        </table:table-row>
        <table:table-row table:style-name="ro1">
          <table:table-cell office:value-type="float" office:value="527.913" calcext:value-type="float">
            <text:p>527,913</text:p>
          </table:table-cell>
          <table:table-cell office:value-type="float" office:value="8.3494" calcext:value-type="float">
            <text:p>8,3494</text:p>
          </table:table-cell>
          <table:table-cell table:formula="of:=LN([.B530])" office:value-type="float" office:value="2.12218967999355" calcext:value-type="float">
            <text:p>2,12218967999355</text:p>
          </table:table-cell>
        </table:table-row>
        <table:table-row table:style-name="ro1">
          <table:table-cell office:value-type="float" office:value="528.913" calcext:value-type="float">
            <text:p>528,913</text:p>
          </table:table-cell>
          <table:table-cell office:value-type="float" office:value="8.2984" calcext:value-type="float">
            <text:p>8,2984</text:p>
          </table:table-cell>
          <table:table-cell table:formula="of:=LN([.B531])" office:value-type="float" office:value="2.11606272513548" calcext:value-type="float">
            <text:p>2,11606272513548</text:p>
          </table:table-cell>
        </table:table-row>
        <table:table-row table:style-name="ro1">
          <table:table-cell office:value-type="float" office:value="529.913" calcext:value-type="float">
            <text:p>529,913</text:p>
          </table:table-cell>
          <table:table-cell office:value-type="float" office:value="8.3332" calcext:value-type="float">
            <text:p>8,3332</text:p>
          </table:table-cell>
          <table:table-cell table:formula="of:=LN([.B532])" office:value-type="float" office:value="2.12024753607209" calcext:value-type="float">
            <text:p>2,12024753607209</text:p>
          </table:table-cell>
        </table:table-row>
        <table:table-row table:style-name="ro1">
          <table:table-cell office:value-type="float" office:value="530.913" calcext:value-type="float">
            <text:p>530,913</text:p>
          </table:table-cell>
          <table:table-cell office:value-type="float" office:value="8.2743" calcext:value-type="float">
            <text:p>8,2743</text:p>
          </table:table-cell>
          <table:table-cell table:formula="of:=LN([.B533])" office:value-type="float" office:value="2.11315432553999" calcext:value-type="float">
            <text:p>2,11315432553999</text:p>
          </table:table-cell>
        </table:table-row>
        <table:table-row table:style-name="ro1">
          <table:table-cell office:value-type="float" office:value="531.913" calcext:value-type="float">
            <text:p>531,913</text:p>
          </table:table-cell>
          <table:table-cell office:value-type="float" office:value="8.3393" calcext:value-type="float">
            <text:p>8,3393</text:p>
          </table:table-cell>
          <table:table-cell table:formula="of:=LN([.B534])" office:value-type="float" office:value="2.12097927999438" calcext:value-type="float">
            <text:p>2,12097927999438</text:p>
          </table:table-cell>
        </table:table-row>
        <table:table-row table:style-name="ro1">
          <table:table-cell office:value-type="float" office:value="532.914" calcext:value-type="float">
            <text:p>532,914</text:p>
          </table:table-cell>
          <table:table-cell office:value-type="float" office:value="8.3445" calcext:value-type="float">
            <text:p>8,3445</text:p>
          </table:table-cell>
          <table:table-cell table:formula="of:=LN([.B535])" office:value-type="float" office:value="2.12160263920132" calcext:value-type="float">
            <text:p>2,12160263920132</text:p>
          </table:table-cell>
        </table:table-row>
        <table:table-row table:style-name="ro1">
          <table:table-cell office:value-type="float" office:value="533.913" calcext:value-type="float">
            <text:p>533,913</text:p>
          </table:table-cell>
          <table:table-cell office:value-type="float" office:value="8.3071" calcext:value-type="float">
            <text:p>8,3071</text:p>
          </table:table-cell>
          <table:table-cell table:formula="of:=LN([.B536])" office:value-type="float" office:value="2.11711057082469" calcext:value-type="float">
            <text:p>2,11711057082469</text:p>
          </table:table-cell>
        </table:table-row>
        <table:table-row table:style-name="ro1">
          <table:table-cell office:value-type="float" office:value="534.913" calcext:value-type="float">
            <text:p>534,913</text:p>
          </table:table-cell>
          <table:table-cell office:value-type="float" office:value="8.3343" calcext:value-type="float">
            <text:p>8,3343</text:p>
          </table:table-cell>
          <table:table-cell table:formula="of:=LN([.B537])" office:value-type="float" office:value="2.12037952947261" calcext:value-type="float">
            <text:p>2,12037952947261</text:p>
          </table:table-cell>
        </table:table-row>
        <table:table-row table:style-name="ro1">
          <table:table-cell office:value-type="float" office:value="535.913" calcext:value-type="float">
            <text:p>535,913</text:p>
          </table:table-cell>
          <table:table-cell office:value-type="float" office:value="8.3238" calcext:value-type="float">
            <text:p>8,3238</text:p>
          </table:table-cell>
          <table:table-cell table:formula="of:=LN([.B538])" office:value-type="float" office:value="2.1191188813326" calcext:value-type="float">
            <text:p>2,1191188813326</text:p>
          </table:table-cell>
        </table:table-row>
        <table:table-row table:style-name="ro1">
          <table:table-cell office:value-type="float" office:value="536.913" calcext:value-type="float">
            <text:p>536,913</text:p>
          </table:table-cell>
          <table:table-cell office:value-type="float" office:value="8.3503" calcext:value-type="float">
            <text:p>8,3503</text:p>
          </table:table-cell>
          <table:table-cell table:formula="of:=LN([.B539])" office:value-type="float" office:value="2.12229746636108" calcext:value-type="float">
            <text:p>2,12229746636108</text:p>
          </table:table-cell>
        </table:table-row>
        <table:table-row table:style-name="ro1">
          <table:table-cell office:value-type="float" office:value="537.913" calcext:value-type="float">
            <text:p>537,913</text:p>
          </table:table-cell>
          <table:table-cell office:value-type="float" office:value="8.3274" calcext:value-type="float">
            <text:p>8,3274</text:p>
          </table:table-cell>
          <table:table-cell table:formula="of:=LN([.B540])" office:value-type="float" office:value="2.11955128260771" calcext:value-type="float">
            <text:p>2,11955128260771</text:p>
          </table:table-cell>
        </table:table-row>
        <table:table-row table:style-name="ro1">
          <table:table-cell office:value-type="float" office:value="538.914" calcext:value-type="float">
            <text:p>538,914</text:p>
          </table:table-cell>
          <table:table-cell office:value-type="float" office:value="8.3183" calcext:value-type="float">
            <text:p>8,3183</text:p>
          </table:table-cell>
          <table:table-cell table:formula="of:=LN([.B541])" office:value-type="float" office:value="2.11845790703245" calcext:value-type="float">
            <text:p>2,11845790703245</text:p>
          </table:table-cell>
        </table:table-row>
        <table:table-row table:style-name="ro1">
          <table:table-cell office:value-type="float" office:value="539.914" calcext:value-type="float">
            <text:p>539,914</text:p>
          </table:table-cell>
          <table:table-cell office:value-type="float" office:value="8.2884" calcext:value-type="float">
            <text:p>8,2884</text:p>
          </table:table-cell>
          <table:table-cell table:formula="of:=LN([.B542])" office:value-type="float" office:value="2.11485694690079" calcext:value-type="float">
            <text:p>2,11485694690079</text:p>
          </table:table-cell>
        </table:table-row>
        <table:table-row table:style-name="ro1">
          <table:table-cell office:value-type="float" office:value="540.913" calcext:value-type="float">
            <text:p>540,913</text:p>
          </table:table-cell>
          <table:table-cell office:value-type="float" office:value="8.2693" calcext:value-type="float">
            <text:p>8,2693</text:p>
          </table:table-cell>
          <table:table-cell table:formula="of:=LN([.B543])" office:value-type="float" office:value="2.11254986216416" calcext:value-type="float">
            <text:p>2,11254986216416</text:p>
          </table:table-cell>
        </table:table-row>
        <table:table-row table:style-name="ro1">
          <table:table-cell office:value-type="float" office:value="541.913" calcext:value-type="float">
            <text:p>541,913</text:p>
          </table:table-cell>
          <table:table-cell office:value-type="float" office:value="8.2864" calcext:value-type="float">
            <text:p>8,2864</text:p>
          </table:table-cell>
          <table:table-cell table:formula="of:=LN([.B544])" office:value-type="float" office:value="2.11461561668749" calcext:value-type="float">
            <text:p>2,11461561668749</text:p>
          </table:table-cell>
        </table:table-row>
        <table:table-row table:style-name="ro1">
          <table:table-cell office:value-type="float" office:value="542.913" calcext:value-type="float">
            <text:p>542,913</text:p>
          </table:table-cell>
          <table:table-cell office:value-type="float" office:value="8.2846" calcext:value-type="float">
            <text:p>8,2846</text:p>
          </table:table-cell>
          <table:table-cell table:formula="of:=LN([.B545])" office:value-type="float" office:value="2.11439836968887" calcext:value-type="float">
            <text:p>2,11439836968887</text:p>
          </table:table-cell>
        </table:table-row>
        <table:table-row table:style-name="ro1">
          <table:table-cell office:value-type="float" office:value="543.913" calcext:value-type="float">
            <text:p>543,913</text:p>
          </table:table-cell>
          <table:table-cell office:value-type="float" office:value="8.2948" calcext:value-type="float">
            <text:p>8,2948</text:p>
          </table:table-cell>
          <table:table-cell table:formula="of:=LN([.B546])" office:value-type="float" office:value="2.11562881244155" calcext:value-type="float">
            <text:p>2,11562881244155</text:p>
          </table:table-cell>
        </table:table-row>
        <table:table-row table:style-name="ro1">
          <table:table-cell office:value-type="float" office:value="544.913" calcext:value-type="float">
            <text:p>544,913</text:p>
          </table:table-cell>
          <table:table-cell office:value-type="float" office:value="8.2988" calcext:value-type="float">
            <text:p>8,2988</text:p>
          </table:table-cell>
          <table:table-cell table:formula="of:=LN([.B547])" office:value-type="float" office:value="2.11611092603685" calcext:value-type="float">
            <text:p>2,11611092603685</text:p>
          </table:table-cell>
        </table:table-row>
        <table:table-row table:style-name="ro1">
          <table:table-cell office:value-type="float" office:value="545.913" calcext:value-type="float">
            <text:p>545,913</text:p>
          </table:table-cell>
          <table:table-cell office:value-type="float" office:value="8.3262" calcext:value-type="float">
            <text:p>8,3262</text:p>
          </table:table-cell>
          <table:table-cell table:formula="of:=LN([.B548])" office:value-type="float" office:value="2.11940716962288" calcext:value-type="float">
            <text:p>2,11940716962288</text:p>
          </table:table-cell>
        </table:table-row>
        <table:table-row table:style-name="ro1">
          <table:table-cell office:value-type="float" office:value="546.914" calcext:value-type="float">
            <text:p>546,914</text:p>
          </table:table-cell>
          <table:table-cell office:value-type="float" office:value="8.3335" calcext:value-type="float">
            <text:p>8,3335</text:p>
          </table:table-cell>
          <table:table-cell table:formula="of:=LN([.B549])" office:value-type="float" office:value="2.12028353600009" calcext:value-type="float">
            <text:p>2,12028353600009</text:p>
          </table:table-cell>
        </table:table-row>
        <table:table-row table:style-name="ro1">
          <table:table-cell office:value-type="float" office:value="547.914" calcext:value-type="float">
            <text:p>547,914</text:p>
          </table:table-cell>
          <table:table-cell office:value-type="float" office:value="8.3708" calcext:value-type="float">
            <text:p>8,3708</text:p>
          </table:table-cell>
          <table:table-cell table:formula="of:=LN([.B550])" office:value-type="float" office:value="2.12474945938438" calcext:value-type="float">
            <text:p>2,12474945938438</text:p>
          </table:table-cell>
        </table:table-row>
        <table:table-row table:style-name="ro1">
          <table:table-cell office:value-type="float" office:value="548.913" calcext:value-type="float">
            <text:p>548,913</text:p>
          </table:table-cell>
          <table:table-cell office:value-type="float" office:value="8.3159" calcext:value-type="float">
            <text:p>8,3159</text:p>
          </table:table-cell>
          <table:table-cell table:formula="of:=LN([.B551])" office:value-type="float" office:value="2.11816934491144" calcext:value-type="float">
            <text:p>2,11816934491144</text:p>
          </table:table-cell>
        </table:table-row>
        <table:table-row table:style-name="ro1">
          <table:table-cell office:value-type="float" office:value="549.914" calcext:value-type="float">
            <text:p>549,914</text:p>
          </table:table-cell>
          <table:table-cell office:value-type="float" office:value="8.2851" calcext:value-type="float">
            <text:p>8,2851</text:p>
          </table:table-cell>
          <table:table-cell table:formula="of:=LN([.B552])" office:value-type="float" office:value="2.11445872081172" calcext:value-type="float">
            <text:p>2,11445872081172</text:p>
          </table:table-cell>
        </table:table-row>
        <table:table-row table:style-name="ro1">
          <table:table-cell office:value-type="float" office:value="550.913" calcext:value-type="float">
            <text:p>550,913</text:p>
          </table:table-cell>
          <table:table-cell office:value-type="float" office:value="8.2724" calcext:value-type="float">
            <text:p>8,2724</text:p>
          </table:table-cell>
          <table:table-cell table:formula="of:=LN([.B553])" office:value-type="float" office:value="2.11292467249638" calcext:value-type="float">
            <text:p>2,11292467249638</text:p>
          </table:table-cell>
        </table:table-row>
        <table:table-row table:style-name="ro1">
          <table:table-cell office:value-type="float" office:value="551.913" calcext:value-type="float">
            <text:p>551,913</text:p>
          </table:table-cell>
          <table:table-cell office:value-type="float" office:value="8.2355" calcext:value-type="float">
            <text:p>8,2355</text:p>
          </table:table-cell>
          <table:table-cell table:formula="of:=LN([.B554])" office:value-type="float" office:value="2.10845407824059" calcext:value-type="float">
            <text:p>2,10845407824059</text:p>
          </table:table-cell>
        </table:table-row>
        <table:table-row table:style-name="ro1">
          <table:table-cell office:value-type="float" office:value="552.914" calcext:value-type="float">
            <text:p>552,914</text:p>
          </table:table-cell>
          <table:table-cell office:value-type="float" office:value="8.3182" calcext:value-type="float">
            <text:p>8,3182</text:p>
          </table:table-cell>
          <table:table-cell table:formula="of:=LN([.B555])" office:value-type="float" office:value="2.11844588527307" calcext:value-type="float">
            <text:p>2,11844588527307</text:p>
          </table:table-cell>
        </table:table-row>
        <table:table-row table:style-name="ro1">
          <table:table-cell office:value-type="float" office:value="553.913" calcext:value-type="float">
            <text:p>553,913</text:p>
          </table:table-cell>
          <table:table-cell office:value-type="float" office:value="8.3164" calcext:value-type="float">
            <text:p>8,3164</text:p>
          </table:table-cell>
          <table:table-cell table:formula="of:=LN([.B556])" office:value-type="float" office:value="2.1182294688871" calcext:value-type="float">
            <text:p>2,1182294688871</text:p>
          </table:table-cell>
        </table:table-row>
        <table:table-row table:style-name="ro1">
          <table:table-cell office:value-type="float" office:value="554.913" calcext:value-type="float">
            <text:p>554,913</text:p>
          </table:table-cell>
          <table:table-cell office:value-type="float" office:value="8.3352" calcext:value-type="float">
            <text:p>8,3352</text:p>
          </table:table-cell>
          <table:table-cell table:formula="of:=LN([.B557])" office:value-type="float" office:value="2.12048751111584" calcext:value-type="float">
            <text:p>2,12048751111584</text:p>
          </table:table-cell>
        </table:table-row>
        <table:table-row table:style-name="ro1">
          <table:table-cell office:value-type="float" office:value="555.914" calcext:value-type="float">
            <text:p>555,914</text:p>
          </table:table-cell>
          <table:table-cell office:value-type="float" office:value="8.3091" calcext:value-type="float">
            <text:p>8,3091</text:p>
          </table:table-cell>
          <table:table-cell table:formula="of:=LN([.B558])" office:value-type="float" office:value="2.11735129975304" calcext:value-type="float">
            <text:p>2,11735129975304</text:p>
          </table:table-cell>
        </table:table-row>
        <table:table-row table:style-name="ro1">
          <table:table-cell office:value-type="float" office:value="556.913" calcext:value-type="float">
            <text:p>556,913</text:p>
          </table:table-cell>
          <table:table-cell office:value-type="float" office:value="8.2892" calcext:value-type="float">
            <text:p>8,2892</text:p>
          </table:table-cell>
          <table:table-cell table:formula="of:=LN([.B559])" office:value-type="float" office:value="2.1149534626812" calcext:value-type="float">
            <text:p>2,1149534626812</text:p>
          </table:table-cell>
        </table:table-row>
        <table:table-row table:style-name="ro1">
          <table:table-cell office:value-type="float" office:value="557.913" calcext:value-type="float">
            <text:p>557,913</text:p>
          </table:table-cell>
          <table:table-cell office:value-type="float" office:value="8.2516" calcext:value-type="float">
            <text:p>8,2516</text:p>
          </table:table-cell>
          <table:table-cell table:formula="of:=LN([.B560])" office:value-type="float" office:value="2.11040712093672" calcext:value-type="float">
            <text:p>2,11040712093672</text:p>
          </table:table-cell>
        </table:table-row>
        <table:table-row table:style-name="ro1">
          <table:table-cell office:value-type="float" office:value="558.913" calcext:value-type="float">
            <text:p>558,913</text:p>
          </table:table-cell>
          <table:table-cell office:value-type="float" office:value="8.2658" calcext:value-type="float">
            <text:p>8,2658</text:p>
          </table:table-cell>
          <table:table-cell table:formula="of:=LN([.B561])" office:value-type="float" office:value="2.11212652029719" calcext:value-type="float">
            <text:p>2,11212652029719</text:p>
          </table:table-cell>
        </table:table-row>
        <table:table-row table:style-name="ro1">
          <table:table-cell office:value-type="float" office:value="559.913" calcext:value-type="float">
            <text:p>559,913</text:p>
          </table:table-cell>
          <table:table-cell office:value-type="float" office:value="8.2274" calcext:value-type="float">
            <text:p>8,2274</text:p>
          </table:table-cell>
          <table:table-cell table:formula="of:=LN([.B562])" office:value-type="float" office:value="2.10747004740112" calcext:value-type="float">
            <text:p>2,10747004740112</text:p>
          </table:table-cell>
        </table:table-row>
        <table:table-row table:style-name="ro1">
          <table:table-cell office:value-type="float" office:value="560.914" calcext:value-type="float">
            <text:p>560,914</text:p>
          </table:table-cell>
          <table:table-cell office:value-type="float" office:value="8.1892" calcext:value-type="float">
            <text:p>8,1892</text:p>
          </table:table-cell>
          <table:table-cell table:formula="of:=LN([.B563])" office:value-type="float" office:value="2.10281621299629" calcext:value-type="float">
            <text:p>2,10281621299629</text:p>
          </table:table-cell>
        </table:table-row>
        <table:table-row table:style-name="ro1">
          <table:table-cell office:value-type="float" office:value="561.913" calcext:value-type="float">
            <text:p>561,913</text:p>
          </table:table-cell>
          <table:table-cell office:value-type="float" office:value="8.1863" calcext:value-type="float">
            <text:p>8,1863</text:p>
          </table:table-cell>
          <table:table-cell table:formula="of:=LN([.B564])" office:value-type="float" office:value="2.10246202533419" calcext:value-type="float">
            <text:p>2,10246202533419</text:p>
          </table:table-cell>
        </table:table-row>
        <table:table-row table:style-name="ro1">
          <table:table-cell office:value-type="float" office:value="562.913" calcext:value-type="float">
            <text:p>562,913</text:p>
          </table:table-cell>
          <table:table-cell office:value-type="float" office:value="8.1823" calcext:value-type="float">
            <text:p>8,1823</text:p>
          </table:table-cell>
          <table:table-cell table:formula="of:=LN([.B565])" office:value-type="float" office:value="2.1019732846869" calcext:value-type="float">
            <text:p>2,1019732846869</text:p>
          </table:table-cell>
        </table:table-row>
        <table:table-row table:style-name="ro1">
          <table:table-cell office:value-type="float" office:value="563.913" calcext:value-type="float">
            <text:p>563,913</text:p>
          </table:table-cell>
          <table:table-cell office:value-type="float" office:value="8.2199" calcext:value-type="float">
            <text:p>8,2199</text:p>
          </table:table-cell>
          <table:table-cell table:formula="of:=LN([.B566])" office:value-type="float" office:value="2.10655804354397" calcext:value-type="float">
            <text:p>2,10655804354397</text:p>
          </table:table-cell>
        </table:table-row>
        <table:table-row table:style-name="ro1">
          <table:table-cell office:value-type="float" office:value="564.914" calcext:value-type="float">
            <text:p>564,914</text:p>
          </table:table-cell>
          <table:table-cell office:value-type="float" office:value="8.2149" calcext:value-type="float">
            <text:p>8,2149</text:p>
          </table:table-cell>
          <table:table-cell table:formula="of:=LN([.B567])" office:value-type="float" office:value="2.10594957856061" calcext:value-type="float">
            <text:p>2,10594957856061</text:p>
          </table:table-cell>
        </table:table-row>
        <table:table-row table:style-name="ro1">
          <table:table-cell office:value-type="float" office:value="565.913" calcext:value-type="float">
            <text:p>565,913</text:p>
          </table:table-cell>
          <table:table-cell office:value-type="float" office:value="8.1954" calcext:value-type="float">
            <text:p>8,1954</text:p>
          </table:table-cell>
          <table:table-cell table:formula="of:=LN([.B568])" office:value-type="float" office:value="2.10357302125476" calcext:value-type="float">
            <text:p>2,10357302125476</text:p>
          </table:table-cell>
        </table:table-row>
        <table:table-row table:style-name="ro1">
          <table:table-cell office:value-type="float" office:value="566.913" calcext:value-type="float">
            <text:p>566,913</text:p>
          </table:table-cell>
          <table:table-cell office:value-type="float" office:value="8.1871" calcext:value-type="float">
            <text:p>8,1871</text:p>
          </table:table-cell>
          <table:table-cell table:formula="of:=LN([.B569])" office:value-type="float" office:value="2.1025597448061" calcext:value-type="float">
            <text:p>2,1025597448061</text:p>
          </table:table-cell>
        </table:table-row>
        <table:table-row table:style-name="ro1">
          <table:table-cell office:value-type="float" office:value="567.913" calcext:value-type="float">
            <text:p>567,913</text:p>
          </table:table-cell>
          <table:table-cell office:value-type="float" office:value="8.1812" calcext:value-type="float">
            <text:p>8,1812</text:p>
          </table:table-cell>
          <table:table-cell table:formula="of:=LN([.B570])" office:value-type="float" office:value="2.10183883912187" calcext:value-type="float">
            <text:p>2,10183883912187</text:p>
          </table:table-cell>
        </table:table-row>
        <table:table-row table:style-name="ro1">
          <table:table-cell office:value-type="float" office:value="568.913" calcext:value-type="float">
            <text:p>568,913</text:p>
          </table:table-cell>
          <table:table-cell office:value-type="float" office:value="8.1261" calcext:value-type="float">
            <text:p>8,1261</text:p>
          </table:table-cell>
          <table:table-cell table:formula="of:=LN([.B571])" office:value-type="float" office:value="2.09508110366752" calcext:value-type="float">
            <text:p>2,09508110366752</text:p>
          </table:table-cell>
        </table:table-row>
        <table:table-row table:style-name="ro1">
          <table:table-cell office:value-type="float" office:value="569.914" calcext:value-type="float">
            <text:p>569,914</text:p>
          </table:table-cell>
          <table:table-cell office:value-type="float" office:value="8.1195" calcext:value-type="float">
            <text:p>8,1195</text:p>
          </table:table-cell>
          <table:table-cell table:formula="of:=LN([.B572])" office:value-type="float" office:value="2.09426857592301" calcext:value-type="float">
            <text:p>2,09426857592301</text:p>
          </table:table-cell>
        </table:table-row>
        <table:table-row table:style-name="ro1">
          <table:table-cell office:value-type="float" office:value="570.913" calcext:value-type="float">
            <text:p>570,913</text:p>
          </table:table-cell>
          <table:table-cell office:value-type="float" office:value="8.1094" calcext:value-type="float">
            <text:p>8,1094</text:p>
          </table:table-cell>
          <table:table-cell table:formula="of:=LN([.B573])" office:value-type="float" office:value="2.0930238826531" calcext:value-type="float">
            <text:p>2,0930238826531</text:p>
          </table:table-cell>
        </table:table-row>
        <table:table-row table:style-name="ro1">
          <table:table-cell office:value-type="float" office:value="571.913" calcext:value-type="float">
            <text:p>571,913</text:p>
          </table:table-cell>
          <table:table-cell office:value-type="float" office:value="8.0295" calcext:value-type="float">
            <text:p>8,0295</text:p>
          </table:table-cell>
          <table:table-cell table:formula="of:=LN([.B574])" office:value-type="float" office:value="2.08312225951941" calcext:value-type="float">
            <text:p>2,08312225951941</text:p>
          </table:table-cell>
        </table:table-row>
        <table:table-row table:style-name="ro1">
          <table:table-cell office:value-type="float" office:value="572.913" calcext:value-type="float">
            <text:p>572,913</text:p>
          </table:table-cell>
          <table:table-cell office:value-type="float" office:value="8.0597" calcext:value-type="float">
            <text:p>8,0597</text:p>
          </table:table-cell>
          <table:table-cell table:formula="of:=LN([.B575])" office:value-type="float" office:value="2.08687633498215" calcext:value-type="float">
            <text:p>2,08687633498215</text:p>
          </table:table-cell>
        </table:table-row>
        <table:table-row table:style-name="ro1">
          <table:table-cell office:value-type="float" office:value="573.913" calcext:value-type="float">
            <text:p>573,913</text:p>
          </table:table-cell>
          <table:table-cell office:value-type="float" office:value="8.1013" calcext:value-type="float">
            <text:p>8,1013</text:p>
          </table:table-cell>
          <table:table-cell table:formula="of:=LN([.B576])" office:value-type="float" office:value="2.0920245426278" calcext:value-type="float">
            <text:p>2,0920245426278</text:p>
          </table:table-cell>
        </table:table-row>
        <table:table-row table:style-name="ro1">
          <table:table-cell office:value-type="float" office:value="574.914" calcext:value-type="float">
            <text:p>574,914</text:p>
          </table:table-cell>
          <table:table-cell office:value-type="float" office:value="8.1289" calcext:value-type="float">
            <text:p>8,1289</text:p>
          </table:table-cell>
          <table:table-cell table:formula="of:=LN([.B577])" office:value-type="float" office:value="2.09542561305265" calcext:value-type="float">
            <text:p>2,09542561305265</text:p>
          </table:table-cell>
        </table:table-row>
        <table:table-row table:style-name="ro1">
          <table:table-cell office:value-type="float" office:value="575.913" calcext:value-type="float">
            <text:p>575,913</text:p>
          </table:table-cell>
          <table:table-cell office:value-type="float" office:value="8.0904" calcext:value-type="float">
            <text:p>8,0904</text:p>
          </table:table-cell>
          <table:table-cell table:formula="of:=LN([.B578])" office:value-type="float" office:value="2.09067817360582" calcext:value-type="float">
            <text:p>2,09067817360582</text:p>
          </table:table-cell>
        </table:table-row>
        <table:table-row table:style-name="ro1">
          <table:table-cell office:value-type="float" office:value="576.913" calcext:value-type="float">
            <text:p>576,913</text:p>
          </table:table-cell>
          <table:table-cell office:value-type="float" office:value="8.0901" calcext:value-type="float">
            <text:p>8,0901</text:p>
          </table:table-cell>
          <table:table-cell table:formula="of:=LN([.B579])" office:value-type="float" office:value="2.09064109193344" calcext:value-type="float">
            <text:p>2,09064109193344</text:p>
          </table:table-cell>
        </table:table-row>
        <table:table-row table:style-name="ro1">
          <table:table-cell office:value-type="float" office:value="577.913" calcext:value-type="float">
            <text:p>577,913</text:p>
          </table:table-cell>
          <table:table-cell office:value-type="float" office:value="8.1263" calcext:value-type="float">
            <text:p>8,1263</text:p>
          </table:table-cell>
          <table:table-cell table:formula="of:=LN([.B580])" office:value-type="float" office:value="2.09510571541717" calcext:value-type="float">
            <text:p>2,09510571541717</text:p>
          </table:table-cell>
        </table:table-row>
        <table:table-row table:style-name="ro1">
          <table:table-cell office:value-type="float" office:value="578.913" calcext:value-type="float">
            <text:p>578,913</text:p>
          </table:table-cell>
          <table:table-cell office:value-type="float" office:value="8.1883" calcext:value-type="float">
            <text:p>8,1883</text:p>
          </table:table-cell>
          <table:table-cell table:formula="of:=LN([.B581])" office:value-type="float" office:value="2.10270630611173" calcext:value-type="float">
            <text:p>2,10270630611173</text:p>
          </table:table-cell>
        </table:table-row>
        <table:table-row table:style-name="ro1">
          <table:table-cell office:value-type="float" office:value="579.913" calcext:value-type="float">
            <text:p>579,913</text:p>
          </table:table-cell>
          <table:table-cell office:value-type="float" office:value="8.1422" calcext:value-type="float">
            <text:p>8,1422</text:p>
          </table:table-cell>
          <table:table-cell table:formula="of:=LN([.B582])" office:value-type="float" office:value="2.09706041376829" calcext:value-type="float">
            <text:p>2,09706041376829</text:p>
          </table:table-cell>
        </table:table-row>
        <table:table-row table:style-name="ro1">
          <table:table-cell office:value-type="float" office:value="580.913" calcext:value-type="float">
            <text:p>580,913</text:p>
          </table:table-cell>
          <table:table-cell office:value-type="float" office:value="8.1208" calcext:value-type="float">
            <text:p>8,1208</text:p>
          </table:table-cell>
          <table:table-cell table:formula="of:=LN([.B583])" office:value-type="float" office:value="2.09442867148808" calcext:value-type="float">
            <text:p>2,09442867148808</text:p>
          </table:table-cell>
        </table:table-row>
        <table:table-row table:style-name="ro1">
          <table:table-cell office:value-type="float" office:value="581.914" calcext:value-type="float">
            <text:p>581,914</text:p>
          </table:table-cell>
          <table:table-cell office:value-type="float" office:value="8.0582" calcext:value-type="float">
            <text:p>8,0582</text:p>
          </table:table-cell>
          <table:table-cell table:formula="of:=LN([.B584])" office:value-type="float" office:value="2.08669020651575" calcext:value-type="float">
            <text:p>2,08669020651575</text:p>
          </table:table-cell>
        </table:table-row>
        <table:table-row table:style-name="ro1">
          <table:table-cell office:value-type="float" office:value="582.913" calcext:value-type="float">
            <text:p>582,913</text:p>
          </table:table-cell>
          <table:table-cell office:value-type="float" office:value="8.0389" calcext:value-type="float">
            <text:p>8,0389</text:p>
          </table:table-cell>
          <table:table-cell table:formula="of:=LN([.B585])" office:value-type="float" office:value="2.08429225791033" calcext:value-type="float">
            <text:p>2,08429225791033</text:p>
          </table:table-cell>
        </table:table-row>
        <table:table-row table:style-name="ro1">
          <table:table-cell office:value-type="float" office:value="583.913" calcext:value-type="float">
            <text:p>583,913</text:p>
          </table:table-cell>
          <table:table-cell office:value-type="float" office:value="8.0013" calcext:value-type="float">
            <text:p>8,0013</text:p>
          </table:table-cell>
          <table:table-cell table:formula="of:=LN([.B586])" office:value-type="float" office:value="2.07960402847814" calcext:value-type="float">
            <text:p>2,07960402847814</text:p>
          </table:table-cell>
        </table:table-row>
        <table:table-row table:style-name="ro1">
          <table:table-cell office:value-type="float" office:value="584.913" calcext:value-type="float">
            <text:p>584,913</text:p>
          </table:table-cell>
          <table:table-cell office:value-type="float" office:value="7.9814" calcext:value-type="float">
            <text:p>7,9814</text:p>
          </table:table-cell>
          <table:table-cell table:formula="of:=LN([.B587])" office:value-type="float" office:value="2.07711383467066" calcext:value-type="float">
            <text:p>2,07711383467066</text:p>
          </table:table-cell>
        </table:table-row>
        <table:table-row table:style-name="ro1">
          <table:table-cell office:value-type="float" office:value="585.914" calcext:value-type="float">
            <text:p>585,914</text:p>
          </table:table-cell>
          <table:table-cell office:value-type="float" office:value="7.9827" calcext:value-type="float">
            <text:p>7,9827</text:p>
          </table:table-cell>
          <table:table-cell table:formula="of:=LN([.B588])" office:value-type="float" office:value="2.07727670010032" calcext:value-type="float">
            <text:p>2,07727670010032</text:p>
          </table:table-cell>
        </table:table-row>
        <table:table-row table:style-name="ro1">
          <table:table-cell office:value-type="float" office:value="586.913" calcext:value-type="float">
            <text:p>586,913</text:p>
          </table:table-cell>
          <table:table-cell office:value-type="float" office:value="7.9824" calcext:value-type="float">
            <text:p>7,9824</text:p>
          </table:table-cell>
          <table:table-cell table:formula="of:=LN([.B589])" office:value-type="float" office:value="2.07723911812464" calcext:value-type="float">
            <text:p>2,07723911812464</text:p>
          </table:table-cell>
        </table:table-row>
        <table:table-row table:style-name="ro1">
          <table:table-cell office:value-type="float" office:value="587.913" calcext:value-type="float">
            <text:p>587,913</text:p>
          </table:table-cell>
          <table:table-cell office:value-type="float" office:value="7.9074" calcext:value-type="float">
            <text:p>7,9074</text:p>
          </table:table-cell>
          <table:table-cell table:formula="of:=LN([.B590])" office:value-type="float" office:value="2.06779902989576" calcext:value-type="float">
            <text:p>2,06779902989576</text:p>
          </table:table-cell>
        </table:table-row>
        <table:table-row table:style-name="ro1">
          <table:table-cell office:value-type="float" office:value="588.913" calcext:value-type="float">
            <text:p>588,913</text:p>
          </table:table-cell>
          <table:table-cell office:value-type="float" office:value="7.8571" calcext:value-type="float">
            <text:p>7,8571</text:p>
          </table:table-cell>
          <table:table-cell table:formula="of:=LN([.B591])" office:value-type="float" office:value="2.06141758161683" calcext:value-type="float">
            <text:p>2,06141758161683</text:p>
          </table:table-cell>
        </table:table-row>
        <table:table-row table:style-name="ro1">
          <table:table-cell office:value-type="float" office:value="589.914" calcext:value-type="float">
            <text:p>589,914</text:p>
          </table:table-cell>
          <table:table-cell office:value-type="float" office:value="7.8432" calcext:value-type="float">
            <text:p>7,8432</text:p>
          </table:table-cell>
          <table:table-cell table:formula="of:=LN([.B592])" office:value-type="float" office:value="2.05964691435166" calcext:value-type="float">
            <text:p>2,05964691435166</text:p>
          </table:table-cell>
        </table:table-row>
        <table:table-row table:style-name="ro1">
          <table:table-cell office:value-type="float" office:value="590.913" calcext:value-type="float">
            <text:p>590,913</text:p>
          </table:table-cell>
          <table:table-cell office:value-type="float" office:value="7.8595" calcext:value-type="float">
            <text:p>7,8595</text:p>
          </table:table-cell>
          <table:table-cell table:formula="of:=LN([.B593])" office:value-type="float" office:value="2.06172299118616" calcext:value-type="float">
            <text:p>2,06172299118616</text:p>
          </table:table-cell>
        </table:table-row>
        <table:table-row table:style-name="ro1">
          <table:table-cell office:value-type="float" office:value="591.913" calcext:value-type="float">
            <text:p>591,913</text:p>
          </table:table-cell>
          <table:table-cell office:value-type="float" office:value="7.875" calcext:value-type="float">
            <text:p>7,875</text:p>
          </table:table-cell>
          <table:table-cell table:formula="of:=LN([.B594])" office:value-type="float" office:value="2.0636931847117" calcext:value-type="float">
            <text:p>2,0636931847117</text:p>
          </table:table-cell>
        </table:table-row>
        <table:table-row table:style-name="ro1">
          <table:table-cell office:value-type="float" office:value="592.913" calcext:value-type="float">
            <text:p>592,913</text:p>
          </table:table-cell>
          <table:table-cell office:value-type="float" office:value="7.9443" calcext:value-type="float">
            <text:p>7,9443</text:p>
          </table:table-cell>
          <table:table-cell table:formula="of:=LN([.B595])" office:value-type="float" office:value="2.07245469038027" calcext:value-type="float">
            <text:p>2,07245469038027</text:p>
          </table:table-cell>
        </table:table-row>
        <table:table-row table:style-name="ro1">
          <table:table-cell office:value-type="float" office:value="593.914" calcext:value-type="float">
            <text:p>593,914</text:p>
          </table:table-cell>
          <table:table-cell office:value-type="float" office:value="7.8737" calcext:value-type="float">
            <text:p>7,8737</text:p>
          </table:table-cell>
          <table:table-cell table:formula="of:=LN([.B596])" office:value-type="float" office:value="2.06352809171952" calcext:value-type="float">
            <text:p>2,06352809171952</text:p>
          </table:table-cell>
        </table:table-row>
        <table:table-row table:style-name="ro1">
          <table:table-cell office:value-type="float" office:value="594.914" calcext:value-type="float">
            <text:p>594,914</text:p>
          </table:table-cell>
          <table:table-cell office:value-type="float" office:value="7.8517" calcext:value-type="float">
            <text:p>7,8517</text:p>
          </table:table-cell>
          <table:table-cell table:formula="of:=LN([.B597])" office:value-type="float" office:value="2.06073006885803" calcext:value-type="float">
            <text:p>2,06073006885803</text:p>
          </table:table-cell>
        </table:table-row>
        <table:table-row table:style-name="ro1">
          <table:table-cell office:value-type="float" office:value="595.913" calcext:value-type="float">
            <text:p>595,913</text:p>
          </table:table-cell>
          <table:table-cell office:value-type="float" office:value="7.8669" calcext:value-type="float">
            <text:p>7,8669</text:p>
          </table:table-cell>
          <table:table-cell table:formula="of:=LN([.B598])" office:value-type="float" office:value="2.06266408394052" calcext:value-type="float">
            <text:p>2,06266408394052</text:p>
          </table:table-cell>
        </table:table-row>
        <table:table-row table:style-name="ro1">
          <table:table-cell office:value-type="float" office:value="596.913" calcext:value-type="float">
            <text:p>596,913</text:p>
          </table:table-cell>
          <table:table-cell office:value-type="float" office:value="7.8647" calcext:value-type="float">
            <text:p>7,8647</text:p>
          </table:table-cell>
          <table:table-cell table:formula="of:=LN([.B599])" office:value-type="float" office:value="2.06238439210825" calcext:value-type="float">
            <text:p>2,06238439210825</text:p>
          </table:table-cell>
        </table:table-row>
        <table:table-row table:style-name="ro1">
          <table:table-cell office:value-type="float" office:value="597.913" calcext:value-type="float">
            <text:p>597,913</text:p>
          </table:table-cell>
          <table:table-cell office:value-type="float" office:value="7.8357" calcext:value-type="float">
            <text:p>7,8357</text:p>
          </table:table-cell>
          <table:table-cell table:formula="of:=LN([.B600])" office:value-type="float" office:value="2.05869021451021" calcext:value-type="float">
            <text:p>2,05869021451021</text:p>
          </table:table-cell>
        </table:table-row>
        <table:table-row table:style-name="ro1">
          <table:table-cell office:value-type="float" office:value="598.913" calcext:value-type="float">
            <text:p>598,913</text:p>
          </table:table-cell>
          <table:table-cell office:value-type="float" office:value="7.8281" calcext:value-type="float">
            <text:p>7,8281</text:p>
          </table:table-cell>
          <table:table-cell table:formula="of:=LN([.B601])" office:value-type="float" office:value="2.05771982410732" calcext:value-type="float">
            <text:p>2,05771982410732</text:p>
          </table:table-cell>
        </table:table-row>
        <table:table-row table:style-name="ro1">
          <table:table-cell office:value-type="float" office:value="599.913" calcext:value-type="float">
            <text:p>599,913</text:p>
          </table:table-cell>
          <table:table-cell office:value-type="float" office:value="7.8114" calcext:value-type="float">
            <text:p>7,8114</text:p>
          </table:table-cell>
          <table:table-cell table:formula="of:=LN([.B602])" office:value-type="float" office:value="2.05558420514927" calcext:value-type="float">
            <text:p>2,05558420514927</text:p>
          </table:table-cell>
        </table:table-row>
        <table:table-row table:style-name="ro1">
          <table:table-cell office:value-type="float" office:value="600.914" calcext:value-type="float">
            <text:p>600,914</text:p>
          </table:table-cell>
          <table:table-cell office:value-type="float" office:value="7.8065" calcext:value-type="float">
            <text:p>7,8065</text:p>
          </table:table-cell>
          <table:table-cell table:formula="of:=LN([.B603])" office:value-type="float" office:value="2.05495671999944" calcext:value-type="float">
            <text:p>2,05495671999944</text:p>
          </table:table-cell>
        </table:table-row>
        <table:table-row table:style-name="ro1">
          <table:table-cell office:value-type="float" office:value="601.913" calcext:value-type="float">
            <text:p>601,913</text:p>
          </table:table-cell>
          <table:table-cell office:value-type="float" office:value="7.7859" calcext:value-type="float">
            <text:p>7,7859</text:p>
          </table:table-cell>
          <table:table-cell table:formula="of:=LN([.B604])" office:value-type="float" office:value="2.05231440554041" calcext:value-type="float">
            <text:p>2,05231440554041</text:p>
          </table:table-cell>
        </table:table-row>
        <table:table-row table:style-name="ro1">
          <table:table-cell office:value-type="float" office:value="602.913" calcext:value-type="float">
            <text:p>602,913</text:p>
          </table:table-cell>
          <table:table-cell office:value-type="float" office:value="7.7922" calcext:value-type="float">
            <text:p>7,7922</text:p>
          </table:table-cell>
          <table:table-cell table:formula="of:=LN([.B605])" office:value-type="float" office:value="2.05312323336196" calcext:value-type="float">
            <text:p>2,05312323336196</text:p>
          </table:table-cell>
        </table:table-row>
        <table:table-row table:style-name="ro1">
          <table:table-cell office:value-type="float" office:value="603.913" calcext:value-type="float">
            <text:p>603,913</text:p>
          </table:table-cell>
          <table:table-cell office:value-type="float" office:value="7.8452" calcext:value-type="float">
            <text:p>7,8452</text:p>
          </table:table-cell>
          <table:table-cell table:formula="of:=LN([.B606])" office:value-type="float" office:value="2.05990187980522" calcext:value-type="float">
            <text:p>2,05990187980522</text:p>
          </table:table-cell>
        </table:table-row>
        <table:table-row table:style-name="ro1">
          <table:table-cell office:value-type="float" office:value="604.914" calcext:value-type="float">
            <text:p>604,914</text:p>
          </table:table-cell>
          <table:table-cell office:value-type="float" office:value="7.8163" calcext:value-type="float">
            <text:p>7,8163</text:p>
          </table:table-cell>
          <table:table-cell table:formula="of:=LN([.B607])" office:value-type="float" office:value="2.05621129680838" calcext:value-type="float">
            <text:p>2,05621129680838</text:p>
          </table:table-cell>
        </table:table-row>
        <table:table-row table:style-name="ro1">
          <table:table-cell office:value-type="float" office:value="605.913" calcext:value-type="float">
            <text:p>605,913</text:p>
          </table:table-cell>
          <table:table-cell office:value-type="float" office:value="7.8068" calcext:value-type="float">
            <text:p>7,8068</text:p>
          </table:table-cell>
          <table:table-cell table:formula="of:=LN([.B608])" office:value-type="float" office:value="2.05499514877491" calcext:value-type="float">
            <text:p>2,05499514877491</text:p>
          </table:table-cell>
        </table:table-row>
        <table:table-row table:style-name="ro1">
          <table:table-cell office:value-type="float" office:value="606.913" calcext:value-type="float">
            <text:p>606,913</text:p>
          </table:table-cell>
          <table:table-cell office:value-type="float" office:value="7.8041" calcext:value-type="float">
            <text:p>7,8041</text:p>
          </table:table-cell>
          <table:table-cell table:formula="of:=LN([.B609])" office:value-type="float" office:value="2.05464923662034" calcext:value-type="float">
            <text:p>2,05464923662034</text:p>
          </table:table-cell>
        </table:table-row>
        <table:table-row table:style-name="ro1">
          <table:table-cell office:value-type="float" office:value="607.913" calcext:value-type="float">
            <text:p>607,913</text:p>
          </table:table-cell>
          <table:table-cell office:value-type="float" office:value="7.7723" calcext:value-type="float">
            <text:p>7,7723</text:p>
          </table:table-cell>
          <table:table-cell table:formula="of:=LN([.B610])" office:value-type="float" office:value="2.05056613087316" calcext:value-type="float">
            <text:p>2,05056613087316</text:p>
          </table:table-cell>
        </table:table-row>
        <table:table-row table:style-name="ro1">
          <table:table-cell office:value-type="float" office:value="608.913" calcext:value-type="float">
            <text:p>608,913</text:p>
          </table:table-cell>
          <table:table-cell office:value-type="float" office:value="7.7781" calcext:value-type="float">
            <text:p>7,7781</text:p>
          </table:table-cell>
          <table:table-cell table:formula="of:=LN([.B611])" office:value-type="float" office:value="2.05131209242643" calcext:value-type="float">
            <text:p>2,05131209242643</text:p>
          </table:table-cell>
        </table:table-row>
        <table:table-row table:style-name="ro1">
          <table:table-cell office:value-type="float" office:value="609.914" calcext:value-type="float">
            <text:p>609,914</text:p>
          </table:table-cell>
          <table:table-cell office:value-type="float" office:value="7.7393" calcext:value-type="float">
            <text:p>7,7393</text:p>
          </table:table-cell>
          <table:table-cell table:formula="of:=LN([.B612])" office:value-type="float" office:value="2.04631124423527" calcext:value-type="float">
            <text:p>2,04631124423527</text:p>
          </table:table-cell>
        </table:table-row>
        <table:table-row table:style-name="ro1">
          <table:table-cell office:value-type="float" office:value="610.913" calcext:value-type="float">
            <text:p>610,913</text:p>
          </table:table-cell>
          <table:table-cell office:value-type="float" office:value="7.8053" calcext:value-type="float">
            <text:p>7,8053</text:p>
          </table:table-cell>
          <table:table-cell table:formula="of:=LN([.B613])" office:value-type="float" office:value="2.05480299012814" calcext:value-type="float">
            <text:p>2,05480299012814</text:p>
          </table:table-cell>
        </table:table-row>
        <table:table-row table:style-name="ro1">
          <table:table-cell office:value-type="float" office:value="611.913" calcext:value-type="float">
            <text:p>611,913</text:p>
          </table:table-cell>
          <table:table-cell office:value-type="float" office:value="7.7906" calcext:value-type="float">
            <text:p>7,7906</text:p>
          </table:table-cell>
          <table:table-cell table:formula="of:=LN([.B614])" office:value-type="float" office:value="2.05291787873948" calcext:value-type="float">
            <text:p>2,05291787873948</text:p>
          </table:table-cell>
        </table:table-row>
        <table:table-row table:style-name="ro1">
          <table:table-cell office:value-type="float" office:value="612.913" calcext:value-type="float">
            <text:p>612,913</text:p>
          </table:table-cell>
          <table:table-cell office:value-type="float" office:value="7.7452" calcext:value-type="float">
            <text:p>7,7452</text:p>
          </table:table-cell>
          <table:table-cell table:formula="of:=LN([.B615])" office:value-type="float" office:value="2.04707329664711" calcext:value-type="float">
            <text:p>2,04707329664711</text:p>
          </table:table-cell>
        </table:table-row>
        <table:table-row table:style-name="ro1">
          <table:table-cell office:value-type="float" office:value="613.913" calcext:value-type="float">
            <text:p>613,913</text:p>
          </table:table-cell>
          <table:table-cell office:value-type="float" office:value="7.7371" calcext:value-type="float">
            <text:p>7,7371</text:p>
          </table:table-cell>
          <table:table-cell table:formula="of:=LN([.B616])" office:value-type="float" office:value="2.04602694039009" calcext:value-type="float">
            <text:p>2,04602694039009</text:p>
          </table:table-cell>
        </table:table-row>
        <table:table-row table:style-name="ro1">
          <table:table-cell office:value-type="float" office:value="614.913" calcext:value-type="float">
            <text:p>614,913</text:p>
          </table:table-cell>
          <table:table-cell office:value-type="float" office:value="7.7503" calcext:value-type="float">
            <text:p>7,7503</text:p>
          </table:table-cell>
          <table:table-cell table:formula="of:=LN([.B617])" office:value-type="float" office:value="2.04773155229347" calcext:value-type="float">
            <text:p>2,04773155229347</text:p>
          </table:table-cell>
        </table:table-row>
        <table:table-row table:style-name="ro1">
          <table:table-cell office:value-type="float" office:value="615.914" calcext:value-type="float">
            <text:p>615,914</text:p>
          </table:table-cell>
          <table:table-cell office:value-type="float" office:value="7.8042" calcext:value-type="float">
            <text:p>7,8042</text:p>
          </table:table-cell>
          <table:table-cell table:formula="of:=LN([.B618])" office:value-type="float" office:value="2.05466205031561" calcext:value-type="float">
            <text:p>2,05466205031561</text:p>
          </table:table-cell>
        </table:table-row>
        <table:table-row table:style-name="ro1">
          <table:table-cell office:value-type="float" office:value="616.913" calcext:value-type="float">
            <text:p>616,913</text:p>
          </table:table-cell>
          <table:table-cell office:value-type="float" office:value="7.7727" calcext:value-type="float">
            <text:p>7,7727</text:p>
          </table:table-cell>
          <table:table-cell table:formula="of:=LN([.B619])" office:value-type="float" office:value="2.05061759436626" calcext:value-type="float">
            <text:p>2,05061759436626</text:p>
          </table:table-cell>
        </table:table-row>
        <table:table-row table:style-name="ro1">
          <table:table-cell office:value-type="float" office:value="617.913" calcext:value-type="float">
            <text:p>617,913</text:p>
          </table:table-cell>
          <table:table-cell office:value-type="float" office:value="7.7298" calcext:value-type="float">
            <text:p>7,7298</text:p>
          </table:table-cell>
          <table:table-cell table:formula="of:=LN([.B620])" office:value-type="float" office:value="2.0450829890434" calcext:value-type="float">
            <text:p>2,0450829890434</text:p>
          </table:table-cell>
        </table:table-row>
        <table:table-row table:style-name="ro1">
          <table:table-cell office:value-type="float" office:value="618.914" calcext:value-type="float">
            <text:p>618,914</text:p>
          </table:table-cell>
          <table:table-cell office:value-type="float" office:value="7.7303" calcext:value-type="float">
            <text:p>7,7303</text:p>
          </table:table-cell>
          <table:table-cell table:formula="of:=LN([.B621])" office:value-type="float" office:value="2.04514767167807" calcext:value-type="float">
            <text:p>2,04514767167807</text:p>
          </table:table-cell>
        </table:table-row>
        <table:table-row table:style-name="ro1">
          <table:table-cell office:value-type="float" office:value="619.913" calcext:value-type="float">
            <text:p>619,913</text:p>
          </table:table-cell>
          <table:table-cell office:value-type="float" office:value="7.6976" calcext:value-type="float">
            <text:p>7,6976</text:p>
          </table:table-cell>
          <table:table-cell table:formula="of:=LN([.B622])" office:value-type="float" office:value="2.04090859196305" calcext:value-type="float">
            <text:p>2,04090859196305</text:p>
          </table:table-cell>
        </table:table-row>
        <table:table-row table:style-name="ro1">
          <table:table-cell office:value-type="float" office:value="620.913" calcext:value-type="float">
            <text:p>620,913</text:p>
          </table:table-cell>
          <table:table-cell office:value-type="float" office:value="7.6868" calcext:value-type="float">
            <text:p>7,6868</text:p>
          </table:table-cell>
          <table:table-cell table:formula="of:=LN([.B623])" office:value-type="float" office:value="2.03950457207613" calcext:value-type="float">
            <text:p>2,03950457207613</text:p>
          </table:table-cell>
        </table:table-row>
        <table:table-row table:style-name="ro1">
          <table:table-cell office:value-type="float" office:value="621.913" calcext:value-type="float">
            <text:p>621,913</text:p>
          </table:table-cell>
          <table:table-cell office:value-type="float" office:value="7.6493" calcext:value-type="float">
            <text:p>7,6493</text:p>
          </table:table-cell>
          <table:table-cell table:formula="of:=LN([.B624])" office:value-type="float" office:value="2.03461414038379" calcext:value-type="float">
            <text:p>2,03461414038379</text:p>
          </table:table-cell>
        </table:table-row>
        <table:table-row table:style-name="ro1">
          <table:table-cell office:value-type="float" office:value="622.913" calcext:value-type="float">
            <text:p>622,913</text:p>
          </table:table-cell>
          <table:table-cell office:value-type="float" office:value="7.6465" calcext:value-type="float">
            <text:p>7,6465</text:p>
          </table:table-cell>
          <table:table-cell table:formula="of:=LN([.B625])" office:value-type="float" office:value="2.03424802680604" calcext:value-type="float">
            <text:p>2,03424802680604</text:p>
          </table:table-cell>
        </table:table-row>
        <table:table-row table:style-name="ro1">
          <table:table-cell office:value-type="float" office:value="623.914" calcext:value-type="float">
            <text:p>623,914</text:p>
          </table:table-cell>
          <table:table-cell office:value-type="float" office:value="7.6802" calcext:value-type="float">
            <text:p>7,6802</text:p>
          </table:table-cell>
          <table:table-cell table:formula="of:=LN([.B626])" office:value-type="float" office:value="2.03864558848717" calcext:value-type="float">
            <text:p>2,03864558848717</text:p>
          </table:table-cell>
        </table:table-row>
        <table:table-row table:style-name="ro1">
          <table:table-cell office:value-type="float" office:value="624.913" calcext:value-type="float">
            <text:p>624,913</text:p>
          </table:table-cell>
          <table:table-cell office:value-type="float" office:value="7.6403" calcext:value-type="float">
            <text:p>7,6403</text:p>
          </table:table-cell>
          <table:table-cell table:formula="of:=LN([.B627])" office:value-type="float" office:value="2.03343686942321" calcext:value-type="float">
            <text:p>2,03343686942321</text:p>
          </table:table-cell>
        </table:table-row>
        <table:table-row table:style-name="ro1">
          <table:table-cell office:value-type="float" office:value="625.913" calcext:value-type="float">
            <text:p>625,913</text:p>
          </table:table-cell>
          <table:table-cell office:value-type="float" office:value="7.6407" calcext:value-type="float">
            <text:p>7,6407</text:p>
          </table:table-cell>
          <table:table-cell table:formula="of:=LN([.B628])" office:value-type="float" office:value="2.03348922201794" calcext:value-type="float">
            <text:p>2,03348922201794</text:p>
          </table:table-cell>
        </table:table-row>
        <table:table-row table:style-name="ro1">
          <table:table-cell office:value-type="float" office:value="626.914" calcext:value-type="float">
            <text:p>626,914</text:p>
          </table:table-cell>
          <table:table-cell office:value-type="float" office:value="7.5754" calcext:value-type="float">
            <text:p>7,5754</text:p>
          </table:table-cell>
          <table:table-cell table:formula="of:=LN([.B629])" office:value-type="float" office:value="2.02490615528181" calcext:value-type="float">
            <text:p>2,02490615528181</text:p>
          </table:table-cell>
        </table:table-row>
        <table:table-row table:style-name="ro1">
          <table:table-cell office:value-type="float" office:value="627.913" calcext:value-type="float">
            <text:p>627,913</text:p>
          </table:table-cell>
          <table:table-cell office:value-type="float" office:value="7.6024" calcext:value-type="float">
            <text:p>7,6024</text:p>
          </table:table-cell>
          <table:table-cell table:formula="of:=LN([.B630])" office:value-type="float" office:value="2.02846398691497" calcext:value-type="float">
            <text:p>2,02846398691497</text:p>
          </table:table-cell>
        </table:table-row>
        <table:table-row table:style-name="ro1">
          <table:table-cell office:value-type="float" office:value="628.913" calcext:value-type="float">
            <text:p>628,913</text:p>
          </table:table-cell>
          <table:table-cell office:value-type="float" office:value="7.5464" calcext:value-type="float">
            <text:p>7,5464</text:p>
          </table:table-cell>
          <table:table-cell table:formula="of:=LN([.B631])" office:value-type="float" office:value="2.02107062835351" calcext:value-type="float">
            <text:p>2,02107062835351</text:p>
          </table:table-cell>
        </table:table-row>
        <table:table-row table:style-name="ro1">
          <table:table-cell office:value-type="float" office:value="629.914" calcext:value-type="float">
            <text:p>629,914</text:p>
          </table:table-cell>
          <table:table-cell office:value-type="float" office:value="7.4933" calcext:value-type="float">
            <text:p>7,4933</text:p>
          </table:table-cell>
          <table:table-cell table:formula="of:=LN([.B632])" office:value-type="float" office:value="2.01400928794891" calcext:value-type="float">
            <text:p>2,01400928794891</text:p>
          </table:table-cell>
        </table:table-row>
        <table:table-row table:style-name="ro1">
          <table:table-cell office:value-type="float" office:value="630.913" calcext:value-type="float">
            <text:p>630,913</text:p>
          </table:table-cell>
          <table:table-cell office:value-type="float" office:value="7.4641" calcext:value-type="float">
            <text:p>7,4641</text:p>
          </table:table-cell>
          <table:table-cell table:formula="of:=LN([.B633])" office:value-type="float" office:value="2.01010486109731" calcext:value-type="float">
            <text:p>2,01010486109731</text:p>
          </table:table-cell>
        </table:table-row>
        <table:table-row table:style-name="ro1">
          <table:table-cell office:value-type="float" office:value="631.914" calcext:value-type="float">
            <text:p>631,914</text:p>
          </table:table-cell>
          <table:table-cell office:value-type="float" office:value="7.5209" calcext:value-type="float">
            <text:p>7,5209</text:p>
          </table:table-cell>
          <table:table-cell table:formula="of:=LN([.B634])" office:value-type="float" office:value="2.01768581165163" calcext:value-type="float">
            <text:p>2,01768581165163</text:p>
          </table:table-cell>
        </table:table-row>
        <table:table-row table:style-name="ro1">
          <table:table-cell office:value-type="float" office:value="632.913" calcext:value-type="float">
            <text:p>632,913</text:p>
          </table:table-cell>
          <table:table-cell office:value-type="float" office:value="7.5316" calcext:value-type="float">
            <text:p>7,5316</text:p>
          </table:table-cell>
          <table:table-cell table:formula="of:=LN([.B635])" office:value-type="float" office:value="2.01910750264014" calcext:value-type="float">
            <text:p>2,01910750264014</text:p>
          </table:table-cell>
        </table:table-row>
        <table:table-row table:style-name="ro1">
          <table:table-cell office:value-type="float" office:value="633.913" calcext:value-type="float">
            <text:p>633,913</text:p>
          </table:table-cell>
          <table:table-cell office:value-type="float" office:value="7.5636" calcext:value-type="float">
            <text:p>7,5636</text:p>
          </table:table-cell>
          <table:table-cell table:formula="of:=LN([.B636])" office:value-type="float" office:value="2.02334726732493" calcext:value-type="float">
            <text:p>2,02334726732493</text:p>
          </table:table-cell>
        </table:table-row>
        <table:table-row table:style-name="ro1">
          <table:table-cell office:value-type="float" office:value="634.913" calcext:value-type="float">
            <text:p>634,913</text:p>
          </table:table-cell>
          <table:table-cell office:value-type="float" office:value="7.5967" calcext:value-type="float">
            <text:p>7,5967</text:p>
          </table:table-cell>
          <table:table-cell table:formula="of:=LN([.B637])" office:value-type="float" office:value="2.02771394246928" calcext:value-type="float">
            <text:p>2,02771394246928</text:p>
          </table:table-cell>
        </table:table-row>
        <table:table-row table:style-name="ro1">
          <table:table-cell office:value-type="float" office:value="635.913" calcext:value-type="float">
            <text:p>635,913</text:p>
          </table:table-cell>
          <table:table-cell office:value-type="float" office:value="7.5183" calcext:value-type="float">
            <text:p>7,5183</text:p>
          </table:table-cell>
          <table:table-cell table:formula="of:=LN([.B638])" office:value-type="float" office:value="2.01734004857568" calcext:value-type="float">
            <text:p>2,01734004857568</text:p>
          </table:table-cell>
        </table:table-row>
        <table:table-row table:style-name="ro1">
          <table:table-cell office:value-type="float" office:value="636.914" calcext:value-type="float">
            <text:p>636,914</text:p>
          </table:table-cell>
          <table:table-cell office:value-type="float" office:value="7.5457" calcext:value-type="float">
            <text:p>7,5457</text:p>
          </table:table-cell>
          <table:table-cell table:formula="of:=LN([.B639])" office:value-type="float" office:value="2.02097786458962" calcext:value-type="float">
            <text:p>2,02097786458962</text:p>
          </table:table-cell>
        </table:table-row>
        <table:table-row table:style-name="ro1">
          <table:table-cell office:value-type="float" office:value="637.913" calcext:value-type="float">
            <text:p>637,913</text:p>
          </table:table-cell>
          <table:table-cell office:value-type="float" office:value="7.5377" calcext:value-type="float">
            <text:p>7,5377</text:p>
          </table:table-cell>
          <table:table-cell table:formula="of:=LN([.B640])" office:value-type="float" office:value="2.01991709569797" calcext:value-type="float">
            <text:p>2,01991709569797</text:p>
          </table:table-cell>
        </table:table-row>
        <table:table-row table:style-name="ro1">
          <table:table-cell office:value-type="float" office:value="638.913" calcext:value-type="float">
            <text:p>638,913</text:p>
          </table:table-cell>
          <table:table-cell office:value-type="float" office:value="7.5131" calcext:value-type="float">
            <text:p>7,5131</text:p>
          </table:table-cell>
          <table:table-cell table:formula="of:=LN([.B641])" office:value-type="float" office:value="2.01664816356065" calcext:value-type="float">
            <text:p>2,01664816356065</text:p>
          </table:table-cell>
        </table:table-row>
        <table:table-row table:style-name="ro1">
          <table:table-cell office:value-type="float" office:value="639.914" calcext:value-type="float">
            <text:p>639,914</text:p>
          </table:table-cell>
          <table:table-cell office:value-type="float" office:value="7.4877" calcext:value-type="float">
            <text:p>7,4877</text:p>
          </table:table-cell>
          <table:table-cell table:formula="of:=LN([.B642])" office:value-type="float" office:value="2.01326167427014" calcext:value-type="float">
            <text:p>2,01326167427014</text:p>
          </table:table-cell>
        </table:table-row>
        <table:table-row table:style-name="ro1">
          <table:table-cell office:value-type="float" office:value="640.913" calcext:value-type="float">
            <text:p>640,913</text:p>
          </table:table-cell>
          <table:table-cell office:value-type="float" office:value="7.3799" calcext:value-type="float">
            <text:p>7,3799</text:p>
          </table:table-cell>
          <table:table-cell table:formula="of:=LN([.B643])" office:value-type="float" office:value="1.99876008838508" calcext:value-type="float">
            <text:p>1,99876008838508</text:p>
          </table:table-cell>
        </table:table-row>
        <table:table-row table:style-name="ro1">
          <table:table-cell office:value-type="float" office:value="641.913" calcext:value-type="float">
            <text:p>641,913</text:p>
          </table:table-cell>
          <table:table-cell office:value-type="float" office:value="7.4068" calcext:value-type="float">
            <text:p>7,4068</text:p>
          </table:table-cell>
          <table:table-cell table:formula="of:=LN([.B644])" office:value-type="float" office:value="2.00239849718152" calcext:value-type="float">
            <text:p>2,00239849718152</text:p>
          </table:table-cell>
        </table:table-row>
        <table:table-row table:style-name="ro1">
          <table:table-cell office:value-type="float" office:value="642.913" calcext:value-type="float">
            <text:p>642,913</text:p>
          </table:table-cell>
          <table:table-cell office:value-type="float" office:value="7.4168" calcext:value-type="float">
            <text:p>7,4168</text:p>
          </table:table-cell>
          <table:table-cell table:formula="of:=LN([.B645])" office:value-type="float" office:value="2.00374769731064" calcext:value-type="float">
            <text:p>2,00374769731064</text:p>
          </table:table-cell>
        </table:table-row>
        <table:table-row table:style-name="ro1">
          <table:table-cell office:value-type="float" office:value="643.913" calcext:value-type="float">
            <text:p>643,913</text:p>
          </table:table-cell>
          <table:table-cell office:value-type="float" office:value="7.4654" calcext:value-type="float">
            <text:p>7,4654</text:p>
          </table:table-cell>
          <table:table-cell table:formula="of:=LN([.B646])" office:value-type="float" office:value="2.01027901294476" calcext:value-type="float">
            <text:p>2,01027901294476</text:p>
          </table:table-cell>
        </table:table-row>
        <table:table-row table:style-name="ro1">
          <table:table-cell office:value-type="float" office:value="644.913" calcext:value-type="float">
            <text:p>644,913</text:p>
          </table:table-cell>
          <table:table-cell office:value-type="float" office:value="7.5336" calcext:value-type="float">
            <text:p>7,5336</text:p>
          </table:table-cell>
          <table:table-cell table:formula="of:=LN([.B647])" office:value-type="float" office:value="2.01937301521372" calcext:value-type="float">
            <text:p>2,01937301521372</text:p>
          </table:table-cell>
        </table:table-row>
        <table:table-row table:style-name="ro1">
          <table:table-cell office:value-type="float" office:value="645.913" calcext:value-type="float">
            <text:p>645,913</text:p>
          </table:table-cell>
          <table:table-cell office:value-type="float" office:value="7.5434" calcext:value-type="float">
            <text:p>7,5434</text:p>
          </table:table-cell>
          <table:table-cell table:formula="of:=LN([.B648])" office:value-type="float" office:value="2.02067300876418" calcext:value-type="float">
            <text:p>2,02067300876418</text:p>
          </table:table-cell>
        </table:table-row>
        <table:table-row table:style-name="ro1">
          <table:table-cell office:value-type="float" office:value="646.913" calcext:value-type="float">
            <text:p>646,913</text:p>
          </table:table-cell>
          <table:table-cell office:value-type="float" office:value="7.5234" calcext:value-type="float">
            <text:p>7,5234</text:p>
          </table:table-cell>
          <table:table-cell table:formula="of:=LN([.B649])" office:value-type="float" office:value="2.01801816344241" calcext:value-type="float">
            <text:p>2,01801816344241</text:p>
          </table:table-cell>
        </table:table-row>
        <table:table-row table:style-name="ro1">
          <table:table-cell office:value-type="float" office:value="647.914" calcext:value-type="float">
            <text:p>647,914</text:p>
          </table:table-cell>
          <table:table-cell office:value-type="float" office:value="7.4401" calcext:value-type="float">
            <text:p>7,4401</text:p>
          </table:table-cell>
          <table:table-cell table:formula="of:=LN([.B650])" office:value-type="float" office:value="2.00688428961489" calcext:value-type="float">
            <text:p>2,00688428961489</text:p>
          </table:table-cell>
        </table:table-row>
        <table:table-row table:style-name="ro1">
          <table:table-cell office:value-type="float" office:value="648.913" calcext:value-type="float">
            <text:p>648,913</text:p>
          </table:table-cell>
          <table:table-cell office:value-type="float" office:value="7.3465" calcext:value-type="float">
            <text:p>7,3465</text:p>
          </table:table-cell>
          <table:table-cell table:formula="of:=LN([.B651])" office:value-type="float" office:value="1.99422400933386" calcext:value-type="float">
            <text:p>1,99422400933386</text:p>
          </table:table-cell>
        </table:table-row>
        <table:table-row table:style-name="ro1">
          <table:table-cell office:value-type="float" office:value="649.913" calcext:value-type="float">
            <text:p>649,913</text:p>
          </table:table-cell>
          <table:table-cell office:value-type="float" office:value="7.31" calcext:value-type="float">
            <text:p>7,31</text:p>
          </table:table-cell>
          <table:table-cell table:formula="of:=LN([.B652])" office:value-type="float" office:value="1.98924327376169" calcext:value-type="float">
            <text:p>1,98924327376169</text:p>
          </table:table-cell>
        </table:table-row>
        <table:table-row table:style-name="ro1">
          <table:table-cell office:value-type="float" office:value="650.914" calcext:value-type="float">
            <text:p>650,914</text:p>
          </table:table-cell>
          <table:table-cell office:value-type="float" office:value="7.31" calcext:value-type="float">
            <text:p>7,31</text:p>
          </table:table-cell>
          <table:table-cell table:formula="of:=LN([.B653])" office:value-type="float" office:value="1.98924327376169" calcext:value-type="float">
            <text:p>1,98924327376169</text:p>
          </table:table-cell>
        </table:table-row>
        <table:table-row table:style-name="ro1">
          <table:table-cell office:value-type="float" office:value="651.913" calcext:value-type="float">
            <text:p>651,913</text:p>
          </table:table-cell>
          <table:table-cell office:value-type="float" office:value="7.3055" calcext:value-type="float">
            <text:p>7,3055</text:p>
          </table:table-cell>
          <table:table-cell table:formula="of:=LN([.B654])" office:value-type="float" office:value="1.98862748913" calcext:value-type="float">
            <text:p>1,98862748913</text:p>
          </table:table-cell>
        </table:table-row>
        <table:table-row table:style-name="ro1">
          <table:table-cell office:value-type="float" office:value="652.913" calcext:value-type="float">
            <text:p>652,913</text:p>
          </table:table-cell>
          <table:table-cell office:value-type="float" office:value="7.3595" calcext:value-type="float">
            <text:p>7,3595</text:p>
          </table:table-cell>
          <table:table-cell table:formula="of:=LN([.B655])" office:value-type="float" office:value="1.9959919956505" calcext:value-type="float">
            <text:p>1,9959919956505</text:p>
          </table:table-cell>
        </table:table-row>
        <table:table-row table:style-name="ro1">
          <table:table-cell office:value-type="float" office:value="653.913" calcext:value-type="float">
            <text:p>653,913</text:p>
          </table:table-cell>
          <table:table-cell office:value-type="float" office:value="7.4193" calcext:value-type="float">
            <text:p>7,4193</text:p>
          </table:table-cell>
          <table:table-cell table:formula="of:=LN([.B656])" office:value-type="float" office:value="2.00408471310639" calcext:value-type="float">
            <text:p>2,00408471310639</text:p>
          </table:table-cell>
        </table:table-row>
        <table:table-row table:style-name="ro1">
          <table:table-cell office:value-type="float" office:value="654.913" calcext:value-type="float">
            <text:p>654,913</text:p>
          </table:table-cell>
          <table:table-cell office:value-type="float" office:value="7.4062" calcext:value-type="float">
            <text:p>7,4062</text:p>
          </table:table-cell>
          <table:table-cell table:formula="of:=LN([.B657])" office:value-type="float" office:value="2.00231748725776" calcext:value-type="float">
            <text:p>2,00231748725776</text:p>
          </table:table-cell>
        </table:table-row>
        <table:table-row table:style-name="ro1">
          <table:table-cell office:value-type="float" office:value="655.913" calcext:value-type="float">
            <text:p>655,913</text:p>
          </table:table-cell>
          <table:table-cell office:value-type="float" office:value="7.3978" calcext:value-type="float">
            <text:p>7,3978</text:p>
          </table:table-cell>
          <table:table-cell table:formula="of:=LN([.B658])" office:value-type="float" office:value="2.00118265871122" calcext:value-type="float">
            <text:p>2,00118265871122</text:p>
          </table:table-cell>
        </table:table-row>
        <table:table-row table:style-name="ro1">
          <table:table-cell office:value-type="float" office:value="656.913" calcext:value-type="float">
            <text:p>656,913</text:p>
          </table:table-cell>
          <table:table-cell office:value-type="float" office:value="7.4172" calcext:value-type="float">
            <text:p>7,4172</text:p>
          </table:table-cell>
          <table:table-cell table:formula="of:=LN([.B659])" office:value-type="float" office:value="2.00380162747109" calcext:value-type="float">
            <text:p>2,00380162747109</text:p>
          </table:table-cell>
        </table:table-row>
        <table:table-row table:style-name="ro1">
          <table:table-cell office:value-type="float" office:value="657.913" calcext:value-type="float">
            <text:p>657,913</text:p>
          </table:table-cell>
          <table:table-cell office:value-type="float" office:value="7.4712" calcext:value-type="float">
            <text:p>7,4712</text:p>
          </table:table-cell>
          <table:table-cell table:formula="of:=LN([.B660])" office:value-type="float" office:value="2.01105562881337" calcext:value-type="float">
            <text:p>2,01105562881337</text:p>
          </table:table-cell>
        </table:table-row>
        <table:table-row table:style-name="ro1">
          <table:table-cell office:value-type="float" office:value="658.913" calcext:value-type="float">
            <text:p>658,913</text:p>
          </table:table-cell>
          <table:table-cell office:value-type="float" office:value="7.4751" calcext:value-type="float">
            <text:p>7,4751</text:p>
          </table:table-cell>
          <table:table-cell table:formula="of:=LN([.B661])" office:value-type="float" office:value="2.01157749711369" calcext:value-type="float">
            <text:p>2,01157749711369</text:p>
          </table:table-cell>
        </table:table-row>
        <table:table-row table:style-name="ro1">
          <table:table-cell office:value-type="float" office:value="659.913" calcext:value-type="float">
            <text:p>659,913</text:p>
          </table:table-cell>
          <table:table-cell office:value-type="float" office:value="7.4532" calcext:value-type="float">
            <text:p>7,4532</text:p>
          </table:table-cell>
          <table:table-cell table:formula="of:=LN([.B662])" office:value-type="float" office:value="2.00864347037112" calcext:value-type="float">
            <text:p>2,00864347037112</text:p>
          </table:table-cell>
        </table:table-row>
        <table:table-row table:style-name="ro1">
          <table:table-cell office:value-type="float" office:value="660.914" calcext:value-type="float">
            <text:p>660,914</text:p>
          </table:table-cell>
          <table:table-cell office:value-type="float" office:value="7.4328" calcext:value-type="float">
            <text:p>7,4328</text:p>
          </table:table-cell>
          <table:table-cell table:formula="of:=LN([.B663])" office:value-type="float" office:value="2.00590263834497" calcext:value-type="float">
            <text:p>2,00590263834497</text:p>
          </table:table-cell>
        </table:table-row>
        <table:table-row table:style-name="ro1">
          <table:table-cell office:value-type="float" office:value="661.913" calcext:value-type="float">
            <text:p>661,913</text:p>
          </table:table-cell>
          <table:table-cell office:value-type="float" office:value="7.392" calcext:value-type="float">
            <text:p>7,392</text:p>
          </table:table-cell>
          <table:table-cell table:formula="of:=LN([.B664])" office:value-type="float" office:value="2.00039833433938" calcext:value-type="float">
            <text:p>2,00039833433938</text:p>
          </table:table-cell>
        </table:table-row>
        <table:table-row table:style-name="ro1">
          <table:table-cell office:value-type="float" office:value="662.913" calcext:value-type="float">
            <text:p>662,913</text:p>
          </table:table-cell>
          <table:table-cell office:value-type="float" office:value="7.4054" calcext:value-type="float">
            <text:p>7,4054</text:p>
          </table:table-cell>
          <table:table-cell table:formula="of:=LN([.B665])" office:value-type="float" office:value="2.00220946381657" calcext:value-type="float">
            <text:p>2,00220946381657</text:p>
          </table:table-cell>
        </table:table-row>
        <table:table-row table:style-name="ro1">
          <table:table-cell office:value-type="float" office:value="663.914" calcext:value-type="float">
            <text:p>663,914</text:p>
          </table:table-cell>
          <table:table-cell office:value-type="float" office:value="7.4131" calcext:value-type="float">
            <text:p>7,4131</text:p>
          </table:table-cell>
          <table:table-cell table:formula="of:=LN([.B666])" office:value-type="float" office:value="2.00324870539879" calcext:value-type="float">
            <text:p>2,00324870539879</text:p>
          </table:table-cell>
        </table:table-row>
        <table:table-row table:style-name="ro1">
          <table:table-cell office:value-type="float" office:value="664.913" calcext:value-type="float">
            <text:p>664,913</text:p>
          </table:table-cell>
          <table:table-cell office:value-type="float" office:value="7.4114" calcext:value-type="float">
            <text:p>7,4114</text:p>
          </table:table-cell>
          <table:table-cell table:formula="of:=LN([.B667])" office:value-type="float" office:value="2.00301935533538" calcext:value-type="float">
            <text:p>2,00301935533538</text:p>
          </table:table-cell>
        </table:table-row>
        <table:table-row table:style-name="ro1">
          <table:table-cell office:value-type="float" office:value="665.913" calcext:value-type="float">
            <text:p>665,913</text:p>
          </table:table-cell>
          <table:table-cell office:value-type="float" office:value="7.4568" calcext:value-type="float">
            <text:p>7,4568</text:p>
          </table:table-cell>
          <table:table-cell table:formula="of:=LN([.B668])" office:value-type="float" office:value="2.00912636776481" calcext:value-type="float">
            <text:p>2,00912636776481</text:p>
          </table:table-cell>
        </table:table-row>
        <table:table-row table:style-name="ro1">
          <table:table-cell office:value-type="float" office:value="666.913" calcext:value-type="float">
            <text:p>666,913</text:p>
          </table:table-cell>
          <table:table-cell office:value-type="float" office:value="7.4008" calcext:value-type="float">
            <text:p>7,4008</text:p>
          </table:table-cell>
          <table:table-cell table:formula="of:=LN([.B669])" office:value-type="float" office:value="2.00158810247497" calcext:value-type="float">
            <text:p>2,00158810247497</text:p>
          </table:table-cell>
        </table:table-row>
        <table:table-row table:style-name="ro1">
          <table:table-cell office:value-type="float" office:value="667.914" calcext:value-type="float">
            <text:p>667,914</text:p>
          </table:table-cell>
          <table:table-cell office:value-type="float" office:value="7.2964" calcext:value-type="float">
            <text:p>7,2964</text:p>
          </table:table-cell>
          <table:table-cell table:formula="of:=LN([.B670])" office:value-type="float" office:value="1.98738107583062" calcext:value-type="float">
            <text:p>1,98738107583062</text:p>
          </table:table-cell>
        </table:table-row>
        <table:table-row table:style-name="ro1">
          <table:table-cell office:value-type="float" office:value="668.913" calcext:value-type="float">
            <text:p>668,913</text:p>
          </table:table-cell>
          <table:table-cell office:value-type="float" office:value="7.1711" calcext:value-type="float">
            <text:p>7,1711</text:p>
          </table:table-cell>
          <table:table-cell table:formula="of:=LN([.B671])" office:value-type="float" office:value="1.97005905985968" calcext:value-type="float">
            <text:p>1,97005905985968</text:p>
          </table:table-cell>
        </table:table-row>
        <table:table-row table:style-name="ro1">
          <table:table-cell office:value-type="float" office:value="669.913" calcext:value-type="float">
            <text:p>669,913</text:p>
          </table:table-cell>
          <table:table-cell office:value-type="float" office:value="7.1964" calcext:value-type="float">
            <text:p>7,1964</text:p>
          </table:table-cell>
          <table:table-cell table:formula="of:=LN([.B672])" office:value-type="float" office:value="1.97358090098033" calcext:value-type="float">
            <text:p>1,97358090098033</text:p>
          </table:table-cell>
        </table:table-row>
        <table:table-row table:style-name="ro1">
          <table:table-cell office:value-type="float" office:value="670.913" calcext:value-type="float">
            <text:p>670,913</text:p>
          </table:table-cell>
          <table:table-cell office:value-type="float" office:value="7.273" calcext:value-type="float">
            <text:p>7,273</text:p>
          </table:table-cell>
          <table:table-cell table:formula="of:=LN([.B673])" office:value-type="float" office:value="1.9841688611724" calcext:value-type="float">
            <text:p>1,9841688611724</text:p>
          </table:table-cell>
        </table:table-row>
        <table:table-row table:style-name="ro1">
          <table:table-cell office:value-type="float" office:value="671.913" calcext:value-type="float">
            <text:p>671,913</text:p>
          </table:table-cell>
          <table:table-cell office:value-type="float" office:value="7.3063" calcext:value-type="float">
            <text:p>7,3063</text:p>
          </table:table-cell>
          <table:table-cell table:formula="of:=LN([.B674])" office:value-type="float" office:value="1.98873698967077" calcext:value-type="float">
            <text:p>1,98873698967077</text:p>
          </table:table-cell>
        </table:table-row>
        <table:table-row table:style-name="ro1">
          <table:table-cell office:value-type="float" office:value="672.913" calcext:value-type="float">
            <text:p>672,913</text:p>
          </table:table-cell>
          <table:table-cell office:value-type="float" office:value="7.2779" calcext:value-type="float">
            <text:p>7,2779</text:p>
          </table:table-cell>
          <table:table-cell table:formula="of:=LN([.B675])" office:value-type="float" office:value="1.9848423590571" calcext:value-type="float">
            <text:p>1,9848423590571</text:p>
          </table:table-cell>
        </table:table-row>
        <table:table-row table:style-name="ro1">
          <table:table-cell office:value-type="float" office:value="673.913" calcext:value-type="float">
            <text:p>673,913</text:p>
          </table:table-cell>
          <table:table-cell office:value-type="float" office:value="7.2615" calcext:value-type="float">
            <text:p>7,2615</text:p>
          </table:table-cell>
          <table:table-cell table:formula="of:=LN([.B676])" office:value-type="float" office:value="1.98258641906572" calcext:value-type="float">
            <text:p>1,98258641906572</text:p>
          </table:table-cell>
        </table:table-row>
        <table:table-row table:style-name="ro1">
          <table:table-cell office:value-type="float" office:value="674.914" calcext:value-type="float">
            <text:p>674,914</text:p>
          </table:table-cell>
          <table:table-cell office:value-type="float" office:value="7.249" calcext:value-type="float">
            <text:p>7,249</text:p>
          </table:table-cell>
          <table:table-cell table:formula="of:=LN([.B677])" office:value-type="float" office:value="1.98086352831874" calcext:value-type="float">
            <text:p>1,98086352831874</text:p>
          </table:table-cell>
        </table:table-row>
        <table:table-row table:style-name="ro1">
          <table:table-cell office:value-type="float" office:value="675.913" calcext:value-type="float">
            <text:p>675,913</text:p>
          </table:table-cell>
          <table:table-cell office:value-type="float" office:value="7.3219" calcext:value-type="float">
            <text:p>7,3219</text:p>
          </table:table-cell>
          <table:table-cell table:formula="of:=LN([.B678])" office:value-type="float" office:value="1.99086985713414" calcext:value-type="float">
            <text:p>1,99086985713414</text:p>
          </table:table-cell>
        </table:table-row>
        <table:table-row table:style-name="ro1">
          <table:table-cell office:value-type="float" office:value="676.913" calcext:value-type="float">
            <text:p>676,913</text:p>
          </table:table-cell>
          <table:table-cell office:value-type="float" office:value="7.348" calcext:value-type="float">
            <text:p>7,348</text:p>
          </table:table-cell>
          <table:table-cell table:formula="of:=LN([.B679])" office:value-type="float" office:value="1.99442816735288" calcext:value-type="float">
            <text:p>1,99442816735288</text:p>
          </table:table-cell>
        </table:table-row>
        <table:table-row table:style-name="ro1">
          <table:table-cell office:value-type="float" office:value="677.914" calcext:value-type="float">
            <text:p>677,914</text:p>
          </table:table-cell>
          <table:table-cell office:value-type="float" office:value="7.3534" calcext:value-type="float">
            <text:p>7,3534</text:p>
          </table:table-cell>
          <table:table-cell table:formula="of:=LN([.B680])" office:value-type="float" office:value="1.99516279129929" calcext:value-type="float">
            <text:p>1,99516279129929</text:p>
          </table:table-cell>
        </table:table-row>
        <table:table-row table:style-name="ro1">
          <table:table-cell office:value-type="float" office:value="678.913" calcext:value-type="float">
            <text:p>678,913</text:p>
          </table:table-cell>
          <table:table-cell office:value-type="float" office:value="7.3247" calcext:value-type="float">
            <text:p>7,3247</text:p>
          </table:table-cell>
          <table:table-cell table:formula="of:=LN([.B681])" office:value-type="float" office:value="1.99125219843303" calcext:value-type="float">
            <text:p>1,99125219843303</text:p>
          </table:table-cell>
        </table:table-row>
        <table:table-row table:style-name="ro1">
          <table:table-cell office:value-type="float" office:value="679.913" calcext:value-type="float">
            <text:p>679,913</text:p>
          </table:table-cell>
          <table:table-cell office:value-type="float" office:value="7.3178" calcext:value-type="float">
            <text:p>7,3178</text:p>
          </table:table-cell>
          <table:table-cell table:formula="of:=LN([.B682])" office:value-type="float" office:value="1.990309736352" calcext:value-type="float">
            <text:p>1,990309736352</text:p>
          </table:table-cell>
        </table:table-row>
        <table:table-row table:style-name="ro1">
          <table:table-cell office:value-type="float" office:value="680.914" calcext:value-type="float">
            <text:p>680,914</text:p>
          </table:table-cell>
          <table:table-cell office:value-type="float" office:value="7.2607" calcext:value-type="float">
            <text:p>7,2607</text:p>
          </table:table-cell>
          <table:table-cell table:formula="of:=LN([.B683])" office:value-type="float" office:value="1.9824762429215" calcext:value-type="float">
            <text:p>1,9824762429215</text:p>
          </table:table-cell>
        </table:table-row>
        <table:table-row table:style-name="ro1">
          <table:table-cell office:value-type="float" office:value="681.913" calcext:value-type="float">
            <text:p>681,913</text:p>
          </table:table-cell>
          <table:table-cell office:value-type="float" office:value="7.2793" calcext:value-type="float">
            <text:p>7,2793</text:p>
          </table:table-cell>
          <table:table-cell table:formula="of:=LN([.B684])" office:value-type="float" office:value="1.98503470373936" calcext:value-type="float">
            <text:p>1,98503470373936</text:p>
          </table:table-cell>
        </table:table-row>
        <table:table-row table:style-name="ro1">
          <table:table-cell office:value-type="float" office:value="682.913" calcext:value-type="float">
            <text:p>682,913</text:p>
          </table:table-cell>
          <table:table-cell office:value-type="float" office:value="7.3022" calcext:value-type="float">
            <text:p>7,3022</text:p>
          </table:table-cell>
          <table:table-cell table:formula="of:=LN([.B685])" office:value-type="float" office:value="1.98817567261458" calcext:value-type="float">
            <text:p>1,98817567261458</text:p>
          </table:table-cell>
        </table:table-row>
        <table:table-row table:style-name="ro1">
          <table:table-cell office:value-type="float" office:value="683.914" calcext:value-type="float">
            <text:p>683,914</text:p>
          </table:table-cell>
          <table:table-cell office:value-type="float" office:value="7.2913" calcext:value-type="float">
            <text:p>7,2913</text:p>
          </table:table-cell>
          <table:table-cell table:formula="of:=LN([.B686])" office:value-type="float" office:value="1.98668185659691" calcext:value-type="float">
            <text:p>1,98668185659691</text:p>
          </table:table-cell>
        </table:table-row>
        <table:table-row table:style-name="ro1">
          <table:table-cell office:value-type="float" office:value="684.913" calcext:value-type="float">
            <text:p>684,913</text:p>
          </table:table-cell>
          <table:table-cell office:value-type="float" office:value="7.2368" calcext:value-type="float">
            <text:p>7,2368</text:p>
          </table:table-cell>
          <table:table-cell table:formula="of:=LN([.B687])" office:value-type="float" office:value="1.97917911974144" calcext:value-type="float">
            <text:p>1,97917911974144</text:p>
          </table:table-cell>
        </table:table-row>
        <table:table-row table:style-name="ro1">
          <table:table-cell office:value-type="float" office:value="685.913" calcext:value-type="float">
            <text:p>685,913</text:p>
          </table:table-cell>
          <table:table-cell office:value-type="float" office:value="7.274" calcext:value-type="float">
            <text:p>7,274</text:p>
          </table:table-cell>
          <table:table-cell table:formula="of:=LN([.B688])" office:value-type="float" office:value="1.9843063465648" calcext:value-type="float">
            <text:p>1,9843063465648</text:p>
          </table:table-cell>
        </table:table-row>
        <table:table-row table:style-name="ro1">
          <table:table-cell office:value-type="float" office:value="686.914" calcext:value-type="float">
            <text:p>686,914</text:p>
          </table:table-cell>
          <table:table-cell office:value-type="float" office:value="7.2486" calcext:value-type="float">
            <text:p>7,2486</text:p>
          </table:table-cell>
          <table:table-cell table:formula="of:=LN([.B689])" office:value-type="float" office:value="1.98080834677144" calcext:value-type="float">
            <text:p>1,98080834677144</text:p>
          </table:table-cell>
        </table:table-row>
        <table:table-row table:style-name="ro1">
          <table:table-cell office:value-type="float" office:value="687.913" calcext:value-type="float">
            <text:p>687,913</text:p>
          </table:table-cell>
          <table:table-cell office:value-type="float" office:value="7.2258" calcext:value-type="float">
            <text:p>7,2258</text:p>
          </table:table-cell>
          <table:table-cell table:formula="of:=LN([.B690])" office:value-type="float" office:value="1.97765795451235" calcext:value-type="float">
            <text:p>1,97765795451235</text:p>
          </table:table-cell>
        </table:table-row>
        <table:table-row table:style-name="ro1">
          <table:table-cell office:value-type="float" office:value="688.913" calcext:value-type="float">
            <text:p>688,913</text:p>
          </table:table-cell>
          <table:table-cell office:value-type="float" office:value="7.2268" calcext:value-type="float">
            <text:p>7,2268</text:p>
          </table:table-cell>
          <table:table-cell table:formula="of:=LN([.B691])" office:value-type="float" office:value="1.97779633791764" calcext:value-type="float">
            <text:p>1,97779633791764</text:p>
          </table:table-cell>
        </table:table-row>
        <table:table-row table:style-name="ro1">
          <table:table-cell office:value-type="float" office:value="689.913" calcext:value-type="float">
            <text:p>689,913</text:p>
          </table:table-cell>
          <table:table-cell office:value-type="float" office:value="7.2272" calcext:value-type="float">
            <text:p>7,2272</text:p>
          </table:table-cell>
          <table:table-cell table:formula="of:=LN([.B692])" office:value-type="float" office:value="1.9778516859182" calcext:value-type="float">
            <text:p>1,9778516859182</text:p>
          </table:table-cell>
        </table:table-row>
        <table:table-row table:style-name="ro1">
          <table:table-cell office:value-type="float" office:value="690.913" calcext:value-type="float">
            <text:p>690,913</text:p>
          </table:table-cell>
          <table:table-cell office:value-type="float" office:value="7.2706" calcext:value-type="float">
            <text:p>7,2706</text:p>
          </table:table-cell>
          <table:table-cell table:formula="of:=LN([.B693])" office:value-type="float" office:value="1.98383881908904" calcext:value-type="float">
            <text:p>1,98383881908904</text:p>
          </table:table-cell>
        </table:table-row>
        <table:table-row table:style-name="ro1">
          <table:table-cell office:value-type="float" office:value="691.914" calcext:value-type="float">
            <text:p>691,914</text:p>
          </table:table-cell>
          <table:table-cell office:value-type="float" office:value="7.2782" calcext:value-type="float">
            <text:p>7,2782</text:p>
          </table:table-cell>
          <table:table-cell table:formula="of:=LN([.B694])" office:value-type="float" office:value="1.98488357888934" calcext:value-type="float">
            <text:p>1,98488357888934</text:p>
          </table:table-cell>
        </table:table-row>
        <table:table-row table:style-name="ro1">
          <table:table-cell office:value-type="float" office:value="692.913" calcext:value-type="float">
            <text:p>692,913</text:p>
          </table:table-cell>
          <table:table-cell office:value-type="float" office:value="7.2662" calcext:value-type="float">
            <text:p>7,2662</text:p>
          </table:table-cell>
          <table:table-cell table:formula="of:=LN([.B695])" office:value-type="float" office:value="1.98323345888124" calcext:value-type="float">
            <text:p>1,98323345888124</text:p>
          </table:table-cell>
        </table:table-row>
        <table:table-row table:style-name="ro1">
          <table:table-cell office:value-type="float" office:value="693.913" calcext:value-type="float">
            <text:p>693,913</text:p>
          </table:table-cell>
          <table:table-cell office:value-type="float" office:value="7.2489" calcext:value-type="float">
            <text:p>7,2489</text:p>
          </table:table-cell>
          <table:table-cell table:formula="of:=LN([.B696])" office:value-type="float" office:value="1.98084973321738" calcext:value-type="float">
            <text:p>1,98084973321738</text:p>
          </table:table-cell>
        </table:table-row>
        <table:table-row table:style-name="ro1">
          <table:table-cell office:value-type="float" office:value="694.913" calcext:value-type="float">
            <text:p>694,913</text:p>
          </table:table-cell>
          <table:table-cell office:value-type="float" office:value="7.2787" calcext:value-type="float">
            <text:p>7,2787</text:p>
          </table:table-cell>
          <table:table-cell table:formula="of:=LN([.B697])" office:value-type="float" office:value="1.98495227483425" calcext:value-type="float">
            <text:p>1,98495227483425</text:p>
          </table:table-cell>
        </table:table-row>
        <table:table-row table:style-name="ro1">
          <table:table-cell office:value-type="float" office:value="695.913" calcext:value-type="float">
            <text:p>695,913</text:p>
          </table:table-cell>
          <table:table-cell office:value-type="float" office:value="7.3044" calcext:value-type="float">
            <text:p>7,3044</text:p>
          </table:table-cell>
          <table:table-cell table:formula="of:=LN([.B698])" office:value-type="float" office:value="1.98847690630574" calcext:value-type="float">
            <text:p>1,98847690630574</text:p>
          </table:table-cell>
        </table:table-row>
        <table:table-row table:style-name="ro1">
          <table:table-cell office:value-type="float" office:value="696.913" calcext:value-type="float">
            <text:p>696,913</text:p>
          </table:table-cell>
          <table:table-cell office:value-type="float" office:value="7.2798" calcext:value-type="float">
            <text:p>7,2798</text:p>
          </table:table-cell>
          <table:table-cell table:formula="of:=LN([.B699])" office:value-type="float" office:value="1.98510338930375" calcext:value-type="float">
            <text:p>1,98510338930375</text:p>
          </table:table-cell>
        </table:table-row>
        <table:table-row table:style-name="ro1">
          <table:table-cell office:value-type="float" office:value="697.913" calcext:value-type="float">
            <text:p>697,913</text:p>
          </table:table-cell>
          <table:table-cell office:value-type="float" office:value="7.264" calcext:value-type="float">
            <text:p>7,264</text:p>
          </table:table-cell>
          <table:table-cell table:formula="of:=LN([.B700])" office:value-type="float" office:value="1.98293064129899" calcext:value-type="float">
            <text:p>1,98293064129899</text:p>
          </table:table-cell>
        </table:table-row>
        <table:table-row table:style-name="ro1">
          <table:table-cell office:value-type="float" office:value="698.913" calcext:value-type="float">
            <text:p>698,913</text:p>
          </table:table-cell>
          <table:table-cell office:value-type="float" office:value="7.274" calcext:value-type="float">
            <text:p>7,274</text:p>
          </table:table-cell>
          <table:table-cell table:formula="of:=LN([.B701])" office:value-type="float" office:value="1.9843063465648" calcext:value-type="float">
            <text:p>1,9843063465648</text:p>
          </table:table-cell>
        </table:table-row>
        <table:table-row table:style-name="ro1">
          <table:table-cell office:value-type="float" office:value="699.913" calcext:value-type="float">
            <text:p>699,913</text:p>
          </table:table-cell>
          <table:table-cell office:value-type="float" office:value="7.2062" calcext:value-type="float">
            <text:p>7,2062</text:p>
          </table:table-cell>
          <table:table-cell table:formula="of:=LN([.B702])" office:value-type="float" office:value="1.97494176658965" calcext:value-type="float">
            <text:p>1,97494176658965</text:p>
          </table:table-cell>
        </table:table-row>
        <table:table-row table:style-name="ro1">
          <table:table-cell office:value-type="float" office:value="700.913" calcext:value-type="float">
            <text:p>700,913</text:p>
          </table:table-cell>
          <table:table-cell office:value-type="float" office:value="7.1983" calcext:value-type="float">
            <text:p>7,1983</text:p>
          </table:table-cell>
          <table:table-cell table:formula="of:=LN([.B703])" office:value-type="float" office:value="1.97384488703228" calcext:value-type="float">
            <text:p>1,97384488703228</text:p>
          </table:table-cell>
        </table:table-row>
        <table:table-row table:style-name="ro1">
          <table:table-cell office:value-type="float" office:value="701.913" calcext:value-type="float">
            <text:p>701,913</text:p>
          </table:table-cell>
          <table:table-cell office:value-type="float" office:value="7.1812" calcext:value-type="float">
            <text:p>7,1812</text:p>
          </table:table-cell>
          <table:table-cell table:formula="of:=LN([.B704])" office:value-type="float" office:value="1.97146650001454" calcext:value-type="float">
            <text:p>1,97146650001454</text:p>
          </table:table-cell>
        </table:table-row>
        <table:table-row table:style-name="ro1">
          <table:table-cell office:value-type="float" office:value="702.914" calcext:value-type="float">
            <text:p>702,914</text:p>
          </table:table-cell>
          <table:table-cell office:value-type="float" office:value="7.1775" calcext:value-type="float">
            <text:p>7,1775</text:p>
          </table:table-cell>
          <table:table-cell table:formula="of:=LN([.B705])" office:value-type="float" office:value="1.97095113301308" calcext:value-type="float">
            <text:p>1,97095113301308</text:p>
          </table:table-cell>
        </table:table-row>
        <table:table-row table:style-name="ro1">
          <table:table-cell office:value-type="float" office:value="703.913" calcext:value-type="float">
            <text:p>703,913</text:p>
          </table:table-cell>
          <table:table-cell office:value-type="float" office:value="7.2068" calcext:value-type="float">
            <text:p>7,2068</text:p>
          </table:table-cell>
          <table:table-cell table:formula="of:=LN([.B706])" office:value-type="float" office:value="1.97502502475941" calcext:value-type="float">
            <text:p>1,97502502475941</text:p>
          </table:table-cell>
        </table:table-row>
        <table:table-row table:style-name="ro1">
          <table:table-cell office:value-type="float" office:value="704.913" calcext:value-type="float">
            <text:p>704,913</text:p>
          </table:table-cell>
          <table:table-cell office:value-type="float" office:value="7.1801" calcext:value-type="float">
            <text:p>7,1801</text:p>
          </table:table-cell>
          <table:table-cell table:formula="of:=LN([.B707])" office:value-type="float" office:value="1.97131331053975" calcext:value-type="float">
            <text:p>1,97131331053975</text:p>
          </table:table-cell>
        </table:table-row>
        <table:table-row table:style-name="ro1">
          <table:table-cell office:value-type="float" office:value="705.913" calcext:value-type="float">
            <text:p>705,913</text:p>
          </table:table-cell>
          <table:table-cell office:value-type="float" office:value="7.2011" calcext:value-type="float">
            <text:p>7,2011</text:p>
          </table:table-cell>
          <table:table-cell table:formula="of:=LN([.B708])" office:value-type="float" office:value="1.97423379213045" calcext:value-type="float">
            <text:p>1,97423379213045</text:p>
          </table:table-cell>
        </table:table-row>
        <table:table-row table:style-name="ro1">
          <table:table-cell office:value-type="float" office:value="706.913" calcext:value-type="float">
            <text:p>706,913</text:p>
          </table:table-cell>
          <table:table-cell office:value-type="float" office:value="7.1665" calcext:value-type="float">
            <text:p>7,1665</text:p>
          </table:table-cell>
          <table:table-cell table:formula="of:=LN([.B709])" office:value-type="float" office:value="1.96941739038113" calcext:value-type="float">
            <text:p>1,96941739038113</text:p>
          </table:table-cell>
        </table:table-row>
        <table:table-row table:style-name="ro1">
          <table:table-cell office:value-type="float" office:value="707.913" calcext:value-type="float">
            <text:p>707,913</text:p>
          </table:table-cell>
          <table:table-cell office:value-type="float" office:value="7.173" calcext:value-type="float">
            <text:p>7,173</text:p>
          </table:table-cell>
          <table:table-cell table:formula="of:=LN([.B710])" office:value-type="float" office:value="1.9703239771443" calcext:value-type="float">
            <text:p>1,9703239771443</text:p>
          </table:table-cell>
        </table:table-row>
        <table:table-row table:style-name="ro1">
          <table:table-cell office:value-type="float" office:value="708.913" calcext:value-type="float">
            <text:p>708,913</text:p>
          </table:table-cell>
          <table:table-cell office:value-type="float" office:value="7.1366" calcext:value-type="float">
            <text:p>7,1366</text:p>
          </table:table-cell>
          <table:table-cell table:formula="of:=LN([.B711])" office:value-type="float" office:value="1.96523647246061" calcext:value-type="float">
            <text:p>1,96523647246061</text:p>
          </table:table-cell>
        </table:table-row>
        <table:table-row table:style-name="ro1">
          <table:table-cell office:value-type="float" office:value="709.914" calcext:value-type="float">
            <text:p>709,914</text:p>
          </table:table-cell>
          <table:table-cell office:value-type="float" office:value="7.1236" calcext:value-type="float">
            <text:p>7,1236</text:p>
          </table:table-cell>
          <table:table-cell table:formula="of:=LN([.B712])" office:value-type="float" office:value="1.96341321561971" calcext:value-type="float">
            <text:p>1,96341321561971</text:p>
          </table:table-cell>
        </table:table-row>
        <table:table-row table:style-name="ro1">
          <table:table-cell office:value-type="float" office:value="710.913" calcext:value-type="float">
            <text:p>710,913</text:p>
          </table:table-cell>
          <table:table-cell office:value-type="float" office:value="7.0811" calcext:value-type="float">
            <text:p>7,0811</text:p>
          </table:table-cell>
          <table:table-cell table:formula="of:=LN([.B713])" office:value-type="float" office:value="1.95742926286903" calcext:value-type="float">
            <text:p>1,95742926286903</text:p>
          </table:table-cell>
        </table:table-row>
        <table:table-row table:style-name="ro1">
          <table:table-cell office:value-type="float" office:value="711.914" calcext:value-type="float">
            <text:p>711,914</text:p>
          </table:table-cell>
          <table:table-cell office:value-type="float" office:value="7.0456" calcext:value-type="float">
            <text:p>7,0456</text:p>
          </table:table-cell>
          <table:table-cell table:formula="of:=LN([.B714])" office:value-type="float" office:value="1.95240330850911" calcext:value-type="float">
            <text:p>1,95240330850911</text:p>
          </table:table-cell>
        </table:table-row>
        <table:table-row table:style-name="ro1">
          <table:table-cell office:value-type="float" office:value="712.913" calcext:value-type="float">
            <text:p>712,913</text:p>
          </table:table-cell>
          <table:table-cell office:value-type="float" office:value="7.0774" calcext:value-type="float">
            <text:p>7,0774</text:p>
          </table:table-cell>
          <table:table-cell table:formula="of:=LN([.B715])" office:value-type="float" office:value="1.95690660862116" calcext:value-type="float">
            <text:p>1,95690660862116</text:p>
          </table:table-cell>
        </table:table-row>
        <table:table-row table:style-name="ro1">
          <table:table-cell office:value-type="float" office:value="713.914" calcext:value-type="float">
            <text:p>713,914</text:p>
          </table:table-cell>
          <table:table-cell office:value-type="float" office:value="7.1038" calcext:value-type="float">
            <text:p>7,1038</text:p>
          </table:table-cell>
          <table:table-cell table:formula="of:=LN([.B716])" office:value-type="float" office:value="1.96062985214041" calcext:value-type="float">
            <text:p>1,96062985214041</text:p>
          </table:table-cell>
        </table:table-row>
        <table:table-row table:style-name="ro1">
          <table:table-cell office:value-type="float" office:value="714.913" calcext:value-type="float">
            <text:p>714,913</text:p>
          </table:table-cell>
          <table:table-cell office:value-type="float" office:value="7.0804" calcext:value-type="float">
            <text:p>7,0804</text:p>
          </table:table-cell>
          <table:table-cell table:formula="of:=LN([.B717])" office:value-type="float" office:value="1.95733040328486" calcext:value-type="float">
            <text:p>1,95733040328486</text:p>
          </table:table-cell>
        </table:table-row>
        <table:table-row table:style-name="ro1">
          <table:table-cell office:value-type="float" office:value="715.913" calcext:value-type="float">
            <text:p>715,913</text:p>
          </table:table-cell>
          <table:table-cell office:value-type="float" office:value="7.1111" calcext:value-type="float">
            <text:p>7,1111</text:p>
          </table:table-cell>
          <table:table-cell table:formula="of:=LN([.B718])" office:value-type="float" office:value="1.96165694352223" calcext:value-type="float">
            <text:p>1,96165694352223</text:p>
          </table:table-cell>
        </table:table-row>
        <table:table-row table:style-name="ro1">
          <table:table-cell office:value-type="float" office:value="716.913" calcext:value-type="float">
            <text:p>716,913</text:p>
          </table:table-cell>
          <table:table-cell office:value-type="float" office:value="7.1057" calcext:value-type="float">
            <text:p>7,1057</text:p>
          </table:table-cell>
          <table:table-cell table:formula="of:=LN([.B719])" office:value-type="float" office:value="1.96089727886356" calcext:value-type="float">
            <text:p>1,96089727886356</text:p>
          </table:table-cell>
        </table:table-row>
        <table:table-row table:style-name="ro1">
          <table:table-cell office:value-type="float" office:value="717.913" calcext:value-type="float">
            <text:p>717,913</text:p>
          </table:table-cell>
          <table:table-cell office:value-type="float" office:value="7.108" calcext:value-type="float">
            <text:p>7,108</text:p>
          </table:table-cell>
          <table:table-cell table:formula="of:=LN([.B720])" office:value-type="float" office:value="1.9612209102924" calcext:value-type="float">
            <text:p>1,9612209102924</text:p>
          </table:table-cell>
        </table:table-row>
        <table:table-row table:style-name="ro1">
          <table:table-cell office:value-type="float" office:value="718.913" calcext:value-type="float">
            <text:p>718,913</text:p>
          </table:table-cell>
          <table:table-cell office:value-type="float" office:value="7.1017" calcext:value-type="float">
            <text:p>7,1017</text:p>
          </table:table-cell>
          <table:table-cell table:formula="of:=LN([.B721])" office:value-type="float" office:value="1.96033419200662" calcext:value-type="float">
            <text:p>1,96033419200662</text:p>
          </table:table-cell>
        </table:table-row>
        <table:table-row table:style-name="ro1">
          <table:table-cell office:value-type="float" office:value="719.913" calcext:value-type="float">
            <text:p>719,913</text:p>
          </table:table-cell>
          <table:table-cell office:value-type="float" office:value="7.0693" calcext:value-type="float">
            <text:p>7,0693</text:p>
          </table:table-cell>
          <table:table-cell table:formula="of:=LN([.B722])" office:value-type="float" office:value="1.95576146510569" calcext:value-type="float">
            <text:p>1,95576146510569</text:p>
          </table:table-cell>
        </table:table-row>
        <table:table-row table:style-name="ro1">
          <table:table-cell office:value-type="float" office:value="720.913" calcext:value-type="float">
            <text:p>720,913</text:p>
          </table:table-cell>
          <table:table-cell office:value-type="float" office:value="7.0971" calcext:value-type="float">
            <text:p>7,0971</text:p>
          </table:table-cell>
          <table:table-cell table:formula="of:=LN([.B723])" office:value-type="float" office:value="1.95968624990433" calcext:value-type="float">
            <text:p>1,95968624990433</text:p>
          </table:table-cell>
        </table:table-row>
        <table:table-row table:style-name="ro1">
          <table:table-cell office:value-type="float" office:value="721.913" calcext:value-type="float">
            <text:p>721,913</text:p>
          </table:table-cell>
          <table:table-cell office:value-type="float" office:value="7.1547" calcext:value-type="float">
            <text:p>7,1547</text:p>
          </table:table-cell>
          <table:table-cell table:formula="of:=LN([.B724])" office:value-type="float" office:value="1.96776948340821" calcext:value-type="float">
            <text:p>1,96776948340821</text:p>
          </table:table-cell>
        </table:table-row>
        <table:table-row table:style-name="ro1">
          <table:table-cell office:value-type="float" office:value="722.913" calcext:value-type="float">
            <text:p>722,913</text:p>
          </table:table-cell>
          <table:table-cell office:value-type="float" office:value="7.2098" calcext:value-type="float">
            <text:p>7,2098</text:p>
          </table:table-cell>
          <table:table-cell table:formula="of:=LN([.B725])" office:value-type="float" office:value="1.97544121166108" calcext:value-type="float">
            <text:p>1,97544121166108</text:p>
          </table:table-cell>
        </table:table-row>
        <table:table-row table:style-name="ro1">
          <table:table-cell office:value-type="float" office:value="723.913" calcext:value-type="float">
            <text:p>723,913</text:p>
          </table:table-cell>
          <table:table-cell office:value-type="float" office:value="7.2074" calcext:value-type="float">
            <text:p>7,2074</text:p>
          </table:table-cell>
          <table:table-cell table:formula="of:=LN([.B726])" office:value-type="float" office:value="1.97510827599782" calcext:value-type="float">
            <text:p>1,97510827599782</text:p>
          </table:table-cell>
        </table:table-row>
        <table:table-row table:style-name="ro1">
          <table:table-cell office:value-type="float" office:value="724.913" calcext:value-type="float">
            <text:p>724,913</text:p>
          </table:table-cell>
          <table:table-cell office:value-type="float" office:value="7.1689" calcext:value-type="float">
            <text:p>7,1689</text:p>
          </table:table-cell>
          <table:table-cell table:formula="of:=LN([.B727])" office:value-type="float" office:value="1.96975222582659" calcext:value-type="float">
            <text:p>1,96975222582659</text:p>
          </table:table-cell>
        </table:table-row>
        <table:table-row table:style-name="ro1">
          <table:table-cell office:value-type="float" office:value="725.913" calcext:value-type="float">
            <text:p>725,913</text:p>
          </table:table-cell>
          <table:table-cell office:value-type="float" office:value="7.1081" calcext:value-type="float">
            <text:p>7,1081</text:p>
          </table:table-cell>
          <table:table-cell table:formula="of:=LN([.B728])" office:value-type="float" office:value="1.96123497884848" calcext:value-type="float">
            <text:p>1,96123497884848</text:p>
          </table:table-cell>
        </table:table-row>
        <table:table-row table:style-name="ro1">
          <table:table-cell office:value-type="float" office:value="726.913" calcext:value-type="float">
            <text:p>726,913</text:p>
          </table:table-cell>
          <table:table-cell office:value-type="float" office:value="7.1303" calcext:value-type="float">
            <text:p>7,1303</text:p>
          </table:table-cell>
          <table:table-cell table:formula="of:=LN([.B729])" office:value-type="float" office:value="1.96435330927737" calcext:value-type="float">
            <text:p>1,96435330927737</text:p>
          </table:table-cell>
        </table:table-row>
        <table:table-row table:style-name="ro1">
          <table:table-cell office:value-type="float" office:value="727.913" calcext:value-type="float">
            <text:p>727,913</text:p>
          </table:table-cell>
          <table:table-cell office:value-type="float" office:value="7.1005" calcext:value-type="float">
            <text:p>7,1005</text:p>
          </table:table-cell>
          <table:table-cell table:formula="of:=LN([.B730])" office:value-type="float" office:value="1.96016520410293" calcext:value-type="float">
            <text:p>1,96016520410293</text:p>
          </table:table-cell>
        </table:table-row>
        <table:table-row table:style-name="ro1">
          <table:table-cell office:value-type="float" office:value="728.913" calcext:value-type="float">
            <text:p>728,913</text:p>
          </table:table-cell>
          <table:table-cell office:value-type="float" office:value="6.9984" calcext:value-type="float">
            <text:p>6,9984</text:p>
          </table:table-cell>
          <table:table-cell table:formula="of:=LN([.B731])" office:value-type="float" office:value="1.94568155150031" calcext:value-type="float">
            <text:p>1,94568155150031</text:p>
          </table:table-cell>
        </table:table-row>
        <table:table-row table:style-name="ro1">
          <table:table-cell office:value-type="float" office:value="729.913" calcext:value-type="float">
            <text:p>729,913</text:p>
          </table:table-cell>
          <table:table-cell office:value-type="float" office:value="6.94" calcext:value-type="float">
            <text:p>6,94</text:p>
          </table:table-cell>
          <table:table-cell table:formula="of:=LN([.B732])" office:value-type="float" office:value="1.93730177451871" calcext:value-type="float">
            <text:p>1,93730177451871</text:p>
          </table:table-cell>
        </table:table-row>
        <table:table-row table:style-name="ro1">
          <table:table-cell office:value-type="float" office:value="730.913" calcext:value-type="float">
            <text:p>730,913</text:p>
          </table:table-cell>
          <table:table-cell office:value-type="float" office:value="6.9386" calcext:value-type="float">
            <text:p>6,9386</text:p>
          </table:table-cell>
          <table:table-cell table:formula="of:=LN([.B733])" office:value-type="float" office:value="1.93710002506203" calcext:value-type="float">
            <text:p>1,93710002506203</text:p>
          </table:table-cell>
        </table:table-row>
        <table:table-row table:style-name="ro1">
          <table:table-cell office:value-type="float" office:value="731.913" calcext:value-type="float">
            <text:p>731,913</text:p>
          </table:table-cell>
          <table:table-cell office:value-type="float" office:value="7.0484" calcext:value-type="float">
            <text:p>7,0484</text:p>
          </table:table-cell>
          <table:table-cell table:formula="of:=LN([.B734])" office:value-type="float" office:value="1.95280064071244" calcext:value-type="float">
            <text:p>1,95280064071244</text:p>
          </table:table-cell>
        </table:table-row>
        <table:table-row table:style-name="ro1">
          <table:table-cell office:value-type="float" office:value="732.913" calcext:value-type="float">
            <text:p>732,913</text:p>
          </table:table-cell>
          <table:table-cell office:value-type="float" office:value="7.0522" calcext:value-type="float">
            <text:p>7,0522</text:p>
          </table:table-cell>
          <table:table-cell table:formula="of:=LN([.B735])" office:value-type="float" office:value="1.95333962488219" calcext:value-type="float">
            <text:p>1,95333962488219</text:p>
          </table:table-cell>
        </table:table-row>
        <table:table-row table:style-name="ro1">
          <table:table-cell office:value-type="float" office:value="733.913" calcext:value-type="float">
            <text:p>733,913</text:p>
          </table:table-cell>
          <table:table-cell office:value-type="float" office:value="7.0438" calcext:value-type="float">
            <text:p>7,0438</text:p>
          </table:table-cell>
          <table:table-cell table:formula="of:=LN([.B736])" office:value-type="float" office:value="1.95214779727233" calcext:value-type="float">
            <text:p>1,95214779727233</text:p>
          </table:table-cell>
        </table:table-row>
        <table:table-row table:style-name="ro1">
          <table:table-cell office:value-type="float" office:value="734.913" calcext:value-type="float">
            <text:p>734,913</text:p>
          </table:table-cell>
          <table:table-cell office:value-type="float" office:value="7.0308" calcext:value-type="float">
            <text:p>7,0308</text:p>
          </table:table-cell>
          <table:table-cell table:formula="of:=LN([.B737])" office:value-type="float" office:value="1.95030049735661" calcext:value-type="float">
            <text:p>1,95030049735661</text:p>
          </table:table-cell>
        </table:table-row>
        <table:table-row table:style-name="ro1">
          <table:table-cell office:value-type="float" office:value="735.913" calcext:value-type="float">
            <text:p>735,913</text:p>
          </table:table-cell>
          <table:table-cell office:value-type="float" office:value="7.0063" calcext:value-type="float">
            <text:p>7,0063</text:p>
          </table:table-cell>
          <table:table-cell table:formula="of:=LN([.B738])" office:value-type="float" office:value="1.94680974429815" calcext:value-type="float">
            <text:p>1,94680974429815</text:p>
          </table:table-cell>
        </table:table-row>
        <table:table-row table:style-name="ro1">
          <table:table-cell office:value-type="float" office:value="736.913" calcext:value-type="float">
            <text:p>736,913</text:p>
          </table:table-cell>
          <table:table-cell office:value-type="float" office:value="6.9917" calcext:value-type="float">
            <text:p>6,9917</text:p>
          </table:table-cell>
          <table:table-cell table:formula="of:=LN([.B739])" office:value-type="float" office:value="1.94472373125425" calcext:value-type="float">
            <text:p>1,94472373125425</text:p>
          </table:table-cell>
        </table:table-row>
        <table:table-row table:style-name="ro1">
          <table:table-cell office:value-type="float" office:value="737.914" calcext:value-type="float">
            <text:p>737,914</text:p>
          </table:table-cell>
          <table:table-cell office:value-type="float" office:value="6.9872" calcext:value-type="float">
            <text:p>6,9872</text:p>
          </table:table-cell>
          <table:table-cell table:formula="of:=LN([.B740])" office:value-type="float" office:value="1.94407990374916" calcext:value-type="float">
            <text:p>1,94407990374916</text:p>
          </table:table-cell>
        </table:table-row>
        <table:table-row table:style-name="ro1">
          <table:table-cell office:value-type="float" office:value="738.913" calcext:value-type="float">
            <text:p>738,913</text:p>
          </table:table-cell>
          <table:table-cell office:value-type="float" office:value="6.9759" calcext:value-type="float">
            <text:p>6,9759</text:p>
          </table:table-cell>
          <table:table-cell table:formula="of:=LN([.B741])" office:value-type="float" office:value="1.94246135164155" calcext:value-type="float">
            <text:p>1,94246135164155</text:p>
          </table:table-cell>
        </table:table-row>
        <table:table-row table:style-name="ro1">
          <table:table-cell office:value-type="float" office:value="739.913" calcext:value-type="float">
            <text:p>739,913</text:p>
          </table:table-cell>
          <table:table-cell office:value-type="float" office:value="6.9385" calcext:value-type="float">
            <text:p>6,9385</text:p>
          </table:table-cell>
          <table:table-cell table:formula="of:=LN([.B742])" office:value-type="float" office:value="1.93708561282893" calcext:value-type="float">
            <text:p>1,93708561282893</text:p>
          </table:table-cell>
        </table:table-row>
        <table:table-row table:style-name="ro1">
          <table:table-cell office:value-type="float" office:value="740.914" calcext:value-type="float">
            <text:p>740,914</text:p>
          </table:table-cell>
          <table:table-cell office:value-type="float" office:value="6.9163" calcext:value-type="float">
            <text:p>6,9163</text:p>
          </table:table-cell>
          <table:table-cell table:formula="of:=LN([.B743])" office:value-type="float" office:value="1.93388094455522" calcext:value-type="float">
            <text:p>1,93388094455522</text:p>
          </table:table-cell>
        </table:table-row>
        <table:table-row table:style-name="ro1">
          <table:table-cell office:value-type="float" office:value="741.913" calcext:value-type="float">
            <text:p>741,913</text:p>
          </table:table-cell>
          <table:table-cell office:value-type="float" office:value="6.9796" calcext:value-type="float">
            <text:p>6,9796</text:p>
          </table:table-cell>
          <table:table-cell table:formula="of:=LN([.B744])" office:value-type="float" office:value="1.94299160854194" calcext:value-type="float">
            <text:p>1,94299160854194</text:p>
          </table:table-cell>
        </table:table-row>
        <table:table-row table:style-name="ro1">
          <table:table-cell office:value-type="float" office:value="742.913" calcext:value-type="float">
            <text:p>742,913</text:p>
          </table:table-cell>
          <table:table-cell office:value-type="float" office:value="6.9581" calcext:value-type="float">
            <text:p>6,9581</text:p>
          </table:table-cell>
          <table:table-cell table:formula="of:=LN([.B745])" office:value-type="float" office:value="1.93990644857244" calcext:value-type="float">
            <text:p>1,93990644857244</text:p>
          </table:table-cell>
        </table:table-row>
        <table:table-row table:style-name="ro1">
          <table:table-cell office:value-type="float" office:value="743.913" calcext:value-type="float">
            <text:p>743,913</text:p>
          </table:table-cell>
          <table:table-cell office:value-type="float" office:value="6.9665" calcext:value-type="float">
            <text:p>6,9665</text:p>
          </table:table-cell>
          <table:table-cell table:formula="of:=LN([.B746])" office:value-type="float" office:value="1.94111294657151" calcext:value-type="float">
            <text:p>1,94111294657151</text:p>
          </table:table-cell>
        </table:table-row>
        <table:table-row table:style-name="ro1">
          <table:table-cell office:value-type="float" office:value="744.913" calcext:value-type="float">
            <text:p>744,913</text:p>
          </table:table-cell>
          <table:table-cell office:value-type="float" office:value="6.9976" calcext:value-type="float">
            <text:p>6,9976</text:p>
          </table:table-cell>
          <table:table-cell table:formula="of:=LN([.B747])" office:value-type="float" office:value="1.94556723312351" calcext:value-type="float">
            <text:p>1,94556723312351</text:p>
          </table:table-cell>
        </table:table-row>
        <table:table-row table:style-name="ro1">
          <table:table-cell office:value-type="float" office:value="745.913" calcext:value-type="float">
            <text:p>745,913</text:p>
          </table:table-cell>
          <table:table-cell office:value-type="float" office:value="6.9848" calcext:value-type="float">
            <text:p>6,9848</text:p>
          </table:table-cell>
          <table:table-cell table:formula="of:=LN([.B748])" office:value-type="float" office:value="1.94373635951446" calcext:value-type="float">
            <text:p>1,94373635951446</text:p>
          </table:table-cell>
        </table:table-row>
        <table:table-row table:style-name="ro1">
          <table:table-cell office:value-type="float" office:value="746.913" calcext:value-type="float">
            <text:p>746,913</text:p>
          </table:table-cell>
          <table:table-cell office:value-type="float" office:value="6.9277" calcext:value-type="float">
            <text:p>6,9277</text:p>
          </table:table-cell>
          <table:table-cell table:formula="of:=LN([.B749])" office:value-type="float" office:value="1.93552786778214" calcext:value-type="float">
            <text:p>1,93552786778214</text:p>
          </table:table-cell>
        </table:table-row>
        <table:table-row table:style-name="ro1">
          <table:table-cell office:value-type="float" office:value="747.913" calcext:value-type="float">
            <text:p>747,913</text:p>
          </table:table-cell>
          <table:table-cell office:value-type="float" office:value="7.0013" calcext:value-type="float">
            <text:p>7,0013</text:p>
          </table:table-cell>
          <table:table-cell table:formula="of:=LN([.B750])" office:value-type="float" office:value="1.94609584609826" calcext:value-type="float">
            <text:p>1,94609584609826</text:p>
          </table:table-cell>
        </table:table-row>
        <table:table-row table:style-name="ro1">
          <table:table-cell office:value-type="float" office:value="748.913" calcext:value-type="float">
            <text:p>748,913</text:p>
          </table:table-cell>
          <table:table-cell office:value-type="float" office:value="7.0263" calcext:value-type="float">
            <text:p>7,0263</text:p>
          </table:table-cell>
          <table:table-cell table:formula="of:=LN([.B751])" office:value-type="float" office:value="1.94966025148033" calcext:value-type="float">
            <text:p>1,94966025148033</text:p>
          </table:table-cell>
        </table:table-row>
        <table:table-row table:style-name="ro1">
          <table:table-cell office:value-type="float" office:value="749.913" calcext:value-type="float">
            <text:p>749,913</text:p>
          </table:table-cell>
          <table:table-cell office:value-type="float" office:value="7.0167" calcext:value-type="float">
            <text:p>7,0167</text:p>
          </table:table-cell>
          <table:table-cell table:formula="of:=LN([.B752])" office:value-type="float" office:value="1.94829302204282" calcext:value-type="float">
            <text:p>1,94829302204282</text:p>
          </table:table-cell>
        </table:table-row>
        <table:table-row table:style-name="ro1">
          <table:table-cell office:value-type="float" office:value="750.913" calcext:value-type="float">
            <text:p>750,913</text:p>
          </table:table-cell>
          <table:table-cell office:value-type="float" office:value="7.0276" calcext:value-type="float">
            <text:p>7,0276</text:p>
          </table:table-cell>
          <table:table-cell table:formula="of:=LN([.B753])" office:value-type="float" office:value="1.94984525350876" calcext:value-type="float">
            <text:p>1,94984525350876</text:p>
          </table:table-cell>
        </table:table-row>
        <table:table-row table:style-name="ro1">
          <table:table-cell office:value-type="float" office:value="751.914" calcext:value-type="float">
            <text:p>751,914</text:p>
          </table:table-cell>
          <table:table-cell office:value-type="float" office:value="6.9638" calcext:value-type="float">
            <text:p>6,9638</text:p>
          </table:table-cell>
          <table:table-cell table:formula="of:=LN([.B754])" office:value-type="float" office:value="1.9407253023666" calcext:value-type="float">
            <text:p>1,9407253023666</text:p>
          </table:table-cell>
        </table:table-row>
        <table:table-row table:style-name="ro1">
          <table:table-cell office:value-type="float" office:value="752.913" calcext:value-type="float">
            <text:p>752,913</text:p>
          </table:table-cell>
          <table:table-cell office:value-type="float" office:value="6.9631" calcext:value-type="float">
            <text:p>6,9631</text:p>
          </table:table-cell>
          <table:table-cell table:formula="of:=LN([.B755])" office:value-type="float" office:value="1.94062477748302" calcext:value-type="float">
            <text:p>1,94062477748302</text:p>
          </table:table-cell>
        </table:table-row>
        <table:table-row table:style-name="ro1">
          <table:table-cell office:value-type="float" office:value="753.913" calcext:value-type="float">
            <text:p>753,913</text:p>
          </table:table-cell>
          <table:table-cell office:value-type="float" office:value="6.9719" calcext:value-type="float">
            <text:p>6,9719</text:p>
          </table:table-cell>
          <table:table-cell table:formula="of:=LN([.B756])" office:value-type="float" office:value="1.94188778446828" calcext:value-type="float">
            <text:p>1,94188778446828</text:p>
          </table:table-cell>
        </table:table-row>
        <table:table-row table:style-name="ro1">
          <table:table-cell office:value-type="float" office:value="754.914" calcext:value-type="float">
            <text:p>754,914</text:p>
          </table:table-cell>
          <table:table-cell office:value-type="float" office:value="6.986" calcext:value-type="float">
            <text:p>6,986</text:p>
          </table:table-cell>
          <table:table-cell table:formula="of:=LN([.B757])" office:value-type="float" office:value="1.94390814638464" calcext:value-type="float">
            <text:p>1,94390814638464</text:p>
          </table:table-cell>
        </table:table-row>
        <table:table-row table:style-name="ro1">
          <table:table-cell office:value-type="float" office:value="755.913" calcext:value-type="float">
            <text:p>755,913</text:p>
          </table:table-cell>
          <table:table-cell office:value-type="float" office:value="6.9698" calcext:value-type="float">
            <text:p>6,9698</text:p>
          </table:table-cell>
          <table:table-cell table:formula="of:=LN([.B758])" office:value-type="float" office:value="1.94158652995615" calcext:value-type="float">
            <text:p>1,94158652995615</text:p>
          </table:table-cell>
        </table:table-row>
        <table:table-row table:style-name="ro1">
          <table:table-cell office:value-type="float" office:value="756.913" calcext:value-type="float">
            <text:p>756,913</text:p>
          </table:table-cell>
          <table:table-cell office:value-type="float" office:value="6.9784" calcext:value-type="float">
            <text:p>6,9784</text:p>
          </table:table-cell>
          <table:table-cell table:formula="of:=LN([.B759])" office:value-type="float" office:value="1.94281966413687" calcext:value-type="float">
            <text:p>1,94281966413687</text:p>
          </table:table-cell>
        </table:table-row>
        <table:table-row table:style-name="ro1">
          <table:table-cell office:value-type="float" office:value="757.914" calcext:value-type="float">
            <text:p>757,914</text:p>
          </table:table-cell>
          <table:table-cell office:value-type="float" office:value="6.9068" calcext:value-type="float">
            <text:p>6,9068</text:p>
          </table:table-cell>
          <table:table-cell table:formula="of:=LN([.B760])" office:value-type="float" office:value="1.93250643355614" calcext:value-type="float">
            <text:p>1,93250643355614</text:p>
          </table:table-cell>
        </table:table-row>
        <table:table-row table:style-name="ro1">
          <table:table-cell office:value-type="float" office:value="758.913" calcext:value-type="float">
            <text:p>758,913</text:p>
          </table:table-cell>
          <table:table-cell office:value-type="float" office:value="6.8826" calcext:value-type="float">
            <text:p>6,8826</text:p>
          </table:table-cell>
          <table:table-cell table:formula="of:=LN([.B761])" office:value-type="float" office:value="1.92899648753314" calcext:value-type="float">
            <text:p>1,92899648753314</text:p>
          </table:table-cell>
        </table:table-row>
        <table:table-row table:style-name="ro1">
          <table:table-cell office:value-type="float" office:value="759.913" calcext:value-type="float">
            <text:p>759,913</text:p>
          </table:table-cell>
          <table:table-cell office:value-type="float" office:value="6.9587" calcext:value-type="float">
            <text:p>6,9587</text:p>
          </table:table-cell>
          <table:table-cell table:formula="of:=LN([.B762])" office:value-type="float" office:value="1.93999267529128" calcext:value-type="float">
            <text:p>1,93999267529128</text:p>
          </table:table-cell>
        </table:table-row>
        <table:table-row table:style-name="ro1">
          <table:table-cell office:value-type="float" office:value="760.914" calcext:value-type="float">
            <text:p>760,914</text:p>
          </table:table-cell>
          <table:table-cell office:value-type="float" office:value="6.9716" calcext:value-type="float">
            <text:p>6,9716</text:p>
          </table:table-cell>
          <table:table-cell table:formula="of:=LN([.B763])" office:value-type="float" office:value="1.94184475366539" calcext:value-type="float">
            <text:p>1,94184475366539</text:p>
          </table:table-cell>
        </table:table-row>
        <table:table-row table:style-name="ro1">
          <table:table-cell office:value-type="float" office:value="761.913" calcext:value-type="float">
            <text:p>761,913</text:p>
          </table:table-cell>
          <table:table-cell office:value-type="float" office:value="6.9551" calcext:value-type="float">
            <text:p>6,9551</text:p>
          </table:table-cell>
          <table:table-cell table:formula="of:=LN([.B764])" office:value-type="float" office:value="1.93947520341726" calcext:value-type="float">
            <text:p>1,93947520341726</text:p>
          </table:table-cell>
        </table:table-row>
        <table:table-row table:style-name="ro1">
          <table:table-cell office:value-type="float" office:value="762.913" calcext:value-type="float">
            <text:p>762,913</text:p>
          </table:table-cell>
          <table:table-cell office:value-type="float" office:value="6.8974" calcext:value-type="float">
            <text:p>6,8974</text:p>
          </table:table-cell>
          <table:table-cell table:formula="of:=LN([.B765])" office:value-type="float" office:value="1.93114452899768" calcext:value-type="float">
            <text:p>1,93114452899768</text:p>
          </table:table-cell>
        </table:table-row>
        <table:table-row table:style-name="ro1">
          <table:table-cell office:value-type="float" office:value="763.913" calcext:value-type="float">
            <text:p>763,913</text:p>
          </table:table-cell>
          <table:table-cell office:value-type="float" office:value="6.8133" calcext:value-type="float">
            <text:p>6,8133</text:p>
          </table:table-cell>
          <table:table-cell table:formula="of:=LN([.B766])" office:value-type="float" office:value="1.91887658428752" calcext:value-type="float">
            <text:p>1,91887658428752</text:p>
          </table:table-cell>
        </table:table-row>
        <table:table-row table:style-name="ro1">
          <table:table-cell office:value-type="float" office:value="764.913" calcext:value-type="float">
            <text:p>764,913</text:p>
          </table:table-cell>
          <table:table-cell office:value-type="float" office:value="6.7592" calcext:value-type="float">
            <text:p>6,7592</text:p>
          </table:table-cell>
          <table:table-cell table:formula="of:=LN([.B767])" office:value-type="float" office:value="1.9109045398565" calcext:value-type="float">
            <text:p>1,9109045398565</text:p>
          </table:table-cell>
        </table:table-row>
        <table:table-row table:style-name="ro1">
          <table:table-cell office:value-type="float" office:value="765.914" calcext:value-type="float">
            <text:p>765,914</text:p>
          </table:table-cell>
          <table:table-cell office:value-type="float" office:value="6.799" calcext:value-type="float">
            <text:p>6,799</text:p>
          </table:table-cell>
          <table:table-cell table:formula="of:=LN([.B768])" office:value-type="float" office:value="1.91677554254432" calcext:value-type="float">
            <text:p>1,91677554254432</text:p>
          </table:table-cell>
        </table:table-row>
        <table:table-row table:style-name="ro1">
          <table:table-cell office:value-type="float" office:value="766.913" calcext:value-type="float">
            <text:p>766,913</text:p>
          </table:table-cell>
          <table:table-cell office:value-type="float" office:value="6.8445" calcext:value-type="float">
            <text:p>6,8445</text:p>
          </table:table-cell>
          <table:table-cell table:formula="of:=LN([.B769])" office:value-type="float" office:value="1.92344541005343" calcext:value-type="float">
            <text:p>1,92344541005343</text:p>
          </table:table-cell>
        </table:table-row>
        <table:table-row table:style-name="ro1">
          <table:table-cell office:value-type="float" office:value="767.913" calcext:value-type="float">
            <text:p>767,913</text:p>
          </table:table-cell>
          <table:table-cell office:value-type="float" office:value="6.8796" calcext:value-type="float">
            <text:p>6,8796</text:p>
          </table:table-cell>
          <table:table-cell table:formula="of:=LN([.B770])" office:value-type="float" office:value="1.9285605107202" calcext:value-type="float">
            <text:p>1,9285605107202</text:p>
          </table:table-cell>
        </table:table-row>
        <table:table-row table:style-name="ro1">
          <table:table-cell office:value-type="float" office:value="768.913" calcext:value-type="float">
            <text:p>768,913</text:p>
          </table:table-cell>
          <table:table-cell office:value-type="float" office:value="6.8939" calcext:value-type="float">
            <text:p>6,8939</text:p>
          </table:table-cell>
          <table:table-cell table:formula="of:=LN([.B771])" office:value-type="float" office:value="1.93063696262248" calcext:value-type="float">
            <text:p>1,93063696262248</text:p>
          </table:table-cell>
        </table:table-row>
        <table:table-row table:style-name="ro1">
          <table:table-cell office:value-type="float" office:value="769.914" calcext:value-type="float">
            <text:p>769,914</text:p>
          </table:table-cell>
          <table:table-cell office:value-type="float" office:value="6.8993" calcext:value-type="float">
            <text:p>6,8993</text:p>
          </table:table-cell>
          <table:table-cell table:formula="of:=LN([.B772])" office:value-type="float" office:value="1.93141995718153" calcext:value-type="float">
            <text:p>1,93141995718153</text:p>
          </table:table-cell>
        </table:table-row>
        <table:table-row table:style-name="ro1">
          <table:table-cell office:value-type="float" office:value="770.913" calcext:value-type="float">
            <text:p>770,913</text:p>
          </table:table-cell>
          <table:table-cell office:value-type="float" office:value="6.9041" calcext:value-type="float">
            <text:p>6,9041</text:p>
          </table:table-cell>
          <table:table-cell table:formula="of:=LN([.B773])" office:value-type="float" office:value="1.93211543803312" calcext:value-type="float">
            <text:p>1,93211543803312</text:p>
          </table:table-cell>
        </table:table-row>
        <table:table-row table:style-name="ro1">
          <table:table-cell office:value-type="float" office:value="771.913" calcext:value-type="float">
            <text:p>771,913</text:p>
          </table:table-cell>
          <table:table-cell office:value-type="float" office:value="6.8799" calcext:value-type="float">
            <text:p>6,8799</text:p>
          </table:table-cell>
          <table:table-cell table:formula="of:=LN([.B774])" office:value-type="float" office:value="1.9286041169559" calcext:value-type="float">
            <text:p>1,9286041169559</text:p>
          </table:table-cell>
        </table:table-row>
        <table:table-row table:style-name="ro1">
          <table:table-cell office:value-type="float" office:value="772.914" calcext:value-type="float">
            <text:p>772,914</text:p>
          </table:table-cell>
          <table:table-cell office:value-type="float" office:value="6.8782" calcext:value-type="float">
            <text:p>6,8782</text:p>
          </table:table-cell>
          <table:table-cell table:formula="of:=LN([.B775])" office:value-type="float" office:value="1.92835698980772" calcext:value-type="float">
            <text:p>1,92835698980772</text:p>
          </table:table-cell>
        </table:table-row>
        <table:table-row table:style-name="ro1">
          <table:table-cell office:value-type="float" office:value="773.913" calcext:value-type="float">
            <text:p>773,913</text:p>
          </table:table-cell>
          <table:table-cell office:value-type="float" office:value="6.8377" calcext:value-type="float">
            <text:p>6,8377</text:p>
          </table:table-cell>
          <table:table-cell table:formula="of:=LN([.B776])" office:value-type="float" office:value="1.92245141777735" calcext:value-type="float">
            <text:p>1,92245141777735</text:p>
          </table:table-cell>
        </table:table-row>
        <table:table-row table:style-name="ro1">
          <table:table-cell office:value-type="float" office:value="774.913" calcext:value-type="float">
            <text:p>774,913</text:p>
          </table:table-cell>
          <table:table-cell office:value-type="float" office:value="6.8509" calcext:value-type="float">
            <text:p>6,8509</text:p>
          </table:table-cell>
          <table:table-cell table:formula="of:=LN([.B777])" office:value-type="float" office:value="1.92438003050495" calcext:value-type="float">
            <text:p>1,92438003050495</text:p>
          </table:table-cell>
        </table:table-row>
        <table:table-row table:style-name="ro1">
          <table:table-cell office:value-type="float" office:value="775.913" calcext:value-type="float">
            <text:p>775,913</text:p>
          </table:table-cell>
          <table:table-cell office:value-type="float" office:value="6.7923" calcext:value-type="float">
            <text:p>6,7923</text:p>
          </table:table-cell>
          <table:table-cell table:formula="of:=LN([.B778])" office:value-type="float" office:value="1.9157896176449" calcext:value-type="float">
            <text:p>1,9157896176449</text:p>
          </table:table-cell>
        </table:table-row>
        <table:table-row table:style-name="ro1">
          <table:table-cell office:value-type="float" office:value="776.914" calcext:value-type="float">
            <text:p>776,914</text:p>
          </table:table-cell>
          <table:table-cell office:value-type="float" office:value="6.7596" calcext:value-type="float">
            <text:p>6,7596</text:p>
          </table:table-cell>
          <table:table-cell table:formula="of:=LN([.B779])" office:value-type="float" office:value="1.91096371670653" calcext:value-type="float">
            <text:p>1,91096371670653</text:p>
          </table:table-cell>
        </table:table-row>
        <table:table-row table:style-name="ro1">
          <table:table-cell office:value-type="float" office:value="777.913" calcext:value-type="float">
            <text:p>777,913</text:p>
          </table:table-cell>
          <table:table-cell office:value-type="float" office:value="6.7535" calcext:value-type="float">
            <text:p>6,7535</text:p>
          </table:table-cell>
          <table:table-cell table:formula="of:=LN([.B780])" office:value-type="float" office:value="1.91006088901868" calcext:value-type="float">
            <text:p>1,91006088901868</text:p>
          </table:table-cell>
        </table:table-row>
        <table:table-row table:style-name="ro1">
          <table:table-cell office:value-type="float" office:value="778.913" calcext:value-type="float">
            <text:p>778,913</text:p>
          </table:table-cell>
          <table:table-cell office:value-type="float" office:value="6.7994" calcext:value-type="float">
            <text:p>6,7994</text:p>
          </table:table-cell>
          <table:table-cell table:formula="of:=LN([.B781])" office:value-type="float" office:value="1.91683437299498" calcext:value-type="float">
            <text:p>1,91683437299498</text:p>
          </table:table-cell>
        </table:table-row>
        <table:table-row table:style-name="ro1">
          <table:table-cell office:value-type="float" office:value="779.913" calcext:value-type="float">
            <text:p>779,913</text:p>
          </table:table-cell>
          <table:table-cell office:value-type="float" office:value="6.821" calcext:value-type="float">
            <text:p>6,821</text:p>
          </table:table-cell>
          <table:table-cell table:formula="of:=LN([.B782])" office:value-type="float" office:value="1.92000608867258" calcext:value-type="float">
            <text:p>1,92000608867258</text:p>
          </table:table-cell>
        </table:table-row>
        <table:table-row table:style-name="ro1">
          <table:table-cell office:value-type="float" office:value="780.914" calcext:value-type="float">
            <text:p>780,914</text:p>
          </table:table-cell>
          <table:table-cell office:value-type="float" office:value="6.821" calcext:value-type="float">
            <text:p>6,821</text:p>
          </table:table-cell>
          <table:table-cell table:formula="of:=LN([.B783])" office:value-type="float" office:value="1.92000608867258" calcext:value-type="float">
            <text:p>1,92000608867258</text:p>
          </table:table-cell>
        </table:table-row>
        <table:table-row table:style-name="ro1">
          <table:table-cell office:value-type="float" office:value="781.913" calcext:value-type="float">
            <text:p>781,913</text:p>
          </table:table-cell>
          <table:table-cell office:value-type="float" office:value="6.7585" calcext:value-type="float">
            <text:p>6,7585</text:p>
          </table:table-cell>
          <table:table-cell table:formula="of:=LN([.B784])" office:value-type="float" office:value="1.91080097194175" calcext:value-type="float">
            <text:p>1,91080097194175</text:p>
          </table:table-cell>
        </table:table-row>
        <table:table-row table:style-name="ro1">
          <table:table-cell office:value-type="float" office:value="782.913" calcext:value-type="float">
            <text:p>782,913</text:p>
          </table:table-cell>
          <table:table-cell office:value-type="float" office:value="6.7363" calcext:value-type="float">
            <text:p>6,7363</text:p>
          </table:table-cell>
          <table:table-cell table:formula="of:=LN([.B785])" office:value-type="float" office:value="1.90751081276539" calcext:value-type="float">
            <text:p>1,90751081276539</text:p>
          </table:table-cell>
        </table:table-row>
        <table:table-row table:style-name="ro1">
          <table:table-cell office:value-type="float" office:value="783.913" calcext:value-type="float">
            <text:p>783,913</text:p>
          </table:table-cell>
          <table:table-cell office:value-type="float" office:value="6.6905" calcext:value-type="float">
            <text:p>6,6905</text:p>
          </table:table-cell>
          <table:table-cell table:formula="of:=LN([.B786])" office:value-type="float" office:value="1.90068860976291" calcext:value-type="float">
            <text:p>1,90068860976291</text:p>
          </table:table-cell>
        </table:table-row>
        <table:table-row table:style-name="ro1">
          <table:table-cell office:value-type="float" office:value="784.913" calcext:value-type="float">
            <text:p>784,913</text:p>
          </table:table-cell>
          <table:table-cell office:value-type="float" office:value="6.6805" calcext:value-type="float">
            <text:p>6,6805</text:p>
          </table:table-cell>
          <table:table-cell table:formula="of:=LN([.B787])" office:value-type="float" office:value="1.89919283504681" calcext:value-type="float">
            <text:p>1,89919283504681</text:p>
          </table:table-cell>
        </table:table-row>
      </table:table>
      <table:table table:name="20190424_1556117754603_164.5" table:style-name="ta1">
        <table:shapes>
          <draw:frame draw:z-index="0" draw:style-name="gr1" draw:text-style-name="P1" svg:width="27.453cm" svg:height="17.728cm" svg:x="5.346cm" svg:y="0.452cm">
            <draw:object draw:notify-on-update-of-ranges="'20190424_1556117754603_164.5'.A2:'20190424_1556117754603_164.5'.A1001 '20190424_1556117754603_164.5'.C1:'20190424_1556117754603_164.5'.C1 '20190424_1556117754603_164.5'.C2:'20190424_1556117754603_164.5'.C10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 (с)</text:p>
          </table:table-cell>
          <table:table-cell office:value-type="string" calcext:value-type="string">
            <text:p>V (мВ)</text:p>
          </table:table-cell>
          <table:table-cell office:value-type="string" calcext:value-type="string">
            <text:p>ln(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528" calcext:value-type="float">
            <text:p>12,9528</text:p>
          </table:table-cell>
          <table:table-cell table:formula="of:=LN([.B2])" office:value-type="float" office:value="2.56131198099041" calcext:value-type="float">
            <text:p>2,56131198099041</text:p>
          </table:table-cell>
        </table:table-row>
        <table:table-row table:style-name="ro1">
          <table:table-cell office:value-type="float" office:value="0.999" calcext:value-type="float">
            <text:p>0,999</text:p>
          </table:table-cell>
          <table:table-cell office:value-type="float" office:value="12.9763" calcext:value-type="float">
            <text:p>12,9763</text:p>
          </table:table-cell>
          <table:table-cell table:formula="of:=LN([.B3])" office:value-type="float" office:value="2.56312461671123" calcext:value-type="float">
            <text:p>2,56312461671123</text:p>
          </table:table-cell>
        </table:table-row>
        <table:table-row table:style-name="ro1">
          <table:table-cell office:value-type="float" office:value="1.999" calcext:value-type="float">
            <text:p>1,999</text:p>
          </table:table-cell>
          <table:table-cell office:value-type="float" office:value="12.9731" calcext:value-type="float">
            <text:p>12,9731</text:p>
          </table:table-cell>
          <table:table-cell table:formula="of:=LN([.B4])" office:value-type="float" office:value="2.56287798287644" calcext:value-type="float">
            <text:p>2,56287798287644</text:p>
          </table:table-cell>
        </table:table-row>
        <table:table-row table:style-name="ro1">
          <table:table-cell office:value-type="float" office:value="2.999" calcext:value-type="float">
            <text:p>2,999</text:p>
          </table:table-cell>
          <table:table-cell office:value-type="float" office:value="12.9734" calcext:value-type="float">
            <text:p>12,9734</text:p>
          </table:table-cell>
          <table:table-cell table:formula="of:=LN([.B5])" office:value-type="float" office:value="2.56290110738264" calcext:value-type="float">
            <text:p>2,56290110738264</text:p>
          </table:table-cell>
        </table:table-row>
        <table:table-row table:style-name="ro1">
          <table:table-cell office:value-type="float" office:value="3.999" calcext:value-type="float">
            <text:p>3,999</text:p>
          </table:table-cell>
          <table:table-cell office:value-type="float" office:value="12.9419" calcext:value-type="float">
            <text:p>12,9419</text:p>
          </table:table-cell>
          <table:table-cell table:formula="of:=LN([.B6])" office:value-type="float" office:value="2.5604701098242" calcext:value-type="float">
            <text:p>2,5604701098242</text:p>
          </table:table-cell>
        </table:table-row>
        <table:table-row table:style-name="ro1">
          <table:table-cell office:value-type="float" office:value="4.999" calcext:value-type="float">
            <text:p>4,999</text:p>
          </table:table-cell>
          <table:table-cell office:value-type="float" office:value="12.9042" calcext:value-type="float">
            <text:p>12,9042</text:p>
          </table:table-cell>
          <table:table-cell table:formula="of:=LN([.B7])" office:value-type="float" office:value="2.55755283977285" calcext:value-type="float">
            <text:p>2,55755283977285</text:p>
          </table:table-cell>
        </table:table-row>
        <table:table-row table:style-name="ro1">
          <table:table-cell office:value-type="float" office:value="5.999" calcext:value-type="float">
            <text:p>5,999</text:p>
          </table:table-cell>
          <table:table-cell office:value-type="float" office:value="12.914" calcext:value-type="float">
            <text:p>12,914</text:p>
          </table:table-cell>
          <table:table-cell table:formula="of:=LN([.B8])" office:value-type="float" office:value="2.55831199420428" calcext:value-type="float">
            <text:p>2,55831199420428</text:p>
          </table:table-cell>
        </table:table-row>
        <table:table-row table:style-name="ro1">
          <table:table-cell office:value-type="float" office:value="6.999" calcext:value-type="float">
            <text:p>6,999</text:p>
          </table:table-cell>
          <table:table-cell office:value-type="float" office:value="12.9384" calcext:value-type="float">
            <text:p>12,9384</text:p>
          </table:table-cell>
          <table:table-cell table:formula="of:=LN([.B9])" office:value-type="float" office:value="2.56019963382343" calcext:value-type="float">
            <text:p>2,56019963382343</text:p>
          </table:table-cell>
        </table:table-row>
        <table:table-row table:style-name="ro1">
          <table:table-cell office:value-type="float" office:value="7.999" calcext:value-type="float">
            <text:p>7,999</text:p>
          </table:table-cell>
          <table:table-cell office:value-type="float" office:value="12.873" calcext:value-type="float">
            <text:p>12,873</text:p>
          </table:table-cell>
          <table:table-cell table:formula="of:=LN([.B10])" office:value-type="float" office:value="2.5551320946775" calcext:value-type="float">
            <text:p>2,5551320946775</text:p>
          </table:table-cell>
        </table:table-row>
        <table:table-row table:style-name="ro1">
          <table:table-cell office:value-type="float" office:value="8.999" calcext:value-type="float">
            <text:p>8,999</text:p>
          </table:table-cell>
          <table:table-cell office:value-type="float" office:value="12.8533" calcext:value-type="float">
            <text:p>12,8533</text:p>
          </table:table-cell>
          <table:table-cell table:formula="of:=LN([.B11])" office:value-type="float" office:value="2.55360058770988" calcext:value-type="float">
            <text:p>2,55360058770988</text:p>
          </table:table-cell>
        </table:table-row>
        <table:table-row table:style-name="ro1">
          <table:table-cell office:value-type="float" office:value="9.999" calcext:value-type="float">
            <text:p>9,999</text:p>
          </table:table-cell>
          <table:table-cell office:value-type="float" office:value="12.8549" calcext:value-type="float">
            <text:p>12,8549</text:p>
          </table:table-cell>
          <table:table-cell table:formula="of:=LN([.B12])" office:value-type="float" office:value="2.55372506161331" calcext:value-type="float">
            <text:p>2,55372506161331</text:p>
          </table:table-cell>
        </table:table-row>
        <table:table-row table:style-name="ro1">
          <table:table-cell office:value-type="float" office:value="10.999" calcext:value-type="float">
            <text:p>10,999</text:p>
          </table:table-cell>
          <table:table-cell office:value-type="float" office:value="12.8363" calcext:value-type="float">
            <text:p>12,8363</text:p>
          </table:table-cell>
          <table:table-cell table:formula="of:=LN([.B13])" office:value-type="float" office:value="2.5522770947414" calcext:value-type="float">
            <text:p>2,55227709474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7633" calcext:value-type="float">
            <text:p>12,7633</text:p>
          </table:table-cell>
          <table:table-cell table:formula="of:=LN([.B14])" office:value-type="float" office:value="2.54657386516973" calcext:value-type="float">
            <text:p>2,54657386516973</text:p>
          </table:table-cell>
        </table:table-row>
        <table:table-row table:style-name="ro1">
          <table:table-cell office:value-type="float" office:value="12.999" calcext:value-type="float">
            <text:p>12,999</text:p>
          </table:table-cell>
          <table:table-cell office:value-type="float" office:value="12.7515" calcext:value-type="float">
            <text:p>12,7515</text:p>
          </table:table-cell>
          <table:table-cell table:formula="of:=LN([.B15])" office:value-type="float" office:value="2.54564891174339" calcext:value-type="float">
            <text:p>2,54564891174339</text:p>
          </table:table-cell>
        </table:table-row>
        <table:table-row table:style-name="ro1">
          <table:table-cell office:value-type="float" office:value="13.999" calcext:value-type="float">
            <text:p>13,999</text:p>
          </table:table-cell>
          <table:table-cell office:value-type="float" office:value="12.7491" calcext:value-type="float">
            <text:p>12,7491</text:p>
          </table:table-cell>
          <table:table-cell table:formula="of:=LN([.B16])" office:value-type="float" office:value="2.54546068087767" calcext:value-type="float">
            <text:p>2,54546068087767</text:p>
          </table:table-cell>
        </table:table-row>
        <table:table-row table:style-name="ro1">
          <table:table-cell office:value-type="float" office:value="14.999" calcext:value-type="float">
            <text:p>14,999</text:p>
          </table:table-cell>
          <table:table-cell office:value-type="float" office:value="12.7667" calcext:value-type="float">
            <text:p>12,7667</text:p>
          </table:table-cell>
          <table:table-cell table:formula="of:=LN([.B17])" office:value-type="float" office:value="2.54684021848114" calcext:value-type="float">
            <text:p>2,54684021848114</text:p>
          </table:table-cell>
        </table:table-row>
        <table:table-row table:style-name="ro1">
          <table:table-cell office:value-type="float" office:value="15.999" calcext:value-type="float">
            <text:p>15,999</text:p>
          </table:table-cell>
          <table:table-cell office:value-type="float" office:value="12.7269" calcext:value-type="float">
            <text:p>12,7269</text:p>
          </table:table-cell>
          <table:table-cell table:formula="of:=LN([.B18])" office:value-type="float" office:value="2.54371786366781" calcext:value-type="float">
            <text:p>2,543717863667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7381" calcext:value-type="float">
            <text:p>12,7381</text:p>
          </table:table-cell>
          <table:table-cell table:formula="of:=LN([.B19])" office:value-type="float" office:value="2.54459750244434" calcext:value-type="float">
            <text:p>2,54459750244434</text:p>
          </table:table-cell>
        </table:table-row>
        <table:table-row table:style-name="ro1">
          <table:table-cell office:value-type="float" office:value="17.999" calcext:value-type="float">
            <text:p>17,999</text:p>
          </table:table-cell>
          <table:table-cell office:value-type="float" office:value="12.6746" calcext:value-type="float">
            <text:p>12,6746</text:p>
          </table:table-cell>
          <table:table-cell table:formula="of:=LN([.B20])" office:value-type="float" office:value="2.53959999079387" calcext:value-type="float">
            <text:p>2,53959999079387</text:p>
          </table:table-cell>
        </table:table-row>
        <table:table-row table:style-name="ro1">
          <table:table-cell office:value-type="float" office:value="18.999" calcext:value-type="float">
            <text:p>18,999</text:p>
          </table:table-cell>
          <table:table-cell office:value-type="float" office:value="12.6351" calcext:value-type="float">
            <text:p>12,6351</text:p>
          </table:table-cell>
          <table:table-cell table:formula="of:=LN([.B21])" office:value-type="float" office:value="2.53647865533199" calcext:value-type="float">
            <text:p>2,53647865533199</text:p>
          </table:table-cell>
        </table:table-row>
        <table:table-row table:style-name="ro1">
          <table:table-cell office:value-type="float" office:value="19.999" calcext:value-type="float">
            <text:p>19,999</text:p>
          </table:table-cell>
          <table:table-cell office:value-type="float" office:value="12.5904" calcext:value-type="float">
            <text:p>12,5904</text:p>
          </table:table-cell>
          <table:table-cell table:formula="of:=LN([.B22])" office:value-type="float" office:value="2.53293461879858" calcext:value-type="float">
            <text:p>2,53293461879858</text:p>
          </table:table-cell>
        </table:table-row>
        <table:table-row table:style-name="ro1">
          <table:table-cell office:value-type="float" office:value="20.999" calcext:value-type="float">
            <text:p>20,999</text:p>
          </table:table-cell>
          <table:table-cell office:value-type="float" office:value="12.5446" calcext:value-type="float">
            <text:p>12,5446</text:p>
          </table:table-cell>
          <table:table-cell table:formula="of:=LN([.B23])" office:value-type="float" office:value="2.52929029409681" calcext:value-type="float">
            <text:p>2,529290294096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577" calcext:value-type="float">
            <text:p>12,577</text:p>
          </table:table-cell>
          <table:table-cell table:formula="of:=LN([.B24])" office:value-type="float" office:value="2.53186974906502" calcext:value-type="float">
            <text:p>2,53186974906502</text:p>
          </table:table-cell>
        </table:table-row>
        <table:table-row table:style-name="ro1">
          <table:table-cell office:value-type="float" office:value="22.999" calcext:value-type="float">
            <text:p>22,999</text:p>
          </table:table-cell>
          <table:table-cell office:value-type="float" office:value="12.579" calcext:value-type="float">
            <text:p>12,579</text:p>
          </table:table-cell>
          <table:table-cell table:formula="of:=LN([.B25])" office:value-type="float" office:value="2.53202875685674" calcext:value-type="float">
            <text:p>2,53202875685674</text:p>
          </table:table-cell>
        </table:table-row>
        <table:table-row table:style-name="ro1">
          <table:table-cell office:value-type="float" office:value="23.999" calcext:value-type="float">
            <text:p>23,999</text:p>
          </table:table-cell>
          <table:table-cell office:value-type="float" office:value="12.6099" calcext:value-type="float">
            <text:p>12,6099</text:p>
          </table:table-cell>
          <table:table-cell table:formula="of:=LN([.B26])" office:value-type="float" office:value="2.53448221973127" calcext:value-type="float">
            <text:p>2,534482219731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5977" calcext:value-type="float">
            <text:p>12,5977</text:p>
          </table:table-cell>
          <table:table-cell table:formula="of:=LN([.B27])" office:value-type="float" office:value="2.5335142576125" calcext:value-type="float">
            <text:p>2,5335142576125</text:p>
          </table:table-cell>
        </table:table-row>
        <table:table-row table:style-name="ro1">
          <table:table-cell office:value-type="float" office:value="25.999" calcext:value-type="float">
            <text:p>25,999</text:p>
          </table:table-cell>
          <table:table-cell office:value-type="float" office:value="12.6495" calcext:value-type="float">
            <text:p>12,6495</text:p>
          </table:table-cell>
          <table:table-cell table:formula="of:=LN([.B28])" office:value-type="float" office:value="2.53761768870067" calcext:value-type="float">
            <text:p>2,53761768870067</text:p>
          </table:table-cell>
        </table:table-row>
        <table:table-row table:style-name="ro1">
          <table:table-cell office:value-type="float" office:value="26.999" calcext:value-type="float">
            <text:p>26,999</text:p>
          </table:table-cell>
          <table:table-cell office:value-type="float" office:value="12.6454" calcext:value-type="float">
            <text:p>12,6454</text:p>
          </table:table-cell>
          <table:table-cell table:formula="of:=LN([.B29])" office:value-type="float" office:value="2.53729351267816" calcext:value-type="float">
            <text:p>2,53729351267816</text:p>
          </table:table-cell>
        </table:table-row>
        <table:table-row table:style-name="ro1">
          <table:table-cell office:value-type="float" office:value="27.999" calcext:value-type="float">
            <text:p>27,999</text:p>
          </table:table-cell>
          <table:table-cell office:value-type="float" office:value="12.6599" calcext:value-type="float">
            <text:p>12,6599</text:p>
          </table:table-cell>
          <table:table-cell table:formula="of:=LN([.B30])" office:value-type="float" office:value="2.53843951779068" calcext:value-type="float">
            <text:p>2,53843951779068</text:p>
          </table:table-cell>
        </table:table-row>
        <table:table-row table:style-name="ro1">
          <table:table-cell office:value-type="float" office:value="28.999" calcext:value-type="float">
            <text:p>28,999</text:p>
          </table:table-cell>
          <table:table-cell office:value-type="float" office:value="12.6257" calcext:value-type="float">
            <text:p>12,6257</text:p>
          </table:table-cell>
          <table:table-cell table:formula="of:=LN([.B31])" office:value-type="float" office:value="2.53573441916893" calcext:value-type="float">
            <text:p>2,53573441916893</text:p>
          </table:table-cell>
        </table:table-row>
        <table:table-row table:style-name="ro1">
          <table:table-cell office:value-type="float" office:value="29.999" calcext:value-type="float">
            <text:p>29,999</text:p>
          </table:table-cell>
          <table:table-cell office:value-type="float" office:value="12.5311" calcext:value-type="float">
            <text:p>12,5311</text:p>
          </table:table-cell>
          <table:table-cell table:formula="of:=LN([.B32])" office:value-type="float" office:value="2.52821355436039" calcext:value-type="float">
            <text:p>2,52821355436039</text:p>
          </table:table-cell>
        </table:table-row>
        <table:table-row table:style-name="ro1">
          <table:table-cell office:value-type="float" office:value="30.999" calcext:value-type="float">
            <text:p>30,999</text:p>
          </table:table-cell>
          <table:table-cell office:value-type="float" office:value="12.5508" calcext:value-type="float">
            <text:p>12,5508</text:p>
          </table:table-cell>
          <table:table-cell table:formula="of:=LN([.B33])" office:value-type="float" office:value="2.52978440856609" calcext:value-type="float">
            <text:p>2,52978440856609</text:p>
          </table:table-cell>
        </table:table-row>
        <table:table-row table:style-name="ro1">
          <table:table-cell office:value-type="float" office:value="31.999" calcext:value-type="float">
            <text:p>31,999</text:p>
          </table:table-cell>
          <table:table-cell office:value-type="float" office:value="12.603" calcext:value-type="float">
            <text:p>12,603</text:p>
          </table:table-cell>
          <table:table-cell table:formula="of:=LN([.B34])" office:value-type="float" office:value="2.53393488085535" calcext:value-type="float">
            <text:p>2,53393488085535</text:p>
          </table:table-cell>
        </table:table-row>
        <table:table-row table:style-name="ro1">
          <table:table-cell office:value-type="float" office:value="32.999" calcext:value-type="float">
            <text:p>32,999</text:p>
          </table:table-cell>
          <table:table-cell office:value-type="float" office:value="12.5862" calcext:value-type="float">
            <text:p>12,5862</text:p>
          </table:table-cell>
          <table:table-cell table:formula="of:=LN([.B35])" office:value-type="float" office:value="2.53260097565066" calcext:value-type="float">
            <text:p>2,532600975650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5772" calcext:value-type="float">
            <text:p>12,5772</text:p>
          </table:table-cell>
          <table:table-cell table:formula="of:=LN([.B36])" office:value-type="float" office:value="2.53188565098199" calcext:value-type="float">
            <text:p>2,53188565098199</text:p>
          </table:table-cell>
        </table:table-row>
        <table:table-row table:style-name="ro1">
          <table:table-cell office:value-type="float" office:value="34.999" calcext:value-type="float">
            <text:p>34,999</text:p>
          </table:table-cell>
          <table:table-cell office:value-type="float" office:value="12.5763" calcext:value-type="float">
            <text:p>12,5763</text:p>
          </table:table-cell>
          <table:table-cell table:formula="of:=LN([.B37])" office:value-type="float" office:value="2.53181409036416" calcext:value-type="float">
            <text:p>2,53181409036416</text:p>
          </table:table-cell>
        </table:table-row>
        <table:table-row table:style-name="ro1">
          <table:table-cell office:value-type="float" office:value="35.999" calcext:value-type="float">
            <text:p>35,999</text:p>
          </table:table-cell>
          <table:table-cell office:value-type="float" office:value="12.5414" calcext:value-type="float">
            <text:p>12,5414</text:p>
          </table:table-cell>
          <table:table-cell table:formula="of:=LN([.B38])" office:value-type="float" office:value="2.52903517171641" calcext:value-type="float">
            <text:p>2,52903517171641</text:p>
          </table:table-cell>
        </table:table-row>
        <table:table-row table:style-name="ro1">
          <table:table-cell office:value-type="float" office:value="36.999" calcext:value-type="float">
            <text:p>36,999</text:p>
          </table:table-cell>
          <table:table-cell office:value-type="float" office:value="12.5051" calcext:value-type="float">
            <text:p>12,5051</text:p>
          </table:table-cell>
          <table:table-cell table:formula="of:=LN([.B39])" office:value-type="float" office:value="2.52613656109889" calcext:value-type="float">
            <text:p>2,52613656109889</text:p>
          </table:table-cell>
        </table:table-row>
        <table:table-row table:style-name="ro1">
          <table:table-cell office:value-type="float" office:value="37.999" calcext:value-type="float">
            <text:p>37,999</text:p>
          </table:table-cell>
          <table:table-cell office:value-type="float" office:value="12.5209" calcext:value-type="float">
            <text:p>12,5209</text:p>
          </table:table-cell>
          <table:table-cell table:formula="of:=LN([.B40])" office:value-type="float" office:value="2.52739924807238" calcext:value-type="float">
            <text:p>2,52739924807238</text:p>
          </table:table-cell>
        </table:table-row>
        <table:table-row table:style-name="ro1">
          <table:table-cell office:value-type="float" office:value="38.999" calcext:value-type="float">
            <text:p>38,999</text:p>
          </table:table-cell>
          <table:table-cell office:value-type="float" office:value="12.5282" calcext:value-type="float">
            <text:p>12,5282</text:p>
          </table:table-cell>
          <table:table-cell table:formula="of:=LN([.B41])" office:value-type="float" office:value="2.52798210336112" calcext:value-type="float">
            <text:p>2,52798210336112</text:p>
          </table:table-cell>
        </table:table-row>
        <table:table-row table:style-name="ro1">
          <table:table-cell office:value-type="float" office:value="39.999" calcext:value-type="float">
            <text:p>39,999</text:p>
          </table:table-cell>
          <table:table-cell office:value-type="float" office:value="12.4629" calcext:value-type="float">
            <text:p>12,4629</text:p>
          </table:table-cell>
          <table:table-cell table:formula="of:=LN([.B42])" office:value-type="float" office:value="2.52275623106175" calcext:value-type="float">
            <text:p>2,52275623106175</text:p>
          </table:table-cell>
        </table:table-row>
        <table:table-row table:style-name="ro1">
          <table:table-cell office:value-type="float" office:value="40.999" calcext:value-type="float">
            <text:p>40,999</text:p>
          </table:table-cell>
          <table:table-cell office:value-type="float" office:value="12.4503" calcext:value-type="float">
            <text:p>12,4503</text:p>
          </table:table-cell>
          <table:table-cell table:formula="of:=LN([.B43])" office:value-type="float" office:value="2.52174471900595" calcext:value-type="float">
            <text:p>2,52174471900595</text:p>
          </table:table-cell>
        </table:table-row>
        <table:table-row table:style-name="ro1">
          <table:table-cell office:value-type="float" office:value="41.999" calcext:value-type="float">
            <text:p>41,999</text:p>
          </table:table-cell>
          <table:table-cell office:value-type="float" office:value="12.4534" calcext:value-type="float">
            <text:p>12,4534</text:p>
          </table:table-cell>
          <table:table-cell table:formula="of:=LN([.B44])" office:value-type="float" office:value="2.52199367799726" calcext:value-type="float">
            <text:p>2,52199367799726</text:p>
          </table:table-cell>
        </table:table-row>
        <table:table-row table:style-name="ro1">
          <table:table-cell office:value-type="float" office:value="42.999" calcext:value-type="float">
            <text:p>42,999</text:p>
          </table:table-cell>
          <table:table-cell office:value-type="float" office:value="12.463" calcext:value-type="float">
            <text:p>12,463</text:p>
          </table:table-cell>
          <table:table-cell table:formula="of:=LN([.B45])" office:value-type="float" office:value="2.52276425484424" calcext:value-type="float">
            <text:p>2,52276425484424</text:p>
          </table:table-cell>
        </table:table-row>
        <table:table-row table:style-name="ro1">
          <table:table-cell office:value-type="float" office:value="43.999" calcext:value-type="float">
            <text:p>43,999</text:p>
          </table:table-cell>
          <table:table-cell office:value-type="float" office:value="12.49" calcext:value-type="float">
            <text:p>12,49</text:p>
          </table:table-cell>
          <table:table-cell table:formula="of:=LN([.B46])" office:value-type="float" office:value="2.52492832413749" calcext:value-type="float">
            <text:p>2,52492832413749</text:p>
          </table:table-cell>
        </table:table-row>
        <table:table-row table:style-name="ro1">
          <table:table-cell office:value-type="float" office:value="44.999" calcext:value-type="float">
            <text:p>44,999</text:p>
          </table:table-cell>
          <table:table-cell office:value-type="float" office:value="12.4312" calcext:value-type="float">
            <text:p>12,4312</text:p>
          </table:table-cell>
          <table:table-cell table:formula="of:=LN([.B47])" office:value-type="float" office:value="2.52020944149039" calcext:value-type="float">
            <text:p>2,52020944149039</text:p>
          </table:table-cell>
        </table:table-row>
        <table:table-row table:style-name="ro1">
          <table:table-cell office:value-type="float" office:value="45.999" calcext:value-type="float">
            <text:p>45,999</text:p>
          </table:table-cell>
          <table:table-cell office:value-type="float" office:value="12.4117" calcext:value-type="float">
            <text:p>12,4117</text:p>
          </table:table-cell>
          <table:table-cell table:formula="of:=LN([.B48])" office:value-type="float" office:value="2.51863957613612" calcext:value-type="float">
            <text:p>2,51863957613612</text:p>
          </table:table-cell>
        </table:table-row>
        <table:table-row table:style-name="ro1">
          <table:table-cell office:value-type="float" office:value="46.999" calcext:value-type="float">
            <text:p>46,999</text:p>
          </table:table-cell>
          <table:table-cell office:value-type="float" office:value="12.4254" calcext:value-type="float">
            <text:p>12,4254</text:p>
          </table:table-cell>
          <table:table-cell table:formula="of:=LN([.B49])" office:value-type="float" office:value="2.51974276462346" calcext:value-type="float">
            <text:p>2,51974276462346</text:p>
          </table:table-cell>
        </table:table-row>
        <table:table-row table:style-name="ro1">
          <table:table-cell office:value-type="float" office:value="47.999" calcext:value-type="float">
            <text:p>47,999</text:p>
          </table:table-cell>
          <table:table-cell office:value-type="float" office:value="12.38" calcext:value-type="float">
            <text:p>12,38</text:p>
          </table:table-cell>
          <table:table-cell table:formula="of:=LN([.B50])" office:value-type="float" office:value="2.51608226725645" calcext:value-type="float">
            <text:p>2,51608226725645</text:p>
          </table:table-cell>
        </table:table-row>
        <table:table-row table:style-name="ro1">
          <table:table-cell office:value-type="float" office:value="48.999" calcext:value-type="float">
            <text:p>48,999</text:p>
          </table:table-cell>
          <table:table-cell office:value-type="float" office:value="12.4184" calcext:value-type="float">
            <text:p>12,4184</text:p>
          </table:table-cell>
          <table:table-cell table:formula="of:=LN([.B51])" office:value-type="float" office:value="2.5191792437301" calcext:value-type="float">
            <text:p>2,5191792437301</text:p>
          </table:table-cell>
        </table:table-row>
        <table:table-row table:style-name="ro1">
          <table:table-cell office:value-type="float" office:value="49.999" calcext:value-type="float">
            <text:p>49,999</text:p>
          </table:table-cell>
          <table:table-cell office:value-type="float" office:value="12.4049" calcext:value-type="float">
            <text:p>12,4049</text:p>
          </table:table-cell>
          <table:table-cell table:formula="of:=LN([.B52])" office:value-type="float" office:value="2.51809155584565" calcext:value-type="float">
            <text:p>2,51809155584565</text:p>
          </table:table-cell>
        </table:table-row>
        <table:table-row table:style-name="ro1">
          <table:table-cell office:value-type="float" office:value="50.999" calcext:value-type="float">
            <text:p>50,999</text:p>
          </table:table-cell>
          <table:table-cell office:value-type="float" office:value="12.3881" calcext:value-type="float">
            <text:p>12,3881</text:p>
          </table:table-cell>
          <table:table-cell table:formula="of:=LN([.B53])" office:value-type="float" office:value="2.51673633440643" calcext:value-type="float">
            <text:p>2,51673633440643</text:p>
          </table:table-cell>
        </table:table-row>
        <table:table-row table:style-name="ro1">
          <table:table-cell office:value-type="float" office:value="51.999" calcext:value-type="float">
            <text:p>51,999</text:p>
          </table:table-cell>
          <table:table-cell office:value-type="float" office:value="12.3512" calcext:value-type="float">
            <text:p>12,3512</text:p>
          </table:table-cell>
          <table:table-cell table:formula="of:=LN([.B54])" office:value-type="float" office:value="2.51375322434558" calcext:value-type="float">
            <text:p>2,51375322434558</text:p>
          </table:table-cell>
        </table:table-row>
        <table:table-row table:style-name="ro1">
          <table:table-cell office:value-type="float" office:value="52.999" calcext:value-type="float">
            <text:p>52,999</text:p>
          </table:table-cell>
          <table:table-cell office:value-type="float" office:value="12.3406" calcext:value-type="float">
            <text:p>12,3406</text:p>
          </table:table-cell>
          <table:table-cell table:formula="of:=LN([.B55])" office:value-type="float" office:value="2.5128946396615" calcext:value-type="float">
            <text:p>2,5128946396615</text:p>
          </table:table-cell>
        </table:table-row>
        <table:table-row table:style-name="ro1">
          <table:table-cell office:value-type="float" office:value="53.999" calcext:value-type="float">
            <text:p>53,999</text:p>
          </table:table-cell>
          <table:table-cell office:value-type="float" office:value="12.3178" calcext:value-type="float">
            <text:p>12,3178</text:p>
          </table:table-cell>
          <table:table-cell table:formula="of:=LN([.B56])" office:value-type="float" office:value="2.51104537073103" calcext:value-type="float">
            <text:p>2,51104537073103</text:p>
          </table:table-cell>
        </table:table-row>
        <table:table-row table:style-name="ro1">
          <table:table-cell office:value-type="float" office:value="54.999" calcext:value-type="float">
            <text:p>54,999</text:p>
          </table:table-cell>
          <table:table-cell office:value-type="float" office:value="12.3065" calcext:value-type="float">
            <text:p>12,3065</text:p>
          </table:table-cell>
          <table:table-cell table:formula="of:=LN([.B57])" office:value-type="float" office:value="2.5101275780796" calcext:value-type="float">
            <text:p>2,5101275780796</text:p>
          </table:table-cell>
        </table:table-row>
        <table:table-row table:style-name="ro1">
          <table:table-cell office:value-type="float" office:value="55.999" calcext:value-type="float">
            <text:p>55,999</text:p>
          </table:table-cell>
          <table:table-cell office:value-type="float" office:value="12.2764" calcext:value-type="float">
            <text:p>12,2764</text:p>
          </table:table-cell>
          <table:table-cell table:formula="of:=LN([.B58])" office:value-type="float" office:value="2.5076787201302" calcext:value-type="float">
            <text:p>2,5076787201302</text:p>
          </table:table-cell>
        </table:table-row>
        <table:table-row table:style-name="ro1">
          <table:table-cell office:value-type="float" office:value="56.999" calcext:value-type="float">
            <text:p>56,999</text:p>
          </table:table-cell>
          <table:table-cell office:value-type="float" office:value="12.2857" calcext:value-type="float">
            <text:p>12,2857</text:p>
          </table:table-cell>
          <table:table-cell table:formula="of:=LN([.B59])" office:value-type="float" office:value="2.50843598440682" calcext:value-type="float">
            <text:p>2,508435984406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2739" calcext:value-type="float">
            <text:p>12,2739</text:p>
          </table:table-cell>
          <table:table-cell table:formula="of:=LN([.B60])" office:value-type="float" office:value="2.50747505663047" calcext:value-type="float">
            <text:p>2,50747505663047</text:p>
          </table:table-cell>
        </table:table-row>
        <table:table-row table:style-name="ro1">
          <table:table-cell office:value-type="float" office:value="58.999" calcext:value-type="float">
            <text:p>58,999</text:p>
          </table:table-cell>
          <table:table-cell office:value-type="float" office:value="12.2973" calcext:value-type="float">
            <text:p>12,2973</text:p>
          </table:table-cell>
          <table:table-cell table:formula="of:=LN([.B61])" office:value-type="float" office:value="2.50937972608692" calcext:value-type="float">
            <text:p>2,50937972608692</text:p>
          </table:table-cell>
        </table:table-row>
        <table:table-row table:style-name="ro1">
          <table:table-cell office:value-type="float" office:value="59.999" calcext:value-type="float">
            <text:p>59,999</text:p>
          </table:table-cell>
          <table:table-cell office:value-type="float" office:value="12.3141" calcext:value-type="float">
            <text:p>12,3141</text:p>
          </table:table-cell>
          <table:table-cell table:formula="of:=LN([.B62])" office:value-type="float" office:value="2.51074494729411" calcext:value-type="float">
            <text:p>2,51074494729411</text:p>
          </table:table-cell>
        </table:table-row>
        <table:table-row table:style-name="ro1">
          <table:table-cell office:value-type="float" office:value="60.999" calcext:value-type="float">
            <text:p>60,999</text:p>
          </table:table-cell>
          <table:table-cell office:value-type="float" office:value="12.2711" calcext:value-type="float">
            <text:p>12,2711</text:p>
          </table:table-cell>
          <table:table-cell table:formula="of:=LN([.B63])" office:value-type="float" office:value="2.50724690425629" calcext:value-type="float">
            <text:p>2,50724690425629</text:p>
          </table:table-cell>
        </table:table-row>
        <table:table-row table:style-name="ro1">
          <table:table-cell office:value-type="float" office:value="61.999" calcext:value-type="float">
            <text:p>61,999</text:p>
          </table:table-cell>
          <table:table-cell office:value-type="float" office:value="12.2493" calcext:value-type="float">
            <text:p>12,2493</text:p>
          </table:table-cell>
          <table:table-cell table:formula="of:=LN([.B64])" office:value-type="float" office:value="2.50546879250088" calcext:value-type="float">
            <text:p>2,50546879250088</text:p>
          </table:table-cell>
        </table:table-row>
        <table:table-row table:style-name="ro1">
          <table:table-cell office:value-type="float" office:value="62.999" calcext:value-type="float">
            <text:p>62,999</text:p>
          </table:table-cell>
          <table:table-cell office:value-type="float" office:value="12.2695" calcext:value-type="float">
            <text:p>12,2695</text:p>
          </table:table-cell>
          <table:table-cell table:formula="of:=LN([.B65])" office:value-type="float" office:value="2.50711650809627" calcext:value-type="float">
            <text:p>2,50711650809627</text:p>
          </table:table-cell>
        </table:table-row>
        <table:table-row table:style-name="ro1">
          <table:table-cell office:value-type="float" office:value="63.999" calcext:value-type="float">
            <text:p>63,999</text:p>
          </table:table-cell>
          <table:table-cell office:value-type="float" office:value="12.2882" calcext:value-type="float">
            <text:p>12,2882</text:p>
          </table:table-cell>
          <table:table-cell table:formula="of:=LN([.B66])" office:value-type="float" office:value="2.50863945231453" calcext:value-type="float">
            <text:p>2,50863945231453</text:p>
          </table:table-cell>
        </table:table-row>
        <table:table-row table:style-name="ro1">
          <table:table-cell office:value-type="float" office:value="64.999" calcext:value-type="float">
            <text:p>64,999</text:p>
          </table:table-cell>
          <table:table-cell office:value-type="float" office:value="12.2457" calcext:value-type="float">
            <text:p>12,2457</text:p>
          </table:table-cell>
          <table:table-cell table:formula="of:=LN([.B67])" office:value-type="float" office:value="2.50517485496049" calcext:value-type="float">
            <text:p>2,50517485496049</text:p>
          </table:table-cell>
        </table:table-row>
        <table:table-row table:style-name="ro1">
          <table:table-cell office:value-type="float" office:value="65.999" calcext:value-type="float">
            <text:p>65,999</text:p>
          </table:table-cell>
          <table:table-cell office:value-type="float" office:value="12.2147" calcext:value-type="float">
            <text:p>12,2147</text:p>
          </table:table-cell>
          <table:table-cell table:formula="of:=LN([.B68])" office:value-type="float" office:value="2.50264014444085" calcext:value-type="float">
            <text:p>2,50264014444085</text:p>
          </table:table-cell>
        </table:table-row>
        <table:table-row table:style-name="ro1">
          <table:table-cell office:value-type="float" office:value="66.999" calcext:value-type="float">
            <text:p>66,999</text:p>
          </table:table-cell>
          <table:table-cell office:value-type="float" office:value="12.1961" calcext:value-type="float">
            <text:p>12,1961</text:p>
          </table:table-cell>
          <table:table-cell table:formula="of:=LN([.B69])" office:value-type="float" office:value="2.50111622850204" calcext:value-type="float">
            <text:p>2,50111622850204</text:p>
          </table:table-cell>
        </table:table-row>
        <table:table-row table:style-name="ro1">
          <table:table-cell office:value-type="float" office:value="67.999" calcext:value-type="float">
            <text:p>67,999</text:p>
          </table:table-cell>
          <table:table-cell office:value-type="float" office:value="12.2156" calcext:value-type="float">
            <text:p>12,2156</text:p>
          </table:table-cell>
          <table:table-cell table:formula="of:=LN([.B70])" office:value-type="float" office:value="2.50271382343787" calcext:value-type="float">
            <text:p>2,50271382343787</text:p>
          </table:table-cell>
        </table:table-row>
        <table:table-row table:style-name="ro1">
          <table:table-cell office:value-type="float" office:value="68.999" calcext:value-type="float">
            <text:p>68,999</text:p>
          </table:table-cell>
          <table:table-cell office:value-type="float" office:value="12.2439" calcext:value-type="float">
            <text:p>12,2439</text:p>
          </table:table-cell>
          <table:table-cell table:formula="of:=LN([.B71])" office:value-type="float" office:value="2.50502785378421" calcext:value-type="float">
            <text:p>2,50502785378421</text:p>
          </table:table-cell>
        </table:table-row>
        <table:table-row table:style-name="ro1">
          <table:table-cell office:value-type="float" office:value="69.999" calcext:value-type="float">
            <text:p>69,999</text:p>
          </table:table-cell>
          <table:table-cell office:value-type="float" office:value="12.2178" calcext:value-type="float">
            <text:p>12,2178</text:p>
          </table:table-cell>
          <table:table-cell table:formula="of:=LN([.B72])" office:value-type="float" office:value="2.50289390480239" calcext:value-type="float">
            <text:p>2,50289390480239</text:p>
          </table:table-cell>
        </table:table-row>
        <table:table-row table:style-name="ro1">
          <table:table-cell office:value-type="float" office:value="70.999" calcext:value-type="float">
            <text:p>70,999</text:p>
          </table:table-cell>
          <table:table-cell office:value-type="float" office:value="12.2247" calcext:value-type="float">
            <text:p>12,2247</text:p>
          </table:table-cell>
          <table:table-cell table:formula="of:=LN([.B73])" office:value-type="float" office:value="2.50345849518253" calcext:value-type="float">
            <text:p>2,503458495182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2705" calcext:value-type="float">
            <text:p>12,2705</text:p>
          </table:table-cell>
          <table:table-cell table:formula="of:=LN([.B74])" office:value-type="float" office:value="2.50719800768882" calcext:value-type="float">
            <text:p>2,50719800768882</text:p>
          </table:table-cell>
        </table:table-row>
        <table:table-row table:style-name="ro1">
          <table:table-cell office:value-type="float" office:value="72.999" calcext:value-type="float">
            <text:p>72,999</text:p>
          </table:table-cell>
          <table:table-cell office:value-type="float" office:value="12.2263" calcext:value-type="float">
            <text:p>12,2263</text:p>
          </table:table-cell>
          <table:table-cell table:formula="of:=LN([.B75])" office:value-type="float" office:value="2.5035893691756" calcext:value-type="float">
            <text:p>2,5035893691756</text:p>
          </table:table-cell>
        </table:table-row>
        <table:table-row table:style-name="ro1">
          <table:table-cell office:value-type="float" office:value="73.999" calcext:value-type="float">
            <text:p>73,999</text:p>
          </table:table-cell>
          <table:table-cell office:value-type="float" office:value="12.168" calcext:value-type="float">
            <text:p>12,168</text:p>
          </table:table-cell>
          <table:table-cell table:formula="of:=LN([.B76])" office:value-type="float" office:value="2.49880955495699" calcext:value-type="float">
            <text:p>2,49880955495699</text:p>
          </table:table-cell>
        </table:table-row>
        <table:table-row table:style-name="ro1">
          <table:table-cell office:value-type="float" office:value="74.999" calcext:value-type="float">
            <text:p>74,999</text:p>
          </table:table-cell>
          <table:table-cell office:value-type="float" office:value="12.1474" calcext:value-type="float">
            <text:p>12,1474</text:p>
          </table:table-cell>
          <table:table-cell table:formula="of:=LN([.B77])" office:value-type="float" office:value="2.4971151551175" calcext:value-type="float">
            <text:p>2,49711515511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119" calcext:value-type="float">
            <text:p>12,119</text:p>
          </table:table-cell>
          <table:table-cell table:formula="of:=LN([.B78])" office:value-type="float" office:value="2.49477446898635" calcext:value-type="float">
            <text:p>2,49477446898635</text:p>
          </table:table-cell>
        </table:table-row>
        <table:table-row table:style-name="ro1">
          <table:table-cell office:value-type="float" office:value="76.999" calcext:value-type="float">
            <text:p>76,999</text:p>
          </table:table-cell>
          <table:table-cell office:value-type="float" office:value="12.108" calcext:value-type="float">
            <text:p>12,108</text:p>
          </table:table-cell>
          <table:table-cell table:formula="of:=LN([.B79])" office:value-type="float" office:value="2.49386639115947" calcext:value-type="float">
            <text:p>2,49386639115947</text:p>
          </table:table-cell>
        </table:table-row>
        <table:table-row table:style-name="ro1">
          <table:table-cell office:value-type="float" office:value="77.999" calcext:value-type="float">
            <text:p>77,999</text:p>
          </table:table-cell>
          <table:table-cell office:value-type="float" office:value="12.1257" calcext:value-type="float">
            <text:p>12,1257</text:p>
          </table:table-cell>
          <table:table-cell table:formula="of:=LN([.B80])" office:value-type="float" office:value="2.49532716711588" calcext:value-type="float">
            <text:p>2,495327167115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1116" calcext:value-type="float">
            <text:p>12,1116</text:p>
          </table:table-cell>
          <table:table-cell table:formula="of:=LN([.B81])" office:value-type="float" office:value="2.49416367105068" calcext:value-type="float">
            <text:p>2,49416367105068</text:p>
          </table:table-cell>
        </table:table-row>
        <table:table-row table:style-name="ro1">
          <table:table-cell office:value-type="float" office:value="79.999" calcext:value-type="float">
            <text:p>79,999</text:p>
          </table:table-cell>
          <table:table-cell office:value-type="float" office:value="12.1282" calcext:value-type="float">
            <text:p>12,1282</text:p>
          </table:table-cell>
          <table:table-cell table:formula="of:=LN([.B82])" office:value-type="float" office:value="2.49553331952922" calcext:value-type="float">
            <text:p>2,49553331952922</text:p>
          </table:table-cell>
        </table:table-row>
        <table:table-row table:style-name="ro1">
          <table:table-cell office:value-type="float" office:value="80.999" calcext:value-type="float">
            <text:p>80,999</text:p>
          </table:table-cell>
          <table:table-cell office:value-type="float" office:value="12.1435" calcext:value-type="float">
            <text:p>12,1435</text:p>
          </table:table-cell>
          <table:table-cell table:formula="of:=LN([.B83])" office:value-type="float" office:value="2.49679404721014" calcext:value-type="float">
            <text:p>2,49679404721014</text:p>
          </table:table-cell>
        </table:table-row>
        <table:table-row table:style-name="ro1">
          <table:table-cell office:value-type="float" office:value="81.999" calcext:value-type="float">
            <text:p>81,999</text:p>
          </table:table-cell>
          <table:table-cell office:value-type="float" office:value="12.1242" calcext:value-type="float">
            <text:p>12,1242</text:p>
          </table:table-cell>
          <table:table-cell table:formula="of:=LN([.B84])" office:value-type="float" office:value="2.49520345526537" calcext:value-type="float">
            <text:p>2,49520345526537</text:p>
          </table:table-cell>
        </table:table-row>
        <table:table-row table:style-name="ro1">
          <table:table-cell office:value-type="float" office:value="82.999" calcext:value-type="float">
            <text:p>82,999</text:p>
          </table:table-cell>
          <table:table-cell office:value-type="float" office:value="12.0662" calcext:value-type="float">
            <text:p>12,0662</text:p>
          </table:table-cell>
          <table:table-cell table:formula="of:=LN([.B85])" office:value-type="float" office:value="2.49040815538261" calcext:value-type="float">
            <text:p>2,49040815538261</text:p>
          </table:table-cell>
        </table:table-row>
        <table:table-row table:style-name="ro1">
          <table:table-cell office:value-type="float" office:value="83.999" calcext:value-type="float">
            <text:p>83,999</text:p>
          </table:table-cell>
          <table:table-cell office:value-type="float" office:value="12.0829" calcext:value-type="float">
            <text:p>12,0829</text:p>
          </table:table-cell>
          <table:table-cell table:formula="of:=LN([.B86])" office:value-type="float" office:value="2.49179122992055" calcext:value-type="float">
            <text:p>2,49179122992055</text:p>
          </table:table-cell>
        </table:table-row>
        <table:table-row table:style-name="ro1">
          <table:table-cell office:value-type="float" office:value="84.999" calcext:value-type="float">
            <text:p>84,999</text:p>
          </table:table-cell>
          <table:table-cell office:value-type="float" office:value="12.1006" calcext:value-type="float">
            <text:p>12,1006</text:p>
          </table:table-cell>
          <table:table-cell table:formula="of:=LN([.B87])" office:value-type="float" office:value="2.49325503815017" calcext:value-type="float">
            <text:p>2,49325503815017</text:p>
          </table:table-cell>
        </table:table-row>
        <table:table-row table:style-name="ro1">
          <table:table-cell office:value-type="float" office:value="85.999" calcext:value-type="float">
            <text:p>85,999</text:p>
          </table:table-cell>
          <table:table-cell office:value-type="float" office:value="12.0859" calcext:value-type="float">
            <text:p>12,0859</text:p>
          </table:table-cell>
          <table:table-cell table:formula="of:=LN([.B88])" office:value-type="float" office:value="2.49203948386906" calcext:value-type="float">
            <text:p>2,49203948386906</text:p>
          </table:table-cell>
        </table:table-row>
        <table:table-row table:style-name="ro1">
          <table:table-cell office:value-type="float" office:value="86.999" calcext:value-type="float">
            <text:p>86,999</text:p>
          </table:table-cell>
          <table:table-cell office:value-type="float" office:value="12.0914" calcext:value-type="float">
            <text:p>12,0914</text:p>
          </table:table-cell>
          <table:table-cell table:formula="of:=LN([.B89])" office:value-type="float" office:value="2.49249445610292" calcext:value-type="float">
            <text:p>2,49249445610292</text:p>
          </table:table-cell>
        </table:table-row>
        <table:table-row table:style-name="ro1">
          <table:table-cell office:value-type="float" office:value="87.999" calcext:value-type="float">
            <text:p>87,999</text:p>
          </table:table-cell>
          <table:table-cell office:value-type="float" office:value="12.1078" calcext:value-type="float">
            <text:p>12,1078</text:p>
          </table:table-cell>
          <table:table-cell table:formula="of:=LN([.B90])" office:value-type="float" office:value="2.49384987301842" calcext:value-type="float">
            <text:p>2,49384987301842</text:p>
          </table:table-cell>
        </table:table-row>
        <table:table-row table:style-name="ro1">
          <table:table-cell office:value-type="float" office:value="88.999" calcext:value-type="float">
            <text:p>88,999</text:p>
          </table:table-cell>
          <table:table-cell office:value-type="float" office:value="12.064" calcext:value-type="float">
            <text:p>12,064</text:p>
          </table:table-cell>
          <table:table-cell table:formula="of:=LN([.B91])" office:value-type="float" office:value="2.4902258112656" calcext:value-type="float">
            <text:p>2,4902258112656</text:p>
          </table:table-cell>
        </table:table-row>
        <table:table-row table:style-name="ro1">
          <table:table-cell office:value-type="float" office:value="89.999" calcext:value-type="float">
            <text:p>89,999</text:p>
          </table:table-cell>
          <table:table-cell office:value-type="float" office:value="12.0094" calcext:value-type="float">
            <text:p>12,0094</text:p>
          </table:table-cell>
          <table:table-cell table:formula="of:=LN([.B92])" office:value-type="float" office:value="2.4856896764759" calcext:value-type="float">
            <text:p>2,4856896764759</text:p>
          </table:table-cell>
        </table:table-row>
        <table:table-row table:style-name="ro1">
          <table:table-cell office:value-type="float" office:value="90.999" calcext:value-type="float">
            <text:p>90,999</text:p>
          </table:table-cell>
          <table:table-cell office:value-type="float" office:value="11.9711" calcext:value-type="float">
            <text:p>11,9711</text:p>
          </table:table-cell>
          <table:table-cell table:formula="of:=LN([.B93])" office:value-type="float" office:value="2.48249541175535" calcext:value-type="float">
            <text:p>2,482495411755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9898" calcext:value-type="float">
            <text:p>11,9898</text:p>
          </table:table-cell>
          <table:table-cell table:formula="of:=LN([.B94])" office:value-type="float" office:value="2.48405628833316" calcext:value-type="float">
            <text:p>2,48405628833316</text:p>
          </table:table-cell>
        </table:table-row>
        <table:table-row table:style-name="ro1">
          <table:table-cell office:value-type="float" office:value="92.999" calcext:value-type="float">
            <text:p>92,999</text:p>
          </table:table-cell>
          <table:table-cell office:value-type="float" office:value="11.9645" calcext:value-type="float">
            <text:p>11,9645</text:p>
          </table:table-cell>
          <table:table-cell table:formula="of:=LN([.B95])" office:value-type="float" office:value="2.48194393193723" calcext:value-type="float">
            <text:p>2,48194393193723</text:p>
          </table:table-cell>
        </table:table-row>
        <table:table-row table:style-name="ro1">
          <table:table-cell office:value-type="float" office:value="93.999" calcext:value-type="float">
            <text:p>93,999</text:p>
          </table:table-cell>
          <table:table-cell office:value-type="float" office:value="11.9529" calcext:value-type="float">
            <text:p>11,9529</text:p>
          </table:table-cell>
          <table:table-cell table:formula="of:=LN([.B96])" office:value-type="float" office:value="2.48097392676029" calcext:value-type="float">
            <text:p>2,48097392676029</text:p>
          </table:table-cell>
        </table:table-row>
        <table:table-row table:style-name="ro1">
          <table:table-cell office:value-type="float" office:value="94.999" calcext:value-type="float">
            <text:p>94,999</text:p>
          </table:table-cell>
          <table:table-cell office:value-type="float" office:value="11.9215" calcext:value-type="float">
            <text:p>11,9215</text:p>
          </table:table-cell>
          <table:table-cell table:formula="of:=LN([.B97])" office:value-type="float" office:value="2.47834349264632" calcext:value-type="float">
            <text:p>2,47834349264632</text:p>
          </table:table-cell>
        </table:table-row>
        <table:table-row table:style-name="ro1">
          <table:table-cell office:value-type="float" office:value="95.999" calcext:value-type="float">
            <text:p>95,999</text:p>
          </table:table-cell>
          <table:table-cell office:value-type="float" office:value="11.8848" calcext:value-type="float">
            <text:p>11,8848</text:p>
          </table:table-cell>
          <table:table-cell table:formula="of:=LN([.B98])" office:value-type="float" office:value="2.47526027273619" calcext:value-type="float">
            <text:p>2,47526027273619</text:p>
          </table:table-cell>
        </table:table-row>
        <table:table-row table:style-name="ro1">
          <table:table-cell office:value-type="float" office:value="96.999" calcext:value-type="float">
            <text:p>96,999</text:p>
          </table:table-cell>
          <table:table-cell office:value-type="float" office:value="11.8495" calcext:value-type="float">
            <text:p>11,8495</text:p>
          </table:table-cell>
          <table:table-cell table:formula="of:=LN([.B99])" office:value-type="float" office:value="2.47228567259812" calcext:value-type="float">
            <text:p>2,47228567259812</text:p>
          </table:table-cell>
        </table:table-row>
        <table:table-row table:style-name="ro1">
          <table:table-cell office:value-type="float" office:value="97.999" calcext:value-type="float">
            <text:p>97,999</text:p>
          </table:table-cell>
          <table:table-cell office:value-type="float" office:value="11.8603" calcext:value-type="float">
            <text:p>11,8603</text:p>
          </table:table-cell>
          <table:table-cell table:formula="of:=LN([.B100])" office:value-type="float" office:value="2.47319668835928" calcext:value-type="float">
            <text:p>2,47319668835928</text:p>
          </table:table-cell>
        </table:table-row>
        <table:table-row table:style-name="ro1">
          <table:table-cell office:value-type="float" office:value="98.999" calcext:value-type="float">
            <text:p>98,999</text:p>
          </table:table-cell>
          <table:table-cell office:value-type="float" office:value="11.8726" calcext:value-type="float">
            <text:p>11,8726</text:p>
          </table:table-cell>
          <table:table-cell table:formula="of:=LN([.B101])" office:value-type="float" office:value="2.47423322423153" calcext:value-type="float">
            <text:p>2,47423322423153</text:p>
          </table:table-cell>
        </table:table-row>
        <table:table-row table:style-name="ro1">
          <table:table-cell office:value-type="float" office:value="99.999" calcext:value-type="float">
            <text:p>99,999</text:p>
          </table:table-cell>
          <table:table-cell office:value-type="float" office:value="11.8624" calcext:value-type="float">
            <text:p>11,8624</text:p>
          </table:table-cell>
          <table:table-cell table:formula="of:=LN([.B102])" office:value-type="float" office:value="2.47337373397428" calcext:value-type="float">
            <text:p>2,47337373397428</text:p>
          </table:table-cell>
        </table:table-row>
        <table:table-row table:style-name="ro1">
          <table:table-cell office:value-type="float" office:value="100.999" calcext:value-type="float">
            <text:p>100,999</text:p>
          </table:table-cell>
          <table:table-cell office:value-type="float" office:value="11.827" calcext:value-type="float">
            <text:p>11,827</text:p>
          </table:table-cell>
          <table:table-cell table:formula="of:=LN([.B103])" office:value-type="float" office:value="2.47038505326898" calcext:value-type="float">
            <text:p>2,470385053268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8098" calcext:value-type="float">
            <text:p>11,8098</text:p>
          </table:table-cell>
          <table:table-cell table:formula="of:=LN([.B104])" office:value-type="float" office:value="2.46892969526486" calcext:value-type="float">
            <text:p>2,46892969526486</text:p>
          </table:table-cell>
        </table:table-row>
        <table:table-row table:style-name="ro1">
          <table:table-cell office:value-type="float" office:value="102.999" calcext:value-type="float">
            <text:p>102,999</text:p>
          </table:table-cell>
          <table:table-cell office:value-type="float" office:value="11.8187" calcext:value-type="float">
            <text:p>11,8187</text:p>
          </table:table-cell>
          <table:table-cell table:formula="of:=LN([.B105])" office:value-type="float" office:value="2.46968302284984" calcext:value-type="float">
            <text:p>2,469683022849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.8228" calcext:value-type="float">
            <text:p>11,8228</text:p>
          </table:table-cell>
          <table:table-cell table:formula="of:=LN([.B106])" office:value-type="float" office:value="2.47002987055757" calcext:value-type="float">
            <text:p>2,47002987055757</text:p>
          </table:table-cell>
        </table:table-row>
        <table:table-row table:style-name="ro1">
          <table:table-cell office:value-type="float" office:value="104.999" calcext:value-type="float">
            <text:p>104,999</text:p>
          </table:table-cell>
          <table:table-cell office:value-type="float" office:value="11.831" calcext:value-type="float">
            <text:p>11,831</text:p>
          </table:table-cell>
          <table:table-cell table:formula="of:=LN([.B107])" office:value-type="float" office:value="2.47072320527153" calcext:value-type="float">
            <text:p>2,47072320527153</text:p>
          </table:table-cell>
        </table:table-row>
        <table:table-row table:style-name="ro1">
          <table:table-cell office:value-type="float" office:value="105.999" calcext:value-type="float">
            <text:p>105,999</text:p>
          </table:table-cell>
          <table:table-cell office:value-type="float" office:value="11.7764" calcext:value-type="float">
            <text:p>11,7764</text:p>
          </table:table-cell>
          <table:table-cell table:formula="of:=LN([.B108])" office:value-type="float" office:value="2.46609752880095" calcext:value-type="float">
            <text:p>2,46609752880095</text:p>
          </table:table-cell>
        </table:table-row>
        <table:table-row table:style-name="ro1">
          <table:table-cell office:value-type="float" office:value="106.999" calcext:value-type="float">
            <text:p>106,999</text:p>
          </table:table-cell>
          <table:table-cell office:value-type="float" office:value="11.7477" calcext:value-type="float">
            <text:p>11,7477</text:p>
          </table:table-cell>
          <table:table-cell table:formula="of:=LN([.B109])" office:value-type="float" office:value="2.46365747674883" calcext:value-type="float">
            <text:p>2,463657476748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.7644" calcext:value-type="float">
            <text:p>11,7644</text:p>
          </table:table-cell>
          <table:table-cell table:formula="of:=LN([.B110])" office:value-type="float" office:value="2.46507802215381" calcext:value-type="float">
            <text:p>2,46507802215381</text:p>
          </table:table-cell>
        </table:table-row>
        <table:table-row table:style-name="ro1">
          <table:table-cell office:value-type="float" office:value="108.999" calcext:value-type="float">
            <text:p>108,999</text:p>
          </table:table-cell>
          <table:table-cell office:value-type="float" office:value="11.7544" calcext:value-type="float">
            <text:p>11,7544</text:p>
          </table:table-cell>
          <table:table-cell table:formula="of:=LN([.B111])" office:value-type="float" office:value="2.4642276385796" calcext:value-type="float">
            <text:p>2,4642276385796</text:p>
          </table:table-cell>
        </table:table-row>
        <table:table-row table:style-name="ro1">
          <table:table-cell office:value-type="float" office:value="109.999" calcext:value-type="float">
            <text:p>109,999</text:p>
          </table:table-cell>
          <table:table-cell office:value-type="float" office:value="11.7931" calcext:value-type="float">
            <text:p>11,7931</text:p>
          </table:table-cell>
          <table:table-cell table:formula="of:=LN([.B112])" office:value-type="float" office:value="2.46751461467843" calcext:value-type="float">
            <text:p>2,46751461467843</text:p>
          </table:table-cell>
        </table:table-row>
        <table:table-row table:style-name="ro1">
          <table:table-cell office:value-type="float" office:value="110.999" calcext:value-type="float">
            <text:p>110,999</text:p>
          </table:table-cell>
          <table:table-cell office:value-type="float" office:value="11.8601" calcext:value-type="float">
            <text:p>11,8601</text:p>
          </table:table-cell>
          <table:table-cell table:formula="of:=LN([.B113])" office:value-type="float" office:value="2.47317982523724" calcext:value-type="float">
            <text:p>2,47317982523724</text:p>
          </table:table-cell>
        </table:table-row>
        <table:table-row table:style-name="ro1">
          <table:table-cell office:value-type="float" office:value="111.999" calcext:value-type="float">
            <text:p>111,999</text:p>
          </table:table-cell>
          <table:table-cell office:value-type="float" office:value="11.8628" calcext:value-type="float">
            <text:p>11,8628</text:p>
          </table:table-cell>
          <table:table-cell table:formula="of:=LN([.B114])" office:value-type="float" office:value="2.47340745339498" calcext:value-type="float">
            <text:p>2,47340745339498</text:p>
          </table:table-cell>
        </table:table-row>
        <table:table-row table:style-name="ro1">
          <table:table-cell office:value-type="float" office:value="112.999" calcext:value-type="float">
            <text:p>112,999</text:p>
          </table:table-cell>
          <table:table-cell office:value-type="float" office:value="11.8309" calcext:value-type="float">
            <text:p>11,8309</text:p>
          </table:table-cell>
          <table:table-cell table:formula="of:=LN([.B115])" office:value-type="float" office:value="2.47071475286491" calcext:value-type="float">
            <text:p>2,47071475286491</text:p>
          </table:table-cell>
        </table:table-row>
        <table:table-row table:style-name="ro1">
          <table:table-cell office:value-type="float" office:value="113.999" calcext:value-type="float">
            <text:p>113,999</text:p>
          </table:table-cell>
          <table:table-cell office:value-type="float" office:value="11.8363" calcext:value-type="float">
            <text:p>11,8363</text:p>
          </table:table-cell>
          <table:table-cell table:formula="of:=LN([.B116])" office:value-type="float" office:value="2.47117108061756" calcext:value-type="float">
            <text:p>2,47117108061756</text:p>
          </table:table-cell>
        </table:table-row>
        <table:table-row table:style-name="ro1">
          <table:table-cell office:value-type="float" office:value="114.999" calcext:value-type="float">
            <text:p>114,999</text:p>
          </table:table-cell>
          <table:table-cell office:value-type="float" office:value="11.8398" calcext:value-type="float">
            <text:p>11,8398</text:p>
          </table:table-cell>
          <table:table-cell table:formula="of:=LN([.B117])" office:value-type="float" office:value="2.4714667374213" calcext:value-type="float">
            <text:p>2,4714667374213</text:p>
          </table:table-cell>
        </table:table-row>
        <table:table-row table:style-name="ro1">
          <table:table-cell office:value-type="float" office:value="115.999" calcext:value-type="float">
            <text:p>115,999</text:p>
          </table:table-cell>
          <table:table-cell office:value-type="float" office:value="11.7916" calcext:value-type="float">
            <text:p>11,7916</text:p>
          </table:table-cell>
          <table:table-cell table:formula="of:=LN([.B118])" office:value-type="float" office:value="2.46738741356906" calcext:value-type="float">
            <text:p>2,46738741356906</text:p>
          </table:table-cell>
        </table:table-row>
        <table:table-row table:style-name="ro1">
          <table:table-cell office:value-type="float" office:value="116.999" calcext:value-type="float">
            <text:p>116,999</text:p>
          </table:table-cell>
          <table:table-cell office:value-type="float" office:value="11.7703" calcext:value-type="float">
            <text:p>11,7703</text:p>
          </table:table-cell>
          <table:table-cell table:formula="of:=LN([.B119])" office:value-type="float" office:value="2.46557940947752" calcext:value-type="float">
            <text:p>2,46557940947752</text:p>
          </table:table-cell>
        </table:table-row>
        <table:table-row table:style-name="ro1">
          <table:table-cell office:value-type="float" office:value="117.999" calcext:value-type="float">
            <text:p>117,999</text:p>
          </table:table-cell>
          <table:table-cell office:value-type="float" office:value="11.7722" calcext:value-type="float">
            <text:p>11,7722</text:p>
          </table:table-cell>
          <table:table-cell table:formula="of:=LN([.B120])" office:value-type="float" office:value="2.46574081969344" calcext:value-type="float">
            <text:p>2,465740819693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813" calcext:value-type="float">
            <text:p>11,813</text:p>
          </table:table-cell>
          <table:table-cell table:formula="of:=LN([.B121])" office:value-type="float" office:value="2.46920061996638" calcext:value-type="float">
            <text:p>2,46920061996638</text:p>
          </table:table-cell>
        </table:table-row>
        <table:table-row table:style-name="ro1">
          <table:table-cell office:value-type="float" office:value="119.999" calcext:value-type="float">
            <text:p>119,999</text:p>
          </table:table-cell>
          <table:table-cell office:value-type="float" office:value="11.769" calcext:value-type="float">
            <text:p>11,769</text:p>
          </table:table-cell>
          <table:table-cell table:formula="of:=LN([.B122])" office:value-type="float" office:value="2.46546895589553" calcext:value-type="float">
            <text:p>2,46546895589553</text:p>
          </table:table-cell>
        </table:table-row>
        <table:table-row table:style-name="ro1">
          <table:table-cell office:value-type="float" office:value="120.999" calcext:value-type="float">
            <text:p>120,999</text:p>
          </table:table-cell>
          <table:table-cell office:value-type="float" office:value="11.7558" calcext:value-type="float">
            <text:p>11,7558</text:p>
          </table:table-cell>
          <table:table-cell table:formula="of:=LN([.B123])" office:value-type="float" office:value="2.46434673582264" calcext:value-type="float">
            <text:p>2,46434673582264</text:p>
          </table:table-cell>
        </table:table-row>
        <table:table-row table:style-name="ro1">
          <table:table-cell office:value-type="float" office:value="121.999" calcext:value-type="float">
            <text:p>121,999</text:p>
          </table:table-cell>
          <table:table-cell office:value-type="float" office:value="11.7301" calcext:value-type="float">
            <text:p>11,7301</text:p>
          </table:table-cell>
          <table:table-cell table:formula="of:=LN([.B124])" office:value-type="float" office:value="2.46215818777824" calcext:value-type="float">
            <text:p>2,46215818777824</text:p>
          </table:table-cell>
        </table:table-row>
        <table:table-row table:style-name="ro1">
          <table:table-cell office:value-type="float" office:value="122.999" calcext:value-type="float">
            <text:p>122,999</text:p>
          </table:table-cell>
          <table:table-cell office:value-type="float" office:value="11.7348" calcext:value-type="float">
            <text:p>11,7348</text:p>
          </table:table-cell>
          <table:table-cell table:formula="of:=LN([.B125])" office:value-type="float" office:value="2.46255878612409" calcext:value-type="float">
            <text:p>2,46255878612409</text:p>
          </table:table-cell>
        </table:table-row>
        <table:table-row table:style-name="ro1">
          <table:table-cell office:value-type="float" office:value="123.999" calcext:value-type="float">
            <text:p>123,999</text:p>
          </table:table-cell>
          <table:table-cell office:value-type="float" office:value="11.687" calcext:value-type="float">
            <text:p>11,687</text:p>
          </table:table-cell>
          <table:table-cell table:formula="of:=LN([.B126])" office:value-type="float" office:value="2.45847711295102" calcext:value-type="float">
            <text:p>2,458477112951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644" calcext:value-type="float">
            <text:p>11,644</text:p>
          </table:table-cell>
          <table:table-cell table:formula="of:=LN([.B127])" office:value-type="float" office:value="2.45479102588338" calcext:value-type="float">
            <text:p>2,45479102588338</text:p>
          </table:table-cell>
        </table:table-row>
        <table:table-row table:style-name="ro1">
          <table:table-cell office:value-type="float" office:value="125.999" calcext:value-type="float">
            <text:p>125,999</text:p>
          </table:table-cell>
          <table:table-cell office:value-type="float" office:value="11.6097" calcext:value-type="float">
            <text:p>11,6097</text:p>
          </table:table-cell>
          <table:table-cell table:formula="of:=LN([.B128])" office:value-type="float" office:value="2.45184095558267" calcext:value-type="float">
            <text:p>2,45184095558267</text:p>
          </table:table-cell>
        </table:table-row>
        <table:table-row table:style-name="ro1">
          <table:table-cell office:value-type="float" office:value="126.999" calcext:value-type="float">
            <text:p>126,999</text:p>
          </table:table-cell>
          <table:table-cell office:value-type="float" office:value="11.6093" calcext:value-type="float">
            <text:p>11,6093</text:p>
          </table:table-cell>
          <table:table-cell table:formula="of:=LN([.B129])" office:value-type="float" office:value="2.45180650104112" calcext:value-type="float">
            <text:p>2,45180650104112</text:p>
          </table:table-cell>
        </table:table-row>
        <table:table-row table:style-name="ro1">
          <table:table-cell office:value-type="float" office:value="127.999" calcext:value-type="float">
            <text:p>127,999</text:p>
          </table:table-cell>
          <table:table-cell office:value-type="float" office:value="11.6187" calcext:value-type="float">
            <text:p>11,6187</text:p>
          </table:table-cell>
          <table:table-cell table:formula="of:=LN([.B130])" office:value-type="float" office:value="2.45261586908944" calcext:value-type="float">
            <text:p>2,45261586908944</text:p>
          </table:table-cell>
        </table:table-row>
        <table:table-row table:style-name="ro1">
          <table:table-cell office:value-type="float" office:value="128.999" calcext:value-type="float">
            <text:p>128,999</text:p>
          </table:table-cell>
          <table:table-cell office:value-type="float" office:value="11.6462" calcext:value-type="float">
            <text:p>11,6462</text:p>
          </table:table-cell>
          <table:table-cell table:formula="of:=LN([.B131])" office:value-type="float" office:value="2.45497994654585" calcext:value-type="float">
            <text:p>2,45497994654585</text:p>
          </table:table-cell>
        </table:table-row>
        <table:table-row table:style-name="ro1">
          <table:table-cell office:value-type="float" office:value="129.999" calcext:value-type="float">
            <text:p>129,999</text:p>
          </table:table-cell>
          <table:table-cell office:value-type="float" office:value="11.6821" calcext:value-type="float">
            <text:p>11,6821</text:p>
          </table:table-cell>
          <table:table-cell table:formula="of:=LN([.B132])" office:value-type="float" office:value="2.45805775575953" calcext:value-type="float">
            <text:p>2,45805775575953</text:p>
          </table:table-cell>
        </table:table-row>
        <table:table-row table:style-name="ro1">
          <table:table-cell office:value-type="float" office:value="130.999" calcext:value-type="float">
            <text:p>130,999</text:p>
          </table:table-cell>
          <table:table-cell office:value-type="float" office:value="11.6949" calcext:value-type="float">
            <text:p>11,6949</text:p>
          </table:table-cell>
          <table:table-cell table:formula="of:=LN([.B133])" office:value-type="float" office:value="2.45915284933691" calcext:value-type="float">
            <text:p>2,45915284933691</text:p>
          </table:table-cell>
        </table:table-row>
        <table:table-row table:style-name="ro1">
          <table:table-cell office:value-type="float" office:value="131.999" calcext:value-type="float">
            <text:p>131,999</text:p>
          </table:table-cell>
          <table:table-cell office:value-type="float" office:value="11.6908" calcext:value-type="float">
            <text:p>11,6908</text:p>
          </table:table-cell>
          <table:table-cell table:formula="of:=LN([.B134])" office:value-type="float" office:value="2.45880220770189" calcext:value-type="float">
            <text:p>2,45880220770189</text:p>
          </table:table-cell>
        </table:table-row>
        <table:table-row table:style-name="ro1">
          <table:table-cell office:value-type="float" office:value="132.999" calcext:value-type="float">
            <text:p>132,999</text:p>
          </table:table-cell>
          <table:table-cell office:value-type="float" office:value="11.6871" calcext:value-type="float">
            <text:p>11,6871</text:p>
          </table:table-cell>
          <table:table-cell table:formula="of:=LN([.B135])" office:value-type="float" office:value="2.4584856694302" calcext:value-type="float">
            <text:p>2,4584856694302</text:p>
          </table:table-cell>
        </table:table-row>
        <table:table-row table:style-name="ro1">
          <table:table-cell office:value-type="float" office:value="133.999" calcext:value-type="float">
            <text:p>133,999</text:p>
          </table:table-cell>
          <table:table-cell office:value-type="float" office:value="11.6529" calcext:value-type="float">
            <text:p>11,6529</text:p>
          </table:table-cell>
          <table:table-cell table:formula="of:=LN([.B136])" office:value-type="float" office:value="2.45555507607314" calcext:value-type="float">
            <text:p>2,455555076073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6424" calcext:value-type="float">
            <text:p>11,6424</text:p>
          </table:table-cell>
          <table:table-cell table:formula="of:=LN([.B137])" office:value-type="float" office:value="2.45465360661698" calcext:value-type="float">
            <text:p>2,45465360661698</text:p>
          </table:table-cell>
        </table:table-row>
        <table:table-row table:style-name="ro1">
          <table:table-cell office:value-type="float" office:value="135.999" calcext:value-type="float">
            <text:p>135,999</text:p>
          </table:table-cell>
          <table:table-cell office:value-type="float" office:value="11.6551" calcext:value-type="float">
            <text:p>11,6551</text:p>
          </table:table-cell>
          <table:table-cell table:formula="of:=LN([.B138])" office:value-type="float" office:value="2.45574385245949" calcext:value-type="float">
            <text:p>2,455743852459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6485" calcext:value-type="float">
            <text:p>11,6485</text:p>
          </table:table-cell>
          <table:table-cell table:formula="of:=LN([.B139])" office:value-type="float" office:value="2.45517741635722" calcext:value-type="float">
            <text:p>2,45517741635722</text:p>
          </table:table-cell>
        </table:table-row>
        <table:table-row table:style-name="ro1">
          <table:table-cell office:value-type="float" office:value="137.999" calcext:value-type="float">
            <text:p>137,999</text:p>
          </table:table-cell>
          <table:table-cell office:value-type="float" office:value="11.6137" calcext:value-type="float">
            <text:p>11,6137</text:p>
          </table:table-cell>
          <table:table-cell table:formula="of:=LN([.B140])" office:value-type="float" office:value="2.45218543572249" calcext:value-type="float">
            <text:p>2,452185435722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6223" calcext:value-type="float">
            <text:p>11,6223</text:p>
          </table:table-cell>
          <table:table-cell table:formula="of:=LN([.B141])" office:value-type="float" office:value="2.45292566643282" calcext:value-type="float">
            <text:p>2,45292566643282</text:p>
          </table:table-cell>
        </table:table-row>
        <table:table-row table:style-name="ro1">
          <table:table-cell office:value-type="float" office:value="139.999" calcext:value-type="float">
            <text:p>139,999</text:p>
          </table:table-cell>
          <table:table-cell office:value-type="float" office:value="11.6482" calcext:value-type="float">
            <text:p>11,6482</text:p>
          </table:table-cell>
          <table:table-cell table:formula="of:=LN([.B142])" office:value-type="float" office:value="2.45515166163659" calcext:value-type="float">
            <text:p>2,455151661636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6205" calcext:value-type="float">
            <text:p>11,6205</text:p>
          </table:table-cell>
          <table:table-cell table:formula="of:=LN([.B143])" office:value-type="float" office:value="2.45277077975793" calcext:value-type="float">
            <text:p>2,45277077975793</text:p>
          </table:table-cell>
        </table:table-row>
        <table:table-row table:style-name="ro1">
          <table:table-cell office:value-type="float" office:value="141.999" calcext:value-type="float">
            <text:p>141,999</text:p>
          </table:table-cell>
          <table:table-cell office:value-type="float" office:value="11.5933" calcext:value-type="float">
            <text:p>11,5933</text:p>
          </table:table-cell>
          <table:table-cell table:formula="of:=LN([.B144])" office:value-type="float" office:value="2.45042734503825" calcext:value-type="float">
            <text:p>2,45042734503825</text:p>
          </table:table-cell>
        </table:table-row>
        <table:table-row table:style-name="ro1">
          <table:table-cell office:value-type="float" office:value="142.999" calcext:value-type="float">
            <text:p>142,999</text:p>
          </table:table-cell>
          <table:table-cell office:value-type="float" office:value="11.5381" calcext:value-type="float">
            <text:p>11,5381</text:p>
          </table:table-cell>
          <table:table-cell table:formula="of:=LN([.B145])" office:value-type="float" office:value="2.44565460281049" calcext:value-type="float">
            <text:p>2,44565460281049</text:p>
          </table:table-cell>
        </table:table-row>
        <table:table-row table:style-name="ro1">
          <table:table-cell office:value-type="float" office:value="143.999" calcext:value-type="float">
            <text:p>143,999</text:p>
          </table:table-cell>
          <table:table-cell office:value-type="float" office:value="11.5614" calcext:value-type="float">
            <text:p>11,5614</text:p>
          </table:table-cell>
          <table:table-cell table:formula="of:=LN([.B146])" office:value-type="float" office:value="2.44767196317777" calcext:value-type="float">
            <text:p>2,44767196317777</text:p>
          </table:table-cell>
        </table:table-row>
        <table:table-row table:style-name="ro1">
          <table:table-cell office:value-type="float" office:value="144.999" calcext:value-type="float">
            <text:p>144,999</text:p>
          </table:table-cell>
          <table:table-cell office:value-type="float" office:value="11.5516" calcext:value-type="float">
            <text:p>11,5516</text:p>
          </table:table-cell>
          <table:table-cell table:formula="of:=LN([.B147])" office:value-type="float" office:value="2.44682395551219" calcext:value-type="float">
            <text:p>2,4468239555121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5504" calcext:value-type="float">
            <text:p>11,5504</text:p>
          </table:table-cell>
          <table:table-cell table:formula="of:=LN([.B148])" office:value-type="float" office:value="2.44672006840276" calcext:value-type="float">
            <text:p>2,44672006840276</text:p>
          </table:table-cell>
        </table:table-row>
        <table:table-row table:style-name="ro2">
          <table:table-cell office:value-type="float" office:value="146.999" calcext:value-type="float">
            <text:p>146,999</text:p>
          </table:table-cell>
          <table:table-cell office:value-type="float" office:value="11.5629" calcext:value-type="float">
            <text:p>11,5629</text:p>
          </table:table-cell>
          <table:table-cell table:formula="of:=LN([.B149])" office:value-type="float" office:value="2.44780169683476" calcext:value-type="float">
            <text:p>2,447801696834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.5706" calcext:value-type="float">
            <text:p>11,5706</text:p>
          </table:table-cell>
          <table:table-cell table:formula="of:=LN([.B150])" office:value-type="float" office:value="2.4484673981151" calcext:value-type="float">
            <text:p>2,4484673981151</text:p>
          </table:table-cell>
        </table:table-row>
        <table:table-row table:style-name="ro1">
          <table:table-cell office:value-type="float" office:value="148.999" calcext:value-type="float">
            <text:p>148,999</text:p>
          </table:table-cell>
          <table:table-cell office:value-type="float" office:value="11.582" calcext:value-type="float">
            <text:p>11,582</text:p>
          </table:table-cell>
          <table:table-cell table:formula="of:=LN([.B151])" office:value-type="float" office:value="2.4494521688036" calcext:value-type="float">
            <text:p>2,4494521688036</text:p>
          </table:table-cell>
        </table:table-row>
        <table:table-row table:style-name="ro1">
          <table:table-cell office:value-type="float" office:value="149.999" calcext:value-type="float">
            <text:p>149,999</text:p>
          </table:table-cell>
          <table:table-cell office:value-type="float" office:value="11.5449" calcext:value-type="float">
            <text:p>11,5449</text:p>
          </table:table-cell>
          <table:table-cell table:formula="of:=LN([.B152])" office:value-type="float" office:value="2.44624378101061" calcext:value-type="float">
            <text:p>2,44624378101061</text:p>
          </table:table-cell>
        </table:table-row>
        <table:table-row table:style-name="ro1">
          <table:table-cell office:value-type="float" office:value="150.999" calcext:value-type="float">
            <text:p>150,999</text:p>
          </table:table-cell>
          <table:table-cell office:value-type="float" office:value="11.5082" calcext:value-type="float">
            <text:p>11,5082</text:p>
          </table:table-cell>
          <table:table-cell table:formula="of:=LN([.B153])" office:value-type="float" office:value="2.44305982475274" calcext:value-type="float">
            <text:p>2,44305982475274</text:p>
          </table:table-cell>
        </table:table-row>
        <table:table-row table:style-name="ro1">
          <table:table-cell office:value-type="float" office:value="151.999" calcext:value-type="float">
            <text:p>151,999</text:p>
          </table:table-cell>
          <table:table-cell office:value-type="float" office:value="11.4918" calcext:value-type="float">
            <text:p>11,4918</text:p>
          </table:table-cell>
          <table:table-cell table:formula="of:=LN([.B154])" office:value-type="float" office:value="2.44163373755453" calcext:value-type="float">
            <text:p>2,44163373755453</text:p>
          </table:table-cell>
        </table:table-row>
        <table:table-row table:style-name="ro1">
          <table:table-cell office:value-type="float" office:value="152.999" calcext:value-type="float">
            <text:p>152,999</text:p>
          </table:table-cell>
          <table:table-cell office:value-type="float" office:value="11.5314" calcext:value-type="float">
            <text:p>11,5314</text:p>
          </table:table-cell>
          <table:table-cell table:formula="of:=LN([.B155])" office:value-type="float" office:value="2.44507374928628" calcext:value-type="float">
            <text:p>2,44507374928628</text:p>
          </table:table-cell>
        </table:table-row>
        <table:table-row table:style-name="ro1">
          <table:table-cell office:value-type="float" office:value="153.999" calcext:value-type="float">
            <text:p>153,999</text:p>
          </table:table-cell>
          <table:table-cell office:value-type="float" office:value="11.5103" calcext:value-type="float">
            <text:p>11,5103</text:p>
          </table:table-cell>
          <table:table-cell table:formula="of:=LN([.B156])" office:value-type="float" office:value="2.44324228668604" calcext:value-type="float">
            <text:p>2,44324228668604</text:p>
          </table:table-cell>
        </table:table-row>
        <table:table-row table:style-name="ro1">
          <table:table-cell office:value-type="float" office:value="154.999" calcext:value-type="float">
            <text:p>154,999</text:p>
          </table:table-cell>
          <table:table-cell office:value-type="float" office:value="11.5288" calcext:value-type="float">
            <text:p>11,5288</text:p>
          </table:table-cell>
          <table:table-cell table:formula="of:=LN([.B157])" office:value-type="float" office:value="2.44484825254201" calcext:value-type="float">
            <text:p>2,44484825254201</text:p>
          </table:table-cell>
        </table:table-row>
        <table:table-row table:style-name="ro1">
          <table:table-cell office:value-type="float" office:value="155.999" calcext:value-type="float">
            <text:p>155,999</text:p>
          </table:table-cell>
          <table:table-cell office:value-type="float" office:value="11.503" calcext:value-type="float">
            <text:p>11,503</text:p>
          </table:table-cell>
          <table:table-cell table:formula="of:=LN([.B158])" office:value-type="float" office:value="2.44260787091387" calcext:value-type="float">
            <text:p>2,442607870913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.5084" calcext:value-type="float">
            <text:p>11,5084</text:p>
          </table:table-cell>
          <table:table-cell table:formula="of:=LN([.B159])" office:value-type="float" office:value="2.44307720351416" calcext:value-type="float">
            <text:p>2,44307720351416</text:p>
          </table:table-cell>
        </table:table-row>
        <table:table-row table:style-name="ro1">
          <table:table-cell office:value-type="float" office:value="157.999" calcext:value-type="float">
            <text:p>157,999</text:p>
          </table:table-cell>
          <table:table-cell office:value-type="float" office:value="11.5363" calcext:value-type="float">
            <text:p>11,5363</text:p>
          </table:table-cell>
          <table:table-cell table:formula="of:=LN([.B160])" office:value-type="float" office:value="2.4454985857523" calcext:value-type="float">
            <text:p>2,44549858575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5264" calcext:value-type="float">
            <text:p>11,5264</text:p>
          </table:table-cell>
          <table:table-cell table:formula="of:=LN([.B161])" office:value-type="float" office:value="2.44464005655945" calcext:value-type="float">
            <text:p>2,44464005655945</text:p>
          </table:table-cell>
        </table:table-row>
        <table:table-row table:style-name="ro1">
          <table:table-cell office:value-type="float" office:value="159.999" calcext:value-type="float">
            <text:p>159,999</text:p>
          </table:table-cell>
          <table:table-cell office:value-type="float" office:value="11.5117" calcext:value-type="float">
            <text:p>11,5117</text:p>
          </table:table-cell>
          <table:table-cell table:formula="of:=LN([.B162])" office:value-type="float" office:value="2.44336390948178" calcext:value-type="float">
            <text:p>2,44336390948178</text:p>
          </table:table-cell>
        </table:table-row>
        <table:table-row table:style-name="ro1">
          <table:table-cell office:value-type="float" office:value="160.999" calcext:value-type="float">
            <text:p>160,999</text:p>
          </table:table-cell>
          <table:table-cell office:value-type="float" office:value="11.5158" calcext:value-type="float">
            <text:p>11,5158</text:p>
          </table:table-cell>
          <table:table-cell table:formula="of:=LN([.B163])" office:value-type="float" office:value="2.44372000545775" calcext:value-type="float">
            <text:p>2,44372000545775</text:p>
          </table:table-cell>
        </table:table-row>
        <table:table-row table:style-name="ro1">
          <table:table-cell office:value-type="float" office:value="161.999" calcext:value-type="float">
            <text:p>161,999</text:p>
          </table:table-cell>
          <table:table-cell office:value-type="float" office:value="11.4888" calcext:value-type="float">
            <text:p>11,4888</text:p>
          </table:table-cell>
          <table:table-cell table:formula="of:=LN([.B164])" office:value-type="float" office:value="2.44137264776427" calcext:value-type="float">
            <text:p>2,44137264776427</text:p>
          </table:table-cell>
        </table:table-row>
        <table:table-row table:style-name="ro1">
          <table:table-cell office:value-type="float" office:value="162.999" calcext:value-type="float">
            <text:p>162,999</text:p>
          </table:table-cell>
          <table:table-cell office:value-type="float" office:value="11.4386" calcext:value-type="float">
            <text:p>11,4386</text:p>
          </table:table-cell>
          <table:table-cell table:formula="of:=LN([.B165])" office:value-type="float" office:value="2.43699360084052" calcext:value-type="float">
            <text:p>2,43699360084052</text:p>
          </table:table-cell>
        </table:table-row>
        <table:table-row table:style-name="ro1">
          <table:table-cell office:value-type="float" office:value="163.999" calcext:value-type="float">
            <text:p>163,999</text:p>
          </table:table-cell>
          <table:table-cell office:value-type="float" office:value="11.4275" calcext:value-type="float">
            <text:p>11,4275</text:p>
          </table:table-cell>
          <table:table-cell table:formula="of:=LN([.B166])" office:value-type="float" office:value="2.43602273122376" calcext:value-type="float">
            <text:p>2,43602273122376</text:p>
          </table:table-cell>
        </table:table-row>
        <table:table-row table:style-name="ro1">
          <table:table-cell office:value-type="float" office:value="164.999" calcext:value-type="float">
            <text:p>164,999</text:p>
          </table:table-cell>
          <table:table-cell office:value-type="float" office:value="11.3962" calcext:value-type="float">
            <text:p>11,3962</text:p>
          </table:table-cell>
          <table:table-cell table:formula="of:=LN([.B167])" office:value-type="float" office:value="2.43327996649921" calcext:value-type="float">
            <text:p>2,43327996649921</text:p>
          </table:table-cell>
        </table:table-row>
        <table:table-row table:style-name="ro1">
          <table:table-cell office:value-type="float" office:value="165.999" calcext:value-type="float">
            <text:p>165,999</text:p>
          </table:table-cell>
          <table:table-cell office:value-type="float" office:value="11.3964" calcext:value-type="float">
            <text:p>11,3964</text:p>
          </table:table-cell>
          <table:table-cell table:formula="of:=LN([.B168])" office:value-type="float" office:value="2.43329751605477" calcext:value-type="float">
            <text:p>2,43329751605477</text:p>
          </table:table-cell>
        </table:table-row>
        <table:table-row table:style-name="ro1">
          <table:table-cell office:value-type="float" office:value="166.999" calcext:value-type="float">
            <text:p>166,999</text:p>
          </table:table-cell>
          <table:table-cell office:value-type="float" office:value="11.3735" calcext:value-type="float">
            <text:p>11,3735</text:p>
          </table:table-cell>
          <table:table-cell table:formula="of:=LN([.B169])" office:value-type="float" office:value="2.43128608800978" calcext:value-type="float">
            <text:p>2,43128608800978</text:p>
          </table:table-cell>
        </table:table-row>
        <table:table-row table:style-name="ro1">
          <table:table-cell office:value-type="float" office:value="167.999" calcext:value-type="float">
            <text:p>167,999</text:p>
          </table:table-cell>
          <table:table-cell office:value-type="float" office:value="11.3855" calcext:value-type="float">
            <text:p>11,3855</text:p>
          </table:table-cell>
          <table:table-cell table:formula="of:=LN([.B170])" office:value-type="float" office:value="2.43234061598658" calcext:value-type="float">
            <text:p>2,43234061598658</text:p>
          </table:table-cell>
        </table:table-row>
        <table:table-row table:style-name="ro1">
          <table:table-cell office:value-type="float" office:value="168.999" calcext:value-type="float">
            <text:p>168,999</text:p>
          </table:table-cell>
          <table:table-cell office:value-type="float" office:value="11.3835" calcext:value-type="float">
            <text:p>11,3835</text:p>
          </table:table-cell>
          <table:table-cell table:formula="of:=LN([.B171])" office:value-type="float" office:value="2.43216493852994" calcext:value-type="float">
            <text:p>2,43216493852994</text:p>
          </table:table-cell>
        </table:table-row>
        <table:table-row table:style-name="ro1">
          <table:table-cell office:value-type="float" office:value="169.999" calcext:value-type="float">
            <text:p>169,999</text:p>
          </table:table-cell>
          <table:table-cell office:value-type="float" office:value="11.391" calcext:value-type="float">
            <text:p>11,391</text:p>
          </table:table-cell>
          <table:table-cell table:formula="of:=LN([.B172])" office:value-type="float" office:value="2.43282356991778" calcext:value-type="float">
            <text:p>2,43282356991778</text:p>
          </table:table-cell>
        </table:table-row>
        <table:table-row table:style-name="ro1">
          <table:table-cell office:value-type="float" office:value="170.999" calcext:value-type="float">
            <text:p>170,999</text:p>
          </table:table-cell>
          <table:table-cell office:value-type="float" office:value="11.3877" calcext:value-type="float">
            <text:p>11,3877</text:p>
          </table:table-cell>
          <table:table-cell table:formula="of:=LN([.B173])" office:value-type="float" office:value="2.4325338255493" calcext:value-type="float">
            <text:p>2,4325338255493</text:p>
          </table:table-cell>
        </table:table-row>
        <table:table-row table:style-name="ro1">
          <table:table-cell office:value-type="float" office:value="171.999" calcext:value-type="float">
            <text:p>171,999</text:p>
          </table:table-cell>
          <table:table-cell office:value-type="float" office:value="11.3709" calcext:value-type="float">
            <text:p>11,3709</text:p>
          </table:table-cell>
          <table:table-cell table:formula="of:=LN([.B174])" office:value-type="float" office:value="2.43105746030262" calcext:value-type="float">
            <text:p>2,43105746030262</text:p>
          </table:table-cell>
        </table:table-row>
        <table:table-row table:style-name="ro1">
          <table:table-cell office:value-type="float" office:value="172.999" calcext:value-type="float">
            <text:p>172,999</text:p>
          </table:table-cell>
          <table:table-cell office:value-type="float" office:value="11.3987" calcext:value-type="float">
            <text:p>11,3987</text:p>
          </table:table-cell>
          <table:table-cell table:formula="of:=LN([.B175])" office:value-type="float" office:value="2.43349931381024" calcext:value-type="float">
            <text:p>2,43349931381024</text:p>
          </table:table-cell>
        </table:table-row>
        <table:table-row table:style-name="ro1">
          <table:table-cell office:value-type="float" office:value="173.999" calcext:value-type="float">
            <text:p>173,999</text:p>
          </table:table-cell>
          <table:table-cell office:value-type="float" office:value="11.4056" calcext:value-type="float">
            <text:p>11,4056</text:p>
          </table:table-cell>
          <table:table-cell table:formula="of:=LN([.B176])" office:value-type="float" office:value="2.43410446285761" calcext:value-type="float">
            <text:p>2,43410446285761</text:p>
          </table:table-cell>
        </table:table-row>
        <table:table-row table:style-name="ro1">
          <table:table-cell office:value-type="float" office:value="174.999" calcext:value-type="float">
            <text:p>174,999</text:p>
          </table:table-cell>
          <table:table-cell office:value-type="float" office:value="11.4039" calcext:value-type="float">
            <text:p>11,4039</text:p>
          </table:table-cell>
          <table:table-cell table:formula="of:=LN([.B177])" office:value-type="float" office:value="2.43395540215894" calcext:value-type="float">
            <text:p>2,43395540215894</text:p>
          </table:table-cell>
        </table:table-row>
        <table:table-row table:style-name="ro1">
          <table:table-cell office:value-type="float" office:value="175.999" calcext:value-type="float">
            <text:p>175,999</text:p>
          </table:table-cell>
          <table:table-cell office:value-type="float" office:value="11.3781" calcext:value-type="float">
            <text:p>11,3781</text:p>
          </table:table-cell>
          <table:table-cell table:formula="of:=LN([.B178])" office:value-type="float" office:value="2.43169045518068" calcext:value-type="float">
            <text:p>2,43169045518068</text:p>
          </table:table-cell>
        </table:table-row>
        <table:table-row table:style-name="ro1">
          <table:table-cell office:value-type="float" office:value="176.999" calcext:value-type="float">
            <text:p>176,999</text:p>
          </table:table-cell>
          <table:table-cell office:value-type="float" office:value="11.375" calcext:value-type="float">
            <text:p>11,375</text:p>
          </table:table-cell>
          <table:table-cell table:formula="of:=LN([.B179])" office:value-type="float" office:value="2.43141796483701" calcext:value-type="float">
            <text:p>2,43141796483701</text:p>
          </table:table-cell>
        </table:table-row>
        <table:table-row table:style-name="ro1">
          <table:table-cell office:value-type="float" office:value="177.999" calcext:value-type="float">
            <text:p>177,999</text:p>
          </table:table-cell>
          <table:table-cell office:value-type="float" office:value="11.3745" calcext:value-type="float">
            <text:p>11,3745</text:p>
          </table:table-cell>
          <table:table-cell table:formula="of:=LN([.B180])" office:value-type="float" office:value="2.43137400782696" calcext:value-type="float">
            <text:p>2,43137400782696</text:p>
          </table:table-cell>
        </table:table-row>
        <table:table-row table:style-name="ro1">
          <table:table-cell office:value-type="float" office:value="178.999" calcext:value-type="float">
            <text:p>178,999</text:p>
          </table:table-cell>
          <table:table-cell office:value-type="float" office:value="11.3558" calcext:value-type="float">
            <text:p>11,3558</text:p>
          </table:table-cell>
          <table:table-cell table:formula="of:=LN([.B181])" office:value-type="float" office:value="2.42972862662048" calcext:value-type="float">
            <text:p>2,42972862662048</text:p>
          </table:table-cell>
        </table:table-row>
        <table:table-row table:style-name="ro1">
          <table:table-cell office:value-type="float" office:value="179.999" calcext:value-type="float">
            <text:p>179,999</text:p>
          </table:table-cell>
          <table:table-cell office:value-type="float" office:value="11.3238" calcext:value-type="float">
            <text:p>11,3238</text:p>
          </table:table-cell>
          <table:table-cell table:formula="of:=LN([.B182])" office:value-type="float" office:value="2.42690670549001" calcext:value-type="float">
            <text:p>2,42690670549001</text:p>
          </table:table-cell>
        </table:table-row>
        <table:table-row table:style-name="ro1">
          <table:table-cell office:value-type="float" office:value="180.999" calcext:value-type="float">
            <text:p>180,999</text:p>
          </table:table-cell>
          <table:table-cell office:value-type="float" office:value="11.3267" calcext:value-type="float">
            <text:p>11,3267</text:p>
          </table:table-cell>
          <table:table-cell table:formula="of:=LN([.B183])" office:value-type="float" office:value="2.42716277047894" calcext:value-type="float">
            <text:p>2,42716277047894</text:p>
          </table:table-cell>
        </table:table-row>
        <table:table-row table:style-name="ro1">
          <table:table-cell office:value-type="float" office:value="181.999" calcext:value-type="float">
            <text:p>181,999</text:p>
          </table:table-cell>
          <table:table-cell office:value-type="float" office:value="11.3675" calcext:value-type="float">
            <text:p>11,3675</text:p>
          </table:table-cell>
          <table:table-cell table:formula="of:=LN([.B184])" office:value-type="float" office:value="2.43075840671703" calcext:value-type="float">
            <text:p>2,43075840671703</text:p>
          </table:table-cell>
        </table:table-row>
        <table:table-row table:style-name="ro1">
          <table:table-cell office:value-type="float" office:value="182.999" calcext:value-type="float">
            <text:p>182,999</text:p>
          </table:table-cell>
          <table:table-cell office:value-type="float" office:value="11.3672" calcext:value-type="float">
            <text:p>11,3672</text:p>
          </table:table-cell>
          <table:table-cell table:formula="of:=LN([.B185])" office:value-type="float" office:value="2.43073201534173" calcext:value-type="float">
            <text:p>2,43073201534173</text:p>
          </table:table-cell>
        </table:table-row>
        <table:table-row table:style-name="ro1">
          <table:table-cell office:value-type="float" office:value="183.999" calcext:value-type="float">
            <text:p>183,999</text:p>
          </table:table-cell>
          <table:table-cell office:value-type="float" office:value="11.3239" calcext:value-type="float">
            <text:p>11,3239</text:p>
          </table:table-cell>
          <table:table-cell table:formula="of:=LN([.B186])" office:value-type="float" office:value="2.42691553640882" calcext:value-type="float">
            <text:p>2,42691553640882</text:p>
          </table:table-cell>
        </table:table-row>
        <table:table-row table:style-name="ro1">
          <table:table-cell office:value-type="float" office:value="184.999" calcext:value-type="float">
            <text:p>184,999</text:p>
          </table:table-cell>
          <table:table-cell office:value-type="float" office:value="11.3104" calcext:value-type="float">
            <text:p>11,3104</text:p>
          </table:table-cell>
          <table:table-cell table:formula="of:=LN([.B187])" office:value-type="float" office:value="2.42572265643455" calcext:value-type="float">
            <text:p>2,4257226564345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.3156" calcext:value-type="float">
            <text:p>11,3156</text:p>
          </table:table-cell>
          <table:table-cell table:formula="of:=LN([.B188])" office:value-type="float" office:value="2.42618230463499" calcext:value-type="float">
            <text:p>2,42618230463499</text:p>
          </table:table-cell>
        </table:table-row>
        <table:table-row table:style-name="ro1">
          <table:table-cell office:value-type="float" office:value="186.999" calcext:value-type="float">
            <text:p>186,999</text:p>
          </table:table-cell>
          <table:table-cell office:value-type="float" office:value="11.369" calcext:value-type="float">
            <text:p>11,369</text:p>
          </table:table-cell>
          <table:table-cell table:formula="of:=LN([.B189])" office:value-type="float" office:value="2.43089035314697" calcext:value-type="float">
            <text:p>2,43089035314697</text:p>
          </table:table-cell>
        </table:table-row>
        <table:table-row table:style-name="ro1">
          <table:table-cell office:value-type="float" office:value="187.999" calcext:value-type="float">
            <text:p>187,999</text:p>
          </table:table-cell>
          <table:table-cell office:value-type="float" office:value="11.3119" calcext:value-type="float">
            <text:p>11,3119</text:p>
          </table:table-cell>
          <table:table-cell table:formula="of:=LN([.B190])" office:value-type="float" office:value="2.42585526894541" calcext:value-type="float">
            <text:p>2,42585526894541</text:p>
          </table:table-cell>
        </table:table-row>
        <table:table-row table:style-name="ro1">
          <table:table-cell office:value-type="float" office:value="188.999" calcext:value-type="float">
            <text:p>188,999</text:p>
          </table:table-cell>
          <table:table-cell office:value-type="float" office:value="11.2641" calcext:value-type="float">
            <text:p>11,2641</text:p>
          </table:table-cell>
          <table:table-cell table:formula="of:=LN([.B191])" office:value-type="float" office:value="2.42162067721719" calcext:value-type="float">
            <text:p>2,42162067721719</text:p>
          </table:table-cell>
        </table:table-row>
        <table:table-row table:style-name="ro1">
          <table:table-cell office:value-type="float" office:value="189.999" calcext:value-type="float">
            <text:p>189,999</text:p>
          </table:table-cell>
          <table:table-cell office:value-type="float" office:value="11.2712" calcext:value-type="float">
            <text:p>11,2712</text:p>
          </table:table-cell>
          <table:table-cell table:formula="of:=LN([.B192])" office:value-type="float" office:value="2.42225079975693" calcext:value-type="float">
            <text:p>2,42225079975693</text:p>
          </table:table-cell>
        </table:table-row>
        <table:table-row table:style-name="ro1">
          <table:table-cell office:value-type="float" office:value="190.999" calcext:value-type="float">
            <text:p>190,999</text:p>
          </table:table-cell>
          <table:table-cell office:value-type="float" office:value="11.2532" calcext:value-type="float">
            <text:p>11,2532</text:p>
          </table:table-cell>
          <table:table-cell table:formula="of:=LN([.B193])" office:value-type="float" office:value="2.42065253264822" calcext:value-type="float">
            <text:p>2,420652532648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.2322" calcext:value-type="float">
            <text:p>11,2322</text:p>
          </table:table-cell>
          <table:table-cell table:formula="of:=LN([.B194])" office:value-type="float" office:value="2.41878465339273" calcext:value-type="float">
            <text:p>2,41878465339273</text:p>
          </table:table-cell>
        </table:table-row>
        <table:table-row table:style-name="ro1">
          <table:table-cell office:value-type="float" office:value="192.999" calcext:value-type="float">
            <text:p>192,999</text:p>
          </table:table-cell>
          <table:table-cell office:value-type="float" office:value="11.2105" calcext:value-type="float">
            <text:p>11,2105</text:p>
          </table:table-cell>
          <table:table-cell table:formula="of:=LN([.B195])" office:value-type="float" office:value="2.41685083912239" calcext:value-type="float">
            <text:p>2,41685083912239</text:p>
          </table:table-cell>
        </table:table-row>
        <table:table-row table:style-name="ro1">
          <table:table-cell office:value-type="float" office:value="193.999" calcext:value-type="float">
            <text:p>193,999</text:p>
          </table:table-cell>
          <table:table-cell office:value-type="float" office:value="11.1508" calcext:value-type="float">
            <text:p>11,1508</text:p>
          </table:table-cell>
          <table:table-cell table:formula="of:=LN([.B196])" office:value-type="float" office:value="2.41151124421122" calcext:value-type="float">
            <text:p>2,411511244211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.1335" calcext:value-type="float">
            <text:p>11,1335</text:p>
          </table:table-cell>
          <table:table-cell table:formula="of:=LN([.B197])" office:value-type="float" office:value="2.40995858126238" calcext:value-type="float">
            <text:p>2,40995858126238</text:p>
          </table:table-cell>
        </table:table-row>
        <table:table-row table:style-name="ro1">
          <table:table-cell office:value-type="float" office:value="195.999" calcext:value-type="float">
            <text:p>195,999</text:p>
          </table:table-cell>
          <table:table-cell office:value-type="float" office:value="11.0446" calcext:value-type="float">
            <text:p>11,0446</text:p>
          </table:table-cell>
          <table:table-cell table:formula="of:=LN([.B198])" office:value-type="float" office:value="2.40194162073417" calcext:value-type="float">
            <text:p>2,40194162073417</text:p>
          </table:table-cell>
        </table:table-row>
        <table:table-row table:style-name="ro1">
          <table:table-cell office:value-type="float" office:value="196.999" calcext:value-type="float">
            <text:p>196,999</text:p>
          </table:table-cell>
          <table:table-cell office:value-type="float" office:value="11.0445" calcext:value-type="float">
            <text:p>11,0445</text:p>
          </table:table-cell>
          <table:table-cell table:formula="of:=LN([.B199])" office:value-type="float" office:value="2.40193256649474" calcext:value-type="float">
            <text:p>2,40193256649474</text:p>
          </table:table-cell>
        </table:table-row>
        <table:table-row table:style-name="ro1">
          <table:table-cell office:value-type="float" office:value="197.999" calcext:value-type="float">
            <text:p>197,999</text:p>
          </table:table-cell>
          <table:table-cell office:value-type="float" office:value="11.0147" calcext:value-type="float">
            <text:p>11,0147</text:p>
          </table:table-cell>
          <table:table-cell table:formula="of:=LN([.B200])" office:value-type="float" office:value="2.39923074429558" calcext:value-type="float">
            <text:p>2,399230744295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994" calcext:value-type="float">
            <text:p>10,994</text:p>
          </table:table-cell>
          <table:table-cell table:formula="of:=LN([.B201])" office:value-type="float" office:value="2.39734966943847" calcext:value-type="float">
            <text:p>2,39734966943847</text:p>
          </table:table-cell>
        </table:table-row>
        <table:table-row table:style-name="ro1">
          <table:table-cell office:value-type="float" office:value="199.999" calcext:value-type="float">
            <text:p>199,999</text:p>
          </table:table-cell>
          <table:table-cell office:value-type="float" office:value="11.0154" calcext:value-type="float">
            <text:p>11,0154</text:p>
          </table:table-cell>
          <table:table-cell table:formula="of:=LN([.B202])" office:value-type="float" office:value="2.39929429371208" calcext:value-type="float">
            <text:p>2,399294293712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9967" calcext:value-type="float">
            <text:p>10,9967</text:p>
          </table:table-cell>
          <table:table-cell table:formula="of:=LN([.B203])" office:value-type="float" office:value="2.39759522778937" calcext:value-type="float">
            <text:p>2,39759522778937</text:p>
          </table:table-cell>
        </table:table-row>
        <table:table-row table:style-name="ro1">
          <table:table-cell office:value-type="float" office:value="201.999" calcext:value-type="float">
            <text:p>201,999</text:p>
          </table:table-cell>
          <table:table-cell office:value-type="float" office:value="11.0103" calcext:value-type="float">
            <text:p>11,0103</text:p>
          </table:table-cell>
          <table:table-cell table:formula="of:=LN([.B204])" office:value-type="float" office:value="2.39883119831977" calcext:value-type="float">
            <text:p>2,3988311983197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.0727" calcext:value-type="float">
            <text:p>11,0727</text:p>
          </table:table-cell>
          <table:table-cell table:formula="of:=LN([.B205])" office:value-type="float" office:value="2.40448261942021" calcext:value-type="float">
            <text:p>2,40448261942021</text:p>
          </table:table-cell>
        </table:table-row>
        <table:table-row table:style-name="ro1">
          <table:table-cell office:value-type="float" office:value="203.999" calcext:value-type="float">
            <text:p>203,999</text:p>
          </table:table-cell>
          <table:table-cell office:value-type="float" office:value="11.1187" calcext:value-type="float">
            <text:p>11,1187</text:p>
          </table:table-cell>
          <table:table-cell table:formula="of:=LN([.B206])" office:value-type="float" office:value="2.40862837551352" calcext:value-type="float">
            <text:p>2,40862837551352</text:p>
          </table:table-cell>
        </table:table-row>
        <table:table-row table:style-name="ro1">
          <table:table-cell office:value-type="float" office:value="204.999" calcext:value-type="float">
            <text:p>204,999</text:p>
          </table:table-cell>
          <table:table-cell office:value-type="float" office:value="11.0921" calcext:value-type="float">
            <text:p>11,0921</text:p>
          </table:table-cell>
          <table:table-cell table:formula="of:=LN([.B207])" office:value-type="float" office:value="2.40623314321956" calcext:value-type="float">
            <text:p>2,40623314321956</text:p>
          </table:table-cell>
        </table:table-row>
        <table:table-row table:style-name="ro1">
          <table:table-cell office:value-type="float" office:value="205.999" calcext:value-type="float">
            <text:p>205,999</text:p>
          </table:table-cell>
          <table:table-cell office:value-type="float" office:value="11.1361" calcext:value-type="float">
            <text:p>11,1361</text:p>
          </table:table-cell>
          <table:table-cell table:formula="of:=LN([.B208])" office:value-type="float" office:value="2.4101920834368" calcext:value-type="float">
            <text:p>2,4101920834368</text:p>
          </table:table-cell>
        </table:table-row>
        <table:table-row table:style-name="ro1">
          <table:table-cell office:value-type="float" office:value="206.999" calcext:value-type="float">
            <text:p>206,999</text:p>
          </table:table-cell>
          <table:table-cell office:value-type="float" office:value="11.1103" calcext:value-type="float">
            <text:p>11,1103</text:p>
          </table:table-cell>
          <table:table-cell table:formula="of:=LN([.B209])" office:value-type="float" office:value="2.40787260598724" calcext:value-type="float">
            <text:p>2,40787260598724</text:p>
          </table:table-cell>
        </table:table-row>
        <table:table-row table:style-name="ro1">
          <table:table-cell office:value-type="float" office:value="207.999" calcext:value-type="float">
            <text:p>207,999</text:p>
          </table:table-cell>
          <table:table-cell office:value-type="float" office:value="11.1509" calcext:value-type="float">
            <text:p>11,1509</text:p>
          </table:table-cell>
          <table:table-cell table:formula="of:=LN([.B210])" office:value-type="float" office:value="2.41152021213744" calcext:value-type="float">
            <text:p>2,41152021213744</text:p>
          </table:table-cell>
        </table:table-row>
        <table:table-row table:style-name="ro1">
          <table:table-cell office:value-type="float" office:value="208.999" calcext:value-type="float">
            <text:p>208,999</text:p>
          </table:table-cell>
          <table:table-cell office:value-type="float" office:value="11.1539" calcext:value-type="float">
            <text:p>11,1539</text:p>
          </table:table-cell>
          <table:table-cell table:formula="of:=LN([.B211])" office:value-type="float" office:value="2.41178921253359" calcext:value-type="float">
            <text:p>2,41178921253359</text:p>
          </table:table-cell>
        </table:table-row>
        <table:table-row table:style-name="ro1">
          <table:table-cell office:value-type="float" office:value="209.999" calcext:value-type="float">
            <text:p>209,999</text:p>
          </table:table-cell>
          <table:table-cell office:value-type="float" office:value="11.1663" calcext:value-type="float">
            <text:p>11,1663</text:p>
          </table:table-cell>
          <table:table-cell table:formula="of:=LN([.B212])" office:value-type="float" office:value="2.41290031380291" calcext:value-type="float">
            <text:p>2,41290031380291</text:p>
          </table:table-cell>
        </table:table-row>
        <table:table-row table:style-name="ro1">
          <table:table-cell office:value-type="float" office:value="210.999" calcext:value-type="float">
            <text:p>210,999</text:p>
          </table:table-cell>
          <table:table-cell office:value-type="float" office:value="11.1236" calcext:value-type="float">
            <text:p>11,1236</text:p>
          </table:table-cell>
          <table:table-cell table:formula="of:=LN([.B213])" office:value-type="float" office:value="2.40906897743682" calcext:value-type="float">
            <text:p>2,40906897743682</text:p>
          </table:table-cell>
        </table:table-row>
        <table:table-row table:style-name="ro1">
          <table:table-cell office:value-type="float" office:value="211.999" calcext:value-type="float">
            <text:p>211,999</text:p>
          </table:table-cell>
          <table:table-cell office:value-type="float" office:value="11.0698" calcext:value-type="float">
            <text:p>11,0698</text:p>
          </table:table-cell>
          <table:table-cell table:formula="of:=LN([.B214])" office:value-type="float" office:value="2.40422067971" calcext:value-type="float">
            <text:p>2,40422067971</text:p>
          </table:table-cell>
        </table:table-row>
        <table:table-row table:style-name="ro1">
          <table:table-cell office:value-type="float" office:value="212.999" calcext:value-type="float">
            <text:p>212,999</text:p>
          </table:table-cell>
          <table:table-cell office:value-type="float" office:value="11.048" calcext:value-type="float">
            <text:p>11,048</text:p>
          </table:table-cell>
          <table:table-cell table:formula="of:=LN([.B215])" office:value-type="float" office:value="2.40224941610699" calcext:value-type="float">
            <text:p>2,40224941610699</text:p>
          </table:table-cell>
        </table:table-row>
        <table:table-row table:style-name="ro1">
          <table:table-cell office:value-type="float" office:value="213.999" calcext:value-type="float">
            <text:p>213,999</text:p>
          </table:table-cell>
          <table:table-cell office:value-type="float" office:value="11.0127" calcext:value-type="float">
            <text:p>11,0127</text:p>
          </table:table-cell>
          <table:table-cell table:formula="of:=LN([.B216])" office:value-type="float" office:value="2.39904915227786" calcext:value-type="float">
            <text:p>2,39904915227786</text:p>
          </table:table-cell>
        </table:table-row>
        <table:table-row table:style-name="ro1">
          <table:table-cell office:value-type="float" office:value="214.999" calcext:value-type="float">
            <text:p>214,999</text:p>
          </table:table-cell>
          <table:table-cell office:value-type="float" office:value="11.0353" calcext:value-type="float">
            <text:p>11,0353</text:p>
          </table:table-cell>
          <table:table-cell table:formula="of:=LN([.B217])" office:value-type="float" office:value="2.40109922556481" calcext:value-type="float">
            <text:p>2,4010992255648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.0803" calcext:value-type="float">
            <text:p>11,0803</text:p>
          </table:table-cell>
          <table:table-cell table:formula="of:=LN([.B218])" office:value-type="float" office:value="2.40516875676487" calcext:value-type="float">
            <text:p>2,40516875676487</text:p>
          </table:table-cell>
        </table:table-row>
        <table:table-row table:style-name="ro1">
          <table:table-cell office:value-type="float" office:value="216.999" calcext:value-type="float">
            <text:p>216,999</text:p>
          </table:table-cell>
          <table:table-cell office:value-type="float" office:value="11.0219" calcext:value-type="float">
            <text:p>11,0219</text:p>
          </table:table-cell>
          <table:table-cell table:formula="of:=LN([.B219])" office:value-type="float" office:value="2.39988420265632" calcext:value-type="float">
            <text:p>2,39988420265632</text:p>
          </table:table-cell>
        </table:table-row>
        <table:table-row table:style-name="ro1">
          <table:table-cell office:value-type="float" office:value="217.999" calcext:value-type="float">
            <text:p>217,999</text:p>
          </table:table-cell>
          <table:table-cell office:value-type="float" office:value="10.9756" calcext:value-type="float">
            <text:p>10,9756</text:p>
          </table:table-cell>
          <table:table-cell table:formula="of:=LN([.B220])" office:value-type="float" office:value="2.39567462717077" calcext:value-type="float">
            <text:p>2,39567462717077</text:p>
          </table:table-cell>
        </table:table-row>
        <table:table-row table:style-name="ro1">
          <table:table-cell office:value-type="float" office:value="218.999" calcext:value-type="float">
            <text:p>218,999</text:p>
          </table:table-cell>
          <table:table-cell office:value-type="float" office:value="10.9659" calcext:value-type="float">
            <text:p>10,9659</text:p>
          </table:table-cell>
          <table:table-cell table:formula="of:=LN([.B221])" office:value-type="float" office:value="2.39479045784489" calcext:value-type="float">
            <text:p>2,39479045784489</text:p>
          </table:table-cell>
        </table:table-row>
        <table:table-row table:style-name="ro1">
          <table:table-cell office:value-type="float" office:value="219.999" calcext:value-type="float">
            <text:p>219,999</text:p>
          </table:table-cell>
          <table:table-cell office:value-type="float" office:value="10.9489" calcext:value-type="float">
            <text:p>10,9489</text:p>
          </table:table-cell>
          <table:table-cell table:formula="of:=LN([.B222])" office:value-type="float" office:value="2.3932389945954" calcext:value-type="float">
            <text:p>2,3932389945954</text:p>
          </table:table-cell>
        </table:table-row>
        <table:table-row table:style-name="ro1">
          <table:table-cell office:value-type="float" office:value="220.999" calcext:value-type="float">
            <text:p>220,999</text:p>
          </table:table-cell>
          <table:table-cell office:value-type="float" office:value="10.9243" calcext:value-type="float">
            <text:p>10,9243</text:p>
          </table:table-cell>
          <table:table-cell table:formula="of:=LN([.B223])" office:value-type="float" office:value="2.39098966570233" calcext:value-type="float">
            <text:p>2,39098966570233</text:p>
          </table:table-cell>
        </table:table-row>
        <table:table-row table:style-name="ro1">
          <table:table-cell office:value-type="float" office:value="221.999" calcext:value-type="float">
            <text:p>221,999</text:p>
          </table:table-cell>
          <table:table-cell office:value-type="float" office:value="10.9743" calcext:value-type="float">
            <text:p>10,9743</text:p>
          </table:table-cell>
          <table:table-cell table:formula="of:=LN([.B224])" office:value-type="float" office:value="2.39555617560594" calcext:value-type="float">
            <text:p>2,39555617560594</text:p>
          </table:table-cell>
        </table:table-row>
        <table:table-row table:style-name="ro1">
          <table:table-cell office:value-type="float" office:value="222.999" calcext:value-type="float">
            <text:p>222,999</text:p>
          </table:table-cell>
          <table:table-cell office:value-type="float" office:value="10.962" calcext:value-type="float">
            <text:p>10,962</text:p>
          </table:table-cell>
          <table:table-cell table:formula="of:=LN([.B225])" office:value-type="float" office:value="2.39443474662392" calcext:value-type="float">
            <text:p>2,3944347466239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9485" calcext:value-type="float">
            <text:p>10,9485</text:p>
          </table:table-cell>
          <table:table-cell table:formula="of:=LN([.B226])" office:value-type="float" office:value="2.39320246057766" calcext:value-type="float">
            <text:p>2,39320246057766</text:p>
          </table:table-cell>
        </table:table-row>
        <table:table-row table:style-name="ro1">
          <table:table-cell office:value-type="float" office:value="225.001" calcext:value-type="float">
            <text:p>225,001</text:p>
          </table:table-cell>
          <table:table-cell office:value-type="float" office:value="11.032" calcext:value-type="float">
            <text:p>11,032</text:p>
          </table:table-cell>
          <table:table-cell table:formula="of:=LN([.B227])" office:value-type="float" office:value="2.400800140491" calcext:value-type="float">
            <text:p>2,40080014049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0441" calcext:value-type="float">
            <text:p>11,0441</text:p>
          </table:table-cell>
          <table:table-cell table:formula="of:=LN([.B228])" office:value-type="float" office:value="2.40189634871724" calcext:value-type="float">
            <text:p>2,40189634871724</text:p>
          </table:table-cell>
        </table:table-row>
        <table:table-row table:style-name="ro1">
          <table:table-cell office:value-type="float" office:value="226.999" calcext:value-type="float">
            <text:p>226,999</text:p>
          </table:table-cell>
          <table:table-cell office:value-type="float" office:value="11.03" calcext:value-type="float">
            <text:p>11,03</text:p>
          </table:table-cell>
          <table:table-cell table:formula="of:=LN([.B229])" office:value-type="float" office:value="2.40061883326541" calcext:value-type="float">
            <text:p>2,40061883326541</text:p>
          </table:table-cell>
        </table:table-row>
        <table:table-row table:style-name="ro1">
          <table:table-cell office:value-type="float" office:value="227.999" calcext:value-type="float">
            <text:p>227,999</text:p>
          </table:table-cell>
          <table:table-cell office:value-type="float" office:value="11.0327" calcext:value-type="float">
            <text:p>11,0327</text:p>
          </table:table-cell>
          <table:table-cell table:formula="of:=LN([.B230])" office:value-type="float" office:value="2.40086359025467" calcext:value-type="float">
            <text:p>2,40086359025467</text:p>
          </table:table-cell>
        </table:table-row>
        <table:table-row table:style-name="ro1">
          <table:table-cell office:value-type="float" office:value="228.999" calcext:value-type="float">
            <text:p>228,999</text:p>
          </table:table-cell>
          <table:table-cell office:value-type="float" office:value="11.0933" calcext:value-type="float">
            <text:p>11,0933</text:p>
          </table:table-cell>
          <table:table-cell table:formula="of:=LN([.B231])" office:value-type="float" office:value="2.40634132247269" calcext:value-type="float">
            <text:p>2,40634132247269</text:p>
          </table:table-cell>
        </table:table-row>
        <table:table-row table:style-name="ro1">
          <table:table-cell office:value-type="float" office:value="229.999" calcext:value-type="float">
            <text:p>229,999</text:p>
          </table:table-cell>
          <table:table-cell office:value-type="float" office:value="11.0876" calcext:value-type="float">
            <text:p>11,0876</text:p>
          </table:table-cell>
          <table:table-cell table:formula="of:=LN([.B232])" office:value-type="float" office:value="2.40582736676075" calcext:value-type="float">
            <text:p>2,40582736676075</text:p>
          </table:table-cell>
        </table:table-row>
        <table:table-row table:style-name="ro1">
          <table:table-cell office:value-type="float" office:value="230.999" calcext:value-type="float">
            <text:p>230,999</text:p>
          </table:table-cell>
          <table:table-cell office:value-type="float" office:value="11.0768" calcext:value-type="float">
            <text:p>11,0768</text:p>
          </table:table-cell>
          <table:table-cell table:formula="of:=LN([.B233])" office:value-type="float" office:value="2.40485283094162" calcext:value-type="float">
            <text:p>2,40485283094162</text:p>
          </table:table-cell>
        </table:table-row>
        <table:table-row table:style-name="ro1">
          <table:table-cell office:value-type="float" office:value="231.999" calcext:value-type="float">
            <text:p>231,999</text:p>
          </table:table-cell>
          <table:table-cell office:value-type="float" office:value="10.9865" calcext:value-type="float">
            <text:p>10,9865</text:p>
          </table:table-cell>
          <table:table-cell table:formula="of:=LN([.B234])" office:value-type="float" office:value="2.39666724635518" calcext:value-type="float">
            <text:p>2,39666724635518</text:p>
          </table:table-cell>
        </table:table-row>
        <table:table-row table:style-name="ro1">
          <table:table-cell office:value-type="float" office:value="232.999" calcext:value-type="float">
            <text:p>232,999</text:p>
          </table:table-cell>
          <table:table-cell office:value-type="float" office:value="10.914" calcext:value-type="float">
            <text:p>10,914</text:p>
          </table:table-cell>
          <table:table-cell table:formula="of:=LN([.B235])" office:value-type="float" office:value="2.39004636876404" calcext:value-type="float">
            <text:p>2,390046368764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9131" calcext:value-type="float">
            <text:p>10,9131</text:p>
          </table:table-cell>
          <table:table-cell table:formula="of:=LN([.B236])" office:value-type="float" office:value="2.38996390247209" calcext:value-type="float">
            <text:p>2,38996390247209</text:p>
          </table:table-cell>
        </table:table-row>
        <table:table-row table:style-name="ro1">
          <table:table-cell office:value-type="float" office:value="234.999" calcext:value-type="float">
            <text:p>234,999</text:p>
          </table:table-cell>
          <table:table-cell office:value-type="float" office:value="10.9391" calcext:value-type="float">
            <text:p>10,9391</text:p>
          </table:table-cell>
          <table:table-cell table:formula="of:=LN([.B237])" office:value-type="float" office:value="2.39234352669931" calcext:value-type="float">
            <text:p>2,392343526699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.9467" calcext:value-type="float">
            <text:p>10,9467</text:p>
          </table:table-cell>
          <table:table-cell table:formula="of:=LN([.B238])" office:value-type="float" office:value="2.39303804097847" calcext:value-type="float">
            <text:p>2,39303804097847</text:p>
          </table:table-cell>
        </table:table-row>
        <table:table-row table:style-name="ro1">
          <table:table-cell office:value-type="float" office:value="236.999" calcext:value-type="float">
            <text:p>236,999</text:p>
          </table:table-cell>
          <table:table-cell office:value-type="float" office:value="10.9458" calcext:value-type="float">
            <text:p>10,9458</text:p>
          </table:table-cell>
          <table:table-cell table:formula="of:=LN([.B239])" office:value-type="float" office:value="2.39295582104009" calcext:value-type="float">
            <text:p>2,39295582104009</text:p>
          </table:table-cell>
        </table:table-row>
        <table:table-row table:style-name="ro1">
          <table:table-cell office:value-type="float" office:value="237.999" calcext:value-type="float">
            <text:p>237,999</text:p>
          </table:table-cell>
          <table:table-cell office:value-type="float" office:value="10.944" calcext:value-type="float">
            <text:p>10,944</text:p>
          </table:table-cell>
          <table:table-cell table:formula="of:=LN([.B240])" office:value-type="float" office:value="2.39279136088019" calcext:value-type="float">
            <text:p>2,39279136088019</text:p>
          </table:table-cell>
        </table:table-row>
        <table:table-row table:style-name="ro1">
          <table:table-cell office:value-type="float" office:value="238.999" calcext:value-type="float">
            <text:p>238,999</text:p>
          </table:table-cell>
          <table:table-cell office:value-type="float" office:value="10.951" calcext:value-type="float">
            <text:p>10,951</text:p>
          </table:table-cell>
          <table:table-cell table:formula="of:=LN([.B241])" office:value-type="float" office:value="2.39343077629362" calcext:value-type="float">
            <text:p>2,3934307762936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8808" calcext:value-type="float">
            <text:p>10,8808</text:p>
          </table:table-cell>
          <table:table-cell table:formula="of:=LN([.B242])" office:value-type="float" office:value="2.38699976813641" calcext:value-type="float">
            <text:p>2,38699976813641</text:p>
          </table:table-cell>
        </table:table-row>
        <table:table-row table:style-name="ro1">
          <table:table-cell office:value-type="float" office:value="240.999" calcext:value-type="float">
            <text:p>240,999</text:p>
          </table:table-cell>
          <table:table-cell office:value-type="float" office:value="10.8945" calcext:value-type="float">
            <text:p>10,8945</text:p>
          </table:table-cell>
          <table:table-cell table:formula="of:=LN([.B243])" office:value-type="float" office:value="2.3882580747322" calcext:value-type="float">
            <text:p>2,38825807473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.8472" calcext:value-type="float">
            <text:p>10,8472</text:p>
          </table:table-cell>
          <table:table-cell table:formula="of:=LN([.B244])" office:value-type="float" office:value="2.38390698216596" calcext:value-type="float">
            <text:p>2,38390698216596</text:p>
          </table:table-cell>
        </table:table-row>
        <table:table-row table:style-name="ro1">
          <table:table-cell office:value-type="float" office:value="242.999" calcext:value-type="float">
            <text:p>242,999</text:p>
          </table:table-cell>
          <table:table-cell office:value-type="float" office:value="10.8706" calcext:value-type="float">
            <text:p>10,8706</text:p>
          </table:table-cell>
          <table:table-cell table:formula="of:=LN([.B245])" office:value-type="float" office:value="2.38606189740186" calcext:value-type="float">
            <text:p>2,38606189740186</text:p>
          </table:table-cell>
        </table:table-row>
        <table:table-row table:style-name="ro1">
          <table:table-cell office:value-type="float" office:value="243.999" calcext:value-type="float">
            <text:p>243,999</text:p>
          </table:table-cell>
          <table:table-cell office:value-type="float" office:value="10.8656" calcext:value-type="float">
            <text:p>10,8656</text:p>
          </table:table-cell>
          <table:table-cell table:formula="of:=LN([.B246])" office:value-type="float" office:value="2.38560183537739" calcext:value-type="float">
            <text:p>2,385601835377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.8668" calcext:value-type="float">
            <text:p>10,8668</text:p>
          </table:table-cell>
          <table:table-cell table:formula="of:=LN([.B247])" office:value-type="float" office:value="2.38571226956793" calcext:value-type="float">
            <text:p>2,38571226956793</text:p>
          </table:table-cell>
        </table:table-row>
        <table:table-row table:style-name="ro1">
          <table:table-cell office:value-type="float" office:value="245.999" calcext:value-type="float">
            <text:p>245,999</text:p>
          </table:table-cell>
          <table:table-cell office:value-type="float" office:value="10.8866" calcext:value-type="float">
            <text:p>10,8866</text:p>
          </table:table-cell>
          <table:table-cell table:formula="of:=LN([.B248])" office:value-type="float" office:value="2.38753267515675" calcext:value-type="float">
            <text:p>2,38753267515675</text:p>
          </table:table-cell>
        </table:table-row>
        <table:table-row table:style-name="ro1">
          <table:table-cell office:value-type="float" office:value="246.999" calcext:value-type="float">
            <text:p>246,999</text:p>
          </table:table-cell>
          <table:table-cell office:value-type="float" office:value="10.8501" calcext:value-type="float">
            <text:p>10,8501</text:p>
          </table:table-cell>
          <table:table-cell table:formula="of:=LN([.B249])" office:value-type="float" office:value="2.38417429653386" calcext:value-type="float">
            <text:p>2,38417429653386</text:p>
          </table:table-cell>
        </table:table-row>
        <table:table-row table:style-name="ro1">
          <table:table-cell office:value-type="float" office:value="247.999" calcext:value-type="float">
            <text:p>247,999</text:p>
          </table:table-cell>
          <table:table-cell office:value-type="float" office:value="10.8604" calcext:value-type="float">
            <text:p>10,8604</text:p>
          </table:table-cell>
          <table:table-cell table:formula="of:=LN([.B250])" office:value-type="float" office:value="2.38512314624002" calcext:value-type="float">
            <text:p>2,38512314624002</text:p>
          </table:table-cell>
        </table:table-row>
        <table:table-row table:style-name="ro1">
          <table:table-cell office:value-type="float" office:value="248.999" calcext:value-type="float">
            <text:p>248,999</text:p>
          </table:table-cell>
          <table:table-cell office:value-type="float" office:value="10.8068" calcext:value-type="float">
            <text:p>10,8068</text:p>
          </table:table-cell>
          <table:table-cell table:formula="of:=LN([.B251])" office:value-type="float" office:value="2.38017556562623" calcext:value-type="float">
            <text:p>2,38017556562623</text:p>
          </table:table-cell>
        </table:table-row>
        <table:table-row table:style-name="ro1">
          <table:table-cell office:value-type="float" office:value="249.999" calcext:value-type="float">
            <text:p>249,999</text:p>
          </table:table-cell>
          <table:table-cell office:value-type="float" office:value="10.7719" calcext:value-type="float">
            <text:p>10,7719</text:p>
          </table:table-cell>
          <table:table-cell table:formula="of:=LN([.B252])" office:value-type="float" office:value="2.37694089157912" calcext:value-type="float">
            <text:p>2,37694089157912</text:p>
          </table:table-cell>
        </table:table-row>
        <table:table-row table:style-name="ro1">
          <table:table-cell office:value-type="float" office:value="250.999" calcext:value-type="float">
            <text:p>250,999</text:p>
          </table:table-cell>
          <table:table-cell office:value-type="float" office:value="10.7254" calcext:value-type="float">
            <text:p>10,7254</text:p>
          </table:table-cell>
          <table:table-cell table:formula="of:=LN([.B253])" office:value-type="float" office:value="2.3726147601559" calcext:value-type="float">
            <text:p>2,3726147601559</text:p>
          </table:table-cell>
        </table:table-row>
        <table:table-row table:style-name="ro1">
          <table:table-cell office:value-type="float" office:value="251.999" calcext:value-type="float">
            <text:p>251,999</text:p>
          </table:table-cell>
          <table:table-cell office:value-type="float" office:value="10.7472" calcext:value-type="float">
            <text:p>10,7472</text:p>
          </table:table-cell>
          <table:table-cell table:formula="of:=LN([.B254])" office:value-type="float" office:value="2.37464525553046" calcext:value-type="float">
            <text:p>2,3746452555304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.6891" calcext:value-type="float">
            <text:p>10,6891</text:p>
          </table:table-cell>
          <table:table-cell table:formula="of:=LN([.B255])" office:value-type="float" office:value="2.36922453066015" calcext:value-type="float">
            <text:p>2,36922453066015</text:p>
          </table:table-cell>
        </table:table-row>
        <table:table-row table:style-name="ro1">
          <table:table-cell office:value-type="float" office:value="253.999" calcext:value-type="float">
            <text:p>253,999</text:p>
          </table:table-cell>
          <table:table-cell office:value-type="float" office:value="10.6984" calcext:value-type="float">
            <text:p>10,6984</text:p>
          </table:table-cell>
          <table:table-cell table:formula="of:=LN([.B256])" office:value-type="float" office:value="2.37009419757645" calcext:value-type="float">
            <text:p>2,370094197576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.637" calcext:value-type="float">
            <text:p>10,637</text:p>
          </table:table-cell>
          <table:table-cell table:formula="of:=LN([.B257])" office:value-type="float" office:value="2.36433848926953" calcext:value-type="float">
            <text:p>2,36433848926953</text:p>
          </table:table-cell>
        </table:table-row>
        <table:table-row table:style-name="ro1">
          <table:table-cell office:value-type="float" office:value="255.999" calcext:value-type="float">
            <text:p>255,999</text:p>
          </table:table-cell>
          <table:table-cell office:value-type="float" office:value="10.6397" calcext:value-type="float">
            <text:p>10,6397</text:p>
          </table:table-cell>
          <table:table-cell table:formula="of:=LN([.B258])" office:value-type="float" office:value="2.36459228802728" calcext:value-type="float">
            <text:p>2,36459228802728</text:p>
          </table:table-cell>
        </table:table-row>
        <table:table-row table:style-name="ro1">
          <table:table-cell office:value-type="float" office:value="256.999" calcext:value-type="float">
            <text:p>256,999</text:p>
          </table:table-cell>
          <table:table-cell office:value-type="float" office:value="10.6238" calcext:value-type="float">
            <text:p>10,6238</text:p>
          </table:table-cell>
          <table:table-cell table:formula="of:=LN([.B259])" office:value-type="float" office:value="2.36309676725567" calcext:value-type="float">
            <text:p>2,36309676725567</text:p>
          </table:table-cell>
        </table:table-row>
        <table:table-row table:style-name="ro1">
          <table:table-cell office:value-type="float" office:value="257.999" calcext:value-type="float">
            <text:p>257,999</text:p>
          </table:table-cell>
          <table:table-cell office:value-type="float" office:value="10.6163" calcext:value-type="float">
            <text:p>10,6163</text:p>
          </table:table-cell>
          <table:table-cell table:formula="of:=LN([.B260])" office:value-type="float" office:value="2.36239055586197" calcext:value-type="float">
            <text:p>2,36239055586197</text:p>
          </table:table-cell>
        </table:table-row>
        <table:table-row table:style-name="ro1">
          <table:table-cell office:value-type="float" office:value="258.999" calcext:value-type="float">
            <text:p>258,999</text:p>
          </table:table-cell>
          <table:table-cell office:value-type="float" office:value="10.6114" calcext:value-type="float">
            <text:p>10,6114</text:p>
          </table:table-cell>
          <table:table-cell table:formula="of:=LN([.B261])" office:value-type="float" office:value="2.36192889491076" calcext:value-type="float">
            <text:p>2,36192889491076</text:p>
          </table:table-cell>
        </table:table-row>
        <table:table-row table:style-name="ro1">
          <table:table-cell office:value-type="float" office:value="259.999" calcext:value-type="float">
            <text:p>259,999</text:p>
          </table:table-cell>
          <table:table-cell office:value-type="float" office:value="10.6299" calcext:value-type="float">
            <text:p>10,6299</text:p>
          </table:table-cell>
          <table:table-cell table:formula="of:=LN([.B262])" office:value-type="float" office:value="2.36367078497188" calcext:value-type="float">
            <text:p>2,36367078497188</text:p>
          </table:table-cell>
        </table:table-row>
        <table:table-row table:style-name="ro1">
          <table:table-cell office:value-type="float" office:value="260.999" calcext:value-type="float">
            <text:p>260,999</text:p>
          </table:table-cell>
          <table:table-cell office:value-type="float" office:value="10.6087" calcext:value-type="float">
            <text:p>10,6087</text:p>
          </table:table-cell>
          <table:table-cell table:formula="of:=LN([.B263])" office:value-type="float" office:value="2.36167441920003" calcext:value-type="float">
            <text:p>2,36167441920003</text:p>
          </table:table-cell>
        </table:table-row>
        <table:table-row table:style-name="ro1">
          <table:table-cell office:value-type="float" office:value="261.998" calcext:value-type="float">
            <text:p>261,998</text:p>
          </table:table-cell>
          <table:table-cell office:value-type="float" office:value="10.6021" calcext:value-type="float">
            <text:p>10,6021</text:p>
          </table:table-cell>
          <table:table-cell table:formula="of:=LN([.B264])" office:value-type="float" office:value="2.36105209470374" calcext:value-type="float">
            <text:p>2,36105209470374</text:p>
          </table:table-cell>
        </table:table-row>
        <table:table-row table:style-name="ro1">
          <table:table-cell office:value-type="float" office:value="262.999" calcext:value-type="float">
            <text:p>262,999</text:p>
          </table:table-cell>
          <table:table-cell office:value-type="float" office:value="10.659" calcext:value-type="float">
            <text:p>10,659</text:p>
          </table:table-cell>
          <table:table-cell table:formula="of:=LN([.B265])" office:value-type="float" office:value="2.366404605707" calcext:value-type="float">
            <text:p>2,366404605707</text:p>
          </table:table-cell>
        </table:table-row>
        <table:table-row table:style-name="ro1">
          <table:table-cell office:value-type="float" office:value="263.999" calcext:value-type="float">
            <text:p>263,999</text:p>
          </table:table-cell>
          <table:table-cell office:value-type="float" office:value="10.6609" calcext:value-type="float">
            <text:p>10,6609</text:p>
          </table:table-cell>
          <table:table-cell table:formula="of:=LN([.B266])" office:value-type="float" office:value="2.36658284294123" calcext:value-type="float">
            <text:p>2,36658284294123</text:p>
          </table:table-cell>
        </table:table-row>
        <table:table-row table:style-name="ro1">
          <table:table-cell office:value-type="float" office:value="264.999" calcext:value-type="float">
            <text:p>264,999</text:p>
          </table:table-cell>
          <table:table-cell office:value-type="float" office:value="10.6086" calcext:value-type="float">
            <text:p>10,6086</text:p>
          </table:table-cell>
          <table:table-cell table:formula="of:=LN([.B267])" office:value-type="float" office:value="2.36166499292996" calcext:value-type="float">
            <text:p>2,36166499292996</text:p>
          </table:table-cell>
        </table:table-row>
        <table:table-row table:style-name="ro1">
          <table:table-cell office:value-type="float" office:value="265.998" calcext:value-type="float">
            <text:p>265,998</text:p>
          </table:table-cell>
          <table:table-cell office:value-type="float" office:value="10.5832" calcext:value-type="float">
            <text:p>10,5832</text:p>
          </table:table-cell>
          <table:table-cell table:formula="of:=LN([.B268])" office:value-type="float" office:value="2.35926783816603" calcext:value-type="float">
            <text:p>2,35926783816603</text:p>
          </table:table-cell>
        </table:table-row>
        <table:table-row table:style-name="ro1">
          <table:table-cell office:value-type="float" office:value="266.999" calcext:value-type="float">
            <text:p>266,999</text:p>
          </table:table-cell>
          <table:table-cell office:value-type="float" office:value="10.5842" calcext:value-type="float">
            <text:p>10,5842</text:p>
          </table:table-cell>
          <table:table-cell table:formula="of:=LN([.B269])" office:value-type="float" office:value="2.35936232308159" calcext:value-type="float">
            <text:p>2,35936232308159</text:p>
          </table:table-cell>
        </table:table-row>
        <table:table-row table:style-name="ro1">
          <table:table-cell office:value-type="float" office:value="267.999" calcext:value-type="float">
            <text:p>267,999</text:p>
          </table:table-cell>
          <table:table-cell office:value-type="float" office:value="10.5172" calcext:value-type="float">
            <text:p>10,5172</text:p>
          </table:table-cell>
          <table:table-cell table:formula="of:=LN([.B270])" office:value-type="float" office:value="2.35301201218697" calcext:value-type="float">
            <text:p>2,35301201218697</text:p>
          </table:table-cell>
        </table:table-row>
        <table:table-row table:style-name="ro1">
          <table:table-cell office:value-type="float" office:value="268.998" calcext:value-type="float">
            <text:p>268,998</text:p>
          </table:table-cell>
          <table:table-cell office:value-type="float" office:value="10.497" calcext:value-type="float">
            <text:p>10,497</text:p>
          </table:table-cell>
          <table:table-cell table:formula="of:=LN([.B271])" office:value-type="float" office:value="2.35108950205366" calcext:value-type="float">
            <text:p>2,35108950205366</text:p>
          </table:table-cell>
        </table:table-row>
        <table:table-row table:style-name="ro1">
          <table:table-cell office:value-type="float" office:value="269.998" calcext:value-type="float">
            <text:p>269,998</text:p>
          </table:table-cell>
          <table:table-cell office:value-type="float" office:value="10.5087" calcext:value-type="float">
            <text:p>10,5087</text:p>
          </table:table-cell>
          <table:table-cell table:formula="of:=LN([.B272])" office:value-type="float" office:value="2.35220348551624" calcext:value-type="float">
            <text:p>2,35220348551624</text:p>
          </table:table-cell>
        </table:table-row>
        <table:table-row table:style-name="ro1">
          <table:table-cell office:value-type="float" office:value="270.998" calcext:value-type="float">
            <text:p>270,998</text:p>
          </table:table-cell>
          <table:table-cell office:value-type="float" office:value="10.6101" calcext:value-type="float">
            <text:p>10,6101</text:p>
          </table:table-cell>
          <table:table-cell table:formula="of:=LN([.B273])" office:value-type="float" office:value="2.36180637765216" calcext:value-type="float">
            <text:p>2,36180637765216</text:p>
          </table:table-cell>
        </table:table-row>
        <table:table-row table:style-name="ro1">
          <table:table-cell office:value-type="float" office:value="271.999" calcext:value-type="float">
            <text:p>271,999</text:p>
          </table:table-cell>
          <table:table-cell office:value-type="float" office:value="10.641" calcext:value-type="float">
            <text:p>10,641</text:p>
          </table:table-cell>
          <table:table-cell table:formula="of:=LN([.B274])" office:value-type="float" office:value="2.36471446445959" calcext:value-type="float">
            <text:p>2,36471446445959</text:p>
          </table:table-cell>
        </table:table-row>
        <table:table-row table:style-name="ro1">
          <table:table-cell office:value-type="float" office:value="272.999" calcext:value-type="float">
            <text:p>272,999</text:p>
          </table:table-cell>
          <table:table-cell office:value-type="float" office:value="10.6725" calcext:value-type="float">
            <text:p>10,6725</text:p>
          </table:table-cell>
          <table:table-cell table:formula="of:=LN([.B275])" office:value-type="float" office:value="2.36767033964998" calcext:value-type="float">
            <text:p>2,36767033964998</text:p>
          </table:table-cell>
        </table:table-row>
        <table:table-row table:style-name="ro1">
          <table:table-cell office:value-type="float" office:value="273.999" calcext:value-type="float">
            <text:p>273,999</text:p>
          </table:table-cell>
          <table:table-cell office:value-type="float" office:value="10.639" calcext:value-type="float">
            <text:p>10,639</text:p>
          </table:table-cell>
          <table:table-cell table:formula="of:=LN([.B276])" office:value-type="float" office:value="2.36452649453423" calcext:value-type="float">
            <text:p>2,36452649453423</text:p>
          </table:table-cell>
        </table:table-row>
        <table:table-row table:style-name="ro1">
          <table:table-cell office:value-type="float" office:value="274.998" calcext:value-type="float">
            <text:p>274,998</text:p>
          </table:table-cell>
          <table:table-cell office:value-type="float" office:value="10.5884" calcext:value-type="float">
            <text:p>10,5884</text:p>
          </table:table-cell>
          <table:table-cell table:formula="of:=LN([.B277])" office:value-type="float" office:value="2.35975906226856" calcext:value-type="float">
            <text:p>2,35975906226856</text:p>
          </table:table-cell>
        </table:table-row>
        <table:table-row table:style-name="ro1">
          <table:table-cell office:value-type="float" office:value="275.998" calcext:value-type="float">
            <text:p>275,998</text:p>
          </table:table-cell>
          <table:table-cell office:value-type="float" office:value="10.575" calcext:value-type="float">
            <text:p>10,575</text:p>
          </table:table-cell>
          <table:table-cell table:formula="of:=LN([.B278])" office:value-type="float" office:value="2.35849272493234" calcext:value-type="float">
            <text:p>2,35849272493234</text:p>
          </table:table-cell>
        </table:table-row>
        <table:table-row table:style-name="ro1">
          <table:table-cell office:value-type="float" office:value="276.998" calcext:value-type="float">
            <text:p>276,998</text:p>
          </table:table-cell>
          <table:table-cell office:value-type="float" office:value="10.5365" calcext:value-type="float">
            <text:p>10,5365</text:p>
          </table:table-cell>
          <table:table-cell table:formula="of:=LN([.B279])" office:value-type="float" office:value="2.35484541965513" calcext:value-type="float">
            <text:p>2,35484541965513</text:p>
          </table:table-cell>
        </table:table-row>
        <table:table-row table:style-name="ro1">
          <table:table-cell office:value-type="float" office:value="277.999" calcext:value-type="float">
            <text:p>277,999</text:p>
          </table:table-cell>
          <table:table-cell office:value-type="float" office:value="10.5379" calcext:value-type="float">
            <text:p>10,5379</text:p>
          </table:table-cell>
          <table:table-cell table:formula="of:=LN([.B280])" office:value-type="float" office:value="2.35497828227538" calcext:value-type="float">
            <text:p>2,35497828227538</text:p>
          </table:table-cell>
        </table:table-row>
        <table:table-row table:style-name="ro1">
          <table:table-cell office:value-type="float" office:value="278.998" calcext:value-type="float">
            <text:p>278,998</text:p>
          </table:table-cell>
          <table:table-cell office:value-type="float" office:value="10.5519" calcext:value-type="float">
            <text:p>10,5519</text:p>
          </table:table-cell>
          <table:table-cell table:formula="of:=LN([.B281])" office:value-type="float" office:value="2.35630593849369" calcext:value-type="float">
            <text:p>2,35630593849369</text:p>
          </table:table-cell>
        </table:table-row>
        <table:table-row table:style-name="ro1">
          <table:table-cell office:value-type="float" office:value="279.998" calcext:value-type="float">
            <text:p>279,998</text:p>
          </table:table-cell>
          <table:table-cell office:value-type="float" office:value="10.52" calcext:value-type="float">
            <text:p>10,52</text:p>
          </table:table-cell>
          <table:table-cell table:formula="of:=LN([.B282])" office:value-type="float" office:value="2.35327820730956" calcext:value-type="float">
            <text:p>2,35327820730956</text:p>
          </table:table-cell>
        </table:table-row>
        <table:table-row table:style-name="ro1">
          <table:table-cell office:value-type="float" office:value="280.998" calcext:value-type="float">
            <text:p>280,998</text:p>
          </table:table-cell>
          <table:table-cell office:value-type="float" office:value="10.4978" calcext:value-type="float">
            <text:p>10,4978</text:p>
          </table:table-cell>
          <table:table-cell table:formula="of:=LN([.B283])" office:value-type="float" office:value="2.35116571140077" calcext:value-type="float">
            <text:p>2,35116571140077</text:p>
          </table:table-cell>
        </table:table-row>
        <table:table-row table:style-name="ro1">
          <table:table-cell office:value-type="float" office:value="281.999" calcext:value-type="float">
            <text:p>281,999</text:p>
          </table:table-cell>
          <table:table-cell office:value-type="float" office:value="10.4534" calcext:value-type="float">
            <text:p>10,4534</text:p>
          </table:table-cell>
          <table:table-cell table:formula="of:=LN([.B284])" office:value-type="float" office:value="2.34692728434478" calcext:value-type="float">
            <text:p>2,34692728434478</text:p>
          </table:table-cell>
        </table:table-row>
        <table:table-row table:style-name="ro1">
          <table:table-cell office:value-type="float" office:value="282.998" calcext:value-type="float">
            <text:p>282,998</text:p>
          </table:table-cell>
          <table:table-cell office:value-type="float" office:value="10.4067" calcext:value-type="float">
            <text:p>10,4067</text:p>
          </table:table-cell>
          <table:table-cell table:formula="of:=LN([.B285])" office:value-type="float" office:value="2.342449829489" calcext:value-type="float">
            <text:p>2,342449829489</text:p>
          </table:table-cell>
        </table:table-row>
        <table:table-row table:style-name="ro1">
          <table:table-cell office:value-type="float" office:value="283.998" calcext:value-type="float">
            <text:p>283,998</text:p>
          </table:table-cell>
          <table:table-cell office:value-type="float" office:value="10.3943" calcext:value-type="float">
            <text:p>10,3943</text:p>
          </table:table-cell>
          <table:table-cell table:formula="of:=LN([.B286])" office:value-type="float" office:value="2.34125757897519" calcext:value-type="float">
            <text:p>2,34125757897519</text:p>
          </table:table-cell>
        </table:table-row>
        <table:table-row table:style-name="ro1">
          <table:table-cell office:value-type="float" office:value="284.999" calcext:value-type="float">
            <text:p>284,999</text:p>
          </table:table-cell>
          <table:table-cell office:value-type="float" office:value="10.3862" calcext:value-type="float">
            <text:p>10,3862</text:p>
          </table:table-cell>
          <table:table-cell table:formula="of:=LN([.B287])" office:value-type="float" office:value="2.34047800192842" calcext:value-type="float">
            <text:p>2,34047800192842</text:p>
          </table:table-cell>
        </table:table-row>
        <table:table-row table:style-name="ro1">
          <table:table-cell office:value-type="float" office:value="285.998" calcext:value-type="float">
            <text:p>285,998</text:p>
          </table:table-cell>
          <table:table-cell office:value-type="float" office:value="10.4013" calcext:value-type="float">
            <text:p>10,4013</text:p>
          </table:table-cell>
          <table:table-cell table:formula="of:=LN([.B288])" office:value-type="float" office:value="2.34193079833548" calcext:value-type="float">
            <text:p>2,34193079833548</text:p>
          </table:table-cell>
        </table:table-row>
        <table:table-row table:style-name="ro1">
          <table:table-cell office:value-type="float" office:value="286.998" calcext:value-type="float">
            <text:p>286,998</text:p>
          </table:table-cell>
          <table:table-cell office:value-type="float" office:value="10.4471" calcext:value-type="float">
            <text:p>10,4471</text:p>
          </table:table-cell>
          <table:table-cell table:formula="of:=LN([.B289])" office:value-type="float" office:value="2.34632442793553" calcext:value-type="float">
            <text:p>2,34632442793553</text:p>
          </table:table-cell>
        </table:table-row>
        <table:table-row table:style-name="ro1">
          <table:table-cell office:value-type="float" office:value="287.998" calcext:value-type="float">
            <text:p>287,998</text:p>
          </table:table-cell>
          <table:table-cell office:value-type="float" office:value="10.4722" calcext:value-type="float">
            <text:p>10,4722</text:p>
          </table:table-cell>
          <table:table-cell table:formula="of:=LN([.B290])" office:value-type="float" office:value="2.34872412697373" calcext:value-type="float">
            <text:p>2,34872412697373</text:p>
          </table:table-cell>
        </table:table-row>
        <table:table-row table:style-name="ro1">
          <table:table-cell office:value-type="float" office:value="288.999" calcext:value-type="float">
            <text:p>288,999</text:p>
          </table:table-cell>
          <table:table-cell office:value-type="float" office:value="10.4471" calcext:value-type="float">
            <text:p>10,4471</text:p>
          </table:table-cell>
          <table:table-cell table:formula="of:=LN([.B291])" office:value-type="float" office:value="2.34632442793553" calcext:value-type="float">
            <text:p>2,34632442793553</text:p>
          </table:table-cell>
        </table:table-row>
        <table:table-row table:style-name="ro1">
          <table:table-cell office:value-type="float" office:value="289.998" calcext:value-type="float">
            <text:p>289,998</text:p>
          </table:table-cell>
          <table:table-cell office:value-type="float" office:value="10.4068" calcext:value-type="float">
            <text:p>10,4068</text:p>
          </table:table-cell>
          <table:table-cell table:formula="of:=LN([.B292])" office:value-type="float" office:value="2.34245943863691" calcext:value-type="float">
            <text:p>2,34245943863691</text:p>
          </table:table-cell>
        </table:table-row>
        <table:table-row table:style-name="ro1">
          <table:table-cell office:value-type="float" office:value="290.998" calcext:value-type="float">
            <text:p>290,998</text:p>
          </table:table-cell>
          <table:table-cell office:value-type="float" office:value="10.4071" calcext:value-type="float">
            <text:p>10,4071</text:p>
          </table:table-cell>
          <table:table-cell table:formula="of:=LN([.B293])" office:value-type="float" office:value="2.34248826552663" calcext:value-type="float">
            <text:p>2,34248826552663</text:p>
          </table:table-cell>
        </table:table-row>
        <table:table-row table:style-name="ro1">
          <table:table-cell office:value-type="float" office:value="291.998" calcext:value-type="float">
            <text:p>291,998</text:p>
          </table:table-cell>
          <table:table-cell office:value-type="float" office:value="10.3594" calcext:value-type="float">
            <text:p>10,3594</text:p>
          </table:table-cell>
          <table:table-cell table:formula="of:=LN([.B294])" office:value-type="float" office:value="2.33789432009628" calcext:value-type="float">
            <text:p>2,33789432009628</text:p>
          </table:table-cell>
        </table:table-row>
        <table:table-row table:style-name="ro1">
          <table:table-cell office:value-type="float" office:value="292.999" calcext:value-type="float">
            <text:p>292,999</text:p>
          </table:table-cell>
          <table:table-cell office:value-type="float" office:value="10.3452" calcext:value-type="float">
            <text:p>10,3452</text:p>
          </table:table-cell>
          <table:table-cell table:formula="of:=LN([.B295])" office:value-type="float" office:value="2.33652264402174" calcext:value-type="float">
            <text:p>2,33652264402174</text:p>
          </table:table-cell>
        </table:table-row>
        <table:table-row table:style-name="ro1">
          <table:table-cell office:value-type="float" office:value="293.998" calcext:value-type="float">
            <text:p>293,998</text:p>
          </table:table-cell>
          <table:table-cell office:value-type="float" office:value="10.3237" calcext:value-type="float">
            <text:p>10,3237</text:p>
          </table:table-cell>
          <table:table-cell table:formula="of:=LN([.B296])" office:value-type="float" office:value="2.33444222292971" calcext:value-type="float">
            <text:p>2,33444222292971</text:p>
          </table:table-cell>
        </table:table-row>
        <table:table-row table:style-name="ro1">
          <table:table-cell office:value-type="float" office:value="294.998" calcext:value-type="float">
            <text:p>294,998</text:p>
          </table:table-cell>
          <table:table-cell office:value-type="float" office:value="10.3177" calcext:value-type="float">
            <text:p>10,3177</text:p>
          </table:table-cell>
          <table:table-cell table:formula="of:=LN([.B297])" office:value-type="float" office:value="2.33386086699755" calcext:value-type="float">
            <text:p>2,33386086699755</text:p>
          </table:table-cell>
        </table:table-row>
        <table:table-row table:style-name="ro1">
          <table:table-cell office:value-type="float" office:value="295.998" calcext:value-type="float">
            <text:p>295,998</text:p>
          </table:table-cell>
          <table:table-cell office:value-type="float" office:value="10.327" calcext:value-type="float">
            <text:p>10,327</text:p>
          </table:table-cell>
          <table:table-cell table:formula="of:=LN([.B298])" office:value-type="float" office:value="2.33476182468927" calcext:value-type="float">
            <text:p>2,33476182468927</text:p>
          </table:table-cell>
        </table:table-row>
        <table:table-row table:style-name="ro1">
          <table:table-cell office:value-type="float" office:value="296.998" calcext:value-type="float">
            <text:p>296,998</text:p>
          </table:table-cell>
          <table:table-cell office:value-type="float" office:value="10.3658" calcext:value-type="float">
            <text:p>10,3658</text:p>
          </table:table-cell>
          <table:table-cell table:formula="of:=LN([.B299])" office:value-type="float" office:value="2.33851192573612" calcext:value-type="float">
            <text:p>2,33851192573612</text:p>
          </table:table-cell>
        </table:table-row>
        <table:table-row table:style-name="ro1">
          <table:table-cell office:value-type="float" office:value="297.998" calcext:value-type="float">
            <text:p>297,998</text:p>
          </table:table-cell>
          <table:table-cell office:value-type="float" office:value="10.312" calcext:value-type="float">
            <text:p>10,312</text:p>
          </table:table-cell>
          <table:table-cell table:formula="of:=LN([.B300])" office:value-type="float" office:value="2.33330826563689" calcext:value-type="float">
            <text:p>2,33330826563689</text:p>
          </table:table-cell>
        </table:table-row>
        <table:table-row table:style-name="ro1">
          <table:table-cell office:value-type="float" office:value="298.998" calcext:value-type="float">
            <text:p>298,998</text:p>
          </table:table-cell>
          <table:table-cell office:value-type="float" office:value="10.3274" calcext:value-type="float">
            <text:p>10,3274</text:p>
          </table:table-cell>
          <table:table-cell table:formula="of:=LN([.B301])" office:value-type="float" office:value="2.3348005573564" calcext:value-type="float">
            <text:p>2,3348005573564</text:p>
          </table:table-cell>
        </table:table-row>
        <table:table-row table:style-name="ro1">
          <table:table-cell office:value-type="float" office:value="299.998" calcext:value-type="float">
            <text:p>299,998</text:p>
          </table:table-cell>
          <table:table-cell office:value-type="float" office:value="10.3497" calcext:value-type="float">
            <text:p>10,3497</text:p>
          </table:table-cell>
          <table:table-cell table:formula="of:=LN([.B302])" office:value-type="float" office:value="2.33695753378404" calcext:value-type="float">
            <text:p>2,33695753378404</text:p>
          </table:table-cell>
        </table:table-row>
        <table:table-row table:style-name="ro1">
          <table:table-cell office:value-type="float" office:value="300.999" calcext:value-type="float">
            <text:p>300,999</text:p>
          </table:table-cell>
          <table:table-cell office:value-type="float" office:value="10.3419" calcext:value-type="float">
            <text:p>10,3419</text:p>
          </table:table-cell>
          <table:table-cell table:formula="of:=LN([.B303])" office:value-type="float" office:value="2.33620360461767" calcext:value-type="float">
            <text:p>2,33620360461767</text:p>
          </table:table-cell>
        </table:table-row>
        <table:table-row table:style-name="ro1">
          <table:table-cell office:value-type="float" office:value="301.999" calcext:value-type="float">
            <text:p>301,999</text:p>
          </table:table-cell>
          <table:table-cell office:value-type="float" office:value="10.3814" calcext:value-type="float">
            <text:p>10,3814</text:p>
          </table:table-cell>
          <table:table-cell table:formula="of:=LN([.B304])" office:value-type="float" office:value="2.34001574340211" calcext:value-type="float">
            <text:p>2,34001574340211</text:p>
          </table:table-cell>
        </table:table-row>
        <table:table-row table:style-name="ro1">
          <table:table-cell office:value-type="float" office:value="302.998" calcext:value-type="float">
            <text:p>302,998</text:p>
          </table:table-cell>
          <table:table-cell office:value-type="float" office:value="10.3595" calcext:value-type="float">
            <text:p>10,3595</text:p>
          </table:table-cell>
          <table:table-cell table:formula="of:=LN([.B305])" office:value-type="float" office:value="2.3379039731184" calcext:value-type="float">
            <text:p>2,3379039731184</text:p>
          </table:table-cell>
        </table:table-row>
        <table:table-row table:style-name="ro1">
          <table:table-cell office:value-type="float" office:value="303.998" calcext:value-type="float">
            <text:p>303,998</text:p>
          </table:table-cell>
          <table:table-cell office:value-type="float" office:value="10.34" calcext:value-type="float">
            <text:p>10,34</text:p>
          </table:table-cell>
          <table:table-cell table:formula="of:=LN([.B306])" office:value-type="float" office:value="2.33601986908028" calcext:value-type="float">
            <text:p>2,33601986908028</text:p>
          </table:table-cell>
        </table:table-row>
        <table:table-row table:style-name="ro1">
          <table:table-cell office:value-type="float" office:value="304.999" calcext:value-type="float">
            <text:p>304,999</text:p>
          </table:table-cell>
          <table:table-cell office:value-type="float" office:value="10.3654" calcext:value-type="float">
            <text:p>10,3654</text:p>
          </table:table-cell>
          <table:table-cell table:formula="of:=LN([.B307])" office:value-type="float" office:value="2.33847333655652" calcext:value-type="float">
            <text:p>2,33847333655652</text:p>
          </table:table-cell>
        </table:table-row>
        <table:table-row table:style-name="ro1">
          <table:table-cell office:value-type="float" office:value="305.998" calcext:value-type="float">
            <text:p>305,998</text:p>
          </table:table-cell>
          <table:table-cell office:value-type="float" office:value="10.3808" calcext:value-type="float">
            <text:p>10,3808</text:p>
          </table:table-cell>
          <table:table-cell table:formula="of:=LN([.B308])" office:value-type="float" office:value="2.33995794605885" calcext:value-type="float">
            <text:p>2,33995794605885</text:p>
          </table:table-cell>
        </table:table-row>
        <table:table-row table:style-name="ro1">
          <table:table-cell office:value-type="float" office:value="306.998" calcext:value-type="float">
            <text:p>306,998</text:p>
          </table:table-cell>
          <table:table-cell office:value-type="float" office:value="10.3522" calcext:value-type="float">
            <text:p>10,3522</text:p>
          </table:table-cell>
          <table:table-cell table:formula="of:=LN([.B309])" office:value-type="float" office:value="2.33719905751009" calcext:value-type="float">
            <text:p>2,33719905751009</text:p>
          </table:table-cell>
        </table:table-row>
        <table:table-row table:style-name="ro1">
          <table:table-cell office:value-type="float" office:value="307.998" calcext:value-type="float">
            <text:p>307,998</text:p>
          </table:table-cell>
          <table:table-cell office:value-type="float" office:value="10.3374" calcext:value-type="float">
            <text:p>10,3374</text:p>
          </table:table-cell>
          <table:table-cell table:formula="of:=LN([.B310])" office:value-type="float" office:value="2.33576838678428" calcext:value-type="float">
            <text:p>2,33576838678428</text:p>
          </table:table-cell>
        </table:table-row>
        <table:table-row table:style-name="ro1">
          <table:table-cell office:value-type="float" office:value="308.999" calcext:value-type="float">
            <text:p>308,999</text:p>
          </table:table-cell>
          <table:table-cell office:value-type="float" office:value="10.3398" calcext:value-type="float">
            <text:p>10,3398</text:p>
          </table:table-cell>
          <table:table-cell table:formula="of:=LN([.B311])" office:value-type="float" office:value="2.33600052653345" calcext:value-type="float">
            <text:p>2,33600052653345</text:p>
          </table:table-cell>
        </table:table-row>
        <table:table-row table:style-name="ro1">
          <table:table-cell office:value-type="float" office:value="309.998" calcext:value-type="float">
            <text:p>309,998</text:p>
          </table:table-cell>
          <table:table-cell office:value-type="float" office:value="10.3415" calcext:value-type="float">
            <text:p>10,3415</text:p>
          </table:table-cell>
          <table:table-cell table:formula="of:=LN([.B312])" office:value-type="float" office:value="2.33616492625724" calcext:value-type="float">
            <text:p>2,33616492625724</text:p>
          </table:table-cell>
        </table:table-row>
        <table:table-row table:style-name="ro1">
          <table:table-cell office:value-type="float" office:value="310.998" calcext:value-type="float">
            <text:p>310,998</text:p>
          </table:table-cell>
          <table:table-cell office:value-type="float" office:value="10.4187" calcext:value-type="float">
            <text:p>10,4187</text:p>
          </table:table-cell>
          <table:table-cell table:formula="of:=LN([.B313])" office:value-type="float" office:value="2.34360226846526" calcext:value-type="float">
            <text:p>2,34360226846526</text:p>
          </table:table-cell>
        </table:table-row>
        <table:table-row table:style-name="ro1">
          <table:table-cell office:value-type="float" office:value="311.998" calcext:value-type="float">
            <text:p>311,998</text:p>
          </table:table-cell>
          <table:table-cell office:value-type="float" office:value="10.3856" calcext:value-type="float">
            <text:p>10,3856</text:p>
          </table:table-cell>
          <table:table-cell table:formula="of:=LN([.B314])" office:value-type="float" office:value="2.34042023129707" calcext:value-type="float">
            <text:p>2,34042023129707</text:p>
          </table:table-cell>
        </table:table-row>
        <table:table-row table:style-name="ro1">
          <table:table-cell office:value-type="float" office:value="312.998" calcext:value-type="float">
            <text:p>312,998</text:p>
          </table:table-cell>
          <table:table-cell office:value-type="float" office:value="10.3952" calcext:value-type="float">
            <text:p>10,3952</text:p>
          </table:table-cell>
          <table:table-cell table:formula="of:=LN([.B315])" office:value-type="float" office:value="2.34134416114413" calcext:value-type="float">
            <text:p>2,34134416114413</text:p>
          </table:table-cell>
        </table:table-row>
        <table:table-row table:style-name="ro1">
          <table:table-cell office:value-type="float" office:value="313.998" calcext:value-type="float">
            <text:p>313,998</text:p>
          </table:table-cell>
          <table:table-cell office:value-type="float" office:value="10.2918" calcext:value-type="float">
            <text:p>10,2918</text:p>
          </table:table-cell>
          <table:table-cell table:formula="of:=LN([.B316])" office:value-type="float" office:value="2.3313474616617" calcext:value-type="float">
            <text:p>2,3313474616617</text:p>
          </table:table-cell>
        </table:table-row>
        <table:table-row table:style-name="ro1">
          <table:table-cell office:value-type="float" office:value="314.999" calcext:value-type="float">
            <text:p>314,999</text:p>
          </table:table-cell>
          <table:table-cell office:value-type="float" office:value="10.2966" calcext:value-type="float">
            <text:p>10,2966</text:p>
          </table:table-cell>
          <table:table-cell table:formula="of:=LN([.B317])" office:value-type="float" office:value="2.33181374365418" calcext:value-type="float">
            <text:p>2,33181374365418</text:p>
          </table:table-cell>
        </table:table-row>
        <table:table-row table:style-name="ro1">
          <table:table-cell office:value-type="float" office:value="315.998" calcext:value-type="float">
            <text:p>315,998</text:p>
          </table:table-cell>
          <table:table-cell office:value-type="float" office:value="10.3011" calcext:value-type="float">
            <text:p>10,3011</text:p>
          </table:table-cell>
          <table:table-cell table:formula="of:=LN([.B318])" office:value-type="float" office:value="2.3322506856498" calcext:value-type="float">
            <text:p>2,3322506856498</text:p>
          </table:table-cell>
        </table:table-row>
        <table:table-row table:style-name="ro1">
          <table:table-cell office:value-type="float" office:value="316.998" calcext:value-type="float">
            <text:p>316,998</text:p>
          </table:table-cell>
          <table:table-cell office:value-type="float" office:value="10.3038" calcext:value-type="float">
            <text:p>10,3038</text:p>
          </table:table-cell>
          <table:table-cell table:formula="of:=LN([.B319])" office:value-type="float" office:value="2.33251275923573" calcext:value-type="float">
            <text:p>2,33251275923573</text:p>
          </table:table-cell>
        </table:table-row>
        <table:table-row table:style-name="ro1">
          <table:table-cell office:value-type="float" office:value="317.998" calcext:value-type="float">
            <text:p>317,998</text:p>
          </table:table-cell>
          <table:table-cell office:value-type="float" office:value="10.2951" calcext:value-type="float">
            <text:p>10,2951</text:p>
          </table:table-cell>
          <table:table-cell table:formula="of:=LN([.B320])" office:value-type="float" office:value="2.33166805388571" calcext:value-type="float">
            <text:p>2,33166805388571</text:p>
          </table:table-cell>
        </table:table-row>
        <table:table-row table:style-name="ro1">
          <table:table-cell office:value-type="float" office:value="318.998" calcext:value-type="float">
            <text:p>318,998</text:p>
          </table:table-cell>
          <table:table-cell office:value-type="float" office:value="10.308" calcext:value-type="float">
            <text:p>10,308</text:p>
          </table:table-cell>
          <table:table-cell table:formula="of:=LN([.B321])" office:value-type="float" office:value="2.33292029279012" calcext:value-type="float">
            <text:p>2,33292029279012</text:p>
          </table:table-cell>
        </table:table-row>
        <table:table-row table:style-name="ro1">
          <table:table-cell office:value-type="float" office:value="319.998" calcext:value-type="float">
            <text:p>319,998</text:p>
          </table:table-cell>
          <table:table-cell office:value-type="float" office:value="10.2707" calcext:value-type="float">
            <text:p>10,2707</text:p>
          </table:table-cell>
          <table:table-cell table:formula="of:=LN([.B322])" office:value-type="float" office:value="2.32929518130611" calcext:value-type="float">
            <text:p>2,32929518130611</text:p>
          </table:table-cell>
        </table:table-row>
        <table:table-row table:style-name="ro1">
          <table:table-cell office:value-type="float" office:value="320.998" calcext:value-type="float">
            <text:p>320,998</text:p>
          </table:table-cell>
          <table:table-cell office:value-type="float" office:value="10.2548" calcext:value-type="float">
            <text:p>10,2548</text:p>
          </table:table-cell>
          <table:table-cell table:formula="of:=LN([.B323])" office:value-type="float" office:value="2.32774588865255" calcext:value-type="float">
            <text:p>2,32774588865255</text:p>
          </table:table-cell>
        </table:table-row>
        <table:table-row table:style-name="ro1">
          <table:table-cell office:value-type="float" office:value="321.998" calcext:value-type="float">
            <text:p>321,998</text:p>
          </table:table-cell>
          <table:table-cell office:value-type="float" office:value="10.2575" calcext:value-type="float">
            <text:p>10,2575</text:p>
          </table:table-cell>
          <table:table-cell table:formula="of:=LN([.B324])" office:value-type="float" office:value="2.3280091453342" calcext:value-type="float">
            <text:p>2,3280091453342</text:p>
          </table:table-cell>
        </table:table-row>
        <table:table-row table:style-name="ro1">
          <table:table-cell office:value-type="float" office:value="322.999" calcext:value-type="float">
            <text:p>322,999</text:p>
          </table:table-cell>
          <table:table-cell office:value-type="float" office:value="10.2501" calcext:value-type="float">
            <text:p>10,2501</text:p>
          </table:table-cell>
          <table:table-cell table:formula="of:=LN([.B325])" office:value-type="float" office:value="2.32728746163439" calcext:value-type="float">
            <text:p>2,32728746163439</text:p>
          </table:table-cell>
        </table:table-row>
        <table:table-row table:style-name="ro1">
          <table:table-cell office:value-type="float" office:value="323.998" calcext:value-type="float">
            <text:p>323,998</text:p>
          </table:table-cell>
          <table:table-cell office:value-type="float" office:value="10.2885" calcext:value-type="float">
            <text:p>10,2885</text:p>
          </table:table-cell>
          <table:table-cell table:formula="of:=LN([.B326])" office:value-type="float" office:value="2.33102676662535" calcext:value-type="float">
            <text:p>2,33102676662535</text:p>
          </table:table-cell>
        </table:table-row>
        <table:table-row table:style-name="ro1">
          <table:table-cell office:value-type="float" office:value="324.998" calcext:value-type="float">
            <text:p>324,998</text:p>
          </table:table-cell>
          <table:table-cell office:value-type="float" office:value="10.2298" calcext:value-type="float">
            <text:p>10,2298</text:p>
          </table:table-cell>
          <table:table-cell table:formula="of:=LN([.B327])" office:value-type="float" office:value="2.32530502943029" calcext:value-type="float">
            <text:p>2,32530502943029</text:p>
          </table:table-cell>
        </table:table-row>
        <table:table-row table:style-name="ro1">
          <table:table-cell office:value-type="float" office:value="325.998" calcext:value-type="float">
            <text:p>325,998</text:p>
          </table:table-cell>
          <table:table-cell office:value-type="float" office:value="10.2409" calcext:value-type="float">
            <text:p>10,2409</text:p>
          </table:table-cell>
          <table:table-cell table:formula="of:=LN([.B328])" office:value-type="float" office:value="2.32638950637421" calcext:value-type="float">
            <text:p>2,32638950637421</text:p>
          </table:table-cell>
        </table:table-row>
        <table:table-row table:style-name="ro1">
          <table:table-cell office:value-type="float" office:value="326.998" calcext:value-type="float">
            <text:p>326,998</text:p>
          </table:table-cell>
          <table:table-cell office:value-type="float" office:value="10.3031" calcext:value-type="float">
            <text:p>10,3031</text:p>
          </table:table-cell>
          <table:table-cell table:formula="of:=LN([.B329])" office:value-type="float" office:value="2.33244482082673" calcext:value-type="float">
            <text:p>2,33244482082673</text:p>
          </table:table-cell>
        </table:table-row>
        <table:table-row table:style-name="ro1">
          <table:table-cell office:value-type="float" office:value="327.999" calcext:value-type="float">
            <text:p>327,999</text:p>
          </table:table-cell>
          <table:table-cell office:value-type="float" office:value="10.297" calcext:value-type="float">
            <text:p>10,297</text:p>
          </table:table-cell>
          <table:table-cell table:formula="of:=LN([.B330])" office:value-type="float" office:value="2.33185259067461" calcext:value-type="float">
            <text:p>2,33185259067461</text:p>
          </table:table-cell>
        </table:table-row>
        <table:table-row table:style-name="ro1">
          <table:table-cell office:value-type="float" office:value="328.999" calcext:value-type="float">
            <text:p>328,999</text:p>
          </table:table-cell>
          <table:table-cell office:value-type="float" office:value="10.2386" calcext:value-type="float">
            <text:p>10,2386</text:p>
          </table:table-cell>
          <table:table-cell table:formula="of:=LN([.B331])" office:value-type="float" office:value="2.3261648915145" calcext:value-type="float">
            <text:p>2,3261648915145</text:p>
          </table:table-cell>
        </table:table-row>
        <table:table-row table:style-name="ro1">
          <table:table-cell office:value-type="float" office:value="329.998" calcext:value-type="float">
            <text:p>329,998</text:p>
          </table:table-cell>
          <table:table-cell office:value-type="float" office:value="10.2153" calcext:value-type="float">
            <text:p>10,2153</text:p>
          </table:table-cell>
          <table:table-cell table:formula="of:=LN([.B332])" office:value-type="float" office:value="2.32388659641396" calcext:value-type="float">
            <text:p>2,32388659641396</text:p>
          </table:table-cell>
        </table:table-row>
        <table:table-row table:style-name="ro1">
          <table:table-cell office:value-type="float" office:value="330.998" calcext:value-type="float">
            <text:p>330,998</text:p>
          </table:table-cell>
          <table:table-cell office:value-type="float" office:value="10.2578" calcext:value-type="float">
            <text:p>10,2578</text:p>
          </table:table-cell>
          <table:table-cell table:formula="of:=LN([.B333])" office:value-type="float" office:value="2.32803839179904" calcext:value-type="float">
            <text:p>2,32803839179904</text:p>
          </table:table-cell>
        </table:table-row>
        <table:table-row table:style-name="ro1">
          <table:table-cell office:value-type="float" office:value="331.998" calcext:value-type="float">
            <text:p>331,998</text:p>
          </table:table-cell>
          <table:table-cell office:value-type="float" office:value="10.2651" calcext:value-type="float">
            <text:p>10,2651</text:p>
          </table:table-cell>
          <table:table-cell table:formula="of:=LN([.B334])" office:value-type="float" office:value="2.32874979226465" calcext:value-type="float">
            <text:p>2,32874979226465</text:p>
          </table:table-cell>
        </table:table-row>
        <table:table-row table:style-name="ro1">
          <table:table-cell office:value-type="float" office:value="332.999" calcext:value-type="float">
            <text:p>332,999</text:p>
          </table:table-cell>
          <table:table-cell office:value-type="float" office:value="10.2635" calcext:value-type="float">
            <text:p>10,2635</text:p>
          </table:table-cell>
          <table:table-cell table:formula="of:=LN([.B335])" office:value-type="float" office:value="2.3285939121751" calcext:value-type="float">
            <text:p>2,3285939121751</text:p>
          </table:table-cell>
        </table:table-row>
        <table:table-row table:style-name="ro1">
          <table:table-cell office:value-type="float" office:value="333.999" calcext:value-type="float">
            <text:p>333,999</text:p>
          </table:table-cell>
          <table:table-cell office:value-type="float" office:value="10.2246" calcext:value-type="float">
            <text:p>10,2246</text:p>
          </table:table-cell>
          <table:table-cell table:formula="of:=LN([.B336])" office:value-type="float" office:value="2.32479658135926" calcext:value-type="float">
            <text:p>2,32479658135926</text:p>
          </table:table-cell>
        </table:table-row>
        <table:table-row table:style-name="ro1">
          <table:table-cell office:value-type="float" office:value="334.998" calcext:value-type="float">
            <text:p>334,998</text:p>
          </table:table-cell>
          <table:table-cell office:value-type="float" office:value="10.2094" calcext:value-type="float">
            <text:p>10,2094</text:p>
          </table:table-cell>
          <table:table-cell table:formula="of:=LN([.B337])" office:value-type="float" office:value="2.32330886453402" calcext:value-type="float">
            <text:p>2,32330886453402</text:p>
          </table:table-cell>
        </table:table-row>
        <table:table-row table:style-name="ro1">
          <table:table-cell office:value-type="float" office:value="335.999" calcext:value-type="float">
            <text:p>335,999</text:p>
          </table:table-cell>
          <table:table-cell office:value-type="float" office:value="10.1566" calcext:value-type="float">
            <text:p>10,1566</text:p>
          </table:table-cell>
          <table:table-cell table:formula="of:=LN([.B338])" office:value-type="float" office:value="2.31812374047469" calcext:value-type="float">
            <text:p>2,31812374047469</text:p>
          </table:table-cell>
        </table:table-row>
        <table:table-row table:style-name="ro1">
          <table:table-cell office:value-type="float" office:value="336.998" calcext:value-type="float">
            <text:p>336,998</text:p>
          </table:table-cell>
          <table:table-cell office:value-type="float" office:value="10.1427" calcext:value-type="float">
            <text:p>10,1427</text:p>
          </table:table-cell>
          <table:table-cell table:formula="of:=LN([.B339])" office:value-type="float" office:value="2.31675423490824" calcext:value-type="float">
            <text:p>2,31675423490824</text:p>
          </table:table-cell>
        </table:table-row>
        <table:table-row table:style-name="ro1">
          <table:table-cell office:value-type="float" office:value="337.999" calcext:value-type="float">
            <text:p>337,999</text:p>
          </table:table-cell>
          <table:table-cell office:value-type="float" office:value="10.1142" calcext:value-type="float">
            <text:p>10,1142</text:p>
          </table:table-cell>
          <table:table-cell table:formula="of:=LN([.B340])" office:value-type="float" office:value="2.31394037703218" calcext:value-type="float">
            <text:p>2,31394037703218</text:p>
          </table:table-cell>
        </table:table-row>
        <table:table-row table:style-name="ro1">
          <table:table-cell office:value-type="float" office:value="338.999" calcext:value-type="float">
            <text:p>338,999</text:p>
          </table:table-cell>
          <table:table-cell office:value-type="float" office:value="10.0813" calcext:value-type="float">
            <text:p>10,0813</text:p>
          </table:table-cell>
          <table:table-cell table:formula="of:=LN([.B341])" office:value-type="float" office:value="2.3106822225815" calcext:value-type="float">
            <text:p>2,3106822225815</text:p>
          </table:table-cell>
        </table:table-row>
        <table:table-row table:style-name="ro1">
          <table:table-cell office:value-type="float" office:value="339.998" calcext:value-type="float">
            <text:p>339,998</text:p>
          </table:table-cell>
          <table:table-cell office:value-type="float" office:value="10.0501" calcext:value-type="float">
            <text:p>10,0501</text:p>
          </table:table-cell>
          <table:table-cell table:formula="of:=LN([.B342])" office:value-type="float" office:value="2.30758258470434" calcext:value-type="float">
            <text:p>2,30758258470434</text:p>
          </table:table-cell>
        </table:table-row>
        <table:table-row table:style-name="ro1">
          <table:table-cell office:value-type="float" office:value="340.999" calcext:value-type="float">
            <text:p>340,999</text:p>
          </table:table-cell>
          <table:table-cell office:value-type="float" office:value="9.999" calcext:value-type="float">
            <text:p>9,999</text:p>
          </table:table-cell>
          <table:table-cell table:formula="of:=LN([.B343])" office:value-type="float" office:value="2.30248508799371" calcext:value-type="float">
            <text:p>2,30248508799371</text:p>
          </table:table-cell>
        </table:table-row>
        <table:table-row table:style-name="ro1">
          <table:table-cell office:value-type="float" office:value="341.999" calcext:value-type="float">
            <text:p>341,999</text:p>
          </table:table-cell>
          <table:table-cell office:value-type="float" office:value="10.0476" calcext:value-type="float">
            <text:p>10,0476</text:p>
          </table:table-cell>
          <table:table-cell table:formula="of:=LN([.B344])" office:value-type="float" office:value="2.30733380001625" calcext:value-type="float">
            <text:p>2,30733380001625</text:p>
          </table:table-cell>
        </table:table-row>
        <table:table-row table:style-name="ro1">
          <table:table-cell office:value-type="float" office:value="342.998" calcext:value-type="float">
            <text:p>342,998</text:p>
          </table:table-cell>
          <table:table-cell office:value-type="float" office:value="10.0677" calcext:value-type="float">
            <text:p>10,0677</text:p>
          </table:table-cell>
          <table:table-cell table:formula="of:=LN([.B345])" office:value-type="float" office:value="2.30933227945129" calcext:value-type="float">
            <text:p>2,30933227945129</text:p>
          </table:table-cell>
        </table:table-row>
        <table:table-row table:style-name="ro1">
          <table:table-cell office:value-type="float" office:value="343.998" calcext:value-type="float">
            <text:p>343,998</text:p>
          </table:table-cell>
          <table:table-cell office:value-type="float" office:value="10.0197" calcext:value-type="float">
            <text:p>10,0197</text:p>
          </table:table-cell>
          <table:table-cell table:formula="of:=LN([.B346])" office:value-type="float" office:value="2.30455315508874" calcext:value-type="float">
            <text:p>2,30455315508874</text:p>
          </table:table-cell>
        </table:table-row>
        <table:table-row table:style-name="ro1">
          <table:table-cell office:value-type="float" office:value="344.999" calcext:value-type="float">
            <text:p>344,999</text:p>
          </table:table-cell>
          <table:table-cell office:value-type="float" office:value="10.0399" calcext:value-type="float">
            <text:p>10,0399</text:p>
          </table:table-cell>
          <table:table-cell table:formula="of:=LN([.B347])" office:value-type="float" office:value="2.30656715405462" calcext:value-type="float">
            <text:p>2,30656715405462</text:p>
          </table:table-cell>
        </table:table-row>
        <table:table-row table:style-name="ro1">
          <table:table-cell office:value-type="float" office:value="345.999" calcext:value-type="float">
            <text:p>345,999</text:p>
          </table:table-cell>
          <table:table-cell office:value-type="float" office:value="10.0472" calcext:value-type="float">
            <text:p>10,0472</text:p>
          </table:table-cell>
          <table:table-cell table:formula="of:=LN([.B348])" office:value-type="float" office:value="2.30729398872178" calcext:value-type="float">
            <text:p>2,30729398872178</text:p>
          </table:table-cell>
        </table:table-row>
        <table:table-row table:style-name="ro1">
          <table:table-cell office:value-type="float" office:value="346.998" calcext:value-type="float">
            <text:p>346,998</text:p>
          </table:table-cell>
          <table:table-cell office:value-type="float" office:value="10.0865" calcext:value-type="float">
            <text:p>10,0865</text:p>
          </table:table-cell>
          <table:table-cell table:formula="of:=LN([.B349])" office:value-type="float" office:value="2.31119789609227" calcext:value-type="float">
            <text:p>2,31119789609227</text:p>
          </table:table-cell>
        </table:table-row>
        <table:table-row table:style-name="ro1">
          <table:table-cell office:value-type="float" office:value="347.999" calcext:value-type="float">
            <text:p>347,999</text:p>
          </table:table-cell>
          <table:table-cell office:value-type="float" office:value="10.0726" calcext:value-type="float">
            <text:p>10,0726</text:p>
          </table:table-cell>
          <table:table-cell table:formula="of:=LN([.B350])" office:value-type="float" office:value="2.30981886605592" calcext:value-type="float">
            <text:p>2,30981886605592</text:p>
          </table:table-cell>
        </table:table-row>
        <table:table-row table:style-name="ro1">
          <table:table-cell office:value-type="float" office:value="348.998" calcext:value-type="float">
            <text:p>348,998</text:p>
          </table:table-cell>
          <table:table-cell office:value-type="float" office:value="10.1281" calcext:value-type="float">
            <text:p>10,1281</text:p>
          </table:table-cell>
          <table:table-cell table:formula="of:=LN([.B351])" office:value-type="float" office:value="2.31531373897077" calcext:value-type="float">
            <text:p>2,31531373897077</text:p>
          </table:table-cell>
        </table:table-row>
        <table:table-row table:style-name="ro1">
          <table:table-cell office:value-type="float" office:value="349.999" calcext:value-type="float">
            <text:p>349,999</text:p>
          </table:table-cell>
          <table:table-cell office:value-type="float" office:value="10.1382" calcext:value-type="float">
            <text:p>10,1382</text:p>
          </table:table-cell>
          <table:table-cell table:formula="of:=LN([.B352])" office:value-type="float" office:value="2.31631046761252" calcext:value-type="float">
            <text:p>2,31631046761252</text:p>
          </table:table-cell>
        </table:table-row>
        <table:table-row table:style-name="ro1">
          <table:table-cell office:value-type="float" office:value="350.998" calcext:value-type="float">
            <text:p>350,998</text:p>
          </table:table-cell>
          <table:table-cell office:value-type="float" office:value="10.0749" calcext:value-type="float">
            <text:p>10,0749</text:p>
          </table:table-cell>
          <table:table-cell table:formula="of:=LN([.B353])" office:value-type="float" office:value="2.31004718222518" calcext:value-type="float">
            <text:p>2,31004718222518</text:p>
          </table:table-cell>
        </table:table-row>
        <table:table-row table:style-name="ro1">
          <table:table-cell office:value-type="float" office:value="351.998" calcext:value-type="float">
            <text:p>351,998</text:p>
          </table:table-cell>
          <table:table-cell office:value-type="float" office:value="10.0586" calcext:value-type="float">
            <text:p>10,0586</text:p>
          </table:table-cell>
          <table:table-cell table:formula="of:=LN([.B354])" office:value-type="float" office:value="2.3084279899773" calcext:value-type="float">
            <text:p>2,3084279899773</text:p>
          </table:table-cell>
        </table:table-row>
        <table:table-row table:style-name="ro1">
          <table:table-cell office:value-type="float" office:value="352.999" calcext:value-type="float">
            <text:p>352,999</text:p>
          </table:table-cell>
          <table:table-cell office:value-type="float" office:value="10.0043" calcext:value-type="float">
            <text:p>10,0043</text:p>
          </table:table-cell>
          <table:table-cell table:formula="of:=LN([.B355])" office:value-type="float" office:value="2.30301500057054" calcext:value-type="float">
            <text:p>2,30301500057054</text:p>
          </table:table-cell>
        </table:table-row>
        <table:table-row table:style-name="ro1">
          <table:table-cell office:value-type="float" office:value="353.998" calcext:value-type="float">
            <text:p>353,998</text:p>
          </table:table-cell>
          <table:table-cell office:value-type="float" office:value="10.0119" calcext:value-type="float">
            <text:p>10,0119</text:p>
          </table:table-cell>
          <table:table-cell table:formula="of:=LN([.B356])" office:value-type="float" office:value="2.30377438550526" calcext:value-type="float">
            <text:p>2,30377438550526</text:p>
          </table:table-cell>
        </table:table-row>
        <table:table-row table:style-name="ro1">
          <table:table-cell office:value-type="float" office:value="354.998" calcext:value-type="float">
            <text:p>354,998</text:p>
          </table:table-cell>
          <table:table-cell office:value-type="float" office:value="10.0307" calcext:value-type="float">
            <text:p>10,0307</text:p>
          </table:table-cell>
          <table:table-cell table:formula="of:=LN([.B357])" office:value-type="float" office:value="2.30565039016671" calcext:value-type="float">
            <text:p>2,30565039016671</text:p>
          </table:table-cell>
        </table:table-row>
        <table:table-row table:style-name="ro1">
          <table:table-cell office:value-type="float" office:value="355.998" calcext:value-type="float">
            <text:p>355,998</text:p>
          </table:table-cell>
          <table:table-cell office:value-type="float" office:value="10.068" calcext:value-type="float">
            <text:p>10,068</text:p>
          </table:table-cell>
          <table:table-cell table:formula="of:=LN([.B358])" office:value-type="float" office:value="2.30936207727307" calcext:value-type="float">
            <text:p>2,30936207727307</text:p>
          </table:table-cell>
        </table:table-row>
        <table:table-row table:style-name="ro1">
          <table:table-cell office:value-type="float" office:value="356.999" calcext:value-type="float">
            <text:p>356,999</text:p>
          </table:table-cell>
          <table:table-cell office:value-type="float" office:value="10.0592" calcext:value-type="float">
            <text:p>10,0592</text:p>
          </table:table-cell>
          <table:table-cell table:formula="of:=LN([.B359])" office:value-type="float" office:value="2.30848763864666" calcext:value-type="float">
            <text:p>2,30848763864666</text:p>
          </table:table-cell>
        </table:table-row>
        <table:table-row table:style-name="ro1">
          <table:table-cell office:value-type="float" office:value="357.999" calcext:value-type="float">
            <text:p>357,999</text:p>
          </table:table-cell>
          <table:table-cell office:value-type="float" office:value="9.9964" calcext:value-type="float">
            <text:p>9,9964</text:p>
          </table:table-cell>
          <table:table-cell table:formula="of:=LN([.B360])" office:value-type="float" office:value="2.30222502817849" calcext:value-type="float">
            <text:p>2,30222502817849</text:p>
          </table:table-cell>
        </table:table-row>
        <table:table-row table:style-name="ro1">
          <table:table-cell office:value-type="float" office:value="358.999" calcext:value-type="float">
            <text:p>358,999</text:p>
          </table:table-cell>
          <table:table-cell office:value-type="float" office:value="9.998" calcext:value-type="float">
            <text:p>9,998</text:p>
          </table:table-cell>
          <table:table-cell table:formula="of:=LN([.B361])" office:value-type="float" office:value="2.30238507299138" calcext:value-type="float">
            <text:p>2,30238507299138</text:p>
          </table:table-cell>
        </table:table-row>
        <table:table-row table:style-name="ro1">
          <table:table-cell office:value-type="float" office:value="359.999" calcext:value-type="float">
            <text:p>359,999</text:p>
          </table:table-cell>
          <table:table-cell office:value-type="float" office:value="10.0036" calcext:value-type="float">
            <text:p>10,0036</text:p>
          </table:table-cell>
          <table:table-cell table:formula="of:=LN([.B362])" office:value-type="float" office:value="2.30294502820959" calcext:value-type="float">
            <text:p>2,30294502820959</text:p>
          </table:table-cell>
        </table:table-row>
        <table:table-row table:style-name="ro1">
          <table:table-cell office:value-type="float" office:value="360.999" calcext:value-type="float">
            <text:p>360,999</text:p>
          </table:table-cell>
          <table:table-cell office:value-type="float" office:value="10.0037" calcext:value-type="float">
            <text:p>10,0037</text:p>
          </table:table-cell>
          <table:table-cell table:formula="of:=LN([.B363])" office:value-type="float" office:value="2.30295502456093" calcext:value-type="float">
            <text:p>2,30295502456093</text:p>
          </table:table-cell>
        </table:table-row>
        <table:table-row table:style-name="ro1">
          <table:table-cell office:value-type="float" office:value="361.999" calcext:value-type="float">
            <text:p>361,999</text:p>
          </table:table-cell>
          <table:table-cell office:value-type="float" office:value="9.999" calcext:value-type="float">
            <text:p>9,999</text:p>
          </table:table-cell>
          <table:table-cell table:formula="of:=LN([.B364])" office:value-type="float" office:value="2.30248508799371" calcext:value-type="float">
            <text:p>2,30248508799371</text:p>
          </table:table-cell>
        </table:table-row>
        <table:table-row table:style-name="ro1">
          <table:table-cell office:value-type="float" office:value="362.999" calcext:value-type="float">
            <text:p>362,999</text:p>
          </table:table-cell>
          <table:table-cell office:value-type="float" office:value="9.9624" calcext:value-type="float">
            <text:p>9,9624</text:p>
          </table:table-cell>
          <table:table-cell table:formula="of:=LN([.B365])" office:value-type="float" office:value="2.2988180064248" calcext:value-type="float">
            <text:p>2,298818006424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.9457" calcext:value-type="float">
            <text:p>9,9457</text:p>
          </table:table-cell>
          <table:table-cell table:formula="of:=LN([.B366])" office:value-type="float" office:value="2.29714029695809" calcext:value-type="float">
            <text:p>2,29714029695809</text:p>
          </table:table-cell>
        </table:table-row>
        <table:table-row table:style-name="ro1">
          <table:table-cell office:value-type="float" office:value="364.999" calcext:value-type="float">
            <text:p>364,999</text:p>
          </table:table-cell>
          <table:table-cell office:value-type="float" office:value="9.9544" calcext:value-type="float">
            <text:p>9,9544</text:p>
          </table:table-cell>
          <table:table-cell table:formula="of:=LN([.B367])" office:value-type="float" office:value="2.29801466447928" calcext:value-type="float">
            <text:p>2,2980146644792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.9815" calcext:value-type="float">
            <text:p>9,9815</text:p>
          </table:table-cell>
          <table:table-cell table:formula="of:=LN([.B368])" office:value-type="float" office:value="2.30073337963057" calcext:value-type="float">
            <text:p>2,30073337963057</text:p>
          </table:table-cell>
        </table:table-row>
        <table:table-row table:style-name="ro1">
          <table:table-cell office:value-type="float" office:value="366.998" calcext:value-type="float">
            <text:p>366,998</text:p>
          </table:table-cell>
          <table:table-cell office:value-type="float" office:value="10.0454" calcext:value-type="float">
            <text:p>10,0454</text:p>
          </table:table-cell>
          <table:table-cell table:formula="of:=LN([.B369])" office:value-type="float" office:value="2.30711481828044" calcext:value-type="float">
            <text:p>2,30711481828044</text:p>
          </table:table-cell>
        </table:table-row>
        <table:table-row table:style-name="ro1">
          <table:table-cell office:value-type="float" office:value="367.998" calcext:value-type="float">
            <text:p>367,998</text:p>
          </table:table-cell>
          <table:table-cell office:value-type="float" office:value="10.0346" calcext:value-type="float">
            <text:p>10,0346</text:p>
          </table:table-cell>
          <table:table-cell table:formula="of:=LN([.B370])" office:value-type="float" office:value="2.30603912096556" calcext:value-type="float">
            <text:p>2,30603912096556</text:p>
          </table:table-cell>
        </table:table-row>
        <table:table-row table:style-name="ro1">
          <table:table-cell office:value-type="float" office:value="368.999" calcext:value-type="float">
            <text:p>368,999</text:p>
          </table:table-cell>
          <table:table-cell office:value-type="float" office:value="10.0079" calcext:value-type="float">
            <text:p>10,0079</text:p>
          </table:table-cell>
          <table:table-cell table:formula="of:=LN([.B371])" office:value-type="float" office:value="2.30337478110829" calcext:value-type="float">
            <text:p>2,30337478110829</text:p>
          </table:table-cell>
        </table:table-row>
        <table:table-row table:style-name="ro1">
          <table:table-cell office:value-type="float" office:value="369.999" calcext:value-type="float">
            <text:p>369,999</text:p>
          </table:table-cell>
          <table:table-cell office:value-type="float" office:value="9.9929" calcext:value-type="float">
            <text:p>9,9929</text:p>
          </table:table-cell>
          <table:table-cell table:formula="of:=LN([.B372])" office:value-type="float" office:value="2.30187484082468" calcext:value-type="float">
            <text:p>2,30187484082468</text:p>
          </table:table-cell>
        </table:table-row>
        <table:table-row table:style-name="ro1">
          <table:table-cell office:value-type="float" office:value="370.999" calcext:value-type="float">
            <text:p>370,999</text:p>
          </table:table-cell>
          <table:table-cell office:value-type="float" office:value="9.9721" calcext:value-type="float">
            <text:p>9,9721</text:p>
          </table:table-cell>
          <table:table-cell table:formula="of:=LN([.B373])" office:value-type="float" office:value="2.29979119368965" calcext:value-type="float">
            <text:p>2,2997911936896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.9694" calcext:value-type="float">
            <text:p>9,9694</text:p>
          </table:table-cell>
          <table:table-cell table:formula="of:=LN([.B374])" office:value-type="float" office:value="2.2995204016212" calcext:value-type="float">
            <text:p>2,2995204016212</text:p>
          </table:table-cell>
        </table:table-row>
        <table:table-row table:style-name="ro1">
          <table:table-cell office:value-type="float" office:value="372.999" calcext:value-type="float">
            <text:p>372,999</text:p>
          </table:table-cell>
          <table:table-cell office:value-type="float" office:value="9.9361" calcext:value-type="float">
            <text:p>9,9361</text:p>
          </table:table-cell>
          <table:table-cell table:formula="of:=LN([.B375])" office:value-type="float" office:value="2.29617458955272" calcext:value-type="float">
            <text:p>2,29617458955272</text:p>
          </table:table-cell>
        </table:table-row>
        <table:table-row table:style-name="ro1">
          <table:table-cell office:value-type="float" office:value="373.999" calcext:value-type="float">
            <text:p>373,999</text:p>
          </table:table-cell>
          <table:table-cell office:value-type="float" office:value="9.9413" calcext:value-type="float">
            <text:p>9,9413</text:p>
          </table:table-cell>
          <table:table-cell table:formula="of:=LN([.B376])" office:value-type="float" office:value="2.29669779682516" calcext:value-type="float">
            <text:p>2,296697796825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.8893" calcext:value-type="float">
            <text:p>9,8893</text:p>
          </table:table-cell>
          <table:table-cell table:formula="of:=LN([.B377])" office:value-type="float" office:value="2.29145336456549" calcext:value-type="float">
            <text:p>2,29145336456549</text:p>
          </table:table-cell>
        </table:table-row>
        <table:table-row table:style-name="ro1">
          <table:table-cell office:value-type="float" office:value="375.999" calcext:value-type="float">
            <text:p>375,999</text:p>
          </table:table-cell>
          <table:table-cell office:value-type="float" office:value="9.8882" calcext:value-type="float">
            <text:p>9,8882</text:p>
          </table:table-cell>
          <table:table-cell table:formula="of:=LN([.B378])" office:value-type="float" office:value="2.291342127048" calcext:value-type="float">
            <text:p>2,29134212704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.843" calcext:value-type="float">
            <text:p>9,843</text:p>
          </table:table-cell>
          <table:table-cell table:formula="of:=LN([.B379])" office:value-type="float" office:value="2.28676054264707" calcext:value-type="float">
            <text:p>2,28676054264707</text:p>
          </table:table-cell>
        </table:table-row>
        <table:table-row table:style-name="ro1">
          <table:table-cell office:value-type="float" office:value="377.999" calcext:value-type="float">
            <text:p>377,999</text:p>
          </table:table-cell>
          <table:table-cell office:value-type="float" office:value="9.8431" calcext:value-type="float">
            <text:p>9,8431</text:p>
          </table:table-cell>
          <table:table-cell table:formula="of:=LN([.B380])" office:value-type="float" office:value="2.28677070209968" calcext:value-type="float">
            <text:p>2,2867707020996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.802" calcext:value-type="float">
            <text:p>9,802</text:p>
          </table:table-cell>
          <table:table-cell table:formula="of:=LN([.B381])" office:value-type="float" office:value="2.28258644648736" calcext:value-type="float">
            <text:p>2,28258644648736</text:p>
          </table:table-cell>
        </table:table-row>
        <table:table-row table:style-name="ro1">
          <table:table-cell office:value-type="float" office:value="379.999" calcext:value-type="float">
            <text:p>379,999</text:p>
          </table:table-cell>
          <table:table-cell office:value-type="float" office:value="9.8549" calcext:value-type="float">
            <text:p>9,8549</text:p>
          </table:table-cell>
          <table:table-cell table:formula="of:=LN([.B382])" office:value-type="float" office:value="2.28796879341977" calcext:value-type="float">
            <text:p>2,2879687934197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.8716" calcext:value-type="float">
            <text:p>9,8716</text:p>
          </table:table-cell>
          <table:table-cell table:formula="of:=LN([.B383])" office:value-type="float" office:value="2.28966194770356" calcext:value-type="float">
            <text:p>2,28966194770356</text:p>
          </table:table-cell>
        </table:table-row>
        <table:table-row table:style-name="ro1">
          <table:table-cell office:value-type="float" office:value="381.999" calcext:value-type="float">
            <text:p>381,999</text:p>
          </table:table-cell>
          <table:table-cell office:value-type="float" office:value="9.9063" calcext:value-type="float">
            <text:p>9,9063</text:p>
          </table:table-cell>
          <table:table-cell table:formula="of:=LN([.B384])" office:value-type="float" office:value="2.29317091838343" calcext:value-type="float">
            <text:p>2,29317091838343</text:p>
          </table:table-cell>
        </table:table-row>
        <table:table-row table:style-name="ro1">
          <table:table-cell office:value-type="float" office:value="382.999" calcext:value-type="float">
            <text:p>382,999</text:p>
          </table:table-cell>
          <table:table-cell office:value-type="float" office:value="9.8582" calcext:value-type="float">
            <text:p>9,8582</text:p>
          </table:table-cell>
          <table:table-cell table:formula="of:=LN([.B385])" office:value-type="float" office:value="2.28830359616828" calcext:value-type="float">
            <text:p>2,28830359616828</text:p>
          </table:table-cell>
        </table:table-row>
        <table:table-row table:style-name="ro1">
          <table:table-cell office:value-type="float" office:value="383.999" calcext:value-type="float">
            <text:p>383,999</text:p>
          </table:table-cell>
          <table:table-cell office:value-type="float" office:value="9.8061" calcext:value-type="float">
            <text:p>9,8061</text:p>
          </table:table-cell>
          <table:table-cell table:formula="of:=LN([.B386])" office:value-type="float" office:value="2.2830046410151" calcext:value-type="float">
            <text:p>2,2830046410151</text:p>
          </table:table-cell>
        </table:table-row>
        <table:table-row table:style-name="ro1">
          <table:table-cell office:value-type="float" office:value="384.999" calcext:value-type="float">
            <text:p>384,999</text:p>
          </table:table-cell>
          <table:table-cell office:value-type="float" office:value="9.8117" calcext:value-type="float">
            <text:p>9,8117</text:p>
          </table:table-cell>
          <table:table-cell table:formula="of:=LN([.B387])" office:value-type="float" office:value="2.28357555112246" calcext:value-type="float">
            <text:p>2,28357555112246</text:p>
          </table:table-cell>
        </table:table-row>
        <table:table-row table:style-name="ro1">
          <table:table-cell office:value-type="float" office:value="385.999" calcext:value-type="float">
            <text:p>385,999</text:p>
          </table:table-cell>
          <table:table-cell office:value-type="float" office:value="9.776" calcext:value-type="float">
            <text:p>9,776</text:p>
          </table:table-cell>
          <table:table-cell table:formula="of:=LN([.B388])" office:value-type="float" office:value="2.27993040242924" calcext:value-type="float">
            <text:p>2,27993040242924</text:p>
          </table:table-cell>
        </table:table-row>
        <table:table-row table:style-name="ro1">
          <table:table-cell office:value-type="float" office:value="386.999" calcext:value-type="float">
            <text:p>386,999</text:p>
          </table:table-cell>
          <table:table-cell office:value-type="float" office:value="9.8416" calcext:value-type="float">
            <text:p>9,8416</text:p>
          </table:table-cell>
          <table:table-cell table:formula="of:=LN([.B389])" office:value-type="float" office:value="2.28661829947197" calcext:value-type="float">
            <text:p>2,28661829947197</text:p>
          </table:table-cell>
        </table:table-row>
        <table:table-row table:style-name="ro1">
          <table:table-cell office:value-type="float" office:value="387.999" calcext:value-type="float">
            <text:p>387,999</text:p>
          </table:table-cell>
          <table:table-cell office:value-type="float" office:value="9.892" calcext:value-type="float">
            <text:p>9,892</text:p>
          </table:table-cell>
          <table:table-cell table:formula="of:=LN([.B390])" office:value-type="float" office:value="2.29172634965917" calcext:value-type="float">
            <text:p>2,29172634965917</text:p>
          </table:table-cell>
        </table:table-row>
        <table:table-row table:style-name="ro1">
          <table:table-cell office:value-type="float" office:value="388.999" calcext:value-type="float">
            <text:p>388,999</text:p>
          </table:table-cell>
          <table:table-cell office:value-type="float" office:value="9.8972" calcext:value-type="float">
            <text:p>9,8972</text:p>
          </table:table-cell>
          <table:table-cell table:formula="of:=LN([.B391])" office:value-type="float" office:value="2.29225188885425" calcext:value-type="float">
            <text:p>2,292251888854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.8217" calcext:value-type="float">
            <text:p>9,8217</text:p>
          </table:table-cell>
          <table:table-cell table:formula="of:=LN([.B392])" office:value-type="float" office:value="2.28459422347313" calcext:value-type="float">
            <text:p>2,28459422347313</text:p>
          </table:table-cell>
        </table:table-row>
        <table:table-row table:style-name="ro1">
          <table:table-cell office:value-type="float" office:value="390.999" calcext:value-type="float">
            <text:p>390,999</text:p>
          </table:table-cell>
          <table:table-cell office:value-type="float" office:value="9.808" calcext:value-type="float">
            <text:p>9,808</text:p>
          </table:table-cell>
          <table:table-cell table:formula="of:=LN([.B393])" office:value-type="float" office:value="2.28319837919386" calcext:value-type="float">
            <text:p>2,2831983791938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.7578" calcext:value-type="float">
            <text:p>9,7578</text:p>
          </table:table-cell>
          <table:table-cell table:formula="of:=LN([.B394])" office:value-type="float" office:value="2.27806696518032" calcext:value-type="float">
            <text:p>2,27806696518032</text:p>
          </table:table-cell>
        </table:table-row>
        <table:table-row table:style-name="ro1">
          <table:table-cell office:value-type="float" office:value="392.999" calcext:value-type="float">
            <text:p>392,999</text:p>
          </table:table-cell>
          <table:table-cell office:value-type="float" office:value="9.7413" calcext:value-type="float">
            <text:p>9,7413</text:p>
          </table:table-cell>
          <table:table-cell table:formula="of:=LN([.B395])" office:value-type="float" office:value="2.27637457897396" calcext:value-type="float">
            <text:p>2,276374578973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.7714" calcext:value-type="float">
            <text:p>9,7714</text:p>
          </table:table-cell>
          <table:table-cell table:formula="of:=LN([.B396])" office:value-type="float" office:value="2.27945975159231" calcext:value-type="float">
            <text:p>2,27945975159231</text:p>
          </table:table-cell>
        </table:table-row>
        <table:table-row table:style-name="ro1">
          <table:table-cell office:value-type="float" office:value="394.999" calcext:value-type="float">
            <text:p>394,999</text:p>
          </table:table-cell>
          <table:table-cell office:value-type="float" office:value="9.7527" calcext:value-type="float">
            <text:p>9,7527</text:p>
          </table:table-cell>
          <table:table-cell table:formula="of:=LN([.B397])" office:value-type="float" office:value="2.27754416975056" calcext:value-type="float">
            <text:p>2,2775441697505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8205" calcext:value-type="float">
            <text:p>9,8205</text:p>
          </table:table-cell>
          <table:table-cell table:formula="of:=LN([.B398])" office:value-type="float" office:value="2.28447203756712" calcext:value-type="float">
            <text:p>2,28447203756712</text:p>
          </table:table-cell>
        </table:table-row>
        <table:table-row table:style-name="ro1">
          <table:table-cell office:value-type="float" office:value="396.999" calcext:value-type="float">
            <text:p>396,999</text:p>
          </table:table-cell>
          <table:table-cell office:value-type="float" office:value="9.7606" calcext:value-type="float">
            <text:p>9,7606</text:p>
          </table:table-cell>
          <table:table-cell table:formula="of:=LN([.B399])" office:value-type="float" office:value="2.2783538739453" calcext:value-type="float">
            <text:p>2,2783538739453</text:p>
          </table:table-cell>
        </table:table-row>
        <table:table-row table:style-name="ro1">
          <table:table-cell office:value-type="float" office:value="397.999" calcext:value-type="float">
            <text:p>397,999</text:p>
          </table:table-cell>
          <table:table-cell office:value-type="float" office:value="9.7385" calcext:value-type="float">
            <text:p>9,7385</text:p>
          </table:table-cell>
          <table:table-cell table:formula="of:=LN([.B400])" office:value-type="float" office:value="2.27608710168782" calcext:value-type="float">
            <text:p>2,27608710168782</text:p>
          </table:table-cell>
        </table:table-row>
        <table:table-row table:style-name="ro1">
          <table:table-cell office:value-type="float" office:value="398.999" calcext:value-type="float">
            <text:p>398,999</text:p>
          </table:table-cell>
          <table:table-cell office:value-type="float" office:value="9.6907" calcext:value-type="float">
            <text:p>9,6907</text:p>
          </table:table-cell>
          <table:table-cell table:formula="of:=LN([.B401])" office:value-type="float" office:value="2.27116666271562" calcext:value-type="float">
            <text:p>2,27116666271562</text:p>
          </table:table-cell>
        </table:table-row>
        <table:table-row table:style-name="ro1">
          <table:table-cell office:value-type="float" office:value="399.999" calcext:value-type="float">
            <text:p>399,999</text:p>
          </table:table-cell>
          <table:table-cell office:value-type="float" office:value="9.6388" calcext:value-type="float">
            <text:p>9,6388</text:p>
          </table:table-cell>
          <table:table-cell table:formula="of:=LN([.B402])" office:value-type="float" office:value="2.26579661954621" calcext:value-type="float">
            <text:p>2,26579661954621</text:p>
          </table:table-cell>
        </table:table-row>
        <table:table-row table:style-name="ro1">
          <table:table-cell office:value-type="float" office:value="400.999" calcext:value-type="float">
            <text:p>400,999</text:p>
          </table:table-cell>
          <table:table-cell office:value-type="float" office:value="9.6105" calcext:value-type="float">
            <text:p>9,6105</text:p>
          </table:table-cell>
          <table:table-cell table:formula="of:=LN([.B403])" office:value-type="float" office:value="2.26285625076505" calcext:value-type="float">
            <text:p>2,2628562507650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653" calcext:value-type="float">
            <text:p>9,653</text:p>
          </table:table-cell>
          <table:table-cell table:formula="of:=LN([.B404])" office:value-type="float" office:value="2.26726874786648" calcext:value-type="float">
            <text:p>2,26726874786648</text:p>
          </table:table-cell>
        </table:table-row>
        <table:table-row table:style-name="ro1">
          <table:table-cell office:value-type="float" office:value="402.999" calcext:value-type="float">
            <text:p>402,999</text:p>
          </table:table-cell>
          <table:table-cell office:value-type="float" office:value="9.6882" calcext:value-type="float">
            <text:p>9,6882</text:p>
          </table:table-cell>
          <table:table-cell table:formula="of:=LN([.B405])" office:value-type="float" office:value="2.27090865013349" calcext:value-type="float">
            <text:p>2,27090865013349</text:p>
          </table:table-cell>
        </table:table-row>
        <table:table-row table:style-name="ro1">
          <table:table-cell office:value-type="float" office:value="403.999" calcext:value-type="float">
            <text:p>403,999</text:p>
          </table:table-cell>
          <table:table-cell office:value-type="float" office:value="9.727" calcext:value-type="float">
            <text:p>9,727</text:p>
          </table:table-cell>
          <table:table-cell table:formula="of:=LN([.B406])" office:value-type="float" office:value="2.2749055238873" calcext:value-type="float">
            <text:p>2,274905523887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7292" calcext:value-type="float">
            <text:p>9,7292</text:p>
          </table:table-cell>
          <table:table-cell table:formula="of:=LN([.B407])" office:value-type="float" office:value="2.27513167287933" calcext:value-type="float">
            <text:p>2,27513167287933</text:p>
          </table:table-cell>
        </table:table-row>
        <table:table-row table:style-name="ro1">
          <table:table-cell office:value-type="float" office:value="405.999" calcext:value-type="float">
            <text:p>405,999</text:p>
          </table:table-cell>
          <table:table-cell office:value-type="float" office:value="9.7537" calcext:value-type="float">
            <text:p>9,7537</text:p>
          </table:table-cell>
          <table:table-cell table:formula="of:=LN([.B408])" office:value-type="float" office:value="2.27764670020219" calcext:value-type="float">
            <text:p>2,2776467002021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.7338" calcext:value-type="float">
            <text:p>9,7338</text:p>
          </table:table-cell>
          <table:table-cell table:formula="of:=LN([.B409])" office:value-type="float" office:value="2.27560436466227" calcext:value-type="float">
            <text:p>2,27560436466227</text:p>
          </table:table-cell>
        </table:table-row>
        <table:table-row table:style-name="ro1">
          <table:table-cell office:value-type="float" office:value="407.999" calcext:value-type="float">
            <text:p>407,999</text:p>
          </table:table-cell>
          <table:table-cell office:value-type="float" office:value="9.7456" calcext:value-type="float">
            <text:p>9,7456</text:p>
          </table:table-cell>
          <table:table-cell table:formula="of:=LN([.B410])" office:value-type="float" office:value="2.27681590110008" calcext:value-type="float">
            <text:p>2,27681590110008</text:p>
          </table:table-cell>
        </table:table-row>
        <table:table-row table:style-name="ro1">
          <table:table-cell office:value-type="float" office:value="408.999" calcext:value-type="float">
            <text:p>408,999</text:p>
          </table:table-cell>
          <table:table-cell office:value-type="float" office:value="9.6892" calcext:value-type="float">
            <text:p>9,6892</text:p>
          </table:table-cell>
          <table:table-cell table:formula="of:=LN([.B411])" office:value-type="float" office:value="2.27101186315494" calcext:value-type="float">
            <text:p>2,2710118631549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6424" calcext:value-type="float">
            <text:p>9,6424</text:p>
          </table:table-cell>
          <table:table-cell table:formula="of:=LN([.B412])" office:value-type="float" office:value="2.266170040292" calcext:value-type="float">
            <text:p>2,266170040292</text:p>
          </table:table-cell>
        </table:table-row>
        <table:table-row table:style-name="ro1">
          <table:table-cell office:value-type="float" office:value="410.999" calcext:value-type="float">
            <text:p>410,999</text:p>
          </table:table-cell>
          <table:table-cell office:value-type="float" office:value="9.641" calcext:value-type="float">
            <text:p>9,641</text:p>
          </table:table-cell>
          <table:table-cell table:formula="of:=LN([.B413])" office:value-type="float" office:value="2.26602483768224" calcext:value-type="float">
            <text:p>2,2660248376822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.6324" calcext:value-type="float">
            <text:p>9,6324</text:p>
          </table:table-cell>
          <table:table-cell table:formula="of:=LN([.B414])" office:value-type="float" office:value="2.26513241594339" calcext:value-type="float">
            <text:p>2,26513241594339</text:p>
          </table:table-cell>
        </table:table-row>
        <table:table-row table:style-name="ro1">
          <table:table-cell office:value-type="float" office:value="412.999" calcext:value-type="float">
            <text:p>412,999</text:p>
          </table:table-cell>
          <table:table-cell office:value-type="float" office:value="9.6568" calcext:value-type="float">
            <text:p>9,6568</text:p>
          </table:table-cell>
          <table:table-cell table:formula="of:=LN([.B415])" office:value-type="float" office:value="2.26766233040478" calcext:value-type="float">
            <text:p>2,2676623304047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6942" calcext:value-type="float">
            <text:p>9,6942</text:p>
          </table:table-cell>
          <table:table-cell table:formula="of:=LN([.B416])" office:value-type="float" office:value="2.2715277685287" calcext:value-type="float">
            <text:p>2,2715277685287</text:p>
          </table:table-cell>
        </table:table-row>
        <table:table-row table:style-name="ro1">
          <table:table-cell office:value-type="float" office:value="414.999" calcext:value-type="float">
            <text:p>414,999</text:p>
          </table:table-cell>
          <table:table-cell office:value-type="float" office:value="9.6937" calcext:value-type="float">
            <text:p>9,6937</text:p>
          </table:table-cell>
          <table:table-cell table:formula="of:=LN([.B417])" office:value-type="float" office:value="2.2714761899668" calcext:value-type="float">
            <text:p>2,271476189966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.7132" calcext:value-type="float">
            <text:p>9,7132</text:p>
          </table:table-cell>
          <table:table-cell table:formula="of:=LN([.B418])" office:value-type="float" office:value="2.27348578516877" calcext:value-type="float">
            <text:p>2,27348578516877</text:p>
          </table:table-cell>
        </table:table-row>
        <table:table-row table:style-name="ro1">
          <table:table-cell office:value-type="float" office:value="416.999" calcext:value-type="float">
            <text:p>416,999</text:p>
          </table:table-cell>
          <table:table-cell office:value-type="float" office:value="9.7326" calcext:value-type="float">
            <text:p>9,7326</text:p>
          </table:table-cell>
          <table:table-cell table:formula="of:=LN([.B419])" office:value-type="float" office:value="2.27548107530199" calcext:value-type="float">
            <text:p>2,2754810753019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.6844" calcext:value-type="float">
            <text:p>9,6844</text:p>
          </table:table-cell>
          <table:table-cell table:formula="of:=LN([.B420])" office:value-type="float" office:value="2.27051634346854" calcext:value-type="float">
            <text:p>2,27051634346854</text:p>
          </table:table-cell>
        </table:table-row>
        <table:table-row table:style-name="ro1">
          <table:table-cell office:value-type="float" office:value="418.999" calcext:value-type="float">
            <text:p>418,999</text:p>
          </table:table-cell>
          <table:table-cell office:value-type="float" office:value="9.5656" calcext:value-type="float">
            <text:p>9,5656</text:p>
          </table:table-cell>
          <table:table-cell table:formula="of:=LN([.B421])" office:value-type="float" office:value="2.25817332962323" calcext:value-type="float">
            <text:p>2,25817332962323</text:p>
          </table:table-cell>
        </table:table-row>
        <table:table-row table:style-name="ro1">
          <table:table-cell office:value-type="float" office:value="419.999" calcext:value-type="float">
            <text:p>419,999</text:p>
          </table:table-cell>
          <table:table-cell office:value-type="float" office:value="9.5597" calcext:value-type="float">
            <text:p>9,5597</text:p>
          </table:table-cell>
          <table:table-cell table:formula="of:=LN([.B422])" office:value-type="float" office:value="2.25755634581779" calcext:value-type="float">
            <text:p>2,2575563458177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5294" calcext:value-type="float">
            <text:p>9,5294</text:p>
          </table:table-cell>
          <table:table-cell table:formula="of:=LN([.B423])" office:value-type="float" office:value="2.2543817566075" calcext:value-type="float">
            <text:p>2,2543817566075</text:p>
          </table:table-cell>
        </table:table-row>
        <table:table-row table:style-name="ro1">
          <table:table-cell office:value-type="float" office:value="421.999" calcext:value-type="float">
            <text:p>421,999</text:p>
          </table:table-cell>
          <table:table-cell office:value-type="float" office:value="9.551" calcext:value-type="float">
            <text:p>9,551</text:p>
          </table:table-cell>
          <table:table-cell table:formula="of:=LN([.B424])" office:value-type="float" office:value="2.2566458610526" calcext:value-type="float">
            <text:p>2,2566458610526</text:p>
          </table:table-cell>
        </table:table-row>
        <table:table-row table:style-name="ro1">
          <table:table-cell office:value-type="float" office:value="422.999" calcext:value-type="float">
            <text:p>422,999</text:p>
          </table:table-cell>
          <table:table-cell office:value-type="float" office:value="9.58" calcext:value-type="float">
            <text:p>9,58</text:p>
          </table:table-cell>
          <table:table-cell table:formula="of:=LN([.B425])" office:value-type="float" office:value="2.25967759198277" calcext:value-type="float">
            <text:p>2,25967759198277</text:p>
          </table:table-cell>
        </table:table-row>
        <table:table-row table:style-name="ro1">
          <table:table-cell office:value-type="float" office:value="423.999" calcext:value-type="float">
            <text:p>423,999</text:p>
          </table:table-cell>
          <table:table-cell office:value-type="float" office:value="9.5134" calcext:value-type="float">
            <text:p>9,5134</text:p>
          </table:table-cell>
          <table:table-cell table:formula="of:=LN([.B426])" office:value-type="float" office:value="2.25270133106451" calcext:value-type="float">
            <text:p>2,2527013310645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4456" calcext:value-type="float">
            <text:p>9,4456</text:p>
          </table:table-cell>
          <table:table-cell table:formula="of:=LN([.B427])" office:value-type="float" office:value="2.24554902461076" calcext:value-type="float">
            <text:p>2,24554902461076</text:p>
          </table:table-cell>
        </table:table-row>
        <table:table-row table:style-name="ro1">
          <table:table-cell office:value-type="float" office:value="425.999" calcext:value-type="float">
            <text:p>425,999</text:p>
          </table:table-cell>
          <table:table-cell office:value-type="float" office:value="9.4946" calcext:value-type="float">
            <text:p>9,4946</text:p>
          </table:table-cell>
          <table:table-cell table:formula="of:=LN([.B428])" office:value-type="float" office:value="2.25072321594137" calcext:value-type="float">
            <text:p>2,25072321594137</text:p>
          </table:table-cell>
        </table:table-row>
        <table:table-row table:style-name="ro1">
          <table:table-cell office:value-type="float" office:value="426.999" calcext:value-type="float">
            <text:p>426,999</text:p>
          </table:table-cell>
          <table:table-cell office:value-type="float" office:value="9.5055" calcext:value-type="float">
            <text:p>9,5055</text:p>
          </table:table-cell>
          <table:table-cell table:formula="of:=LN([.B429])" office:value-type="float" office:value="2.25187057844954" calcext:value-type="float">
            <text:p>2,25187057844954</text:p>
          </table:table-cell>
        </table:table-row>
        <table:table-row table:style-name="ro1">
          <table:table-cell office:value-type="float" office:value="427.999" calcext:value-type="float">
            <text:p>427,999</text:p>
          </table:table-cell>
          <table:table-cell office:value-type="float" office:value="9.5097" calcext:value-type="float">
            <text:p>9,5097</text:p>
          </table:table-cell>
          <table:table-cell table:formula="of:=LN([.B430])" office:value-type="float" office:value="2.2523123303184" calcext:value-type="float">
            <text:p>2,252312330318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.5132" calcext:value-type="float">
            <text:p>9,5132</text:p>
          </table:table-cell>
          <table:table-cell table:formula="of:=LN([.B431])" office:value-type="float" office:value="2.2526803078654" calcext:value-type="float">
            <text:p>2,2526803078654</text:p>
          </table:table-cell>
        </table:table-row>
        <table:table-row table:style-name="ro1">
          <table:table-cell office:value-type="float" office:value="429.999" calcext:value-type="float">
            <text:p>429,999</text:p>
          </table:table-cell>
          <table:table-cell office:value-type="float" office:value="9.5264" calcext:value-type="float">
            <text:p>9,5264</text:p>
          </table:table-cell>
          <table:table-cell table:formula="of:=LN([.B432])" office:value-type="float" office:value="2.25406689183932" calcext:value-type="float">
            <text:p>2,254066891839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.5365" calcext:value-type="float">
            <text:p>9,5365</text:p>
          </table:table-cell>
          <table:table-cell table:formula="of:=LN([.B433])" office:value-type="float" office:value="2.25512654183434" calcext:value-type="float">
            <text:p>2,2551265418343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.5113" calcext:value-type="float">
            <text:p>9,5113</text:p>
          </table:table-cell>
          <table:table-cell table:formula="of:=LN([.B434])" office:value-type="float" office:value="2.25248056542736" calcext:value-type="float">
            <text:p>2,25248056542736</text:p>
          </table:table-cell>
        </table:table-row>
        <table:table-row table:style-name="ro1">
          <table:table-cell office:value-type="float" office:value="432.999" calcext:value-type="float">
            <text:p>432,999</text:p>
          </table:table-cell>
          <table:table-cell office:value-type="float" office:value="9.4761" calcext:value-type="float">
            <text:p>9,4761</text:p>
          </table:table-cell>
          <table:table-cell table:formula="of:=LN([.B435])" office:value-type="float" office:value="2.2487728392168" calcext:value-type="float">
            <text:p>2,2487728392168</text:p>
          </table:table-cell>
        </table:table-row>
        <table:table-row table:style-name="ro1">
          <table:table-cell office:value-type="float" office:value="433.999" calcext:value-type="float">
            <text:p>433,999</text:p>
          </table:table-cell>
          <table:table-cell office:value-type="float" office:value="9.4364" calcext:value-type="float">
            <text:p>9,4364</text:p>
          </table:table-cell>
          <table:table-cell table:formula="of:=LN([.B436])" office:value-type="float" office:value="2.24457455149054" calcext:value-type="float">
            <text:p>2,24457455149054</text:p>
          </table:table-cell>
        </table:table-row>
        <table:table-row table:style-name="ro1">
          <table:table-cell office:value-type="float" office:value="434.999" calcext:value-type="float">
            <text:p>434,999</text:p>
          </table:table-cell>
          <table:table-cell office:value-type="float" office:value="9.3848" calcext:value-type="float">
            <text:p>9,3848</text:p>
          </table:table-cell>
          <table:table-cell table:formula="of:=LN([.B437])" office:value-type="float" office:value="2.23909135920937" calcext:value-type="float">
            <text:p>2,2390913592093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.4091" calcext:value-type="float">
            <text:p>9,4091</text:p>
          </table:table-cell>
          <table:table-cell table:formula="of:=LN([.B438])" office:value-type="float" office:value="2.24167730609016" calcext:value-type="float">
            <text:p>2,24167730609016</text:p>
          </table:table-cell>
        </table:table-row>
        <table:table-row table:style-name="ro1">
          <table:table-cell office:value-type="float" office:value="436.999" calcext:value-type="float">
            <text:p>436,999</text:p>
          </table:table-cell>
          <table:table-cell office:value-type="float" office:value="9.4053" calcext:value-type="float">
            <text:p>9,4053</text:p>
          </table:table-cell>
          <table:table-cell table:formula="of:=LN([.B439])" office:value-type="float" office:value="2.2412733601709" calcext:value-type="float">
            <text:p>2,241273360170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4581" calcext:value-type="float">
            <text:p>9,4581</text:p>
          </table:table-cell>
          <table:table-cell table:formula="of:=LN([.B440])" office:value-type="float" office:value="2.24687151722563" calcext:value-type="float">
            <text:p>2,24687151722563</text:p>
          </table:table-cell>
        </table:table-row>
        <table:table-row table:style-name="ro1">
          <table:table-cell office:value-type="float" office:value="438.999" calcext:value-type="float">
            <text:p>438,999</text:p>
          </table:table-cell>
          <table:table-cell office:value-type="float" office:value="9.4208" calcext:value-type="float">
            <text:p>9,4208</text:p>
          </table:table-cell>
          <table:table-cell table:formula="of:=LN([.B441])" office:value-type="float" office:value="2.24292001067231" calcext:value-type="float">
            <text:p>2,24292001067231</text:p>
          </table:table-cell>
        </table:table-row>
        <table:table-row table:style-name="ro1">
          <table:table-cell office:value-type="float" office:value="439.999" calcext:value-type="float">
            <text:p>439,999</text:p>
          </table:table-cell>
          <table:table-cell office:value-type="float" office:value="9.4169" calcext:value-type="float">
            <text:p>9,4169</text:p>
          </table:table-cell>
          <table:table-cell table:formula="of:=LN([.B442])" office:value-type="float" office:value="2.24250594737841" calcext:value-type="float">
            <text:p>2,2425059473784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.4386" calcext:value-type="float">
            <text:p>9,4386</text:p>
          </table:table-cell>
          <table:table-cell table:formula="of:=LN([.B443])" office:value-type="float" office:value="2.24480766407438" calcext:value-type="float">
            <text:p>2,24480766407438</text:p>
          </table:table-cell>
        </table:table-row>
        <table:table-row table:style-name="ro1">
          <table:table-cell office:value-type="float" office:value="441.999" calcext:value-type="float">
            <text:p>441,999</text:p>
          </table:table-cell>
          <table:table-cell office:value-type="float" office:value="9.4087" calcext:value-type="float">
            <text:p>9,4087</text:p>
          </table:table-cell>
          <table:table-cell table:formula="of:=LN([.B444])" office:value-type="float" office:value="2.24163479315028" calcext:value-type="float">
            <text:p>2,24163479315028</text:p>
          </table:table-cell>
        </table:table-row>
        <table:table-row table:style-name="ro1">
          <table:table-cell office:value-type="float" office:value="442.999" calcext:value-type="float">
            <text:p>442,999</text:p>
          </table:table-cell>
          <table:table-cell office:value-type="float" office:value="9.3664" calcext:value-type="float">
            <text:p>9,3664</text:p>
          </table:table-cell>
          <table:table-cell table:formula="of:=LN([.B445])" office:value-type="float" office:value="2.23712881751543" calcext:value-type="float">
            <text:p>2,237128817515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.3526" calcext:value-type="float">
            <text:p>9,3526</text:p>
          </table:table-cell>
          <table:table-cell table:formula="of:=LN([.B446])" office:value-type="float" office:value="2.23565437951126" calcext:value-type="float">
            <text:p>2,23565437951126</text:p>
          </table:table-cell>
        </table:table-row>
        <table:table-row table:style-name="ro1">
          <table:table-cell office:value-type="float" office:value="444.999" calcext:value-type="float">
            <text:p>444,999</text:p>
          </table:table-cell>
          <table:table-cell office:value-type="float" office:value="9.3648" calcext:value-type="float">
            <text:p>9,3648</text:p>
          </table:table-cell>
          <table:table-cell table:formula="of:=LN([.B447])" office:value-type="float" office:value="2.23695797955482" calcext:value-type="float">
            <text:p>2,23695797955482</text:p>
          </table:table-cell>
        </table:table-row>
        <table:table-row table:style-name="ro1">
          <table:table-cell office:value-type="float" office:value="445.999" calcext:value-type="float">
            <text:p>445,999</text:p>
          </table:table-cell>
          <table:table-cell office:value-type="float" office:value="9.4168" calcext:value-type="float">
            <text:p>9,4168</text:p>
          </table:table-cell>
          <table:table-cell table:formula="of:=LN([.B448])" office:value-type="float" office:value="2.24249532811613" calcext:value-type="float">
            <text:p>2,24249532811613</text:p>
          </table:table-cell>
        </table:table-row>
        <table:table-row table:style-name="ro1">
          <table:table-cell office:value-type="float" office:value="446.999" calcext:value-type="float">
            <text:p>446,999</text:p>
          </table:table-cell>
          <table:table-cell office:value-type="float" office:value="9.4334" calcext:value-type="float">
            <text:p>9,4334</text:p>
          </table:table-cell>
          <table:table-cell table:formula="of:=LN([.B449])" office:value-type="float" office:value="2.24425658309392" calcext:value-type="float">
            <text:p>2,24425658309392</text:p>
          </table:table-cell>
        </table:table-row>
        <table:table-row table:style-name="ro1">
          <table:table-cell office:value-type="float" office:value="447.999" calcext:value-type="float">
            <text:p>447,999</text:p>
          </table:table-cell>
          <table:table-cell office:value-type="float" office:value="9.4139" calcext:value-type="float">
            <text:p>9,4139</text:p>
          </table:table-cell>
          <table:table-cell table:formula="of:=LN([.B450])" office:value-type="float" office:value="2.24218732044537" calcext:value-type="float">
            <text:p>2,2421873204453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4117" calcext:value-type="float">
            <text:p>9,4117</text:p>
          </table:table-cell>
          <table:table-cell table:formula="of:=LN([.B451])" office:value-type="float" office:value="2.24195359615398" calcext:value-type="float">
            <text:p>2,24195359615398</text:p>
          </table:table-cell>
        </table:table-row>
        <table:table-row table:style-name="ro1">
          <table:table-cell office:value-type="float" office:value="449.999" calcext:value-type="float">
            <text:p>449,999</text:p>
          </table:table-cell>
          <table:table-cell office:value-type="float" office:value="9.4483" calcext:value-type="float">
            <text:p>9,4483</text:p>
          </table:table-cell>
          <table:table-cell table:formula="of:=LN([.B452])" office:value-type="float" office:value="2.24583483114286" calcext:value-type="float">
            <text:p>2,2458348311428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.4089" calcext:value-type="float">
            <text:p>9,4089</text:p>
          </table:table-cell>
          <table:table-cell table:formula="of:=LN([.B453])" office:value-type="float" office:value="2.24165604984614" calcext:value-type="float">
            <text:p>2,24165604984614</text:p>
          </table:table-cell>
        </table:table-row>
        <table:table-row table:style-name="ro1">
          <table:table-cell office:value-type="float" office:value="451.999" calcext:value-type="float">
            <text:p>451,999</text:p>
          </table:table-cell>
          <table:table-cell office:value-type="float" office:value="9.3235" calcext:value-type="float">
            <text:p>9,3235</text:p>
          </table:table-cell>
          <table:table-cell table:formula="of:=LN([.B454])" office:value-type="float" office:value="2.23253809468201" calcext:value-type="float">
            <text:p>2,23253809468201</text:p>
          </table:table-cell>
        </table:table-row>
        <table:table-row table:style-name="ro1">
          <table:table-cell office:value-type="float" office:value="452.999" calcext:value-type="float">
            <text:p>452,999</text:p>
          </table:table-cell>
          <table:table-cell office:value-type="float" office:value="9.3074" calcext:value-type="float">
            <text:p>9,3074</text:p>
          </table:table-cell>
          <table:table-cell table:formula="of:=LN([.B455])" office:value-type="float" office:value="2.23080978268338" calcext:value-type="float">
            <text:p>2,2308097826833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2996" calcext:value-type="float">
            <text:p>9,2996</text:p>
          </table:table-cell>
          <table:table-cell table:formula="of:=LN([.B456])" office:value-type="float" office:value="2.22997138848153" calcext:value-type="float">
            <text:p>2,22997138848153</text:p>
          </table:table-cell>
        </table:table-row>
        <table:table-row table:style-name="ro1">
          <table:table-cell office:value-type="float" office:value="454.999" calcext:value-type="float">
            <text:p>454,999</text:p>
          </table:table-cell>
          <table:table-cell office:value-type="float" office:value="9.2836" calcext:value-type="float">
            <text:p>9,2836</text:p>
          </table:table-cell>
          <table:table-cell table:formula="of:=LN([.B457])" office:value-type="float" office:value="2.2282494026068" calcext:value-type="float">
            <text:p>2,2282494026068</text:p>
          </table:table-cell>
        </table:table-row>
        <table:table-row table:style-name="ro1">
          <table:table-cell office:value-type="float" office:value="455.999" calcext:value-type="float">
            <text:p>455,999</text:p>
          </table:table-cell>
          <table:table-cell office:value-type="float" office:value="9.269" calcext:value-type="float">
            <text:p>9,269</text:p>
          </table:table-cell>
          <table:table-cell table:formula="of:=LN([.B458])" office:value-type="float" office:value="2.2266754988937" calcext:value-type="float">
            <text:p>2,226675498893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2401" calcext:value-type="float">
            <text:p>9,2401</text:p>
          </table:table-cell>
          <table:table-cell table:formula="of:=LN([.B459])" office:value-type="float" office:value="2.22355270810585" calcext:value-type="float">
            <text:p>2,22355270810585</text:p>
          </table:table-cell>
        </table:table-row>
        <table:table-row table:style-name="ro1">
          <table:table-cell office:value-type="float" office:value="457.999" calcext:value-type="float">
            <text:p>457,999</text:p>
          </table:table-cell>
          <table:table-cell office:value-type="float" office:value="9.2167" calcext:value-type="float">
            <text:p>9,2167</text:p>
          </table:table-cell>
          <table:table-cell table:formula="of:=LN([.B460])" office:value-type="float" office:value="2.22101705593022" calcext:value-type="float">
            <text:p>2,2210170559302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271" calcext:value-type="float">
            <text:p>9,271</text:p>
          </table:table-cell>
          <table:table-cell table:formula="of:=LN([.B461])" office:value-type="float" office:value="2.22689124862485" calcext:value-type="float">
            <text:p>2,22689124862485</text:p>
          </table:table-cell>
        </table:table-row>
        <table:table-row table:style-name="ro1">
          <table:table-cell office:value-type="float" office:value="459.999" calcext:value-type="float">
            <text:p>459,999</text:p>
          </table:table-cell>
          <table:table-cell office:value-type="float" office:value="9.2765" calcext:value-type="float">
            <text:p>9,2765</text:p>
          </table:table-cell>
          <table:table-cell table:formula="of:=LN([.B462])" office:value-type="float" office:value="2.2274843204848" calcext:value-type="float">
            <text:p>2,227484320484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2601" calcext:value-type="float">
            <text:p>9,2601</text:p>
          </table:table-cell>
          <table:table-cell table:formula="of:=LN([.B463])" office:value-type="float" office:value="2.22571484773585" calcext:value-type="float">
            <text:p>2,22571484773585</text:p>
          </table:table-cell>
        </table:table-row>
        <table:table-row table:style-name="ro1">
          <table:table-cell office:value-type="float" office:value="461.999" calcext:value-type="float">
            <text:p>461,999</text:p>
          </table:table-cell>
          <table:table-cell office:value-type="float" office:value="9.2456" calcext:value-type="float">
            <text:p>9,2456</text:p>
          </table:table-cell>
          <table:table-cell table:formula="of:=LN([.B464])" office:value-type="float" office:value="2.22414776267909" calcext:value-type="float">
            <text:p>2,2241477626790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2336" calcext:value-type="float">
            <text:p>9,2336</text:p>
          </table:table-cell>
          <table:table-cell table:formula="of:=LN([.B465])" office:value-type="float" office:value="2.22284900497456" calcext:value-type="float">
            <text:p>2,22284900497456</text:p>
          </table:table-cell>
        </table:table-row>
        <table:table-row table:style-name="ro1">
          <table:table-cell office:value-type="float" office:value="463.999" calcext:value-type="float">
            <text:p>463,999</text:p>
          </table:table-cell>
          <table:table-cell office:value-type="float" office:value="9.2246" calcext:value-type="float">
            <text:p>9,2246</text:p>
          </table:table-cell>
          <table:table-cell table:formula="of:=LN([.B466])" office:value-type="float" office:value="2.2218738285529" calcext:value-type="float">
            <text:p>2,2218738285529</text:p>
          </table:table-cell>
        </table:table-row>
        <table:table-row table:style-name="ro1">
          <table:table-cell office:value-type="float" office:value="464.999" calcext:value-type="float">
            <text:p>464,999</text:p>
          </table:table-cell>
          <table:table-cell office:value-type="float" office:value="9.247" calcext:value-type="float">
            <text:p>9,247</text:p>
          </table:table-cell>
          <table:table-cell table:formula="of:=LN([.B467])" office:value-type="float" office:value="2.2242991745955" calcext:value-type="float">
            <text:p>2,2242991745955</text:p>
          </table:table-cell>
        </table:table-row>
        <table:table-row table:style-name="ro1">
          <table:table-cell office:value-type="float" office:value="465.999" calcext:value-type="float">
            <text:p>465,999</text:p>
          </table:table-cell>
          <table:table-cell office:value-type="float" office:value="9.2219" calcext:value-type="float">
            <text:p>9,2219</text:p>
          </table:table-cell>
          <table:table-cell table:formula="of:=LN([.B468])" office:value-type="float" office:value="2.22158109009093" calcext:value-type="float">
            <text:p>2,22158109009093</text:p>
          </table:table-cell>
        </table:table-row>
        <table:table-row table:style-name="ro1">
          <table:table-cell office:value-type="float" office:value="466.999" calcext:value-type="float">
            <text:p>466,999</text:p>
          </table:table-cell>
          <table:table-cell office:value-type="float" office:value="9.1512" calcext:value-type="float">
            <text:p>9,1512</text:p>
          </table:table-cell>
          <table:table-cell table:formula="of:=LN([.B469])" office:value-type="float" office:value="2.21388501822933" calcext:value-type="float">
            <text:p>2,21388501822933</text:p>
          </table:table-cell>
        </table:table-row>
        <table:table-row table:style-name="ro1">
          <table:table-cell office:value-type="float" office:value="467.999" calcext:value-type="float">
            <text:p>467,999</text:p>
          </table:table-cell>
          <table:table-cell office:value-type="float" office:value="9.1366" calcext:value-type="float">
            <text:p>9,1366</text:p>
          </table:table-cell>
          <table:table-cell table:formula="of:=LN([.B470])" office:value-type="float" office:value="2.21228832501289" calcext:value-type="float">
            <text:p>2,21228832501289</text:p>
          </table:table-cell>
        </table:table-row>
        <table:table-row table:style-name="ro1">
          <table:table-cell office:value-type="float" office:value="469.001" calcext:value-type="float">
            <text:p>469,001</text:p>
          </table:table-cell>
          <table:table-cell office:value-type="float" office:value="9.1006" calcext:value-type="float">
            <text:p>9,1006</text:p>
          </table:table-cell>
          <table:table-cell table:formula="of:=LN([.B471])" office:value-type="float" office:value="2.20834034541518" calcext:value-type="float">
            <text:p>2,20834034541518</text:p>
          </table:table-cell>
        </table:table-row>
        <table:table-row table:style-name="ro1">
          <table:table-cell office:value-type="float" office:value="469.999" calcext:value-type="float">
            <text:p>469,999</text:p>
          </table:table-cell>
          <table:table-cell office:value-type="float" office:value="9.0695" calcext:value-type="float">
            <text:p>9,0695</text:p>
          </table:table-cell>
          <table:table-cell table:formula="of:=LN([.B472])" office:value-type="float" office:value="2.20491713581589" calcext:value-type="float">
            <text:p>2,20491713581589</text:p>
          </table:table-cell>
        </table:table-row>
        <table:table-row table:style-name="ro1">
          <table:table-cell office:value-type="float" office:value="470.999" calcext:value-type="float">
            <text:p>470,999</text:p>
          </table:table-cell>
          <table:table-cell office:value-type="float" office:value="9.1721" calcext:value-type="float">
            <text:p>9,1721</text:p>
          </table:table-cell>
          <table:table-cell table:formula="of:=LN([.B473])" office:value-type="float" office:value="2.21616626768372" calcext:value-type="float">
            <text:p>2,21616626768372</text:p>
          </table:table-cell>
        </table:table-row>
        <table:table-row table:style-name="ro1">
          <table:table-cell office:value-type="float" office:value="471.999" calcext:value-type="float">
            <text:p>471,999</text:p>
          </table:table-cell>
          <table:table-cell office:value-type="float" office:value="9.2013" calcext:value-type="float">
            <text:p>9,2013</text:p>
          </table:table-cell>
          <table:table-cell table:formula="of:=LN([.B474])" office:value-type="float" office:value="2.2193447784203" calcext:value-type="float">
            <text:p>2,21934477842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1769" calcext:value-type="float">
            <text:p>9,1769</text:p>
          </table:table-cell>
          <table:table-cell table:formula="of:=LN([.B475])" office:value-type="float" office:value="2.21668945697027" calcext:value-type="float">
            <text:p>2,21668945697027</text:p>
          </table:table-cell>
        </table:table-row>
        <table:table-row table:style-name="ro1">
          <table:table-cell office:value-type="float" office:value="473.999" calcext:value-type="float">
            <text:p>473,999</text:p>
          </table:table-cell>
          <table:table-cell office:value-type="float" office:value="9.1493" calcext:value-type="float">
            <text:p>9,1493</text:p>
          </table:table-cell>
          <table:table-cell table:formula="of:=LN([.B476])" office:value-type="float" office:value="2.21367737362871" calcext:value-type="float">
            <text:p>2,21367737362871</text:p>
          </table:table-cell>
        </table:table-row>
        <table:table-row table:style-name="ro1">
          <table:table-cell office:value-type="float" office:value="474.999" calcext:value-type="float">
            <text:p>474,999</text:p>
          </table:table-cell>
          <table:table-cell office:value-type="float" office:value="9.1606" calcext:value-type="float">
            <text:p>9,1606</text:p>
          </table:table-cell>
          <table:table-cell table:formula="of:=LN([.B477])" office:value-type="float" office:value="2.21491167872427" calcext:value-type="float">
            <text:p>2,2149116787242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142" calcext:value-type="float">
            <text:p>9,142</text:p>
          </table:table-cell>
          <table:table-cell table:formula="of:=LN([.B478])" office:value-type="float" office:value="2.21287917990955" calcext:value-type="float">
            <text:p>2,21287917990955</text:p>
          </table:table-cell>
        </table:table-row>
        <table:table-row table:style-name="ro1">
          <table:table-cell office:value-type="float" office:value="476.999" calcext:value-type="float">
            <text:p>476,999</text:p>
          </table:table-cell>
          <table:table-cell office:value-type="float" office:value="9.1357" calcext:value-type="float">
            <text:p>9,1357</text:p>
          </table:table-cell>
          <table:table-cell table:formula="of:=LN([.B479])" office:value-type="float" office:value="2.21218981524666" calcext:value-type="float">
            <text:p>2,21218981524666</text:p>
          </table:table-cell>
        </table:table-row>
        <table:table-row table:style-name="ro1">
          <table:table-cell office:value-type="float" office:value="477.999" calcext:value-type="float">
            <text:p>477,999</text:p>
          </table:table-cell>
          <table:table-cell office:value-type="float" office:value="9.1582" calcext:value-type="float">
            <text:p>9,1582</text:p>
          </table:table-cell>
          <table:table-cell table:formula="of:=LN([.B480])" office:value-type="float" office:value="2.21464965282588" calcext:value-type="float">
            <text:p>2,21464965282588</text:p>
          </table:table-cell>
        </table:table-row>
        <table:table-row table:style-name="ro1">
          <table:table-cell office:value-type="float" office:value="478.999" calcext:value-type="float">
            <text:p>478,999</text:p>
          </table:table-cell>
          <table:table-cell office:value-type="float" office:value="9.1726" calcext:value-type="float">
            <text:p>9,1726</text:p>
          </table:table-cell>
          <table:table-cell table:formula="of:=LN([.B481])" office:value-type="float" office:value="2.21622077934105" calcext:value-type="float">
            <text:p>2,21622077934105</text:p>
          </table:table-cell>
        </table:table-row>
        <table:table-row table:style-name="ro1">
          <table:table-cell office:value-type="float" office:value="479.999" calcext:value-type="float">
            <text:p>479,999</text:p>
          </table:table-cell>
          <table:table-cell office:value-type="float" office:value="9.1291" calcext:value-type="float">
            <text:p>9,1291</text:p>
          </table:table-cell>
          <table:table-cell table:formula="of:=LN([.B482])" office:value-type="float" office:value="2.21146711362526" calcext:value-type="float">
            <text:p>2,21146711362526</text:p>
          </table:table-cell>
        </table:table-row>
        <table:table-row table:style-name="ro1">
          <table:table-cell office:value-type="float" office:value="480.999" calcext:value-type="float">
            <text:p>480,999</text:p>
          </table:table-cell>
          <table:table-cell office:value-type="float" office:value="9.167" calcext:value-type="float">
            <text:p>9,167</text:p>
          </table:table-cell>
          <table:table-cell table:formula="of:=LN([.B483])" office:value-type="float" office:value="2.21561007897964" calcext:value-type="float">
            <text:p>2,21561007897964</text:p>
          </table:table-cell>
        </table:table-row>
        <table:table-row table:style-name="ro1">
          <table:table-cell office:value-type="float" office:value="481.999" calcext:value-type="float">
            <text:p>481,999</text:p>
          </table:table-cell>
          <table:table-cell office:value-type="float" office:value="9.1499" calcext:value-type="float">
            <text:p>9,1499</text:p>
          </table:table-cell>
          <table:table-cell table:formula="of:=LN([.B484])" office:value-type="float" office:value="2.21374295026596" calcext:value-type="float">
            <text:p>2,2137429502659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1287" calcext:value-type="float">
            <text:p>9,1287</text:p>
          </table:table-cell>
          <table:table-cell table:formula="of:=LN([.B485])" office:value-type="float" office:value="2.21142329673603" calcext:value-type="float">
            <text:p>2,21142329673603</text:p>
          </table:table-cell>
        </table:table-row>
        <table:table-row table:style-name="ro1">
          <table:table-cell office:value-type="float" office:value="483.999" calcext:value-type="float">
            <text:p>483,999</text:p>
          </table:table-cell>
          <table:table-cell office:value-type="float" office:value="9.0912" calcext:value-type="float">
            <text:p>9,0912</text:p>
          </table:table-cell>
          <table:table-cell table:formula="of:=LN([.B486])" office:value-type="float" office:value="2.20730691267773" calcext:value-type="float">
            <text:p>2,20730691267773</text:p>
          </table:table-cell>
        </table:table-row>
        <table:table-row table:style-name="ro1">
          <table:table-cell office:value-type="float" office:value="484.999" calcext:value-type="float">
            <text:p>484,999</text:p>
          </table:table-cell>
          <table:table-cell office:value-type="float" office:value="9.1117" calcext:value-type="float">
            <text:p>9,1117</text:p>
          </table:table-cell>
          <table:table-cell table:formula="of:=LN([.B487])" office:value-type="float" office:value="2.20955930198568" calcext:value-type="float">
            <text:p>2,20955930198568</text:p>
          </table:table-cell>
        </table:table-row>
        <table:table-row table:style-name="ro1">
          <table:table-cell office:value-type="float" office:value="485.999" calcext:value-type="float">
            <text:p>485,999</text:p>
          </table:table-cell>
          <table:table-cell office:value-type="float" office:value="9.0977" calcext:value-type="float">
            <text:p>9,0977</text:p>
          </table:table-cell>
          <table:table-cell table:formula="of:=LN([.B488])" office:value-type="float" office:value="2.20802163432409" calcext:value-type="float">
            <text:p>2,2080216343240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109" calcext:value-type="float">
            <text:p>9,109</text:p>
          </table:table-cell>
          <table:table-cell table:formula="of:=LN([.B489])" office:value-type="float" office:value="2.20926293576267" calcext:value-type="float">
            <text:p>2,20926293576267</text:p>
          </table:table-cell>
        </table:table-row>
        <table:table-row table:style-name="ro1">
          <table:table-cell office:value-type="float" office:value="487.999" calcext:value-type="float">
            <text:p>487,999</text:p>
          </table:table-cell>
          <table:table-cell office:value-type="float" office:value="9.0924" calcext:value-type="float">
            <text:p>9,0924</text:p>
          </table:table-cell>
          <table:table-cell table:formula="of:=LN([.B490])" office:value-type="float" office:value="2.20743889974319" calcext:value-type="float">
            <text:p>2,2074388997431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1218" calcext:value-type="float">
            <text:p>9,1218</text:p>
          </table:table-cell>
          <table:table-cell table:formula="of:=LN([.B491])" office:value-type="float" office:value="2.21066715303271" calcext:value-type="float">
            <text:p>2,21066715303271</text:p>
          </table:table-cell>
        </table:table-row>
        <table:table-row table:style-name="ro1">
          <table:table-cell office:value-type="float" office:value="489.999" calcext:value-type="float">
            <text:p>489,999</text:p>
          </table:table-cell>
          <table:table-cell office:value-type="float" office:value="9.1548" calcext:value-type="float">
            <text:p>9,1548</text:p>
          </table:table-cell>
          <table:table-cell table:formula="of:=LN([.B492])" office:value-type="float" office:value="2.21427833190205" calcext:value-type="float">
            <text:p>2,21427833190205</text:p>
          </table:table-cell>
        </table:table-row>
        <table:table-row table:style-name="ro1">
          <table:table-cell office:value-type="float" office:value="490.999" calcext:value-type="float">
            <text:p>490,999</text:p>
          </table:table-cell>
          <table:table-cell office:value-type="float" office:value="9.1414" calcext:value-type="float">
            <text:p>9,1414</text:p>
          </table:table-cell>
          <table:table-cell table:formula="of:=LN([.B493])" office:value-type="float" office:value="2.21281354660281" calcext:value-type="float">
            <text:p>2,21281354660281</text:p>
          </table:table-cell>
        </table:table-row>
        <table:table-row table:style-name="ro1">
          <table:table-cell office:value-type="float" office:value="491.999" calcext:value-type="float">
            <text:p>491,999</text:p>
          </table:table-cell>
          <table:table-cell office:value-type="float" office:value="9.2442" calcext:value-type="float">
            <text:p>9,2442</text:p>
          </table:table-cell>
          <table:table-cell table:formula="of:=LN([.B494])" office:value-type="float" office:value="2.22399632783365" calcext:value-type="float">
            <text:p>2,22399632783365</text:p>
          </table:table-cell>
        </table:table-row>
        <table:table-row table:style-name="ro1">
          <table:table-cell office:value-type="float" office:value="492.999" calcext:value-type="float">
            <text:p>492,999</text:p>
          </table:table-cell>
          <table:table-cell office:value-type="float" office:value="9.2365" calcext:value-type="float">
            <text:p>9,2365</text:p>
          </table:table-cell>
          <table:table-cell table:formula="of:=LN([.B495])" office:value-type="float" office:value="2.22316302601656" calcext:value-type="float">
            <text:p>2,22316302601656</text:p>
          </table:table-cell>
        </table:table-row>
        <table:table-row table:style-name="ro1">
          <table:table-cell office:value-type="float" office:value="493.999" calcext:value-type="float">
            <text:p>493,999</text:p>
          </table:table-cell>
          <table:table-cell office:value-type="float" office:value="9.2291" calcext:value-type="float">
            <text:p>9,2291</text:p>
          </table:table-cell>
          <table:table-cell table:formula="of:=LN([.B496])" office:value-type="float" office:value="2.22236153563486" calcext:value-type="float">
            <text:p>2,22236153563486</text:p>
          </table:table-cell>
        </table:table-row>
        <table:table-row table:style-name="ro1">
          <table:table-cell office:value-type="float" office:value="494.999" calcext:value-type="float">
            <text:p>494,999</text:p>
          </table:table-cell>
          <table:table-cell office:value-type="float" office:value="9.2479" calcext:value-type="float">
            <text:p>9,2479</text:p>
          </table:table-cell>
          <table:table-cell table:formula="of:=LN([.B497])" office:value-type="float" office:value="2.22439649872277" calcext:value-type="float">
            <text:p>2,2243964987227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1794" calcext:value-type="float">
            <text:p>9,1794</text:p>
          </table:table-cell>
          <table:table-cell table:formula="of:=LN([.B498])" office:value-type="float" office:value="2.21696184301925" calcext:value-type="float">
            <text:p>2,21696184301925</text:p>
          </table:table-cell>
        </table:table-row>
        <table:table-row table:style-name="ro1">
          <table:table-cell office:value-type="float" office:value="496.999" calcext:value-type="float">
            <text:p>496,999</text:p>
          </table:table-cell>
          <table:table-cell office:value-type="float" office:value="9.1574" calcext:value-type="float">
            <text:p>9,1574</text:p>
          </table:table-cell>
          <table:table-cell table:formula="of:=LN([.B499])" office:value-type="float" office:value="2.21456229560029" calcext:value-type="float">
            <text:p>2,2145622956002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1076" calcext:value-type="float">
            <text:p>9,1076</text:p>
          </table:table-cell>
          <table:table-cell table:formula="of:=LN([.B500])" office:value-type="float" office:value="2.20910922980187" calcext:value-type="float">
            <text:p>2,20910922980187</text:p>
          </table:table-cell>
        </table:table-row>
        <table:table-row table:style-name="ro1">
          <table:table-cell office:value-type="float" office:value="498.999" calcext:value-type="float">
            <text:p>498,999</text:p>
          </table:table-cell>
          <table:table-cell office:value-type="float" office:value="9.0627" calcext:value-type="float">
            <text:p>9,0627</text:p>
          </table:table-cell>
          <table:table-cell table:formula="of:=LN([.B501])" office:value-type="float" office:value="2.20416708890279" calcext:value-type="float">
            <text:p>2,20416708890279</text:p>
          </table:table-cell>
        </table:table-row>
        <table:table-row table:style-name="ro1">
          <table:table-cell office:value-type="float" office:value="499.999" calcext:value-type="float">
            <text:p>499,999</text:p>
          </table:table-cell>
          <table:table-cell office:value-type="float" office:value="9.0205" calcext:value-type="float">
            <text:p>9,0205</text:p>
          </table:table-cell>
          <table:table-cell table:formula="of:=LN([.B502])" office:value-type="float" office:value="2.19949976491072" calcext:value-type="float">
            <text:p>2,19949976491072</text:p>
          </table:table-cell>
        </table:table-row>
        <table:table-row table:style-name="ro1">
          <table:table-cell office:value-type="float" office:value="500.999" calcext:value-type="float">
            <text:p>500,999</text:p>
          </table:table-cell>
          <table:table-cell office:value-type="float" office:value="9.0106" calcext:value-type="float">
            <text:p>9,0106</text:p>
          </table:table-cell>
          <table:table-cell table:formula="of:=LN([.B503])" office:value-type="float" office:value="2.19840166207786" calcext:value-type="float">
            <text:p>2,19840166207786</text:p>
          </table:table-cell>
        </table:table-row>
        <table:table-row table:style-name="ro1">
          <table:table-cell office:value-type="float" office:value="501.999" calcext:value-type="float">
            <text:p>501,999</text:p>
          </table:table-cell>
          <table:table-cell office:value-type="float" office:value="9.0238" calcext:value-type="float">
            <text:p>9,0238</text:p>
          </table:table-cell>
          <table:table-cell table:formula="of:=LN([.B504])" office:value-type="float" office:value="2.19986553138953" calcext:value-type="float">
            <text:p>2,1998655313895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0036" calcext:value-type="float">
            <text:p>9,0036</text:p>
          </table:table-cell>
          <table:table-cell table:formula="of:=LN([.B505])" office:value-type="float" office:value="2.19762449735755" calcext:value-type="float">
            <text:p>2,19762449735755</text:p>
          </table:table-cell>
        </table:table-row>
        <table:table-row table:style-name="ro1">
          <table:table-cell office:value-type="float" office:value="503.999" calcext:value-type="float">
            <text:p>503,999</text:p>
          </table:table-cell>
          <table:table-cell office:value-type="float" office:value="8.9708" calcext:value-type="float">
            <text:p>8,9708</text:p>
          </table:table-cell>
          <table:table-cell table:formula="of:=LN([.B506])" office:value-type="float" office:value="2.19397485827" calcext:value-type="float">
            <text:p>2,19397485827</text:p>
          </table:table-cell>
        </table:table-row>
        <table:table-row table:style-name="ro1">
          <table:table-cell office:value-type="float" office:value="504.999" calcext:value-type="float">
            <text:p>504,999</text:p>
          </table:table-cell>
          <table:table-cell office:value-type="float" office:value="8.9828" calcext:value-type="float">
            <text:p>8,9828</text:p>
          </table:table-cell>
          <table:table-cell table:formula="of:=LN([.B507])" office:value-type="float" office:value="2.19531163772225" calcext:value-type="float">
            <text:p>2,1953116377222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9427" calcext:value-type="float">
            <text:p>8,9427</text:p>
          </table:table-cell>
          <table:table-cell table:formula="of:=LN([.B508])" office:value-type="float" office:value="2.19083755701137" calcext:value-type="float">
            <text:p>2,19083755701137</text:p>
          </table:table-cell>
        </table:table-row>
        <table:table-row table:style-name="ro1">
          <table:table-cell office:value-type="float" office:value="506.999" calcext:value-type="float">
            <text:p>506,999</text:p>
          </table:table-cell>
          <table:table-cell office:value-type="float" office:value="8.9418" calcext:value-type="float">
            <text:p>8,9418</text:p>
          </table:table-cell>
          <table:table-cell table:formula="of:=LN([.B509])" office:value-type="float" office:value="2.19073691120066" calcext:value-type="float">
            <text:p>2,19073691120066</text:p>
          </table:table-cell>
        </table:table-row>
        <table:table-row table:style-name="ro1">
          <table:table-cell office:value-type="float" office:value="507.999" calcext:value-type="float">
            <text:p>507,999</text:p>
          </table:table-cell>
          <table:table-cell office:value-type="float" office:value="8.9887" calcext:value-type="float">
            <text:p>8,9887</text:p>
          </table:table-cell>
          <table:table-cell table:formula="of:=LN([.B510])" office:value-type="float" office:value="2.1959682329104" calcext:value-type="float">
            <text:p>2,1959682329104</text:p>
          </table:table-cell>
        </table:table-row>
        <table:table-row table:style-name="ro1">
          <table:table-cell office:value-type="float" office:value="508.999" calcext:value-type="float">
            <text:p>508,999</text:p>
          </table:table-cell>
          <table:table-cell office:value-type="float" office:value="8.9977" calcext:value-type="float">
            <text:p>8,9977</text:p>
          </table:table-cell>
          <table:table-cell table:formula="of:=LN([.B511])" office:value-type="float" office:value="2.19696898912078" calcext:value-type="float">
            <text:p>2,19696898912078</text:p>
          </table:table-cell>
        </table:table-row>
        <table:table-row table:style-name="ro1">
          <table:table-cell office:value-type="float" office:value="509.999" calcext:value-type="float">
            <text:p>509,999</text:p>
          </table:table-cell>
          <table:table-cell office:value-type="float" office:value="8.9506" calcext:value-type="float">
            <text:p>8,9506</text:p>
          </table:table-cell>
          <table:table-cell table:formula="of:=LN([.B512])" office:value-type="float" office:value="2.19172056914589" calcext:value-type="float">
            <text:p>2,1917205691458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.9718" calcext:value-type="float">
            <text:p>8,9718</text:p>
          </table:table-cell>
          <table:table-cell table:formula="of:=LN([.B513])" office:value-type="float" office:value="2.19408632483572" calcext:value-type="float">
            <text:p>2,19408632483572</text:p>
          </table:table-cell>
        </table:table-row>
        <table:table-row table:style-name="ro1">
          <table:table-cell office:value-type="float" office:value="511.999" calcext:value-type="float">
            <text:p>511,999</text:p>
          </table:table-cell>
          <table:table-cell office:value-type="float" office:value="8.9518" calcext:value-type="float">
            <text:p>8,9518</text:p>
          </table:table-cell>
          <table:table-cell table:formula="of:=LN([.B514])" office:value-type="float" office:value="2.19185462938382" calcext:value-type="float">
            <text:p>2,19185462938382</text:p>
          </table:table-cell>
        </table:table-row>
        <table:table-row table:style-name="ro1">
          <table:table-cell office:value-type="float" office:value="512.999" calcext:value-type="float">
            <text:p>512,999</text:p>
          </table:table-cell>
          <table:table-cell office:value-type="float" office:value="8.9726" calcext:value-type="float">
            <text:p>8,9726</text:p>
          </table:table-cell>
          <table:table-cell table:formula="of:=LN([.B515])" office:value-type="float" office:value="2.1941754891433" calcext:value-type="float">
            <text:p>2,1941754891433</text:p>
          </table:table-cell>
        </table:table-row>
        <table:table-row table:style-name="ro1">
          <table:table-cell office:value-type="float" office:value="513.999" calcext:value-type="float">
            <text:p>513,999</text:p>
          </table:table-cell>
          <table:table-cell office:value-type="float" office:value="8.9658" calcext:value-type="float">
            <text:p>8,9658</text:p>
          </table:table-cell>
          <table:table-cell table:formula="of:=LN([.B516])" office:value-type="float" office:value="2.19341733899327" calcext:value-type="float">
            <text:p>2,1934173389932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.9172" calcext:value-type="float">
            <text:p>8,9172</text:p>
          </table:table-cell>
          <table:table-cell table:formula="of:=LN([.B517])" office:value-type="float" office:value="2.18798199596929" calcext:value-type="float">
            <text:p>2,18798199596929</text:p>
          </table:table-cell>
        </table:table-row>
        <table:table-row table:style-name="ro1">
          <table:table-cell office:value-type="float" office:value="515.999" calcext:value-type="float">
            <text:p>515,999</text:p>
          </table:table-cell>
          <table:table-cell office:value-type="float" office:value="8.9036" calcext:value-type="float">
            <text:p>8,9036</text:p>
          </table:table-cell>
          <table:table-cell table:formula="of:=LN([.B518])" office:value-type="float" office:value="2.18645568933432" calcext:value-type="float">
            <text:p>2,1864556893343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.9031" calcext:value-type="float">
            <text:p>8,9031</text:p>
          </table:table-cell>
          <table:table-cell table:formula="of:=LN([.B519])" office:value-type="float" office:value="2.18639953069739" calcext:value-type="float">
            <text:p>2,18639953069739</text:p>
          </table:table-cell>
        </table:table-row>
        <table:table-row table:style-name="ro1">
          <table:table-cell office:value-type="float" office:value="517.999" calcext:value-type="float">
            <text:p>517,999</text:p>
          </table:table-cell>
          <table:table-cell office:value-type="float" office:value="8.8581" calcext:value-type="float">
            <text:p>8,8581</text:p>
          </table:table-cell>
          <table:table-cell table:formula="of:=LN([.B520])" office:value-type="float" office:value="2.18133229466736" calcext:value-type="float">
            <text:p>2,18133229466736</text:p>
          </table:table-cell>
        </table:table-row>
        <table:table-row table:style-name="ro1">
          <table:table-cell office:value-type="float" office:value="518.999" calcext:value-type="float">
            <text:p>518,999</text:p>
          </table:table-cell>
          <table:table-cell office:value-type="float" office:value="8.838" calcext:value-type="float">
            <text:p>8,838</text:p>
          </table:table-cell>
          <table:table-cell table:formula="of:=LN([.B521])" office:value-type="float" office:value="2.17906060670855" calcext:value-type="float">
            <text:p>2,17906060670855</text:p>
          </table:table-cell>
        </table:table-row>
        <table:table-row table:style-name="ro1">
          <table:table-cell office:value-type="float" office:value="519.999" calcext:value-type="float">
            <text:p>519,999</text:p>
          </table:table-cell>
          <table:table-cell office:value-type="float" office:value="8.8722" calcext:value-type="float">
            <text:p>8,8722</text:p>
          </table:table-cell>
          <table:table-cell table:formula="of:=LN([.B522])" office:value-type="float" office:value="2.18292279262536" calcext:value-type="float">
            <text:p>2,1829227926253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.9219" calcext:value-type="float">
            <text:p>8,9219</text:p>
          </table:table-cell>
          <table:table-cell table:formula="of:=LN([.B523])" office:value-type="float" office:value="2.18850892839399" calcext:value-type="float">
            <text:p>2,18850892839399</text:p>
          </table:table-cell>
        </table:table-row>
        <table:table-row table:style-name="ro1">
          <table:table-cell office:value-type="float" office:value="521.999" calcext:value-type="float">
            <text:p>521,999</text:p>
          </table:table-cell>
          <table:table-cell office:value-type="float" office:value="8.919" calcext:value-type="float">
            <text:p>8,919</text:p>
          </table:table-cell>
          <table:table-cell table:formula="of:=LN([.B524])" office:value-type="float" office:value="2.18818383268407" calcext:value-type="float">
            <text:p>2,18818383268407</text:p>
          </table:table-cell>
        </table:table-row>
        <table:table-row table:style-name="ro1">
          <table:table-cell office:value-type="float" office:value="522.999" calcext:value-type="float">
            <text:p>522,999</text:p>
          </table:table-cell>
          <table:table-cell office:value-type="float" office:value="8.9557" calcext:value-type="float">
            <text:p>8,9557</text:p>
          </table:table-cell>
          <table:table-cell table:formula="of:=LN([.B525])" office:value-type="float" office:value="2.19229020107855" calcext:value-type="float">
            <text:p>2,19229020107855</text:p>
          </table:table-cell>
        </table:table-row>
        <table:table-row table:style-name="ro1">
          <table:table-cell office:value-type="float" office:value="523.999" calcext:value-type="float">
            <text:p>523,999</text:p>
          </table:table-cell>
          <table:table-cell office:value-type="float" office:value="8.9506" calcext:value-type="float">
            <text:p>8,9506</text:p>
          </table:table-cell>
          <table:table-cell table:formula="of:=LN([.B526])" office:value-type="float" office:value="2.19172056914589" calcext:value-type="float">
            <text:p>2,1917205691458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9014" calcext:value-type="float">
            <text:p>8,9014</text:p>
          </table:table-cell>
          <table:table-cell table:formula="of:=LN([.B527])" office:value-type="float" office:value="2.186208567738" calcext:value-type="float">
            <text:p>2,186208567738</text:p>
          </table:table-cell>
        </table:table-row>
        <table:table-row table:style-name="ro1">
          <table:table-cell office:value-type="float" office:value="525.999" calcext:value-type="float">
            <text:p>525,999</text:p>
          </table:table-cell>
          <table:table-cell office:value-type="float" office:value="8.8561" calcext:value-type="float">
            <text:p>8,8561</text:p>
          </table:table-cell>
          <table:table-cell table:formula="of:=LN([.B528])" office:value-type="float" office:value="2.18110648712217" calcext:value-type="float">
            <text:p>2,18110648712217</text:p>
          </table:table-cell>
        </table:table-row>
        <table:table-row table:style-name="ro1">
          <table:table-cell office:value-type="float" office:value="526.999" calcext:value-type="float">
            <text:p>526,999</text:p>
          </table:table-cell>
          <table:table-cell office:value-type="float" office:value="8.8111" calcext:value-type="float">
            <text:p>8,8111</text:p>
          </table:table-cell>
          <table:table-cell table:formula="of:=LN([.B529])" office:value-type="float" office:value="2.17601229026974" calcext:value-type="float">
            <text:p>2,17601229026974</text:p>
          </table:table-cell>
        </table:table-row>
        <table:table-row table:style-name="ro1">
          <table:table-cell office:value-type="float" office:value="527.999" calcext:value-type="float">
            <text:p>527,999</text:p>
          </table:table-cell>
          <table:table-cell office:value-type="float" office:value="8.7881" calcext:value-type="float">
            <text:p>8,7881</text:p>
          </table:table-cell>
          <table:table-cell table:formula="of:=LN([.B530])" office:value-type="float" office:value="2.17339853361101" calcext:value-type="float">
            <text:p>2,17339853361101</text:p>
          </table:table-cell>
        </table:table-row>
        <table:table-row table:style-name="ro1">
          <table:table-cell office:value-type="float" office:value="528.999" calcext:value-type="float">
            <text:p>528,999</text:p>
          </table:table-cell>
          <table:table-cell office:value-type="float" office:value="8.8071" calcext:value-type="float">
            <text:p>8,8071</text:p>
          </table:table-cell>
          <table:table-cell table:formula="of:=LN([.B531])" office:value-type="float" office:value="2.17555821436315" calcext:value-type="float">
            <text:p>2,1755582143631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7996" calcext:value-type="float">
            <text:p>8,7996</text:p>
          </table:table-cell>
          <table:table-cell table:formula="of:=LN([.B532])" office:value-type="float" office:value="2.17470626590562" calcext:value-type="float">
            <text:p>2,17470626590562</text:p>
          </table:table-cell>
        </table:table-row>
        <table:table-row table:style-name="ro1">
          <table:table-cell office:value-type="float" office:value="530.999" calcext:value-type="float">
            <text:p>530,999</text:p>
          </table:table-cell>
          <table:table-cell office:value-type="float" office:value="8.7809" calcext:value-type="float">
            <text:p>8,7809</text:p>
          </table:table-cell>
          <table:table-cell table:formula="of:=LN([.B533])" office:value-type="float" office:value="2.17257890808844" calcext:value-type="float">
            <text:p>2,1725789080884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7197" calcext:value-type="float">
            <text:p>8,7197</text:p>
          </table:table-cell>
          <table:table-cell table:formula="of:=LN([.B534])" office:value-type="float" office:value="2.16558483365934" calcext:value-type="float">
            <text:p>2,16558483365934</text:p>
          </table:table-cell>
        </table:table-row>
        <table:table-row table:style-name="ro1">
          <table:table-cell office:value-type="float" office:value="532.999" calcext:value-type="float">
            <text:p>532,999</text:p>
          </table:table-cell>
          <table:table-cell office:value-type="float" office:value="8.7455" calcext:value-type="float">
            <text:p>8,7455</text:p>
          </table:table-cell>
          <table:table-cell table:formula="of:=LN([.B535])" office:value-type="float" office:value="2.16853928236498" calcext:value-type="float">
            <text:p>2,16853928236498</text:p>
          </table:table-cell>
        </table:table-row>
        <table:table-row table:style-name="ro1">
          <table:table-cell office:value-type="float" office:value="533.999" calcext:value-type="float">
            <text:p>533,999</text:p>
          </table:table-cell>
          <table:table-cell office:value-type="float" office:value="8.738" calcext:value-type="float">
            <text:p>8,738</text:p>
          </table:table-cell>
          <table:table-cell table:formula="of:=LN([.B536])" office:value-type="float" office:value="2.16768133052924" calcext:value-type="float">
            <text:p>2,1676813305292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.8005" calcext:value-type="float">
            <text:p>8,8005</text:p>
          </table:table-cell>
          <table:table-cell table:formula="of:=LN([.B537])" office:value-type="float" office:value="2.17480853805189" calcext:value-type="float">
            <text:p>2,17480853805189</text:p>
          </table:table-cell>
        </table:table-row>
        <table:table-row table:style-name="ro1">
          <table:table-cell office:value-type="float" office:value="535.999" calcext:value-type="float">
            <text:p>535,999</text:p>
          </table:table-cell>
          <table:table-cell office:value-type="float" office:value="8.6903" calcext:value-type="float">
            <text:p>8,6903</text:p>
          </table:table-cell>
          <table:table-cell table:formula="of:=LN([.B538])" office:value-type="float" office:value="2.162207461121" calcext:value-type="float">
            <text:p>2,162207461121</text:p>
          </table:table-cell>
        </table:table-row>
        <table:table-row table:style-name="ro1">
          <table:table-cell office:value-type="float" office:value="536.999" calcext:value-type="float">
            <text:p>536,999</text:p>
          </table:table-cell>
          <table:table-cell office:value-type="float" office:value="8.6708" calcext:value-type="float">
            <text:p>8,6708</text:p>
          </table:table-cell>
          <table:table-cell table:formula="of:=LN([.B539])" office:value-type="float" office:value="2.15996105873863" calcext:value-type="float">
            <text:p>2,15996105873863</text:p>
          </table:table-cell>
        </table:table-row>
        <table:table-row table:style-name="ro1">
          <table:table-cell office:value-type="float" office:value="537.999" calcext:value-type="float">
            <text:p>537,999</text:p>
          </table:table-cell>
          <table:table-cell office:value-type="float" office:value="8.7178" calcext:value-type="float">
            <text:p>8,7178</text:p>
          </table:table-cell>
          <table:table-cell table:formula="of:=LN([.B540])" office:value-type="float" office:value="2.16536691251153" calcext:value-type="float">
            <text:p>2,16536691251153</text:p>
          </table:table-cell>
        </table:table-row>
        <table:table-row table:style-name="ro1">
          <table:table-cell office:value-type="float" office:value="538.999" calcext:value-type="float">
            <text:p>538,999</text:p>
          </table:table-cell>
          <table:table-cell office:value-type="float" office:value="8.738" calcext:value-type="float">
            <text:p>8,738</text:p>
          </table:table-cell>
          <table:table-cell table:formula="of:=LN([.B541])" office:value-type="float" office:value="2.16768133052924" calcext:value-type="float">
            <text:p>2,16768133052924</text:p>
          </table:table-cell>
        </table:table-row>
        <table:table-row table:style-name="ro1">
          <table:table-cell office:value-type="float" office:value="539.999" calcext:value-type="float">
            <text:p>539,999</text:p>
          </table:table-cell>
          <table:table-cell office:value-type="float" office:value="8.6832" calcext:value-type="float">
            <text:p>8,6832</text:p>
          </table:table-cell>
          <table:table-cell table:formula="of:=LN([.B542])" office:value-type="float" office:value="2.161390124327" calcext:value-type="float">
            <text:p>2,161390124327</text:p>
          </table:table-cell>
        </table:table-row>
        <table:table-row table:style-name="ro1">
          <table:table-cell office:value-type="float" office:value="540.999" calcext:value-type="float">
            <text:p>540,999</text:p>
          </table:table-cell>
          <table:table-cell office:value-type="float" office:value="8.6855" calcext:value-type="float">
            <text:p>8,6855</text:p>
          </table:table-cell>
          <table:table-cell table:formula="of:=LN([.B543])" office:value-type="float" office:value="2.16165496855984" calcext:value-type="float">
            <text:p>2,16165496855984</text:p>
          </table:table-cell>
        </table:table-row>
        <table:table-row table:style-name="ro1">
          <table:table-cell office:value-type="float" office:value="541.999" calcext:value-type="float">
            <text:p>541,999</text:p>
          </table:table-cell>
          <table:table-cell office:value-type="float" office:value="8.6554" calcext:value-type="float">
            <text:p>8,6554</text:p>
          </table:table-cell>
          <table:table-cell table:formula="of:=LN([.B544])" office:value-type="float" office:value="2.15818340362032" calcext:value-type="float">
            <text:p>2,15818340362032</text:p>
          </table:table-cell>
        </table:table-row>
        <table:table-row table:style-name="ro1">
          <table:table-cell office:value-type="float" office:value="542.999" calcext:value-type="float">
            <text:p>542,999</text:p>
          </table:table-cell>
          <table:table-cell office:value-type="float" office:value="8.673" calcext:value-type="float">
            <text:p>8,673</text:p>
          </table:table-cell>
          <table:table-cell table:formula="of:=LN([.B545])" office:value-type="float" office:value="2.16021475170232" calcext:value-type="float">
            <text:p>2,16021475170232</text:p>
          </table:table-cell>
        </table:table-row>
        <table:table-row table:style-name="ro1">
          <table:table-cell office:value-type="float" office:value="543.999" calcext:value-type="float">
            <text:p>543,999</text:p>
          </table:table-cell>
          <table:table-cell office:value-type="float" office:value="8.697" calcext:value-type="float">
            <text:p>8,697</text:p>
          </table:table-cell>
          <table:table-cell table:formula="of:=LN([.B546])" office:value-type="float" office:value="2.16297813860763" calcext:value-type="float">
            <text:p>2,16297813860763</text:p>
          </table:table-cell>
        </table:table-row>
        <table:table-row table:style-name="ro1">
          <table:table-cell office:value-type="float" office:value="544.999" calcext:value-type="float">
            <text:p>544,999</text:p>
          </table:table-cell>
          <table:table-cell office:value-type="float" office:value="8.7237" calcext:value-type="float">
            <text:p>8,7237</text:p>
          </table:table-cell>
          <table:table-cell table:formula="of:=LN([.B547])" office:value-type="float" office:value="2.16604345985264" calcext:value-type="float">
            <text:p>2,16604345985264</text:p>
          </table:table-cell>
        </table:table-row>
        <table:table-row table:style-name="ro1">
          <table:table-cell office:value-type="float" office:value="545.999" calcext:value-type="float">
            <text:p>545,999</text:p>
          </table:table-cell>
          <table:table-cell office:value-type="float" office:value="8.6639" calcext:value-type="float">
            <text:p>8,6639</text:p>
          </table:table-cell>
          <table:table-cell table:formula="of:=LN([.B548])" office:value-type="float" office:value="2.15916496761915" calcext:value-type="float">
            <text:p>2,1591649676191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6599" calcext:value-type="float">
            <text:p>8,6599</text:p>
          </table:table-cell>
          <table:table-cell table:formula="of:=LN([.B549])" office:value-type="float" office:value="2.15870317516356" calcext:value-type="float">
            <text:p>2,15870317516356</text:p>
          </table:table-cell>
        </table:table-row>
        <table:table-row table:style-name="ro1">
          <table:table-cell office:value-type="float" office:value="547.999" calcext:value-type="float">
            <text:p>547,999</text:p>
          </table:table-cell>
          <table:table-cell office:value-type="float" office:value="8.6553" calcext:value-type="float">
            <text:p>8,6553</text:p>
          </table:table-cell>
          <table:table-cell table:formula="of:=LN([.B550])" office:value-type="float" office:value="2.15817185007252" calcext:value-type="float">
            <text:p>2,15817185007252</text:p>
          </table:table-cell>
        </table:table-row>
        <table:table-row table:style-name="ro1">
          <table:table-cell office:value-type="float" office:value="548.999" calcext:value-type="float">
            <text:p>548,999</text:p>
          </table:table-cell>
          <table:table-cell office:value-type="float" office:value="8.7092" calcext:value-type="float">
            <text:p>8,7092</text:p>
          </table:table-cell>
          <table:table-cell table:formula="of:=LN([.B551])" office:value-type="float" office:value="2.16437993819603" calcext:value-type="float">
            <text:p>2,1643799381960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.7205" calcext:value-type="float">
            <text:p>8,7205</text:p>
          </table:table-cell>
          <table:table-cell table:formula="of:=LN([.B552])" office:value-type="float" office:value="2.16567657572659" calcext:value-type="float">
            <text:p>2,16567657572659</text:p>
          </table:table-cell>
        </table:table-row>
        <table:table-row table:style-name="ro1">
          <table:table-cell office:value-type="float" office:value="550.999" calcext:value-type="float">
            <text:p>550,999</text:p>
          </table:table-cell>
          <table:table-cell office:value-type="float" office:value="8.7076" calcext:value-type="float">
            <text:p>8,7076</text:p>
          </table:table-cell>
          <table:table-cell table:formula="of:=LN([.B553])" office:value-type="float" office:value="2.16419620754464" calcext:value-type="float">
            <text:p>2,16419620754464</text:p>
          </table:table-cell>
        </table:table-row>
        <table:table-row table:style-name="ro1">
          <table:table-cell office:value-type="float" office:value="551.999" calcext:value-type="float">
            <text:p>551,999</text:p>
          </table:table-cell>
          <table:table-cell office:value-type="float" office:value="8.6537" calcext:value-type="float">
            <text:p>8,6537</text:p>
          </table:table-cell>
          <table:table-cell table:formula="of:=LN([.B554])" office:value-type="float" office:value="2.15798697515143" calcext:value-type="float">
            <text:p>2,1579869751514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.6524" calcext:value-type="float">
            <text:p>8,6524</text:p>
          </table:table-cell>
          <table:table-cell table:formula="of:=LN([.B555])" office:value-type="float" office:value="2.15783673910721" calcext:value-type="float">
            <text:p>2,15783673910721</text:p>
          </table:table-cell>
        </table:table-row>
        <table:table-row table:style-name="ro1">
          <table:table-cell office:value-type="float" office:value="553.999" calcext:value-type="float">
            <text:p>553,999</text:p>
          </table:table-cell>
          <table:table-cell office:value-type="float" office:value="8.6295" calcext:value-type="float">
            <text:p>8,6295</text:p>
          </table:table-cell>
          <table:table-cell table:formula="of:=LN([.B556])" office:value-type="float" office:value="2.15518656598932" calcext:value-type="float">
            <text:p>2,15518656598932</text:p>
          </table:table-cell>
        </table:table-row>
        <table:table-row table:style-name="ro1">
          <table:table-cell office:value-type="float" office:value="554.999" calcext:value-type="float">
            <text:p>554,999</text:p>
          </table:table-cell>
          <table:table-cell office:value-type="float" office:value="8.65" calcext:value-type="float">
            <text:p>8,65</text:p>
          </table:table-cell>
          <table:table-cell table:formula="of:=LN([.B557])" office:value-type="float" office:value="2.15755932094379" calcext:value-type="float">
            <text:p>2,15755932094379</text:p>
          </table:table-cell>
        </table:table-row>
        <table:table-row table:style-name="ro1">
          <table:table-cell office:value-type="float" office:value="555.999" calcext:value-type="float">
            <text:p>555,999</text:p>
          </table:table-cell>
          <table:table-cell office:value-type="float" office:value="8.5815" calcext:value-type="float">
            <text:p>8,5815</text:p>
          </table:table-cell>
          <table:table-cell table:formula="of:=LN([.B558])" office:value-type="float" office:value="2.14960872339456" calcext:value-type="float">
            <text:p>2,14960872339456</text:p>
          </table:table-cell>
        </table:table-row>
        <table:table-row table:style-name="ro1">
          <table:table-cell office:value-type="float" office:value="556.999" calcext:value-type="float">
            <text:p>556,999</text:p>
          </table:table-cell>
          <table:table-cell office:value-type="float" office:value="8.6176" calcext:value-type="float">
            <text:p>8,6176</text:p>
          </table:table-cell>
          <table:table-cell table:formula="of:=LN([.B559])" office:value-type="float" office:value="2.15380662363514" calcext:value-type="float">
            <text:p>2,15380662363514</text:p>
          </table:table-cell>
        </table:table-row>
        <table:table-row table:style-name="ro1">
          <table:table-cell office:value-type="float" office:value="557.999" calcext:value-type="float">
            <text:p>557,999</text:p>
          </table:table-cell>
          <table:table-cell office:value-type="float" office:value="8.5826" calcext:value-type="float">
            <text:p>8,5826</text:p>
          </table:table-cell>
          <table:table-cell table:formula="of:=LN([.B560])" office:value-type="float" office:value="2.14973689789849" calcext:value-type="float">
            <text:p>2,14973689789849</text:p>
          </table:table-cell>
        </table:table-row>
        <table:table-row table:style-name="ro1">
          <table:table-cell office:value-type="float" office:value="558.999" calcext:value-type="float">
            <text:p>558,999</text:p>
          </table:table-cell>
          <table:table-cell office:value-type="float" office:value="8.4889" calcext:value-type="float">
            <text:p>8,4889</text:p>
          </table:table-cell>
          <table:table-cell table:formula="of:=LN([.B561])" office:value-type="float" office:value="2.13875942773592" calcext:value-type="float">
            <text:p>2,13875942773592</text:p>
          </table:table-cell>
        </table:table-row>
        <table:table-row table:style-name="ro1">
          <table:table-cell office:value-type="float" office:value="559.999" calcext:value-type="float">
            <text:p>559,999</text:p>
          </table:table-cell>
          <table:table-cell office:value-type="float" office:value="8.4819" calcext:value-type="float">
            <text:p>8,4819</text:p>
          </table:table-cell>
          <table:table-cell table:formula="of:=LN([.B562])" office:value-type="float" office:value="2.13793448131065" calcext:value-type="float">
            <text:p>2,13793448131065</text:p>
          </table:table-cell>
        </table:table-row>
        <table:table-row table:style-name="ro1">
          <table:table-cell office:value-type="float" office:value="560.999" calcext:value-type="float">
            <text:p>560,999</text:p>
          </table:table-cell>
          <table:table-cell office:value-type="float" office:value="8.4812" calcext:value-type="float">
            <text:p>8,4812</text:p>
          </table:table-cell>
          <table:table-cell table:formula="of:=LN([.B563])" office:value-type="float" office:value="2.13785194922626" calcext:value-type="float">
            <text:p>2,13785194922626</text:p>
          </table:table-cell>
        </table:table-row>
        <table:table-row table:style-name="ro1">
          <table:table-cell office:value-type="float" office:value="561.999" calcext:value-type="float">
            <text:p>561,999</text:p>
          </table:table-cell>
          <table:table-cell office:value-type="float" office:value="8.504" calcext:value-type="float">
            <text:p>8,504</text:p>
          </table:table-cell>
          <table:table-cell table:formula="of:=LN([.B564])" office:value-type="float" office:value="2.14053664103965" calcext:value-type="float">
            <text:p>2,1405366410396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.536" calcext:value-type="float">
            <text:p>8,536</text:p>
          </table:table-cell>
          <table:table-cell table:formula="of:=LN([.B565])" office:value-type="float" office:value="2.14429251399945" calcext:value-type="float">
            <text:p>2,14429251399945</text:p>
          </table:table-cell>
        </table:table-row>
        <table:table-row table:style-name="ro1">
          <table:table-cell office:value-type="float" office:value="563.999" calcext:value-type="float">
            <text:p>563,999</text:p>
          </table:table-cell>
          <table:table-cell office:value-type="float" office:value="8.5328" calcext:value-type="float">
            <text:p>8,5328</text:p>
          </table:table-cell>
          <table:table-cell table:formula="of:=LN([.B566])" office:value-type="float" office:value="2.1439175608642" calcext:value-type="float">
            <text:p>2,1439175608642</text:p>
          </table:table-cell>
        </table:table-row>
        <table:table-row table:style-name="ro1">
          <table:table-cell office:value-type="float" office:value="564.999" calcext:value-type="float">
            <text:p>564,999</text:p>
          </table:table-cell>
          <table:table-cell office:value-type="float" office:value="8.4986" calcext:value-type="float">
            <text:p>8,4986</text:p>
          </table:table-cell>
          <table:table-cell table:formula="of:=LN([.B567])" office:value-type="float" office:value="2.13990144404841" calcext:value-type="float">
            <text:p>2,13990144404841</text:p>
          </table:table-cell>
        </table:table-row>
        <table:table-row table:style-name="ro1">
          <table:table-cell office:value-type="float" office:value="565.999" calcext:value-type="float">
            <text:p>565,999</text:p>
          </table:table-cell>
          <table:table-cell office:value-type="float" office:value="8.5152" calcext:value-type="float">
            <text:p>8,5152</text:p>
          </table:table-cell>
          <table:table-cell table:formula="of:=LN([.B568])" office:value-type="float" office:value="2.14185280180123" calcext:value-type="float">
            <text:p>2,14185280180123</text:p>
          </table:table-cell>
        </table:table-row>
        <table:table-row table:style-name="ro1">
          <table:table-cell office:value-type="float" office:value="566.999" calcext:value-type="float">
            <text:p>566,999</text:p>
          </table:table-cell>
          <table:table-cell office:value-type="float" office:value="8.5092" calcext:value-type="float">
            <text:p>8,5092</text:p>
          </table:table-cell>
          <table:table-cell table:formula="of:=LN([.B569])" office:value-type="float" office:value="2.14114793111581" calcext:value-type="float">
            <text:p>2,14114793111581</text:p>
          </table:table-cell>
        </table:table-row>
        <table:table-row table:style-name="ro1">
          <table:table-cell office:value-type="float" office:value="567.999" calcext:value-type="float">
            <text:p>567,999</text:p>
          </table:table-cell>
          <table:table-cell office:value-type="float" office:value="8.5081" calcext:value-type="float">
            <text:p>8,5081</text:p>
          </table:table-cell>
          <table:table-cell table:formula="of:=LN([.B570])" office:value-type="float" office:value="2.14101865091255" calcext:value-type="float">
            <text:p>2,14101865091255</text:p>
          </table:table-cell>
        </table:table-row>
        <table:table-row table:style-name="ro1">
          <table:table-cell office:value-type="float" office:value="568.999" calcext:value-type="float">
            <text:p>568,999</text:p>
          </table:table-cell>
          <table:table-cell office:value-type="float" office:value="8.5087" calcext:value-type="float">
            <text:p>8,5087</text:p>
          </table:table-cell>
          <table:table-cell table:formula="of:=LN([.B571])" office:value-type="float" office:value="2.14108916945895" calcext:value-type="float">
            <text:p>2,14108916945895</text:p>
          </table:table-cell>
        </table:table-row>
        <table:table-row table:style-name="ro1">
          <table:table-cell office:value-type="float" office:value="569.999" calcext:value-type="float">
            <text:p>569,999</text:p>
          </table:table-cell>
          <table:table-cell office:value-type="float" office:value="8.5385" calcext:value-type="float">
            <text:p>8,5385</text:p>
          </table:table-cell>
          <table:table-cell table:formula="of:=LN([.B572])" office:value-type="float" office:value="2.14458534834516" calcext:value-type="float">
            <text:p>2,14458534834516</text:p>
          </table:table-cell>
        </table:table-row>
        <table:table-row table:style-name="ro1">
          <table:table-cell office:value-type="float" office:value="570.999" calcext:value-type="float">
            <text:p>570,999</text:p>
          </table:table-cell>
          <table:table-cell office:value-type="float" office:value="8.4969" calcext:value-type="float">
            <text:p>8,4969</text:p>
          </table:table-cell>
          <table:table-cell table:formula="of:=LN([.B573])" office:value-type="float" office:value="2.13970139109255" calcext:value-type="float">
            <text:p>2,13970139109255</text:p>
          </table:table-cell>
        </table:table-row>
        <table:table-row table:style-name="ro1">
          <table:table-cell office:value-type="float" office:value="571.999" calcext:value-type="float">
            <text:p>571,999</text:p>
          </table:table-cell>
          <table:table-cell office:value-type="float" office:value="8.4783" calcext:value-type="float">
            <text:p>8,4783</text:p>
          </table:table-cell>
          <table:table-cell table:formula="of:=LN([.B574])" office:value-type="float" office:value="2.13750995800856" calcext:value-type="float">
            <text:p>2,13750995800856</text:p>
          </table:table-cell>
        </table:table-row>
        <table:table-row table:style-name="ro1">
          <table:table-cell office:value-type="float" office:value="572.999" calcext:value-type="float">
            <text:p>572,999</text:p>
          </table:table-cell>
          <table:table-cell office:value-type="float" office:value="8.4726" calcext:value-type="float">
            <text:p>8,4726</text:p>
          </table:table-cell>
          <table:table-cell table:formula="of:=LN([.B575])" office:value-type="float" office:value="2.13683742732112" calcext:value-type="float">
            <text:p>2,13683742732112</text:p>
          </table:table-cell>
        </table:table-row>
        <table:table-row table:style-name="ro1">
          <table:table-cell office:value-type="float" office:value="573.999" calcext:value-type="float">
            <text:p>573,999</text:p>
          </table:table-cell>
          <table:table-cell office:value-type="float" office:value="8.4943" calcext:value-type="float">
            <text:p>8,4943</text:p>
          </table:table-cell>
          <table:table-cell table:formula="of:=LN([.B576])" office:value-type="float" office:value="2.13939535031612" calcext:value-type="float">
            <text:p>2,13939535031612</text:p>
          </table:table-cell>
        </table:table-row>
        <table:table-row table:style-name="ro1">
          <table:table-cell office:value-type="float" office:value="574.999" calcext:value-type="float">
            <text:p>574,999</text:p>
          </table:table-cell>
          <table:table-cell office:value-type="float" office:value="8.5315" calcext:value-type="float">
            <text:p>8,5315</text:p>
          </table:table-cell>
          <table:table-cell table:formula="of:=LN([.B577])" office:value-type="float" office:value="2.14376519598518" calcext:value-type="float">
            <text:p>2,14376519598518</text:p>
          </table:table-cell>
        </table:table-row>
        <table:table-row table:style-name="ro1">
          <table:table-cell office:value-type="float" office:value="575.999" calcext:value-type="float">
            <text:p>575,999</text:p>
          </table:table-cell>
          <table:table-cell office:value-type="float" office:value="8.557" calcext:value-type="float">
            <text:p>8,557</text:p>
          </table:table-cell>
          <table:table-cell table:formula="of:=LN([.B578])" office:value-type="float" office:value="2.14674966143592" calcext:value-type="float">
            <text:p>2,14674966143592</text:p>
          </table:table-cell>
        </table:table-row>
        <table:table-row table:style-name="ro1">
          <table:table-cell office:value-type="float" office:value="576.999" calcext:value-type="float">
            <text:p>576,999</text:p>
          </table:table-cell>
          <table:table-cell office:value-type="float" office:value="8.5281" calcext:value-type="float">
            <text:p>8,5281</text:p>
          </table:table-cell>
          <table:table-cell table:formula="of:=LN([.B579])" office:value-type="float" office:value="2.14336659343354" calcext:value-type="float">
            <text:p>2,14336659343354</text:p>
          </table:table-cell>
        </table:table-row>
        <table:table-row table:style-name="ro1">
          <table:table-cell office:value-type="float" office:value="577.999" calcext:value-type="float">
            <text:p>577,999</text:p>
          </table:table-cell>
          <table:table-cell office:value-type="float" office:value="8.5516" calcext:value-type="float">
            <text:p>8,5516</text:p>
          </table:table-cell>
          <table:table-cell table:formula="of:=LN([.B580])" office:value-type="float" office:value="2.14611839994412" calcext:value-type="float">
            <text:p>2,14611839994412</text:p>
          </table:table-cell>
        </table:table-row>
        <table:table-row table:style-name="ro1">
          <table:table-cell office:value-type="float" office:value="578.999" calcext:value-type="float">
            <text:p>578,999</text:p>
          </table:table-cell>
          <table:table-cell office:value-type="float" office:value="8.5347" calcext:value-type="float">
            <text:p>8,5347</text:p>
          </table:table-cell>
          <table:table-cell table:formula="of:=LN([.B581])" office:value-type="float" office:value="2.14414020624376" calcext:value-type="float">
            <text:p>2,14414020624376</text:p>
          </table:table-cell>
        </table:table-row>
        <table:table-row table:style-name="ro1">
          <table:table-cell office:value-type="float" office:value="579.999" calcext:value-type="float">
            <text:p>579,999</text:p>
          </table:table-cell>
          <table:table-cell office:value-type="float" office:value="8.4878" calcext:value-type="float">
            <text:p>8,4878</text:p>
          </table:table-cell>
          <table:table-cell table:formula="of:=LN([.B582])" office:value-type="float" office:value="2.13862983835736" calcext:value-type="float">
            <text:p>2,1386298383573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4342" calcext:value-type="float">
            <text:p>8,4342</text:p>
          </table:table-cell>
          <table:table-cell table:formula="of:=LN([.B583])" office:value-type="float" office:value="2.13229486858364" calcext:value-type="float">
            <text:p>2,13229486858364</text:p>
          </table:table-cell>
        </table:table-row>
        <table:table-row table:style-name="ro1">
          <table:table-cell office:value-type="float" office:value="581.999" calcext:value-type="float">
            <text:p>581,999</text:p>
          </table:table-cell>
          <table:table-cell office:value-type="float" office:value="8.4421" calcext:value-type="float">
            <text:p>8,4421</text:p>
          </table:table-cell>
          <table:table-cell table:formula="of:=LN([.B584])" office:value-type="float" office:value="2.13323109282438" calcext:value-type="float">
            <text:p>2,13323109282438</text:p>
          </table:table-cell>
        </table:table-row>
        <table:table-row table:style-name="ro1">
          <table:table-cell office:value-type="float" office:value="582.999" calcext:value-type="float">
            <text:p>582,999</text:p>
          </table:table-cell>
          <table:table-cell office:value-type="float" office:value="8.4058" calcext:value-type="float">
            <text:p>8,4058</text:p>
          </table:table-cell>
          <table:table-cell table:formula="of:=LN([.B585])" office:value-type="float" office:value="2.12892194377073" calcext:value-type="float">
            <text:p>2,12892194377073</text:p>
          </table:table-cell>
        </table:table-row>
        <table:table-row table:style-name="ro1">
          <table:table-cell office:value-type="float" office:value="583.999" calcext:value-type="float">
            <text:p>583,999</text:p>
          </table:table-cell>
          <table:table-cell office:value-type="float" office:value="8.3947" calcext:value-type="float">
            <text:p>8,3947</text:p>
          </table:table-cell>
          <table:table-cell table:formula="of:=LN([.B586])" office:value-type="float" office:value="2.12760055433409" calcext:value-type="float">
            <text:p>2,12760055433409</text:p>
          </table:table-cell>
        </table:table-row>
        <table:table-row table:style-name="ro1">
          <table:table-cell office:value-type="float" office:value="585.007" calcext:value-type="float">
            <text:p>585,007</text:p>
          </table:table-cell>
          <table:table-cell office:value-type="float" office:value="8.4364" calcext:value-type="float">
            <text:p>8,4364</text:p>
          </table:table-cell>
          <table:table-cell table:formula="of:=LN([.B587])" office:value-type="float" office:value="2.13255567732932" calcext:value-type="float">
            <text:p>2,1325556773293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.4236" calcext:value-type="float">
            <text:p>8,4236</text:p>
          </table:table-cell>
          <table:table-cell table:formula="of:=LN([.B588])" office:value-type="float" office:value="2.13103729032349" calcext:value-type="float">
            <text:p>2,13103729032349</text:p>
          </table:table-cell>
        </table:table-row>
        <table:table-row table:style-name="ro1">
          <table:table-cell office:value-type="float" office:value="586.999" calcext:value-type="float">
            <text:p>586,999</text:p>
          </table:table-cell>
          <table:table-cell office:value-type="float" office:value="8.4139" calcext:value-type="float">
            <text:p>8,4139</text:p>
          </table:table-cell>
          <table:table-cell table:formula="of:=LN([.B589])" office:value-type="float" office:value="2.12988510014405" calcext:value-type="float">
            <text:p>2,12988510014405</text:p>
          </table:table-cell>
        </table:table-row>
        <table:table-row table:style-name="ro1">
          <table:table-cell office:value-type="float" office:value="587.999" calcext:value-type="float">
            <text:p>587,999</text:p>
          </table:table-cell>
          <table:table-cell office:value-type="float" office:value="8.4032" calcext:value-type="float">
            <text:p>8,4032</text:p>
          </table:table-cell>
          <table:table-cell table:formula="of:=LN([.B590])" office:value-type="float" office:value="2.12861258568629" calcext:value-type="float">
            <text:p>2,12861258568629</text:p>
          </table:table-cell>
        </table:table-row>
        <table:table-row table:style-name="ro1">
          <table:table-cell office:value-type="float" office:value="588.999" calcext:value-type="float">
            <text:p>588,999</text:p>
          </table:table-cell>
          <table:table-cell office:value-type="float" office:value="8.4241" calcext:value-type="float">
            <text:p>8,4241</text:p>
          </table:table-cell>
          <table:table-cell table:formula="of:=LN([.B591])" office:value-type="float" office:value="2.13109664560642" calcext:value-type="float">
            <text:p>2,13109664560642</text:p>
          </table:table-cell>
        </table:table-row>
        <table:table-row table:style-name="ro1">
          <table:table-cell office:value-type="float" office:value="589.999" calcext:value-type="float">
            <text:p>589,999</text:p>
          </table:table-cell>
          <table:table-cell office:value-type="float" office:value="8.4367" calcext:value-type="float">
            <text:p>8,4367</text:p>
          </table:table-cell>
          <table:table-cell table:formula="of:=LN([.B592])" office:value-type="float" office:value="2.13259123688862" calcext:value-type="float">
            <text:p>2,13259123688862</text:p>
          </table:table-cell>
        </table:table-row>
        <table:table-row table:style-name="ro1">
          <table:table-cell office:value-type="float" office:value="590.999" calcext:value-type="float">
            <text:p>590,999</text:p>
          </table:table-cell>
          <table:table-cell office:value-type="float" office:value="8.44" calcext:value-type="float">
            <text:p>8,44</text:p>
          </table:table-cell>
          <table:table-cell table:formula="of:=LN([.B593])" office:value-type="float" office:value="2.13298230860787" calcext:value-type="float">
            <text:p>2,13298230860787</text:p>
          </table:table-cell>
        </table:table-row>
        <table:table-row table:style-name="ro1">
          <table:table-cell office:value-type="float" office:value="591.999" calcext:value-type="float">
            <text:p>591,999</text:p>
          </table:table-cell>
          <table:table-cell office:value-type="float" office:value="8.4533" calcext:value-type="float">
            <text:p>8,4533</text:p>
          </table:table-cell>
          <table:table-cell table:formula="of:=LN([.B594])" office:value-type="float" office:value="2.13455689767548" calcext:value-type="float">
            <text:p>2,13455689767548</text:p>
          </table:table-cell>
        </table:table-row>
        <table:table-row table:style-name="ro1">
          <table:table-cell office:value-type="float" office:value="592.999" calcext:value-type="float">
            <text:p>592,999</text:p>
          </table:table-cell>
          <table:table-cell office:value-type="float" office:value="8.4497" calcext:value-type="float">
            <text:p>8,4497</text:p>
          </table:table-cell>
          <table:table-cell table:formula="of:=LN([.B595])" office:value-type="float" office:value="2.13413093778026" calcext:value-type="float">
            <text:p>2,13413093778026</text:p>
          </table:table-cell>
        </table:table-row>
        <table:table-row table:style-name="ro1">
          <table:table-cell office:value-type="float" office:value="593.999" calcext:value-type="float">
            <text:p>593,999</text:p>
          </table:table-cell>
          <table:table-cell office:value-type="float" office:value="8.417" calcext:value-type="float">
            <text:p>8,417</text:p>
          </table:table-cell>
          <table:table-cell table:formula="of:=LN([.B596])" office:value-type="float" office:value="2.13025347022944" calcext:value-type="float">
            <text:p>2,13025347022944</text:p>
          </table:table-cell>
        </table:table-row>
        <table:table-row table:style-name="ro1">
          <table:table-cell office:value-type="float" office:value="594.999" calcext:value-type="float">
            <text:p>594,999</text:p>
          </table:table-cell>
          <table:table-cell office:value-type="float" office:value="8.3923" calcext:value-type="float">
            <text:p>8,3923</text:p>
          </table:table-cell>
          <table:table-cell table:formula="of:=LN([.B597])" office:value-type="float" office:value="2.12731461878678" calcext:value-type="float">
            <text:p>2,12731461878678</text:p>
          </table:table-cell>
        </table:table-row>
        <table:table-row table:style-name="ro1">
          <table:table-cell office:value-type="float" office:value="595.999" calcext:value-type="float">
            <text:p>595,999</text:p>
          </table:table-cell>
          <table:table-cell office:value-type="float" office:value="8.3821" calcext:value-type="float">
            <text:p>8,3821</text:p>
          </table:table-cell>
          <table:table-cell table:formula="of:=LN([.B598])" office:value-type="float" office:value="2.1260984797586" calcext:value-type="float">
            <text:p>2,126098479758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.3523" calcext:value-type="float">
            <text:p>8,3523</text:p>
          </table:table-cell>
          <table:table-cell table:formula="of:=LN([.B599])" office:value-type="float" office:value="2.12253695003542" calcext:value-type="float">
            <text:p>2,12253695003542</text:p>
          </table:table-cell>
        </table:table-row>
        <table:table-row table:style-name="ro1">
          <table:table-cell office:value-type="float" office:value="597.999" calcext:value-type="float">
            <text:p>597,999</text:p>
          </table:table-cell>
          <table:table-cell office:value-type="float" office:value="8.3237" calcext:value-type="float">
            <text:p>8,3237</text:p>
          </table:table-cell>
          <table:table-cell table:formula="of:=LN([.B600])" office:value-type="float" office:value="2.11910686751671" calcext:value-type="float">
            <text:p>2,1191068675167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3631" calcext:value-type="float">
            <text:p>8,3631</text:p>
          </table:table-cell>
          <table:table-cell table:formula="of:=LN([.B601])" office:value-type="float" office:value="2.12382917175944" calcext:value-type="float">
            <text:p>2,12382917175944</text:p>
          </table:table-cell>
        </table:table-row>
        <table:table-row table:style-name="ro1">
          <table:table-cell office:value-type="float" office:value="599.999" calcext:value-type="float">
            <text:p>599,999</text:p>
          </table:table-cell>
          <table:table-cell office:value-type="float" office:value="8.3484" calcext:value-type="float">
            <text:p>8,3484</text:p>
          </table:table-cell>
          <table:table-cell table:formula="of:=LN([.B602])" office:value-type="float" office:value="2.12206990373546" calcext:value-type="float">
            <text:p>2,1220699037354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2907" calcext:value-type="float">
            <text:p>8,2907</text:p>
          </table:table-cell>
          <table:table-cell table:formula="of:=LN([.B603])" office:value-type="float" office:value="2.11513440466566" calcext:value-type="float">
            <text:p>2,11513440466566</text:p>
          </table:table-cell>
        </table:table-row>
        <table:table-row table:style-name="ro1">
          <table:table-cell office:value-type="float" office:value="601.999" calcext:value-type="float">
            <text:p>601,999</text:p>
          </table:table-cell>
          <table:table-cell office:value-type="float" office:value="8.314" calcext:value-type="float">
            <text:p>8,314</text:p>
          </table:table-cell>
          <table:table-cell table:formula="of:=LN([.B604])" office:value-type="float" office:value="2.11794084083045" calcext:value-type="float">
            <text:p>2,11794084083045</text:p>
          </table:table-cell>
        </table:table-row>
        <table:table-row table:style-name="ro1">
          <table:table-cell office:value-type="float" office:value="602.999" calcext:value-type="float">
            <text:p>602,999</text:p>
          </table:table-cell>
          <table:table-cell office:value-type="float" office:value="8.3103" calcext:value-type="float">
            <text:p>8,3103</text:p>
          </table:table-cell>
          <table:table-cell table:formula="of:=LN([.B605])" office:value-type="float" office:value="2.11749570929876" calcext:value-type="float">
            <text:p>2,11749570929876</text:p>
          </table:table-cell>
        </table:table-row>
        <table:table-row table:style-name="ro1">
          <table:table-cell office:value-type="float" office:value="603.999" calcext:value-type="float">
            <text:p>603,999</text:p>
          </table:table-cell>
          <table:table-cell office:value-type="float" office:value="8.271" calcext:value-type="float">
            <text:p>8,271</text:p>
          </table:table-cell>
          <table:table-cell table:formula="of:=LN([.B606])" office:value-type="float" office:value="2.11275542070977" calcext:value-type="float">
            <text:p>2,1127554207097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307" calcext:value-type="float">
            <text:p>8,307</text:p>
          </table:table-cell>
          <table:table-cell table:formula="of:=LN([.B607])" office:value-type="float" office:value="2.11709853285693" calcext:value-type="float">
            <text:p>2,11709853285693</text:p>
          </table:table-cell>
        </table:table-row>
        <table:table-row table:style-name="ro1">
          <table:table-cell office:value-type="float" office:value="605.999" calcext:value-type="float">
            <text:p>605,999</text:p>
          </table:table-cell>
          <table:table-cell office:value-type="float" office:value="8.3271" calcext:value-type="float">
            <text:p>8,3271</text:p>
          </table:table-cell>
          <table:table-cell table:formula="of:=LN([.B608])" office:value-type="float" office:value="2.11951525630851" calcext:value-type="float">
            <text:p>2,11951525630851</text:p>
          </table:table-cell>
        </table:table-row>
        <table:table-row table:style-name="ro1">
          <table:table-cell office:value-type="float" office:value="606.999" calcext:value-type="float">
            <text:p>606,999</text:p>
          </table:table-cell>
          <table:table-cell office:value-type="float" office:value="8.2814" calcext:value-type="float">
            <text:p>8,2814</text:p>
          </table:table-cell>
          <table:table-cell table:formula="of:=LN([.B609])" office:value-type="float" office:value="2.11401203623" calcext:value-type="float">
            <text:p>2,11401203623</text:p>
          </table:table-cell>
        </table:table-row>
        <table:table-row table:style-name="ro1">
          <table:table-cell office:value-type="float" office:value="607.999" calcext:value-type="float">
            <text:p>607,999</text:p>
          </table:table-cell>
          <table:table-cell office:value-type="float" office:value="8.3038" calcext:value-type="float">
            <text:p>8,3038</text:p>
          </table:table-cell>
          <table:table-cell table:formula="of:=LN([.B610])" office:value-type="float" office:value="2.11671324135507" calcext:value-type="float">
            <text:p>2,11671324135507</text:p>
          </table:table-cell>
        </table:table-row>
        <table:table-row table:style-name="ro1">
          <table:table-cell office:value-type="float" office:value="608.999" calcext:value-type="float">
            <text:p>608,999</text:p>
          </table:table-cell>
          <table:table-cell office:value-type="float" office:value="8.3144" calcext:value-type="float">
            <text:p>8,3144</text:p>
          </table:table-cell>
          <table:table-cell table:formula="of:=LN([.B611])" office:value-type="float" office:value="2.11798895129207" calcext:value-type="float">
            <text:p>2,11798895129207</text:p>
          </table:table-cell>
        </table:table-row>
        <table:table-row table:style-name="ro1">
          <table:table-cell office:value-type="float" office:value="609.999" calcext:value-type="float">
            <text:p>609,999</text:p>
          </table:table-cell>
          <table:table-cell office:value-type="float" office:value="8.3096" calcext:value-type="float">
            <text:p>8,3096</text:p>
          </table:table-cell>
          <table:table-cell table:formula="of:=LN([.B612])" office:value-type="float" office:value="2.11741147293146" calcext:value-type="float">
            <text:p>2,11741147293146</text:p>
          </table:table-cell>
        </table:table-row>
        <table:table-row table:style-name="ro1">
          <table:table-cell office:value-type="float" office:value="610.999" calcext:value-type="float">
            <text:p>610,999</text:p>
          </table:table-cell>
          <table:table-cell office:value-type="float" office:value="8.3174" calcext:value-type="float">
            <text:p>8,3174</text:p>
          </table:table-cell>
          <table:table-cell table:formula="of:=LN([.B613])" office:value-type="float" office:value="2.11834970599482" calcext:value-type="float">
            <text:p>2,1183497059948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3445" calcext:value-type="float">
            <text:p>8,3445</text:p>
          </table:table-cell>
          <table:table-cell table:formula="of:=LN([.B614])" office:value-type="float" office:value="2.12160263920132" calcext:value-type="float">
            <text:p>2,12160263920132</text:p>
          </table:table-cell>
        </table:table-row>
        <table:table-row table:style-name="ro1">
          <table:table-cell office:value-type="float" office:value="612.999" calcext:value-type="float">
            <text:p>612,999</text:p>
          </table:table-cell>
          <table:table-cell office:value-type="float" office:value="8.2925" calcext:value-type="float">
            <text:p>8,2925</text:p>
          </table:table-cell>
          <table:table-cell table:formula="of:=LN([.B615])" office:value-type="float" office:value="2.11535149183907" calcext:value-type="float">
            <text:p>2,1153514918390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2093" calcext:value-type="float">
            <text:p>8,2093</text:p>
          </table:table-cell>
          <table:table-cell table:formula="of:=LN([.B616])" office:value-type="float" office:value="2.10526765795358" calcext:value-type="float">
            <text:p>2,10526765795358</text:p>
          </table:table-cell>
        </table:table-row>
        <table:table-row table:style-name="ro1">
          <table:table-cell office:value-type="float" office:value="614.999" calcext:value-type="float">
            <text:p>614,999</text:p>
          </table:table-cell>
          <table:table-cell office:value-type="float" office:value="8.2525" calcext:value-type="float">
            <text:p>8,2525</text:p>
          </table:table-cell>
          <table:table-cell table:formula="of:=LN([.B617])" office:value-type="float" office:value="2.11051618474521" calcext:value-type="float">
            <text:p>2,11051618474521</text:p>
          </table:table-cell>
        </table:table-row>
        <table:table-row table:style-name="ro1">
          <table:table-cell office:value-type="float" office:value="615.999" calcext:value-type="float">
            <text:p>615,999</text:p>
          </table:table-cell>
          <table:table-cell office:value-type="float" office:value="8.2492" calcext:value-type="float">
            <text:p>8,2492</text:p>
          </table:table-cell>
          <table:table-cell table:formula="of:=LN([.B618])" office:value-type="float" office:value="2.11011622594775" calcext:value-type="float">
            <text:p>2,11011622594775</text:p>
          </table:table-cell>
        </table:table-row>
        <table:table-row table:style-name="ro1">
          <table:table-cell office:value-type="float" office:value="616.999" calcext:value-type="float">
            <text:p>616,999</text:p>
          </table:table-cell>
          <table:table-cell office:value-type="float" office:value="8.2569" calcext:value-type="float">
            <text:p>8,2569</text:p>
          </table:table-cell>
          <table:table-cell table:formula="of:=LN([.B619])" office:value-type="float" office:value="2.11104921442578" calcext:value-type="float">
            <text:p>2,11104921442578</text:p>
          </table:table-cell>
        </table:table-row>
        <table:table-row table:style-name="ro1">
          <table:table-cell office:value-type="float" office:value="617.999" calcext:value-type="float">
            <text:p>617,999</text:p>
          </table:table-cell>
          <table:table-cell office:value-type="float" office:value="8.2649" calcext:value-type="float">
            <text:p>8,2649</text:p>
          </table:table-cell>
          <table:table-cell table:formula="of:=LN([.B620])" office:value-type="float" office:value="2.11201763198624" calcext:value-type="float">
            <text:p>2,11201763198624</text:p>
          </table:table-cell>
        </table:table-row>
        <table:table-row table:style-name="ro1">
          <table:table-cell office:value-type="float" office:value="618.999" calcext:value-type="float">
            <text:p>618,999</text:p>
          </table:table-cell>
          <table:table-cell office:value-type="float" office:value="8.3126" calcext:value-type="float">
            <text:p>8,3126</text:p>
          </table:table-cell>
          <table:table-cell table:formula="of:=LN([.B621])" office:value-type="float" office:value="2.1177724359848" calcext:value-type="float">
            <text:p>2,1177724359848</text:p>
          </table:table-cell>
        </table:table-row>
        <table:table-row table:style-name="ro1">
          <table:table-cell office:value-type="float" office:value="619.999" calcext:value-type="float">
            <text:p>619,999</text:p>
          </table:table-cell>
          <table:table-cell office:value-type="float" office:value="8.2275" calcext:value-type="float">
            <text:p>8,2275</text:p>
          </table:table-cell>
          <table:table-cell table:formula="of:=LN([.B622])" office:value-type="float" office:value="2.10748220183536" calcext:value-type="float">
            <text:p>2,10748220183536</text:p>
          </table:table-cell>
        </table:table-row>
        <table:table-row table:style-name="ro1">
          <table:table-cell office:value-type="float" office:value="620.999" calcext:value-type="float">
            <text:p>620,999</text:p>
          </table:table-cell>
          <table:table-cell office:value-type="float" office:value="8.2256" calcext:value-type="float">
            <text:p>8,2256</text:p>
          </table:table-cell>
          <table:table-cell table:formula="of:=LN([.B623])" office:value-type="float" office:value="2.1072512423191" calcext:value-type="float">
            <text:p>2,1072512423191</text:p>
          </table:table-cell>
        </table:table-row>
        <table:table-row table:style-name="ro1">
          <table:table-cell office:value-type="float" office:value="621.999" calcext:value-type="float">
            <text:p>621,999</text:p>
          </table:table-cell>
          <table:table-cell office:value-type="float" office:value="8.2571" calcext:value-type="float">
            <text:p>8,2571</text:p>
          </table:table-cell>
          <table:table-cell table:formula="of:=LN([.B624])" office:value-type="float" office:value="2.11107343629813" calcext:value-type="float">
            <text:p>2,11107343629813</text:p>
          </table:table-cell>
        </table:table-row>
        <table:table-row table:style-name="ro1">
          <table:table-cell office:value-type="float" office:value="622.999" calcext:value-type="float">
            <text:p>622,999</text:p>
          </table:table-cell>
          <table:table-cell office:value-type="float" office:value="8.26" calcext:value-type="float">
            <text:p>8,26</text:p>
          </table:table-cell>
          <table:table-cell table:formula="of:=LN([.B625])" office:value-type="float" office:value="2.11142458753289" calcext:value-type="float">
            <text:p>2,11142458753289</text:p>
          </table:table-cell>
        </table:table-row>
        <table:table-row table:style-name="ro1">
          <table:table-cell office:value-type="float" office:value="623.999" calcext:value-type="float">
            <text:p>623,999</text:p>
          </table:table-cell>
          <table:table-cell office:value-type="float" office:value="8.2598" calcext:value-type="float">
            <text:p>8,2598</text:p>
          </table:table-cell>
          <table:table-cell table:formula="of:=LN([.B626])" office:value-type="float" office:value="2.11140037416469" calcext:value-type="float">
            <text:p>2,11140037416469</text:p>
          </table:table-cell>
        </table:table-row>
        <table:table-row table:style-name="ro1">
          <table:table-cell office:value-type="float" office:value="624.999" calcext:value-type="float">
            <text:p>624,999</text:p>
          </table:table-cell>
          <table:table-cell office:value-type="float" office:value="8.2238" calcext:value-type="float">
            <text:p>8,2238</text:p>
          </table:table-cell>
          <table:table-cell table:formula="of:=LN([.B627])" office:value-type="float" office:value="2.10703238935095" calcext:value-type="float">
            <text:p>2,10703238935095</text:p>
          </table:table-cell>
        </table:table-row>
        <table:table-row table:style-name="ro1">
          <table:table-cell office:value-type="float" office:value="625.999" calcext:value-type="float">
            <text:p>625,999</text:p>
          </table:table-cell>
          <table:table-cell office:value-type="float" office:value="8.1996" calcext:value-type="float">
            <text:p>8,1996</text:p>
          </table:table-cell>
          <table:table-cell table:formula="of:=LN([.B628])" office:value-type="float" office:value="2.1040853725926" calcext:value-type="float">
            <text:p>2,1040853725926</text:p>
          </table:table-cell>
        </table:table-row>
        <table:table-row table:style-name="ro1">
          <table:table-cell office:value-type="float" office:value="626.999" calcext:value-type="float">
            <text:p>626,999</text:p>
          </table:table-cell>
          <table:table-cell office:value-type="float" office:value="8.1141" calcext:value-type="float">
            <text:p>8,1141</text:p>
          </table:table-cell>
          <table:table-cell table:formula="of:=LN([.B629])" office:value-type="float" office:value="2.09360328908593" calcext:value-type="float">
            <text:p>2,09360328908593</text:p>
          </table:table-cell>
        </table:table-row>
        <table:table-row table:style-name="ro1">
          <table:table-cell office:value-type="float" office:value="627.999" calcext:value-type="float">
            <text:p>627,999</text:p>
          </table:table-cell>
          <table:table-cell office:value-type="float" office:value="8.0352" calcext:value-type="float">
            <text:p>8,0352</text:p>
          </table:table-cell>
          <table:table-cell table:formula="of:=LN([.B630])" office:value-type="float" office:value="2.08383188998113" calcext:value-type="float">
            <text:p>2,08383188998113</text:p>
          </table:table-cell>
        </table:table-row>
        <table:table-row table:style-name="ro1">
          <table:table-cell office:value-type="float" office:value="628.999" calcext:value-type="float">
            <text:p>628,999</text:p>
          </table:table-cell>
          <table:table-cell office:value-type="float" office:value="8.0643" calcext:value-type="float">
            <text:p>8,0643</text:p>
          </table:table-cell>
          <table:table-cell table:formula="of:=LN([.B631])" office:value-type="float" office:value="2.08744691301797" calcext:value-type="float">
            <text:p>2,08744691301797</text:p>
          </table:table-cell>
        </table:table-row>
        <table:table-row table:style-name="ro1">
          <table:table-cell office:value-type="float" office:value="629.999" calcext:value-type="float">
            <text:p>629,999</text:p>
          </table:table-cell>
          <table:table-cell office:value-type="float" office:value="8.0659" calcext:value-type="float">
            <text:p>8,0659</text:p>
          </table:table-cell>
          <table:table-cell table:formula="of:=LN([.B632])" office:value-type="float" office:value="2.0876452986555" calcext:value-type="float">
            <text:p>2,0876452986555</text:p>
          </table:table-cell>
        </table:table-row>
        <table:table-row table:style-name="ro1">
          <table:table-cell office:value-type="float" office:value="630.999" calcext:value-type="float">
            <text:p>630,999</text:p>
          </table:table-cell>
          <table:table-cell office:value-type="float" office:value="8.1168" calcext:value-type="float">
            <text:p>8,1168</text:p>
          </table:table-cell>
          <table:table-cell table:formula="of:=LN([.B633])" office:value-type="float" office:value="2.09393598783029" calcext:value-type="float">
            <text:p>2,09393598783029</text:p>
          </table:table-cell>
        </table:table-row>
        <table:table-row table:style-name="ro1">
          <table:table-cell office:value-type="float" office:value="631.999" calcext:value-type="float">
            <text:p>631,999</text:p>
          </table:table-cell>
          <table:table-cell office:value-type="float" office:value="8.185" calcext:value-type="float">
            <text:p>8,185</text:p>
          </table:table-cell>
          <table:table-cell table:formula="of:=LN([.B634])" office:value-type="float" office:value="2.1023032108231" calcext:value-type="float">
            <text:p>2,1023032108231</text:p>
          </table:table-cell>
        </table:table-row>
        <table:table-row table:style-name="ro1">
          <table:table-cell office:value-type="float" office:value="632.999" calcext:value-type="float">
            <text:p>632,999</text:p>
          </table:table-cell>
          <table:table-cell office:value-type="float" office:value="8.185" calcext:value-type="float">
            <text:p>8,185</text:p>
          </table:table-cell>
          <table:table-cell table:formula="of:=LN([.B635])" office:value-type="float" office:value="2.1023032108231" calcext:value-type="float">
            <text:p>2,1023032108231</text:p>
          </table:table-cell>
        </table:table-row>
        <table:table-row table:style-name="ro1">
          <table:table-cell office:value-type="float" office:value="633.999" calcext:value-type="float">
            <text:p>633,999</text:p>
          </table:table-cell>
          <table:table-cell office:value-type="float" office:value="8.203" calcext:value-type="float">
            <text:p>8,203</text:p>
          </table:table-cell>
          <table:table-cell table:formula="of:=LN([.B636])" office:value-type="float" office:value="2.10449994102061" calcext:value-type="float">
            <text:p>2,10449994102061</text:p>
          </table:table-cell>
        </table:table-row>
        <table:table-row table:style-name="ro1">
          <table:table-cell office:value-type="float" office:value="634.999" calcext:value-type="float">
            <text:p>634,999</text:p>
          </table:table-cell>
          <table:table-cell office:value-type="float" office:value="8.1856" calcext:value-type="float">
            <text:p>8,1856</text:p>
          </table:table-cell>
          <table:table-cell table:formula="of:=LN([.B637])" office:value-type="float" office:value="2.10237651296233" calcext:value-type="float">
            <text:p>2,10237651296233</text:p>
          </table:table-cell>
        </table:table-row>
        <table:table-row table:style-name="ro1">
          <table:table-cell office:value-type="float" office:value="635.999" calcext:value-type="float">
            <text:p>635,999</text:p>
          </table:table-cell>
          <table:table-cell office:value-type="float" office:value="8.2148" calcext:value-type="float">
            <text:p>8,2148</text:p>
          </table:table-cell>
          <table:table-cell table:formula="of:=LN([.B638])" office:value-type="float" office:value="2.1059374054838" calcext:value-type="float">
            <text:p>2,1059374054838</text:p>
          </table:table-cell>
        </table:table-row>
        <table:table-row table:style-name="ro1">
          <table:table-cell office:value-type="float" office:value="636.999" calcext:value-type="float">
            <text:p>636,999</text:p>
          </table:table-cell>
          <table:table-cell office:value-type="float" office:value="8.2313" calcext:value-type="float">
            <text:p>8,2313</text:p>
          </table:table-cell>
          <table:table-cell table:formula="of:=LN([.B639])" office:value-type="float" office:value="2.10794396090255" calcext:value-type="float">
            <text:p>2,10794396090255</text:p>
          </table:table-cell>
        </table:table-row>
        <table:table-row table:style-name="ro1">
          <table:table-cell office:value-type="float" office:value="637.999" calcext:value-type="float">
            <text:p>637,999</text:p>
          </table:table-cell>
          <table:table-cell office:value-type="float" office:value="8.2182" calcext:value-type="float">
            <text:p>8,2182</text:p>
          </table:table-cell>
          <table:table-cell table:formula="of:=LN([.B640])" office:value-type="float" office:value="2.10635120698669" calcext:value-type="float">
            <text:p>2,10635120698669</text:p>
          </table:table-cell>
        </table:table-row>
        <table:table-row table:style-name="ro1">
          <table:table-cell office:value-type="float" office:value="638.999" calcext:value-type="float">
            <text:p>638,999</text:p>
          </table:table-cell>
          <table:table-cell office:value-type="float" office:value="8.1889" calcext:value-type="float">
            <text:p>8,1889</text:p>
          </table:table-cell>
          <table:table-cell table:formula="of:=LN([.B641])" office:value-type="float" office:value="2.10277957871025" calcext:value-type="float">
            <text:p>2,10277957871025</text:p>
          </table:table-cell>
        </table:table-row>
        <table:table-row table:style-name="ro1">
          <table:table-cell office:value-type="float" office:value="639.999" calcext:value-type="float">
            <text:p>639,999</text:p>
          </table:table-cell>
          <table:table-cell office:value-type="float" office:value="8.1851" calcext:value-type="float">
            <text:p>8,1851</text:p>
          </table:table-cell>
          <table:table-cell table:formula="of:=LN([.B642])" office:value-type="float" office:value="2.10231542821945" calcext:value-type="float">
            <text:p>2,10231542821945</text:p>
          </table:table-cell>
        </table:table-row>
        <table:table-row table:style-name="ro1">
          <table:table-cell office:value-type="float" office:value="640.999" calcext:value-type="float">
            <text:p>640,999</text:p>
          </table:table-cell>
          <table:table-cell office:value-type="float" office:value="8.1509" calcext:value-type="float">
            <text:p>8,1509</text:p>
          </table:table-cell>
          <table:table-cell table:formula="of:=LN([.B643])" office:value-type="float" office:value="2.09812835060374" calcext:value-type="float">
            <text:p>2,09812835060374</text:p>
          </table:table-cell>
        </table:table-row>
        <table:table-row table:style-name="ro1">
          <table:table-cell office:value-type="float" office:value="641.999" calcext:value-type="float">
            <text:p>641,999</text:p>
          </table:table-cell>
          <table:table-cell office:value-type="float" office:value="8.1214" calcext:value-type="float">
            <text:p>8,1214</text:p>
          </table:table-cell>
          <table:table-cell table:formula="of:=LN([.B644])" office:value-type="float" office:value="2.09450255310514" calcext:value-type="float">
            <text:p>2,09450255310514</text:p>
          </table:table-cell>
        </table:table-row>
        <table:table-row table:style-name="ro1">
          <table:table-cell office:value-type="float" office:value="642.999" calcext:value-type="float">
            <text:p>642,999</text:p>
          </table:table-cell>
          <table:table-cell office:value-type="float" office:value="8.1152" calcext:value-type="float">
            <text:p>8,1152</text:p>
          </table:table-cell>
          <table:table-cell table:formula="of:=LN([.B645])" office:value-type="float" office:value="2.09373884638066" calcext:value-type="float">
            <text:p>2,09373884638066</text:p>
          </table:table-cell>
        </table:table-row>
        <table:table-row table:style-name="ro1">
          <table:table-cell office:value-type="float" office:value="643.999" calcext:value-type="float">
            <text:p>643,999</text:p>
          </table:table-cell>
          <table:table-cell office:value-type="float" office:value="8.1089" calcext:value-type="float">
            <text:p>8,1089</text:p>
          </table:table-cell>
          <table:table-cell table:formula="of:=LN([.B646])" office:value-type="float" office:value="2.09296222390956" calcext:value-type="float">
            <text:p>2,09296222390956</text:p>
          </table:table-cell>
        </table:table-row>
        <table:table-row table:style-name="ro1">
          <table:table-cell office:value-type="float" office:value="644.999" calcext:value-type="float">
            <text:p>644,999</text:p>
          </table:table-cell>
          <table:table-cell office:value-type="float" office:value="8.1136" calcext:value-type="float">
            <text:p>8,1136</text:p>
          </table:table-cell>
          <table:table-cell table:formula="of:=LN([.B647])" office:value-type="float" office:value="2.09354166605862" calcext:value-type="float">
            <text:p>2,09354166605862</text:p>
          </table:table-cell>
        </table:table-row>
        <table:table-row table:style-name="ro1">
          <table:table-cell office:value-type="float" office:value="645.999" calcext:value-type="float">
            <text:p>645,999</text:p>
          </table:table-cell>
          <table:table-cell office:value-type="float" office:value="8.0317" calcext:value-type="float">
            <text:p>8,0317</text:p>
          </table:table-cell>
          <table:table-cell table:formula="of:=LN([.B648])" office:value-type="float" office:value="2.08339621165421" calcext:value-type="float">
            <text:p>2,08339621165421</text:p>
          </table:table-cell>
        </table:table-row>
        <table:table-row table:style-name="ro1">
          <table:table-cell office:value-type="float" office:value="646.999" calcext:value-type="float">
            <text:p>646,999</text:p>
          </table:table-cell>
          <table:table-cell office:value-type="float" office:value="8.0605" calcext:value-type="float">
            <text:p>8,0605</text:p>
          </table:table-cell>
          <table:table-cell table:formula="of:=LN([.B649])" office:value-type="float" office:value="2.08697558933392" calcext:value-type="float">
            <text:p>2,08697558933392</text:p>
          </table:table-cell>
        </table:table-row>
        <table:table-row table:style-name="ro1">
          <table:table-cell office:value-type="float" office:value="647.999" calcext:value-type="float">
            <text:p>647,999</text:p>
          </table:table-cell>
          <table:table-cell office:value-type="float" office:value="8.026" calcext:value-type="float">
            <text:p>8,026</text:p>
          </table:table-cell>
          <table:table-cell table:formula="of:=LN([.B650])" office:value-type="float" office:value="2.08268627184472" calcext:value-type="float">
            <text:p>2,08268627184472</text:p>
          </table:table-cell>
        </table:table-row>
        <table:table-row table:style-name="ro1">
          <table:table-cell office:value-type="float" office:value="648.999" calcext:value-type="float">
            <text:p>648,999</text:p>
          </table:table-cell>
          <table:table-cell office:value-type="float" office:value="7.9937" calcext:value-type="float">
            <text:p>7,9937</text:p>
          </table:table-cell>
          <table:table-cell table:formula="of:=LN([.B651])" office:value-type="float" office:value="2.07865373143882" calcext:value-type="float">
            <text:p>2,07865373143882</text:p>
          </table:table-cell>
        </table:table-row>
        <table:table-row table:style-name="ro1">
          <table:table-cell office:value-type="float" office:value="649.999" calcext:value-type="float">
            <text:p>649,999</text:p>
          </table:table-cell>
          <table:table-cell office:value-type="float" office:value="7.9862" calcext:value-type="float">
            <text:p>7,9862</text:p>
          </table:table-cell>
          <table:table-cell table:formula="of:=LN([.B652])" office:value-type="float" office:value="2.07771505215413" calcext:value-type="float">
            <text:p>2,07771505215413</text:p>
          </table:table-cell>
        </table:table-row>
        <table:table-row table:style-name="ro1">
          <table:table-cell office:value-type="float" office:value="650.999" calcext:value-type="float">
            <text:p>650,999</text:p>
          </table:table-cell>
          <table:table-cell office:value-type="float" office:value="8.0126" calcext:value-type="float">
            <text:p>8,0126</text:p>
          </table:table-cell>
          <table:table-cell table:formula="of:=LN([.B653])" office:value-type="float" office:value="2.08101530266813" calcext:value-type="float">
            <text:p>2,08101530266813</text:p>
          </table:table-cell>
        </table:table-row>
        <table:table-row table:style-name="ro1">
          <table:table-cell office:value-type="float" office:value="651.999" calcext:value-type="float">
            <text:p>651,999</text:p>
          </table:table-cell>
          <table:table-cell office:value-type="float" office:value="8.0572" calcext:value-type="float">
            <text:p>8,0572</text:p>
          </table:table-cell>
          <table:table-cell table:formula="of:=LN([.B654])" office:value-type="float" office:value="2.08656610162213" calcext:value-type="float">
            <text:p>2,08656610162213</text:p>
          </table:table-cell>
        </table:table-row>
        <table:table-row table:style-name="ro1">
          <table:table-cell office:value-type="float" office:value="652.999" calcext:value-type="float">
            <text:p>652,999</text:p>
          </table:table-cell>
          <table:table-cell office:value-type="float" office:value="8.0674" calcext:value-type="float">
            <text:p>8,0674</text:p>
          </table:table-cell>
          <table:table-cell table:formula="of:=LN([.B655])" office:value-type="float" office:value="2.08783124945346" calcext:value-type="float">
            <text:p>2,08783124945346</text:p>
          </table:table-cell>
        </table:table-row>
        <table:table-row table:style-name="ro1">
          <table:table-cell office:value-type="float" office:value="653.999" calcext:value-type="float">
            <text:p>653,999</text:p>
          </table:table-cell>
          <table:table-cell office:value-type="float" office:value="8.0282" calcext:value-type="float">
            <text:p>8,0282</text:p>
          </table:table-cell>
          <table:table-cell table:formula="of:=LN([.B656])" office:value-type="float" office:value="2.08296034342895" calcext:value-type="float">
            <text:p>2,08296034342895</text:p>
          </table:table-cell>
        </table:table-row>
        <table:table-row table:style-name="ro1">
          <table:table-cell office:value-type="float" office:value="654.999" calcext:value-type="float">
            <text:p>654,999</text:p>
          </table:table-cell>
          <table:table-cell office:value-type="float" office:value="7.9868" calcext:value-type="float">
            <text:p>7,9868</text:p>
          </table:table-cell>
          <table:table-cell table:formula="of:=LN([.B657])" office:value-type="float" office:value="2.07779017893061" calcext:value-type="float">
            <text:p>2,07779017893061</text:p>
          </table:table-cell>
        </table:table-row>
        <table:table-row table:style-name="ro1">
          <table:table-cell office:value-type="float" office:value="655.999" calcext:value-type="float">
            <text:p>655,999</text:p>
          </table:table-cell>
          <table:table-cell office:value-type="float" office:value="7.9199" calcext:value-type="float">
            <text:p>7,9199</text:p>
          </table:table-cell>
          <table:table-cell table:formula="of:=LN([.B658])" office:value-type="float" office:value="2.069378579484" calcext:value-type="float">
            <text:p>2,069378579484</text:p>
          </table:table-cell>
        </table:table-row>
        <table:table-row table:style-name="ro1">
          <table:table-cell office:value-type="float" office:value="656.999" calcext:value-type="float">
            <text:p>656,999</text:p>
          </table:table-cell>
          <table:table-cell office:value-type="float" office:value="7.8958" calcext:value-type="float">
            <text:p>7,8958</text:p>
          </table:table-cell>
          <table:table-cell table:formula="of:=LN([.B659])" office:value-type="float" office:value="2.06633097252974" calcext:value-type="float">
            <text:p>2,06633097252974</text:p>
          </table:table-cell>
        </table:table-row>
        <table:table-row table:style-name="ro1">
          <table:table-cell office:value-type="float" office:value="657.999" calcext:value-type="float">
            <text:p>657,999</text:p>
          </table:table-cell>
          <table:table-cell office:value-type="float" office:value="7.9044" calcext:value-type="float">
            <text:p>7,9044</text:p>
          </table:table-cell>
          <table:table-cell table:formula="of:=LN([.B660])" office:value-type="float" office:value="2.06741956645251" calcext:value-type="float">
            <text:p>2,06741956645251</text:p>
          </table:table-cell>
        </table:table-row>
        <table:table-row table:style-name="ro1">
          <table:table-cell office:value-type="float" office:value="658.999" calcext:value-type="float">
            <text:p>658,999</text:p>
          </table:table-cell>
          <table:table-cell office:value-type="float" office:value="7.933" calcext:value-type="float">
            <text:p>7,933</text:p>
          </table:table-cell>
          <table:table-cell table:formula="of:=LN([.B661])" office:value-type="float" office:value="2.07103127431987" calcext:value-type="float">
            <text:p>2,07103127431987</text:p>
          </table:table-cell>
        </table:table-row>
        <table:table-row table:style-name="ro1">
          <table:table-cell office:value-type="float" office:value="659.999" calcext:value-type="float">
            <text:p>659,999</text:p>
          </table:table-cell>
          <table:table-cell office:value-type="float" office:value="7.8543" calcext:value-type="float">
            <text:p>7,8543</text:p>
          </table:table-cell>
          <table:table-cell table:formula="of:=LN([.B662])" office:value-type="float" office:value="2.06106115252335" calcext:value-type="float">
            <text:p>2,06106115252335</text:p>
          </table:table-cell>
        </table:table-row>
        <table:table-row table:style-name="ro1">
          <table:table-cell office:value-type="float" office:value="660.999" calcext:value-type="float">
            <text:p>660,999</text:p>
          </table:table-cell>
          <table:table-cell office:value-type="float" office:value="7.8267" calcext:value-type="float">
            <text:p>7,8267</text:p>
          </table:table-cell>
          <table:table-cell table:formula="of:=LN([.B663])" office:value-type="float" office:value="2.0575409652265" calcext:value-type="float">
            <text:p>2,057540965226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8155" calcext:value-type="float">
            <text:p>7,8155</text:p>
          </table:table-cell>
          <table:table-cell table:formula="of:=LN([.B664])" office:value-type="float" office:value="2.05610894135339" calcext:value-type="float">
            <text:p>2,05610894135339</text:p>
          </table:table-cell>
        </table:table-row>
        <table:table-row table:style-name="ro1">
          <table:table-cell office:value-type="float" office:value="662.999" calcext:value-type="float">
            <text:p>662,999</text:p>
          </table:table-cell>
          <table:table-cell office:value-type="float" office:value="7.8083" calcext:value-type="float">
            <text:p>7,8083</text:p>
          </table:table-cell>
          <table:table-cell table:formula="of:=LN([.B665])" office:value-type="float" office:value="2.05518727050383" calcext:value-type="float">
            <text:p>2,05518727050383</text:p>
          </table:table-cell>
        </table:table-row>
        <table:table-row table:style-name="ro1">
          <table:table-cell office:value-type="float" office:value="663.999" calcext:value-type="float">
            <text:p>663,999</text:p>
          </table:table-cell>
          <table:table-cell office:value-type="float" office:value="7.8792" calcext:value-type="float">
            <text:p>7,8792</text:p>
          </table:table-cell>
          <table:table-cell table:formula="of:=LN([.B666])" office:value-type="float" office:value="2.06422637587336" calcext:value-type="float">
            <text:p>2,06422637587336</text:p>
          </table:table-cell>
        </table:table-row>
        <table:table-row table:style-name="ro1">
          <table:table-cell office:value-type="float" office:value="664.999" calcext:value-type="float">
            <text:p>664,999</text:p>
          </table:table-cell>
          <table:table-cell office:value-type="float" office:value="7.898" calcext:value-type="float">
            <text:p>7,898</text:p>
          </table:table-cell>
          <table:table-cell table:formula="of:=LN([.B667])" office:value-type="float" office:value="2.06660956286446" calcext:value-type="float">
            <text:p>2,0666095628644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9326" calcext:value-type="float">
            <text:p>7,9326</text:p>
          </table:table-cell>
          <table:table-cell table:formula="of:=LN([.B668])" office:value-type="float" office:value="2.07098085076197" calcext:value-type="float">
            <text:p>2,07098085076197</text:p>
          </table:table-cell>
        </table:table-row>
        <table:table-row table:style-name="ro1">
          <table:table-cell office:value-type="float" office:value="666.999" calcext:value-type="float">
            <text:p>666,999</text:p>
          </table:table-cell>
          <table:table-cell office:value-type="float" office:value="7.9034" calcext:value-type="float">
            <text:p>7,9034</text:p>
          </table:table-cell>
          <table:table-cell table:formula="of:=LN([.B669])" office:value-type="float" office:value="2.06729304663301" calcext:value-type="float">
            <text:p>2,06729304663301</text:p>
          </table:table-cell>
        </table:table-row>
        <table:table-row table:style-name="ro1">
          <table:table-cell office:value-type="float" office:value="667.999" calcext:value-type="float">
            <text:p>667,999</text:p>
          </table:table-cell>
          <table:table-cell office:value-type="float" office:value="7.9094" calcext:value-type="float">
            <text:p>7,9094</text:p>
          </table:table-cell>
          <table:table-cell table:formula="of:=LN([.B670])" office:value-type="float" office:value="2.06805192555236" calcext:value-type="float">
            <text:p>2,06805192555236</text:p>
          </table:table-cell>
        </table:table-row>
        <table:table-row table:style-name="ro1">
          <table:table-cell office:value-type="float" office:value="668.999" calcext:value-type="float">
            <text:p>668,999</text:p>
          </table:table-cell>
          <table:table-cell office:value-type="float" office:value="7.9036" calcext:value-type="float">
            <text:p>7,9036</text:p>
          </table:table-cell>
          <table:table-cell table:formula="of:=LN([.B671])" office:value-type="float" office:value="2.06731835187752" calcext:value-type="float">
            <text:p>2,06731835187752</text:p>
          </table:table-cell>
        </table:table-row>
        <table:table-row table:style-name="ro1">
          <table:table-cell office:value-type="float" office:value="669.999" calcext:value-type="float">
            <text:p>669,999</text:p>
          </table:table-cell>
          <table:table-cell office:value-type="float" office:value="7.9269" calcext:value-type="float">
            <text:p>7,9269</text:p>
          </table:table-cell>
          <table:table-cell table:formula="of:=LN([.B672])" office:value-type="float" office:value="2.07026203866254" calcext:value-type="float">
            <text:p>2,0702620386625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9585" calcext:value-type="float">
            <text:p>7,9585</text:p>
          </table:table-cell>
          <table:table-cell table:formula="of:=LN([.B673])" office:value-type="float" office:value="2.07424053988777" calcext:value-type="float">
            <text:p>2,07424053988777</text:p>
          </table:table-cell>
        </table:table-row>
        <table:table-row table:style-name="ro1">
          <table:table-cell office:value-type="float" office:value="671.999" calcext:value-type="float">
            <text:p>671,999</text:p>
          </table:table-cell>
          <table:table-cell office:value-type="float" office:value="7.9596" calcext:value-type="float">
            <text:p>7,9596</text:p>
          </table:table-cell>
          <table:table-cell table:formula="of:=LN([.B674])" office:value-type="float" office:value="2.07437874733737" calcext:value-type="float">
            <text:p>2,07437874733737</text:p>
          </table:table-cell>
        </table:table-row>
        <table:table-row table:style-name="ro1">
          <table:table-cell office:value-type="float" office:value="672.999" calcext:value-type="float">
            <text:p>672,999</text:p>
          </table:table-cell>
          <table:table-cell office:value-type="float" office:value="7.9671" calcext:value-type="float">
            <text:p>7,9671</text:p>
          </table:table-cell>
          <table:table-cell table:formula="of:=LN([.B675])" office:value-type="float" office:value="2.07532056209553" calcext:value-type="float">
            <text:p>2,07532056209553</text:p>
          </table:table-cell>
        </table:table-row>
        <table:table-row table:style-name="ro1">
          <table:table-cell office:value-type="float" office:value="673.999" calcext:value-type="float">
            <text:p>673,999</text:p>
          </table:table-cell>
          <table:table-cell office:value-type="float" office:value="7.9515" calcext:value-type="float">
            <text:p>7,9515</text:p>
          </table:table-cell>
          <table:table-cell table:formula="of:=LN([.B676])" office:value-type="float" office:value="2.07336059011383" calcext:value-type="float">
            <text:p>2,0733605901138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9715" calcext:value-type="float">
            <text:p>7,9715</text:p>
          </table:table-cell>
          <table:table-cell table:formula="of:=LN([.B677])" office:value-type="float" office:value="2.07587268086528" calcext:value-type="float">
            <text:p>2,07587268086528</text:p>
          </table:table-cell>
        </table:table-row>
        <table:table-row table:style-name="ro1">
          <table:table-cell office:value-type="float" office:value="675.999" calcext:value-type="float">
            <text:p>675,999</text:p>
          </table:table-cell>
          <table:table-cell office:value-type="float" office:value="7.9383" calcext:value-type="float">
            <text:p>7,9383</text:p>
          </table:table-cell>
          <table:table-cell table:formula="of:=LN([.B678])" office:value-type="float" office:value="2.07169914654168" calcext:value-type="float">
            <text:p>2,07169914654168</text:p>
          </table:table-cell>
        </table:table-row>
        <table:table-row table:style-name="ro1">
          <table:table-cell office:value-type="float" office:value="676.999" calcext:value-type="float">
            <text:p>676,999</text:p>
          </table:table-cell>
          <table:table-cell office:value-type="float" office:value="7.9302" calcext:value-type="float">
            <text:p>7,9302</text:p>
          </table:table-cell>
          <table:table-cell table:formula="of:=LN([.B679])" office:value-type="float" office:value="2.07067825600968" calcext:value-type="float">
            <text:p>2,0706782560096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9269" calcext:value-type="float">
            <text:p>7,9269</text:p>
          </table:table-cell>
          <table:table-cell table:formula="of:=LN([.B680])" office:value-type="float" office:value="2.07026203866254" calcext:value-type="float">
            <text:p>2,07026203866254</text:p>
          </table:table-cell>
        </table:table-row>
        <table:table-row table:style-name="ro1">
          <table:table-cell office:value-type="float" office:value="678.999" calcext:value-type="float">
            <text:p>678,999</text:p>
          </table:table-cell>
          <table:table-cell office:value-type="float" office:value="7.9459" calcext:value-type="float">
            <text:p>7,9459</text:p>
          </table:table-cell>
          <table:table-cell table:formula="of:=LN([.B681])" office:value-type="float" office:value="2.07265607236481" calcext:value-type="float">
            <text:p>2,07265607236481</text:p>
          </table:table-cell>
        </table:table-row>
        <table:table-row table:style-name="ro1">
          <table:table-cell office:value-type="float" office:value="679.999" calcext:value-type="float">
            <text:p>679,999</text:p>
          </table:table-cell>
          <table:table-cell office:value-type="float" office:value="7.9136" calcext:value-type="float">
            <text:p>7,9136</text:p>
          </table:table-cell>
          <table:table-cell table:formula="of:=LN([.B682])" office:value-type="float" office:value="2.06858279834496" calcext:value-type="float">
            <text:p>2,06858279834496</text:p>
          </table:table-cell>
        </table:table-row>
        <table:table-row table:style-name="ro1">
          <table:table-cell office:value-type="float" office:value="680.999" calcext:value-type="float">
            <text:p>680,999</text:p>
          </table:table-cell>
          <table:table-cell office:value-type="float" office:value="7.9376" calcext:value-type="float">
            <text:p>7,9376</text:p>
          </table:table-cell>
          <table:table-cell table:formula="of:=LN([.B683])" office:value-type="float" office:value="2.07161096256465" calcext:value-type="float">
            <text:p>2,07161096256465</text:p>
          </table:table-cell>
        </table:table-row>
        <table:table-row table:style-name="ro1">
          <table:table-cell office:value-type="float" office:value="681.999" calcext:value-type="float">
            <text:p>681,999</text:p>
          </table:table-cell>
          <table:table-cell office:value-type="float" office:value="7.9692" calcext:value-type="float">
            <text:p>7,9692</text:p>
          </table:table-cell>
          <table:table-cell table:formula="of:=LN([.B684])" office:value-type="float" office:value="2.07558411135253" calcext:value-type="float">
            <text:p>2,07558411135253</text:p>
          </table:table-cell>
        </table:table-row>
        <table:table-row table:style-name="ro1">
          <table:table-cell office:value-type="float" office:value="682.999" calcext:value-type="float">
            <text:p>682,999</text:p>
          </table:table-cell>
          <table:table-cell office:value-type="float" office:value="7.9339" calcext:value-type="float">
            <text:p>7,9339</text:p>
          </table:table-cell>
          <table:table-cell table:formula="of:=LN([.B685])" office:value-type="float" office:value="2.07114471802985" calcext:value-type="float">
            <text:p>2,07114471802985</text:p>
          </table:table-cell>
        </table:table-row>
        <table:table-row table:style-name="ro1">
          <table:table-cell office:value-type="float" office:value="683.999" calcext:value-type="float">
            <text:p>683,999</text:p>
          </table:table-cell>
          <table:table-cell office:value-type="float" office:value="7.9325" calcext:value-type="float">
            <text:p>7,9325</text:p>
          </table:table-cell>
          <table:table-cell table:formula="of:=LN([.B686])" office:value-type="float" office:value="2.07096824447521" calcext:value-type="float">
            <text:p>2,07096824447521</text:p>
          </table:table-cell>
        </table:table-row>
        <table:table-row table:style-name="ro1">
          <table:table-cell office:value-type="float" office:value="684.999" calcext:value-type="float">
            <text:p>684,999</text:p>
          </table:table-cell>
          <table:table-cell office:value-type="float" office:value="7.892" calcext:value-type="float">
            <text:p>7,892</text:p>
          </table:table-cell>
          <table:table-cell table:formula="of:=LN([.B687])" office:value-type="float" office:value="2.06584958816037" calcext:value-type="float">
            <text:p>2,06584958816037</text:p>
          </table:table-cell>
        </table:table-row>
        <table:table-row table:style-name="ro1">
          <table:table-cell office:value-type="float" office:value="685.999" calcext:value-type="float">
            <text:p>685,999</text:p>
          </table:table-cell>
          <table:table-cell office:value-type="float" office:value="7.9055" calcext:value-type="float">
            <text:p>7,9055</text:p>
          </table:table-cell>
          <table:table-cell table:formula="of:=LN([.B688])" office:value-type="float" office:value="2.06755871976806" calcext:value-type="float">
            <text:p>2,06755871976806</text:p>
          </table:table-cell>
        </table:table-row>
        <table:table-row table:style-name="ro1">
          <table:table-cell office:value-type="float" office:value="686.999" calcext:value-type="float">
            <text:p>686,999</text:p>
          </table:table-cell>
          <table:table-cell office:value-type="float" office:value="7.8681" calcext:value-type="float">
            <text:p>7,8681</text:p>
          </table:table-cell>
          <table:table-cell table:formula="of:=LN([.B689])" office:value-type="float" office:value="2.06281661015626" calcext:value-type="float">
            <text:p>2,06281661015626</text:p>
          </table:table-cell>
        </table:table-row>
        <table:table-row table:style-name="ro1">
          <table:table-cell office:value-type="float" office:value="687.999" calcext:value-type="float">
            <text:p>687,999</text:p>
          </table:table-cell>
          <table:table-cell office:value-type="float" office:value="7.9065" calcext:value-type="float">
            <text:p>7,9065</text:p>
          </table:table-cell>
          <table:table-cell table:formula="of:=LN([.B690])" office:value-type="float" office:value="2.06768520598123" calcext:value-type="float">
            <text:p>2,06768520598123</text:p>
          </table:table-cell>
        </table:table-row>
        <table:table-row table:style-name="ro1">
          <table:table-cell office:value-type="float" office:value="688.999" calcext:value-type="float">
            <text:p>688,999</text:p>
          </table:table-cell>
          <table:table-cell office:value-type="float" office:value="7.95" calcext:value-type="float">
            <text:p>7,95</text:p>
          </table:table-cell>
          <table:table-cell table:formula="of:=LN([.B691])" office:value-type="float" office:value="2.07317192866624" calcext:value-type="float">
            <text:p>2,07317192866624</text:p>
          </table:table-cell>
        </table:table-row>
        <table:table-row table:style-name="ro1">
          <table:table-cell office:value-type="float" office:value="689.999" calcext:value-type="float">
            <text:p>689,999</text:p>
          </table:table-cell>
          <table:table-cell office:value-type="float" office:value="7.9052" calcext:value-type="float">
            <text:p>7,9052</text:p>
          </table:table-cell>
          <table:table-cell table:formula="of:=LN([.B692])" office:value-type="float" office:value="2.06752077078414" calcext:value-type="float">
            <text:p>2,06752077078414</text:p>
          </table:table-cell>
        </table:table-row>
        <table:table-row table:style-name="ro1">
          <table:table-cell office:value-type="float" office:value="690.999" calcext:value-type="float">
            <text:p>690,999</text:p>
          </table:table-cell>
          <table:table-cell office:value-type="float" office:value="7.9076" calcext:value-type="float">
            <text:p>7,9076</text:p>
          </table:table-cell>
          <table:table-cell table:formula="of:=LN([.B693])" office:value-type="float" office:value="2.06782432233965" calcext:value-type="float">
            <text:p>2,06782432233965</text:p>
          </table:table-cell>
        </table:table-row>
        <table:table-row table:style-name="ro1">
          <table:table-cell office:value-type="float" office:value="691.999" calcext:value-type="float">
            <text:p>691,999</text:p>
          </table:table-cell>
          <table:table-cell office:value-type="float" office:value="7.907" calcext:value-type="float">
            <text:p>7,907</text:p>
          </table:table-cell>
          <table:table-cell table:formula="of:=LN([.B694])" office:value-type="float" office:value="2.06774844308879" calcext:value-type="float">
            <text:p>2,06774844308879</text:p>
          </table:table-cell>
        </table:table-row>
        <table:table-row table:style-name="ro1">
          <table:table-cell office:value-type="float" office:value="692.999" calcext:value-type="float">
            <text:p>692,999</text:p>
          </table:table-cell>
          <table:table-cell office:value-type="float" office:value="7.8562" calcext:value-type="float">
            <text:p>7,8562</text:p>
          </table:table-cell>
          <table:table-cell table:formula="of:=LN([.B695])" office:value-type="float" office:value="2.06130302897658" calcext:value-type="float">
            <text:p>2,06130302897658</text:p>
          </table:table-cell>
        </table:table-row>
        <table:table-row table:style-name="ro1">
          <table:table-cell office:value-type="float" office:value="693.999" calcext:value-type="float">
            <text:p>693,999</text:p>
          </table:table-cell>
          <table:table-cell office:value-type="float" office:value="7.862" calcext:value-type="float">
            <text:p>7,862</text:p>
          </table:table-cell>
          <table:table-cell table:formula="of:=LN([.B696])" office:value-type="float" office:value="2.06204102699967" calcext:value-type="float">
            <text:p>2,06204102699967</text:p>
          </table:table-cell>
        </table:table-row>
        <table:table-row table:style-name="ro1">
          <table:table-cell office:value-type="float" office:value="694.999" calcext:value-type="float">
            <text:p>694,999</text:p>
          </table:table-cell>
          <table:table-cell office:value-type="float" office:value="7.9014" calcext:value-type="float">
            <text:p>7,9014</text:p>
          </table:table-cell>
          <table:table-cell table:formula="of:=LN([.B697])" office:value-type="float" office:value="2.06703995896209" calcext:value-type="float">
            <text:p>2,06703995896209</text:p>
          </table:table-cell>
        </table:table-row>
        <table:table-row table:style-name="ro1">
          <table:table-cell office:value-type="float" office:value="695.999" calcext:value-type="float">
            <text:p>695,999</text:p>
          </table:table-cell>
          <table:table-cell office:value-type="float" office:value="7.8953" calcext:value-type="float">
            <text:p>7,8953</text:p>
          </table:table-cell>
          <table:table-cell table:formula="of:=LN([.B698])" office:value-type="float" office:value="2.06626764571905" calcext:value-type="float">
            <text:p>2,06626764571905</text:p>
          </table:table-cell>
        </table:table-row>
        <table:table-row table:style-name="ro1">
          <table:table-cell office:value-type="float" office:value="696.999" calcext:value-type="float">
            <text:p>696,999</text:p>
          </table:table-cell>
          <table:table-cell office:value-type="float" office:value="7.9029" calcext:value-type="float">
            <text:p>7,9029</text:p>
          </table:table-cell>
          <table:table-cell table:formula="of:=LN([.B699])" office:value-type="float" office:value="2.06722978072003" calcext:value-type="float">
            <text:p>2,06722978072003</text:p>
          </table:table-cell>
        </table:table-row>
        <table:table-row table:style-name="ro1">
          <table:table-cell office:value-type="float" office:value="697.999" calcext:value-type="float">
            <text:p>697,999</text:p>
          </table:table-cell>
          <table:table-cell office:value-type="float" office:value="7.8901" calcext:value-type="float">
            <text:p>7,8901</text:p>
          </table:table-cell>
          <table:table-cell table:formula="of:=LN([.B700])" office:value-type="float" office:value="2.06560880904869" calcext:value-type="float">
            <text:p>2,06560880904869</text:p>
          </table:table-cell>
        </table:table-row>
        <table:table-row table:style-name="ro1">
          <table:table-cell office:value-type="float" office:value="698.999" calcext:value-type="float">
            <text:p>698,999</text:p>
          </table:table-cell>
          <table:table-cell office:value-type="float" office:value="7.9031" calcext:value-type="float">
            <text:p>7,9031</text:p>
          </table:table-cell>
          <table:table-cell table:formula="of:=LN([.B701])" office:value-type="float" office:value="2.06725508756553" calcext:value-type="float">
            <text:p>2,06725508756553</text:p>
          </table:table-cell>
        </table:table-row>
        <table:table-row table:style-name="ro1">
          <table:table-cell office:value-type="float" office:value="699.999" calcext:value-type="float">
            <text:p>699,999</text:p>
          </table:table-cell>
          <table:table-cell office:value-type="float" office:value="7.8597" calcext:value-type="float">
            <text:p>7,8597</text:p>
          </table:table-cell>
          <table:table-cell table:formula="of:=LN([.B702])" office:value-type="float" office:value="2.06174843777377" calcext:value-type="float">
            <text:p>2,06174843777377</text:p>
          </table:table-cell>
        </table:table-row>
        <table:table-row table:style-name="ro1">
          <table:table-cell office:value-type="float" office:value="700.999" calcext:value-type="float">
            <text:p>700,999</text:p>
          </table:table-cell>
          <table:table-cell office:value-type="float" office:value="7.8133" calcext:value-type="float">
            <text:p>7,8133</text:p>
          </table:table-cell>
          <table:table-cell table:formula="of:=LN([.B703])" office:value-type="float" office:value="2.05582740982" calcext:value-type="float">
            <text:p>2,05582740982</text:p>
          </table:table-cell>
        </table:table-row>
        <table:table-row table:style-name="ro1">
          <table:table-cell office:value-type="float" office:value="701.999" calcext:value-type="float">
            <text:p>701,999</text:p>
          </table:table-cell>
          <table:table-cell office:value-type="float" office:value="7.7996" calcext:value-type="float">
            <text:p>7,7996</text:p>
          </table:table-cell>
          <table:table-cell table:formula="of:=LN([.B704])" office:value-type="float" office:value="2.05407245032929" calcext:value-type="float">
            <text:p>2,05407245032929</text:p>
          </table:table-cell>
        </table:table-row>
        <table:table-row table:style-name="ro1">
          <table:table-cell office:value-type="float" office:value="702.999" calcext:value-type="float">
            <text:p>702,999</text:p>
          </table:table-cell>
          <table:table-cell office:value-type="float" office:value="7.8057" calcext:value-type="float">
            <text:p>7,8057</text:p>
          </table:table-cell>
          <table:table-cell table:formula="of:=LN([.B705])" office:value-type="float" office:value="2.05485423604449" calcext:value-type="float">
            <text:p>2,05485423604449</text:p>
          </table:table-cell>
        </table:table-row>
        <table:table-row table:style-name="ro1">
          <table:table-cell office:value-type="float" office:value="703.999" calcext:value-type="float">
            <text:p>703,999</text:p>
          </table:table-cell>
          <table:table-cell office:value-type="float" office:value="7.8043" calcext:value-type="float">
            <text:p>7,8043</text:p>
          </table:table-cell>
          <table:table-cell table:formula="of:=LN([.B706])" office:value-type="float" office:value="2.0546748638467" calcext:value-type="float">
            <text:p>2,0546748638467</text:p>
          </table:table-cell>
        </table:table-row>
        <table:table-row table:style-name="ro1">
          <table:table-cell office:value-type="float" office:value="704.999" calcext:value-type="float">
            <text:p>704,999</text:p>
          </table:table-cell>
          <table:table-cell office:value-type="float" office:value="7.7702" calcext:value-type="float">
            <text:p>7,7702</text:p>
          </table:table-cell>
          <table:table-cell table:formula="of:=LN([.B707])" office:value-type="float" office:value="2.05029590407403" calcext:value-type="float">
            <text:p>2,05029590407403</text:p>
          </table:table-cell>
        </table:table-row>
        <table:table-row table:style-name="ro1">
          <table:table-cell office:value-type="float" office:value="705.999" calcext:value-type="float">
            <text:p>705,999</text:p>
          </table:table-cell>
          <table:table-cell office:value-type="float" office:value="7.8327" calcext:value-type="float">
            <text:p>7,8327</text:p>
          </table:table-cell>
          <table:table-cell table:formula="of:=LN([.B708])" office:value-type="float" office:value="2.05830727814955" calcext:value-type="float">
            <text:p>2,05830727814955</text:p>
          </table:table-cell>
        </table:table-row>
        <table:table-row table:style-name="ro1">
          <table:table-cell office:value-type="float" office:value="706.999" calcext:value-type="float">
            <text:p>706,999</text:p>
          </table:table-cell>
          <table:table-cell office:value-type="float" office:value="7.8298" calcext:value-type="float">
            <text:p>7,8298</text:p>
          </table:table-cell>
          <table:table-cell table:formula="of:=LN([.B709])" office:value-type="float" office:value="2.05793696689233" calcext:value-type="float">
            <text:p>2,05793696689233</text:p>
          </table:table-cell>
        </table:table-row>
        <table:table-row table:style-name="ro1">
          <table:table-cell office:value-type="float" office:value="707.999" calcext:value-type="float">
            <text:p>707,999</text:p>
          </table:table-cell>
          <table:table-cell office:value-type="float" office:value="7.8102" calcext:value-type="float">
            <text:p>7,8102</text:p>
          </table:table-cell>
          <table:table-cell table:formula="of:=LN([.B710])" office:value-type="float" office:value="2.05543057171833" calcext:value-type="float">
            <text:p>2,05543057171833</text:p>
          </table:table-cell>
        </table:table-row>
        <table:table-row table:style-name="ro1">
          <table:table-cell office:value-type="float" office:value="708.999" calcext:value-type="float">
            <text:p>708,999</text:p>
          </table:table-cell>
          <table:table-cell office:value-type="float" office:value="7.788" calcext:value-type="float">
            <text:p>7,788</text:p>
          </table:table-cell>
          <table:table-cell table:formula="of:=LN([.B711])" office:value-type="float" office:value="2.05258408750995" calcext:value-type="float">
            <text:p>2,05258408750995</text:p>
          </table:table-cell>
        </table:table-row>
        <table:table-row table:style-name="ro1">
          <table:table-cell office:value-type="float" office:value="709.999" calcext:value-type="float">
            <text:p>709,999</text:p>
          </table:table-cell>
          <table:table-cell office:value-type="float" office:value="7.7115" calcext:value-type="float">
            <text:p>7,7115</text:p>
          </table:table-cell>
          <table:table-cell table:formula="of:=LN([.B712])" office:value-type="float" office:value="2.04271272118153" calcext:value-type="float">
            <text:p>2,04271272118153</text:p>
          </table:table-cell>
        </table:table-row>
        <table:table-row table:style-name="ro1">
          <table:table-cell office:value-type="float" office:value="710.999" calcext:value-type="float">
            <text:p>710,999</text:p>
          </table:table-cell>
          <table:table-cell office:value-type="float" office:value="7.7199" calcext:value-type="float">
            <text:p>7,7199</text:p>
          </table:table-cell>
          <table:table-cell table:formula="of:=LN([.B713])" office:value-type="float" office:value="2.04380141058491" calcext:value-type="float">
            <text:p>2,04380141058491</text:p>
          </table:table-cell>
        </table:table-row>
        <table:table-row table:style-name="ro1">
          <table:table-cell office:value-type="float" office:value="711.999" calcext:value-type="float">
            <text:p>711,999</text:p>
          </table:table-cell>
          <table:table-cell office:value-type="float" office:value="7.6894" calcext:value-type="float">
            <text:p>7,6894</text:p>
          </table:table-cell>
          <table:table-cell table:formula="of:=LN([.B714])" office:value-type="float" office:value="2.03984275706655" calcext:value-type="float">
            <text:p>2,03984275706655</text:p>
          </table:table-cell>
        </table:table-row>
        <table:table-row table:style-name="ro1">
          <table:table-cell office:value-type="float" office:value="712.999" calcext:value-type="float">
            <text:p>712,999</text:p>
          </table:table-cell>
          <table:table-cell office:value-type="float" office:value="7.7283" calcext:value-type="float">
            <text:p>7,7283</text:p>
          </table:table-cell>
          <table:table-cell table:formula="of:=LN([.B715])" office:value-type="float" office:value="2.04488891603252" calcext:value-type="float">
            <text:p>2,04488891603252</text:p>
          </table:table-cell>
        </table:table-row>
        <table:table-row table:style-name="ro1">
          <table:table-cell office:value-type="float" office:value="713.999" calcext:value-type="float">
            <text:p>713,999</text:p>
          </table:table-cell>
          <table:table-cell office:value-type="float" office:value="7.7076" calcext:value-type="float">
            <text:p>7,7076</text:p>
          </table:table-cell>
          <table:table-cell table:formula="of:=LN([.B716])" office:value-type="float" office:value="2.04220685506961" calcext:value-type="float">
            <text:p>2,04220685506961</text:p>
          </table:table-cell>
        </table:table-row>
        <table:table-row table:style-name="ro1">
          <table:table-cell office:value-type="float" office:value="714.999" calcext:value-type="float">
            <text:p>714,999</text:p>
          </table:table-cell>
          <table:table-cell office:value-type="float" office:value="7.6338" calcext:value-type="float">
            <text:p>7,6338</text:p>
          </table:table-cell>
          <table:table-cell table:formula="of:=LN([.B717])" office:value-type="float" office:value="2.03258575539457" calcext:value-type="float">
            <text:p>2,03258575539457</text:p>
          </table:table-cell>
        </table:table-row>
        <table:table-row table:style-name="ro1">
          <table:table-cell office:value-type="float" office:value="715.999" calcext:value-type="float">
            <text:p>715,999</text:p>
          </table:table-cell>
          <table:table-cell office:value-type="float" office:value="7.5861" calcext:value-type="float">
            <text:p>7,5861</text:p>
          </table:table-cell>
          <table:table-cell table:formula="of:=LN([.B718])" office:value-type="float" office:value="2.02631762535752" calcext:value-type="float">
            <text:p>2,02631762535752</text:p>
          </table:table-cell>
        </table:table-row>
        <table:table-row table:style-name="ro1">
          <table:table-cell office:value-type="float" office:value="716.999" calcext:value-type="float">
            <text:p>716,999</text:p>
          </table:table-cell>
          <table:table-cell office:value-type="float" office:value="7.6465" calcext:value-type="float">
            <text:p>7,6465</text:p>
          </table:table-cell>
          <table:table-cell table:formula="of:=LN([.B719])" office:value-type="float" office:value="2.03424802680604" calcext:value-type="float">
            <text:p>2,03424802680604</text:p>
          </table:table-cell>
        </table:table-row>
        <table:table-row table:style-name="ro1">
          <table:table-cell office:value-type="float" office:value="717.999" calcext:value-type="float">
            <text:p>717,999</text:p>
          </table:table-cell>
          <table:table-cell office:value-type="float" office:value="7.6784" calcext:value-type="float">
            <text:p>7,6784</text:p>
          </table:table-cell>
          <table:table-cell table:formula="of:=LN([.B720])" office:value-type="float" office:value="2.03841119212184" calcext:value-type="float">
            <text:p>2,03841119212184</text:p>
          </table:table-cell>
        </table:table-row>
        <table:table-row table:style-name="ro1">
          <table:table-cell office:value-type="float" office:value="718.999" calcext:value-type="float">
            <text:p>718,999</text:p>
          </table:table-cell>
          <table:table-cell office:value-type="float" office:value="7.6558" calcext:value-type="float">
            <text:p>7,6558</text:p>
          </table:table-cell>
          <table:table-cell table:formula="of:=LN([.B721])" office:value-type="float" office:value="2.03546353050745" calcext:value-type="float">
            <text:p>2,03546353050745</text:p>
          </table:table-cell>
        </table:table-row>
        <table:table-row table:style-name="ro1">
          <table:table-cell office:value-type="float" office:value="719.999" calcext:value-type="float">
            <text:p>719,999</text:p>
          </table:table-cell>
          <table:table-cell office:value-type="float" office:value="7.5575" calcext:value-type="float">
            <text:p>7,5575</text:p>
          </table:table-cell>
          <table:table-cell table:formula="of:=LN([.B722])" office:value-type="float" office:value="2.02254044767148" calcext:value-type="float">
            <text:p>2,02254044767148</text:p>
          </table:table-cell>
        </table:table-row>
        <table:table-row table:style-name="ro1">
          <table:table-cell office:value-type="float" office:value="720.999" calcext:value-type="float">
            <text:p>720,999</text:p>
          </table:table-cell>
          <table:table-cell office:value-type="float" office:value="7.5667" calcext:value-type="float">
            <text:p>7,5667</text:p>
          </table:table-cell>
          <table:table-cell table:formula="of:=LN([.B723])" office:value-type="float" office:value="2.02375704109589" calcext:value-type="float">
            <text:p>2,02375704109589</text:p>
          </table:table-cell>
        </table:table-row>
        <table:table-row table:style-name="ro1">
          <table:table-cell office:value-type="float" office:value="721.999" calcext:value-type="float">
            <text:p>721,999</text:p>
          </table:table-cell>
          <table:table-cell office:value-type="float" office:value="7.6563" calcext:value-type="float">
            <text:p>7,6563</text:p>
          </table:table-cell>
          <table:table-cell table:formula="of:=LN([.B724])" office:value-type="float" office:value="2.03552883833592" calcext:value-type="float">
            <text:p>2,03552883833592</text:p>
          </table:table-cell>
        </table:table-row>
        <table:table-row table:style-name="ro1">
          <table:table-cell office:value-type="float" office:value="722.999" calcext:value-type="float">
            <text:p>722,999</text:p>
          </table:table-cell>
          <table:table-cell office:value-type="float" office:value="7.5914" calcext:value-type="float">
            <text:p>7,5914</text:p>
          </table:table-cell>
          <table:table-cell table:formula="of:=LN([.B725])" office:value-type="float" office:value="2.02701602762607" calcext:value-type="float">
            <text:p>2,02701602762607</text:p>
          </table:table-cell>
        </table:table-row>
        <table:table-row table:style-name="ro1">
          <table:table-cell office:value-type="float" office:value="723.999" calcext:value-type="float">
            <text:p>723,999</text:p>
          </table:table-cell>
          <table:table-cell office:value-type="float" office:value="7.6011" calcext:value-type="float">
            <text:p>7,6011</text:p>
          </table:table-cell>
          <table:table-cell table:formula="of:=LN([.B726])" office:value-type="float" office:value="2.02829297366102" calcext:value-type="float">
            <text:p>2,02829297366102</text:p>
          </table:table-cell>
        </table:table-row>
        <table:table-row table:style-name="ro1">
          <table:table-cell office:value-type="float" office:value="724.999" calcext:value-type="float">
            <text:p>724,999</text:p>
          </table:table-cell>
          <table:table-cell office:value-type="float" office:value="7.5865" calcext:value-type="float">
            <text:p>7,5865</text:p>
          </table:table-cell>
          <table:table-cell table:formula="of:=LN([.B727])" office:value-type="float" office:value="2.02637035198316" calcext:value-type="float">
            <text:p>2,02637035198316</text:p>
          </table:table-cell>
        </table:table-row>
        <table:table-row table:style-name="ro1">
          <table:table-cell office:value-type="float" office:value="725.999" calcext:value-type="float">
            <text:p>725,999</text:p>
          </table:table-cell>
          <table:table-cell office:value-type="float" office:value="7.6016" calcext:value-type="float">
            <text:p>7,6016</text:p>
          </table:table-cell>
          <table:table-cell table:formula="of:=LN([.B728])" office:value-type="float" office:value="2.02835875145052" calcext:value-type="float">
            <text:p>2,02835875145052</text:p>
          </table:table-cell>
        </table:table-row>
        <table:table-row table:style-name="ro1">
          <table:table-cell office:value-type="float" office:value="726.999" calcext:value-type="float">
            <text:p>726,999</text:p>
          </table:table-cell>
          <table:table-cell office:value-type="float" office:value="7.5686" calcext:value-type="float">
            <text:p>7,5686</text:p>
          </table:table-cell>
          <table:table-cell table:formula="of:=LN([.B729])" office:value-type="float" office:value="2.02400810979092" calcext:value-type="float">
            <text:p>2,02400810979092</text:p>
          </table:table-cell>
        </table:table-row>
        <table:table-row table:style-name="ro1">
          <table:table-cell office:value-type="float" office:value="727.999" calcext:value-type="float">
            <text:p>727,999</text:p>
          </table:table-cell>
          <table:table-cell office:value-type="float" office:value="7.6109" calcext:value-type="float">
            <text:p>7,6109</text:p>
          </table:table-cell>
          <table:table-cell table:formula="of:=LN([.B730])" office:value-type="float" office:value="2.029581430321" calcext:value-type="float">
            <text:p>2,029581430321</text:p>
          </table:table-cell>
        </table:table-row>
        <table:table-row table:style-name="ro1">
          <table:table-cell office:value-type="float" office:value="728.999" calcext:value-type="float">
            <text:p>728,999</text:p>
          </table:table-cell>
          <table:table-cell office:value-type="float" office:value="7.582" calcext:value-type="float">
            <text:p>7,582</text:p>
          </table:table-cell>
          <table:table-cell table:formula="of:=LN([.B731])" office:value-type="float" office:value="2.02577701709414" calcext:value-type="float">
            <text:p>2,02577701709414</text:p>
          </table:table-cell>
        </table:table-row>
        <table:table-row table:style-name="ro1">
          <table:table-cell office:value-type="float" office:value="729.999" calcext:value-type="float">
            <text:p>729,999</text:p>
          </table:table-cell>
          <table:table-cell office:value-type="float" office:value="7.5624" calcext:value-type="float">
            <text:p>7,5624</text:p>
          </table:table-cell>
          <table:table-cell table:formula="of:=LN([.B732])" office:value-type="float" office:value="2.02318860012904" calcext:value-type="float">
            <text:p>2,02318860012904</text:p>
          </table:table-cell>
        </table:table-row>
        <table:table-row table:style-name="ro1">
          <table:table-cell office:value-type="float" office:value="730.999" calcext:value-type="float">
            <text:p>730,999</text:p>
          </table:table-cell>
          <table:table-cell office:value-type="float" office:value="7.5555" calcext:value-type="float">
            <text:p>7,5555</text:p>
          </table:table-cell>
          <table:table-cell table:formula="of:=LN([.B733])" office:value-type="float" office:value="2.02227577487168" calcext:value-type="float">
            <text:p>2,02227577487168</text:p>
          </table:table-cell>
        </table:table-row>
        <table:table-row table:style-name="ro1">
          <table:table-cell office:value-type="float" office:value="731.999" calcext:value-type="float">
            <text:p>731,999</text:p>
          </table:table-cell>
          <table:table-cell office:value-type="float" office:value="7.598" calcext:value-type="float">
            <text:p>7,598</text:p>
          </table:table-cell>
          <table:table-cell table:formula="of:=LN([.B734])" office:value-type="float" office:value="2.02788505476543" calcext:value-type="float">
            <text:p>2,02788505476543</text:p>
          </table:table-cell>
        </table:table-row>
        <table:table-row table:style-name="ro1">
          <table:table-cell office:value-type="float" office:value="732.999" calcext:value-type="float">
            <text:p>732,999</text:p>
          </table:table-cell>
          <table:table-cell office:value-type="float" office:value="7.6485" calcext:value-type="float">
            <text:p>7,6485</text:p>
          </table:table-cell>
          <table:table-cell table:formula="of:=LN([.B735])" office:value-type="float" office:value="2.03450955018118" calcext:value-type="float">
            <text:p>2,03450955018118</text:p>
          </table:table-cell>
        </table:table-row>
        <table:table-row table:style-name="ro1">
          <table:table-cell office:value-type="float" office:value="733.999" calcext:value-type="float">
            <text:p>733,999</text:p>
          </table:table-cell>
          <table:table-cell office:value-type="float" office:value="7.6902" calcext:value-type="float">
            <text:p>7,6902</text:p>
          </table:table-cell>
          <table:table-cell table:formula="of:=LN([.B736])" office:value-type="float" office:value="2.0399467909817" calcext:value-type="float">
            <text:p>2,0399467909817</text:p>
          </table:table-cell>
        </table:table-row>
        <table:table-row table:style-name="ro1">
          <table:table-cell office:value-type="float" office:value="734.999" calcext:value-type="float">
            <text:p>734,999</text:p>
          </table:table-cell>
          <table:table-cell office:value-type="float" office:value="7.6143" calcext:value-type="float">
            <text:p>7,6143</text:p>
          </table:table-cell>
          <table:table-cell table:formula="of:=LN([.B737])" office:value-type="float" office:value="2.03002805828733" calcext:value-type="float">
            <text:p>2,03002805828733</text:p>
          </table:table-cell>
        </table:table-row>
        <table:table-row table:style-name="ro1">
          <table:table-cell office:value-type="float" office:value="735.999" calcext:value-type="float">
            <text:p>735,999</text:p>
          </table:table-cell>
          <table:table-cell office:value-type="float" office:value="7.6504" calcext:value-type="float">
            <text:p>7,6504</text:p>
          </table:table-cell>
          <table:table-cell table:formula="of:=LN([.B738])" office:value-type="float" office:value="2.0347579340532" calcext:value-type="float">
            <text:p>2,034757934053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6599" calcext:value-type="float">
            <text:p>7,6599</text:p>
          </table:table-cell>
          <table:table-cell table:formula="of:=LN([.B739])" office:value-type="float" office:value="2.035998928837" calcext:value-type="float">
            <text:p>2,035998928837</text:p>
          </table:table-cell>
        </table:table-row>
        <table:table-row table:style-name="ro1">
          <table:table-cell office:value-type="float" office:value="737.999" calcext:value-type="float">
            <text:p>737,999</text:p>
          </table:table-cell>
          <table:table-cell office:value-type="float" office:value="7.6754" calcext:value-type="float">
            <text:p>7,6754</text:p>
          </table:table-cell>
          <table:table-cell table:formula="of:=LN([.B740])" office:value-type="float" office:value="2.03802040937905" calcext:value-type="float">
            <text:p>2,03802040937905</text:p>
          </table:table-cell>
        </table:table-row>
        <table:table-row table:style-name="ro1">
          <table:table-cell office:value-type="float" office:value="738.999" calcext:value-type="float">
            <text:p>738,999</text:p>
          </table:table-cell>
          <table:table-cell office:value-type="float" office:value="7.6651" calcext:value-type="float">
            <text:p>7,6651</text:p>
          </table:table-cell>
          <table:table-cell table:formula="of:=LN([.B741])" office:value-type="float" office:value="2.03667755855309" calcext:value-type="float">
            <text:p>2,03667755855309</text:p>
          </table:table-cell>
        </table:table-row>
        <table:table-row table:style-name="ro1">
          <table:table-cell office:value-type="float" office:value="739.999" calcext:value-type="float">
            <text:p>739,999</text:p>
          </table:table-cell>
          <table:table-cell office:value-type="float" office:value="7.6862" calcext:value-type="float">
            <text:p>7,6862</text:p>
          </table:table-cell>
          <table:table-cell table:formula="of:=LN([.B742])" office:value-type="float" office:value="2.0394265131416" calcext:value-type="float">
            <text:p>2,0394265131416</text:p>
          </table:table-cell>
        </table:table-row>
        <table:table-row table:style-name="ro1">
          <table:table-cell office:value-type="float" office:value="740.999" calcext:value-type="float">
            <text:p>740,999</text:p>
          </table:table-cell>
          <table:table-cell office:value-type="float" office:value="7.6415" calcext:value-type="float">
            <text:p>7,6415</text:p>
          </table:table-cell>
          <table:table-cell table:formula="of:=LN([.B743])" office:value-type="float" office:value="2.03359391898575" calcext:value-type="float">
            <text:p>2,03359391898575</text:p>
          </table:table-cell>
        </table:table-row>
        <table:table-row table:style-name="ro1">
          <table:table-cell office:value-type="float" office:value="741.999" calcext:value-type="float">
            <text:p>741,999</text:p>
          </table:table-cell>
          <table:table-cell office:value-type="float" office:value="7.6612" calcext:value-type="float">
            <text:p>7,6612</text:p>
          </table:table-cell>
          <table:table-cell table:formula="of:=LN([.B744])" office:value-type="float" office:value="2.03616862944637" calcext:value-type="float">
            <text:p>2,03616862944637</text:p>
          </table:table-cell>
        </table:table-row>
        <table:table-row table:style-name="ro1">
          <table:table-cell office:value-type="float" office:value="742.999" calcext:value-type="float">
            <text:p>742,999</text:p>
          </table:table-cell>
          <table:table-cell office:value-type="float" office:value="7.674" calcext:value-type="float">
            <text:p>7,674</text:p>
          </table:table-cell>
          <table:table-cell table:formula="of:=LN([.B745])" office:value-type="float" office:value="2.03783799182476" calcext:value-type="float">
            <text:p>2,03783799182476</text:p>
          </table:table-cell>
        </table:table-row>
        <table:table-row table:style-name="ro1">
          <table:table-cell office:value-type="float" office:value="743.999" calcext:value-type="float">
            <text:p>743,999</text:p>
          </table:table-cell>
          <table:table-cell office:value-type="float" office:value="7.6258" calcext:value-type="float">
            <text:p>7,6258</text:p>
          </table:table-cell>
          <table:table-cell table:formula="of:=LN([.B746])" office:value-type="float" office:value="2.03153723502275" calcext:value-type="float">
            <text:p>2,0315372350227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6507" calcext:value-type="float">
            <text:p>7,6507</text:p>
          </table:table-cell>
          <table:table-cell table:formula="of:=LN([.B747])" office:value-type="float" office:value="2.03479714692025" calcext:value-type="float">
            <text:p>2,03479714692025</text:p>
          </table:table-cell>
        </table:table-row>
        <table:table-row table:style-name="ro1">
          <table:table-cell office:value-type="float" office:value="745.999" calcext:value-type="float">
            <text:p>745,999</text:p>
          </table:table-cell>
          <table:table-cell office:value-type="float" office:value="7.6344" calcext:value-type="float">
            <text:p>7,6344</text:p>
          </table:table-cell>
          <table:table-cell table:formula="of:=LN([.B748])" office:value-type="float" office:value="2.03266435012091" calcext:value-type="float">
            <text:p>2,03266435012091</text:p>
          </table:table-cell>
        </table:table-row>
        <table:table-row table:style-name="ro1">
          <table:table-cell office:value-type="float" office:value="746.999" calcext:value-type="float">
            <text:p>746,999</text:p>
          </table:table-cell>
          <table:table-cell office:value-type="float" office:value="7.653" calcext:value-type="float">
            <text:p>7,653</text:p>
          </table:table-cell>
          <table:table-cell table:formula="of:=LN([.B749])" office:value-type="float" office:value="2.03509772782778" calcext:value-type="float">
            <text:p>2,03509772782778</text:p>
          </table:table-cell>
        </table:table-row>
        <table:table-row table:style-name="ro1">
          <table:table-cell office:value-type="float" office:value="747.999" calcext:value-type="float">
            <text:p>747,999</text:p>
          </table:table-cell>
          <table:table-cell office:value-type="float" office:value="7.6721" calcext:value-type="float">
            <text:p>7,6721</text:p>
          </table:table-cell>
          <table:table-cell table:formula="of:=LN([.B750])" office:value-type="float" office:value="2.03759037190703" calcext:value-type="float">
            <text:p>2,03759037190703</text:p>
          </table:table-cell>
        </table:table-row>
        <table:table-row table:style-name="ro1">
          <table:table-cell office:value-type="float" office:value="748.999" calcext:value-type="float">
            <text:p>748,999</text:p>
          </table:table-cell>
          <table:table-cell office:value-type="float" office:value="7.6499" calcext:value-type="float">
            <text:p>7,6499</text:p>
          </table:table-cell>
          <table:table-cell table:formula="of:=LN([.B751])" office:value-type="float" office:value="2.03469257585758" calcext:value-type="float">
            <text:p>2,03469257585758</text:p>
          </table:table-cell>
        </table:table-row>
        <table:table-row table:style-name="ro1">
          <table:table-cell office:value-type="float" office:value="749.999" calcext:value-type="float">
            <text:p>749,999</text:p>
          </table:table-cell>
          <table:table-cell office:value-type="float" office:value="7.6786" calcext:value-type="float">
            <text:p>7,6786</text:p>
          </table:table-cell>
          <table:table-cell table:formula="of:=LN([.B752])" office:value-type="float" office:value="2.03843723887577" calcext:value-type="float">
            <text:p>2,03843723887577</text:p>
          </table:table-cell>
        </table:table-row>
        <table:table-row table:style-name="ro1">
          <table:table-cell office:value-type="float" office:value="750.999" calcext:value-type="float">
            <text:p>750,999</text:p>
          </table:table-cell>
          <table:table-cell office:value-type="float" office:value="7.6455" calcext:value-type="float">
            <text:p>7,6455</text:p>
          </table:table-cell>
          <table:table-cell table:formula="of:=LN([.B753])" office:value-type="float" office:value="2.03411723946607" calcext:value-type="float">
            <text:p>2,03411723946607</text:p>
          </table:table-cell>
        </table:table-row>
        <table:table-row table:style-name="ro1">
          <table:table-cell office:value-type="float" office:value="751.999" calcext:value-type="float">
            <text:p>751,999</text:p>
          </table:table-cell>
          <table:table-cell office:value-type="float" office:value="7.6918" calcext:value-type="float">
            <text:p>7,6918</text:p>
          </table:table-cell>
          <table:table-cell table:formula="of:=LN([.B754])" office:value-type="float" office:value="2.04015482634846" calcext:value-type="float">
            <text:p>2,04015482634846</text:p>
          </table:table-cell>
        </table:table-row>
        <table:table-row table:style-name="ro1">
          <table:table-cell office:value-type="float" office:value="752.999" calcext:value-type="float">
            <text:p>752,999</text:p>
          </table:table-cell>
          <table:table-cell office:value-type="float" office:value="7.6573" calcext:value-type="float">
            <text:p>7,6573</text:p>
          </table:table-cell>
          <table:table-cell table:formula="of:=LN([.B755])" office:value-type="float" office:value="2.03565944119892" calcext:value-type="float">
            <text:p>2,03565944119892</text:p>
          </table:table-cell>
        </table:table-row>
        <table:table-row table:style-name="ro1">
          <table:table-cell office:value-type="float" office:value="753.999" calcext:value-type="float">
            <text:p>753,999</text:p>
          </table:table-cell>
          <table:table-cell office:value-type="float" office:value="7.6989" calcext:value-type="float">
            <text:p>7,6989</text:p>
          </table:table-cell>
          <table:table-cell table:formula="of:=LN([.B756])" office:value-type="float" office:value="2.04107746151173" calcext:value-type="float">
            <text:p>2,04107746151173</text:p>
          </table:table-cell>
        </table:table-row>
        <table:table-row table:style-name="ro1">
          <table:table-cell office:value-type="float" office:value="754.999" calcext:value-type="float">
            <text:p>754,999</text:p>
          </table:table-cell>
          <table:table-cell office:value-type="float" office:value="7.8181" calcext:value-type="float">
            <text:p>7,8181</text:p>
          </table:table-cell>
          <table:table-cell table:formula="of:=LN([.B757])" office:value-type="float" office:value="2.0564415582841" calcext:value-type="float">
            <text:p>2,0564415582841</text:p>
          </table:table-cell>
        </table:table-row>
        <table:table-row table:style-name="ro1">
          <table:table-cell office:value-type="float" office:value="755.999" calcext:value-type="float">
            <text:p>755,999</text:p>
          </table:table-cell>
          <table:table-cell office:value-type="float" office:value="7.7729" calcext:value-type="float">
            <text:p>7,7729</text:p>
          </table:table-cell>
          <table:table-cell table:formula="of:=LN([.B758])" office:value-type="float" office:value="2.05064332511966" calcext:value-type="float">
            <text:p>2,05064332511966</text:p>
          </table:table-cell>
        </table:table-row>
        <table:table-row table:style-name="ro1">
          <table:table-cell office:value-type="float" office:value="756.999" calcext:value-type="float">
            <text:p>756,999</text:p>
          </table:table-cell>
          <table:table-cell office:value-type="float" office:value="7.6816" calcext:value-type="float">
            <text:p>7,6816</text:p>
          </table:table-cell>
          <table:table-cell table:formula="of:=LN([.B759])" office:value-type="float" office:value="2.03882785879454" calcext:value-type="float">
            <text:p>2,03882785879454</text:p>
          </table:table-cell>
        </table:table-row>
        <table:table-row table:style-name="ro1">
          <table:table-cell office:value-type="float" office:value="757.999" calcext:value-type="float">
            <text:p>757,999</text:p>
          </table:table-cell>
          <table:table-cell office:value-type="float" office:value="7.6288" calcext:value-type="float">
            <text:p>7,6288</text:p>
          </table:table-cell>
          <table:table-cell table:formula="of:=LN([.B760])" office:value-type="float" office:value="2.03193055900878" calcext:value-type="float">
            <text:p>2,03193055900878</text:p>
          </table:table-cell>
        </table:table-row>
        <table:table-row table:style-name="ro1">
          <table:table-cell office:value-type="float" office:value="758.999" calcext:value-type="float">
            <text:p>758,999</text:p>
          </table:table-cell>
          <table:table-cell office:value-type="float" office:value="7.5902" calcext:value-type="float">
            <text:p>7,5902</text:p>
          </table:table-cell>
          <table:table-cell table:formula="of:=LN([.B761])" office:value-type="float" office:value="2.0268579415215" calcext:value-type="float">
            <text:p>2,0268579415215</text:p>
          </table:table-cell>
        </table:table-row>
        <table:table-row table:style-name="ro1">
          <table:table-cell office:value-type="float" office:value="759.999" calcext:value-type="float">
            <text:p>759,999</text:p>
          </table:table-cell>
          <table:table-cell office:value-type="float" office:value="7.5895" calcext:value-type="float">
            <text:p>7,5895</text:p>
          </table:table-cell>
          <table:table-cell table:formula="of:=LN([.B762])" office:value-type="float" office:value="2.02676571308478" calcext:value-type="float">
            <text:p>2,02676571308478</text:p>
          </table:table-cell>
        </table:table-row>
        <table:table-row table:style-name="ro1">
          <table:table-cell office:value-type="float" office:value="760.999" calcext:value-type="float">
            <text:p>760,999</text:p>
          </table:table-cell>
          <table:table-cell office:value-type="float" office:value="7.5708" calcext:value-type="float">
            <text:p>7,5708</text:p>
          </table:table-cell>
          <table:table-cell table:formula="of:=LN([.B763])" office:value-type="float" office:value="2.02429874218263" calcext:value-type="float">
            <text:p>2,02429874218263</text:p>
          </table:table-cell>
        </table:table-row>
        <table:table-row table:style-name="ro1">
          <table:table-cell office:value-type="float" office:value="761.999" calcext:value-type="float">
            <text:p>761,999</text:p>
          </table:table-cell>
          <table:table-cell office:value-type="float" office:value="7.6153" calcext:value-type="float">
            <text:p>7,6153</text:p>
          </table:table-cell>
          <table:table-cell table:formula="of:=LN([.B764])" office:value-type="float" office:value="2.03015938150021" calcext:value-type="float">
            <text:p>2,03015938150021</text:p>
          </table:table-cell>
        </table:table-row>
        <table:table-row table:style-name="ro1">
          <table:table-cell office:value-type="float" office:value="762.999" calcext:value-type="float">
            <text:p>762,999</text:p>
          </table:table-cell>
          <table:table-cell office:value-type="float" office:value="7.6327" calcext:value-type="float">
            <text:p>7,6327</text:p>
          </table:table-cell>
          <table:table-cell table:formula="of:=LN([.B765])" office:value-type="float" office:value="2.03244164901762" calcext:value-type="float">
            <text:p>2,03244164901762</text:p>
          </table:table-cell>
        </table:table-row>
        <table:table-row table:style-name="ro1">
          <table:table-cell office:value-type="float" office:value="763.999" calcext:value-type="float">
            <text:p>763,999</text:p>
          </table:table-cell>
          <table:table-cell office:value-type="float" office:value="7.5591" calcext:value-type="float">
            <text:p>7,5591</text:p>
          </table:table-cell>
          <table:table-cell table:formula="of:=LN([.B766])" office:value-type="float" office:value="2.02275213548566" calcext:value-type="float">
            <text:p>2,02275213548566</text:p>
          </table:table-cell>
        </table:table-row>
        <table:table-row table:style-name="ro1">
          <table:table-cell office:value-type="float" office:value="764.999" calcext:value-type="float">
            <text:p>764,999</text:p>
          </table:table-cell>
          <table:table-cell office:value-type="float" office:value="7.5389" calcext:value-type="float">
            <text:p>7,5389</text:p>
          </table:table-cell>
          <table:table-cell table:formula="of:=LN([.B767])" office:value-type="float" office:value="2.02007628278292" calcext:value-type="float">
            <text:p>2,02007628278292</text:p>
          </table:table-cell>
        </table:table-row>
        <table:table-row table:style-name="ro1">
          <table:table-cell office:value-type="float" office:value="765.999" calcext:value-type="float">
            <text:p>765,999</text:p>
          </table:table-cell>
          <table:table-cell office:value-type="float" office:value="7.5619" calcext:value-type="float">
            <text:p>7,5619</text:p>
          </table:table-cell>
          <table:table-cell table:formula="of:=LN([.B768])" office:value-type="float" office:value="2.02312248136649" calcext:value-type="float">
            <text:p>2,02312248136649</text:p>
          </table:table-cell>
        </table:table-row>
        <table:table-row table:style-name="ro1">
          <table:table-cell office:value-type="float" office:value="766.999" calcext:value-type="float">
            <text:p>766,999</text:p>
          </table:table-cell>
          <table:table-cell office:value-type="float" office:value="7.5819" calcext:value-type="float">
            <text:p>7,5819</text:p>
          </table:table-cell>
          <table:table-cell table:formula="of:=LN([.B769])" office:value-type="float" office:value="2.02576382787501" calcext:value-type="float">
            <text:p>2,02576382787501</text:p>
          </table:table-cell>
        </table:table-row>
        <table:table-row table:style-name="ro1">
          <table:table-cell office:value-type="float" office:value="767.999" calcext:value-type="float">
            <text:p>767,999</text:p>
          </table:table-cell>
          <table:table-cell office:value-type="float" office:value="7.5335" calcext:value-type="float">
            <text:p>7,5335</text:p>
          </table:table-cell>
          <table:table-cell table:formula="of:=LN([.B770])" office:value-type="float" office:value="2.01935974125921" calcext:value-type="float">
            <text:p>2,01935974125921</text:p>
          </table:table-cell>
        </table:table-row>
        <table:table-row table:style-name="ro1">
          <table:table-cell office:value-type="float" office:value="768.999" calcext:value-type="float">
            <text:p>768,999</text:p>
          </table:table-cell>
          <table:table-cell office:value-type="float" office:value="7.5108" calcext:value-type="float">
            <text:p>7,5108</text:p>
          </table:table-cell>
          <table:table-cell table:formula="of:=LN([.B771])" office:value-type="float" office:value="2.01634198473652" calcext:value-type="float">
            <text:p>2,01634198473652</text:p>
          </table:table-cell>
        </table:table-row>
        <table:table-row table:style-name="ro1">
          <table:table-cell office:value-type="float" office:value="769.999" calcext:value-type="float">
            <text:p>769,999</text:p>
          </table:table-cell>
          <table:table-cell office:value-type="float" office:value="7.568" calcext:value-type="float">
            <text:p>7,568</text:p>
          </table:table-cell>
          <table:table-cell table:formula="of:=LN([.B772])" office:value-type="float" office:value="2.02392883174958" calcext:value-type="float">
            <text:p>2,02392883174958</text:p>
          </table:table-cell>
        </table:table-row>
        <table:table-row table:style-name="ro1">
          <table:table-cell office:value-type="float" office:value="770.999" calcext:value-type="float">
            <text:p>770,999</text:p>
          </table:table-cell>
          <table:table-cell office:value-type="float" office:value="7.5543" calcext:value-type="float">
            <text:p>7,5543</text:p>
          </table:table-cell>
          <table:table-cell table:formula="of:=LN([.B773])" office:value-type="float" office:value="2.02211693756046" calcext:value-type="float">
            <text:p>2,02211693756046</text:p>
          </table:table-cell>
        </table:table-row>
        <table:table-row table:style-name="ro1">
          <table:table-cell office:value-type="float" office:value="771.999" calcext:value-type="float">
            <text:p>771,999</text:p>
          </table:table-cell>
          <table:table-cell office:value-type="float" office:value="7.5095" calcext:value-type="float">
            <text:p>7,5095</text:p>
          </table:table-cell>
          <table:table-cell table:formula="of:=LN([.B774])" office:value-type="float" office:value="2.0161688856635" calcext:value-type="float">
            <text:p>2,0161688856635</text:p>
          </table:table-cell>
        </table:table-row>
        <table:table-row table:style-name="ro1">
          <table:table-cell office:value-type="float" office:value="772.999" calcext:value-type="float">
            <text:p>772,999</text:p>
          </table:table-cell>
          <table:table-cell office:value-type="float" office:value="7.4444" calcext:value-type="float">
            <text:p>7,4444</text:p>
          </table:table-cell>
          <table:table-cell table:formula="of:=LN([.B775])" office:value-type="float" office:value="2.00746207188767" calcext:value-type="float">
            <text:p>2,00746207188767</text:p>
          </table:table-cell>
        </table:table-row>
        <table:table-row table:style-name="ro1">
          <table:table-cell office:value-type="float" office:value="774.001" calcext:value-type="float">
            <text:p>774,001</text:p>
          </table:table-cell>
          <table:table-cell office:value-type="float" office:value="7.4267" calcext:value-type="float">
            <text:p>7,4267</text:p>
          </table:table-cell>
          <table:table-cell table:formula="of:=LN([.B776])" office:value-type="float" office:value="2.00508161471124" calcext:value-type="float">
            <text:p>2,00508161471124</text:p>
          </table:table-cell>
        </table:table-row>
        <table:table-row table:style-name="ro1">
          <table:table-cell office:value-type="float" office:value="774.999" calcext:value-type="float">
            <text:p>774,999</text:p>
          </table:table-cell>
          <table:table-cell office:value-type="float" office:value="7.433" calcext:value-type="float">
            <text:p>7,433</text:p>
          </table:table-cell>
          <table:table-cell table:formula="of:=LN([.B777])" office:value-type="float" office:value="2.00592954574316" calcext:value-type="float">
            <text:p>2,00592954574316</text:p>
          </table:table-cell>
        </table:table-row>
        <table:table-row table:style-name="ro1">
          <table:table-cell office:value-type="float" office:value="775.999" calcext:value-type="float">
            <text:p>775,999</text:p>
          </table:table-cell>
          <table:table-cell office:value-type="float" office:value="7.4713" calcext:value-type="float">
            <text:p>7,4713</text:p>
          </table:table-cell>
          <table:table-cell table:formula="of:=LN([.B778])" office:value-type="float" office:value="2.0110690134545" calcext:value-type="float">
            <text:p>2,0110690134545</text:p>
          </table:table-cell>
        </table:table-row>
        <table:table-row table:style-name="ro1">
          <table:table-cell office:value-type="float" office:value="776.999" calcext:value-type="float">
            <text:p>776,999</text:p>
          </table:table-cell>
          <table:table-cell office:value-type="float" office:value="7.5015" calcext:value-type="float">
            <text:p>7,5015</text:p>
          </table:table-cell>
          <table:table-cell table:formula="of:=LN([.B779])" office:value-type="float" office:value="2.01510300054493" calcext:value-type="float">
            <text:p>2,01510300054493</text:p>
          </table:table-cell>
        </table:table-row>
        <table:table-row table:style-name="ro1">
          <table:table-cell office:value-type="float" office:value="777.999" calcext:value-type="float">
            <text:p>777,999</text:p>
          </table:table-cell>
          <table:table-cell office:value-type="float" office:value="7.5144" calcext:value-type="float">
            <text:p>7,5144</text:p>
          </table:table-cell>
          <table:table-cell table:formula="of:=LN([.B780])" office:value-type="float" office:value="2.01682117969817" calcext:value-type="float">
            <text:p>2,01682117969817</text:p>
          </table:table-cell>
        </table:table-row>
        <table:table-row table:style-name="ro1">
          <table:table-cell office:value-type="float" office:value="778.999" calcext:value-type="float">
            <text:p>778,999</text:p>
          </table:table-cell>
          <table:table-cell office:value-type="float" office:value="7.4865" calcext:value-type="float">
            <text:p>7,4865</text:p>
          </table:table-cell>
          <table:table-cell table:formula="of:=LN([.B781])" office:value-type="float" office:value="2.01310139859564" calcext:value-type="float">
            <text:p>2,01310139859564</text:p>
          </table:table-cell>
        </table:table-row>
        <table:table-row table:style-name="ro1">
          <table:table-cell office:value-type="float" office:value="779.999" calcext:value-type="float">
            <text:p>779,999</text:p>
          </table:table-cell>
          <table:table-cell office:value-type="float" office:value="7.4698" calcext:value-type="float">
            <text:p>7,4698</text:p>
          </table:table-cell>
          <table:table-cell table:formula="of:=LN([.B782])" office:value-type="float" office:value="2.01086822502459" calcext:value-type="float">
            <text:p>2,01086822502459</text:p>
          </table:table-cell>
        </table:table-row>
        <table:table-row table:style-name="ro1">
          <table:table-cell office:value-type="float" office:value="780.999" calcext:value-type="float">
            <text:p>780,999</text:p>
          </table:table-cell>
          <table:table-cell office:value-type="float" office:value="7.4405" calcext:value-type="float">
            <text:p>7,4405</text:p>
          </table:table-cell>
          <table:table-cell table:formula="of:=LN([.B783])" office:value-type="float" office:value="2.00693805088797" calcext:value-type="float">
            <text:p>2,00693805088797</text:p>
          </table:table-cell>
        </table:table-row>
        <table:table-row table:style-name="ro1">
          <table:table-cell office:value-type="float" office:value="781.999" calcext:value-type="float">
            <text:p>781,999</text:p>
          </table:table-cell>
          <table:table-cell office:value-type="float" office:value="7.4499" calcext:value-type="float">
            <text:p>7,4499</text:p>
          </table:table-cell>
          <table:table-cell table:formula="of:=LN([.B784])" office:value-type="float" office:value="2.00820060948259" calcext:value-type="float">
            <text:p>2,00820060948259</text:p>
          </table:table-cell>
        </table:table-row>
        <table:table-row table:style-name="ro1">
          <table:table-cell office:value-type="float" office:value="782.999" calcext:value-type="float">
            <text:p>782,999</text:p>
          </table:table-cell>
          <table:table-cell office:value-type="float" office:value="7.4187" calcext:value-type="float">
            <text:p>7,4187</text:p>
          </table:table-cell>
          <table:table-cell table:formula="of:=LN([.B785])" office:value-type="float" office:value="2.00400383967326" calcext:value-type="float">
            <text:p>2,00400383967326</text:p>
          </table:table-cell>
        </table:table-row>
        <table:table-row table:style-name="ro1">
          <table:table-cell office:value-type="float" office:value="783.999" calcext:value-type="float">
            <text:p>783,999</text:p>
          </table:table-cell>
          <table:table-cell office:value-type="float" office:value="7.3658" calcext:value-type="float">
            <text:p>7,3658</text:p>
          </table:table-cell>
          <table:table-cell table:formula="of:=LN([.B786])" office:value-type="float" office:value="1.99684766587582" calcext:value-type="float">
            <text:p>1,99684766587582</text:p>
          </table:table-cell>
        </table:table-row>
        <table:table-row table:style-name="ro1">
          <table:table-cell office:value-type="float" office:value="784.999" calcext:value-type="float">
            <text:p>784,999</text:p>
          </table:table-cell>
          <table:table-cell office:value-type="float" office:value="7.3663" calcext:value-type="float">
            <text:p>7,3663</text:p>
          </table:table-cell>
          <table:table-cell table:formula="of:=LN([.B787])" office:value-type="float" office:value="1.99691554486119" calcext:value-type="float">
            <text:p>1,99691554486119</text:p>
          </table:table-cell>
        </table:table-row>
        <table:table-row table:style-name="ro1">
          <table:table-cell office:value-type="float" office:value="785.999" calcext:value-type="float">
            <text:p>785,999</text:p>
          </table:table-cell>
          <table:table-cell office:value-type="float" office:value="7.3616" calcext:value-type="float">
            <text:p>7,3616</text:p>
          </table:table-cell>
          <table:table-cell table:formula="of:=LN([.B788])" office:value-type="float" office:value="1.99627730041907" calcext:value-type="float">
            <text:p>1,99627730041907</text:p>
          </table:table-cell>
        </table:table-row>
        <table:table-row table:style-name="ro1">
          <table:table-cell office:value-type="float" office:value="786.999" calcext:value-type="float">
            <text:p>786,999</text:p>
          </table:table-cell>
          <table:table-cell office:value-type="float" office:value="7.3349" calcext:value-type="float">
            <text:p>7,3349</text:p>
          </table:table-cell>
          <table:table-cell table:formula="of:=LN([.B789])" office:value-type="float" office:value="1.99264377823684" calcext:value-type="float">
            <text:p>1,99264377823684</text:p>
          </table:table-cell>
        </table:table-row>
        <table:table-row table:style-name="ro1">
          <table:table-cell office:value-type="float" office:value="787.999" calcext:value-type="float">
            <text:p>787,999</text:p>
          </table:table-cell>
          <table:table-cell office:value-type="float" office:value="7.2806" calcext:value-type="float">
            <text:p>7,2806</text:p>
          </table:table-cell>
          <table:table-cell table:formula="of:=LN([.B790])" office:value-type="float" office:value="1.98521327639487" calcext:value-type="float">
            <text:p>1,98521327639487</text:p>
          </table:table-cell>
        </table:table-row>
        <table:table-row table:style-name="ro1">
          <table:table-cell office:value-type="float" office:value="788.999" calcext:value-type="float">
            <text:p>788,999</text:p>
          </table:table-cell>
          <table:table-cell office:value-type="float" office:value="7.28" calcext:value-type="float">
            <text:p>7,28</text:p>
          </table:table-cell>
          <table:table-cell table:formula="of:=LN([.B791])" office:value-type="float" office:value="1.98513086220859" calcext:value-type="float">
            <text:p>1,98513086220859</text:p>
          </table:table-cell>
        </table:table-row>
        <table:table-row table:style-name="ro1">
          <table:table-cell office:value-type="float" office:value="789.999" calcext:value-type="float">
            <text:p>789,999</text:p>
          </table:table-cell>
          <table:table-cell office:value-type="float" office:value="7.2725" calcext:value-type="float">
            <text:p>7,2725</text:p>
          </table:table-cell>
          <table:table-cell table:formula="of:=LN([.B792])" office:value-type="float" office:value="1.98410011138722" calcext:value-type="float">
            <text:p>1,98410011138722</text:p>
          </table:table-cell>
        </table:table-row>
        <table:table-row table:style-name="ro1">
          <table:table-cell office:value-type="float" office:value="790.999" calcext:value-type="float">
            <text:p>790,999</text:p>
          </table:table-cell>
          <table:table-cell office:value-type="float" office:value="7.2867" calcext:value-type="float">
            <text:p>7,2867</text:p>
          </table:table-cell>
          <table:table-cell table:formula="of:=LN([.B793])" office:value-type="float" office:value="1.98605076863524" calcext:value-type="float">
            <text:p>1,98605076863524</text:p>
          </table:table-cell>
        </table:table-row>
        <table:table-row table:style-name="ro1">
          <table:table-cell office:value-type="float" office:value="791.999" calcext:value-type="float">
            <text:p>791,999</text:p>
          </table:table-cell>
          <table:table-cell office:value-type="float" office:value="7.32" calcext:value-type="float">
            <text:p>7,32</text:p>
          </table:table-cell>
          <table:table-cell table:formula="of:=LN([.B794])" office:value-type="float" office:value="1.99061032797322" calcext:value-type="float">
            <text:p>1,99061032797322</text:p>
          </table:table-cell>
        </table:table-row>
        <table:table-row table:style-name="ro1">
          <table:table-cell office:value-type="float" office:value="792.999" calcext:value-type="float">
            <text:p>792,999</text:p>
          </table:table-cell>
          <table:table-cell office:value-type="float" office:value="7.3582" calcext:value-type="float">
            <text:p>7,3582</text:p>
          </table:table-cell>
          <table:table-cell table:formula="of:=LN([.B795])" office:value-type="float" office:value="1.99581533761244" calcext:value-type="float">
            <text:p>1,99581533761244</text:p>
          </table:table-cell>
        </table:table-row>
        <table:table-row table:style-name="ro1">
          <table:table-cell office:value-type="float" office:value="793.999" calcext:value-type="float">
            <text:p>793,999</text:p>
          </table:table-cell>
          <table:table-cell office:value-type="float" office:value="7.3302" calcext:value-type="float">
            <text:p>7,3302</text:p>
          </table:table-cell>
          <table:table-cell table:formula="of:=LN([.B796])" office:value-type="float" office:value="1.99200280065593" calcext:value-type="float">
            <text:p>1,99200280065593</text:p>
          </table:table-cell>
        </table:table-row>
        <table:table-row table:style-name="ro1">
          <table:table-cell office:value-type="float" office:value="794.999" calcext:value-type="float">
            <text:p>794,999</text:p>
          </table:table-cell>
          <table:table-cell office:value-type="float" office:value="7.3513" calcext:value-type="float">
            <text:p>7,3513</text:p>
          </table:table-cell>
          <table:table-cell table:formula="of:=LN([.B797])" office:value-type="float" office:value="1.99487716833326" calcext:value-type="float">
            <text:p>1,9948771683332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4357" calcext:value-type="float">
            <text:p>7,4357</text:p>
          </table:table-cell>
          <table:table-cell table:formula="of:=LN([.B798])" office:value-type="float" office:value="2.00629272477423" calcext:value-type="float">
            <text:p>2,00629272477423</text:p>
          </table:table-cell>
        </table:table-row>
        <table:table-row table:style-name="ro1">
          <table:table-cell office:value-type="float" office:value="796.999" calcext:value-type="float">
            <text:p>796,999</text:p>
          </table:table-cell>
          <table:table-cell office:value-type="float" office:value="7.4264" calcext:value-type="float">
            <text:p>7,4264</text:p>
          </table:table-cell>
          <table:table-cell table:formula="of:=LN([.B799])" office:value-type="float" office:value="2.00504121910359" calcext:value-type="float">
            <text:p>2,00504121910359</text:p>
          </table:table-cell>
        </table:table-row>
        <table:table-row table:style-name="ro1">
          <table:table-cell office:value-type="float" office:value="797.999" calcext:value-type="float">
            <text:p>797,999</text:p>
          </table:table-cell>
          <table:table-cell office:value-type="float" office:value="7.4073" calcext:value-type="float">
            <text:p>7,4073</text:p>
          </table:table-cell>
          <table:table-cell table:formula="of:=LN([.B800])" office:value-type="float" office:value="2.00246600043858" calcext:value-type="float">
            <text:p>2,00246600043858</text:p>
          </table:table-cell>
        </table:table-row>
        <table:table-row table:style-name="ro1">
          <table:table-cell office:value-type="float" office:value="798.999" calcext:value-type="float">
            <text:p>798,999</text:p>
          </table:table-cell>
          <table:table-cell office:value-type="float" office:value="7.3965" calcext:value-type="float">
            <text:p>7,3965</text:p>
          </table:table-cell>
          <table:table-cell table:formula="of:=LN([.B801])" office:value-type="float" office:value="2.00100691535015" calcext:value-type="float">
            <text:p>2,00100691535015</text:p>
          </table:table-cell>
        </table:table-row>
        <table:table-row table:style-name="ro1">
          <table:table-cell office:value-type="float" office:value="799.999" calcext:value-type="float">
            <text:p>799,999</text:p>
          </table:table-cell>
          <table:table-cell office:value-type="float" office:value="7.3675" calcext:value-type="float">
            <text:p>7,3675</text:p>
          </table:table-cell>
          <table:table-cell table:formula="of:=LN([.B802])" office:value-type="float" office:value="1.99707843562971" calcext:value-type="float">
            <text:p>1,99707843562971</text:p>
          </table:table-cell>
        </table:table-row>
        <table:table-row table:style-name="ro1">
          <table:table-cell office:value-type="float" office:value="800.999" calcext:value-type="float">
            <text:p>800,999</text:p>
          </table:table-cell>
          <table:table-cell office:value-type="float" office:value="7.3858" calcext:value-type="float">
            <text:p>7,3858</text:p>
          </table:table-cell>
          <table:table-cell table:formula="of:=LN([.B803])" office:value-type="float" office:value="1.99955923780759" calcext:value-type="float">
            <text:p>1,99955923780759</text:p>
          </table:table-cell>
        </table:table-row>
        <table:table-row table:style-name="ro1">
          <table:table-cell office:value-type="float" office:value="801.999" calcext:value-type="float">
            <text:p>801,999</text:p>
          </table:table-cell>
          <table:table-cell office:value-type="float" office:value="7.3756" calcext:value-type="float">
            <text:p>7,3756</text:p>
          </table:table-cell>
          <table:table-cell table:formula="of:=LN([.B804])" office:value-type="float" office:value="1.99817725484887" calcext:value-type="float">
            <text:p>1,99817725484887</text:p>
          </table:table-cell>
        </table:table-row>
        <table:table-row table:style-name="ro1">
          <table:table-cell office:value-type="float" office:value="802.999" calcext:value-type="float">
            <text:p>802,999</text:p>
          </table:table-cell>
          <table:table-cell office:value-type="float" office:value="7.3778" calcext:value-type="float">
            <text:p>7,3778</text:p>
          </table:table-cell>
          <table:table-cell table:formula="of:=LN([.B805])" office:value-type="float" office:value="1.99847549118983" calcext:value-type="float">
            <text:p>1,99847549118983</text:p>
          </table:table-cell>
        </table:table-row>
        <table:table-row table:style-name="ro1">
          <table:table-cell office:value-type="float" office:value="803.999" calcext:value-type="float">
            <text:p>803,999</text:p>
          </table:table-cell>
          <table:table-cell office:value-type="float" office:value="7.36" calcext:value-type="float">
            <text:p>7,36</text:p>
          </table:table-cell>
          <table:table-cell table:formula="of:=LN([.B806])" office:value-type="float" office:value="1.99605993274079" calcext:value-type="float">
            <text:p>1,99605993274079</text:p>
          </table:table-cell>
        </table:table-row>
        <table:table-row table:style-name="ro1">
          <table:table-cell office:value-type="float" office:value="804.999" calcext:value-type="float">
            <text:p>804,999</text:p>
          </table:table-cell>
          <table:table-cell office:value-type="float" office:value="7.3232" calcext:value-type="float">
            <text:p>7,3232</text:p>
          </table:table-cell>
          <table:table-cell table:formula="of:=LN([.B807])" office:value-type="float" office:value="1.99104739091724" calcext:value-type="float">
            <text:p>1,99104739091724</text:p>
          </table:table-cell>
        </table:table-row>
        <table:table-row table:style-name="ro1">
          <table:table-cell office:value-type="float" office:value="805.999" calcext:value-type="float">
            <text:p>805,999</text:p>
          </table:table-cell>
          <table:table-cell office:value-type="float" office:value="7.3476" calcext:value-type="float">
            <text:p>7,3476</text:p>
          </table:table-cell>
          <table:table-cell table:formula="of:=LN([.B808])" office:value-type="float" office:value="1.99437372928977" calcext:value-type="float">
            <text:p>1,99437372928977</text:p>
          </table:table-cell>
        </table:table-row>
        <table:table-row table:style-name="ro1">
          <table:table-cell office:value-type="float" office:value="806.999" calcext:value-type="float">
            <text:p>806,999</text:p>
          </table:table-cell>
          <table:table-cell office:value-type="float" office:value="7.3248" calcext:value-type="float">
            <text:p>7,3248</text:p>
          </table:table-cell>
          <table:table-cell table:formula="of:=LN([.B809])" office:value-type="float" office:value="1.99126585077611" calcext:value-type="float">
            <text:p>1,99126585077611</text:p>
          </table:table-cell>
        </table:table-row>
        <table:table-row table:style-name="ro1">
          <table:table-cell office:value-type="float" office:value="807.999" calcext:value-type="float">
            <text:p>807,999</text:p>
          </table:table-cell>
          <table:table-cell office:value-type="float" office:value="7.2334" calcext:value-type="float">
            <text:p>7,2334</text:p>
          </table:table-cell>
          <table:table-cell table:formula="of:=LN([.B810])" office:value-type="float" office:value="1.97870918842569" calcext:value-type="float">
            <text:p>1,97870918842569</text:p>
          </table:table-cell>
        </table:table-row>
        <table:table-row table:style-name="ro1">
          <table:table-cell office:value-type="float" office:value="808.999" calcext:value-type="float">
            <text:p>808,999</text:p>
          </table:table-cell>
          <table:table-cell office:value-type="float" office:value="7.2668" calcext:value-type="float">
            <text:p>7,2668</text:p>
          </table:table-cell>
          <table:table-cell table:formula="of:=LN([.B811])" office:value-type="float" office:value="1.98331602958245" calcext:value-type="float">
            <text:p>1,98331602958245</text:p>
          </table:table-cell>
        </table:table-row>
        <table:table-row table:style-name="ro1">
          <table:table-cell office:value-type="float" office:value="809.999" calcext:value-type="float">
            <text:p>809,999</text:p>
          </table:table-cell>
          <table:table-cell office:value-type="float" office:value="7.3584" calcext:value-type="float">
            <text:p>7,3584</text:p>
          </table:table-cell>
          <table:table-cell table:formula="of:=LN([.B812])" office:value-type="float" office:value="1.99584251780352" calcext:value-type="float">
            <text:p>1,99584251780352</text:p>
          </table:table-cell>
        </table:table-row>
        <table:table-row table:style-name="ro1">
          <table:table-cell office:value-type="float" office:value="810.999" calcext:value-type="float">
            <text:p>810,999</text:p>
          </table:table-cell>
          <table:table-cell office:value-type="float" office:value="7.3308" calcext:value-type="float">
            <text:p>7,3308</text:p>
          </table:table-cell>
          <table:table-cell table:formula="of:=LN([.B813])" office:value-type="float" office:value="1.99208465046158" calcext:value-type="float">
            <text:p>1,99208465046158</text:p>
          </table:table-cell>
        </table:table-row>
        <table:table-row table:style-name="ro1">
          <table:table-cell office:value-type="float" office:value="811.999" calcext:value-type="float">
            <text:p>811,999</text:p>
          </table:table-cell>
          <table:table-cell office:value-type="float" office:value="7.351" calcext:value-type="float">
            <text:p>7,351</text:p>
          </table:table-cell>
          <table:table-cell table:formula="of:=LN([.B814])" office:value-type="float" office:value="1.99483635839195" calcext:value-type="float">
            <text:p>1,99483635839195</text:p>
          </table:table-cell>
        </table:table-row>
        <table:table-row table:style-name="ro1">
          <table:table-cell office:value-type="float" office:value="812.999" calcext:value-type="float">
            <text:p>812,999</text:p>
          </table:table-cell>
          <table:table-cell office:value-type="float" office:value="7.31" calcext:value-type="float">
            <text:p>7,31</text:p>
          </table:table-cell>
          <table:table-cell table:formula="of:=LN([.B815])" office:value-type="float" office:value="1.98924327376169" calcext:value-type="float">
            <text:p>1,98924327376169</text:p>
          </table:table-cell>
        </table:table-row>
        <table:table-row table:style-name="ro1">
          <table:table-cell office:value-type="float" office:value="813.999" calcext:value-type="float">
            <text:p>813,999</text:p>
          </table:table-cell>
          <table:table-cell office:value-type="float" office:value="7.311" calcext:value-type="float">
            <text:p>7,311</text:p>
          </table:table-cell>
          <table:table-cell table:formula="of:=LN([.B816])" office:value-type="float" office:value="1.98938006331118" calcext:value-type="float">
            <text:p>1,98938006331118</text:p>
          </table:table-cell>
        </table:table-row>
        <table:table-row table:style-name="ro1">
          <table:table-cell office:value-type="float" office:value="814.999" calcext:value-type="float">
            <text:p>814,999</text:p>
          </table:table-cell>
          <table:table-cell office:value-type="float" office:value="7.3057" calcext:value-type="float">
            <text:p>7,3057</text:p>
          </table:table-cell>
          <table:table-cell table:formula="of:=LN([.B817])" office:value-type="float" office:value="1.98865486538931" calcext:value-type="float">
            <text:p>1,98865486538931</text:p>
          </table:table-cell>
        </table:table-row>
        <table:table-row table:style-name="ro1">
          <table:table-cell office:value-type="float" office:value="815.999" calcext:value-type="float">
            <text:p>815,999</text:p>
          </table:table-cell>
          <table:table-cell office:value-type="float" office:value="7.2883" calcext:value-type="float">
            <text:p>7,2883</text:p>
          </table:table-cell>
          <table:table-cell table:formula="of:=LN([.B818])" office:value-type="float" office:value="1.98627032266699" calcext:value-type="float">
            <text:p>1,98627032266699</text:p>
          </table:table-cell>
        </table:table-row>
        <table:table-row table:style-name="ro1">
          <table:table-cell office:value-type="float" office:value="816.999" calcext:value-type="float">
            <text:p>816,999</text:p>
          </table:table-cell>
          <table:table-cell office:value-type="float" office:value="7.2482" calcext:value-type="float">
            <text:p>7,2482</text:p>
          </table:table-cell>
          <table:table-cell table:formula="of:=LN([.B819])" office:value-type="float" office:value="1.98075316217896" calcext:value-type="float">
            <text:p>1,98075316217896</text:p>
          </table:table-cell>
        </table:table-row>
        <table:table-row table:style-name="ro1">
          <table:table-cell office:value-type="float" office:value="817.999" calcext:value-type="float">
            <text:p>817,999</text:p>
          </table:table-cell>
          <table:table-cell office:value-type="float" office:value="7.2564" calcext:value-type="float">
            <text:p>7,2564</text:p>
          </table:table-cell>
          <table:table-cell table:formula="of:=LN([.B820])" office:value-type="float" office:value="1.98188383808503" calcext:value-type="float">
            <text:p>1,98188383808503</text:p>
          </table:table-cell>
        </table:table-row>
        <table:table-row table:style-name="ro1">
          <table:table-cell office:value-type="float" office:value="818.999" calcext:value-type="float">
            <text:p>818,999</text:p>
          </table:table-cell>
          <table:table-cell office:value-type="float" office:value="7.301" calcext:value-type="float">
            <text:p>7,301</text:p>
          </table:table-cell>
          <table:table-cell table:formula="of:=LN([.B821])" office:value-type="float" office:value="1.98801132507395" calcext:value-type="float">
            <text:p>1,98801132507395</text:p>
          </table:table-cell>
        </table:table-row>
        <table:table-row table:style-name="ro1">
          <table:table-cell office:value-type="float" office:value="819.999" calcext:value-type="float">
            <text:p>819,999</text:p>
          </table:table-cell>
          <table:table-cell office:value-type="float" office:value="7.2903" calcext:value-type="float">
            <text:p>7,2903</text:p>
          </table:table-cell>
          <table:table-cell table:formula="of:=LN([.B822])" office:value-type="float" office:value="1.98654469743721" calcext:value-type="float">
            <text:p>1,98654469743721</text:p>
          </table:table-cell>
        </table:table-row>
        <table:table-row table:style-name="ro1">
          <table:table-cell office:value-type="float" office:value="820.999" calcext:value-type="float">
            <text:p>820,999</text:p>
          </table:table-cell>
          <table:table-cell office:value-type="float" office:value="7.2257" calcext:value-type="float">
            <text:p>7,2257</text:p>
          </table:table-cell>
          <table:table-cell table:formula="of:=LN([.B823])" office:value-type="float" office:value="1.97764411511852" calcext:value-type="float">
            <text:p>1,97764411511852</text:p>
          </table:table-cell>
        </table:table-row>
        <table:table-row table:style-name="ro1">
          <table:table-cell office:value-type="float" office:value="821.999" calcext:value-type="float">
            <text:p>821,999</text:p>
          </table:table-cell>
          <table:table-cell office:value-type="float" office:value="7.1634" calcext:value-type="float">
            <text:p>7,1634</text:p>
          </table:table-cell>
          <table:table-cell table:formula="of:=LN([.B824])" office:value-type="float" office:value="1.96898472859726" calcext:value-type="float">
            <text:p>1,96898472859726</text:p>
          </table:table-cell>
        </table:table-row>
        <table:table-row table:style-name="ro1">
          <table:table-cell office:value-type="float" office:value="822.999" calcext:value-type="float">
            <text:p>822,999</text:p>
          </table:table-cell>
          <table:table-cell office:value-type="float" office:value="7.1324" calcext:value-type="float">
            <text:p>7,1324</text:p>
          </table:table-cell>
          <table:table-cell table:formula="of:=LN([.B825])" office:value-type="float" office:value="1.96464778367775" calcext:value-type="float">
            <text:p>1,96464778367775</text:p>
          </table:table-cell>
        </table:table-row>
        <table:table-row table:style-name="ro1">
          <table:table-cell office:value-type="float" office:value="823.999" calcext:value-type="float">
            <text:p>823,999</text:p>
          </table:table-cell>
          <table:table-cell office:value-type="float" office:value="7.1165" calcext:value-type="float">
            <text:p>7,1165</text:p>
          </table:table-cell>
          <table:table-cell table:formula="of:=LN([.B826])" office:value-type="float" office:value="1.96241603152854" calcext:value-type="float">
            <text:p>1,96241603152854</text:p>
          </table:table-cell>
        </table:table-row>
        <table:table-row table:style-name="ro1">
          <table:table-cell office:value-type="float" office:value="824.999" calcext:value-type="float">
            <text:p>824,999</text:p>
          </table:table-cell>
          <table:table-cell office:value-type="float" office:value="7.1398" calcext:value-type="float">
            <text:p>7,1398</text:p>
          </table:table-cell>
          <table:table-cell table:formula="of:=LN([.B827])" office:value-type="float" office:value="1.96568476475469" calcext:value-type="float">
            <text:p>1,96568476475469</text:p>
          </table:table-cell>
        </table:table-row>
        <table:table-row table:style-name="ro1">
          <table:table-cell office:value-type="float" office:value="825.999" calcext:value-type="float">
            <text:p>825,999</text:p>
          </table:table-cell>
          <table:table-cell office:value-type="float" office:value="7.1267" calcext:value-type="float">
            <text:p>7,1267</text:p>
          </table:table-cell>
          <table:table-cell table:formula="of:=LN([.B828])" office:value-type="float" office:value="1.96384829418633" calcext:value-type="float">
            <text:p>1,96384829418633</text:p>
          </table:table-cell>
        </table:table-row>
        <table:table-row table:style-name="ro1">
          <table:table-cell office:value-type="float" office:value="826.999" calcext:value-type="float">
            <text:p>826,999</text:p>
          </table:table-cell>
          <table:table-cell office:value-type="float" office:value="7.1511" calcext:value-type="float">
            <text:p>7,1511</text:p>
          </table:table-cell>
          <table:table-cell table:formula="of:=LN([.B829])" office:value-type="float" office:value="1.96726619102666" calcext:value-type="float">
            <text:p>1,96726619102666</text:p>
          </table:table-cell>
        </table:table-row>
        <table:table-row table:style-name="ro1">
          <table:table-cell office:value-type="float" office:value="827.999" calcext:value-type="float">
            <text:p>827,999</text:p>
          </table:table-cell>
          <table:table-cell office:value-type="float" office:value="7.1236" calcext:value-type="float">
            <text:p>7,1236</text:p>
          </table:table-cell>
          <table:table-cell table:formula="of:=LN([.B830])" office:value-type="float" office:value="1.96341321561971" calcext:value-type="float">
            <text:p>1,96341321561971</text:p>
          </table:table-cell>
        </table:table-row>
        <table:table-row table:style-name="ro1">
          <table:table-cell office:value-type="float" office:value="828.999" calcext:value-type="float">
            <text:p>828,999</text:p>
          </table:table-cell>
          <table:table-cell office:value-type="float" office:value="7.0843" calcext:value-type="float">
            <text:p>7,0843</text:p>
          </table:table-cell>
          <table:table-cell table:formula="of:=LN([.B831])" office:value-type="float" office:value="1.95788106797929" calcext:value-type="float">
            <text:p>1,95788106797929</text:p>
          </table:table-cell>
        </table:table-row>
        <table:table-row table:style-name="ro1">
          <table:table-cell office:value-type="float" office:value="829.999" calcext:value-type="float">
            <text:p>829,999</text:p>
          </table:table-cell>
          <table:table-cell office:value-type="float" office:value="7.0782" calcext:value-type="float">
            <text:p>7,0782</text:p>
          </table:table-cell>
          <table:table-cell table:formula="of:=LN([.B832])" office:value-type="float" office:value="1.95701963809371" calcext:value-type="float">
            <text:p>1,95701963809371</text:p>
          </table:table-cell>
        </table:table-row>
        <table:table-row table:style-name="ro1">
          <table:table-cell office:value-type="float" office:value="830.999" calcext:value-type="float">
            <text:p>830,999</text:p>
          </table:table-cell>
          <table:table-cell office:value-type="float" office:value="7.084" calcext:value-type="float">
            <text:p>7,084</text:p>
          </table:table-cell>
          <table:table-cell table:formula="of:=LN([.B833])" office:value-type="float" office:value="1.95783871992059" calcext:value-type="float">
            <text:p>1,95783871992059</text:p>
          </table:table-cell>
        </table:table-row>
        <table:table-row table:style-name="ro1">
          <table:table-cell office:value-type="float" office:value="831.999" calcext:value-type="float">
            <text:p>831,999</text:p>
          </table:table-cell>
          <table:table-cell office:value-type="float" office:value="7.1122" calcext:value-type="float">
            <text:p>7,1122</text:p>
          </table:table-cell>
          <table:table-cell table:formula="of:=LN([.B834])" office:value-type="float" office:value="1.96181161930102" calcext:value-type="float">
            <text:p>1,96181161930102</text:p>
          </table:table-cell>
        </table:table-row>
        <table:table-row table:style-name="ro1">
          <table:table-cell office:value-type="float" office:value="832.999" calcext:value-type="float">
            <text:p>832,999</text:p>
          </table:table-cell>
          <table:table-cell office:value-type="float" office:value="7.1065" calcext:value-type="float">
            <text:p>7,1065</text:p>
          </table:table-cell>
          <table:table-cell table:formula="of:=LN([.B835])" office:value-type="float" office:value="1.96100985819693" calcext:value-type="float">
            <text:p>1,96100985819693</text:p>
          </table:table-cell>
        </table:table-row>
        <table:table-row table:style-name="ro1">
          <table:table-cell office:value-type="float" office:value="833.999" calcext:value-type="float">
            <text:p>833,999</text:p>
          </table:table-cell>
          <table:table-cell office:value-type="float" office:value="7.215" calcext:value-type="float">
            <text:p>7,215</text:p>
          </table:table-cell>
          <table:table-cell table:formula="of:=LN([.B836])" office:value-type="float" office:value="1.97616219222583" calcext:value-type="float">
            <text:p>1,97616219222583</text:p>
          </table:table-cell>
        </table:table-row>
        <table:table-row table:style-name="ro1">
          <table:table-cell office:value-type="float" office:value="834.999" calcext:value-type="float">
            <text:p>834,999</text:p>
          </table:table-cell>
          <table:table-cell office:value-type="float" office:value="7.2002" calcext:value-type="float">
            <text:p>7,2002</text:p>
          </table:table-cell>
          <table:table-cell table:formula="of:=LN([.B837])" office:value-type="float" office:value="1.97410880341399" calcext:value-type="float">
            <text:p>1,97410880341399</text:p>
          </table:table-cell>
        </table:table-row>
        <table:table-row table:style-name="ro1">
          <table:table-cell office:value-type="float" office:value="835.999" calcext:value-type="float">
            <text:p>835,999</text:p>
          </table:table-cell>
          <table:table-cell office:value-type="float" office:value="7.1506" calcext:value-type="float">
            <text:p>7,1506</text:p>
          </table:table-cell>
          <table:table-cell table:formula="of:=LN([.B838])" office:value-type="float" office:value="1.96719626926907" calcext:value-type="float">
            <text:p>1,96719626926907</text:p>
          </table:table-cell>
        </table:table-row>
        <table:table-row table:style-name="ro1">
          <table:table-cell office:value-type="float" office:value="836.999" calcext:value-type="float">
            <text:p>836,999</text:p>
          </table:table-cell>
          <table:table-cell office:value-type="float" office:value="7.124" calcext:value-type="float">
            <text:p>7,124</text:p>
          </table:table-cell>
          <table:table-cell table:formula="of:=LN([.B839])" office:value-type="float" office:value="1.96346936542742" calcext:value-type="float">
            <text:p>1,96346936542742</text:p>
          </table:table-cell>
        </table:table-row>
        <table:table-row table:style-name="ro1">
          <table:table-cell office:value-type="float" office:value="837.999" calcext:value-type="float">
            <text:p>837,999</text:p>
          </table:table-cell>
          <table:table-cell office:value-type="float" office:value="7.1071" calcext:value-type="float">
            <text:p>7,1071</text:p>
          </table:table-cell>
          <table:table-cell table:formula="of:=LN([.B840])" office:value-type="float" office:value="1.96109428438035" calcext:value-type="float">
            <text:p>1,96109428438035</text:p>
          </table:table-cell>
        </table:table-row>
        <table:table-row table:style-name="ro1">
          <table:table-cell office:value-type="float" office:value="838.999" calcext:value-type="float">
            <text:p>838,999</text:p>
          </table:table-cell>
          <table:table-cell office:value-type="float" office:value="7.109" calcext:value-type="float">
            <text:p>7,109</text:p>
          </table:table-cell>
          <table:table-cell table:formula="of:=LN([.B841])" office:value-type="float" office:value="1.96136158694735" calcext:value-type="float">
            <text:p>1,96136158694735</text:p>
          </table:table-cell>
        </table:table-row>
        <table:table-row table:style-name="ro1">
          <table:table-cell office:value-type="float" office:value="839.999" calcext:value-type="float">
            <text:p>839,999</text:p>
          </table:table-cell>
          <table:table-cell office:value-type="float" office:value="7.1412" calcext:value-type="float">
            <text:p>7,1412</text:p>
          </table:table-cell>
          <table:table-cell table:formula="of:=LN([.B842])" office:value-type="float" office:value="1.96588082945667" calcext:value-type="float">
            <text:p>1,96588082945667</text:p>
          </table:table-cell>
        </table:table-row>
        <table:table-row table:style-name="ro1">
          <table:table-cell office:value-type="float" office:value="840.999" calcext:value-type="float">
            <text:p>840,999</text:p>
          </table:table-cell>
          <table:table-cell office:value-type="float" office:value="7.1446" calcext:value-type="float">
            <text:p>7,1446</text:p>
          </table:table-cell>
          <table:table-cell table:formula="of:=LN([.B843])" office:value-type="float" office:value="1.96635682660967" calcext:value-type="float">
            <text:p>1,96635682660967</text:p>
          </table:table-cell>
        </table:table-row>
        <table:table-row table:style-name="ro1">
          <table:table-cell office:value-type="float" office:value="841.999" calcext:value-type="float">
            <text:p>841,999</text:p>
          </table:table-cell>
          <table:table-cell office:value-type="float" office:value="7.1575" calcext:value-type="float">
            <text:p>7,1575</text:p>
          </table:table-cell>
          <table:table-cell table:formula="of:=LN([.B844])" office:value-type="float" office:value="1.96816075799013" calcext:value-type="float">
            <text:p>1,96816075799013</text:p>
          </table:table-cell>
        </table:table-row>
        <table:table-row table:style-name="ro1">
          <table:table-cell office:value-type="float" office:value="842.999" calcext:value-type="float">
            <text:p>842,999</text:p>
          </table:table-cell>
          <table:table-cell office:value-type="float" office:value="7.1722" calcext:value-type="float">
            <text:p>7,1722</text:p>
          </table:table-cell>
          <table:table-cell table:formula="of:=LN([.B845])" office:value-type="float" office:value="1.97021244157828" calcext:value-type="float">
            <text:p>1,97021244157828</text:p>
          </table:table-cell>
        </table:table-row>
        <table:table-row table:style-name="ro1">
          <table:table-cell office:value-type="float" office:value="843.999" calcext:value-type="float">
            <text:p>843,999</text:p>
          </table:table-cell>
          <table:table-cell office:value-type="float" office:value="7.1718" calcext:value-type="float">
            <text:p>7,1718</text:p>
          </table:table-cell>
          <table:table-cell table:formula="of:=LN([.B846])" office:value-type="float" office:value="1.97015666912985" calcext:value-type="float">
            <text:p>1,97015666912985</text:p>
          </table:table-cell>
        </table:table-row>
        <table:table-row table:style-name="ro1">
          <table:table-cell office:value-type="float" office:value="844.999" calcext:value-type="float">
            <text:p>844,999</text:p>
          </table:table-cell>
          <table:table-cell office:value-type="float" office:value="7.1756" calcext:value-type="float">
            <text:p>7,1756</text:p>
          </table:table-cell>
          <table:table-cell table:formula="of:=LN([.B847])" office:value-type="float" office:value="1.9706863818428" calcext:value-type="float">
            <text:p>1,9706863818428</text:p>
          </table:table-cell>
        </table:table-row>
        <table:table-row table:style-name="ro1">
          <table:table-cell office:value-type="float" office:value="845.999" calcext:value-type="float">
            <text:p>845,999</text:p>
          </table:table-cell>
          <table:table-cell office:value-type="float" office:value="7.226" calcext:value-type="float">
            <text:p>7,226</text:p>
          </table:table-cell>
          <table:table-cell table:formula="of:=LN([.B848])" office:value-type="float" office:value="1.97768563272545" calcext:value-type="float">
            <text:p>1,97768563272545</text:p>
          </table:table-cell>
        </table:table-row>
        <table:table-row table:style-name="ro1">
          <table:table-cell office:value-type="float" office:value="846.999" calcext:value-type="float">
            <text:p>846,999</text:p>
          </table:table-cell>
          <table:table-cell office:value-type="float" office:value="7.1205" calcext:value-type="float">
            <text:p>7,1205</text:p>
          </table:table-cell>
          <table:table-cell table:formula="of:=LN([.B849])" office:value-type="float" office:value="1.96297794767735" calcext:value-type="float">
            <text:p>1,96297794767735</text:p>
          </table:table-cell>
        </table:table-row>
        <table:table-row table:style-name="ro1">
          <table:table-cell office:value-type="float" office:value="847.999" calcext:value-type="float">
            <text:p>847,999</text:p>
          </table:table-cell>
          <table:table-cell office:value-type="float" office:value="7.053" calcext:value-type="float">
            <text:p>7,053</text:p>
          </table:table-cell>
          <table:table-cell table:formula="of:=LN([.B850])" office:value-type="float" office:value="1.95345305822604" calcext:value-type="float">
            <text:p>1,95345305822604</text:p>
          </table:table-cell>
        </table:table-row>
        <table:table-row table:style-name="ro1">
          <table:table-cell office:value-type="float" office:value="848.999" calcext:value-type="float">
            <text:p>848,999</text:p>
          </table:table-cell>
          <table:table-cell office:value-type="float" office:value="7.1244" calcext:value-type="float">
            <text:p>7,1244</text:p>
          </table:table-cell>
          <table:table-cell table:formula="of:=LN([.B851])" office:value-type="float" office:value="1.96352551208249" calcext:value-type="float">
            <text:p>1,96352551208249</text:p>
          </table:table-cell>
        </table:table-row>
        <table:table-row table:style-name="ro1">
          <table:table-cell office:value-type="float" office:value="849.999" calcext:value-type="float">
            <text:p>849,999</text:p>
          </table:table-cell>
          <table:table-cell office:value-type="float" office:value="7.0939" calcext:value-type="float">
            <text:p>7,0939</text:p>
          </table:table-cell>
          <table:table-cell table:formula="of:=LN([.B852])" office:value-type="float" office:value="1.95923525983257" calcext:value-type="float">
            <text:p>1,95923525983257</text:p>
          </table:table-cell>
        </table:table-row>
        <table:table-row table:style-name="ro1">
          <table:table-cell office:value-type="float" office:value="850.999" calcext:value-type="float">
            <text:p>850,999</text:p>
          </table:table-cell>
          <table:table-cell office:value-type="float" office:value="7.0862" calcext:value-type="float">
            <text:p>7,0862</text:p>
          </table:table-cell>
          <table:table-cell table:formula="of:=LN([.B853])" office:value-type="float" office:value="1.95814923071333" calcext:value-type="float">
            <text:p>1,95814923071333</text:p>
          </table:table-cell>
        </table:table-row>
        <table:table-row table:style-name="ro1">
          <table:table-cell office:value-type="float" office:value="851.999" calcext:value-type="float">
            <text:p>851,999</text:p>
          </table:table-cell>
          <table:table-cell office:value-type="float" office:value="7.0874" calcext:value-type="float">
            <text:p>7,0874</text:p>
          </table:table-cell>
          <table:table-cell table:formula="of:=LN([.B854])" office:value-type="float" office:value="1.95831855960689" calcext:value-type="float">
            <text:p>1,95831855960689</text:p>
          </table:table-cell>
        </table:table-row>
        <table:table-row table:style-name="ro1">
          <table:table-cell office:value-type="float" office:value="852.999" calcext:value-type="float">
            <text:p>852,999</text:p>
          </table:table-cell>
          <table:table-cell office:value-type="float" office:value="7.076" calcext:value-type="float">
            <text:p>7,076</text:p>
          </table:table-cell>
          <table:table-cell table:formula="of:=LN([.B855])" office:value-type="float" office:value="1.95670877629754" calcext:value-type="float">
            <text:p>1,95670877629754</text:p>
          </table:table-cell>
        </table:table-row>
        <table:table-row table:style-name="ro1">
          <table:table-cell office:value-type="float" office:value="853.999" calcext:value-type="float">
            <text:p>853,999</text:p>
          </table:table-cell>
          <table:table-cell office:value-type="float" office:value="7.038" calcext:value-type="float">
            <text:p>7,038</text:p>
          </table:table-cell>
          <table:table-cell table:formula="of:=LN([.B856])" office:value-type="float" office:value="1.95132403889939" calcext:value-type="float">
            <text:p>1,95132403889939</text:p>
          </table:table-cell>
        </table:table-row>
        <table:table-row table:style-name="ro1">
          <table:table-cell office:value-type="float" office:value="854.999" calcext:value-type="float">
            <text:p>854,999</text:p>
          </table:table-cell>
          <table:table-cell office:value-type="float" office:value="7.0774" calcext:value-type="float">
            <text:p>7,0774</text:p>
          </table:table-cell>
          <table:table-cell table:formula="of:=LN([.B857])" office:value-type="float" office:value="1.95690660862116" calcext:value-type="float">
            <text:p>1,95690660862116</text:p>
          </table:table-cell>
        </table:table-row>
        <table:table-row table:style-name="ro1">
          <table:table-cell office:value-type="float" office:value="855.999" calcext:value-type="float">
            <text:p>855,999</text:p>
          </table:table-cell>
          <table:table-cell office:value-type="float" office:value="7.0415" calcext:value-type="float">
            <text:p>7,0415</text:p>
          </table:table-cell>
          <table:table-cell table:formula="of:=LN([.B858])" office:value-type="float" office:value="1.95182121565597" calcext:value-type="float">
            <text:p>1,95182121565597</text:p>
          </table:table-cell>
        </table:table-row>
        <table:table-row table:style-name="ro1">
          <table:table-cell office:value-type="float" office:value="856.999" calcext:value-type="float">
            <text:p>856,999</text:p>
          </table:table-cell>
          <table:table-cell office:value-type="float" office:value="7.0412" calcext:value-type="float">
            <text:p>7,0412</text:p>
          </table:table-cell>
          <table:table-cell table:formula="of:=LN([.B859])" office:value-type="float" office:value="1.95177861018968" calcext:value-type="float">
            <text:p>1,95177861018968</text:p>
          </table:table-cell>
        </table:table-row>
        <table:table-row table:style-name="ro1">
          <table:table-cell office:value-type="float" office:value="857.999" calcext:value-type="float">
            <text:p>857,999</text:p>
          </table:table-cell>
          <table:table-cell office:value-type="float" office:value="7.0269" calcext:value-type="float">
            <text:p>7,0269</text:p>
          </table:table-cell>
          <table:table-cell table:formula="of:=LN([.B860])" office:value-type="float" office:value="1.94974564128484" calcext:value-type="float">
            <text:p>1,94974564128484</text:p>
          </table:table-cell>
        </table:table-row>
        <table:table-row table:style-name="ro1">
          <table:table-cell office:value-type="float" office:value="858.999" calcext:value-type="float">
            <text:p>858,999</text:p>
          </table:table-cell>
          <table:table-cell office:value-type="float" office:value="7.0498" calcext:value-type="float">
            <text:p>7,0498</text:p>
          </table:table-cell>
          <table:table-cell table:formula="of:=LN([.B861])" office:value-type="float" office:value="1.95299924762745" calcext:value-type="float">
            <text:p>1,95299924762745</text:p>
          </table:table-cell>
        </table:table-row>
        <table:table-row table:style-name="ro1">
          <table:table-cell office:value-type="float" office:value="859.999" calcext:value-type="float">
            <text:p>859,999</text:p>
          </table:table-cell>
          <table:table-cell office:value-type="float" office:value="7.0626" calcext:value-type="float">
            <text:p>7,0626</text:p>
          </table:table-cell>
          <table:table-cell table:formula="of:=LN([.B862])" office:value-type="float" office:value="1.95481325566435" calcext:value-type="float">
            <text:p>1,95481325566435</text:p>
          </table:table-cell>
        </table:table-row>
        <table:table-row table:style-name="ro1">
          <table:table-cell office:value-type="float" office:value="860.999" calcext:value-type="float">
            <text:p>860,999</text:p>
          </table:table-cell>
          <table:table-cell office:value-type="float" office:value="7.0689" calcext:value-type="float">
            <text:p>7,0689</text:p>
          </table:table-cell>
          <table:table-cell table:formula="of:=LN([.B863])" office:value-type="float" office:value="1.9557048808163" calcext:value-type="float">
            <text:p>1,9557048808163</text:p>
          </table:table-cell>
        </table:table-row>
        <table:table-row table:style-name="ro1">
          <table:table-cell office:value-type="float" office:value="861.999" calcext:value-type="float">
            <text:p>861,999</text:p>
          </table:table-cell>
          <table:table-cell office:value-type="float" office:value="7.0751" calcext:value-type="float">
            <text:p>7,0751</text:p>
          </table:table-cell>
          <table:table-cell table:formula="of:=LN([.B864])" office:value-type="float" office:value="1.95658157770503" calcext:value-type="float">
            <text:p>1,95658157770503</text:p>
          </table:table-cell>
        </table:table-row>
        <table:table-row table:style-name="ro1">
          <table:table-cell office:value-type="float" office:value="862.999" calcext:value-type="float">
            <text:p>862,999</text:p>
          </table:table-cell>
          <table:table-cell office:value-type="float" office:value="7.0872" calcext:value-type="float">
            <text:p>7,0872</text:p>
          </table:table-cell>
          <table:table-cell table:formula="of:=LN([.B865])" office:value-type="float" office:value="1.95829034011569" calcext:value-type="float">
            <text:p>1,95829034011569</text:p>
          </table:table-cell>
        </table:table-row>
        <table:table-row table:style-name="ro1">
          <table:table-cell office:value-type="float" office:value="863.999" calcext:value-type="float">
            <text:p>863,999</text:p>
          </table:table-cell>
          <table:table-cell office:value-type="float" office:value="7.0676" calcext:value-type="float">
            <text:p>7,0676</text:p>
          </table:table-cell>
          <table:table-cell table:formula="of:=LN([.B866])" office:value-type="float" office:value="1.95552095976036" calcext:value-type="float">
            <text:p>1,95552095976036</text:p>
          </table:table-cell>
        </table:table-row>
        <table:table-row table:style-name="ro1">
          <table:table-cell office:value-type="float" office:value="864.999" calcext:value-type="float">
            <text:p>864,999</text:p>
          </table:table-cell>
          <table:table-cell office:value-type="float" office:value="7.0182" calcext:value-type="float">
            <text:p>7,0182</text:p>
          </table:table-cell>
          <table:table-cell table:formula="of:=LN([.B867])" office:value-type="float" office:value="1.94850677490258" calcext:value-type="float">
            <text:p>1,94850677490258</text:p>
          </table:table-cell>
        </table:table-row>
        <table:table-row table:style-name="ro1">
          <table:table-cell office:value-type="float" office:value="865.999" calcext:value-type="float">
            <text:p>865,999</text:p>
          </table:table-cell>
          <table:table-cell office:value-type="float" office:value="7.0264" calcext:value-type="float">
            <text:p>7,0264</text:p>
          </table:table-cell>
          <table:table-cell table:formula="of:=LN([.B868])" office:value-type="float" office:value="1.94967448362077" calcext:value-type="float">
            <text:p>1,94967448362077</text:p>
          </table:table-cell>
        </table:table-row>
        <table:table-row table:style-name="ro1">
          <table:table-cell office:value-type="float" office:value="866.999" calcext:value-type="float">
            <text:p>866,999</text:p>
          </table:table-cell>
          <table:table-cell office:value-type="float" office:value="7.0028" calcext:value-type="float">
            <text:p>7,0028</text:p>
          </table:table-cell>
          <table:table-cell table:formula="of:=LN([.B869])" office:value-type="float" office:value="1.94631006907664" calcext:value-type="float">
            <text:p>1,94631006907664</text:p>
          </table:table-cell>
        </table:table-row>
        <table:table-row table:style-name="ro1">
          <table:table-cell office:value-type="float" office:value="867.999" calcext:value-type="float">
            <text:p>867,999</text:p>
          </table:table-cell>
          <table:table-cell office:value-type="float" office:value="7.0159" calcext:value-type="float">
            <text:p>7,0159</text:p>
          </table:table-cell>
          <table:table-cell table:formula="of:=LN([.B870])" office:value-type="float" office:value="1.94817900183262" calcext:value-type="float">
            <text:p>1,94817900183262</text:p>
          </table:table-cell>
        </table:table-row>
        <table:table-row table:style-name="ro1">
          <table:table-cell office:value-type="float" office:value="868.999" calcext:value-type="float">
            <text:p>868,999</text:p>
          </table:table-cell>
          <table:table-cell office:value-type="float" office:value="6.9846" calcext:value-type="float">
            <text:p>6,9846</text:p>
          </table:table-cell>
          <table:table-cell table:formula="of:=LN([.B871])" office:value-type="float" office:value="1.94370772550011" calcext:value-type="float">
            <text:p>1,94370772550011</text:p>
          </table:table-cell>
        </table:table-row>
        <table:table-row table:style-name="ro1">
          <table:table-cell office:value-type="float" office:value="869.999" calcext:value-type="float">
            <text:p>869,999</text:p>
          </table:table-cell>
          <table:table-cell office:value-type="float" office:value="7.0159" calcext:value-type="float">
            <text:p>7,0159</text:p>
          </table:table-cell>
          <table:table-cell table:formula="of:=LN([.B872])" office:value-type="float" office:value="1.94817900183262" calcext:value-type="float">
            <text:p>1,94817900183262</text:p>
          </table:table-cell>
        </table:table-row>
        <table:table-row table:style-name="ro1">
          <table:table-cell office:value-type="float" office:value="870.999" calcext:value-type="float">
            <text:p>870,999</text:p>
          </table:table-cell>
          <table:table-cell office:value-type="float" office:value="7.0199" calcext:value-type="float">
            <text:p>7,0199</text:p>
          </table:table-cell>
          <table:table-cell table:formula="of:=LN([.B873])" office:value-type="float" office:value="1.94874897292201" calcext:value-type="float">
            <text:p>1,94874897292201</text:p>
          </table:table-cell>
        </table:table-row>
        <table:table-row table:style-name="ro1">
          <table:table-cell office:value-type="float" office:value="871.999" calcext:value-type="float">
            <text:p>871,999</text:p>
          </table:table-cell>
          <table:table-cell office:value-type="float" office:value="6.9794" calcext:value-type="float">
            <text:p>6,9794</text:p>
          </table:table-cell>
          <table:table-cell table:formula="of:=LN([.B874])" office:value-type="float" office:value="1.94296295319413" calcext:value-type="float">
            <text:p>1,94296295319413</text:p>
          </table:table-cell>
        </table:table-row>
        <table:table-row table:style-name="ro1">
          <table:table-cell office:value-type="float" office:value="872.999" calcext:value-type="float">
            <text:p>872,999</text:p>
          </table:table-cell>
          <table:table-cell office:value-type="float" office:value="7.0816" calcext:value-type="float">
            <text:p>7,0816</text:p>
          </table:table-cell>
          <table:table-cell table:formula="of:=LN([.B875])" office:value-type="float" office:value="1.95749987087459" calcext:value-type="float">
            <text:p>1,95749987087459</text:p>
          </table:table-cell>
        </table:table-row>
        <table:table-row table:style-name="ro1">
          <table:table-cell office:value-type="float" office:value="873.999" calcext:value-type="float">
            <text:p>873,999</text:p>
          </table:table-cell>
          <table:table-cell office:value-type="float" office:value="7.1015" calcext:value-type="float">
            <text:p>7,1015</text:p>
          </table:table-cell>
          <table:table-cell table:formula="of:=LN([.B876])" office:value-type="float" office:value="1.96030602933905" calcext:value-type="float">
            <text:p>1,96030602933905</text:p>
          </table:table-cell>
        </table:table-row>
        <table:table-row table:style-name="ro1">
          <table:table-cell office:value-type="float" office:value="874.999" calcext:value-type="float">
            <text:p>874,999</text:p>
          </table:table-cell>
          <table:table-cell office:value-type="float" office:value="7.0377" calcext:value-type="float">
            <text:p>7,0377</text:p>
          </table:table-cell>
          <table:table-cell table:formula="of:=LN([.B877])" office:value-type="float" office:value="1.95128141224494" calcext:value-type="float">
            <text:p>1,95128141224494</text:p>
          </table:table-cell>
        </table:table-row>
        <table:table-row table:style-name="ro1">
          <table:table-cell office:value-type="float" office:value="875.999" calcext:value-type="float">
            <text:p>875,999</text:p>
          </table:table-cell>
          <table:table-cell office:value-type="float" office:value="7.0121" calcext:value-type="float">
            <text:p>7,0121</text:p>
          </table:table-cell>
          <table:table-cell table:formula="of:=LN([.B878])" office:value-type="float" office:value="1.9476372282237" calcext:value-type="float">
            <text:p>1,9476372282237</text:p>
          </table:table-cell>
        </table:table-row>
        <table:table-row table:style-name="ro1">
          <table:table-cell office:value-type="float" office:value="876.999" calcext:value-type="float">
            <text:p>876,999</text:p>
          </table:table-cell>
          <table:table-cell office:value-type="float" office:value="7.0218" calcext:value-type="float">
            <text:p>7,0218</text:p>
          </table:table-cell>
          <table:table-cell table:formula="of:=LN([.B879])" office:value-type="float" office:value="1.94901959542664" calcext:value-type="float">
            <text:p>1,94901959542664</text:p>
          </table:table-cell>
        </table:table-row>
        <table:table-row table:style-name="ro1">
          <table:table-cell office:value-type="float" office:value="877.999" calcext:value-type="float">
            <text:p>877,999</text:p>
          </table:table-cell>
          <table:table-cell office:value-type="float" office:value="7.0159" calcext:value-type="float">
            <text:p>7,0159</text:p>
          </table:table-cell>
          <table:table-cell table:formula="of:=LN([.B880])" office:value-type="float" office:value="1.94817900183262" calcext:value-type="float">
            <text:p>1,94817900183262</text:p>
          </table:table-cell>
        </table:table-row>
        <table:table-row table:style-name="ro1">
          <table:table-cell office:value-type="float" office:value="878.999" calcext:value-type="float">
            <text:p>878,999</text:p>
          </table:table-cell>
          <table:table-cell office:value-type="float" office:value="6.989" calcext:value-type="float">
            <text:p>6,989</text:p>
          </table:table-cell>
          <table:table-cell table:formula="of:=LN([.B881])" office:value-type="float" office:value="1.94433748449499" calcext:value-type="float">
            <text:p>1,94433748449499</text:p>
          </table:table-cell>
        </table:table-row>
        <table:table-row table:style-name="ro1">
          <table:table-cell office:value-type="float" office:value="879.999" calcext:value-type="float">
            <text:p>879,999</text:p>
          </table:table-cell>
          <table:table-cell office:value-type="float" office:value="6.9644" calcext:value-type="float">
            <text:p>6,9644</text:p>
          </table:table-cell>
          <table:table-cell table:formula="of:=LN([.B882])" office:value-type="float" office:value="1.94081145851031" calcext:value-type="float">
            <text:p>1,94081145851031</text:p>
          </table:table-cell>
        </table:table-row>
        <table:table-row table:style-name="ro1">
          <table:table-cell office:value-type="float" office:value="880.999" calcext:value-type="float">
            <text:p>880,999</text:p>
          </table:table-cell>
          <table:table-cell office:value-type="float" office:value="6.9271" calcext:value-type="float">
            <text:p>6,9271</text:p>
          </table:table-cell>
          <table:table-cell table:formula="of:=LN([.B883])" office:value-type="float" office:value="1.93544125520016" calcext:value-type="float">
            <text:p>1,93544125520016</text:p>
          </table:table-cell>
        </table:table-row>
        <table:table-row table:style-name="ro1">
          <table:table-cell office:value-type="float" office:value="881.999" calcext:value-type="float">
            <text:p>881,999</text:p>
          </table:table-cell>
          <table:table-cell office:value-type="float" office:value="6.9381" calcext:value-type="float">
            <text:p>6,9381</text:p>
          </table:table-cell>
          <table:table-cell table:formula="of:=LN([.B884])" office:value-type="float" office:value="1.9370279618193" calcext:value-type="float">
            <text:p>1,9370279618193</text:p>
          </table:table-cell>
        </table:table-row>
        <table:table-row table:style-name="ro1">
          <table:table-cell office:value-type="float" office:value="882.999" calcext:value-type="float">
            <text:p>882,999</text:p>
          </table:table-cell>
          <table:table-cell office:value-type="float" office:value="6.9292" calcext:value-type="float">
            <text:p>6,9292</text:p>
          </table:table-cell>
          <table:table-cell table:formula="of:=LN([.B885])" office:value-type="float" office:value="1.93574436642265" calcext:value-type="float">
            <text:p>1,93574436642265</text:p>
          </table:table-cell>
        </table:table-row>
        <table:table-row table:style-name="ro1">
          <table:table-cell office:value-type="float" office:value="883.999" calcext:value-type="float">
            <text:p>883,999</text:p>
          </table:table-cell>
          <table:table-cell office:value-type="float" office:value="6.9054" calcext:value-type="float">
            <text:p>6,9054</text:p>
          </table:table-cell>
          <table:table-cell table:formula="of:=LN([.B886])" office:value-type="float" office:value="1.93230371422036" calcext:value-type="float">
            <text:p>1,93230371422036</text:p>
          </table:table-cell>
        </table:table-row>
        <table:table-row table:style-name="ro1">
          <table:table-cell office:value-type="float" office:value="884.999" calcext:value-type="float">
            <text:p>884,999</text:p>
          </table:table-cell>
          <table:table-cell office:value-type="float" office:value="6.9567" calcext:value-type="float">
            <text:p>6,9567</text:p>
          </table:table-cell>
          <table:table-cell table:formula="of:=LN([.B887])" office:value-type="float" office:value="1.93970522397636" calcext:value-type="float">
            <text:p>1,93970522397636</text:p>
          </table:table-cell>
        </table:table-row>
        <table:table-row table:style-name="ro1">
          <table:table-cell office:value-type="float" office:value="885.999" calcext:value-type="float">
            <text:p>885,999</text:p>
          </table:table-cell>
          <table:table-cell office:value-type="float" office:value="6.9929" calcext:value-type="float">
            <text:p>6,9929</text:p>
          </table:table-cell>
          <table:table-cell table:formula="of:=LN([.B888])" office:value-type="float" office:value="1.94489534860518" calcext:value-type="float">
            <text:p>1,94489534860518</text:p>
          </table:table-cell>
        </table:table-row>
        <table:table-row table:style-name="ro1">
          <table:table-cell office:value-type="float" office:value="886.999" calcext:value-type="float">
            <text:p>886,999</text:p>
          </table:table-cell>
          <table:table-cell office:value-type="float" office:value="6.9958" calcext:value-type="float">
            <text:p>6,9958</text:p>
          </table:table-cell>
          <table:table-cell table:formula="of:=LN([.B889])" office:value-type="float" office:value="1.94530996898328" calcext:value-type="float">
            <text:p>1,94530996898328</text:p>
          </table:table-cell>
        </table:table-row>
        <table:table-row table:style-name="ro1">
          <table:table-cell office:value-type="float" office:value="887.999" calcext:value-type="float">
            <text:p>887,999</text:p>
          </table:table-cell>
          <table:table-cell office:value-type="float" office:value="7.0175" calcext:value-type="float">
            <text:p>7,0175</text:p>
          </table:table-cell>
          <table:table-cell table:formula="of:=LN([.B890])" office:value-type="float" office:value="1.9484070292539" calcext:value-type="float">
            <text:p>1,9484070292539</text:p>
          </table:table-cell>
        </table:table-row>
        <table:table-row table:style-name="ro1">
          <table:table-cell office:value-type="float" office:value="888.999" calcext:value-type="float">
            <text:p>888,999</text:p>
          </table:table-cell>
          <table:table-cell office:value-type="float" office:value="7.1001" calcext:value-type="float">
            <text:p>7,1001</text:p>
          </table:table-cell>
          <table:table-cell table:formula="of:=LN([.B891])" office:value-type="float" office:value="1.96010886845513" calcext:value-type="float">
            <text:p>1,96010886845513</text:p>
          </table:table-cell>
        </table:table-row>
        <table:table-row table:style-name="ro1">
          <table:table-cell office:value-type="float" office:value="889.999" calcext:value-type="float">
            <text:p>889,999</text:p>
          </table:table-cell>
          <table:table-cell office:value-type="float" office:value="7.0444" calcext:value-type="float">
            <text:p>7,0444</text:p>
          </table:table-cell>
          <table:table-cell table:formula="of:=LN([.B892])" office:value-type="float" office:value="1.95223297493879" calcext:value-type="float">
            <text:p>1,95223297493879</text:p>
          </table:table-cell>
        </table:table-row>
        <table:table-row table:style-name="ro1">
          <table:table-cell office:value-type="float" office:value="890.999" calcext:value-type="float">
            <text:p>890,999</text:p>
          </table:table-cell>
          <table:table-cell office:value-type="float" office:value="7.0205" calcext:value-type="float">
            <text:p>7,0205</text:p>
          </table:table-cell>
          <table:table-cell table:formula="of:=LN([.B893])" office:value-type="float" office:value="1.94883444057256" calcext:value-type="float">
            <text:p>1,94883444057256</text:p>
          </table:table-cell>
        </table:table-row>
        <table:table-row table:style-name="ro1">
          <table:table-cell office:value-type="float" office:value="891.999" calcext:value-type="float">
            <text:p>891,999</text:p>
          </table:table-cell>
          <table:table-cell office:value-type="float" office:value="7.0636" calcext:value-type="float">
            <text:p>7,0636</text:p>
          </table:table-cell>
          <table:table-cell table:formula="of:=LN([.B894])" office:value-type="float" office:value="1.95495483655683" calcext:value-type="float">
            <text:p>1,95495483655683</text:p>
          </table:table-cell>
        </table:table-row>
        <table:table-row table:style-name="ro1">
          <table:table-cell office:value-type="float" office:value="892.999" calcext:value-type="float">
            <text:p>892,999</text:p>
          </table:table-cell>
          <table:table-cell office:value-type="float" office:value="7.061" calcext:value-type="float">
            <text:p>7,061</text:p>
          </table:table-cell>
          <table:table-cell table:formula="of:=LN([.B895])" office:value-type="float" office:value="1.95458668453421" calcext:value-type="float">
            <text:p>1,95458668453421</text:p>
          </table:table-cell>
        </table:table-row>
        <table:table-row table:style-name="ro1">
          <table:table-cell office:value-type="float" office:value="893.999" calcext:value-type="float">
            <text:p>893,999</text:p>
          </table:table-cell>
          <table:table-cell office:value-type="float" office:value="7.0547" calcext:value-type="float">
            <text:p>7,0547</text:p>
          </table:table-cell>
          <table:table-cell table:formula="of:=LN([.B896])" office:value-type="float" office:value="1.95369406136734" calcext:value-type="float">
            <text:p>1,95369406136734</text:p>
          </table:table-cell>
        </table:table-row>
        <table:table-row table:style-name="ro1">
          <table:table-cell office:value-type="float" office:value="894.999" calcext:value-type="float">
            <text:p>894,999</text:p>
          </table:table-cell>
          <table:table-cell office:value-type="float" office:value="7.0649" calcext:value-type="float">
            <text:p>7,0649</text:p>
          </table:table-cell>
          <table:table-cell table:formula="of:=LN([.B897])" office:value-type="float" office:value="1.95513886175465" calcext:value-type="float">
            <text:p>1,95513886175465</text:p>
          </table:table-cell>
        </table:table-row>
        <table:table-row table:style-name="ro1">
          <table:table-cell office:value-type="float" office:value="895.999" calcext:value-type="float">
            <text:p>895,999</text:p>
          </table:table-cell>
          <table:table-cell office:value-type="float" office:value="6.9868" calcext:value-type="float">
            <text:p>6,9868</text:p>
          </table:table-cell>
          <table:table-cell table:formula="of:=LN([.B898])" office:value-type="float" office:value="1.9440226545721" calcext:value-type="float">
            <text:p>1,9440226545721</text:p>
          </table:table-cell>
        </table:table-row>
        <table:table-row table:style-name="ro1">
          <table:table-cell office:value-type="float" office:value="896.999" calcext:value-type="float">
            <text:p>896,999</text:p>
          </table:table-cell>
          <table:table-cell office:value-type="float" office:value="6.9234" calcext:value-type="float">
            <text:p>6,9234</text:p>
          </table:table-cell>
          <table:table-cell table:formula="of:=LN([.B899])" office:value-type="float" office:value="1.93490697844654" calcext:value-type="float">
            <text:p>1,93490697844654</text:p>
          </table:table-cell>
        </table:table-row>
        <table:table-row table:style-name="ro1">
          <table:table-cell office:value-type="float" office:value="897.999" calcext:value-type="float">
            <text:p>897,999</text:p>
          </table:table-cell>
          <table:table-cell office:value-type="float" office:value="6.9092" calcext:value-type="float">
            <text:p>6,9092</text:p>
          </table:table-cell>
          <table:table-cell table:formula="of:=LN([.B900])" office:value-type="float" office:value="1.93285385683699" calcext:value-type="float">
            <text:p>1,93285385683699</text:p>
          </table:table-cell>
        </table:table-row>
        <table:table-row table:style-name="ro1">
          <table:table-cell office:value-type="float" office:value="898.999" calcext:value-type="float">
            <text:p>898,999</text:p>
          </table:table-cell>
          <table:table-cell office:value-type="float" office:value="6.9755" calcext:value-type="float">
            <text:p>6,9755</text:p>
          </table:table-cell>
          <table:table-cell table:formula="of:=LN([.B901])" office:value-type="float" office:value="1.94240400972603" calcext:value-type="float">
            <text:p>1,94240400972603</text:p>
          </table:table-cell>
        </table:table-row>
        <table:table-row table:style-name="ro1">
          <table:table-cell office:value-type="float" office:value="899.999" calcext:value-type="float">
            <text:p>899,999</text:p>
          </table:table-cell>
          <table:table-cell office:value-type="float" office:value="6.9365" calcext:value-type="float">
            <text:p>6,9365</text:p>
          </table:table-cell>
          <table:table-cell table:formula="of:=LN([.B902])" office:value-type="float" office:value="1.93679732453864" calcext:value-type="float">
            <text:p>1,93679732453864</text:p>
          </table:table-cell>
        </table:table-row>
        <table:table-row table:style-name="ro1">
          <table:table-cell office:value-type="float" office:value="900.999" calcext:value-type="float">
            <text:p>900,999</text:p>
          </table:table-cell>
          <table:table-cell office:value-type="float" office:value="6.8699" calcext:value-type="float">
            <text:p>6,8699</text:p>
          </table:table-cell>
          <table:table-cell table:formula="of:=LN([.B903])" office:value-type="float" office:value="1.92714955008756" calcext:value-type="float">
            <text:p>1,92714955008756</text:p>
          </table:table-cell>
        </table:table-row>
        <table:table-row table:style-name="ro1">
          <table:table-cell office:value-type="float" office:value="901.999" calcext:value-type="float">
            <text:p>901,999</text:p>
          </table:table-cell>
          <table:table-cell office:value-type="float" office:value="6.8173" calcext:value-type="float">
            <text:p>6,8173</text:p>
          </table:table-cell>
          <table:table-cell table:formula="of:=LN([.B904])" office:value-type="float" office:value="1.91946349904033" calcext:value-type="float">
            <text:p>1,91946349904033</text:p>
          </table:table-cell>
        </table:table-row>
        <table:table-row table:style-name="ro1">
          <table:table-cell office:value-type="float" office:value="902.999" calcext:value-type="float">
            <text:p>902,999</text:p>
          </table:table-cell>
          <table:table-cell office:value-type="float" office:value="6.7998" calcext:value-type="float">
            <text:p>6,7998</text:p>
          </table:table-cell>
          <table:table-cell table:formula="of:=LN([.B905])" office:value-type="float" office:value="1.91689319998482" calcext:value-type="float">
            <text:p>1,91689319998482</text:p>
          </table:table-cell>
        </table:table-row>
        <table:table-row table:style-name="ro1">
          <table:table-cell office:value-type="float" office:value="903.999" calcext:value-type="float">
            <text:p>903,999</text:p>
          </table:table-cell>
          <table:table-cell office:value-type="float" office:value="6.8432" calcext:value-type="float">
            <text:p>6,8432</text:p>
          </table:table-cell>
          <table:table-cell table:formula="of:=LN([.B906])" office:value-type="float" office:value="1.92325545849051" calcext:value-type="float">
            <text:p>1,92325545849051</text:p>
          </table:table-cell>
        </table:table-row>
        <table:table-row table:style-name="ro1">
          <table:table-cell office:value-type="float" office:value="904.999" calcext:value-type="float">
            <text:p>904,999</text:p>
          </table:table-cell>
          <table:table-cell office:value-type="float" office:value="6.9061" calcext:value-type="float">
            <text:p>6,9061</text:p>
          </table:table-cell>
          <table:table-cell table:formula="of:=LN([.B907])" office:value-type="float" office:value="1.93240507902514" calcext:value-type="float">
            <text:p>1,93240507902514</text:p>
          </table:table-cell>
        </table:table-row>
        <table:table-row table:style-name="ro1">
          <table:table-cell office:value-type="float" office:value="905.999" calcext:value-type="float">
            <text:p>905,999</text:p>
          </table:table-cell>
          <table:table-cell office:value-type="float" office:value="6.919" calcext:value-type="float">
            <text:p>6,919</text:p>
          </table:table-cell>
          <table:table-cell table:formula="of:=LN([.B908])" office:value-type="float" office:value="1.93427125051667" calcext:value-type="float">
            <text:p>1,93427125051667</text:p>
          </table:table-cell>
        </table:table-row>
        <table:table-row table:style-name="ro1">
          <table:table-cell office:value-type="float" office:value="906.999" calcext:value-type="float">
            <text:p>906,999</text:p>
          </table:table-cell>
          <table:table-cell office:value-type="float" office:value="6.9158" calcext:value-type="float">
            <text:p>6,9158</text:p>
          </table:table-cell>
          <table:table-cell table:formula="of:=LN([.B909])" office:value-type="float" office:value="1.93380864895293" calcext:value-type="float">
            <text:p>1,93380864895293</text:p>
          </table:table-cell>
        </table:table-row>
        <table:table-row table:style-name="ro1">
          <table:table-cell office:value-type="float" office:value="907.999" calcext:value-type="float">
            <text:p>907,999</text:p>
          </table:table-cell>
          <table:table-cell office:value-type="float" office:value="6.9804" calcext:value-type="float">
            <text:p>6,9804</text:p>
          </table:table-cell>
          <table:table-cell table:formula="of:=LN([.B910])" office:value-type="float" office:value="1.94310622172258" calcext:value-type="float">
            <text:p>1,94310622172258</text:p>
          </table:table-cell>
        </table:table-row>
        <table:table-row table:style-name="ro1">
          <table:table-cell office:value-type="float" office:value="908.999" calcext:value-type="float">
            <text:p>908,999</text:p>
          </table:table-cell>
          <table:table-cell office:value-type="float" office:value="6.9983" calcext:value-type="float">
            <text:p>6,9983</text:p>
          </table:table-cell>
          <table:table-cell table:formula="of:=LN([.B911])" office:value-type="float" office:value="1.94566726241788" calcext:value-type="float">
            <text:p>1,94566726241788</text:p>
          </table:table-cell>
        </table:table-row>
        <table:table-row table:style-name="ro1">
          <table:table-cell office:value-type="float" office:value="909.999" calcext:value-type="float">
            <text:p>909,999</text:p>
          </table:table-cell>
          <table:table-cell office:value-type="float" office:value="6.9833" calcext:value-type="float">
            <text:p>6,9833</text:p>
          </table:table-cell>
          <table:table-cell table:formula="of:=LN([.B912])" office:value-type="float" office:value="1.94352158441896" calcext:value-type="float">
            <text:p>1,94352158441896</text:p>
          </table:table-cell>
        </table:table-row>
        <table:table-row table:style-name="ro1">
          <table:table-cell office:value-type="float" office:value="910.999" calcext:value-type="float">
            <text:p>910,999</text:p>
          </table:table-cell>
          <table:table-cell office:value-type="float" office:value="6.9596" calcext:value-type="float">
            <text:p>6,9596</text:p>
          </table:table-cell>
          <table:table-cell table:formula="of:=LN([.B913])" office:value-type="float" office:value="1.94012200143042" calcext:value-type="float">
            <text:p>1,94012200143042</text:p>
          </table:table-cell>
        </table:table-row>
        <table:table-row table:style-name="ro1">
          <table:table-cell office:value-type="float" office:value="911.999" calcext:value-type="float">
            <text:p>911,999</text:p>
          </table:table-cell>
          <table:table-cell office:value-type="float" office:value="6.9001" calcext:value-type="float">
            <text:p>6,9001</text:p>
          </table:table-cell>
          <table:table-cell table:formula="of:=LN([.B914])" office:value-type="float" office:value="1.93153590425182" calcext:value-type="float">
            <text:p>1,93153590425182</text:p>
          </table:table-cell>
        </table:table-row>
        <table:table-row table:style-name="ro1">
          <table:table-cell office:value-type="float" office:value="912.999" calcext:value-type="float">
            <text:p>912,999</text:p>
          </table:table-cell>
          <table:table-cell office:value-type="float" office:value="6.8319" calcext:value-type="float">
            <text:p>6,8319</text:p>
          </table:table-cell>
          <table:table-cell table:formula="of:=LN([.B915])" office:value-type="float" office:value="1.9216028193768" calcext:value-type="float">
            <text:p>1,9216028193768</text:p>
          </table:table-cell>
        </table:table-row>
        <table:table-row table:style-name="ro1">
          <table:table-cell office:value-type="float" office:value="913.999" calcext:value-type="float">
            <text:p>913,999</text:p>
          </table:table-cell>
          <table:table-cell office:value-type="float" office:value="6.8191" calcext:value-type="float">
            <text:p>6,8191</text:p>
          </table:table-cell>
          <table:table-cell table:formula="of:=LN([.B916])" office:value-type="float" office:value="1.91972749833787" calcext:value-type="float">
            <text:p>1,91972749833787</text:p>
          </table:table-cell>
        </table:table-row>
        <table:table-row table:style-name="ro1">
          <table:table-cell office:value-type="float" office:value="914.999" calcext:value-type="float">
            <text:p>914,999</text:p>
          </table:table-cell>
          <table:table-cell office:value-type="float" office:value="6.825" calcext:value-type="float">
            <text:p>6,825</text:p>
          </table:table-cell>
          <table:table-cell table:formula="of:=LN([.B917])" office:value-type="float" office:value="1.92059234107102" calcext:value-type="float">
            <text:p>1,92059234107102</text:p>
          </table:table-cell>
        </table:table-row>
        <table:table-row table:style-name="ro1">
          <table:table-cell office:value-type="float" office:value="915.999" calcext:value-type="float">
            <text:p>915,999</text:p>
          </table:table-cell>
          <table:table-cell office:value-type="float" office:value="6.8151" calcext:value-type="float">
            <text:p>6,8151</text:p>
          </table:table-cell>
          <table:table-cell table:formula="of:=LN([.B918])" office:value-type="float" office:value="1.91914073855515" calcext:value-type="float">
            <text:p>1,91914073855515</text:p>
          </table:table-cell>
        </table:table-row>
        <table:table-row table:style-name="ro1">
          <table:table-cell office:value-type="float" office:value="916.999" calcext:value-type="float">
            <text:p>916,999</text:p>
          </table:table-cell>
          <table:table-cell office:value-type="float" office:value="6.8337" calcext:value-type="float">
            <text:p>6,8337</text:p>
          </table:table-cell>
          <table:table-cell table:formula="of:=LN([.B919])" office:value-type="float" office:value="1.92186625457327" calcext:value-type="float">
            <text:p>1,92186625457327</text:p>
          </table:table-cell>
        </table:table-row>
        <table:table-row table:style-name="ro1">
          <table:table-cell office:value-type="float" office:value="917.999" calcext:value-type="float">
            <text:p>917,999</text:p>
          </table:table-cell>
          <table:table-cell office:value-type="float" office:value="6.8222" calcext:value-type="float">
            <text:p>6,8222</text:p>
          </table:table-cell>
          <table:table-cell table:formula="of:=LN([.B920])" office:value-type="float" office:value="1.92018200048258" calcext:value-type="float">
            <text:p>1,92018200048258</text:p>
          </table:table-cell>
        </table:table-row>
        <table:table-row table:style-name="ro1">
          <table:table-cell office:value-type="float" office:value="918.999" calcext:value-type="float">
            <text:p>918,999</text:p>
          </table:table-cell>
          <table:table-cell office:value-type="float" office:value="6.7866" calcext:value-type="float">
            <text:p>6,7866</text:p>
          </table:table-cell>
          <table:table-cell table:formula="of:=LN([.B921])" office:value-type="float" office:value="1.91495007978325" calcext:value-type="float">
            <text:p>1,91495007978325</text:p>
          </table:table-cell>
        </table:table-row>
        <table:table-row table:style-name="ro1">
          <table:table-cell office:value-type="float" office:value="919.999" calcext:value-type="float">
            <text:p>919,999</text:p>
          </table:table-cell>
          <table:table-cell office:value-type="float" office:value="6.7837" calcext:value-type="float">
            <text:p>6,7837</text:p>
          </table:table-cell>
          <table:table-cell table:formula="of:=LN([.B922])" office:value-type="float" office:value="1.91452267581368" calcext:value-type="float">
            <text:p>1,91452267581368</text:p>
          </table:table-cell>
        </table:table-row>
        <table:table-row table:style-name="ro1">
          <table:table-cell office:value-type="float" office:value="920.999" calcext:value-type="float">
            <text:p>920,999</text:p>
          </table:table-cell>
          <table:table-cell office:value-type="float" office:value="6.8234" calcext:value-type="float">
            <text:p>6,8234</text:p>
          </table:table-cell>
          <table:table-cell table:formula="of:=LN([.B923])" office:value-type="float" office:value="1.92035788135306" calcext:value-type="float">
            <text:p>1,92035788135306</text:p>
          </table:table-cell>
        </table:table-row>
        <table:table-row table:style-name="ro1">
          <table:table-cell office:value-type="float" office:value="921.999" calcext:value-type="float">
            <text:p>921,999</text:p>
          </table:table-cell>
          <table:table-cell office:value-type="float" office:value="6.7918" calcext:value-type="float">
            <text:p>6,7918</text:p>
          </table:table-cell>
          <table:table-cell table:formula="of:=LN([.B924])" office:value-type="float" office:value="1.91571600216795" calcext:value-type="float">
            <text:p>1,91571600216795</text:p>
          </table:table-cell>
        </table:table-row>
        <table:table-row table:style-name="ro1">
          <table:table-cell office:value-type="float" office:value="922.999" calcext:value-type="float">
            <text:p>922,999</text:p>
          </table:table-cell>
          <table:table-cell office:value-type="float" office:value="6.7678" calcext:value-type="float">
            <text:p>6,7678</text:p>
          </table:table-cell>
          <table:table-cell table:formula="of:=LN([.B925])" office:value-type="float" office:value="1.91217607103986" calcext:value-type="float">
            <text:p>1,91217607103986</text:p>
          </table:table-cell>
        </table:table-row>
        <table:table-row table:style-name="ro1">
          <table:table-cell office:value-type="float" office:value="923.999" calcext:value-type="float">
            <text:p>923,999</text:p>
          </table:table-cell>
          <table:table-cell office:value-type="float" office:value="6.8013" calcext:value-type="float">
            <text:p>6,8013</text:p>
          </table:table-cell>
          <table:table-cell table:formula="of:=LN([.B926])" office:value-type="float" office:value="1.91711377038076" calcext:value-type="float">
            <text:p>1,91711377038076</text:p>
          </table:table-cell>
        </table:table-row>
        <table:table-row table:style-name="ro1">
          <table:table-cell office:value-type="float" office:value="924.999" calcext:value-type="float">
            <text:p>924,999</text:p>
          </table:table-cell>
          <table:table-cell office:value-type="float" office:value="6.7281" calcext:value-type="float">
            <text:p>6,7281</text:p>
          </table:table-cell>
          <table:table-cell table:formula="of:=LN([.B927])" office:value-type="float" office:value="1.90629278581822" calcext:value-type="float">
            <text:p>1,90629278581822</text:p>
          </table:table-cell>
        </table:table-row>
        <table:table-row table:style-name="ro1">
          <table:table-cell office:value-type="float" office:value="925.999" calcext:value-type="float">
            <text:p>925,999</text:p>
          </table:table-cell>
          <table:table-cell office:value-type="float" office:value="6.6919" calcext:value-type="float">
            <text:p>6,6919</text:p>
          </table:table-cell>
          <table:table-cell table:formula="of:=LN([.B928])" office:value-type="float" office:value="1.90089783979715" calcext:value-type="float">
            <text:p>1,90089783979715</text:p>
          </table:table-cell>
        </table:table-row>
        <table:table-row table:style-name="ro1">
          <table:table-cell office:value-type="float" office:value="926.999" calcext:value-type="float">
            <text:p>926,999</text:p>
          </table:table-cell>
          <table:table-cell office:value-type="float" office:value="6.7067" calcext:value-type="float">
            <text:p>6,7067</text:p>
          </table:table-cell>
          <table:table-cell table:formula="of:=LN([.B929])" office:value-type="float" office:value="1.90310702673" calcext:value-type="float">
            <text:p>1,90310702673</text:p>
          </table:table-cell>
        </table:table-row>
        <table:table-row table:style-name="ro1">
          <table:table-cell office:value-type="float" office:value="927.999" calcext:value-type="float">
            <text:p>927,999</text:p>
          </table:table-cell>
          <table:table-cell office:value-type="float" office:value="6.7275" calcext:value-type="float">
            <text:p>6,7275</text:p>
          </table:table-cell>
          <table:table-cell table:formula="of:=LN([.B930])" office:value-type="float" office:value="1.90620360361892" calcext:value-type="float">
            <text:p>1,90620360361892</text:p>
          </table:table-cell>
        </table:table-row>
        <table:table-row table:style-name="ro1">
          <table:table-cell office:value-type="float" office:value="928.999" calcext:value-type="float">
            <text:p>928,999</text:p>
          </table:table-cell>
          <table:table-cell office:value-type="float" office:value="6.7535" calcext:value-type="float">
            <text:p>6,7535</text:p>
          </table:table-cell>
          <table:table-cell table:formula="of:=LN([.B931])" office:value-type="float" office:value="1.91006088901868" calcext:value-type="float">
            <text:p>1,91006088901868</text:p>
          </table:table-cell>
        </table:table-row>
        <table:table-row table:style-name="ro1">
          <table:table-cell office:value-type="float" office:value="929.999" calcext:value-type="float">
            <text:p>929,999</text:p>
          </table:table-cell>
          <table:table-cell office:value-type="float" office:value="6.77" calcext:value-type="float">
            <text:p>6,77</text:p>
          </table:table-cell>
          <table:table-cell table:formula="of:=LN([.B932])" office:value-type="float" office:value="1.91250108692418" calcext:value-type="float">
            <text:p>1,91250108692418</text:p>
          </table:table-cell>
        </table:table-row>
        <table:table-row table:style-name="ro1">
          <table:table-cell office:value-type="float" office:value="930.999" calcext:value-type="float">
            <text:p>930,999</text:p>
          </table:table-cell>
          <table:table-cell office:value-type="float" office:value="6.7144" calcext:value-type="float">
            <text:p>6,7144</text:p>
          </table:table-cell>
          <table:table-cell table:formula="of:=LN([.B933])" office:value-type="float" office:value="1.90425447378648" calcext:value-type="float">
            <text:p>1,90425447378648</text:p>
          </table:table-cell>
        </table:table-row>
        <table:table-row table:style-name="ro1">
          <table:table-cell office:value-type="float" office:value="931.999" calcext:value-type="float">
            <text:p>931,999</text:p>
          </table:table-cell>
          <table:table-cell office:value-type="float" office:value="6.6838" calcext:value-type="float">
            <text:p>6,6838</text:p>
          </table:table-cell>
          <table:table-cell table:formula="of:=LN([.B934])" office:value-type="float" office:value="1.8996866880832" calcext:value-type="float">
            <text:p>1,8996866880832</text:p>
          </table:table-cell>
        </table:table-row>
        <table:table-row table:style-name="ro1">
          <table:table-cell office:value-type="float" office:value="932.999" calcext:value-type="float">
            <text:p>932,999</text:p>
          </table:table-cell>
          <table:table-cell office:value-type="float" office:value="6.7153" calcext:value-type="float">
            <text:p>6,7153</text:p>
          </table:table-cell>
          <table:table-cell table:formula="of:=LN([.B935])" office:value-type="float" office:value="1.90438850507554" calcext:value-type="float">
            <text:p>1,90438850507554</text:p>
          </table:table-cell>
        </table:table-row>
        <table:table-row table:style-name="ro1">
          <table:table-cell office:value-type="float" office:value="933.999" calcext:value-type="float">
            <text:p>933,999</text:p>
          </table:table-cell>
          <table:table-cell office:value-type="float" office:value="6.6627" calcext:value-type="float">
            <text:p>6,6627</text:p>
          </table:table-cell>
          <table:table-cell table:formula="of:=LN([.B936])" office:value-type="float" office:value="1.89652480780314" calcext:value-type="float">
            <text:p>1,89652480780314</text:p>
          </table:table-cell>
        </table:table-row>
        <table:table-row table:style-name="ro1">
          <table:table-cell office:value-type="float" office:value="934.999" calcext:value-type="float">
            <text:p>934,999</text:p>
          </table:table-cell>
          <table:table-cell office:value-type="float" office:value="6.6134" calcext:value-type="float">
            <text:p>6,6134</text:p>
          </table:table-cell>
          <table:table-cell table:formula="of:=LN([.B937])" office:value-type="float" office:value="1.88909789378297" calcext:value-type="float">
            <text:p>1,88909789378297</text:p>
          </table:table-cell>
        </table:table-row>
        <table:table-row table:style-name="ro1">
          <table:table-cell office:value-type="float" office:value="935.999" calcext:value-type="float">
            <text:p>935,999</text:p>
          </table:table-cell>
          <table:table-cell office:value-type="float" office:value="6.6375" calcext:value-type="float">
            <text:p>6,6375</text:p>
          </table:table-cell>
          <table:table-cell table:formula="of:=LN([.B938])" office:value-type="float" office:value="1.89273538656806" calcext:value-type="float">
            <text:p>1,89273538656806</text:p>
          </table:table-cell>
        </table:table-row>
        <table:table-row table:style-name="ro1">
          <table:table-cell office:value-type="float" office:value="936.999" calcext:value-type="float">
            <text:p>936,999</text:p>
          </table:table-cell>
          <table:table-cell office:value-type="float" office:value="6.6529" calcext:value-type="float">
            <text:p>6,6529</text:p>
          </table:table-cell>
          <table:table-cell table:formula="of:=LN([.B939])" office:value-type="float" office:value="1.89505284983362" calcext:value-type="float">
            <text:p>1,89505284983362</text:p>
          </table:table-cell>
        </table:table-row>
        <table:table-row table:style-name="ro1">
          <table:table-cell office:value-type="float" office:value="937.999" calcext:value-type="float">
            <text:p>937,999</text:p>
          </table:table-cell>
          <table:table-cell office:value-type="float" office:value="6.6577" calcext:value-type="float">
            <text:p>6,6577</text:p>
          </table:table-cell>
          <table:table-cell table:formula="of:=LN([.B940])" office:value-type="float" office:value="1.89577407956152" calcext:value-type="float">
            <text:p>1,89577407956152</text:p>
          </table:table-cell>
        </table:table-row>
        <table:table-row table:style-name="ro1">
          <table:table-cell office:value-type="float" office:value="938.999" calcext:value-type="float">
            <text:p>938,999</text:p>
          </table:table-cell>
          <table:table-cell office:value-type="float" office:value="6.639" calcext:value-type="float">
            <text:p>6,639</text:p>
          </table:table-cell>
          <table:table-cell table:formula="of:=LN([.B941])" office:value-type="float" office:value="1.89296134973702" calcext:value-type="float">
            <text:p>1,8929613497370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716" calcext:value-type="float">
            <text:p>6,6716</text:p>
          </table:table-cell>
          <table:table-cell table:formula="of:=LN([.B942])" office:value-type="float" office:value="1.89785971122088" calcext:value-type="float">
            <text:p>1,89785971122088</text:p>
          </table:table-cell>
        </table:table-row>
        <table:table-row table:style-name="ro1">
          <table:table-cell office:value-type="float" office:value="940.999" calcext:value-type="float">
            <text:p>940,999</text:p>
          </table:table-cell>
          <table:table-cell office:value-type="float" office:value="6.6503" calcext:value-type="float">
            <text:p>6,6503</text:p>
          </table:table-cell>
          <table:table-cell table:formula="of:=LN([.B943])" office:value-type="float" office:value="1.89466196643217" calcext:value-type="float">
            <text:p>1,89466196643217</text:p>
          </table:table-cell>
        </table:table-row>
        <table:table-row table:style-name="ro1">
          <table:table-cell office:value-type="float" office:value="941.999" calcext:value-type="float">
            <text:p>941,999</text:p>
          </table:table-cell>
          <table:table-cell office:value-type="float" office:value="6.6285" calcext:value-type="float">
            <text:p>6,6285</text:p>
          </table:table-cell>
          <table:table-cell table:formula="of:=LN([.B944])" office:value-type="float" office:value="1.89137853425677" calcext:value-type="float">
            <text:p>1,89137853425677</text:p>
          </table:table-cell>
        </table:table-row>
        <table:table-row table:style-name="ro1">
          <table:table-cell office:value-type="float" office:value="942.999" calcext:value-type="float">
            <text:p>942,999</text:p>
          </table:table-cell>
          <table:table-cell office:value-type="float" office:value="6.6302" calcext:value-type="float">
            <text:p>6,6302</text:p>
          </table:table-cell>
          <table:table-cell table:formula="of:=LN([.B945])" office:value-type="float" office:value="1.89163496965531" calcext:value-type="float">
            <text:p>1,89163496965531</text:p>
          </table:table-cell>
        </table:table-row>
        <table:table-row table:style-name="ro1">
          <table:table-cell office:value-type="float" office:value="943.999" calcext:value-type="float">
            <text:p>943,999</text:p>
          </table:table-cell>
          <table:table-cell office:value-type="float" office:value="6.6304" calcext:value-type="float">
            <text:p>6,6304</text:p>
          </table:table-cell>
          <table:table-cell table:formula="of:=LN([.B946])" office:value-type="float" office:value="1.89166513420292" calcext:value-type="float">
            <text:p>1,89166513420292</text:p>
          </table:table-cell>
        </table:table-row>
        <table:table-row table:style-name="ro1">
          <table:table-cell office:value-type="float" office:value="944.999" calcext:value-type="float">
            <text:p>944,999</text:p>
          </table:table-cell>
          <table:table-cell office:value-type="float" office:value="6.6218" calcext:value-type="float">
            <text:p>6,6218</text:p>
          </table:table-cell>
          <table:table-cell table:formula="of:=LN([.B947])" office:value-type="float" office:value="1.89036723631317" calcext:value-type="float">
            <text:p>1,89036723631317</text:p>
          </table:table-cell>
        </table:table-row>
        <table:table-row table:style-name="ro1">
          <table:table-cell office:value-type="float" office:value="945.999" calcext:value-type="float">
            <text:p>945,999</text:p>
          </table:table-cell>
          <table:table-cell office:value-type="float" office:value="6.6412" calcext:value-type="float">
            <text:p>6,6412</text:p>
          </table:table-cell>
          <table:table-cell table:formula="of:=LN([.B948])" office:value-type="float" office:value="1.89329267005149" calcext:value-type="float">
            <text:p>1,8932926700514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642" calcext:value-type="float">
            <text:p>6,6642</text:p>
          </table:table-cell>
          <table:table-cell table:formula="of:=LN([.B949])" office:value-type="float" office:value="1.89674991641899" calcext:value-type="float">
            <text:p>1,89674991641899</text:p>
          </table:table-cell>
        </table:table-row>
        <table:table-row table:style-name="ro1">
          <table:table-cell office:value-type="float" office:value="947.999" calcext:value-type="float">
            <text:p>947,999</text:p>
          </table:table-cell>
          <table:table-cell office:value-type="float" office:value="6.6324" calcext:value-type="float">
            <text:p>6,6324</text:p>
          </table:table-cell>
          <table:table-cell table:formula="of:=LN([.B950])" office:value-type="float" office:value="1.89196672964508" calcext:value-type="float">
            <text:p>1,89196672964508</text:p>
          </table:table-cell>
        </table:table-row>
        <table:table-row table:style-name="ro1">
          <table:table-cell office:value-type="float" office:value="948.999" calcext:value-type="float">
            <text:p>948,999</text:p>
          </table:table-cell>
          <table:table-cell office:value-type="float" office:value="6.6261" calcext:value-type="float">
            <text:p>6,6261</text:p>
          </table:table-cell>
          <table:table-cell table:formula="of:=LN([.B951])" office:value-type="float" office:value="1.8910163958254" calcext:value-type="float">
            <text:p>1,8910163958254</text:p>
          </table:table-cell>
        </table:table-row>
        <table:table-row table:style-name="ro1">
          <table:table-cell office:value-type="float" office:value="949.999" calcext:value-type="float">
            <text:p>949,999</text:p>
          </table:table-cell>
          <table:table-cell office:value-type="float" office:value="6.6191" calcext:value-type="float">
            <text:p>6,6191</text:p>
          </table:table-cell>
          <table:table-cell table:formula="of:=LN([.B952])" office:value-type="float" office:value="1.88995940904502" calcext:value-type="float">
            <text:p>1,88995940904502</text:p>
          </table:table-cell>
        </table:table-row>
        <table:table-row table:style-name="ro1">
          <table:table-cell office:value-type="float" office:value="950.999" calcext:value-type="float">
            <text:p>950,999</text:p>
          </table:table-cell>
          <table:table-cell office:value-type="float" office:value="6.638" calcext:value-type="float">
            <text:p>6,638</text:p>
          </table:table-cell>
          <table:table-cell table:formula="of:=LN([.B953])" office:value-type="float" office:value="1.89281071329778" calcext:value-type="float">
            <text:p>1,8928107132977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5954" calcext:value-type="float">
            <text:p>6,5954</text:p>
          </table:table-cell>
          <table:table-cell table:formula="of:=LN([.B954])" office:value-type="float" office:value="1.88637243633912" calcext:value-type="float">
            <text:p>1,88637243633912</text:p>
          </table:table-cell>
        </table:table-row>
        <table:table-row table:style-name="ro1">
          <table:table-cell office:value-type="float" office:value="952.999" calcext:value-type="float">
            <text:p>952,999</text:p>
          </table:table-cell>
          <table:table-cell office:value-type="float" office:value="6.589" calcext:value-type="float">
            <text:p>6,589</text:p>
          </table:table-cell>
          <table:table-cell table:formula="of:=LN([.B955])" office:value-type="float" office:value="1.88540159193168" calcext:value-type="float">
            <text:p>1,88540159193168</text:p>
          </table:table-cell>
        </table:table-row>
        <table:table-row table:style-name="ro1">
          <table:table-cell office:value-type="float" office:value="953.999" calcext:value-type="float">
            <text:p>953,999</text:p>
          </table:table-cell>
          <table:table-cell office:value-type="float" office:value="6.5794" calcext:value-type="float">
            <text:p>6,5794</text:p>
          </table:table-cell>
          <table:table-cell table:formula="of:=LN([.B956])" office:value-type="float" office:value="1.88394355576925" calcext:value-type="float">
            <text:p>1,88394355576925</text:p>
          </table:table-cell>
        </table:table-row>
        <table:table-row table:style-name="ro1">
          <table:table-cell office:value-type="float" office:value="954.999" calcext:value-type="float">
            <text:p>954,999</text:p>
          </table:table-cell>
          <table:table-cell office:value-type="float" office:value="6.5405" calcext:value-type="float">
            <text:p>6,5405</text:p>
          </table:table-cell>
          <table:table-cell table:formula="of:=LN([.B957])" office:value-type="float" office:value="1.87801361514614" calcext:value-type="float">
            <text:p>1,87801361514614</text:p>
          </table:table-cell>
        </table:table-row>
        <table:table-row table:style-name="ro1">
          <table:table-cell office:value-type="float" office:value="955.999" calcext:value-type="float">
            <text:p>955,999</text:p>
          </table:table-cell>
          <table:table-cell office:value-type="float" office:value="6.5089" calcext:value-type="float">
            <text:p>6,5089</text:p>
          </table:table-cell>
          <table:table-cell table:formula="of:=LN([.B958])" office:value-type="float" office:value="1.87317047112917" calcext:value-type="float">
            <text:p>1,87317047112917</text:p>
          </table:table-cell>
        </table:table-row>
        <table:table-row table:style-name="ro1">
          <table:table-cell office:value-type="float" office:value="956.999" calcext:value-type="float">
            <text:p>956,999</text:p>
          </table:table-cell>
          <table:table-cell office:value-type="float" office:value="6.5631" calcext:value-type="float">
            <text:p>6,5631</text:p>
          </table:table-cell>
          <table:table-cell table:formula="of:=LN([.B959])" office:value-type="float" office:value="1.88146305230983" calcext:value-type="float">
            <text:p>1,88146305230983</text:p>
          </table:table-cell>
        </table:table-row>
        <table:table-row table:style-name="ro1">
          <table:table-cell office:value-type="float" office:value="957.999" calcext:value-type="float">
            <text:p>957,999</text:p>
          </table:table-cell>
          <table:table-cell office:value-type="float" office:value="6.5846" calcext:value-type="float">
            <text:p>6,5846</text:p>
          </table:table-cell>
          <table:table-cell table:formula="of:=LN([.B960])" office:value-type="float" office:value="1.88473358923483" calcext:value-type="float">
            <text:p>1,88473358923483</text:p>
          </table:table-cell>
        </table:table-row>
        <table:table-row table:style-name="ro1">
          <table:table-cell office:value-type="float" office:value="958.999" calcext:value-type="float">
            <text:p>958,999</text:p>
          </table:table-cell>
          <table:table-cell office:value-type="float" office:value="6.6163" calcext:value-type="float">
            <text:p>6,6163</text:p>
          </table:table-cell>
          <table:table-cell table:formula="of:=LN([.B961])" office:value-type="float" office:value="1.88953630131246" calcext:value-type="float">
            <text:p>1,88953630131246</text:p>
          </table:table-cell>
        </table:table-row>
        <table:table-row table:style-name="ro1">
          <table:table-cell office:value-type="float" office:value="959.999" calcext:value-type="float">
            <text:p>959,999</text:p>
          </table:table-cell>
          <table:table-cell office:value-type="float" office:value="6.5874" calcext:value-type="float">
            <text:p>6,5874</text:p>
          </table:table-cell>
          <table:table-cell table:formula="of:=LN([.B962])" office:value-type="float" office:value="1.8851587334866" calcext:value-type="float">
            <text:p>1,8851587334866</text:p>
          </table:table-cell>
        </table:table-row>
        <table:table-row table:style-name="ro1">
          <table:table-cell office:value-type="float" office:value="960.999" calcext:value-type="float">
            <text:p>960,999</text:p>
          </table:table-cell>
          <table:table-cell office:value-type="float" office:value="6.5937" calcext:value-type="float">
            <text:p>6,5937</text:p>
          </table:table-cell>
          <table:table-cell table:formula="of:=LN([.B963])" office:value-type="float" office:value="1.8861146477092" calcext:value-type="float">
            <text:p>1,8861146477092</text:p>
          </table:table-cell>
        </table:table-row>
        <table:table-row table:style-name="ro1">
          <table:table-cell office:value-type="float" office:value="961.999" calcext:value-type="float">
            <text:p>961,999</text:p>
          </table:table-cell>
          <table:table-cell office:value-type="float" office:value="6.624" calcext:value-type="float">
            <text:p>6,624</text:p>
          </table:table-cell>
          <table:table-cell table:formula="of:=LN([.B964])" office:value-type="float" office:value="1.89069941708296" calcext:value-type="float">
            <text:p>1,89069941708296</text:p>
          </table:table-cell>
        </table:table-row>
        <table:table-row table:style-name="ro1">
          <table:table-cell office:value-type="float" office:value="962.999" calcext:value-type="float">
            <text:p>962,999</text:p>
          </table:table-cell>
          <table:table-cell office:value-type="float" office:value="6.5838" calcext:value-type="float">
            <text:p>6,5838</text:p>
          </table:table-cell>
          <table:table-cell table:formula="of:=LN([.B965])" office:value-type="float" office:value="1.88461208624267" calcext:value-type="float">
            <text:p>1,88461208624267</text:p>
          </table:table-cell>
        </table:table-row>
        <table:table-row table:style-name="ro1">
          <table:table-cell office:value-type="float" office:value="963.999" calcext:value-type="float">
            <text:p>963,999</text:p>
          </table:table-cell>
          <table:table-cell office:value-type="float" office:value="6.6356" calcext:value-type="float">
            <text:p>6,6356</text:p>
          </table:table-cell>
          <table:table-cell table:formula="of:=LN([.B966])" office:value-type="float" office:value="1.89244909323598" calcext:value-type="float">
            <text:p>1,89244909323598</text:p>
          </table:table-cell>
        </table:table-row>
        <table:table-row table:style-name="ro1">
          <table:table-cell office:value-type="float" office:value="964.999" calcext:value-type="float">
            <text:p>964,999</text:p>
          </table:table-cell>
          <table:table-cell office:value-type="float" office:value="6.6234" calcext:value-type="float">
            <text:p>6,6234</text:p>
          </table:table-cell>
          <table:table-cell table:formula="of:=LN([.B967])" office:value-type="float" office:value="1.89060883327022" calcext:value-type="float">
            <text:p>1,89060883327022</text:p>
          </table:table-cell>
        </table:table-row>
        <table:table-row table:style-name="ro1">
          <table:table-cell office:value-type="float" office:value="965.999" calcext:value-type="float">
            <text:p>965,999</text:p>
          </table:table-cell>
          <table:table-cell office:value-type="float" office:value="6.626" calcext:value-type="float">
            <text:p>6,626</text:p>
          </table:table-cell>
          <table:table-cell table:formula="of:=LN([.B968])" office:value-type="float" office:value="1.8910013038777" calcext:value-type="float">
            <text:p>1,8910013038777</text:p>
          </table:table-cell>
        </table:table-row>
        <table:table-row table:style-name="ro1">
          <table:table-cell office:value-type="float" office:value="966.999" calcext:value-type="float">
            <text:p>966,999</text:p>
          </table:table-cell>
          <table:table-cell office:value-type="float" office:value="6.6626" calcext:value-type="float">
            <text:p>6,6626</text:p>
          </table:table-cell>
          <table:table-cell table:formula="of:=LN([.B969])" office:value-type="float" office:value="1.89650979876019" calcext:value-type="float">
            <text:p>1,89650979876019</text:p>
          </table:table-cell>
        </table:table-row>
        <table:table-row table:style-name="ro1">
          <table:table-cell office:value-type="float" office:value="967.999" calcext:value-type="float">
            <text:p>967,999</text:p>
          </table:table-cell>
          <table:table-cell office:value-type="float" office:value="6.5942" calcext:value-type="float">
            <text:p>6,5942</text:p>
          </table:table-cell>
          <table:table-cell table:formula="of:=LN([.B970])" office:value-type="float" office:value="1.88619047479316" calcext:value-type="float">
            <text:p>1,88619047479316</text:p>
          </table:table-cell>
        </table:table-row>
        <table:table-row table:style-name="ro1">
          <table:table-cell office:value-type="float" office:value="968.999" calcext:value-type="float">
            <text:p>968,999</text:p>
          </table:table-cell>
          <table:table-cell office:value-type="float" office:value="6.5707" calcext:value-type="float">
            <text:p>6,5707</text:p>
          </table:table-cell>
          <table:table-cell table:formula="of:=LN([.B971])" office:value-type="float" office:value="1.88262037172208" calcext:value-type="float">
            <text:p>1,88262037172208</text:p>
          </table:table-cell>
        </table:table-row>
        <table:table-row table:style-name="ro1">
          <table:table-cell office:value-type="float" office:value="969.999" calcext:value-type="float">
            <text:p>969,999</text:p>
          </table:table-cell>
          <table:table-cell office:value-type="float" office:value="6.5735" calcext:value-type="float">
            <text:p>6,5735</text:p>
          </table:table-cell>
          <table:table-cell table:formula="of:=LN([.B972])" office:value-type="float" office:value="1.88304641515452" calcext:value-type="float">
            <text:p>1,88304641515452</text:p>
          </table:table-cell>
        </table:table-row>
        <table:table-row table:style-name="ro1">
          <table:table-cell office:value-type="float" office:value="970.999" calcext:value-type="float">
            <text:p>970,999</text:p>
          </table:table-cell>
          <table:table-cell office:value-type="float" office:value="6.5728" calcext:value-type="float">
            <text:p>6,5728</text:p>
          </table:table-cell>
          <table:table-cell table:formula="of:=LN([.B973])" office:value-type="float" office:value="1.88293992131205" calcext:value-type="float">
            <text:p>1,88293992131205</text:p>
          </table:table-cell>
        </table:table-row>
        <table:table-row table:style-name="ro1">
          <table:table-cell office:value-type="float" office:value="971.999" calcext:value-type="float">
            <text:p>971,999</text:p>
          </table:table-cell>
          <table:table-cell office:value-type="float" office:value="6.5743" calcext:value-type="float">
            <text:p>6,5743</text:p>
          </table:table-cell>
          <table:table-cell table:formula="of:=LN([.B974])" office:value-type="float" office:value="1.88316810851782" calcext:value-type="float">
            <text:p>1,88316810851782</text:p>
          </table:table-cell>
        </table:table-row>
        <table:table-row table:style-name="ro1">
          <table:table-cell office:value-type="float" office:value="972.999" calcext:value-type="float">
            <text:p>972,999</text:p>
          </table:table-cell>
          <table:table-cell office:value-type="float" office:value="6.5397" calcext:value-type="float">
            <text:p>6,5397</text:p>
          </table:table-cell>
          <table:table-cell table:formula="of:=LN([.B975])" office:value-type="float" office:value="1.87789129285734" calcext:value-type="float">
            <text:p>1,87789129285734</text:p>
          </table:table-cell>
        </table:table-row>
        <table:table-row table:style-name="ro1">
          <table:table-cell office:value-type="float" office:value="973.999" calcext:value-type="float">
            <text:p>973,999</text:p>
          </table:table-cell>
          <table:table-cell office:value-type="float" office:value="6.5852" calcext:value-type="float">
            <text:p>6,5852</text:p>
          </table:table-cell>
          <table:table-cell table:formula="of:=LN([.B976])" office:value-type="float" office:value="1.88482470679173" calcext:value-type="float">
            <text:p>1,88482470679173</text:p>
          </table:table-cell>
        </table:table-row>
        <table:table-row table:style-name="ro1">
          <table:table-cell office:value-type="float" office:value="974.999" calcext:value-type="float">
            <text:p>974,999</text:p>
          </table:table-cell>
          <table:table-cell office:value-type="float" office:value="6.58" calcext:value-type="float">
            <text:p>6,58</text:p>
          </table:table-cell>
          <table:table-cell table:formula="of:=LN([.B977])" office:value-type="float" office:value="1.88403474533723" calcext:value-type="float">
            <text:p>1,88403474533723</text:p>
          </table:table-cell>
        </table:table-row>
        <table:table-row table:style-name="ro1">
          <table:table-cell office:value-type="float" office:value="975.999" calcext:value-type="float">
            <text:p>975,999</text:p>
          </table:table-cell>
          <table:table-cell office:value-type="float" office:value="6.5358" calcext:value-type="float">
            <text:p>6,5358</text:p>
          </table:table-cell>
          <table:table-cell table:formula="of:=LN([.B978])" office:value-type="float" office:value="1.87729475733432" calcext:value-type="float">
            <text:p>1,87729475733432</text:p>
          </table:table-cell>
        </table:table-row>
        <table:table-row table:style-name="ro1">
          <table:table-cell office:value-type="float" office:value="976.999" calcext:value-type="float">
            <text:p>976,999</text:p>
          </table:table-cell>
          <table:table-cell office:value-type="float" office:value="6.5311" calcext:value-type="float">
            <text:p>6,5311</text:p>
          </table:table-cell>
          <table:table-cell table:formula="of:=LN([.B979])" office:value-type="float" office:value="1.87657538239417" calcext:value-type="float">
            <text:p>1,87657538239417</text:p>
          </table:table-cell>
        </table:table-row>
        <table:table-row table:style-name="ro1">
          <table:table-cell office:value-type="float" office:value="977.999" calcext:value-type="float">
            <text:p>977,999</text:p>
          </table:table-cell>
          <table:table-cell office:value-type="float" office:value="6.5051" calcext:value-type="float">
            <text:p>6,5051</text:p>
          </table:table-cell>
          <table:table-cell table:formula="of:=LN([.B980])" office:value-type="float" office:value="1.87258648463647" calcext:value-type="float">
            <text:p>1,87258648463647</text:p>
          </table:table-cell>
        </table:table-row>
        <table:table-row table:style-name="ro1">
          <table:table-cell office:value-type="float" office:value="978.999" calcext:value-type="float">
            <text:p>978,999</text:p>
          </table:table-cell>
          <table:table-cell office:value-type="float" office:value="6.5023" calcext:value-type="float">
            <text:p>6,5023</text:p>
          </table:table-cell>
          <table:table-cell table:formula="of:=LN([.B981])" office:value-type="float" office:value="1.87215596046665" calcext:value-type="float">
            <text:p>1,87215596046665</text:p>
          </table:table-cell>
        </table:table-row>
        <table:table-row table:style-name="ro1">
          <table:table-cell office:value-type="float" office:value="979.999" calcext:value-type="float">
            <text:p>979,999</text:p>
          </table:table-cell>
          <table:table-cell office:value-type="float" office:value="6.5372" calcext:value-type="float">
            <text:p>6,5372</text:p>
          </table:table-cell>
          <table:table-cell table:formula="of:=LN([.B982])" office:value-type="float" office:value="1.87750893923677" calcext:value-type="float">
            <text:p>1,87750893923677</text:p>
          </table:table-cell>
        </table:table-row>
        <table:table-row table:style-name="ro1">
          <table:table-cell office:value-type="float" office:value="980.999" calcext:value-type="float">
            <text:p>980,999</text:p>
          </table:table-cell>
          <table:table-cell office:value-type="float" office:value="6.6171" calcext:value-type="float">
            <text:p>6,6171</text:p>
          </table:table-cell>
          <table:table-cell table:formula="of:=LN([.B983])" office:value-type="float" office:value="1.88965720750451" calcext:value-type="float">
            <text:p>1,88965720750451</text:p>
          </table:table-cell>
        </table:table-row>
        <table:table-row table:style-name="ro1">
          <table:table-cell office:value-type="float" office:value="981.999" calcext:value-type="float">
            <text:p>981,999</text:p>
          </table:table-cell>
          <table:table-cell office:value-type="float" office:value="6.6761" calcext:value-type="float">
            <text:p>6,6761</text:p>
          </table:table-cell>
          <table:table-cell table:formula="of:=LN([.B984])" office:value-type="float" office:value="1.89853398471676" calcext:value-type="float">
            <text:p>1,89853398471676</text:p>
          </table:table-cell>
        </table:table-row>
        <table:table-row table:style-name="ro1">
          <table:table-cell office:value-type="float" office:value="982.999" calcext:value-type="float">
            <text:p>982,999</text:p>
          </table:table-cell>
          <table:table-cell office:value-type="float" office:value="6.664" calcext:value-type="float">
            <text:p>6,664</text:p>
          </table:table-cell>
          <table:table-cell table:formula="of:=LN([.B985])" office:value-type="float" office:value="1.89671990486454" calcext:value-type="float">
            <text:p>1,89671990486454</text:p>
          </table:table-cell>
        </table:table-row>
        <table:table-row table:style-name="ro1">
          <table:table-cell office:value-type="float" office:value="983.999" calcext:value-type="float">
            <text:p>983,999</text:p>
          </table:table-cell>
          <table:table-cell office:value-type="float" office:value="6.6621" calcext:value-type="float">
            <text:p>6,6621</text:p>
          </table:table-cell>
          <table:table-cell table:formula="of:=LN([.B986])" office:value-type="float" office:value="1.89643475016619" calcext:value-type="float">
            <text:p>1,89643475016619</text:p>
          </table:table-cell>
        </table:table-row>
        <table:table-row table:style-name="ro1">
          <table:table-cell office:value-type="float" office:value="984.999" calcext:value-type="float">
            <text:p>984,999</text:p>
          </table:table-cell>
          <table:table-cell office:value-type="float" office:value="6.6423" calcext:value-type="float">
            <text:p>6,6423</text:p>
          </table:table-cell>
          <table:table-cell table:formula="of:=LN([.B987])" office:value-type="float" office:value="1.89345828905289" calcext:value-type="float">
            <text:p>1,89345828905289</text:p>
          </table:table-cell>
        </table:table-row>
        <table:table-row table:style-name="ro1">
          <table:table-cell office:value-type="float" office:value="985.999" calcext:value-type="float">
            <text:p>985,999</text:p>
          </table:table-cell>
          <table:table-cell office:value-type="float" office:value="6.627" calcext:value-type="float">
            <text:p>6,627</text:p>
          </table:table-cell>
          <table:table-cell table:formula="of:=LN([.B988])" office:value-type="float" office:value="1.89115221310609" calcext:value-type="float">
            <text:p>1,89115221310609</text:p>
          </table:table-cell>
        </table:table-row>
        <table:table-row table:style-name="ro1">
          <table:table-cell office:value-type="float" office:value="986.999" calcext:value-type="float">
            <text:p>986,999</text:p>
          </table:table-cell>
          <table:table-cell office:value-type="float" office:value="6.6154" calcext:value-type="float">
            <text:p>6,6154</text:p>
          </table:table-cell>
          <table:table-cell table:formula="of:=LN([.B989])" office:value-type="float" office:value="1.88940026437066" calcext:value-type="float">
            <text:p>1,88940026437066</text:p>
          </table:table-cell>
        </table:table-row>
        <table:table-row table:style-name="ro1">
          <table:table-cell office:value-type="float" office:value="987.999" calcext:value-type="float">
            <text:p>987,999</text:p>
          </table:table-cell>
          <table:table-cell office:value-type="float" office:value="6.6189" calcext:value-type="float">
            <text:p>6,6189</text:p>
          </table:table-cell>
          <table:table-cell table:formula="of:=LN([.B990])" office:value-type="float" office:value="1.8899291930003" calcext:value-type="float">
            <text:p>1,8899291930003</text:p>
          </table:table-cell>
        </table:table-row>
        <table:table-row table:style-name="ro1">
          <table:table-cell office:value-type="float" office:value="988.999" calcext:value-type="float">
            <text:p>988,999</text:p>
          </table:table-cell>
          <table:table-cell office:value-type="float" office:value="6.5934" calcext:value-type="float">
            <text:p>6,5934</text:p>
          </table:table-cell>
          <table:table-cell table:formula="of:=LN([.B991])" office:value-type="float" office:value="1.8860691486988" calcext:value-type="float">
            <text:p>1,8860691486988</text:p>
          </table:table-cell>
        </table:table-row>
        <table:table-row table:style-name="ro1">
          <table:table-cell office:value-type="float" office:value="989.999" calcext:value-type="float">
            <text:p>989,999</text:p>
          </table:table-cell>
          <table:table-cell office:value-type="float" office:value="6.541" calcext:value-type="float">
            <text:p>6,541</text:p>
          </table:table-cell>
          <table:table-cell table:formula="of:=LN([.B992])" office:value-type="float" office:value="1.87809005897908" calcext:value-type="float">
            <text:p>1,87809005897908</text:p>
          </table:table-cell>
        </table:table-row>
        <table:table-row table:style-name="ro1">
          <table:table-cell office:value-type="float" office:value="990.999" calcext:value-type="float">
            <text:p>990,999</text:p>
          </table:table-cell>
          <table:table-cell office:value-type="float" office:value="6.504" calcext:value-type="float">
            <text:p>6,504</text:p>
          </table:table-cell>
          <table:table-cell table:formula="of:=LN([.B993])" office:value-type="float" office:value="1.87241737224551" calcext:value-type="float">
            <text:p>1,87241737224551</text:p>
          </table:table-cell>
        </table:table-row>
        <table:table-row table:style-name="ro1">
          <table:table-cell office:value-type="float" office:value="991.999" calcext:value-type="float">
            <text:p>991,999</text:p>
          </table:table-cell>
          <table:table-cell office:value-type="float" office:value="6.4562" calcext:value-type="float">
            <text:p>6,4562</text:p>
          </table:table-cell>
          <table:table-cell table:formula="of:=LN([.B994])" office:value-type="float" office:value="1.86504090942214" calcext:value-type="float">
            <text:p>1,86504090942214</text:p>
          </table:table-cell>
        </table:table-row>
        <table:table-row table:style-name="ro1">
          <table:table-cell office:value-type="float" office:value="992.999" calcext:value-type="float">
            <text:p>992,999</text:p>
          </table:table-cell>
          <table:table-cell office:value-type="float" office:value="6.4552" calcext:value-type="float">
            <text:p>6,4552</text:p>
          </table:table-cell>
          <table:table-cell table:formula="of:=LN([.B995])" office:value-type="float" office:value="1.86488600755216" calcext:value-type="float">
            <text:p>1,864886007552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4918" calcext:value-type="float">
            <text:p>6,4918</text:p>
          </table:table-cell>
          <table:table-cell table:formula="of:=LN([.B996])" office:value-type="float" office:value="1.87053984203054" calcext:value-type="float">
            <text:p>1,87053984203054</text:p>
          </table:table-cell>
        </table:table-row>
        <table:table-row table:style-name="ro1">
          <table:table-cell office:value-type="float" office:value="994.999" calcext:value-type="float">
            <text:p>994,999</text:p>
          </table:table-cell>
          <table:table-cell office:value-type="float" office:value="6.5107" calcext:value-type="float">
            <text:p>6,5107</text:p>
          </table:table-cell>
          <table:table-cell table:formula="of:=LN([.B997])" office:value-type="float" office:value="1.8734469773216" calcext:value-type="float">
            <text:p>1,8734469773216</text:p>
          </table:table-cell>
        </table:table-row>
        <table:table-row table:style-name="ro1">
          <table:table-cell office:value-type="float" office:value="995.999" calcext:value-type="float">
            <text:p>995,999</text:p>
          </table:table-cell>
          <table:table-cell office:value-type="float" office:value="6.4713" calcext:value-type="float">
            <text:p>6,4713</text:p>
          </table:table-cell>
          <table:table-cell table:formula="of:=LN([.B998])" office:value-type="float" office:value="1.86737701568664" calcext:value-type="float">
            <text:p>1,86737701568664</text:p>
          </table:table-cell>
        </table:table-row>
        <table:table-row table:style-name="ro1">
          <table:table-cell office:value-type="float" office:value="996.999" calcext:value-type="float">
            <text:p>996,999</text:p>
          </table:table-cell>
          <table:table-cell office:value-type="float" office:value="6.4559" calcext:value-type="float">
            <text:p>6,4559</text:p>
          </table:table-cell>
          <table:table-cell table:formula="of:=LN([.B999])" office:value-type="float" office:value="1.86499444138052" calcext:value-type="float">
            <text:p>1,86499444138052</text:p>
          </table:table-cell>
        </table:table-row>
        <table:table-row table:style-name="ro1">
          <table:table-cell office:value-type="float" office:value="997.999" calcext:value-type="float">
            <text:p>997,999</text:p>
          </table:table-cell>
          <table:table-cell office:value-type="float" office:value="6.4104" calcext:value-type="float">
            <text:p>6,4104</text:p>
          </table:table-cell>
          <table:table-cell table:formula="of:=LN([.B1000])" office:value-type="float" office:value="1.85792167148172" calcext:value-type="float">
            <text:p>1,85792167148172</text:p>
          </table:table-cell>
        </table:table-row>
        <table:table-row table:style-name="ro1">
          <table:table-cell office:value-type="float" office:value="998.999" calcext:value-type="float">
            <text:p>998,999</text:p>
          </table:table-cell>
          <table:table-cell office:value-type="float" office:value="6.3923" calcext:value-type="float">
            <text:p>6,3923</text:p>
          </table:table-cell>
          <table:table-cell table:formula="of:=LN([.B1001])" office:value-type="float" office:value="1.85509414102971" calcext:value-type="float">
            <text:p>1,85509414102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Lucida Sans Unicode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23:41:18.49891983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5-10T23:49:35.944093821</dc:date>
    <meta:editing-duration>P1DT19H9M34S</meta:editing-duration>
    <meta:editing-cycles>33</meta:editing-cycles>
    <meta:document-statistic meta:table-count="4" meta:cell-count="774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Обычный" style:font-family-generic="roman" fo:font-size="15pt" fo:font-style="italic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draw:stroke-dash="Dot_20__28_Rounded_29_" svg:stroke-width="0.1cm" svg:stroke-color="#004586" svg:stroke-linecap="round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54cm" svg:height="17.729cm" xlink:href=".." xlink:type="simple" chart:class="chart:scatter" chart:style-name="ch1">
        <chart:legend chart:legend-position="end" svg:x="25.244cm" svg:y="8.467cm" style:legend-expansion="high" chart:style-name="ch2"/>
        <chart:plot-area chart:style-name="ch3" table:cell-range-address="'20190424_1556113044060_38.8'.A2:'20190424_1556113044060_38.8'.A247 '20190424_1556113044060_38.8'.C1:'20190424_1556113044060_38.8'.C247" chart:data-source-has-labels="row" svg:x="1.9cm" svg:y="0.354cm" svg:width="22.795cm" svg:height="15.7cm">
          <chart:coordinate-region svg:x="2.892cm" svg:y="0.646cm" svg:width="21.351cm" svg:height="14.576cm"/>
          <chart:axis chart:dimension="x" chart:name="primary-x" chart:style-name="ch4">
            <chart:title svg:x="12.858cm" svg:y="16.408cm" chart:style-name="ch5">
              <text:p>t, с</text:p>
            </chart:title>
          </chart:axis>
          <chart:axis chart:dimension="y" chart:name="primary-y" chart:style-name="ch4">
            <chart:title svg:x="0.451cm" svg:y="8.864cm" chart:style-name="ch6">
              <text:p>ln(V)</text:p>
            </chart:title>
            <chart:grid chart:style-name="ch7" chart:class="major"/>
          </chart:axis>
          <chart:series chart:style-name="ch8" chart:values-cell-range-address="'20190424_1556113044060_38.8'.C1:'20190424_1556113044060_38.8'.C247" chart:label-cell-address="'20190424_1556113044060_38.8'.C1:'20190424_1556113044060_38.8'.C1" chart:class="chart:scatter">
            <chart:domain table:cell-range-address="'20190424_1556113044060_38.8'.A2:'20190424_1556113044060_38.8'.A247"/>
            <chart:data-point chart:repeated="2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n (V)</text:p>
                <draw:g>
                  <svg:desc>'20190424_1556113044060_38.8'.C1:'20190424_1556113044060_38.8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90424_1556113044060_38.8'.A2:'20190424_1556113044060_38.8'.A247</svg:desc>
                </draw:g>
              </table:table-cell>
              <table:table-cell office:value-type="float" office:value="NaN">
                <text:p>NaN</text:p>
                <draw:g>
                  <svg:desc>'20190424_1556113044060_38.8'.C1:'20190424_1556113044060_38.8'.C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42">
                <text:p>1.042</text:p>
              </table:table-cell>
              <table:table-cell office:value-type="float" office:value="2.77374430429757">
                <text:p>2.77374430429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2">
                <text:p>2.042</text:p>
              </table:table-cell>
              <table:table-cell office:value-type="float" office:value="2.76923936941463">
                <text:p>2.76923936941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42">
                <text:p>3.042</text:p>
              </table:table-cell>
              <table:table-cell office:value-type="float" office:value="2.76818529135291">
                <text:p>2.76818529135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42">
                <text:p>4.042</text:p>
              </table:table-cell>
              <table:table-cell office:value-type="float" office:value="2.76397044131406">
                <text:p>2.76397044131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42">
                <text:p>5.042</text:p>
              </table:table-cell>
              <table:table-cell office:value-type="float" office:value="2.75906012200995">
                <text:p>2.75906012200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42">
                <text:p>6.042</text:p>
              </table:table-cell>
              <table:table-cell office:value-type="float" office:value="2.75691655284549">
                <text:p>2.75691655284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42">
                <text:p>7.042</text:p>
              </table:table-cell>
              <table:table-cell office:value-type="float" office:value="2.75505464483741">
                <text:p>2.75505464483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42">
                <text:p>8.042</text:p>
              </table:table-cell>
              <table:table-cell office:value-type="float" office:value="2.75666892200466">
                <text:p>2.75666892200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42">
                <text:p>9.042</text:p>
              </table:table-cell>
              <table:table-cell office:value-type="float" office:value="2.75534082883023">
                <text:p>2.75534082883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42">
                <text:p>10.042</text:p>
              </table:table-cell>
              <table:table-cell office:value-type="float" office:value="2.7484176923515">
                <text:p>2.7484176923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42">
                <text:p>11.042</text:p>
              </table:table-cell>
              <table:table-cell office:value-type="float" office:value="2.74463924933283">
                <text:p>2.74463924933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42">
                <text:p>12.042</text:p>
              </table:table-cell>
              <table:table-cell office:value-type="float" office:value="2.74036249056946">
                <text:p>2.74036249056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042">
                <text:p>13.042</text:p>
              </table:table-cell>
              <table:table-cell office:value-type="float" office:value="2.73467265766232">
                <text:p>2.73467265766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042">
                <text:p>14.042</text:p>
              </table:table-cell>
              <table:table-cell office:value-type="float" office:value="2.73287288653356">
                <text:p>2.73287288653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42">
                <text:p>15.042</text:p>
              </table:table-cell>
              <table:table-cell office:value-type="float" office:value="2.72985083106106">
                <text:p>2.72985083106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042">
                <text:p>16.042</text:p>
              </table:table-cell>
              <table:table-cell office:value-type="float" office:value="2.72727095979928">
                <text:p>2.72727095979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042">
                <text:p>17.042</text:p>
              </table:table-cell>
              <table:table-cell office:value-type="float" office:value="2.72776132094374">
                <text:p>2.72776132094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042">
                <text:p>18.042</text:p>
              </table:table-cell>
              <table:table-cell office:value-type="float" office:value="2.72154539660744">
                <text:p>2.72154539660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42">
                <text:p>19.042</text:p>
              </table:table-cell>
              <table:table-cell office:value-type="float" office:value="2.71291833249907">
                <text:p>2.71291833249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042">
                <text:p>20.042</text:p>
              </table:table-cell>
              <table:table-cell office:value-type="float" office:value="2.70740999621479">
                <text:p>2.70740999621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043">
                <text:p>21.043</text:p>
              </table:table-cell>
              <table:table-cell office:value-type="float" office:value="2.70827684208387">
                <text:p>2.708276842083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42">
                <text:p>22.042</text:p>
              </table:table-cell>
              <table:table-cell office:value-type="float" office:value="2.70154911475985">
                <text:p>2.701549114759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042">
                <text:p>23.042</text:p>
              </table:table-cell>
              <table:table-cell office:value-type="float" office:value="2.69945335387669">
                <text:p>2.699453353876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42">
                <text:p>24.042</text:p>
              </table:table-cell>
              <table:table-cell office:value-type="float" office:value="2.70044132689869">
                <text:p>2.700441326898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042">
                <text:p>25.042</text:p>
              </table:table-cell>
              <table:table-cell office:value-type="float" office:value="2.69971556431215">
                <text:p>2.69971556431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042">
                <text:p>26.042</text:p>
              </table:table-cell>
              <table:table-cell office:value-type="float" office:value="2.7002263410399">
                <text:p>2.7002263410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042">
                <text:p>27.042</text:p>
              </table:table-cell>
              <table:table-cell office:value-type="float" office:value="2.69583590942263">
                <text:p>2.6958359094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42">
                <text:p>28.042</text:p>
              </table:table-cell>
              <table:table-cell office:value-type="float" office:value="2.68819437239086">
                <text:p>2.68819437239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043">
                <text:p>29.043</text:p>
              </table:table-cell>
              <table:table-cell office:value-type="float" office:value="2.68282127805643">
                <text:p>2.68282127805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042">
                <text:p>30.042</text:p>
              </table:table-cell>
              <table:table-cell office:value-type="float" office:value="2.67765971977814">
                <text:p>2.67765971977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042">
                <text:p>31.042</text:p>
              </table:table-cell>
              <table:table-cell office:value-type="float" office:value="2.67547191146005">
                <text:p>2.67547191146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042">
                <text:p>32.042</text:p>
              </table:table-cell>
              <table:table-cell office:value-type="float" office:value="2.67501034702401">
                <text:p>2.675010347024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042">
                <text:p>33.042</text:p>
              </table:table-cell>
              <table:table-cell office:value-type="float" office:value="2.674017606358">
                <text:p>2.674017606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042">
                <text:p>34.042</text:p>
              </table:table-cell>
              <table:table-cell office:value-type="float" office:value="2.67308601606611">
                <text:p>2.67308601606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042">
                <text:p>35.042</text:p>
              </table:table-cell>
              <table:table-cell office:value-type="float" office:value="2.67274076226662">
                <text:p>2.67274076226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042">
                <text:p>36.042</text:p>
              </table:table-cell>
              <table:table-cell office:value-type="float" office:value="2.66993980465247">
                <text:p>2.669939804652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042">
                <text:p>37.042</text:p>
              </table:table-cell>
              <table:table-cell office:value-type="float" office:value="2.66844274650743">
                <text:p>2.66844274650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042">
                <text:p>38.042</text:p>
              </table:table-cell>
              <table:table-cell office:value-type="float" office:value="2.66585921438405">
                <text:p>2.665859214384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042">
                <text:p>39.042</text:p>
              </table:table-cell>
              <table:table-cell office:value-type="float" office:value="2.66169906009608">
                <text:p>2.661699060096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042">
                <text:p>40.042</text:p>
              </table:table-cell>
              <table:table-cell office:value-type="float" office:value="2.65695337864086">
                <text:p>2.656953378640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042">
                <text:p>41.042</text:p>
              </table:table-cell>
              <table:table-cell office:value-type="float" office:value="2.65068941384497">
                <text:p>2.65068941384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042">
                <text:p>42.042</text:p>
              </table:table-cell>
              <table:table-cell office:value-type="float" office:value="2.64900766046843">
                <text:p>2.649007660468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042">
                <text:p>43.042</text:p>
              </table:table-cell>
              <table:table-cell office:value-type="float" office:value="2.64845588167527">
                <text:p>2.64845588167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042">
                <text:p>44.042</text:p>
              </table:table-cell>
              <table:table-cell office:value-type="float" office:value="2.64361123056487">
                <text:p>2.643611230564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042">
                <text:p>45.042</text:p>
              </table:table-cell>
              <table:table-cell office:value-type="float" office:value="2.64147583125248">
                <text:p>2.641475831252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042">
                <text:p>46.042</text:p>
              </table:table-cell>
              <table:table-cell office:value-type="float" office:value="2.63855005811768">
                <text:p>2.638550058117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042">
                <text:p>47.042</text:p>
              </table:table-cell>
              <table:table-cell office:value-type="float" office:value="2.635020621633">
                <text:p>2.6350206216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042">
                <text:p>48.042</text:p>
              </table:table-cell>
              <table:table-cell office:value-type="float" office:value="2.63630354141864">
                <text:p>2.63630354141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042">
                <text:p>49.042</text:p>
              </table:table-cell>
              <table:table-cell office:value-type="float" office:value="2.63452564846981">
                <text:p>2.63452564846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042">
                <text:p>50.042</text:p>
              </table:table-cell>
              <table:table-cell office:value-type="float" office:value="2.63073709799954">
                <text:p>2.63073709799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043">
                <text:p>51.043</text:p>
              </table:table-cell>
              <table:table-cell office:value-type="float" office:value="2.62749069324379">
                <text:p>2.627490693243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042">
                <text:p>52.042</text:p>
              </table:table-cell>
              <table:table-cell office:value-type="float" office:value="2.62461786623894">
                <text:p>2.624617866238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043">
                <text:p>53.043</text:p>
              </table:table-cell>
              <table:table-cell office:value-type="float" office:value="2.62292794768537">
                <text:p>2.622927947685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042">
                <text:p>54.042</text:p>
              </table:table-cell>
              <table:table-cell office:value-type="float" office:value="2.62215093276318">
                <text:p>2.62215093276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043">
                <text:p>55.043</text:p>
              </table:table-cell>
              <table:table-cell office:value-type="float" office:value="2.61742502948814">
                <text:p>2.61742502948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042">
                <text:p>56.042</text:p>
              </table:table-cell>
              <table:table-cell office:value-type="float" office:value="2.61474268130168">
                <text:p>2.614742681301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042">
                <text:p>57.042</text:p>
              </table:table-cell>
              <table:table-cell office:value-type="float" office:value="2.61185496308272">
                <text:p>2.611854963082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042">
                <text:p>58.042</text:p>
              </table:table-cell>
              <table:table-cell office:value-type="float" office:value="2.60710953314094">
                <text:p>2.60710953314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042">
                <text:p>59.042</text:p>
              </table:table-cell>
              <table:table-cell office:value-type="float" office:value="2.60239334524367">
                <text:p>2.602393345243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042">
                <text:p>60.042</text:p>
              </table:table-cell>
              <table:table-cell office:value-type="float" office:value="2.60232665659442">
                <text:p>2.602326656594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042">
                <text:p>61.042</text:p>
              </table:table-cell>
              <table:table-cell office:value-type="float" office:value="2.59929875755609">
                <text:p>2.599298757556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.042">
                <text:p>62.042</text:p>
              </table:table-cell>
              <table:table-cell office:value-type="float" office:value="2.60295631656181">
                <text:p>2.602956316561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042">
                <text:p>63.042</text:p>
              </table:table-cell>
              <table:table-cell office:value-type="float" office:value="2.59702180144176">
                <text:p>2.597021801441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042">
                <text:p>64.042</text:p>
              </table:table-cell>
              <table:table-cell office:value-type="float" office:value="2.59471724911944">
                <text:p>2.59471724911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042">
                <text:p>65.042</text:p>
              </table:table-cell>
              <table:table-cell office:value-type="float" office:value="2.58979205259759">
                <text:p>2.589792052597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.042">
                <text:p>66.042</text:p>
              </table:table-cell>
              <table:table-cell office:value-type="float" office:value="2.58579216756186">
                <text:p>2.585792167561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.042">
                <text:p>67.042</text:p>
              </table:table-cell>
              <table:table-cell office:value-type="float" office:value="2.58487264112852">
                <text:p>2.58487264112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042">
                <text:p>68.042</text:p>
              </table:table-cell>
              <table:table-cell office:value-type="float" office:value="2.58079999285291">
                <text:p>2.58079999285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042">
                <text:p>69.042</text:p>
              </table:table-cell>
              <table:table-cell office:value-type="float" office:value="2.57470926652988">
                <text:p>2.574709266529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042">
                <text:p>70.042</text:p>
              </table:table-cell>
              <table:table-cell office:value-type="float" office:value="2.57282594782588">
                <text:p>2.57282594782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.042">
                <text:p>71.042</text:p>
              </table:table-cell>
              <table:table-cell office:value-type="float" office:value="2.56986801026226">
                <text:p>2.56986801026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.043">
                <text:p>72.043</text:p>
              </table:table-cell>
              <table:table-cell office:value-type="float" office:value="2.56703947932652">
                <text:p>2.567039479326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042">
                <text:p>73.042</text:p>
              </table:table-cell>
              <table:table-cell office:value-type="float" office:value="2.56598728017182">
                <text:p>2.565987280171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042">
                <text:p>74.042</text:p>
              </table:table-cell>
              <table:table-cell office:value-type="float" office:value="2.56552611418232">
                <text:p>2.56552611418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042">
                <text:p>75.042</text:p>
              </table:table-cell>
              <table:table-cell office:value-type="float" office:value="2.56365621401954">
                <text:p>2.563656214019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042">
                <text:p>76.042</text:p>
              </table:table-cell>
              <table:table-cell office:value-type="float" office:value="2.56074051268748">
                <text:p>2.560740512687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043">
                <text:p>77.043</text:p>
              </table:table-cell>
              <table:table-cell office:value-type="float" office:value="2.56173650948071">
                <text:p>2.561736509480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042">
                <text:p>78.042</text:p>
              </table:table-cell>
              <table:table-cell office:value-type="float" office:value="2.56175966039768">
                <text:p>2.56175966039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042">
                <text:p>79.042</text:p>
              </table:table-cell>
              <table:table-cell office:value-type="float" office:value="2.55711877834635">
                <text:p>2.55711877834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.042">
                <text:p>80.042</text:p>
              </table:table-cell>
              <table:table-cell office:value-type="float" office:value="2.55175500121246">
                <text:p>2.551755001212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042">
                <text:p>81.042</text:p>
              </table:table-cell>
              <table:table-cell office:value-type="float" office:value="2.54663654291994">
                <text:p>2.546636542919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.042">
                <text:p>82.042</text:p>
              </table:table-cell>
              <table:table-cell office:value-type="float" office:value="2.53980510443544">
                <text:p>2.539805104435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042">
                <text:p>83.042</text:p>
              </table:table-cell>
              <table:table-cell office:value-type="float" office:value="2.54267228663814">
                <text:p>2.542672286638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.042">
                <text:p>84.042</text:p>
              </table:table-cell>
              <table:table-cell office:value-type="float" office:value="2.5439064228406">
                <text:p>2.54390642284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042">
                <text:p>85.042</text:p>
              </table:table-cell>
              <table:table-cell office:value-type="float" office:value="2.54469170357954">
                <text:p>2.544691703579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042">
                <text:p>86.042</text:p>
              </table:table-cell>
              <table:table-cell office:value-type="float" office:value="2.5434978330198">
                <text:p>2.54349783301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.042">
                <text:p>87.042</text:p>
              </table:table-cell>
              <table:table-cell office:value-type="float" office:value="2.54358427940541">
                <text:p>2.543584279405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.043">
                <text:p>88.043</text:p>
              </table:table-cell>
              <table:table-cell office:value-type="float" office:value="2.53685847729501">
                <text:p>2.536858477295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.042">
                <text:p>89.042</text:p>
              </table:table-cell>
              <table:table-cell office:value-type="float" office:value="2.53093108809928">
                <text:p>2.530931088099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042">
                <text:p>90.042</text:p>
              </table:table-cell>
              <table:table-cell office:value-type="float" office:value="2.52936203554068">
                <text:p>2.529362035540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.042">
                <text:p>91.042</text:p>
              </table:table-cell>
              <table:table-cell office:value-type="float" office:value="2.52589663019784">
                <text:p>2.52589663019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.042">
                <text:p>92.042</text:p>
              </table:table-cell>
              <table:table-cell office:value-type="float" office:value="2.52145552753508">
                <text:p>2.521455527535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.042">
                <text:p>93.042</text:p>
              </table:table-cell>
              <table:table-cell office:value-type="float" office:value="2.51827694926311">
                <text:p>2.51827694926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.043">
                <text:p>94.043</text:p>
              </table:table-cell>
              <table:table-cell office:value-type="float" office:value="2.51921950575536">
                <text:p>2.519219505755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042">
                <text:p>95.042</text:p>
              </table:table-cell>
              <table:table-cell office:value-type="float" office:value="2.52261179196665">
                <text:p>2.522611791966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042">
                <text:p>96.042</text:p>
              </table:table-cell>
              <table:table-cell office:value-type="float" office:value="2.51684933970166">
                <text:p>2.516849339701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042">
                <text:p>97.042</text:p>
              </table:table-cell>
              <table:table-cell office:value-type="float" office:value="2.50934719809251">
                <text:p>2.50934719809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042">
                <text:p>98.042</text:p>
              </table:table-cell>
              <table:table-cell office:value-type="float" office:value="2.50445597703257">
                <text:p>2.50445597703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042">
                <text:p>99.042</text:p>
              </table:table-cell>
              <table:table-cell office:value-type="float" office:value="2.49644812334288">
                <text:p>2.496448123342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.042">
                <text:p>100.042</text:p>
              </table:table-cell>
              <table:table-cell office:value-type="float" office:value="2.49422146521266">
                <text:p>2.494221465212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.043">
                <text:p>101.043</text:p>
              </table:table-cell>
              <table:table-cell office:value-type="float" office:value="2.48923891861166">
                <text:p>2.489238918611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.042">
                <text:p>102.042</text:p>
              </table:table-cell>
              <table:table-cell office:value-type="float" office:value="2.48698781599182">
                <text:p>2.486987815991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.042">
                <text:p>103.042</text:p>
              </table:table-cell>
              <table:table-cell office:value-type="float" office:value="2.48664680151204">
                <text:p>2.486646801512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.042">
                <text:p>104.042</text:p>
              </table:table-cell>
              <table:table-cell office:value-type="float" office:value="2.48174331839347">
                <text:p>2.481743318393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.042">
                <text:p>105.042</text:p>
              </table:table-cell>
              <table:table-cell office:value-type="float" office:value="2.47828477347911">
                <text:p>2.478284773479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.042">
                <text:p>106.042</text:p>
              </table:table-cell>
              <table:table-cell office:value-type="float" office:value="2.476000440317">
                <text:p>2.4760004403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.042">
                <text:p>107.042</text:p>
              </table:table-cell>
              <table:table-cell office:value-type="float" office:value="2.46947147128759">
                <text:p>2.469471471287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.042">
                <text:p>108.042</text:p>
              </table:table-cell>
              <table:table-cell office:value-type="float" office:value="2.46763332111754">
                <text:p>2.467633321117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.042">
                <text:p>109.042</text:p>
              </table:table-cell>
              <table:table-cell office:value-type="float" office:value="2.46659840534535">
                <text:p>2.466598405345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042">
                <text:p>110.042</text:p>
              </table:table-cell>
              <table:table-cell office:value-type="float" office:value="2.46187682067331">
                <text:p>2.461876820673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.042">
                <text:p>111.042</text:p>
              </table:table-cell>
              <table:table-cell office:value-type="float" office:value="2.45859689699764">
                <text:p>2.458596896997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.042">
                <text:p>112.042</text:p>
              </table:table-cell>
              <table:table-cell office:value-type="float" office:value="2.45927255247327">
                <text:p>2.459272552473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.042">
                <text:p>113.042</text:p>
              </table:table-cell>
              <table:table-cell office:value-type="float" office:value="2.45389746291366">
                <text:p>2.453897462913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.042">
                <text:p>114.042</text:p>
              </table:table-cell>
              <table:table-cell office:value-type="float" office:value="2.44986651914273">
                <text:p>2.44986651914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.042">
                <text:p>115.042</text:p>
              </table:table-cell>
              <table:table-cell office:value-type="float" office:value="2.44959030466043">
                <text:p>2.449590304660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.042">
                <text:p>116.042</text:p>
              </table:table-cell>
              <table:table-cell office:value-type="float" office:value="2.44739514177771">
                <text:p>2.447395141777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.042">
                <text:p>117.042</text:p>
              </table:table-cell>
              <table:table-cell office:value-type="float" office:value="2.44678067052818">
                <text:p>2.446780670528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.042">
                <text:p>118.042</text:p>
              </table:table-cell>
              <table:table-cell office:value-type="float" office:value="2.44912401964823">
                <text:p>2.449124019648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042">
                <text:p>119.042</text:p>
              </table:table-cell>
              <table:table-cell office:value-type="float" office:value="2.44822537619365">
                <text:p>2.448225376193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.042">
                <text:p>120.042</text:p>
              </table:table-cell>
              <table:table-cell office:value-type="float" office:value="2.44305113525878">
                <text:p>2.443051135258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.042">
                <text:p>121.042</text:p>
              </table:table-cell>
              <table:table-cell office:value-type="float" office:value="2.43727331623194">
                <text:p>2.437273316231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.042">
                <text:p>122.042</text:p>
              </table:table-cell>
              <table:table-cell office:value-type="float" office:value="2.43527863471951">
                <text:p>2.435278634719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042">
                <text:p>123.042</text:p>
              </table:table-cell>
              <table:table-cell office:value-type="float" office:value="2.43131246476658">
                <text:p>2.431312464766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.043">
                <text:p>124.043</text:p>
              </table:table-cell>
              <table:table-cell office:value-type="float" office:value="2.42699501116901">
                <text:p>2.426995011169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.042">
                <text:p>125.042</text:p>
              </table:table-cell>
              <table:table-cell office:value-type="float" office:value="2.42812463568902">
                <text:p>2.428124635689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.042">
                <text:p>126.042</text:p>
              </table:table-cell>
              <table:table-cell office:value-type="float" office:value="2.42473192675193">
                <text:p>2.424731926751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.043">
                <text:p>127.043</text:p>
              </table:table-cell>
              <table:table-cell office:value-type="float" office:value="2.42272091423403">
                <text:p>2.422720914234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.042">
                <text:p>128.042</text:p>
              </table:table-cell>
              <table:table-cell office:value-type="float" office:value="2.42356301954695">
                <text:p>2.423563019546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.042">
                <text:p>129.042</text:p>
              </table:table-cell>
              <table:table-cell office:value-type="float" office:value="2.42097239049191">
                <text:p>2.420972390491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.042">
                <text:p>130.042</text:p>
              </table:table-cell>
              <table:table-cell office:value-type="float" office:value="2.41371493404248">
                <text:p>2.413714934042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.042">
                <text:p>131.042</text:p>
              </table:table-cell>
              <table:table-cell office:value-type="float" office:value="2.40996756312351">
                <text:p>2.409967563123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.042">
                <text:p>132.042</text:p>
              </table:table-cell>
              <table:table-cell office:value-type="float" office:value="2.40834053065991">
                <text:p>2.40834053065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.042">
                <text:p>133.042</text:p>
              </table:table-cell>
              <table:table-cell office:value-type="float" office:value="2.41123319860098">
                <text:p>2.411233198600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.042">
                <text:p>134.042</text:p>
              </table:table-cell>
              <table:table-cell office:value-type="float" office:value="2.41284657925158">
                <text:p>2.412846579251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.043">
                <text:p>135.043</text:p>
              </table:table-cell>
              <table:table-cell office:value-type="float" office:value="2.40541240279352">
                <text:p>2.405412402793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.043">
                <text:p>136.043</text:p>
              </table:table-cell>
              <table:table-cell office:value-type="float" office:value="2.39457157360642">
                <text:p>2.394571573606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.042">
                <text:p>137.042</text:p>
              </table:table-cell>
              <table:table-cell office:value-type="float" office:value="2.39027540612103">
                <text:p>2.390275406121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.042">
                <text:p>138.042</text:p>
              </table:table-cell>
              <table:table-cell office:value-type="float" office:value="2.38128536153771">
                <text:p>2.381285361537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.043">
                <text:p>139.043</text:p>
              </table:table-cell>
              <table:table-cell office:value-type="float" office:value="2.38032360959556">
                <text:p>2.38032360959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.042">
                <text:p>140.042</text:p>
              </table:table-cell>
              <table:table-cell office:value-type="float" office:value="2.37507318241731">
                <text:p>2.375073182417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.042">
                <text:p>141.042</text:p>
              </table:table-cell>
              <table:table-cell office:value-type="float" office:value="2.37589131526078">
                <text:p>2.375891315260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.043">
                <text:p>142.043</text:p>
              </table:table-cell>
              <table:table-cell office:value-type="float" office:value="2.37507318241731">
                <text:p>2.375073182417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.042">
                <text:p>143.042</text:p>
              </table:table-cell>
              <table:table-cell office:value-type="float" office:value="2.37661591931496">
                <text:p>2.37661591931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.042">
                <text:p>144.042</text:p>
              </table:table-cell>
              <table:table-cell office:value-type="float" office:value="2.38133157631628">
                <text:p>2.381331576316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.042">
                <text:p>145.042</text:p>
              </table:table-cell>
              <table:table-cell office:value-type="float" office:value="2.37691304095132">
                <text:p>2.376913040951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.043">
                <text:p>146.043</text:p>
              </table:table-cell>
              <table:table-cell office:value-type="float" office:value="2.36974829165006">
                <text:p>2.369748291650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.042">
                <text:p>147.042</text:p>
              </table:table-cell>
              <table:table-cell office:value-type="float" office:value="2.3655317227446">
                <text:p>2.36553172274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.043">
                <text:p>148.043</text:p>
              </table:table-cell>
              <table:table-cell office:value-type="float" office:value="2.3667141553148">
                <text:p>2.36671415531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.041">
                <text:p>149.041</text:p>
              </table:table-cell>
              <table:table-cell office:value-type="float" office:value="2.36351084593654">
                <text:p>2.36351084593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.041">
                <text:p>150.041</text:p>
              </table:table-cell>
              <table:table-cell office:value-type="float" office:value="2.35847381222395">
                <text:p>2.358473812223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.041">
                <text:p>151.041</text:p>
              </table:table-cell>
              <table:table-cell office:value-type="float" office:value="2.35649545985805">
                <text:p>2.356495459858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.041">
                <text:p>152.041</text:p>
              </table:table-cell>
              <table:table-cell office:value-type="float" office:value="2.36134444686758">
                <text:p>2.361344446867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.041">
                <text:p>153.041</text:p>
              </table:table-cell>
              <table:table-cell office:value-type="float" office:value="2.35881418626048">
                <text:p>2.358814186260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.041">
                <text:p>154.041</text:p>
              </table:table-cell>
              <table:table-cell office:value-type="float" office:value="2.35434227976688">
                <text:p>2.354342279766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.041">
                <text:p>155.041</text:p>
              </table:table-cell>
              <table:table-cell office:value-type="float" office:value="2.3518703726688">
                <text:p>2.35187037266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.041">
                <text:p>156.041</text:p>
              </table:table-cell>
              <table:table-cell office:value-type="float" office:value="2.33865662189855">
                <text:p>2.338656621898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.041">
                <text:p>157.041</text:p>
              </table:table-cell>
              <table:table-cell office:value-type="float" office:value="2.33273595294454">
                <text:p>2.332735952944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.041">
                <text:p>158.041</text:p>
              </table:table-cell>
              <table:table-cell office:value-type="float" office:value="2.32241713162241">
                <text:p>2.322417131622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.041">
                <text:p>159.041</text:p>
              </table:table-cell>
              <table:table-cell office:value-type="float" office:value="2.31812374047469">
                <text:p>2.318123740474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.041">
                <text:p>160.041</text:p>
              </table:table-cell>
              <table:table-cell office:value-type="float" office:value="2.31713867400156">
                <text:p>2.317138674001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.041">
                <text:p>161.041</text:p>
              </table:table-cell>
              <table:table-cell office:value-type="float" office:value="2.31537297833732">
                <text:p>2.315372978337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.041">
                <text:p>162.041</text:p>
              </table:table-cell>
              <table:table-cell office:value-type="float" office:value="2.31401947061971">
                <text:p>2.314019470619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.041">
                <text:p>163.041</text:p>
              </table:table-cell>
              <table:table-cell office:value-type="float" office:value="2.31145563316223">
                <text:p>2.311455633162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.041">
                <text:p>164.041</text:p>
              </table:table-cell>
              <table:table-cell office:value-type="float" office:value="2.30766218273433">
                <text:p>2.307662182734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.042">
                <text:p>165.042</text:p>
              </table:table-cell>
              <table:table-cell office:value-type="float" office:value="2.30317491901248">
                <text:p>2.303174919012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.042">
                <text:p>166.042</text:p>
              </table:table-cell>
              <table:table-cell office:value-type="float" office:value="2.29703974593842">
                <text:p>2.297039745938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.042">
                <text:p>167.042</text:p>
              </table:table-cell>
              <table:table-cell office:value-type="float" office:value="2.29651671759244">
                <text:p>2.296516717592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.042">
                <text:p>168.042</text:p>
              </table:table-cell>
              <table:table-cell office:value-type="float" office:value="2.29871762396756">
                <text:p>2.298717623967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.042">
                <text:p>169.042</text:p>
              </table:table-cell>
              <table:table-cell office:value-type="float" office:value="2.29310025378283">
                <text:p>2.293100253782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.042">
                <text:p>170.042</text:p>
              </table:table-cell>
              <table:table-cell office:value-type="float" office:value="2.29006706843507">
                <text:p>2.290067068435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.042">
                <text:p>171.042</text:p>
              </table:table-cell>
              <table:table-cell office:value-type="float" office:value="2.28454331449328">
                <text:p>2.284543314493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043">
                <text:p>172.043</text:p>
              </table:table-cell>
              <table:table-cell office:value-type="float" office:value="2.27934717182687">
                <text:p>2.279347171826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.042">
                <text:p>173.042</text:p>
              </table:table-cell>
              <table:table-cell office:value-type="float" office:value="2.27767745728786">
                <text:p>2.277677457287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.042">
                <text:p>174.042</text:p>
              </table:table-cell>
              <table:table-cell office:value-type="float" office:value="2.26826276314847">
                <text:p>2.268262763148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.042">
                <text:p>175.042</text:p>
              </table:table-cell>
              <table:table-cell office:value-type="float" office:value="2.26594185529521">
                <text:p>2.265941855295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.042">
                <text:p>176.042</text:p>
              </table:table-cell>
              <table:table-cell office:value-type="float" office:value="2.26517394159587">
                <text:p>2.265173941595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.042">
                <text:p>177.042</text:p>
              </table:table-cell>
              <table:table-cell office:value-type="float" office:value="2.26310594644973">
                <text:p>2.263105946449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.042">
                <text:p>178.042</text:p>
              </table:table-cell>
              <table:table-cell office:value-type="float" office:value="2.26054360519403">
                <text:p>2.260543605194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.043">
                <text:p>179.043</text:p>
              </table:table-cell>
              <table:table-cell office:value-type="float" office:value="2.2589779736117">
                <text:p>2.25897797361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.042">
                <text:p>180.042</text:p>
              </table:table-cell>
              <table:table-cell office:value-type="float" office:value="2.25982371909274">
                <text:p>2.259823719092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.042">
                <text:p>181.042</text:p>
              </table:table-cell>
              <table:table-cell office:value-type="float" office:value="2.26003243507279">
                <text:p>2.260032435072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.042">
                <text:p>182.042</text:p>
              </table:table-cell>
              <table:table-cell office:value-type="float" office:value="2.25542010750604">
                <text:p>2.255420107506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.042">
                <text:p>183.042</text:p>
              </table:table-cell>
              <table:table-cell office:value-type="float" office:value="2.25196525599368">
                <text:p>2.251965255993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.043">
                <text:p>184.043</text:p>
              </table:table-cell>
              <table:table-cell office:value-type="float" office:value="2.2530271341457">
                <text:p>2.25302713414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.042">
                <text:p>185.042</text:p>
              </table:table-cell>
              <table:table-cell office:value-type="float" office:value="2.24736832235612">
                <text:p>2.247368322356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.042">
                <text:p>186.042</text:p>
              </table:table-cell>
              <table:table-cell office:value-type="float" office:value="2.24499835214106">
                <text:p>2.244998352141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.042">
                <text:p>187.042</text:p>
              </table:table-cell>
              <table:table-cell office:value-type="float" office:value="2.24146472331494">
                <text:p>2.241464723314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.042">
                <text:p>188.042</text:p>
              </table:table-cell>
              <table:table-cell office:value-type="float" office:value="2.23737434596327">
                <text:p>2.237374345963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.042">
                <text:p>189.042</text:p>
              </table:table-cell>
              <table:table-cell office:value-type="float" office:value="2.23626365006225">
                <text:p>2.236263650062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.042">
                <text:p>190.042</text:p>
              </table:table-cell>
              <table:table-cell office:value-type="float" office:value="2.243662771442">
                <text:p>2.2436627714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.043">
                <text:p>191.043</text:p>
              </table:table-cell>
              <table:table-cell office:value-type="float" office:value="2.2416241646329">
                <text:p>2.24162416463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.042">
                <text:p>192.042</text:p>
              </table:table-cell>
              <table:table-cell office:value-type="float" office:value="2.23404925990627">
                <text:p>2.234049259906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.042">
                <text:p>193.042</text:p>
              </table:table-cell>
              <table:table-cell office:value-type="float" office:value="2.23356722119459">
                <text:p>2.233567221194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.042">
                <text:p>194.042</text:p>
              </table:table-cell>
              <table:table-cell office:value-type="float" office:value="2.2319480133946">
                <text:p>2.23194801339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.042">
                <text:p>195.042</text:p>
              </table:table-cell>
              <table:table-cell office:value-type="float" office:value="2.22914305290449">
                <text:p>2.229143052904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.042">
                <text:p>196.042</text:p>
              </table:table-cell>
              <table:table-cell office:value-type="float" office:value="2.2259631943426">
                <text:p>2.22596319434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.042">
                <text:p>197.042</text:p>
              </table:table-cell>
              <table:table-cell office:value-type="float" office:value="2.21958384649064">
                <text:p>2.219583846490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.042">
                <text:p>198.042</text:p>
              </table:table-cell>
              <table:table-cell office:value-type="float" office:value="2.21475883862747">
                <text:p>2.214758838627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.042">
                <text:p>199.042</text:p>
              </table:table-cell>
              <table:table-cell office:value-type="float" office:value="2.21333849247983">
                <text:p>2.213338492479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.042">
                <text:p>200.042</text:p>
              </table:table-cell>
              <table:table-cell office:value-type="float" office:value="2.20495021316728">
                <text:p>2.204950213167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.042">
                <text:p>201.042</text:p>
              </table:table-cell>
              <table:table-cell office:value-type="float" office:value="2.20035301201075">
                <text:p>2.200353012010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.043">
                <text:p>202.043</text:p>
              </table:table-cell>
              <table:table-cell office:value-type="float" office:value="2.20442084420681">
                <text:p>2.204420844206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.042">
                <text:p>203.042</text:p>
              </table:table-cell>
              <table:table-cell office:value-type="float" office:value="2.19911168451777">
                <text:p>2.199111684517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.042">
                <text:p>204.042</text:p>
              </table:table-cell>
              <table:table-cell office:value-type="float" office:value="2.19187697100962">
                <text:p>2.191876971009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.042">
                <text:p>205.042</text:p>
              </table:table-cell>
              <table:table-cell office:value-type="float" office:value="2.19362923293556">
                <text:p>2.193629232935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.043">
                <text:p>206.043</text:p>
              </table:table-cell>
              <table:table-cell office:value-type="float" office:value="2.19205568604897">
                <text:p>2.192055686048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.042">
                <text:p>207.042</text:p>
              </table:table-cell>
              <table:table-cell office:value-type="float" office:value="2.1915864909334">
                <text:p>2.19158649093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.042">
                <text:p>208.042</text:p>
              </table:table-cell>
              <table:table-cell office:value-type="float" office:value="2.19205568604897">
                <text:p>2.192055686048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.042">
                <text:p>209.042</text:p>
              </table:table-cell>
              <table:table-cell office:value-type="float" office:value="2.18697220087187">
                <text:p>2.186972200871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.042">
                <text:p>210.042</text:p>
              </table:table-cell>
              <table:table-cell office:value-type="float" office:value="2.18708445069519">
                <text:p>2.187084450695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.042">
                <text:p>211.042</text:p>
              </table:table-cell>
              <table:table-cell office:value-type="float" office:value="2.17697651751637">
                <text:p>2.176976517516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.043">
                <text:p>212.043</text:p>
              </table:table-cell>
              <table:table-cell office:value-type="float" office:value="2.16529808543952">
                <text:p>2.165298085439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.042">
                <text:p>213.042</text:p>
              </table:table-cell>
              <table:table-cell office:value-type="float" office:value="2.16460955404971">
                <text:p>2.164609554049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.042">
                <text:p>214.042</text:p>
              </table:table-cell>
              <table:table-cell office:value-type="float" office:value="2.16499978004142">
                <text:p>2.164999780041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.042">
                <text:p>215.042</text:p>
              </table:table-cell>
              <table:table-cell office:value-type="float" office:value="2.16380566779077">
                <text:p>2.163805667790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.043">
                <text:p>216.043</text:p>
              </table:table-cell>
              <table:table-cell office:value-type="float" office:value="2.16857358513265">
                <text:p>2.168573585132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.042">
                <text:p>217.042</text:p>
              </table:table-cell>
              <table:table-cell office:value-type="float" office:value="2.1643569737106">
                <text:p>2.16435697371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.042">
                <text:p>218.042</text:p>
              </table:table-cell>
              <table:table-cell office:value-type="float" office:value="2.16164345505162">
                <text:p>2.161643455051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.043">
                <text:p>219.043</text:p>
              </table:table-cell>
              <table:table-cell office:value-type="float" office:value="2.15914188306041">
                <text:p>2.159141883060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.042">
                <text:p>220.042</text:p>
              </table:table-cell>
              <table:table-cell office:value-type="float" office:value="2.15893409804789">
                <text:p>2.158934098047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.042">
                <text:p>221.042</text:p>
              </table:table-cell>
              <table:table-cell office:value-type="float" office:value="2.15886482678158">
                <text:p>2.15886482678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.042">
                <text:p>222.042</text:p>
              </table:table-cell>
              <table:table-cell office:value-type="float" office:value="2.14724036724427">
                <text:p>2.147240367244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.042">
                <text:p>223.042</text:p>
              </table:table-cell>
              <table:table-cell office:value-type="float" office:value="2.14117143481177">
                <text:p>2.141171434811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.042">
                <text:p>224.042</text:p>
              </table:table-cell>
              <table:table-cell office:value-type="float" office:value="2.14467903722787">
                <text:p>2.144679037227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.043">
                <text:p>225.043</text:p>
              </table:table-cell>
              <table:table-cell office:value-type="float" office:value="2.14248676089689">
                <text:p>2.142486760896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.042">
                <text:p>226.042</text:p>
              </table:table-cell>
              <table:table-cell office:value-type="float" office:value="2.13491172570588">
                <text:p>2.134911725705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.043">
                <text:p>227.043</text:p>
              </table:table-cell>
              <table:table-cell office:value-type="float" office:value="2.13834703959036">
                <text:p>2.138347039590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.042">
                <text:p>228.042</text:p>
              </table:table-cell>
              <table:table-cell office:value-type="float" office:value="2.13372847565361">
                <text:p>2.133728475653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.042">
                <text:p>229.042</text:p>
              </table:table-cell>
              <table:table-cell office:value-type="float" office:value="2.13169000474851">
                <text:p>2.131690004748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.043">
                <text:p>230.043</text:p>
              </table:table-cell>
              <table:table-cell office:value-type="float" office:value="2.12833884296702">
                <text:p>2.128338842967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.042">
                <text:p>231.042</text:p>
              </table:table-cell>
              <table:table-cell office:value-type="float" office:value="2.11778446584291">
                <text:p>2.117784465842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.042">
                <text:p>232.042</text:p>
              </table:table-cell>
              <table:table-cell office:value-type="float" office:value="2.11961132355566">
                <text:p>2.119611323555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.042">
                <text:p>233.042</text:p>
              </table:table-cell>
              <table:table-cell office:value-type="float" office:value="2.12138690498504">
                <text:p>2.121386904985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.042">
                <text:p>234.042</text:p>
              </table:table-cell>
              <table:table-cell office:value-type="float" office:value="2.11661689527989">
                <text:p>2.116616895279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.042">
                <text:p>235.042</text:p>
              </table:table-cell>
              <table:table-cell office:value-type="float" office:value="2.1133597598833">
                <text:p>2.11335975988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.042">
                <text:p>236.042</text:p>
              </table:table-cell>
              <table:table-cell office:value-type="float" office:value="2.10488996613342">
                <text:p>2.104889966133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.042">
                <text:p>237.042</text:p>
              </table:table-cell>
              <table:table-cell office:value-type="float" office:value="2.10048114869909">
                <text:p>2.100481148699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.042">
                <text:p>238.042</text:p>
              </table:table-cell>
              <table:table-cell office:value-type="float" office:value="2.10347540075438">
                <text:p>2.103475400754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.043">
                <text:p>239.043</text:p>
              </table:table-cell>
              <table:table-cell office:value-type="float" office:value="2.09790749170714">
                <text:p>2.097907491707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.042">
                <text:p>240.042</text:p>
              </table:table-cell>
              <table:table-cell office:value-type="float" office:value="2.09762521211346">
                <text:p>2.097625212113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.043">
                <text:p>241.043</text:p>
              </table:table-cell>
              <table:table-cell office:value-type="float" office:value="2.09324582265623">
                <text:p>2.093245822656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.042">
                <text:p>242.042</text:p>
              </table:table-cell>
              <table:table-cell office:value-type="float" office:value="2.0855478601116">
                <text:p>2.08554786011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.043">
                <text:p>243.043</text:p>
              </table:table-cell>
              <table:table-cell office:value-type="float" office:value="2.09999143872003">
                <text:p>2.099991438720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.042">
                <text:p>244.042</text:p>
              </table:table-cell>
              <table:table-cell office:value-type="float" office:value="2.08885955265809">
                <text:p>2.088859552658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.043">
                <text:p>245.043</text:p>
              </table:table-cell>
              <table:table-cell office:value-type="float" office:value="2.08216283559852">
                <text:p>2.082162835598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.06955533377075">
                <text:p>2.06955533377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2000000020008D6A01043175452.jpg" xlink:type="simple" xlink:show="embed" xlink:actuate="onLoad"/>
    <draw:stroke-dash draw:name="Dot_20__28_Rounded_29_" draw:display-name="Dot (Rounded)" draw:style="round" draw:dots1="1" draw:dots1-length="1%" draw:distance="1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Обычный" style:font-family-generic="roman" fo:font-size="15pt" fo:font-style="italic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draw:stroke-dash="Dot_20__28_Rounded_29_" svg:stroke-width="0.1cm" svg:stroke-color="#004586" svg:stroke-linecap="round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54cm" svg:height="17.729cm" xlink:href=".." xlink:type="simple" chart:class="chart:scatter" chart:style-name="ch1">
        <chart:legend chart:legend-position="end" svg:x="25.385cm" svg:y="8.467cm" style:legend-expansion="high" chart:style-name="ch2"/>
        <chart:plot-area chart:style-name="ch3" table:cell-range-address="'20190424_1556114851746_83.5'.A2:'20190424_1556114851746_83.5'.A546 '20190424_1556114851746_83.5'.C1:'20190424_1556114851746_83.5'.C546" chart:data-source-has-labels="row" svg:x="1.9cm" svg:y="0.354cm" svg:width="22.936cm" svg:height="15.7cm">
          <chart:coordinate-region svg:x="2.892cm" svg:y="0.646cm" svg:width="21.492cm" svg:height="14.576cm"/>
          <chart:axis chart:dimension="x" chart:name="primary-x" chart:style-name="ch4">
            <chart:title svg:x="12.929cm" svg:y="16.408cm" chart:style-name="ch5">
              <text:p>t, с</text:p>
            </chart:title>
          </chart:axis>
          <chart:axis chart:dimension="y" chart:name="primary-y" chart:style-name="ch4">
            <chart:title svg:x="0.451cm" svg:y="8.864cm" chart:style-name="ch6">
              <text:p>ln(V)</text:p>
            </chart:title>
            <chart:grid chart:style-name="ch7" chart:class="major"/>
          </chart:axis>
          <chart:series chart:style-name="ch8" chart:values-cell-range-address="'20190424_1556114851746_83.5'.C2:'20190424_1556114851746_83.5'.C546" chart:label-cell-address="'20190424_1556114851746_83.5'.C1:'20190424_1556114851746_83.5'.C1" chart:class="chart:scatter">
            <chart:domain table:cell-range-address="'20190424_1556114851746_83.5'.A2:'20190424_1556114851746_83.5'.A546"/>
            <chart:data-point chart:repeated="5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n(V)</text:p>
                <draw:g>
                  <svg:desc>'20190424_1556114851746_83.5'.C1:'20190424_1556114851746_83.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90424_1556114851746_83.5'.A2:'20190424_1556114851746_83.5'.A546</svg:desc>
                </draw:g>
              </table:table-cell>
              <table:table-cell office:value-type="float" office:value="2.61423756608441">
                <text:p>2.61423756608441</text:p>
                <draw:g>
                  <svg:desc>'20190424_1556114851746_83.5'.C2:'20190424_1556114851746_83.5'.C5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6">
                <text:p>0.966</text:p>
              </table:table-cell>
              <table:table-cell office:value-type="float" office:value="2.61405449033814">
                <text:p>2.6140544903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01">
                <text:p>1.901</text:p>
              </table:table-cell>
              <table:table-cell office:value-type="float" office:value="2.61134104318418">
                <text:p>2.61134104318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7">
                <text:p>2.867</text:p>
              </table:table-cell>
              <table:table-cell office:value-type="float" office:value="2.61228058243868">
                <text:p>2.61228058243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56">
                <text:p>3.856</text:p>
              </table:table-cell>
              <table:table-cell office:value-type="float" office:value="2.61197973235148">
                <text:p>2.61197973235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57">
                <text:p>4.857</text:p>
              </table:table-cell>
              <table:table-cell office:value-type="float" office:value="2.60895888179123">
                <text:p>2.60895888179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56">
                <text:p>5.856</text:p>
              </table:table-cell>
              <table:table-cell office:value-type="float" office:value="2.60685138392188">
                <text:p>2.60685138392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56">
                <text:p>6.856</text:p>
              </table:table-cell>
              <table:table-cell office:value-type="float" office:value="2.60388156746332">
                <text:p>2.60388156746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56">
                <text:p>7.856</text:p>
              </table:table-cell>
              <table:table-cell office:value-type="float" office:value="2.60510158927928">
                <text:p>2.60510158927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56">
                <text:p>8.856</text:p>
              </table:table-cell>
              <table:table-cell office:value-type="float" office:value="2.6023118362906">
                <text:p>2.6023118362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56">
                <text:p>9.856</text:p>
              </table:table-cell>
              <table:table-cell office:value-type="float" office:value="2.60264524001226">
                <text:p>2.60264524001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856">
                <text:p>10.856</text:p>
              </table:table-cell>
              <table:table-cell office:value-type="float" office:value="2.60542667720365">
                <text:p>2.60542667720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56">
                <text:p>11.856</text:p>
              </table:table-cell>
              <table:table-cell office:value-type="float" office:value="2.6065857894683">
                <text:p>2.6065857894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856">
                <text:p>12.856</text:p>
              </table:table-cell>
              <table:table-cell office:value-type="float" office:value="2.60597317776744">
                <text:p>2.60597317776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57">
                <text:p>13.857</text:p>
              </table:table-cell>
              <table:table-cell office:value-type="float" office:value="2.60344495571153">
                <text:p>2.60344495571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856">
                <text:p>14.856</text:p>
              </table:table-cell>
              <table:table-cell office:value-type="float" office:value="2.60386677018602">
                <text:p>2.60386677018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57">
                <text:p>15.857</text:p>
              </table:table-cell>
              <table:table-cell office:value-type="float" office:value="2.6022747845701">
                <text:p>2.6022747845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856">
                <text:p>16.856</text:p>
              </table:table-cell>
              <table:table-cell office:value-type="float" office:value="2.59831717698396">
                <text:p>2.59831717698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856">
                <text:p>17.856</text:p>
              </table:table-cell>
              <table:table-cell office:value-type="float" office:value="2.59239240552246">
                <text:p>2.59239240552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856">
                <text:p>18.856</text:p>
              </table:table-cell>
              <table:table-cell office:value-type="float" office:value="2.59417203152304">
                <text:p>2.59417203152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856">
                <text:p>19.856</text:p>
              </table:table-cell>
              <table:table-cell office:value-type="float" office:value="2.59266179602807">
                <text:p>2.59266179602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856">
                <text:p>20.856</text:p>
              </table:table-cell>
              <table:table-cell office:value-type="float" office:value="2.58871095517852">
                <text:p>2.588710955178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856">
                <text:p>21.856</text:p>
              </table:table-cell>
              <table:table-cell office:value-type="float" office:value="2.58589763292788">
                <text:p>2.58589763292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856">
                <text:p>22.856</text:p>
              </table:table-cell>
              <table:table-cell office:value-type="float" office:value="2.58844801178872">
                <text:p>2.58844801178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856">
                <text:p>23.856</text:p>
              </table:table-cell>
              <table:table-cell office:value-type="float" office:value="2.59007714739354">
                <text:p>2.59007714739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856">
                <text:p>24.856</text:p>
              </table:table-cell>
              <table:table-cell office:value-type="float" office:value="2.59145645795705">
                <text:p>2.59145645795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857">
                <text:p>25.857</text:p>
              </table:table-cell>
              <table:table-cell office:value-type="float" office:value="2.58631938319773">
                <text:p>2.586319383197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857">
                <text:p>26.857</text:p>
              </table:table-cell>
              <table:table-cell office:value-type="float" office:value="2.58558873865391">
                <text:p>2.58558873865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857">
                <text:p>27.857</text:p>
              </table:table-cell>
              <table:table-cell office:value-type="float" office:value="2.57945138519935">
                <text:p>2.57945138519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857">
                <text:p>28.857</text:p>
              </table:table-cell>
              <table:table-cell office:value-type="float" office:value="2.57666507502754">
                <text:p>2.57666507502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856">
                <text:p>29.856</text:p>
              </table:table-cell>
              <table:table-cell office:value-type="float" office:value="2.57609470895114">
                <text:p>2.57609470895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856">
                <text:p>30.856</text:p>
              </table:table-cell>
              <table:table-cell office:value-type="float" office:value="2.57537177792913">
                <text:p>2.575371777929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856">
                <text:p>31.856</text:p>
              </table:table-cell>
              <table:table-cell office:value-type="float" office:value="2.57677150734049">
                <text:p>2.576771507340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856">
                <text:p>32.856</text:p>
              </table:table-cell>
              <table:table-cell office:value-type="float" office:value="2.57467879567905">
                <text:p>2.574678795679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856">
                <text:p>33.856</text:p>
              </table:table-cell>
              <table:table-cell office:value-type="float" office:value="2.56818258647727">
                <text:p>2.568182586477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856">
                <text:p>34.856</text:p>
              </table:table-cell>
              <table:table-cell office:value-type="float" office:value="2.56484165935461">
                <text:p>2.56484165935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856">
                <text:p>35.856</text:p>
              </table:table-cell>
              <table:table-cell office:value-type="float" office:value="2.56503396926647">
                <text:p>2.56503396926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856">
                <text:p>36.856</text:p>
              </table:table-cell>
              <table:table-cell office:value-type="float" office:value="2.5627546431447">
                <text:p>2.5627546431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856">
                <text:p>37.856</text:p>
              </table:table-cell>
              <table:table-cell office:value-type="float" office:value="2.56223799272432">
                <text:p>2.56223799272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856">
                <text:p>38.856</text:p>
              </table:table-cell>
              <table:table-cell office:value-type="float" office:value="2.56182139355613">
                <text:p>2.561821393556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856">
                <text:p>39.856</text:p>
              </table:table-cell>
              <table:table-cell office:value-type="float" office:value="2.56127337855304">
                <text:p>2.56127337855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856">
                <text:p>40.856</text:p>
              </table:table-cell>
              <table:table-cell office:value-type="float" office:value="2.56167477108172">
                <text:p>2.561674771081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856">
                <text:p>41.856</text:p>
              </table:table-cell>
              <table:table-cell office:value-type="float" office:value="2.55951152227582">
                <text:p>2.559511522275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856">
                <text:p>42.856</text:p>
              </table:table-cell>
              <table:table-cell office:value-type="float" office:value="2.56256960501861">
                <text:p>2.562569605018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857">
                <text:p>43.857</text:p>
              </table:table-cell>
              <table:table-cell office:value-type="float" office:value="2.55951152227582">
                <text:p>2.55951152227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857">
                <text:p>44.857</text:p>
              </table:table-cell>
              <table:table-cell office:value-type="float" office:value="2.56010688235094">
                <text:p>2.560106882350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857">
                <text:p>45.857</text:p>
              </table:table-cell>
              <table:table-cell office:value-type="float" office:value="2.55862942871672">
                <text:p>2.55862942871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857">
                <text:p>46.857</text:p>
              </table:table-cell>
              <table:table-cell office:value-type="float" office:value="2.55366282659831">
                <text:p>2.55366282659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.857">
                <text:p>47.857</text:p>
              </table:table-cell>
              <table:table-cell office:value-type="float" office:value="2.54907010059549">
                <text:p>2.549070100595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857">
                <text:p>48.857</text:p>
              </table:table-cell>
              <table:table-cell office:value-type="float" office:value="2.54552342843642">
                <text:p>2.54552342843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856">
                <text:p>49.856</text:p>
              </table:table-cell>
              <table:table-cell office:value-type="float" office:value="2.54692637642437">
                <text:p>2.546926376424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857">
                <text:p>50.857</text:p>
              </table:table-cell>
              <table:table-cell office:value-type="float" office:value="2.5468715495012">
                <text:p>2.54687154950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856">
                <text:p>51.856</text:p>
              </table:table-cell>
              <table:table-cell office:value-type="float" office:value="2.54763102635996">
                <text:p>2.54763102635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856">
                <text:p>52.856</text:p>
              </table:table-cell>
              <table:table-cell office:value-type="float" office:value="2.54923421117513">
                <text:p>2.549234211175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856">
                <text:p>53.856</text:p>
              </table:table-cell>
              <table:table-cell office:value-type="float" office:value="2.55035881592484">
                <text:p>2.550358815924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856">
                <text:p>54.856</text:p>
              </table:table-cell>
              <table:table-cell office:value-type="float" office:value="2.54571948918451">
                <text:p>2.545719489184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856">
                <text:p>55.856</text:p>
              </table:table-cell>
              <table:table-cell office:value-type="float" office:value="2.54175946138078">
                <text:p>2.541759461380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856">
                <text:p>56.856</text:p>
              </table:table-cell>
              <table:table-cell office:value-type="float" office:value="2.54058572921142">
                <text:p>2.54058572921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856">
                <text:p>57.856</text:p>
              </table:table-cell>
              <table:table-cell office:value-type="float" office:value="2.54066454632423">
                <text:p>2.54066454632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857">
                <text:p>58.857</text:p>
              </table:table-cell>
              <table:table-cell office:value-type="float" office:value="2.54220023967644">
                <text:p>2.542200239676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856">
                <text:p>59.856</text:p>
              </table:table-cell>
              <table:table-cell office:value-type="float" office:value="2.54090883990328">
                <text:p>2.540908839903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856">
                <text:p>60.856</text:p>
              </table:table-cell>
              <table:table-cell office:value-type="float" office:value="2.53863697220897">
                <text:p>2.538636972208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856">
                <text:p>61.856</text:p>
              </table:table-cell>
              <table:table-cell office:value-type="float" office:value="2.53699296298633">
                <text:p>2.536992962986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856">
                <text:p>62.856</text:p>
              </table:table-cell>
              <table:table-cell office:value-type="float" office:value="2.53597200153193">
                <text:p>2.535972001531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.856">
                <text:p>63.856</text:p>
              </table:table-cell>
              <table:table-cell office:value-type="float" office:value="2.53341105884762">
                <text:p>2.533411058847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.857">
                <text:p>64.857</text:p>
              </table:table-cell>
              <table:table-cell office:value-type="float" office:value="2.52989594901953">
                <text:p>2.529895949019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857">
                <text:p>65.857</text:p>
              </table:table-cell>
              <table:table-cell office:value-type="float" office:value="2.52669617609838">
                <text:p>2.526696176098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.856">
                <text:p>66.856</text:p>
              </table:table-cell>
              <table:table-cell office:value-type="float" office:value="2.52362242779067">
                <text:p>2.52362242779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856">
                <text:p>67.856</text:p>
              </table:table-cell>
              <table:table-cell office:value-type="float" office:value="2.52263586659801">
                <text:p>2.522635866598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856">
                <text:p>68.856</text:p>
              </table:table-cell>
              <table:table-cell office:value-type="float" office:value="2.52447185487917">
                <text:p>2.524471854879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.856">
                <text:p>69.856</text:p>
              </table:table-cell>
              <table:table-cell office:value-type="float" office:value="2.52317338240549">
                <text:p>2.523173382405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856">
                <text:p>70.856</text:p>
              </table:table-cell>
              <table:table-cell office:value-type="float" office:value="2.52410332419081">
                <text:p>2.52410332419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.856">
                <text:p>71.856</text:p>
              </table:table-cell>
              <table:table-cell office:value-type="float" office:value="2.52282041951908">
                <text:p>2.522820419519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.856">
                <text:p>72.856</text:p>
              </table:table-cell>
              <table:table-cell office:value-type="float" office:value="2.52283646598966">
                <text:p>2.522836465989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856">
                <text:p>73.856</text:p>
              </table:table-cell>
              <table:table-cell office:value-type="float" office:value="2.52129482946231">
                <text:p>2.52129482946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856">
                <text:p>74.856</text:p>
              </table:table-cell>
              <table:table-cell office:value-type="float" office:value="2.51838978060455">
                <text:p>2.518389780604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856">
                <text:p>75.856</text:p>
              </table:table-cell>
              <table:table-cell office:value-type="float" office:value="2.51504780669999">
                <text:p>2.5150478066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.856">
                <text:p>76.856</text:p>
              </table:table-cell>
              <table:table-cell office:value-type="float" office:value="2.51671211732451">
                <text:p>2.516712117324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856">
                <text:p>77.856</text:p>
              </table:table-cell>
              <table:table-cell office:value-type="float" office:value="2.51866374658613">
                <text:p>2.518663746586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856">
                <text:p>78.856</text:p>
              </table:table-cell>
              <table:table-cell office:value-type="float" office:value="2.51513674769578">
                <text:p>2.515136747695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856">
                <text:p>79.856</text:p>
              </table:table-cell>
              <table:table-cell office:value-type="float" office:value="2.5148375510769">
                <text:p>2.51483755107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856">
                <text:p>80.856</text:p>
              </table:table-cell>
              <table:table-cell office:value-type="float" office:value="2.51701075368853">
                <text:p>2.517010753688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.856">
                <text:p>81.856</text:p>
              </table:table-cell>
              <table:table-cell office:value-type="float" office:value="2.51318631713311">
                <text:p>2.513186317133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.856">
                <text:p>82.856</text:p>
              </table:table-cell>
              <table:table-cell office:value-type="float" office:value="2.51444927066885">
                <text:p>2.51444927066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.856">
                <text:p>83.856</text:p>
              </table:table-cell>
              <table:table-cell office:value-type="float" office:value="2.51367225727484">
                <text:p>2.513672257274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856">
                <text:p>84.856</text:p>
              </table:table-cell>
              <table:table-cell office:value-type="float" office:value="2.51298377235989">
                <text:p>2.51298377235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856">
                <text:p>85.856</text:p>
              </table:table-cell>
              <table:table-cell office:value-type="float" office:value="2.51132135595945">
                <text:p>2.51132135595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.856">
                <text:p>86.856</text:p>
              </table:table-cell>
              <table:table-cell office:value-type="float" office:value="2.50803706717685">
                <text:p>2.508037067176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.856">
                <text:p>87.856</text:p>
              </table:table-cell>
              <table:table-cell office:value-type="float" office:value="2.50837086593187">
                <text:p>2.508370865931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856">
                <text:p>88.856</text:p>
              </table:table-cell>
              <table:table-cell office:value-type="float" office:value="2.50555858951886">
                <text:p>2.505558589518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.856">
                <text:p>89.856</text:p>
              </table:table-cell>
              <table:table-cell office:value-type="float" office:value="2.49773238066719">
                <text:p>2.497732380667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857">
                <text:p>90.857</text:p>
              </table:table-cell>
              <table:table-cell office:value-type="float" office:value="2.49834922548449">
                <text:p>2.498349225484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.857">
                <text:p>91.857</text:p>
              </table:table-cell>
              <table:table-cell office:value-type="float" office:value="2.50302485270168">
                <text:p>2.503024852701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.857">
                <text:p>92.857</text:p>
              </table:table-cell>
              <table:table-cell office:value-type="float" office:value="2.50453769373715">
                <text:p>2.504537693737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.856">
                <text:p>93.856</text:p>
              </table:table-cell>
              <table:table-cell office:value-type="float" office:value="2.50174737865065">
                <text:p>2.50174737865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.856">
                <text:p>94.856</text:p>
              </table:table-cell>
              <table:table-cell office:value-type="float" office:value="2.50150152335984">
                <text:p>2.501501523359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.856">
                <text:p>95.856</text:p>
              </table:table-cell>
              <table:table-cell office:value-type="float" office:value="2.50067336596261">
                <text:p>2.500673365962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.856">
                <text:p>96.856</text:p>
              </table:table-cell>
              <table:table-cell office:value-type="float" office:value="2.49976242101999">
                <text:p>2.49976242101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856">
                <text:p>97.856</text:p>
              </table:table-cell>
              <table:table-cell office:value-type="float" office:value="2.49783110141097">
                <text:p>2.497831101410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856">
                <text:p>98.856</text:p>
              </table:table-cell>
              <table:table-cell office:value-type="float" office:value="2.49585483245639">
                <text:p>2.495854832456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856">
                <text:p>99.856</text:p>
              </table:table-cell>
              <table:table-cell office:value-type="float" office:value="2.48995223273235">
                <text:p>2.489952232732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.856">
                <text:p>100.856</text:p>
              </table:table-cell>
              <table:table-cell office:value-type="float" office:value="2.48826766192018">
                <text:p>2.488267661920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.856">
                <text:p>101.856</text:p>
              </table:table-cell>
              <table:table-cell office:value-type="float" office:value="2.49207257973953">
                <text:p>2.492072579739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856">
                <text:p>102.856</text:p>
              </table:table-cell>
              <table:table-cell office:value-type="float" office:value="2.49408935936265">
                <text:p>2.49408935936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.857">
                <text:p>103.857</text:p>
              </table:table-cell>
              <table:table-cell office:value-type="float" office:value="2.49025896721461">
                <text:p>2.490258967214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.856">
                <text:p>104.856</text:p>
              </table:table-cell>
              <table:table-cell office:value-type="float" office:value="2.4909052885914">
                <text:p>2.49090528859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.856">
                <text:p>105.856</text:p>
              </table:table-cell>
              <table:table-cell office:value-type="float" office:value="2.48508163447729">
                <text:p>2.485081634477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.856">
                <text:p>106.856</text:p>
              </table:table-cell>
              <table:table-cell office:value-type="float" office:value="2.48165135706733">
                <text:p>2.481651357067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.856">
                <text:p>107.856</text:p>
              </table:table-cell>
              <table:table-cell office:value-type="float" office:value="2.48110777653085">
                <text:p>2.481107776530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.857">
                <text:p>108.857</text:p>
              </table:table-cell>
              <table:table-cell office:value-type="float" office:value="2.47793238605066">
                <text:p>2.477932386050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.857">
                <text:p>109.857</text:p>
              </table:table-cell>
              <table:table-cell office:value-type="float" office:value="2.47838543279773">
                <text:p>2.478385432797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856">
                <text:p>110.856</text:p>
              </table:table-cell>
              <table:table-cell office:value-type="float" office:value="2.47594158340235">
                <text:p>2.475941583402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.856">
                <text:p>111.856</text:p>
              </table:table-cell>
              <table:table-cell office:value-type="float" office:value="2.47763863497321">
                <text:p>2.477638634973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.856">
                <text:p>112.856</text:p>
              </table:table-cell>
              <table:table-cell office:value-type="float" office:value="2.47160186570892">
                <text:p>2.471601865708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.856">
                <text:p>113.856</text:p>
              </table:table-cell>
              <table:table-cell office:value-type="float" office:value="2.46874339194558">
                <text:p>2.468743391945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.856">
                <text:p>114.856</text:p>
              </table:table-cell>
              <table:table-cell office:value-type="float" office:value="2.47268223516528">
                <text:p>2.472682235165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.856">
                <text:p>115.856</text:p>
              </table:table-cell>
              <table:table-cell office:value-type="float" office:value="2.47007216082954">
                <text:p>2.470072160829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.856">
                <text:p>116.856</text:p>
              </table:table-cell>
              <table:table-cell office:value-type="float" office:value="2.46981839236653">
                <text:p>2.469818392366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.856">
                <text:p>117.856</text:p>
              </table:table-cell>
              <table:table-cell office:value-type="float" office:value="2.46818427364361">
                <text:p>2.468184273643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8.856">
                <text:p>118.856</text:p>
              </table:table-cell>
              <table:table-cell office:value-type="float" office:value="2.46561339274077">
                <text:p>2.465613392740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.857">
                <text:p>119.857</text:p>
              </table:table-cell>
              <table:table-cell office:value-type="float" office:value="2.46365747674883">
                <text:p>2.463657476748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.857">
                <text:p>120.857</text:p>
              </table:table-cell>
              <table:table-cell office:value-type="float" office:value="2.46527350812832">
                <text:p>2.465273508128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.857">
                <text:p>121.857</text:p>
              </table:table-cell>
              <table:table-cell office:value-type="float" office:value="2.46455937419786">
                <text:p>2.464559374197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.857">
                <text:p>122.857</text:p>
              </table:table-cell>
              <table:table-cell office:value-type="float" office:value="2.46609752880095">
                <text:p>2.466097528800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857">
                <text:p>123.857</text:p>
              </table:table-cell>
              <table:table-cell office:value-type="float" office:value="2.46293366897759">
                <text:p>2.462933668977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.856">
                <text:p>124.856</text:p>
              </table:table-cell>
              <table:table-cell office:value-type="float" office:value="2.46303588536978">
                <text:p>2.463035885369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.856">
                <text:p>125.856</text:p>
              </table:table-cell>
              <table:table-cell office:value-type="float" office:value="2.46068226089714">
                <text:p>2.460682260897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.856">
                <text:p>126.856</text:p>
              </table:table-cell>
              <table:table-cell office:value-type="float" office:value="2.45934949692369">
                <text:p>2.459349496923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.857">
                <text:p>127.857</text:p>
              </table:table-cell>
              <table:table-cell office:value-type="float" office:value="2.45756971071271">
                <text:p>2.457569710712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.857">
                <text:p>128.857</text:p>
              </table:table-cell>
              <table:table-cell office:value-type="float" office:value="2.46084446343724">
                <text:p>2.460844463437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857">
                <text:p>129.857</text:p>
              </table:table-cell>
              <table:table-cell office:value-type="float" office:value="2.45800639381187">
                <text:p>2.458006393811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.857">
                <text:p>130.857</text:p>
              </table:table-cell>
              <table:table-cell office:value-type="float" office:value="2.4540607696169">
                <text:p>2.45406076961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.857">
                <text:p>131.857</text:p>
              </table:table-cell>
              <table:table-cell office:value-type="float" office:value="2.45168590079633">
                <text:p>2.451685900796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.857">
                <text:p>132.857</text:p>
              </table:table-cell>
              <table:table-cell office:value-type="float" office:value="2.45068608171476">
                <text:p>2.450686081714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.856">
                <text:p>133.856</text:p>
              </table:table-cell>
              <table:table-cell office:value-type="float" office:value="2.4514360397264">
                <text:p>2.45143603972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.856">
                <text:p>134.856</text:p>
              </table:table-cell>
              <table:table-cell office:value-type="float" office:value="2.44996145025302">
                <text:p>2.449961450253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.856">
                <text:p>135.856</text:p>
              </table:table-cell>
              <table:table-cell office:value-type="float" office:value="2.45103095984687">
                <text:p>2.451030959846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.856">
                <text:p>136.856</text:p>
              </table:table-cell>
              <table:table-cell office:value-type="float" office:value="2.44977157901967">
                <text:p>2.449771579019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.856">
                <text:p>137.856</text:p>
              </table:table-cell>
              <table:table-cell office:value-type="float" office:value="2.44537722232069">
                <text:p>2.445377222320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.856">
                <text:p>138.856</text:p>
              </table:table-cell>
              <table:table-cell office:value-type="float" office:value="2.44093734657251">
                <text:p>2.440937346572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.856">
                <text:p>139.856</text:p>
              </table:table-cell>
              <table:table-cell office:value-type="float" office:value="2.43501588017454">
                <text:p>2.435015880174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.857">
                <text:p>140.857</text:p>
              </table:table-cell>
              <table:table-cell office:value-type="float" office:value="2.43026565282882">
                <text:p>2.430265652828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.857">
                <text:p>141.857</text:p>
              </table:table-cell>
              <table:table-cell office:value-type="float" office:value="2.42793939414675">
                <text:p>2.427939394146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.856">
                <text:p>142.856</text:p>
              </table:table-cell>
              <table:table-cell office:value-type="float" office:value="2.43083757666416">
                <text:p>2.430837576664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.856">
                <text:p>143.856</text:p>
              </table:table-cell>
              <table:table-cell office:value-type="float" office:value="2.43243722543418">
                <text:p>2.432437225434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.856">
                <text:p>144.856</text:p>
              </table:table-cell>
              <table:table-cell office:value-type="float" office:value="2.43165529930832">
                <text:p>2.431655299308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.856">
                <text:p>145.856</text:p>
              </table:table-cell>
              <table:table-cell office:value-type="float" office:value="2.42903270478229">
                <text:p>2.429032704782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.856">
                <text:p>146.856</text:p>
              </table:table-cell>
              <table:table-cell office:value-type="float" office:value="2.42642972002902">
                <text:p>2.426429720029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.856">
                <text:p>147.856</text:p>
              </table:table-cell>
              <table:table-cell office:value-type="float" office:value="2.42622649044517">
                <text:p>2.426226490445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.856">
                <text:p>148.856</text:p>
              </table:table-cell>
              <table:table-cell office:value-type="float" office:value="2.42725105354983">
                <text:p>2.427251053549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.856">
                <text:p>149.856</text:p>
              </table:table-cell>
              <table:table-cell office:value-type="float" office:value="2.42251692943462">
                <text:p>2.422516929434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.856">
                <text:p>150.856</text:p>
              </table:table-cell>
              <table:table-cell office:value-type="float" office:value="2.42265883630847">
                <text:p>2.422658836308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.856">
                <text:p>151.856</text:p>
              </table:table-cell>
              <table:table-cell office:value-type="float" office:value="2.41958560033277">
                <text:p>2.419585600332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.857">
                <text:p>152.857</text:p>
              </table:table-cell>
              <table:table-cell office:value-type="float" office:value="2.41808107088202">
                <text:p>2.418081070882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.857">
                <text:p>153.857</text:p>
              </table:table-cell>
              <table:table-cell office:value-type="float" office:value="2.41829486982275">
                <text:p>2.418294869822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.857">
                <text:p>154.857</text:p>
              </table:table-cell>
              <table:table-cell office:value-type="float" office:value="2.41595842016173">
                <text:p>2.415958420161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.856">
                <text:p>155.856</text:p>
              </table:table-cell>
              <table:table-cell office:value-type="float" office:value="2.4128197108931">
                <text:p>2.41281971089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.856">
                <text:p>156.856</text:p>
              </table:table-cell>
              <table:table-cell office:value-type="float" office:value="2.41325847037488">
                <text:p>2.413258470374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.856">
                <text:p>157.856</text:p>
              </table:table-cell>
              <table:table-cell office:value-type="float" office:value="2.40872730304918">
                <text:p>2.408727303049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.856">
                <text:p>158.856</text:p>
              </table:table-cell>
              <table:table-cell office:value-type="float" office:value="2.40046469627359">
                <text:p>2.400464696273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.856">
                <text:p>159.856</text:p>
              </table:table-cell>
              <table:table-cell office:value-type="float" office:value="2.39743152892216">
                <text:p>2.397431528922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.856">
                <text:p>160.856</text:p>
              </table:table-cell>
              <table:table-cell office:value-type="float" office:value="2.40403095638928">
                <text:p>2.404030956389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.856">
                <text:p>161.856</text:p>
              </table:table-cell>
              <table:table-cell office:value-type="float" office:value="2.40400385011914">
                <text:p>2.404003850119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.857">
                <text:p>162.857</text:p>
              </table:table-cell>
              <table:table-cell office:value-type="float" office:value="2.40042842529309">
                <text:p>2.400428425293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.857">
                <text:p>163.857</text:p>
              </table:table-cell>
              <table:table-cell office:value-type="float" office:value="2.39983883739794">
                <text:p>2.399838837397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.856">
                <text:p>164.856</text:p>
              </table:table-cell>
              <table:table-cell office:value-type="float" office:value="2.4020049981148">
                <text:p>2.40200499811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.856">
                <text:p>165.856</text:p>
              </table:table-cell>
              <table:table-cell office:value-type="float" office:value="2.40263855110102">
                <text:p>2.402638551101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.856">
                <text:p>166.856</text:p>
              </table:table-cell>
              <table:table-cell office:value-type="float" office:value="2.40446455681522">
                <text:p>2.404464556815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.856">
                <text:p>167.856</text:p>
              </table:table-cell>
              <table:table-cell office:value-type="float" office:value="2.40012913949559">
                <text:p>2.400129139495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.856">
                <text:p>168.856</text:p>
              </table:table-cell>
              <table:table-cell office:value-type="float" office:value="2.39784981721983">
                <text:p>2.397849817219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.857">
                <text:p>169.857</text:p>
              </table:table-cell>
              <table:table-cell office:value-type="float" office:value="2.3890288088946">
                <text:p>2.38902880889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.856">
                <text:p>170.856</text:p>
              </table:table-cell>
              <table:table-cell office:value-type="float" office:value="2.37998122464975">
                <text:p>2.379981224649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.856">
                <text:p>171.856</text:p>
              </table:table-cell>
              <table:table-cell office:value-type="float" office:value="2.38266164624866">
                <text:p>2.38266164624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.856">
                <text:p>172.856</text:p>
              </table:table-cell>
              <table:table-cell office:value-type="float" office:value="2.37987015570359">
                <text:p>2.379870155703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.856">
                <text:p>173.856</text:p>
              </table:table-cell>
              <table:table-cell office:value-type="float" office:value="2.38243085819876">
                <text:p>2.382430858198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.856">
                <text:p>174.856</text:p>
              </table:table-cell>
              <table:table-cell office:value-type="float" office:value="2.38449682218896">
                <text:p>2.38449682218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.857">
                <text:p>175.857</text:p>
              </table:table-cell>
              <table:table-cell office:value-type="float" office:value="2.38129460466429">
                <text:p>2.381294604664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.857">
                <text:p>176.857</text:p>
              </table:table-cell>
              <table:table-cell office:value-type="float" office:value="2.3828462383468">
                <text:p>2.38284623834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.856">
                <text:p>177.856</text:p>
              </table:table-cell>
              <table:table-cell office:value-type="float" office:value="2.37869391924635">
                <text:p>2.378693919246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.856">
                <text:p>178.856</text:p>
              </table:table-cell>
              <table:table-cell office:value-type="float" office:value="2.37515688582828">
                <text:p>2.375156885828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.856">
                <text:p>179.856</text:p>
              </table:table-cell>
              <table:table-cell office:value-type="float" office:value="2.36746418113209">
                <text:p>2.367464181132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.856">
                <text:p>180.856</text:p>
              </table:table-cell>
              <table:table-cell office:value-type="float" office:value="2.37057079078514">
                <text:p>2.370570790785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.856">
                <text:p>181.856</text:p>
              </table:table-cell>
              <table:table-cell office:value-type="float" office:value="2.36765159972269">
                <text:p>2.367651599722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.856">
                <text:p>182.856</text:p>
              </table:table-cell>
              <table:table-cell office:value-type="float" office:value="2.36914968526264">
                <text:p>2.369149685262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.856">
                <text:p>183.856</text:p>
              </table:table-cell>
              <table:table-cell office:value-type="float" office:value="2.37087905363303">
                <text:p>2.37087905363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.856">
                <text:p>184.856</text:p>
              </table:table-cell>
              <table:table-cell office:value-type="float" office:value="2.36694859881733">
                <text:p>2.366948598817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5.856">
                <text:p>185.856</text:p>
              </table:table-cell>
              <table:table-cell office:value-type="float" office:value="2.3655317227446">
                <text:p>2.3655317227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.856">
                <text:p>186.856</text:p>
              </table:table-cell>
              <table:table-cell office:value-type="float" office:value="2.3649117948618">
                <text:p>2.36491179486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.857">
                <text:p>187.857</text:p>
              </table:table-cell>
              <table:table-cell office:value-type="float" office:value="2.36643275054031">
                <text:p>2.366432750540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.856">
                <text:p>188.856</text:p>
              </table:table-cell>
              <table:table-cell office:value-type="float" office:value="2.36853199689485">
                <text:p>2.368531996894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.856">
                <text:p>189.856</text:p>
              </table:table-cell>
              <table:table-cell office:value-type="float" office:value="2.3635767062844">
                <text:p>2.36357670628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.856">
                <text:p>190.856</text:p>
              </table:table-cell>
              <table:table-cell office:value-type="float" office:value="2.36290849297715">
                <text:p>2.362908492977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.856">
                <text:p>191.856</text:p>
              </table:table-cell>
              <table:table-cell office:value-type="float" office:value="2.3642256691423">
                <text:p>2.36422566914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.857">
                <text:p>192.857</text:p>
              </table:table-cell>
              <table:table-cell office:value-type="float" office:value="2.36678918321583">
                <text:p>2.366789183215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.856">
                <text:p>193.856</text:p>
              </table:table-cell>
              <table:table-cell office:value-type="float" office:value="2.36558806077278">
                <text:p>2.365588060772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.856">
                <text:p>194.856</text:p>
              </table:table-cell>
              <table:table-cell office:value-type="float" office:value="2.36662974219695">
                <text:p>2.366629742196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.855">
                <text:p>195.855</text:p>
              </table:table-cell>
              <table:table-cell office:value-type="float" office:value="2.36110868566429">
                <text:p>2.361108685664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.856">
                <text:p>196.856</text:p>
              </table:table-cell>
              <table:table-cell office:value-type="float" office:value="2.3624188138955">
                <text:p>2.36241881389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.856">
                <text:p>197.856</text:p>
              </table:table-cell>
              <table:table-cell office:value-type="float" office:value="2.36594479459681">
                <text:p>2.365944794596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.856">
                <text:p>198.856</text:p>
              </table:table-cell>
              <table:table-cell office:value-type="float" office:value="2.36158957957045">
                <text:p>2.361589579570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.855">
                <text:p>199.855</text:p>
              </table:table-cell>
              <table:table-cell office:value-type="float" office:value="2.35473152335759">
                <text:p>2.354731523357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855">
                <text:p>200.855</text:p>
              </table:table-cell>
              <table:table-cell office:value-type="float" office:value="2.35194652253177">
                <text:p>2.351946522531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.855">
                <text:p>201.855</text:p>
              </table:table-cell>
              <table:table-cell office:value-type="float" office:value="2.35327820730956">
                <text:p>2.353278207309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.855">
                <text:p>202.855</text:p>
              </table:table-cell>
              <table:table-cell office:value-type="float" office:value="2.34916328875462">
                <text:p>2.349163288754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.855">
                <text:p>203.855</text:p>
              </table:table-cell>
              <table:table-cell office:value-type="float" office:value="2.34546257355471">
                <text:p>2.345462573554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.855">
                <text:p>204.855</text:p>
              </table:table-cell>
              <table:table-cell office:value-type="float" office:value="2.3455679511659">
                <text:p>2.34556795116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.855">
                <text:p>205.855</text:p>
              </table:table-cell>
              <table:table-cell office:value-type="float" office:value="2.34575951837784">
                <text:p>2.345759518377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.855">
                <text:p>206.855</text:p>
              </table:table-cell>
              <table:table-cell office:value-type="float" office:value="2.34591274572922">
                <text:p>2.345912745729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.855">
                <text:p>207.855</text:p>
              </table:table-cell>
              <table:table-cell office:value-type="float" office:value="2.34653499052125">
                <text:p>2.34653499052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.855">
                <text:p>208.855</text:p>
              </table:table-cell>
              <table:table-cell office:value-type="float" office:value="2.34414921207174">
                <text:p>2.344149212071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.855">
                <text:p>209.855</text:p>
              </table:table-cell>
              <table:table-cell office:value-type="float" office:value="2.33954363397958">
                <text:p>2.339543633979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.855">
                <text:p>210.855</text:p>
              </table:table-cell>
              <table:table-cell office:value-type="float" office:value="2.34062241390716">
                <text:p>2.340622413907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.855">
                <text:p>211.855</text:p>
              </table:table-cell>
              <table:table-cell office:value-type="float" office:value="2.33874342954732">
                <text:p>2.338743429547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.855">
                <text:p>212.855</text:p>
              </table:table-cell>
              <table:table-cell office:value-type="float" office:value="2.33684158167214">
                <text:p>2.336841581672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.855">
                <text:p>213.855</text:p>
              </table:table-cell>
              <table:table-cell office:value-type="float" office:value="2.33683191838923">
                <text:p>2.336831918389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.855">
                <text:p>214.855</text:p>
              </table:table-cell>
              <table:table-cell office:value-type="float" office:value="2.32854519466358">
                <text:p>2.328545194663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.855">
                <text:p>215.855</text:p>
              </table:table-cell>
              <table:table-cell office:value-type="float" office:value="2.33068652310492">
                <text:p>2.330686523104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.855">
                <text:p>216.855</text:p>
              </table:table-cell>
              <table:table-cell office:value-type="float" office:value="2.33069624595508">
                <text:p>2.330696245955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.856">
                <text:p>217.856</text:p>
              </table:table-cell>
              <table:table-cell office:value-type="float" office:value="2.3287400504709">
                <text:p>2.32874005047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.855">
                <text:p>218.855</text:p>
              </table:table-cell>
              <table:table-cell office:value-type="float" office:value="2.32552006427654">
                <text:p>2.325520064276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.855">
                <text:p>219.855</text:p>
              </table:table-cell>
              <table:table-cell office:value-type="float" office:value="2.32459117325666">
                <text:p>2.324591173256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.855">
                <text:p>220.855</text:p>
              </table:table-cell>
              <table:table-cell office:value-type="float" office:value="2.32301497450555">
                <text:p>2.323014974505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.855">
                <text:p>221.855</text:p>
              </table:table-cell>
              <table:table-cell office:value-type="float" office:value="2.32096514027547">
                <text:p>2.320965140275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.855">
                <text:p>222.855</text:p>
              </table:table-cell>
              <table:table-cell office:value-type="float" office:value="2.31745400086016">
                <text:p>2.317454000860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.855">
                <text:p>223.855</text:p>
              </table:table-cell>
              <table:table-cell office:value-type="float" office:value="2.31957986036991">
                <text:p>2.31957986036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.855">
                <text:p>224.855</text:p>
              </table:table-cell>
              <table:table-cell office:value-type="float" office:value="2.32078840284792">
                <text:p>2.320788402847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.855">
                <text:p>225.855</text:p>
              </table:table-cell>
              <table:table-cell office:value-type="float" office:value="2.31691197139006">
                <text:p>2.316911971390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.855">
                <text:p>226.855</text:p>
              </table:table-cell>
              <table:table-cell office:value-type="float" office:value="2.31086075504513">
                <text:p>2.310860755045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.855">
                <text:p>227.855</text:p>
              </table:table-cell>
              <table:table-cell office:value-type="float" office:value="2.30702522102007">
                <text:p>2.307025221020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.855">
                <text:p>228.855</text:p>
              </table:table-cell>
              <table:table-cell office:value-type="float" office:value="2.30644762380834">
                <text:p>2.30644762380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.855">
                <text:p>229.855</text:p>
              </table:table-cell>
              <table:table-cell office:value-type="float" office:value="2.30823907904825">
                <text:p>2.308239079048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.855">
                <text:p>230.855</text:p>
              </table:table-cell>
              <table:table-cell office:value-type="float" office:value="2.30759253480459">
                <text:p>2.307592534804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.855">
                <text:p>231.855</text:p>
              </table:table-cell>
              <table:table-cell office:value-type="float" office:value="2.30486249773809">
                <text:p>2.304862497738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.856">
                <text:p>232.856</text:p>
              </table:table-cell>
              <table:table-cell office:value-type="float" office:value="2.29867746816303">
                <text:p>2.298677468163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.856">
                <text:p>233.856</text:p>
              </table:table-cell>
              <table:table-cell office:value-type="float" office:value="2.29802471023771">
                <text:p>2.298024710237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.856">
                <text:p>234.856</text:p>
              </table:table-cell>
              <table:table-cell office:value-type="float" office:value="2.29849674708544">
                <text:p>2.298496747085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.856">
                <text:p>235.856</text:p>
              </table:table-cell>
              <table:table-cell office:value-type="float" office:value="2.29561082925671">
                <text:p>2.295610829256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.857">
                <text:p>236.857</text:p>
              </table:table-cell>
              <table:table-cell office:value-type="float" office:value="2.29841641612183">
                <text:p>2.298416416121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.856">
                <text:p>237.856</text:p>
              </table:table-cell>
              <table:table-cell office:value-type="float" office:value="2.30050292678972">
                <text:p>2.300502926789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.856">
                <text:p>238.856</text:p>
              </table:table-cell>
              <table:table-cell office:value-type="float" office:value="2.296717914716">
                <text:p>2.2967179147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.856">
                <text:p>239.856</text:p>
              </table:table-cell>
              <table:table-cell office:value-type="float" office:value="2.2956007592196">
                <text:p>2.29560075921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.856">
                <text:p>240.856</text:p>
              </table:table-cell>
              <table:table-cell office:value-type="float" office:value="2.2887295467036">
                <text:p>2.28872954670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.857">
                <text:p>241.857</text:p>
              </table:table-cell>
              <table:table-cell office:value-type="float" office:value="2.28682149781457">
                <text:p>2.286821497814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.856">
                <text:p>242.856</text:p>
              </table:table-cell>
              <table:table-cell office:value-type="float" office:value="2.27847680965008">
                <text:p>2.278476809650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.856">
                <text:p>243.856</text:p>
              </table:table-cell>
              <table:table-cell office:value-type="float" office:value="2.27986902575031">
                <text:p>2.279869025750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.856">
                <text:p>244.856</text:p>
              </table:table-cell>
              <table:table-cell office:value-type="float" office:value="2.28159636255556">
                <text:p>2.281596362555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.857">
                <text:p>245.857</text:p>
              </table:table-cell>
              <table:table-cell office:value-type="float" office:value="2.28088125955026">
                <text:p>2.280881259550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.856">
                <text:p>246.856</text:p>
              </table:table-cell>
              <table:table-cell office:value-type="float" office:value="2.2741033105584">
                <text:p>2.27410331055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.856">
                <text:p>247.856</text:p>
              </table:table-cell>
              <table:table-cell office:value-type="float" office:value="2.2690283094652">
                <text:p>2.26902830946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8.856">
                <text:p>248.856</text:p>
              </table:table-cell>
              <table:table-cell office:value-type="float" office:value="2.26689573725207">
                <text:p>2.266895737252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9.856">
                <text:p>249.856</text:p>
              </table:table-cell>
              <table:table-cell office:value-type="float" office:value="2.26845937826467">
                <text:p>2.268459378264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.856">
                <text:p>250.856</text:p>
              </table:table-cell>
              <table:table-cell office:value-type="float" office:value="2.26736197878399">
                <text:p>2.267361978783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.856">
                <text:p>251.856</text:p>
              </table:table-cell>
              <table:table-cell office:value-type="float" office:value="2.26625300374664">
                <text:p>2.266253003746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2.856">
                <text:p>252.856</text:p>
              </table:table-cell>
              <table:table-cell office:value-type="float" office:value="2.26587961398563">
                <text:p>2.265879613985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3.856">
                <text:p>253.856</text:p>
              </table:table-cell>
              <table:table-cell office:value-type="float" office:value="2.26224215037677">
                <text:p>2.262242150376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4.856">
                <text:p>254.856</text:p>
              </table:table-cell>
              <table:table-cell office:value-type="float" office:value="2.25958364184934">
                <text:p>2.259583641849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.857">
                <text:p>255.857</text:p>
              </table:table-cell>
              <table:table-cell office:value-type="float" office:value="2.26190892117448">
                <text:p>2.261908921174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6.856">
                <text:p>256.856</text:p>
              </table:table-cell>
              <table:table-cell office:value-type="float" office:value="2.26065832176601">
                <text:p>2.260658321766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7.857">
                <text:p>257.857</text:p>
              </table:table-cell>
              <table:table-cell office:value-type="float" office:value="2.26102324151378">
                <text:p>2.261023241513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8.856">
                <text:p>258.856</text:p>
              </table:table-cell>
              <table:table-cell office:value-type="float" office:value="2.26084601141131">
                <text:p>2.260846011411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9.856">
                <text:p>259.856</text:p>
              </table:table-cell>
              <table:table-cell office:value-type="float" office:value="2.26012634305347">
                <text:p>2.260126343053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.858">
                <text:p>260.858</text:p>
              </table:table-cell>
              <table:table-cell office:value-type="float" office:value="2.25292204797494">
                <text:p>2.252922047974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1.856">
                <text:p>261.856</text:p>
              </table:table-cell>
              <table:table-cell office:value-type="float" office:value="2.25036505352142">
                <text:p>2.250365053521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.856">
                <text:p>262.856</text:p>
              </table:table-cell>
              <table:table-cell office:value-type="float" office:value="2.24725207093587">
                <text:p>2.247252070935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3.856">
                <text:p>263.856</text:p>
              </table:table-cell>
              <table:table-cell office:value-type="float" office:value="2.24749512667609">
                <text:p>2.247495126676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4.856">
                <text:p>264.856</text:p>
              </table:table-cell>
              <table:table-cell office:value-type="float" office:value="2.25076534426425">
                <text:p>2.250765344264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.857">
                <text:p>265.857</text:p>
              </table:table-cell>
              <table:table-cell office:value-type="float" office:value="2.24884670654056">
                <text:p>2.248846706540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6.856">
                <text:p>266.856</text:p>
              </table:table-cell>
              <table:table-cell office:value-type="float" office:value="2.247981061">
                <text:p>2.2479810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7.856">
                <text:p>267.856</text:p>
              </table:table-cell>
              <table:table-cell office:value-type="float" office:value="2.25025968721536">
                <text:p>2.250259687215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8.856">
                <text:p>268.856</text:p>
              </table:table-cell>
              <table:table-cell office:value-type="float" office:value="2.25198629423068">
                <text:p>2.251986294230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9.856">
                <text:p>269.856</text:p>
              </table:table-cell>
              <table:table-cell office:value-type="float" office:value="2.25186005816907">
                <text:p>2.251860058169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0.856">
                <text:p>270.856</text:p>
              </table:table-cell>
              <table:table-cell office:value-type="float" office:value="2.2438642827777">
                <text:p>2.24386428277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.857">
                <text:p>271.857</text:p>
              </table:table-cell>
              <table:table-cell office:value-type="float" office:value="2.24436258379362">
                <text:p>2.244362583793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2.856">
                <text:p>272.856</text:p>
              </table:table-cell>
              <table:table-cell office:value-type="float" office:value="2.23979437688833">
                <text:p>2.239794376888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3.856">
                <text:p>273.856</text:p>
              </table:table-cell>
              <table:table-cell office:value-type="float" office:value="2.23238792520475">
                <text:p>2.232387925204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4.856">
                <text:p>274.856</text:p>
              </table:table-cell>
              <table:table-cell office:value-type="float" office:value="2.23670166787842">
                <text:p>2.236701667878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5.856">
                <text:p>275.856</text:p>
              </table:table-cell>
              <table:table-cell office:value-type="float" office:value="2.24559137147393">
                <text:p>2.245591371473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6.856">
                <text:p>276.856</text:p>
              </table:table-cell>
              <table:table-cell office:value-type="float" office:value="2.25283797108658">
                <text:p>2.252837971086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7.856">
                <text:p>277.856</text:p>
              </table:table-cell>
              <table:table-cell office:value-type="float" office:value="2.25112336336945">
                <text:p>2.251123363369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8.857">
                <text:p>278.857</text:p>
              </table:table-cell>
              <table:table-cell office:value-type="float" office:value="2.24867785892513">
                <text:p>2.248677858925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9.856">
                <text:p>279.856</text:p>
              </table:table-cell>
              <table:table-cell office:value-type="float" office:value="2.23928314032378">
                <text:p>2.239283140323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0.856">
                <text:p>280.856</text:p>
              </table:table-cell>
              <table:table-cell office:value-type="float" office:value="2.23729962629542">
                <text:p>2.237299626295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1.856">
                <text:p>281.856</text:p>
              </table:table-cell>
              <table:table-cell office:value-type="float" office:value="2.23590027019805">
                <text:p>2.235900270198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2.856">
                <text:p>282.856</text:p>
              </table:table-cell>
              <table:table-cell office:value-type="float" office:value="2.2328919763927">
                <text:p>2.23289197639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3.857">
                <text:p>283.857</text:p>
              </table:table-cell>
              <table:table-cell office:value-type="float" office:value="2.23007891420717">
                <text:p>2.230078914207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4.856">
                <text:p>284.856</text:p>
              </table:table-cell>
              <table:table-cell office:value-type="float" office:value="2.22491540082408">
                <text:p>2.224915400824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5.857">
                <text:p>285.857</text:p>
              </table:table-cell>
              <table:table-cell office:value-type="float" office:value="2.22461274065509">
                <text:p>2.224612740655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6.856">
                <text:p>286.856</text:p>
              </table:table-cell>
              <table:table-cell office:value-type="float" office:value="2.22346612520808">
                <text:p>2.223466125208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7.856">
                <text:p>287.856</text:p>
              </table:table-cell>
              <table:table-cell office:value-type="float" office:value="2.21738661716016">
                <text:p>2.217386617160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8.857">
                <text:p>288.857</text:p>
              </table:table-cell>
              <table:table-cell office:value-type="float" office:value="2.21488984585488">
                <text:p>2.214889845854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9.856">
                <text:p>289.856</text:p>
              </table:table-cell>
              <table:table-cell office:value-type="float" office:value="2.21481342705801">
                <text:p>2.214813427058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0.857">
                <text:p>290.857</text:p>
              </table:table-cell>
              <table:table-cell office:value-type="float" office:value="2.22083259112179">
                <text:p>2.220832591121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856">
                <text:p>291.856</text:p>
              </table:table-cell>
              <table:table-cell office:value-type="float" office:value="2.22204726276757">
                <text:p>2.222047262767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2.856">
                <text:p>292.856</text:p>
              </table:table-cell>
              <table:table-cell office:value-type="float" office:value="2.22744119984402">
                <text:p>2.227441199844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3.856">
                <text:p>293.856</text:p>
              </table:table-cell>
              <table:table-cell office:value-type="float" office:value="2.22893855282575">
                <text:p>2.228938552825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4.856">
                <text:p>294.856</text:p>
              </table:table-cell>
              <table:table-cell office:value-type="float" office:value="2.226394954636">
                <text:p>2.2263949546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.856">
                <text:p>295.856</text:p>
              </table:table-cell>
              <table:table-cell office:value-type="float" office:value="2.22291398293623">
                <text:p>2.222913982936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6.857">
                <text:p>296.857</text:p>
              </table:table-cell>
              <table:table-cell office:value-type="float" office:value="2.22367174735107">
                <text:p>2.223671747351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7.856">
                <text:p>297.856</text:p>
              </table:table-cell>
              <table:table-cell office:value-type="float" office:value="2.22750588010793">
                <text:p>2.227505880107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8.856">
                <text:p>298.856</text:p>
              </table:table-cell>
              <table:table-cell office:value-type="float" office:value="2.22393142016478">
                <text:p>2.223931420164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9.857">
                <text:p>299.857</text:p>
              </table:table-cell>
              <table:table-cell office:value-type="float" office:value="2.22430998885518">
                <text:p>2.224309988855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0.856">
                <text:p>300.856</text:p>
              </table:table-cell>
              <table:table-cell office:value-type="float" office:value="2.22753821867113">
                <text:p>2.227538218671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1.856">
                <text:p>301.856</text:p>
              </table:table-cell>
              <table:table-cell office:value-type="float" office:value="2.22462355152433">
                <text:p>2.224623551524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2.856">
                <text:p>302.856</text:p>
              </table:table-cell>
              <table:table-cell office:value-type="float" office:value="2.21834441951252">
                <text:p>2.218344419512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3.857">
                <text:p>303.857</text:p>
              </table:table-cell>
              <table:table-cell office:value-type="float" office:value="2.20965807121146">
                <text:p>2.209658071211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4.856">
                <text:p>304.856</text:p>
              </table:table-cell>
              <table:table-cell office:value-type="float" office:value="2.2005966632363">
                <text:p>2.20059666323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5.856">
                <text:p>305.856</text:p>
              </table:table-cell>
              <table:table-cell office:value-type="float" office:value="2.18940519661742">
                <text:p>2.189405196617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6.856">
                <text:p>306.856</text:p>
              </table:table-cell>
              <table:table-cell office:value-type="float" office:value="2.19291530574812">
                <text:p>2.192915305748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7.857">
                <text:p>307.857</text:p>
              </table:table-cell>
              <table:table-cell office:value-type="float" office:value="2.20027547416948">
                <text:p>2.200275474169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8.856">
                <text:p>308.856</text:p>
              </table:table-cell>
              <table:table-cell office:value-type="float" office:value="2.20402363350338">
                <text:p>2.204023633503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9.856">
                <text:p>309.856</text:p>
              </table:table-cell>
              <table:table-cell office:value-type="float" office:value="2.19250233396385">
                <text:p>2.192502333963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0.856">
                <text:p>310.856</text:p>
              </table:table-cell>
              <table:table-cell office:value-type="float" office:value="2.18557925524111">
                <text:p>2.185579255241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1.856">
                <text:p>311.856</text:p>
              </table:table-cell>
              <table:table-cell office:value-type="float" office:value="2.1907257277075">
                <text:p>2.19072572770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2.857">
                <text:p>312.857</text:p>
              </table:table-cell>
              <table:table-cell office:value-type="float" office:value="2.19042372610572">
                <text:p>2.190423726105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3.856">
                <text:p>313.856</text:p>
              </table:table-cell>
              <table:table-cell office:value-type="float" office:value="2.19269209893492">
                <text:p>2.192692098934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4.857">
                <text:p>314.857</text:p>
              </table:table-cell>
              <table:table-cell office:value-type="float" office:value="2.18476955680953">
                <text:p>2.184769556809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5.856">
                <text:p>315.856</text:p>
              </table:table-cell>
              <table:table-cell office:value-type="float" office:value="2.18636583400134">
                <text:p>2.186365834001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6.856">
                <text:p>316.856</text:p>
              </table:table-cell>
              <table:table-cell office:value-type="float" office:value="2.19183228725886">
                <text:p>2.191832287258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7.856">
                <text:p>317.856</text:p>
              </table:table-cell>
              <table:table-cell office:value-type="float" office:value="2.19248000630546">
                <text:p>2.192480006305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8.856">
                <text:p>318.856</text:p>
              </table:table-cell>
              <table:table-cell office:value-type="float" office:value="2.18863221291801">
                <text:p>2.188632212918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9.856">
                <text:p>319.856</text:p>
              </table:table-cell>
              <table:table-cell office:value-type="float" office:value="2.18747722588134">
                <text:p>2.187477225881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0.856">
                <text:p>320.856</text:p>
              </table:table-cell>
              <table:table-cell office:value-type="float" office:value="2.18636583400134">
                <text:p>2.186365834001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1.857">
                <text:p>321.857</text:p>
              </table:table-cell>
              <table:table-cell office:value-type="float" office:value="2.18384660103463">
                <text:p>2.183846601034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2.856">
                <text:p>322.856</text:p>
              </table:table-cell>
              <table:table-cell office:value-type="float" office:value="2.18967392051643">
                <text:p>2.189673920516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3.857">
                <text:p>323.857</text:p>
              </table:table-cell>
              <table:table-cell office:value-type="float" office:value="2.19218970137159">
                <text:p>2.192189701371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4.856">
                <text:p>324.856</text:p>
              </table:table-cell>
              <table:table-cell office:value-type="float" office:value="2.19124003898896">
                <text:p>2.191240038988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5.856">
                <text:p>325.856</text:p>
              </table:table-cell>
              <table:table-cell office:value-type="float" office:value="2.18798199596929">
                <text:p>2.187981995969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6.856">
                <text:p>326.856</text:p>
              </table:table-cell>
              <table:table-cell office:value-type="float" office:value="2.1860175683048">
                <text:p>2.18601756830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7.856">
                <text:p>327.856</text:p>
              </table:table-cell>
              <table:table-cell office:value-type="float" office:value="2.17606903526343">
                <text:p>2.176069035263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8.857">
                <text:p>328.857</text:p>
              </table:table-cell>
              <table:table-cell office:value-type="float" office:value="2.17084637827615">
                <text:p>2.170846378276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9.856">
                <text:p>329.856</text:p>
              </table:table-cell>
              <table:table-cell office:value-type="float" office:value="2.17696517906939">
                <text:p>2.176965179069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.856">
                <text:p>330.856</text:p>
              </table:table-cell>
              <table:table-cell office:value-type="float" office:value="2.16895083793651">
                <text:p>2.168950837936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1.857">
                <text:p>331.857</text:p>
              </table:table-cell>
              <table:table-cell office:value-type="float" office:value="2.15862233955428">
                <text:p>2.158622339554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2.856">
                <text:p>332.856</text:p>
              </table:table-cell>
              <table:table-cell office:value-type="float" office:value="2.1611021705819">
                <text:p>2.16110217058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3.857">
                <text:p>333.857</text:p>
              </table:table-cell>
              <table:table-cell office:value-type="float" office:value="2.1660090701833">
                <text:p>2.16600907018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4.856">
                <text:p>334.856</text:p>
              </table:table-cell>
              <table:table-cell office:value-type="float" office:value="2.16811611811948">
                <text:p>2.168116118119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5.856">
                <text:p>335.856</text:p>
              </table:table-cell>
              <table:table-cell office:value-type="float" office:value="2.16677682453963">
                <text:p>2.166776824539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6.856">
                <text:p>336.856</text:p>
              </table:table-cell>
              <table:table-cell office:value-type="float" office:value="2.16753254399758">
                <text:p>2.167532543997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7.856">
                <text:p>337.856</text:p>
              </table:table-cell>
              <table:table-cell office:value-type="float" office:value="2.16556189682738">
                <text:p>2.165561896827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8.856">
                <text:p>338.856</text:p>
              </table:table-cell>
              <table:table-cell office:value-type="float" office:value="2.16739518293236">
                <text:p>2.167395182932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9.856">
                <text:p>339.856</text:p>
              </table:table-cell>
              <table:table-cell office:value-type="float" office:value="2.16466694977604">
                <text:p>2.164666949776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0.856">
                <text:p>340.856</text:p>
              </table:table-cell>
              <table:table-cell office:value-type="float" office:value="2.1622304750214">
                <text:p>2.16223047502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1.856">
                <text:p>341.856</text:p>
              </table:table-cell>
              <table:table-cell office:value-type="float" office:value="2.1607680403256">
                <text:p>2.16076804032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2.856">
                <text:p>342.856</text:p>
              </table:table-cell>
              <table:table-cell office:value-type="float" office:value="2.16305862289311">
                <text:p>2.163058622893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3.856">
                <text:p>343.856</text:p>
              </table:table-cell>
              <table:table-cell office:value-type="float" office:value="2.15780206604529">
                <text:p>2.157802066045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4.857">
                <text:p>344.857</text:p>
              </table:table-cell>
              <table:table-cell office:value-type="float" office:value="2.15509385643669">
                <text:p>2.155093856436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5.856">
                <text:p>345.856</text:p>
              </table:table-cell>
              <table:table-cell office:value-type="float" office:value="2.15091300558386">
                <text:p>2.150913005583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6.857">
                <text:p>346.857</text:p>
              </table:table-cell>
              <table:table-cell office:value-type="float" office:value="2.14903756456774">
                <text:p>2.149037564567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7.856">
                <text:p>347.856</text:p>
              </table:table-cell>
              <table:table-cell office:value-type="float" office:value="2.14627040672625">
                <text:p>2.146270406726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8.857">
                <text:p>348.857</text:p>
              </table:table-cell>
              <table:table-cell office:value-type="float" office:value="2.14583771131952">
                <text:p>2.145837711319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9.856">
                <text:p>349.856</text:p>
              </table:table-cell>
              <table:table-cell office:value-type="float" office:value="2.14275665851345">
                <text:p>2.142756658513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0.856">
                <text:p>350.856</text:p>
              </table:table-cell>
              <table:table-cell office:value-type="float" office:value="2.14464390492547">
                <text:p>2.144643904925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1.856">
                <text:p>351.856</text:p>
              </table:table-cell>
              <table:table-cell office:value-type="float" office:value="2.14725204778158">
                <text:p>2.147252047781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2.856">
                <text:p>352.856</text:p>
              </table:table-cell>
              <table:table-cell office:value-type="float" office:value="2.14635224696246">
                <text:p>2.146352246962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3.856">
                <text:p>353.856</text:p>
              </table:table-cell>
              <table:table-cell office:value-type="float" office:value="2.14297956248382">
                <text:p>2.142979562483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.857">
                <text:p>354.857</text:p>
              </table:table-cell>
              <table:table-cell office:value-type="float" office:value="2.14155916606013">
                <text:p>2.141559166060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5.856">
                <text:p>355.856</text:p>
              </table:table-cell>
              <table:table-cell office:value-type="float" office:value="2.13774582653654">
                <text:p>2.137745826536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6.856">
                <text:p>356.856</text:p>
              </table:table-cell>
              <table:table-cell office:value-type="float" office:value="2.13378767141995">
                <text:p>2.133787671419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7.857">
                <text:p>357.857</text:p>
              </table:table-cell>
              <table:table-cell office:value-type="float" office:value="2.13720324572587">
                <text:p>2.137203245725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8.856">
                <text:p>358.856</text:p>
              </table:table-cell>
              <table:table-cell office:value-type="float" office:value="2.14180582587639">
                <text:p>2.141805825876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9.857">
                <text:p>359.857</text:p>
              </table:table-cell>
              <table:table-cell office:value-type="float" office:value="2.14416363971614">
                <text:p>2.144163639716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0.856">
                <text:p>360.856</text:p>
              </table:table-cell>
              <table:table-cell office:value-type="float" office:value="2.14692494115358">
                <text:p>2.146924941153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.856">
                <text:p>361.856</text:p>
              </table:table-cell>
              <table:table-cell office:value-type="float" office:value="2.14499517241927">
                <text:p>2.144995172419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2.856">
                <text:p>362.856</text:p>
              </table:table-cell>
              <table:table-cell office:value-type="float" office:value="2.1498068043404">
                <text:p>2.14980680434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3.856">
                <text:p>363.856</text:p>
              </table:table-cell>
              <table:table-cell office:value-type="float" office:value="2.14101865091255">
                <text:p>2.141018650912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4.856">
                <text:p>364.856</text:p>
              </table:table-cell>
              <table:table-cell office:value-type="float" office:value="2.13531371199647">
                <text:p>2.135313711996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5.856">
                <text:p>365.856</text:p>
              </table:table-cell>
              <table:table-cell office:value-type="float" office:value="2.13033663179459">
                <text:p>2.130336631794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6.856">
                <text:p>366.856</text:p>
              </table:table-cell>
              <table:table-cell office:value-type="float" office:value="2.13403625538046">
                <text:p>2.134036255380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7.856">
                <text:p>367.856</text:p>
              </table:table-cell>
              <table:table-cell office:value-type="float" office:value="2.13701445293719">
                <text:p>2.137014452937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8.856">
                <text:p>368.856</text:p>
              </table:table-cell>
              <table:table-cell office:value-type="float" office:value="2.12844596860765">
                <text:p>2.128445968607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9.856">
                <text:p>369.856</text:p>
              </table:table-cell>
              <table:table-cell office:value-type="float" office:value="2.1229200046613">
                <text:p>2.12292000466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0.856">
                <text:p>370.856</text:p>
              </table:table-cell>
              <table:table-cell office:value-type="float" office:value="2.12843406632539">
                <text:p>2.128434066325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1.857">
                <text:p>371.857</text:p>
              </table:table-cell>
              <table:table-cell office:value-type="float" office:value="2.12699284353806">
                <text:p>2.126992843538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2.856">
                <text:p>372.856</text:p>
              </table:table-cell>
              <table:table-cell office:value-type="float" office:value="2.11917894824716">
                <text:p>2.119178948247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3.856">
                <text:p>373.856</text:p>
              </table:table-cell>
              <table:table-cell office:value-type="float" office:value="2.12204594676218">
                <text:p>2.122045946762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4.856">
                <text:p>374.856</text:p>
              </table:table-cell>
              <table:table-cell office:value-type="float" office:value="2.12313540842452">
                <text:p>2.123135408424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5.856">
                <text:p>375.856</text:p>
              </table:table-cell>
              <table:table-cell office:value-type="float" office:value="2.1247614056025">
                <text:p>2.12476140560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6.856">
                <text:p>376.856</text:p>
              </table:table-cell>
              <table:table-cell office:value-type="float" office:value="2.12576437878541">
                <text:p>2.125764378785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7.856">
                <text:p>377.856</text:p>
              </table:table-cell>
              <table:table-cell office:value-type="float" office:value="2.12099127133663">
                <text:p>2.120991271336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8.856">
                <text:p>378.856</text:p>
              </table:table-cell>
              <table:table-cell office:value-type="float" office:value="2.1255017925482">
                <text:p>2.12550179254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9.856">
                <text:p>379.856</text:p>
              </table:table-cell>
              <table:table-cell office:value-type="float" office:value="2.12364979634416">
                <text:p>2.123649796344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0.856">
                <text:p>380.856</text:p>
              </table:table-cell>
              <table:table-cell office:value-type="float" office:value="2.1137825801004">
                <text:p>2.11378258010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1.856">
                <text:p>381.856</text:p>
              </table:table-cell>
              <table:table-cell office:value-type="float" office:value="2.11098865717797">
                <text:p>2.110988657177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2.856">
                <text:p>382.856</text:p>
              </table:table-cell>
              <table:table-cell office:value-type="float" office:value="2.11163037749469">
                <text:p>2.111630377494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3.856">
                <text:p>383.856</text:p>
              </table:table-cell>
              <table:table-cell office:value-type="float" office:value="2.11412070760184">
                <text:p>2.114120707601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4.856">
                <text:p>384.856</text:p>
              </table:table-cell>
              <table:table-cell office:value-type="float" office:value="2.11485694690079">
                <text:p>2.114856946900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5.857">
                <text:p>385.857</text:p>
              </table:table-cell>
              <table:table-cell office:value-type="float" office:value="2.11259823268234">
                <text:p>2.112598232682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6.856">
                <text:p>386.856</text:p>
              </table:table-cell>
              <table:table-cell office:value-type="float" office:value="2.11247730199966">
                <text:p>2.112477301999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7.856">
                <text:p>387.856</text:p>
              </table:table-cell>
              <table:table-cell office:value-type="float" office:value="2.11414485519191">
                <text:p>2.114144855191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8.856">
                <text:p>388.856</text:p>
              </table:table-cell>
              <table:table-cell office:value-type="float" office:value="2.11302137494303">
                <text:p>2.113021374943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9.857">
                <text:p>389.857</text:p>
              </table:table-cell>
              <table:table-cell office:value-type="float" office:value="2.0979320339935">
                <text:p>2.09793203399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0.856">
                <text:p>390.856</text:p>
              </table:table-cell>
              <table:table-cell office:value-type="float" office:value="2.09091299227128">
                <text:p>2.090912992271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1.856">
                <text:p>391.856</text:p>
              </table:table-cell>
              <table:table-cell office:value-type="float" office:value="2.09008470177832">
                <text:p>2.090084701778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2.857">
                <text:p>392.857</text:p>
              </table:table-cell>
              <table:table-cell office:value-type="float" office:value="2.09445329930027">
                <text:p>2.094453299300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3.856">
                <text:p>393.856</text:p>
              </table:table-cell>
              <table:table-cell office:value-type="float" office:value="2.09947698500951">
                <text:p>2.099476985009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4.856">
                <text:p>394.856</text:p>
              </table:table-cell>
              <table:table-cell office:value-type="float" office:value="2.10605912958411">
                <text:p>2.106059129584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5.856">
                <text:p>395.856</text:p>
              </table:table-cell>
              <table:table-cell office:value-type="float" office:value="2.09931769568463">
                <text:p>2.099317695684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6.857">
                <text:p>396.857</text:p>
              </table:table-cell>
              <table:table-cell office:value-type="float" office:value="2.0964338511806">
                <text:p>2.09643385118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7.856">
                <text:p>397.856</text:p>
              </table:table-cell>
              <table:table-cell office:value-type="float" office:value="2.08911955823111">
                <text:p>2.089119558231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8.856">
                <text:p>398.856</text:p>
              </table:table-cell>
              <table:table-cell office:value-type="float" office:value="2.08523721427641">
                <text:p>2.085237214276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9.856">
                <text:p>399.856</text:p>
              </table:table-cell>
              <table:table-cell office:value-type="float" office:value="2.08709964342166">
                <text:p>2.087099643421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0.857">
                <text:p>400.857</text:p>
              </table:table-cell>
              <table:table-cell office:value-type="float" office:value="2.08883478669643">
                <text:p>2.088834786696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1.856">
                <text:p>401.856</text:p>
              </table:table-cell>
              <table:table-cell office:value-type="float" office:value="2.08817826512222">
                <text:p>2.088178265122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2.857">
                <text:p>402.857</text:p>
              </table:table-cell>
              <table:table-cell office:value-type="float" office:value="2.09297455596242">
                <text:p>2.092974555962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3.856">
                <text:p>403.856</text:p>
              </table:table-cell>
              <table:table-cell office:value-type="float" office:value="2.09227138611794">
                <text:p>2.092271386117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4.856">
                <text:p>404.856</text:p>
              </table:table-cell>
              <table:table-cell office:value-type="float" office:value="2.0964092720974">
                <text:p>2.09640927209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5.856">
                <text:p>405.856</text:p>
              </table:table-cell>
              <table:table-cell office:value-type="float" office:value="2.10002817528822">
                <text:p>2.100028175288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6.856">
                <text:p>406.856</text:p>
              </table:table-cell>
              <table:table-cell office:value-type="float" office:value="2.09718322315599">
                <text:p>2.097183223155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7.857">
                <text:p>407.857</text:p>
              </table:table-cell>
              <table:table-cell office:value-type="float" office:value="2.09956274567605">
                <text:p>2.099562745676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8.856">
                <text:p>408.856</text:p>
              </table:table-cell>
              <table:table-cell office:value-type="float" office:value="2.10154544058676">
                <text:p>2.101545440586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9.856">
                <text:p>409.856</text:p>
              </table:table-cell>
              <table:table-cell office:value-type="float" office:value="2.09690073901314">
                <text:p>2.096900739013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0.856">
                <text:p>410.856</text:p>
              </table:table-cell>
              <table:table-cell office:value-type="float" office:value="2.08945375180656">
                <text:p>2.089453751806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1.856">
                <text:p>411.856</text:p>
              </table:table-cell>
              <table:table-cell office:value-type="float" office:value="2.08512535814813">
                <text:p>2.085125358148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2.857">
                <text:p>412.857</text:p>
              </table:table-cell>
              <table:table-cell office:value-type="float" office:value="2.0845907616625">
                <text:p>2.08459076166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3.856">
                <text:p>413.856</text:p>
              </table:table-cell>
              <table:table-cell office:value-type="float" office:value="2.0798539566251">
                <text:p>2.07985395662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4.857">
                <text:p>414.857</text:p>
              </table:table-cell>
              <table:table-cell office:value-type="float" office:value="2.07932903535124">
                <text:p>2.079329035351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5.856">
                <text:p>415.856</text:p>
              </table:table-cell>
              <table:table-cell office:value-type="float" office:value="2.08019126057038">
                <text:p>2.080191260570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6.857">
                <text:p>416.857</text:p>
              </table:table-cell>
              <table:table-cell office:value-type="float" office:value="2.08190101469499">
                <text:p>2.081901014694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7.856">
                <text:p>417.856</text:p>
              </table:table-cell>
              <table:table-cell office:value-type="float" office:value="2.08039109071542">
                <text:p>2.080391090715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8.856">
                <text:p>418.856</text:p>
              </table:table-cell>
              <table:table-cell office:value-type="float" office:value="2.08049099081541">
                <text:p>2.080490990815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9.856">
                <text:p>419.856</text:p>
              </table:table-cell>
              <table:table-cell office:value-type="float" office:value="2.07643703265954">
                <text:p>2.076437032659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0.856">
                <text:p>420.856</text:p>
              </table:table-cell>
              <table:table-cell office:value-type="float" office:value="2.07757730507009">
                <text:p>2.077577305070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1.856">
                <text:p>421.856</text:p>
              </table:table-cell>
              <table:table-cell office:value-type="float" office:value="2.07280708224366">
                <text:p>2.072807082243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2.857">
                <text:p>422.857</text:p>
              </table:table-cell>
              <table:table-cell office:value-type="float" office:value="2.06834267651357">
                <text:p>2.068342676513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3.856">
                <text:p>423.856</text:p>
              </table:table-cell>
              <table:table-cell office:value-type="float" office:value="2.06685010116501">
                <text:p>2.066850101165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4.856">
                <text:p>424.856</text:p>
              </table:table-cell>
              <table:table-cell office:value-type="float" office:value="2.06331215974995">
                <text:p>2.063312159749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5.856">
                <text:p>425.856</text:p>
              </table:table-cell>
              <table:table-cell office:value-type="float" office:value="2.06653359137905">
                <text:p>2.066533591379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6.857">
                <text:p>426.857</text:p>
              </table:table-cell>
              <table:table-cell office:value-type="float" office:value="2.06633097252974">
                <text:p>2.066330972529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7.856">
                <text:p>427.856</text:p>
              </table:table-cell>
              <table:table-cell office:value-type="float" office:value="2.06125211247963">
                <text:p>2.061252112479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8.856">
                <text:p>428.856</text:p>
              </table:table-cell>
              <table:table-cell office:value-type="float" office:value="2.05986363913116">
                <text:p>2.059863639131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9.857">
                <text:p>429.857</text:p>
              </table:table-cell>
              <table:table-cell office:value-type="float" office:value="2.06423906743664">
                <text:p>2.064239067436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0.856">
                <text:p>430.856</text:p>
              </table:table-cell>
              <table:table-cell office:value-type="float" office:value="2.07095563802954">
                <text:p>2.070955638029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1.856">
                <text:p>431.856</text:p>
              </table:table-cell>
              <table:table-cell office:value-type="float" office:value="2.07009802667668">
                <text:p>2.070098026676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2.856">
                <text:p>432.856</text:p>
              </table:table-cell>
              <table:table-cell office:value-type="float" office:value="2.06655891584882">
                <text:p>2.066558915848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3.856">
                <text:p>433.856</text:p>
              </table:table-cell>
              <table:table-cell office:value-type="float" office:value="2.05725983662109">
                <text:p>2.057259836621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4.856">
                <text:p>434.856</text:p>
              </table:table-cell>
              <table:table-cell office:value-type="float" office:value="2.05352098797827">
                <text:p>2.053520987978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5.857">
                <text:p>435.857</text:p>
              </table:table-cell>
              <table:table-cell office:value-type="float" office:value="2.05273815884529">
                <text:p>2.052738158845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6.856">
                <text:p>436.856</text:p>
              </table:table-cell>
              <table:table-cell office:value-type="float" office:value="2.05128637887539">
                <text:p>2.051286378875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7.856">
                <text:p>437.856</text:p>
              </table:table-cell>
              <table:table-cell office:value-type="float" office:value="2.05786033364623">
                <text:p>2.057860333646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8.856">
                <text:p>438.856</text:p>
              </table:table-cell>
              <table:table-cell office:value-type="float" office:value="2.05798805246066">
                <text:p>2.057988052460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9.857">
                <text:p>439.857</text:p>
              </table:table-cell>
              <table:table-cell office:value-type="float" office:value="2.05599377894227">
                <text:p>2.055993778942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0.856">
                <text:p>440.856</text:p>
              </table:table-cell>
              <table:table-cell office:value-type="float" office:value="2.05073337754309">
                <text:p>2.050733377543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1.856">
                <text:p>441.856</text:p>
              </table:table-cell>
              <table:table-cell office:value-type="float" office:value="2.04963933481779">
                <text:p>2.049639334817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2.856">
                <text:p>442.856</text:p>
              </table:table-cell>
              <table:table-cell office:value-type="float" office:value="2.05273815884529">
                <text:p>2.052738158845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3.858">
                <text:p>443.858</text:p>
              </table:table-cell>
              <table:table-cell office:value-type="float" office:value="2.05722149477799">
                <text:p>2.057221494777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4.856">
                <text:p>444.856</text:p>
              </table:table-cell>
              <table:table-cell office:value-type="float" office:value="2.05890714670699">
                <text:p>2.058907146706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5.856">
                <text:p>445.856</text:p>
              </table:table-cell>
              <table:table-cell office:value-type="float" office:value="2.05640318505326">
                <text:p>2.056403185053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6.856">
                <text:p>446.856</text:p>
              </table:table-cell>
              <table:table-cell office:value-type="float" office:value="2.05729817699415">
                <text:p>2.057298176994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7.856">
                <text:p>447.856</text:p>
              </table:table-cell>
              <table:table-cell office:value-type="float" office:value="2.05787310626174">
                <text:p>2.057873106261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8.856">
                <text:p>448.856</text:p>
              </table:table-cell>
              <table:table-cell office:value-type="float" office:value="2.05650551039678">
                <text:p>2.056505510396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9.856">
                <text:p>449.856</text:p>
              </table:table-cell>
              <table:table-cell office:value-type="float" office:value="2.0534183567706">
                <text:p>2.05341835677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0.857">
                <text:p>450.857</text:p>
              </table:table-cell>
              <table:table-cell office:value-type="float" office:value="2.04935597572264">
                <text:p>2.049355975722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1.856">
                <text:p>451.856</text:p>
              </table:table-cell>
              <table:table-cell office:value-type="float" office:value="2.04531582695046">
                <text:p>2.045315826950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2.856">
                <text:p>452.856</text:p>
              </table:table-cell>
              <table:table-cell office:value-type="float" office:value="2.04402159644858">
                <text:p>2.044021596448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3.857">
                <text:p>453.857</text:p>
              </table:table-cell>
              <table:table-cell office:value-type="float" office:value="2.04433236456627">
                <text:p>2.044332364566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4.856">
                <text:p>454.856</text:p>
              </table:table-cell>
              <table:table-cell office:value-type="float" office:value="2.03676887739288">
                <text:p>2.036768877392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5.856">
                <text:p>455.856</text:p>
              </table:table-cell>
              <table:table-cell office:value-type="float" office:value="2.04075268706472">
                <text:p>2.040752687064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6.857">
                <text:p>456.857</text:p>
              </table:table-cell>
              <table:table-cell office:value-type="float" office:value="2.04080465806492">
                <text:p>2.040804658064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7.856">
                <text:p>457.856</text:p>
              </table:table-cell>
              <table:table-cell office:value-type="float" office:value="2.03320124882364">
                <text:p>2.033201248823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8.856">
                <text:p>458.856</text:p>
              </table:table-cell>
              <table:table-cell office:value-type="float" office:value="2.02563192611525">
                <text:p>2.025631926115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9.857">
                <text:p>459.857</text:p>
              </table:table-cell>
              <table:table-cell office:value-type="float" office:value="2.02517013289804">
                <text:p>2.025170132898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0.856">
                <text:p>460.856</text:p>
              </table:table-cell>
              <table:table-cell office:value-type="float" office:value="2.01772569969918">
                <text:p>2.017725699699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1.856">
                <text:p>461.856</text:p>
              </table:table-cell>
              <table:table-cell office:value-type="float" office:value="2.01947920050715">
                <text:p>2.019479200507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2.856">
                <text:p>462.856</text:p>
              </table:table-cell>
              <table:table-cell office:value-type="float" office:value="2.02099111708274">
                <text:p>2.020991117082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3.857">
                <text:p>463.857</text:p>
              </table:table-cell>
              <table:table-cell office:value-type="float" office:value="2.01896144066977">
                <text:p>2.018961440669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4.856">
                <text:p>464.856</text:p>
              </table:table-cell>
              <table:table-cell office:value-type="float" office:value="2.01288765772891">
                <text:p>2.012887657728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5.857">
                <text:p>465.857</text:p>
              </table:table-cell>
              <table:table-cell office:value-type="float" office:value="2.01792511607459">
                <text:p>2.017925116074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6.856">
                <text:p>466.856</text:p>
              </table:table-cell>
              <table:table-cell office:value-type="float" office:value="2.01751294505767">
                <text:p>2.017512945057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7.856">
                <text:p>467.856</text:p>
              </table:table-cell>
              <table:table-cell office:value-type="float" office:value="2.01468966445014">
                <text:p>2.014689664450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8.856">
                <text:p>468.856</text:p>
              </table:table-cell>
              <table:table-cell office:value-type="float" office:value="2.01444958442231">
                <text:p>2.014449584422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9.857">
                <text:p>469.857</text:p>
              </table:table-cell>
              <table:table-cell office:value-type="float" office:value="2.01355544630515">
                <text:p>2.013555446305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0.856">
                <text:p>470.856</text:p>
              </table:table-cell>
              <table:table-cell office:value-type="float" office:value="2.01506300774363">
                <text:p>2.015063007743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1.857">
                <text:p>471.857</text:p>
              </table:table-cell>
              <table:table-cell office:value-type="float" office:value="2.00975646638939">
                <text:p>2.009756466389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2.856">
                <text:p>472.856</text:p>
              </table:table-cell>
              <table:table-cell office:value-type="float" office:value="2.00658855093818">
                <text:p>2.006588550938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3.856">
                <text:p>473.856</text:p>
              </table:table-cell>
              <table:table-cell office:value-type="float" office:value="2.01763262511313">
                <text:p>2.017632625113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4.856">
                <text:p>474.856</text:p>
              </table:table-cell>
              <table:table-cell office:value-type="float" office:value="2.01615556910902">
                <text:p>2.016155569109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5.856">
                <text:p>475.856</text:p>
              </table:table-cell>
              <table:table-cell office:value-type="float" office:value="2.01188513797885">
                <text:p>2.011885137978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6.857">
                <text:p>476.857</text:p>
              </table:table-cell>
              <table:table-cell office:value-type="float" office:value="2.01356879752913">
                <text:p>2.013568797529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7.856">
                <text:p>477.856</text:p>
              </table:table-cell>
              <table:table-cell office:value-type="float" office:value="2.00962243609834">
                <text:p>2.009622436098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8.856">
                <text:p>478.856</text:p>
              </table:table-cell>
              <table:table-cell office:value-type="float" office:value="2.0088849482167">
                <text:p>2.00888494821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9.857">
                <text:p>479.857</text:p>
              </table:table-cell>
              <table:table-cell office:value-type="float" office:value="2.00386903608189">
                <text:p>2.003869036081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0.856">
                <text:p>480.856</text:p>
              </table:table-cell>
              <table:table-cell office:value-type="float" office:value="2.000005941346">
                <text:p>2.0000059413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1.857">
                <text:p>481.857</text:p>
              </table:table-cell>
              <table:table-cell office:value-type="float" office:value="1.99546192788456">
                <text:p>1.995461927884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2.856">
                <text:p>482.856</text:p>
              </table:table-cell>
              <table:table-cell office:value-type="float" office:value="1.98350866804194">
                <text:p>1.9835086680419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3.856">
                <text:p>483.856</text:p>
              </table:table-cell>
              <table:table-cell office:value-type="float" office:value="1.98260019023028">
                <text:p>1.982600190230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4.856">
                <text:p>484.856</text:p>
              </table:table-cell>
              <table:table-cell office:value-type="float" office:value="1.97537185920493">
                <text:p>1.975371859204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5.856">
                <text:p>485.856</text:p>
              </table:table-cell>
              <table:table-cell office:value-type="float" office:value="1.97381710230832">
                <text:p>1.973817102308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6.856">
                <text:p>486.856</text:p>
              </table:table-cell>
              <table:table-cell office:value-type="float" office:value="1.97111830817124">
                <text:p>1.971118308171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.856">
                <text:p>487.856</text:p>
              </table:table-cell>
              <table:table-cell office:value-type="float" office:value="1.98786064943038">
                <text:p>1.987860649430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8.856">
                <text:p>488.856</text:p>
              </table:table-cell>
              <table:table-cell office:value-type="float" office:value="1.99414233445429">
                <text:p>1.994142334454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9.856">
                <text:p>489.856</text:p>
              </table:table-cell>
              <table:table-cell office:value-type="float" office:value="1.99787892953647">
                <text:p>1.9978789295364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0.856">
                <text:p>490.856</text:p>
              </table:table-cell>
              <table:table-cell office:value-type="float" office:value="1.99680693627286">
                <text:p>1.9968069362728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1.857">
                <text:p>491.857</text:p>
              </table:table-cell>
              <table:table-cell office:value-type="float" office:value="1.99322984486077">
                <text:p>1.993229844860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2.856">
                <text:p>492.856</text:p>
              </table:table-cell>
              <table:table-cell office:value-type="float" office:value="1.99226196872788">
                <text:p>1.992261968727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3.856">
                <text:p>493.856</text:p>
              </table:table-cell>
              <table:table-cell office:value-type="float" office:value="1.98942109652757">
                <text:p>1.989421096527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4.856">
                <text:p>494.856</text:p>
              </table:table-cell>
              <table:table-cell office:value-type="float" office:value="1.99123854590355">
                <text:p>1.991238545903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5.856">
                <text:p>495.856</text:p>
              </table:table-cell>
              <table:table-cell office:value-type="float" office:value="1.98363248745836">
                <text:p>1.983632487458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6.856">
                <text:p>496.856</text:p>
              </table:table-cell>
              <table:table-cell office:value-type="float" office:value="1.98690127212967">
                <text:p>1.986901272129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7.856">
                <text:p>497.856</text:p>
              </table:table-cell>
              <table:table-cell office:value-type="float" office:value="1.97989741134345">
                <text:p>1.979897411343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8.856">
                <text:p>498.856</text:p>
              </table:table-cell>
              <table:table-cell office:value-type="float" office:value="1.97864006224966">
                <text:p>1.9786400622496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9.856">
                <text:p>499.856</text:p>
              </table:table-cell>
              <table:table-cell office:value-type="float" office:value="1.97870918842569">
                <text:p>1.978709188425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.856">
                <text:p>500.856</text:p>
              </table:table-cell>
              <table:table-cell office:value-type="float" office:value="1.98462249125173">
                <text:p>1.984622491251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1.856">
                <text:p>501.856</text:p>
              </table:table-cell>
              <table:table-cell office:value-type="float" office:value="1.98321969643483">
                <text:p>1.983219696434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2.856">
                <text:p>502.856</text:p>
              </table:table-cell>
              <table:table-cell office:value-type="float" office:value="1.98076695861258">
                <text:p>1.980766958612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3.857">
                <text:p>503.857</text:p>
              </table:table-cell>
              <table:table-cell office:value-type="float" office:value="1.97501114887916">
                <text:p>1.975011148879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4.856">
                <text:p>504.856</text:p>
              </table:table-cell>
              <table:table-cell office:value-type="float" office:value="1.97847413992858">
                <text:p>1.978474139928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5.856">
                <text:p>505.856</text:p>
              </table:table-cell>
              <table:table-cell office:value-type="float" office:value="1.989858679436">
                <text:p>1.98985867943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6.856">
                <text:p>506.856</text:p>
              </table:table-cell>
              <table:table-cell office:value-type="float" office:value="1.99395173378933">
                <text:p>1.993951733789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7.856">
                <text:p>507.856</text:p>
              </table:table-cell>
              <table:table-cell office:value-type="float" office:value="1.99367938409064">
                <text:p>1.993679384090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8.856">
                <text:p>508.856</text:p>
              </table:table-cell>
              <table:table-cell office:value-type="float" office:value="1.9913887134772">
                <text:p>1.99138871347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9.856">
                <text:p>509.856</text:p>
              </table:table-cell>
              <table:table-cell office:value-type="float" office:value="1.97481686633622">
                <text:p>1.974816866336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0.857">
                <text:p>510.857</text:p>
              </table:table-cell>
              <table:table-cell office:value-type="float" office:value="1.96832840024196">
                <text:p>1.968328400241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1.856">
                <text:p>511.856</text:p>
              </table:table-cell>
              <table:table-cell office:value-type="float" office:value="1.96109428438035">
                <text:p>1.961094284380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2.857">
                <text:p>512.857</text:p>
              </table:table-cell>
              <table:table-cell office:value-type="float" office:value="1.95577561067777">
                <text:p>1.955775610677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3.856">
                <text:p>513.856</text:p>
              </table:table-cell>
              <table:table-cell office:value-type="float" office:value="1.95184961829173">
                <text:p>1.951849618291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4.856">
                <text:p>514.856</text:p>
              </table:table-cell>
              <table:table-cell office:value-type="float" office:value="1.95237492159548">
                <text:p>1.9523749215954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5.856">
                <text:p>515.856</text:p>
              </table:table-cell>
              <table:table-cell office:value-type="float" office:value="1.95612918496387">
                <text:p>1.956129184963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6.857">
                <text:p>516.857</text:p>
              </table:table-cell>
              <table:table-cell office:value-type="float" office:value="1.9576128333147">
                <text:p>1.9576128333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7.856">
                <text:p>517.856</text:p>
              </table:table-cell>
              <table:table-cell office:value-type="float" office:value="1.95482741465567">
                <text:p>1.9548274146556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8.856">
                <text:p>518.856</text:p>
              </table:table-cell>
              <table:table-cell office:value-type="float" office:value="1.95318363302181">
                <text:p>1.9531836330218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9.856">
                <text:p>519.856</text:p>
              </table:table-cell>
              <table:table-cell office:value-type="float" office:value="1.96012295266462">
                <text:p>1.960122952664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0.857">
                <text:p>520.857</text:p>
              </table:table-cell>
              <table:table-cell office:value-type="float" office:value="1.96134752017237">
                <text:p>1.961347520172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1.856">
                <text:p>521.856</text:p>
              </table:table-cell>
              <table:table-cell office:value-type="float" office:value="1.95933393129193">
                <text:p>1.959333931291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2.857">
                <text:p>522.857</text:p>
              </table:table-cell>
              <table:table-cell office:value-type="float" office:value="1.95728803189967">
                <text:p>1.957288031899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3.856">
                <text:p>523.856</text:p>
              </table:table-cell>
              <table:table-cell office:value-type="float" office:value="1.95903788770087">
                <text:p>1.9590378877008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4.856">
                <text:p>524.856</text:p>
              </table:table-cell>
              <table:table-cell office:value-type="float" office:value="1.96085505834579">
                <text:p>1.960855058345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5.856">
                <text:p>525.856</text:p>
              </table:table-cell>
              <table:table-cell office:value-type="float" office:value="1.95686421927501">
                <text:p>1.956864219275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6.856">
                <text:p>526.856</text:p>
              </table:table-cell>
              <table:table-cell office:value-type="float" office:value="1.95820567686372">
                <text:p>1.958205676863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7.856">
                <text:p>527.856</text:p>
              </table:table-cell>
              <table:table-cell office:value-type="float" office:value="1.95642609078329">
                <text:p>1.956426090783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8.856">
                <text:p>528.856</text:p>
              </table:table-cell>
              <table:table-cell office:value-type="float" office:value="1.95588876805151">
                <text:p>1.955888768051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9.857">
                <text:p>529.857</text:p>
              </table:table-cell>
              <table:table-cell office:value-type="float" office:value="1.95375075954876">
                <text:p>1.953750759548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0.856">
                <text:p>530.856</text:p>
              </table:table-cell>
              <table:table-cell office:value-type="float" office:value="1.95304180112074">
                <text:p>1.953041801120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1.857">
                <text:p>531.857</text:p>
              </table:table-cell>
              <table:table-cell office:value-type="float" office:value="1.94782260485964">
                <text:p>1.947822604859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2.856">
                <text:p>532.856</text:p>
              </table:table-cell>
              <table:table-cell office:value-type="float" office:value="1.94705235363409">
                <text:p>1.947052353634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3.856">
                <text:p>533.856</text:p>
              </table:table-cell>
              <table:table-cell office:value-type="float" office:value="1.93938893206505">
                <text:p>1.939388932065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4.856">
                <text:p>534.856</text:p>
              </table:table-cell>
              <table:table-cell office:value-type="float" office:value="1.93746026339961">
                <text:p>1.9374602633996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5.856">
                <text:p>535.856</text:p>
              </table:table-cell>
              <table:table-cell office:value-type="float" office:value="1.93653779399909">
                <text:p>1.936537793999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6.856">
                <text:p>536.856</text:p>
              </table:table-cell>
              <table:table-cell office:value-type="float" office:value="1.94933285633282">
                <text:p>1.9493328563328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7.856">
                <text:p>537.856</text:p>
              </table:table-cell>
              <table:table-cell office:value-type="float" office:value="1.94919047717688">
                <text:p>1.949190477176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8.856">
                <text:p>538.856</text:p>
              </table:table-cell>
              <table:table-cell office:value-type="float" office:value="1.94968871555866">
                <text:p>1.949688715558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9.856">
                <text:p>539.856</text:p>
              </table:table-cell>
              <table:table-cell office:value-type="float" office:value="1.94548148576376">
                <text:p>1.945481485763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0.856">
                <text:p>540.856</text:p>
              </table:table-cell>
              <table:table-cell office:value-type="float" office:value="1.94396540211739">
                <text:p>1.943965402117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1.856">
                <text:p>541.856</text:p>
              </table:table-cell>
              <table:table-cell office:value-type="float" office:value="1.93720090487823">
                <text:p>1.937200904878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2.856">
                <text:p>542.856</text:p>
              </table:table-cell>
              <table:table-cell office:value-type="float" office:value="1.92829883336688">
                <text:p>1.928298833366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3.856">
                <text:p>543.856</text:p>
              </table:table-cell>
              <table:table-cell office:value-type="float" office:value="1.92346002021772">
                <text:p>1.923460020217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2000000020008D6A01043175452.jpg" xlink:type="simple" xlink:show="embed" xlink:actuate="onLoad"/>
    <draw:stroke-dash draw:name="Dot_20__28_Rounded_29_" draw:display-name="Dot (Rounded)" draw:style="round" draw:dots1="1" draw:dots1-length="1%" draw:distance="1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Обычный" style:font-family-generic="roman" fo:font-size="15pt" fo:font-style="italic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draw:stroke-dash="Dot_20__28_Rounded_29_" svg:stroke-width="0.1cm" svg:stroke-color="#004586" svg:stroke-linecap="round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54cm" svg:height="17.729cm" xlink:href=".." xlink:type="simple" chart:class="chart:scatter" chart:style-name="ch1">
        <chart:legend chart:legend-position="end" svg:x="25.385cm" svg:y="8.467cm" style:legend-expansion="high" chart:style-name="ch2"/>
        <chart:plot-area chart:style-name="ch3" table:cell-range-address="'20190424_1556116123189_121.3'.A2:'20190424_1556116123189_121.3'.A787 '20190424_1556116123189_121.3'.C1:'20190424_1556116123189_121.3'.C787" chart:data-source-has-labels="row" svg:x="1.9cm" svg:y="0.354cm" svg:width="22.936cm" svg:height="15.7cm">
          <chart:coordinate-region svg:x="2.892cm" svg:y="0.646cm" svg:width="21.492cm" svg:height="14.576cm"/>
          <chart:axis chart:dimension="x" chart:name="primary-x" chart:style-name="ch4">
            <chart:title svg:x="12.929cm" svg:y="16.408cm" chart:style-name="ch5">
              <text:p>t, с</text:p>
            </chart:title>
          </chart:axis>
          <chart:axis chart:dimension="y" chart:name="primary-y" chart:style-name="ch4">
            <chart:title svg:x="0.451cm" svg:y="8.864cm" chart:style-name="ch6">
              <text:p>ln(V)</text:p>
            </chart:title>
            <chart:grid chart:style-name="ch7" chart:class="major"/>
          </chart:axis>
          <chart:series chart:style-name="ch8" chart:values-cell-range-address="'20190424_1556116123189_121.3'.C2:'20190424_1556116123189_121.3'.C787" chart:label-cell-address="'20190424_1556116123189_121.3'.C1:'20190424_1556116123189_121.3'.C1" chart:class="chart:scatter">
            <chart:domain table:cell-range-address="'20190424_1556116123189_121.3'.A2:'20190424_1556116123189_121.3'.A787"/>
            <chart:data-point chart:repeated="7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n(V)</text:p>
                <draw:g>
                  <svg:desc>'20190424_1556116123189_121.3'.C1:'20190424_1556116123189_121.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90424_1556116123189_121.3'.A2:'20190424_1556116123189_121.3'.A787</svg:desc>
                </draw:g>
              </table:table-cell>
              <table:table-cell office:value-type="float" office:value="2.59416456072452">
                <text:p>2.59416456072452</text:p>
                <draw:g>
                  <svg:desc>'20190424_1556116123189_121.3'.C2:'20190424_1556116123189_121.3'.C7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">
                <text:p>0.965</text:p>
              </table:table-cell>
              <table:table-cell office:value-type="float" office:value="2.59045214833544">
                <text:p>2.59045214833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31">
                <text:p>1.931</text:p>
              </table:table-cell>
              <table:table-cell office:value-type="float" office:value="2.58709463829924">
                <text:p>2.58709463829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13">
                <text:p>2.913</text:p>
              </table:table-cell>
              <table:table-cell office:value-type="float" office:value="2.58103467688222">
                <text:p>2.58103467688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13">
                <text:p>3.913</text:p>
              </table:table-cell>
              <table:table-cell office:value-type="float" office:value="2.58328031414626">
                <text:p>2.58328031414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13">
                <text:p>4.913</text:p>
              </table:table-cell>
              <table:table-cell office:value-type="float" office:value="2.58109523156312">
                <text:p>2.58109523156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13">
                <text:p>5.913</text:p>
              </table:table-cell>
              <table:table-cell office:value-type="float" office:value="2.58070913263372">
                <text:p>2.58070913263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13">
                <text:p>6.913</text:p>
              </table:table-cell>
              <table:table-cell office:value-type="float" office:value="2.57889777820824">
                <text:p>2.57889777820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13">
                <text:p>7.913</text:p>
              </table:table-cell>
              <table:table-cell office:value-type="float" office:value="2.57602624315548">
                <text:p>2.57602624315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13">
                <text:p>8.913</text:p>
              </table:table-cell>
              <table:table-cell office:value-type="float" office:value="2.57851082974722">
                <text:p>2.57851082974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13">
                <text:p>9.913</text:p>
              </table:table-cell>
              <table:table-cell office:value-type="float" office:value="2.57406918360205">
                <text:p>2.57406918360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13">
                <text:p>10.913</text:p>
              </table:table-cell>
              <table:table-cell office:value-type="float" office:value="2.57354309452837">
                <text:p>2.57354309452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14">
                <text:p>11.914</text:p>
              </table:table-cell>
              <table:table-cell office:value-type="float" office:value="2.57739466922315">
                <text:p>2.57739466922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13">
                <text:p>12.913</text:p>
              </table:table-cell>
              <table:table-cell office:value-type="float" office:value="2.57958784394353">
                <text:p>2.57958784394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13">
                <text:p>13.913</text:p>
              </table:table-cell>
              <table:table-cell office:value-type="float" office:value="2.57889019242249">
                <text:p>2.57889019242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13">
                <text:p>14.913</text:p>
              </table:table-cell>
              <table:table-cell office:value-type="float" office:value="2.57321510187857">
                <text:p>2.57321510187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913">
                <text:p>15.913</text:p>
              </table:table-cell>
              <table:table-cell office:value-type="float" office:value="2.57143596616063">
                <text:p>2.57143596616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13">
                <text:p>16.913</text:p>
              </table:table-cell>
              <table:table-cell office:value-type="float" office:value="2.57129074674531">
                <text:p>2.57129074674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13">
                <text:p>17.913</text:p>
              </table:table-cell>
              <table:table-cell office:value-type="float" office:value="2.57585125371147">
                <text:p>2.57585125371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13">
                <text:p>18.913</text:p>
              </table:table-cell>
              <table:table-cell office:value-type="float" office:value="2.57470926652988">
                <text:p>2.57470926652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13">
                <text:p>19.913</text:p>
              </table:table-cell>
              <table:table-cell office:value-type="float" office:value="2.57343631803435">
                <text:p>2.573436318034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913">
                <text:p>20.913</text:p>
              </table:table-cell>
              <table:table-cell office:value-type="float" office:value="2.56838958692651">
                <text:p>2.5683895869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913">
                <text:p>21.913</text:p>
              </table:table-cell>
              <table:table-cell office:value-type="float" office:value="2.56854289297167">
                <text:p>2.56854289297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914">
                <text:p>22.914</text:p>
              </table:table-cell>
              <table:table-cell office:value-type="float" office:value="2.56851989856314">
                <text:p>2.568519898563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913">
                <text:p>23.913</text:p>
              </table:table-cell>
              <table:table-cell office:value-type="float" office:value="2.57143596616063">
                <text:p>2.571435966160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914">
                <text:p>24.914</text:p>
              </table:table-cell>
              <table:table-cell office:value-type="float" office:value="2.57111492660122">
                <text:p>2.57111492660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913">
                <text:p>25.913</text:p>
              </table:table-cell>
              <table:table-cell office:value-type="float" office:value="2.56917120215109">
                <text:p>2.56917120215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913">
                <text:p>26.913</text:p>
              </table:table-cell>
              <table:table-cell office:value-type="float" office:value="2.57450357026635">
                <text:p>2.57450357026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913">
                <text:p>27.913</text:p>
              </table:table-cell>
              <table:table-cell office:value-type="float" office:value="2.57302435901082">
                <text:p>2.573024359010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913">
                <text:p>28.913</text:p>
              </table:table-cell>
              <table:table-cell office:value-type="float" office:value="2.56650199764555">
                <text:p>2.56650199764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914">
                <text:p>29.914</text:p>
              </table:table-cell>
              <table:table-cell office:value-type="float" office:value="2.56786050058491">
                <text:p>2.567860500584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913">
                <text:p>30.913</text:p>
              </table:table-cell>
              <table:table-cell office:value-type="float" office:value="2.56372553196945">
                <text:p>2.56372553196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913">
                <text:p>31.913</text:p>
              </table:table-cell>
              <table:table-cell office:value-type="float" office:value="2.5626312881984">
                <text:p>2.56263128819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913">
                <text:p>32.913</text:p>
              </table:table-cell>
              <table:table-cell office:value-type="float" office:value="2.56544923250319">
                <text:p>2.56544923250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913">
                <text:p>33.913</text:p>
              </table:table-cell>
              <table:table-cell office:value-type="float" office:value="2.56821325591441">
                <text:p>2.568213255914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914">
                <text:p>34.914</text:p>
              </table:table-cell>
              <table:table-cell office:value-type="float" office:value="2.56907927912124">
                <text:p>2.569079279121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913">
                <text:p>35.913</text:p>
              </table:table-cell>
              <table:table-cell office:value-type="float" office:value="2.57020475440877">
                <text:p>2.570204754408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913">
                <text:p>36.913</text:p>
              </table:table-cell>
              <table:table-cell office:value-type="float" office:value="2.56695503704853">
                <text:p>2.566955037048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913">
                <text:p>37.913</text:p>
              </table:table-cell>
              <table:table-cell office:value-type="float" office:value="2.5655491775335">
                <text:p>2.5655491775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913">
                <text:p>38.913</text:p>
              </table:table-cell>
              <table:table-cell office:value-type="float" office:value="2.56597191139809">
                <text:p>2.565971911398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913">
                <text:p>39.913</text:p>
              </table:table-cell>
              <table:table-cell office:value-type="float" office:value="2.56928609405708">
                <text:p>2.56928609405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913">
                <text:p>40.913</text:p>
              </table:table-cell>
              <table:table-cell office:value-type="float" office:value="2.57015884142917">
                <text:p>2.570158841429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913">
                <text:p>41.913</text:p>
              </table:table-cell>
              <table:table-cell office:value-type="float" office:value="2.56870383902826">
                <text:p>2.56870383902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913">
                <text:p>42.913</text:p>
              </table:table-cell>
              <table:table-cell office:value-type="float" office:value="2.55659145033611">
                <text:p>2.556591450336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913">
                <text:p>43.913</text:p>
              </table:table-cell>
              <table:table-cell office:value-type="float" office:value="2.55362392774699">
                <text:p>2.55362392774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913">
                <text:p>44.913</text:p>
              </table:table-cell>
              <table:table-cell office:value-type="float" office:value="2.55237836490301">
                <text:p>2.552378364903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913">
                <text:p>45.913</text:p>
              </table:table-cell>
              <table:table-cell office:value-type="float" office:value="2.55282227458637">
                <text:p>2.552822274586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913">
                <text:p>46.913</text:p>
              </table:table-cell>
              <table:table-cell office:value-type="float" office:value="2.55640526815631">
                <text:p>2.556405268156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.913">
                <text:p>47.913</text:p>
              </table:table-cell>
              <table:table-cell office:value-type="float" office:value="2.5561181693652">
                <text:p>2.55611816936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913">
                <text:p>48.913</text:p>
              </table:table-cell>
              <table:table-cell office:value-type="float" office:value="2.54952329287397">
                <text:p>2.54952329287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914">
                <text:p>49.914</text:p>
              </table:table-cell>
              <table:table-cell office:value-type="float" office:value="2.54792057181475">
                <text:p>2.547920571814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913">
                <text:p>50.913</text:p>
              </table:table-cell>
              <table:table-cell office:value-type="float" office:value="2.546738385886">
                <text:p>2.5467383858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917">
                <text:p>51.917</text:p>
              </table:table-cell>
              <table:table-cell office:value-type="float" office:value="2.54420490216919">
                <text:p>2.544204902169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913">
                <text:p>52.913</text:p>
              </table:table-cell>
              <table:table-cell office:value-type="float" office:value="2.54255429578623">
                <text:p>2.542554295786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913">
                <text:p>53.913</text:p>
              </table:table-cell>
              <table:table-cell office:value-type="float" office:value="2.53865276687827">
                <text:p>2.538652766878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913">
                <text:p>54.913</text:p>
              </table:table-cell>
              <table:table-cell office:value-type="float" office:value="2.54230253542929">
                <text:p>2.542302535429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913">
                <text:p>55.913</text:p>
              </table:table-cell>
              <table:table-cell office:value-type="float" office:value="2.54647984117788">
                <text:p>2.546479841177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913">
                <text:p>56.913</text:p>
              </table:table-cell>
              <table:table-cell office:value-type="float" office:value="2.54357642095188">
                <text:p>2.543576420951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913">
                <text:p>57.913</text:p>
              </table:table-cell>
              <table:table-cell office:value-type="float" office:value="2.54036500824124">
                <text:p>2.54036500824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914">
                <text:p>58.914</text:p>
              </table:table-cell>
              <table:table-cell office:value-type="float" office:value="2.53843161880293">
                <text:p>2.538431618802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913">
                <text:p>59.913</text:p>
              </table:table-cell>
              <table:table-cell office:value-type="float" office:value="2.53878701149585">
                <text:p>2.538787011495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913">
                <text:p>60.913</text:p>
              </table:table-cell>
              <table:table-cell office:value-type="float" office:value="2.54059361120225">
                <text:p>2.540593611202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913">
                <text:p>61.913</text:p>
              </table:table-cell>
              <table:table-cell office:value-type="float" office:value="2.53924488696173">
                <text:p>2.539244886961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913">
                <text:p>62.913</text:p>
              </table:table-cell>
              <table:table-cell office:value-type="float" office:value="2.53880280379553">
                <text:p>2.538802803795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.913">
                <text:p>63.913</text:p>
              </table:table-cell>
              <table:table-cell office:value-type="float" office:value="2.53627285818393">
                <text:p>2.536272858183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.914">
                <text:p>64.914</text:p>
              </table:table-cell>
              <table:table-cell office:value-type="float" office:value="2.53405389305425">
                <text:p>2.534053893054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913">
                <text:p>65.913</text:p>
              </table:table-cell>
              <table:table-cell office:value-type="float" office:value="2.53446635905148">
                <text:p>2.53446635905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.913">
                <text:p>66.913</text:p>
              </table:table-cell>
              <table:table-cell office:value-type="float" office:value="2.5362966061703">
                <text:p>2.53629660617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913">
                <text:p>67.913</text:p>
              </table:table-cell>
              <table:table-cell office:value-type="float" office:value="2.53503718509982">
                <text:p>2.535037185099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913">
                <text:p>68.913</text:p>
              </table:table-cell>
              <table:table-cell office:value-type="float" office:value="2.53542547768712">
                <text:p>2.53542547768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.913">
                <text:p>69.913</text:p>
              </table:table-cell>
              <table:table-cell office:value-type="float" office:value="2.53235464380864">
                <text:p>2.53235464380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914">
                <text:p>70.914</text:p>
              </table:table-cell>
              <table:table-cell office:value-type="float" office:value="2.5312016401066">
                <text:p>2.53120164010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.914">
                <text:p>71.914</text:p>
              </table:table-cell>
              <table:table-cell office:value-type="float" office:value="2.53018271021315">
                <text:p>2.53018271021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.913">
                <text:p>72.913</text:p>
              </table:table-cell>
              <table:table-cell office:value-type="float" office:value="2.53044550242168">
                <text:p>2.530445502421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913">
                <text:p>73.913</text:p>
              </table:table-cell>
              <table:table-cell office:value-type="float" office:value="2.53124142099348">
                <text:p>2.531241420993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913">
                <text:p>74.913</text:p>
              </table:table-cell>
              <table:table-cell office:value-type="float" office:value="2.53230695966838">
                <text:p>2.532306959668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914">
                <text:p>75.914</text:p>
              </table:table-cell>
              <table:table-cell office:value-type="float" office:value="2.52877200857368">
                <text:p>2.528772008573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.913">
                <text:p>76.913</text:p>
              </table:table-cell>
              <table:table-cell office:value-type="float" office:value="2.52622452134091">
                <text:p>2.526224521340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913">
                <text:p>77.913</text:p>
              </table:table-cell>
              <table:table-cell office:value-type="float" office:value="2.5252405251975">
                <text:p>2.52524052519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913">
                <text:p>78.913</text:p>
              </table:table-cell>
              <table:table-cell office:value-type="float" office:value="2.52423953613681">
                <text:p>2.524239536136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913">
                <text:p>79.913</text:p>
              </table:table-cell>
              <table:table-cell office:value-type="float" office:value="2.52433567457624">
                <text:p>2.524335674576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914">
                <text:p>80.914</text:p>
              </table:table-cell>
              <table:table-cell office:value-type="float" office:value="2.52311723755175">
                <text:p>2.523117237551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.913">
                <text:p>81.913</text:p>
              </table:table-cell>
              <table:table-cell office:value-type="float" office:value="2.52266796520493">
                <text:p>2.522667965204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.913">
                <text:p>82.913</text:p>
              </table:table-cell>
              <table:table-cell office:value-type="float" office:value="2.52284448912839">
                <text:p>2.522844489128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.913">
                <text:p>83.913</text:p>
              </table:table-cell>
              <table:table-cell office:value-type="float" office:value="2.52295680631224">
                <text:p>2.522956806312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913">
                <text:p>84.913</text:p>
              </table:table-cell>
              <table:table-cell office:value-type="float" office:value="2.52254759011601">
                <text:p>2.52254759011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914">
                <text:p>85.914</text:p>
              </table:table-cell>
              <table:table-cell office:value-type="float" office:value="2.52240312087968">
                <text:p>2.522403120879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.913">
                <text:p>86.913</text:p>
              </table:table-cell>
              <table:table-cell office:value-type="float" office:value="2.51883292338031">
                <text:p>2.518832923380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.913">
                <text:p>87.913</text:p>
              </table:table-cell>
              <table:table-cell office:value-type="float" office:value="2.51923561011159">
                <text:p>2.519235610111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913">
                <text:p>88.913</text:p>
              </table:table-cell>
              <table:table-cell office:value-type="float" office:value="2.51853483076798">
                <text:p>2.518534830767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.913">
                <text:p>89.913</text:p>
              </table:table-cell>
              <table:table-cell office:value-type="float" office:value="2.51736577277454">
                <text:p>2.51736577277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914">
                <text:p>90.914</text:p>
              </table:table-cell>
              <table:table-cell office:value-type="float" office:value="2.51466769694883">
                <text:p>2.514667696948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.913">
                <text:p>91.913</text:p>
              </table:table-cell>
              <table:table-cell office:value-type="float" office:value="2.51415796139345">
                <text:p>2.51415796139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.913">
                <text:p>92.913</text:p>
              </table:table-cell>
              <table:table-cell office:value-type="float" office:value="2.5095423501898">
                <text:p>2.50954235018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.913">
                <text:p>93.913</text:p>
              </table:table-cell>
              <table:table-cell office:value-type="float" office:value="2.51148366463845">
                <text:p>2.511483664638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.913">
                <text:p>94.913</text:p>
              </table:table-cell>
              <table:table-cell office:value-type="float" office:value="2.51222183668227">
                <text:p>2.512221836682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.913">
                <text:p>95.913</text:p>
              </table:table-cell>
              <table:table-cell office:value-type="float" office:value="2.51260287708933">
                <text:p>2.512602877089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.913">
                <text:p>96.913</text:p>
              </table:table-cell>
              <table:table-cell office:value-type="float" office:value="2.51538735704159">
                <text:p>2.515387357041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914">
                <text:p>97.914</text:p>
              </table:table-cell>
              <table:table-cell office:value-type="float" office:value="2.51284601847724">
                <text:p>2.512846018477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913">
                <text:p>98.913</text:p>
              </table:table-cell>
              <table:table-cell office:value-type="float" office:value="2.50737728341537">
                <text:p>2.507377283415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913">
                <text:p>99.913</text:p>
              </table:table-cell>
              <table:table-cell office:value-type="float" office:value="2.50286116514811">
                <text:p>2.50286116514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.913">
                <text:p>100.913</text:p>
              </table:table-cell>
              <table:table-cell office:value-type="float" office:value="2.50254189733292">
                <text:p>2.502541897332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.913">
                <text:p>101.913</text:p>
              </table:table-cell>
              <table:table-cell office:value-type="float" office:value="2.49984452215221">
                <text:p>2.499844522152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913">
                <text:p>102.913</text:p>
              </table:table-cell>
              <table:table-cell office:value-type="float" office:value="2.50034519314386">
                <text:p>2.500345193143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.913">
                <text:p>103.913</text:p>
              </table:table-cell>
              <table:table-cell office:value-type="float" office:value="2.50064875673661">
                <text:p>2.500648756736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.913">
                <text:p>104.913</text:p>
              </table:table-cell>
              <table:table-cell office:value-type="float" office:value="2.49929431581095">
                <text:p>2.499294315810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.913">
                <text:p>105.913</text:p>
              </table:table-cell>
              <table:table-cell office:value-type="float" office:value="2.50532183453059">
                <text:p>2.505321834530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.913">
                <text:p>106.913</text:p>
              </table:table-cell>
              <table:table-cell office:value-type="float" office:value="2.49963925668165">
                <text:p>2.499639256681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.914">
                <text:p>107.914</text:p>
              </table:table-cell>
              <table:table-cell office:value-type="float" office:value="2.49455990681614">
                <text:p>2.494559906816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.913">
                <text:p>108.913</text:p>
              </table:table-cell>
              <table:table-cell office:value-type="float" office:value="2.4915263577612">
                <text:p>2.49152635776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.913">
                <text:p>109.913</text:p>
              </table:table-cell>
              <table:table-cell office:value-type="float" office:value="2.49194018968514">
                <text:p>2.491940189685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913">
                <text:p>110.913</text:p>
              </table:table-cell>
              <table:table-cell office:value-type="float" office:value="2.49673640154158">
                <text:p>2.49673640154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.913">
                <text:p>111.913</text:p>
              </table:table-cell>
              <table:table-cell office:value-type="float" office:value="2.49800383926526">
                <text:p>2.498003839265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.914">
                <text:p>112.914</text:p>
              </table:table-cell>
              <table:table-cell office:value-type="float" office:value="2.49521995106306">
                <text:p>2.495219951063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.913">
                <text:p>113.913</text:p>
              </table:table-cell>
              <table:table-cell office:value-type="float" office:value="2.49239520708706">
                <text:p>2.492395207087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.913">
                <text:p>114.913</text:p>
              </table:table-cell>
              <table:table-cell office:value-type="float" office:value="2.48745340405458">
                <text:p>2.487453404054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.913">
                <text:p>115.913</text:p>
              </table:table-cell>
              <table:table-cell office:value-type="float" office:value="2.48482331298225">
                <text:p>2.484823312982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.913">
                <text:p>116.913</text:p>
              </table:table-cell>
              <table:table-cell office:value-type="float" office:value="2.48640552591174">
                <text:p>2.486405525911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.913">
                <text:p>117.913</text:p>
              </table:table-cell>
              <table:table-cell office:value-type="float" office:value="2.48853339851035">
                <text:p>2.488533398510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8.914">
                <text:p>118.914</text:p>
              </table:table-cell>
              <table:table-cell office:value-type="float" office:value="2.48883226779047">
                <text:p>2.488832267790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.913">
                <text:p>119.913</text:p>
              </table:table-cell>
              <table:table-cell office:value-type="float" office:value="2.48518994299002">
                <text:p>2.485189942990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.913">
                <text:p>120.913</text:p>
              </table:table-cell>
              <table:table-cell office:value-type="float" office:value="2.48700444787015">
                <text:p>2.48700444787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.913">
                <text:p>121.913</text:p>
              </table:table-cell>
              <table:table-cell office:value-type="float" office:value="2.48738690474448">
                <text:p>2.487386904744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.913">
                <text:p>122.913</text:p>
              </table:table-cell>
              <table:table-cell office:value-type="float" office:value="2.48440652474632">
                <text:p>2.484406524746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913">
                <text:p>123.913</text:p>
              </table:table-cell>
              <table:table-cell office:value-type="float" office:value="2.48454825223794">
                <text:p>2.48454825223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.914">
                <text:p>124.914</text:p>
              </table:table-cell>
              <table:table-cell office:value-type="float" office:value="2.48516494975902">
                <text:p>2.485164949759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.913">
                <text:p>125.913</text:p>
              </table:table-cell>
              <table:table-cell office:value-type="float" office:value="2.4854231830284">
                <text:p>2.48542318302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.913">
                <text:p>126.913</text:p>
              </table:table-cell>
              <table:table-cell office:value-type="float" office:value="2.48406462872107">
                <text:p>2.484064628721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.913">
                <text:p>127.913</text:p>
              </table:table-cell>
              <table:table-cell office:value-type="float" office:value="2.48458159696405">
                <text:p>2.484581596964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.913">
                <text:p>128.913</text:p>
              </table:table-cell>
              <table:table-cell office:value-type="float" office:value="2.4857479624519">
                <text:p>2.48574796245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913">
                <text:p>129.913</text:p>
              </table:table-cell>
              <table:table-cell office:value-type="float" office:value="2.4851316244793">
                <text:p>2.48513162447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.914">
                <text:p>130.914</text:p>
              </table:table-cell>
              <table:table-cell office:value-type="float" office:value="2.4846816244717">
                <text:p>2.48468162447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.913">
                <text:p>131.913</text:p>
              </table:table-cell>
              <table:table-cell office:value-type="float" office:value="2.48015370575682">
                <text:p>2.480153705756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.913">
                <text:p>132.913</text:p>
              </table:table-cell>
              <table:table-cell office:value-type="float" office:value="2.47903947150995">
                <text:p>2.479039471509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.913">
                <text:p>133.913</text:p>
              </table:table-cell>
              <table:table-cell office:value-type="float" office:value="2.47960931029452">
                <text:p>2.47960931029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.913">
                <text:p>134.913</text:p>
              </table:table-cell>
              <table:table-cell office:value-type="float" office:value="2.48165971753735">
                <text:p>2.481659717537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.913">
                <text:p>135.913</text:p>
              </table:table-cell>
              <table:table-cell office:value-type="float" office:value="2.47907300042865">
                <text:p>2.479073000428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.914">
                <text:p>136.914</text:p>
              </table:table-cell>
              <table:table-cell office:value-type="float" office:value="2.48438151192725">
                <text:p>2.484381511927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.913">
                <text:p>137.913</text:p>
              </table:table-cell>
              <table:table-cell office:value-type="float" office:value="2.48076475062067">
                <text:p>2.480764750620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.913">
                <text:p>138.913</text:p>
              </table:table-cell>
              <table:table-cell office:value-type="float" office:value="2.4802374326064">
                <text:p>2.48023743260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.914">
                <text:p>139.914</text:p>
              </table:table-cell>
              <table:table-cell office:value-type="float" office:value="2.47843575865769">
                <text:p>2.478435758657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.913">
                <text:p>140.913</text:p>
              </table:table-cell>
              <table:table-cell office:value-type="float" office:value="2.47499940134011">
                <text:p>2.474999401340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.913">
                <text:p>141.913</text:p>
              </table:table-cell>
              <table:table-cell office:value-type="float" office:value="2.46829442773235">
                <text:p>2.46829442773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.913">
                <text:p>142.913</text:p>
              </table:table-cell>
              <table:table-cell office:value-type="float" office:value="2.46625885541552">
                <text:p>2.466258855415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.913">
                <text:p>143.913</text:p>
              </table:table-cell>
              <table:table-cell office:value-type="float" office:value="2.46774353590933">
                <text:p>2.467743535909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.913">
                <text:p>144.913</text:p>
              </table:table-cell>
              <table:table-cell office:value-type="float" office:value="2.46842151352814">
                <text:p>2.468421513528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.914">
                <text:p>145.914</text:p>
              </table:table-cell>
              <table:table-cell office:value-type="float" office:value="2.46580028004826">
                <text:p>2.465800280048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.913">
                <text:p>146.913</text:p>
              </table:table-cell>
              <table:table-cell office:value-type="float" office:value="2.46300181439995">
                <text:p>2.463001814399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.913">
                <text:p>147.913</text:p>
              </table:table-cell>
              <table:table-cell office:value-type="float" office:value="2.46336801650502">
                <text:p>2.463368016505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.913">
                <text:p>148.913</text:p>
              </table:table-cell>
              <table:table-cell office:value-type="float" office:value="2.46577479747197">
                <text:p>2.465774797471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.913">
                <text:p>149.913</text:p>
              </table:table-cell>
              <table:table-cell office:value-type="float" office:value="2.47093449222112">
                <text:p>2.470934492221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.913">
                <text:p>150.913</text:p>
              </table:table-cell>
              <table:table-cell office:value-type="float" office:value="2.47206622998148">
                <text:p>2.472066229981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.913">
                <text:p>151.913</text:p>
              </table:table-cell>
              <table:table-cell office:value-type="float" office:value="2.47382885024748">
                <text:p>2.473828850247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.913">
                <text:p>152.913</text:p>
              </table:table-cell>
              <table:table-cell office:value-type="float" office:value="2.46732804751371">
                <text:p>2.467328047513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.913">
                <text:p>153.913</text:p>
              </table:table-cell>
              <table:table-cell office:value-type="float" office:value="2.46704813148669">
                <text:p>2.467048131486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.913">
                <text:p>154.913</text:p>
              </table:table-cell>
              <table:table-cell office:value-type="float" office:value="2.46575780872702">
                <text:p>2.465757808727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.913">
                <text:p>155.913</text:p>
              </table:table-cell>
              <table:table-cell office:value-type="float" office:value="2.46252469889487">
                <text:p>2.462524698894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.914">
                <text:p>156.914</text:p>
              </table:table-cell>
              <table:table-cell office:value-type="float" office:value="2.45898181999641">
                <text:p>2.458981819996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.913">
                <text:p>157.913</text:p>
              </table:table-cell>
              <table:table-cell office:value-type="float" office:value="2.45733844831879">
                <text:p>2.457338448318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.913">
                <text:p>158.913</text:p>
              </table:table-cell>
              <table:table-cell office:value-type="float" office:value="2.46044317760963">
                <text:p>2.460443177609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.913">
                <text:p>159.913</text:p>
              </table:table-cell>
              <table:table-cell office:value-type="float" office:value="2.45688433321423">
                <text:p>2.456884333214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.913">
                <text:p>160.913</text:p>
              </table:table-cell>
              <table:table-cell office:value-type="float" office:value="2.45889629435577">
                <text:p>2.458896294355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.913">
                <text:p>161.913</text:p>
              </table:table-cell>
              <table:table-cell office:value-type="float" office:value="2.46065664756454">
                <text:p>2.460656647564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.913">
                <text:p>162.913</text:p>
              </table:table-cell>
              <table:table-cell office:value-type="float" office:value="2.4574754991563">
                <text:p>2.45747549915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.914">
                <text:p>163.914</text:p>
              </table:table-cell>
              <table:table-cell office:value-type="float" office:value="2.45054809715156">
                <text:p>2.450548097151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.913">
                <text:p>164.913</text:p>
              </table:table-cell>
              <table:table-cell office:value-type="float" office:value="2.44624378101061">
                <text:p>2.446243781010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.913">
                <text:p>165.913</text:p>
              </table:table-cell>
              <table:table-cell office:value-type="float" office:value="2.44431032424703">
                <text:p>2.444310324247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.913">
                <text:p>166.913</text:p>
              </table:table-cell>
              <table:table-cell office:value-type="float" office:value="2.44061510165488">
                <text:p>2.440615101654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.913">
                <text:p>167.913</text:p>
              </table:table-cell>
              <table:table-cell office:value-type="float" office:value="2.43615398491546">
                <text:p>2.436153984915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.914">
                <text:p>168.914</text:p>
              </table:table-cell>
              <table:table-cell office:value-type="float" office:value="2.43486695528059">
                <text:p>2.434866955280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.913">
                <text:p>169.913</text:p>
              </table:table-cell>
              <table:table-cell office:value-type="float" office:value="2.43220007649036">
                <text:p>2.432200076490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.913">
                <text:p>170.913</text:p>
              </table:table-cell>
              <table:table-cell office:value-type="float" office:value="2.43198923020531">
                <text:p>2.431989230205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.913">
                <text:p>171.913</text:p>
              </table:table-cell>
              <table:table-cell office:value-type="float" office:value="2.43244600764844">
                <text:p>2.432446007648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.914">
                <text:p>172.914</text:p>
              </table:table-cell>
              <table:table-cell office:value-type="float" office:value="2.43590021223317">
                <text:p>2.435900212233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.913">
                <text:p>173.913</text:p>
              </table:table-cell>
              <table:table-cell office:value-type="float" office:value="2.43263041633374">
                <text:p>2.432630416333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.913">
                <text:p>174.913</text:p>
              </table:table-cell>
              <table:table-cell office:value-type="float" office:value="2.4267300707349">
                <text:p>2.42673007073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.913">
                <text:p>175.913</text:p>
              </table:table-cell>
              <table:table-cell office:value-type="float" office:value="2.42917369009362">
                <text:p>2.429173690093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.914">
                <text:p>176.914</text:p>
              </table:table-cell>
              <table:table-cell office:value-type="float" office:value="2.42588178933738">
                <text:p>2.425881789337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.913">
                <text:p>177.913</text:p>
              </table:table-cell>
              <table:table-cell office:value-type="float" office:value="2.42187809918203">
                <text:p>2.421878099182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.913">
                <text:p>178.913</text:p>
              </table:table-cell>
              <table:table-cell office:value-type="float" office:value="2.4185798639912">
                <text:p>2.41857986399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.913">
                <text:p>179.913</text:p>
              </table:table-cell>
              <table:table-cell office:value-type="float" office:value="2.42134542871489">
                <text:p>2.421345428714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.913">
                <text:p>180.913</text:p>
              </table:table-cell>
              <table:table-cell office:value-type="float" office:value="2.42340351719395">
                <text:p>2.423403517193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.913">
                <text:p>181.913</text:p>
              </table:table-cell>
              <table:table-cell office:value-type="float" office:value="2.43036246293587">
                <text:p>2.430362462935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.913">
                <text:p>182.913</text:p>
              </table:table-cell>
              <table:table-cell office:value-type="float" office:value="2.42396166416056">
                <text:p>2.423961664160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.913">
                <text:p>183.913</text:p>
              </table:table-cell>
              <table:table-cell office:value-type="float" office:value="2.42159404357623">
                <text:p>2.421594043576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.913">
                <text:p>184.913</text:p>
              </table:table-cell>
              <table:table-cell office:value-type="float" office:value="2.42264109905048">
                <text:p>2.422641099050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5.913">
                <text:p>185.913</text:p>
              </table:table-cell>
              <table:table-cell office:value-type="float" office:value="2.42171832783224">
                <text:p>2.421718327832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.913">
                <text:p>186.913</text:p>
              </table:table-cell>
              <table:table-cell office:value-type="float" office:value="2.41810779824951">
                <text:p>2.418107798249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.913">
                <text:p>187.913</text:p>
              </table:table-cell>
              <table:table-cell office:value-type="float" office:value="2.42013699082903">
                <text:p>2.420136990829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.913">
                <text:p>188.913</text:p>
              </table:table-cell>
              <table:table-cell office:value-type="float" office:value="2.41723433455413">
                <text:p>2.41723433455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.913">
                <text:p>189.913</text:p>
              </table:table-cell>
              <table:table-cell office:value-type="float" office:value="2.41727000107219">
                <text:p>2.417270001072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.913">
                <text:p>190.913</text:p>
              </table:table-cell>
              <table:table-cell office:value-type="float" office:value="2.42274751787961">
                <text:p>2.422747517879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.913">
                <text:p>191.913</text:p>
              </table:table-cell>
              <table:table-cell office:value-type="float" office:value="2.41656535169528">
                <text:p>2.416565351695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.913">
                <text:p>192.913</text:p>
              </table:table-cell>
              <table:table-cell office:value-type="float" office:value="2.40897008369806">
                <text:p>2.408970083698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.913">
                <text:p>193.913</text:p>
              </table:table-cell>
              <table:table-cell office:value-type="float" office:value="2.40665677846694">
                <text:p>2.406656778466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.913">
                <text:p>194.913</text:p>
              </table:table-cell>
              <table:table-cell office:value-type="float" office:value="2.40656665833675">
                <text:p>2.406566658336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.913">
                <text:p>195.913</text:p>
              </table:table-cell>
              <table:table-cell office:value-type="float" office:value="2.40649455638456">
                <text:p>2.406494556384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.913">
                <text:p>196.913</text:p>
              </table:table-cell>
              <table:table-cell office:value-type="float" office:value="2.40702618611248">
                <text:p>2.40702618611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.914">
                <text:p>197.914</text:p>
              </table:table-cell>
              <table:table-cell office:value-type="float" office:value="2.40683699436608">
                <text:p>2.406836994366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.914">
                <text:p>198.914</text:p>
              </table:table-cell>
              <table:table-cell office:value-type="float" office:value="2.40721534207213">
                <text:p>2.407215342072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.913">
                <text:p>199.913</text:p>
              </table:table-cell>
              <table:table-cell office:value-type="float" office:value="2.40416647671979">
                <text:p>2.404166476719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913">
                <text:p>200.913</text:p>
              </table:table-cell>
              <table:table-cell office:value-type="float" office:value="2.40301849031532">
                <text:p>2.403018490315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.913">
                <text:p>201.913</text:p>
              </table:table-cell>
              <table:table-cell office:value-type="float" office:value="2.39880395073459">
                <text:p>2.398803950734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.913">
                <text:p>202.913</text:p>
              </table:table-cell>
              <table:table-cell office:value-type="float" office:value="2.39823157987717">
                <text:p>2.398231579877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.913">
                <text:p>203.913</text:p>
              </table:table-cell>
              <table:table-cell office:value-type="float" office:value="2.40056443468701">
                <text:p>2.400564434687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.913">
                <text:p>204.913</text:p>
              </table:table-cell>
              <table:table-cell office:value-type="float" office:value="2.40739545734639">
                <text:p>2.407395457346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.913">
                <text:p>205.913</text:p>
              </table:table-cell>
              <table:table-cell office:value-type="float" office:value="2.40989570597549">
                <text:p>2.409895705975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.914">
                <text:p>206.914</text:p>
              </table:table-cell>
              <table:table-cell office:value-type="float" office:value="2.40957228489639">
                <text:p>2.409572284896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.914">
                <text:p>207.914</text:p>
              </table:table-cell>
              <table:table-cell office:value-type="float" office:value="2.4043923031325">
                <text:p>2.40439230313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.914">
                <text:p>208.914</text:p>
              </table:table-cell>
              <table:table-cell office:value-type="float" office:value="2.40128044572061">
                <text:p>2.401280445720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.913">
                <text:p>209.913</text:p>
              </table:table-cell>
              <table:table-cell office:value-type="float" office:value="2.40167901450164">
                <text:p>2.401679014501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.913">
                <text:p>210.913</text:p>
              </table:table-cell>
              <table:table-cell office:value-type="float" office:value="2.40291899637758">
                <text:p>2.402918996377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.913">
                <text:p>211.913</text:p>
              </table:table-cell>
              <table:table-cell office:value-type="float" office:value="2.40089078177817">
                <text:p>2.400890781778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.913">
                <text:p>212.913</text:p>
              </table:table-cell>
              <table:table-cell office:value-type="float" office:value="2.39714954026352">
                <text:p>2.397149540263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.913">
                <text:p>213.913</text:p>
              </table:table-cell>
              <table:table-cell office:value-type="float" office:value="2.39672185734293">
                <text:p>2.396721857342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.913">
                <text:p>214.913</text:p>
              </table:table-cell>
              <table:table-cell office:value-type="float" office:value="2.3979679974266">
                <text:p>2.39796799742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.913">
                <text:p>215.913</text:p>
              </table:table-cell>
              <table:table-cell office:value-type="float" office:value="2.40052816732401">
                <text:p>2.400528167324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.913">
                <text:p>216.913</text:p>
              </table:table-cell>
              <table:table-cell office:value-type="float" office:value="2.39895834390163">
                <text:p>2.398958343901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.913">
                <text:p>217.913</text:p>
              </table:table-cell>
              <table:table-cell office:value-type="float" office:value="2.4002017018539">
                <text:p>2.40020170185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.914">
                <text:p>218.914</text:p>
              </table:table-cell>
              <table:table-cell office:value-type="float" office:value="2.39559262373569">
                <text:p>2.395592623735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.913">
                <text:p>219.913</text:p>
              </table:table-cell>
              <table:table-cell office:value-type="float" office:value="2.39506399578631">
                <text:p>2.395063995786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.913">
                <text:p>220.913</text:p>
              </table:table-cell>
              <table:table-cell office:value-type="float" office:value="2.39343077629362">
                <text:p>2.393430776293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.913">
                <text:p>221.913</text:p>
              </table:table-cell>
              <table:table-cell office:value-type="float" office:value="2.39364991034976">
                <text:p>2.393649910349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.913">
                <text:p>222.913</text:p>
              </table:table-cell>
              <table:table-cell office:value-type="float" office:value="2.39109035358372">
                <text:p>2.391090353583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.914">
                <text:p>223.914</text:p>
              </table:table-cell>
              <table:table-cell office:value-type="float" office:value="2.38781738835604">
                <text:p>2.387817388356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.914">
                <text:p>224.914</text:p>
              </table:table-cell>
              <table:table-cell office:value-type="float" office:value="2.38595150181758">
                <text:p>2.385951501817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.914">
                <text:p>225.914</text:p>
              </table:table-cell>
              <table:table-cell office:value-type="float" office:value="2.38890956745347">
                <text:p>2.388909567453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.914">
                <text:p>226.914</text:p>
              </table:table-cell>
              <table:table-cell office:value-type="float" office:value="2.38851505212878">
                <text:p>2.388515052128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.913">
                <text:p>227.913</text:p>
              </table:table-cell>
              <table:table-cell office:value-type="float" office:value="2.38691705020909">
                <text:p>2.386917050209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.913">
                <text:p>228.913</text:p>
              </table:table-cell>
              <table:table-cell office:value-type="float" office:value="2.38732138393695">
                <text:p>2.387321383936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.913">
                <text:p>229.913</text:p>
              </table:table-cell>
              <table:table-cell office:value-type="float" office:value="2.3858962994549">
                <text:p>2.38589629945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.913">
                <text:p>230.913</text:p>
              </table:table-cell>
              <table:table-cell office:value-type="float" office:value="2.38434939479669">
                <text:p>2.384349394796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.913">
                <text:p>231.913</text:p>
              </table:table-cell>
              <table:table-cell office:value-type="float" office:value="2.38572147186666">
                <text:p>2.385721471866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.913">
                <text:p>232.913</text:p>
              </table:table-cell>
              <table:table-cell office:value-type="float" office:value="2.38385166682239">
                <text:p>2.383851666822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.913">
                <text:p>233.913</text:p>
              </table:table-cell>
              <table:table-cell office:value-type="float" office:value="2.38102651930061">
                <text:p>2.381026519300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.913">
                <text:p>234.913</text:p>
              </table:table-cell>
              <table:table-cell office:value-type="float" office:value="2.37710797905908">
                <text:p>2.377107979059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.913">
                <text:p>235.913</text:p>
              </table:table-cell>
              <table:table-cell office:value-type="float" office:value="2.37375160042184">
                <text:p>2.373751600421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.913">
                <text:p>236.913</text:p>
              </table:table-cell>
              <table:table-cell office:value-type="float" office:value="2.3680731631672">
                <text:p>2.36807316316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.913">
                <text:p>237.913</text:p>
              </table:table-cell>
              <table:table-cell office:value-type="float" office:value="2.37119655842162">
                <text:p>2.371196558421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.913">
                <text:p>238.913</text:p>
              </table:table-cell>
              <table:table-cell office:value-type="float" office:value="2.37325788595576">
                <text:p>2.373257885955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.913">
                <text:p>239.913</text:p>
              </table:table-cell>
              <table:table-cell office:value-type="float" office:value="2.37716366868227">
                <text:p>2.377163668682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.914">
                <text:p>240.914</text:p>
              </table:table-cell>
              <table:table-cell office:value-type="float" office:value="2.37651376335988">
                <text:p>2.376513763359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.913">
                <text:p>241.913</text:p>
              </table:table-cell>
              <table:table-cell office:value-type="float" office:value="2.37323925044766">
                <text:p>2.373239250447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.913">
                <text:p>242.913</text:p>
              </table:table-cell>
              <table:table-cell office:value-type="float" office:value="2.37199920907837">
                <text:p>2.371999209078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.913">
                <text:p>243.913</text:p>
              </table:table-cell>
              <table:table-cell office:value-type="float" office:value="2.37545444122692">
                <text:p>2.375454441226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.913">
                <text:p>244.913</text:p>
              </table:table-cell>
              <table:table-cell office:value-type="float" office:value="2.37181260361775">
                <text:p>2.371812603617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.913">
                <text:p>245.913</text:p>
              </table:table-cell>
              <table:table-cell office:value-type="float" office:value="2.3706361878152">
                <text:p>2.37063618781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.913">
                <text:p>246.913</text:p>
              </table:table-cell>
              <table:table-cell office:value-type="float" office:value="2.36586970331393">
                <text:p>2.365869703313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.913">
                <text:p>247.913</text:p>
              </table:table-cell>
              <table:table-cell office:value-type="float" office:value="2.36563500670516">
                <text:p>2.365635006705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8.913">
                <text:p>248.913</text:p>
              </table:table-cell>
              <table:table-cell office:value-type="float" office:value="2.36845709964448">
                <text:p>2.368457099644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9.913">
                <text:p>249.913</text:p>
              </table:table-cell>
              <table:table-cell office:value-type="float" office:value="2.36881281163385">
                <text:p>2.368812811633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.913">
                <text:p>250.913</text:p>
              </table:table-cell>
              <table:table-cell office:value-type="float" office:value="2.36870985538549">
                <text:p>2.368709855385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.913">
                <text:p>251.913</text:p>
              </table:table-cell>
              <table:table-cell office:value-type="float" office:value="2.36862561057001">
                <text:p>2.368625610570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2.914">
                <text:p>252.914</text:p>
              </table:table-cell>
              <table:table-cell office:value-type="float" office:value="2.36938355853246">
                <text:p>2.369383558532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3.914">
                <text:p>253.914</text:p>
              </table:table-cell>
              <table:table-cell office:value-type="float" office:value="2.3658978632058">
                <text:p>2.36589786320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4.913">
                <text:p>254.913</text:p>
              </table:table-cell>
              <table:table-cell office:value-type="float" office:value="2.36192889491076">
                <text:p>2.361928894910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.912">
                <text:p>255.912</text:p>
              </table:table-cell>
              <table:table-cell office:value-type="float" office:value="2.35964572427566">
                <text:p>2.359645724275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6.912">
                <text:p>256.912</text:p>
              </table:table-cell>
              <table:table-cell office:value-type="float" office:value="2.35590782667588">
                <text:p>2.355907826675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7.912">
                <text:p>257.912</text:p>
              </table:table-cell>
              <table:table-cell office:value-type="float" office:value="2.35268867996029">
                <text:p>2.352688679960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8.912">
                <text:p>258.912</text:p>
              </table:table-cell>
              <table:table-cell office:value-type="float" office:value="2.35292643441812">
                <text:p>2.352926434418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9.912">
                <text:p>259.912</text:p>
              </table:table-cell>
              <table:table-cell office:value-type="float" office:value="2.35764129874212">
                <text:p>2.357641298742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.912">
                <text:p>260.912</text:p>
              </table:table-cell>
              <table:table-cell office:value-type="float" office:value="2.35453217361679">
                <text:p>2.354532173616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1.912">
                <text:p>261.912</text:p>
              </table:table-cell>
              <table:table-cell office:value-type="float" office:value="2.35848326862286">
                <text:p>2.358483268622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.912">
                <text:p>262.912</text:p>
              </table:table-cell>
              <table:table-cell office:value-type="float" office:value="2.35596470949728">
                <text:p>2.355964709497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3.912">
                <text:p>263.912</text:p>
              </table:table-cell>
              <table:table-cell office:value-type="float" office:value="2.35124191494046">
                <text:p>2.351241914940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4.912">
                <text:p>264.912</text:p>
              </table:table-cell>
              <table:table-cell office:value-type="float" office:value="2.35180373678154">
                <text:p>2.351803736781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.912">
                <text:p>265.912</text:p>
              </table:table-cell>
              <table:table-cell office:value-type="float" office:value="2.35242232784122">
                <text:p>2.352422327841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6.912">
                <text:p>266.912</text:p>
              </table:table-cell>
              <table:table-cell office:value-type="float" office:value="2.35345879936686">
                <text:p>2.353458799366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7.912">
                <text:p>267.912</text:p>
              </table:table-cell>
              <table:table-cell office:value-type="float" office:value="2.35803872117901">
                <text:p>2.358038721179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8.912">
                <text:p>268.912</text:p>
              </table:table-cell>
              <table:table-cell office:value-type="float" office:value="2.3595323734358">
                <text:p>2.35953237343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9.913">
                <text:p>269.913</text:p>
              </table:table-cell>
              <table:table-cell office:value-type="float" office:value="2.36527816233247">
                <text:p>2.365278162332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0.913">
                <text:p>270.913</text:p>
              </table:table-cell>
              <table:table-cell office:value-type="float" office:value="2.3622398328623">
                <text:p>2.36223983286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.912">
                <text:p>271.912</text:p>
              </table:table-cell>
              <table:table-cell office:value-type="float" office:value="2.35913554428443">
                <text:p>2.359135544284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2.912">
                <text:p>272.912</text:p>
              </table:table-cell>
              <table:table-cell office:value-type="float" office:value="2.35380088437832">
                <text:p>2.353800884378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3.912">
                <text:p>273.912</text:p>
              </table:table-cell>
              <table:table-cell office:value-type="float" office:value="2.35039382333386">
                <text:p>2.350393823333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4.912">
                <text:p>274.912</text:p>
              </table:table-cell>
              <table:table-cell office:value-type="float" office:value="2.34483007458779">
                <text:p>2.344830074587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5.912">
                <text:p>275.912</text:p>
              </table:table-cell>
              <table:table-cell office:value-type="float" office:value="2.34911556311974">
                <text:p>2.349115563119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6.912">
                <text:p>276.912</text:p>
              </table:table-cell>
              <table:table-cell office:value-type="float" office:value="2.34815101726485">
                <text:p>2.348151017264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7.912">
                <text:p>277.912</text:p>
              </table:table-cell>
              <table:table-cell office:value-type="float" office:value="2.3410362793683">
                <text:p>2.34103627936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8.912">
                <text:p>278.912</text:p>
              </table:table-cell>
              <table:table-cell office:value-type="float" office:value="2.33866626756499">
                <text:p>2.338666267564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9.912">
                <text:p>279.912</text:p>
              </table:table-cell>
              <table:table-cell office:value-type="float" office:value="2.33748880900193">
                <text:p>2.337488809001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0.912">
                <text:p>280.912</text:p>
              </table:table-cell>
              <table:table-cell office:value-type="float" office:value="2.33600052653345">
                <text:p>2.336000526533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1.912">
                <text:p>281.912</text:p>
              </table:table-cell>
              <table:table-cell office:value-type="float" office:value="2.33260980609974">
                <text:p>2.332609806099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2.912">
                <text:p>282.912</text:p>
              </table:table-cell>
              <table:table-cell office:value-type="float" office:value="2.33033643752487">
                <text:p>2.330336437524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3.912">
                <text:p>283.912</text:p>
              </table:table-cell>
              <table:table-cell office:value-type="float" office:value="2.32743379096344">
                <text:p>2.327433790963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4.912">
                <text:p>284.912</text:p>
              </table:table-cell>
              <table:table-cell office:value-type="float" office:value="2.3319691226822">
                <text:p>2.33196912268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5.912">
                <text:p>285.912</text:p>
              </table:table-cell>
              <table:table-cell office:value-type="float" office:value="2.33575871312517">
                <text:p>2.335758713125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6.912">
                <text:p>286.912</text:p>
              </table:table-cell>
              <table:table-cell office:value-type="float" office:value="2.34012169652277">
                <text:p>2.340121696522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7.912">
                <text:p>287.912</text:p>
              </table:table-cell>
              <table:table-cell office:value-type="float" office:value="2.33974599388217">
                <text:p>2.339745993882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8.912">
                <text:p>288.912</text:p>
              </table:table-cell>
              <table:table-cell office:value-type="float" office:value="2.33795223683134">
                <text:p>2.337952236831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9.912">
                <text:p>289.912</text:p>
              </table:table-cell>
              <table:table-cell office:value-type="float" office:value="2.33350219562877">
                <text:p>2.333502195628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0.912">
                <text:p>290.912</text:p>
              </table:table-cell>
              <table:table-cell office:value-type="float" office:value="2.33363792424929">
                <text:p>2.333637924249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912">
                <text:p>291.912</text:p>
              </table:table-cell>
              <table:table-cell office:value-type="float" office:value="2.33311429802887">
                <text:p>2.333114298028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2.912">
                <text:p>292.912</text:p>
              </table:table-cell>
              <table:table-cell office:value-type="float" office:value="2.3339771652251">
                <text:p>2.33397716522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3.912">
                <text:p>293.912</text:p>
              </table:table-cell>
              <table:table-cell office:value-type="float" office:value="2.32925623480886">
                <text:p>2.329256234808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4.912">
                <text:p>294.912</text:p>
              </table:table-cell>
              <table:table-cell office:value-type="float" office:value="2.32580344866982">
                <text:p>2.325803448669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.912">
                <text:p>295.912</text:p>
              </table:table-cell>
              <table:table-cell office:value-type="float" office:value="2.32668240647784">
                <text:p>2.326682406477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6.912">
                <text:p>296.912</text:p>
              </table:table-cell>
              <table:table-cell office:value-type="float" office:value="2.32845749716144">
                <text:p>2.328457497161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7.912">
                <text:p>297.912</text:p>
              </table:table-cell>
              <table:table-cell office:value-type="float" office:value="2.33186230219393">
                <text:p>2.331862302193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8.912">
                <text:p>298.912</text:p>
              </table:table-cell>
              <table:table-cell office:value-type="float" office:value="2.33152234288864">
                <text:p>2.331522342888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9.912">
                <text:p>299.912</text:p>
              </table:table-cell>
              <table:table-cell office:value-type="float" office:value="2.33513940421539">
                <text:p>2.335139404215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0.912">
                <text:p>300.912</text:p>
              </table:table-cell>
              <table:table-cell office:value-type="float" office:value="2.32249555761283">
                <text:p>2.322495557612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1.912">
                <text:p>301.912</text:p>
              </table:table-cell>
              <table:table-cell office:value-type="float" office:value="2.31880287101688">
                <text:p>2.318802871016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2.912">
                <text:p>302.912</text:p>
              </table:table-cell>
              <table:table-cell office:value-type="float" office:value="2.31955036547006">
                <text:p>2.319550365470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3.912">
                <text:p>303.912</text:p>
              </table:table-cell>
              <table:table-cell office:value-type="float" office:value="2.31419740832221">
                <text:p>2.314197408322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4.912">
                <text:p>304.912</text:p>
              </table:table-cell>
              <table:table-cell office:value-type="float" office:value="2.31508662221697">
                <text:p>2.315086622216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5.912">
                <text:p>305.912</text:p>
              </table:table-cell>
              <table:table-cell office:value-type="float" office:value="2.3138810527359">
                <text:p>2.31388105273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6.912">
                <text:p>306.912</text:p>
              </table:table-cell>
              <table:table-cell office:value-type="float" office:value="2.30873613647855">
                <text:p>2.308736136478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7.912">
                <text:p>307.912</text:p>
              </table:table-cell>
              <table:table-cell office:value-type="float" office:value="2.31087067258082">
                <text:p>2.310870672580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8.913">
                <text:p>308.913</text:p>
              </table:table-cell>
              <table:table-cell office:value-type="float" office:value="2.30958056750643">
                <text:p>2.309580567506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9.913">
                <text:p>309.913</text:p>
              </table:table-cell>
              <table:table-cell office:value-type="float" office:value="2.30725417584231">
                <text:p>2.307254175842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0.913">
                <text:p>310.913</text:p>
              </table:table-cell>
              <table:table-cell office:value-type="float" office:value="2.30884545596486">
                <text:p>2.308845455964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1.912">
                <text:p>311.912</text:p>
              </table:table-cell>
              <table:table-cell office:value-type="float" office:value="2.30981886605592">
                <text:p>2.309818866055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2.912">
                <text:p>312.912</text:p>
              </table:table-cell>
              <table:table-cell office:value-type="float" office:value="2.30436351067146">
                <text:p>2.304363510671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3.912">
                <text:p>313.912</text:p>
              </table:table-cell>
              <table:table-cell office:value-type="float" office:value="2.3061686643254">
                <text:p>2.30616866432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4.912">
                <text:p>314.912</text:p>
              </table:table-cell>
              <table:table-cell office:value-type="float" office:value="2.30911373495675">
                <text:p>2.309113734956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5.912">
                <text:p>315.912</text:p>
              </table:table-cell>
              <table:table-cell office:value-type="float" office:value="2.30904418805478">
                <text:p>2.309044188054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6.912">
                <text:p>316.912</text:p>
              </table:table-cell>
              <table:table-cell office:value-type="float" office:value="2.30502212102746">
                <text:p>2.305022121027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7.913">
                <text:p>317.913</text:p>
              </table:table-cell>
              <table:table-cell office:value-type="float" office:value="2.30060313020273">
                <text:p>2.300603130202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8.912">
                <text:p>318.912</text:p>
              </table:table-cell>
              <table:table-cell office:value-type="float" office:value="2.30549086714022">
                <text:p>2.305490867140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9.912">
                <text:p>319.912</text:p>
              </table:table-cell>
              <table:table-cell office:value-type="float" office:value="2.30980893808336">
                <text:p>2.309808938083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0.912">
                <text:p>320.912</text:p>
              </table:table-cell>
              <table:table-cell office:value-type="float" office:value="2.30708495341894">
                <text:p>2.307084953418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1.912">
                <text:p>321.912</text:p>
              </table:table-cell>
              <table:table-cell office:value-type="float" office:value="2.30926274774729">
                <text:p>2.309262747747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2.912">
                <text:p>322.912</text:p>
              </table:table-cell>
              <table:table-cell office:value-type="float" office:value="2.30785120266655">
                <text:p>2.307851202666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3.912">
                <text:p>323.912</text:p>
              </table:table-cell>
              <table:table-cell office:value-type="float" office:value="2.30566035951097">
                <text:p>2.305660359510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4.912">
                <text:p>324.912</text:p>
              </table:table-cell>
              <table:table-cell office:value-type="float" office:value="2.31187183738578">
                <text:p>2.311871837385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5.912">
                <text:p>325.912</text:p>
              </table:table-cell>
              <table:table-cell office:value-type="float" office:value="2.31722736973092">
                <text:p>2.317227369730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6.912">
                <text:p>326.912</text:p>
              </table:table-cell>
              <table:table-cell office:value-type="float" office:value="2.31504711838509">
                <text:p>2.315047118385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7.912">
                <text:p>327.912</text:p>
              </table:table-cell>
              <table:table-cell office:value-type="float" office:value="2.31226806137638">
                <text:p>2.312268061376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8.913">
                <text:p>328.913</text:p>
              </table:table-cell>
              <table:table-cell office:value-type="float" office:value="2.30899450873478">
                <text:p>2.308994508734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9.912">
                <text:p>329.912</text:p>
              </table:table-cell>
              <table:table-cell office:value-type="float" office:value="2.30900444479623">
                <text:p>2.309004444796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.912">
                <text:p>330.912</text:p>
              </table:table-cell>
              <table:table-cell office:value-type="float" office:value="2.30895476350172">
                <text:p>2.308954763501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1.912">
                <text:p>331.912</text:p>
              </table:table-cell>
              <table:table-cell office:value-type="float" office:value="2.31192137397103">
                <text:p>2.311921373971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2.912">
                <text:p>332.912</text:p>
              </table:table-cell>
              <table:table-cell office:value-type="float" office:value="2.30558060197384">
                <text:p>2.305580601973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3.913">
                <text:p>333.913</text:p>
              </table:table-cell>
              <table:table-cell office:value-type="float" office:value="2.30207496289981">
                <text:p>2.302074962899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4.914">
                <text:p>334.914</text:p>
              </table:table-cell>
              <table:table-cell office:value-type="float" office:value="2.29872766266674">
                <text:p>2.298727662666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5.914">
                <text:p>335.914</text:p>
              </table:table-cell>
              <table:table-cell office:value-type="float" office:value="2.29530868402327">
                <text:p>2.295308684023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6.913">
                <text:p>336.913</text:p>
              </table:table-cell>
              <table:table-cell office:value-type="float" office:value="2.30257509294405">
                <text:p>2.302575092944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7.913">
                <text:p>337.913</text:p>
              </table:table-cell>
              <table:table-cell office:value-type="float" office:value="2.3005229682756">
                <text:p>2.30052296827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8.913">
                <text:p>338.913</text:p>
              </table:table-cell>
              <table:table-cell office:value-type="float" office:value="2.29404876197176">
                <text:p>2.294048761971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9.913">
                <text:p>339.913</text:p>
              </table:table-cell>
              <table:table-cell office:value-type="float" office:value="2.29217105464517">
                <text:p>2.292171054645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0.913">
                <text:p>340.913</text:p>
              </table:table-cell>
              <table:table-cell office:value-type="float" office:value="2.29512735305346">
                <text:p>2.295127353053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1.914">
                <text:p>341.914</text:p>
              </table:table-cell>
              <table:table-cell office:value-type="float" office:value="2.29925956956547">
                <text:p>2.299259569565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2.914">
                <text:p>342.914</text:p>
              </table:table-cell>
              <table:table-cell office:value-type="float" office:value="2.30065322814422">
                <text:p>2.300653228144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3.913">
                <text:p>343.913</text:p>
              </table:table-cell>
              <table:table-cell office:value-type="float" office:value="2.29517772606562">
                <text:p>2.295177726065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4.913">
                <text:p>344.913</text:p>
              </table:table-cell>
              <table:table-cell office:value-type="float" office:value="2.29456300189113">
                <text:p>2.294563001891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5.914">
                <text:p>345.914</text:p>
              </table:table-cell>
              <table:table-cell office:value-type="float" office:value="2.29665755982925">
                <text:p>2.296657559829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6.914">
                <text:p>346.914</text:p>
              </table:table-cell>
              <table:table-cell office:value-type="float" office:value="2.29456300189113">
                <text:p>2.294563001891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7.914">
                <text:p>347.914</text:p>
              </table:table-cell>
              <table:table-cell office:value-type="float" office:value="2.29571152405087">
                <text:p>2.295711524050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8.913">
                <text:p>348.913</text:p>
              </table:table-cell>
              <table:table-cell office:value-type="float" office:value="2.29087681786188">
                <text:p>2.290876817861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9.913">
                <text:p>349.913</text:p>
              </table:table-cell>
              <table:table-cell office:value-type="float" office:value="2.28868898780193">
                <text:p>2.288688987801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0.913">
                <text:p>350.913</text:p>
              </table:table-cell>
              <table:table-cell office:value-type="float" office:value="2.28815142699644">
                <text:p>2.288151426996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1.913">
                <text:p>351.913</text:p>
              </table:table-cell>
              <table:table-cell office:value-type="float" office:value="2.28176995328013">
                <text:p>2.281769953280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2.913">
                <text:p>352.913</text:p>
              </table:table-cell>
              <table:table-cell office:value-type="float" office:value="2.28403408209917">
                <text:p>2.284034082099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3.913">
                <text:p>353.913</text:p>
              </table:table-cell>
              <table:table-cell office:value-type="float" office:value="2.2842785460114">
                <text:p>2.28427854601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.913">
                <text:p>354.913</text:p>
              </table:table-cell>
              <table:table-cell office:value-type="float" office:value="2.28267826026867">
                <text:p>2.282678260268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5.913">
                <text:p>355.913</text:p>
              </table:table-cell>
              <table:table-cell office:value-type="float" office:value="2.28677070209968">
                <text:p>2.286770702099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6.913">
                <text:p>356.913</text:p>
              </table:table-cell>
              <table:table-cell office:value-type="float" office:value="2.27887624634724">
                <text:p>2.278876246347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7.913">
                <text:p>357.913</text:p>
              </table:table-cell>
              <table:table-cell office:value-type="float" office:value="2.28144316924062">
                <text:p>2.281443169240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8.913">
                <text:p>358.913</text:p>
              </table:table-cell>
              <table:table-cell office:value-type="float" office:value="2.27743137411051">
                <text:p>2.277431374110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9.913">
                <text:p>359.913</text:p>
              </table:table-cell>
              <table:table-cell office:value-type="float" office:value="2.27268243163973">
                <text:p>2.272682431639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0.913">
                <text:p>360.913</text:p>
              </table:table-cell>
              <table:table-cell office:value-type="float" office:value="2.27019618979204">
                <text:p>2.270196189792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.913">
                <text:p>361.913</text:p>
              </table:table-cell>
              <table:table-cell office:value-type="float" office:value="2.27605629564778">
                <text:p>2.276056295647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2.913">
                <text:p>362.913</text:p>
              </table:table-cell>
              <table:table-cell office:value-type="float" office:value="2.2779132301884">
                <text:p>2.27791323018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3.913">
                <text:p>363.913</text:p>
              </table:table-cell>
              <table:table-cell office:value-type="float" office:value="2.27702110086277">
                <text:p>2.277021100862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4.914">
                <text:p>364.914</text:p>
              </table:table-cell>
              <table:table-cell office:value-type="float" office:value="2.27144524155265">
                <text:p>2.271445241552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5.914">
                <text:p>365.914</text:p>
              </table:table-cell>
              <table:table-cell office:value-type="float" office:value="2.27186812033199">
                <text:p>2.271868120331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6.914">
                <text:p>366.914</text:p>
              </table:table-cell>
              <table:table-cell office:value-type="float" office:value="2.27041307928769">
                <text:p>2.270413079287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7.914">
                <text:p>367.914</text:p>
              </table:table-cell>
              <table:table-cell office:value-type="float" office:value="2.26878008838168">
                <text:p>2.268780088381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8.914">
                <text:p>368.914</text:p>
              </table:table-cell>
              <table:table-cell office:value-type="float" office:value="2.27129048511318">
                <text:p>2.271290485113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9.914">
                <text:p>369.914</text:p>
              </table:table-cell>
              <table:table-cell office:value-type="float" office:value="2.27459705645388">
                <text:p>2.274597056453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0.914">
                <text:p>370.914</text:p>
              </table:table-cell>
              <table:table-cell office:value-type="float" office:value="2.2669475526029">
                <text:p>2.26694755260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1.914">
                <text:p>371.914</text:p>
              </table:table-cell>
              <table:table-cell office:value-type="float" office:value="2.26170059652058">
                <text:p>2.261700596520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2.913">
                <text:p>372.913</text:p>
              </table:table-cell>
              <table:table-cell office:value-type="float" office:value="2.26545419465584">
                <text:p>2.265454194655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3.913">
                <text:p>373.913</text:p>
              </table:table-cell>
              <table:table-cell office:value-type="float" office:value="2.26472745043781">
                <text:p>2.264727450437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4.913">
                <text:p>374.913</text:p>
              </table:table-cell>
              <table:table-cell office:value-type="float" office:value="2.26564098640434">
                <text:p>2.265640986404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5.914">
                <text:p>375.914</text:p>
              </table:table-cell>
              <table:table-cell office:value-type="float" office:value="2.26409371381207">
                <text:p>2.264093713812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6.913">
                <text:p>376.913</text:p>
              </table:table-cell>
              <table:table-cell office:value-type="float" office:value="2.26011590926888">
                <text:p>2.260115909268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7.913">
                <text:p>377.913</text:p>
              </table:table-cell>
              <table:table-cell office:value-type="float" office:value="2.25794331237093">
                <text:p>2.257943312370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8.913">
                <text:p>378.913</text:p>
              </table:table-cell>
              <table:table-cell office:value-type="float" office:value="2.25285899097139">
                <text:p>2.252858990971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9.913">
                <text:p>379.913</text:p>
              </table:table-cell>
              <table:table-cell office:value-type="float" office:value="2.25217561844896">
                <text:p>2.252175618448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0.913">
                <text:p>380.913</text:p>
              </table:table-cell>
              <table:table-cell office:value-type="float" office:value="2.25403539990912">
                <text:p>2.254035399909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1.913">
                <text:p>381.913</text:p>
              </table:table-cell>
              <table:table-cell office:value-type="float" office:value="2.25898841927597">
                <text:p>2.258988419275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2.913">
                <text:p>382.913</text:p>
              </table:table-cell>
              <table:table-cell office:value-type="float" office:value="2.25821514525811">
                <text:p>2.258215145258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3.914">
                <text:p>383.914</text:p>
              </table:table-cell>
              <table:table-cell office:value-type="float" office:value="2.26161725450574">
                <text:p>2.261617254505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4.914">
                <text:p>384.914</text:p>
              </table:table-cell>
              <table:table-cell office:value-type="float" office:value="2.25820469151331">
                <text:p>2.258204691513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5.914">
                <text:p>385.914</text:p>
              </table:table-cell>
              <table:table-cell office:value-type="float" office:value="2.25733664952088">
                <text:p>2.257336649520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6.913">
                <text:p>386.913</text:p>
              </table:table-cell>
              <table:table-cell office:value-type="float" office:value="2.24925815320336">
                <text:p>2.249258153203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7.914">
                <text:p>387.914</text:p>
              </table:table-cell>
              <table:table-cell office:value-type="float" office:value="2.24914212128391">
                <text:p>2.249142121283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8.914">
                <text:p>388.914</text:p>
              </table:table-cell>
              <table:table-cell office:value-type="float" office:value="2.25003838182883">
                <text:p>2.250038381828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9.914">
                <text:p>389.914</text:p>
              </table:table-cell>
              <table:table-cell office:value-type="float" office:value="2.24971160338698">
                <text:p>2.249711603386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0.914">
                <text:p>390.914</text:p>
              </table:table-cell>
              <table:table-cell office:value-type="float" office:value="2.24861453371852">
                <text:p>2.248614533718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1.914">
                <text:p>391.914</text:p>
              </table:table-cell>
              <table:table-cell office:value-type="float" office:value="2.24563371654391">
                <text:p>2.245633716543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2.914">
                <text:p>392.914</text:p>
              </table:table-cell>
              <table:table-cell office:value-type="float" office:value="2.24453216154543">
                <text:p>2.244532161545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3.914">
                <text:p>393.914</text:p>
              </table:table-cell>
              <table:table-cell office:value-type="float" office:value="2.23877164226272">
                <text:p>2.238771642262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4.913">
                <text:p>394.913</text:p>
              </table:table-cell>
              <table:table-cell office:value-type="float" office:value="2.2423360256482">
                <text:p>2.24233602564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5.914">
                <text:p>395.914</text:p>
              </table:table-cell>
              <table:table-cell office:value-type="float" office:value="2.23935771193654">
                <text:p>2.239357711936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6.914">
                <text:p>396.914</text:p>
              </table:table-cell>
              <table:table-cell office:value-type="float" office:value="2.23616747412433">
                <text:p>2.236167474124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7.914">
                <text:p>397.914</text:p>
              </table:table-cell>
              <table:table-cell office:value-type="float" office:value="2.22937979023477">
                <text:p>2.229379790234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8.913">
                <text:p>398.913</text:p>
              </table:table-cell>
              <table:table-cell office:value-type="float" office:value="2.23342792229643">
                <text:p>2.233427922296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9.913">
                <text:p>399.913</text:p>
              </table:table-cell>
              <table:table-cell office:value-type="float" office:value="2.2265999754895">
                <text:p>2.22659997548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0.913">
                <text:p>400.913</text:p>
              </table:table-cell>
              <table:table-cell office:value-type="float" office:value="2.23231283200869">
                <text:p>2.232312832008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1.913">
                <text:p>401.913</text:p>
              </table:table-cell>
              <table:table-cell office:value-type="float" office:value="2.23165820965411">
                <text:p>2.231658209654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2.913">
                <text:p>402.913</text:p>
              </table:table-cell>
              <table:table-cell office:value-type="float" office:value="2.22776455933636">
                <text:p>2.227764559336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3.914">
                <text:p>403.914</text:p>
              </table:table-cell>
              <table:table-cell office:value-type="float" office:value="2.23307423022992">
                <text:p>2.233074230229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4.914">
                <text:p>404.914</text:p>
              </table:table-cell>
              <table:table-cell office:value-type="float" office:value="2.23287053258085">
                <text:p>2.232870532580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5.913">
                <text:p>405.913</text:p>
              </table:table-cell>
              <table:table-cell office:value-type="float" office:value="2.22820631494495">
                <text:p>2.228206314944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6.913">
                <text:p>406.913</text:p>
              </table:table-cell>
              <table:table-cell office:value-type="float" office:value="2.22411531428556">
                <text:p>2.224115314285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7.913">
                <text:p>407.913</text:p>
              </table:table-cell>
              <table:table-cell office:value-type="float" office:value="2.22501266499905">
                <text:p>2.225012664999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8.913">
                <text:p>408.913</text:p>
              </table:table-cell>
              <table:table-cell office:value-type="float" office:value="2.22750588010793">
                <text:p>2.227505880107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9.913">
                <text:p>409.913</text:p>
              </table:table-cell>
              <table:table-cell office:value-type="float" office:value="2.22642732914431">
                <text:p>2.226427329144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0.913">
                <text:p>410.913</text:p>
              </table:table-cell>
              <table:table-cell office:value-type="float" office:value="2.22432080299792">
                <text:p>2.224320802997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1.913">
                <text:p>411.913</text:p>
              </table:table-cell>
              <table:table-cell office:value-type="float" office:value="2.2252179694176">
                <text:p>2.22521796941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2.913">
                <text:p>412.913</text:p>
              </table:table-cell>
              <table:table-cell office:value-type="float" office:value="2.22944434523565">
                <text:p>2.229444345235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3.913">
                <text:p>413.913</text:p>
              </table:table-cell>
              <table:table-cell office:value-type="float" office:value="2.22658918596612">
                <text:p>2.226589185966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4.914">
                <text:p>414.914</text:p>
              </table:table-cell>
              <table:table-cell office:value-type="float" office:value="2.22432080299792">
                <text:p>2.224320802997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5.913">
                <text:p>415.913</text:p>
              </table:table-cell>
              <table:table-cell office:value-type="float" office:value="2.22411531428556">
                <text:p>2.224115314285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6.913">
                <text:p>416.913</text:p>
              </table:table-cell>
              <table:table-cell office:value-type="float" office:value="2.222274849536">
                <text:p>2.2222748495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7.913">
                <text:p>417.913</text:p>
              </table:table-cell>
              <table:table-cell office:value-type="float" office:value="2.21618807270323">
                <text:p>2.216188072703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8.913">
                <text:p>418.913</text:p>
              </table:table-cell>
              <table:table-cell office:value-type="float" office:value="2.21637339617498">
                <text:p>2.216373396174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9.913">
                <text:p>419.913</text:p>
              </table:table-cell>
              <table:table-cell office:value-type="float" office:value="2.21674394011592">
                <text:p>2.216743940115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0.913">
                <text:p>420.913</text:p>
              </table:table-cell>
              <table:table-cell office:value-type="float" office:value="2.22046355939172">
                <text:p>2.220463559391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1.914">
                <text:p>421.914</text:p>
              </table:table-cell>
              <table:table-cell office:value-type="float" office:value="2.2208759976675">
                <text:p>2.22087599766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2.914">
                <text:p>422.914</text:p>
              </table:table-cell>
              <table:table-cell office:value-type="float" office:value="2.21723415489428">
                <text:p>2.217234154894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3.913">
                <text:p>423.913</text:p>
              </table:table-cell>
              <table:table-cell office:value-type="float" office:value="2.2165695836">
                <text:p>2.21656958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4.913">
                <text:p>424.913</text:p>
              </table:table-cell>
              <table:table-cell office:value-type="float" office:value="2.21440940209032">
                <text:p>2.214409402090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5.913">
                <text:p>425.913</text:p>
              </table:table-cell>
              <table:table-cell office:value-type="float" office:value="2.2156318961301">
                <text:p>2.21563189613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6.913">
                <text:p>426.913</text:p>
              </table:table-cell>
              <table:table-cell office:value-type="float" office:value="2.21581732269353">
                <text:p>2.215817322693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7.913">
                <text:p>427.913</text:p>
              </table:table-cell>
              <table:table-cell office:value-type="float" office:value="2.21877948113498">
                <text:p>2.218779481134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8.913">
                <text:p>428.913</text:p>
              </table:table-cell>
              <table:table-cell office:value-type="float" office:value="2.21686379258857">
                <text:p>2.216863792588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9.913">
                <text:p>429.913</text:p>
              </table:table-cell>
              <table:table-cell office:value-type="float" office:value="2.21551189591178">
                <text:p>2.215511895911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0.913">
                <text:p>430.913</text:p>
              </table:table-cell>
              <table:table-cell office:value-type="float" office:value="2.20860402952315">
                <text:p>2.208604029523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1.913">
                <text:p>431.913</text:p>
              </table:table-cell>
              <table:table-cell office:value-type="float" office:value="2.20357106239508">
                <text:p>2.203571062395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2.914">
                <text:p>432.914</text:p>
              </table:table-cell>
              <table:table-cell office:value-type="float" office:value="2.19660216145341">
                <text:p>2.196602161453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3.913">
                <text:p>433.913</text:p>
              </table:table-cell>
              <table:table-cell office:value-type="float" office:value="2.19758006969688">
                <text:p>2.197580069696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4.913">
                <text:p>434.913</text:p>
              </table:table-cell>
              <table:table-cell office:value-type="float" office:value="2.19973254087599">
                <text:p>2.199732540875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5.913">
                <text:p>435.913</text:p>
              </table:table-cell>
              <table:table-cell office:value-type="float" office:value="2.19876783035291">
                <text:p>2.198767830352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6.913">
                <text:p>436.913</text:p>
              </table:table-cell>
              <table:table-cell office:value-type="float" office:value="2.20530297018749">
                <text:p>2.205302970187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7.913">
                <text:p>437.913</text:p>
              </table:table-cell>
              <table:table-cell office:value-type="float" office:value="2.20370354343393">
                <text:p>2.203703543433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8.914">
                <text:p>438.914</text:p>
              </table:table-cell>
              <table:table-cell office:value-type="float" office:value="2.20349377368306">
                <text:p>2.203493773683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9.913">
                <text:p>439.913</text:p>
              </table:table-cell>
              <table:table-cell office:value-type="float" office:value="2.20486200446543">
                <text:p>2.204862004465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0.913">
                <text:p>440.913</text:p>
              </table:table-cell>
              <table:table-cell office:value-type="float" office:value="2.20338335087401">
                <text:p>2.203383350874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1.914">
                <text:p>441.914</text:p>
              </table:table-cell>
              <table:table-cell office:value-type="float" office:value="2.198712358929">
                <text:p>2.1987123589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2.913">
                <text:p>442.913</text:p>
              </table:table-cell>
              <table:table-cell office:value-type="float" office:value="2.19359577898214">
                <text:p>2.193595778982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3.913">
                <text:p>443.913</text:p>
              </table:table-cell>
              <table:table-cell office:value-type="float" office:value="2.19157531693752">
                <text:p>2.191575316937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4.913">
                <text:p>444.913</text:p>
              </table:table-cell>
              <table:table-cell office:value-type="float" office:value="2.1900880617669">
                <text:p>2.19008806176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5.914">
                <text:p>445.914</text:p>
              </table:table-cell>
              <table:table-cell office:value-type="float" office:value="2.18421813688929">
                <text:p>2.184218136889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6.913">
                <text:p>446.913</text:p>
              </table:table-cell>
              <table:table-cell office:value-type="float" office:value="2.17827958216845">
                <text:p>2.178279582168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7.913">
                <text:p>447.913</text:p>
              </table:table-cell>
              <table:table-cell office:value-type="float" office:value="2.17293188476717">
                <text:p>2.172931884767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8.913">
                <text:p>448.913</text:p>
              </table:table-cell>
              <table:table-cell office:value-type="float" office:value="2.176863127261">
                <text:p>2.1768631272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9.913">
                <text:p>449.913</text:p>
              </table:table-cell>
              <table:table-cell office:value-type="float" office:value="2.18279880216119">
                <text:p>2.182798802161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0.913">
                <text:p>450.913</text:p>
              </table:table-cell>
              <table:table-cell office:value-type="float" office:value="2.18179504079165">
                <text:p>2.181795040791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1.914">
                <text:p>451.914</text:p>
              </table:table-cell>
              <table:table-cell office:value-type="float" office:value="2.17503577204707">
                <text:p>2.175035772047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2.913">
                <text:p>452.913</text:p>
              </table:table-cell>
              <table:table-cell office:value-type="float" office:value="2.17069806195139">
                <text:p>2.170698061951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3.913">
                <text:p>453.913</text:p>
              </table:table-cell>
              <table:table-cell office:value-type="float" office:value="2.1773846160098">
                <text:p>2.17738461600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4.913">
                <text:p>454.913</text:p>
              </table:table-cell>
              <table:table-cell office:value-type="float" office:value="2.17503577204707">
                <text:p>2.175035772047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5.914">
                <text:p>455.914</text:p>
              </table:table-cell>
              <table:table-cell office:value-type="float" office:value="2.17927556436837">
                <text:p>2.179275564368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6.913">
                <text:p>456.913</text:p>
              </table:table-cell>
              <table:table-cell office:value-type="float" office:value="2.18011232772626">
                <text:p>2.180112327726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7.913">
                <text:p>457.913</text:p>
              </table:table-cell>
              <table:table-cell office:value-type="float" office:value="2.17807573627524">
                <text:p>2.178075736275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8.913">
                <text:p>458.913</text:p>
              </table:table-cell>
              <table:table-cell office:value-type="float" office:value="2.17596689195628">
                <text:p>2.175966891956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9.913">
                <text:p>459.913</text:p>
              </table:table-cell>
              <table:table-cell office:value-type="float" office:value="2.17246501806052">
                <text:p>2.172465018060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0.913">
                <text:p>460.913</text:p>
              </table:table-cell>
              <table:table-cell office:value-type="float" office:value="2.17321645265276">
                <text:p>2.173216452652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1.913">
                <text:p>461.913</text:p>
              </table:table-cell>
              <table:table-cell office:value-type="float" office:value="2.17122277479722">
                <text:p>2.171222774797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2.913">
                <text:p>462.913</text:p>
              </table:table-cell>
              <table:table-cell office:value-type="float" office:value="2.17394457764938">
                <text:p>2.173944577649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3.913">
                <text:p>463.913</text:p>
              </table:table-cell>
              <table:table-cell office:value-type="float" office:value="2.16736083971772">
                <text:p>2.167360839717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4.913">
                <text:p>464.913</text:p>
              </table:table-cell>
              <table:table-cell office:value-type="float" office:value="2.17408104208355">
                <text:p>2.174081042083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5.914">
                <text:p>465.914</text:p>
              </table:table-cell>
              <table:table-cell office:value-type="float" office:value="2.18226885147931">
                <text:p>2.182268851479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6.914">
                <text:p>466.914</text:p>
              </table:table-cell>
              <table:table-cell office:value-type="float" office:value="2.18092580436672">
                <text:p>2.180925804366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7.914">
                <text:p>467.914</text:p>
              </table:table-cell>
              <table:table-cell office:value-type="float" office:value="2.17971664853778">
                <text:p>2.179716648537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8.914">
                <text:p>468.914</text:p>
              </table:table-cell>
              <table:table-cell office:value-type="float" office:value="2.17873242432673">
                <text:p>2.178732424326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9.914">
                <text:p>469.914</text:p>
              </table:table-cell>
              <table:table-cell office:value-type="float" office:value="2.1761257770373">
                <text:p>2.17612577703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0.914">
                <text:p>470.914</text:p>
              </table:table-cell>
              <table:table-cell office:value-type="float" office:value="2.17578527808956">
                <text:p>2.175785278089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1.914">
                <text:p>471.914</text:p>
              </table:table-cell>
              <table:table-cell office:value-type="float" office:value="2.17414926731781">
                <text:p>2.174149267317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2.913">
                <text:p>472.913</text:p>
              </table:table-cell>
              <table:table-cell office:value-type="float" office:value="2.17572851699133">
                <text:p>2.175728516991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3.913">
                <text:p>473.913</text:p>
              </table:table-cell>
              <table:table-cell office:value-type="float" office:value="2.17873242432673">
                <text:p>2.178732424326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4.913">
                <text:p>474.913</text:p>
              </table:table-cell>
              <table:table-cell office:value-type="float" office:value="2.17514936968436">
                <text:p>2.175149369684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5.913">
                <text:p>475.913</text:p>
              </table:table-cell>
              <table:table-cell office:value-type="float" office:value="2.1718155971047">
                <text:p>2.17181559710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6.914">
                <text:p>476.914</text:p>
              </table:table-cell>
              <table:table-cell office:value-type="float" office:value="2.16506862764727">
                <text:p>2.165068627647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7.913">
                <text:p>477.913</text:p>
              </table:table-cell>
              <table:table-cell office:value-type="float" office:value="2.15979958424548">
                <text:p>2.159799584245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8.913">
                <text:p>478.913</text:p>
              </table:table-cell>
              <table:table-cell office:value-type="float" office:value="2.16349542459209">
                <text:p>2.163495424592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9.913">
                <text:p>479.913</text:p>
              </table:table-cell>
              <table:table-cell office:value-type="float" office:value="2.15661089445092">
                <text:p>2.156610894450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0.914">
                <text:p>480.914</text:p>
              </table:table-cell>
              <table:table-cell office:value-type="float" office:value="2.15227370032951">
                <text:p>2.152273700329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1.913">
                <text:p>481.913</text:p>
              </table:table-cell>
              <table:table-cell office:value-type="float" office:value="2.16028392952394">
                <text:p>2.160283929523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2.913">
                <text:p>482.913</text:p>
              </table:table-cell>
              <table:table-cell office:value-type="float" office:value="2.16628415442958">
                <text:p>2.166284154429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3.913">
                <text:p>483.913</text:p>
              </table:table-cell>
              <table:table-cell office:value-type="float" office:value="2.16510304967278">
                <text:p>2.165103049672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4.913">
                <text:p>484.913</text:p>
              </table:table-cell>
              <table:table-cell office:value-type="float" office:value="2.15973037290864">
                <text:p>2.159730372908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5.914">
                <text:p>485.914</text:p>
              </table:table-cell>
              <table:table-cell office:value-type="float" office:value="2.15440985791714">
                <text:p>2.154409857917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6.913">
                <text:p>486.913</text:p>
              </table:table-cell>
              <table:table-cell office:value-type="float" office:value="2.15345843825773">
                <text:p>2.153458438257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.913">
                <text:p>487.913</text:p>
              </table:table-cell>
              <table:table-cell office:value-type="float" office:value="2.15593951265256">
                <text:p>2.155939512652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8.913">
                <text:p>488.913</text:p>
              </table:table-cell>
              <table:table-cell office:value-type="float" office:value="2.15549939728891">
                <text:p>2.155499397288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9.914">
                <text:p>489.914</text:p>
              </table:table-cell>
              <table:table-cell office:value-type="float" office:value="2.15585845332288">
                <text:p>2.155858453322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0.914">
                <text:p>490.914</text:p>
              </table:table-cell>
              <table:table-cell office:value-type="float" office:value="2.15094791833109">
                <text:p>2.150947918331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1.913">
                <text:p>491.913</text:p>
              </table:table-cell>
              <table:table-cell office:value-type="float" office:value="2.1478475743439">
                <text:p>2.14784757434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2.913">
                <text:p>492.913</text:p>
              </table:table-cell>
              <table:table-cell office:value-type="float" office:value="2.15562681902607">
                <text:p>2.155626819026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3.913">
                <text:p>493.913</text:p>
              </table:table-cell>
              <table:table-cell office:value-type="float" office:value="2.15435187043082">
                <text:p>2.154351870430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4.913">
                <text:p>494.913</text:p>
              </table:table-cell>
              <table:table-cell office:value-type="float" office:value="2.14925907304134">
                <text:p>2.149259073041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5.914">
                <text:p>495.914</text:p>
              </table:table-cell>
              <table:table-cell office:value-type="float" office:value="2.1392658433255">
                <text:p>2.13926584332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6.913">
                <text:p>496.913</text:p>
              </table:table-cell>
              <table:table-cell office:value-type="float" office:value="2.14301475330606">
                <text:p>2.143014753306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7.913">
                <text:p>497.913</text:p>
              </table:table-cell>
              <table:table-cell office:value-type="float" office:value="2.14664447885639">
                <text:p>2.146644478856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8.913">
                <text:p>498.913</text:p>
              </table:table-cell>
              <table:table-cell office:value-type="float" office:value="2.1490025850599">
                <text:p>2.14900258505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9.914">
                <text:p>499.914</text:p>
              </table:table-cell>
              <table:table-cell office:value-type="float" office:value="2.14146518440998">
                <text:p>2.141465184409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.913">
                <text:p>500.913</text:p>
              </table:table-cell>
              <table:table-cell office:value-type="float" office:value="2.14497175842473">
                <text:p>2.144971758424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1.913">
                <text:p>501.913</text:p>
              </table:table-cell>
              <table:table-cell office:value-type="float" office:value="2.14748562988091">
                <text:p>2.147485629880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2.913">
                <text:p>502.913</text:p>
              </table:table-cell>
              <table:table-cell office:value-type="float" office:value="2.14960872339456">
                <text:p>2.149608723394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3.913">
                <text:p>503.913</text:p>
              </table:table-cell>
              <table:table-cell office:value-type="float" office:value="2.1429912928955">
                <text:p>2.14299129289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4.914">
                <text:p>504.914</text:p>
              </table:table-cell>
              <table:table-cell office:value-type="float" office:value="2.14977185173031">
                <text:p>2.149771851730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5.913">
                <text:p>505.913</text:p>
              </table:table-cell>
              <table:table-cell office:value-type="float" office:value="2.15985725670056">
                <text:p>2.159857256700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6.913">
                <text:p>506.913</text:p>
              </table:table-cell>
              <table:table-cell office:value-type="float" office:value="2.16027240021933">
                <text:p>2.160272400219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7.913">
                <text:p>507.913</text:p>
              </table:table-cell>
              <table:table-cell office:value-type="float" office:value="2.15820651031549">
                <text:p>2.158206510315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8.913">
                <text:p>508.913</text:p>
              </table:table-cell>
              <table:table-cell office:value-type="float" office:value="2.1572008752069">
                <text:p>2.15720087520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9.914">
                <text:p>509.914</text:p>
              </table:table-cell>
              <table:table-cell office:value-type="float" office:value="2.15371378605442">
                <text:p>2.153713786054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0.913">
                <text:p>510.913</text:p>
              </table:table-cell>
              <table:table-cell office:value-type="float" office:value="2.14410505500556">
                <text:p>2.144105055005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1.913">
                <text:p>511.913</text:p>
              </table:table-cell>
              <table:table-cell office:value-type="float" office:value="2.1431320471037">
                <text:p>2.14313204710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2.913">
                <text:p>512.913</text:p>
              </table:table-cell>
              <table:table-cell office:value-type="float" office:value="2.14174710286693">
                <text:p>2.141747102866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3.914">
                <text:p>513.914</text:p>
              </table:table-cell>
              <table:table-cell office:value-type="float" office:value="2.14657435098989">
                <text:p>2.146574350989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4.913">
                <text:p>514.913</text:p>
              </table:table-cell>
              <table:table-cell office:value-type="float" office:value="2.14224026900346">
                <text:p>2.142240269003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5.913">
                <text:p>515.913</text:p>
              </table:table-cell>
              <table:table-cell office:value-type="float" office:value="2.13826454154964">
                <text:p>2.138264541549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6.914">
                <text:p>516.914</text:p>
              </table:table-cell>
              <table:table-cell office:value-type="float" office:value="2.14384724149705">
                <text:p>2.143847241497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7.913">
                <text:p>517.913</text:p>
              </table:table-cell>
              <table:table-cell office:value-type="float" office:value="2.1482443951145">
                <text:p>2.14824439511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8.913">
                <text:p>518.913</text:p>
              </table:table-cell>
              <table:table-cell office:value-type="float" office:value="2.14182931411465">
                <text:p>2.1418293141146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9.913">
                <text:p>519.913</text:p>
              </table:table-cell>
              <table:table-cell office:value-type="float" office:value="2.13840596259569">
                <text:p>2.138405962595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0.913">
                <text:p>520.913</text:p>
              </table:table-cell>
              <table:table-cell office:value-type="float" office:value="2.1422285297786">
                <text:p>2.14222852977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1.913">
                <text:p>521.913</text:p>
              </table:table-cell>
              <table:table-cell office:value-type="float" office:value="2.13736841018285">
                <text:p>2.1373684101828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2.914">
                <text:p>522.914</text:p>
              </table:table-cell>
              <table:table-cell office:value-type="float" office:value="2.1440699025317">
                <text:p>2.14406990253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3.913">
                <text:p>523.913</text:p>
              </table:table-cell>
              <table:table-cell office:value-type="float" office:value="2.14074828374053">
                <text:p>2.140748283740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4.913">
                <text:p>524.913</text:p>
              </table:table-cell>
              <table:table-cell office:value-type="float" office:value="2.13557373469082">
                <text:p>2.135573734690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5.913">
                <text:p>525.913</text:p>
              </table:table-cell>
              <table:table-cell office:value-type="float" office:value="2.13279271717683">
                <text:p>2.132792717176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6.914">
                <text:p>526.914</text:p>
              </table:table-cell>
              <table:table-cell office:value-type="float" office:value="2.12866018546734">
                <text:p>2.128660185467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7.913">
                <text:p>527.913</text:p>
              </table:table-cell>
              <table:table-cell office:value-type="float" office:value="2.12218967999355">
                <text:p>2.122189679993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8.913">
                <text:p>528.913</text:p>
              </table:table-cell>
              <table:table-cell office:value-type="float" office:value="2.11606272513548">
                <text:p>2.116062725135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9.913">
                <text:p>529.913</text:p>
              </table:table-cell>
              <table:table-cell office:value-type="float" office:value="2.12024753607209">
                <text:p>2.120247536072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0.913">
                <text:p>530.913</text:p>
              </table:table-cell>
              <table:table-cell office:value-type="float" office:value="2.11315432553999">
                <text:p>2.113154325539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1.913">
                <text:p>531.913</text:p>
              </table:table-cell>
              <table:table-cell office:value-type="float" office:value="2.12097927999438">
                <text:p>2.120979279994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2.914">
                <text:p>532.914</text:p>
              </table:table-cell>
              <table:table-cell office:value-type="float" office:value="2.12160263920132">
                <text:p>2.121602639201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3.913">
                <text:p>533.913</text:p>
              </table:table-cell>
              <table:table-cell office:value-type="float" office:value="2.11711057082469">
                <text:p>2.117110570824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4.913">
                <text:p>534.913</text:p>
              </table:table-cell>
              <table:table-cell office:value-type="float" office:value="2.12037952947261">
                <text:p>2.1203795294726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5.913">
                <text:p>535.913</text:p>
              </table:table-cell>
              <table:table-cell office:value-type="float" office:value="2.1191188813326">
                <text:p>2.11911888133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6.913">
                <text:p>536.913</text:p>
              </table:table-cell>
              <table:table-cell office:value-type="float" office:value="2.12229746636108">
                <text:p>2.122297466361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7.913">
                <text:p>537.913</text:p>
              </table:table-cell>
              <table:table-cell office:value-type="float" office:value="2.11955128260771">
                <text:p>2.1195512826077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8.914">
                <text:p>538.914</text:p>
              </table:table-cell>
              <table:table-cell office:value-type="float" office:value="2.11845790703245">
                <text:p>2.118457907032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9.914">
                <text:p>539.914</text:p>
              </table:table-cell>
              <table:table-cell office:value-type="float" office:value="2.11485694690079">
                <text:p>2.114856946900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0.913">
                <text:p>540.913</text:p>
              </table:table-cell>
              <table:table-cell office:value-type="float" office:value="2.11254986216416">
                <text:p>2.112549862164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1.913">
                <text:p>541.913</text:p>
              </table:table-cell>
              <table:table-cell office:value-type="float" office:value="2.11461561668749">
                <text:p>2.114615616687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2.913">
                <text:p>542.913</text:p>
              </table:table-cell>
              <table:table-cell office:value-type="float" office:value="2.11439836968887">
                <text:p>2.114398369688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3.913">
                <text:p>543.913</text:p>
              </table:table-cell>
              <table:table-cell office:value-type="float" office:value="2.11562881244155">
                <text:p>2.115628812441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4.913">
                <text:p>544.913</text:p>
              </table:table-cell>
              <table:table-cell office:value-type="float" office:value="2.11611092603685">
                <text:p>2.116110926036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5.913">
                <text:p>545.913</text:p>
              </table:table-cell>
              <table:table-cell office:value-type="float" office:value="2.11940716962288">
                <text:p>2.119407169622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6.914">
                <text:p>546.914</text:p>
              </table:table-cell>
              <table:table-cell office:value-type="float" office:value="2.12028353600009">
                <text:p>2.120283536000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7.914">
                <text:p>547.914</text:p>
              </table:table-cell>
              <table:table-cell office:value-type="float" office:value="2.12474945938438">
                <text:p>2.124749459384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8.913">
                <text:p>548.913</text:p>
              </table:table-cell>
              <table:table-cell office:value-type="float" office:value="2.11816934491144">
                <text:p>2.118169344911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49.914">
                <text:p>549.914</text:p>
              </table:table-cell>
              <table:table-cell office:value-type="float" office:value="2.11445872081172">
                <text:p>2.114458720811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0.913">
                <text:p>550.913</text:p>
              </table:table-cell>
              <table:table-cell office:value-type="float" office:value="2.11292467249638">
                <text:p>2.1129246724963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1.913">
                <text:p>551.913</text:p>
              </table:table-cell>
              <table:table-cell office:value-type="float" office:value="2.10845407824059">
                <text:p>2.108454078240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2.914">
                <text:p>552.914</text:p>
              </table:table-cell>
              <table:table-cell office:value-type="float" office:value="2.11844588527307">
                <text:p>2.118445885273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3.913">
                <text:p>553.913</text:p>
              </table:table-cell>
              <table:table-cell office:value-type="float" office:value="2.1182294688871">
                <text:p>2.11822946888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4.913">
                <text:p>554.913</text:p>
              </table:table-cell>
              <table:table-cell office:value-type="float" office:value="2.12048751111584">
                <text:p>2.120487511115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5.914">
                <text:p>555.914</text:p>
              </table:table-cell>
              <table:table-cell office:value-type="float" office:value="2.11735129975304">
                <text:p>2.117351299753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6.913">
                <text:p>556.913</text:p>
              </table:table-cell>
              <table:table-cell office:value-type="float" office:value="2.1149534626812">
                <text:p>2.11495346268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7.913">
                <text:p>557.913</text:p>
              </table:table-cell>
              <table:table-cell office:value-type="float" office:value="2.11040712093672">
                <text:p>2.110407120936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8.913">
                <text:p>558.913</text:p>
              </table:table-cell>
              <table:table-cell office:value-type="float" office:value="2.11212652029719">
                <text:p>2.112126520297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9.913">
                <text:p>559.913</text:p>
              </table:table-cell>
              <table:table-cell office:value-type="float" office:value="2.10747004740112">
                <text:p>2.107470047401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0.914">
                <text:p>560.914</text:p>
              </table:table-cell>
              <table:table-cell office:value-type="float" office:value="2.10281621299629">
                <text:p>2.1028162129962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1.913">
                <text:p>561.913</text:p>
              </table:table-cell>
              <table:table-cell office:value-type="float" office:value="2.10246202533419">
                <text:p>2.102462025334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2.913">
                <text:p>562.913</text:p>
              </table:table-cell>
              <table:table-cell office:value-type="float" office:value="2.1019732846869">
                <text:p>2.10197328468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3.913">
                <text:p>563.913</text:p>
              </table:table-cell>
              <table:table-cell office:value-type="float" office:value="2.10655804354397">
                <text:p>2.106558043543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4.914">
                <text:p>564.914</text:p>
              </table:table-cell>
              <table:table-cell office:value-type="float" office:value="2.10594957856061">
                <text:p>2.105949578560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5.913">
                <text:p>565.913</text:p>
              </table:table-cell>
              <table:table-cell office:value-type="float" office:value="2.10357302125476">
                <text:p>2.103573021254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6.913">
                <text:p>566.913</text:p>
              </table:table-cell>
              <table:table-cell office:value-type="float" office:value="2.1025597448061">
                <text:p>2.10255974480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7.913">
                <text:p>567.913</text:p>
              </table:table-cell>
              <table:table-cell office:value-type="float" office:value="2.10183883912187">
                <text:p>2.1018388391218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8.913">
                <text:p>568.913</text:p>
              </table:table-cell>
              <table:table-cell office:value-type="float" office:value="2.09508110366752">
                <text:p>2.095081103667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69.914">
                <text:p>569.914</text:p>
              </table:table-cell>
              <table:table-cell office:value-type="float" office:value="2.09426857592301">
                <text:p>2.094268575923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0.913">
                <text:p>570.913</text:p>
              </table:table-cell>
              <table:table-cell office:value-type="float" office:value="2.0930238826531">
                <text:p>2.09302388265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1.913">
                <text:p>571.913</text:p>
              </table:table-cell>
              <table:table-cell office:value-type="float" office:value="2.08312225951941">
                <text:p>2.0831222595194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2.913">
                <text:p>572.913</text:p>
              </table:table-cell>
              <table:table-cell office:value-type="float" office:value="2.08687633498215">
                <text:p>2.086876334982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3.913">
                <text:p>573.913</text:p>
              </table:table-cell>
              <table:table-cell office:value-type="float" office:value="2.0920245426278">
                <text:p>2.092024542627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4.914">
                <text:p>574.914</text:p>
              </table:table-cell>
              <table:table-cell office:value-type="float" office:value="2.09542561305265">
                <text:p>2.095425613052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5.913">
                <text:p>575.913</text:p>
              </table:table-cell>
              <table:table-cell office:value-type="float" office:value="2.09067817360582">
                <text:p>2.090678173605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6.913">
                <text:p>576.913</text:p>
              </table:table-cell>
              <table:table-cell office:value-type="float" office:value="2.09064109193344">
                <text:p>2.090641091933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7.913">
                <text:p>577.913</text:p>
              </table:table-cell>
              <table:table-cell office:value-type="float" office:value="2.09510571541717">
                <text:p>2.095105715417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8.913">
                <text:p>578.913</text:p>
              </table:table-cell>
              <table:table-cell office:value-type="float" office:value="2.10270630611173">
                <text:p>2.1027063061117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9.913">
                <text:p>579.913</text:p>
              </table:table-cell>
              <table:table-cell office:value-type="float" office:value="2.09706041376829">
                <text:p>2.097060413768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0.913">
                <text:p>580.913</text:p>
              </table:table-cell>
              <table:table-cell office:value-type="float" office:value="2.09442867148808">
                <text:p>2.094428671488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1.914">
                <text:p>581.914</text:p>
              </table:table-cell>
              <table:table-cell office:value-type="float" office:value="2.08669020651575">
                <text:p>2.086690206515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2.913">
                <text:p>582.913</text:p>
              </table:table-cell>
              <table:table-cell office:value-type="float" office:value="2.08429225791033">
                <text:p>2.084292257910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3.913">
                <text:p>583.913</text:p>
              </table:table-cell>
              <table:table-cell office:value-type="float" office:value="2.07960402847814">
                <text:p>2.079604028478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4.913">
                <text:p>584.913</text:p>
              </table:table-cell>
              <table:table-cell office:value-type="float" office:value="2.07711383467066">
                <text:p>2.077113834670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5.914">
                <text:p>585.914</text:p>
              </table:table-cell>
              <table:table-cell office:value-type="float" office:value="2.07727670010032">
                <text:p>2.077276700100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6.913">
                <text:p>586.913</text:p>
              </table:table-cell>
              <table:table-cell office:value-type="float" office:value="2.07723911812464">
                <text:p>2.077239118124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7.913">
                <text:p>587.913</text:p>
              </table:table-cell>
              <table:table-cell office:value-type="float" office:value="2.06779902989576">
                <text:p>2.067799029895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8.913">
                <text:p>588.913</text:p>
              </table:table-cell>
              <table:table-cell office:value-type="float" office:value="2.06141758161683">
                <text:p>2.061417581616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9.914">
                <text:p>589.914</text:p>
              </table:table-cell>
              <table:table-cell office:value-type="float" office:value="2.05964691435166">
                <text:p>2.0596469143516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0.913">
                <text:p>590.913</text:p>
              </table:table-cell>
              <table:table-cell office:value-type="float" office:value="2.06172299118616">
                <text:p>2.061722991186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1.913">
                <text:p>591.913</text:p>
              </table:table-cell>
              <table:table-cell office:value-type="float" office:value="2.0636931847117">
                <text:p>2.06369318471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2.913">
                <text:p>592.913</text:p>
              </table:table-cell>
              <table:table-cell office:value-type="float" office:value="2.07245469038027">
                <text:p>2.072454690380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3.914">
                <text:p>593.914</text:p>
              </table:table-cell>
              <table:table-cell office:value-type="float" office:value="2.06352809171952">
                <text:p>2.063528091719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4.914">
                <text:p>594.914</text:p>
              </table:table-cell>
              <table:table-cell office:value-type="float" office:value="2.06073006885803">
                <text:p>2.060730068858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5.913">
                <text:p>595.913</text:p>
              </table:table-cell>
              <table:table-cell office:value-type="float" office:value="2.06266408394052">
                <text:p>2.062664083940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6.913">
                <text:p>596.913</text:p>
              </table:table-cell>
              <table:table-cell office:value-type="float" office:value="2.06238439210825">
                <text:p>2.062384392108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7.913">
                <text:p>597.913</text:p>
              </table:table-cell>
              <table:table-cell office:value-type="float" office:value="2.05869021451021">
                <text:p>2.058690214510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8.913">
                <text:p>598.913</text:p>
              </table:table-cell>
              <table:table-cell office:value-type="float" office:value="2.05771982410732">
                <text:p>2.057719824107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9.913">
                <text:p>599.913</text:p>
              </table:table-cell>
              <table:table-cell office:value-type="float" office:value="2.05558420514927">
                <text:p>2.055584205149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0.914">
                <text:p>600.914</text:p>
              </table:table-cell>
              <table:table-cell office:value-type="float" office:value="2.05495671999944">
                <text:p>2.054956719999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1.913">
                <text:p>601.913</text:p>
              </table:table-cell>
              <table:table-cell office:value-type="float" office:value="2.05231440554041">
                <text:p>2.052314405540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2.913">
                <text:p>602.913</text:p>
              </table:table-cell>
              <table:table-cell office:value-type="float" office:value="2.05312323336196">
                <text:p>2.053123233361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3.913">
                <text:p>603.913</text:p>
              </table:table-cell>
              <table:table-cell office:value-type="float" office:value="2.05990187980522">
                <text:p>2.059901879805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4.914">
                <text:p>604.914</text:p>
              </table:table-cell>
              <table:table-cell office:value-type="float" office:value="2.05621129680838">
                <text:p>2.056211296808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5.913">
                <text:p>605.913</text:p>
              </table:table-cell>
              <table:table-cell office:value-type="float" office:value="2.05499514877491">
                <text:p>2.054995148774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6.913">
                <text:p>606.913</text:p>
              </table:table-cell>
              <table:table-cell office:value-type="float" office:value="2.05464923662034">
                <text:p>2.054649236620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7.913">
                <text:p>607.913</text:p>
              </table:table-cell>
              <table:table-cell office:value-type="float" office:value="2.05056613087316">
                <text:p>2.050566130873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8.913">
                <text:p>608.913</text:p>
              </table:table-cell>
              <table:table-cell office:value-type="float" office:value="2.05131209242643">
                <text:p>2.051312092426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09.914">
                <text:p>609.914</text:p>
              </table:table-cell>
              <table:table-cell office:value-type="float" office:value="2.04631124423527">
                <text:p>2.046311244235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0.913">
                <text:p>610.913</text:p>
              </table:table-cell>
              <table:table-cell office:value-type="float" office:value="2.05480299012814">
                <text:p>2.054802990128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1.913">
                <text:p>611.913</text:p>
              </table:table-cell>
              <table:table-cell office:value-type="float" office:value="2.05291787873948">
                <text:p>2.0529178787394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2.913">
                <text:p>612.913</text:p>
              </table:table-cell>
              <table:table-cell office:value-type="float" office:value="2.04707329664711">
                <text:p>2.047073296647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3.913">
                <text:p>613.913</text:p>
              </table:table-cell>
              <table:table-cell office:value-type="float" office:value="2.04602694039009">
                <text:p>2.046026940390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4.913">
                <text:p>614.913</text:p>
              </table:table-cell>
              <table:table-cell office:value-type="float" office:value="2.04773155229347">
                <text:p>2.047731552293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5.914">
                <text:p>615.914</text:p>
              </table:table-cell>
              <table:table-cell office:value-type="float" office:value="2.05466205031561">
                <text:p>2.054662050315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6.913">
                <text:p>616.913</text:p>
              </table:table-cell>
              <table:table-cell office:value-type="float" office:value="2.05061759436626">
                <text:p>2.050617594366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7.913">
                <text:p>617.913</text:p>
              </table:table-cell>
              <table:table-cell office:value-type="float" office:value="2.0450829890434">
                <text:p>2.045082989043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8.914">
                <text:p>618.914</text:p>
              </table:table-cell>
              <table:table-cell office:value-type="float" office:value="2.04514767167807">
                <text:p>2.045147671678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9.913">
                <text:p>619.913</text:p>
              </table:table-cell>
              <table:table-cell office:value-type="float" office:value="2.04090859196305">
                <text:p>2.040908591963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0.913">
                <text:p>620.913</text:p>
              </table:table-cell>
              <table:table-cell office:value-type="float" office:value="2.03950457207613">
                <text:p>2.039504572076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1.913">
                <text:p>621.913</text:p>
              </table:table-cell>
              <table:table-cell office:value-type="float" office:value="2.03461414038379">
                <text:p>2.034614140383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2.913">
                <text:p>622.913</text:p>
              </table:table-cell>
              <table:table-cell office:value-type="float" office:value="2.03424802680604">
                <text:p>2.034248026806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3.914">
                <text:p>623.914</text:p>
              </table:table-cell>
              <table:table-cell office:value-type="float" office:value="2.03864558848717">
                <text:p>2.038645588487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4.913">
                <text:p>624.913</text:p>
              </table:table-cell>
              <table:table-cell office:value-type="float" office:value="2.03343686942321">
                <text:p>2.033436869423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5.913">
                <text:p>625.913</text:p>
              </table:table-cell>
              <table:table-cell office:value-type="float" office:value="2.03348922201794">
                <text:p>2.033489222017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6.914">
                <text:p>626.914</text:p>
              </table:table-cell>
              <table:table-cell office:value-type="float" office:value="2.02490615528181">
                <text:p>2.0249061552818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7.913">
                <text:p>627.913</text:p>
              </table:table-cell>
              <table:table-cell office:value-type="float" office:value="2.02846398691497">
                <text:p>2.028463986914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8.913">
                <text:p>628.913</text:p>
              </table:table-cell>
              <table:table-cell office:value-type="float" office:value="2.02107062835351">
                <text:p>2.021070628353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29.914">
                <text:p>629.914</text:p>
              </table:table-cell>
              <table:table-cell office:value-type="float" office:value="2.01400928794891">
                <text:p>2.014009287948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0.913">
                <text:p>630.913</text:p>
              </table:table-cell>
              <table:table-cell office:value-type="float" office:value="2.01010486109731">
                <text:p>2.010104861097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1.914">
                <text:p>631.914</text:p>
              </table:table-cell>
              <table:table-cell office:value-type="float" office:value="2.01768581165163">
                <text:p>2.017685811651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2.913">
                <text:p>632.913</text:p>
              </table:table-cell>
              <table:table-cell office:value-type="float" office:value="2.01910750264014">
                <text:p>2.019107502640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3.913">
                <text:p>633.913</text:p>
              </table:table-cell>
              <table:table-cell office:value-type="float" office:value="2.02334726732493">
                <text:p>2.023347267324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4.913">
                <text:p>634.913</text:p>
              </table:table-cell>
              <table:table-cell office:value-type="float" office:value="2.02771394246928">
                <text:p>2.027713942469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5.913">
                <text:p>635.913</text:p>
              </table:table-cell>
              <table:table-cell office:value-type="float" office:value="2.01734004857568">
                <text:p>2.017340048575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6.914">
                <text:p>636.914</text:p>
              </table:table-cell>
              <table:table-cell office:value-type="float" office:value="2.02097786458962">
                <text:p>2.0209778645896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7.913">
                <text:p>637.913</text:p>
              </table:table-cell>
              <table:table-cell office:value-type="float" office:value="2.01991709569797">
                <text:p>2.019917095697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8.913">
                <text:p>638.913</text:p>
              </table:table-cell>
              <table:table-cell office:value-type="float" office:value="2.01664816356065">
                <text:p>2.016648163560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39.914">
                <text:p>639.914</text:p>
              </table:table-cell>
              <table:table-cell office:value-type="float" office:value="2.01326167427014">
                <text:p>2.013261674270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0.913">
                <text:p>640.913</text:p>
              </table:table-cell>
              <table:table-cell office:value-type="float" office:value="1.99876008838508">
                <text:p>1.998760088385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1.913">
                <text:p>641.913</text:p>
              </table:table-cell>
              <table:table-cell office:value-type="float" office:value="2.00239849718152">
                <text:p>2.002398497181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2.913">
                <text:p>642.913</text:p>
              </table:table-cell>
              <table:table-cell office:value-type="float" office:value="2.00374769731064">
                <text:p>2.003747697310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3.913">
                <text:p>643.913</text:p>
              </table:table-cell>
              <table:table-cell office:value-type="float" office:value="2.01027901294476">
                <text:p>2.010279012944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4.913">
                <text:p>644.913</text:p>
              </table:table-cell>
              <table:table-cell office:value-type="float" office:value="2.01937301521372">
                <text:p>2.019373015213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5.913">
                <text:p>645.913</text:p>
              </table:table-cell>
              <table:table-cell office:value-type="float" office:value="2.02067300876418">
                <text:p>2.020673008764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6.913">
                <text:p>646.913</text:p>
              </table:table-cell>
              <table:table-cell office:value-type="float" office:value="2.01801816344241">
                <text:p>2.018018163442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7.914">
                <text:p>647.914</text:p>
              </table:table-cell>
              <table:table-cell office:value-type="float" office:value="2.00688428961489">
                <text:p>2.006884289614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8.913">
                <text:p>648.913</text:p>
              </table:table-cell>
              <table:table-cell office:value-type="float" office:value="1.99422400933386">
                <text:p>1.994224009333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49.913">
                <text:p>649.913</text:p>
              </table:table-cell>
              <table:table-cell office:value-type="float" office:value="1.98924327376169">
                <text:p>1.989243273761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0.914">
                <text:p>650.914</text:p>
              </table:table-cell>
              <table:table-cell office:value-type="float" office:value="1.98924327376169">
                <text:p>1.989243273761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1.913">
                <text:p>651.913</text:p>
              </table:table-cell>
              <table:table-cell office:value-type="float" office:value="1.98862748913">
                <text:p>1.988627489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2.913">
                <text:p>652.913</text:p>
              </table:table-cell>
              <table:table-cell office:value-type="float" office:value="1.9959919956505">
                <text:p>1.99599199565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3.913">
                <text:p>653.913</text:p>
              </table:table-cell>
              <table:table-cell office:value-type="float" office:value="2.00408471310639">
                <text:p>2.0040847131063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4.913">
                <text:p>654.913</text:p>
              </table:table-cell>
              <table:table-cell office:value-type="float" office:value="2.00231748725776">
                <text:p>2.002317487257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5.913">
                <text:p>655.913</text:p>
              </table:table-cell>
              <table:table-cell office:value-type="float" office:value="2.00118265871122">
                <text:p>2.001182658711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6.913">
                <text:p>656.913</text:p>
              </table:table-cell>
              <table:table-cell office:value-type="float" office:value="2.00380162747109">
                <text:p>2.0038016274710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7.913">
                <text:p>657.913</text:p>
              </table:table-cell>
              <table:table-cell office:value-type="float" office:value="2.01105562881337">
                <text:p>2.011055628813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8.913">
                <text:p>658.913</text:p>
              </table:table-cell>
              <table:table-cell office:value-type="float" office:value="2.01157749711369">
                <text:p>2.0115774971136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59.913">
                <text:p>659.913</text:p>
              </table:table-cell>
              <table:table-cell office:value-type="float" office:value="2.00864347037112">
                <text:p>2.008643470371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0.914">
                <text:p>660.914</text:p>
              </table:table-cell>
              <table:table-cell office:value-type="float" office:value="2.00590263834497">
                <text:p>2.005902638344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1.913">
                <text:p>661.913</text:p>
              </table:table-cell>
              <table:table-cell office:value-type="float" office:value="2.00039833433938">
                <text:p>2.000398334339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2.913">
                <text:p>662.913</text:p>
              </table:table-cell>
              <table:table-cell office:value-type="float" office:value="2.00220946381657">
                <text:p>2.002209463816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3.914">
                <text:p>663.914</text:p>
              </table:table-cell>
              <table:table-cell office:value-type="float" office:value="2.00324870539879">
                <text:p>2.0032487053987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4.913">
                <text:p>664.913</text:p>
              </table:table-cell>
              <table:table-cell office:value-type="float" office:value="2.00301935533538">
                <text:p>2.0030193553353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5.913">
                <text:p>665.913</text:p>
              </table:table-cell>
              <table:table-cell office:value-type="float" office:value="2.00912636776481">
                <text:p>2.0091263677648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6.913">
                <text:p>666.913</text:p>
              </table:table-cell>
              <table:table-cell office:value-type="float" office:value="2.00158810247497">
                <text:p>2.0015881024749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7.914">
                <text:p>667.914</text:p>
              </table:table-cell>
              <table:table-cell office:value-type="float" office:value="1.98738107583062">
                <text:p>1.987381075830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8.913">
                <text:p>668.913</text:p>
              </table:table-cell>
              <table:table-cell office:value-type="float" office:value="1.97005905985968">
                <text:p>1.970059059859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69.913">
                <text:p>669.913</text:p>
              </table:table-cell>
              <table:table-cell office:value-type="float" office:value="1.97358090098033">
                <text:p>1.973580900980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0.913">
                <text:p>670.913</text:p>
              </table:table-cell>
              <table:table-cell office:value-type="float" office:value="1.9841688611724">
                <text:p>1.98416886117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1.913">
                <text:p>671.913</text:p>
              </table:table-cell>
              <table:table-cell office:value-type="float" office:value="1.98873698967077">
                <text:p>1.988736989670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2.913">
                <text:p>672.913</text:p>
              </table:table-cell>
              <table:table-cell office:value-type="float" office:value="1.9848423590571">
                <text:p>1.984842359057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3.913">
                <text:p>673.913</text:p>
              </table:table-cell>
              <table:table-cell office:value-type="float" office:value="1.98258641906572">
                <text:p>1.9825864190657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4.914">
                <text:p>674.914</text:p>
              </table:table-cell>
              <table:table-cell office:value-type="float" office:value="1.98086352831874">
                <text:p>1.9808635283187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5.913">
                <text:p>675.913</text:p>
              </table:table-cell>
              <table:table-cell office:value-type="float" office:value="1.99086985713414">
                <text:p>1.990869857134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6.913">
                <text:p>676.913</text:p>
              </table:table-cell>
              <table:table-cell office:value-type="float" office:value="1.99442816735288">
                <text:p>1.994428167352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7.914">
                <text:p>677.914</text:p>
              </table:table-cell>
              <table:table-cell office:value-type="float" office:value="1.99516279129929">
                <text:p>1.995162791299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8.913">
                <text:p>678.913</text:p>
              </table:table-cell>
              <table:table-cell office:value-type="float" office:value="1.99125219843303">
                <text:p>1.9912521984330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79.913">
                <text:p>679.913</text:p>
              </table:table-cell>
              <table:table-cell office:value-type="float" office:value="1.990309736352">
                <text:p>1.9903097363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0.914">
                <text:p>680.914</text:p>
              </table:table-cell>
              <table:table-cell office:value-type="float" office:value="1.9824762429215">
                <text:p>1.98247624292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1.913">
                <text:p>681.913</text:p>
              </table:table-cell>
              <table:table-cell office:value-type="float" office:value="1.98503470373936">
                <text:p>1.985034703739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2.913">
                <text:p>682.913</text:p>
              </table:table-cell>
              <table:table-cell office:value-type="float" office:value="1.98817567261458">
                <text:p>1.988175672614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3.914">
                <text:p>683.914</text:p>
              </table:table-cell>
              <table:table-cell office:value-type="float" office:value="1.98668185659691">
                <text:p>1.986681856596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4.913">
                <text:p>684.913</text:p>
              </table:table-cell>
              <table:table-cell office:value-type="float" office:value="1.97917911974144">
                <text:p>1.979179119741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5.913">
                <text:p>685.913</text:p>
              </table:table-cell>
              <table:table-cell office:value-type="float" office:value="1.9843063465648">
                <text:p>1.984306346564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6.914">
                <text:p>686.914</text:p>
              </table:table-cell>
              <table:table-cell office:value-type="float" office:value="1.98080834677144">
                <text:p>1.9808083467714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7.913">
                <text:p>687.913</text:p>
              </table:table-cell>
              <table:table-cell office:value-type="float" office:value="1.97765795451235">
                <text:p>1.9776579545123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8.913">
                <text:p>688.913</text:p>
              </table:table-cell>
              <table:table-cell office:value-type="float" office:value="1.97779633791764">
                <text:p>1.9777963379176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89.913">
                <text:p>689.913</text:p>
              </table:table-cell>
              <table:table-cell office:value-type="float" office:value="1.9778516859182">
                <text:p>1.977851685918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0.913">
                <text:p>690.913</text:p>
              </table:table-cell>
              <table:table-cell office:value-type="float" office:value="1.98383881908904">
                <text:p>1.983838819089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1.914">
                <text:p>691.914</text:p>
              </table:table-cell>
              <table:table-cell office:value-type="float" office:value="1.98488357888934">
                <text:p>1.984883578889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2.913">
                <text:p>692.913</text:p>
              </table:table-cell>
              <table:table-cell office:value-type="float" office:value="1.98323345888124">
                <text:p>1.983233458881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3.913">
                <text:p>693.913</text:p>
              </table:table-cell>
              <table:table-cell office:value-type="float" office:value="1.98084973321738">
                <text:p>1.980849733217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4.913">
                <text:p>694.913</text:p>
              </table:table-cell>
              <table:table-cell office:value-type="float" office:value="1.98495227483425">
                <text:p>1.984952274834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5.913">
                <text:p>695.913</text:p>
              </table:table-cell>
              <table:table-cell office:value-type="float" office:value="1.98847690630574">
                <text:p>1.9884769063057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6.913">
                <text:p>696.913</text:p>
              </table:table-cell>
              <table:table-cell office:value-type="float" office:value="1.98510338930375">
                <text:p>1.985103389303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7.913">
                <text:p>697.913</text:p>
              </table:table-cell>
              <table:table-cell office:value-type="float" office:value="1.98293064129899">
                <text:p>1.982930641298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8.913">
                <text:p>698.913</text:p>
              </table:table-cell>
              <table:table-cell office:value-type="float" office:value="1.9843063465648">
                <text:p>1.98430634656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9.913">
                <text:p>699.913</text:p>
              </table:table-cell>
              <table:table-cell office:value-type="float" office:value="1.97494176658965">
                <text:p>1.9749417665896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0.913">
                <text:p>700.913</text:p>
              </table:table-cell>
              <table:table-cell office:value-type="float" office:value="1.97384488703228">
                <text:p>1.973844887032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1.913">
                <text:p>701.913</text:p>
              </table:table-cell>
              <table:table-cell office:value-type="float" office:value="1.97146650001454">
                <text:p>1.9714665000145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2.914">
                <text:p>702.914</text:p>
              </table:table-cell>
              <table:table-cell office:value-type="float" office:value="1.97095113301308">
                <text:p>1.970951133013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3.913">
                <text:p>703.913</text:p>
              </table:table-cell>
              <table:table-cell office:value-type="float" office:value="1.97502502475941">
                <text:p>1.975025024759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4.913">
                <text:p>704.913</text:p>
              </table:table-cell>
              <table:table-cell office:value-type="float" office:value="1.97131331053975">
                <text:p>1.971313310539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5.913">
                <text:p>705.913</text:p>
              </table:table-cell>
              <table:table-cell office:value-type="float" office:value="1.97423379213045">
                <text:p>1.9742337921304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6.913">
                <text:p>706.913</text:p>
              </table:table-cell>
              <table:table-cell office:value-type="float" office:value="1.96941739038113">
                <text:p>1.969417390381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7.913">
                <text:p>707.913</text:p>
              </table:table-cell>
              <table:table-cell office:value-type="float" office:value="1.9703239771443">
                <text:p>1.970323977144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8.913">
                <text:p>708.913</text:p>
              </table:table-cell>
              <table:table-cell office:value-type="float" office:value="1.96523647246061">
                <text:p>1.9652364724606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9.914">
                <text:p>709.914</text:p>
              </table:table-cell>
              <table:table-cell office:value-type="float" office:value="1.96341321561971">
                <text:p>1.963413215619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0.913">
                <text:p>710.913</text:p>
              </table:table-cell>
              <table:table-cell office:value-type="float" office:value="1.95742926286903">
                <text:p>1.9574292628690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1.914">
                <text:p>711.914</text:p>
              </table:table-cell>
              <table:table-cell office:value-type="float" office:value="1.95240330850911">
                <text:p>1.952403308509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2.913">
                <text:p>712.913</text:p>
              </table:table-cell>
              <table:table-cell office:value-type="float" office:value="1.95690660862116">
                <text:p>1.956906608621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3.914">
                <text:p>713.914</text:p>
              </table:table-cell>
              <table:table-cell office:value-type="float" office:value="1.96062985214041">
                <text:p>1.9606298521404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4.913">
                <text:p>714.913</text:p>
              </table:table-cell>
              <table:table-cell office:value-type="float" office:value="1.95733040328486">
                <text:p>1.957330403284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5.913">
                <text:p>715.913</text:p>
              </table:table-cell>
              <table:table-cell office:value-type="float" office:value="1.96165694352223">
                <text:p>1.961656943522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6.913">
                <text:p>716.913</text:p>
              </table:table-cell>
              <table:table-cell office:value-type="float" office:value="1.96089727886356">
                <text:p>1.960897278863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7.913">
                <text:p>717.913</text:p>
              </table:table-cell>
              <table:table-cell office:value-type="float" office:value="1.9612209102924">
                <text:p>1.96122091029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8.913">
                <text:p>718.913</text:p>
              </table:table-cell>
              <table:table-cell office:value-type="float" office:value="1.96033419200662">
                <text:p>1.9603341920066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19.913">
                <text:p>719.913</text:p>
              </table:table-cell>
              <table:table-cell office:value-type="float" office:value="1.95576146510569">
                <text:p>1.9557614651056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0.913">
                <text:p>720.913</text:p>
              </table:table-cell>
              <table:table-cell office:value-type="float" office:value="1.95968624990433">
                <text:p>1.959686249904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1.913">
                <text:p>721.913</text:p>
              </table:table-cell>
              <table:table-cell office:value-type="float" office:value="1.96776948340821">
                <text:p>1.967769483408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2.913">
                <text:p>722.913</text:p>
              </table:table-cell>
              <table:table-cell office:value-type="float" office:value="1.97544121166108">
                <text:p>1.975441211661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3.913">
                <text:p>723.913</text:p>
              </table:table-cell>
              <table:table-cell office:value-type="float" office:value="1.97510827599782">
                <text:p>1.9751082759978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4.913">
                <text:p>724.913</text:p>
              </table:table-cell>
              <table:table-cell office:value-type="float" office:value="1.96975222582659">
                <text:p>1.969752225826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5.913">
                <text:p>725.913</text:p>
              </table:table-cell>
              <table:table-cell office:value-type="float" office:value="1.96123497884848">
                <text:p>1.9612349788484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6.913">
                <text:p>726.913</text:p>
              </table:table-cell>
              <table:table-cell office:value-type="float" office:value="1.96435330927737">
                <text:p>1.964353309277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7.913">
                <text:p>727.913</text:p>
              </table:table-cell>
              <table:table-cell office:value-type="float" office:value="1.96016520410293">
                <text:p>1.960165204102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8.913">
                <text:p>728.913</text:p>
              </table:table-cell>
              <table:table-cell office:value-type="float" office:value="1.94568155150031">
                <text:p>1.9456815515003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29.913">
                <text:p>729.913</text:p>
              </table:table-cell>
              <table:table-cell office:value-type="float" office:value="1.93730177451871">
                <text:p>1.9373017745187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0.913">
                <text:p>730.913</text:p>
              </table:table-cell>
              <table:table-cell office:value-type="float" office:value="1.93710002506203">
                <text:p>1.937100025062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1.913">
                <text:p>731.913</text:p>
              </table:table-cell>
              <table:table-cell office:value-type="float" office:value="1.95280064071244">
                <text:p>1.9528006407124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2.913">
                <text:p>732.913</text:p>
              </table:table-cell>
              <table:table-cell office:value-type="float" office:value="1.95333962488219">
                <text:p>1.953339624882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3.913">
                <text:p>733.913</text:p>
              </table:table-cell>
              <table:table-cell office:value-type="float" office:value="1.95214779727233">
                <text:p>1.952147797272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4.913">
                <text:p>734.913</text:p>
              </table:table-cell>
              <table:table-cell office:value-type="float" office:value="1.95030049735661">
                <text:p>1.9503004973566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5.913">
                <text:p>735.913</text:p>
              </table:table-cell>
              <table:table-cell office:value-type="float" office:value="1.94680974429815">
                <text:p>1.946809744298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6.913">
                <text:p>736.913</text:p>
              </table:table-cell>
              <table:table-cell office:value-type="float" office:value="1.94472373125425">
                <text:p>1.944723731254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7.914">
                <text:p>737.914</text:p>
              </table:table-cell>
              <table:table-cell office:value-type="float" office:value="1.94407990374916">
                <text:p>1.944079903749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8.913">
                <text:p>738.913</text:p>
              </table:table-cell>
              <table:table-cell office:value-type="float" office:value="1.94246135164155">
                <text:p>1.942461351641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9.913">
                <text:p>739.913</text:p>
              </table:table-cell>
              <table:table-cell office:value-type="float" office:value="1.93708561282893">
                <text:p>1.9370856128289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0.914">
                <text:p>740.914</text:p>
              </table:table-cell>
              <table:table-cell office:value-type="float" office:value="1.93388094455522">
                <text:p>1.933880944555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1.913">
                <text:p>741.913</text:p>
              </table:table-cell>
              <table:table-cell office:value-type="float" office:value="1.94299160854194">
                <text:p>1.942991608541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2.913">
                <text:p>742.913</text:p>
              </table:table-cell>
              <table:table-cell office:value-type="float" office:value="1.93990644857244">
                <text:p>1.9399064485724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3.913">
                <text:p>743.913</text:p>
              </table:table-cell>
              <table:table-cell office:value-type="float" office:value="1.94111294657151">
                <text:p>1.941112946571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4.913">
                <text:p>744.913</text:p>
              </table:table-cell>
              <table:table-cell office:value-type="float" office:value="1.94556723312351">
                <text:p>1.945567233123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5.913">
                <text:p>745.913</text:p>
              </table:table-cell>
              <table:table-cell office:value-type="float" office:value="1.94373635951446">
                <text:p>1.943736359514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6.913">
                <text:p>746.913</text:p>
              </table:table-cell>
              <table:table-cell office:value-type="float" office:value="1.93552786778214">
                <text:p>1.935527867782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7.913">
                <text:p>747.913</text:p>
              </table:table-cell>
              <table:table-cell office:value-type="float" office:value="1.94609584609826">
                <text:p>1.946095846098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8.913">
                <text:p>748.913</text:p>
              </table:table-cell>
              <table:table-cell office:value-type="float" office:value="1.94966025148033">
                <text:p>1.949660251480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49.913">
                <text:p>749.913</text:p>
              </table:table-cell>
              <table:table-cell office:value-type="float" office:value="1.94829302204282">
                <text:p>1.9482930220428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0.913">
                <text:p>750.913</text:p>
              </table:table-cell>
              <table:table-cell office:value-type="float" office:value="1.94984525350876">
                <text:p>1.949845253508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1.914">
                <text:p>751.914</text:p>
              </table:table-cell>
              <table:table-cell office:value-type="float" office:value="1.9407253023666">
                <text:p>1.94072530236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2.913">
                <text:p>752.913</text:p>
              </table:table-cell>
              <table:table-cell office:value-type="float" office:value="1.94062477748302">
                <text:p>1.940624777483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3.913">
                <text:p>753.913</text:p>
              </table:table-cell>
              <table:table-cell office:value-type="float" office:value="1.94188778446828">
                <text:p>1.941887784468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4.914">
                <text:p>754.914</text:p>
              </table:table-cell>
              <table:table-cell office:value-type="float" office:value="1.94390814638464">
                <text:p>1.943908146384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5.913">
                <text:p>755.913</text:p>
              </table:table-cell>
              <table:table-cell office:value-type="float" office:value="1.94158652995615">
                <text:p>1.941586529956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6.913">
                <text:p>756.913</text:p>
              </table:table-cell>
              <table:table-cell office:value-type="float" office:value="1.94281966413687">
                <text:p>1.942819664136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7.914">
                <text:p>757.914</text:p>
              </table:table-cell>
              <table:table-cell office:value-type="float" office:value="1.93250643355614">
                <text:p>1.932506433556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8.913">
                <text:p>758.913</text:p>
              </table:table-cell>
              <table:table-cell office:value-type="float" office:value="1.92899648753314">
                <text:p>1.928996487533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59.913">
                <text:p>759.913</text:p>
              </table:table-cell>
              <table:table-cell office:value-type="float" office:value="1.93999267529128">
                <text:p>1.939992675291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0.914">
                <text:p>760.914</text:p>
              </table:table-cell>
              <table:table-cell office:value-type="float" office:value="1.94184475366539">
                <text:p>1.9418447536653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1.913">
                <text:p>761.913</text:p>
              </table:table-cell>
              <table:table-cell office:value-type="float" office:value="1.93947520341726">
                <text:p>1.9394752034172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2.913">
                <text:p>762.913</text:p>
              </table:table-cell>
              <table:table-cell office:value-type="float" office:value="1.93114452899768">
                <text:p>1.931144528997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3.913">
                <text:p>763.913</text:p>
              </table:table-cell>
              <table:table-cell office:value-type="float" office:value="1.91887658428752">
                <text:p>1.918876584287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4.913">
                <text:p>764.913</text:p>
              </table:table-cell>
              <table:table-cell office:value-type="float" office:value="1.9109045398565">
                <text:p>1.910904539856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5.914">
                <text:p>765.914</text:p>
              </table:table-cell>
              <table:table-cell office:value-type="float" office:value="1.91677554254432">
                <text:p>1.916775542544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6.913">
                <text:p>766.913</text:p>
              </table:table-cell>
              <table:table-cell office:value-type="float" office:value="1.92344541005343">
                <text:p>1.923445410053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7.913">
                <text:p>767.913</text:p>
              </table:table-cell>
              <table:table-cell office:value-type="float" office:value="1.9285605107202">
                <text:p>1.92856051072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8.913">
                <text:p>768.913</text:p>
              </table:table-cell>
              <table:table-cell office:value-type="float" office:value="1.93063696262248">
                <text:p>1.9306369626224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69.914">
                <text:p>769.914</text:p>
              </table:table-cell>
              <table:table-cell office:value-type="float" office:value="1.93141995718153">
                <text:p>1.9314199571815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0.913">
                <text:p>770.913</text:p>
              </table:table-cell>
              <table:table-cell office:value-type="float" office:value="1.93211543803312">
                <text:p>1.932115438033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1.913">
                <text:p>771.913</text:p>
              </table:table-cell>
              <table:table-cell office:value-type="float" office:value="1.9286041169559">
                <text:p>1.928604116955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2.914">
                <text:p>772.914</text:p>
              </table:table-cell>
              <table:table-cell office:value-type="float" office:value="1.92835698980772">
                <text:p>1.9283569898077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3.913">
                <text:p>773.913</text:p>
              </table:table-cell>
              <table:table-cell office:value-type="float" office:value="1.92245141777735">
                <text:p>1.922451417777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4.913">
                <text:p>774.913</text:p>
              </table:table-cell>
              <table:table-cell office:value-type="float" office:value="1.92438003050495">
                <text:p>1.9243800305049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5.913">
                <text:p>775.913</text:p>
              </table:table-cell>
              <table:table-cell office:value-type="float" office:value="1.9157896176449">
                <text:p>1.915789617644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6.914">
                <text:p>776.914</text:p>
              </table:table-cell>
              <table:table-cell office:value-type="float" office:value="1.91096371670653">
                <text:p>1.910963716706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7.913">
                <text:p>777.913</text:p>
              </table:table-cell>
              <table:table-cell office:value-type="float" office:value="1.91006088901868">
                <text:p>1.910060889018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8.913">
                <text:p>778.913</text:p>
              </table:table-cell>
              <table:table-cell office:value-type="float" office:value="1.91683437299498">
                <text:p>1.916834372994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9.913">
                <text:p>779.913</text:p>
              </table:table-cell>
              <table:table-cell office:value-type="float" office:value="1.92000608867258">
                <text:p>1.920006088672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0.914">
                <text:p>780.914</text:p>
              </table:table-cell>
              <table:table-cell office:value-type="float" office:value="1.92000608867258">
                <text:p>1.9200060886725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1.913">
                <text:p>781.913</text:p>
              </table:table-cell>
              <table:table-cell office:value-type="float" office:value="1.91080097194175">
                <text:p>1.910800971941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2.913">
                <text:p>782.913</text:p>
              </table:table-cell>
              <table:table-cell office:value-type="float" office:value="1.90751081276539">
                <text:p>1.9075108127653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3.913">
                <text:p>783.913</text:p>
              </table:table-cell>
              <table:table-cell office:value-type="float" office:value="1.90068860976291">
                <text:p>1.900688609762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4.913">
                <text:p>784.913</text:p>
              </table:table-cell>
              <table:table-cell office:value-type="float" office:value="1.89919283504681">
                <text:p>1.899192835046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2000000020008D6A01043175452.jpg" xlink:type="simple" xlink:show="embed" xlink:actuate="onLoad"/>
    <draw:stroke-dash draw:name="Dot_20__28_Rounded_29_" draw:display-name="Dot (Rounded)" draw:style="round" draw:dots1="1" draw:dots1-length="1%" draw:distance="1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Обычный" style:font-family-generic="roman" fo:font-size="15pt" fo:font-style="italic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chart-properties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draw:stroke-dash="Dot_20__28_Rounded_29_" svg:stroke-width="0.1cm" svg:stroke-color="#004586" svg:stroke-linecap="round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54cm" svg:height="17.729cm" xlink:href=".." xlink:type="simple" chart:class="chart:scatter" chart:style-name="ch1">
        <chart:legend chart:legend-position="end" svg:x="25.385cm" svg:y="8.467cm" style:legend-expansion="high" chart:style-name="ch2"/>
        <chart:plot-area chart:style-name="ch3" table:cell-range-address="'20190424_1556117754603_164.5'.A2:'20190424_1556117754603_164.5'.A1001 '20190424_1556117754603_164.5'.C1:'20190424_1556117754603_164.5'.C1001" chart:data-source-has-labels="row" svg:x="1.9cm" svg:y="0.354cm" svg:width="22.936cm" svg:height="15.7cm">
          <chart:coordinate-region svg:x="2.892cm" svg:y="0.646cm" svg:width="21.343cm" svg:height="14.576cm"/>
          <chart:axis chart:dimension="x" chart:name="primary-x" chart:style-name="ch4">
            <chart:title svg:x="12.929cm" svg:y="16.408cm" chart:style-name="ch5">
              <text:p>t, с</text:p>
            </chart:title>
          </chart:axis>
          <chart:axis chart:dimension="y" chart:name="primary-y" chart:style-name="ch4">
            <chart:title svg:x="0.451cm" svg:y="8.834cm" chart:style-name="ch6">
              <text:p>ln(V)</text:p>
            </chart:title>
            <chart:grid chart:style-name="ch7" chart:class="major"/>
          </chart:axis>
          <chart:series chart:style-name="ch8" chart:values-cell-range-address="'20190424_1556117754603_164.5'.C2:'20190424_1556117754603_164.5'.C1001" chart:label-cell-address="'20190424_1556117754603_164.5'.C1:'20190424_1556117754603_164.5'.C1" chart:class="chart:scatter">
            <chart:domain table:cell-range-address="'20190424_1556117754603_164.5'.A2:'20190424_1556117754603_164.5'.A1001"/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n(V)</text:p>
                <draw:g>
                  <svg:desc>'20190424_1556117754603_164.5'.C1:'20190424_1556117754603_164.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90424_1556117754603_164.5'.A2:'20190424_1556117754603_164.5'.A1001</svg:desc>
                </draw:g>
              </table:table-cell>
              <table:table-cell office:value-type="float" office:value="2.56131198099041">
                <text:p>2.56131198099041</text:p>
                <draw:g>
                  <svg:desc>'20190424_1556117754603_164.5'.C2:'20190424_1556117754603_164.5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">
                <text:p>0.999</text:p>
              </table:table-cell>
              <table:table-cell office:value-type="float" office:value="2.56312461671123">
                <text:p>2.56312461671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9">
                <text:p>1.999</text:p>
              </table:table-cell>
              <table:table-cell office:value-type="float" office:value="2.56287798287644">
                <text:p>2.56287798287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9">
                <text:p>2.999</text:p>
              </table:table-cell>
              <table:table-cell office:value-type="float" office:value="2.56290110738264">
                <text:p>2.56290110738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99">
                <text:p>3.999</text:p>
              </table:table-cell>
              <table:table-cell office:value-type="float" office:value="2.5604701098242">
                <text:p>2.5604701098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99">
                <text:p>4.999</text:p>
              </table:table-cell>
              <table:table-cell office:value-type="float" office:value="2.55755283977285">
                <text:p>2.55755283977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99">
                <text:p>5.999</text:p>
              </table:table-cell>
              <table:table-cell office:value-type="float" office:value="2.55831199420428">
                <text:p>2.55831199420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99">
                <text:p>6.999</text:p>
              </table:table-cell>
              <table:table-cell office:value-type="float" office:value="2.56019963382343">
                <text:p>2.56019963382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99">
                <text:p>7.999</text:p>
              </table:table-cell>
              <table:table-cell office:value-type="float" office:value="2.5551320946775">
                <text:p>2.5551320946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99">
                <text:p>8.999</text:p>
              </table:table-cell>
              <table:table-cell office:value-type="float" office:value="2.55360058770988">
                <text:p>2.55360058770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99">
                <text:p>9.999</text:p>
              </table:table-cell>
              <table:table-cell office:value-type="float" office:value="2.55372506161331">
                <text:p>2.553725061613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99">
                <text:p>10.999</text:p>
              </table:table-cell>
              <table:table-cell office:value-type="float" office:value="2.5522770947414">
                <text:p>2.5522770947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54657386516973">
                <text:p>2.54657386516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99">
                <text:p>12.999</text:p>
              </table:table-cell>
              <table:table-cell office:value-type="float" office:value="2.54564891174339">
                <text:p>2.54564891174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99">
                <text:p>13.999</text:p>
              </table:table-cell>
              <table:table-cell office:value-type="float" office:value="2.54546068087767">
                <text:p>2.54546068087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99">
                <text:p>14.999</text:p>
              </table:table-cell>
              <table:table-cell office:value-type="float" office:value="2.54684021848114">
                <text:p>2.54684021848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999">
                <text:p>15.999</text:p>
              </table:table-cell>
              <table:table-cell office:value-type="float" office:value="2.54371786366781">
                <text:p>2.54371786366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54459750244434">
                <text:p>2.54459750244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99">
                <text:p>17.999</text:p>
              </table:table-cell>
              <table:table-cell office:value-type="float" office:value="2.53959999079387">
                <text:p>2.53959999079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99">
                <text:p>18.999</text:p>
              </table:table-cell>
              <table:table-cell office:value-type="float" office:value="2.53647865533199">
                <text:p>2.53647865533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99">
                <text:p>19.999</text:p>
              </table:table-cell>
              <table:table-cell office:value-type="float" office:value="2.53293461879858">
                <text:p>2.53293461879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999">
                <text:p>20.999</text:p>
              </table:table-cell>
              <table:table-cell office:value-type="float" office:value="2.52929029409681">
                <text:p>2.52929029409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53186974906502">
                <text:p>2.53186974906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999">
                <text:p>22.999</text:p>
              </table:table-cell>
              <table:table-cell office:value-type="float" office:value="2.53202875685674">
                <text:p>2.532028756856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999">
                <text:p>23.999</text:p>
              </table:table-cell>
              <table:table-cell office:value-type="float" office:value="2.53448221973127">
                <text:p>2.53448221973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5335142576125">
                <text:p>2.5335142576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999">
                <text:p>25.999</text:p>
              </table:table-cell>
              <table:table-cell office:value-type="float" office:value="2.53761768870067">
                <text:p>2.53761768870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999">
                <text:p>26.999</text:p>
              </table:table-cell>
              <table:table-cell office:value-type="float" office:value="2.53729351267816">
                <text:p>2.53729351267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999">
                <text:p>27.999</text:p>
              </table:table-cell>
              <table:table-cell office:value-type="float" office:value="2.53843951779068">
                <text:p>2.53843951779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999">
                <text:p>28.999</text:p>
              </table:table-cell>
              <table:table-cell office:value-type="float" office:value="2.53573441916893">
                <text:p>2.53573441916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999">
                <text:p>29.999</text:p>
              </table:table-cell>
              <table:table-cell office:value-type="float" office:value="2.52821355436039">
                <text:p>2.52821355436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999">
                <text:p>30.999</text:p>
              </table:table-cell>
              <table:table-cell office:value-type="float" office:value="2.52978440856609">
                <text:p>2.529784408566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999">
                <text:p>31.999</text:p>
              </table:table-cell>
              <table:table-cell office:value-type="float" office:value="2.53393488085535">
                <text:p>2.53393488085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999">
                <text:p>32.999</text:p>
              </table:table-cell>
              <table:table-cell office:value-type="float" office:value="2.53260097565066">
                <text:p>2.53260097565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53188565098199">
                <text:p>2.531885650981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999">
                <text:p>34.999</text:p>
              </table:table-cell>
              <table:table-cell office:value-type="float" office:value="2.53181409036416">
                <text:p>2.53181409036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999">
                <text:p>35.999</text:p>
              </table:table-cell>
              <table:table-cell office:value-type="float" office:value="2.52903517171641">
                <text:p>2.52903517171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999">
                <text:p>36.999</text:p>
              </table:table-cell>
              <table:table-cell office:value-type="float" office:value="2.52613656109889">
                <text:p>2.52613656109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999">
                <text:p>37.999</text:p>
              </table:table-cell>
              <table:table-cell office:value-type="float" office:value="2.52739924807238">
                <text:p>2.527399248072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999">
                <text:p>38.999</text:p>
              </table:table-cell>
              <table:table-cell office:value-type="float" office:value="2.52798210336112">
                <text:p>2.52798210336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999">
                <text:p>39.999</text:p>
              </table:table-cell>
              <table:table-cell office:value-type="float" office:value="2.52275623106175">
                <text:p>2.52275623106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999">
                <text:p>40.999</text:p>
              </table:table-cell>
              <table:table-cell office:value-type="float" office:value="2.52174471900595">
                <text:p>2.521744719005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999">
                <text:p>41.999</text:p>
              </table:table-cell>
              <table:table-cell office:value-type="float" office:value="2.52199367799726">
                <text:p>2.521993677997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999">
                <text:p>42.999</text:p>
              </table:table-cell>
              <table:table-cell office:value-type="float" office:value="2.52276425484424">
                <text:p>2.522764254844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999">
                <text:p>43.999</text:p>
              </table:table-cell>
              <table:table-cell office:value-type="float" office:value="2.52492832413749">
                <text:p>2.52492832413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999">
                <text:p>44.999</text:p>
              </table:table-cell>
              <table:table-cell office:value-type="float" office:value="2.52020944149039">
                <text:p>2.52020944149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999">
                <text:p>45.999</text:p>
              </table:table-cell>
              <table:table-cell office:value-type="float" office:value="2.51863957613612">
                <text:p>2.518639576136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999">
                <text:p>46.999</text:p>
              </table:table-cell>
              <table:table-cell office:value-type="float" office:value="2.51974276462346">
                <text:p>2.519742764623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.999">
                <text:p>47.999</text:p>
              </table:table-cell>
              <table:table-cell office:value-type="float" office:value="2.51608226725645">
                <text:p>2.516082267256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999">
                <text:p>48.999</text:p>
              </table:table-cell>
              <table:table-cell office:value-type="float" office:value="2.5191792437301">
                <text:p>2.51917924373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999">
                <text:p>49.999</text:p>
              </table:table-cell>
              <table:table-cell office:value-type="float" office:value="2.51809155584565">
                <text:p>2.518091555845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999">
                <text:p>50.999</text:p>
              </table:table-cell>
              <table:table-cell office:value-type="float" office:value="2.51673633440643">
                <text:p>2.516736334406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999">
                <text:p>51.999</text:p>
              </table:table-cell>
              <table:table-cell office:value-type="float" office:value="2.51375322434558">
                <text:p>2.513753224345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999">
                <text:p>52.999</text:p>
              </table:table-cell>
              <table:table-cell office:value-type="float" office:value="2.5128946396615">
                <text:p>2.51289463966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999">
                <text:p>53.999</text:p>
              </table:table-cell>
              <table:table-cell office:value-type="float" office:value="2.51104537073103">
                <text:p>2.51104537073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999">
                <text:p>54.999</text:p>
              </table:table-cell>
              <table:table-cell office:value-type="float" office:value="2.5101275780796">
                <text:p>2.51012757807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999">
                <text:p>55.999</text:p>
              </table:table-cell>
              <table:table-cell office:value-type="float" office:value="2.5076787201302">
                <text:p>2.50767872013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999">
                <text:p>56.999</text:p>
              </table:table-cell>
              <table:table-cell office:value-type="float" office:value="2.50843598440682">
                <text:p>2.508435984406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.50747505663047">
                <text:p>2.50747505663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999">
                <text:p>58.999</text:p>
              </table:table-cell>
              <table:table-cell office:value-type="float" office:value="2.50937972608692">
                <text:p>2.509379726086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999">
                <text:p>59.999</text:p>
              </table:table-cell>
              <table:table-cell office:value-type="float" office:value="2.51074494729411">
                <text:p>2.510744947294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999">
                <text:p>60.999</text:p>
              </table:table-cell>
              <table:table-cell office:value-type="float" office:value="2.50724690425629">
                <text:p>2.507246904256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999">
                <text:p>61.999</text:p>
              </table:table-cell>
              <table:table-cell office:value-type="float" office:value="2.50546879250088">
                <text:p>2.505468792500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999">
                <text:p>62.999</text:p>
              </table:table-cell>
              <table:table-cell office:value-type="float" office:value="2.50711650809627">
                <text:p>2.507116508096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.999">
                <text:p>63.999</text:p>
              </table:table-cell>
              <table:table-cell office:value-type="float" office:value="2.50863945231453">
                <text:p>2.508639452314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.999">
                <text:p>64.999</text:p>
              </table:table-cell>
              <table:table-cell office:value-type="float" office:value="2.50517485496049">
                <text:p>2.505174854960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999">
                <text:p>65.999</text:p>
              </table:table-cell>
              <table:table-cell office:value-type="float" office:value="2.50264014444085">
                <text:p>2.502640144440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.999">
                <text:p>66.999</text:p>
              </table:table-cell>
              <table:table-cell office:value-type="float" office:value="2.50111622850204">
                <text:p>2.50111622850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999">
                <text:p>67.999</text:p>
              </table:table-cell>
              <table:table-cell office:value-type="float" office:value="2.50271382343787">
                <text:p>2.502713823437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999">
                <text:p>68.999</text:p>
              </table:table-cell>
              <table:table-cell office:value-type="float" office:value="2.50502785378421">
                <text:p>2.505027853784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.999">
                <text:p>69.999</text:p>
              </table:table-cell>
              <table:table-cell office:value-type="float" office:value="2.50289390480239">
                <text:p>2.50289390480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999">
                <text:p>70.999</text:p>
              </table:table-cell>
              <table:table-cell office:value-type="float" office:value="2.50345849518253">
                <text:p>2.50345849518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50719800768882">
                <text:p>2.507198007688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.999">
                <text:p>72.999</text:p>
              </table:table-cell>
              <table:table-cell office:value-type="float" office:value="2.5035893691756">
                <text:p>2.50358936917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999">
                <text:p>73.999</text:p>
              </table:table-cell>
              <table:table-cell office:value-type="float" office:value="2.49880955495699">
                <text:p>2.498809554956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999">
                <text:p>74.999</text:p>
              </table:table-cell>
              <table:table-cell office:value-type="float" office:value="2.4971151551175">
                <text:p>2.4971151551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.49477446898635">
                <text:p>2.49477446898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.999">
                <text:p>76.999</text:p>
              </table:table-cell>
              <table:table-cell office:value-type="float" office:value="2.49386639115947">
                <text:p>2.493866391159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999">
                <text:p>77.999</text:p>
              </table:table-cell>
              <table:table-cell office:value-type="float" office:value="2.49532716711588">
                <text:p>2.495327167115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.49416367105068">
                <text:p>2.494163671050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999">
                <text:p>79.999</text:p>
              </table:table-cell>
              <table:table-cell office:value-type="float" office:value="2.49553331952922">
                <text:p>2.495533319529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999">
                <text:p>80.999</text:p>
              </table:table-cell>
              <table:table-cell office:value-type="float" office:value="2.49679404721014">
                <text:p>2.496794047210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.999">
                <text:p>81.999</text:p>
              </table:table-cell>
              <table:table-cell office:value-type="float" office:value="2.49520345526537">
                <text:p>2.495203455265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.999">
                <text:p>82.999</text:p>
              </table:table-cell>
              <table:table-cell office:value-type="float" office:value="2.49040815538261">
                <text:p>2.490408155382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.999">
                <text:p>83.999</text:p>
              </table:table-cell>
              <table:table-cell office:value-type="float" office:value="2.49179122992055">
                <text:p>2.49179122992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999">
                <text:p>84.999</text:p>
              </table:table-cell>
              <table:table-cell office:value-type="float" office:value="2.49325503815017">
                <text:p>2.49325503815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999">
                <text:p>85.999</text:p>
              </table:table-cell>
              <table:table-cell office:value-type="float" office:value="2.49203948386906">
                <text:p>2.492039483869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.999">
                <text:p>86.999</text:p>
              </table:table-cell>
              <table:table-cell office:value-type="float" office:value="2.49249445610292">
                <text:p>2.492494456102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.999">
                <text:p>87.999</text:p>
              </table:table-cell>
              <table:table-cell office:value-type="float" office:value="2.49384987301842">
                <text:p>2.493849873018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999">
                <text:p>88.999</text:p>
              </table:table-cell>
              <table:table-cell office:value-type="float" office:value="2.4902258112656">
                <text:p>2.49022581126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.999">
                <text:p>89.999</text:p>
              </table:table-cell>
              <table:table-cell office:value-type="float" office:value="2.4856896764759">
                <text:p>2.48568967647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999">
                <text:p>90.999</text:p>
              </table:table-cell>
              <table:table-cell office:value-type="float" office:value="2.48249541175535">
                <text:p>2.482495411755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.48405628833316">
                <text:p>2.484056288333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.999">
                <text:p>92.999</text:p>
              </table:table-cell>
              <table:table-cell office:value-type="float" office:value="2.48194393193723">
                <text:p>2.48194393193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.999">
                <text:p>93.999</text:p>
              </table:table-cell>
              <table:table-cell office:value-type="float" office:value="2.48097392676029">
                <text:p>2.48097392676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.999">
                <text:p>94.999</text:p>
              </table:table-cell>
              <table:table-cell office:value-type="float" office:value="2.47834349264632">
                <text:p>2.478343492646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.999">
                <text:p>95.999</text:p>
              </table:table-cell>
              <table:table-cell office:value-type="float" office:value="2.47526027273619">
                <text:p>2.475260272736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.999">
                <text:p>96.999</text:p>
              </table:table-cell>
              <table:table-cell office:value-type="float" office:value="2.47228567259812">
                <text:p>2.472285672598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999">
                <text:p>97.999</text:p>
              </table:table-cell>
              <table:table-cell office:value-type="float" office:value="2.47319668835928">
                <text:p>2.47319668835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999">
                <text:p>98.999</text:p>
              </table:table-cell>
              <table:table-cell office:value-type="float" office:value="2.47423322423153">
                <text:p>2.47423322423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999">
                <text:p>99.999</text:p>
              </table:table-cell>
              <table:table-cell office:value-type="float" office:value="2.47337373397428">
                <text:p>2.473373733974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.999">
                <text:p>100.999</text:p>
              </table:table-cell>
              <table:table-cell office:value-type="float" office:value="2.47038505326898">
                <text:p>2.470385053268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.46892969526486">
                <text:p>2.468929695264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999">
                <text:p>102.999</text:p>
              </table:table-cell>
              <table:table-cell office:value-type="float" office:value="2.46968302284984">
                <text:p>2.469683022849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.47002987055757">
                <text:p>2.470029870557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.999">
                <text:p>104.999</text:p>
              </table:table-cell>
              <table:table-cell office:value-type="float" office:value="2.47072320527153">
                <text:p>2.470723205271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.999">
                <text:p>105.999</text:p>
              </table:table-cell>
              <table:table-cell office:value-type="float" office:value="2.46609752880095">
                <text:p>2.466097528800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.999">
                <text:p>106.999</text:p>
              </table:table-cell>
              <table:table-cell office:value-type="float" office:value="2.46365747674883">
                <text:p>2.463657476748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.46507802215381">
                <text:p>2.465078022153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.999">
                <text:p>108.999</text:p>
              </table:table-cell>
              <table:table-cell office:value-type="float" office:value="2.4642276385796">
                <text:p>2.46422763857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.999">
                <text:p>109.999</text:p>
              </table:table-cell>
              <table:table-cell office:value-type="float" office:value="2.46751461467843">
                <text:p>2.46751461467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999">
                <text:p>110.999</text:p>
              </table:table-cell>
              <table:table-cell office:value-type="float" office:value="2.47317982523724">
                <text:p>2.473179825237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.999">
                <text:p>111.999</text:p>
              </table:table-cell>
              <table:table-cell office:value-type="float" office:value="2.47340745339498">
                <text:p>2.47340745339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.999">
                <text:p>112.999</text:p>
              </table:table-cell>
              <table:table-cell office:value-type="float" office:value="2.47071475286491">
                <text:p>2.470714752864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.999">
                <text:p>113.999</text:p>
              </table:table-cell>
              <table:table-cell office:value-type="float" office:value="2.47117108061756">
                <text:p>2.471171080617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.999">
                <text:p>114.999</text:p>
              </table:table-cell>
              <table:table-cell office:value-type="float" office:value="2.4714667374213">
                <text:p>2.47146673742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.999">
                <text:p>115.999</text:p>
              </table:table-cell>
              <table:table-cell office:value-type="float" office:value="2.46738741356906">
                <text:p>2.467387413569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.999">
                <text:p>116.999</text:p>
              </table:table-cell>
              <table:table-cell office:value-type="float" office:value="2.46557940947752">
                <text:p>2.465579409477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.999">
                <text:p>117.999</text:p>
              </table:table-cell>
              <table:table-cell office:value-type="float" office:value="2.46574081969344">
                <text:p>2.465740819693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.46920061996638">
                <text:p>2.469200619966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.999">
                <text:p>119.999</text:p>
              </table:table-cell>
              <table:table-cell office:value-type="float" office:value="2.46546895589553">
                <text:p>2.465468955895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.999">
                <text:p>120.999</text:p>
              </table:table-cell>
              <table:table-cell office:value-type="float" office:value="2.46434673582264">
                <text:p>2.464346735822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.999">
                <text:p>121.999</text:p>
              </table:table-cell>
              <table:table-cell office:value-type="float" office:value="2.46215818777824">
                <text:p>2.462158187778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.999">
                <text:p>122.999</text:p>
              </table:table-cell>
              <table:table-cell office:value-type="float" office:value="2.46255878612409">
                <text:p>2.462558786124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999">
                <text:p>123.999</text:p>
              </table:table-cell>
              <table:table-cell office:value-type="float" office:value="2.45847711295102">
                <text:p>2.458477112951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.45479102588338">
                <text:p>2.454791025883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.999">
                <text:p>125.999</text:p>
              </table:table-cell>
              <table:table-cell office:value-type="float" office:value="2.45184095558267">
                <text:p>2.4518409555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.999">
                <text:p>126.999</text:p>
              </table:table-cell>
              <table:table-cell office:value-type="float" office:value="2.45180650104112">
                <text:p>2.45180650104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.999">
                <text:p>127.999</text:p>
              </table:table-cell>
              <table:table-cell office:value-type="float" office:value="2.45261586908944">
                <text:p>2.452615869089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.999">
                <text:p>128.999</text:p>
              </table:table-cell>
              <table:table-cell office:value-type="float" office:value="2.45497994654585">
                <text:p>2.454979946545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999">
                <text:p>129.999</text:p>
              </table:table-cell>
              <table:table-cell office:value-type="float" office:value="2.45805775575953">
                <text:p>2.458057755759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.999">
                <text:p>130.999</text:p>
              </table:table-cell>
              <table:table-cell office:value-type="float" office:value="2.45915284933691">
                <text:p>2.459152849336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.999">
                <text:p>131.999</text:p>
              </table:table-cell>
              <table:table-cell office:value-type="float" office:value="2.45880220770189">
                <text:p>2.458802207701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.999">
                <text:p>132.999</text:p>
              </table:table-cell>
              <table:table-cell office:value-type="float" office:value="2.4584856694302">
                <text:p>2.45848566943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.999">
                <text:p>133.999</text:p>
              </table:table-cell>
              <table:table-cell office:value-type="float" office:value="2.45555507607314">
                <text:p>2.455555076073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.45465360661698">
                <text:p>2.454653606616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.999">
                <text:p>135.999</text:p>
              </table:table-cell>
              <table:table-cell office:value-type="float" office:value="2.45574385245949">
                <text:p>2.455743852459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.45517741635722">
                <text:p>2.455177416357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.999">
                <text:p>137.999</text:p>
              </table:table-cell>
              <table:table-cell office:value-type="float" office:value="2.45218543572249">
                <text:p>2.452185435722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.45292566643282">
                <text:p>2.452925666432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.999">
                <text:p>139.999</text:p>
              </table:table-cell>
              <table:table-cell office:value-type="float" office:value="2.45515166163659">
                <text:p>2.455151661636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.45277077975793">
                <text:p>2.452770779757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.999">
                <text:p>141.999</text:p>
              </table:table-cell>
              <table:table-cell office:value-type="float" office:value="2.45042734503825">
                <text:p>2.450427345038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.999">
                <text:p>142.999</text:p>
              </table:table-cell>
              <table:table-cell office:value-type="float" office:value="2.44565460281049">
                <text:p>2.445654602810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.999">
                <text:p>143.999</text:p>
              </table:table-cell>
              <table:table-cell office:value-type="float" office:value="2.44767196317777">
                <text:p>2.44767196317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.999">
                <text:p>144.999</text:p>
              </table:table-cell>
              <table:table-cell office:value-type="float" office:value="2.44682395551219">
                <text:p>2.446823955512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.44672006840276">
                <text:p>2.44672006840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.999">
                <text:p>146.999</text:p>
              </table:table-cell>
              <table:table-cell office:value-type="float" office:value="2.44780169683476">
                <text:p>2.44780169683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.4484673981151">
                <text:p>2.44846739811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.999">
                <text:p>148.999</text:p>
              </table:table-cell>
              <table:table-cell office:value-type="float" office:value="2.4494521688036">
                <text:p>2.44945216880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.999">
                <text:p>149.999</text:p>
              </table:table-cell>
              <table:table-cell office:value-type="float" office:value="2.44624378101061">
                <text:p>2.446243781010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.999">
                <text:p>150.999</text:p>
              </table:table-cell>
              <table:table-cell office:value-type="float" office:value="2.44305982475274">
                <text:p>2.443059824752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.999">
                <text:p>151.999</text:p>
              </table:table-cell>
              <table:table-cell office:value-type="float" office:value="2.44163373755453">
                <text:p>2.441633737554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.999">
                <text:p>152.999</text:p>
              </table:table-cell>
              <table:table-cell office:value-type="float" office:value="2.44507374928628">
                <text:p>2.445073749286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.999">
                <text:p>153.999</text:p>
              </table:table-cell>
              <table:table-cell office:value-type="float" office:value="2.44324228668604">
                <text:p>2.443242286686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.999">
                <text:p>154.999</text:p>
              </table:table-cell>
              <table:table-cell office:value-type="float" office:value="2.44484825254201">
                <text:p>2.444848252542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.999">
                <text:p>155.999</text:p>
              </table:table-cell>
              <table:table-cell office:value-type="float" office:value="2.44260787091387">
                <text:p>2.442607870913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.44307720351416">
                <text:p>2.443077203514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.999">
                <text:p>157.999</text:p>
              </table:table-cell>
              <table:table-cell office:value-type="float" office:value="2.4454985857523">
                <text:p>2.44549858575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.44464005655945">
                <text:p>2.444640056559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.999">
                <text:p>159.999</text:p>
              </table:table-cell>
              <table:table-cell office:value-type="float" office:value="2.44336390948178">
                <text:p>2.443363909481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.999">
                <text:p>160.999</text:p>
              </table:table-cell>
              <table:table-cell office:value-type="float" office:value="2.44372000545775">
                <text:p>2.443720005457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.999">
                <text:p>161.999</text:p>
              </table:table-cell>
              <table:table-cell office:value-type="float" office:value="2.44137264776427">
                <text:p>2.441372647764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.999">
                <text:p>162.999</text:p>
              </table:table-cell>
              <table:table-cell office:value-type="float" office:value="2.43699360084052">
                <text:p>2.436993600840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.999">
                <text:p>163.999</text:p>
              </table:table-cell>
              <table:table-cell office:value-type="float" office:value="2.43602273122376">
                <text:p>2.436022731223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.999">
                <text:p>164.999</text:p>
              </table:table-cell>
              <table:table-cell office:value-type="float" office:value="2.43327996649921">
                <text:p>2.433279966499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.999">
                <text:p>165.999</text:p>
              </table:table-cell>
              <table:table-cell office:value-type="float" office:value="2.43329751605477">
                <text:p>2.433297516054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.999">
                <text:p>166.999</text:p>
              </table:table-cell>
              <table:table-cell office:value-type="float" office:value="2.43128608800978">
                <text:p>2.43128608800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.999">
                <text:p>167.999</text:p>
              </table:table-cell>
              <table:table-cell office:value-type="float" office:value="2.43234061598658">
                <text:p>2.432340615986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.999">
                <text:p>168.999</text:p>
              </table:table-cell>
              <table:table-cell office:value-type="float" office:value="2.43216493852994">
                <text:p>2.432164938529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.999">
                <text:p>169.999</text:p>
              </table:table-cell>
              <table:table-cell office:value-type="float" office:value="2.43282356991778">
                <text:p>2.432823569917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.999">
                <text:p>170.999</text:p>
              </table:table-cell>
              <table:table-cell office:value-type="float" office:value="2.4325338255493">
                <text:p>2.43253382554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.999">
                <text:p>171.999</text:p>
              </table:table-cell>
              <table:table-cell office:value-type="float" office:value="2.43105746030262">
                <text:p>2.431057460302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.999">
                <text:p>172.999</text:p>
              </table:table-cell>
              <table:table-cell office:value-type="float" office:value="2.43349931381024">
                <text:p>2.433499313810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.999">
                <text:p>173.999</text:p>
              </table:table-cell>
              <table:table-cell office:value-type="float" office:value="2.43410446285761">
                <text:p>2.434104462857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.999">
                <text:p>174.999</text:p>
              </table:table-cell>
              <table:table-cell office:value-type="float" office:value="2.43395540215894">
                <text:p>2.433955402158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.999">
                <text:p>175.999</text:p>
              </table:table-cell>
              <table:table-cell office:value-type="float" office:value="2.43169045518068">
                <text:p>2.431690455180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.999">
                <text:p>176.999</text:p>
              </table:table-cell>
              <table:table-cell office:value-type="float" office:value="2.43141796483701">
                <text:p>2.431417964837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.999">
                <text:p>177.999</text:p>
              </table:table-cell>
              <table:table-cell office:value-type="float" office:value="2.43137400782696">
                <text:p>2.431374007826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.999">
                <text:p>178.999</text:p>
              </table:table-cell>
              <table:table-cell office:value-type="float" office:value="2.42972862662048">
                <text:p>2.429728626620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.999">
                <text:p>179.999</text:p>
              </table:table-cell>
              <table:table-cell office:value-type="float" office:value="2.42690670549001">
                <text:p>2.42690670549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.999">
                <text:p>180.999</text:p>
              </table:table-cell>
              <table:table-cell office:value-type="float" office:value="2.42716277047894">
                <text:p>2.427162770478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.999">
                <text:p>181.999</text:p>
              </table:table-cell>
              <table:table-cell office:value-type="float" office:value="2.43075840671703">
                <text:p>2.430758406717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.999">
                <text:p>182.999</text:p>
              </table:table-cell>
              <table:table-cell office:value-type="float" office:value="2.43073201534173">
                <text:p>2.430732015341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.999">
                <text:p>183.999</text:p>
              </table:table-cell>
              <table:table-cell office:value-type="float" office:value="2.42691553640882">
                <text:p>2.426915536408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.999">
                <text:p>184.999</text:p>
              </table:table-cell>
              <table:table-cell office:value-type="float" office:value="2.42572265643455">
                <text:p>2.425722656434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.42618230463499">
                <text:p>2.426182304634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.999">
                <text:p>186.999</text:p>
              </table:table-cell>
              <table:table-cell office:value-type="float" office:value="2.43089035314697">
                <text:p>2.430890353146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.999">
                <text:p>187.999</text:p>
              </table:table-cell>
              <table:table-cell office:value-type="float" office:value="2.42585526894541">
                <text:p>2.425855268945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.999">
                <text:p>188.999</text:p>
              </table:table-cell>
              <table:table-cell office:value-type="float" office:value="2.42162067721719">
                <text:p>2.421620677217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.999">
                <text:p>189.999</text:p>
              </table:table-cell>
              <table:table-cell office:value-type="float" office:value="2.42225079975693">
                <text:p>2.422250799756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.999">
                <text:p>190.999</text:p>
              </table:table-cell>
              <table:table-cell office:value-type="float" office:value="2.42065253264822">
                <text:p>2.420652532648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.41878465339273">
                <text:p>2.418784653392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.999">
                <text:p>192.999</text:p>
              </table:table-cell>
              <table:table-cell office:value-type="float" office:value="2.41685083912239">
                <text:p>2.416850839122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.999">
                <text:p>193.999</text:p>
              </table:table-cell>
              <table:table-cell office:value-type="float" office:value="2.41151124421122">
                <text:p>2.411511244211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.40995858126238">
                <text:p>2.409958581262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.999">
                <text:p>195.999</text:p>
              </table:table-cell>
              <table:table-cell office:value-type="float" office:value="2.40194162073417">
                <text:p>2.401941620734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.999">
                <text:p>196.999</text:p>
              </table:table-cell>
              <table:table-cell office:value-type="float" office:value="2.40193256649474">
                <text:p>2.401932566494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.999">
                <text:p>197.999</text:p>
              </table:table-cell>
              <table:table-cell office:value-type="float" office:value="2.39923074429558">
                <text:p>2.399230744295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.39734966943847">
                <text:p>2.397349669438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.999">
                <text:p>199.999</text:p>
              </table:table-cell>
              <table:table-cell office:value-type="float" office:value="2.39929429371208">
                <text:p>2.399294293712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.39759522778937">
                <text:p>2.397595227789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.999">
                <text:p>201.999</text:p>
              </table:table-cell>
              <table:table-cell office:value-type="float" office:value="2.39883119831977">
                <text:p>2.398831198319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.40448261942021">
                <text:p>2.404482619420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.999">
                <text:p>203.999</text:p>
              </table:table-cell>
              <table:table-cell office:value-type="float" office:value="2.40862837551352">
                <text:p>2.408628375513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.999">
                <text:p>204.999</text:p>
              </table:table-cell>
              <table:table-cell office:value-type="float" office:value="2.40623314321956">
                <text:p>2.406233143219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.999">
                <text:p>205.999</text:p>
              </table:table-cell>
              <table:table-cell office:value-type="float" office:value="2.4101920834368">
                <text:p>2.41019208343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.999">
                <text:p>206.999</text:p>
              </table:table-cell>
              <table:table-cell office:value-type="float" office:value="2.40787260598724">
                <text:p>2.407872605987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.999">
                <text:p>207.999</text:p>
              </table:table-cell>
              <table:table-cell office:value-type="float" office:value="2.41152021213744">
                <text:p>2.411520212137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.999">
                <text:p>208.999</text:p>
              </table:table-cell>
              <table:table-cell office:value-type="float" office:value="2.41178921253359">
                <text:p>2.411789212533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.999">
                <text:p>209.999</text:p>
              </table:table-cell>
              <table:table-cell office:value-type="float" office:value="2.41290031380291">
                <text:p>2.412900313802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.999">
                <text:p>210.999</text:p>
              </table:table-cell>
              <table:table-cell office:value-type="float" office:value="2.40906897743682">
                <text:p>2.409068977436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.999">
                <text:p>211.999</text:p>
              </table:table-cell>
              <table:table-cell office:value-type="float" office:value="2.40422067971">
                <text:p>2.404220679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.999">
                <text:p>212.999</text:p>
              </table:table-cell>
              <table:table-cell office:value-type="float" office:value="2.40224941610699">
                <text:p>2.402249416106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.999">
                <text:p>213.999</text:p>
              </table:table-cell>
              <table:table-cell office:value-type="float" office:value="2.39904915227786">
                <text:p>2.399049152277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.999">
                <text:p>214.999</text:p>
              </table:table-cell>
              <table:table-cell office:value-type="float" office:value="2.40109922556481">
                <text:p>2.401099225564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.40516875676487">
                <text:p>2.405168756764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.999">
                <text:p>216.999</text:p>
              </table:table-cell>
              <table:table-cell office:value-type="float" office:value="2.39988420265632">
                <text:p>2.399884202656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.999">
                <text:p>217.999</text:p>
              </table:table-cell>
              <table:table-cell office:value-type="float" office:value="2.39567462717077">
                <text:p>2.395674627170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.999">
                <text:p>218.999</text:p>
              </table:table-cell>
              <table:table-cell office:value-type="float" office:value="2.39479045784489">
                <text:p>2.394790457844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.999">
                <text:p>219.999</text:p>
              </table:table-cell>
              <table:table-cell office:value-type="float" office:value="2.3932389945954">
                <text:p>2.39323899459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.999">
                <text:p>220.999</text:p>
              </table:table-cell>
              <table:table-cell office:value-type="float" office:value="2.39098966570233">
                <text:p>2.390989665702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.999">
                <text:p>221.999</text:p>
              </table:table-cell>
              <table:table-cell office:value-type="float" office:value="2.39555617560594">
                <text:p>2.395556175605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.999">
                <text:p>222.999</text:p>
              </table:table-cell>
              <table:table-cell office:value-type="float" office:value="2.39443474662392">
                <text:p>2.394434746623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.39320246057766">
                <text:p>2.393202460577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.001">
                <text:p>225.001</text:p>
              </table:table-cell>
              <table:table-cell office:value-type="float" office:value="2.400800140491">
                <text:p>2.4008001404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.40189634871724">
                <text:p>2.401896348717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.999">
                <text:p>226.999</text:p>
              </table:table-cell>
              <table:table-cell office:value-type="float" office:value="2.40061883326541">
                <text:p>2.400618833265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.999">
                <text:p>227.999</text:p>
              </table:table-cell>
              <table:table-cell office:value-type="float" office:value="2.40086359025467">
                <text:p>2.400863590254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.999">
                <text:p>228.999</text:p>
              </table:table-cell>
              <table:table-cell office:value-type="float" office:value="2.40634132247269">
                <text:p>2.406341322472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.999">
                <text:p>229.999</text:p>
              </table:table-cell>
              <table:table-cell office:value-type="float" office:value="2.40582736676075">
                <text:p>2.405827366760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.999">
                <text:p>230.999</text:p>
              </table:table-cell>
              <table:table-cell office:value-type="float" office:value="2.40485283094162">
                <text:p>2.404852830941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.999">
                <text:p>231.999</text:p>
              </table:table-cell>
              <table:table-cell office:value-type="float" office:value="2.39666724635518">
                <text:p>2.396667246355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.999">
                <text:p>232.999</text:p>
              </table:table-cell>
              <table:table-cell office:value-type="float" office:value="2.39004636876404">
                <text:p>2.390046368764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.38996390247209">
                <text:p>2.389963902472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.999">
                <text:p>234.999</text:p>
              </table:table-cell>
              <table:table-cell office:value-type="float" office:value="2.39234352669931">
                <text:p>2.392343526699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.39303804097847">
                <text:p>2.393038040978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.999">
                <text:p>236.999</text:p>
              </table:table-cell>
              <table:table-cell office:value-type="float" office:value="2.39295582104009">
                <text:p>2.392955821040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.999">
                <text:p>237.999</text:p>
              </table:table-cell>
              <table:table-cell office:value-type="float" office:value="2.39279136088019">
                <text:p>2.392791360880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.999">
                <text:p>238.999</text:p>
              </table:table-cell>
              <table:table-cell office:value-type="float" office:value="2.39343077629362">
                <text:p>2.393430776293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.38699976813641">
                <text:p>2.386999768136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.999">
                <text:p>240.999</text:p>
              </table:table-cell>
              <table:table-cell office:value-type="float" office:value="2.3882580747322">
                <text:p>2.38825807473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.38390698216596">
                <text:p>2.383906982165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.999">
                <text:p>242.999</text:p>
              </table:table-cell>
              <table:table-cell office:value-type="float" office:value="2.38606189740186">
                <text:p>2.386061897401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.999">
                <text:p>243.999</text:p>
              </table:table-cell>
              <table:table-cell office:value-type="float" office:value="2.38560183537739">
                <text:p>2.385601835377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.38571226956793">
                <text:p>2.385712269567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.999">
                <text:p>245.999</text:p>
              </table:table-cell>
              <table:table-cell office:value-type="float" office:value="2.38753267515675">
                <text:p>2.387532675156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.999">
                <text:p>246.999</text:p>
              </table:table-cell>
              <table:table-cell office:value-type="float" office:value="2.38417429653386">
                <text:p>2.384174296533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.999">
                <text:p>247.999</text:p>
              </table:table-cell>
              <table:table-cell office:value-type="float" office:value="2.38512314624002">
                <text:p>2.38512314624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8.999">
                <text:p>248.999</text:p>
              </table:table-cell>
              <table:table-cell office:value-type="float" office:value="2.38017556562623">
                <text:p>2.380175565626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9.999">
                <text:p>249.999</text:p>
              </table:table-cell>
              <table:table-cell office:value-type="float" office:value="2.37694089157912">
                <text:p>2.376940891579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.999">
                <text:p>250.999</text:p>
              </table:table-cell>
              <table:table-cell office:value-type="float" office:value="2.3726147601559">
                <text:p>2.37261476015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.999">
                <text:p>251.999</text:p>
              </table:table-cell>
              <table:table-cell office:value-type="float" office:value="2.37464525553046">
                <text:p>2.374645255530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.36922453066015">
                <text:p>2.369224530660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3.999">
                <text:p>253.999</text:p>
              </table:table-cell>
              <table:table-cell office:value-type="float" office:value="2.37009419757645">
                <text:p>2.370094197576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.36433848926953">
                <text:p>2.364338489269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.999">
                <text:p>255.999</text:p>
              </table:table-cell>
              <table:table-cell office:value-type="float" office:value="2.36459228802728">
                <text:p>2.364592288027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6.999">
                <text:p>256.999</text:p>
              </table:table-cell>
              <table:table-cell office:value-type="float" office:value="2.36309676725567">
                <text:p>2.363096767255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7.999">
                <text:p>257.999</text:p>
              </table:table-cell>
              <table:table-cell office:value-type="float" office:value="2.36239055586197">
                <text:p>2.362390555861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8.999">
                <text:p>258.999</text:p>
              </table:table-cell>
              <table:table-cell office:value-type="float" office:value="2.36192889491076">
                <text:p>2.361928894910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9.999">
                <text:p>259.999</text:p>
              </table:table-cell>
              <table:table-cell office:value-type="float" office:value="2.36367078497188">
                <text:p>2.363670784971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.999">
                <text:p>260.999</text:p>
              </table:table-cell>
              <table:table-cell office:value-type="float" office:value="2.36167441920003">
                <text:p>2.361674419200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1.998">
                <text:p>261.998</text:p>
              </table:table-cell>
              <table:table-cell office:value-type="float" office:value="2.36105209470374">
                <text:p>2.361052094703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.999">
                <text:p>262.999</text:p>
              </table:table-cell>
              <table:table-cell office:value-type="float" office:value="2.366404605707">
                <text:p>2.3664046057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3.999">
                <text:p>263.999</text:p>
              </table:table-cell>
              <table:table-cell office:value-type="float" office:value="2.36658284294123">
                <text:p>2.366582842941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4.999">
                <text:p>264.999</text:p>
              </table:table-cell>
              <table:table-cell office:value-type="float" office:value="2.36166499292996">
                <text:p>2.361664992929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.998">
                <text:p>265.998</text:p>
              </table:table-cell>
              <table:table-cell office:value-type="float" office:value="2.35926783816603">
                <text:p>2.359267838166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6.999">
                <text:p>266.999</text:p>
              </table:table-cell>
              <table:table-cell office:value-type="float" office:value="2.35936232308159">
                <text:p>2.359362323081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7.999">
                <text:p>267.999</text:p>
              </table:table-cell>
              <table:table-cell office:value-type="float" office:value="2.35301201218697">
                <text:p>2.353012012186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8.998">
                <text:p>268.998</text:p>
              </table:table-cell>
              <table:table-cell office:value-type="float" office:value="2.35108950205366">
                <text:p>2.351089502053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9.998">
                <text:p>269.998</text:p>
              </table:table-cell>
              <table:table-cell office:value-type="float" office:value="2.35220348551624">
                <text:p>2.352203485516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0.998">
                <text:p>270.998</text:p>
              </table:table-cell>
              <table:table-cell office:value-type="float" office:value="2.36180637765216">
                <text:p>2.361806377652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.999">
                <text:p>271.999</text:p>
              </table:table-cell>
              <table:table-cell office:value-type="float" office:value="2.36471446445959">
                <text:p>2.364714464459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2.999">
                <text:p>272.999</text:p>
              </table:table-cell>
              <table:table-cell office:value-type="float" office:value="2.36767033964998">
                <text:p>2.367670339649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3.999">
                <text:p>273.999</text:p>
              </table:table-cell>
              <table:table-cell office:value-type="float" office:value="2.36452649453423">
                <text:p>2.364526494534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4.998">
                <text:p>274.998</text:p>
              </table:table-cell>
              <table:table-cell office:value-type="float" office:value="2.35975906226856">
                <text:p>2.359759062268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5.998">
                <text:p>275.998</text:p>
              </table:table-cell>
              <table:table-cell office:value-type="float" office:value="2.35849272493234">
                <text:p>2.358492724932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6.998">
                <text:p>276.998</text:p>
              </table:table-cell>
              <table:table-cell office:value-type="float" office:value="2.35484541965513">
                <text:p>2.354845419655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7.999">
                <text:p>277.999</text:p>
              </table:table-cell>
              <table:table-cell office:value-type="float" office:value="2.35497828227538">
                <text:p>2.354978282275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8.998">
                <text:p>278.998</text:p>
              </table:table-cell>
              <table:table-cell office:value-type="float" office:value="2.35630593849369">
                <text:p>2.356305938493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9.998">
                <text:p>279.998</text:p>
              </table:table-cell>
              <table:table-cell office:value-type="float" office:value="2.35327820730956">
                <text:p>2.353278207309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0.998">
                <text:p>280.998</text:p>
              </table:table-cell>
              <table:table-cell office:value-type="float" office:value="2.35116571140077">
                <text:p>2.351165711400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1.999">
                <text:p>281.999</text:p>
              </table:table-cell>
              <table:table-cell office:value-type="float" office:value="2.34692728434478">
                <text:p>2.346927284344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2.998">
                <text:p>282.998</text:p>
              </table:table-cell>
              <table:table-cell office:value-type="float" office:value="2.342449829489">
                <text:p>2.3424498294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3.998">
                <text:p>283.998</text:p>
              </table:table-cell>
              <table:table-cell office:value-type="float" office:value="2.34125757897519">
                <text:p>2.34125757897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4.999">
                <text:p>284.999</text:p>
              </table:table-cell>
              <table:table-cell office:value-type="float" office:value="2.34047800192842">
                <text:p>2.340478001928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5.998">
                <text:p>285.998</text:p>
              </table:table-cell>
              <table:table-cell office:value-type="float" office:value="2.34193079833548">
                <text:p>2.341930798335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6.998">
                <text:p>286.998</text:p>
              </table:table-cell>
              <table:table-cell office:value-type="float" office:value="2.34632442793553">
                <text:p>2.346324427935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7.998">
                <text:p>287.998</text:p>
              </table:table-cell>
              <table:table-cell office:value-type="float" office:value="2.34872412697373">
                <text:p>2.348724126973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8.999">
                <text:p>288.999</text:p>
              </table:table-cell>
              <table:table-cell office:value-type="float" office:value="2.34632442793553">
                <text:p>2.346324427935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9.998">
                <text:p>289.998</text:p>
              </table:table-cell>
              <table:table-cell office:value-type="float" office:value="2.34245943863691">
                <text:p>2.342459438636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0.998">
                <text:p>290.998</text:p>
              </table:table-cell>
              <table:table-cell office:value-type="float" office:value="2.34248826552663">
                <text:p>2.342488265526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998">
                <text:p>291.998</text:p>
              </table:table-cell>
              <table:table-cell office:value-type="float" office:value="2.33789432009628">
                <text:p>2.337894320096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2.999">
                <text:p>292.999</text:p>
              </table:table-cell>
              <table:table-cell office:value-type="float" office:value="2.33652264402174">
                <text:p>2.336522644021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3.998">
                <text:p>293.998</text:p>
              </table:table-cell>
              <table:table-cell office:value-type="float" office:value="2.33444222292971">
                <text:p>2.334442222929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4.998">
                <text:p>294.998</text:p>
              </table:table-cell>
              <table:table-cell office:value-type="float" office:value="2.33386086699755">
                <text:p>2.333860866997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.998">
                <text:p>295.998</text:p>
              </table:table-cell>
              <table:table-cell office:value-type="float" office:value="2.33476182468927">
                <text:p>2.334761824689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6.998">
                <text:p>296.998</text:p>
              </table:table-cell>
              <table:table-cell office:value-type="float" office:value="2.33851192573612">
                <text:p>2.338511925736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7.998">
                <text:p>297.998</text:p>
              </table:table-cell>
              <table:table-cell office:value-type="float" office:value="2.33330826563689">
                <text:p>2.333308265636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8.998">
                <text:p>298.998</text:p>
              </table:table-cell>
              <table:table-cell office:value-type="float" office:value="2.3348005573564">
                <text:p>2.33480055735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9.998">
                <text:p>299.998</text:p>
              </table:table-cell>
              <table:table-cell office:value-type="float" office:value="2.33695753378404">
                <text:p>2.336957533784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0.999">
                <text:p>300.999</text:p>
              </table:table-cell>
              <table:table-cell office:value-type="float" office:value="2.33620360461767">
                <text:p>2.336203604617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1.999">
                <text:p>301.999</text:p>
              </table:table-cell>
              <table:table-cell office:value-type="float" office:value="2.34001574340211">
                <text:p>2.340015743402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2.998">
                <text:p>302.998</text:p>
              </table:table-cell>
              <table:table-cell office:value-type="float" office:value="2.3379039731184">
                <text:p>2.33790397311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3.998">
                <text:p>303.998</text:p>
              </table:table-cell>
              <table:table-cell office:value-type="float" office:value="2.33601986908028">
                <text:p>2.336019869080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4.999">
                <text:p>304.999</text:p>
              </table:table-cell>
              <table:table-cell office:value-type="float" office:value="2.33847333655652">
                <text:p>2.338473336556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5.998">
                <text:p>305.998</text:p>
              </table:table-cell>
              <table:table-cell office:value-type="float" office:value="2.33995794605885">
                <text:p>2.339957946058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6.998">
                <text:p>306.998</text:p>
              </table:table-cell>
              <table:table-cell office:value-type="float" office:value="2.33719905751009">
                <text:p>2.337199057510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7.998">
                <text:p>307.998</text:p>
              </table:table-cell>
              <table:table-cell office:value-type="float" office:value="2.33576838678428">
                <text:p>2.335768386784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8.999">
                <text:p>308.999</text:p>
              </table:table-cell>
              <table:table-cell office:value-type="float" office:value="2.33600052653345">
                <text:p>2.336000526533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9.998">
                <text:p>309.998</text:p>
              </table:table-cell>
              <table:table-cell office:value-type="float" office:value="2.33616492625724">
                <text:p>2.336164926257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0.998">
                <text:p>310.998</text:p>
              </table:table-cell>
              <table:table-cell office:value-type="float" office:value="2.34360226846526">
                <text:p>2.343602268465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1.998">
                <text:p>311.998</text:p>
              </table:table-cell>
              <table:table-cell office:value-type="float" office:value="2.34042023129707">
                <text:p>2.340420231297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2.998">
                <text:p>312.998</text:p>
              </table:table-cell>
              <table:table-cell office:value-type="float" office:value="2.34134416114413">
                <text:p>2.341344161144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3.998">
                <text:p>313.998</text:p>
              </table:table-cell>
              <table:table-cell office:value-type="float" office:value="2.3313474616617">
                <text:p>2.33134746166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4.999">
                <text:p>314.999</text:p>
              </table:table-cell>
              <table:table-cell office:value-type="float" office:value="2.33181374365418">
                <text:p>2.331813743654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5.998">
                <text:p>315.998</text:p>
              </table:table-cell>
              <table:table-cell office:value-type="float" office:value="2.3322506856498">
                <text:p>2.33225068564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6.998">
                <text:p>316.998</text:p>
              </table:table-cell>
              <table:table-cell office:value-type="float" office:value="2.33251275923573">
                <text:p>2.332512759235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7.998">
                <text:p>317.998</text:p>
              </table:table-cell>
              <table:table-cell office:value-type="float" office:value="2.33166805388571">
                <text:p>2.331668053885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8.998">
                <text:p>318.998</text:p>
              </table:table-cell>
              <table:table-cell office:value-type="float" office:value="2.33292029279012">
                <text:p>2.332920292790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9.998">
                <text:p>319.998</text:p>
              </table:table-cell>
              <table:table-cell office:value-type="float" office:value="2.32929518130611">
                <text:p>2.329295181306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0.998">
                <text:p>320.998</text:p>
              </table:table-cell>
              <table:table-cell office:value-type="float" office:value="2.32774588865255">
                <text:p>2.327745888652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1.998">
                <text:p>321.998</text:p>
              </table:table-cell>
              <table:table-cell office:value-type="float" office:value="2.3280091453342">
                <text:p>2.32800914533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2.999">
                <text:p>322.999</text:p>
              </table:table-cell>
              <table:table-cell office:value-type="float" office:value="2.32728746163439">
                <text:p>2.327287461634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3.998">
                <text:p>323.998</text:p>
              </table:table-cell>
              <table:table-cell office:value-type="float" office:value="2.33102676662535">
                <text:p>2.331026766625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4.998">
                <text:p>324.998</text:p>
              </table:table-cell>
              <table:table-cell office:value-type="float" office:value="2.32530502943029">
                <text:p>2.325305029430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5.998">
                <text:p>325.998</text:p>
              </table:table-cell>
              <table:table-cell office:value-type="float" office:value="2.32638950637421">
                <text:p>2.326389506374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6.998">
                <text:p>326.998</text:p>
              </table:table-cell>
              <table:table-cell office:value-type="float" office:value="2.33244482082673">
                <text:p>2.332444820826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7.999">
                <text:p>327.999</text:p>
              </table:table-cell>
              <table:table-cell office:value-type="float" office:value="2.33185259067461">
                <text:p>2.331852590674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8.999">
                <text:p>328.999</text:p>
              </table:table-cell>
              <table:table-cell office:value-type="float" office:value="2.3261648915145">
                <text:p>2.32616489151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9.998">
                <text:p>329.998</text:p>
              </table:table-cell>
              <table:table-cell office:value-type="float" office:value="2.32388659641396">
                <text:p>2.323886596413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.998">
                <text:p>330.998</text:p>
              </table:table-cell>
              <table:table-cell office:value-type="float" office:value="2.32803839179904">
                <text:p>2.328038391799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1.998">
                <text:p>331.998</text:p>
              </table:table-cell>
              <table:table-cell office:value-type="float" office:value="2.32874979226465">
                <text:p>2.328749792264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2.999">
                <text:p>332.999</text:p>
              </table:table-cell>
              <table:table-cell office:value-type="float" office:value="2.3285939121751">
                <text:p>2.32859391217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3.999">
                <text:p>333.999</text:p>
              </table:table-cell>
              <table:table-cell office:value-type="float" office:value="2.32479658135926">
                <text:p>2.324796581359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4.998">
                <text:p>334.998</text:p>
              </table:table-cell>
              <table:table-cell office:value-type="float" office:value="2.32330886453402">
                <text:p>2.323308864534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5.999">
                <text:p>335.999</text:p>
              </table:table-cell>
              <table:table-cell office:value-type="float" office:value="2.31812374047469">
                <text:p>2.318123740474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6.998">
                <text:p>336.998</text:p>
              </table:table-cell>
              <table:table-cell office:value-type="float" office:value="2.31675423490824">
                <text:p>2.316754234908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7.999">
                <text:p>337.999</text:p>
              </table:table-cell>
              <table:table-cell office:value-type="float" office:value="2.31394037703218">
                <text:p>2.313940377032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8.999">
                <text:p>338.999</text:p>
              </table:table-cell>
              <table:table-cell office:value-type="float" office:value="2.3106822225815">
                <text:p>2.31068222258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9.998">
                <text:p>339.998</text:p>
              </table:table-cell>
              <table:table-cell office:value-type="float" office:value="2.30758258470434">
                <text:p>2.307582584704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0.999">
                <text:p>340.999</text:p>
              </table:table-cell>
              <table:table-cell office:value-type="float" office:value="2.30248508799371">
                <text:p>2.302485087993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1.999">
                <text:p>341.999</text:p>
              </table:table-cell>
              <table:table-cell office:value-type="float" office:value="2.30733380001625">
                <text:p>2.307333800016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2.998">
                <text:p>342.998</text:p>
              </table:table-cell>
              <table:table-cell office:value-type="float" office:value="2.30933227945129">
                <text:p>2.309332279451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3.998">
                <text:p>343.998</text:p>
              </table:table-cell>
              <table:table-cell office:value-type="float" office:value="2.30455315508874">
                <text:p>2.304553155088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4.999">
                <text:p>344.999</text:p>
              </table:table-cell>
              <table:table-cell office:value-type="float" office:value="2.30656715405462">
                <text:p>2.306567154054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5.999">
                <text:p>345.999</text:p>
              </table:table-cell>
              <table:table-cell office:value-type="float" office:value="2.30729398872178">
                <text:p>2.307293988721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6.998">
                <text:p>346.998</text:p>
              </table:table-cell>
              <table:table-cell office:value-type="float" office:value="2.31119789609227">
                <text:p>2.311197896092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7.999">
                <text:p>347.999</text:p>
              </table:table-cell>
              <table:table-cell office:value-type="float" office:value="2.30981886605592">
                <text:p>2.309818866055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8.998">
                <text:p>348.998</text:p>
              </table:table-cell>
              <table:table-cell office:value-type="float" office:value="2.31531373897077">
                <text:p>2.315313738970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9.999">
                <text:p>349.999</text:p>
              </table:table-cell>
              <table:table-cell office:value-type="float" office:value="2.31631046761252">
                <text:p>2.316310467612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0.998">
                <text:p>350.998</text:p>
              </table:table-cell>
              <table:table-cell office:value-type="float" office:value="2.31004718222518">
                <text:p>2.310047182225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1.998">
                <text:p>351.998</text:p>
              </table:table-cell>
              <table:table-cell office:value-type="float" office:value="2.3084279899773">
                <text:p>2.30842798997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2.999">
                <text:p>352.999</text:p>
              </table:table-cell>
              <table:table-cell office:value-type="float" office:value="2.30301500057054">
                <text:p>2.303015000570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3.998">
                <text:p>353.998</text:p>
              </table:table-cell>
              <table:table-cell office:value-type="float" office:value="2.30377438550526">
                <text:p>2.303774385505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.998">
                <text:p>354.998</text:p>
              </table:table-cell>
              <table:table-cell office:value-type="float" office:value="2.30565039016671">
                <text:p>2.305650390166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5.998">
                <text:p>355.998</text:p>
              </table:table-cell>
              <table:table-cell office:value-type="float" office:value="2.30936207727307">
                <text:p>2.309362077273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6.999">
                <text:p>356.999</text:p>
              </table:table-cell>
              <table:table-cell office:value-type="float" office:value="2.30848763864666">
                <text:p>2.308487638646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7.999">
                <text:p>357.999</text:p>
              </table:table-cell>
              <table:table-cell office:value-type="float" office:value="2.30222502817849">
                <text:p>2.302225028178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8.999">
                <text:p>358.999</text:p>
              </table:table-cell>
              <table:table-cell office:value-type="float" office:value="2.30238507299138">
                <text:p>2.302385072991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9.999">
                <text:p>359.999</text:p>
              </table:table-cell>
              <table:table-cell office:value-type="float" office:value="2.30294502820959">
                <text:p>2.302945028209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0.999">
                <text:p>360.999</text:p>
              </table:table-cell>
              <table:table-cell office:value-type="float" office:value="2.30295502456093">
                <text:p>2.302955024560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.999">
                <text:p>361.999</text:p>
              </table:table-cell>
              <table:table-cell office:value-type="float" office:value="2.30248508799371">
                <text:p>2.302485087993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2.999">
                <text:p>362.999</text:p>
              </table:table-cell>
              <table:table-cell office:value-type="float" office:value="2.2988180064248">
                <text:p>2.29881800642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2.29714029695809">
                <text:p>2.297140296958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4.999">
                <text:p>364.999</text:p>
              </table:table-cell>
              <table:table-cell office:value-type="float" office:value="2.29801466447928">
                <text:p>2.298014664479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2.30073337963057">
                <text:p>2.300733379630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6.998">
                <text:p>366.998</text:p>
              </table:table-cell>
              <table:table-cell office:value-type="float" office:value="2.30711481828044">
                <text:p>2.307114818280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7.998">
                <text:p>367.998</text:p>
              </table:table-cell>
              <table:table-cell office:value-type="float" office:value="2.30603912096556">
                <text:p>2.306039120965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8.999">
                <text:p>368.999</text:p>
              </table:table-cell>
              <table:table-cell office:value-type="float" office:value="2.30337478110829">
                <text:p>2.303374781108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9.999">
                <text:p>369.999</text:p>
              </table:table-cell>
              <table:table-cell office:value-type="float" office:value="2.30187484082468">
                <text:p>2.301874840824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0.999">
                <text:p>370.999</text:p>
              </table:table-cell>
              <table:table-cell office:value-type="float" office:value="2.29979119368965">
                <text:p>2.299791193689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2.2995204016212">
                <text:p>2.29952040162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2.999">
                <text:p>372.999</text:p>
              </table:table-cell>
              <table:table-cell office:value-type="float" office:value="2.29617458955272">
                <text:p>2.296174589552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3.999">
                <text:p>373.999</text:p>
              </table:table-cell>
              <table:table-cell office:value-type="float" office:value="2.29669779682516">
                <text:p>2.296697796825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2.29145336456549">
                <text:p>2.291453364565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5.999">
                <text:p>375.999</text:p>
              </table:table-cell>
              <table:table-cell office:value-type="float" office:value="2.291342127048">
                <text:p>2.2913421270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2.28676054264707">
                <text:p>2.286760542647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7.999">
                <text:p>377.999</text:p>
              </table:table-cell>
              <table:table-cell office:value-type="float" office:value="2.28677070209968">
                <text:p>2.286770702099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2.28258644648736">
                <text:p>2.282586446487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9.999">
                <text:p>379.999</text:p>
              </table:table-cell>
              <table:table-cell office:value-type="float" office:value="2.28796879341977">
                <text:p>2.287968793419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2.28966194770356">
                <text:p>2.289661947703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1.999">
                <text:p>381.999</text:p>
              </table:table-cell>
              <table:table-cell office:value-type="float" office:value="2.29317091838343">
                <text:p>2.293170918383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2.999">
                <text:p>382.999</text:p>
              </table:table-cell>
              <table:table-cell office:value-type="float" office:value="2.28830359616828">
                <text:p>2.288303596168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3.999">
                <text:p>383.999</text:p>
              </table:table-cell>
              <table:table-cell office:value-type="float" office:value="2.2830046410151">
                <text:p>2.28300464101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4.999">
                <text:p>384.999</text:p>
              </table:table-cell>
              <table:table-cell office:value-type="float" office:value="2.28357555112246">
                <text:p>2.283575551122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5.999">
                <text:p>385.999</text:p>
              </table:table-cell>
              <table:table-cell office:value-type="float" office:value="2.27993040242924">
                <text:p>2.279930402429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6.999">
                <text:p>386.999</text:p>
              </table:table-cell>
              <table:table-cell office:value-type="float" office:value="2.28661829947197">
                <text:p>2.286618299471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7.999">
                <text:p>387.999</text:p>
              </table:table-cell>
              <table:table-cell office:value-type="float" office:value="2.29172634965917">
                <text:p>2.291726349659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8.999">
                <text:p>388.999</text:p>
              </table:table-cell>
              <table:table-cell office:value-type="float" office:value="2.29225188885425">
                <text:p>2.292251888854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2.28459422347313">
                <text:p>2.284594223473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0.999">
                <text:p>390.999</text:p>
              </table:table-cell>
              <table:table-cell office:value-type="float" office:value="2.28319837919386">
                <text:p>2.283198379193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2.27806696518032">
                <text:p>2.278066965180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2.999">
                <text:p>392.999</text:p>
              </table:table-cell>
              <table:table-cell office:value-type="float" office:value="2.27637457897396">
                <text:p>2.276374578973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2.27945975159231">
                <text:p>2.279459751592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4.999">
                <text:p>394.999</text:p>
              </table:table-cell>
              <table:table-cell office:value-type="float" office:value="2.27754416975056">
                <text:p>2.277544169750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2.28447203756712">
                <text:p>2.284472037567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6.999">
                <text:p>396.999</text:p>
              </table:table-cell>
              <table:table-cell office:value-type="float" office:value="2.2783538739453">
                <text:p>2.27835387394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7.999">
                <text:p>397.999</text:p>
              </table:table-cell>
              <table:table-cell office:value-type="float" office:value="2.27608710168782">
                <text:p>2.276087101687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8.999">
                <text:p>398.999</text:p>
              </table:table-cell>
              <table:table-cell office:value-type="float" office:value="2.27116666271562">
                <text:p>2.271166662715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9.999">
                <text:p>399.999</text:p>
              </table:table-cell>
              <table:table-cell office:value-type="float" office:value="2.26579661954621">
                <text:p>2.265796619546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0.999">
                <text:p>400.999</text:p>
              </table:table-cell>
              <table:table-cell office:value-type="float" office:value="2.26285625076505">
                <text:p>2.262856250765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2.26726874786648">
                <text:p>2.267268747866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2.999">
                <text:p>402.999</text:p>
              </table:table-cell>
              <table:table-cell office:value-type="float" office:value="2.27090865013349">
                <text:p>2.270908650133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3.999">
                <text:p>403.999</text:p>
              </table:table-cell>
              <table:table-cell office:value-type="float" office:value="2.2749055238873">
                <text:p>2.27490552388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2.27513167287933">
                <text:p>2.275131672879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5.999">
                <text:p>405.999</text:p>
              </table:table-cell>
              <table:table-cell office:value-type="float" office:value="2.27764670020219">
                <text:p>2.277646700202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2.27560436466227">
                <text:p>2.275604364662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7.999">
                <text:p>407.999</text:p>
              </table:table-cell>
              <table:table-cell office:value-type="float" office:value="2.27681590110008">
                <text:p>2.276815901100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8.999">
                <text:p>408.999</text:p>
              </table:table-cell>
              <table:table-cell office:value-type="float" office:value="2.27101186315494">
                <text:p>2.271011863154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2.266170040292">
                <text:p>2.2661700402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0.999">
                <text:p>410.999</text:p>
              </table:table-cell>
              <table:table-cell office:value-type="float" office:value="2.26602483768224">
                <text:p>2.266024837682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2.26513241594339">
                <text:p>2.265132415943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2.999">
                <text:p>412.999</text:p>
              </table:table-cell>
              <table:table-cell office:value-type="float" office:value="2.26766233040478">
                <text:p>2.267662330404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2.2715277685287">
                <text:p>2.27152776852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4.999">
                <text:p>414.999</text:p>
              </table:table-cell>
              <table:table-cell office:value-type="float" office:value="2.2714761899668">
                <text:p>2.27147618996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2.27348578516877">
                <text:p>2.273485785168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6.999">
                <text:p>416.999</text:p>
              </table:table-cell>
              <table:table-cell office:value-type="float" office:value="2.27548107530199">
                <text:p>2.275481075301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2.27051634346854">
                <text:p>2.270516343468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8.999">
                <text:p>418.999</text:p>
              </table:table-cell>
              <table:table-cell office:value-type="float" office:value="2.25817332962323">
                <text:p>2.258173329623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9.999">
                <text:p>419.999</text:p>
              </table:table-cell>
              <table:table-cell office:value-type="float" office:value="2.25755634581779">
                <text:p>2.257556345817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2.2543817566075">
                <text:p>2.25438175660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1.999">
                <text:p>421.999</text:p>
              </table:table-cell>
              <table:table-cell office:value-type="float" office:value="2.2566458610526">
                <text:p>2.25664586105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2.999">
                <text:p>422.999</text:p>
              </table:table-cell>
              <table:table-cell office:value-type="float" office:value="2.25967759198277">
                <text:p>2.259677591982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3.999">
                <text:p>423.999</text:p>
              </table:table-cell>
              <table:table-cell office:value-type="float" office:value="2.25270133106451">
                <text:p>2.252701331064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2.24554902461076">
                <text:p>2.245549024610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5.999">
                <text:p>425.999</text:p>
              </table:table-cell>
              <table:table-cell office:value-type="float" office:value="2.25072321594137">
                <text:p>2.250723215941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6.999">
                <text:p>426.999</text:p>
              </table:table-cell>
              <table:table-cell office:value-type="float" office:value="2.25187057844954">
                <text:p>2.251870578449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7.999">
                <text:p>427.999</text:p>
              </table:table-cell>
              <table:table-cell office:value-type="float" office:value="2.2523123303184">
                <text:p>2.25231233031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2.2526803078654">
                <text:p>2.252680307865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9.999">
                <text:p>429.999</text:p>
              </table:table-cell>
              <table:table-cell office:value-type="float" office:value="2.25406689183932">
                <text:p>2.254066891839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2.25512654183434">
                <text:p>2.255126541834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2.25248056542736">
                <text:p>2.252480565427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2.999">
                <text:p>432.999</text:p>
              </table:table-cell>
              <table:table-cell office:value-type="float" office:value="2.2487728392168">
                <text:p>2.24877283921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3.999">
                <text:p>433.999</text:p>
              </table:table-cell>
              <table:table-cell office:value-type="float" office:value="2.24457455149054">
                <text:p>2.244574551490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4.999">
                <text:p>434.999</text:p>
              </table:table-cell>
              <table:table-cell office:value-type="float" office:value="2.23909135920937">
                <text:p>2.239091359209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2.24167730609016">
                <text:p>2.241677306090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6.999">
                <text:p>436.999</text:p>
              </table:table-cell>
              <table:table-cell office:value-type="float" office:value="2.2412733601709">
                <text:p>2.24127336017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2.24687151722563">
                <text:p>2.246871517225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8.999">
                <text:p>438.999</text:p>
              </table:table-cell>
              <table:table-cell office:value-type="float" office:value="2.24292001067231">
                <text:p>2.242920010672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9.999">
                <text:p>439.999</text:p>
              </table:table-cell>
              <table:table-cell office:value-type="float" office:value="2.24250594737841">
                <text:p>2.242505947378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2.24480766407438">
                <text:p>2.244807664074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1.999">
                <text:p>441.999</text:p>
              </table:table-cell>
              <table:table-cell office:value-type="float" office:value="2.24163479315028">
                <text:p>2.241634793150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2.999">
                <text:p>442.999</text:p>
              </table:table-cell>
              <table:table-cell office:value-type="float" office:value="2.23712881751543">
                <text:p>2.237128817515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2.23565437951126">
                <text:p>2.235654379511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4.999">
                <text:p>444.999</text:p>
              </table:table-cell>
              <table:table-cell office:value-type="float" office:value="2.23695797955482">
                <text:p>2.236957979554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5.999">
                <text:p>445.999</text:p>
              </table:table-cell>
              <table:table-cell office:value-type="float" office:value="2.24249532811613">
                <text:p>2.242495328116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6.999">
                <text:p>446.999</text:p>
              </table:table-cell>
              <table:table-cell office:value-type="float" office:value="2.24425658309392">
                <text:p>2.244256583093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7.999">
                <text:p>447.999</text:p>
              </table:table-cell>
              <table:table-cell office:value-type="float" office:value="2.24218732044537">
                <text:p>2.242187320445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2.24195359615398">
                <text:p>2.241953596153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9.999">
                <text:p>449.999</text:p>
              </table:table-cell>
              <table:table-cell office:value-type="float" office:value="2.24583483114286">
                <text:p>2.245834831142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2.24165604984614">
                <text:p>2.241656049846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1.999">
                <text:p>451.999</text:p>
              </table:table-cell>
              <table:table-cell office:value-type="float" office:value="2.23253809468201">
                <text:p>2.232538094682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2.999">
                <text:p>452.999</text:p>
              </table:table-cell>
              <table:table-cell office:value-type="float" office:value="2.23080978268338">
                <text:p>2.230809782683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2.22997138848153">
                <text:p>2.229971388481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4.999">
                <text:p>454.999</text:p>
              </table:table-cell>
              <table:table-cell office:value-type="float" office:value="2.2282494026068">
                <text:p>2.22824940260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5.999">
                <text:p>455.999</text:p>
              </table:table-cell>
              <table:table-cell office:value-type="float" office:value="2.2266754988937">
                <text:p>2.22667549889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2.22355270810585">
                <text:p>2.223552708105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7.999">
                <text:p>457.999</text:p>
              </table:table-cell>
              <table:table-cell office:value-type="float" office:value="2.22101705593022">
                <text:p>2.221017055930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2.22689124862485">
                <text:p>2.226891248624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9.999">
                <text:p>459.999</text:p>
              </table:table-cell>
              <table:table-cell office:value-type="float" office:value="2.2274843204848">
                <text:p>2.22748432048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2.22571484773585">
                <text:p>2.225714847735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1.999">
                <text:p>461.999</text:p>
              </table:table-cell>
              <table:table-cell office:value-type="float" office:value="2.22414776267909">
                <text:p>2.224147762679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2.22284900497456">
                <text:p>2.222849004974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3.999">
                <text:p>463.999</text:p>
              </table:table-cell>
              <table:table-cell office:value-type="float" office:value="2.2218738285529">
                <text:p>2.22187382855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4.999">
                <text:p>464.999</text:p>
              </table:table-cell>
              <table:table-cell office:value-type="float" office:value="2.2242991745955">
                <text:p>2.22429917459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5.999">
                <text:p>465.999</text:p>
              </table:table-cell>
              <table:table-cell office:value-type="float" office:value="2.22158109009093">
                <text:p>2.221581090090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6.999">
                <text:p>466.999</text:p>
              </table:table-cell>
              <table:table-cell office:value-type="float" office:value="2.21388501822933">
                <text:p>2.213885018229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7.999">
                <text:p>467.999</text:p>
              </table:table-cell>
              <table:table-cell office:value-type="float" office:value="2.21228832501289">
                <text:p>2.212288325012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.001">
                <text:p>469.001</text:p>
              </table:table-cell>
              <table:table-cell office:value-type="float" office:value="2.20834034541518">
                <text:p>2.208340345415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9.999">
                <text:p>469.999</text:p>
              </table:table-cell>
              <table:table-cell office:value-type="float" office:value="2.20491713581589">
                <text:p>2.204917135815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0.999">
                <text:p>470.999</text:p>
              </table:table-cell>
              <table:table-cell office:value-type="float" office:value="2.21616626768372">
                <text:p>2.216166267683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1.999">
                <text:p>471.999</text:p>
              </table:table-cell>
              <table:table-cell office:value-type="float" office:value="2.2193447784203">
                <text:p>2.21934477842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2.21668945697027">
                <text:p>2.216689456970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3.999">
                <text:p>473.999</text:p>
              </table:table-cell>
              <table:table-cell office:value-type="float" office:value="2.21367737362871">
                <text:p>2.213677373628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4.999">
                <text:p>474.999</text:p>
              </table:table-cell>
              <table:table-cell office:value-type="float" office:value="2.21491167872427">
                <text:p>2.214911678724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2.21287917990955">
                <text:p>2.212879179909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6.999">
                <text:p>476.999</text:p>
              </table:table-cell>
              <table:table-cell office:value-type="float" office:value="2.21218981524666">
                <text:p>2.212189815246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7.999">
                <text:p>477.999</text:p>
              </table:table-cell>
              <table:table-cell office:value-type="float" office:value="2.21464965282588">
                <text:p>2.214649652825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8.999">
                <text:p>478.999</text:p>
              </table:table-cell>
              <table:table-cell office:value-type="float" office:value="2.21622077934105">
                <text:p>2.216220779341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9.999">
                <text:p>479.999</text:p>
              </table:table-cell>
              <table:table-cell office:value-type="float" office:value="2.21146711362526">
                <text:p>2.211467113625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0.999">
                <text:p>480.999</text:p>
              </table:table-cell>
              <table:table-cell office:value-type="float" office:value="2.21561007897964">
                <text:p>2.215610078979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1.999">
                <text:p>481.999</text:p>
              </table:table-cell>
              <table:table-cell office:value-type="float" office:value="2.21374295026596">
                <text:p>2.213742950265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2.21142329673603">
                <text:p>2.211423296736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3.999">
                <text:p>483.999</text:p>
              </table:table-cell>
              <table:table-cell office:value-type="float" office:value="2.20730691267773">
                <text:p>2.207306912677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4.999">
                <text:p>484.999</text:p>
              </table:table-cell>
              <table:table-cell office:value-type="float" office:value="2.20955930198568">
                <text:p>2.209559301985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5.999">
                <text:p>485.999</text:p>
              </table:table-cell>
              <table:table-cell office:value-type="float" office:value="2.20802163432409">
                <text:p>2.208021634324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2.20926293576267">
                <text:p>2.209262935762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.999">
                <text:p>487.999</text:p>
              </table:table-cell>
              <table:table-cell office:value-type="float" office:value="2.20743889974319">
                <text:p>2.207438899743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2.21066715303271">
                <text:p>2.210667153032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9.999">
                <text:p>489.999</text:p>
              </table:table-cell>
              <table:table-cell office:value-type="float" office:value="2.21427833190205">
                <text:p>2.214278331902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0.999">
                <text:p>490.999</text:p>
              </table:table-cell>
              <table:table-cell office:value-type="float" office:value="2.21281354660281">
                <text:p>2.212813546602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1.999">
                <text:p>491.999</text:p>
              </table:table-cell>
              <table:table-cell office:value-type="float" office:value="2.22399632783365">
                <text:p>2.223996327833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2.999">
                <text:p>492.999</text:p>
              </table:table-cell>
              <table:table-cell office:value-type="float" office:value="2.22316302601656">
                <text:p>2.223163026016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3.999">
                <text:p>493.999</text:p>
              </table:table-cell>
              <table:table-cell office:value-type="float" office:value="2.22236153563486">
                <text:p>2.222361535634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4.999">
                <text:p>494.999</text:p>
              </table:table-cell>
              <table:table-cell office:value-type="float" office:value="2.22439649872277">
                <text:p>2.224396498722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2.21696184301925">
                <text:p>2.216961843019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6.999">
                <text:p>496.999</text:p>
              </table:table-cell>
              <table:table-cell office:value-type="float" office:value="2.21456229560029">
                <text:p>2.214562295600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2.20910922980187">
                <text:p>2.209109229801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8.999">
                <text:p>498.999</text:p>
              </table:table-cell>
              <table:table-cell office:value-type="float" office:value="2.20416708890279">
                <text:p>2.204167088902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9.999">
                <text:p>499.999</text:p>
              </table:table-cell>
              <table:table-cell office:value-type="float" office:value="2.19949976491072">
                <text:p>2.199499764910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.999">
                <text:p>500.999</text:p>
              </table:table-cell>
              <table:table-cell office:value-type="float" office:value="2.19840166207786">
                <text:p>2.1984016620778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1.999">
                <text:p>501.999</text:p>
              </table:table-cell>
              <table:table-cell office:value-type="float" office:value="2.19986553138953">
                <text:p>2.199865531389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2.19762449735755">
                <text:p>2.197624497357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3.999">
                <text:p>503.999</text:p>
              </table:table-cell>
              <table:table-cell office:value-type="float" office:value="2.19397485827">
                <text:p>2.193974858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4.999">
                <text:p>504.999</text:p>
              </table:table-cell>
              <table:table-cell office:value-type="float" office:value="2.19531163772225">
                <text:p>2.195311637722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2.19083755701137">
                <text:p>2.190837557011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6.999">
                <text:p>506.999</text:p>
              </table:table-cell>
              <table:table-cell office:value-type="float" office:value="2.19073691120066">
                <text:p>2.190736911200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7.999">
                <text:p>507.999</text:p>
              </table:table-cell>
              <table:table-cell office:value-type="float" office:value="2.1959682329104">
                <text:p>2.19596823291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8.999">
                <text:p>508.999</text:p>
              </table:table-cell>
              <table:table-cell office:value-type="float" office:value="2.19696898912078">
                <text:p>2.196968989120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9.999">
                <text:p>509.999</text:p>
              </table:table-cell>
              <table:table-cell office:value-type="float" office:value="2.19172056914589">
                <text:p>2.191720569145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2.19408632483572">
                <text:p>2.194086324835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1.999">
                <text:p>511.999</text:p>
              </table:table-cell>
              <table:table-cell office:value-type="float" office:value="2.19185462938382">
                <text:p>2.191854629383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2.999">
                <text:p>512.999</text:p>
              </table:table-cell>
              <table:table-cell office:value-type="float" office:value="2.1941754891433">
                <text:p>2.19417548914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3.999">
                <text:p>513.999</text:p>
              </table:table-cell>
              <table:table-cell office:value-type="float" office:value="2.19341733899327">
                <text:p>2.193417338993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2.18798199596929">
                <text:p>2.1879819959692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5.999">
                <text:p>515.999</text:p>
              </table:table-cell>
              <table:table-cell office:value-type="float" office:value="2.18645568933432">
                <text:p>2.186455689334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2.18639953069739">
                <text:p>2.186399530697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7.999">
                <text:p>517.999</text:p>
              </table:table-cell>
              <table:table-cell office:value-type="float" office:value="2.18133229466736">
                <text:p>2.181332294667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8.999">
                <text:p>518.999</text:p>
              </table:table-cell>
              <table:table-cell office:value-type="float" office:value="2.17906060670855">
                <text:p>2.179060606708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9.999">
                <text:p>519.999</text:p>
              </table:table-cell>
              <table:table-cell office:value-type="float" office:value="2.18292279262536">
                <text:p>2.182922792625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2.18850892839399">
                <text:p>2.188508928393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1.999">
                <text:p>521.999</text:p>
              </table:table-cell>
              <table:table-cell office:value-type="float" office:value="2.18818383268407">
                <text:p>2.188183832684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2.999">
                <text:p>522.999</text:p>
              </table:table-cell>
              <table:table-cell office:value-type="float" office:value="2.19229020107855">
                <text:p>2.192290201078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3.999">
                <text:p>523.999</text:p>
              </table:table-cell>
              <table:table-cell office:value-type="float" office:value="2.19172056914589">
                <text:p>2.191720569145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2.186208567738">
                <text:p>2.1862085677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5.999">
                <text:p>525.999</text:p>
              </table:table-cell>
              <table:table-cell office:value-type="float" office:value="2.18110648712217">
                <text:p>2.181106487122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6.999">
                <text:p>526.999</text:p>
              </table:table-cell>
              <table:table-cell office:value-type="float" office:value="2.17601229026974">
                <text:p>2.176012290269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7.999">
                <text:p>527.999</text:p>
              </table:table-cell>
              <table:table-cell office:value-type="float" office:value="2.17339853361101">
                <text:p>2.173398533611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8.999">
                <text:p>528.999</text:p>
              </table:table-cell>
              <table:table-cell office:value-type="float" office:value="2.17555821436315">
                <text:p>2.175558214363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2.17470626590562">
                <text:p>2.1747062659056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0.999">
                <text:p>530.999</text:p>
              </table:table-cell>
              <table:table-cell office:value-type="float" office:value="2.17257890808844">
                <text:p>2.172578908088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2.16558483365934">
                <text:p>2.165584833659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2.999">
                <text:p>532.999</text:p>
              </table:table-cell>
              <table:table-cell office:value-type="float" office:value="2.16853928236498">
                <text:p>2.168539282364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3.999">
                <text:p>533.999</text:p>
              </table:table-cell>
              <table:table-cell office:value-type="float" office:value="2.16768133052924">
                <text:p>2.167681330529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2.17480853805189">
                <text:p>2.174808538051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5.999">
                <text:p>535.999</text:p>
              </table:table-cell>
              <table:table-cell office:value-type="float" office:value="2.162207461121">
                <text:p>2.1622074611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6.999">
                <text:p>536.999</text:p>
              </table:table-cell>
              <table:table-cell office:value-type="float" office:value="2.15996105873863">
                <text:p>2.159961058738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7.999">
                <text:p>537.999</text:p>
              </table:table-cell>
              <table:table-cell office:value-type="float" office:value="2.16536691251153">
                <text:p>2.165366912511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8.999">
                <text:p>538.999</text:p>
              </table:table-cell>
              <table:table-cell office:value-type="float" office:value="2.16768133052924">
                <text:p>2.167681330529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9.999">
                <text:p>539.999</text:p>
              </table:table-cell>
              <table:table-cell office:value-type="float" office:value="2.161390124327">
                <text:p>2.1613901243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0.999">
                <text:p>540.999</text:p>
              </table:table-cell>
              <table:table-cell office:value-type="float" office:value="2.16165496855984">
                <text:p>2.161654968559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1.999">
                <text:p>541.999</text:p>
              </table:table-cell>
              <table:table-cell office:value-type="float" office:value="2.15818340362032">
                <text:p>2.158183403620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2.999">
                <text:p>542.999</text:p>
              </table:table-cell>
              <table:table-cell office:value-type="float" office:value="2.16021475170232">
                <text:p>2.160214751702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3.999">
                <text:p>543.999</text:p>
              </table:table-cell>
              <table:table-cell office:value-type="float" office:value="2.16297813860763">
                <text:p>2.162978138607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4.999">
                <text:p>544.999</text:p>
              </table:table-cell>
              <table:table-cell office:value-type="float" office:value="2.16604345985264">
                <text:p>2.166043459852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5.999">
                <text:p>545.999</text:p>
              </table:table-cell>
              <table:table-cell office:value-type="float" office:value="2.15916496761915">
                <text:p>2.159164967619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2.15870317516356">
                <text:p>2.158703175163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7.999">
                <text:p>547.999</text:p>
              </table:table-cell>
              <table:table-cell office:value-type="float" office:value="2.15817185007252">
                <text:p>2.158171850072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8.999">
                <text:p>548.999</text:p>
              </table:table-cell>
              <table:table-cell office:value-type="float" office:value="2.16437993819603">
                <text:p>2.1643799381960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2.16567657572659">
                <text:p>2.165676575726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0.999">
                <text:p>550.999</text:p>
              </table:table-cell>
              <table:table-cell office:value-type="float" office:value="2.16419620754464">
                <text:p>2.164196207544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1.999">
                <text:p>551.999</text:p>
              </table:table-cell>
              <table:table-cell office:value-type="float" office:value="2.15798697515143">
                <text:p>2.157986975151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2.15783673910721">
                <text:p>2.1578367391072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3.999">
                <text:p>553.999</text:p>
              </table:table-cell>
              <table:table-cell office:value-type="float" office:value="2.15518656598932">
                <text:p>2.155186565989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4.999">
                <text:p>554.999</text:p>
              </table:table-cell>
              <table:table-cell office:value-type="float" office:value="2.15755932094379">
                <text:p>2.157559320943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5.999">
                <text:p>555.999</text:p>
              </table:table-cell>
              <table:table-cell office:value-type="float" office:value="2.14960872339456">
                <text:p>2.149608723394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6.999">
                <text:p>556.999</text:p>
              </table:table-cell>
              <table:table-cell office:value-type="float" office:value="2.15380662363514">
                <text:p>2.153806623635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7.999">
                <text:p>557.999</text:p>
              </table:table-cell>
              <table:table-cell office:value-type="float" office:value="2.14973689789849">
                <text:p>2.149736897898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8.999">
                <text:p>558.999</text:p>
              </table:table-cell>
              <table:table-cell office:value-type="float" office:value="2.13875942773592">
                <text:p>2.138759427735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9.999">
                <text:p>559.999</text:p>
              </table:table-cell>
              <table:table-cell office:value-type="float" office:value="2.13793448131065">
                <text:p>2.137934481310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0.999">
                <text:p>560.999</text:p>
              </table:table-cell>
              <table:table-cell office:value-type="float" office:value="2.13785194922626">
                <text:p>2.137851949226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1.999">
                <text:p>561.999</text:p>
              </table:table-cell>
              <table:table-cell office:value-type="float" office:value="2.14053664103965">
                <text:p>2.140536641039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2.14429251399945">
                <text:p>2.144292513999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3.999">
                <text:p>563.999</text:p>
              </table:table-cell>
              <table:table-cell office:value-type="float" office:value="2.1439175608642">
                <text:p>2.143917560864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4.999">
                <text:p>564.999</text:p>
              </table:table-cell>
              <table:table-cell office:value-type="float" office:value="2.13990144404841">
                <text:p>2.1399014440484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5.999">
                <text:p>565.999</text:p>
              </table:table-cell>
              <table:table-cell office:value-type="float" office:value="2.14185280180123">
                <text:p>2.141852801801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6.999">
                <text:p>566.999</text:p>
              </table:table-cell>
              <table:table-cell office:value-type="float" office:value="2.14114793111581">
                <text:p>2.141147931115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7.999">
                <text:p>567.999</text:p>
              </table:table-cell>
              <table:table-cell office:value-type="float" office:value="2.14101865091255">
                <text:p>2.141018650912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8.999">
                <text:p>568.999</text:p>
              </table:table-cell>
              <table:table-cell office:value-type="float" office:value="2.14108916945895">
                <text:p>2.141089169458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69.999">
                <text:p>569.999</text:p>
              </table:table-cell>
              <table:table-cell office:value-type="float" office:value="2.14458534834516">
                <text:p>2.144585348345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0.999">
                <text:p>570.999</text:p>
              </table:table-cell>
              <table:table-cell office:value-type="float" office:value="2.13970139109255">
                <text:p>2.139701391092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1.999">
                <text:p>571.999</text:p>
              </table:table-cell>
              <table:table-cell office:value-type="float" office:value="2.13750995800856">
                <text:p>2.137509958008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2.999">
                <text:p>572.999</text:p>
              </table:table-cell>
              <table:table-cell office:value-type="float" office:value="2.13683742732112">
                <text:p>2.136837427321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3.999">
                <text:p>573.999</text:p>
              </table:table-cell>
              <table:table-cell office:value-type="float" office:value="2.13939535031612">
                <text:p>2.139395350316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4.999">
                <text:p>574.999</text:p>
              </table:table-cell>
              <table:table-cell office:value-type="float" office:value="2.14376519598518">
                <text:p>2.143765195985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5.999">
                <text:p>575.999</text:p>
              </table:table-cell>
              <table:table-cell office:value-type="float" office:value="2.14674966143592">
                <text:p>2.146749661435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6.999">
                <text:p>576.999</text:p>
              </table:table-cell>
              <table:table-cell office:value-type="float" office:value="2.14336659343354">
                <text:p>2.143366593433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7.999">
                <text:p>577.999</text:p>
              </table:table-cell>
              <table:table-cell office:value-type="float" office:value="2.14611839994412">
                <text:p>2.146118399944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8.999">
                <text:p>578.999</text:p>
              </table:table-cell>
              <table:table-cell office:value-type="float" office:value="2.14414020624376">
                <text:p>2.1441402062437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9.999">
                <text:p>579.999</text:p>
              </table:table-cell>
              <table:table-cell office:value-type="float" office:value="2.13862983835736">
                <text:p>2.138629838357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2.13229486858364">
                <text:p>2.1322948685836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1.999">
                <text:p>581.999</text:p>
              </table:table-cell>
              <table:table-cell office:value-type="float" office:value="2.13323109282438">
                <text:p>2.133231092824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2.999">
                <text:p>582.999</text:p>
              </table:table-cell>
              <table:table-cell office:value-type="float" office:value="2.12892194377073">
                <text:p>2.128921943770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3.999">
                <text:p>583.999</text:p>
              </table:table-cell>
              <table:table-cell office:value-type="float" office:value="2.12760055433409">
                <text:p>2.127600554334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.007">
                <text:p>585.007</text:p>
              </table:table-cell>
              <table:table-cell office:value-type="float" office:value="2.13255567732932">
                <text:p>2.132555677329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2.13103729032349">
                <text:p>2.1310372903234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6.999">
                <text:p>586.999</text:p>
              </table:table-cell>
              <table:table-cell office:value-type="float" office:value="2.12988510014405">
                <text:p>2.129885100144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7.999">
                <text:p>587.999</text:p>
              </table:table-cell>
              <table:table-cell office:value-type="float" office:value="2.12861258568629">
                <text:p>2.1286125856862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8.999">
                <text:p>588.999</text:p>
              </table:table-cell>
              <table:table-cell office:value-type="float" office:value="2.13109664560642">
                <text:p>2.131096645606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9.999">
                <text:p>589.999</text:p>
              </table:table-cell>
              <table:table-cell office:value-type="float" office:value="2.13259123688862">
                <text:p>2.132591236888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0.999">
                <text:p>590.999</text:p>
              </table:table-cell>
              <table:table-cell office:value-type="float" office:value="2.13298230860787">
                <text:p>2.1329823086078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1.999">
                <text:p>591.999</text:p>
              </table:table-cell>
              <table:table-cell office:value-type="float" office:value="2.13455689767548">
                <text:p>2.134556897675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2.999">
                <text:p>592.999</text:p>
              </table:table-cell>
              <table:table-cell office:value-type="float" office:value="2.13413093778026">
                <text:p>2.1341309377802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3.999">
                <text:p>593.999</text:p>
              </table:table-cell>
              <table:table-cell office:value-type="float" office:value="2.13025347022944">
                <text:p>2.1302534702294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4.999">
                <text:p>594.999</text:p>
              </table:table-cell>
              <table:table-cell office:value-type="float" office:value="2.12731461878678">
                <text:p>2.127314618786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5.999">
                <text:p>595.999</text:p>
              </table:table-cell>
              <table:table-cell office:value-type="float" office:value="2.1260984797586">
                <text:p>2.12609847975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2.12253695003542">
                <text:p>2.122536950035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7.999">
                <text:p>597.999</text:p>
              </table:table-cell>
              <table:table-cell office:value-type="float" office:value="2.11910686751671">
                <text:p>2.119106867516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2.12382917175944">
                <text:p>2.123829171759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9.999">
                <text:p>599.999</text:p>
              </table:table-cell>
              <table:table-cell office:value-type="float" office:value="2.12206990373546">
                <text:p>2.122069903735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2.11513440466566">
                <text:p>2.1151344046656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1.999">
                <text:p>601.999</text:p>
              </table:table-cell>
              <table:table-cell office:value-type="float" office:value="2.11794084083045">
                <text:p>2.117940840830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2.999">
                <text:p>602.999</text:p>
              </table:table-cell>
              <table:table-cell office:value-type="float" office:value="2.11749570929876">
                <text:p>2.117495709298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3.999">
                <text:p>603.999</text:p>
              </table:table-cell>
              <table:table-cell office:value-type="float" office:value="2.11275542070977">
                <text:p>2.112755420709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2.11709853285693">
                <text:p>2.1170985328569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5.999">
                <text:p>605.999</text:p>
              </table:table-cell>
              <table:table-cell office:value-type="float" office:value="2.11951525630851">
                <text:p>2.1195152563085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6.999">
                <text:p>606.999</text:p>
              </table:table-cell>
              <table:table-cell office:value-type="float" office:value="2.11401203623">
                <text:p>2.114012036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7.999">
                <text:p>607.999</text:p>
              </table:table-cell>
              <table:table-cell office:value-type="float" office:value="2.11671324135507">
                <text:p>2.116713241355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8.999">
                <text:p>608.999</text:p>
              </table:table-cell>
              <table:table-cell office:value-type="float" office:value="2.11798895129207">
                <text:p>2.1179889512920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09.999">
                <text:p>609.999</text:p>
              </table:table-cell>
              <table:table-cell office:value-type="float" office:value="2.11741147293146">
                <text:p>2.117411472931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0.999">
                <text:p>610.999</text:p>
              </table:table-cell>
              <table:table-cell office:value-type="float" office:value="2.11834970599482">
                <text:p>2.1183497059948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2.12160263920132">
                <text:p>2.121602639201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2.999">
                <text:p>612.999</text:p>
              </table:table-cell>
              <table:table-cell office:value-type="float" office:value="2.11535149183907">
                <text:p>2.115351491839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2.10526765795358">
                <text:p>2.1052676579535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4.999">
                <text:p>614.999</text:p>
              </table:table-cell>
              <table:table-cell office:value-type="float" office:value="2.11051618474521">
                <text:p>2.110516184745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5.999">
                <text:p>615.999</text:p>
              </table:table-cell>
              <table:table-cell office:value-type="float" office:value="2.11011622594775">
                <text:p>2.110116225947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6.999">
                <text:p>616.999</text:p>
              </table:table-cell>
              <table:table-cell office:value-type="float" office:value="2.11104921442578">
                <text:p>2.1110492144257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7.999">
                <text:p>617.999</text:p>
              </table:table-cell>
              <table:table-cell office:value-type="float" office:value="2.11201763198624">
                <text:p>2.112017631986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8.999">
                <text:p>618.999</text:p>
              </table:table-cell>
              <table:table-cell office:value-type="float" office:value="2.1177724359848">
                <text:p>2.11777243598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9.999">
                <text:p>619.999</text:p>
              </table:table-cell>
              <table:table-cell office:value-type="float" office:value="2.10748220183536">
                <text:p>2.107482201835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0.999">
                <text:p>620.999</text:p>
              </table:table-cell>
              <table:table-cell office:value-type="float" office:value="2.1072512423191">
                <text:p>2.10725124231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1.999">
                <text:p>621.999</text:p>
              </table:table-cell>
              <table:table-cell office:value-type="float" office:value="2.11107343629813">
                <text:p>2.111073436298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2.999">
                <text:p>622.999</text:p>
              </table:table-cell>
              <table:table-cell office:value-type="float" office:value="2.11142458753289">
                <text:p>2.1114245875328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3.999">
                <text:p>623.999</text:p>
              </table:table-cell>
              <table:table-cell office:value-type="float" office:value="2.11140037416469">
                <text:p>2.1114003741646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4.999">
                <text:p>624.999</text:p>
              </table:table-cell>
              <table:table-cell office:value-type="float" office:value="2.10703238935095">
                <text:p>2.107032389350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5.999">
                <text:p>625.999</text:p>
              </table:table-cell>
              <table:table-cell office:value-type="float" office:value="2.1040853725926">
                <text:p>2.104085372592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6.999">
                <text:p>626.999</text:p>
              </table:table-cell>
              <table:table-cell office:value-type="float" office:value="2.09360328908593">
                <text:p>2.093603289085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7.999">
                <text:p>627.999</text:p>
              </table:table-cell>
              <table:table-cell office:value-type="float" office:value="2.08383188998113">
                <text:p>2.083831889981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8.999">
                <text:p>628.999</text:p>
              </table:table-cell>
              <table:table-cell office:value-type="float" office:value="2.08744691301797">
                <text:p>2.087446913017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29.999">
                <text:p>629.999</text:p>
              </table:table-cell>
              <table:table-cell office:value-type="float" office:value="2.0876452986555">
                <text:p>2.08764529865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0.999">
                <text:p>630.999</text:p>
              </table:table-cell>
              <table:table-cell office:value-type="float" office:value="2.09393598783029">
                <text:p>2.093935987830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1.999">
                <text:p>631.999</text:p>
              </table:table-cell>
              <table:table-cell office:value-type="float" office:value="2.1023032108231">
                <text:p>2.10230321082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2.999">
                <text:p>632.999</text:p>
              </table:table-cell>
              <table:table-cell office:value-type="float" office:value="2.1023032108231">
                <text:p>2.10230321082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3.999">
                <text:p>633.999</text:p>
              </table:table-cell>
              <table:table-cell office:value-type="float" office:value="2.10449994102061">
                <text:p>2.104499941020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4.999">
                <text:p>634.999</text:p>
              </table:table-cell>
              <table:table-cell office:value-type="float" office:value="2.10237651296233">
                <text:p>2.1023765129623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5.999">
                <text:p>635.999</text:p>
              </table:table-cell>
              <table:table-cell office:value-type="float" office:value="2.1059374054838">
                <text:p>2.10593740548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6.999">
                <text:p>636.999</text:p>
              </table:table-cell>
              <table:table-cell office:value-type="float" office:value="2.10794396090255">
                <text:p>2.107943960902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7.999">
                <text:p>637.999</text:p>
              </table:table-cell>
              <table:table-cell office:value-type="float" office:value="2.10635120698669">
                <text:p>2.1063512069866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8.999">
                <text:p>638.999</text:p>
              </table:table-cell>
              <table:table-cell office:value-type="float" office:value="2.10277957871025">
                <text:p>2.102779578710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39.999">
                <text:p>639.999</text:p>
              </table:table-cell>
              <table:table-cell office:value-type="float" office:value="2.10231542821945">
                <text:p>2.102315428219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0.999">
                <text:p>640.999</text:p>
              </table:table-cell>
              <table:table-cell office:value-type="float" office:value="2.09812835060374">
                <text:p>2.098128350603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1.999">
                <text:p>641.999</text:p>
              </table:table-cell>
              <table:table-cell office:value-type="float" office:value="2.09450255310514">
                <text:p>2.094502553105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2.999">
                <text:p>642.999</text:p>
              </table:table-cell>
              <table:table-cell office:value-type="float" office:value="2.09373884638066">
                <text:p>2.093738846380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3.999">
                <text:p>643.999</text:p>
              </table:table-cell>
              <table:table-cell office:value-type="float" office:value="2.09296222390956">
                <text:p>2.092962223909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4.999">
                <text:p>644.999</text:p>
              </table:table-cell>
              <table:table-cell office:value-type="float" office:value="2.09354166605862">
                <text:p>2.093541666058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5.999">
                <text:p>645.999</text:p>
              </table:table-cell>
              <table:table-cell office:value-type="float" office:value="2.08339621165421">
                <text:p>2.083396211654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6.999">
                <text:p>646.999</text:p>
              </table:table-cell>
              <table:table-cell office:value-type="float" office:value="2.08697558933392">
                <text:p>2.086975589333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7.999">
                <text:p>647.999</text:p>
              </table:table-cell>
              <table:table-cell office:value-type="float" office:value="2.08268627184472">
                <text:p>2.082686271844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8.999">
                <text:p>648.999</text:p>
              </table:table-cell>
              <table:table-cell office:value-type="float" office:value="2.07865373143882">
                <text:p>2.0786537314388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49.999">
                <text:p>649.999</text:p>
              </table:table-cell>
              <table:table-cell office:value-type="float" office:value="2.07771505215413">
                <text:p>2.077715052154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0.999">
                <text:p>650.999</text:p>
              </table:table-cell>
              <table:table-cell office:value-type="float" office:value="2.08101530266813">
                <text:p>2.081015302668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1.999">
                <text:p>651.999</text:p>
              </table:table-cell>
              <table:table-cell office:value-type="float" office:value="2.08656610162213">
                <text:p>2.086566101622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2.999">
                <text:p>652.999</text:p>
              </table:table-cell>
              <table:table-cell office:value-type="float" office:value="2.08783124945346">
                <text:p>2.087831249453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3.999">
                <text:p>653.999</text:p>
              </table:table-cell>
              <table:table-cell office:value-type="float" office:value="2.08296034342895">
                <text:p>2.082960343428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4.999">
                <text:p>654.999</text:p>
              </table:table-cell>
              <table:table-cell office:value-type="float" office:value="2.07779017893061">
                <text:p>2.0777901789306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5.999">
                <text:p>655.999</text:p>
              </table:table-cell>
              <table:table-cell office:value-type="float" office:value="2.069378579484">
                <text:p>2.0693785794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6.999">
                <text:p>656.999</text:p>
              </table:table-cell>
              <table:table-cell office:value-type="float" office:value="2.06633097252974">
                <text:p>2.0663309725297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7.999">
                <text:p>657.999</text:p>
              </table:table-cell>
              <table:table-cell office:value-type="float" office:value="2.06741956645251">
                <text:p>2.067419566452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8.999">
                <text:p>658.999</text:p>
              </table:table-cell>
              <table:table-cell office:value-type="float" office:value="2.07103127431987">
                <text:p>2.071031274319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59.999">
                <text:p>659.999</text:p>
              </table:table-cell>
              <table:table-cell office:value-type="float" office:value="2.06106115252335">
                <text:p>2.061061152523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0.999">
                <text:p>660.999</text:p>
              </table:table-cell>
              <table:table-cell office:value-type="float" office:value="2.0575409652265">
                <text:p>2.05754096522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2.05610894135339">
                <text:p>2.056108941353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2.999">
                <text:p>662.999</text:p>
              </table:table-cell>
              <table:table-cell office:value-type="float" office:value="2.05518727050383">
                <text:p>2.0551872705038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3.999">
                <text:p>663.999</text:p>
              </table:table-cell>
              <table:table-cell office:value-type="float" office:value="2.06422637587336">
                <text:p>2.064226375873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4.999">
                <text:p>664.999</text:p>
              </table:table-cell>
              <table:table-cell office:value-type="float" office:value="2.06660956286446">
                <text:p>2.0666095628644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2.07098085076197">
                <text:p>2.070980850761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6.999">
                <text:p>666.999</text:p>
              </table:table-cell>
              <table:table-cell office:value-type="float" office:value="2.06729304663301">
                <text:p>2.0672930466330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7.999">
                <text:p>667.999</text:p>
              </table:table-cell>
              <table:table-cell office:value-type="float" office:value="2.06805192555236">
                <text:p>2.0680519255523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8.999">
                <text:p>668.999</text:p>
              </table:table-cell>
              <table:table-cell office:value-type="float" office:value="2.06731835187752">
                <text:p>2.067318351877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69.999">
                <text:p>669.999</text:p>
              </table:table-cell>
              <table:table-cell office:value-type="float" office:value="2.07026203866254">
                <text:p>2.070262038662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2.07424053988777">
                <text:p>2.0742405398877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1.999">
                <text:p>671.999</text:p>
              </table:table-cell>
              <table:table-cell office:value-type="float" office:value="2.07437874733737">
                <text:p>2.0743787473373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2.999">
                <text:p>672.999</text:p>
              </table:table-cell>
              <table:table-cell office:value-type="float" office:value="2.07532056209553">
                <text:p>2.0753205620955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3.999">
                <text:p>673.999</text:p>
              </table:table-cell>
              <table:table-cell office:value-type="float" office:value="2.07336059011383">
                <text:p>2.0733605901138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2.07587268086528">
                <text:p>2.075872680865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5.999">
                <text:p>675.999</text:p>
              </table:table-cell>
              <table:table-cell office:value-type="float" office:value="2.07169914654168">
                <text:p>2.071699146541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6.999">
                <text:p>676.999</text:p>
              </table:table-cell>
              <table:table-cell office:value-type="float" office:value="2.07067825600968">
                <text:p>2.070678256009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2.07026203866254">
                <text:p>2.070262038662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8.999">
                <text:p>678.999</text:p>
              </table:table-cell>
              <table:table-cell office:value-type="float" office:value="2.07265607236481">
                <text:p>2.0726560723648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79.999">
                <text:p>679.999</text:p>
              </table:table-cell>
              <table:table-cell office:value-type="float" office:value="2.06858279834496">
                <text:p>2.068582798344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0.999">
                <text:p>680.999</text:p>
              </table:table-cell>
              <table:table-cell office:value-type="float" office:value="2.07161096256465">
                <text:p>2.071610962564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1.999">
                <text:p>681.999</text:p>
              </table:table-cell>
              <table:table-cell office:value-type="float" office:value="2.07558411135253">
                <text:p>2.0755841113525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2.999">
                <text:p>682.999</text:p>
              </table:table-cell>
              <table:table-cell office:value-type="float" office:value="2.07114471802985">
                <text:p>2.0711447180298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3.999">
                <text:p>683.999</text:p>
              </table:table-cell>
              <table:table-cell office:value-type="float" office:value="2.07096824447521">
                <text:p>2.0709682444752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4.999">
                <text:p>684.999</text:p>
              </table:table-cell>
              <table:table-cell office:value-type="float" office:value="2.06584958816037">
                <text:p>2.0658495881603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5.999">
                <text:p>685.999</text:p>
              </table:table-cell>
              <table:table-cell office:value-type="float" office:value="2.06755871976806">
                <text:p>2.067558719768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6.999">
                <text:p>686.999</text:p>
              </table:table-cell>
              <table:table-cell office:value-type="float" office:value="2.06281661015626">
                <text:p>2.062816610156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7.999">
                <text:p>687.999</text:p>
              </table:table-cell>
              <table:table-cell office:value-type="float" office:value="2.06768520598123">
                <text:p>2.0676852059812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8.999">
                <text:p>688.999</text:p>
              </table:table-cell>
              <table:table-cell office:value-type="float" office:value="2.07317192866624">
                <text:p>2.073171928666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89.999">
                <text:p>689.999</text:p>
              </table:table-cell>
              <table:table-cell office:value-type="float" office:value="2.06752077078414">
                <text:p>2.067520770784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0.999">
                <text:p>690.999</text:p>
              </table:table-cell>
              <table:table-cell office:value-type="float" office:value="2.06782432233965">
                <text:p>2.067824322339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1.999">
                <text:p>691.999</text:p>
              </table:table-cell>
              <table:table-cell office:value-type="float" office:value="2.06774844308879">
                <text:p>2.067748443088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2.999">
                <text:p>692.999</text:p>
              </table:table-cell>
              <table:table-cell office:value-type="float" office:value="2.06130302897658">
                <text:p>2.061303028976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3.999">
                <text:p>693.999</text:p>
              </table:table-cell>
              <table:table-cell office:value-type="float" office:value="2.06204102699967">
                <text:p>2.062041026999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4.999">
                <text:p>694.999</text:p>
              </table:table-cell>
              <table:table-cell office:value-type="float" office:value="2.06703995896209">
                <text:p>2.067039958962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5.999">
                <text:p>695.999</text:p>
              </table:table-cell>
              <table:table-cell office:value-type="float" office:value="2.06626764571905">
                <text:p>2.066267645719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6.999">
                <text:p>696.999</text:p>
              </table:table-cell>
              <table:table-cell office:value-type="float" office:value="2.06722978072003">
                <text:p>2.067229780720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7.999">
                <text:p>697.999</text:p>
              </table:table-cell>
              <table:table-cell office:value-type="float" office:value="2.06560880904869">
                <text:p>2.0656088090486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8.999">
                <text:p>698.999</text:p>
              </table:table-cell>
              <table:table-cell office:value-type="float" office:value="2.06725508756553">
                <text:p>2.067255087565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9.999">
                <text:p>699.999</text:p>
              </table:table-cell>
              <table:table-cell office:value-type="float" office:value="2.06174843777377">
                <text:p>2.0617484377737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0.999">
                <text:p>700.999</text:p>
              </table:table-cell>
              <table:table-cell office:value-type="float" office:value="2.05582740982">
                <text:p>2.0558274098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1.999">
                <text:p>701.999</text:p>
              </table:table-cell>
              <table:table-cell office:value-type="float" office:value="2.05407245032929">
                <text:p>2.054072450329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2.999">
                <text:p>702.999</text:p>
              </table:table-cell>
              <table:table-cell office:value-type="float" office:value="2.05485423604449">
                <text:p>2.054854236044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3.999">
                <text:p>703.999</text:p>
              </table:table-cell>
              <table:table-cell office:value-type="float" office:value="2.0546748638467">
                <text:p>2.054674863846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4.999">
                <text:p>704.999</text:p>
              </table:table-cell>
              <table:table-cell office:value-type="float" office:value="2.05029590407403">
                <text:p>2.050295904074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5.999">
                <text:p>705.999</text:p>
              </table:table-cell>
              <table:table-cell office:value-type="float" office:value="2.05830727814955">
                <text:p>2.058307278149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6.999">
                <text:p>706.999</text:p>
              </table:table-cell>
              <table:table-cell office:value-type="float" office:value="2.05793696689233">
                <text:p>2.057936966892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7.999">
                <text:p>707.999</text:p>
              </table:table-cell>
              <table:table-cell office:value-type="float" office:value="2.05543057171833">
                <text:p>2.055430571718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8.999">
                <text:p>708.999</text:p>
              </table:table-cell>
              <table:table-cell office:value-type="float" office:value="2.05258408750995">
                <text:p>2.052584087509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9.999">
                <text:p>709.999</text:p>
              </table:table-cell>
              <table:table-cell office:value-type="float" office:value="2.04271272118153">
                <text:p>2.0427127211815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0.999">
                <text:p>710.999</text:p>
              </table:table-cell>
              <table:table-cell office:value-type="float" office:value="2.04380141058491">
                <text:p>2.043801410584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1.999">
                <text:p>711.999</text:p>
              </table:table-cell>
              <table:table-cell office:value-type="float" office:value="2.03984275706655">
                <text:p>2.039842757066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2.999">
                <text:p>712.999</text:p>
              </table:table-cell>
              <table:table-cell office:value-type="float" office:value="2.04488891603252">
                <text:p>2.0448889160325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3.999">
                <text:p>713.999</text:p>
              </table:table-cell>
              <table:table-cell office:value-type="float" office:value="2.04220685506961">
                <text:p>2.0422068550696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4.999">
                <text:p>714.999</text:p>
              </table:table-cell>
              <table:table-cell office:value-type="float" office:value="2.03258575539457">
                <text:p>2.0325857553945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5.999">
                <text:p>715.999</text:p>
              </table:table-cell>
              <table:table-cell office:value-type="float" office:value="2.02631762535752">
                <text:p>2.026317625357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6.999">
                <text:p>716.999</text:p>
              </table:table-cell>
              <table:table-cell office:value-type="float" office:value="2.03424802680604">
                <text:p>2.034248026806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7.999">
                <text:p>717.999</text:p>
              </table:table-cell>
              <table:table-cell office:value-type="float" office:value="2.03841119212184">
                <text:p>2.038411192121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8.999">
                <text:p>718.999</text:p>
              </table:table-cell>
              <table:table-cell office:value-type="float" office:value="2.03546353050745">
                <text:p>2.035463530507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19.999">
                <text:p>719.999</text:p>
              </table:table-cell>
              <table:table-cell office:value-type="float" office:value="2.02254044767148">
                <text:p>2.022540447671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0.999">
                <text:p>720.999</text:p>
              </table:table-cell>
              <table:table-cell office:value-type="float" office:value="2.02375704109589">
                <text:p>2.0237570410958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1.999">
                <text:p>721.999</text:p>
              </table:table-cell>
              <table:table-cell office:value-type="float" office:value="2.03552883833592">
                <text:p>2.035528838335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2.999">
                <text:p>722.999</text:p>
              </table:table-cell>
              <table:table-cell office:value-type="float" office:value="2.02701602762607">
                <text:p>2.027016027626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3.999">
                <text:p>723.999</text:p>
              </table:table-cell>
              <table:table-cell office:value-type="float" office:value="2.02829297366102">
                <text:p>2.0282929736610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4.999">
                <text:p>724.999</text:p>
              </table:table-cell>
              <table:table-cell office:value-type="float" office:value="2.02637035198316">
                <text:p>2.026370351983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5.999">
                <text:p>725.999</text:p>
              </table:table-cell>
              <table:table-cell office:value-type="float" office:value="2.02835875145052">
                <text:p>2.028358751450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6.999">
                <text:p>726.999</text:p>
              </table:table-cell>
              <table:table-cell office:value-type="float" office:value="2.02400810979092">
                <text:p>2.024008109790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7.999">
                <text:p>727.999</text:p>
              </table:table-cell>
              <table:table-cell office:value-type="float" office:value="2.029581430321">
                <text:p>2.0295814303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8.999">
                <text:p>728.999</text:p>
              </table:table-cell>
              <table:table-cell office:value-type="float" office:value="2.02577701709414">
                <text:p>2.025777017094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29.999">
                <text:p>729.999</text:p>
              </table:table-cell>
              <table:table-cell office:value-type="float" office:value="2.02318860012904">
                <text:p>2.0231886001290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0.999">
                <text:p>730.999</text:p>
              </table:table-cell>
              <table:table-cell office:value-type="float" office:value="2.02227577487168">
                <text:p>2.0222757748716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1.999">
                <text:p>731.999</text:p>
              </table:table-cell>
              <table:table-cell office:value-type="float" office:value="2.02788505476543">
                <text:p>2.027885054765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2.999">
                <text:p>732.999</text:p>
              </table:table-cell>
              <table:table-cell office:value-type="float" office:value="2.03450955018118">
                <text:p>2.034509550181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3.999">
                <text:p>733.999</text:p>
              </table:table-cell>
              <table:table-cell office:value-type="float" office:value="2.0399467909817">
                <text:p>2.03994679098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4.999">
                <text:p>734.999</text:p>
              </table:table-cell>
              <table:table-cell office:value-type="float" office:value="2.03002805828733">
                <text:p>2.030028058287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5.999">
                <text:p>735.999</text:p>
              </table:table-cell>
              <table:table-cell office:value-type="float" office:value="2.0347579340532">
                <text:p>2.03475793405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2.035998928837">
                <text:p>2.0359989288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7.999">
                <text:p>737.999</text:p>
              </table:table-cell>
              <table:table-cell office:value-type="float" office:value="2.03802040937905">
                <text:p>2.038020409379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8.999">
                <text:p>738.999</text:p>
              </table:table-cell>
              <table:table-cell office:value-type="float" office:value="2.03667755855309">
                <text:p>2.036677558553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9.999">
                <text:p>739.999</text:p>
              </table:table-cell>
              <table:table-cell office:value-type="float" office:value="2.0394265131416">
                <text:p>2.03942651314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0.999">
                <text:p>740.999</text:p>
              </table:table-cell>
              <table:table-cell office:value-type="float" office:value="2.03359391898575">
                <text:p>2.0335939189857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1.999">
                <text:p>741.999</text:p>
              </table:table-cell>
              <table:table-cell office:value-type="float" office:value="2.03616862944637">
                <text:p>2.036168629446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2.999">
                <text:p>742.999</text:p>
              </table:table-cell>
              <table:table-cell office:value-type="float" office:value="2.03783799182476">
                <text:p>2.0378379918247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3.999">
                <text:p>743.999</text:p>
              </table:table-cell>
              <table:table-cell office:value-type="float" office:value="2.03153723502275">
                <text:p>2.031537235022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2.03479714692025">
                <text:p>2.034797146920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5.999">
                <text:p>745.999</text:p>
              </table:table-cell>
              <table:table-cell office:value-type="float" office:value="2.03266435012091">
                <text:p>2.0326643501209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6.999">
                <text:p>746.999</text:p>
              </table:table-cell>
              <table:table-cell office:value-type="float" office:value="2.03509772782778">
                <text:p>2.0350977278277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7.999">
                <text:p>747.999</text:p>
              </table:table-cell>
              <table:table-cell office:value-type="float" office:value="2.03759037190703">
                <text:p>2.037590371907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8.999">
                <text:p>748.999</text:p>
              </table:table-cell>
              <table:table-cell office:value-type="float" office:value="2.03469257585758">
                <text:p>2.034692575857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49.999">
                <text:p>749.999</text:p>
              </table:table-cell>
              <table:table-cell office:value-type="float" office:value="2.03843723887577">
                <text:p>2.038437238875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0.999">
                <text:p>750.999</text:p>
              </table:table-cell>
              <table:table-cell office:value-type="float" office:value="2.03411723946607">
                <text:p>2.034117239466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1.999">
                <text:p>751.999</text:p>
              </table:table-cell>
              <table:table-cell office:value-type="float" office:value="2.04015482634846">
                <text:p>2.040154826348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2.999">
                <text:p>752.999</text:p>
              </table:table-cell>
              <table:table-cell office:value-type="float" office:value="2.03565944119892">
                <text:p>2.0356594411989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3.999">
                <text:p>753.999</text:p>
              </table:table-cell>
              <table:table-cell office:value-type="float" office:value="2.04107746151173">
                <text:p>2.0410774615117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4.999">
                <text:p>754.999</text:p>
              </table:table-cell>
              <table:table-cell office:value-type="float" office:value="2.0564415582841">
                <text:p>2.05644155828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5.999">
                <text:p>755.999</text:p>
              </table:table-cell>
              <table:table-cell office:value-type="float" office:value="2.05064332511966">
                <text:p>2.0506433251196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6.999">
                <text:p>756.999</text:p>
              </table:table-cell>
              <table:table-cell office:value-type="float" office:value="2.03882785879454">
                <text:p>2.0388278587945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7.999">
                <text:p>757.999</text:p>
              </table:table-cell>
              <table:table-cell office:value-type="float" office:value="2.03193055900878">
                <text:p>2.0319305590087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8.999">
                <text:p>758.999</text:p>
              </table:table-cell>
              <table:table-cell office:value-type="float" office:value="2.0268579415215">
                <text:p>2.02685794152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59.999">
                <text:p>759.999</text:p>
              </table:table-cell>
              <table:table-cell office:value-type="float" office:value="2.02676571308478">
                <text:p>2.026765713084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0.999">
                <text:p>760.999</text:p>
              </table:table-cell>
              <table:table-cell office:value-type="float" office:value="2.02429874218263">
                <text:p>2.0242987421826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1.999">
                <text:p>761.999</text:p>
              </table:table-cell>
              <table:table-cell office:value-type="float" office:value="2.03015938150021">
                <text:p>2.0301593815002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2.999">
                <text:p>762.999</text:p>
              </table:table-cell>
              <table:table-cell office:value-type="float" office:value="2.03244164901762">
                <text:p>2.032441649017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3.999">
                <text:p>763.999</text:p>
              </table:table-cell>
              <table:table-cell office:value-type="float" office:value="2.02275213548566">
                <text:p>2.022752135485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4.999">
                <text:p>764.999</text:p>
              </table:table-cell>
              <table:table-cell office:value-type="float" office:value="2.02007628278292">
                <text:p>2.020076282782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5.999">
                <text:p>765.999</text:p>
              </table:table-cell>
              <table:table-cell office:value-type="float" office:value="2.02312248136649">
                <text:p>2.023122481366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6.999">
                <text:p>766.999</text:p>
              </table:table-cell>
              <table:table-cell office:value-type="float" office:value="2.02576382787501">
                <text:p>2.025763827875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7.999">
                <text:p>767.999</text:p>
              </table:table-cell>
              <table:table-cell office:value-type="float" office:value="2.01935974125921">
                <text:p>2.019359741259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8.999">
                <text:p>768.999</text:p>
              </table:table-cell>
              <table:table-cell office:value-type="float" office:value="2.01634198473652">
                <text:p>2.0163419847365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69.999">
                <text:p>769.999</text:p>
              </table:table-cell>
              <table:table-cell office:value-type="float" office:value="2.02392883174958">
                <text:p>2.023928831749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0.999">
                <text:p>770.999</text:p>
              </table:table-cell>
              <table:table-cell office:value-type="float" office:value="2.02211693756046">
                <text:p>2.022116937560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1.999">
                <text:p>771.999</text:p>
              </table:table-cell>
              <table:table-cell office:value-type="float" office:value="2.0161688856635">
                <text:p>2.016168885663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2.999">
                <text:p>772.999</text:p>
              </table:table-cell>
              <table:table-cell office:value-type="float" office:value="2.00746207188767">
                <text:p>2.007462071887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.001">
                <text:p>774.001</text:p>
              </table:table-cell>
              <table:table-cell office:value-type="float" office:value="2.00508161471124">
                <text:p>2.005081614711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4.999">
                <text:p>774.999</text:p>
              </table:table-cell>
              <table:table-cell office:value-type="float" office:value="2.00592954574316">
                <text:p>2.005929545743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5.999">
                <text:p>775.999</text:p>
              </table:table-cell>
              <table:table-cell office:value-type="float" office:value="2.0110690134545">
                <text:p>2.011069013454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6.999">
                <text:p>776.999</text:p>
              </table:table-cell>
              <table:table-cell office:value-type="float" office:value="2.01510300054493">
                <text:p>2.0151030005449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7.999">
                <text:p>777.999</text:p>
              </table:table-cell>
              <table:table-cell office:value-type="float" office:value="2.01682117969817">
                <text:p>2.0168211796981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8.999">
                <text:p>778.999</text:p>
              </table:table-cell>
              <table:table-cell office:value-type="float" office:value="2.01310139859564">
                <text:p>2.013101398595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9.999">
                <text:p>779.999</text:p>
              </table:table-cell>
              <table:table-cell office:value-type="float" office:value="2.01086822502459">
                <text:p>2.0108682250245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0.999">
                <text:p>780.999</text:p>
              </table:table-cell>
              <table:table-cell office:value-type="float" office:value="2.00693805088797">
                <text:p>2.0069380508879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1.999">
                <text:p>781.999</text:p>
              </table:table-cell>
              <table:table-cell office:value-type="float" office:value="2.00820060948259">
                <text:p>2.008200609482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2.999">
                <text:p>782.999</text:p>
              </table:table-cell>
              <table:table-cell office:value-type="float" office:value="2.00400383967326">
                <text:p>2.0040038396732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3.999">
                <text:p>783.999</text:p>
              </table:table-cell>
              <table:table-cell office:value-type="float" office:value="1.99684766587582">
                <text:p>1.9968476658758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4.999">
                <text:p>784.999</text:p>
              </table:table-cell>
              <table:table-cell office:value-type="float" office:value="1.99691554486119">
                <text:p>1.996915544861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5.999">
                <text:p>785.999</text:p>
              </table:table-cell>
              <table:table-cell office:value-type="float" office:value="1.99627730041907">
                <text:p>1.996277300419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6.999">
                <text:p>786.999</text:p>
              </table:table-cell>
              <table:table-cell office:value-type="float" office:value="1.99264377823684">
                <text:p>1.9926437782368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7.999">
                <text:p>787.999</text:p>
              </table:table-cell>
              <table:table-cell office:value-type="float" office:value="1.98521327639487">
                <text:p>1.985213276394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8.999">
                <text:p>788.999</text:p>
              </table:table-cell>
              <table:table-cell office:value-type="float" office:value="1.98513086220859">
                <text:p>1.985130862208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89.999">
                <text:p>789.999</text:p>
              </table:table-cell>
              <table:table-cell office:value-type="float" office:value="1.98410011138722">
                <text:p>1.984100111387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0.999">
                <text:p>790.999</text:p>
              </table:table-cell>
              <table:table-cell office:value-type="float" office:value="1.98605076863524">
                <text:p>1.986050768635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1.999">
                <text:p>791.999</text:p>
              </table:table-cell>
              <table:table-cell office:value-type="float" office:value="1.99061032797322">
                <text:p>1.9906103279732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2.999">
                <text:p>792.999</text:p>
              </table:table-cell>
              <table:table-cell office:value-type="float" office:value="1.99581533761244">
                <text:p>1.9958153376124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3.999">
                <text:p>793.999</text:p>
              </table:table-cell>
              <table:table-cell office:value-type="float" office:value="1.99200280065593">
                <text:p>1.9920028006559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4.999">
                <text:p>794.999</text:p>
              </table:table-cell>
              <table:table-cell office:value-type="float" office:value="1.99487716833326">
                <text:p>1.994877168333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2.00629272477423">
                <text:p>2.006292724774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6.999">
                <text:p>796.999</text:p>
              </table:table-cell>
              <table:table-cell office:value-type="float" office:value="2.00504121910359">
                <text:p>2.0050412191035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7.999">
                <text:p>797.999</text:p>
              </table:table-cell>
              <table:table-cell office:value-type="float" office:value="2.00246600043858">
                <text:p>2.0024660004385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8.999">
                <text:p>798.999</text:p>
              </table:table-cell>
              <table:table-cell office:value-type="float" office:value="2.00100691535015">
                <text:p>2.0010069153501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99.999">
                <text:p>799.999</text:p>
              </table:table-cell>
              <table:table-cell office:value-type="float" office:value="1.99707843562971">
                <text:p>1.997078435629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0.999">
                <text:p>800.999</text:p>
              </table:table-cell>
              <table:table-cell office:value-type="float" office:value="1.99955923780759">
                <text:p>1.9995592378075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1.999">
                <text:p>801.999</text:p>
              </table:table-cell>
              <table:table-cell office:value-type="float" office:value="1.99817725484887">
                <text:p>1.9981772548488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2.999">
                <text:p>802.999</text:p>
              </table:table-cell>
              <table:table-cell office:value-type="float" office:value="1.99847549118983">
                <text:p>1.9984754911898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3.999">
                <text:p>803.999</text:p>
              </table:table-cell>
              <table:table-cell office:value-type="float" office:value="1.99605993274079">
                <text:p>1.9960599327407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4.999">
                <text:p>804.999</text:p>
              </table:table-cell>
              <table:table-cell office:value-type="float" office:value="1.99104739091724">
                <text:p>1.991047390917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5.999">
                <text:p>805.999</text:p>
              </table:table-cell>
              <table:table-cell office:value-type="float" office:value="1.99437372928977">
                <text:p>1.9943737292897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6.999">
                <text:p>806.999</text:p>
              </table:table-cell>
              <table:table-cell office:value-type="float" office:value="1.99126585077611">
                <text:p>1.991265850776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7.999">
                <text:p>807.999</text:p>
              </table:table-cell>
              <table:table-cell office:value-type="float" office:value="1.97870918842569">
                <text:p>1.9787091884256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8.999">
                <text:p>808.999</text:p>
              </table:table-cell>
              <table:table-cell office:value-type="float" office:value="1.98331602958245">
                <text:p>1.983316029582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09.999">
                <text:p>809.999</text:p>
              </table:table-cell>
              <table:table-cell office:value-type="float" office:value="1.99584251780352">
                <text:p>1.9958425178035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0.999">
                <text:p>810.999</text:p>
              </table:table-cell>
              <table:table-cell office:value-type="float" office:value="1.99208465046158">
                <text:p>1.992084650461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1.999">
                <text:p>811.999</text:p>
              </table:table-cell>
              <table:table-cell office:value-type="float" office:value="1.99483635839195">
                <text:p>1.9948363583919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2.999">
                <text:p>812.999</text:p>
              </table:table-cell>
              <table:table-cell office:value-type="float" office:value="1.98924327376169">
                <text:p>1.9892432737616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3.999">
                <text:p>813.999</text:p>
              </table:table-cell>
              <table:table-cell office:value-type="float" office:value="1.98938006331118">
                <text:p>1.9893800633111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4.999">
                <text:p>814.999</text:p>
              </table:table-cell>
              <table:table-cell office:value-type="float" office:value="1.98865486538931">
                <text:p>1.9886548653893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5.999">
                <text:p>815.999</text:p>
              </table:table-cell>
              <table:table-cell office:value-type="float" office:value="1.98627032266699">
                <text:p>1.9862703226669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6.999">
                <text:p>816.999</text:p>
              </table:table-cell>
              <table:table-cell office:value-type="float" office:value="1.98075316217896">
                <text:p>1.980753162178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7.999">
                <text:p>817.999</text:p>
              </table:table-cell>
              <table:table-cell office:value-type="float" office:value="1.98188383808503">
                <text:p>1.981883838085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8.999">
                <text:p>818.999</text:p>
              </table:table-cell>
              <table:table-cell office:value-type="float" office:value="1.98801132507395">
                <text:p>1.988011325073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19.999">
                <text:p>819.999</text:p>
              </table:table-cell>
              <table:table-cell office:value-type="float" office:value="1.98654469743721">
                <text:p>1.986544697437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0.999">
                <text:p>820.999</text:p>
              </table:table-cell>
              <table:table-cell office:value-type="float" office:value="1.97764411511852">
                <text:p>1.977644115118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1.999">
                <text:p>821.999</text:p>
              </table:table-cell>
              <table:table-cell office:value-type="float" office:value="1.96898472859726">
                <text:p>1.968984728597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2.999">
                <text:p>822.999</text:p>
              </table:table-cell>
              <table:table-cell office:value-type="float" office:value="1.96464778367775">
                <text:p>1.964647783677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3.999">
                <text:p>823.999</text:p>
              </table:table-cell>
              <table:table-cell office:value-type="float" office:value="1.96241603152854">
                <text:p>1.9624160315285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4.999">
                <text:p>824.999</text:p>
              </table:table-cell>
              <table:table-cell office:value-type="float" office:value="1.96568476475469">
                <text:p>1.9656847647546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5.999">
                <text:p>825.999</text:p>
              </table:table-cell>
              <table:table-cell office:value-type="float" office:value="1.96384829418633">
                <text:p>1.9638482941863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6.999">
                <text:p>826.999</text:p>
              </table:table-cell>
              <table:table-cell office:value-type="float" office:value="1.96726619102666">
                <text:p>1.9672661910266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7.999">
                <text:p>827.999</text:p>
              </table:table-cell>
              <table:table-cell office:value-type="float" office:value="1.96341321561971">
                <text:p>1.9634132156197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8.999">
                <text:p>828.999</text:p>
              </table:table-cell>
              <table:table-cell office:value-type="float" office:value="1.95788106797929">
                <text:p>1.9578810679792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29.999">
                <text:p>829.999</text:p>
              </table:table-cell>
              <table:table-cell office:value-type="float" office:value="1.95701963809371">
                <text:p>1.957019638093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0.999">
                <text:p>830.999</text:p>
              </table:table-cell>
              <table:table-cell office:value-type="float" office:value="1.95783871992059">
                <text:p>1.9578387199205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1.999">
                <text:p>831.999</text:p>
              </table:table-cell>
              <table:table-cell office:value-type="float" office:value="1.96181161930102">
                <text:p>1.9618116193010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2.999">
                <text:p>832.999</text:p>
              </table:table-cell>
              <table:table-cell office:value-type="float" office:value="1.96100985819693">
                <text:p>1.9610098581969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3.999">
                <text:p>833.999</text:p>
              </table:table-cell>
              <table:table-cell office:value-type="float" office:value="1.97616219222583">
                <text:p>1.9761621922258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4.999">
                <text:p>834.999</text:p>
              </table:table-cell>
              <table:table-cell office:value-type="float" office:value="1.97410880341399">
                <text:p>1.9741088034139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5.999">
                <text:p>835.999</text:p>
              </table:table-cell>
              <table:table-cell office:value-type="float" office:value="1.96719626926907">
                <text:p>1.967196269269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6.999">
                <text:p>836.999</text:p>
              </table:table-cell>
              <table:table-cell office:value-type="float" office:value="1.96346936542742">
                <text:p>1.963469365427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7.999">
                <text:p>837.999</text:p>
              </table:table-cell>
              <table:table-cell office:value-type="float" office:value="1.96109428438035">
                <text:p>1.9610942843803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8.999">
                <text:p>838.999</text:p>
              </table:table-cell>
              <table:table-cell office:value-type="float" office:value="1.96136158694735">
                <text:p>1.961361586947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39.999">
                <text:p>839.999</text:p>
              </table:table-cell>
              <table:table-cell office:value-type="float" office:value="1.96588082945667">
                <text:p>1.965880829456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0.999">
                <text:p>840.999</text:p>
              </table:table-cell>
              <table:table-cell office:value-type="float" office:value="1.96635682660967">
                <text:p>1.966356826609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1.999">
                <text:p>841.999</text:p>
              </table:table-cell>
              <table:table-cell office:value-type="float" office:value="1.96816075799013">
                <text:p>1.9681607579901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2.999">
                <text:p>842.999</text:p>
              </table:table-cell>
              <table:table-cell office:value-type="float" office:value="1.97021244157828">
                <text:p>1.970212441578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3.999">
                <text:p>843.999</text:p>
              </table:table-cell>
              <table:table-cell office:value-type="float" office:value="1.97015666912985">
                <text:p>1.9701566691298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4.999">
                <text:p>844.999</text:p>
              </table:table-cell>
              <table:table-cell office:value-type="float" office:value="1.9706863818428">
                <text:p>1.97068638184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5.999">
                <text:p>845.999</text:p>
              </table:table-cell>
              <table:table-cell office:value-type="float" office:value="1.97768563272545">
                <text:p>1.977685632725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6.999">
                <text:p>846.999</text:p>
              </table:table-cell>
              <table:table-cell office:value-type="float" office:value="1.96297794767735">
                <text:p>1.9629779476773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7.999">
                <text:p>847.999</text:p>
              </table:table-cell>
              <table:table-cell office:value-type="float" office:value="1.95345305822604">
                <text:p>1.953453058226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8.999">
                <text:p>848.999</text:p>
              </table:table-cell>
              <table:table-cell office:value-type="float" office:value="1.96352551208249">
                <text:p>1.963525512082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49.999">
                <text:p>849.999</text:p>
              </table:table-cell>
              <table:table-cell office:value-type="float" office:value="1.95923525983257">
                <text:p>1.9592352598325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0.999">
                <text:p>850.999</text:p>
              </table:table-cell>
              <table:table-cell office:value-type="float" office:value="1.95814923071333">
                <text:p>1.958149230713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1.999">
                <text:p>851.999</text:p>
              </table:table-cell>
              <table:table-cell office:value-type="float" office:value="1.95831855960689">
                <text:p>1.958318559606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2.999">
                <text:p>852.999</text:p>
              </table:table-cell>
              <table:table-cell office:value-type="float" office:value="1.95670877629754">
                <text:p>1.956708776297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3.999">
                <text:p>853.999</text:p>
              </table:table-cell>
              <table:table-cell office:value-type="float" office:value="1.95132403889939">
                <text:p>1.9513240388993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4.999">
                <text:p>854.999</text:p>
              </table:table-cell>
              <table:table-cell office:value-type="float" office:value="1.95690660862116">
                <text:p>1.956906608621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5.999">
                <text:p>855.999</text:p>
              </table:table-cell>
              <table:table-cell office:value-type="float" office:value="1.95182121565597">
                <text:p>1.9518212156559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6.999">
                <text:p>856.999</text:p>
              </table:table-cell>
              <table:table-cell office:value-type="float" office:value="1.95177861018968">
                <text:p>1.9517786101896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7.999">
                <text:p>857.999</text:p>
              </table:table-cell>
              <table:table-cell office:value-type="float" office:value="1.94974564128484">
                <text:p>1.949745641284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8.999">
                <text:p>858.999</text:p>
              </table:table-cell>
              <table:table-cell office:value-type="float" office:value="1.95299924762745">
                <text:p>1.9529992476274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59.999">
                <text:p>859.999</text:p>
              </table:table-cell>
              <table:table-cell office:value-type="float" office:value="1.95481325566435">
                <text:p>1.954813255664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0.999">
                <text:p>860.999</text:p>
              </table:table-cell>
              <table:table-cell office:value-type="float" office:value="1.9557048808163">
                <text:p>1.955704880816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1.999">
                <text:p>861.999</text:p>
              </table:table-cell>
              <table:table-cell office:value-type="float" office:value="1.95658157770503">
                <text:p>1.956581577705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2.999">
                <text:p>862.999</text:p>
              </table:table-cell>
              <table:table-cell office:value-type="float" office:value="1.95829034011569">
                <text:p>1.958290340115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3.999">
                <text:p>863.999</text:p>
              </table:table-cell>
              <table:table-cell office:value-type="float" office:value="1.95552095976036">
                <text:p>1.9555209597603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4.999">
                <text:p>864.999</text:p>
              </table:table-cell>
              <table:table-cell office:value-type="float" office:value="1.94850677490258">
                <text:p>1.9485067749025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5.999">
                <text:p>865.999</text:p>
              </table:table-cell>
              <table:table-cell office:value-type="float" office:value="1.94967448362077">
                <text:p>1.9496744836207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6.999">
                <text:p>866.999</text:p>
              </table:table-cell>
              <table:table-cell office:value-type="float" office:value="1.94631006907664">
                <text:p>1.9463100690766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7.999">
                <text:p>867.999</text:p>
              </table:table-cell>
              <table:table-cell office:value-type="float" office:value="1.94817900183262">
                <text:p>1.948179001832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8.999">
                <text:p>868.999</text:p>
              </table:table-cell>
              <table:table-cell office:value-type="float" office:value="1.94370772550011">
                <text:p>1.943707725500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9.999">
                <text:p>869.999</text:p>
              </table:table-cell>
              <table:table-cell office:value-type="float" office:value="1.94817900183262">
                <text:p>1.948179001832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0.999">
                <text:p>870.999</text:p>
              </table:table-cell>
              <table:table-cell office:value-type="float" office:value="1.94874897292201">
                <text:p>1.948748972922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1.999">
                <text:p>871.999</text:p>
              </table:table-cell>
              <table:table-cell office:value-type="float" office:value="1.94296295319413">
                <text:p>1.9429629531941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2.999">
                <text:p>872.999</text:p>
              </table:table-cell>
              <table:table-cell office:value-type="float" office:value="1.95749987087459">
                <text:p>1.9574998708745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3.999">
                <text:p>873.999</text:p>
              </table:table-cell>
              <table:table-cell office:value-type="float" office:value="1.96030602933905">
                <text:p>1.960306029339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4.999">
                <text:p>874.999</text:p>
              </table:table-cell>
              <table:table-cell office:value-type="float" office:value="1.95128141224494">
                <text:p>1.9512814122449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5.999">
                <text:p>875.999</text:p>
              </table:table-cell>
              <table:table-cell office:value-type="float" office:value="1.9476372282237">
                <text:p>1.947637228223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6.999">
                <text:p>876.999</text:p>
              </table:table-cell>
              <table:table-cell office:value-type="float" office:value="1.94901959542664">
                <text:p>1.949019595426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7.999">
                <text:p>877.999</text:p>
              </table:table-cell>
              <table:table-cell office:value-type="float" office:value="1.94817900183262">
                <text:p>1.9481790018326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8.999">
                <text:p>878.999</text:p>
              </table:table-cell>
              <table:table-cell office:value-type="float" office:value="1.94433748449499">
                <text:p>1.9443374844949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79.999">
                <text:p>879.999</text:p>
              </table:table-cell>
              <table:table-cell office:value-type="float" office:value="1.94081145851031">
                <text:p>1.940811458510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0.999">
                <text:p>880.999</text:p>
              </table:table-cell>
              <table:table-cell office:value-type="float" office:value="1.93544125520016">
                <text:p>1.935441255200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1.999">
                <text:p>881.999</text:p>
              </table:table-cell>
              <table:table-cell office:value-type="float" office:value="1.9370279618193">
                <text:p>1.93702796181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2.999">
                <text:p>882.999</text:p>
              </table:table-cell>
              <table:table-cell office:value-type="float" office:value="1.93574436642265">
                <text:p>1.9357443664226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3.999">
                <text:p>883.999</text:p>
              </table:table-cell>
              <table:table-cell office:value-type="float" office:value="1.93230371422036">
                <text:p>1.9323037142203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4.999">
                <text:p>884.999</text:p>
              </table:table-cell>
              <table:table-cell office:value-type="float" office:value="1.93970522397636">
                <text:p>1.939705223976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5.999">
                <text:p>885.999</text:p>
              </table:table-cell>
              <table:table-cell office:value-type="float" office:value="1.94489534860518">
                <text:p>1.944895348605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6.999">
                <text:p>886.999</text:p>
              </table:table-cell>
              <table:table-cell office:value-type="float" office:value="1.94530996898328">
                <text:p>1.945309968983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7.999">
                <text:p>887.999</text:p>
              </table:table-cell>
              <table:table-cell office:value-type="float" office:value="1.9484070292539">
                <text:p>1.94840702925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8.999">
                <text:p>888.999</text:p>
              </table:table-cell>
              <table:table-cell office:value-type="float" office:value="1.96010886845513">
                <text:p>1.9601088684551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89.999">
                <text:p>889.999</text:p>
              </table:table-cell>
              <table:table-cell office:value-type="float" office:value="1.95223297493879">
                <text:p>1.9522329749387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0.999">
                <text:p>890.999</text:p>
              </table:table-cell>
              <table:table-cell office:value-type="float" office:value="1.94883444057256">
                <text:p>1.9488344405725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1.999">
                <text:p>891.999</text:p>
              </table:table-cell>
              <table:table-cell office:value-type="float" office:value="1.95495483655683">
                <text:p>1.954954836556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2.999">
                <text:p>892.999</text:p>
              </table:table-cell>
              <table:table-cell office:value-type="float" office:value="1.95458668453421">
                <text:p>1.954586684534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3.999">
                <text:p>893.999</text:p>
              </table:table-cell>
              <table:table-cell office:value-type="float" office:value="1.95369406136734">
                <text:p>1.953694061367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4.999">
                <text:p>894.999</text:p>
              </table:table-cell>
              <table:table-cell office:value-type="float" office:value="1.95513886175465">
                <text:p>1.9551388617546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5.999">
                <text:p>895.999</text:p>
              </table:table-cell>
              <table:table-cell office:value-type="float" office:value="1.9440226545721">
                <text:p>1.94402265457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6.999">
                <text:p>896.999</text:p>
              </table:table-cell>
              <table:table-cell office:value-type="float" office:value="1.93490697844654">
                <text:p>1.934906978446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7.999">
                <text:p>897.999</text:p>
              </table:table-cell>
              <table:table-cell office:value-type="float" office:value="1.93285385683699">
                <text:p>1.9328538568369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8.999">
                <text:p>898.999</text:p>
              </table:table-cell>
              <table:table-cell office:value-type="float" office:value="1.94240400972603">
                <text:p>1.942404009726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99.999">
                <text:p>899.999</text:p>
              </table:table-cell>
              <table:table-cell office:value-type="float" office:value="1.93679732453864">
                <text:p>1.936797324538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0.999">
                <text:p>900.999</text:p>
              </table:table-cell>
              <table:table-cell office:value-type="float" office:value="1.92714955008756">
                <text:p>1.9271495500875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1.999">
                <text:p>901.999</text:p>
              </table:table-cell>
              <table:table-cell office:value-type="float" office:value="1.91946349904033">
                <text:p>1.919463499040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2.999">
                <text:p>902.999</text:p>
              </table:table-cell>
              <table:table-cell office:value-type="float" office:value="1.91689319998482">
                <text:p>1.9168931999848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3.999">
                <text:p>903.999</text:p>
              </table:table-cell>
              <table:table-cell office:value-type="float" office:value="1.92325545849051">
                <text:p>1.9232554584905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4.999">
                <text:p>904.999</text:p>
              </table:table-cell>
              <table:table-cell office:value-type="float" office:value="1.93240507902514">
                <text:p>1.932405079025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5.999">
                <text:p>905.999</text:p>
              </table:table-cell>
              <table:table-cell office:value-type="float" office:value="1.93427125051667">
                <text:p>1.934271250516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6.999">
                <text:p>906.999</text:p>
              </table:table-cell>
              <table:table-cell office:value-type="float" office:value="1.93380864895293">
                <text:p>1.933808648952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7.999">
                <text:p>907.999</text:p>
              </table:table-cell>
              <table:table-cell office:value-type="float" office:value="1.94310622172258">
                <text:p>1.943106221722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8.999">
                <text:p>908.999</text:p>
              </table:table-cell>
              <table:table-cell office:value-type="float" office:value="1.94566726241788">
                <text:p>1.9456672624178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09.999">
                <text:p>909.999</text:p>
              </table:table-cell>
              <table:table-cell office:value-type="float" office:value="1.94352158441896">
                <text:p>1.943521584418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0.999">
                <text:p>910.999</text:p>
              </table:table-cell>
              <table:table-cell office:value-type="float" office:value="1.94012200143042">
                <text:p>1.9401220014304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1.999">
                <text:p>911.999</text:p>
              </table:table-cell>
              <table:table-cell office:value-type="float" office:value="1.93153590425182">
                <text:p>1.9315359042518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2.999">
                <text:p>912.999</text:p>
              </table:table-cell>
              <table:table-cell office:value-type="float" office:value="1.9216028193768">
                <text:p>1.921602819376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3.999">
                <text:p>913.999</text:p>
              </table:table-cell>
              <table:table-cell office:value-type="float" office:value="1.91972749833787">
                <text:p>1.919727498337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4.999">
                <text:p>914.999</text:p>
              </table:table-cell>
              <table:table-cell office:value-type="float" office:value="1.92059234107102">
                <text:p>1.9205923410710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5.999">
                <text:p>915.999</text:p>
              </table:table-cell>
              <table:table-cell office:value-type="float" office:value="1.91914073855515">
                <text:p>1.919140738555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6.999">
                <text:p>916.999</text:p>
              </table:table-cell>
              <table:table-cell office:value-type="float" office:value="1.92186625457327">
                <text:p>1.9218662545732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7.999">
                <text:p>917.999</text:p>
              </table:table-cell>
              <table:table-cell office:value-type="float" office:value="1.92018200048258">
                <text:p>1.920182000482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8.999">
                <text:p>918.999</text:p>
              </table:table-cell>
              <table:table-cell office:value-type="float" office:value="1.91495007978325">
                <text:p>1.914950079783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19.999">
                <text:p>919.999</text:p>
              </table:table-cell>
              <table:table-cell office:value-type="float" office:value="1.91452267581368">
                <text:p>1.914522675813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0.999">
                <text:p>920.999</text:p>
              </table:table-cell>
              <table:table-cell office:value-type="float" office:value="1.92035788135306">
                <text:p>1.9203578813530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1.999">
                <text:p>921.999</text:p>
              </table:table-cell>
              <table:table-cell office:value-type="float" office:value="1.91571600216795">
                <text:p>1.915716002167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2.999">
                <text:p>922.999</text:p>
              </table:table-cell>
              <table:table-cell office:value-type="float" office:value="1.91217607103986">
                <text:p>1.9121760710398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3.999">
                <text:p>923.999</text:p>
              </table:table-cell>
              <table:table-cell office:value-type="float" office:value="1.91711377038076">
                <text:p>1.9171137703807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4.999">
                <text:p>924.999</text:p>
              </table:table-cell>
              <table:table-cell office:value-type="float" office:value="1.90629278581822">
                <text:p>1.9062927858182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5.999">
                <text:p>925.999</text:p>
              </table:table-cell>
              <table:table-cell office:value-type="float" office:value="1.90089783979715">
                <text:p>1.900897839797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6.999">
                <text:p>926.999</text:p>
              </table:table-cell>
              <table:table-cell office:value-type="float" office:value="1.90310702673">
                <text:p>1.9031070267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7.999">
                <text:p>927.999</text:p>
              </table:table-cell>
              <table:table-cell office:value-type="float" office:value="1.90620360361892">
                <text:p>1.906203603618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8.999">
                <text:p>928.999</text:p>
              </table:table-cell>
              <table:table-cell office:value-type="float" office:value="1.91006088901868">
                <text:p>1.9100608890186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29.999">
                <text:p>929.999</text:p>
              </table:table-cell>
              <table:table-cell office:value-type="float" office:value="1.91250108692418">
                <text:p>1.912501086924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0.999">
                <text:p>930.999</text:p>
              </table:table-cell>
              <table:table-cell office:value-type="float" office:value="1.90425447378648">
                <text:p>1.9042544737864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1.999">
                <text:p>931.999</text:p>
              </table:table-cell>
              <table:table-cell office:value-type="float" office:value="1.8996866880832">
                <text:p>1.89968668808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2.999">
                <text:p>932.999</text:p>
              </table:table-cell>
              <table:table-cell office:value-type="float" office:value="1.90438850507554">
                <text:p>1.9043885050755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3.999">
                <text:p>933.999</text:p>
              </table:table-cell>
              <table:table-cell office:value-type="float" office:value="1.89652480780314">
                <text:p>1.896524807803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4.999">
                <text:p>934.999</text:p>
              </table:table-cell>
              <table:table-cell office:value-type="float" office:value="1.88909789378297">
                <text:p>1.8890978937829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5.999">
                <text:p>935.999</text:p>
              </table:table-cell>
              <table:table-cell office:value-type="float" office:value="1.89273538656806">
                <text:p>1.8927353865680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6.999">
                <text:p>936.999</text:p>
              </table:table-cell>
              <table:table-cell office:value-type="float" office:value="1.89505284983362">
                <text:p>1.895052849833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7.999">
                <text:p>937.999</text:p>
              </table:table-cell>
              <table:table-cell office:value-type="float" office:value="1.89577407956152">
                <text:p>1.895774079561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8.999">
                <text:p>938.999</text:p>
              </table:table-cell>
              <table:table-cell office:value-type="float" office:value="1.89296134973702">
                <text:p>1.8929613497370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.89785971122088">
                <text:p>1.897859711220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0.999">
                <text:p>940.999</text:p>
              </table:table-cell>
              <table:table-cell office:value-type="float" office:value="1.89466196643217">
                <text:p>1.894661966432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1.999">
                <text:p>941.999</text:p>
              </table:table-cell>
              <table:table-cell office:value-type="float" office:value="1.89137853425677">
                <text:p>1.891378534256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2.999">
                <text:p>942.999</text:p>
              </table:table-cell>
              <table:table-cell office:value-type="float" office:value="1.89163496965531">
                <text:p>1.891634969655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3.999">
                <text:p>943.999</text:p>
              </table:table-cell>
              <table:table-cell office:value-type="float" office:value="1.89166513420292">
                <text:p>1.891665134202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4.999">
                <text:p>944.999</text:p>
              </table:table-cell>
              <table:table-cell office:value-type="float" office:value="1.89036723631317">
                <text:p>1.890367236313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5.999">
                <text:p>945.999</text:p>
              </table:table-cell>
              <table:table-cell office:value-type="float" office:value="1.89329267005149">
                <text:p>1.8932926700514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.89674991641899">
                <text:p>1.8967499164189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7.999">
                <text:p>947.999</text:p>
              </table:table-cell>
              <table:table-cell office:value-type="float" office:value="1.89196672964508">
                <text:p>1.891966729645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8.999">
                <text:p>948.999</text:p>
              </table:table-cell>
              <table:table-cell office:value-type="float" office:value="1.8910163958254">
                <text:p>1.891016395825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49.999">
                <text:p>949.999</text:p>
              </table:table-cell>
              <table:table-cell office:value-type="float" office:value="1.88995940904502">
                <text:p>1.8899594090450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0.999">
                <text:p>950.999</text:p>
              </table:table-cell>
              <table:table-cell office:value-type="float" office:value="1.89281071329778">
                <text:p>1.8928107132977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.88637243633912">
                <text:p>1.8863724363391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2.999">
                <text:p>952.999</text:p>
              </table:table-cell>
              <table:table-cell office:value-type="float" office:value="1.88540159193168">
                <text:p>1.8854015919316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3.999">
                <text:p>953.999</text:p>
              </table:table-cell>
              <table:table-cell office:value-type="float" office:value="1.88394355576925">
                <text:p>1.883943555769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4.999">
                <text:p>954.999</text:p>
              </table:table-cell>
              <table:table-cell office:value-type="float" office:value="1.87801361514614">
                <text:p>1.878013615146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5.999">
                <text:p>955.999</text:p>
              </table:table-cell>
              <table:table-cell office:value-type="float" office:value="1.87317047112917">
                <text:p>1.873170471129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6.999">
                <text:p>956.999</text:p>
              </table:table-cell>
              <table:table-cell office:value-type="float" office:value="1.88146305230983">
                <text:p>1.8814630523098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7.999">
                <text:p>957.999</text:p>
              </table:table-cell>
              <table:table-cell office:value-type="float" office:value="1.88473358923483">
                <text:p>1.8847335892348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8.999">
                <text:p>958.999</text:p>
              </table:table-cell>
              <table:table-cell office:value-type="float" office:value="1.88953630131246">
                <text:p>1.8895363013124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59.999">
                <text:p>959.999</text:p>
              </table:table-cell>
              <table:table-cell office:value-type="float" office:value="1.8851587334866">
                <text:p>1.885158733486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0.999">
                <text:p>960.999</text:p>
              </table:table-cell>
              <table:table-cell office:value-type="float" office:value="1.8861146477092">
                <text:p>1.886114647709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1.999">
                <text:p>961.999</text:p>
              </table:table-cell>
              <table:table-cell office:value-type="float" office:value="1.89069941708296">
                <text:p>1.890699417082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2.999">
                <text:p>962.999</text:p>
              </table:table-cell>
              <table:table-cell office:value-type="float" office:value="1.88461208624267">
                <text:p>1.8846120862426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3.999">
                <text:p>963.999</text:p>
              </table:table-cell>
              <table:table-cell office:value-type="float" office:value="1.89244909323598">
                <text:p>1.892449093235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4.999">
                <text:p>964.999</text:p>
              </table:table-cell>
              <table:table-cell office:value-type="float" office:value="1.89060883327022">
                <text:p>1.8906088332702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5.999">
                <text:p>965.999</text:p>
              </table:table-cell>
              <table:table-cell office:value-type="float" office:value="1.8910013038777">
                <text:p>1.891001303877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6.999">
                <text:p>966.999</text:p>
              </table:table-cell>
              <table:table-cell office:value-type="float" office:value="1.89650979876019">
                <text:p>1.896509798760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7.999">
                <text:p>967.999</text:p>
              </table:table-cell>
              <table:table-cell office:value-type="float" office:value="1.88619047479316">
                <text:p>1.8861904747931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8.999">
                <text:p>968.999</text:p>
              </table:table-cell>
              <table:table-cell office:value-type="float" office:value="1.88262037172208">
                <text:p>1.882620371722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69.999">
                <text:p>969.999</text:p>
              </table:table-cell>
              <table:table-cell office:value-type="float" office:value="1.88304641515452">
                <text:p>1.883046415154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0.999">
                <text:p>970.999</text:p>
              </table:table-cell>
              <table:table-cell office:value-type="float" office:value="1.88293992131205">
                <text:p>1.882939921312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1.999">
                <text:p>971.999</text:p>
              </table:table-cell>
              <table:table-cell office:value-type="float" office:value="1.88316810851782">
                <text:p>1.8831681085178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2.999">
                <text:p>972.999</text:p>
              </table:table-cell>
              <table:table-cell office:value-type="float" office:value="1.87789129285734">
                <text:p>1.877891292857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3.999">
                <text:p>973.999</text:p>
              </table:table-cell>
              <table:table-cell office:value-type="float" office:value="1.88482470679173">
                <text:p>1.8848247067917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4.999">
                <text:p>974.999</text:p>
              </table:table-cell>
              <table:table-cell office:value-type="float" office:value="1.88403474533723">
                <text:p>1.884034745337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5.999">
                <text:p>975.999</text:p>
              </table:table-cell>
              <table:table-cell office:value-type="float" office:value="1.87729475733432">
                <text:p>1.877294757334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6.999">
                <text:p>976.999</text:p>
              </table:table-cell>
              <table:table-cell office:value-type="float" office:value="1.87657538239417">
                <text:p>1.876575382394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7.999">
                <text:p>977.999</text:p>
              </table:table-cell>
              <table:table-cell office:value-type="float" office:value="1.87258648463647">
                <text:p>1.8725864846364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8.999">
                <text:p>978.999</text:p>
              </table:table-cell>
              <table:table-cell office:value-type="float" office:value="1.87215596046665">
                <text:p>1.8721559604666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79.999">
                <text:p>979.999</text:p>
              </table:table-cell>
              <table:table-cell office:value-type="float" office:value="1.87750893923677">
                <text:p>1.8775089392367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0.999">
                <text:p>980.999</text:p>
              </table:table-cell>
              <table:table-cell office:value-type="float" office:value="1.88965720750451">
                <text:p>1.8896572075045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1.999">
                <text:p>981.999</text:p>
              </table:table-cell>
              <table:table-cell office:value-type="float" office:value="1.89853398471676">
                <text:p>1.898533984716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2.999">
                <text:p>982.999</text:p>
              </table:table-cell>
              <table:table-cell office:value-type="float" office:value="1.89671990486454">
                <text:p>1.896719904864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3.999">
                <text:p>983.999</text:p>
              </table:table-cell>
              <table:table-cell office:value-type="float" office:value="1.89643475016619">
                <text:p>1.896434750166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4.999">
                <text:p>984.999</text:p>
              </table:table-cell>
              <table:table-cell office:value-type="float" office:value="1.89345828905289">
                <text:p>1.8934582890528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5.999">
                <text:p>985.999</text:p>
              </table:table-cell>
              <table:table-cell office:value-type="float" office:value="1.89115221310609">
                <text:p>1.8911522131060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6.999">
                <text:p>986.999</text:p>
              </table:table-cell>
              <table:table-cell office:value-type="float" office:value="1.88940026437066">
                <text:p>1.889400264370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7.999">
                <text:p>987.999</text:p>
              </table:table-cell>
              <table:table-cell office:value-type="float" office:value="1.8899291930003">
                <text:p>1.889929193000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8.999">
                <text:p>988.999</text:p>
              </table:table-cell>
              <table:table-cell office:value-type="float" office:value="1.8860691486988">
                <text:p>1.886069148698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89.999">
                <text:p>989.999</text:p>
              </table:table-cell>
              <table:table-cell office:value-type="float" office:value="1.87809005897908">
                <text:p>1.8780900589790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0.999">
                <text:p>990.999</text:p>
              </table:table-cell>
              <table:table-cell office:value-type="float" office:value="1.87241737224551">
                <text:p>1.8724173722455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1.999">
                <text:p>991.999</text:p>
              </table:table-cell>
              <table:table-cell office:value-type="float" office:value="1.86504090942214">
                <text:p>1.865040909422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2.999">
                <text:p>992.999</text:p>
              </table:table-cell>
              <table:table-cell office:value-type="float" office:value="1.86488600755216">
                <text:p>1.864886007552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.87053984203054">
                <text:p>1.8705398420305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4.999">
                <text:p>994.999</text:p>
              </table:table-cell>
              <table:table-cell office:value-type="float" office:value="1.8734469773216">
                <text:p>1.87344697732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5.999">
                <text:p>995.999</text:p>
              </table:table-cell>
              <table:table-cell office:value-type="float" office:value="1.86737701568664">
                <text:p>1.8673770156866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6.999">
                <text:p>996.999</text:p>
              </table:table-cell>
              <table:table-cell office:value-type="float" office:value="1.86499444138052">
                <text:p>1.864994441380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7.999">
                <text:p>997.999</text:p>
              </table:table-cell>
              <table:table-cell office:value-type="float" office:value="1.85792167148172">
                <text:p>1.8579216714817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8.999">
                <text:p>998.999</text:p>
              </table:table-cell>
              <table:table-cell office:value-type="float" office:value="1.85509414102971">
                <text:p>1.855094141029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2000000020008D6A01043175452.jpg" xlink:type="simple" xlink:show="embed" xlink:actuate="onLoad"/>
    <draw:stroke-dash draw:name="Dot_20__28_Rounded_29_" draw:display-name="Dot (Rounded)" draw:style="round" draw:dots1="1" draw:dots1-length="1%" draw:distance="199%"/>
  </office:styles>
</office:document-styles>
</file>